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83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0.2181in"/>
    </style:style>
    <style:style style:name="co4" style:family="table-column">
      <style:table-column-properties fo:break-before="auto" style:column-width="3.5972in"/>
    </style:style>
    <style:style style:name="co5" style:family="table-column">
      <style:table-column-properties fo:break-before="auto" style:column-width="0.422in"/>
    </style:style>
    <style:style style:name="co6" style:family="table-column">
      <style:table-column-properties fo:break-before="auto" style:column-width="0.6701in"/>
    </style:style>
    <style:style style:name="co7" style:family="table-column">
      <style:table-column-properties fo:break-before="auto" style:column-width="0.7563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9283in"/>
    </style:style>
    <style:style style:name="co10" style:family="table-column">
      <style:table-column-properties fo:break-before="auto" style:column-width="1.2299in"/>
    </style:style>
    <style:style style:name="co11" style:family="table-column">
      <style:table-column-properties fo:break-before="auto" style:column-width="3.3283in"/>
    </style:style>
    <style:style style:name="co12" style:family="table-column">
      <style:table-column-properties fo:break-before="auto" style:column-width="0.95in"/>
    </style:style>
    <style:style style:name="co13" style:family="table-column">
      <style:table-column-properties fo:break-before="auto" style:column-width="1.1654in"/>
    </style:style>
    <style:style style:name="co14" style:family="table-column">
      <style:table-column-properties fo:break-before="auto" style:column-width="1.3374in"/>
    </style:style>
    <style:style style:name="co15" style:family="table-column">
      <style:table-column-properties fo:break-before="auto" style:column-width="1.3693in"/>
    </style:style>
    <style:style style:name="co16" style:family="table-column">
      <style:table-column-properties fo:break-before="auto" style:column-width="0.9602in"/>
    </style:style>
    <style:style style:name="co17" style:family="table-column">
      <style:table-column-properties fo:break-before="auto" style:column-width="1.0575in"/>
    </style:style>
    <style:style style:name="co18" style:family="table-column">
      <style:table-column-properties fo:break-before="auto" style:column-width="1.1437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1.111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0335in"/>
    </style:style>
    <style:style style:name="co23" style:family="table-column">
      <style:table-column-properties fo:break-before="auto" style:column-width="1.0661in"/>
    </style:style>
    <style:style style:name="co24" style:family="table-column">
      <style:table-column-properties fo:break-before="auto" style:column-width="0.7181in"/>
    </style:style>
    <style:style style:name="co25" style:family="table-column">
      <style:table-column-properties fo:break-before="auto" style:column-width="3.4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25"/>
    <style:style style:name="ce2" style:family="table-cell" style:parent-style-name="Default" style:data-style-name="N11"/>
    <style:style style:name="ce3" style:family="table-cell" style:parent-style-name="Default" style:data-style-name="N123"/>
    <style:style style:name="ce4" style:family="table-cell" style:parent-style-name="Default" style:data-style-name="N124">
      <style:text-properties style:font-name="Liberation Sans" style:font-name-asian="DejaVu Sans" style:font-name-complex="Lohit Devanagari"/>
    </style:style>
    <style:style style:name="ce5" style:family="table-cell" style:parent-style-name="Default" style:data-style-name="N124"/>
    <style:style style:name="ce6" style:family="table-cell" style:parent-style-name="Default" style:data-style-name="N2"/>
    <style:style style:name="ce7" style:family="table-cell" style:parent-style-name="Default">
      <style:text-properties style:font-name="Liberation Sans" style:font-name-asian="DejaVu Sans" style:font-name-complex="Lohit Devanagari"/>
    </style:style>
    <style:style style:name="ce8" style:family="table-cell" style:parent-style-name="Default" style:data-style-name="N11">
      <style:text-properties style:font-name="Liberation Sans" style:font-name-asian="DejaVu Sans" style:font-name-complex="Lohit Devanagari"/>
    </style:style>
    <style:style style:name="ce9" style:family="table-cell" style:parent-style-name="Default">
      <style:map style:condition="cell-content()=0" style:apply-style-name="Untitled2" style:base-cell-address="'Correlation - all &gt;25 samples'.F268"/>
    </style:style>
    <style:style style:name="ce10" style:family="table-cell" style:parent-style-name="Default" style:data-style-name="N2">
      <style:map style:condition="cell-content()=0" style:apply-style-name="Untitled2" style:base-cell-address="'Correlation - all &gt;25 samples'.F268"/>
    </style:style>
    <style:style style:name="ce11" style:family="table-cell" style:parent-style-name="Default" style:data-style-name="N11">
      <style:map style:condition="cell-content()=0" style:apply-style-name="Untitled2" style:base-cell-address="'Correlation - all &gt;25 samples'.F268"/>
    </style:style>
    <style:style style:name="ce12" style:family="table-cell" style:parent-style-name="Default" style:data-style-name="N11">
      <style:text-properties style:font-name="Liberation Sans" style:font-name-asian="DejaVu Sans" style:font-name-complex="Lohit Devanagari"/>
      <style:map style:condition="cell-content()=0" style:apply-style-name="Untitled2" style:base-cell-address="'Correlation - all &gt;25 samples'.F268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5" table:default-cell-style-name="Default"/>
        <table:table-column table:style-name="co21" table:number-columns-repeated="2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2"/>
        <table:table-column table:style-name="co25" table:default-cell-style-name="Default"/>
        <table:table-row table:style-name="ro1">
          <table:table-cell office:value-type="string">
            <text:p>Riding</text:p>
          </table:table-cell>
          <table:table-cell office:value-type="string">
            <text:p>Poll</text:p>
          </table:table-cell>
          <table:table-cell office:value-type="string">
            <text:p>R</text:p>
          </table:table-cell>
          <table:table-cell office:value-type="string">
            <text:p>FPTP</text:p>
          </table:table-cell>
          <table:table-cell office:value-type="string">
            <text:p>MMP</text:p>
          </table:table-cell>
          <table:table-cell office:value-type="string">
            <text:p>Rejected</text:p>
          </table:table-cell>
          <table:table-cell office:value-type="string">
            <text:p>Unmarked</text:p>
          </table:table-cell>
          <table:table-cell office:value-type="string">
            <text:p>Declined</text:p>
          </table:table-cell>
          <table:table-cell office:value-type="string">
            <text:p>Voter turnout</text:p>
          </table:table-cell>
          <table:table-cell office:value-type="string">
            <text:p>Number of names</text:p>
          </table:table-cell>
          <table:table-cell office:value-type="string">
            <text:p>Location of voting place</text:p>
          </table:table-cell>
          <table:table-cell office:value-type="string">
            <text:p>AHMED (SN)</text:p>
          </table:table-cell>
          <table:table-cell office:value-type="string">
            <text:p>BOYDEN (COM)</text:p>
          </table:table-cell>
          <table:table-cell office:value-type="string">
            <text:p>FERNANDEZ (IND)</text:p>
          </table:table-cell>
          <table:table-cell office:value-type="string">
            <text:p>GONZÁLEZ (NDPo)</text:p>
          </table:table-cell>
          <table:table-cell office:value-type="string">
            <text:p>GREEN (LIB)</text:p>
          </table:table-cell>
          <table:table-cell office:value-type="string">
            <text:p>LEROUX (IND)</text:p>
          </table:table-cell>
          <table:table-cell office:value-type="string">
            <text:p>MCLEAN (GPO)</text:p>
          </table:table-cell>
          <table:table-cell office:value-type="string">
            <text:p>SMITHERMAN (LPO)</text:p>
          </table:table-cell>
          <table:table-cell office:value-type="string">
            <text:p>TAYLOR (PCO)</text:p>
          </table:table-cell>
          <table:table-cell office:value-type="string">
            <text:p>% votes wasted</text:p>
          </table:table-cell>
          <table:table-cell office:value-type="string">
            <text:p>% participation</text:p>
          </table:table-cell>
          <table:table-cell office:value-type="string">
            <text:p>% NDPo</text:p>
          </table:table-cell>
          <table:table-cell office:value-type="string">
            <text:p>% PCO</text:p>
          </table:table-cell>
          <table:table-cell office:value-type="string">
            <text:p>% GPO</text:p>
          </table:table-cell>
          <table:table-cell office:value-type="string">
            <text:p>% LPO</text:p>
          </table:table-cell>
          <table:table-cell office:value-type="string">
            <text:p>% MMP</text:p>
          </table:table-cell>
          <table:table-cell office:value-type="string">
            <text:p>.4LPO*0.6MMP</text:p>
          </table:table-cell>
          <table:table-cell office:value-type="string">
            <text:p>% votes wasted</text:p>
          </table:table-cell>
          <table:table-cell office:value-type="string">
            <text:p>% participation</text:p>
          </table:table-cell>
          <table:table-cell office:value-type="string">
            <text:p>Location of voting place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001</text:p>
          </table:table-cell>
          <table:table-cell/>
          <table:table-cell office:value-type="float" office:value="135">
            <text:p>13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378">
            <text:p>378</text:p>
          </table:table-cell>
          <table:table-cell office:value-type="string">
            <text:p>Our Lady of Perpetual Help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table:style-name="ce2" table:formula="of:=1-[.Z2]" office:value-type="percentage" office:value="0.567441860465116">
            <text:p>56.74%</text:p>
          </table:table-cell>
          <table:table-cell table:style-name="ce3" table:formula="of:=IF([.J2]&gt;0;[.I2]/[.J2];0)" office:value-type="float" office:value="0.571428571428571">
            <text:p>0.571</text:p>
          </table:table-cell>
          <table:table-cell table:style-name="ce4" table:formula="of:=[.O2]/SUM([.L2:.T2])" office:value-type="float" office:value="0.0511627906976744">
            <text:p>0.0512</text:p>
          </table:table-cell>
          <table:table-cell table:style-name="ce4" table:formula="of:=[.T2]/SUM([.L2:.T2])" office:value-type="float" office:value="0.404651162790698">
            <text:p>0.4047</text:p>
          </table:table-cell>
          <table:table-cell table:style-name="ce4" table:formula="of:=[.R2]/SUM([.L2:.T2])" office:value-type="float" office:value="0.106976744186047">
            <text:p>0.1070</text:p>
          </table:table-cell>
          <table:table-cell table:formula="of:=[.S2]/SUM([.L2:.T2])" office:value-type="float" office:value="0.432558139534884">
            <text:p>0.4326</text:p>
          </table:table-cell>
          <table:table-cell table:formula="of:=[.E2]/[.I2]" office:value-type="float" office:value="0.365740740740741">
            <text:p>0.3657</text:p>
          </table:table-cell>
          <table:table-cell table:formula="of:=IF([.I2]&lt;144-119;0;0.4*[.Z2]+0.6*[.AA2])" office:value-type="float" office:value="0.392467700258398">
            <text:p>0.3925</text:p>
          </table:table-cell>
          <table:table-cell table:formula="of:=1-[.S2]/SUM([.L2:.T2])" office:value-type="float" office:value="0.567441860465116">
            <text:p>0.5674</text:p>
          </table:table-cell>
          <table:table-cell table:formula="of:=[.I2]/[.J2]" office:value-type="percentage" office:value="0.571428571428571">
            <text:p>57.14%</text:p>
          </table:table-cell>
          <table:table-cell table:formula="of:=[.K2]" office:value-type="string" office:string-value="Our Lady of Perpetual Help Church">
            <text:p>Our Lady of Perpetual Help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">
            <text:p>002</text:p>
          </table:table-cell>
          <table:table-cell/>
          <table:table-cell office:value-type="float" office:value="145">
            <text:p>145</text:p>
          </table:table-cell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379">
            <text:p>379</text:p>
          </table:table-cell>
          <table:table-cell office:value-type="string">
            <text:p>Our Lady of Perpetual Help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table:style-name="ce2" table:formula="of:=1-[.Z3]" office:value-type="percentage" office:value="0.562790697674419">
            <text:p>56.28%</text:p>
          </table:table-cell>
          <table:table-cell table:style-name="ce3" table:formula="of:=IF([.J3]&gt;0;[.I3]/[.J3];0)" office:value-type="float" office:value="0.572559366754617">
            <text:p>0.573</text:p>
          </table:table-cell>
          <table:table-cell table:style-name="ce4" table:formula="of:=[.O3]/SUM([.L3:.T3])" office:value-type="float" office:value="0.0604651162790698">
            <text:p>0.0605</text:p>
          </table:table-cell>
          <table:table-cell table:style-name="ce4" table:formula="of:=[.T3]/SUM([.L3:.T3])" office:value-type="float" office:value="0.418604651162791">
            <text:p>0.4186</text:p>
          </table:table-cell>
          <table:table-cell table:style-name="ce4" table:formula="of:=[.R3]/SUM([.L3:.T3])" office:value-type="float" office:value="0.0790697674418605">
            <text:p>0.0791</text:p>
          </table:table-cell>
          <table:table-cell table:formula="of:=[.S3]/SUM([.L3:.T3])" office:value-type="float" office:value="0.437209302325581">
            <text:p>0.4372</text:p>
          </table:table-cell>
          <table:table-cell table:formula="of:=[.E3]/[.I3]" office:value-type="float" office:value="0.331797235023041">
            <text:p>0.3318</text:p>
          </table:table-cell>
          <table:table-cell table:formula="of:=IF([.I3]&lt;144-119;0;0.4*[.Z3]+0.6*[.AA3])" office:value-type="float" office:value="0.373962061944057">
            <text:p>0.3740</text:p>
          </table:table-cell>
          <table:table-cell table:formula="of:=1-[.S3]/SUM([.L3:.T3])" office:value-type="float" office:value="0.562790697674419">
            <text:p>0.5628</text:p>
          </table:table-cell>
          <table:table-cell table:formula="of:=[.I3]/[.J3]" office:value-type="percentage" office:value="0.572559366754617">
            <text:p>57.26%</text:p>
          </table:table-cell>
          <table:table-cell table:formula="of:=[.K3]" office:value-type="string" office:string-value="Our Lady of Perpetual Help Church">
            <text:p>Our Lady of Perpetual Help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">
            <text:p>003</text:p>
          </table:table-cell>
          <table:table-cell/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364">
            <text:p>364</text:p>
          </table:table-cell>
          <table:table-cell office:value-type="string">
            <text:p>Our Lady of Perpetual Help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table:style-name="ce2" table:formula="of:=1-[.Z4]" office:value-type="percentage" office:value="0.687203791469194">
            <text:p>68.72%</text:p>
          </table:table-cell>
          <table:table-cell table:style-name="ce3" table:formula="of:=IF([.J4]&gt;0;[.I4]/[.J4];0)" office:value-type="float" office:value="0.57967032967033">
            <text:p>0.580</text:p>
          </table:table-cell>
          <table:table-cell table:style-name="ce4" table:formula="of:=[.O4]/SUM([.L4:.T4])" office:value-type="float" office:value="0.028436018957346">
            <text:p>0.0284</text:p>
          </table:table-cell>
          <table:table-cell table:style-name="ce4" table:formula="of:=[.T4]/SUM([.L4:.T4])" office:value-type="float" office:value="0.5260663507109">
            <text:p>0.5261</text:p>
          </table:table-cell>
          <table:table-cell table:style-name="ce4" table:formula="of:=[.R4]/SUM([.L4:.T4])" office:value-type="float" office:value="0.118483412322275">
            <text:p>0.1185</text:p>
          </table:table-cell>
          <table:table-cell table:formula="of:=[.S4]/SUM([.L4:.T4])" office:value-type="float" office:value="0.312796208530806">
            <text:p>0.3128</text:p>
          </table:table-cell>
          <table:table-cell table:formula="of:=[.E4]/[.I4]" office:value-type="float" office:value="0.322274881516588">
            <text:p>0.3223</text:p>
          </table:table-cell>
          <table:table-cell table:formula="of:=IF([.I4]&lt;144-119;0;0.4*[.Z4]+0.6*[.AA4])" office:value-type="float" office:value="0.318483412322275">
            <text:p>0.3185</text:p>
          </table:table-cell>
          <table:table-cell table:formula="of:=1-[.S4]/SUM([.L4:.T4])" office:value-type="float" office:value="0.687203791469194">
            <text:p>0.6872</text:p>
          </table:table-cell>
          <table:table-cell table:formula="of:=[.I4]/[.J4]" office:value-type="percentage" office:value="0.57967032967033">
            <text:p>57.97%</text:p>
          </table:table-cell>
          <table:table-cell table:formula="of:=[.K4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004</text:p>
          </table:table-cell>
          <table:table-cell/>
          <table:table-cell office:value-type="float" office:value="130">
            <text:p>130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322">
            <text:p>322</text:p>
          </table:table-cell>
          <table:table-cell office:value-type="string">
            <text:p>Rosedale United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table:style-name="ce2" table:formula="of:=1-[.Z5]" office:value-type="percentage" office:value="0.648351648351648">
            <text:p>64.84%</text:p>
          </table:table-cell>
          <table:table-cell table:style-name="ce3" table:formula="of:=IF([.J5]&gt;0;[.I5]/[.J5];0)" office:value-type="float" office:value="0.56832298136646">
            <text:p>0.568</text:p>
          </table:table-cell>
          <table:table-cell table:style-name="ce4" table:formula="of:=[.O5]/SUM([.L5:.T5])" office:value-type="float" office:value="0.021978021978022">
            <text:p>0.0220</text:p>
          </table:table-cell>
          <table:table-cell table:style-name="ce4" table:formula="of:=[.T5]/SUM([.L5:.T5])" office:value-type="float" office:value="0.467032967032967">
            <text:p>0.4670</text:p>
          </table:table-cell>
          <table:table-cell table:style-name="ce4" table:formula="of:=[.R5]/SUM([.L5:.T5])" office:value-type="float" office:value="0.142857142857143">
            <text:p>0.1429</text:p>
          </table:table-cell>
          <table:table-cell table:formula="of:=[.S5]/SUM([.L5:.T5])" office:value-type="float" office:value="0.351648351648352">
            <text:p>0.3516</text:p>
          </table:table-cell>
          <table:table-cell table:formula="of:=[.E5]/[.I5]" office:value-type="float" office:value="0.278688524590164">
            <text:p>0.2787</text:p>
          </table:table-cell>
          <table:table-cell table:formula="of:=IF([.I5]&lt;144-119;0;0.4*[.Z5]+0.6*[.AA5])" office:value-type="float" office:value="0.307872455413439">
            <text:p>0.3079</text:p>
          </table:table-cell>
          <table:table-cell table:formula="of:=1-[.S5]/SUM([.L5:.T5])" office:value-type="float" office:value="0.648351648351648">
            <text:p>0.6484</text:p>
          </table:table-cell>
          <table:table-cell table:formula="of:=[.I5]/[.J5]" office:value-type="percentage" office:value="0.56832298136646">
            <text:p>56.83%</text:p>
          </table:table-cell>
          <table:table-cell table:formula="of:=[.K5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005</text:p>
          </table:table-cell>
          <table:table-cell/>
          <table:table-cell office:value-type="float" office:value="139">
            <text:p>139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427">
            <text:p>427</text:p>
          </table:table-cell>
          <table:table-cell office:value-type="string">
            <text:p>Our Lady of Perpetual Help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table:style-name="ce2" table:formula="of:=1-[.Z6]" office:value-type="percentage" office:value="0.631372549019608">
            <text:p>63.14%</text:p>
          </table:table-cell>
          <table:table-cell table:style-name="ce3" table:formula="of:=IF([.J6]&gt;0;[.I6]/[.J6];0)" office:value-type="float" office:value="0.599531615925059">
            <text:p>0.600</text:p>
          </table:table-cell>
          <table:table-cell table:style-name="ce4" table:formula="of:=[.O6]/SUM([.L6:.T6])" office:value-type="float" office:value="0.0745098039215686">
            <text:p>0.0745</text:p>
          </table:table-cell>
          <table:table-cell table:style-name="ce4" table:formula="of:=[.T6]/SUM([.L6:.T6])" office:value-type="float" office:value="0.435294117647059">
            <text:p>0.4353</text:p>
          </table:table-cell>
          <table:table-cell table:style-name="ce4" table:formula="of:=[.R6]/SUM([.L6:.T6])" office:value-type="float" office:value="0.117647058823529">
            <text:p>0.1176</text:p>
          </table:table-cell>
          <table:table-cell table:formula="of:=[.S6]/SUM([.L6:.T6])" office:value-type="float" office:value="0.368627450980392">
            <text:p>0.3686</text:p>
          </table:table-cell>
          <table:table-cell table:formula="of:=[.E6]/[.I6]" office:value-type="float" office:value="0.4453125">
            <text:p>0.4453</text:p>
          </table:table-cell>
          <table:table-cell table:formula="of:=IF([.I6]&lt;144-119;0;0.4*[.Z6]+0.6*[.AA6])" office:value-type="float" office:value="0.414638480392157">
            <text:p>0.4146</text:p>
          </table:table-cell>
          <table:table-cell table:formula="of:=1-[.S6]/SUM([.L6:.T6])" office:value-type="float" office:value="0.631372549019608">
            <text:p>0.6314</text:p>
          </table:table-cell>
          <table:table-cell table:formula="of:=[.I6]/[.J6]" office:value-type="percentage" office:value="0.599531615925059">
            <text:p>59.95%</text:p>
          </table:table-cell>
          <table:table-cell table:formula="of:=[.K6]" office:value-type="string" office:string-value="Our Lady of Perpetual Help Church">
            <text:p>Our Lady of Perpetual Help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">
            <text:p>006</text:p>
          </table:table-cell>
          <table:table-cell/>
          <table:table-cell office:value-type="float" office:value="137">
            <text:p>137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7">
            <text:p>217</text:p>
          </table:table-cell>
          <table:table-cell office:value-type="float" office:value="361">
            <text:p>361</text:p>
          </table:table-cell>
          <table:table-cell office:value-type="string">
            <text:p>Our Lady of Perpetual Help Scho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style-name="ce2" table:formula="of:=1-[.Z7]" office:value-type="percentage" office:value="0.587962962962963">
            <text:p>58.80%</text:p>
          </table:table-cell>
          <table:table-cell table:style-name="ce3" table:formula="of:=IF([.J7]&gt;0;[.I7]/[.J7];0)" office:value-type="float" office:value="0.601108033240997">
            <text:p>0.601</text:p>
          </table:table-cell>
          <table:table-cell table:style-name="ce4" table:formula="of:=[.O7]/SUM([.L7:.T7])" office:value-type="float" office:value="0.0324074074074074">
            <text:p>0.0324</text:p>
          </table:table-cell>
          <table:table-cell table:style-name="ce4" table:formula="of:=[.T7]/SUM([.L7:.T7])" office:value-type="float" office:value="0.398148148148148">
            <text:p>0.3981</text:p>
          </table:table-cell>
          <table:table-cell table:style-name="ce4" table:formula="of:=[.R7]/SUM([.L7:.T7])" office:value-type="float" office:value="0.134259259259259">
            <text:p>0.1343</text:p>
          </table:table-cell>
          <table:table-cell table:formula="of:=[.S7]/SUM([.L7:.T7])" office:value-type="float" office:value="0.412037037037037">
            <text:p>0.4120</text:p>
          </table:table-cell>
          <table:table-cell table:formula="of:=[.E7]/[.I7]" office:value-type="float" office:value="0.354838709677419">
            <text:p>0.3548</text:p>
          </table:table-cell>
          <table:table-cell table:formula="of:=IF([.I7]&lt;144-119;0;0.4*[.Z7]+0.6*[.AA7])" office:value-type="float" office:value="0.377718040621266">
            <text:p>0.3777</text:p>
          </table:table-cell>
          <table:table-cell table:formula="of:=1-[.S7]/SUM([.L7:.T7])" office:value-type="float" office:value="0.587962962962963">
            <text:p>0.5880</text:p>
          </table:table-cell>
          <table:table-cell table:formula="of:=[.I7]/[.J7]" office:value-type="percentage" office:value="0.601108033240997">
            <text:p>60.11%</text:p>
          </table:table-cell>
          <table:table-cell table:formula="of:=[.K7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">
            <text:p>007</text:p>
          </table:table-cell>
          <table:table-cell/>
          <table:table-cell office:value-type="float" office:value="124">
            <text:p>12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1">
            <text:p>371</text:p>
          </table:table-cell>
          <table:table-cell office:value-type="string">
            <text:p>Our Lady of Perpetual Help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table:style-name="ce2" table:formula="of:=1-[.Z8]" office:value-type="percentage" office:value="0.654054054054054">
            <text:p>65.41%</text:p>
          </table:table-cell>
          <table:table-cell table:style-name="ce3" table:formula="of:=IF([.J8]&gt;0;[.I8]/[.J8];0)" office:value-type="float" office:value="0.498652291105121">
            <text:p>0.499</text:p>
          </table:table-cell>
          <table:table-cell table:style-name="ce4" table:formula="of:=[.O8]/SUM([.L8:.T8])" office:value-type="float" office:value="0.0594594594594595">
            <text:p>0.0595</text:p>
          </table:table-cell>
          <table:table-cell table:style-name="ce4" table:formula="of:=[.T8]/SUM([.L8:.T8])" office:value-type="float" office:value="0.535135135135135">
            <text:p>0.5351</text:p>
          </table:table-cell>
          <table:table-cell table:style-name="ce4" table:formula="of:=[.R8]/SUM([.L8:.T8])" office:value-type="float" office:value="0.0540540540540541">
            <text:p>0.0541</text:p>
          </table:table-cell>
          <table:table-cell table:formula="of:=[.S8]/SUM([.L8:.T8])" office:value-type="float" office:value="0.345945945945946">
            <text:p>0.3459</text:p>
          </table:table-cell>
          <table:table-cell table:formula="of:=[.E8]/[.I8]" office:value-type="float" office:value="0.318918918918919">
            <text:p>0.3189</text:p>
          </table:table-cell>
          <table:table-cell table:formula="of:=IF([.I8]&lt;144-119;0;0.4*[.Z8]+0.6*[.AA8])" office:value-type="float" office:value="0.32972972972973">
            <text:p>0.3297</text:p>
          </table:table-cell>
          <table:table-cell table:formula="of:=1-[.S8]/SUM([.L8:.T8])" office:value-type="float" office:value="0.654054054054054">
            <text:p>0.6541</text:p>
          </table:table-cell>
          <table:table-cell table:formula="of:=[.I8]/[.J8]" office:value-type="percentage" office:value="0.498652291105121">
            <text:p>49.87%</text:p>
          </table:table-cell>
          <table:table-cell table:formula="of:=[.K8]" office:value-type="string" office:string-value="Our Lady of Perpetual Help Church">
            <text:p>Our Lady of Perpetual Help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">
            <text:p>008</text:p>
          </table:table-cell>
          <table:table-cell/>
          <table:table-cell office:value-type="float" office:value="155">
            <text:p>1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367">
            <text:p>367</text:p>
          </table:table-cell>
          <table:table-cell office:value-type="string">
            <text:p>Our Lady of Perpetual Help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table:style-name="ce2" table:formula="of:=1-[.Z9]" office:value-type="percentage" office:value="0.59375">
            <text:p>59.38%</text:p>
          </table:table-cell>
          <table:table-cell table:style-name="ce3" table:formula="of:=IF([.J9]&gt;0;[.I9]/[.J9];0)" office:value-type="float" office:value="0.615803814713896">
            <text:p>0.616</text:p>
          </table:table-cell>
          <table:table-cell table:style-name="ce4" table:formula="of:=[.O9]/SUM([.L9:.T9])" office:value-type="float" office:value="0.0401785714285714">
            <text:p>0.0402</text:p>
          </table:table-cell>
          <table:table-cell table:style-name="ce4" table:formula="of:=[.T9]/SUM([.L9:.T9])" office:value-type="float" office:value="0.46875">
            <text:p>0.4688</text:p>
          </table:table-cell>
          <table:table-cell table:style-name="ce4" table:formula="of:=[.R9]/SUM([.L9:.T9])" office:value-type="float" office:value="0.0803571428571429">
            <text:p>0.0804</text:p>
          </table:table-cell>
          <table:table-cell table:formula="of:=[.S9]/SUM([.L9:.T9])" office:value-type="float" office:value="0.40625">
            <text:p>0.4063</text:p>
          </table:table-cell>
          <table:table-cell table:formula="of:=[.E9]/[.I9]" office:value-type="float" office:value="0.305309734513274">
            <text:p>0.3053</text:p>
          </table:table-cell>
          <table:table-cell table:formula="of:=IF([.I9]&lt;144-119;0;0.4*[.Z9]+0.6*[.AA9])" office:value-type="float" office:value="0.345685840707965">
            <text:p>0.3457</text:p>
          </table:table-cell>
          <table:table-cell table:formula="of:=1-[.S9]/SUM([.L9:.T9])" office:value-type="float" office:value="0.59375">
            <text:p>0.5938</text:p>
          </table:table-cell>
          <table:table-cell table:formula="of:=[.I9]/[.J9]" office:value-type="percentage" office:value="0.615803814713896">
            <text:p>61.58%</text:p>
          </table:table-cell>
          <table:table-cell table:formula="of:=[.K9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">
            <text:p>009</text:p>
          </table:table-cell>
          <table:table-cell/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328">
            <text:p>328</text:p>
          </table:table-cell>
          <table:table-cell office:value-type="string">
            <text:p>Rosedale United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float" office:value="58">
            <text:p>58</text:p>
          </table:table-cell>
          <table:table-cell table:style-name="ce2" table:formula="of:=1-[.Z10]" office:value-type="percentage" office:value="0.531073446327684">
            <text:p>53.11%</text:p>
          </table:table-cell>
          <table:table-cell table:style-name="ce3" table:formula="of:=IF([.J10]&gt;0;[.I10]/[.J10];0)" office:value-type="float" office:value="0.539634146341463">
            <text:p>0.540</text:p>
          </table:table-cell>
          <table:table-cell table:style-name="ce4" table:formula="of:=[.O10]/SUM([.L10:.T10])" office:value-type="float" office:value="0.0564971751412429">
            <text:p>0.0565</text:p>
          </table:table-cell>
          <table:table-cell table:style-name="ce4" table:formula="of:=[.T10]/SUM([.L10:.T10])" office:value-type="float" office:value="0.327683615819209">
            <text:p>0.3277</text:p>
          </table:table-cell>
          <table:table-cell table:style-name="ce4" table:formula="of:=[.R10]/SUM([.L10:.T10])" office:value-type="float" office:value="0.141242937853107">
            <text:p>0.1412</text:p>
          </table:table-cell>
          <table:table-cell table:formula="of:=[.S10]/SUM([.L10:.T10])" office:value-type="float" office:value="0.468926553672316">
            <text:p>0.4689</text:p>
          </table:table-cell>
          <table:table-cell table:formula="of:=[.E10]/[.I10]" office:value-type="float" office:value="0.418079096045198">
            <text:p>0.4181</text:p>
          </table:table-cell>
          <table:table-cell table:formula="of:=IF([.I10]&lt;144-119;0;0.4*[.Z10]+0.6*[.AA10])" office:value-type="float" office:value="0.438418079096045">
            <text:p>0.4384</text:p>
          </table:table-cell>
          <table:table-cell table:formula="of:=1-[.S10]/SUM([.L10:.T10])" office:value-type="float" office:value="0.531073446327684">
            <text:p>0.5311</text:p>
          </table:table-cell>
          <table:table-cell table:formula="of:=[.I10]/[.J10]" office:value-type="percentage" office:value="0.539634146341463">
            <text:p>53.96%</text:p>
          </table:table-cell>
          <table:table-cell table:formula="of:=[.K10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">
            <text:p>010</text:p>
          </table:table-cell>
          <table:table-cell/>
          <table:table-cell office:value-type="float" office:value="182">
            <text:p>18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404">
            <text:p>404</text:p>
          </table:table-cell>
          <table:table-cell office:value-type="string">
            <text:p>Our Lady of Perpetual Help Schoo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135">
            <text:p>135</text:p>
          </table:table-cell>
          <table:table-cell table:style-name="ce2" table:formula="of:=1-[.Z11]" office:value-type="percentage" office:value="0.634146341463415">
            <text:p>63.41%</text:p>
          </table:table-cell>
          <table:table-cell table:style-name="ce3" table:formula="of:=IF([.J11]&gt;0;[.I11]/[.J11];0)" office:value-type="float" office:value="0.611386138613861">
            <text:p>0.611</text:p>
          </table:table-cell>
          <table:table-cell table:style-name="ce4" table:formula="of:=[.O11]/SUM([.L11:.T11])" office:value-type="float" office:value="0.0040650406504065">
            <text:p>0.0041</text:p>
          </table:table-cell>
          <table:table-cell table:style-name="ce4" table:formula="of:=[.T11]/SUM([.L11:.T11])" office:value-type="float" office:value="0.548780487804878">
            <text:p>0.5488</text:p>
          </table:table-cell>
          <table:table-cell table:style-name="ce4" table:formula="of:=[.R11]/SUM([.L11:.T11])" office:value-type="float" office:value="0.0772357723577236">
            <text:p>0.0772</text:p>
          </table:table-cell>
          <table:table-cell table:formula="of:=[.S11]/SUM([.L11:.T11])" office:value-type="float" office:value="0.365853658536585">
            <text:p>0.3659</text:p>
          </table:table-cell>
          <table:table-cell table:formula="of:=[.E11]/[.I11]" office:value-type="float" office:value="0.255060728744939">
            <text:p>0.2551</text:p>
          </table:table-cell>
          <table:table-cell table:formula="of:=IF([.I11]&lt;144-119;0;0.4*[.Z11]+0.6*[.AA11])" office:value-type="float" office:value="0.299377900661598">
            <text:p>0.2994</text:p>
          </table:table-cell>
          <table:table-cell table:formula="of:=1-[.S11]/SUM([.L11:.T11])" office:value-type="float" office:value="0.634146341463415">
            <text:p>0.6341</text:p>
          </table:table-cell>
          <table:table-cell table:formula="of:=[.I11]/[.J11]" office:value-type="percentage" office:value="0.611386138613861">
            <text:p>61.14%</text:p>
          </table:table-cell>
          <table:table-cell table:formula="of:=[.K11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">
            <text:p>011</text:p>
          </table:table-cell>
          <table:table-cell/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280">
            <text:p>280</text:p>
          </table:table-cell>
          <table:table-cell office:value-type="string">
            <text:p>Rosedale United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table:style-name="ce2" table:formula="of:=1-[.Z12]" office:value-type="percentage" office:value="0.631205673758865">
            <text:p>63.12%</text:p>
          </table:table-cell>
          <table:table-cell table:style-name="ce3" table:formula="of:=IF([.J12]&gt;0;[.I12]/[.J12];0)" office:value-type="float" office:value="0.510714285714286">
            <text:p>0.511</text:p>
          </table:table-cell>
          <table:table-cell table:style-name="ce4" table:formula="of:=[.O12]/SUM([.L12:.T12])" office:value-type="float" office:value="0.134751773049645">
            <text:p>0.1348</text:p>
          </table:table-cell>
          <table:table-cell table:style-name="ce4" table:formula="of:=[.T12]/SUM([.L12:.T12])" office:value-type="float" office:value="0.326241134751773">
            <text:p>0.3262</text:p>
          </table:table-cell>
          <table:table-cell table:style-name="ce4" table:formula="of:=[.R12]/SUM([.L12:.T12])" office:value-type="float" office:value="0.170212765957447">
            <text:p>0.1702</text:p>
          </table:table-cell>
          <table:table-cell table:formula="of:=[.S12]/SUM([.L12:.T12])" office:value-type="float" office:value="0.368794326241135">
            <text:p>0.3688</text:p>
          </table:table-cell>
          <table:table-cell table:formula="of:=[.E12]/[.I12]" office:value-type="float" office:value="0.433566433566434">
            <text:p>0.4336</text:p>
          </table:table-cell>
          <table:table-cell table:formula="of:=IF([.I12]&lt;144-119;0;0.4*[.Z12]+0.6*[.AA12])" office:value-type="float" office:value="0.407657590636314">
            <text:p>0.4077</text:p>
          </table:table-cell>
          <table:table-cell table:formula="of:=1-[.S12]/SUM([.L12:.T12])" office:value-type="float" office:value="0.631205673758865">
            <text:p>0.6312</text:p>
          </table:table-cell>
          <table:table-cell table:formula="of:=[.I12]/[.J12]" office:value-type="percentage" office:value="0.510714285714286">
            <text:p>51.07%</text:p>
          </table:table-cell>
          <table:table-cell table:formula="of:=[.K12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">
            <text:p>012</text:p>
          </table:table-cell>
          <table:table-cell/>
          <table:table-cell office:value-type="float" office:value="117">
            <text:p>117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461">
            <text:p>461</text:p>
          </table:table-cell>
          <table:table-cell office:value-type="string">
            <text:p>Our Lady of Perpetual Help Schoo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21">
            <text:p>121</text:p>
          </table:table-cell>
          <table:table-cell office:value-type="float" office:value="54">
            <text:p>54</text:p>
          </table:table-cell>
          <table:table-cell table:style-name="ce2" table:formula="of:=1-[.Z13]" office:value-type="percentage" office:value="0.457399103139013">
            <text:p>45.74%</text:p>
          </table:table-cell>
          <table:table-cell table:style-name="ce3" table:formula="of:=IF([.J13]&gt;0;[.I13]/[.J13];0)" office:value-type="float" office:value="0.48590021691974">
            <text:p>0.486</text:p>
          </table:table-cell>
          <table:table-cell table:style-name="ce4" table:formula="of:=[.O13]/SUM([.L13:.T13])" office:value-type="float" office:value="0.0807174887892377">
            <text:p>0.0807</text:p>
          </table:table-cell>
          <table:table-cell table:style-name="ce4" table:formula="of:=[.T13]/SUM([.L13:.T13])" office:value-type="float" office:value="0.242152466367713">
            <text:p>0.2422</text:p>
          </table:table-cell>
          <table:table-cell table:style-name="ce4" table:formula="of:=[.R13]/SUM([.L13:.T13])" office:value-type="float" office:value="0.0986547085201794">
            <text:p>0.0987</text:p>
          </table:table-cell>
          <table:table-cell table:formula="of:=[.S13]/SUM([.L13:.T13])" office:value-type="float" office:value="0.542600896860987">
            <text:p>0.5426</text:p>
          </table:table-cell>
          <table:table-cell table:formula="of:=[.E13]/[.I13]" office:value-type="float" office:value="0.473214285714286">
            <text:p>0.4732</text:p>
          </table:table-cell>
          <table:table-cell table:formula="of:=IF([.I13]&lt;144-119;0;0.4*[.Z13]+0.6*[.AA13])" office:value-type="float" office:value="0.500968930172966">
            <text:p>0.5010</text:p>
          </table:table-cell>
          <table:table-cell table:formula="of:=1-[.S13]/SUM([.L13:.T13])" office:value-type="float" office:value="0.457399103139013">
            <text:p>0.4574</text:p>
          </table:table-cell>
          <table:table-cell table:formula="of:=[.I13]/[.J13]" office:value-type="percentage" office:value="0.48590021691974">
            <text:p>48.59%</text:p>
          </table:table-cell>
          <table:table-cell table:formula="of:=[.K13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">
            <text:p>013</text:p>
          </table:table-cell>
          <table:table-cell/>
          <table:table-cell office:value-type="float" office:value="181">
            <text:p>18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445">
            <text:p>445</text:p>
          </table:table-cell>
          <table:table-cell office:value-type="string">
            <text:p>Rosedale United Chur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135">
            <text:p>135</text:p>
          </table:table-cell>
          <table:table-cell table:style-name="ce2" table:formula="of:=1-[.Z14]" office:value-type="percentage" office:value="0.66412213740458">
            <text:p>66.41%</text:p>
          </table:table-cell>
          <table:table-cell table:style-name="ce3" table:formula="of:=IF([.J14]&gt;0;[.I14]/[.J14];0)" office:value-type="float" office:value="0.591011235955056">
            <text:p>0.591</text:p>
          </table:table-cell>
          <table:table-cell table:style-name="ce4" table:formula="of:=[.O14]/SUM([.L14:.T14])" office:value-type="float" office:value="0.0419847328244275">
            <text:p>0.0420</text:p>
          </table:table-cell>
          <table:table-cell table:style-name="ce4" table:formula="of:=[.T14]/SUM([.L14:.T14])" office:value-type="float" office:value="0.515267175572519">
            <text:p>0.5153</text:p>
          </table:table-cell>
          <table:table-cell table:style-name="ce4" table:formula="of:=[.R14]/SUM([.L14:.T14])" office:value-type="float" office:value="0.0992366412213741">
            <text:p>0.0992</text:p>
          </table:table-cell>
          <table:table-cell table:formula="of:=[.S14]/SUM([.L14:.T14])" office:value-type="float" office:value="0.33587786259542">
            <text:p>0.3359</text:p>
          </table:table-cell>
          <table:table-cell table:formula="of:=[.E14]/[.I14]" office:value-type="float" office:value="0.304182509505703">
            <text:p>0.3042</text:p>
          </table:table-cell>
          <table:table-cell table:formula="of:=IF([.I14]&lt;144-119;0;0.4*[.Z14]+0.6*[.AA14])" office:value-type="float" office:value="0.31686065074159">
            <text:p>0.3169</text:p>
          </table:table-cell>
          <table:table-cell table:formula="of:=1-[.S14]/SUM([.L14:.T14])" office:value-type="float" office:value="0.66412213740458">
            <text:p>0.6641</text:p>
          </table:table-cell>
          <table:table-cell table:formula="of:=[.I14]/[.J14]" office:value-type="percentage" office:value="0.591011235955056">
            <text:p>59.10%</text:p>
          </table:table-cell>
          <table:table-cell table:formula="of:=[.K14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4">
            <text:p>014</text:p>
          </table:table-cell>
          <table:table-cell/>
          <table:table-cell office:value-type="float" office:value="153">
            <text:p>1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403">
            <text:p>403</text:p>
          </table:table-cell>
          <table:table-cell office:value-type="string">
            <text:p>Rosedale United Chur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table:style-name="ce2" table:formula="of:=1-[.Z15]" office:value-type="percentage" office:value="0.648780487804878">
            <text:p>64.88%</text:p>
          </table:table-cell>
          <table:table-cell table:style-name="ce3" table:formula="of:=IF([.J15]&gt;0;[.I15]/[.J15];0)" office:value-type="float" office:value="0.511166253101737">
            <text:p>0.511</text:p>
          </table:table-cell>
          <table:table-cell table:style-name="ce4" table:formula="of:=[.O15]/SUM([.L15:.T15])" office:value-type="float" office:value="0.00975609756097561">
            <text:p>0.0098</text:p>
          </table:table-cell>
          <table:table-cell table:style-name="ce4" table:formula="of:=[.T15]/SUM([.L15:.T15])" office:value-type="float" office:value="0.560975609756098">
            <text:p>0.5610</text:p>
          </table:table-cell>
          <table:table-cell table:style-name="ce4" table:formula="of:=[.R15]/SUM([.L15:.T15])" office:value-type="float" office:value="0.0682926829268293">
            <text:p>0.0683</text:p>
          </table:table-cell>
          <table:table-cell table:formula="of:=[.S15]/SUM([.L15:.T15])" office:value-type="float" office:value="0.351219512195122">
            <text:p>0.3512</text:p>
          </table:table-cell>
          <table:table-cell table:formula="of:=[.E15]/[.I15]" office:value-type="float" office:value="0.252427184466019">
            <text:p>0.2524</text:p>
          </table:table-cell>
          <table:table-cell table:formula="of:=IF([.I15]&lt;144-119;0;0.4*[.Z15]+0.6*[.AA15])" office:value-type="float" office:value="0.29194411555766">
            <text:p>0.2919</text:p>
          </table:table-cell>
          <table:table-cell table:formula="of:=1-[.S15]/SUM([.L15:.T15])" office:value-type="float" office:value="0.648780487804878">
            <text:p>0.6488</text:p>
          </table:table-cell>
          <table:table-cell table:formula="of:=[.I15]/[.J15]" office:value-type="percentage" office:value="0.511166253101737">
            <text:p>51.12%</text:p>
          </table:table-cell>
          <table:table-cell table:formula="of:=[.K15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">
            <text:p>015</text:p>
          </table:table-cell>
          <table:table-cell/>
          <table:table-cell office:value-type="float" office:value="112">
            <text:p>11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407">
            <text:p>407</text:p>
          </table:table-cell>
          <table:table-cell office:value-type="string">
            <text:p>Our Lady of Perpetual Help School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table:style-name="ce2" table:formula="of:=1-[.Z16]" office:value-type="percentage" office:value="0.533333333333333">
            <text:p>53.33%</text:p>
          </table:table-cell>
          <table:table-cell table:style-name="ce3" table:formula="of:=IF([.J16]&gt;0;[.I16]/[.J16];0)" office:value-type="float" office:value="0.479115479115479">
            <text:p>0.479</text:p>
          </table:table-cell>
          <table:table-cell table:style-name="ce4" table:formula="of:=[.O16]/SUM([.L16:.T16])" office:value-type="float" office:value="0.0717948717948718">
            <text:p>0.0718</text:p>
          </table:table-cell>
          <table:table-cell table:style-name="ce4" table:formula="of:=[.T16]/SUM([.L16:.T16])" office:value-type="float" office:value="0.323076923076923">
            <text:p>0.3231</text:p>
          </table:table-cell>
          <table:table-cell table:style-name="ce4" table:formula="of:=[.R16]/SUM([.L16:.T16])" office:value-type="float" office:value="0.123076923076923">
            <text:p>0.1231</text:p>
          </table:table-cell>
          <table:table-cell table:formula="of:=[.S16]/SUM([.L16:.T16])" office:value-type="float" office:value="0.466666666666667">
            <text:p>0.4667</text:p>
          </table:table-cell>
          <table:table-cell table:formula="of:=[.E16]/[.I16]" office:value-type="float" office:value="0.420512820512821">
            <text:p>0.4205</text:p>
          </table:table-cell>
          <table:table-cell table:formula="of:=IF([.I16]&lt;144-119;0;0.4*[.Z16]+0.6*[.AA16])" office:value-type="float" office:value="0.438974358974359">
            <text:p>0.4390</text:p>
          </table:table-cell>
          <table:table-cell table:formula="of:=1-[.S16]/SUM([.L16:.T16])" office:value-type="float" office:value="0.533333333333333">
            <text:p>0.5333</text:p>
          </table:table-cell>
          <table:table-cell table:formula="of:=[.I16]/[.J16]" office:value-type="percentage" office:value="0.479115479115479">
            <text:p>47.91%</text:p>
          </table:table-cell>
          <table:table-cell table:formula="of:=[.K16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6">
            <text:p>016</text:p>
          </table:table-cell>
          <table:table-cell/>
          <table:table-cell office:value-type="float" office:value="150">
            <text:p>15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362">
            <text:p>362</text:p>
          </table:table-cell>
          <table:table-cell office:value-type="string">
            <text:p>Rosedale Junior Public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table:style-name="ce2" table:formula="of:=1-[.Z17]" office:value-type="percentage" office:value="0.665158371040724">
            <text:p>66.52%</text:p>
          </table:table-cell>
          <table:table-cell table:style-name="ce3" table:formula="of:=IF([.J17]&gt;0;[.I17]/[.J17];0)" office:value-type="float" office:value="0.610497237569061">
            <text:p>0.610</text:p>
          </table:table-cell>
          <table:table-cell table:style-name="ce4" table:formula="of:=[.O17]/SUM([.L17:.T17])" office:value-type="float" office:value="0.0361990950226244">
            <text:p>0.0362</text:p>
          </table:table-cell>
          <table:table-cell table:style-name="ce4" table:formula="of:=[.T17]/SUM([.L17:.T17])" office:value-type="float" office:value="0.542986425339366">
            <text:p>0.5430</text:p>
          </table:table-cell>
          <table:table-cell table:style-name="ce4" table:formula="of:=[.R17]/SUM([.L17:.T17])" office:value-type="float" office:value="0.0769230769230769">
            <text:p>0.0769</text:p>
          </table:table-cell>
          <table:table-cell table:formula="of:=[.S17]/SUM([.L17:.T17])" office:value-type="float" office:value="0.334841628959276">
            <text:p>0.3348</text:p>
          </table:table-cell>
          <table:table-cell table:formula="of:=[.E17]/[.I17]" office:value-type="float" office:value="0.298642533936652">
            <text:p>0.2986</text:p>
          </table:table-cell>
          <table:table-cell table:formula="of:=IF([.I17]&lt;144-119;0;0.4*[.Z17]+0.6*[.AA17])" office:value-type="float" office:value="0.313122171945701">
            <text:p>0.3131</text:p>
          </table:table-cell>
          <table:table-cell table:formula="of:=1-[.S17]/SUM([.L17:.T17])" office:value-type="float" office:value="0.665158371040724">
            <text:p>0.6652</text:p>
          </table:table-cell>
          <table:table-cell table:formula="of:=[.I17]/[.J17]" office:value-type="percentage" office:value="0.610497237569061">
            <text:p>61.05%</text:p>
          </table:table-cell>
          <table:table-cell table:formula="of:=[.K17]" office:value-type="string" office:string-value="Rosedale Junior Public School">
            <text:p>Rosedal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">
            <text:p>017</text:p>
          </table:table-cell>
          <table:table-cell/>
          <table:table-cell office:value-type="float" office:value="151">
            <text:p>15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409">
            <text:p>409</text:p>
          </table:table-cell>
          <table:table-cell office:value-type="string">
            <text:p>Rosedale United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109">
            <text:p>109</text:p>
          </table:table-cell>
          <table:table-cell table:style-name="ce2" table:formula="of:=1-[.Z18]" office:value-type="percentage" office:value="0.612745098039216">
            <text:p>61.27%</text:p>
          </table:table-cell>
          <table:table-cell table:style-name="ce3" table:formula="of:=IF([.J18]&gt;0;[.I18]/[.J18];0)" office:value-type="float" office:value="0.503667481662592">
            <text:p>0.504</text:p>
          </table:table-cell>
          <table:table-cell table:style-name="ce4" table:formula="of:=[.O18]/SUM([.L18:.T18])" office:value-type="float" office:value="0.00490196078431373">
            <text:p>0.0049</text:p>
          </table:table-cell>
          <table:table-cell table:style-name="ce4" table:formula="of:=[.T18]/SUM([.L18:.T18])" office:value-type="float" office:value="0.534313725490196">
            <text:p>0.5343</text:p>
          </table:table-cell>
          <table:table-cell table:style-name="ce4" table:formula="of:=[.R18]/SUM([.L18:.T18])" office:value-type="float" office:value="0.0735294117647059">
            <text:p>0.0735</text:p>
          </table:table-cell>
          <table:table-cell table:formula="of:=[.S18]/SUM([.L18:.T18])" office:value-type="float" office:value="0.387254901960784">
            <text:p>0.3873</text:p>
          </table:table-cell>
          <table:table-cell table:formula="of:=[.E18]/[.I18]" office:value-type="float" office:value="0.257281553398058">
            <text:p>0.2573</text:p>
          </table:table-cell>
          <table:table-cell table:formula="of:=IF([.I18]&lt;144-119;0;0.4*[.Z18]+0.6*[.AA18])" office:value-type="float" office:value="0.309270892823149">
            <text:p>0.3093</text:p>
          </table:table-cell>
          <table:table-cell table:formula="of:=1-[.S18]/SUM([.L18:.T18])" office:value-type="float" office:value="0.612745098039216">
            <text:p>0.6127</text:p>
          </table:table-cell>
          <table:table-cell table:formula="of:=[.I18]/[.J18]" office:value-type="percentage" office:value="0.503667481662592">
            <text:p>50.37%</text:p>
          </table:table-cell>
          <table:table-cell table:formula="of:=[.K18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">
            <text:p>018</text:p>
          </table:table-cell>
          <table:table-cell/>
          <table:table-cell office:value-type="float" office:value="97">
            <text:p>9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68">
            <text:p>268</text:p>
          </table:table-cell>
          <table:table-cell office:value-type="string">
            <text:p>Rosedale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style-name="ce2" table:formula="of:=1-[.Z19]" office:value-type="percentage" office:value="0.550724637681159">
            <text:p>55.07%</text:p>
          </table:table-cell>
          <table:table-cell table:style-name="ce3" table:formula="of:=IF([.J19]&gt;0;[.I19]/[.J19];0)" office:value-type="float" office:value="0.522388059701493">
            <text:p>0.522</text:p>
          </table:table-cell>
          <table:table-cell table:style-name="ce4" table:formula="of:=[.O19]/SUM([.L19:.T19])" office:value-type="float" office:value="0.0434782608695652">
            <text:p>0.0435</text:p>
          </table:table-cell>
          <table:table-cell table:style-name="ce4" table:formula="of:=[.T19]/SUM([.L19:.T19])" office:value-type="float" office:value="0.442028985507246">
            <text:p>0.4420</text:p>
          </table:table-cell>
          <table:table-cell table:style-name="ce4" table:formula="of:=[.R19]/SUM([.L19:.T19])" office:value-type="float" office:value="0.0579710144927536">
            <text:p>0.0580</text:p>
          </table:table-cell>
          <table:table-cell table:formula="of:=[.S19]/SUM([.L19:.T19])" office:value-type="float" office:value="0.449275362318841">
            <text:p>0.4493</text:p>
          </table:table-cell>
          <table:table-cell table:formula="of:=[.E19]/[.I19]" office:value-type="float" office:value="0.278571428571429">
            <text:p>0.2786</text:p>
          </table:table-cell>
          <table:table-cell table:formula="of:=IF([.I19]&lt;144-119;0;0.4*[.Z19]+0.6*[.AA19])" office:value-type="float" office:value="0.346853002070393">
            <text:p>0.3469</text:p>
          </table:table-cell>
          <table:table-cell table:formula="of:=1-[.S19]/SUM([.L19:.T19])" office:value-type="float" office:value="0.550724637681159">
            <text:p>0.5507</text:p>
          </table:table-cell>
          <table:table-cell table:formula="of:=[.I19]/[.J19]" office:value-type="percentage" office:value="0.522388059701493">
            <text:p>52.24%</text:p>
          </table:table-cell>
          <table:table-cell table:formula="of:=[.K19]" office:value-type="string" office:string-value="Rosedale Junior Public School">
            <text:p>Rosedal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">
            <text:p>019</text:p>
          </table:table-cell>
          <table:table-cell/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331">
            <text:p>331</text:p>
          </table:table-cell>
          <table:table-cell office:value-type="string">
            <text:p>Jesse Ketchum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table:style-name="ce2" table:formula="of:=1-[.Z20]" office:value-type="percentage" office:value="0.592857142857143">
            <text:p>59.29%</text:p>
          </table:table-cell>
          <table:table-cell table:style-name="ce3" table:formula="of:=IF([.J20]&gt;0;[.I20]/[.J20];0)" office:value-type="float" office:value="0.435045317220544">
            <text:p>0.435</text:p>
          </table:table-cell>
          <table:table-cell table:style-name="ce4" table:formula="of:=[.O20]/SUM([.L20:.T20])" office:value-type="float" office:value="0.135714285714286">
            <text:p>0.1357</text:p>
          </table:table-cell>
          <table:table-cell table:style-name="ce4" table:formula="of:=[.T20]/SUM([.L20:.T20])" office:value-type="float" office:value="0.35">
            <text:p>0.3500</text:p>
          </table:table-cell>
          <table:table-cell table:style-name="ce4" table:formula="of:=[.R20]/SUM([.L20:.T20])" office:value-type="float" office:value="0.0857142857142857">
            <text:p>0.0857</text:p>
          </table:table-cell>
          <table:table-cell table:formula="of:=[.S20]/SUM([.L20:.T20])" office:value-type="float" office:value="0.407142857142857">
            <text:p>0.4071</text:p>
          </table:table-cell>
          <table:table-cell table:formula="of:=[.E20]/[.I20]" office:value-type="float" office:value="0.381944444444444">
            <text:p>0.3819</text:p>
          </table:table-cell>
          <table:table-cell table:formula="of:=IF([.I20]&lt;144-119;0;0.4*[.Z20]+0.6*[.AA20])" office:value-type="float" office:value="0.39202380952381">
            <text:p>0.3920</text:p>
          </table:table-cell>
          <table:table-cell table:formula="of:=1-[.S20]/SUM([.L20:.T20])" office:value-type="float" office:value="0.592857142857143">
            <text:p>0.5929</text:p>
          </table:table-cell>
          <table:table-cell table:formula="of:=[.I20]/[.J20]" office:value-type="percentage" office:value="0.435045317220544">
            <text:p>43.50%</text:p>
          </table:table-cell>
          <table:table-cell table:formula="of:=[.K20]" office:value-type="string" office:string-value="Jesse Ketchum Junior and Senior Public School">
            <text:p>Jesse Ketchum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">
            <text:p>020</text:p>
          </table:table-cell>
          <table:table-cell/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290">
            <text:p>290</text:p>
          </table:table-cell>
          <table:table-cell office:value-type="string">
            <text:p>877 Yonge Street - Fellowship Tow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table:style-name="ce2" table:formula="of:=1-[.Z21]" office:value-type="percentage" office:value="0.555555555555556">
            <text:p>55.56%</text:p>
          </table:table-cell>
          <table:table-cell table:style-name="ce3" table:formula="of:=IF([.J21]&gt;0;[.I21]/[.J21];0)" office:value-type="float" office:value="0.46551724137931">
            <text:p>0.466</text:p>
          </table:table-cell>
          <table:table-cell table:style-name="ce4" table:formula="of:=[.O21]/SUM([.L21:.T21])" office:value-type="float" office:value="0.0814814814814815">
            <text:p>0.0815</text:p>
          </table:table-cell>
          <table:table-cell table:style-name="ce4" table:formula="of:=[.T21]/SUM([.L21:.T21])" office:value-type="float" office:value="0.362962962962963">
            <text:p>0.3630</text:p>
          </table:table-cell>
          <table:table-cell table:style-name="ce4" table:formula="of:=[.R21]/SUM([.L21:.T21])" office:value-type="float" office:value="0.0962962962962963">
            <text:p>0.0963</text:p>
          </table:table-cell>
          <table:table-cell table:formula="of:=[.S21]/SUM([.L21:.T21])" office:value-type="float" office:value="0.444444444444444">
            <text:p>0.4444</text:p>
          </table:table-cell>
          <table:table-cell table:formula="of:=[.E21]/[.I21]" office:value-type="float" office:value="0.37037037037037">
            <text:p>0.3704</text:p>
          </table:table-cell>
          <table:table-cell table:formula="of:=IF([.I21]&lt;144-119;0;0.4*[.Z21]+0.6*[.AA21])" office:value-type="float" office:value="0.4">
            <text:p>0.4000</text:p>
          </table:table-cell>
          <table:table-cell table:formula="of:=1-[.S21]/SUM([.L21:.T21])" office:value-type="float" office:value="0.555555555555556">
            <text:p>0.5556</text:p>
          </table:table-cell>
          <table:table-cell table:formula="of:=[.I21]/[.J21]" office:value-type="percentage" office:value="0.46551724137931">
            <text:p>46.55%</text:p>
          </table:table-cell>
          <table:table-cell table:formula="of:=[.K21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1">
            <text:p>021</text:p>
          </table:table-cell>
          <table:table-cell/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9">
            <text:p>349</text:p>
          </table:table-cell>
          <table:table-cell office:value-type="string">
            <text:p>Rosedale Junior Pub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table:style-name="ce2" table:formula="of:=1-[.Z22]" office:value-type="percentage" office:value="0.633879781420765">
            <text:p>63.39%</text:p>
          </table:table-cell>
          <table:table-cell table:style-name="ce3" table:formula="of:=IF([.J22]&gt;0;[.I22]/[.J22];0)" office:value-type="float" office:value="0.524355300859599">
            <text:p>0.524</text:p>
          </table:table-cell>
          <table:table-cell table:style-name="ce4" table:formula="of:=[.O22]/SUM([.L22:.T22])" office:value-type="float" office:value="0.0273224043715847">
            <text:p>0.0273</text:p>
          </table:table-cell>
          <table:table-cell table:style-name="ce4" table:formula="of:=[.T22]/SUM([.L22:.T22])" office:value-type="float" office:value="0.53551912568306">
            <text:p>0.5355</text:p>
          </table:table-cell>
          <table:table-cell table:style-name="ce4" table:formula="of:=[.R22]/SUM([.L22:.T22])" office:value-type="float" office:value="0.0601092896174863">
            <text:p>0.0601</text:p>
          </table:table-cell>
          <table:table-cell table:formula="of:=[.S22]/SUM([.L22:.T22])" office:value-type="float" office:value="0.366120218579235">
            <text:p>0.3661</text:p>
          </table:table-cell>
          <table:table-cell table:formula="of:=[.E22]/[.I22]" office:value-type="float" office:value="0.295081967213115">
            <text:p>0.2951</text:p>
          </table:table-cell>
          <table:table-cell table:formula="of:=IF([.I22]&lt;144-119;0;0.4*[.Z22]+0.6*[.AA22])" office:value-type="float" office:value="0.323497267759563">
            <text:p>0.3235</text:p>
          </table:table-cell>
          <table:table-cell table:formula="of:=1-[.S22]/SUM([.L22:.T22])" office:value-type="float" office:value="0.633879781420765">
            <text:p>0.6339</text:p>
          </table:table-cell>
          <table:table-cell table:formula="of:=[.I22]/[.J22]" office:value-type="percentage" office:value="0.524355300859599">
            <text:p>52.44%</text:p>
          </table:table-cell>
          <table:table-cell table:formula="of:=[.K22]" office:value-type="string" office:string-value="Rosedale Junior Public School">
            <text:p>Rosedal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2">
            <text:p>022</text:p>
          </table:table-cell>
          <table:table-cell/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51">
            <text:p>251</text:p>
          </table:table-cell>
          <table:table-cell office:value-type="string">
            <text:p>Rosedale Presbyterian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table:style-name="ce2" table:formula="of:=1-[.Z23]" office:value-type="percentage" office:value="0.605633802816902">
            <text:p>60.56%</text:p>
          </table:table-cell>
          <table:table-cell table:style-name="ce3" table:formula="of:=IF([.J23]&gt;0;[.I23]/[.J23];0)" office:value-type="float" office:value="0.565737051792829">
            <text:p>0.566</text:p>
          </table:table-cell>
          <table:table-cell table:style-name="ce4" table:formula="of:=[.O23]/SUM([.L23:.T23])" office:value-type="float" office:value="0.0563380281690141">
            <text:p>0.0563</text:p>
          </table:table-cell>
          <table:table-cell table:style-name="ce4" table:formula="of:=[.T23]/SUM([.L23:.T23])" office:value-type="float" office:value="0.443661971830986">
            <text:p>0.4437</text:p>
          </table:table-cell>
          <table:table-cell table:style-name="ce4" table:formula="of:=[.R23]/SUM([.L23:.T23])" office:value-type="float" office:value="0.105633802816901">
            <text:p>0.1056</text:p>
          </table:table-cell>
          <table:table-cell table:formula="of:=[.S23]/SUM([.L23:.T23])" office:value-type="float" office:value="0.394366197183099">
            <text:p>0.3944</text:p>
          </table:table-cell>
          <table:table-cell table:formula="of:=[.E23]/[.I23]" office:value-type="float" office:value="0.28169014084507">
            <text:p>0.2817</text:p>
          </table:table-cell>
          <table:table-cell table:formula="of:=IF([.I23]&lt;144-119;0;0.4*[.Z23]+0.6*[.AA23])" office:value-type="float" office:value="0.326760563380282">
            <text:p>0.3268</text:p>
          </table:table-cell>
          <table:table-cell table:formula="of:=1-[.S23]/SUM([.L23:.T23])" office:value-type="float" office:value="0.605633802816902">
            <text:p>0.6056</text:p>
          </table:table-cell>
          <table:table-cell table:formula="of:=[.I23]/[.J23]" office:value-type="percentage" office:value="0.565737051792829">
            <text:p>56.57%</text:p>
          </table:table-cell>
          <table:table-cell table:formula="of:=[.K23]" office:value-type="string" office:string-value="Rosedale Presbyterian">
            <text:p>Rosedale Presbyteria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3">
            <text:p>023</text:p>
          </table:table-cell>
          <table:table-cell/>
          <table:table-cell office:value-type="float" office:value="79">
            <text:p>79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41">
            <text:p>241</text:p>
          </table:table-cell>
          <table:table-cell office:value-type="string">
            <text:p>Rosedale Presbyterian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table:style-name="ce2" table:formula="of:=1-[.Z24]" office:value-type="percentage" office:value="0.681034482758621">
            <text:p>68.10%</text:p>
          </table:table-cell>
          <table:table-cell table:style-name="ce3" table:formula="of:=IF([.J24]&gt;0;[.I24]/[.J24];0)" office:value-type="float" office:value="0.49792531120332">
            <text:p>0.498</text:p>
          </table:table-cell>
          <table:table-cell table:style-name="ce4" table:formula="of:=[.O24]/SUM([.L24:.T24])" office:value-type="float" office:value="0.0431034482758621">
            <text:p>0.0431</text:p>
          </table:table-cell>
          <table:table-cell table:style-name="ce4" table:formula="of:=[.T24]/SUM([.L24:.T24])" office:value-type="float" office:value="0.491379310344828">
            <text:p>0.4914</text:p>
          </table:table-cell>
          <table:table-cell table:style-name="ce4" table:formula="of:=[.R24]/SUM([.L24:.T24])" office:value-type="float" office:value="0.129310344827586">
            <text:p>0.1293</text:p>
          </table:table-cell>
          <table:table-cell table:formula="of:=[.S24]/SUM([.L24:.T24])" office:value-type="float" office:value="0.318965517241379">
            <text:p>0.3190</text:p>
          </table:table-cell>
          <table:table-cell table:formula="of:=[.E24]/[.I24]" office:value-type="float" office:value="0.341666666666667">
            <text:p>0.3417</text:p>
          </table:table-cell>
          <table:table-cell table:formula="of:=IF([.I24]&lt;144-119;0;0.4*[.Z24]+0.6*[.AA24])" office:value-type="float" office:value="0.332586206896552">
            <text:p>0.3326</text:p>
          </table:table-cell>
          <table:table-cell table:formula="of:=1-[.S24]/SUM([.L24:.T24])" office:value-type="float" office:value="0.681034482758621">
            <text:p>0.6810</text:p>
          </table:table-cell>
          <table:table-cell table:formula="of:=[.I24]/[.J24]" office:value-type="percentage" office:value="0.49792531120332">
            <text:p>49.79%</text:p>
          </table:table-cell>
          <table:table-cell table:formula="of:=[.K24]" office:value-type="string" office:string-value="Rosedale Presbyterian">
            <text:p>Rosedale Presbyteria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4">
            <text:p>024</text:p>
          </table:table-cell>
          <table:table-cell/>
          <table:table-cell office:value-type="float" office:value="87">
            <text:p>87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326">
            <text:p>326</text:p>
          </table:table-cell>
          <table:table-cell office:value-type="string">
            <text:p>877 Yonge Street - Fellowship Towers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table:style-name="ce2" table:formula="of:=1-[.Z25]" office:value-type="percentage" office:value="0.619402985074627">
            <text:p>61.94%</text:p>
          </table:table-cell>
          <table:table-cell table:style-name="ce3" table:formula="of:=IF([.J25]&gt;0;[.I25]/[.J25];0)" office:value-type="float" office:value="0.432515337423313">
            <text:p>0.433</text:p>
          </table:table-cell>
          <table:table-cell table:style-name="ce4" table:formula="of:=[.O25]/SUM([.L25:.T25])" office:value-type="float" office:value="0.111940298507463">
            <text:p>0.1119</text:p>
          </table:table-cell>
          <table:table-cell table:style-name="ce4" table:formula="of:=[.T25]/SUM([.L25:.T25])" office:value-type="float" office:value="0.32089552238806">
            <text:p>0.3209</text:p>
          </table:table-cell>
          <table:table-cell table:style-name="ce4" table:formula="of:=[.R25]/SUM([.L25:.T25])" office:value-type="float" office:value="0.186567164179104">
            <text:p>0.1866</text:p>
          </table:table-cell>
          <table:table-cell table:formula="of:=[.S25]/SUM([.L25:.T25])" office:value-type="float" office:value="0.380597014925373">
            <text:p>0.3806</text:p>
          </table:table-cell>
          <table:table-cell table:formula="of:=[.E25]/[.I25]" office:value-type="float" office:value="0.382978723404255">
            <text:p>0.3830</text:p>
          </table:table-cell>
          <table:table-cell table:formula="of:=IF([.I25]&lt;144-119;0;0.4*[.Z25]+0.6*[.AA25])" office:value-type="float" office:value="0.382026040012702">
            <text:p>0.3820</text:p>
          </table:table-cell>
          <table:table-cell table:formula="of:=1-[.S25]/SUM([.L25:.T25])" office:value-type="float" office:value="0.619402985074627">
            <text:p>0.6194</text:p>
          </table:table-cell>
          <table:table-cell table:formula="of:=[.I25]/[.J25]" office:value-type="percentage" office:value="0.432515337423313">
            <text:p>43.25%</text:p>
          </table:table-cell>
          <table:table-cell table:formula="of:=[.K25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5">
            <text:p>025</text:p>
          </table:table-cell>
          <table:table-cell/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300">
            <text:p>300</text:p>
          </table:table-cell>
          <table:table-cell office:value-type="string">
            <text:p>Rosedale Junior Public Scho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table:style-name="ce2" table:formula="of:=1-[.Z26]" office:value-type="percentage" office:value="0.559006211180124">
            <text:p>55.90%</text:p>
          </table:table-cell>
          <table:table-cell table:style-name="ce3" table:formula="of:=IF([.J26]&gt;0;[.I26]/[.J26];0)" office:value-type="float" office:value="0.536666666666667">
            <text:p>0.537</text:p>
          </table:table-cell>
          <table:table-cell table:style-name="ce4" table:formula="of:=[.O26]/SUM([.L26:.T26])" office:value-type="float" office:value="0.0496894409937888">
            <text:p>0.0497</text:p>
          </table:table-cell>
          <table:table-cell table:style-name="ce4" table:formula="of:=[.T26]/SUM([.L26:.T26])" office:value-type="float" office:value="0.391304347826087">
            <text:p>0.3913</text:p>
          </table:table-cell>
          <table:table-cell table:style-name="ce4" table:formula="of:=[.R26]/SUM([.L26:.T26])" office:value-type="float" office:value="0.0993788819875776">
            <text:p>0.0994</text:p>
          </table:table-cell>
          <table:table-cell table:formula="of:=[.S26]/SUM([.L26:.T26])" office:value-type="float" office:value="0.440993788819876">
            <text:p>0.4410</text:p>
          </table:table-cell>
          <table:table-cell table:formula="of:=[.E26]/[.I26]" office:value-type="float" office:value="0.360248447204969">
            <text:p>0.3602</text:p>
          </table:table-cell>
          <table:table-cell table:formula="of:=IF([.I26]&lt;144-119;0;0.4*[.Z26]+0.6*[.AA26])" office:value-type="float" office:value="0.392546583850932">
            <text:p>0.3925</text:p>
          </table:table-cell>
          <table:table-cell table:formula="of:=1-[.S26]/SUM([.L26:.T26])" office:value-type="float" office:value="0.559006211180124">
            <text:p>0.5590</text:p>
          </table:table-cell>
          <table:table-cell table:formula="of:=[.I26]/[.J26]" office:value-type="percentage" office:value="0.536666666666667">
            <text:p>53.67%</text:p>
          </table:table-cell>
          <table:table-cell table:formula="of:=[.K26]" office:value-type="string" office:string-value="Rosedale Junior Public School">
            <text:p>Rosedal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6">
            <text:p>026</text:p>
          </table:table-cell>
          <table:table-cell/>
          <table:table-cell office:value-type="float" office:value="107">
            <text:p>107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1">
            <text:p>181</text:p>
          </table:table-cell>
          <table:table-cell office:value-type="float" office:value="300">
            <text:p>300</text:p>
          </table:table-cell>
          <table:table-cell office:value-type="string">
            <text:p>Rosedale Presbyterian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59">
            <text:p>59</text:p>
          </table:table-cell>
          <table:table-cell table:style-name="ce2" table:formula="of:=1-[.Z27]" office:value-type="percentage" office:value="0.523529411764706">
            <text:p>52.35%</text:p>
          </table:table-cell>
          <table:table-cell table:style-name="ce3" table:formula="of:=IF([.J27]&gt;0;[.I27]/[.J27];0)" office:value-type="float" office:value="0.603333333333333">
            <text:p>0.603</text:p>
          </table:table-cell>
          <table:table-cell table:style-name="ce4" table:formula="of:=[.O27]/SUM([.L27:.T27])" office:value-type="float" office:value="0.0529411764705882">
            <text:p>0.0529</text:p>
          </table:table-cell>
          <table:table-cell table:style-name="ce4" table:formula="of:=[.T27]/SUM([.L27:.T27])" office:value-type="float" office:value="0.347058823529412">
            <text:p>0.3471</text:p>
          </table:table-cell>
          <table:table-cell table:style-name="ce4" table:formula="of:=[.R27]/SUM([.L27:.T27])" office:value-type="float" office:value="0.117647058823529">
            <text:p>0.1176</text:p>
          </table:table-cell>
          <table:table-cell table:formula="of:=[.S27]/SUM([.L27:.T27])" office:value-type="float" office:value="0.476470588235294">
            <text:p>0.4765</text:p>
          </table:table-cell>
          <table:table-cell table:formula="of:=[.E27]/[.I27]" office:value-type="float" office:value="0.331491712707182">
            <text:p>0.3315</text:p>
          </table:table-cell>
          <table:table-cell table:formula="of:=IF([.I27]&lt;144-119;0;0.4*[.Z27]+0.6*[.AA27])" office:value-type="float" office:value="0.389483262918427">
            <text:p>0.3895</text:p>
          </table:table-cell>
          <table:table-cell table:formula="of:=1-[.S27]/SUM([.L27:.T27])" office:value-type="float" office:value="0.523529411764706">
            <text:p>0.5235</text:p>
          </table:table-cell>
          <table:table-cell table:formula="of:=[.I27]/[.J27]" office:value-type="percentage" office:value="0.603333333333333">
            <text:p>60.33%</text:p>
          </table:table-cell>
          <table:table-cell table:formula="of:=[.K27]" office:value-type="string" office:string-value="Rosedale Presbyterian">
            <text:p>Rosedale Presbyteria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8">
            <text:p>028</text:p>
          </table:table-cell>
          <table:table-cell/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441">
            <text:p>441</text:p>
          </table:table-cell>
          <table:table-cell office:value-type="string">
            <text:p>877 Yonge Street - Fellowship Towers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table:style-name="ce2" table:formula="of:=1-[.Z28]" office:value-type="percentage" office:value="0.555555555555556">
            <text:p>55.56%</text:p>
          </table:table-cell>
          <table:table-cell table:style-name="ce3" table:formula="of:=IF([.J28]&gt;0;[.I28]/[.J28];0)" office:value-type="float" office:value="0.433106575963719">
            <text:p>0.433</text:p>
          </table:table-cell>
          <table:table-cell table:style-name="ce4" table:formula="of:=[.O28]/SUM([.L28:.T28])" office:value-type="float" office:value="0.0899470899470899">
            <text:p>0.0899</text:p>
          </table:table-cell>
          <table:table-cell table:style-name="ce4" table:formula="of:=[.T28]/SUM([.L28:.T28])" office:value-type="float" office:value="0.333333333333333">
            <text:p>0.3333</text:p>
          </table:table-cell>
          <table:table-cell table:style-name="ce4" table:formula="of:=[.R28]/SUM([.L28:.T28])" office:value-type="float" office:value="0.132275132275132">
            <text:p>0.1323</text:p>
          </table:table-cell>
          <table:table-cell table:formula="of:=[.S28]/SUM([.L28:.T28])" office:value-type="float" office:value="0.444444444444444">
            <text:p>0.4444</text:p>
          </table:table-cell>
          <table:table-cell table:formula="of:=[.E28]/[.I28]" office:value-type="float" office:value="0.450261780104712">
            <text:p>0.4503</text:p>
          </table:table-cell>
          <table:table-cell table:formula="of:=IF([.I28]&lt;144-119;0;0.4*[.Z28]+0.6*[.AA28])" office:value-type="float" office:value="0.447934845840605">
            <text:p>0.4479</text:p>
          </table:table-cell>
          <table:table-cell table:formula="of:=1-[.S28]/SUM([.L28:.T28])" office:value-type="float" office:value="0.555555555555556">
            <text:p>0.5556</text:p>
          </table:table-cell>
          <table:table-cell table:formula="of:=[.I28]/[.J28]" office:value-type="percentage" office:value="0.433106575963719">
            <text:p>43.31%</text:p>
          </table:table-cell>
          <table:table-cell table:formula="of:=[.K28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0">
            <text:p>030</text:p>
          </table:table-cell>
          <table:table-cell/>
          <table:table-cell office:value-type="float" office:value="106">
            <text:p>10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291">
            <text:p>291</text:p>
          </table:table-cell>
          <table:table-cell office:value-type="string">
            <text:p>877 Yonge Street - Fellowship Tow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table:style-name="ce2" table:formula="of:=1-[.Z29]" office:value-type="percentage" office:value="0.478260869565217">
            <text:p>47.83%</text:p>
          </table:table-cell>
          <table:table-cell table:style-name="ce3" table:formula="of:=IF([.J29]&gt;0;[.I29]/[.J29];0)" office:value-type="float" office:value="0.56701030927835">
            <text:p>0.567</text:p>
          </table:table-cell>
          <table:table-cell table:style-name="ce4" table:formula="of:=[.O29]/SUM([.L29:.T29])" office:value-type="float" office:value="0.136645962732919">
            <text:p>0.1366</text:p>
          </table:table-cell>
          <table:table-cell table:style-name="ce4" table:formula="of:=[.T29]/SUM([.L29:.T29])" office:value-type="float" office:value="0.267080745341615">
            <text:p>0.2671</text:p>
          </table:table-cell>
          <table:table-cell table:style-name="ce4" table:formula="of:=[.R29]/SUM([.L29:.T29])" office:value-type="float" office:value="0.0434782608695652">
            <text:p>0.0435</text:p>
          </table:table-cell>
          <table:table-cell table:formula="of:=[.S29]/SUM([.L29:.T29])" office:value-type="float" office:value="0.521739130434783">
            <text:p>0.5217</text:p>
          </table:table-cell>
          <table:table-cell table:formula="of:=[.E29]/[.I29]" office:value-type="float" office:value="0.266666666666667">
            <text:p>0.2667</text:p>
          </table:table-cell>
          <table:table-cell table:formula="of:=IF([.I29]&lt;144-119;0;0.4*[.Z29]+0.6*[.AA29])" office:value-type="float" office:value="0.368695652173913">
            <text:p>0.3687</text:p>
          </table:table-cell>
          <table:table-cell table:formula="of:=1-[.S29]/SUM([.L29:.T29])" office:value-type="float" office:value="0.478260869565217">
            <text:p>0.4783</text:p>
          </table:table-cell>
          <table:table-cell table:formula="of:=[.I29]/[.J29]" office:value-type="percentage" office:value="0.56701030927835">
            <text:p>56.70%</text:p>
          </table:table-cell>
          <table:table-cell table:formula="of:=[.K29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1">
            <text:p>031</text:p>
          </table:table-cell>
          <table:table-cell/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296">
            <text:p>296</text:p>
          </table:table-cell>
          <table:table-cell office:value-type="string">
            <text:p>Branksome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table:style-name="ce2" table:formula="of:=1-[.Z30]" office:value-type="percentage" office:value="0.567741935483871">
            <text:p>56.77%</text:p>
          </table:table-cell>
          <table:table-cell table:style-name="ce3" table:formula="of:=IF([.J30]&gt;0;[.I30]/[.J30];0)" office:value-type="float" office:value="0.523648648648649">
            <text:p>0.524</text:p>
          </table:table-cell>
          <table:table-cell table:style-name="ce4" table:formula="of:=[.O30]/SUM([.L30:.T30])" office:value-type="float" office:value="0.109677419354839">
            <text:p>0.1097</text:p>
          </table:table-cell>
          <table:table-cell table:style-name="ce4" table:formula="of:=[.T30]/SUM([.L30:.T30])" office:value-type="float" office:value="0.283870967741935">
            <text:p>0.2839</text:p>
          </table:table-cell>
          <table:table-cell table:style-name="ce4" table:formula="of:=[.R30]/SUM([.L30:.T30])" office:value-type="float" office:value="0.167741935483871">
            <text:p>0.1677</text:p>
          </table:table-cell>
          <table:table-cell table:formula="of:=[.S30]/SUM([.L30:.T30])" office:value-type="float" office:value="0.432258064516129">
            <text:p>0.4323</text:p>
          </table:table-cell>
          <table:table-cell table:formula="of:=[.E30]/[.I30]" office:value-type="float" office:value="0.438709677419355">
            <text:p>0.4387</text:p>
          </table:table-cell>
          <table:table-cell table:formula="of:=IF([.I30]&lt;144-119;0;0.4*[.Z30]+0.6*[.AA30])" office:value-type="float" office:value="0.436129032258065">
            <text:p>0.4361</text:p>
          </table:table-cell>
          <table:table-cell table:formula="of:=1-[.S30]/SUM([.L30:.T30])" office:value-type="float" office:value="0.567741935483871">
            <text:p>0.5677</text:p>
          </table:table-cell>
          <table:table-cell table:formula="of:=[.I30]/[.J30]" office:value-type="percentage" office:value="0.523648648648649">
            <text:p>52.36%</text:p>
          </table:table-cell>
          <table:table-cell table:formula="of:=[.K30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2">
            <text:p>032</text:p>
          </table:table-cell>
          <table:table-cell/>
          <table:table-cell office:value-type="float" office:value="102">
            <text:p>10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340">
            <text:p>340</text:p>
          </table:table-cell>
          <table:table-cell office:value-type="string">
            <text:p>Branksome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table:style-name="ce2" table:formula="of:=1-[.Z31]" office:value-type="percentage" office:value="0.490909090909091">
            <text:p>49.09%</text:p>
          </table:table-cell>
          <table:table-cell table:style-name="ce3" table:formula="of:=IF([.J31]&gt;0;[.I31]/[.J31];0)" office:value-type="float" office:value="0.485294117647059">
            <text:p>0.485</text:p>
          </table:table-cell>
          <table:table-cell table:style-name="ce4" table:formula="of:=[.O31]/SUM([.L31:.T31])" office:value-type="float" office:value="0.0303030303030303">
            <text:p>0.0303</text:p>
          </table:table-cell>
          <table:table-cell table:style-name="ce4" table:formula="of:=[.T31]/SUM([.L31:.T31])" office:value-type="float" office:value="0.339393939393939">
            <text:p>0.3394</text:p>
          </table:table-cell>
          <table:table-cell table:style-name="ce4" table:formula="of:=[.R31]/SUM([.L31:.T31])" office:value-type="float" office:value="0.109090909090909">
            <text:p>0.1091</text:p>
          </table:table-cell>
          <table:table-cell table:formula="of:=[.S31]/SUM([.L31:.T31])" office:value-type="float" office:value="0.509090909090909">
            <text:p>0.5091</text:p>
          </table:table-cell>
          <table:table-cell table:formula="of:=[.E31]/[.I31]" office:value-type="float" office:value="0.36969696969697">
            <text:p>0.3697</text:p>
          </table:table-cell>
          <table:table-cell table:formula="of:=IF([.I31]&lt;144-119;0;0.4*[.Z31]+0.6*[.AA31])" office:value-type="float" office:value="0.425454545454546">
            <text:p>0.4255</text:p>
          </table:table-cell>
          <table:table-cell table:formula="of:=1-[.S31]/SUM([.L31:.T31])" office:value-type="float" office:value="0.490909090909091">
            <text:p>0.4909</text:p>
          </table:table-cell>
          <table:table-cell table:formula="of:=[.I31]/[.J31]" office:value-type="percentage" office:value="0.485294117647059">
            <text:p>48.53%</text:p>
          </table:table-cell>
          <table:table-cell table:formula="of:=[.K31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4">
            <text:p>034</text:p>
          </table:table-cell>
          <table:table-cell/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248">
            <text:p>248</text:p>
          </table:table-cell>
          <table:table-cell office:value-type="string">
            <text:p>Jesse Ketchum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style-name="ce2" table:formula="of:=1-[.Z32]" office:value-type="percentage" office:value="0.597826086956522">
            <text:p>59.78%</text:p>
          </table:table-cell>
          <table:table-cell table:style-name="ce3" table:formula="of:=IF([.J32]&gt;0;[.I32]/[.J32];0)" office:value-type="float" office:value="0.370967741935484">
            <text:p>0.371</text:p>
          </table:table-cell>
          <table:table-cell table:style-name="ce4" table:formula="of:=[.O32]/SUM([.L32:.T32])" office:value-type="float" office:value="0.0978260869565217">
            <text:p>0.0978</text:p>
          </table:table-cell>
          <table:table-cell table:style-name="ce4" table:formula="of:=[.T32]/SUM([.L32:.T32])" office:value-type="float" office:value="0.380434782608696">
            <text:p>0.3804</text:p>
          </table:table-cell>
          <table:table-cell table:style-name="ce4" table:formula="of:=[.R32]/SUM([.L32:.T32])" office:value-type="float" office:value="0.108695652173913">
            <text:p>0.1087</text:p>
          </table:table-cell>
          <table:table-cell table:formula="of:=[.S32]/SUM([.L32:.T32])" office:value-type="float" office:value="0.402173913043478">
            <text:p>0.4022</text:p>
          </table:table-cell>
          <table:table-cell table:formula="of:=[.E32]/[.I32]" office:value-type="float" office:value="0.380434782608696">
            <text:p>0.3804</text:p>
          </table:table-cell>
          <table:table-cell table:formula="of:=IF([.I32]&lt;144-119;0;0.4*[.Z32]+0.6*[.AA32])" office:value-type="float" office:value="0.389130434782609">
            <text:p>0.3891</text:p>
          </table:table-cell>
          <table:table-cell table:formula="of:=1-[.S32]/SUM([.L32:.T32])" office:value-type="float" office:value="0.597826086956522">
            <text:p>0.5978</text:p>
          </table:table-cell>
          <table:table-cell table:formula="of:=[.I32]/[.J32]" office:value-type="percentage" office:value="0.370967741935484">
            <text:p>37.10%</text:p>
          </table:table-cell>
          <table:table-cell table:formula="of:=[.K32]" office:value-type="string" office:string-value="Jesse Ketchum Junior and Senior Public School">
            <text:p>Jesse Ketchum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5">
            <text:p>035</text:p>
          </table:table-cell>
          <table:table-cell/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78">
            <text:p>278</text:p>
          </table:table-cell>
          <table:table-cell office:value-type="string">
            <text:p>Jesse Ketchum Junior and Se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table:style-name="ce2" table:formula="of:=1-[.Z33]" office:value-type="percentage" office:value="0.495327102803738">
            <text:p>49.53%</text:p>
          </table:table-cell>
          <table:table-cell table:style-name="ce3" table:formula="of:=IF([.J33]&gt;0;[.I33]/[.J33];0)" office:value-type="float" office:value="0.384892086330935">
            <text:p>0.385</text:p>
          </table:table-cell>
          <table:table-cell table:style-name="ce4" table:formula="of:=[.O33]/SUM([.L33:.T33])" office:value-type="float" office:value="0.0747663551401869">
            <text:p>0.0748</text:p>
          </table:table-cell>
          <table:table-cell table:style-name="ce4" table:formula="of:=[.T33]/SUM([.L33:.T33])" office:value-type="float" office:value="0.336448598130841">
            <text:p>0.3364</text:p>
          </table:table-cell>
          <table:table-cell table:style-name="ce4" table:formula="of:=[.R33]/SUM([.L33:.T33])" office:value-type="float" office:value="0.0560747663551402">
            <text:p>0.0561</text:p>
          </table:table-cell>
          <table:table-cell table:formula="of:=[.S33]/SUM([.L33:.T33])" office:value-type="float" office:value="0.504672897196262">
            <text:p>0.5047</text:p>
          </table:table-cell>
          <table:table-cell table:formula="of:=[.E33]/[.I33]" office:value-type="float" office:value="0.289719626168224">
            <text:p>0.2897</text:p>
          </table:table-cell>
          <table:table-cell table:formula="of:=IF([.I33]&lt;144-119;0;0.4*[.Z33]+0.6*[.AA33])" office:value-type="float" office:value="0.375700934579439">
            <text:p>0.3757</text:p>
          </table:table-cell>
          <table:table-cell table:formula="of:=1-[.S33]/SUM([.L33:.T33])" office:value-type="float" office:value="0.495327102803738">
            <text:p>0.4953</text:p>
          </table:table-cell>
          <table:table-cell table:formula="of:=[.I33]/[.J33]" office:value-type="percentage" office:value="0.384892086330935">
            <text:p>38.49%</text:p>
          </table:table-cell>
          <table:table-cell table:formula="of:=[.K33]" office:value-type="string" office:string-value="Jesse Ketchum Junior and Senior Public School">
            <text:p>Jesse Ketchum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6">
            <text:p>036</text:p>
          </table:table-cell>
          <table:table-cell/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343">
            <text:p>343</text:p>
          </table:table-cell>
          <table:table-cell office:value-type="string">
            <text:p>877 Yonge Street - Fellowship Towers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table:style-name="ce2" table:formula="of:=1-[.Z34]" office:value-type="percentage" office:value="0.478527607361963">
            <text:p>47.85%</text:p>
          </table:table-cell>
          <table:table-cell table:style-name="ce3" table:formula="of:=IF([.J34]&gt;0;[.I34]/[.J34];0)" office:value-type="float" office:value="0.478134110787172">
            <text:p>0.478</text:p>
          </table:table-cell>
          <table:table-cell table:style-name="ce4" table:formula="of:=[.O34]/SUM([.L34:.T34])" office:value-type="float" office:value="0.110429447852761">
            <text:p>0.1104</text:p>
          </table:table-cell>
          <table:table-cell table:style-name="ce4" table:formula="of:=[.T34]/SUM([.L34:.T34])" office:value-type="float" office:value="0.276073619631902">
            <text:p>0.2761</text:p>
          </table:table-cell>
          <table:table-cell table:style-name="ce4" table:formula="of:=[.R34]/SUM([.L34:.T34])" office:value-type="float" office:value="0.0674846625766871">
            <text:p>0.0675</text:p>
          </table:table-cell>
          <table:table-cell table:formula="of:=[.S34]/SUM([.L34:.T34])" office:value-type="float" office:value="0.521472392638037">
            <text:p>0.5215</text:p>
          </table:table-cell>
          <table:table-cell table:formula="of:=[.E34]/[.I34]" office:value-type="float" office:value="0.396341463414634">
            <text:p>0.3963</text:p>
          </table:table-cell>
          <table:table-cell table:formula="of:=IF([.I34]&lt;144-119;0;0.4*[.Z34]+0.6*[.AA34])" office:value-type="float" office:value="0.446393835103995">
            <text:p>0.4464</text:p>
          </table:table-cell>
          <table:table-cell table:formula="of:=1-[.S34]/SUM([.L34:.T34])" office:value-type="float" office:value="0.478527607361963">
            <text:p>0.4785</text:p>
          </table:table-cell>
          <table:table-cell table:formula="of:=[.I34]/[.J34]" office:value-type="percentage" office:value="0.478134110787172">
            <text:p>47.81%</text:p>
          </table:table-cell>
          <table:table-cell table:formula="of:=[.K34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7">
            <text:p>037</text:p>
          </table:table-cell>
          <table:table-cell/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386">
            <text:p>386</text:p>
          </table:table-cell>
          <table:table-cell office:value-type="string">
            <text:p>École élémentaire catholique Sacré-Coeu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table:style-name="ce2" table:formula="of:=1-[.Z35]" office:value-type="percentage" office:value="0.555555555555556">
            <text:p>55.56%</text:p>
          </table:table-cell>
          <table:table-cell table:style-name="ce3" table:formula="of:=IF([.J35]&gt;0;[.I35]/[.J35];0)" office:value-type="float" office:value="0.329015544041451">
            <text:p>0.329</text:p>
          </table:table-cell>
          <table:table-cell table:style-name="ce4" table:formula="of:=[.O35]/SUM([.L35:.T35])" office:value-type="float" office:value="0.103174603174603">
            <text:p>0.1032</text:p>
          </table:table-cell>
          <table:table-cell table:style-name="ce4" table:formula="of:=[.T35]/SUM([.L35:.T35])" office:value-type="float" office:value="0.293650793650794">
            <text:p>0.2937</text:p>
          </table:table-cell>
          <table:table-cell table:style-name="ce4" table:formula="of:=[.R35]/SUM([.L35:.T35])" office:value-type="float" office:value="0.126984126984127">
            <text:p>0.1270</text:p>
          </table:table-cell>
          <table:table-cell table:formula="of:=[.S35]/SUM([.L35:.T35])" office:value-type="float" office:value="0.444444444444444">
            <text:p>0.4444</text:p>
          </table:table-cell>
          <table:table-cell table:formula="of:=[.E35]/[.I35]" office:value-type="float" office:value="0.488188976377953">
            <text:p>0.4882</text:p>
          </table:table-cell>
          <table:table-cell table:formula="of:=IF([.I35]&lt;144-119;0;0.4*[.Z35]+0.6*[.AA35])" office:value-type="float" office:value="0.47069116360455">
            <text:p>0.4707</text:p>
          </table:table-cell>
          <table:table-cell table:formula="of:=1-[.S35]/SUM([.L35:.T35])" office:value-type="float" office:value="0.555555555555556">
            <text:p>0.5556</text:p>
          </table:table-cell>
          <table:table-cell table:formula="of:=[.I35]/[.J35]" office:value-type="percentage" office:value="0.329015544041451">
            <text:p>32.90%</text:p>
          </table:table-cell>
          <table:table-cell table:formula="of:=[.K35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8">
            <text:p>038</text:p>
          </table:table-cell>
          <table:table-cell/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string">
            <text:p>École élémentaire catholique Sacré-Coe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style-name="ce2" table:formula="of:=1-[.Z36]" office:value-type="percentage" office:value="0.648648648648649">
            <text:p>64.86%</text:p>
          </table:table-cell>
          <table:table-cell table:style-name="ce3" table:formula="of:=IF([.J36]&gt;0;[.I36]/[.J36];0)" office:value-type="float" office:value="0.296">
            <text:p>0.296</text:p>
          </table:table-cell>
          <table:table-cell table:style-name="ce4" table:formula="of:=[.O36]/SUM([.L36:.T36])" office:value-type="float" office:value="0.324324324324324">
            <text:p>0.3243</text:p>
          </table:table-cell>
          <table:table-cell table:style-name="ce4" table:formula="of:=[.T36]/SUM([.L36:.T36])" office:value-type="float" office:value="0.135135135135135">
            <text:p>0.1351</text:p>
          </table:table-cell>
          <table:table-cell table:style-name="ce4" table:formula="of:=[.R36]/SUM([.L36:.T36])" office:value-type="float" office:value="0.0810810810810811">
            <text:p>0.0811</text:p>
          </table:table-cell>
          <table:table-cell table:formula="of:=[.S36]/SUM([.L36:.T36])" office:value-type="float" office:value="0.351351351351351">
            <text:p>0.3514</text:p>
          </table:table-cell>
          <table:table-cell table:formula="of:=[.E36]/[.I36]" office:value-type="float" office:value="0.648648648648649">
            <text:p>0.6486</text:p>
          </table:table-cell>
          <table:table-cell table:formula="of:=IF([.I36]&lt;144-119;0;0.4*[.Z36]+0.6*[.AA36])" office:value-type="float" office:value="0.52972972972973">
            <text:p>0.5297</text:p>
          </table:table-cell>
          <table:table-cell table:formula="of:=1-[.S36]/SUM([.L36:.T36])" office:value-type="float" office:value="0.648648648648649">
            <text:p>0.6486</text:p>
          </table:table-cell>
          <table:table-cell table:formula="of:=[.I36]/[.J36]" office:value-type="percentage" office:value="0.296">
            <text:p>29.60%</text:p>
          </table:table-cell>
          <table:table-cell table:formula="of:=[.K36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9">
            <text:p>039</text:p>
          </table:table-cell>
          <table:table-cell/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41">
            <text:p>141</text:p>
          </table:table-cell>
          <table:table-cell office:value-type="string">
            <text:p>Church of the Redeemer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style-name="ce2" table:formula="of:=1-[.Z37]" office:value-type="percentage" office:value="0.563636363636364">
            <text:p>56.36%</text:p>
          </table:table-cell>
          <table:table-cell table:style-name="ce3" table:formula="of:=IF([.J37]&gt;0;[.I37]/[.J37];0)" office:value-type="float" office:value="0.390070921985816">
            <text:p>0.390</text:p>
          </table:table-cell>
          <table:table-cell table:style-name="ce4" table:formula="of:=[.O37]/SUM([.L37:.T37])" office:value-type="float" office:value="0.109090909090909">
            <text:p>0.1091</text:p>
          </table:table-cell>
          <table:table-cell table:style-name="ce4" table:formula="of:=[.T37]/SUM([.L37:.T37])" office:value-type="float" office:value="0.345454545454545">
            <text:p>0.3455</text:p>
          </table:table-cell>
          <table:table-cell table:style-name="ce4" table:formula="of:=[.R37]/SUM([.L37:.T37])" office:value-type="float" office:value="0.109090909090909">
            <text:p>0.1091</text:p>
          </table:table-cell>
          <table:table-cell table:formula="of:=[.S37]/SUM([.L37:.T37])" office:value-type="float" office:value="0.436363636363636">
            <text:p>0.4364</text:p>
          </table:table-cell>
          <table:table-cell table:formula="of:=[.E37]/[.I37]" office:value-type="float" office:value="0.309090909090909">
            <text:p>0.3091</text:p>
          </table:table-cell>
          <table:table-cell table:formula="of:=IF([.I37]&lt;144-119;0;0.4*[.Z37]+0.6*[.AA37])" office:value-type="float" office:value="0.36">
            <text:p>0.3600</text:p>
          </table:table-cell>
          <table:table-cell table:formula="of:=1-[.S37]/SUM([.L37:.T37])" office:value-type="float" office:value="0.563636363636364">
            <text:p>0.5636</text:p>
          </table:table-cell>
          <table:table-cell table:formula="of:=[.I37]/[.J37]" office:value-type="percentage" office:value="0.390070921985816">
            <text:p>39.01%</text:p>
          </table:table-cell>
          <table:table-cell table:formula="of:=[.K37]" office:value-type="string" office:string-value="Church of the Redeemer">
            <text:p>Church of the Redeem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">
            <text:p>040</text:p>
          </table:table-cell>
          <table:table-cell/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362">
            <text:p>362</text:p>
          </table:table-cell>
          <table:table-cell office:value-type="string">
            <text:p>Church of the Redeemer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table:style-name="ce2" table:formula="of:=1-[.Z38]" office:value-type="percentage" office:value="0.533333333333333">
            <text:p>53.33%</text:p>
          </table:table-cell>
          <table:table-cell table:style-name="ce3" table:formula="of:=IF([.J38]&gt;0;[.I38]/[.J38];0)" office:value-type="float" office:value="0.292817679558011">
            <text:p>0.293</text:p>
          </table:table-cell>
          <table:table-cell table:style-name="ce4" table:formula="of:=[.O38]/SUM([.L38:.T38])" office:value-type="float" office:value="0.142857142857143">
            <text:p>0.1429</text:p>
          </table:table-cell>
          <table:table-cell table:style-name="ce4" table:formula="of:=[.T38]/SUM([.L38:.T38])" office:value-type="float" office:value="0.333333333333333">
            <text:p>0.3333</text:p>
          </table:table-cell>
          <table:table-cell table:style-name="ce4" table:formula="of:=[.R38]/SUM([.L38:.T38])" office:value-type="float" office:value="0.0285714285714286">
            <text:p>0.0286</text:p>
          </table:table-cell>
          <table:table-cell table:formula="of:=[.S38]/SUM([.L38:.T38])" office:value-type="float" office:value="0.466666666666667">
            <text:p>0.4667</text:p>
          </table:table-cell>
          <table:table-cell table:formula="of:=[.E38]/[.I38]" office:value-type="float" office:value="0.39622641509434">
            <text:p>0.3962</text:p>
          </table:table-cell>
          <table:table-cell table:formula="of:=IF([.I38]&lt;144-119;0;0.4*[.Z38]+0.6*[.AA38])" office:value-type="float" office:value="0.424402515723271">
            <text:p>0.4244</text:p>
          </table:table-cell>
          <table:table-cell table:formula="of:=1-[.S38]/SUM([.L38:.T38])" office:value-type="float" office:value="0.533333333333333">
            <text:p>0.5333</text:p>
          </table:table-cell>
          <table:table-cell table:formula="of:=[.I38]/[.J38]" office:value-type="percentage" office:value="0.292817679558011">
            <text:p>29.28%</text:p>
          </table:table-cell>
          <table:table-cell table:formula="of:=[.K38]" office:value-type="string" office:string-value="Church of the Redeemer">
            <text:p>Church of the Redeem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">
            <text:p>042</text:p>
          </table:table-cell>
          <table:table-cell/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44">
            <text:p>244</text:p>
          </table:table-cell>
          <table:table-cell office:value-type="string">
            <text:p>877 Yonge Street - Fellowship Tower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table:style-name="ce2" table:formula="of:=1-[.Z39]" office:value-type="percentage" office:value="0.528735632183908">
            <text:p>52.87%</text:p>
          </table:table-cell>
          <table:table-cell table:style-name="ce3" table:formula="of:=IF([.J39]&gt;0;[.I39]/[.J39];0)" office:value-type="float" office:value="0.360655737704918">
            <text:p>0.361</text:p>
          </table:table-cell>
          <table:table-cell table:style-name="ce4" table:formula="of:=[.O39]/SUM([.L39:.T39])" office:value-type="float" office:value="0.229885057471264">
            <text:p>0.2299</text:p>
          </table:table-cell>
          <table:table-cell table:style-name="ce4" table:formula="of:=[.T39]/SUM([.L39:.T39])" office:value-type="float" office:value="0.126436781609195">
            <text:p>0.1264</text:p>
          </table:table-cell>
          <table:table-cell table:style-name="ce4" table:formula="of:=[.R39]/SUM([.L39:.T39])" office:value-type="float" office:value="0.149425287356322">
            <text:p>0.1494</text:p>
          </table:table-cell>
          <table:table-cell table:formula="of:=[.S39]/SUM([.L39:.T39])" office:value-type="float" office:value="0.471264367816092">
            <text:p>0.4713</text:p>
          </table:table-cell>
          <table:table-cell table:formula="of:=[.E39]/[.I39]" office:value-type="float" office:value="0.590909090909091">
            <text:p>0.5909</text:p>
          </table:table-cell>
          <table:table-cell table:formula="of:=IF([.I39]&lt;144-119;0;0.4*[.Z39]+0.6*[.AA39])" office:value-type="float" office:value="0.543051201671891">
            <text:p>0.5431</text:p>
          </table:table-cell>
          <table:table-cell table:formula="of:=1-[.S39]/SUM([.L39:.T39])" office:value-type="float" office:value="0.528735632183908">
            <text:p>0.5287</text:p>
          </table:table-cell>
          <table:table-cell table:formula="of:=[.I39]/[.J39]" office:value-type="percentage" office:value="0.360655737704918">
            <text:p>36.07%</text:p>
          </table:table-cell>
          <table:table-cell table:formula="of:=[.K39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">
            <text:p>043</text:p>
          </table:table-cell>
          <table:table-cell/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250">
            <text:p>250</text:p>
          </table:table-cell>
          <table:table-cell office:value-type="string">
            <text:p>Church Street Community Centre (519 Church Street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table:style-name="ce2" table:formula="of:=1-[.Z40]" office:value-type="percentage" office:value="0.425531914893617">
            <text:p>42.55%</text:p>
          </table:table-cell>
          <table:table-cell table:style-name="ce3" table:formula="of:=IF([.J40]&gt;0;[.I40]/[.J40];0)" office:value-type="float" office:value="0.376">
            <text:p>0.376</text:p>
          </table:table-cell>
          <table:table-cell table:style-name="ce4" table:formula="of:=[.O40]/SUM([.L40:.T40])" office:value-type="float" office:value="0.202127659574468">
            <text:p>0.2021</text:p>
          </table:table-cell>
          <table:table-cell table:style-name="ce4" table:formula="of:=[.T40]/SUM([.L40:.T40])" office:value-type="float" office:value="0.0957446808510638">
            <text:p>0.0957</text:p>
          </table:table-cell>
          <table:table-cell table:style-name="ce4" table:formula="of:=[.R40]/SUM([.L40:.T40])" office:value-type="float" office:value="0.0851063829787234">
            <text:p>0.0851</text:p>
          </table:table-cell>
          <table:table-cell table:formula="of:=[.S40]/SUM([.L40:.T40])" office:value-type="float" office:value="0.574468085106383">
            <text:p>0.5745</text:p>
          </table:table-cell>
          <table:table-cell table:formula="of:=[.E40]/[.I40]" office:value-type="float" office:value="0.542553191489362">
            <text:p>0.5426</text:p>
          </table:table-cell>
          <table:table-cell table:formula="of:=IF([.I40]&lt;144-119;0;0.4*[.Z40]+0.6*[.AA40])" office:value-type="float" office:value="0.55531914893617">
            <text:p>0.5553</text:p>
          </table:table-cell>
          <table:table-cell table:formula="of:=1-[.S40]/SUM([.L40:.T40])" office:value-type="float" office:value="0.425531914893617">
            <text:p>0.4255</text:p>
          </table:table-cell>
          <table:table-cell table:formula="of:=[.I40]/[.J40]" office:value-type="percentage" office:value="0.376">
            <text:p>37.60%</text:p>
          </table:table-cell>
          <table:table-cell table:formula="of:=[.K40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">
            <text:p>044</text:p>
          </table:table-cell>
          <table:table-cell/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office:value-type="string">
            <text:p>École élémentaire catholique Sacré-Coe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table:style-name="ce2" table:formula="of:=1-[.Z41]" office:value-type="percentage" office:value="0.566666666666667">
            <text:p>56.67%</text:p>
          </table:table-cell>
          <table:table-cell table:style-name="ce3" table:formula="of:=IF([.J41]&gt;0;[.I41]/[.J41];0)" office:value-type="float" office:value="0.430555555555556">
            <text:p>0.431</text:p>
          </table:table-cell>
          <table:table-cell table:style-name="ce4" table:formula="of:=[.O41]/SUM([.L41:.T41])" office:value-type="float" office:value="0.322222222222222">
            <text:p>0.3222</text:p>
          </table:table-cell>
          <table:table-cell table:style-name="ce4" table:formula="of:=[.T41]/SUM([.L41:.T41])" office:value-type="float" office:value="0.0888888888888889">
            <text:p>0.0889</text:p>
          </table:table-cell>
          <table:table-cell table:style-name="ce4" table:formula="of:=[.R41]/SUM([.L41:.T41])" office:value-type="float" office:value="0.144444444444444">
            <text:p>0.1444</text:p>
          </table:table-cell>
          <table:table-cell table:formula="of:=[.S41]/SUM([.L41:.T41])" office:value-type="float" office:value="0.433333333333333">
            <text:p>0.4333</text:p>
          </table:table-cell>
          <table:table-cell table:formula="of:=[.E41]/[.I41]" office:value-type="float" office:value="0.591397849462366">
            <text:p>0.5914</text:p>
          </table:table-cell>
          <table:table-cell table:formula="of:=IF([.I41]&lt;144-119;0;0.4*[.Z41]+0.6*[.AA41])" office:value-type="float" office:value="0.528172043010753">
            <text:p>0.5282</text:p>
          </table:table-cell>
          <table:table-cell table:formula="of:=1-[.S41]/SUM([.L41:.T41])" office:value-type="float" office:value="0.566666666666667">
            <text:p>0.5667</text:p>
          </table:table-cell>
          <table:table-cell table:formula="of:=[.I41]/[.J41]" office:value-type="percentage" office:value="0.430555555555556">
            <text:p>43.06%</text:p>
          </table:table-cell>
          <table:table-cell table:formula="of:=[.K41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">
            <text:p>045</text:p>
          </table:table-cell>
          <table:table-cell/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66">
            <text:p>166</text:p>
          </table:table-cell>
          <table:table-cell office:value-type="string">
            <text:p>École élémentaire catholique Sacré-Coeu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style-name="ce2" table:formula="of:=1-[.Z42]" office:value-type="percentage" office:value="0.6">
            <text:p>60.00%</text:p>
          </table:table-cell>
          <table:table-cell table:style-name="ce3" table:formula="of:=IF([.J42]&gt;0;[.I42]/[.J42];0)" office:value-type="float" office:value="0.397590361445783">
            <text:p>0.398</text:p>
          </table:table-cell>
          <table:table-cell table:style-name="ce4" table:formula="of:=[.O42]/SUM([.L42:.T42])" office:value-type="float" office:value="0.369230769230769">
            <text:p>0.3692</text:p>
          </table:table-cell>
          <table:table-cell table:style-name="ce4" table:formula="of:=[.T42]/SUM([.L42:.T42])" office:value-type="float" office:value="0.0461538461538462">
            <text:p>0.0462</text:p>
          </table:table-cell>
          <table:table-cell table:style-name="ce4" table:formula="of:=[.R42]/SUM([.L42:.T42])" office:value-type="float" office:value="0.138461538461538">
            <text:p>0.1385</text:p>
          </table:table-cell>
          <table:table-cell table:formula="of:=[.S42]/SUM([.L42:.T42])" office:value-type="float" office:value="0.4">
            <text:p>0.4000</text:p>
          </table:table-cell>
          <table:table-cell table:formula="of:=[.E42]/[.I42]" office:value-type="float" office:value="0.651515151515152">
            <text:p>0.6515</text:p>
          </table:table-cell>
          <table:table-cell table:formula="of:=IF([.I42]&lt;144-119;0;0.4*[.Z42]+0.6*[.AA42])" office:value-type="float" office:value="0.550909090909091">
            <text:p>0.5509</text:p>
          </table:table-cell>
          <table:table-cell table:formula="of:=1-[.S42]/SUM([.L42:.T42])" office:value-type="float" office:value="0.6">
            <text:p>0.6000</text:p>
          </table:table-cell>
          <table:table-cell table:formula="of:=[.I42]/[.J42]" office:value-type="percentage" office:value="0.397590361445783">
            <text:p>39.76%</text:p>
          </table:table-cell>
          <table:table-cell table:formula="of:=[.K42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">
            <text:p>046</text:p>
          </table:table-cell>
          <table:table-cell/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300">
            <text:p>300</text:p>
          </table:table-cell>
          <table:table-cell office:value-type="string">
            <text:p>St. Martin's School / A.P.P.L.E. Alternati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table:style-name="ce2" table:formula="of:=1-[.Z43]" office:value-type="percentage" office:value="0.51685393258427">
            <text:p>51.69%</text:p>
          </table:table-cell>
          <table:table-cell table:style-name="ce3" table:formula="of:=IF([.J43]&gt;0;[.I43]/[.J43];0)" office:value-type="float" office:value="0.593333333333333">
            <text:p>0.593</text:p>
          </table:table-cell>
          <table:table-cell table:style-name="ce4" table:formula="of:=[.O43]/SUM([.L43:.T43])" office:value-type="float" office:value="0.112359550561798">
            <text:p>0.1124</text:p>
          </table:table-cell>
          <table:table-cell table:style-name="ce4" table:formula="of:=[.T43]/SUM([.L43:.T43])" office:value-type="float" office:value="0.191011235955056">
            <text:p>0.1910</text:p>
          </table:table-cell>
          <table:table-cell table:style-name="ce4" table:formula="of:=[.R43]/SUM([.L43:.T43])" office:value-type="float" office:value="0.196629213483146">
            <text:p>0.1966</text:p>
          </table:table-cell>
          <table:table-cell table:formula="of:=[.S43]/SUM([.L43:.T43])" office:value-type="float" office:value="0.48314606741573">
            <text:p>0.4831</text:p>
          </table:table-cell>
          <table:table-cell table:formula="of:=[.E43]/[.I43]" office:value-type="float" office:value="0.455056179775281">
            <text:p>0.4551</text:p>
          </table:table-cell>
          <table:table-cell table:formula="of:=IF([.I43]&lt;144-119;0;0.4*[.Z43]+0.6*[.AA43])" office:value-type="float" office:value="0.466292134831461">
            <text:p>0.4663</text:p>
          </table:table-cell>
          <table:table-cell table:formula="of:=1-[.S43]/SUM([.L43:.T43])" office:value-type="float" office:value="0.51685393258427">
            <text:p>0.5169</text:p>
          </table:table-cell>
          <table:table-cell table:formula="of:=[.I43]/[.J43]" office:value-type="percentage" office:value="0.593333333333333">
            <text:p>59.33%</text:p>
          </table:table-cell>
          <table:table-cell table:formula="of:=[.K43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">
            <text:p>047</text:p>
          </table:table-cell>
          <table:table-cell/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314">
            <text:p>314</text:p>
          </table:table-cell>
          <table:table-cell office:value-type="string">
            <text:p>St. Martin's School / A.P.P.L.E. Alternativ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34">
            <text:p>34</text:p>
          </table:table-cell>
          <table:table-cell table:style-name="ce2" table:formula="of:=1-[.Z44]" office:value-type="percentage" office:value="0.51123595505618">
            <text:p>51.12%</text:p>
          </table:table-cell>
          <table:table-cell table:style-name="ce3" table:formula="of:=IF([.J44]&gt;0;[.I44]/[.J44];0)" office:value-type="float" office:value="0.570063694267516">
            <text:p>0.570</text:p>
          </table:table-cell>
          <table:table-cell table:style-name="ce4" table:formula="of:=[.O44]/SUM([.L44:.T44])" office:value-type="float" office:value="0.146067415730337">
            <text:p>0.1461</text:p>
          </table:table-cell>
          <table:table-cell table:style-name="ce4" table:formula="of:=[.T44]/SUM([.L44:.T44])" office:value-type="float" office:value="0.191011235955056">
            <text:p>0.1910</text:p>
          </table:table-cell>
          <table:table-cell table:style-name="ce4" table:formula="of:=[.R44]/SUM([.L44:.T44])" office:value-type="float" office:value="0.157303370786517">
            <text:p>0.1573</text:p>
          </table:table-cell>
          <table:table-cell table:formula="of:=[.S44]/SUM([.L44:.T44])" office:value-type="float" office:value="0.48876404494382">
            <text:p>0.4888</text:p>
          </table:table-cell>
          <table:table-cell table:formula="of:=[.E44]/[.I44]" office:value-type="float" office:value="0.519553072625698">
            <text:p>0.5196</text:p>
          </table:table-cell>
          <table:table-cell table:formula="of:=IF([.I44]&lt;144-119;0;0.4*[.Z44]+0.6*[.AA44])" office:value-type="float" office:value="0.507237461552947">
            <text:p>0.5072</text:p>
          </table:table-cell>
          <table:table-cell table:formula="of:=1-[.S44]/SUM([.L44:.T44])" office:value-type="float" office:value="0.51123595505618">
            <text:p>0.5112</text:p>
          </table:table-cell>
          <table:table-cell table:formula="of:=[.I44]/[.J44]" office:value-type="percentage" office:value="0.570063694267516">
            <text:p>57.01%</text:p>
          </table:table-cell>
          <table:table-cell table:formula="of:=[.K44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">
            <text:p>048</text:p>
          </table:table-cell>
          <table:table-cell/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office:value-type="string">
            <text:p>877 Yonge Street - Fellowship Towers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style-name="ce2" table:formula="of:=1-[.Z45]" office:value-type="percentage" office:value="0.472727272727273">
            <text:p>47.27%</text:p>
          </table:table-cell>
          <table:table-cell table:style-name="ce3" table:formula="of:=IF([.J45]&gt;0;[.I45]/[.J45];0)" office:value-type="float" office:value="0.366666666666667">
            <text:p>0.367</text:p>
          </table:table-cell>
          <table:table-cell table:style-name="ce4" table:formula="of:=[.O45]/SUM([.L45:.T45])" office:value-type="float" office:value="0.127272727272727">
            <text:p>0.1273</text:p>
          </table:table-cell>
          <table:table-cell table:style-name="ce4" table:formula="of:=[.T45]/SUM([.L45:.T45])" office:value-type="float" office:value="0.181818181818182">
            <text:p>0.1818</text:p>
          </table:table-cell>
          <table:table-cell table:style-name="ce4" table:formula="of:=[.R45]/SUM([.L45:.T45])" office:value-type="float" office:value="0.127272727272727">
            <text:p>0.1273</text:p>
          </table:table-cell>
          <table:table-cell table:formula="of:=[.S45]/SUM([.L45:.T45])" office:value-type="float" office:value="0.527272727272727">
            <text:p>0.5273</text:p>
          </table:table-cell>
          <table:table-cell table:formula="of:=[.E45]/[.I45]" office:value-type="float" office:value="0.454545454545455">
            <text:p>0.4545</text:p>
          </table:table-cell>
          <table:table-cell table:formula="of:=IF([.I45]&lt;144-119;0;0.4*[.Z45]+0.6*[.AA45])" office:value-type="float" office:value="0.483636363636364">
            <text:p>0.4836</text:p>
          </table:table-cell>
          <table:table-cell table:formula="of:=1-[.S45]/SUM([.L45:.T45])" office:value-type="float" office:value="0.472727272727273">
            <text:p>0.4727</text:p>
          </table:table-cell>
          <table:table-cell table:formula="of:=[.I45]/[.J45]" office:value-type="percentage" office:value="0.366666666666667">
            <text:p>36.67%</text:p>
          </table:table-cell>
          <table:table-cell table:formula="of:=[.K45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">
            <text:p>049</text:p>
          </table:table-cell>
          <table:table-cell/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6">
            <text:p>156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style-name="ce2" table:formula="of:=1-[.Z46]" office:value-type="percentage" office:value="0.630769230769231">
            <text:p>63.08%</text:p>
          </table:table-cell>
          <table:table-cell table:style-name="ce3" table:formula="of:=IF([.J46]&gt;0;[.I46]/[.J46];0)" office:value-type="float" office:value="0.416666666666667">
            <text:p>0.417</text:p>
          </table:table-cell>
          <table:table-cell table:style-name="ce4" table:formula="of:=[.O46]/SUM([.L46:.T46])" office:value-type="float" office:value="0.307692307692308">
            <text:p>0.3077</text:p>
          </table:table-cell>
          <table:table-cell table:style-name="ce4" table:formula="of:=[.T46]/SUM([.L46:.T46])" office:value-type="float" office:value="0.138461538461538">
            <text:p>0.1385</text:p>
          </table:table-cell>
          <table:table-cell table:style-name="ce4" table:formula="of:=[.R46]/SUM([.L46:.T46])" office:value-type="float" office:value="0.138461538461538">
            <text:p>0.1385</text:p>
          </table:table-cell>
          <table:table-cell table:formula="of:=[.S46]/SUM([.L46:.T46])" office:value-type="float" office:value="0.369230769230769">
            <text:p>0.3692</text:p>
          </table:table-cell>
          <table:table-cell table:formula="of:=[.E46]/[.I46]" office:value-type="float" office:value="0.523076923076923">
            <text:p>0.5231</text:p>
          </table:table-cell>
          <table:table-cell table:formula="of:=IF([.I46]&lt;144-119;0;0.4*[.Z46]+0.6*[.AA46])" office:value-type="float" office:value="0.461538461538462">
            <text:p>0.4615</text:p>
          </table:table-cell>
          <table:table-cell table:formula="of:=1-[.S46]/SUM([.L46:.T46])" office:value-type="float" office:value="0.630769230769231">
            <text:p>0.6308</text:p>
          </table:table-cell>
          <table:table-cell table:formula="of:=[.I46]/[.J46]" office:value-type="percentage" office:value="0.416666666666667">
            <text:p>41.67%</text:p>
          </table:table-cell>
          <table:table-cell table:formula="of:=[.K46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">
            <text:p>050</text:p>
          </table:table-cell>
          <table:table-cell/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84">
            <text:p>184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style-name="ce2" table:formula="of:=1-[.Z47]" office:value-type="percentage" office:value="0.618556701030928">
            <text:p>61.86%</text:p>
          </table:table-cell>
          <table:table-cell table:style-name="ce3" table:formula="of:=IF([.J47]&gt;0;[.I47]/[.J47];0)" office:value-type="float" office:value="0.527173913043478">
            <text:p>0.527</text:p>
          </table:table-cell>
          <table:table-cell table:style-name="ce4" table:formula="of:=[.O47]/SUM([.L47:.T47])" office:value-type="float" office:value="0.329896907216495">
            <text:p>0.3299</text:p>
          </table:table-cell>
          <table:table-cell table:style-name="ce4" table:formula="of:=[.T47]/SUM([.L47:.T47])" office:value-type="float" office:value="0.103092783505155">
            <text:p>0.1031</text:p>
          </table:table-cell>
          <table:table-cell table:style-name="ce4" table:formula="of:=[.R47]/SUM([.L47:.T47])" office:value-type="float" office:value="0.185567010309278">
            <text:p>0.1856</text:p>
          </table:table-cell>
          <table:table-cell table:formula="of:=[.S47]/SUM([.L47:.T47])" office:value-type="float" office:value="0.381443298969072">
            <text:p>0.3814</text:p>
          </table:table-cell>
          <table:table-cell table:formula="of:=[.E47]/[.I47]" office:value-type="float" office:value="0.577319587628866">
            <text:p>0.5773</text:p>
          </table:table-cell>
          <table:table-cell table:formula="of:=IF([.I47]&lt;144-119;0;0.4*[.Z47]+0.6*[.AA47])" office:value-type="float" office:value="0.498969072164948">
            <text:p>0.4990</text:p>
          </table:table-cell>
          <table:table-cell table:formula="of:=1-[.S47]/SUM([.L47:.T47])" office:value-type="float" office:value="0.618556701030928">
            <text:p>0.6186</text:p>
          </table:table-cell>
          <table:table-cell table:formula="of:=[.I47]/[.J47]" office:value-type="percentage" office:value="0.527173913043478">
            <text:p>52.72%</text:p>
          </table:table-cell>
          <table:table-cell table:formula="of:=[.K47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">
            <text:p>051</text:p>
          </table:table-cell>
          <table:table-cell/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230">
            <text:p>230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ce2" table:formula="of:=1-[.Z48]" office:value-type="percentage" office:value="0.552083333333333">
            <text:p>55.21%</text:p>
          </table:table-cell>
          <table:table-cell table:style-name="ce3" table:formula="of:=IF([.J48]&gt;0;[.I48]/[.J48];0)" office:value-type="float" office:value="0.417391304347826">
            <text:p>0.417</text:p>
          </table:table-cell>
          <table:table-cell table:style-name="ce4" table:formula="of:=[.O48]/SUM([.L48:.T48])" office:value-type="float" office:value="0.364583333333333">
            <text:p>0.3646</text:p>
          </table:table-cell>
          <table:table-cell table:style-name="ce4" table:formula="of:=[.T48]/SUM([.L48:.T48])" office:value-type="float" office:value="0.0416666666666667">
            <text:p>0.0417</text:p>
          </table:table-cell>
          <table:table-cell table:style-name="ce4" table:formula="of:=[.R48]/SUM([.L48:.T48])" office:value-type="float" office:value="0.0833333333333333">
            <text:p>0.0833</text:p>
          </table:table-cell>
          <table:table-cell table:formula="of:=[.S48]/SUM([.L48:.T48])" office:value-type="float" office:value="0.447916666666667">
            <text:p>0.4479</text:p>
          </table:table-cell>
          <table:table-cell table:formula="of:=[.E48]/[.I48]" office:value-type="float" office:value="0.604166666666667">
            <text:p>0.6042</text:p>
          </table:table-cell>
          <table:table-cell table:formula="of:=IF([.I48]&lt;144-119;0;0.4*[.Z48]+0.6*[.AA48])" office:value-type="float" office:value="0.541666666666667">
            <text:p>0.5417</text:p>
          </table:table-cell>
          <table:table-cell table:formula="of:=1-[.S48]/SUM([.L48:.T48])" office:value-type="float" office:value="0.552083333333333">
            <text:p>0.5521</text:p>
          </table:table-cell>
          <table:table-cell table:formula="of:=[.I48]/[.J48]" office:value-type="percentage" office:value="0.417391304347826">
            <text:p>41.74%</text:p>
          </table:table-cell>
          <table:table-cell table:formula="of:=[.K48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">
            <text:p>053</text:p>
          </table:table-cell>
          <table:table-cell/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34">
            <text:p>234</text:p>
          </table:table-cell>
          <table:table-cell office:value-type="string">
            <text:p>École élémentaire catholique Sacré-Coeur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table:style-name="ce2" table:formula="of:=1-[.Z49]" office:value-type="percentage" office:value="0.508333333333333">
            <text:p>50.83%</text:p>
          </table:table-cell>
          <table:table-cell table:style-name="ce3" table:formula="of:=IF([.J49]&gt;0;[.I49]/[.J49];0)" office:value-type="float" office:value="0.512820512820513">
            <text:p>0.513</text:p>
          </table:table-cell>
          <table:table-cell table:style-name="ce4" table:formula="of:=[.O49]/SUM([.L49:.T49])" office:value-type="float" office:value="0.308333333333333">
            <text:p>0.3083</text:p>
          </table:table-cell>
          <table:table-cell table:style-name="ce4" table:formula="of:=[.T49]/SUM([.L49:.T49])" office:value-type="float" office:value="0.133333333333333">
            <text:p>0.1333</text:p>
          </table:table-cell>
          <table:table-cell table:style-name="ce4" table:formula="of:=[.R49]/SUM([.L49:.T49])" office:value-type="float" office:value="0.0666666666666667">
            <text:p>0.0667</text:p>
          </table:table-cell>
          <table:table-cell table:formula="of:=[.S49]/SUM([.L49:.T49])" office:value-type="float" office:value="0.491666666666667">
            <text:p>0.4917</text:p>
          </table:table-cell>
          <table:table-cell table:formula="of:=[.E49]/[.I49]" office:value-type="float" office:value="0.5">
            <text:p>0.5000</text:p>
          </table:table-cell>
          <table:table-cell table:formula="of:=IF([.I49]&lt;144-119;0;0.4*[.Z49]+0.6*[.AA49])" office:value-type="float" office:value="0.496666666666667">
            <text:p>0.4967</text:p>
          </table:table-cell>
          <table:table-cell table:formula="of:=1-[.S49]/SUM([.L49:.T49])" office:value-type="float" office:value="0.508333333333333">
            <text:p>0.5083</text:p>
          </table:table-cell>
          <table:table-cell table:formula="of:=[.I49]/[.J49]" office:value-type="percentage" office:value="0.512820512820513">
            <text:p>51.28%</text:p>
          </table:table-cell>
          <table:table-cell table:formula="of:=[.K49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">
            <text:p>055</text:p>
          </table:table-cell>
          <table:table-cell/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43">
            <text:p>243</text:p>
          </table:table-cell>
          <table:table-cell office:value-type="string">
            <text:p>Winchester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style-name="ce2" table:formula="of:=1-[.Z50]" office:value-type="percentage" office:value="0.438775510204082">
            <text:p>43.88%</text:p>
          </table:table-cell>
          <table:table-cell table:style-name="ce3" table:formula="of:=IF([.J50]&gt;0;[.I50]/[.J50];0)" office:value-type="float" office:value="0.411522633744856">
            <text:p>0.412</text:p>
          </table:table-cell>
          <table:table-cell table:style-name="ce4" table:formula="of:=[.O50]/SUM([.L50:.T50])" office:value-type="float" office:value="0.183673469387755">
            <text:p>0.1837</text:p>
          </table:table-cell>
          <table:table-cell table:style-name="ce4" table:formula="of:=[.T50]/SUM([.L50:.T50])" office:value-type="float" office:value="0.13265306122449">
            <text:p>0.1327</text:p>
          </table:table-cell>
          <table:table-cell table:style-name="ce4" table:formula="of:=[.R50]/SUM([.L50:.T50])" office:value-type="float" office:value="0.102040816326531">
            <text:p>0.1020</text:p>
          </table:table-cell>
          <table:table-cell table:formula="of:=[.S50]/SUM([.L50:.T50])" office:value-type="float" office:value="0.561224489795918">
            <text:p>0.5612</text:p>
          </table:table-cell>
          <table:table-cell table:formula="of:=[.E50]/[.I50]" office:value-type="float" office:value="0.47">
            <text:p>0.4700</text:p>
          </table:table-cell>
          <table:table-cell table:formula="of:=IF([.I50]&lt;144-119;0;0.4*[.Z50]+0.6*[.AA50])" office:value-type="float" office:value="0.506489795918367">
            <text:p>0.5065</text:p>
          </table:table-cell>
          <table:table-cell table:formula="of:=1-[.S50]/SUM([.L50:.T50])" office:value-type="float" office:value="0.438775510204082">
            <text:p>0.4388</text:p>
          </table:table-cell>
          <table:table-cell table:formula="of:=[.I50]/[.J50]" office:value-type="percentage" office:value="0.411522633744856">
            <text:p>41.15%</text:p>
          </table:table-cell>
          <table:table-cell table:formula="of:=[.K50]" office:value-type="string" office:string-value="Winchester Junior and Senior Public School">
            <text:p>Winchester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">
            <text:p>056</text:p>
          </table:table-cell>
          <table:table-cell/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301">
            <text:p>301</text:p>
          </table:table-cell>
          <table:table-cell office:value-type="string">
            <text:p>St. Martin's School / A.P.P.L.E. Alternativ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table:style-name="ce2" table:formula="of:=1-[.Z51]" office:value-type="percentage" office:value="0.519736842105263">
            <text:p>51.97%</text:p>
          </table:table-cell>
          <table:table-cell table:style-name="ce3" table:formula="of:=IF([.J51]&gt;0;[.I51]/[.J51];0)" office:value-type="float" office:value="0.511627906976744">
            <text:p>0.512</text:p>
          </table:table-cell>
          <table:table-cell table:style-name="ce4" table:formula="of:=[.O51]/SUM([.L51:.T51])" office:value-type="float" office:value="0.157894736842105">
            <text:p>0.1579</text:p>
          </table:table-cell>
          <table:table-cell table:style-name="ce4" table:formula="of:=[.T51]/SUM([.L51:.T51])" office:value-type="float" office:value="0.105263157894737">
            <text:p>0.1053</text:p>
          </table:table-cell>
          <table:table-cell table:style-name="ce4" table:formula="of:=[.R51]/SUM([.L51:.T51])" office:value-type="float" office:value="0.236842105263158">
            <text:p>0.2368</text:p>
          </table:table-cell>
          <table:table-cell table:formula="of:=[.S51]/SUM([.L51:.T51])" office:value-type="float" office:value="0.480263157894737">
            <text:p>0.4803</text:p>
          </table:table-cell>
          <table:table-cell table:formula="of:=[.E51]/[.I51]" office:value-type="float" office:value="0.564935064935065">
            <text:p>0.5649</text:p>
          </table:table-cell>
          <table:table-cell table:formula="of:=IF([.I51]&lt;144-119;0;0.4*[.Z51]+0.6*[.AA51])" office:value-type="float" office:value="0.531066302118934">
            <text:p>0.5311</text:p>
          </table:table-cell>
          <table:table-cell table:formula="of:=1-[.S51]/SUM([.L51:.T51])" office:value-type="float" office:value="0.519736842105263">
            <text:p>0.5197</text:p>
          </table:table-cell>
          <table:table-cell table:formula="of:=[.I51]/[.J51]" office:value-type="percentage" office:value="0.511627906976744">
            <text:p>51.16%</text:p>
          </table:table-cell>
          <table:table-cell table:formula="of:=[.K51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7">
            <text:p>057</text:p>
          </table:table-cell>
          <table:table-cell/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25">
            <text:p>325</text:p>
          </table:table-cell>
          <table:table-cell office:value-type="string">
            <text:p>St. Martin's School / A.P.P.L.E. Alternative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table:style-name="ce2" table:formula="of:=1-[.Z52]" office:value-type="percentage" office:value="0.46927374301676">
            <text:p>46.93%</text:p>
          </table:table-cell>
          <table:table-cell table:style-name="ce3" table:formula="of:=IF([.J52]&gt;0;[.I52]/[.J52];0)" office:value-type="float" office:value="0.553846153846154">
            <text:p>0.554</text:p>
          </table:table-cell>
          <table:table-cell table:style-name="ce4" table:formula="of:=[.O52]/SUM([.L52:.T52])" office:value-type="float" office:value="0.0949720670391061">
            <text:p>0.0950</text:p>
          </table:table-cell>
          <table:table-cell table:style-name="ce4" table:formula="of:=[.T52]/SUM([.L52:.T52])" office:value-type="float" office:value="0.240223463687151">
            <text:p>0.2402</text:p>
          </table:table-cell>
          <table:table-cell table:style-name="ce4" table:formula="of:=[.R52]/SUM([.L52:.T52])" office:value-type="float" office:value="0.134078212290503">
            <text:p>0.1341</text:p>
          </table:table-cell>
          <table:table-cell table:formula="of:=[.S52]/SUM([.L52:.T52])" office:value-type="float" office:value="0.53072625698324">
            <text:p>0.5307</text:p>
          </table:table-cell>
          <table:table-cell table:formula="of:=[.E52]/[.I52]" office:value-type="float" office:value="0.494444444444444">
            <text:p>0.4944</text:p>
          </table:table-cell>
          <table:table-cell table:formula="of:=IF([.I52]&lt;144-119;0;0.4*[.Z52]+0.6*[.AA52])" office:value-type="float" office:value="0.508957169459963">
            <text:p>0.5090</text:p>
          </table:table-cell>
          <table:table-cell table:formula="of:=1-[.S52]/SUM([.L52:.T52])" office:value-type="float" office:value="0.46927374301676">
            <text:p>0.4693</text:p>
          </table:table-cell>
          <table:table-cell table:formula="of:=[.I52]/[.J52]" office:value-type="percentage" office:value="0.553846153846154">
            <text:p>55.38%</text:p>
          </table:table-cell>
          <table:table-cell table:formula="of:=[.K52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060</text:p>
          </table:table-cell>
          <table:table-cell/>
          <table:table-cell office:value-type="float" office:value="112">
            <text:p>112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777">
            <text:p>777</text:p>
          </table:table-cell>
          <table:table-cell office:value-type="string">
            <text:p>St. Joseph's College Scho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float" office:value="41">
            <text:p>41</text:p>
          </table:table-cell>
          <table:table-cell table:style-name="ce2" table:formula="of:=1-[.Z53]" office:value-type="percentage" office:value="0.647482014388489">
            <text:p>64.75%</text:p>
          </table:table-cell>
          <table:table-cell table:style-name="ce3" table:formula="of:=IF([.J53]&gt;0;[.I53]/[.J53];0)" office:value-type="float" office:value="0.361647361647362">
            <text:p>0.362</text:p>
          </table:table-cell>
          <table:table-cell table:style-name="ce4" table:formula="of:=[.O53]/SUM([.L53:.T53])" office:value-type="float" office:value="0.294964028776978">
            <text:p>0.2950</text:p>
          </table:table-cell>
          <table:table-cell table:style-name="ce4" table:formula="of:=[.T53]/SUM([.L53:.T53])" office:value-type="float" office:value="0.147482014388489">
            <text:p>0.1475</text:p>
          </table:table-cell>
          <table:table-cell table:style-name="ce4" table:formula="of:=[.R53]/SUM([.L53:.T53])" office:value-type="float" office:value="0.140287769784173">
            <text:p>0.1403</text:p>
          </table:table-cell>
          <table:table-cell table:formula="of:=[.S53]/SUM([.L53:.T53])" office:value-type="float" office:value="0.352517985611511">
            <text:p>0.3525</text:p>
          </table:table-cell>
          <table:table-cell table:formula="of:=[.E53]/[.I53]" office:value-type="float" office:value="0.576512455516014">
            <text:p>0.5765</text:p>
          </table:table-cell>
          <table:table-cell table:formula="of:=IF([.I53]&lt;144-119;0;0.4*[.Z53]+0.6*[.AA53])" office:value-type="float" office:value="0.486914667554213">
            <text:p>0.4869</text:p>
          </table:table-cell>
          <table:table-cell table:formula="of:=1-[.S53]/SUM([.L53:.T53])" office:value-type="float" office:value="0.647482014388489">
            <text:p>0.6475</text:p>
          </table:table-cell>
          <table:table-cell table:formula="of:=[.I53]/[.J53]" office:value-type="percentage" office:value="0.361647361647362">
            <text:p>36.16%</text:p>
          </table:table-cell>
          <table:table-cell table:formula="of:=[.K53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061</text:p>
          </table:table-cell>
          <table:table-cell/>
          <table:table-cell office:value-type="float" office:value="54">
            <text:p>54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47">
            <text:p>347</text:p>
          </table:table-cell>
          <table:table-cell office:value-type="string">
            <text:p>Church Street Community Centre (519 Church Street)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table:style-name="ce2" table:formula="of:=1-[.Z54]" office:value-type="percentage" office:value="0.557046979865772">
            <text:p>55.70%</text:p>
          </table:table-cell>
          <table:table-cell table:style-name="ce3" table:formula="of:=IF([.J54]&gt;0;[.I54]/[.J54];0)" office:value-type="float" office:value="0.432276657060519">
            <text:p>0.432</text:p>
          </table:table-cell>
          <table:table-cell table:style-name="ce4" table:formula="of:=[.O54]/SUM([.L54:.T54])" office:value-type="float" office:value="0.302013422818792">
            <text:p>0.3020</text:p>
          </table:table-cell>
          <table:table-cell table:style-name="ce4" table:formula="of:=[.T54]/SUM([.L54:.T54])" office:value-type="float" office:value="0.100671140939597">
            <text:p>0.1007</text:p>
          </table:table-cell>
          <table:table-cell table:style-name="ce4" table:formula="of:=[.R54]/SUM([.L54:.T54])" office:value-type="float" office:value="0.10738255033557">
            <text:p>0.1074</text:p>
          </table:table-cell>
          <table:table-cell table:formula="of:=[.S54]/SUM([.L54:.T54])" office:value-type="float" office:value="0.442953020134228">
            <text:p>0.4430</text:p>
          </table:table-cell>
          <table:table-cell table:formula="of:=[.E54]/[.I54]" office:value-type="float" office:value="0.626666666666667">
            <text:p>0.6267</text:p>
          </table:table-cell>
          <table:table-cell table:formula="of:=IF([.I54]&lt;144-119;0;0.4*[.Z54]+0.6*[.AA54])" office:value-type="float" office:value="0.553181208053691">
            <text:p>0.5532</text:p>
          </table:table-cell>
          <table:table-cell table:formula="of:=1-[.S54]/SUM([.L54:.T54])" office:value-type="float" office:value="0.557046979865772">
            <text:p>0.5570</text:p>
          </table:table-cell>
          <table:table-cell table:formula="of:=[.I54]/[.J54]" office:value-type="percentage" office:value="0.432276657060519">
            <text:p>43.23%</text:p>
          </table:table-cell>
          <table:table-cell table:formula="of:=[.K54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">
            <text:p>062</text:p>
          </table:table-cell>
          <table:table-cell/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220">
            <text:p>220</text:p>
          </table:table-cell>
          <table:table-cell office:value-type="string">
            <text:p>Church Street Community Centre (519 Church Street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table:style-name="ce2" table:formula="of:=1-[.Z55]" office:value-type="percentage" office:value="0.5">
            <text:p>50.00%</text:p>
          </table:table-cell>
          <table:table-cell table:style-name="ce3" table:formula="of:=IF([.J55]&gt;0;[.I55]/[.J55];0)" office:value-type="float" office:value="0.563636363636364">
            <text:p>0.564</text:p>
          </table:table-cell>
          <table:table-cell table:style-name="ce4" table:formula="of:=[.O55]/SUM([.L55:.T55])" office:value-type="float" office:value="0.217741935483871">
            <text:p>0.2177</text:p>
          </table:table-cell>
          <table:table-cell table:style-name="ce4" table:formula="of:=[.T55]/SUM([.L55:.T55])" office:value-type="float" office:value="0.129032258064516">
            <text:p>0.1290</text:p>
          </table:table-cell>
          <table:table-cell table:style-name="ce4" table:formula="of:=[.R55]/SUM([.L55:.T55])" office:value-type="float" office:value="0.120967741935484">
            <text:p>0.1210</text:p>
          </table:table-cell>
          <table:table-cell table:formula="of:=[.S55]/SUM([.L55:.T55])" office:value-type="float" office:value="0.5">
            <text:p>0.5000</text:p>
          </table:table-cell>
          <table:table-cell table:formula="of:=[.E55]/[.I55]" office:value-type="float" office:value="0.57258064516129">
            <text:p>0.5726</text:p>
          </table:table-cell>
          <table:table-cell table:formula="of:=IF([.I55]&lt;144-119;0;0.4*[.Z55]+0.6*[.AA55])" office:value-type="float" office:value="0.543548387096774">
            <text:p>0.5435</text:p>
          </table:table-cell>
          <table:table-cell table:formula="of:=1-[.S55]/SUM([.L55:.T55])" office:value-type="float" office:value="0.5">
            <text:p>0.5000</text:p>
          </table:table-cell>
          <table:table-cell table:formula="of:=[.I55]/[.J55]" office:value-type="percentage" office:value="0.563636363636364">
            <text:p>56.36%</text:p>
          </table:table-cell>
          <table:table-cell table:formula="of:=[.K55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063</text:p>
          </table:table-cell>
          <table:table-cell/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string">
            <text:p>Church Street Community Centre (519 Church Street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table:style-name="ce2" table:formula="of:=1-[.Z56]" office:value-type="percentage" office:value="0.59375">
            <text:p>59.38%</text:p>
          </table:table-cell>
          <table:table-cell table:style-name="ce3" table:formula="of:=IF([.J56]&gt;0;[.I56]/[.J56];0)" office:value-type="float" office:value="0.515873015873016">
            <text:p>0.516</text:p>
          </table:table-cell>
          <table:table-cell table:style-name="ce4" table:formula="of:=[.O56]/SUM([.L56:.T56])" office:value-type="float" office:value="0.265625">
            <text:p>0.2656</text:p>
          </table:table-cell>
          <table:table-cell table:style-name="ce4" table:formula="of:=[.T56]/SUM([.L56:.T56])" office:value-type="float" office:value="0.1328125">
            <text:p>0.1328</text:p>
          </table:table-cell>
          <table:table-cell table:style-name="ce4" table:formula="of:=[.R56]/SUM([.L56:.T56])" office:value-type="float" office:value="0.1484375">
            <text:p>0.1484</text:p>
          </table:table-cell>
          <table:table-cell table:formula="of:=[.S56]/SUM([.L56:.T56])" office:value-type="float" office:value="0.40625">
            <text:p>0.4063</text:p>
          </table:table-cell>
          <table:table-cell table:formula="of:=[.E56]/[.I56]" office:value-type="float" office:value="0.646153846153846">
            <text:p>0.6462</text:p>
          </table:table-cell>
          <table:table-cell table:formula="of:=IF([.I56]&lt;144-119;0;0.4*[.Z56]+0.6*[.AA56])" office:value-type="float" office:value="0.550192307692308">
            <text:p>0.5502</text:p>
          </table:table-cell>
          <table:table-cell table:formula="of:=1-[.S56]/SUM([.L56:.T56])" office:value-type="float" office:value="0.59375">
            <text:p>0.5938</text:p>
          </table:table-cell>
          <table:table-cell table:formula="of:=[.I56]/[.J56]" office:value-type="percentage" office:value="0.515873015873016">
            <text:p>51.59%</text:p>
          </table:table-cell>
          <table:table-cell table:formula="of:=[.K56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4">
            <text:p>064</text:p>
          </table:table-cell>
          <table:table-cell/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string">
            <text:p>Church Street Junior Pub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ce2" table:formula="of:=1-[.Z57]" office:value-type="percentage" office:value="0.4375">
            <text:p>43.75%</text:p>
          </table:table-cell>
          <table:table-cell table:style-name="ce3" table:formula="of:=IF([.J57]&gt;0;[.I57]/[.J57];0)" office:value-type="float" office:value="0.390243902439024">
            <text:p>0.390</text:p>
          </table:table-cell>
          <table:table-cell table:style-name="ce4" table:formula="of:=[.O57]/SUM([.L57:.T57])" office:value-type="float" office:value="0.3375">
            <text:p>0.3375</text:p>
          </table:table-cell>
          <table:table-cell table:style-name="ce4" table:formula="of:=[.T57]/SUM([.L57:.T57])" office:value-type="float" office:value="0.0625">
            <text:p>0.0625</text:p>
          </table:table-cell>
          <table:table-cell table:style-name="ce4" table:formula="of:=[.R57]/SUM([.L57:.T57])" office:value-type="float" office:value="0.0125">
            <text:p>0.0125</text:p>
          </table:table-cell>
          <table:table-cell table:formula="of:=[.S57]/SUM([.L57:.T57])" office:value-type="float" office:value="0.5625">
            <text:p>0.5625</text:p>
          </table:table-cell>
          <table:table-cell table:formula="of:=[.E57]/[.I57]" office:value-type="float" office:value="0.55">
            <text:p>0.5500</text:p>
          </table:table-cell>
          <table:table-cell table:formula="of:=IF([.I57]&lt;144-119;0;0.4*[.Z57]+0.6*[.AA57])" office:value-type="float" office:value="0.555">
            <text:p>0.5550</text:p>
          </table:table-cell>
          <table:table-cell table:formula="of:=1-[.S57]/SUM([.L57:.T57])" office:value-type="float" office:value="0.4375">
            <text:p>0.4375</text:p>
          </table:table-cell>
          <table:table-cell table:formula="of:=[.I57]/[.J57]" office:value-type="percentage" office:value="0.390243902439024">
            <text:p>39.02%</text:p>
          </table:table-cell>
          <table:table-cell table:formula="of:=[.K57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5">
            <text:p>065</text:p>
          </table:table-cell>
          <table:table-cell/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2">
            <text:p>192</text:p>
          </table:table-cell>
          <table:table-cell office:value-type="string">
            <text:p>Le Collège français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2" table:formula="of:=1-[.Z58]" office:value-type="percentage" office:value="0.459459459459459">
            <text:p>45.95%</text:p>
          </table:table-cell>
          <table:table-cell table:style-name="ce3" table:formula="of:=IF([.J58]&gt;0;[.I58]/[.J58];0)" office:value-type="float" office:value="0.385416666666667">
            <text:p>0.385</text:p>
          </table:table-cell>
          <table:table-cell table:style-name="ce4" table:formula="of:=[.O58]/SUM([.L58:.T58])" office:value-type="float" office:value="0.297297297297297">
            <text:p>0.2973</text:p>
          </table:table-cell>
          <table:table-cell table:style-name="ce4" table:formula="of:=[.T58]/SUM([.L58:.T58])" office:value-type="float" office:value="0.0135135135135135">
            <text:p>0.0135</text:p>
          </table:table-cell>
          <table:table-cell table:style-name="ce4" table:formula="of:=[.R58]/SUM([.L58:.T58])" office:value-type="float" office:value="0.121621621621622">
            <text:p>0.1216</text:p>
          </table:table-cell>
          <table:table-cell table:formula="of:=[.S58]/SUM([.L58:.T58])" office:value-type="float" office:value="0.540540540540541">
            <text:p>0.5405</text:p>
          </table:table-cell>
          <table:table-cell table:formula="of:=[.E58]/[.I58]" office:value-type="float" office:value="0.513513513513513">
            <text:p>0.5135</text:p>
          </table:table-cell>
          <table:table-cell table:formula="of:=IF([.I58]&lt;144-119;0;0.4*[.Z58]+0.6*[.AA58])" office:value-type="float" office:value="0.524324324324324">
            <text:p>0.5243</text:p>
          </table:table-cell>
          <table:table-cell table:formula="of:=1-[.S58]/SUM([.L58:.T58])" office:value-type="float" office:value="0.459459459459459">
            <text:p>0.4595</text:p>
          </table:table-cell>
          <table:table-cell table:formula="of:=[.I58]/[.J58]" office:value-type="percentage" office:value="0.385416666666667">
            <text:p>38.54%</text:p>
          </table:table-cell>
          <table:table-cell table:formula="of:=[.K58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">
            <text:p>066</text:p>
          </table:table-cell>
          <table:table-cell/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98">
            <text:p>198</text:p>
          </table:table-cell>
          <table:table-cell office:value-type="string">
            <text:p>Wellesley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style-name="ce2" table:formula="of:=1-[.Z59]" office:value-type="percentage" office:value="0.385964912280702">
            <text:p>38.60%</text:p>
          </table:table-cell>
          <table:table-cell table:style-name="ce3" table:formula="of:=IF([.J59]&gt;0;[.I59]/[.J59];0)" office:value-type="float" office:value="0.287878787878788">
            <text:p>0.288</text:p>
          </table:table-cell>
          <table:table-cell table:style-name="ce4" table:formula="of:=[.O59]/SUM([.L59:.T59])" office:value-type="float" office:value="0.192982456140351">
            <text:p>0.1930</text:p>
          </table:table-cell>
          <table:table-cell table:style-name="ce4" table:formula="of:=[.T59]/SUM([.L59:.T59])" office:value-type="float" office:value="0.087719298245614">
            <text:p>0.0877</text:p>
          </table:table-cell>
          <table:table-cell table:style-name="ce4" table:formula="of:=[.R59]/SUM([.L59:.T59])" office:value-type="float" office:value="0.105263157894737">
            <text:p>0.1053</text:p>
          </table:table-cell>
          <table:table-cell table:formula="of:=[.S59]/SUM([.L59:.T59])" office:value-type="float" office:value="0.614035087719298">
            <text:p>0.6140</text:p>
          </table:table-cell>
          <table:table-cell table:formula="of:=[.E59]/[.I59]" office:value-type="float" office:value="0.543859649122807">
            <text:p>0.5439</text:p>
          </table:table-cell>
          <table:table-cell table:formula="of:=IF([.I59]&lt;144-119;0;0.4*[.Z59]+0.6*[.AA59])" office:value-type="float" office:value="0.571929824561404">
            <text:p>0.5719</text:p>
          </table:table-cell>
          <table:table-cell table:formula="of:=1-[.S59]/SUM([.L59:.T59])" office:value-type="float" office:value="0.385964912280702">
            <text:p>0.3860</text:p>
          </table:table-cell>
          <table:table-cell table:formula="of:=[.I59]/[.J59]" office:value-type="percentage" office:value="0.287878787878788">
            <text:p>28.79%</text:p>
          </table:table-cell>
          <table:table-cell table:formula="of:=[.K59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7">
            <text:p>067</text:p>
          </table:table-cell>
          <table:table-cell/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45">
            <text:p>245</text:p>
          </table:table-cell>
          <table:table-cell office:value-type="string">
            <text:p>Our Lady of Lourdes Catholic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style-name="ce2" table:formula="of:=1-[.Z60]" office:value-type="percentage" office:value="0.539325842696629">
            <text:p>53.93%</text:p>
          </table:table-cell>
          <table:table-cell table:style-name="ce3" table:formula="of:=IF([.J60]&gt;0;[.I60]/[.J60];0)" office:value-type="float" office:value="0.363265306122449">
            <text:p>0.363</text:p>
          </table:table-cell>
          <table:table-cell table:style-name="ce4" table:formula="of:=[.O60]/SUM([.L60:.T60])" office:value-type="float" office:value="0.404494382022472">
            <text:p>0.4045</text:p>
          </table:table-cell>
          <table:table-cell table:style-name="ce4" table:formula="of:=[.T60]/SUM([.L60:.T60])" office:value-type="float" office:value="0.0786516853932584">
            <text:p>0.0787</text:p>
          </table:table-cell>
          <table:table-cell table:style-name="ce4" table:formula="of:=[.R60]/SUM([.L60:.T60])" office:value-type="float" office:value="0.0224719101123595">
            <text:p>0.0225</text:p>
          </table:table-cell>
          <table:table-cell table:formula="of:=[.S60]/SUM([.L60:.T60])" office:value-type="float" office:value="0.460674157303371">
            <text:p>0.4607</text:p>
          </table:table-cell>
          <table:table-cell table:formula="of:=[.E60]/[.I60]" office:value-type="float" office:value="0.629213483146067">
            <text:p>0.6292</text:p>
          </table:table-cell>
          <table:table-cell table:formula="of:=IF([.I60]&lt;144-119;0;0.4*[.Z60]+0.6*[.AA60])" office:value-type="float" office:value="0.561797752808989">
            <text:p>0.5618</text:p>
          </table:table-cell>
          <table:table-cell table:formula="of:=1-[.S60]/SUM([.L60:.T60])" office:value-type="float" office:value="0.539325842696629">
            <text:p>0.5393</text:p>
          </table:table-cell>
          <table:table-cell table:formula="of:=[.I60]/[.J60]" office:value-type="percentage" office:value="0.363265306122449">
            <text:p>36.33%</text:p>
          </table:table-cell>
          <table:table-cell table:formula="of:=[.K60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9">
            <text:p>069</text:p>
          </table:table-cell>
          <table:table-cell/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250">
            <text:p>250</text:p>
          </table:table-cell>
          <table:table-cell office:value-type="string">
            <text:p>Our Lady of Lourdes Catho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style-name="ce2" table:formula="of:=1-[.Z61]" office:value-type="percentage" office:value="0.538461538461538">
            <text:p>53.85%</text:p>
          </table:table-cell>
          <table:table-cell table:style-name="ce3" table:formula="of:=IF([.J61]&gt;0;[.I61]/[.J61];0)" office:value-type="float" office:value="0.416">
            <text:p>0.416</text:p>
          </table:table-cell>
          <table:table-cell table:style-name="ce4" table:formula="of:=[.O61]/SUM([.L61:.T61])" office:value-type="float" office:value="0.384615384615385">
            <text:p>0.3846</text:p>
          </table:table-cell>
          <table:table-cell table:style-name="ce4" table:formula="of:=[.T61]/SUM([.L61:.T61])" office:value-type="float" office:value="0.0192307692307692">
            <text:p>0.0192</text:p>
          </table:table-cell>
          <table:table-cell table:style-name="ce4" table:formula="of:=[.R61]/SUM([.L61:.T61])" office:value-type="float" office:value="0.105769230769231">
            <text:p>0.1058</text:p>
          </table:table-cell>
          <table:table-cell table:formula="of:=[.S61]/SUM([.L61:.T61])" office:value-type="float" office:value="0.461538461538462">
            <text:p>0.4615</text:p>
          </table:table-cell>
          <table:table-cell table:formula="of:=[.E61]/[.I61]" office:value-type="float" office:value="0.663461538461538">
            <text:p>0.6635</text:p>
          </table:table-cell>
          <table:table-cell table:formula="of:=IF([.I61]&lt;144-119;0;0.4*[.Z61]+0.6*[.AA61])" office:value-type="float" office:value="0.582692307692308">
            <text:p>0.5827</text:p>
          </table:table-cell>
          <table:table-cell table:formula="of:=1-[.S61]/SUM([.L61:.T61])" office:value-type="float" office:value="0.538461538461538">
            <text:p>0.5385</text:p>
          </table:table-cell>
          <table:table-cell table:formula="of:=[.I61]/[.J61]" office:value-type="percentage" office:value="0.416">
            <text:p>41.60%</text:p>
          </table:table-cell>
          <table:table-cell table:formula="of:=[.K61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0">
            <text:p>070</text:p>
          </table:table-cell>
          <table:table-cell/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number-columns-repeated="3"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87">
            <text:p>287</text:p>
          </table:table-cell>
          <table:table-cell office:value-type="string">
            <text:p>Winchester Junior and Se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table:style-name="ce2" table:formula="of:=1-[.Z62]" office:value-type="percentage" office:value="0.507246376811594">
            <text:p>50.72%</text:p>
          </table:table-cell>
          <table:table-cell table:style-name="ce3" table:formula="of:=IF([.J62]&gt;0;[.I62]/[.J62];0)" office:value-type="float" office:value="0.480836236933798">
            <text:p>0.481</text:p>
          </table:table-cell>
          <table:table-cell table:style-name="ce4" table:formula="of:=[.O62]/SUM([.L62:.T62])" office:value-type="float" office:value="0.210144927536232">
            <text:p>0.2101</text:p>
          </table:table-cell>
          <table:table-cell table:style-name="ce4" table:formula="of:=[.T62]/SUM([.L62:.T62])" office:value-type="float" office:value="0.123188405797101">
            <text:p>0.1232</text:p>
          </table:table-cell>
          <table:table-cell table:style-name="ce4" table:formula="of:=[.R62]/SUM([.L62:.T62])" office:value-type="float" office:value="0.13768115942029">
            <text:p>0.1377</text:p>
          </table:table-cell>
          <table:table-cell table:formula="of:=[.S62]/SUM([.L62:.T62])" office:value-type="float" office:value="0.492753623188406">
            <text:p>0.4928</text:p>
          </table:table-cell>
          <table:table-cell table:formula="of:=[.E62]/[.I62]" office:value-type="float" office:value="0.601449275362319">
            <text:p>0.6014</text:p>
          </table:table-cell>
          <table:table-cell table:formula="of:=IF([.I62]&lt;144-119;0;0.4*[.Z62]+0.6*[.AA62])" office:value-type="float" office:value="0.557971014492754">
            <text:p>0.5580</text:p>
          </table:table-cell>
          <table:table-cell table:formula="of:=1-[.S62]/SUM([.L62:.T62])" office:value-type="float" office:value="0.507246376811594">
            <text:p>0.5072</text:p>
          </table:table-cell>
          <table:table-cell table:formula="of:=[.I62]/[.J62]" office:value-type="percentage" office:value="0.480836236933798">
            <text:p>48.08%</text:p>
          </table:table-cell>
          <table:table-cell table:formula="of:=[.K62]" office:value-type="string" office:string-value="Winchester Junior and Senior Public School">
            <text:p>Winchester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1">
            <text:p>071</text:p>
          </table:table-cell>
          <table:table-cell/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90">
            <text:p>290</text:p>
          </table:table-cell>
          <table:table-cell office:value-type="string">
            <text:p>Winchester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table:style-name="ce2" table:formula="of:=1-[.Z63]" office:value-type="percentage" office:value="0.515384615384615">
            <text:p>51.54%</text:p>
          </table:table-cell>
          <table:table-cell table:style-name="ce3" table:formula="of:=IF([.J63]&gt;0;[.I63]/[.J63];0)" office:value-type="float" office:value="0.46551724137931">
            <text:p>0.466</text:p>
          </table:table-cell>
          <table:table-cell table:style-name="ce4" table:formula="of:=[.O63]/SUM([.L63:.T63])" office:value-type="float" office:value="0.146153846153846">
            <text:p>0.1462</text:p>
          </table:table-cell>
          <table:table-cell table:style-name="ce4" table:formula="of:=[.T63]/SUM([.L63:.T63])" office:value-type="float" office:value="0.169230769230769">
            <text:p>0.1692</text:p>
          </table:table-cell>
          <table:table-cell table:style-name="ce4" table:formula="of:=[.R63]/SUM([.L63:.T63])" office:value-type="float" office:value="0.2">
            <text:p>0.2000</text:p>
          </table:table-cell>
          <table:table-cell table:formula="of:=[.S63]/SUM([.L63:.T63])" office:value-type="float" office:value="0.484615384615385">
            <text:p>0.4846</text:p>
          </table:table-cell>
          <table:table-cell table:formula="of:=[.E63]/[.I63]" office:value-type="float" office:value="0.407407407407407">
            <text:p>0.4074</text:p>
          </table:table-cell>
          <table:table-cell table:formula="of:=IF([.I63]&lt;144-119;0;0.4*[.Z63]+0.6*[.AA63])" office:value-type="float" office:value="0.438290598290598">
            <text:p>0.4383</text:p>
          </table:table-cell>
          <table:table-cell table:formula="of:=1-[.S63]/SUM([.L63:.T63])" office:value-type="float" office:value="0.515384615384615">
            <text:p>0.5154</text:p>
          </table:table-cell>
          <table:table-cell table:formula="of:=[.I63]/[.J63]" office:value-type="percentage" office:value="0.46551724137931">
            <text:p>46.55%</text:p>
          </table:table-cell>
          <table:table-cell table:formula="of:=[.K63]" office:value-type="string" office:string-value="Winchester Junior and Senior Public School">
            <text:p>Winchester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2">
            <text:p>072</text:p>
          </table:table-cell>
          <table:table-cell/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372">
            <text:p>372</text:p>
          </table:table-cell>
          <table:table-cell office:value-type="string">
            <text:p>St. Martin's School / A.P.P.L.E. Alternativ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table:style-name="ce2" table:formula="of:=1-[.Z64]" office:value-type="percentage" office:value="0.577777777777778">
            <text:p>57.78%</text:p>
          </table:table-cell>
          <table:table-cell table:style-name="ce3" table:formula="of:=IF([.J64]&gt;0;[.I64]/[.J64];0)" office:value-type="float" office:value="0.483870967741936">
            <text:p>0.484</text:p>
          </table:table-cell>
          <table:table-cell table:style-name="ce4" table:formula="of:=[.O64]/SUM([.L64:.T64])" office:value-type="float" office:value="0.272222222222222">
            <text:p>0.2722</text:p>
          </table:table-cell>
          <table:table-cell table:style-name="ce4" table:formula="of:=[.T64]/SUM([.L64:.T64])" office:value-type="float" office:value="0.133333333333333">
            <text:p>0.1333</text:p>
          </table:table-cell>
          <table:table-cell table:style-name="ce4" table:formula="of:=[.R64]/SUM([.L64:.T64])" office:value-type="float" office:value="0.155555555555556">
            <text:p>0.1556</text:p>
          </table:table-cell>
          <table:table-cell table:formula="of:=[.S64]/SUM([.L64:.T64])" office:value-type="float" office:value="0.422222222222222">
            <text:p>0.4222</text:p>
          </table:table-cell>
          <table:table-cell table:formula="of:=[.E64]/[.I64]" office:value-type="float" office:value="0.6">
            <text:p>0.6000</text:p>
          </table:table-cell>
          <table:table-cell table:formula="of:=IF([.I64]&lt;144-119;0;0.4*[.Z64]+0.6*[.AA64])" office:value-type="float" office:value="0.528888888888889">
            <text:p>0.5289</text:p>
          </table:table-cell>
          <table:table-cell table:formula="of:=1-[.S64]/SUM([.L64:.T64])" office:value-type="float" office:value="0.577777777777778">
            <text:p>0.5778</text:p>
          </table:table-cell>
          <table:table-cell table:formula="of:=[.I64]/[.J64]" office:value-type="percentage" office:value="0.483870967741936">
            <text:p>48.39%</text:p>
          </table:table-cell>
          <table:table-cell table:formula="of:=[.K64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3">
            <text:p>073</text:p>
          </table:table-cell>
          <table:table-cell/>
          <table:table-cell office:value-type="float" office:value="80">
            <text:p>8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339">
            <text:p>339</text:p>
          </table:table-cell>
          <table:table-cell office:value-type="string">
            <text:p>St. Martin's School / A.P.P.L.E. Alternativ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39">
            <text:p>39</text:p>
          </table:table-cell>
          <table:table-cell table:style-name="ce2" table:formula="of:=1-[.Z65]" office:value-type="percentage" office:value="0.562814070351759">
            <text:p>56.28%</text:p>
          </table:table-cell>
          <table:table-cell table:style-name="ce3" table:formula="of:=IF([.J65]&gt;0;[.I65]/[.J65];0)" office:value-type="float" office:value="0.587020648967552">
            <text:p>0.587</text:p>
          </table:table-cell>
          <table:table-cell table:style-name="ce4" table:formula="of:=[.O65]/SUM([.L65:.T65])" office:value-type="float" office:value="0.175879396984925">
            <text:p>0.1759</text:p>
          </table:table-cell>
          <table:table-cell table:style-name="ce4" table:formula="of:=[.T65]/SUM([.L65:.T65])" office:value-type="float" office:value="0.195979899497487">
            <text:p>0.1960</text:p>
          </table:table-cell>
          <table:table-cell table:style-name="ce4" table:formula="of:=[.R65]/SUM([.L65:.T65])" office:value-type="float" office:value="0.175879396984925">
            <text:p>0.1759</text:p>
          </table:table-cell>
          <table:table-cell table:formula="of:=[.S65]/SUM([.L65:.T65])" office:value-type="float" office:value="0.437185929648241">
            <text:p>0.4372</text:p>
          </table:table-cell>
          <table:table-cell table:formula="of:=[.E65]/[.I65]" office:value-type="float" office:value="0.592964824120603">
            <text:p>0.5930</text:p>
          </table:table-cell>
          <table:table-cell table:formula="of:=IF([.I65]&lt;144-119;0;0.4*[.Z65]+0.6*[.AA65])" office:value-type="float" office:value="0.530653266331658">
            <text:p>0.5307</text:p>
          </table:table-cell>
          <table:table-cell table:formula="of:=1-[.S65]/SUM([.L65:.T65])" office:value-type="float" office:value="0.562814070351759">
            <text:p>0.5628</text:p>
          </table:table-cell>
          <table:table-cell table:formula="of:=[.I65]/[.J65]" office:value-type="percentage" office:value="0.587020648967552">
            <text:p>58.70%</text:p>
          </table:table-cell>
          <table:table-cell table:formula="of:=[.K65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4">
            <text:p>074</text:p>
          </table:table-cell>
          <table:table-cell/>
          <table:table-cell office:value-type="float" office:value="103">
            <text:p>103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434">
            <text:p>434</text:p>
          </table:table-cell>
          <table:table-cell office:value-type="string">
            <text:p>Sprucecourt Junior Public Scho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26">
            <text:p>26</text:p>
          </table:table-cell>
          <table:table-cell table:style-name="ce2" table:formula="of:=1-[.Z66]" office:value-type="percentage" office:value="0.418103448275862">
            <text:p>41.81%</text:p>
          </table:table-cell>
          <table:table-cell table:style-name="ce3" table:formula="of:=IF([.J66]&gt;0;[.I66]/[.J66];0)" office:value-type="float" office:value="0.54147465437788">
            <text:p>0.541</text:p>
          </table:table-cell>
          <table:table-cell table:style-name="ce4" table:formula="of:=[.O66]/SUM([.L66:.T66])" office:value-type="float" office:value="0.193965517241379">
            <text:p>0.1940</text:p>
          </table:table-cell>
          <table:table-cell table:style-name="ce4" table:formula="of:=[.T66]/SUM([.L66:.T66])" office:value-type="float" office:value="0.112068965517241">
            <text:p>0.1121</text:p>
          </table:table-cell>
          <table:table-cell table:style-name="ce4" table:formula="of:=[.R66]/SUM([.L66:.T66])" office:value-type="float" office:value="0.0991379310344828">
            <text:p>0.0991</text:p>
          </table:table-cell>
          <table:table-cell table:formula="of:=[.S66]/SUM([.L66:.T66])" office:value-type="float" office:value="0.581896551724138">
            <text:p>0.5819</text:p>
          </table:table-cell>
          <table:table-cell table:formula="of:=[.E66]/[.I66]" office:value-type="float" office:value="0.527659574468085">
            <text:p>0.5277</text:p>
          </table:table-cell>
          <table:table-cell table:formula="of:=IF([.I66]&lt;144-119;0;0.4*[.Z66]+0.6*[.AA66])" office:value-type="float" office:value="0.549354365370506">
            <text:p>0.5494</text:p>
          </table:table-cell>
          <table:table-cell table:formula="of:=1-[.S66]/SUM([.L66:.T66])" office:value-type="float" office:value="0.418103448275862">
            <text:p>0.4181</text:p>
          </table:table-cell>
          <table:table-cell table:formula="of:=[.I66]/[.J66]" office:value-type="percentage" office:value="0.54147465437788">
            <text:p>54.15%</text:p>
          </table:table-cell>
          <table:table-cell table:formula="of:=[.K66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">
            <text:p>075</text:p>
          </table:table-cell>
          <table:table-cell/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266">
            <text:p>266</text:p>
          </table:table-cell>
          <table:table-cell office:value-type="string">
            <text:p>Church Street Junior Pub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table:style-name="ce2" table:formula="of:=1-[.Z67]" office:value-type="percentage" office:value="0.533980582524272">
            <text:p>53.40%</text:p>
          </table:table-cell>
          <table:table-cell table:style-name="ce3" table:formula="of:=IF([.J67]&gt;0;[.I67]/[.J67];0)" office:value-type="float" office:value="0.387218045112782">
            <text:p>0.387</text:p>
          </table:table-cell>
          <table:table-cell table:style-name="ce4" table:formula="of:=[.O67]/SUM([.L67:.T67])" office:value-type="float" office:value="0.271844660194175">
            <text:p>0.2718</text:p>
          </table:table-cell>
          <table:table-cell table:style-name="ce4" table:formula="of:=[.T67]/SUM([.L67:.T67])" office:value-type="float" office:value="0.087378640776699">
            <text:p>0.0874</text:p>
          </table:table-cell>
          <table:table-cell table:style-name="ce4" table:formula="of:=[.R67]/SUM([.L67:.T67])" office:value-type="float" office:value="0.145631067961165">
            <text:p>0.1456</text:p>
          </table:table-cell>
          <table:table-cell table:formula="of:=[.S67]/SUM([.L67:.T67])" office:value-type="float" office:value="0.466019417475728">
            <text:p>0.4660</text:p>
          </table:table-cell>
          <table:table-cell table:formula="of:=[.E67]/[.I67]" office:value-type="float" office:value="0.553398058252427">
            <text:p>0.5534</text:p>
          </table:table-cell>
          <table:table-cell table:formula="of:=IF([.I67]&lt;144-119;0;0.4*[.Z67]+0.6*[.AA67])" office:value-type="float" office:value="0.518446601941748">
            <text:p>0.5184</text:p>
          </table:table-cell>
          <table:table-cell table:formula="of:=1-[.S67]/SUM([.L67:.T67])" office:value-type="float" office:value="0.533980582524272">
            <text:p>0.5340</text:p>
          </table:table-cell>
          <table:table-cell table:formula="of:=[.I67]/[.J67]" office:value-type="percentage" office:value="0.387218045112782">
            <text:p>38.72%</text:p>
          </table:table-cell>
          <table:table-cell table:formula="of:=[.K67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6">
            <text:p>076</text:p>
          </table:table-cell>
          <table:table-cell/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style-name="ce2" table:formula="of:=1-[.Z68]" office:value-type="percentage" office:value="0.551724137931034">
            <text:p>55.17%</text:p>
          </table:table-cell>
          <table:table-cell table:style-name="ce3" table:formula="of:=IF([.J68]&gt;0;[.I68]/[.J68];0)" office:value-type="float" office:value="0.349397590361446">
            <text:p>0.349</text:p>
          </table:table-cell>
          <table:table-cell table:style-name="ce4" table:formula="of:=[.O68]/SUM([.L68:.T68])" office:value-type="float" office:value="0.275862068965517">
            <text:p>0.2759</text:p>
          </table:table-cell>
          <table:table-cell table:style-name="ce4" table:formula="of:=[.T68]/SUM([.L68:.T68])" office:value-type="float" office:value="0.0862068965517241">
            <text:p>0.0862</text:p>
          </table:table-cell>
          <table:table-cell table:style-name="ce4" table:formula="of:=[.R68]/SUM([.L68:.T68])" office:value-type="float" office:value="0.189655172413793">
            <text:p>0.1897</text:p>
          </table:table-cell>
          <table:table-cell table:formula="of:=[.S68]/SUM([.L68:.T68])" office:value-type="float" office:value="0.448275862068966">
            <text:p>0.4483</text:p>
          </table:table-cell>
          <table:table-cell table:formula="of:=[.E68]/[.I68]" office:value-type="float" office:value="0.637931034482759">
            <text:p>0.6379</text:p>
          </table:table-cell>
          <table:table-cell table:formula="of:=IF([.I68]&lt;144-119;0;0.4*[.Z68]+0.6*[.AA68])" office:value-type="float" office:value="0.562068965517241">
            <text:p>0.5621</text:p>
          </table:table-cell>
          <table:table-cell table:formula="of:=1-[.S68]/SUM([.L68:.T68])" office:value-type="float" office:value="0.551724137931034">
            <text:p>0.5517</text:p>
          </table:table-cell>
          <table:table-cell table:formula="of:=[.I68]/[.J68]" office:value-type="percentage" office:value="0.349397590361446">
            <text:p>34.94%</text:p>
          </table:table-cell>
          <table:table-cell table:formula="of:=[.K68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7">
            <text:p>077</text:p>
          </table:table-cell>
          <table:table-cell/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57">
            <text:p>257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table:style-name="ce2" table:formula="of:=1-[.Z69]" office:value-type="percentage" office:value="0.430555555555556">
            <text:p>43.06%</text:p>
          </table:table-cell>
          <table:table-cell table:style-name="ce3" table:formula="of:=IF([.J69]&gt;0;[.I69]/[.J69];0)" office:value-type="float" office:value="0.56420233463035">
            <text:p>0.564</text:p>
          </table:table-cell>
          <table:table-cell table:style-name="ce4" table:formula="of:=[.O69]/SUM([.L69:.T69])" office:value-type="float" office:value="0.208333333333333">
            <text:p>0.2083</text:p>
          </table:table-cell>
          <table:table-cell table:style-name="ce4" table:formula="of:=[.T69]/SUM([.L69:.T69])" office:value-type="float" office:value="0.0694444444444444">
            <text:p>0.0694</text:p>
          </table:table-cell>
          <table:table-cell table:style-name="ce4" table:formula="of:=[.R69]/SUM([.L69:.T69])" office:value-type="float" office:value="0.131944444444444">
            <text:p>0.1319</text:p>
          </table:table-cell>
          <table:table-cell table:formula="of:=[.S69]/SUM([.L69:.T69])" office:value-type="float" office:value="0.569444444444444">
            <text:p>0.5694</text:p>
          </table:table-cell>
          <table:table-cell table:formula="of:=[.E69]/[.I69]" office:value-type="float" office:value="0.517241379310345">
            <text:p>0.5172</text:p>
          </table:table-cell>
          <table:table-cell table:formula="of:=IF([.I69]&lt;144-119;0;0.4*[.Z69]+0.6*[.AA69])" office:value-type="float" office:value="0.538122605363985">
            <text:p>0.5381</text:p>
          </table:table-cell>
          <table:table-cell table:formula="of:=1-[.S69]/SUM([.L69:.T69])" office:value-type="float" office:value="0.430555555555556">
            <text:p>0.4306</text:p>
          </table:table-cell>
          <table:table-cell table:formula="of:=[.I69]/[.J69]" office:value-type="percentage" office:value="0.56420233463035">
            <text:p>56.42%</text:p>
          </table:table-cell>
          <table:table-cell table:formula="of:=[.K69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8">
            <text:p>078</text:p>
          </table:table-cell>
          <table:table-cell/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243">
            <text:p>243</text:p>
          </table:table-cell>
          <table:table-cell office:value-type="string">
            <text:p>Le Collège français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table:style-name="ce2" table:formula="of:=1-[.Z70]" office:value-type="percentage" office:value="0.539823008849557">
            <text:p>53.98%</text:p>
          </table:table-cell>
          <table:table-cell table:style-name="ce3" table:formula="of:=IF([.J70]&gt;0;[.I70]/[.J70];0)" office:value-type="float" office:value="0.469135802469136">
            <text:p>0.469</text:p>
          </table:table-cell>
          <table:table-cell table:style-name="ce4" table:formula="of:=[.O70]/SUM([.L70:.T70])" office:value-type="float" office:value="0.309734513274336">
            <text:p>0.3097</text:p>
          </table:table-cell>
          <table:table-cell table:style-name="ce4" table:formula="of:=[.T70]/SUM([.L70:.T70])" office:value-type="float" office:value="0.106194690265487">
            <text:p>0.1062</text:p>
          </table:table-cell>
          <table:table-cell table:style-name="ce4" table:formula="of:=[.R70]/SUM([.L70:.T70])" office:value-type="float" office:value="0.106194690265487">
            <text:p>0.1062</text:p>
          </table:table-cell>
          <table:table-cell table:formula="of:=[.S70]/SUM([.L70:.T70])" office:value-type="float" office:value="0.460176991150443">
            <text:p>0.4602</text:p>
          </table:table-cell>
          <table:table-cell table:formula="of:=[.E70]/[.I70]" office:value-type="float" office:value="0.605263157894737">
            <text:p>0.6053</text:p>
          </table:table-cell>
          <table:table-cell table:formula="of:=IF([.I70]&lt;144-119;0;0.4*[.Z70]+0.6*[.AA70])" office:value-type="float" office:value="0.547228691197019">
            <text:p>0.5472</text:p>
          </table:table-cell>
          <table:table-cell table:formula="of:=1-[.S70]/SUM([.L70:.T70])" office:value-type="float" office:value="0.539823008849557">
            <text:p>0.5398</text:p>
          </table:table-cell>
          <table:table-cell table:formula="of:=[.I70]/[.J70]" office:value-type="percentage" office:value="0.469135802469136">
            <text:p>46.91%</text:p>
          </table:table-cell>
          <table:table-cell table:formula="of:=[.K70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0">
            <text:p>080</text:p>
          </table:table-cell>
          <table:table-cell/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8">
            <text:p>208</text:p>
          </table:table-cell>
          <table:table-cell office:value-type="string">
            <text:p>Our Lady of Lourdes Catho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ce2" table:formula="of:=1-[.Z71]" office:value-type="percentage" office:value="0.455696202531646">
            <text:p>45.57%</text:p>
          </table:table-cell>
          <table:table-cell table:style-name="ce3" table:formula="of:=IF([.J71]&gt;0;[.I71]/[.J71];0)" office:value-type="float" office:value="0.384615384615385">
            <text:p>0.385</text:p>
          </table:table-cell>
          <table:table-cell table:style-name="ce4" table:formula="of:=[.O71]/SUM([.L71:.T71])" office:value-type="float" office:value="0.253164556962025">
            <text:p>0.2532</text:p>
          </table:table-cell>
          <table:table-cell table:style-name="ce4" table:formula="of:=[.T71]/SUM([.L71:.T71])" office:value-type="float" office:value="0.0506329113924051">
            <text:p>0.0506</text:p>
          </table:table-cell>
          <table:table-cell table:style-name="ce4" table:formula="of:=[.R71]/SUM([.L71:.T71])" office:value-type="float" office:value="0.126582278481013">
            <text:p>0.1266</text:p>
          </table:table-cell>
          <table:table-cell table:formula="of:=[.S71]/SUM([.L71:.T71])" office:value-type="float" office:value="0.544303797468354">
            <text:p>0.5443</text:p>
          </table:table-cell>
          <table:table-cell table:formula="of:=[.E71]/[.I71]" office:value-type="float" office:value="0.4625">
            <text:p>0.4625</text:p>
          </table:table-cell>
          <table:table-cell table:formula="of:=IF([.I71]&lt;144-119;0;0.4*[.Z71]+0.6*[.AA71])" office:value-type="float" office:value="0.495221518987342">
            <text:p>0.4952</text:p>
          </table:table-cell>
          <table:table-cell table:formula="of:=1-[.S71]/SUM([.L71:.T71])" office:value-type="float" office:value="0.455696202531646">
            <text:p>0.4557</text:p>
          </table:table-cell>
          <table:table-cell table:formula="of:=[.I71]/[.J71]" office:value-type="percentage" office:value="0.384615384615385">
            <text:p>38.46%</text:p>
          </table:table-cell>
          <table:table-cell table:formula="of:=[.K71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1">
            <text:p>081</text:p>
          </table:table-cell>
          <table:table-cell/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98">
            <text:p>198</text:p>
          </table:table-cell>
          <table:table-cell office:value-type="string">
            <text:p>Winchester Junior and Se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style-name="ce2" table:formula="of:=1-[.Z72]" office:value-type="percentage" office:value="0.444444444444444">
            <text:p>44.44%</text:p>
          </table:table-cell>
          <table:table-cell table:style-name="ce3" table:formula="of:=IF([.J72]&gt;0;[.I72]/[.J72];0)" office:value-type="float" office:value="0.378787878787879">
            <text:p>0.379</text:p>
          </table:table-cell>
          <table:table-cell table:style-name="ce4" table:formula="of:=[.O72]/SUM([.L72:.T72])" office:value-type="float" office:value="0.277777777777778">
            <text:p>0.2778</text:p>
          </table:table-cell>
          <table:table-cell table:style-name="ce4" table:formula="of:=[.T72]/SUM([.L72:.T72])" office:value-type="float" office:value="0.0416666666666667">
            <text:p>0.0417</text:p>
          </table:table-cell>
          <table:table-cell table:style-name="ce4" table:formula="of:=[.R72]/SUM([.L72:.T72])" office:value-type="float" office:value="0.0972222222222222">
            <text:p>0.0972</text:p>
          </table:table-cell>
          <table:table-cell table:formula="of:=[.S72]/SUM([.L72:.T72])" office:value-type="float" office:value="0.555555555555556">
            <text:p>0.5556</text:p>
          </table:table-cell>
          <table:table-cell table:formula="of:=[.E72]/[.I72]" office:value-type="float" office:value="0.68">
            <text:p>0.6800</text:p>
          </table:table-cell>
          <table:table-cell table:formula="of:=IF([.I72]&lt;144-119;0;0.4*[.Z72]+0.6*[.AA72])" office:value-type="float" office:value="0.630222222222222">
            <text:p>0.6302</text:p>
          </table:table-cell>
          <table:table-cell table:formula="of:=1-[.S72]/SUM([.L72:.T72])" office:value-type="float" office:value="0.444444444444444">
            <text:p>0.4444</text:p>
          </table:table-cell>
          <table:table-cell table:formula="of:=[.I72]/[.J72]" office:value-type="percentage" office:value="0.378787878787879">
            <text:p>37.88%</text:p>
          </table:table-cell>
          <table:table-cell table:formula="of:=[.K72]" office:value-type="string" office:string-value="Winchester Junior and Senior Public School">
            <text:p>Winchester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2">
            <text:p>082</text:p>
          </table:table-cell>
          <table:table-cell/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75">
            <text:p>275</text:p>
          </table:table-cell>
          <table:table-cell office:value-type="string">
            <text:p>Parliament Street Public Library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table:style-name="ce2" table:formula="of:=1-[.Z73]" office:value-type="percentage" office:value="0.556701030927835">
            <text:p>55.67%</text:p>
          </table:table-cell>
          <table:table-cell table:style-name="ce3" table:formula="of:=IF([.J73]&gt;0;[.I73]/[.J73];0)" office:value-type="float" office:value="0.352727272727273">
            <text:p>0.353</text:p>
          </table:table-cell>
          <table:table-cell table:style-name="ce4" table:formula="of:=[.O73]/SUM([.L73:.T73])" office:value-type="float" office:value="0.288659793814433">
            <text:p>0.2887</text:p>
          </table:table-cell>
          <table:table-cell table:style-name="ce4" table:formula="of:=[.T73]/SUM([.L73:.T73])" office:value-type="float" office:value="0.144329896907216">
            <text:p>0.1443</text:p>
          </table:table-cell>
          <table:table-cell table:style-name="ce4" table:formula="of:=[.R73]/SUM([.L73:.T73])" office:value-type="float" office:value="0.0721649484536082">
            <text:p>0.0722</text:p>
          </table:table-cell>
          <table:table-cell table:formula="of:=[.S73]/SUM([.L73:.T73])" office:value-type="float" office:value="0.443298969072165">
            <text:p>0.4433</text:p>
          </table:table-cell>
          <table:table-cell table:formula="of:=[.E73]/[.I73]" office:value-type="float" office:value="0.597938144329897">
            <text:p>0.5979</text:p>
          </table:table-cell>
          <table:table-cell table:formula="of:=IF([.I73]&lt;144-119;0;0.4*[.Z73]+0.6*[.AA73])" office:value-type="float" office:value="0.536082474226804">
            <text:p>0.5361</text:p>
          </table:table-cell>
          <table:table-cell table:formula="of:=1-[.S73]/SUM([.L73:.T73])" office:value-type="float" office:value="0.556701030927835">
            <text:p>0.5567</text:p>
          </table:table-cell>
          <table:table-cell table:formula="of:=[.I73]/[.J73]" office:value-type="percentage" office:value="0.352727272727273">
            <text:p>35.27%</text:p>
          </table:table-cell>
          <table:table-cell table:formula="of:=[.K73]" office:value-type="string" office:string-value="Parliament Street Public Library">
            <text:p>Parliament Street Public Libra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3">
            <text:p>083</text:p>
          </table:table-cell>
          <table:table-cell/>
          <table:table-cell office:value-type="float" office:value="54">
            <text:p>54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77">
            <text:p>277</text:p>
          </table:table-cell>
          <table:table-cell office:value-type="string">
            <text:p>Sprucecourt Junior Public Scho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table:style-name="ce2" table:formula="of:=1-[.Z74]" office:value-type="percentage" office:value="0.462068965517241">
            <text:p>46.21%</text:p>
          </table:table-cell>
          <table:table-cell table:style-name="ce3" table:formula="of:=IF([.J74]&gt;0;[.I74]/[.J74];0)" office:value-type="float" office:value="0.527075812274368">
            <text:p>0.527</text:p>
          </table:table-cell>
          <table:table-cell table:style-name="ce4" table:formula="of:=[.O74]/SUM([.L74:.T74])" office:value-type="float" office:value="0.186206896551724">
            <text:p>0.1862</text:p>
          </table:table-cell>
          <table:table-cell table:style-name="ce4" table:formula="of:=[.T74]/SUM([.L74:.T74])" office:value-type="float" office:value="0.0620689655172414">
            <text:p>0.0621</text:p>
          </table:table-cell>
          <table:table-cell table:style-name="ce4" table:formula="of:=[.R74]/SUM([.L74:.T74])" office:value-type="float" office:value="0.186206896551724">
            <text:p>0.1862</text:p>
          </table:table-cell>
          <table:table-cell table:formula="of:=[.S74]/SUM([.L74:.T74])" office:value-type="float" office:value="0.537931034482759">
            <text:p>0.5379</text:p>
          </table:table-cell>
          <table:table-cell table:formula="of:=[.E74]/[.I74]" office:value-type="float" office:value="0.60958904109589">
            <text:p>0.6096</text:p>
          </table:table-cell>
          <table:table-cell table:formula="of:=IF([.I74]&lt;144-119;0;0.4*[.Z74]+0.6*[.AA74])" office:value-type="float" office:value="0.580925838450638">
            <text:p>0.5809</text:p>
          </table:table-cell>
          <table:table-cell table:formula="of:=1-[.S74]/SUM([.L74:.T74])" office:value-type="float" office:value="0.462068965517241">
            <text:p>0.4621</text:p>
          </table:table-cell>
          <table:table-cell table:formula="of:=[.I74]/[.J74]" office:value-type="percentage" office:value="0.527075812274368">
            <text:p>52.71%</text:p>
          </table:table-cell>
          <table:table-cell table:formula="of:=[.K74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4">
            <text:p>084</text:p>
          </table:table-cell>
          <table:table-cell/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298">
            <text:p>298</text:p>
          </table:table-cell>
          <table:table-cell office:value-type="string">
            <text:p>Sprucecourt Junior Pub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table:style-name="ce2" table:formula="of:=1-[.Z75]" office:value-type="percentage" office:value="0.539823008849557">
            <text:p>53.98%</text:p>
          </table:table-cell>
          <table:table-cell table:style-name="ce3" table:formula="of:=IF([.J75]&gt;0;[.I75]/[.J75];0)" office:value-type="float" office:value="0.379194630872483">
            <text:p>0.379</text:p>
          </table:table-cell>
          <table:table-cell table:style-name="ce4" table:formula="of:=[.O75]/SUM([.L75:.T75])" office:value-type="float" office:value="0.283185840707965">
            <text:p>0.2832</text:p>
          </table:table-cell>
          <table:table-cell table:style-name="ce4" table:formula="of:=[.T75]/SUM([.L75:.T75])" office:value-type="float" office:value="0.150442477876106">
            <text:p>0.1504</text:p>
          </table:table-cell>
          <table:table-cell table:style-name="ce4" table:formula="of:=[.R75]/SUM([.L75:.T75])" office:value-type="float" office:value="0.0530973451327434">
            <text:p>0.0531</text:p>
          </table:table-cell>
          <table:table-cell table:formula="of:=[.S75]/SUM([.L75:.T75])" office:value-type="float" office:value="0.460176991150443">
            <text:p>0.4602</text:p>
          </table:table-cell>
          <table:table-cell table:formula="of:=[.E75]/[.I75]" office:value-type="float" office:value="0.504424778761062">
            <text:p>0.5044</text:p>
          </table:table-cell>
          <table:table-cell table:formula="of:=IF([.I75]&lt;144-119;0;0.4*[.Z75]+0.6*[.AA75])" office:value-type="float" office:value="0.486725663716814">
            <text:p>0.4867</text:p>
          </table:table-cell>
          <table:table-cell table:formula="of:=1-[.S75]/SUM([.L75:.T75])" office:value-type="float" office:value="0.539823008849557">
            <text:p>0.5398</text:p>
          </table:table-cell>
          <table:table-cell table:formula="of:=[.I75]/[.J75]" office:value-type="percentage" office:value="0.379194630872483">
            <text:p>37.92%</text:p>
          </table:table-cell>
          <table:table-cell table:formula="of:=[.K75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5">
            <text:p>085</text:p>
          </table:table-cell>
          <table:table-cell/>
          <table:table-cell office:value-type="float" office:value="91">
            <text:p>91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333">
            <text:p>333</text:p>
          </table:table-cell>
          <table:table-cell office:value-type="string">
            <text:p>Sprucecour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  <table:table-cell table:style-name="ce2" table:formula="of:=1-[.Z76]" office:value-type="percentage" office:value="0.604545454545455">
            <text:p>60.45%</text:p>
          </table:table-cell>
          <table:table-cell table:style-name="ce3" table:formula="of:=IF([.J76]&gt;0;[.I76]/[.J76];0)" office:value-type="float" office:value="0.663663663663664">
            <text:p>0.664</text:p>
          </table:table-cell>
          <table:table-cell table:style-name="ce4" table:formula="of:=[.O76]/SUM([.L76:.T76])" office:value-type="float" office:value="0.322727272727273">
            <text:p>0.3227</text:p>
          </table:table-cell>
          <table:table-cell table:style-name="ce4" table:formula="of:=[.T76]/SUM([.L76:.T76])" office:value-type="float" office:value="0.131818181818182">
            <text:p>0.1318</text:p>
          </table:table-cell>
          <table:table-cell table:style-name="ce4" table:formula="of:=[.R76]/SUM([.L76:.T76])" office:value-type="float" office:value="0.145454545454545">
            <text:p>0.1455</text:p>
          </table:table-cell>
          <table:table-cell table:formula="of:=[.S76]/SUM([.L76:.T76])" office:value-type="float" office:value="0.395454545454545">
            <text:p>0.3955</text:p>
          </table:table-cell>
          <table:table-cell table:formula="of:=[.E76]/[.I76]" office:value-type="float" office:value="0.565610859728507">
            <text:p>0.5656</text:p>
          </table:table-cell>
          <table:table-cell table:formula="of:=IF([.I76]&lt;144-119;0;0.4*[.Z76]+0.6*[.AA76])" office:value-type="float" office:value="0.497548334018922">
            <text:p>0.4975</text:p>
          </table:table-cell>
          <table:table-cell table:formula="of:=1-[.S76]/SUM([.L76:.T76])" office:value-type="float" office:value="0.604545454545455">
            <text:p>0.6045</text:p>
          </table:table-cell>
          <table:table-cell table:formula="of:=[.I76]/[.J76]" office:value-type="percentage" office:value="0.663663663663664">
            <text:p>66.37%</text:p>
          </table:table-cell>
          <table:table-cell table:formula="of:=[.K76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6">
            <text:p>086</text:p>
          </table:table-cell>
          <table:table-cell/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486">
            <text:p>486</text:p>
          </table:table-cell>
          <table:table-cell office:value-type="string">
            <text:p>St. Joseph's College Schoo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style-name="ce2" table:formula="of:=1-[.Z77]" office:value-type="percentage" office:value="0.520833333333333">
            <text:p>52.08%</text:p>
          </table:table-cell>
          <table:table-cell table:style-name="ce3" table:formula="of:=IF([.J77]&gt;0;[.I77]/[.J77];0)" office:value-type="float" office:value="0.298353909465021">
            <text:p>0.298</text:p>
          </table:table-cell>
          <table:table-cell table:style-name="ce4" table:formula="of:=[.O77]/SUM([.L77:.T77])" office:value-type="float" office:value="0.305555555555556">
            <text:p>0.3056</text:p>
          </table:table-cell>
          <table:table-cell table:style-name="ce4" table:formula="of:=[.T77]/SUM([.L77:.T77])" office:value-type="float" office:value="0.0694444444444444">
            <text:p>0.0694</text:p>
          </table:table-cell>
          <table:table-cell table:style-name="ce4" table:formula="of:=[.R77]/SUM([.L77:.T77])" office:value-type="float" office:value="0.0902777777777778">
            <text:p>0.0903</text:p>
          </table:table-cell>
          <table:table-cell table:formula="of:=[.S77]/SUM([.L77:.T77])" office:value-type="float" office:value="0.479166666666667">
            <text:p>0.4792</text:p>
          </table:table-cell>
          <table:table-cell table:formula="of:=[.E77]/[.I77]" office:value-type="float" office:value="0.544827586206897">
            <text:p>0.5448</text:p>
          </table:table-cell>
          <table:table-cell table:formula="of:=IF([.I77]&lt;144-119;0;0.4*[.Z77]+0.6*[.AA77])" office:value-type="float" office:value="0.518563218390805">
            <text:p>0.5186</text:p>
          </table:table-cell>
          <table:table-cell table:formula="of:=1-[.S77]/SUM([.L77:.T77])" office:value-type="float" office:value="0.520833333333333">
            <text:p>0.5208</text:p>
          </table:table-cell>
          <table:table-cell table:formula="of:=[.I77]/[.J77]" office:value-type="percentage" office:value="0.298353909465021">
            <text:p>29.84%</text:p>
          </table:table-cell>
          <table:table-cell table:formula="of:=[.K77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7">
            <text:p>087</text:p>
          </table:table-cell>
          <table:table-cell/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1">
            <text:p>131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style-name="ce2" table:formula="of:=1-[.Z78]" office:value-type="percentage" office:value="0.518518518518519">
            <text:p>51.85%</text:p>
          </table:table-cell>
          <table:table-cell table:style-name="ce3" table:formula="of:=IF([.J78]&gt;0;[.I78]/[.J78];0)" office:value-type="float" office:value="0.412213740458015">
            <text:p>0.412</text:p>
          </table:table-cell>
          <table:table-cell table:style-name="ce4" table:formula="of:=[.O78]/SUM([.L78:.T78])" office:value-type="float" office:value="0.314814814814815">
            <text:p>0.3148</text:p>
          </table:table-cell>
          <table:table-cell table:style-name="ce4" table:formula="of:=[.T78]/SUM([.L78:.T78])" office:value-type="float" office:value="0.0555555555555556">
            <text:p>0.0556</text:p>
          </table:table-cell>
          <table:table-cell table:style-name="ce4" table:formula="of:=[.R78]/SUM([.L78:.T78])" office:value-type="float" office:value="0.111111111111111">
            <text:p>0.1111</text:p>
          </table:table-cell>
          <table:table-cell table:formula="of:=[.S78]/SUM([.L78:.T78])" office:value-type="float" office:value="0.481481481481481">
            <text:p>0.4815</text:p>
          </table:table-cell>
          <table:table-cell table:formula="of:=[.E78]/[.I78]" office:value-type="float" office:value="0.5">
            <text:p>0.5000</text:p>
          </table:table-cell>
          <table:table-cell table:formula="of:=IF([.I78]&lt;144-119;0;0.4*[.Z78]+0.6*[.AA78])" office:value-type="float" office:value="0.492592592592593">
            <text:p>0.4926</text:p>
          </table:table-cell>
          <table:table-cell table:formula="of:=1-[.S78]/SUM([.L78:.T78])" office:value-type="float" office:value="0.518518518518519">
            <text:p>0.5185</text:p>
          </table:table-cell>
          <table:table-cell table:formula="of:=[.I78]/[.J78]" office:value-type="percentage" office:value="0.412213740458015">
            <text:p>41.22%</text:p>
          </table:table-cell>
          <table:table-cell table:formula="of:=[.K78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8">
            <text:p>088</text:p>
          </table:table-cell>
          <table:table-cell/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462">
            <text:p>462</text:p>
          </table:table-cell>
          <table:table-cell office:value-type="string">
            <text:p>Le Collège frança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table:style-name="ce2" table:formula="of:=1-[.Z79]" office:value-type="percentage" office:value="0.4921875">
            <text:p>49.22%</text:p>
          </table:table-cell>
          <table:table-cell table:style-name="ce3" table:formula="of:=IF([.J79]&gt;0;[.I79]/[.J79];0)" office:value-type="float" office:value="0.281385281385281">
            <text:p>0.281</text:p>
          </table:table-cell>
          <table:table-cell table:style-name="ce4" table:formula="of:=[.O79]/SUM([.L79:.T79])" office:value-type="float" office:value="0.234375">
            <text:p>0.2344</text:p>
          </table:table-cell>
          <table:table-cell table:style-name="ce4" table:formula="of:=[.T79]/SUM([.L79:.T79])" office:value-type="float" office:value="0.1171875">
            <text:p>0.1172</text:p>
          </table:table-cell>
          <table:table-cell table:style-name="ce4" table:formula="of:=[.R79]/SUM([.L79:.T79])" office:value-type="float" office:value="0.1171875">
            <text:p>0.1172</text:p>
          </table:table-cell>
          <table:table-cell table:formula="of:=[.S79]/SUM([.L79:.T79])" office:value-type="float" office:value="0.5078125">
            <text:p>0.5078</text:p>
          </table:table-cell>
          <table:table-cell table:formula="of:=[.E79]/[.I79]" office:value-type="float" office:value="0.523076923076923">
            <text:p>0.5231</text:p>
          </table:table-cell>
          <table:table-cell table:formula="of:=IF([.I79]&lt;144-119;0;0.4*[.Z79]+0.6*[.AA79])" office:value-type="float" office:value="0.516971153846154">
            <text:p>0.5170</text:p>
          </table:table-cell>
          <table:table-cell table:formula="of:=1-[.S79]/SUM([.L79:.T79])" office:value-type="float" office:value="0.4921875">
            <text:p>0.4922</text:p>
          </table:table-cell>
          <table:table-cell table:formula="of:=[.I79]/[.J79]" office:value-type="percentage" office:value="0.281385281385281">
            <text:p>28.14%</text:p>
          </table:table-cell>
          <table:table-cell table:formula="of:=[.K79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0">
            <text:p>090</text:p>
          </table:table-cell>
          <table:table-cell/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30">
            <text:p>230</text:p>
          </table:table-cell>
          <table:table-cell office:value-type="string">
            <text:p>Parliament Street Public Library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table:style-name="ce2" table:formula="of:=1-[.Z80]" office:value-type="percentage" office:value="0.506666666666667">
            <text:p>50.67%</text:p>
          </table:table-cell>
          <table:table-cell table:style-name="ce3" table:formula="of:=IF([.J80]&gt;0;[.I80]/[.J80];0)" office:value-type="float" office:value="0.326086956521739">
            <text:p>0.326</text:p>
          </table:table-cell>
          <table:table-cell table:style-name="ce4" table:formula="of:=[.O80]/SUM([.L80:.T80])" office:value-type="float" office:value="0.253333333333333">
            <text:p>0.2533</text:p>
          </table:table-cell>
          <table:table-cell table:style-name="ce4" table:formula="of:=[.T80]/SUM([.L80:.T80])" office:value-type="float" office:value="0.0933333333333333">
            <text:p>0.0933</text:p>
          </table:table-cell>
          <table:table-cell table:style-name="ce4" table:formula="of:=[.R80]/SUM([.L80:.T80])" office:value-type="float" office:value="0.146666666666667">
            <text:p>0.1467</text:p>
          </table:table-cell>
          <table:table-cell table:formula="of:=[.S80]/SUM([.L80:.T80])" office:value-type="float" office:value="0.493333333333333">
            <text:p>0.4933</text:p>
          </table:table-cell>
          <table:table-cell table:formula="of:=[.E80]/[.I80]" office:value-type="float" office:value="0.666666666666667">
            <text:p>0.6667</text:p>
          </table:table-cell>
          <table:table-cell table:formula="of:=IF([.I80]&lt;144-119;0;0.4*[.Z80]+0.6*[.AA80])" office:value-type="float" office:value="0.597333333333333">
            <text:p>0.5973</text:p>
          </table:table-cell>
          <table:table-cell table:formula="of:=1-[.S80]/SUM([.L80:.T80])" office:value-type="float" office:value="0.506666666666667">
            <text:p>0.5067</text:p>
          </table:table-cell>
          <table:table-cell table:formula="of:=[.I80]/[.J80]" office:value-type="percentage" office:value="0.326086956521739">
            <text:p>32.61%</text:p>
          </table:table-cell>
          <table:table-cell table:formula="of:=[.K80]" office:value-type="string" office:string-value="Parliament Street Public Library">
            <text:p>Parliament Street Public Libra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1">
            <text:p>091</text:p>
          </table:table-cell>
          <table:table-cell/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290">
            <text:p>290</text:p>
          </table:table-cell>
          <table:table-cell office:value-type="string">
            <text:p>Parliament Street Public Library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style-name="ce2" table:formula="of:=1-[.Z81]" office:value-type="percentage" office:value="0.548611111111111">
            <text:p>54.86%</text:p>
          </table:table-cell>
          <table:table-cell table:style-name="ce3" table:formula="of:=IF([.J81]&gt;0;[.I81]/[.J81];0)" office:value-type="float" office:value="0.496551724137931">
            <text:p>0.497</text:p>
          </table:table-cell>
          <table:table-cell table:style-name="ce4" table:formula="of:=[.O81]/SUM([.L81:.T81])" office:value-type="float" office:value="0.236111111111111">
            <text:p>0.2361</text:p>
          </table:table-cell>
          <table:table-cell table:style-name="ce4" table:formula="of:=[.T81]/SUM([.L81:.T81])" office:value-type="float" office:value="0.138888888888889">
            <text:p>0.1389</text:p>
          </table:table-cell>
          <table:table-cell table:style-name="ce4" table:formula="of:=[.R81]/SUM([.L81:.T81])" office:value-type="float" office:value="0.159722222222222">
            <text:p>0.1597</text:p>
          </table:table-cell>
          <table:table-cell table:formula="of:=[.S81]/SUM([.L81:.T81])" office:value-type="float" office:value="0.451388888888889">
            <text:p>0.4514</text:p>
          </table:table-cell>
          <table:table-cell table:formula="of:=[.E81]/[.I81]" office:value-type="float" office:value="0.590277777777778">
            <text:p>0.5903</text:p>
          </table:table-cell>
          <table:table-cell table:formula="of:=IF([.I81]&lt;144-119;0;0.4*[.Z81]+0.6*[.AA81])" office:value-type="float" office:value="0.534722222222222">
            <text:p>0.5347</text:p>
          </table:table-cell>
          <table:table-cell table:formula="of:=1-[.S81]/SUM([.L81:.T81])" office:value-type="float" office:value="0.548611111111111">
            <text:p>0.5486</text:p>
          </table:table-cell>
          <table:table-cell table:formula="of:=[.I81]/[.J81]" office:value-type="percentage" office:value="0.496551724137931">
            <text:p>49.66%</text:p>
          </table:table-cell>
          <table:table-cell table:formula="of:=[.K81]" office:value-type="string" office:string-value="Parliament Street Public Library">
            <text:p>Parliament Street Public Libra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2">
            <text:p>092</text:p>
          </table:table-cell>
          <table:table-cell/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321">
            <text:p>321</text:p>
          </table:table-cell>
          <table:table-cell office:value-type="string">
            <text:p>Lord Dufferin Junior and Se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table:style-name="ce2" table:formula="of:=1-[.Z82]" office:value-type="percentage" office:value="0.590909090909091">
            <text:p>59.09%</text:p>
          </table:table-cell>
          <table:table-cell table:style-name="ce3" table:formula="of:=IF([.J82]&gt;0;[.I82]/[.J82];0)" office:value-type="float" office:value="0.414330218068536">
            <text:p>0.414</text:p>
          </table:table-cell>
          <table:table-cell table:style-name="ce4" table:formula="of:=[.O82]/SUM([.L82:.T82])" office:value-type="float" office:value="0.272727272727273">
            <text:p>0.2727</text:p>
          </table:table-cell>
          <table:table-cell table:style-name="ce4" table:formula="of:=[.T82]/SUM([.L82:.T82])" office:value-type="float" office:value="0.151515151515152">
            <text:p>0.1515</text:p>
          </table:table-cell>
          <table:table-cell table:style-name="ce4" table:formula="of:=[.R82]/SUM([.L82:.T82])" office:value-type="float" office:value="0.151515151515152">
            <text:p>0.1515</text:p>
          </table:table-cell>
          <table:table-cell table:formula="of:=[.S82]/SUM([.L82:.T82])" office:value-type="float" office:value="0.409090909090909">
            <text:p>0.4091</text:p>
          </table:table-cell>
          <table:table-cell table:formula="of:=[.E82]/[.I82]" office:value-type="float" office:value="0.571428571428571">
            <text:p>0.5714</text:p>
          </table:table-cell>
          <table:table-cell table:formula="of:=IF([.I82]&lt;144-119;0;0.4*[.Z82]+0.6*[.AA82])" office:value-type="float" office:value="0.506493506493507">
            <text:p>0.5065</text:p>
          </table:table-cell>
          <table:table-cell table:formula="of:=1-[.S82]/SUM([.L82:.T82])" office:value-type="float" office:value="0.590909090909091">
            <text:p>0.5909</text:p>
          </table:table-cell>
          <table:table-cell table:formula="of:=[.I82]/[.J82]" office:value-type="percentage" office:value="0.414330218068536">
            <text:p>41.43%</text:p>
          </table:table-cell>
          <table:table-cell table:formula="of:=[.K82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093</text:p>
          </table:table-cell>
          <table:table-cell/>
          <table:table-cell office:value-type="float" office:value="74">
            <text:p>74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580">
            <text:p>580</text:p>
          </table:table-cell>
          <table:table-cell office:value-type="string">
            <text:p>Sprucecourt Junior Public Schoo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style-name="ce2" table:formula="of:=1-[.Z83]" office:value-type="percentage" office:value="0.46236559139785">
            <text:p>46.24%</text:p>
          </table:table-cell>
          <table:table-cell table:style-name="ce3" table:formula="of:=IF([.J83]&gt;0;[.I83]/[.J83];0)" office:value-type="float" office:value="0.324137931034483">
            <text:p>0.324</text:p>
          </table:table-cell>
          <table:table-cell table:style-name="ce4" table:formula="of:=[.O83]/SUM([.L83:.T83])" office:value-type="float" office:value="0.333333333333333">
            <text:p>0.3333</text:p>
          </table:table-cell>
          <table:table-cell table:style-name="ce4" table:formula="of:=[.T83]/SUM([.L83:.T83])" office:value-type="float" office:value="0.0376344086021505">
            <text:p>0.0376</text:p>
          </table:table-cell>
          <table:table-cell table:style-name="ce4" table:formula="of:=[.R83]/SUM([.L83:.T83])" office:value-type="float" office:value="0.0268817204301075">
            <text:p>0.0269</text:p>
          </table:table-cell>
          <table:table-cell table:formula="of:=[.S83]/SUM([.L83:.T83])" office:value-type="float" office:value="0.537634408602151">
            <text:p>0.5376</text:p>
          </table:table-cell>
          <table:table-cell table:formula="of:=[.E83]/[.I83]" office:value-type="float" office:value="0.537234042553192">
            <text:p>0.5372</text:p>
          </table:table-cell>
          <table:table-cell table:formula="of:=IF([.I83]&lt;144-119;0;0.4*[.Z83]+0.6*[.AA83])" office:value-type="float" office:value="0.537394188972775">
            <text:p>0.5374</text:p>
          </table:table-cell>
          <table:table-cell table:formula="of:=1-[.S83]/SUM([.L83:.T83])" office:value-type="float" office:value="0.46236559139785">
            <text:p>0.4624</text:p>
          </table:table-cell>
          <table:table-cell table:formula="of:=[.I83]/[.J83]" office:value-type="percentage" office:value="0.324137931034483">
            <text:p>32.41%</text:p>
          </table:table-cell>
          <table:table-cell table:formula="of:=[.K83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4">
            <text:p>094</text:p>
          </table:table-cell>
          <table:table-cell/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393">
            <text:p>393</text:p>
          </table:table-cell>
          <table:table-cell office:value-type="string">
            <text:p>Sprucecourt Junior Public School</text:p>
          </table:table-cell>
          <table:table-cell table:number-columns-repeated="3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table:style-name="ce2" table:formula="of:=1-[.Z84]" office:value-type="percentage" office:value="0.302013422818792">
            <text:p>30.20%</text:p>
          </table:table-cell>
          <table:table-cell table:style-name="ce3" table:formula="of:=IF([.J84]&gt;0;[.I84]/[.J84];0)" office:value-type="float" office:value="0.379134860050891">
            <text:p>0.379</text:p>
          </table:table-cell>
          <table:table-cell table:style-name="ce4" table:formula="of:=[.O84]/SUM([.L84:.T84])" office:value-type="float" office:value="0.214765100671141">
            <text:p>0.2148</text:p>
          </table:table-cell>
          <table:table-cell table:style-name="ce4" table:formula="of:=[.T84]/SUM([.L84:.T84])" office:value-type="float" office:value="0.0134228187919463">
            <text:p>0.0134</text:p>
          </table:table-cell>
          <table:table-cell table:style-name="ce4" table:formula="of:=[.R84]/SUM([.L84:.T84])" office:value-type="float" office:value="0.0134228187919463">
            <text:p>0.0134</text:p>
          </table:table-cell>
          <table:table-cell table:formula="of:=[.S84]/SUM([.L84:.T84])" office:value-type="float" office:value="0.697986577181208">
            <text:p>0.6980</text:p>
          </table:table-cell>
          <table:table-cell table:formula="of:=[.E84]/[.I84]" office:value-type="float" office:value="0.530201342281879">
            <text:p>0.5302</text:p>
          </table:table-cell>
          <table:table-cell table:formula="of:=IF([.I84]&lt;144-119;0;0.4*[.Z84]+0.6*[.AA84])" office:value-type="float" office:value="0.597315436241611">
            <text:p>0.5973</text:p>
          </table:table-cell>
          <table:table-cell table:formula="of:=1-[.S84]/SUM([.L84:.T84])" office:value-type="float" office:value="0.302013422818792">
            <text:p>0.3020</text:p>
          </table:table-cell>
          <table:table-cell table:formula="of:=[.I84]/[.J84]" office:value-type="percentage" office:value="0.379134860050891">
            <text:p>37.91%</text:p>
          </table:table-cell>
          <table:table-cell table:formula="of:=[.K84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095</text:p>
          </table:table-cell>
          <table:table-cell/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229">
            <text:p>229</text:p>
          </table:table-cell>
          <table:table-cell office:value-type="float" office:value="743">
            <text:p>743</text:p>
          </table:table-cell>
          <table:table-cell office:value-type="string">
            <text:p>Sprucecourt Junior Public Schoo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table:style-name="ce2" table:formula="of:=1-[.Z85]" office:value-type="percentage" office:value="0.495614035087719">
            <text:p>49.56%</text:p>
          </table:table-cell>
          <table:table-cell table:style-name="ce3" table:formula="of:=IF([.J85]&gt;0;[.I85]/[.J85];0)" office:value-type="float" office:value="0.308209959623149">
            <text:p>0.308</text:p>
          </table:table-cell>
          <table:table-cell table:style-name="ce4" table:formula="of:=[.O85]/SUM([.L85:.T85])" office:value-type="float" office:value="0.390350877192982">
            <text:p>0.3904</text:p>
          </table:table-cell>
          <table:table-cell table:style-name="ce4" table:formula="of:=[.T85]/SUM([.L85:.T85])" office:value-type="float" office:value="0.043859649122807">
            <text:p>0.0439</text:p>
          </table:table-cell>
          <table:table-cell table:style-name="ce4" table:formula="of:=[.R85]/SUM([.L85:.T85])" office:value-type="float" office:value="0.0043859649122807">
            <text:p>0.0044</text:p>
          </table:table-cell>
          <table:table-cell table:formula="of:=[.S85]/SUM([.L85:.T85])" office:value-type="float" office:value="0.504385964912281">
            <text:p>0.5044</text:p>
          </table:table-cell>
          <table:table-cell table:formula="of:=[.E85]/[.I85]" office:value-type="float" office:value="0.253275109170306">
            <text:p>0.2533</text:p>
          </table:table-cell>
          <table:table-cell table:formula="of:=IF([.I85]&lt;144-119;0;0.4*[.Z85]+0.6*[.AA85])" office:value-type="float" office:value="0.353719451467096">
            <text:p>0.3537</text:p>
          </table:table-cell>
          <table:table-cell table:formula="of:=1-[.S85]/SUM([.L85:.T85])" office:value-type="float" office:value="0.495614035087719">
            <text:p>0.4956</text:p>
          </table:table-cell>
          <table:table-cell table:formula="of:=[.I85]/[.J85]" office:value-type="percentage" office:value="0.308209959623149">
            <text:p>30.82%</text:p>
          </table:table-cell>
          <table:table-cell table:formula="of:=[.K85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6">
            <text:p>096</text:p>
          </table:table-cell>
          <table:table-cell/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float" office:value="141">
            <text:p>141</text:p>
          </table:table-cell>
          <table:table-cell office:value-type="string">
            <text:p>120 Cornwall Street - Oak Street Co-operativ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style-name="ce2" table:formula="of:=1-[.Z86]" office:value-type="percentage" office:value="0.551020408163265">
            <text:p>55.10%</text:p>
          </table:table-cell>
          <table:table-cell table:style-name="ce3" table:formula="of:=IF([.J86]&gt;0;[.I86]/[.J86];0)" office:value-type="float" office:value="0.74468085106383">
            <text:p>0.745</text:p>
          </table:table-cell>
          <table:table-cell table:style-name="ce4" table:formula="of:=[.O86]/SUM([.L86:.T86])" office:value-type="float" office:value="0.295918367346939">
            <text:p>0.2959</text:p>
          </table:table-cell>
          <table:table-cell table:style-name="ce4" table:formula="of:=[.T86]/SUM([.L86:.T86])" office:value-type="float" office:value="0.112244897959184">
            <text:p>0.1122</text:p>
          </table:table-cell>
          <table:table-cell table:style-name="ce4" table:formula="of:=[.R86]/SUM([.L86:.T86])" office:value-type="float" office:value="0.112244897959184">
            <text:p>0.1122</text:p>
          </table:table-cell>
          <table:table-cell table:formula="of:=[.S86]/SUM([.L86:.T86])" office:value-type="float" office:value="0.448979591836735">
            <text:p>0.4490</text:p>
          </table:table-cell>
          <table:table-cell table:formula="of:=[.E86]/[.I86]" office:value-type="float" office:value="0.40952380952381">
            <text:p>0.4095</text:p>
          </table:table-cell>
          <table:table-cell table:formula="of:=IF([.I86]&lt;144-119;0;0.4*[.Z86]+0.6*[.AA86])" office:value-type="float" office:value="0.42530612244898">
            <text:p>0.4253</text:p>
          </table:table-cell>
          <table:table-cell table:formula="of:=1-[.S86]/SUM([.L86:.T86])" office:value-type="float" office:value="0.551020408163265">
            <text:p>0.5510</text:p>
          </table:table-cell>
          <table:table-cell table:formula="of:=[.I86]/[.J86]" office:value-type="percentage" office:value="0.74468085106383">
            <text:p>74.47%</text:p>
          </table:table-cell>
          <table:table-cell table:formula="of:=[.K86]" office:value-type="string" office:string-value="120 Cornwall Street - Oak Street Co-operative">
            <text:p>120 Cornwall Street - Oak Street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7">
            <text:p>097</text:p>
          </table:table-cell>
          <table:table-cell/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339">
            <text:p>339</text:p>
          </table:table-cell>
          <table:table-cell office:value-type="string">
            <text:p>Ryerson University International Learning Cen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table:style-name="ce2" table:formula="of:=1-[.Z87]" office:value-type="percentage" office:value="0.452054794520548">
            <text:p>45.21%</text:p>
          </table:table-cell>
          <table:table-cell table:style-name="ce3" table:formula="of:=IF([.J87]&gt;0;[.I87]/[.J87];0)" office:value-type="float" office:value="0.430678466076696">
            <text:p>0.431</text:p>
          </table:table-cell>
          <table:table-cell table:style-name="ce4" table:formula="of:=[.O87]/SUM([.L87:.T87])" office:value-type="float" office:value="0.157534246575342">
            <text:p>0.1575</text:p>
          </table:table-cell>
          <table:table-cell table:style-name="ce4" table:formula="of:=[.T87]/SUM([.L87:.T87])" office:value-type="float" office:value="0.150684931506849">
            <text:p>0.1507</text:p>
          </table:table-cell>
          <table:table-cell table:style-name="ce4" table:formula="of:=[.R87]/SUM([.L87:.T87])" office:value-type="float" office:value="0.13013698630137">
            <text:p>0.1301</text:p>
          </table:table-cell>
          <table:table-cell table:formula="of:=[.S87]/SUM([.L87:.T87])" office:value-type="float" office:value="0.547945205479452">
            <text:p>0.5479</text:p>
          </table:table-cell>
          <table:table-cell table:formula="of:=[.E87]/[.I87]" office:value-type="float" office:value="0.541095890410959">
            <text:p>0.5411</text:p>
          </table:table-cell>
          <table:table-cell table:formula="of:=IF([.I87]&lt;144-119;0;0.4*[.Z87]+0.6*[.AA87])" office:value-type="float" office:value="0.543835616438356">
            <text:p>0.5438</text:p>
          </table:table-cell>
          <table:table-cell table:formula="of:=1-[.S87]/SUM([.L87:.T87])" office:value-type="float" office:value="0.452054794520548">
            <text:p>0.4521</text:p>
          </table:table-cell>
          <table:table-cell table:formula="of:=[.I87]/[.J87]" office:value-type="percentage" office:value="0.430678466076696">
            <text:p>43.07%</text:p>
          </table:table-cell>
          <table:table-cell table:formula="of:=[.K87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8">
            <text:p>098</text:p>
          </table:table-cell>
          <table:table-cell/>
          <table:table-cell office:value-type="float" office:value="73">
            <text:p>73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364">
            <text:p>364</text:p>
          </table:table-cell>
          <table:table-cell office:value-type="string">
            <text:p>Ryerson University - 110 Pitman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table:style-name="ce2" table:formula="of:=1-[.Z88]" office:value-type="percentage" office:value="0.779591836734694">
            <text:p>77.96%</text:p>
          </table:table-cell>
          <table:table-cell table:style-name="ce3" table:formula="of:=IF([.J88]&gt;0;[.I88]/[.J88];0)" office:value-type="float" office:value="0.686813186813187">
            <text:p>0.687</text:p>
          </table:table-cell>
          <table:table-cell table:style-name="ce4" table:formula="of:=[.O88]/SUM([.L88:.T88])" office:value-type="float" office:value="0.506122448979592">
            <text:p>0.5061</text:p>
          </table:table-cell>
          <table:table-cell table:style-name="ce4" table:formula="of:=[.T88]/SUM([.L88:.T88])" office:value-type="float" office:value="0.0530612244897959">
            <text:p>0.0531</text:p>
          </table:table-cell>
          <table:table-cell table:style-name="ce4" table:formula="of:=[.R88]/SUM([.L88:.T88])" office:value-type="float" office:value="0.2">
            <text:p>0.2000</text:p>
          </table:table-cell>
          <table:table-cell table:formula="of:=[.S88]/SUM([.L88:.T88])" office:value-type="float" office:value="0.220408163265306">
            <text:p>0.2204</text:p>
          </table:table-cell>
          <table:table-cell table:formula="of:=[.E88]/[.I88]" office:value-type="float" office:value="0.692">
            <text:p>0.6920</text:p>
          </table:table-cell>
          <table:table-cell table:formula="of:=IF([.I88]&lt;144-119;0;0.4*[.Z88]+0.6*[.AA88])" office:value-type="float" office:value="0.503363265306122">
            <text:p>0.5034</text:p>
          </table:table-cell>
          <table:table-cell table:formula="of:=1-[.S88]/SUM([.L88:.T88])" office:value-type="float" office:value="0.779591836734694">
            <text:p>0.7796</text:p>
          </table:table-cell>
          <table:table-cell table:formula="of:=[.I88]/[.J88]" office:value-type="percentage" office:value="0.686813186813187">
            <text:p>68.68%</text:p>
          </table:table-cell>
          <table:table-cell table:formula="of:=[.K88]" office:value-type="string" office:string-value="Ryerson University - 110 Pitman Hall">
            <text:p>Ryerson University - 110 Pitma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099</text:p>
          </table:table-cell>
          <table:table-cell/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412">
            <text:p>412</text:p>
          </table:table-cell>
          <table:table-cell office:value-type="string">
            <text:p>John Innes Community Cent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style-name="ce2" table:formula="of:=1-[.Z89]" office:value-type="percentage" office:value="0.596330275229358">
            <text:p>59.63%</text:p>
          </table:table-cell>
          <table:table-cell table:style-name="ce3" table:formula="of:=IF([.J89]&gt;0;[.I89]/[.J89];0)" office:value-type="float" office:value="0.269417475728155">
            <text:p>0.269</text:p>
          </table:table-cell>
          <table:table-cell table:style-name="ce4" table:formula="of:=[.O89]/SUM([.L89:.T89])" office:value-type="float" office:value="0.339449541284404">
            <text:p>0.3394</text:p>
          </table:table-cell>
          <table:table-cell table:style-name="ce4" table:formula="of:=[.T89]/SUM([.L89:.T89])" office:value-type="float" office:value="0.100917431192661">
            <text:p>0.1009</text:p>
          </table:table-cell>
          <table:table-cell table:style-name="ce4" table:formula="of:=[.R89]/SUM([.L89:.T89])" office:value-type="float" office:value="0.0825688073394496">
            <text:p>0.0826</text:p>
          </table:table-cell>
          <table:table-cell table:formula="of:=[.S89]/SUM([.L89:.T89])" office:value-type="float" office:value="0.403669724770642">
            <text:p>0.4037</text:p>
          </table:table-cell>
          <table:table-cell table:formula="of:=[.E89]/[.I89]" office:value-type="float" office:value="0.585585585585586">
            <text:p>0.5856</text:p>
          </table:table-cell>
          <table:table-cell table:formula="of:=IF([.I89]&lt;144-119;0;0.4*[.Z89]+0.6*[.AA89])" office:value-type="float" office:value="0.512819241259608">
            <text:p>0.5128</text:p>
          </table:table-cell>
          <table:table-cell table:formula="of:=1-[.S89]/SUM([.L89:.T89])" office:value-type="float" office:value="0.596330275229358">
            <text:p>0.5963</text:p>
          </table:table-cell>
          <table:table-cell table:formula="of:=[.I89]/[.J89]" office:value-type="percentage" office:value="0.269417475728155">
            <text:p>26.94%</text:p>
          </table:table-cell>
          <table:table-cell table:formula="of:=[.K89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97">
            <text:p>197</text:p>
          </table:table-cell>
          <table:table-cell office:value-type="string">
            <text:p>John Innes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style-name="ce2" table:formula="of:=1-[.Z90]" office:value-type="percentage" office:value="0.66">
            <text:p>66.00%</text:p>
          </table:table-cell>
          <table:table-cell table:style-name="ce3" table:formula="of:=IF([.J90]&gt;0;[.I90]/[.J90];0)" office:value-type="float" office:value="0.253807106598985">
            <text:p>0.254</text:p>
          </table:table-cell>
          <table:table-cell table:style-name="ce4" table:formula="of:=[.O90]/SUM([.L90:.T90])" office:value-type="float" office:value="0.3">
            <text:p>0.3000</text:p>
          </table:table-cell>
          <table:table-cell table:style-name="ce4" table:formula="of:=[.T90]/SUM([.L90:.T90])" office:value-type="float" office:value="0.2">
            <text:p>0.2000</text:p>
          </table:table-cell>
          <table:table-cell table:style-name="ce4" table:formula="of:=[.R90]/SUM([.L90:.T90])" office:value-type="float" office:value="0.16">
            <text:p>0.1600</text:p>
          </table:table-cell>
          <table:table-cell table:formula="of:=[.S90]/SUM([.L90:.T90])" office:value-type="float" office:value="0.34">
            <text:p>0.3400</text:p>
          </table:table-cell>
          <table:table-cell table:formula="of:=[.E90]/[.I90]" office:value-type="float" office:value="0.56">
            <text:p>0.5600</text:p>
          </table:table-cell>
          <table:table-cell table:formula="of:=IF([.I90]&lt;144-119;0;0.4*[.Z90]+0.6*[.AA90])" office:value-type="float" office:value="0.472">
            <text:p>0.4720</text:p>
          </table:table-cell>
          <table:table-cell table:formula="of:=1-[.S90]/SUM([.L90:.T90])" office:value-type="float" office:value="0.66">
            <text:p>0.6600</text:p>
          </table:table-cell>
          <table:table-cell table:formula="of:=[.I90]/[.J90]" office:value-type="percentage" office:value="0.253807106598985">
            <text:p>25.38%</text:p>
          </table:table-cell>
          <table:table-cell table:formula="of:=[.K90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1">
            <text:p>101</text:p>
          </table:table-cell>
          <table:table-cell/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69">
            <text:p>269</text:p>
          </table:table-cell>
          <table:table-cell office:value-type="string">
            <text:p>Lord Dufferin Junior and Senior Public School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2" table:formula="of:=1-[.Z91]" office:value-type="percentage" office:value="0.848837209302326">
            <text:p>84.88%</text:p>
          </table:table-cell>
          <table:table-cell table:style-name="ce3" table:formula="of:=IF([.J91]&gt;0;[.I91]/[.J91];0)" office:value-type="float" office:value="0.323420074349442">
            <text:p>0.323</text:p>
          </table:table-cell>
          <table:table-cell table:style-name="ce4" table:formula="of:=[.O91]/SUM([.L91:.T91])" office:value-type="float" office:value="0.0116279069767442">
            <text:p>0.0116</text:p>
          </table:table-cell>
          <table:table-cell table:style-name="ce4" table:formula="of:=[.T91]/SUM([.L91:.T91])" office:value-type="float" office:value="0">
            <text:p>0.0000</text:p>
          </table:table-cell>
          <table:table-cell table:style-name="ce4" table:formula="of:=[.R91]/SUM([.L91:.T91])" office:value-type="float" office:value="0.534883720930232">
            <text:p>0.5349</text:p>
          </table:table-cell>
          <table:table-cell table:formula="of:=[.S91]/SUM([.L91:.T91])" office:value-type="float" office:value="0.151162790697674">
            <text:p>0.1512</text:p>
          </table:table-cell>
          <table:table-cell table:formula="of:=[.E91]/[.I91]" office:value-type="float" office:value="0.574712643678161">
            <text:p>0.5747</text:p>
          </table:table-cell>
          <table:table-cell table:formula="of:=IF([.I91]&lt;144-119;0;0.4*[.Z91]+0.6*[.AA91])" office:value-type="float" office:value="0.405292702485966">
            <text:p>0.4053</text:p>
          </table:table-cell>
          <table:table-cell table:formula="of:=1-[.S91]/SUM([.L91:.T91])" office:value-type="float" office:value="0.848837209302326">
            <text:p>0.8488</text:p>
          </table:table-cell>
          <table:table-cell table:formula="of:=[.I91]/[.J91]" office:value-type="percentage" office:value="0.323420074349442">
            <text:p>32.34%</text:p>
          </table:table-cell>
          <table:table-cell table:formula="of:=[.K91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/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47">
            <text:p>247</text:p>
          </table:table-cell>
          <table:table-cell office:value-type="string">
            <text:p>Lord Dufferin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style-name="ce2" table:formula="of:=1-[.Z92]" office:value-type="percentage" office:value="0.573033707865169">
            <text:p>57.30%</text:p>
          </table:table-cell>
          <table:table-cell table:style-name="ce3" table:formula="of:=IF([.J92]&gt;0;[.I92]/[.J92];0)" office:value-type="float" office:value="0.360323886639676">
            <text:p>0.360</text:p>
          </table:table-cell>
          <table:table-cell table:style-name="ce4" table:formula="of:=[.O92]/SUM([.L92:.T92])" office:value-type="float" office:value="0.247191011235955">
            <text:p>0.2472</text:p>
          </table:table-cell>
          <table:table-cell table:style-name="ce4" table:formula="of:=[.T92]/SUM([.L92:.T92])" office:value-type="float" office:value="0.202247191011236">
            <text:p>0.2022</text:p>
          </table:table-cell>
          <table:table-cell table:style-name="ce4" table:formula="of:=[.R92]/SUM([.L92:.T92])" office:value-type="float" office:value="0.112359550561798">
            <text:p>0.1124</text:p>
          </table:table-cell>
          <table:table-cell table:formula="of:=[.S92]/SUM([.L92:.T92])" office:value-type="float" office:value="0.426966292134831">
            <text:p>0.4270</text:p>
          </table:table-cell>
          <table:table-cell table:formula="of:=[.E92]/[.I92]" office:value-type="float" office:value="0.651685393258427">
            <text:p>0.6517</text:p>
          </table:table-cell>
          <table:table-cell table:formula="of:=IF([.I92]&lt;144-119;0;0.4*[.Z92]+0.6*[.AA92])" office:value-type="float" office:value="0.561797752808989">
            <text:p>0.5618</text:p>
          </table:table-cell>
          <table:table-cell table:formula="of:=1-[.S92]/SUM([.L92:.T92])" office:value-type="float" office:value="0.573033707865169">
            <text:p>0.5730</text:p>
          </table:table-cell>
          <table:table-cell table:formula="of:=[.I92]/[.J92]" office:value-type="percentage" office:value="0.360323886639676">
            <text:p>36.03%</text:p>
          </table:table-cell>
          <table:table-cell table:formula="of:=[.K92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10">
            <text:p>710</text:p>
          </table:table-cell>
          <table:table-cell office:value-type="string">
            <text:p>Regent Park South Community Centr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10">
            <text:p>10</text:p>
          </table:table-cell>
          <table:table-cell table:style-name="ce2" table:formula="of:=1-[.Z93]" office:value-type="percentage" office:value="0.390438247011952">
            <text:p>39.04%</text:p>
          </table:table-cell>
          <table:table-cell table:style-name="ce3" table:formula="of:=IF([.J93]&gt;0;[.I93]/[.J93];0)" office:value-type="float" office:value="0.359154929577465">
            <text:p>0.359</text:p>
          </table:table-cell>
          <table:table-cell table:style-name="ce4" table:formula="of:=[.O93]/SUM([.L93:.T93])" office:value-type="float" office:value="0.258964143426295">
            <text:p>0.2590</text:p>
          </table:table-cell>
          <table:table-cell table:style-name="ce4" table:formula="of:=[.T93]/SUM([.L93:.T93])" office:value-type="float" office:value="0.0398406374501992">
            <text:p>0.0398</text:p>
          </table:table-cell>
          <table:table-cell table:style-name="ce4" table:formula="of:=[.R93]/SUM([.L93:.T93])" office:value-type="float" office:value="0.0119521912350598">
            <text:p>0.0120</text:p>
          </table:table-cell>
          <table:table-cell table:formula="of:=[.S93]/SUM([.L93:.T93])" office:value-type="float" office:value="0.609561752988048">
            <text:p>0.6096</text:p>
          </table:table-cell>
          <table:table-cell table:formula="of:=[.E93]/[.I93]" office:value-type="float" office:value="0.411764705882353">
            <text:p>0.4118</text:p>
          </table:table-cell>
          <table:table-cell table:formula="of:=IF([.I93]&lt;144-119;0;0.4*[.Z93]+0.6*[.AA93])" office:value-type="float" office:value="0.490883524724631">
            <text:p>0.4909</text:p>
          </table:table-cell>
          <table:table-cell table:formula="of:=1-[.S93]/SUM([.L93:.T93])" office:value-type="float" office:value="0.390438247011952">
            <text:p>0.3904</text:p>
          </table:table-cell>
          <table:table-cell table:formula="of:=[.I93]/[.J93]" office:value-type="percentage" office:value="0.359154929577465">
            <text:p>35.92%</text:p>
          </table:table-cell>
          <table:table-cell table:formula="of:=[.K93]" office:value-type="string" office:string-value="Regent Park South Community Centre">
            <text:p>Regent Park South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566">
            <text:p>566</text:p>
          </table:table-cell>
          <table:table-cell office:value-type="string">
            <text:p>Regent Park South Community Cent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table:style-name="ce2" table:formula="of:=1-[.Z94]" office:value-type="percentage" office:value="0.398843930635838">
            <text:p>39.88%</text:p>
          </table:table-cell>
          <table:table-cell table:style-name="ce3" table:formula="of:=IF([.J94]&gt;0;[.I94]/[.J94];0)" office:value-type="float" office:value="0.30565371024735">
            <text:p>0.306</text:p>
          </table:table-cell>
          <table:table-cell table:style-name="ce4" table:formula="of:=[.O94]/SUM([.L94:.T94])" office:value-type="float" office:value="0.283236994219653">
            <text:p>0.2832</text:p>
          </table:table-cell>
          <table:table-cell table:style-name="ce4" table:formula="of:=[.T94]/SUM([.L94:.T94])" office:value-type="float" office:value="0.046242774566474">
            <text:p>0.0462</text:p>
          </table:table-cell>
          <table:table-cell table:style-name="ce4" table:formula="of:=[.R94]/SUM([.L94:.T94])" office:value-type="float" office:value="0.0346820809248555">
            <text:p>0.0347</text:p>
          </table:table-cell>
          <table:table-cell table:formula="of:=[.S94]/SUM([.L94:.T94])" office:value-type="float" office:value="0.601156069364162">
            <text:p>0.6012</text:p>
          </table:table-cell>
          <table:table-cell table:formula="of:=[.E94]/[.I94]" office:value-type="float" office:value="0.473988439306358">
            <text:p>0.4740</text:p>
          </table:table-cell>
          <table:table-cell table:formula="of:=IF([.I94]&lt;144-119;0;0.4*[.Z94]+0.6*[.AA94])" office:value-type="float" office:value="0.52485549132948">
            <text:p>0.5249</text:p>
          </table:table-cell>
          <table:table-cell table:formula="of:=1-[.S94]/SUM([.L94:.T94])" office:value-type="float" office:value="0.398843930635838">
            <text:p>0.3988</text:p>
          </table:table-cell>
          <table:table-cell table:formula="of:=[.I94]/[.J94]" office:value-type="percentage" office:value="0.30565371024735">
            <text:p>30.57%</text:p>
          </table:table-cell>
          <table:table-cell table:formula="of:=[.K94]" office:value-type="string" office:string-value="Regent Park South Community Centre">
            <text:p>Regent Park South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/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string">
            <text:p>Dixon H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table:style-name="ce2" table:formula="of:=1-[.Z95]" office:value-type="percentage" office:value="0.623076923076923">
            <text:p>62.31%</text:p>
          </table:table-cell>
          <table:table-cell table:style-name="ce3" table:formula="of:=IF([.J95]&gt;0;[.I95]/[.J95];0)" office:value-type="float" office:value="0.5">
            <text:p>0.500</text:p>
          </table:table-cell>
          <table:table-cell table:style-name="ce4" table:formula="of:=[.O95]/SUM([.L95:.T95])" office:value-type="float" office:value="0.284615384615385">
            <text:p>0.2846</text:p>
          </table:table-cell>
          <table:table-cell table:style-name="ce4" table:formula="of:=[.T95]/SUM([.L95:.T95])" office:value-type="float" office:value="0.2">
            <text:p>0.2000</text:p>
          </table:table-cell>
          <table:table-cell table:style-name="ce4" table:formula="of:=[.R95]/SUM([.L95:.T95])" office:value-type="float" office:value="0.115384615384615">
            <text:p>0.1154</text:p>
          </table:table-cell>
          <table:table-cell table:formula="of:=[.S95]/SUM([.L95:.T95])" office:value-type="float" office:value="0.376923076923077">
            <text:p>0.3769</text:p>
          </table:table-cell>
          <table:table-cell table:formula="of:=[.E95]/[.I95]" office:value-type="float" office:value="0.492307692307692">
            <text:p>0.4923</text:p>
          </table:table-cell>
          <table:table-cell table:formula="of:=IF([.I95]&lt;144-119;0;0.4*[.Z95]+0.6*[.AA95])" office:value-type="float" office:value="0.446153846153846">
            <text:p>0.4462</text:p>
          </table:table-cell>
          <table:table-cell table:formula="of:=1-[.S95]/SUM([.L95:.T95])" office:value-type="float" office:value="0.623076923076923">
            <text:p>0.6231</text:p>
          </table:table-cell>
          <table:table-cell table:formula="of:=[.I95]/[.J95]" office:value-type="percentage" office:value="0.5">
            <text:p>50.00%</text:p>
          </table:table-cell>
          <table:table-cell table:formula="of:=[.K95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string">
            <text:p>Dixon Hal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table:style-name="ce2" table:formula="of:=1-[.Z96]" office:value-type="percentage" office:value="0.475609756097561">
            <text:p>47.56%</text:p>
          </table:table-cell>
          <table:table-cell table:style-name="ce3" table:formula="of:=IF([.J96]&gt;0;[.I96]/[.J96];0)" office:value-type="float" office:value="0.468571428571429">
            <text:p>0.469</text:p>
          </table:table-cell>
          <table:table-cell table:style-name="ce4" table:formula="of:=[.O96]/SUM([.L96:.T96])" office:value-type="float" office:value="0.231707317073171">
            <text:p>0.2317</text:p>
          </table:table-cell>
          <table:table-cell table:style-name="ce4" table:formula="of:=[.T96]/SUM([.L96:.T96])" office:value-type="float" office:value="0.0975609756097561">
            <text:p>0.0976</text:p>
          </table:table-cell>
          <table:table-cell table:style-name="ce4" table:formula="of:=[.R96]/SUM([.L96:.T96])" office:value-type="float" office:value="0.0365853658536585">
            <text:p>0.0366</text:p>
          </table:table-cell>
          <table:table-cell table:formula="of:=[.S96]/SUM([.L96:.T96])" office:value-type="float" office:value="0.524390243902439">
            <text:p>0.5244</text:p>
          </table:table-cell>
          <table:table-cell table:formula="of:=[.E96]/[.I96]" office:value-type="float" office:value="0.634146341463415">
            <text:p>0.6341</text:p>
          </table:table-cell>
          <table:table-cell table:formula="of:=IF([.I96]&lt;144-119;0;0.4*[.Z96]+0.6*[.AA96])" office:value-type="float" office:value="0.590243902439025">
            <text:p>0.5902</text:p>
          </table:table-cell>
          <table:table-cell table:formula="of:=1-[.S96]/SUM([.L96:.T96])" office:value-type="float" office:value="0.475609756097561">
            <text:p>0.4756</text:p>
          </table:table-cell>
          <table:table-cell table:formula="of:=[.I96]/[.J96]" office:value-type="percentage" office:value="0.468571428571429">
            <text:p>46.86%</text:p>
          </table:table-cell>
          <table:table-cell table:formula="of:=[.K96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/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306">
            <text:p>306</text:p>
          </table:table-cell>
          <table:table-cell office:value-type="string">
            <text:p>Ryerson University International Learning Centr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style-name="ce2" table:formula="of:=1-[.Z97]" office:value-type="percentage" office:value="0.563829787234043">
            <text:p>56.38%</text:p>
          </table:table-cell>
          <table:table-cell table:style-name="ce3" table:formula="of:=IF([.J97]&gt;0;[.I97]/[.J97];0)" office:value-type="float" office:value="0.30718954248366">
            <text:p>0.307</text:p>
          </table:table-cell>
          <table:table-cell table:style-name="ce4" table:formula="of:=[.O97]/SUM([.L97:.T97])" office:value-type="float" office:value="0.265957446808511">
            <text:p>0.2660</text:p>
          </table:table-cell>
          <table:table-cell table:style-name="ce4" table:formula="of:=[.T97]/SUM([.L97:.T97])" office:value-type="float" office:value="0.170212765957447">
            <text:p>0.1702</text:p>
          </table:table-cell>
          <table:table-cell table:style-name="ce4" table:formula="of:=[.R97]/SUM([.L97:.T97])" office:value-type="float" office:value="0.106382978723404">
            <text:p>0.1064</text:p>
          </table:table-cell>
          <table:table-cell table:formula="of:=[.S97]/SUM([.L97:.T97])" office:value-type="float" office:value="0.436170212765957">
            <text:p>0.4362</text:p>
          </table:table-cell>
          <table:table-cell table:formula="of:=[.E97]/[.I97]" office:value-type="float" office:value="0.553191489361702">
            <text:p>0.5532</text:p>
          </table:table-cell>
          <table:table-cell table:formula="of:=IF([.I97]&lt;144-119;0;0.4*[.Z97]+0.6*[.AA97])" office:value-type="float" office:value="0.506382978723404">
            <text:p>0.5064</text:p>
          </table:table-cell>
          <table:table-cell table:formula="of:=1-[.S97]/SUM([.L97:.T97])" office:value-type="float" office:value="0.563829787234043">
            <text:p>0.5638</text:p>
          </table:table-cell>
          <table:table-cell table:formula="of:=[.I97]/[.J97]" office:value-type="percentage" office:value="0.30718954248366">
            <text:p>30.72%</text:p>
          </table:table-cell>
          <table:table-cell table:formula="of:=[.K97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/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22">
            <text:p>222</text:p>
          </table:table-cell>
          <table:table-cell office:value-type="string">
            <text:p>John Innes Community Cent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style-name="ce2" table:formula="of:=1-[.Z98]" office:value-type="percentage" office:value="0.466666666666667">
            <text:p>46.67%</text:p>
          </table:table-cell>
          <table:table-cell table:style-name="ce3" table:formula="of:=IF([.J98]&gt;0;[.I98]/[.J98];0)" office:value-type="float" office:value="0.207207207207207">
            <text:p>0.207</text:p>
          </table:table-cell>
          <table:table-cell table:style-name="ce4" table:formula="of:=[.O98]/SUM([.L98:.T98])" office:value-type="float" office:value="0.222222222222222">
            <text:p>0.2222</text:p>
          </table:table-cell>
          <table:table-cell table:style-name="ce4" table:formula="of:=[.T98]/SUM([.L98:.T98])" office:value-type="float" office:value="0.133333333333333">
            <text:p>0.1333</text:p>
          </table:table-cell>
          <table:table-cell table:style-name="ce4" table:formula="of:=[.R98]/SUM([.L98:.T98])" office:value-type="float" office:value="0.0222222222222222">
            <text:p>0.0222</text:p>
          </table:table-cell>
          <table:table-cell table:formula="of:=[.S98]/SUM([.L98:.T98])" office:value-type="float" office:value="0.533333333333333">
            <text:p>0.5333</text:p>
          </table:table-cell>
          <table:table-cell table:formula="of:=[.E98]/[.I98]" office:value-type="float" office:value="0.41304347826087">
            <text:p>0.4130</text:p>
          </table:table-cell>
          <table:table-cell table:formula="of:=IF([.I98]&lt;144-119;0;0.4*[.Z98]+0.6*[.AA98])" office:value-type="float" office:value="0.461159420289855">
            <text:p>0.4612</text:p>
          </table:table-cell>
          <table:table-cell table:formula="of:=1-[.S98]/SUM([.L98:.T98])" office:value-type="float" office:value="0.466666666666667">
            <text:p>0.4667</text:p>
          </table:table-cell>
          <table:table-cell table:formula="of:=[.I98]/[.J98]" office:value-type="percentage" office:value="0.207207207207207">
            <text:p>20.72%</text:p>
          </table:table-cell>
          <table:table-cell table:formula="of:=[.K98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/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83">
            <text:p>283</text:p>
          </table:table-cell>
          <table:table-cell office:value-type="string">
            <text:p>John Innes Community Centre</text:p>
          </table:table-cell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style-name="ce2" table:formula="of:=1-[.Z99]" office:value-type="percentage" office:value="0.619718309859155">
            <text:p>61.97%</text:p>
          </table:table-cell>
          <table:table-cell table:style-name="ce3" table:formula="of:=IF([.J99]&gt;0;[.I99]/[.J99];0)" office:value-type="float" office:value="0.257950530035336">
            <text:p>0.258</text:p>
          </table:table-cell>
          <table:table-cell table:style-name="ce4" table:formula="of:=[.O99]/SUM([.L99:.T99])" office:value-type="float" office:value="0.211267605633803">
            <text:p>0.2113</text:p>
          </table:table-cell>
          <table:table-cell table:style-name="ce4" table:formula="of:=[.T99]/SUM([.L99:.T99])" office:value-type="float" office:value="0.309859154929577">
            <text:p>0.3099</text:p>
          </table:table-cell>
          <table:table-cell table:style-name="ce4" table:formula="of:=[.R99]/SUM([.L99:.T99])" office:value-type="float" office:value="0.028169014084507">
            <text:p>0.0282</text:p>
          </table:table-cell>
          <table:table-cell table:formula="of:=[.S99]/SUM([.L99:.T99])" office:value-type="float" office:value="0.380281690140845">
            <text:p>0.3803</text:p>
          </table:table-cell>
          <table:table-cell table:formula="of:=[.E99]/[.I99]" office:value-type="float" office:value="0.493150684931507">
            <text:p>0.4932</text:p>
          </table:table-cell>
          <table:table-cell table:formula="of:=IF([.I99]&lt;144-119;0;0.4*[.Z99]+0.6*[.AA99])" office:value-type="float" office:value="0.448003087015242">
            <text:p>0.4480</text:p>
          </table:table-cell>
          <table:table-cell table:formula="of:=1-[.S99]/SUM([.L99:.T99])" office:value-type="float" office:value="0.619718309859155">
            <text:p>0.6197</text:p>
          </table:table-cell>
          <table:table-cell table:formula="of:=[.I99]/[.J99]" office:value-type="percentage" office:value="0.257950530035336">
            <text:p>25.80%</text:p>
          </table:table-cell>
          <table:table-cell table:formula="of:=[.K99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/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table:number-columns-repeated="3"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303">
            <text:p>303</text:p>
          </table:table-cell>
          <table:table-cell office:value-type="string">
            <text:p>Lord Dufferin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table:style-name="ce2" table:formula="of:=1-[.Z100]" office:value-type="percentage" office:value="0.557251908396947">
            <text:p>55.73%</text:p>
          </table:table-cell>
          <table:table-cell table:style-name="ce3" table:formula="of:=IF([.J100]&gt;0;[.I100]/[.J100];0)" office:value-type="float" office:value="0.432343234323432">
            <text:p>0.432</text:p>
          </table:table-cell>
          <table:table-cell table:style-name="ce4" table:formula="of:=[.O100]/SUM([.L100:.T100])" office:value-type="float" office:value="0.16793893129771">
            <text:p>0.1679</text:p>
          </table:table-cell>
          <table:table-cell table:style-name="ce4" table:formula="of:=[.T100]/SUM([.L100:.T100])" office:value-type="float" office:value="0.183206106870229">
            <text:p>0.1832</text:p>
          </table:table-cell>
          <table:table-cell table:style-name="ce4" table:formula="of:=[.R100]/SUM([.L100:.T100])" office:value-type="float" office:value="0.190839694656489">
            <text:p>0.1908</text:p>
          </table:table-cell>
          <table:table-cell table:formula="of:=[.S100]/SUM([.L100:.T100])" office:value-type="float" office:value="0.442748091603053">
            <text:p>0.4427</text:p>
          </table:table-cell>
          <table:table-cell table:formula="of:=[.E100]/[.I100]" office:value-type="float" office:value="0.549618320610687">
            <text:p>0.5496</text:p>
          </table:table-cell>
          <table:table-cell table:formula="of:=IF([.I100]&lt;144-119;0;0.4*[.Z100]+0.6*[.AA100])" office:value-type="float" office:value="0.506870229007634">
            <text:p>0.5069</text:p>
          </table:table-cell>
          <table:table-cell table:formula="of:=1-[.S100]/SUM([.L100:.T100])" office:value-type="float" office:value="0.557251908396947">
            <text:p>0.5573</text:p>
          </table:table-cell>
          <table:table-cell table:formula="of:=[.I100]/[.J100]" office:value-type="percentage" office:value="0.432343234323432">
            <text:p>43.23%</text:p>
          </table:table-cell>
          <table:table-cell table:formula="of:=[.K100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/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407">
            <text:p>407</text:p>
          </table:table-cell>
          <table:table-cell office:value-type="string">
            <text:p>Lord Dufferin Junior and Senior Public Scho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table:style-name="ce2" table:formula="of:=1-[.Z101]" office:value-type="percentage" office:value="0.544378698224852">
            <text:p>54.44%</text:p>
          </table:table-cell>
          <table:table-cell table:style-name="ce3" table:formula="of:=IF([.J101]&gt;0;[.I101]/[.J101];0)" office:value-type="float" office:value="0.415233415233415">
            <text:p>0.415</text:p>
          </table:table-cell>
          <table:table-cell table:style-name="ce4" table:formula="of:=[.O101]/SUM([.L101:.T101])" office:value-type="float" office:value="0.142011834319527">
            <text:p>0.1420</text:p>
          </table:table-cell>
          <table:table-cell table:style-name="ce4" table:formula="of:=[.T101]/SUM([.L101:.T101])" office:value-type="float" office:value="0.224852071005917">
            <text:p>0.2249</text:p>
          </table:table-cell>
          <table:table-cell table:style-name="ce4" table:formula="of:=[.R101]/SUM([.L101:.T101])" office:value-type="float" office:value="0.130177514792899">
            <text:p>0.1302</text:p>
          </table:table-cell>
          <table:table-cell table:formula="of:=[.S101]/SUM([.L101:.T101])" office:value-type="float" office:value="0.455621301775148">
            <text:p>0.4556</text:p>
          </table:table-cell>
          <table:table-cell table:formula="of:=[.E101]/[.I101]" office:value-type="float" office:value="0.538461538461538">
            <text:p>0.5385</text:p>
          </table:table-cell>
          <table:table-cell table:formula="of:=IF([.I101]&lt;144-119;0;0.4*[.Z101]+0.6*[.AA101])" office:value-type="float" office:value="0.505325443786982">
            <text:p>0.5053</text:p>
          </table:table-cell>
          <table:table-cell table:formula="of:=1-[.S101]/SUM([.L101:.T101])" office:value-type="float" office:value="0.544378698224852">
            <text:p>0.5444</text:p>
          </table:table-cell>
          <table:table-cell table:formula="of:=[.I101]/[.J101]" office:value-type="percentage" office:value="0.415233415233415">
            <text:p>41.52%</text:p>
          </table:table-cell>
          <table:table-cell table:formula="of:=[.K101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/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97">
            <text:p>297</text:p>
          </table:table-cell>
          <table:table-cell office:value-type="string">
            <text:p>Regent Park South Community Centr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table:style-name="ce2" table:formula="of:=1-[.Z102]" office:value-type="percentage" office:value="0.444444444444444">
            <text:p>44.44%</text:p>
          </table:table-cell>
          <table:table-cell table:style-name="ce3" table:formula="of:=IF([.J102]&gt;0;[.I102]/[.J102];0)" office:value-type="float" office:value="0.336700336700337">
            <text:p>0.337</text:p>
          </table:table-cell>
          <table:table-cell table:style-name="ce4" table:formula="of:=[.O102]/SUM([.L102:.T102])" office:value-type="float" office:value="0.141414141414141">
            <text:p>0.1414</text:p>
          </table:table-cell>
          <table:table-cell table:style-name="ce4" table:formula="of:=[.T102]/SUM([.L102:.T102])" office:value-type="float" office:value="0.111111111111111">
            <text:p>0.1111</text:p>
          </table:table-cell>
          <table:table-cell table:style-name="ce4" table:formula="of:=[.R102]/SUM([.L102:.T102])" office:value-type="float" office:value="0.141414141414141">
            <text:p>0.1414</text:p>
          </table:table-cell>
          <table:table-cell table:formula="of:=[.S102]/SUM([.L102:.T102])" office:value-type="float" office:value="0.555555555555556">
            <text:p>0.5556</text:p>
          </table:table-cell>
          <table:table-cell table:formula="of:=[.E102]/[.I102]" office:value-type="float" office:value="0.54">
            <text:p>0.5400</text:p>
          </table:table-cell>
          <table:table-cell table:formula="of:=IF([.I102]&lt;144-119;0;0.4*[.Z102]+0.6*[.AA102])" office:value-type="float" office:value="0.546222222222222">
            <text:p>0.5462</text:p>
          </table:table-cell>
          <table:table-cell table:formula="of:=1-[.S102]/SUM([.L102:.T102])" office:value-type="float" office:value="0.444444444444444">
            <text:p>0.4444</text:p>
          </table:table-cell>
          <table:table-cell table:formula="of:=[.I102]/[.J102]" office:value-type="percentage" office:value="0.336700336700337">
            <text:p>33.67%</text:p>
          </table:table-cell>
          <table:table-cell table:formula="of:=[.K102]" office:value-type="string" office:string-value="Regent Park South Community Centre">
            <text:p>Regent Park South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/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260">
            <text:p>260</text:p>
          </table:table-cell>
          <table:table-cell office:value-type="string">
            <text:p>Dixon Ha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style-name="ce2" table:formula="of:=1-[.Z103]" office:value-type="percentage" office:value="0.610169491525424">
            <text:p>61.02%</text:p>
          </table:table-cell>
          <table:table-cell table:style-name="ce3" table:formula="of:=IF([.J103]&gt;0;[.I103]/[.J103];0)" office:value-type="float" office:value="0.457692307692308">
            <text:p>0.458</text:p>
          </table:table-cell>
          <table:table-cell table:style-name="ce4" table:formula="of:=[.O103]/SUM([.L103:.T103])" office:value-type="float" office:value="0.313559322033898">
            <text:p>0.3136</text:p>
          </table:table-cell>
          <table:table-cell table:style-name="ce4" table:formula="of:=[.T103]/SUM([.L103:.T103])" office:value-type="float" office:value="0.11864406779661">
            <text:p>0.1186</text:p>
          </table:table-cell>
          <table:table-cell table:style-name="ce4" table:formula="of:=[.R103]/SUM([.L103:.T103])" office:value-type="float" office:value="0.144067796610169">
            <text:p>0.1441</text:p>
          </table:table-cell>
          <table:table-cell table:formula="of:=[.S103]/SUM([.L103:.T103])" office:value-type="float" office:value="0.389830508474576">
            <text:p>0.3898</text:p>
          </table:table-cell>
          <table:table-cell table:formula="of:=[.E103]/[.I103]" office:value-type="float" office:value="0.638655462184874">
            <text:p>0.6387</text:p>
          </table:table-cell>
          <table:table-cell table:formula="of:=IF([.I103]&lt;144-119;0;0.4*[.Z103]+0.6*[.AA103])" office:value-type="float" office:value="0.539125480700755">
            <text:p>0.5391</text:p>
          </table:table-cell>
          <table:table-cell table:formula="of:=1-[.S103]/SUM([.L103:.T103])" office:value-type="float" office:value="0.610169491525424">
            <text:p>0.6102</text:p>
          </table:table-cell>
          <table:table-cell table:formula="of:=[.I103]/[.J103]" office:value-type="percentage" office:value="0.457692307692308">
            <text:p>45.77%</text:p>
          </table:table-cell>
          <table:table-cell table:formula="of:=[.K103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6">
            <text:p>116</text:p>
          </table:table-cell>
          <table:table-cell/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39">
            <text:p>139</text:p>
          </table:table-cell>
          <table:table-cell office:value-type="string">
            <text:p>Ryerson University International Learning Cent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2" table:formula="of:=1-[.Z104]" office:value-type="percentage" office:value="0.577777777777778">
            <text:p>57.78%</text:p>
          </table:table-cell>
          <table:table-cell table:style-name="ce3" table:formula="of:=IF([.J104]&gt;0;[.I104]/[.J104];0)" office:value-type="float" office:value="0.323741007194245">
            <text:p>0.324</text:p>
          </table:table-cell>
          <table:table-cell table:style-name="ce4" table:formula="of:=[.O104]/SUM([.L104:.T104])" office:value-type="float" office:value="0.244444444444444">
            <text:p>0.2444</text:p>
          </table:table-cell>
          <table:table-cell table:style-name="ce4" table:formula="of:=[.T104]/SUM([.L104:.T104])" office:value-type="float" office:value="0.0444444444444444">
            <text:p>0.0444</text:p>
          </table:table-cell>
          <table:table-cell table:style-name="ce4" table:formula="of:=[.R104]/SUM([.L104:.T104])" office:value-type="float" office:value="0.0888888888888889">
            <text:p>0.0889</text:p>
          </table:table-cell>
          <table:table-cell table:formula="of:=[.S104]/SUM([.L104:.T104])" office:value-type="float" office:value="0.422222222222222">
            <text:p>0.4222</text:p>
          </table:table-cell>
          <table:table-cell table:formula="of:=[.E104]/[.I104]" office:value-type="float" office:value="0.622222222222222">
            <text:p>0.6222</text:p>
          </table:table-cell>
          <table:table-cell table:formula="of:=IF([.I104]&lt;144-119;0;0.4*[.Z104]+0.6*[.AA104])" office:value-type="float" office:value="0.542222222222222">
            <text:p>0.5422</text:p>
          </table:table-cell>
          <table:table-cell table:formula="of:=1-[.S104]/SUM([.L104:.T104])" office:value-type="float" office:value="0.577777777777778">
            <text:p>0.5778</text:p>
          </table:table-cell>
          <table:table-cell table:formula="of:=[.I104]/[.J104]" office:value-type="percentage" office:value="0.323741007194245">
            <text:p>32.37%</text:p>
          </table:table-cell>
          <table:table-cell table:formula="of:=[.K104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/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342">
            <text:p>342</text:p>
          </table:table-cell>
          <table:table-cell office:value-type="string">
            <text:p>Ryerson University International Learning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table:style-name="ce2" table:formula="of:=1-[.Z105]" office:value-type="percentage" office:value="0.496350364963504">
            <text:p>49.64%</text:p>
          </table:table-cell>
          <table:table-cell table:style-name="ce3" table:formula="of:=IF([.J105]&gt;0;[.I105]/[.J105];0)" office:value-type="float" office:value="0.403508771929825">
            <text:p>0.404</text:p>
          </table:table-cell>
          <table:table-cell table:style-name="ce4" table:formula="of:=[.O105]/SUM([.L105:.T105])" office:value-type="float" office:value="0.277372262773723">
            <text:p>0.2774</text:p>
          </table:table-cell>
          <table:table-cell table:style-name="ce4" table:formula="of:=[.T105]/SUM([.L105:.T105])" office:value-type="float" office:value="0.145985401459854">
            <text:p>0.1460</text:p>
          </table:table-cell>
          <table:table-cell table:style-name="ce4" table:formula="of:=[.R105]/SUM([.L105:.T105])" office:value-type="float" office:value="0.0656934306569343">
            <text:p>0.0657</text:p>
          </table:table-cell>
          <table:table-cell table:formula="of:=[.S105]/SUM([.L105:.T105])" office:value-type="float" office:value="0.503649635036496">
            <text:p>0.5036</text:p>
          </table:table-cell>
          <table:table-cell table:formula="of:=[.E105]/[.I105]" office:value-type="float" office:value="0.507246376811594">
            <text:p>0.5072</text:p>
          </table:table-cell>
          <table:table-cell table:formula="of:=IF([.I105]&lt;144-119;0;0.4*[.Z105]+0.6*[.AA105])" office:value-type="float" office:value="0.505807680101555">
            <text:p>0.5058</text:p>
          </table:table-cell>
          <table:table-cell table:formula="of:=1-[.S105]/SUM([.L105:.T105])" office:value-type="float" office:value="0.496350364963504">
            <text:p>0.4964</text:p>
          </table:table-cell>
          <table:table-cell table:formula="of:=[.I105]/[.J105]" office:value-type="percentage" office:value="0.403508771929825">
            <text:p>40.35%</text:p>
          </table:table-cell>
          <table:table-cell table:formula="of:=[.K105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8">
            <text:p>118</text:p>
          </table:table-cell>
          <table:table-cell/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317">
            <text:p>317</text:p>
          </table:table-cell>
          <table:table-cell office:value-type="string">
            <text:p>John Innes Community Centr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table:style-name="ce2" table:formula="of:=1-[.Z106]" office:value-type="percentage" office:value="0.578125">
            <text:p>57.81%</text:p>
          </table:table-cell>
          <table:table-cell table:style-name="ce3" table:formula="of:=IF([.J106]&gt;0;[.I106]/[.J106];0)" office:value-type="float" office:value="0.406940063091483">
            <text:p>0.407</text:p>
          </table:table-cell>
          <table:table-cell table:style-name="ce4" table:formula="of:=[.O106]/SUM([.L106:.T106])" office:value-type="float" office:value="0.2109375">
            <text:p>0.2109</text:p>
          </table:table-cell>
          <table:table-cell table:style-name="ce4" table:formula="of:=[.T106]/SUM([.L106:.T106])" office:value-type="float" office:value="0.25">
            <text:p>0.2500</text:p>
          </table:table-cell>
          <table:table-cell table:style-name="ce4" table:formula="of:=[.R106]/SUM([.L106:.T106])" office:value-type="float" office:value="0.0859375">
            <text:p>0.0859</text:p>
          </table:table-cell>
          <table:table-cell table:formula="of:=[.S106]/SUM([.L106:.T106])" office:value-type="float" office:value="0.421875">
            <text:p>0.4219</text:p>
          </table:table-cell>
          <table:table-cell table:formula="of:=[.E106]/[.I106]" office:value-type="float" office:value="0.488372093023256">
            <text:p>0.4884</text:p>
          </table:table-cell>
          <table:table-cell table:formula="of:=IF([.I106]&lt;144-119;0;0.4*[.Z106]+0.6*[.AA106])" office:value-type="float" office:value="0.461773255813954">
            <text:p>0.4618</text:p>
          </table:table-cell>
          <table:table-cell table:formula="of:=1-[.S106]/SUM([.L106:.T106])" office:value-type="float" office:value="0.578125">
            <text:p>0.5781</text:p>
          </table:table-cell>
          <table:table-cell table:formula="of:=[.I106]/[.J106]" office:value-type="percentage" office:value="0.406940063091483">
            <text:p>40.69%</text:p>
          </table:table-cell>
          <table:table-cell table:formula="of:=[.K106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9">
            <text:p>119</text:p>
          </table:table-cell>
          <table:table-cell/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string">
            <text:p>Regent Park South Community Cen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table:formula="of:=1-[.Z107]" office:value-type="percentage" office:value="0.565217391304348">
            <text:p>56.52%</text:p>
          </table:table-cell>
          <table:table-cell table:style-name="ce3" table:formula="of:=IF([.J107]&gt;0;[.I107]/[.J107];0)" office:value-type="float" office:value="0.308724832214765">
            <text:p>0.309</text:p>
          </table:table-cell>
          <table:table-cell table:style-name="ce4" table:formula="of:=[.O107]/SUM([.L107:.T107])" office:value-type="float" office:value="0.282608695652174">
            <text:p>0.2826</text:p>
          </table:table-cell>
          <table:table-cell table:style-name="ce4" table:formula="of:=[.T107]/SUM([.L107:.T107])" office:value-type="float" office:value="0.0869565217391304">
            <text:p>0.0870</text:p>
          </table:table-cell>
          <table:table-cell table:style-name="ce4" table:formula="of:=[.R107]/SUM([.L107:.T107])" office:value-type="float" office:value="0.152173913043478">
            <text:p>0.1522</text:p>
          </table:table-cell>
          <table:table-cell table:formula="of:=[.S107]/SUM([.L107:.T107])" office:value-type="float" office:value="0.434782608695652">
            <text:p>0.4348</text:p>
          </table:table-cell>
          <table:table-cell table:formula="of:=[.E107]/[.I107]" office:value-type="float" office:value="0.739130434782609">
            <text:p>0.7391</text:p>
          </table:table-cell>
          <table:table-cell table:formula="of:=IF([.I107]&lt;144-119;0;0.4*[.Z107]+0.6*[.AA107])" office:value-type="float" office:value="0.617391304347826">
            <text:p>0.6174</text:p>
          </table:table-cell>
          <table:table-cell table:formula="of:=1-[.S107]/SUM([.L107:.T107])" office:value-type="float" office:value="0.565217391304348">
            <text:p>0.5652</text:p>
          </table:table-cell>
          <table:table-cell table:formula="of:=[.I107]/[.J107]" office:value-type="percentage" office:value="0.308724832214765">
            <text:p>30.87%</text:p>
          </table:table-cell>
          <table:table-cell table:formula="of:=[.K107]" office:value-type="string" office:string-value="Regent Park South Community Centre">
            <text:p>Regent Park South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/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307">
            <text:p>307</text:p>
          </table:table-cell>
          <table:table-cell office:value-type="string">
            <text:p>Dixon Hal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table:style-name="ce2" table:formula="of:=1-[.Z108]" office:value-type="percentage" office:value="0.6">
            <text:p>60.00%</text:p>
          </table:table-cell>
          <table:table-cell table:style-name="ce3" table:formula="of:=IF([.J108]&gt;0;[.I108]/[.J108];0)" office:value-type="float" office:value="0.42671009771987">
            <text:p>0.427</text:p>
          </table:table-cell>
          <table:table-cell table:style-name="ce4" table:formula="of:=[.O108]/SUM([.L108:.T108])" office:value-type="float" office:value="0.215384615384615">
            <text:p>0.2154</text:p>
          </table:table-cell>
          <table:table-cell table:style-name="ce4" table:formula="of:=[.T108]/SUM([.L108:.T108])" office:value-type="float" office:value="0.176923076923077">
            <text:p>0.1769</text:p>
          </table:table-cell>
          <table:table-cell table:style-name="ce4" table:formula="of:=[.R108]/SUM([.L108:.T108])" office:value-type="float" office:value="0.192307692307692">
            <text:p>0.1923</text:p>
          </table:table-cell>
          <table:table-cell table:formula="of:=[.S108]/SUM([.L108:.T108])" office:value-type="float" office:value="0.4">
            <text:p>0.4000</text:p>
          </table:table-cell>
          <table:table-cell table:formula="of:=[.E108]/[.I108]" office:value-type="float" office:value="0.603053435114504">
            <text:p>0.6031</text:p>
          </table:table-cell>
          <table:table-cell table:formula="of:=IF([.I108]&lt;144-119;0;0.4*[.Z108]+0.6*[.AA108])" office:value-type="float" office:value="0.521832061068702">
            <text:p>0.5218</text:p>
          </table:table-cell>
          <table:table-cell table:formula="of:=1-[.S108]/SUM([.L108:.T108])" office:value-type="float" office:value="0.6">
            <text:p>0.6000</text:p>
          </table:table-cell>
          <table:table-cell table:formula="of:=[.I108]/[.J108]" office:value-type="percentage" office:value="0.42671009771987">
            <text:p>42.67%</text:p>
          </table:table-cell>
          <table:table-cell table:formula="of:=[.K108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1">
            <text:p>121</text:p>
          </table:table-cell>
          <table:table-cell/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91">
            <text:p>191</text:p>
          </table:table-cell>
          <table:table-cell office:value-type="string">
            <text:p>Dixon Ha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style-name="ce2" table:formula="of:=1-[.Z109]" office:value-type="percentage" office:value="0.634408602150538">
            <text:p>63.44%</text:p>
          </table:table-cell>
          <table:table-cell table:style-name="ce3" table:formula="of:=IF([.J109]&gt;0;[.I109]/[.J109];0)" office:value-type="float" office:value="0.486910994764398">
            <text:p>0.487</text:p>
          </table:table-cell>
          <table:table-cell table:style-name="ce4" table:formula="of:=[.O109]/SUM([.L109:.T109])" office:value-type="float" office:value="0.290322580645161">
            <text:p>0.2903</text:p>
          </table:table-cell>
          <table:table-cell table:style-name="ce4" table:formula="of:=[.T109]/SUM([.L109:.T109])" office:value-type="float" office:value="0.139784946236559">
            <text:p>0.1398</text:p>
          </table:table-cell>
          <table:table-cell table:style-name="ce4" table:formula="of:=[.R109]/SUM([.L109:.T109])" office:value-type="float" office:value="0.182795698924731">
            <text:p>0.1828</text:p>
          </table:table-cell>
          <table:table-cell table:formula="of:=[.S109]/SUM([.L109:.T109])" office:value-type="float" office:value="0.365591397849462">
            <text:p>0.3656</text:p>
          </table:table-cell>
          <table:table-cell table:formula="of:=[.E109]/[.I109]" office:value-type="float" office:value="0.634408602150538">
            <text:p>0.6344</text:p>
          </table:table-cell>
          <table:table-cell table:formula="of:=IF([.I109]&lt;144-119;0;0.4*[.Z109]+0.6*[.AA109])" office:value-type="float" office:value="0.526881720430108">
            <text:p>0.5269</text:p>
          </table:table-cell>
          <table:table-cell table:formula="of:=1-[.S109]/SUM([.L109:.T109])" office:value-type="float" office:value="0.634408602150538">
            <text:p>0.6344</text:p>
          </table:table-cell>
          <table:table-cell table:formula="of:=[.I109]/[.J109]" office:value-type="percentage" office:value="0.486910994764398">
            <text:p>48.69%</text:p>
          </table:table-cell>
          <table:table-cell table:formula="of:=[.K109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2">
            <text:p>122</text:p>
          </table:table-cell>
          <table:table-cell/>
          <table:table-cell office:value-type="float" office:value="74">
            <text:p>74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  <table:table-cell office:value-type="float" office:value="431">
            <text:p>431</text:p>
          </table:table-cell>
          <table:table-cell office:value-type="string">
            <text:p>Ryerson University International Learning Cent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float" office:value="42">
            <text:p>42</text:p>
          </table:table-cell>
          <table:table-cell table:style-name="ce2" table:formula="of:=1-[.Z110]" office:value-type="percentage" office:value="0.599118942731278">
            <text:p>59.91%</text:p>
          </table:table-cell>
          <table:table-cell table:style-name="ce3" table:formula="of:=IF([.J110]&gt;0;[.I110]/[.J110];0)" office:value-type="float" office:value="0.533642691415313">
            <text:p>0.534</text:p>
          </table:table-cell>
          <table:table-cell table:style-name="ce4" table:formula="of:=[.O110]/SUM([.L110:.T110])" office:value-type="float" office:value="0.220264317180617">
            <text:p>0.2203</text:p>
          </table:table-cell>
          <table:table-cell table:style-name="ce4" table:formula="of:=[.T110]/SUM([.L110:.T110])" office:value-type="float" office:value="0.185022026431718">
            <text:p>0.1850</text:p>
          </table:table-cell>
          <table:table-cell table:style-name="ce4" table:formula="of:=[.R110]/SUM([.L110:.T110])" office:value-type="float" office:value="0.154185022026432">
            <text:p>0.1542</text:p>
          </table:table-cell>
          <table:table-cell table:formula="of:=[.S110]/SUM([.L110:.T110])" office:value-type="float" office:value="0.400881057268722">
            <text:p>0.4009</text:p>
          </table:table-cell>
          <table:table-cell table:formula="of:=[.E110]/[.I110]" office:value-type="float" office:value="0.604347826086956">
            <text:p>0.6043</text:p>
          </table:table-cell>
          <table:table-cell table:formula="of:=IF([.I110]&lt;144-119;0;0.4*[.Z110]+0.6*[.AA110])" office:value-type="float" office:value="0.522961118559663">
            <text:p>0.5230</text:p>
          </table:table-cell>
          <table:table-cell table:formula="of:=1-[.S110]/SUM([.L110:.T110])" office:value-type="float" office:value="0.599118942731278">
            <text:p>0.5991</text:p>
          </table:table-cell>
          <table:table-cell table:formula="of:=[.I110]/[.J110]" office:value-type="percentage" office:value="0.533642691415313">
            <text:p>53.36%</text:p>
          </table:table-cell>
          <table:table-cell table:formula="of:=[.K110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3">
            <text:p>123</text:p>
          </table:table-cell>
          <table:table-cell/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247">
            <text:p>247</text:p>
          </table:table-cell>
          <table:table-cell office:value-type="string">
            <text:p>Fred Victor Centr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table:style-name="ce2" table:formula="of:=1-[.Z111]" office:value-type="percentage" office:value="0.525252525252525">
            <text:p>52.53%</text:p>
          </table:table-cell>
          <table:table-cell table:style-name="ce3" table:formula="of:=IF([.J111]&gt;0;[.I111]/[.J111];0)" office:value-type="float" office:value="0.408906882591093">
            <text:p>0.409</text:p>
          </table:table-cell>
          <table:table-cell table:style-name="ce4" table:formula="of:=[.O111]/SUM([.L111:.T111])" office:value-type="float" office:value="0.161616161616162">
            <text:p>0.1616</text:p>
          </table:table-cell>
          <table:table-cell table:style-name="ce4" table:formula="of:=[.T111]/SUM([.L111:.T111])" office:value-type="float" office:value="0.151515151515152">
            <text:p>0.1515</text:p>
          </table:table-cell>
          <table:table-cell table:style-name="ce4" table:formula="of:=[.R111]/SUM([.L111:.T111])" office:value-type="float" office:value="0.171717171717172">
            <text:p>0.1717</text:p>
          </table:table-cell>
          <table:table-cell table:formula="of:=[.S111]/SUM([.L111:.T111])" office:value-type="float" office:value="0.474747474747475">
            <text:p>0.4747</text:p>
          </table:table-cell>
          <table:table-cell table:formula="of:=[.E111]/[.I111]" office:value-type="float" office:value="0.514851485148515">
            <text:p>0.5149</text:p>
          </table:table-cell>
          <table:table-cell table:formula="of:=IF([.I111]&lt;144-119;0;0.4*[.Z111]+0.6*[.AA111])" office:value-type="float" office:value="0.498809880988099">
            <text:p>0.4988</text:p>
          </table:table-cell>
          <table:table-cell table:formula="of:=1-[.S111]/SUM([.L111:.T111])" office:value-type="float" office:value="0.525252525252525">
            <text:p>0.5253</text:p>
          </table:table-cell>
          <table:table-cell table:formula="of:=[.I111]/[.J111]" office:value-type="percentage" office:value="0.408906882591093">
            <text:p>40.89%</text:p>
          </table:table-cell>
          <table:table-cell table:formula="of:=[.K111]" office:value-type="string" office:string-value="Fred Victor Centre">
            <text:p>Fred Victor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4">
            <text:p>124</text:p>
          </table:table-cell>
          <table:table-cell/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251">
            <text:p>251</text:p>
          </table:table-cell>
          <table:table-cell office:value-type="string">
            <text:p>John Innes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table:style-name="ce2" table:formula="of:=1-[.Z112]" office:value-type="percentage" office:value="0.477477477477478">
            <text:p>47.75%</text:p>
          </table:table-cell>
          <table:table-cell table:style-name="ce3" table:formula="of:=IF([.J112]&gt;0;[.I112]/[.J112];0)" office:value-type="float" office:value="0.442231075697211">
            <text:p>0.442</text:p>
          </table:table-cell>
          <table:table-cell table:style-name="ce4" table:formula="of:=[.O112]/SUM([.L112:.T112])" office:value-type="float" office:value="0.207207207207207">
            <text:p>0.2072</text:p>
          </table:table-cell>
          <table:table-cell table:style-name="ce4" table:formula="of:=[.T112]/SUM([.L112:.T112])" office:value-type="float" office:value="0.117117117117117">
            <text:p>0.1171</text:p>
          </table:table-cell>
          <table:table-cell table:style-name="ce4" table:formula="of:=[.R112]/SUM([.L112:.T112])" office:value-type="float" office:value="0.126126126126126">
            <text:p>0.1261</text:p>
          </table:table-cell>
          <table:table-cell table:formula="of:=[.S112]/SUM([.L112:.T112])" office:value-type="float" office:value="0.522522522522523">
            <text:p>0.5225</text:p>
          </table:table-cell>
          <table:table-cell table:formula="of:=[.E112]/[.I112]" office:value-type="float" office:value="0.531531531531532">
            <text:p>0.5315</text:p>
          </table:table-cell>
          <table:table-cell table:formula="of:=IF([.I112]&lt;144-119;0;0.4*[.Z112]+0.6*[.AA112])" office:value-type="float" office:value="0.527927927927928">
            <text:p>0.5279</text:p>
          </table:table-cell>
          <table:table-cell table:formula="of:=1-[.S112]/SUM([.L112:.T112])" office:value-type="float" office:value="0.477477477477478">
            <text:p>0.4775</text:p>
          </table:table-cell>
          <table:table-cell table:formula="of:=[.I112]/[.J112]" office:value-type="percentage" office:value="0.442231075697211">
            <text:p>44.22%</text:p>
          </table:table-cell>
          <table:table-cell table:formula="of:=[.K112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6">
            <text:p>126</text:p>
          </table:table-cell>
          <table:table-cell/>
          <table:table-cell office:value-type="float" office:value="141">
            <text:p>141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35">
            <text:p>535</text:p>
          </table:table-cell>
          <table:table-cell office:value-type="string">
            <text:p>St. Lawrence Market Nort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office:value-type="float" office:value="53">
            <text:p>53</text:p>
          </table:table-cell>
          <table:table-cell table:style-name="ce2" table:formula="of:=1-[.Z113]" office:value-type="percentage" office:value="0.530685920577617">
            <text:p>53.07%</text:p>
          </table:table-cell>
          <table:table-cell table:style-name="ce3" table:formula="of:=IF([.J113]&gt;0;[.I113]/[.J113];0)" office:value-type="float" office:value="0.523364485981308">
            <text:p>0.523</text:p>
          </table:table-cell>
          <table:table-cell table:style-name="ce4" table:formula="of:=[.O113]/SUM([.L113:.T113])" office:value-type="float" office:value="0.169675090252708">
            <text:p>0.1697</text:p>
          </table:table-cell>
          <table:table-cell table:style-name="ce4" table:formula="of:=[.T113]/SUM([.L113:.T113])" office:value-type="float" office:value="0.191335740072202">
            <text:p>0.1913</text:p>
          </table:table-cell>
          <table:table-cell table:style-name="ce4" table:formula="of:=[.R113]/SUM([.L113:.T113])" office:value-type="float" office:value="0.148014440433213">
            <text:p>0.1480</text:p>
          </table:table-cell>
          <table:table-cell table:formula="of:=[.S113]/SUM([.L113:.T113])" office:value-type="float" office:value="0.469314079422383">
            <text:p>0.4693</text:p>
          </table:table-cell>
          <table:table-cell table:formula="of:=[.E113]/[.I113]" office:value-type="float" office:value="0.475">
            <text:p>0.4750</text:p>
          </table:table-cell>
          <table:table-cell table:formula="of:=IF([.I113]&lt;144-119;0;0.4*[.Z113]+0.6*[.AA113])" office:value-type="float" office:value="0.472725631768953">
            <text:p>0.4727</text:p>
          </table:table-cell>
          <table:table-cell table:formula="of:=1-[.S113]/SUM([.L113:.T113])" office:value-type="float" office:value="0.530685920577617">
            <text:p>0.5307</text:p>
          </table:table-cell>
          <table:table-cell table:formula="of:=[.I113]/[.J113]" office:value-type="percentage" office:value="0.523364485981308">
            <text:p>52.34%</text:p>
          </table:table-cell>
          <table:table-cell table:formula="of:=[.K113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7">
            <text:p>127</text:p>
          </table:table-cell>
          <table:table-cell/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34">
            <text:p>134</text:p>
          </table:table-cell>
          <table:table-cell office:value-type="string">
            <text:p>St. Lawrence Market Nort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style-name="ce2" table:formula="of:=1-[.Z114]" office:value-type="percentage" office:value="0.521739130434783">
            <text:p>52.17%</text:p>
          </table:table-cell>
          <table:table-cell table:style-name="ce3" table:formula="of:=IF([.J114]&gt;0;[.I114]/[.J114];0)" office:value-type="float" office:value="0.686567164179104">
            <text:p>0.687</text:p>
          </table:table-cell>
          <table:table-cell table:style-name="ce4" table:formula="of:=[.O114]/SUM([.L114:.T114])" office:value-type="float" office:value="0.16304347826087">
            <text:p>0.1630</text:p>
          </table:table-cell>
          <table:table-cell table:style-name="ce4" table:formula="of:=[.T114]/SUM([.L114:.T114])" office:value-type="float" office:value="0.239130434782609">
            <text:p>0.2391</text:p>
          </table:table-cell>
          <table:table-cell table:style-name="ce4" table:formula="of:=[.R114]/SUM([.L114:.T114])" office:value-type="float" office:value="0.0869565217391304">
            <text:p>0.0870</text:p>
          </table:table-cell>
          <table:table-cell table:formula="of:=[.S114]/SUM([.L114:.T114])" office:value-type="float" office:value="0.478260869565217">
            <text:p>0.4783</text:p>
          </table:table-cell>
          <table:table-cell table:formula="of:=[.E114]/[.I114]" office:value-type="float" office:value="0.510869565217391">
            <text:p>0.5109</text:p>
          </table:table-cell>
          <table:table-cell table:formula="of:=IF([.I114]&lt;144-119;0;0.4*[.Z114]+0.6*[.AA114])" office:value-type="float" office:value="0.497826086956522">
            <text:p>0.4978</text:p>
          </table:table-cell>
          <table:table-cell table:formula="of:=1-[.S114]/SUM([.L114:.T114])" office:value-type="float" office:value="0.521739130434783">
            <text:p>0.5217</text:p>
          </table:table-cell>
          <table:table-cell table:formula="of:=[.I114]/[.J114]" office:value-type="percentage" office:value="0.686567164179104">
            <text:p>68.66%</text:p>
          </table:table-cell>
          <table:table-cell table:formula="of:=[.K114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8">
            <text:p>128</text:p>
          </table:table-cell>
          <table:table-cell/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43">
            <text:p>243</text:p>
          </table:table-cell>
          <table:table-cell office:value-type="string">
            <text:p>St. Lawrence Market North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style-name="ce2" table:formula="of:=1-[.Z115]" office:value-type="percentage" office:value="0.464285714285714">
            <text:p>46.43%</text:p>
          </table:table-cell>
          <table:table-cell table:style-name="ce3" table:formula="of:=IF([.J115]&gt;0;[.I115]/[.J115];0)" office:value-type="float" office:value="0.345679012345679">
            <text:p>0.346</text:p>
          </table:table-cell>
          <table:table-cell table:style-name="ce4" table:formula="of:=[.O115]/SUM([.L115:.T115])" office:value-type="float" office:value="0.107142857142857">
            <text:p>0.1071</text:p>
          </table:table-cell>
          <table:table-cell table:style-name="ce4" table:formula="of:=[.T115]/SUM([.L115:.T115])" office:value-type="float" office:value="0.238095238095238">
            <text:p>0.2381</text:p>
          </table:table-cell>
          <table:table-cell table:style-name="ce4" table:formula="of:=[.R115]/SUM([.L115:.T115])" office:value-type="float" office:value="0.119047619047619">
            <text:p>0.1190</text:p>
          </table:table-cell>
          <table:table-cell table:formula="of:=[.S115]/SUM([.L115:.T115])" office:value-type="float" office:value="0.535714285714286">
            <text:p>0.5357</text:p>
          </table:table-cell>
          <table:table-cell table:formula="of:=[.E115]/[.I115]" office:value-type="float" office:value="0.595238095238095">
            <text:p>0.5952</text:p>
          </table:table-cell>
          <table:table-cell table:formula="of:=IF([.I115]&lt;144-119;0;0.4*[.Z115]+0.6*[.AA115])" office:value-type="float" office:value="0.571428571428571">
            <text:p>0.5714</text:p>
          </table:table-cell>
          <table:table-cell table:formula="of:=1-[.S115]/SUM([.L115:.T115])" office:value-type="float" office:value="0.464285714285714">
            <text:p>0.4643</text:p>
          </table:table-cell>
          <table:table-cell table:formula="of:=[.I115]/[.J115]" office:value-type="percentage" office:value="0.345679012345679">
            <text:p>34.57%</text:p>
          </table:table-cell>
          <table:table-cell table:formula="of:=[.K115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9">
            <text:p>129</text:p>
          </table:table-cell>
          <table:table-cell/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359">
            <text:p>359</text:p>
          </table:table-cell>
          <table:table-cell office:value-type="string">
            <text:p>St. Lawrence Community Cent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table:style-name="ce2" table:formula="of:=1-[.Z116]" office:value-type="percentage" office:value="0.653061224489796">
            <text:p>65.31%</text:p>
          </table:table-cell>
          <table:table-cell table:style-name="ce3" table:formula="of:=IF([.J116]&gt;0;[.I116]/[.J116];0)" office:value-type="float" office:value="0.409470752089136">
            <text:p>0.409</text:p>
          </table:table-cell>
          <table:table-cell table:style-name="ce4" table:formula="of:=[.O116]/SUM([.L116:.T116])" office:value-type="float" office:value="0.210884353741497">
            <text:p>0.2109</text:p>
          </table:table-cell>
          <table:table-cell table:style-name="ce4" table:formula="of:=[.T116]/SUM([.L116:.T116])" office:value-type="float" office:value="0.224489795918367">
            <text:p>0.2245</text:p>
          </table:table-cell>
          <table:table-cell table:style-name="ce4" table:formula="of:=[.R116]/SUM([.L116:.T116])" office:value-type="float" office:value="0.163265306122449">
            <text:p>0.1633</text:p>
          </table:table-cell>
          <table:table-cell table:formula="of:=[.S116]/SUM([.L116:.T116])" office:value-type="float" office:value="0.346938775510204">
            <text:p>0.3469</text:p>
          </table:table-cell>
          <table:table-cell table:formula="of:=[.E116]/[.I116]" office:value-type="float" office:value="0.394557823129252">
            <text:p>0.3946</text:p>
          </table:table-cell>
          <table:table-cell table:formula="of:=IF([.I116]&lt;144-119;0;0.4*[.Z116]+0.6*[.AA116])" office:value-type="float" office:value="0.375510204081633">
            <text:p>0.3755</text:p>
          </table:table-cell>
          <table:table-cell table:formula="of:=1-[.S116]/SUM([.L116:.T116])" office:value-type="float" office:value="0.653061224489796">
            <text:p>0.6531</text:p>
          </table:table-cell>
          <table:table-cell table:formula="of:=[.I116]/[.J116]" office:value-type="percentage" office:value="0.409470752089136">
            <text:p>40.95%</text:p>
          </table:table-cell>
          <table:table-cell table:formula="of:=[.K116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1">
            <text:p>131</text:p>
          </table:table-cell>
          <table:table-cell/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01">
            <text:p>201</text:p>
          </table:table-cell>
          <table:table-cell office:value-type="string">
            <text:p>St. Michael Catholic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table:style-name="ce2" table:formula="of:=1-[.Z117]" office:value-type="percentage" office:value="0.444444444444444">
            <text:p>44.44%</text:p>
          </table:table-cell>
          <table:table-cell table:style-name="ce3" table:formula="of:=IF([.J117]&gt;0;[.I117]/[.J117];0)" office:value-type="float" office:value="0.402985074626866">
            <text:p>0.403</text:p>
          </table:table-cell>
          <table:table-cell table:style-name="ce4" table:formula="of:=[.O117]/SUM([.L117:.T117])" office:value-type="float" office:value="0.0740740740740741">
            <text:p>0.0741</text:p>
          </table:table-cell>
          <table:table-cell table:style-name="ce4" table:formula="of:=[.T117]/SUM([.L117:.T117])" office:value-type="float" office:value="0.259259259259259">
            <text:p>0.2593</text:p>
          </table:table-cell>
          <table:table-cell table:style-name="ce4" table:formula="of:=[.R117]/SUM([.L117:.T117])" office:value-type="float" office:value="0.0617283950617284">
            <text:p>0.0617</text:p>
          </table:table-cell>
          <table:table-cell table:formula="of:=[.S117]/SUM([.L117:.T117])" office:value-type="float" office:value="0.555555555555556">
            <text:p>0.5556</text:p>
          </table:table-cell>
          <table:table-cell table:formula="of:=[.E117]/[.I117]" office:value-type="float" office:value="0.358024691358025">
            <text:p>0.3580</text:p>
          </table:table-cell>
          <table:table-cell table:formula="of:=IF([.I117]&lt;144-119;0;0.4*[.Z117]+0.6*[.AA117])" office:value-type="float" office:value="0.437037037037037">
            <text:p>0.4370</text:p>
          </table:table-cell>
          <table:table-cell table:formula="of:=1-[.S117]/SUM([.L117:.T117])" office:value-type="float" office:value="0.444444444444444">
            <text:p>0.4444</text:p>
          </table:table-cell>
          <table:table-cell table:formula="of:=[.I117]/[.J117]" office:value-type="percentage" office:value="0.402985074626866">
            <text:p>40.30%</text:p>
          </table:table-cell>
          <table:table-cell table:formula="of:=[.K117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2">
            <text:p>132</text:p>
          </table:table-cell>
          <table:table-cell/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253">
            <text:p>253</text:p>
          </table:table-cell>
          <table:table-cell office:value-type="string">
            <text:p>St. Lawrence Community Centr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style-name="ce2" table:formula="of:=1-[.Z118]" office:value-type="percentage" office:value="0.570093457943925">
            <text:p>57.01%</text:p>
          </table:table-cell>
          <table:table-cell table:style-name="ce3" table:formula="of:=IF([.J118]&gt;0;[.I118]/[.J118];0)" office:value-type="float" office:value="0.422924901185771">
            <text:p>0.423</text:p>
          </table:table-cell>
          <table:table-cell table:style-name="ce4" table:formula="of:=[.O118]/SUM([.L118:.T118])" office:value-type="float" office:value="0.242990654205607">
            <text:p>0.2430</text:p>
          </table:table-cell>
          <table:table-cell table:style-name="ce4" table:formula="of:=[.T118]/SUM([.L118:.T118])" office:value-type="float" office:value="0.130841121495327">
            <text:p>0.1308</text:p>
          </table:table-cell>
          <table:table-cell table:style-name="ce4" table:formula="of:=[.R118]/SUM([.L118:.T118])" office:value-type="float" office:value="0.11214953271028">
            <text:p>0.1121</text:p>
          </table:table-cell>
          <table:table-cell table:formula="of:=[.S118]/SUM([.L118:.T118])" office:value-type="float" office:value="0.429906542056075">
            <text:p>0.4299</text:p>
          </table:table-cell>
          <table:table-cell table:formula="of:=[.E118]/[.I118]" office:value-type="float" office:value="0.551401869158878">
            <text:p>0.5514</text:p>
          </table:table-cell>
          <table:table-cell table:formula="of:=IF([.I118]&lt;144-119;0;0.4*[.Z118]+0.6*[.AA118])" office:value-type="float" office:value="0.502803738317757">
            <text:p>0.5028</text:p>
          </table:table-cell>
          <table:table-cell table:formula="of:=1-[.S118]/SUM([.L118:.T118])" office:value-type="float" office:value="0.570093457943925">
            <text:p>0.5701</text:p>
          </table:table-cell>
          <table:table-cell table:formula="of:=[.I118]/[.J118]" office:value-type="percentage" office:value="0.422924901185771">
            <text:p>42.29%</text:p>
          </table:table-cell>
          <table:table-cell table:formula="of:=[.K118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3">
            <text:p>133</text:p>
          </table:table-cell>
          <table:table-cell/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336">
            <text:p>336</text:p>
          </table:table-cell>
          <table:table-cell office:value-type="string">
            <text:p>St. Lawrence Market North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table:style-name="ce2" table:formula="of:=1-[.Z119]" office:value-type="percentage" office:value="0.508474576271186">
            <text:p>50.85%</text:p>
          </table:table-cell>
          <table:table-cell table:style-name="ce3" table:formula="of:=IF([.J119]&gt;0;[.I119]/[.J119];0)" office:value-type="float" office:value="0.351190476190476">
            <text:p>0.351</text:p>
          </table:table-cell>
          <table:table-cell table:style-name="ce4" table:formula="of:=[.O119]/SUM([.L119:.T119])" office:value-type="float" office:value="0.211864406779661">
            <text:p>0.2119</text:p>
          </table:table-cell>
          <table:table-cell table:style-name="ce4" table:formula="of:=[.T119]/SUM([.L119:.T119])" office:value-type="float" office:value="0.186440677966102">
            <text:p>0.1864</text:p>
          </table:table-cell>
          <table:table-cell table:style-name="ce4" table:formula="of:=[.R119]/SUM([.L119:.T119])" office:value-type="float" office:value="0.076271186440678">
            <text:p>0.0763</text:p>
          </table:table-cell>
          <table:table-cell table:formula="of:=[.S119]/SUM([.L119:.T119])" office:value-type="float" office:value="0.491525423728814">
            <text:p>0.4915</text:p>
          </table:table-cell>
          <table:table-cell table:formula="of:=[.E119]/[.I119]" office:value-type="float" office:value="0.533898305084746">
            <text:p>0.5339</text:p>
          </table:table-cell>
          <table:table-cell table:formula="of:=IF([.I119]&lt;144-119;0;0.4*[.Z119]+0.6*[.AA119])" office:value-type="float" office:value="0.516949152542373">
            <text:p>0.5169</text:p>
          </table:table-cell>
          <table:table-cell table:formula="of:=1-[.S119]/SUM([.L119:.T119])" office:value-type="float" office:value="0.508474576271186">
            <text:p>0.5085</text:p>
          </table:table-cell>
          <table:table-cell table:formula="of:=[.I119]/[.J119]" office:value-type="percentage" office:value="0.351190476190476">
            <text:p>35.12%</text:p>
          </table:table-cell>
          <table:table-cell table:formula="of:=[.K119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4">
            <text:p>134</text:p>
          </table:table-cell>
          <table:table-cell/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75">
            <text:p>275</text:p>
          </table:table-cell>
          <table:table-cell office:value-type="string">
            <text:p>St. Lawrence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table:style-name="ce2" table:formula="of:=1-[.Z120]" office:value-type="percentage" office:value="0.645348837209302">
            <text:p>64.53%</text:p>
          </table:table-cell>
          <table:table-cell table:style-name="ce3" table:formula="of:=IF([.J120]&gt;0;[.I120]/[.J120];0)" office:value-type="float" office:value="0.629090909090909">
            <text:p>0.629</text:p>
          </table:table-cell>
          <table:table-cell table:style-name="ce4" table:formula="of:=[.O120]/SUM([.L120:.T120])" office:value-type="float" office:value="0.25">
            <text:p>0.2500</text:p>
          </table:table-cell>
          <table:table-cell table:style-name="ce4" table:formula="of:=[.T120]/SUM([.L120:.T120])" office:value-type="float" office:value="0.197674418604651">
            <text:p>0.1977</text:p>
          </table:table-cell>
          <table:table-cell table:style-name="ce4" table:formula="of:=[.R120]/SUM([.L120:.T120])" office:value-type="float" office:value="0.174418604651163">
            <text:p>0.1744</text:p>
          </table:table-cell>
          <table:table-cell table:formula="of:=[.S120]/SUM([.L120:.T120])" office:value-type="float" office:value="0.354651162790698">
            <text:p>0.3547</text:p>
          </table:table-cell>
          <table:table-cell table:formula="of:=[.E120]/[.I120]" office:value-type="float" office:value="0.589595375722543">
            <text:p>0.5896</text:p>
          </table:table-cell>
          <table:table-cell table:formula="of:=IF([.I120]&lt;144-119;0;0.4*[.Z120]+0.6*[.AA120])" office:value-type="float" office:value="0.495617690549805">
            <text:p>0.4956</text:p>
          </table:table-cell>
          <table:table-cell table:formula="of:=1-[.S120]/SUM([.L120:.T120])" office:value-type="float" office:value="0.645348837209302">
            <text:p>0.6453</text:p>
          </table:table-cell>
          <table:table-cell table:formula="of:=[.I120]/[.J120]" office:value-type="percentage" office:value="0.629090909090909">
            <text:p>62.91%</text:p>
          </table:table-cell>
          <table:table-cell table:formula="of:=[.K120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5">
            <text:p>135</text:p>
          </table:table-cell>
          <table:table-cell/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220">
            <text:p>220</text:p>
          </table:table-cell>
          <table:table-cell office:value-type="string">
            <text:p>St. Michael Catholic School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table:style-name="ce2" table:formula="of:=1-[.Z121]" office:value-type="percentage" office:value="0.601626016260163">
            <text:p>60.16%</text:p>
          </table:table-cell>
          <table:table-cell table:style-name="ce3" table:formula="of:=IF([.J121]&gt;0;[.I121]/[.J121];0)" office:value-type="float" office:value="0.563636363636364">
            <text:p>0.564</text:p>
          </table:table-cell>
          <table:table-cell table:style-name="ce4" table:formula="of:=[.O121]/SUM([.L121:.T121])" office:value-type="float" office:value="0.300813008130081">
            <text:p>0.3008</text:p>
          </table:table-cell>
          <table:table-cell table:style-name="ce4" table:formula="of:=[.T121]/SUM([.L121:.T121])" office:value-type="float" office:value="0.121951219512195">
            <text:p>0.1220</text:p>
          </table:table-cell>
          <table:table-cell table:style-name="ce4" table:formula="of:=[.R121]/SUM([.L121:.T121])" office:value-type="float" office:value="0.130081300813008">
            <text:p>0.1301</text:p>
          </table:table-cell>
          <table:table-cell table:formula="of:=[.S121]/SUM([.L121:.T121])" office:value-type="float" office:value="0.398373983739837">
            <text:p>0.3984</text:p>
          </table:table-cell>
          <table:table-cell table:formula="of:=[.E121]/[.I121]" office:value-type="float" office:value="0.620967741935484">
            <text:p>0.6210</text:p>
          </table:table-cell>
          <table:table-cell table:formula="of:=IF([.I121]&lt;144-119;0;0.4*[.Z121]+0.6*[.AA121])" office:value-type="float" office:value="0.531930238657225">
            <text:p>0.5319</text:p>
          </table:table-cell>
          <table:table-cell table:formula="of:=1-[.S121]/SUM([.L121:.T121])" office:value-type="float" office:value="0.601626016260163">
            <text:p>0.6016</text:p>
          </table:table-cell>
          <table:table-cell table:formula="of:=[.I121]/[.J121]" office:value-type="percentage" office:value="0.563636363636364">
            <text:p>56.36%</text:p>
          </table:table-cell>
          <table:table-cell table:formula="of:=[.K121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0">
            <text:p>400</text:p>
          </table:table-cell>
          <table:table-cell/>
          <table:table-cell office:value-type="float" office:value="109">
            <text:p>109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336">
            <text:p>336</text:p>
          </table:table-cell>
          <table:table-cell office:value-type="string">
            <text:p>7 Jackes Avenue - Summerhill Apartmen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table:style-name="ce2" table:formula="of:=1-[.Z122]" office:value-type="percentage" office:value="0.483695652173913">
            <text:p>48.37%</text:p>
          </table:table-cell>
          <table:table-cell table:style-name="ce3" table:formula="of:=IF([.J122]&gt;0;[.I122]/[.J122];0)" office:value-type="float" office:value="0.547619047619048">
            <text:p>0.548</text:p>
          </table:table-cell>
          <table:table-cell table:style-name="ce4" table:formula="of:=[.O122]/SUM([.L122:.T122])" office:value-type="float" office:value="0.168478260869565">
            <text:p>0.1685</text:p>
          </table:table-cell>
          <table:table-cell table:style-name="ce4" table:formula="of:=[.T122]/SUM([.L122:.T122])" office:value-type="float" office:value="0.206521739130435">
            <text:p>0.2065</text:p>
          </table:table-cell>
          <table:table-cell table:style-name="ce4" table:formula="of:=[.R122]/SUM([.L122:.T122])" office:value-type="float" office:value="0.0978260869565217">
            <text:p>0.0978</text:p>
          </table:table-cell>
          <table:table-cell table:formula="of:=[.S122]/SUM([.L122:.T122])" office:value-type="float" office:value="0.516304347826087">
            <text:p>0.5163</text:p>
          </table:table-cell>
          <table:table-cell table:formula="of:=[.E122]/[.I122]" office:value-type="float" office:value="0.391304347826087">
            <text:p>0.3913</text:p>
          </table:table-cell>
          <table:table-cell table:formula="of:=IF([.I122]&lt;144-119;0;0.4*[.Z122]+0.6*[.AA122])" office:value-type="float" office:value="0.441304347826087">
            <text:p>0.4413</text:p>
          </table:table-cell>
          <table:table-cell table:formula="of:=1-[.S122]/SUM([.L122:.T122])" office:value-type="float" office:value="0.483695652173913">
            <text:p>0.4837</text:p>
          </table:table-cell>
          <table:table-cell table:formula="of:=[.I122]/[.J122]" office:value-type="percentage" office:value="0.547619047619048">
            <text:p>54.76%</text:p>
          </table:table-cell>
          <table:table-cell table:formula="of:=[.K122]" office:value-type="string" office:string-value="7 Jackes Avenue - Summerhill Apartments">
            <text:p>7 Jackes Avenue - Summerhill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1">
            <text:p>401</text:p>
          </table:table-cell>
          <table:table-cell/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29">
            <text:p>129</text:p>
          </table:table-cell>
          <table:table-cell office:value-type="string">
            <text:p>1177 Yonge Street - The Port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table:style-name="ce2" table:formula="of:=1-[.Z123]" office:value-type="percentage" office:value="0.448275862068966">
            <text:p>44.83%</text:p>
          </table:table-cell>
          <table:table-cell table:style-name="ce3" table:formula="of:=IF([.J123]&gt;0;[.I123]/[.J123];0)" office:value-type="float" office:value="0.674418604651163">
            <text:p>0.674</text:p>
          </table:table-cell>
          <table:table-cell table:style-name="ce4" table:formula="of:=[.O123]/SUM([.L123:.T123])" office:value-type="float" office:value="0.0114942528735632">
            <text:p>0.0115</text:p>
          </table:table-cell>
          <table:table-cell table:style-name="ce4" table:formula="of:=[.T123]/SUM([.L123:.T123])" office:value-type="float" office:value="0.32183908045977">
            <text:p>0.3218</text:p>
          </table:table-cell>
          <table:table-cell table:style-name="ce4" table:formula="of:=[.R123]/SUM([.L123:.T123])" office:value-type="float" office:value="0.103448275862069">
            <text:p>0.1034</text:p>
          </table:table-cell>
          <table:table-cell table:formula="of:=[.S123]/SUM([.L123:.T123])" office:value-type="float" office:value="0.551724137931034">
            <text:p>0.5517</text:p>
          </table:table-cell>
          <table:table-cell table:formula="of:=[.E123]/[.I123]" office:value-type="float" office:value="0.367816091954023">
            <text:p>0.3678</text:p>
          </table:table-cell>
          <table:table-cell table:formula="of:=IF([.I123]&lt;144-119;0;0.4*[.Z123]+0.6*[.AA123])" office:value-type="float" office:value="0.441379310344828">
            <text:p>0.4414</text:p>
          </table:table-cell>
          <table:table-cell table:formula="of:=1-[.S123]/SUM([.L123:.T123])" office:value-type="float" office:value="0.448275862068966">
            <text:p>0.4483</text:p>
          </table:table-cell>
          <table:table-cell table:formula="of:=[.I123]/[.J123]" office:value-type="percentage" office:value="0.674418604651163">
            <text:p>67.44%</text:p>
          </table:table-cell>
          <table:table-cell table:formula="of:=[.K123]" office:value-type="string" office:string-value="1177 Yonge Street - The Ports">
            <text:p>1177 Yonge Street - The Por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2">
            <text:p>402</text:p>
          </table:table-cell>
          <table:table-cell/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3">
            <text:p>203</text:p>
          </table:table-cell>
          <table:table-cell office:value-type="string">
            <text:p>20 Scrivener Square - Thornwood I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style-name="ce2" table:formula="of:=1-[.Z124]" office:value-type="percentage" office:value="0.577235772357724">
            <text:p>57.72%</text:p>
          </table:table-cell>
          <table:table-cell table:style-name="ce3" table:formula="of:=IF([.J124]&gt;0;[.I124]/[.J124];0)" office:value-type="float" office:value="0.605911330049261">
            <text:p>0.606</text:p>
          </table:table-cell>
          <table:table-cell table:style-name="ce4" table:formula="of:=[.O124]/SUM([.L124:.T124])" office:value-type="float" office:value="0.0650406504065041">
            <text:p>0.0650</text:p>
          </table:table-cell>
          <table:table-cell table:style-name="ce4" table:formula="of:=[.T124]/SUM([.L124:.T124])" office:value-type="float" office:value="0.430894308943089">
            <text:p>0.4309</text:p>
          </table:table-cell>
          <table:table-cell table:style-name="ce4" table:formula="of:=[.R124]/SUM([.L124:.T124])" office:value-type="float" office:value="0.0731707317073171">
            <text:p>0.0732</text:p>
          </table:table-cell>
          <table:table-cell table:formula="of:=[.S124]/SUM([.L124:.T124])" office:value-type="float" office:value="0.422764227642276">
            <text:p>0.4228</text:p>
          </table:table-cell>
          <table:table-cell table:formula="of:=[.E124]/[.I124]" office:value-type="float" office:value="0.349593495934959">
            <text:p>0.3496</text:p>
          </table:table-cell>
          <table:table-cell table:formula="of:=IF([.I124]&lt;144-119;0;0.4*[.Z124]+0.6*[.AA124])" office:value-type="float" office:value="0.378861788617886">
            <text:p>0.3789</text:p>
          </table:table-cell>
          <table:table-cell table:formula="of:=1-[.S124]/SUM([.L124:.T124])" office:value-type="float" office:value="0.577235772357724">
            <text:p>0.5772</text:p>
          </table:table-cell>
          <table:table-cell table:formula="of:=[.I124]/[.J124]" office:value-type="percentage" office:value="0.605911330049261">
            <text:p>60.59%</text:p>
          </table:table-cell>
          <table:table-cell table:formula="of:=[.K124]" office:value-type="string" office:string-value="20 Scrivener Square - Thornwood I">
            <text:p>20 Scrivener Square - Thornwood 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3">
            <text:p>403</text:p>
          </table:table-cell>
          <table:table-cell/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73">
            <text:p>173</text:p>
          </table:table-cell>
          <table:table-cell office:value-type="string">
            <text:p>25 Scrivener Square - Thornwood II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table:style-name="ce2" table:formula="of:=1-[.Z125]" office:value-type="percentage" office:value="0.606060606060606">
            <text:p>60.61%</text:p>
          </table:table-cell>
          <table:table-cell table:style-name="ce3" table:formula="of:=IF([.J125]&gt;0;[.I125]/[.J125];0)" office:value-type="float" office:value="0.572254335260116">
            <text:p>0.572</text:p>
          </table:table-cell>
          <table:table-cell table:style-name="ce4" table:formula="of:=[.O125]/SUM([.L125:.T125])" office:value-type="float" office:value="0.0404040404040404">
            <text:p>0.0404</text:p>
          </table:table-cell>
          <table:table-cell table:style-name="ce4" table:formula="of:=[.T125]/SUM([.L125:.T125])" office:value-type="float" office:value="0.515151515151515">
            <text:p>0.5152</text:p>
          </table:table-cell>
          <table:table-cell table:style-name="ce4" table:formula="of:=[.R125]/SUM([.L125:.T125])" office:value-type="float" office:value="0.0404040404040404">
            <text:p>0.0404</text:p>
          </table:table-cell>
          <table:table-cell table:formula="of:=[.S125]/SUM([.L125:.T125])" office:value-type="float" office:value="0.393939393939394">
            <text:p>0.3939</text:p>
          </table:table-cell>
          <table:table-cell table:formula="of:=[.E125]/[.I125]" office:value-type="float" office:value="0.333333333333333">
            <text:p>0.3333</text:p>
          </table:table-cell>
          <table:table-cell table:formula="of:=IF([.I125]&lt;144-119;0;0.4*[.Z125]+0.6*[.AA125])" office:value-type="float" office:value="0.357575757575758">
            <text:p>0.3576</text:p>
          </table:table-cell>
          <table:table-cell table:formula="of:=1-[.S125]/SUM([.L125:.T125])" office:value-type="float" office:value="0.606060606060606">
            <text:p>0.6061</text:p>
          </table:table-cell>
          <table:table-cell table:formula="of:=[.I125]/[.J125]" office:value-type="percentage" office:value="0.572254335260116">
            <text:p>57.23%</text:p>
          </table:table-cell>
          <table:table-cell table:formula="of:=[.K125]" office:value-type="string" office:string-value="25 Scrivener Square - Thornwood II">
            <text:p>25 Scrivener Square - Thornwood I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4">
            <text:p>404</text:p>
          </table:table-cell>
          <table:table-cell/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40">
            <text:p>140</text:p>
          </table:table-cell>
          <table:table-cell office:value-type="string">
            <text:p>Church of the Redeemer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style-name="ce2" table:formula="of:=1-[.Z126]" office:value-type="percentage" office:value="0.632352941176471">
            <text:p>63.24%</text:p>
          </table:table-cell>
          <table:table-cell table:style-name="ce3" table:formula="of:=IF([.J126]&gt;0;[.I126]/[.J126];0)" office:value-type="float" office:value="0.485714285714286">
            <text:p>0.486</text:p>
          </table:table-cell>
          <table:table-cell table:style-name="ce4" table:formula="of:=[.O126]/SUM([.L126:.T126])" office:value-type="float" office:value="0.0588235294117647">
            <text:p>0.0588</text:p>
          </table:table-cell>
          <table:table-cell table:style-name="ce4" table:formula="of:=[.T126]/SUM([.L126:.T126])" office:value-type="float" office:value="0.5">
            <text:p>0.5000</text:p>
          </table:table-cell>
          <table:table-cell table:style-name="ce4" table:formula="of:=[.R126]/SUM([.L126:.T126])" office:value-type="float" office:value="0.0735294117647059">
            <text:p>0.0735</text:p>
          </table:table-cell>
          <table:table-cell table:formula="of:=[.S126]/SUM([.L126:.T126])" office:value-type="float" office:value="0.367647058823529">
            <text:p>0.3676</text:p>
          </table:table-cell>
          <table:table-cell table:formula="of:=[.E126]/[.I126]" office:value-type="float" office:value="0.294117647058823">
            <text:p>0.2941</text:p>
          </table:table-cell>
          <table:table-cell table:formula="of:=IF([.I126]&lt;144-119;0;0.4*[.Z126]+0.6*[.AA126])" office:value-type="float" office:value="0.323529411764706">
            <text:p>0.3235</text:p>
          </table:table-cell>
          <table:table-cell table:formula="of:=1-[.S126]/SUM([.L126:.T126])" office:value-type="float" office:value="0.632352941176471">
            <text:p>0.6324</text:p>
          </table:table-cell>
          <table:table-cell table:formula="of:=[.I126]/[.J126]" office:value-type="percentage" office:value="0.485714285714286">
            <text:p>48.57%</text:p>
          </table:table-cell>
          <table:table-cell table:formula="of:=[.K126]" office:value-type="string" office:string-value="Church of the Redeemer">
            <text:p>Church of the Redeem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5">
            <text:p>405</text:p>
          </table:table-cell>
          <table:table-cell/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  <table:table-cell office:value-type="float" office:value="442">
            <text:p>442</text:p>
          </table:table-cell>
          <table:table-cell office:value-type="string">
            <text:p>50 Hillsboro Avenue - Ramsden Place Apartmen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2">
            <text:p>102</text:p>
          </table:table-cell>
          <table:table-cell office:value-type="float" office:value="42">
            <text:p>42</text:p>
          </table:table-cell>
          <table:table-cell table:style-name="ce2" table:formula="of:=1-[.Z127]" office:value-type="percentage" office:value="0.554585152838428">
            <text:p>55.46%</text:p>
          </table:table-cell>
          <table:table-cell table:style-name="ce3" table:formula="of:=IF([.J127]&gt;0;[.I127]/[.J127];0)" office:value-type="float" office:value="0.518099547511312">
            <text:p>0.518</text:p>
          </table:table-cell>
          <table:table-cell table:style-name="ce4" table:formula="of:=[.O127]/SUM([.L127:.T127])" office:value-type="float" office:value="0.213973799126638">
            <text:p>0.2140</text:p>
          </table:table-cell>
          <table:table-cell table:style-name="ce4" table:formula="of:=[.T127]/SUM([.L127:.T127])" office:value-type="float" office:value="0.183406113537118">
            <text:p>0.1834</text:p>
          </table:table-cell>
          <table:table-cell table:style-name="ce4" table:formula="of:=[.R127]/SUM([.L127:.T127])" office:value-type="float" office:value="0.122270742358079">
            <text:p>0.1223</text:p>
          </table:table-cell>
          <table:table-cell table:formula="of:=[.S127]/SUM([.L127:.T127])" office:value-type="float" office:value="0.445414847161572">
            <text:p>0.4454</text:p>
          </table:table-cell>
          <table:table-cell table:formula="of:=[.E127]/[.I127]" office:value-type="float" office:value="0.541484716157205">
            <text:p>0.5415</text:p>
          </table:table-cell>
          <table:table-cell table:formula="of:=IF([.I127]&lt;144-119;0;0.4*[.Z127]+0.6*[.AA127])" office:value-type="float" office:value="0.503056768558952">
            <text:p>0.5031</text:p>
          </table:table-cell>
          <table:table-cell table:formula="of:=1-[.S127]/SUM([.L127:.T127])" office:value-type="float" office:value="0.554585152838428">
            <text:p>0.5546</text:p>
          </table:table-cell>
          <table:table-cell table:formula="of:=[.I127]/[.J127]" office:value-type="percentage" office:value="0.518099547511312">
            <text:p>51.81%</text:p>
          </table:table-cell>
          <table:table-cell table:formula="of:=[.K127]" office:value-type="string" office:string-value="50 Hillsboro Avenue - Ramsden Place Apartments">
            <text:p>50 Hillsboro Avenue - Ramsden Place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6">
            <text:p>406</text:p>
          </table:table-cell>
          <table:table-cell/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42">
            <text:p>142</text:p>
          </table:table-cell>
          <table:table-cell office:value-type="string">
            <text:p>77 McMurrich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style-name="ce2" table:formula="of:=1-[.Z128]" office:value-type="percentage" office:value="0.561643835616438">
            <text:p>56.16%</text:p>
          </table:table-cell>
          <table:table-cell table:style-name="ce3" table:formula="of:=IF([.J128]&gt;0;[.I128]/[.J128];0)" office:value-type="float" office:value="0.52112676056338">
            <text:p>0.521</text:p>
          </table:table-cell>
          <table:table-cell table:style-name="ce4" table:formula="of:=[.O128]/SUM([.L128:.T128])" office:value-type="float" office:value="0.0684931506849315">
            <text:p>0.0685</text:p>
          </table:table-cell>
          <table:table-cell table:style-name="ce4" table:formula="of:=[.T128]/SUM([.L128:.T128])" office:value-type="float" office:value="0.452054794520548">
            <text:p>0.4521</text:p>
          </table:table-cell>
          <table:table-cell table:style-name="ce4" table:formula="of:=[.R128]/SUM([.L128:.T128])" office:value-type="float" office:value="0.0410958904109589">
            <text:p>0.0411</text:p>
          </table:table-cell>
          <table:table-cell table:formula="of:=[.S128]/SUM([.L128:.T128])" office:value-type="float" office:value="0.438356164383562">
            <text:p>0.4384</text:p>
          </table:table-cell>
          <table:table-cell table:formula="of:=[.E128]/[.I128]" office:value-type="float" office:value="0.432432432432432">
            <text:p>0.4324</text:p>
          </table:table-cell>
          <table:table-cell table:formula="of:=IF([.I128]&lt;144-119;0;0.4*[.Z128]+0.6*[.AA128])" office:value-type="float" office:value="0.434801925212884">
            <text:p>0.4348</text:p>
          </table:table-cell>
          <table:table-cell table:formula="of:=1-[.S128]/SUM([.L128:.T128])" office:value-type="float" office:value="0.561643835616438">
            <text:p>0.5616</text:p>
          </table:table-cell>
          <table:table-cell table:formula="of:=[.I128]/[.J128]" office:value-type="percentage" office:value="0.52112676056338">
            <text:p>52.11%</text:p>
          </table:table-cell>
          <table:table-cell table:formula="of:=[.K128]" office:value-type="string" office:string-value="77 McMurrich Street">
            <text:p>77 McMurrich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7">
            <text:p>407</text:p>
          </table:table-cell>
          <table:table-cell/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303">
            <text:p>303</text:p>
          </table:table-cell>
          <table:table-cell office:value-type="string">
            <text:p>942 Yonge Street - Memphis Condominiu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33">
            <text:p>33</text:p>
          </table:table-cell>
          <table:table-cell table:style-name="ce2" table:formula="of:=1-[.Z129]" office:value-type="percentage" office:value="0.474820143884892">
            <text:p>47.48%</text:p>
          </table:table-cell>
          <table:table-cell table:style-name="ce3" table:formula="of:=IF([.J129]&gt;0;[.I129]/[.J129];0)" office:value-type="float" office:value="0.462046204620462">
            <text:p>0.462</text:p>
          </table:table-cell>
          <table:table-cell table:style-name="ce4" table:formula="of:=[.O129]/SUM([.L129:.T129])" office:value-type="float" office:value="0.100719424460432">
            <text:p>0.1007</text:p>
          </table:table-cell>
          <table:table-cell table:style-name="ce4" table:formula="of:=[.T129]/SUM([.L129:.T129])" office:value-type="float" office:value="0.237410071942446">
            <text:p>0.2374</text:p>
          </table:table-cell>
          <table:table-cell table:style-name="ce4" table:formula="of:=[.R129]/SUM([.L129:.T129])" office:value-type="float" office:value="0.115107913669065">
            <text:p>0.1151</text:p>
          </table:table-cell>
          <table:table-cell table:formula="of:=[.S129]/SUM([.L129:.T129])" office:value-type="float" office:value="0.525179856115108">
            <text:p>0.5252</text:p>
          </table:table-cell>
          <table:table-cell table:formula="of:=[.E129]/[.I129]" office:value-type="float" office:value="0.478571428571429">
            <text:p>0.4786</text:p>
          </table:table-cell>
          <table:table-cell table:formula="of:=IF([.I129]&lt;144-119;0;0.4*[.Z129]+0.6*[.AA129])" office:value-type="float" office:value="0.4972147995889">
            <text:p>0.4972</text:p>
          </table:table-cell>
          <table:table-cell table:formula="of:=1-[.S129]/SUM([.L129:.T129])" office:value-type="float" office:value="0.474820143884892">
            <text:p>0.4748</text:p>
          </table:table-cell>
          <table:table-cell table:formula="of:=[.I129]/[.J129]" office:value-type="percentage" office:value="0.462046204620462">
            <text:p>46.20%</text:p>
          </table:table-cell>
          <table:table-cell table:formula="of:=[.K129]" office:value-type="string" office:string-value="942 Yonge Street - Memphis Condominium">
            <text:p>942 Yonge Street - Memphis Condominium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8">
            <text:p>408</text:p>
          </table:table-cell>
          <table:table-cell/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string">
            <text:p>980 Yonge Street - The Ramsden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style-name="ce2" table:formula="of:=1-[.Z130]" office:value-type="percentage" office:value="0.814285714285714">
            <text:p>81.43%</text:p>
          </table:table-cell>
          <table:table-cell table:style-name="ce3" table:formula="of:=IF([.J130]&gt;0;[.I130]/[.J130];0)" office:value-type="float" office:value="0.60126582278481">
            <text:p>0.601</text:p>
          </table:table-cell>
          <table:table-cell table:style-name="ce4" table:formula="of:=[.O130]/SUM([.L130:.T130])" office:value-type="float" office:value="0">
            <text:p>0.0000</text:p>
          </table:table-cell>
          <table:table-cell table:style-name="ce4" table:formula="of:=[.T130]/SUM([.L130:.T130])" office:value-type="float" office:value="0.685714285714286">
            <text:p>0.6857</text:p>
          </table:table-cell>
          <table:table-cell table:style-name="ce4" table:formula="of:=[.R130]/SUM([.L130:.T130])" office:value-type="float" office:value="0">
            <text:p>0.0000</text:p>
          </table:table-cell>
          <table:table-cell table:formula="of:=[.S130]/SUM([.L130:.T130])" office:value-type="float" office:value="0.185714285714286">
            <text:p>0.1857</text:p>
          </table:table-cell>
          <table:table-cell table:formula="of:=[.E130]/[.I130]" office:value-type="float" office:value="0.410526315789474">
            <text:p>0.4105</text:p>
          </table:table-cell>
          <table:table-cell table:formula="of:=IF([.I130]&lt;144-119;0;0.4*[.Z130]+0.6*[.AA130])" office:value-type="float" office:value="0.320601503759399">
            <text:p>0.3206</text:p>
          </table:table-cell>
          <table:table-cell table:formula="of:=1-[.S130]/SUM([.L130:.T130])" office:value-type="float" office:value="0.814285714285714">
            <text:p>0.8143</text:p>
          </table:table-cell>
          <table:table-cell table:formula="of:=[.I130]/[.J130]" office:value-type="percentage" office:value="0.60126582278481">
            <text:p>60.13%</text:p>
          </table:table-cell>
          <table:table-cell table:formula="of:=[.K130]" office:value-type="string" office:string-value="980 Yonge Street - The Ramsden">
            <text:p>980 Yonge Street - The Ramsde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9">
            <text:p>409</text:p>
          </table:table-cell>
          <table:table-cell/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office:value-type="string">
            <text:p>914 Yonge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table:style-name="ce2" table:formula="of:=1-[.Z131]" office:value-type="percentage" office:value="0.430769230769231">
            <text:p>43.08%</text:p>
          </table:table-cell>
          <table:table-cell table:style-name="ce3" table:formula="of:=IF([.J131]&gt;0;[.I131]/[.J131];0)" office:value-type="float" office:value="0.594594594594595">
            <text:p>0.595</text:p>
          </table:table-cell>
          <table:table-cell table:style-name="ce4" table:formula="of:=[.O131]/SUM([.L131:.T131])" office:value-type="float" office:value="0.123076923076923">
            <text:p>0.1231</text:p>
          </table:table-cell>
          <table:table-cell table:style-name="ce4" table:formula="of:=[.T131]/SUM([.L131:.T131])" office:value-type="float" office:value="0.246153846153846">
            <text:p>0.2462</text:p>
          </table:table-cell>
          <table:table-cell table:style-name="ce4" table:formula="of:=[.R131]/SUM([.L131:.T131])" office:value-type="float" office:value="0.0615384615384615">
            <text:p>0.0615</text:p>
          </table:table-cell>
          <table:table-cell table:formula="of:=[.S131]/SUM([.L131:.T131])" office:value-type="float" office:value="0.569230769230769">
            <text:p>0.5692</text:p>
          </table:table-cell>
          <table:table-cell table:formula="of:=[.E131]/[.I131]" office:value-type="float" office:value="0.439393939393939">
            <text:p>0.4394</text:p>
          </table:table-cell>
          <table:table-cell table:formula="of:=IF([.I131]&lt;144-119;0;0.4*[.Z131]+0.6*[.AA131])" office:value-type="float" office:value="0.491328671328671">
            <text:p>0.4913</text:p>
          </table:table-cell>
          <table:table-cell table:formula="of:=1-[.S131]/SUM([.L131:.T131])" office:value-type="float" office:value="0.430769230769231">
            <text:p>0.4308</text:p>
          </table:table-cell>
          <table:table-cell table:formula="of:=[.I131]/[.J131]" office:value-type="percentage" office:value="0.594594594594595">
            <text:p>59.46%</text:p>
          </table:table-cell>
          <table:table-cell table:formula="of:=[.K131]" office:value-type="string" office:string-value="914 Yonge Street">
            <text:p>914 Yonge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0">
            <text:p>410</text:p>
          </table:table-cell>
          <table:table-cell/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string">
            <text:p>120 Rosedale Valley Road - Arbour Glen Apartment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table:style-name="ce2" table:formula="of:=1-[.Z132]" office:value-type="percentage" office:value="0.416666666666667">
            <text:p>41.67%</text:p>
          </table:table-cell>
          <table:table-cell table:style-name="ce3" table:formula="of:=IF([.J132]&gt;0;[.I132]/[.J132];0)" office:value-type="float" office:value="0.676056338028169">
            <text:p>0.676</text:p>
          </table:table-cell>
          <table:table-cell table:style-name="ce4" table:formula="of:=[.O132]/SUM([.L132:.T132])" office:value-type="float" office:value="0.0625">
            <text:p>0.0625</text:p>
          </table:table-cell>
          <table:table-cell table:style-name="ce4" table:formula="of:=[.T132]/SUM([.L132:.T132])" office:value-type="float" office:value="0.260416666666667">
            <text:p>0.2604</text:p>
          </table:table-cell>
          <table:table-cell table:style-name="ce4" table:formula="of:=[.R132]/SUM([.L132:.T132])" office:value-type="float" office:value="0.0416666666666667">
            <text:p>0.0417</text:p>
          </table:table-cell>
          <table:table-cell table:formula="of:=[.S132]/SUM([.L132:.T132])" office:value-type="float" office:value="0.583333333333333">
            <text:p>0.5833</text:p>
          </table:table-cell>
          <table:table-cell table:formula="of:=[.E132]/[.I132]" office:value-type="float" office:value="0.322916666666667">
            <text:p>0.3229</text:p>
          </table:table-cell>
          <table:table-cell table:formula="of:=IF([.I132]&lt;144-119;0;0.4*[.Z132]+0.6*[.AA132])" office:value-type="float" office:value="0.427083333333333">
            <text:p>0.4271</text:p>
          </table:table-cell>
          <table:table-cell table:formula="of:=1-[.S132]/SUM([.L132:.T132])" office:value-type="float" office:value="0.416666666666667">
            <text:p>0.4167</text:p>
          </table:table-cell>
          <table:table-cell table:formula="of:=[.I132]/[.J132]" office:value-type="percentage" office:value="0.676056338028169">
            <text:p>67.61%</text:p>
          </table:table-cell>
          <table:table-cell table:formula="of:=[.K132]" office:value-type="string" office:string-value="120 Rosedale Valley Road - Arbour Glen Apartments">
            <text:p>120 Rosedale Valley Road - Arbour Glen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1">
            <text:p>411</text:p>
          </table:table-cell>
          <table:table-cell/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06">
            <text:p>106</text:p>
          </table:table-cell>
          <table:table-cell office:value-type="string">
            <text:p>120 Rosedale Valley Road - Arbour Glen Apartments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style-name="ce2" table:formula="of:=1-[.Z133]" office:value-type="percentage" office:value="0.406779661016949">
            <text:p>40.68%</text:p>
          </table:table-cell>
          <table:table-cell table:style-name="ce3" table:formula="of:=IF([.J133]&gt;0;[.I133]/[.J133];0)" office:value-type="float" office:value="0.575471698113208">
            <text:p>0.575</text:p>
          </table:table-cell>
          <table:table-cell table:style-name="ce4" table:formula="of:=[.O133]/SUM([.L133:.T133])" office:value-type="float" office:value="0.203389830508475">
            <text:p>0.2034</text:p>
          </table:table-cell>
          <table:table-cell table:style-name="ce4" table:formula="of:=[.T133]/SUM([.L133:.T133])" office:value-type="float" office:value="0.135593220338983">
            <text:p>0.1356</text:p>
          </table:table-cell>
          <table:table-cell table:style-name="ce4" table:formula="of:=[.R133]/SUM([.L133:.T133])" office:value-type="float" office:value="0.0677966101694915">
            <text:p>0.0678</text:p>
          </table:table-cell>
          <table:table-cell table:formula="of:=[.S133]/SUM([.L133:.T133])" office:value-type="float" office:value="0.593220338983051">
            <text:p>0.5932</text:p>
          </table:table-cell>
          <table:table-cell table:formula="of:=[.E133]/[.I133]" office:value-type="float" office:value="0.426229508196721">
            <text:p>0.4262</text:p>
          </table:table-cell>
          <table:table-cell table:formula="of:=IF([.I133]&lt;144-119;0;0.4*[.Z133]+0.6*[.AA133])" office:value-type="float" office:value="0.493025840511253">
            <text:p>0.4930</text:p>
          </table:table-cell>
          <table:table-cell table:formula="of:=1-[.S133]/SUM([.L133:.T133])" office:value-type="float" office:value="0.406779661016949">
            <text:p>0.4068</text:p>
          </table:table-cell>
          <table:table-cell table:formula="of:=[.I133]/[.J133]" office:value-type="percentage" office:value="0.575471698113208">
            <text:p>57.55%</text:p>
          </table:table-cell>
          <table:table-cell table:formula="of:=[.K133]" office:value-type="string" office:string-value="120 Rosedale Valley Road - Arbour Glen Apartments">
            <text:p>120 Rosedale Valley Road - Arbour Glen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2">
            <text:p>412</text:p>
          </table:table-cell>
          <table:table-cell/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44">
            <text:p>144</text:p>
          </table:table-cell>
          <table:table-cell office:value-type="string">
            <text:p>Branksome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style-name="ce2" table:formula="of:=1-[.Z134]" office:value-type="percentage" office:value="0.390243902439024">
            <text:p>39.02%</text:p>
          </table:table-cell>
          <table:table-cell table:style-name="ce3" table:formula="of:=IF([.J134]&gt;0;[.I134]/[.J134];0)" office:value-type="float" office:value="0.569444444444444">
            <text:p>0.569</text:p>
          </table:table-cell>
          <table:table-cell table:style-name="ce4" table:formula="of:=[.O134]/SUM([.L134:.T134])" office:value-type="float" office:value="0.158536585365854">
            <text:p>0.1585</text:p>
          </table:table-cell>
          <table:table-cell table:style-name="ce4" table:formula="of:=[.T134]/SUM([.L134:.T134])" office:value-type="float" office:value="0.170731707317073">
            <text:p>0.1707</text:p>
          </table:table-cell>
          <table:table-cell table:style-name="ce4" table:formula="of:=[.R134]/SUM([.L134:.T134])" office:value-type="float" office:value="0.0609756097560976">
            <text:p>0.0610</text:p>
          </table:table-cell>
          <table:table-cell table:formula="of:=[.S134]/SUM([.L134:.T134])" office:value-type="float" office:value="0.609756097560976">
            <text:p>0.6098</text:p>
          </table:table-cell>
          <table:table-cell table:formula="of:=[.E134]/[.I134]" office:value-type="float" office:value="0.353658536585366">
            <text:p>0.3537</text:p>
          </table:table-cell>
          <table:table-cell table:formula="of:=IF([.I134]&lt;144-119;0;0.4*[.Z134]+0.6*[.AA134])" office:value-type="float" office:value="0.45609756097561">
            <text:p>0.4561</text:p>
          </table:table-cell>
          <table:table-cell table:formula="of:=1-[.S134]/SUM([.L134:.T134])" office:value-type="float" office:value="0.390243902439024">
            <text:p>0.3902</text:p>
          </table:table-cell>
          <table:table-cell table:formula="of:=[.I134]/[.J134]" office:value-type="percentage" office:value="0.569444444444444">
            <text:p>56.94%</text:p>
          </table:table-cell>
          <table:table-cell table:formula="of:=[.K134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3">
            <text:p>413</text:p>
          </table:table-cell>
          <table:table-cell/>
          <table:table-cell office:value-type="float" office:value="127">
            <text:p>1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300">
            <text:p>300</text:p>
          </table:table-cell>
          <table:table-cell office:value-type="string">
            <text:p>21 Dale Avenue - Kensington Apartments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table:style-name="ce2" table:formula="of:=1-[.Z135]" office:value-type="percentage" office:value="0.511961722488038">
            <text:p>51.20%</text:p>
          </table:table-cell>
          <table:table-cell table:style-name="ce3" table:formula="of:=IF([.J135]&gt;0;[.I135]/[.J135];0)" office:value-type="float" office:value="0.696666666666667">
            <text:p>0.697</text:p>
          </table:table-cell>
          <table:table-cell table:style-name="ce4" table:formula="of:=[.O135]/SUM([.L135:.T135])" office:value-type="float" office:value="0.0717703349282297">
            <text:p>0.0718</text:p>
          </table:table-cell>
          <table:table-cell table:style-name="ce4" table:formula="of:=[.T135]/SUM([.L135:.T135])" office:value-type="float" office:value="0.325358851674641">
            <text:p>0.3254</text:p>
          </table:table-cell>
          <table:table-cell table:style-name="ce4" table:formula="of:=[.R135]/SUM([.L135:.T135])" office:value-type="float" office:value="0.110047846889952">
            <text:p>0.1100</text:p>
          </table:table-cell>
          <table:table-cell table:formula="of:=[.S135]/SUM([.L135:.T135])" office:value-type="float" office:value="0.488038277511962">
            <text:p>0.4880</text:p>
          </table:table-cell>
          <table:table-cell table:formula="of:=[.E135]/[.I135]" office:value-type="float" office:value="0.38755980861244">
            <text:p>0.3876</text:p>
          </table:table-cell>
          <table:table-cell table:formula="of:=IF([.I135]&lt;144-119;0;0.4*[.Z135]+0.6*[.AA135])" office:value-type="float" office:value="0.427751196172249">
            <text:p>0.4278</text:p>
          </table:table-cell>
          <table:table-cell table:formula="of:=1-[.S135]/SUM([.L135:.T135])" office:value-type="float" office:value="0.511961722488038">
            <text:p>0.5120</text:p>
          </table:table-cell>
          <table:table-cell table:formula="of:=[.I135]/[.J135]" office:value-type="percentage" office:value="0.696666666666667">
            <text:p>69.67%</text:p>
          </table:table-cell>
          <table:table-cell table:formula="of:=[.K135]" office:value-type="string" office:string-value="21 Dale Avenue - Kensington Apartments">
            <text:p>21 Dale Avenue - Kensington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4">
            <text:p>414</text:p>
          </table:table-cell>
          <table:table-cell/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24">
            <text:p>124</text:p>
          </table:table-cell>
          <table:table-cell office:value-type="string">
            <text:p>Church of the Redee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ce2" table:formula="of:=1-[.Z136]" office:value-type="percentage" office:value="0.596491228070176">
            <text:p>59.65%</text:p>
          </table:table-cell>
          <table:table-cell table:style-name="ce3" table:formula="of:=IF([.J136]&gt;0;[.I136]/[.J136];0)" office:value-type="float" office:value="0.459677419354839">
            <text:p>0.460</text:p>
          </table:table-cell>
          <table:table-cell table:style-name="ce4" table:formula="of:=[.O136]/SUM([.L136:.T136])" office:value-type="float" office:value="0.140350877192982">
            <text:p>0.1404</text:p>
          </table:table-cell>
          <table:table-cell table:style-name="ce4" table:formula="of:=[.T136]/SUM([.L136:.T136])" office:value-type="float" office:value="0.263157894736842">
            <text:p>0.2632</text:p>
          </table:table-cell>
          <table:table-cell table:style-name="ce4" table:formula="of:=[.R136]/SUM([.L136:.T136])" office:value-type="float" office:value="0.157894736842105">
            <text:p>0.1579</text:p>
          </table:table-cell>
          <table:table-cell table:formula="of:=[.S136]/SUM([.L136:.T136])" office:value-type="float" office:value="0.403508771929825">
            <text:p>0.4035</text:p>
          </table:table-cell>
          <table:table-cell table:formula="of:=[.E136]/[.I136]" office:value-type="float" office:value="0.491228070175439">
            <text:p>0.4912</text:p>
          </table:table-cell>
          <table:table-cell table:formula="of:=IF([.I136]&lt;144-119;0;0.4*[.Z136]+0.6*[.AA136])" office:value-type="float" office:value="0.456140350877193">
            <text:p>0.4561</text:p>
          </table:table-cell>
          <table:table-cell table:formula="of:=1-[.S136]/SUM([.L136:.T136])" office:value-type="float" office:value="0.596491228070176">
            <text:p>0.5965</text:p>
          </table:table-cell>
          <table:table-cell table:formula="of:=[.I136]/[.J136]" office:value-type="percentage" office:value="0.459677419354839">
            <text:p>45.97%</text:p>
          </table:table-cell>
          <table:table-cell table:formula="of:=[.K136]" office:value-type="string" office:string-value="Church of the Redeemer">
            <text:p>Church of the Redeem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5">
            <text:p>415</text:p>
          </table:table-cell>
          <table:table-cell/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48">
            <text:p>148</text:p>
          </table:table-cell>
          <table:table-cell office:value-type="string">
            <text:p>15 McMurrich Street - The St. George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table:style-name="ce2" table:formula="of:=1-[.Z137]" office:value-type="percentage" office:value="0.533980582524272">
            <text:p>53.40%</text:p>
          </table:table-cell>
          <table:table-cell table:style-name="ce3" table:formula="of:=IF([.J137]&gt;0;[.I137]/[.J137];0)" office:value-type="float" office:value="0.695945945945946">
            <text:p>0.696</text:p>
          </table:table-cell>
          <table:table-cell table:style-name="ce4" table:formula="of:=[.O137]/SUM([.L137:.T137])" office:value-type="float" office:value="0.0776699029126214">
            <text:p>0.0777</text:p>
          </table:table-cell>
          <table:table-cell table:style-name="ce4" table:formula="of:=[.T137]/SUM([.L137:.T137])" office:value-type="float" office:value="0.330097087378641">
            <text:p>0.3301</text:p>
          </table:table-cell>
          <table:table-cell table:style-name="ce4" table:formula="of:=[.R137]/SUM([.L137:.T137])" office:value-type="float" office:value="0.106796116504854">
            <text:p>0.1068</text:p>
          </table:table-cell>
          <table:table-cell table:formula="of:=[.S137]/SUM([.L137:.T137])" office:value-type="float" office:value="0.466019417475728">
            <text:p>0.4660</text:p>
          </table:table-cell>
          <table:table-cell table:formula="of:=[.E137]/[.I137]" office:value-type="float" office:value="0.466019417475728">
            <text:p>0.4660</text:p>
          </table:table-cell>
          <table:table-cell table:formula="of:=IF([.I137]&lt;144-119;0;0.4*[.Z137]+0.6*[.AA137])" office:value-type="float" office:value="0.466019417475728">
            <text:p>0.4660</text:p>
          </table:table-cell>
          <table:table-cell table:formula="of:=1-[.S137]/SUM([.L137:.T137])" office:value-type="float" office:value="0.533980582524272">
            <text:p>0.5340</text:p>
          </table:table-cell>
          <table:table-cell table:formula="of:=[.I137]/[.J137]" office:value-type="percentage" office:value="0.695945945945946">
            <text:p>69.59%</text:p>
          </table:table-cell>
          <table:table-cell table:formula="of:=[.K137]" office:value-type="string" office:string-value="15 McMurrich Street - The St. George">
            <text:p>15 McMurrich Street - The St. Georg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6">
            <text:p>416</text:p>
          </table:table-cell>
          <table:table-cell/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43">
            <text:p>143</text:p>
          </table:table-cell>
          <table:table-cell office:value-type="string">
            <text:p>18 Davenport Road - McMurrich Pl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style-name="ce2" table:formula="of:=1-[.Z138]" office:value-type="percentage" office:value="0.6125">
            <text:p>61.25%</text:p>
          </table:table-cell>
          <table:table-cell table:style-name="ce3" table:formula="of:=IF([.J138]&gt;0;[.I138]/[.J138];0)" office:value-type="float" office:value="0.573426573426573">
            <text:p>0.573</text:p>
          </table:table-cell>
          <table:table-cell table:style-name="ce4" table:formula="of:=[.O138]/SUM([.L138:.T138])" office:value-type="float" office:value="0.2375">
            <text:p>0.2375</text:p>
          </table:table-cell>
          <table:table-cell table:style-name="ce4" table:formula="of:=[.T138]/SUM([.L138:.T138])" office:value-type="float" office:value="0.1875">
            <text:p>0.1875</text:p>
          </table:table-cell>
          <table:table-cell table:style-name="ce4" table:formula="of:=[.R138]/SUM([.L138:.T138])" office:value-type="float" office:value="0.0625">
            <text:p>0.0625</text:p>
          </table:table-cell>
          <table:table-cell table:formula="of:=[.S138]/SUM([.L138:.T138])" office:value-type="float" office:value="0.3875">
            <text:p>0.3875</text:p>
          </table:table-cell>
          <table:table-cell table:formula="of:=[.E138]/[.I138]" office:value-type="float" office:value="0.353658536585366">
            <text:p>0.3537</text:p>
          </table:table-cell>
          <table:table-cell table:formula="of:=IF([.I138]&lt;144-119;0;0.4*[.Z138]+0.6*[.AA138])" office:value-type="float" office:value="0.36719512195122">
            <text:p>0.3672</text:p>
          </table:table-cell>
          <table:table-cell table:formula="of:=1-[.S138]/SUM([.L138:.T138])" office:value-type="float" office:value="0.6125">
            <text:p>0.6125</text:p>
          </table:table-cell>
          <table:table-cell table:formula="of:=[.I138]/[.J138]" office:value-type="percentage" office:value="0.573426573426573">
            <text:p>57.34%</text:p>
          </table:table-cell>
          <table:table-cell table:formula="of:=[.K138]" office:value-type="string" office:string-value="18 Davenport Road - McMurrich Place">
            <text:p>18 Davenport Road - McMurrich Plac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7">
            <text:p>417</text:p>
          </table:table-cell>
          <table:table-cell/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string">
            <text:p>877 Yonge Street - Fellowship Tow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style-name="ce2" table:formula="of:=1-[.Z139]" office:value-type="percentage" office:value="0.621212121212121">
            <text:p>62.12%</text:p>
          </table:table-cell>
          <table:table-cell table:style-name="ce3" table:formula="of:=IF([.J139]&gt;0;[.I139]/[.J139];0)" office:value-type="float" office:value="0.347368421052632">
            <text:p>0.347</text:p>
          </table:table-cell>
          <table:table-cell table:style-name="ce4" table:formula="of:=[.O139]/SUM([.L139:.T139])" office:value-type="float" office:value="0.393939393939394">
            <text:p>0.3939</text:p>
          </table:table-cell>
          <table:table-cell table:style-name="ce4" table:formula="of:=[.T139]/SUM([.L139:.T139])" office:value-type="float" office:value="0.106060606060606">
            <text:p>0.1061</text:p>
          </table:table-cell>
          <table:table-cell table:style-name="ce4" table:formula="of:=[.R139]/SUM([.L139:.T139])" office:value-type="float" office:value="0.0909090909090909">
            <text:p>0.0909</text:p>
          </table:table-cell>
          <table:table-cell table:formula="of:=[.S139]/SUM([.L139:.T139])" office:value-type="float" office:value="0.378787878787879">
            <text:p>0.3788</text:p>
          </table:table-cell>
          <table:table-cell table:formula="of:=[.E139]/[.I139]" office:value-type="float" office:value="0.515151515151515">
            <text:p>0.5152</text:p>
          </table:table-cell>
          <table:table-cell table:formula="of:=IF([.I139]&lt;144-119;0;0.4*[.Z139]+0.6*[.AA139])" office:value-type="float" office:value="0.460606060606061">
            <text:p>0.4606</text:p>
          </table:table-cell>
          <table:table-cell table:formula="of:=1-[.S139]/SUM([.L139:.T139])" office:value-type="float" office:value="0.621212121212121">
            <text:p>0.6212</text:p>
          </table:table-cell>
          <table:table-cell table:formula="of:=[.I139]/[.J139]" office:value-type="percentage" office:value="0.347368421052632">
            <text:p>34.74%</text:p>
          </table:table-cell>
          <table:table-cell table:formula="of:=[.K139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8">
            <text:p>418</text:p>
          </table:table-cell>
          <table:table-cell/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80">
            <text:p>280</text:p>
          </table:table-cell>
          <table:table-cell office:value-type="string">
            <text:p>8 Park Ro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table:style-name="ce2" table:formula="of:=1-[.Z140]" office:value-type="percentage" office:value="0.514084507042254">
            <text:p>51.41%</text:p>
          </table:table-cell>
          <table:table-cell table:style-name="ce3" table:formula="of:=IF([.J140]&gt;0;[.I140]/[.J140];0)" office:value-type="float" office:value="0.507142857142857">
            <text:p>0.507</text:p>
          </table:table-cell>
          <table:table-cell table:style-name="ce4" table:formula="of:=[.O140]/SUM([.L140:.T140])" office:value-type="float" office:value="0.112676056338028">
            <text:p>0.1127</text:p>
          </table:table-cell>
          <table:table-cell table:style-name="ce4" table:formula="of:=[.T140]/SUM([.L140:.T140])" office:value-type="float" office:value="0.323943661971831">
            <text:p>0.3239</text:p>
          </table:table-cell>
          <table:table-cell table:style-name="ce4" table:formula="of:=[.R140]/SUM([.L140:.T140])" office:value-type="float" office:value="0.0704225352112676">
            <text:p>0.0704</text:p>
          </table:table-cell>
          <table:table-cell table:formula="of:=[.S140]/SUM([.L140:.T140])" office:value-type="float" office:value="0.485915492957747">
            <text:p>0.4859</text:p>
          </table:table-cell>
          <table:table-cell table:formula="of:=[.E140]/[.I140]" office:value-type="float" office:value="0.507042253521127">
            <text:p>0.5070</text:p>
          </table:table-cell>
          <table:table-cell table:formula="of:=IF([.I140]&lt;144-119;0;0.4*[.Z140]+0.6*[.AA140])" office:value-type="float" office:value="0.498591549295775">
            <text:p>0.4986</text:p>
          </table:table-cell>
          <table:table-cell table:formula="of:=1-[.S140]/SUM([.L140:.T140])" office:value-type="float" office:value="0.514084507042254">
            <text:p>0.5141</text:p>
          </table:table-cell>
          <table:table-cell table:formula="of:=[.I140]/[.J140]" office:value-type="percentage" office:value="0.507142857142857">
            <text:p>50.71%</text:p>
          </table:table-cell>
          <table:table-cell table:formula="of:=[.K140]" office:value-type="string" office:string-value="8 Park Road">
            <text:p>8 Park Roa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9">
            <text:p>419</text:p>
          </table:table-cell>
          <table:table-cell/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283">
            <text:p>283</text:p>
          </table:table-cell>
          <table:table-cell office:value-type="string">
            <text:p>278 Bloor Street East - Rosedale Gl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table:style-name="ce2" table:formula="of:=1-[.Z141]" office:value-type="percentage" office:value="0.515">
            <text:p>51.50%</text:p>
          </table:table-cell>
          <table:table-cell table:style-name="ce3" table:formula="of:=IF([.J141]&gt;0;[.I141]/[.J141];0)" office:value-type="float" office:value="0.710247349823322">
            <text:p>0.710</text:p>
          </table:table-cell>
          <table:table-cell table:style-name="ce4" table:formula="of:=[.O141]/SUM([.L141:.T141])" office:value-type="float" office:value="0.065">
            <text:p>0.0650</text:p>
          </table:table-cell>
          <table:table-cell table:style-name="ce4" table:formula="of:=[.T141]/SUM([.L141:.T141])" office:value-type="float" office:value="0.375">
            <text:p>0.3750</text:p>
          </table:table-cell>
          <table:table-cell table:style-name="ce4" table:formula="of:=[.R141]/SUM([.L141:.T141])" office:value-type="float" office:value="0.05">
            <text:p>0.0500</text:p>
          </table:table-cell>
          <table:table-cell table:formula="of:=[.S141]/SUM([.L141:.T141])" office:value-type="float" office:value="0.485">
            <text:p>0.4850</text:p>
          </table:table-cell>
          <table:table-cell table:formula="of:=[.E141]/[.I141]" office:value-type="float" office:value="0.308457711442786">
            <text:p>0.3085</text:p>
          </table:table-cell>
          <table:table-cell table:formula="of:=IF([.I141]&lt;144-119;0;0.4*[.Z141]+0.6*[.AA141])" office:value-type="float" office:value="0.379074626865672">
            <text:p>0.3791</text:p>
          </table:table-cell>
          <table:table-cell table:formula="of:=1-[.S141]/SUM([.L141:.T141])" office:value-type="float" office:value="0.515">
            <text:p>0.5150</text:p>
          </table:table-cell>
          <table:table-cell table:formula="of:=[.I141]/[.J141]" office:value-type="percentage" office:value="0.710247349823322">
            <text:p>71.02%</text:p>
          </table:table-cell>
          <table:table-cell table:formula="of:=[.K141]" office:value-type="string" office:string-value="278 Bloor Street East - Rosedale Glen">
            <text:p>278 Bloor Street East - Rosedale Gle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0">
            <text:p>420</text:p>
          </table:table-cell>
          <table:table-cell/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308">
            <text:p>308</text:p>
          </table:table-cell>
          <table:table-cell office:value-type="string">
            <text:p>300 Bloor Street East - The Bellagio on Blo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table:style-name="ce2" table:formula="of:=1-[.Z142]" office:value-type="percentage" office:value="0.641711229946524">
            <text:p>64.17%</text:p>
          </table:table-cell>
          <table:table-cell table:style-name="ce3" table:formula="of:=IF([.J142]&gt;0;[.I142]/[.J142];0)" office:value-type="float" office:value="0.61038961038961">
            <text:p>0.610</text:p>
          </table:table-cell>
          <table:table-cell table:style-name="ce4" table:formula="of:=[.O142]/SUM([.L142:.T142])" office:value-type="float" office:value="0.106951871657754">
            <text:p>0.1070</text:p>
          </table:table-cell>
          <table:table-cell table:style-name="ce4" table:formula="of:=[.T142]/SUM([.L142:.T142])" office:value-type="float" office:value="0.433155080213904">
            <text:p>0.4332</text:p>
          </table:table-cell>
          <table:table-cell table:style-name="ce4" table:formula="of:=[.R142]/SUM([.L142:.T142])" office:value-type="float" office:value="0.0695187165775401">
            <text:p>0.0695</text:p>
          </table:table-cell>
          <table:table-cell table:formula="of:=[.S142]/SUM([.L142:.T142])" office:value-type="float" office:value="0.358288770053476">
            <text:p>0.3583</text:p>
          </table:table-cell>
          <table:table-cell table:formula="of:=[.E142]/[.I142]" office:value-type="float" office:value="0.372340425531915">
            <text:p>0.3723</text:p>
          </table:table-cell>
          <table:table-cell table:formula="of:=IF([.I142]&lt;144-119;0;0.4*[.Z142]+0.6*[.AA142])" office:value-type="float" office:value="0.366719763340539">
            <text:p>0.3667</text:p>
          </table:table-cell>
          <table:table-cell table:formula="of:=1-[.S142]/SUM([.L142:.T142])" office:value-type="float" office:value="0.641711229946524">
            <text:p>0.6417</text:p>
          </table:table-cell>
          <table:table-cell table:formula="of:=[.I142]/[.J142]" office:value-type="percentage" office:value="0.61038961038961">
            <text:p>61.04%</text:p>
          </table:table-cell>
          <table:table-cell table:formula="of:=[.K142]" office:value-type="string" office:string-value="300 Bloor Street East - The Bellagio on Bloor">
            <text:p>300 Bloor Street East - The Bellagio on Bloo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1">
            <text:p>421</text:p>
          </table:table-cell>
          <table:table-cell/>
          <table:table-cell office:value-type="float" office:value="97">
            <text:p>9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576">
            <text:p>576</text:p>
          </table:table-cell>
          <table:table-cell office:value-type="string">
            <text:p>École élémentaire catholique Sacré-Coeu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 table:style-name="ce2" table:formula="of:=1-[.Z143]" office:value-type="percentage" office:value="0.541899441340782">
            <text:p>54.19%</text:p>
          </table:table-cell>
          <table:table-cell table:style-name="ce3" table:formula="of:=IF([.J143]&gt;0;[.I143]/[.J143];0)" office:value-type="float" office:value="0.310763888888889">
            <text:p>0.311</text:p>
          </table:table-cell>
          <table:table-cell table:style-name="ce4" table:formula="of:=[.O143]/SUM([.L143:.T143])" office:value-type="float" office:value="0.251396648044693">
            <text:p>0.2514</text:p>
          </table:table-cell>
          <table:table-cell table:style-name="ce4" table:formula="of:=[.T143]/SUM([.L143:.T143])" office:value-type="float" office:value="0.150837988826816">
            <text:p>0.1508</text:p>
          </table:table-cell>
          <table:table-cell table:style-name="ce4" table:formula="of:=[.R143]/SUM([.L143:.T143])" office:value-type="float" office:value="0.106145251396648">
            <text:p>0.1061</text:p>
          </table:table-cell>
          <table:table-cell table:formula="of:=[.S143]/SUM([.L143:.T143])" office:value-type="float" office:value="0.458100558659218">
            <text:p>0.4581</text:p>
          </table:table-cell>
          <table:table-cell table:formula="of:=[.E143]/[.I143]" office:value-type="float" office:value="0.446927374301676">
            <text:p>0.4469</text:p>
          </table:table-cell>
          <table:table-cell table:formula="of:=IF([.I143]&lt;144-119;0;0.4*[.Z143]+0.6*[.AA143])" office:value-type="float" office:value="0.451396648044693">
            <text:p>0.4514</text:p>
          </table:table-cell>
          <table:table-cell table:formula="of:=1-[.S143]/SUM([.L143:.T143])" office:value-type="float" office:value="0.541899441340782">
            <text:p>0.5419</text:p>
          </table:table-cell>
          <table:table-cell table:formula="of:=[.I143]/[.J143]" office:value-type="percentage" office:value="0.310763888888889">
            <text:p>31.08%</text:p>
          </table:table-cell>
          <table:table-cell table:formula="of:=[.K143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2">
            <text:p>422</text:p>
          </table:table-cell>
          <table:table-cell/>
          <table:table-cell office:value-type="float" office:value="104">
            <text:p>10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75">
            <text:p>275</text:p>
          </table:table-cell>
          <table:table-cell office:value-type="string">
            <text:p>360 Bloor Street East - 360 on Bloo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table:style-name="ce2" table:formula="of:=1-[.Z144]" office:value-type="percentage" office:value="0.490196078431373">
            <text:p>49.02%</text:p>
          </table:table-cell>
          <table:table-cell table:style-name="ce3" table:formula="of:=IF([.J144]&gt;0;[.I144]/[.J144];0)" office:value-type="float" office:value="0.56">
            <text:p>0.560</text:p>
          </table:table-cell>
          <table:table-cell table:style-name="ce4" table:formula="of:=[.O144]/SUM([.L144:.T144])" office:value-type="float" office:value="0.0718954248366013">
            <text:p>0.0719</text:p>
          </table:table-cell>
          <table:table-cell table:style-name="ce4" table:formula="of:=[.T144]/SUM([.L144:.T144])" office:value-type="float" office:value="0.320261437908497">
            <text:p>0.3203</text:p>
          </table:table-cell>
          <table:table-cell table:style-name="ce4" table:formula="of:=[.R144]/SUM([.L144:.T144])" office:value-type="float" office:value="0.0915032679738562">
            <text:p>0.0915</text:p>
          </table:table-cell>
          <table:table-cell table:formula="of:=[.S144]/SUM([.L144:.T144])" office:value-type="float" office:value="0.509803921568627">
            <text:p>0.5098</text:p>
          </table:table-cell>
          <table:table-cell table:formula="of:=[.E144]/[.I144]" office:value-type="float" office:value="0.298701298701299">
            <text:p>0.2987</text:p>
          </table:table-cell>
          <table:table-cell table:formula="of:=IF([.I144]&lt;144-119;0;0.4*[.Z144]+0.6*[.AA144])" office:value-type="float" office:value="0.38314234784823">
            <text:p>0.3831</text:p>
          </table:table-cell>
          <table:table-cell table:formula="of:=1-[.S144]/SUM([.L144:.T144])" office:value-type="float" office:value="0.490196078431373">
            <text:p>0.4902</text:p>
          </table:table-cell>
          <table:table-cell table:formula="of:=[.I144]/[.J144]" office:value-type="percentage" office:value="0.56">
            <text:p>56.00%</text:p>
          </table:table-cell>
          <table:table-cell table:formula="of:=[.K144]" office:value-type="string" office:string-value="360 Bloor Street East - 360 on Bloor">
            <text:p>360 Bloor Street East - 360 on Bloo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3">
            <text:p>423</text:p>
          </table:table-cell>
          <table:table-cell/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376">
            <text:p>376</text:p>
          </table:table-cell>
          <table:table-cell office:value-type="string">
            <text:p>Rose Avenue Junior Public Scho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table:style-name="ce2" table:formula="of:=1-[.Z145]" office:value-type="percentage" office:value="0.378571428571429">
            <text:p>37.86%</text:p>
          </table:table-cell>
          <table:table-cell table:style-name="ce3" table:formula="of:=IF([.J145]&gt;0;[.I145]/[.J145];0)" office:value-type="float" office:value="0.388297872340425">
            <text:p>0.388</text:p>
          </table:table-cell>
          <table:table-cell table:style-name="ce4" table:formula="of:=[.O145]/SUM([.L145:.T145])" office:value-type="float" office:value="0.164285714285714">
            <text:p>0.1643</text:p>
          </table:table-cell>
          <table:table-cell table:style-name="ce4" table:formula="of:=[.T145]/SUM([.L145:.T145])" office:value-type="float" office:value="0.0642857142857143">
            <text:p>0.0643</text:p>
          </table:table-cell>
          <table:table-cell table:style-name="ce4" table:formula="of:=[.R145]/SUM([.L145:.T145])" office:value-type="float" office:value="0.05">
            <text:p>0.0500</text:p>
          </table:table-cell>
          <table:table-cell table:formula="of:=[.S145]/SUM([.L145:.T145])" office:value-type="float" office:value="0.621428571428571">
            <text:p>0.6214</text:p>
          </table:table-cell>
          <table:table-cell table:formula="of:=[.E145]/[.I145]" office:value-type="float" office:value="0.465753424657534">
            <text:p>0.4658</text:p>
          </table:table-cell>
          <table:table-cell table:formula="of:=IF([.I145]&lt;144-119;0;0.4*[.Z145]+0.6*[.AA145])" office:value-type="float" office:value="0.528023483365949">
            <text:p>0.5280</text:p>
          </table:table-cell>
          <table:table-cell table:formula="of:=1-[.S145]/SUM([.L145:.T145])" office:value-type="float" office:value="0.378571428571429">
            <text:p>0.3786</text:p>
          </table:table-cell>
          <table:table-cell table:formula="of:=[.I145]/[.J145]" office:value-type="percentage" office:value="0.388297872340425">
            <text:p>38.83%</text:p>
          </table:table-cell>
          <table:table-cell table:formula="of:=[.K145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4">
            <text:p>424</text:p>
          </table:table-cell>
          <table:table-cell/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  <table:table-cell office:value-type="float" office:value="490">
            <text:p>490</text:p>
          </table:table-cell>
          <table:table-cell office:value-type="string">
            <text:p>Rose Avenue Ju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29">
            <text:p>29</text:p>
          </table:table-cell>
          <table:table-cell table:style-name="ce2" table:formula="of:=1-[.Z146]" office:value-type="percentage" office:value="0.470967741935484">
            <text:p>47.10%</text:p>
          </table:table-cell>
          <table:table-cell table:style-name="ce3" table:formula="of:=IF([.J146]&gt;0;[.I146]/[.J146];0)" office:value-type="float" office:value="0.316326530612245">
            <text:p>0.316</text:p>
          </table:table-cell>
          <table:table-cell table:style-name="ce4" table:formula="of:=[.O146]/SUM([.L146:.T146])" office:value-type="float" office:value="0.212903225806452">
            <text:p>0.2129</text:p>
          </table:table-cell>
          <table:table-cell table:style-name="ce4" table:formula="of:=[.T146]/SUM([.L146:.T146])" office:value-type="float" office:value="0.187096774193548">
            <text:p>0.1871</text:p>
          </table:table-cell>
          <table:table-cell table:style-name="ce4" table:formula="of:=[.R146]/SUM([.L146:.T146])" office:value-type="float" office:value="0.0193548387096774">
            <text:p>0.0194</text:p>
          </table:table-cell>
          <table:table-cell table:formula="of:=[.S146]/SUM([.L146:.T146])" office:value-type="float" office:value="0.529032258064516">
            <text:p>0.5290</text:p>
          </table:table-cell>
          <table:table-cell table:formula="of:=[.E146]/[.I146]" office:value-type="float" office:value="0.445161290322581">
            <text:p>0.4452</text:p>
          </table:table-cell>
          <table:table-cell table:formula="of:=IF([.I146]&lt;144-119;0;0.4*[.Z146]+0.6*[.AA146])" office:value-type="float" office:value="0.478709677419355">
            <text:p>0.4787</text:p>
          </table:table-cell>
          <table:table-cell table:formula="of:=1-[.S146]/SUM([.L146:.T146])" office:value-type="float" office:value="0.470967741935484">
            <text:p>0.4710</text:p>
          </table:table-cell>
          <table:table-cell table:formula="of:=[.I146]/[.J146]" office:value-type="percentage" office:value="0.316326530612245">
            <text:p>31.63%</text:p>
          </table:table-cell>
          <table:table-cell table:formula="of:=[.K146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5">
            <text:p>425</text:p>
          </table:table-cell>
          <table:table-cell/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66">
            <text:p>266</text:p>
          </table:table-cell>
          <table:table-cell office:value-type="string">
            <text:p>Rose Avenue Ju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style-name="ce2" table:formula="of:=1-[.Z147]" office:value-type="percentage" office:value="0.434343434343434">
            <text:p>43.43%</text:p>
          </table:table-cell>
          <table:table-cell table:style-name="ce3" table:formula="of:=IF([.J147]&gt;0;[.I147]/[.J147];0)" office:value-type="float" office:value="0.37593984962406">
            <text:p>0.376</text:p>
          </table:table-cell>
          <table:table-cell table:style-name="ce4" table:formula="of:=[.O147]/SUM([.L147:.T147])" office:value-type="float" office:value="0.222222222222222">
            <text:p>0.2222</text:p>
          </table:table-cell>
          <table:table-cell table:style-name="ce4" table:formula="of:=[.T147]/SUM([.L147:.T147])" office:value-type="float" office:value="0.131313131313131">
            <text:p>0.1313</text:p>
          </table:table-cell>
          <table:table-cell table:style-name="ce4" table:formula="of:=[.R147]/SUM([.L147:.T147])" office:value-type="float" office:value="0.0505050505050505">
            <text:p>0.0505</text:p>
          </table:table-cell>
          <table:table-cell table:formula="of:=[.S147]/SUM([.L147:.T147])" office:value-type="float" office:value="0.565656565656566">
            <text:p>0.5657</text:p>
          </table:table-cell>
          <table:table-cell table:formula="of:=[.E147]/[.I147]" office:value-type="float" office:value="0.48">
            <text:p>0.4800</text:p>
          </table:table-cell>
          <table:table-cell table:formula="of:=IF([.I147]&lt;144-119;0;0.4*[.Z147]+0.6*[.AA147])" office:value-type="float" office:value="0.514262626262626">
            <text:p>0.5143</text:p>
          </table:table-cell>
          <table:table-cell table:formula="of:=1-[.S147]/SUM([.L147:.T147])" office:value-type="float" office:value="0.434343434343434">
            <text:p>0.4343</text:p>
          </table:table-cell>
          <table:table-cell table:formula="of:=[.I147]/[.J147]" office:value-type="percentage" office:value="0.37593984962406">
            <text:p>37.59%</text:p>
          </table:table-cell>
          <table:table-cell table:formula="of:=[.K147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6">
            <text:p>426</text:p>
          </table:table-cell>
          <table:table-cell/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94">
            <text:p>94</text:p>
          </table:table-cell>
          <table:table-cell office:value-type="string">
            <text:p>55 Bloor Street East - Signatures on Bloor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style-name="ce2" table:formula="of:=1-[.Z148]" office:value-type="percentage" office:value="0.45">
            <text:p>45.00%</text:p>
          </table:table-cell>
          <table:table-cell table:style-name="ce3" table:formula="of:=IF([.J148]&gt;0;[.I148]/[.J148];0)" office:value-type="float" office:value="0.436170212765957">
            <text:p>0.436</text:p>
          </table:table-cell>
          <table:table-cell table:style-name="ce4" table:formula="of:=[.O148]/SUM([.L148:.T148])" office:value-type="float" office:value="0.125">
            <text:p>0.1250</text:p>
          </table:table-cell>
          <table:table-cell table:style-name="ce4" table:formula="of:=[.T148]/SUM([.L148:.T148])" office:value-type="float" office:value="0.175">
            <text:p>0.1750</text:p>
          </table:table-cell>
          <table:table-cell table:style-name="ce4" table:formula="of:=[.R148]/SUM([.L148:.T148])" office:value-type="float" office:value="0.15">
            <text:p>0.1500</text:p>
          </table:table-cell>
          <table:table-cell table:formula="of:=[.S148]/SUM([.L148:.T148])" office:value-type="float" office:value="0.55">
            <text:p>0.5500</text:p>
          </table:table-cell>
          <table:table-cell table:formula="of:=[.E148]/[.I148]" office:value-type="float" office:value="0.51219512195122">
            <text:p>0.5122</text:p>
          </table:table-cell>
          <table:table-cell table:formula="of:=IF([.I148]&lt;144-119;0;0.4*[.Z148]+0.6*[.AA148])" office:value-type="float" office:value="0.527317073170732">
            <text:p>0.5273</text:p>
          </table:table-cell>
          <table:table-cell table:formula="of:=1-[.S148]/SUM([.L148:.T148])" office:value-type="float" office:value="0.45">
            <text:p>0.4500</text:p>
          </table:table-cell>
          <table:table-cell table:formula="of:=[.I148]/[.J148]" office:value-type="percentage" office:value="0.436170212765957">
            <text:p>43.62%</text:p>
          </table:table-cell>
          <table:table-cell table:formula="of:=[.K148]" office:value-type="string" office:string-value="55 Bloor Street East - Signatures on Bloor">
            <text:p>55 Bloor Street East - Signatures on Bloo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7">
            <text:p>427</text:p>
          </table:table-cell>
          <table:table-cell/>
          <table:table-cell table:number-columns-repeated="2" office:value-type="float" office:value="57">
            <text:p>5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34">
            <text:p>234</text:p>
          </table:table-cell>
          <table:table-cell office:value-type="string">
            <text:p>85 Bloor Street Eas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table:style-name="ce2" table:formula="of:=1-[.Z149]" office:value-type="percentage" office:value="0.525862068965517">
            <text:p>52.59%</text:p>
          </table:table-cell>
          <table:table-cell table:style-name="ce3" table:formula="of:=IF([.J149]&gt;0;[.I149]/[.J149];0)" office:value-type="float" office:value="0.495726495726496">
            <text:p>0.496</text:p>
          </table:table-cell>
          <table:table-cell table:style-name="ce4" table:formula="of:=[.O149]/SUM([.L149:.T149])" office:value-type="float" office:value="0.155172413793103">
            <text:p>0.1552</text:p>
          </table:table-cell>
          <table:table-cell table:style-name="ce4" table:formula="of:=[.T149]/SUM([.L149:.T149])" office:value-type="float" office:value="0.293103448275862">
            <text:p>0.2931</text:p>
          </table:table-cell>
          <table:table-cell table:style-name="ce4" table:formula="of:=[.R149]/SUM([.L149:.T149])" office:value-type="float" office:value="0.0517241379310345">
            <text:p>0.0517</text:p>
          </table:table-cell>
          <table:table-cell table:formula="of:=[.S149]/SUM([.L149:.T149])" office:value-type="float" office:value="0.474137931034483">
            <text:p>0.4741</text:p>
          </table:table-cell>
          <table:table-cell table:formula="of:=[.E149]/[.I149]" office:value-type="float" office:value="0.491379310344828">
            <text:p>0.4914</text:p>
          </table:table-cell>
          <table:table-cell table:formula="of:=IF([.I149]&lt;144-119;0;0.4*[.Z149]+0.6*[.AA149])" office:value-type="float" office:value="0.48448275862069">
            <text:p>0.4845</text:p>
          </table:table-cell>
          <table:table-cell table:formula="of:=1-[.S149]/SUM([.L149:.T149])" office:value-type="float" office:value="0.525862068965517">
            <text:p>0.5259</text:p>
          </table:table-cell>
          <table:table-cell table:formula="of:=[.I149]/[.J149]" office:value-type="percentage" office:value="0.495726495726496">
            <text:p>49.57%</text:p>
          </table:table-cell>
          <table:table-cell table:formula="of:=[.K149]" office:value-type="string" office:string-value="85 Bloor Street East">
            <text:p>85 Bloor Street Ea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8">
            <text:p>428</text:p>
          </table:table-cell>
          <table:table-cell/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string">
            <text:p>100 Hayden Street - Bloor Walk Residences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table:style-name="ce2" table:formula="of:=1-[.Z150]" office:value-type="percentage" office:value="0.470588235294118">
            <text:p>47.06%</text:p>
          </table:table-cell>
          <table:table-cell table:style-name="ce3" table:formula="of:=IF([.J150]&gt;0;[.I150]/[.J150];0)" office:value-type="float" office:value="0.497109826589595">
            <text:p>0.497</text:p>
          </table:table-cell>
          <table:table-cell table:style-name="ce4" table:formula="of:=[.O150]/SUM([.L150:.T150])" office:value-type="float" office:value="0.141176470588235">
            <text:p>0.1412</text:p>
          </table:table-cell>
          <table:table-cell table:style-name="ce4" table:formula="of:=[.T150]/SUM([.L150:.T150])" office:value-type="float" office:value="0.176470588235294">
            <text:p>0.1765</text:p>
          </table:table-cell>
          <table:table-cell table:style-name="ce4" table:formula="of:=[.R150]/SUM([.L150:.T150])" office:value-type="float" office:value="0.117647058823529">
            <text:p>0.1176</text:p>
          </table:table-cell>
          <table:table-cell table:formula="of:=[.S150]/SUM([.L150:.T150])" office:value-type="float" office:value="0.529411764705882">
            <text:p>0.5294</text:p>
          </table:table-cell>
          <table:table-cell table:formula="of:=[.E150]/[.I150]" office:value-type="float" office:value="0.523255813953488">
            <text:p>0.5233</text:p>
          </table:table-cell>
          <table:table-cell table:formula="of:=IF([.I150]&lt;144-119;0;0.4*[.Z150]+0.6*[.AA150])" office:value-type="float" office:value="0.525718194254446">
            <text:p>0.5257</text:p>
          </table:table-cell>
          <table:table-cell table:formula="of:=1-[.S150]/SUM([.L150:.T150])" office:value-type="float" office:value="0.470588235294118">
            <text:p>0.4706</text:p>
          </table:table-cell>
          <table:table-cell table:formula="of:=[.I150]/[.J150]" office:value-type="percentage" office:value="0.497109826589595">
            <text:p>49.71%</text:p>
          </table:table-cell>
          <table:table-cell table:formula="of:=[.K150]" office:value-type="string" office:string-value="100 Hayden Street - Bloor Walk Residences">
            <text:p>100 Hayden Street - Bloor Walk Residence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9">
            <text:p>429</text:p>
          </table:table-cell>
          <table:table-cell/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34">
            <text:p>134</text:p>
          </table:table-cell>
          <table:table-cell office:value-type="string">
            <text:p>École élémentaire catholique Sacré-Coeur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style-name="ce2" table:formula="of:=1-[.Z151]" office:value-type="percentage" office:value="0.540540540540541">
            <text:p>54.05%</text:p>
          </table:table-cell>
          <table:table-cell table:style-name="ce3" table:formula="of:=IF([.J151]&gt;0;[.I151]/[.J151];0)" office:value-type="float" office:value="0.276119402985075">
            <text:p>0.276</text:p>
          </table:table-cell>
          <table:table-cell table:style-name="ce4" table:formula="of:=[.O151]/SUM([.L151:.T151])" office:value-type="float" office:value="0.297297297297297">
            <text:p>0.2973</text:p>
          </table:table-cell>
          <table:table-cell table:style-name="ce4" table:formula="of:=[.T151]/SUM([.L151:.T151])" office:value-type="float" office:value="0.162162162162162">
            <text:p>0.1622</text:p>
          </table:table-cell>
          <table:table-cell table:style-name="ce4" table:formula="of:=[.R151]/SUM([.L151:.T151])" office:value-type="float" office:value="0.0810810810810811">
            <text:p>0.0811</text:p>
          </table:table-cell>
          <table:table-cell table:formula="of:=[.S151]/SUM([.L151:.T151])" office:value-type="float" office:value="0.45945945945946">
            <text:p>0.4595</text:p>
          </table:table-cell>
          <table:table-cell table:formula="of:=[.E151]/[.I151]" office:value-type="float" office:value="0.567567567567568">
            <text:p>0.5676</text:p>
          </table:table-cell>
          <table:table-cell table:formula="of:=IF([.I151]&lt;144-119;0;0.4*[.Z151]+0.6*[.AA151])" office:value-type="float" office:value="0.524324324324324">
            <text:p>0.5243</text:p>
          </table:table-cell>
          <table:table-cell table:formula="of:=1-[.S151]/SUM([.L151:.T151])" office:value-type="float" office:value="0.540540540540541">
            <text:p>0.5405</text:p>
          </table:table-cell>
          <table:table-cell table:formula="of:=[.I151]/[.J151]" office:value-type="percentage" office:value="0.276119402985075">
            <text:p>27.61%</text:p>
          </table:table-cell>
          <table:table-cell table:formula="of:=[.K151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0">
            <text:p>430</text:p>
          </table:table-cell>
          <table:table-cell/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509">
            <text:p>509</text:p>
          </table:table-cell>
          <table:table-cell office:value-type="string">
            <text:p>235 Bloor Street East - Residences on Blo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office:value-type="float" office:value="37">
            <text:p>37</text:p>
          </table:table-cell>
          <table:table-cell table:style-name="ce2" table:formula="of:=1-[.Z152]" office:value-type="percentage" office:value="0.52112676056338">
            <text:p>52.11%</text:p>
          </table:table-cell>
          <table:table-cell table:style-name="ce3" table:formula="of:=IF([.J152]&gt;0;[.I152]/[.J152];0)" office:value-type="float" office:value="0.422396856581532">
            <text:p>0.422</text:p>
          </table:table-cell>
          <table:table-cell table:style-name="ce4" table:formula="of:=[.O152]/SUM([.L152:.T152])" office:value-type="float" office:value="0.173708920187793">
            <text:p>0.1737</text:p>
          </table:table-cell>
          <table:table-cell table:style-name="ce4" table:formula="of:=[.T152]/SUM([.L152:.T152])" office:value-type="float" office:value="0.173708920187793">
            <text:p>0.1737</text:p>
          </table:table-cell>
          <table:table-cell table:style-name="ce4" table:formula="of:=[.R152]/SUM([.L152:.T152])" office:value-type="float" office:value="0.126760563380282">
            <text:p>0.1268</text:p>
          </table:table-cell>
          <table:table-cell table:formula="of:=[.S152]/SUM([.L152:.T152])" office:value-type="float" office:value="0.47887323943662">
            <text:p>0.4789</text:p>
          </table:table-cell>
          <table:table-cell table:formula="of:=[.E152]/[.I152]" office:value-type="float" office:value="0.506976744186047">
            <text:p>0.5070</text:p>
          </table:table-cell>
          <table:table-cell table:formula="of:=IF([.I152]&lt;144-119;0;0.4*[.Z152]+0.6*[.AA152])" office:value-type="float" office:value="0.495735342286276">
            <text:p>0.4957</text:p>
          </table:table-cell>
          <table:table-cell table:formula="of:=1-[.S152]/SUM([.L152:.T152])" office:value-type="float" office:value="0.52112676056338">
            <text:p>0.5211</text:p>
          </table:table-cell>
          <table:table-cell table:formula="of:=[.I152]/[.J152]" office:value-type="percentage" office:value="0.422396856581532">
            <text:p>42.24%</text:p>
          </table:table-cell>
          <table:table-cell table:formula="of:=[.K152]" office:value-type="string" office:string-value="235 Bloor Street East - Residences on Bloor">
            <text:p>235 Bloor Street East - Residences on Bloo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3">
            <text:p>433</text:p>
          </table:table-cell>
          <table:table-cell/>
          <table:table-cell table:number-columns-repeated="2"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398">
            <text:p>398</text:p>
          </table:table-cell>
          <table:table-cell office:value-type="string">
            <text:p>Rose Avenue Junior Public Schoo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table:style-name="ce2" table:formula="of:=1-[.Z153]" office:value-type="percentage" office:value="0.508474576271186">
            <text:p>50.85%</text:p>
          </table:table-cell>
          <table:table-cell table:style-name="ce3" table:formula="of:=IF([.J153]&gt;0;[.I153]/[.J153];0)" office:value-type="float" office:value="0.457286432160804">
            <text:p>0.457</text:p>
          </table:table-cell>
          <table:table-cell table:style-name="ce4" table:formula="of:=[.O153]/SUM([.L153:.T153])" office:value-type="float" office:value="0.152542372881356">
            <text:p>0.1525</text:p>
          </table:table-cell>
          <table:table-cell table:style-name="ce4" table:formula="of:=[.T153]/SUM([.L153:.T153])" office:value-type="float" office:value="0.248587570621469">
            <text:p>0.2486</text:p>
          </table:table-cell>
          <table:table-cell table:style-name="ce4" table:formula="of:=[.R153]/SUM([.L153:.T153])" office:value-type="float" office:value="0.0395480225988701">
            <text:p>0.0395</text:p>
          </table:table-cell>
          <table:table-cell table:formula="of:=[.S153]/SUM([.L153:.T153])" office:value-type="float" office:value="0.491525423728814">
            <text:p>0.4915</text:p>
          </table:table-cell>
          <table:table-cell table:formula="of:=[.E153]/[.I153]" office:value-type="float" office:value="0.483516483516484">
            <text:p>0.4835</text:p>
          </table:table-cell>
          <table:table-cell table:formula="of:=IF([.I153]&lt;144-119;0;0.4*[.Z153]+0.6*[.AA153])" office:value-type="float" office:value="0.486720059601416">
            <text:p>0.4867</text:p>
          </table:table-cell>
          <table:table-cell table:formula="of:=1-[.S153]/SUM([.L153:.T153])" office:value-type="float" office:value="0.508474576271186">
            <text:p>0.5085</text:p>
          </table:table-cell>
          <table:table-cell table:formula="of:=[.I153]/[.J153]" office:value-type="percentage" office:value="0.457286432160804">
            <text:p>45.73%</text:p>
          </table:table-cell>
          <table:table-cell table:formula="of:=[.K153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4">
            <text:p>434</text:p>
          </table:table-cell>
          <table:table-cell/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76">
            <text:p>276</text:p>
          </table:table-cell>
          <table:table-cell office:value-type="string">
            <text:p>Rose Avenue Junior Public Scho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table:style-name="ce2" table:formula="of:=1-[.Z154]" office:value-type="percentage" office:value="0.509615384615385">
            <text:p>50.96%</text:p>
          </table:table-cell>
          <table:table-cell table:style-name="ce3" table:formula="of:=IF([.J154]&gt;0;[.I154]/[.J154];0)" office:value-type="float" office:value="0.384057971014493">
            <text:p>0.384</text:p>
          </table:table-cell>
          <table:table-cell table:style-name="ce4" table:formula="of:=[.O154]/SUM([.L154:.T154])" office:value-type="float" office:value="0.201923076923077">
            <text:p>0.2019</text:p>
          </table:table-cell>
          <table:table-cell table:style-name="ce4" table:formula="of:=[.T154]/SUM([.L154:.T154])" office:value-type="float" office:value="0.201923076923077">
            <text:p>0.2019</text:p>
          </table:table-cell>
          <table:table-cell table:style-name="ce4" table:formula="of:=[.R154]/SUM([.L154:.T154])" office:value-type="float" office:value="0.0865384615384615">
            <text:p>0.0865</text:p>
          </table:table-cell>
          <table:table-cell table:formula="of:=[.S154]/SUM([.L154:.T154])" office:value-type="float" office:value="0.490384615384615">
            <text:p>0.4904</text:p>
          </table:table-cell>
          <table:table-cell table:formula="of:=[.E154]/[.I154]" office:value-type="float" office:value="0.60377358490566">
            <text:p>0.6038</text:p>
          </table:table-cell>
          <table:table-cell table:formula="of:=IF([.I154]&lt;144-119;0;0.4*[.Z154]+0.6*[.AA154])" office:value-type="float" office:value="0.558417997097242">
            <text:p>0.5584</text:p>
          </table:table-cell>
          <table:table-cell table:formula="of:=1-[.S154]/SUM([.L154:.T154])" office:value-type="float" office:value="0.509615384615385">
            <text:p>0.5096</text:p>
          </table:table-cell>
          <table:table-cell table:formula="of:=[.I154]/[.J154]" office:value-type="percentage" office:value="0.384057971014493">
            <text:p>38.41%</text:p>
          </table:table-cell>
          <table:table-cell table:formula="of:=[.K154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6">
            <text:p>436</text:p>
          </table:table-cell>
          <table:table-cell/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63">
            <text:p>263</text:p>
          </table:table-cell>
          <table:table-cell office:value-type="string">
            <text:p>Rose Avenue Junior Pub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table:style-name="ce2" table:formula="of:=1-[.Z155]" office:value-type="percentage" office:value="0.481132075471698">
            <text:p>48.11%</text:p>
          </table:table-cell>
          <table:table-cell table:style-name="ce3" table:formula="of:=IF([.J155]&gt;0;[.I155]/[.J155];0)" office:value-type="float" office:value="0.414448669201521">
            <text:p>0.414</text:p>
          </table:table-cell>
          <table:table-cell table:style-name="ce4" table:formula="of:=[.O155]/SUM([.L155:.T155])" office:value-type="float" office:value="0.19811320754717">
            <text:p>0.1981</text:p>
          </table:table-cell>
          <table:table-cell table:style-name="ce4" table:formula="of:=[.T155]/SUM([.L155:.T155])" office:value-type="float" office:value="0.179245283018868">
            <text:p>0.1792</text:p>
          </table:table-cell>
          <table:table-cell table:style-name="ce4" table:formula="of:=[.R155]/SUM([.L155:.T155])" office:value-type="float" office:value="0.0566037735849057">
            <text:p>0.0566</text:p>
          </table:table-cell>
          <table:table-cell table:formula="of:=[.S155]/SUM([.L155:.T155])" office:value-type="float" office:value="0.518867924528302">
            <text:p>0.5189</text:p>
          </table:table-cell>
          <table:table-cell table:formula="of:=[.E155]/[.I155]" office:value-type="float" office:value="0.495412844036697">
            <text:p>0.4954</text:p>
          </table:table-cell>
          <table:table-cell table:formula="of:=IF([.I155]&lt;144-119;0;0.4*[.Z155]+0.6*[.AA155])" office:value-type="float" office:value="0.504794876233339">
            <text:p>0.5048</text:p>
          </table:table-cell>
          <table:table-cell table:formula="of:=1-[.S155]/SUM([.L155:.T155])" office:value-type="float" office:value="0.481132075471698">
            <text:p>0.4811</text:p>
          </table:table-cell>
          <table:table-cell table:formula="of:=[.I155]/[.J155]" office:value-type="percentage" office:value="0.414448669201521">
            <text:p>41.44%</text:p>
          </table:table-cell>
          <table:table-cell table:formula="of:=[.K155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8">
            <text:p>438</text:p>
          </table:table-cell>
          <table:table-cell/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74">
            <text:p>274</text:p>
          </table:table-cell>
          <table:table-cell office:value-type="string">
            <text:p>Rose Avenue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table:style-name="ce2" table:formula="of:=1-[.Z156]" office:value-type="percentage" office:value="0.43010752688172">
            <text:p>43.01%</text:p>
          </table:table-cell>
          <table:table-cell table:style-name="ce3" table:formula="of:=IF([.J156]&gt;0;[.I156]/[.J156];0)" office:value-type="float" office:value="0.35036496350365">
            <text:p>0.350</text:p>
          </table:table-cell>
          <table:table-cell table:style-name="ce4" table:formula="of:=[.O156]/SUM([.L156:.T156])" office:value-type="float" office:value="0.204301075268817">
            <text:p>0.2043</text:p>
          </table:table-cell>
          <table:table-cell table:style-name="ce4" table:formula="of:=[.T156]/SUM([.L156:.T156])" office:value-type="float" office:value="0.10752688172043">
            <text:p>0.1075</text:p>
          </table:table-cell>
          <table:table-cell table:style-name="ce4" table:formula="of:=[.R156]/SUM([.L156:.T156])" office:value-type="float" office:value="0.0967741935483871">
            <text:p>0.0968</text:p>
          </table:table-cell>
          <table:table-cell table:formula="of:=[.S156]/SUM([.L156:.T156])" office:value-type="float" office:value="0.56989247311828">
            <text:p>0.5699</text:p>
          </table:table-cell>
          <table:table-cell table:formula="of:=[.E156]/[.I156]" office:value-type="float" office:value="0.4375">
            <text:p>0.4375</text:p>
          </table:table-cell>
          <table:table-cell table:formula="of:=IF([.I156]&lt;144-119;0;0.4*[.Z156]+0.6*[.AA156])" office:value-type="float" office:value="0.490456989247312">
            <text:p>0.4905</text:p>
          </table:table-cell>
          <table:table-cell table:formula="of:=1-[.S156]/SUM([.L156:.T156])" office:value-type="float" office:value="0.43010752688172">
            <text:p>0.4301</text:p>
          </table:table-cell>
          <table:table-cell table:formula="of:=[.I156]/[.J156]" office:value-type="percentage" office:value="0.35036496350365">
            <text:p>35.04%</text:p>
          </table:table-cell>
          <table:table-cell table:formula="of:=[.K156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9">
            <text:p>439</text:p>
          </table:table-cell>
          <table:table-cell/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 office:value-type="string">
            <text:p>175 Cumberland Street - Renaissance Plac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style-name="ce2" table:formula="of:=1-[.Z157]" office:value-type="percentage" office:value="1">
            <text:p>100.00%</text:p>
          </table:table-cell>
          <table:table-cell table:style-name="ce3" table:formula="of:=IF([.J157]&gt;0;[.I157]/[.J157];0)" office:value-type="float" office:value="0.573529411764706">
            <text:p>0.574</text:p>
          </table:table-cell>
          <table:table-cell table:style-name="ce4" table:formula="of:=[.O157]/SUM([.L157:.T157])" office:value-type="float" office:value="0.113207547169811">
            <text:p>0.1132</text:p>
          </table:table-cell>
          <table:table-cell table:style-name="ce4" table:formula="of:=[.T157]/SUM([.L157:.T157])" office:value-type="float" office:value="0.792452830188679">
            <text:p>0.7925</text:p>
          </table:table-cell>
          <table:table-cell table:style-name="ce4" table:formula="of:=[.R157]/SUM([.L157:.T157])" office:value-type="float" office:value="0.0566037735849057">
            <text:p>0.0566</text:p>
          </table:table-cell>
          <table:table-cell table:formula="of:=[.S157]/SUM([.L157:.T157])" office:value-type="float" office:value="0">
            <text:p>0.0000</text:p>
          </table:table-cell>
          <table:table-cell table:formula="of:=[.E157]/[.I157]" office:value-type="float" office:value="0.256410256410256">
            <text:p>0.2564</text:p>
          </table:table-cell>
          <table:table-cell table:formula="of:=IF([.I157]&lt;144-119;0;0.4*[.Z157]+0.6*[.AA157])" office:value-type="float" office:value="0.153846153846154">
            <text:p>0.1538</text:p>
          </table:table-cell>
          <table:table-cell table:formula="of:=1-[.S157]/SUM([.L157:.T157])" office:value-type="float" office:value="1">
            <text:p>1.0000</text:p>
          </table:table-cell>
          <table:table-cell table:formula="of:=[.I157]/[.J157]" office:value-type="percentage" office:value="0.573529411764706">
            <text:p>57.35%</text:p>
          </table:table-cell>
          <table:table-cell table:formula="of:=[.K157]" office:value-type="string" office:string-value="175 Cumberland Street - Renaissance Place">
            <text:p>175 Cumberland Street - Renaissance Plac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0">
            <text:p>440</text:p>
          </table:table-cell>
          <table:table-cell/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97">
            <text:p>197</text:p>
          </table:table-cell>
          <table:table-cell office:value-type="string">
            <text:p>110 Bloor Street West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table:style-name="ce2" table:formula="of:=1-[.Z158]" office:value-type="percentage" office:value="0.563106796116505">
            <text:p>56.31%</text:p>
          </table:table-cell>
          <table:table-cell table:style-name="ce3" table:formula="of:=IF([.J158]&gt;0;[.I158]/[.J158];0)" office:value-type="float" office:value="0.527918781725888">
            <text:p>0.528</text:p>
          </table:table-cell>
          <table:table-cell table:style-name="ce4" table:formula="of:=[.O158]/SUM([.L158:.T158])" office:value-type="float" office:value="0.0388349514563107">
            <text:p>0.0388</text:p>
          </table:table-cell>
          <table:table-cell table:style-name="ce4" table:formula="of:=[.T158]/SUM([.L158:.T158])" office:value-type="float" office:value="0.495145631067961">
            <text:p>0.4951</text:p>
          </table:table-cell>
          <table:table-cell table:style-name="ce4" table:formula="of:=[.R158]/SUM([.L158:.T158])" office:value-type="float" office:value="0.029126213592233">
            <text:p>0.0291</text:p>
          </table:table-cell>
          <table:table-cell table:formula="of:=[.S158]/SUM([.L158:.T158])" office:value-type="float" office:value="0.436893203883495">
            <text:p>0.4369</text:p>
          </table:table-cell>
          <table:table-cell table:formula="of:=[.E158]/[.I158]" office:value-type="float" office:value="0.288461538461538">
            <text:p>0.2885</text:p>
          </table:table-cell>
          <table:table-cell table:formula="of:=IF([.I158]&lt;144-119;0;0.4*[.Z158]+0.6*[.AA158])" office:value-type="float" office:value="0.347834204630321">
            <text:p>0.3478</text:p>
          </table:table-cell>
          <table:table-cell table:formula="of:=1-[.S158]/SUM([.L158:.T158])" office:value-type="float" office:value="0.563106796116505">
            <text:p>0.5631</text:p>
          </table:table-cell>
          <table:table-cell table:formula="of:=[.I158]/[.J158]" office:value-type="percentage" office:value="0.527918781725888">
            <text:p>52.79%</text:p>
          </table:table-cell>
          <table:table-cell table:formula="of:=[.K158]" office:value-type="string" office:string-value="110 Bloor Street West">
            <text:p>110 Bloor Street We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1">
            <text:p>441</text:p>
          </table:table-cell>
          <table:table-cell/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17">
            <text:p>117</text:p>
          </table:table-cell>
          <table:table-cell office:value-type="string">
            <text:p>131 Bloor Street West - The Colonna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style-name="ce2" table:formula="of:=1-[.Z159]" office:value-type="percentage" office:value="0.666666666666667">
            <text:p>66.67%</text:p>
          </table:table-cell>
          <table:table-cell table:style-name="ce3" table:formula="of:=IF([.J159]&gt;0;[.I159]/[.J159];0)" office:value-type="float" office:value="0.487179487179487">
            <text:p>0.487</text:p>
          </table:table-cell>
          <table:table-cell table:style-name="ce4" table:formula="of:=[.O159]/SUM([.L159:.T159])" office:value-type="float" office:value="0.087719298245614">
            <text:p>0.0877</text:p>
          </table:table-cell>
          <table:table-cell table:style-name="ce4" table:formula="of:=[.T159]/SUM([.L159:.T159])" office:value-type="float" office:value="0.473684210526316">
            <text:p>0.4737</text:p>
          </table:table-cell>
          <table:table-cell table:style-name="ce4" table:formula="of:=[.R159]/SUM([.L159:.T159])" office:value-type="float" office:value="0.0701754385964912">
            <text:p>0.0702</text:p>
          </table:table-cell>
          <table:table-cell table:formula="of:=[.S159]/SUM([.L159:.T159])" office:value-type="float" office:value="0.333333333333333">
            <text:p>0.3333</text:p>
          </table:table-cell>
          <table:table-cell table:formula="of:=[.E159]/[.I159]" office:value-type="float" office:value="0.368421052631579">
            <text:p>0.3684</text:p>
          </table:table-cell>
          <table:table-cell table:formula="of:=IF([.I159]&lt;144-119;0;0.4*[.Z159]+0.6*[.AA159])" office:value-type="float" office:value="0.354385964912281">
            <text:p>0.3544</text:p>
          </table:table-cell>
          <table:table-cell table:formula="of:=1-[.S159]/SUM([.L159:.T159])" office:value-type="float" office:value="0.666666666666667">
            <text:p>0.6667</text:p>
          </table:table-cell>
          <table:table-cell table:formula="of:=[.I159]/[.J159]" office:value-type="percentage" office:value="0.487179487179487">
            <text:p>48.72%</text:p>
          </table:table-cell>
          <table:table-cell table:formula="of:=[.K159]" office:value-type="string" office:string-value="131 Bloor Street West - The Colonnade">
            <text:p>131 Bloor Street West - The Colonnad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2">
            <text:p>442</text:p>
          </table:table-cell>
          <table:table-cell/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05">
            <text:p>105</text:p>
          </table:table-cell>
          <table:table-cell office:value-type="string">
            <text:p>102 Bloor Street West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style-name="ce2" table:formula="of:=1-[.Z160]" office:value-type="percentage" office:value="0.531914893617021">
            <text:p>53.19%</text:p>
          </table:table-cell>
          <table:table-cell table:style-name="ce3" table:formula="of:=IF([.J160]&gt;0;[.I160]/[.J160];0)" office:value-type="float" office:value="0.447619047619048">
            <text:p>0.448</text:p>
          </table:table-cell>
          <table:table-cell table:style-name="ce4" table:formula="of:=[.O160]/SUM([.L160:.T160])" office:value-type="float" office:value="0.106382978723404">
            <text:p>0.1064</text:p>
          </table:table-cell>
          <table:table-cell table:style-name="ce4" table:formula="of:=[.T160]/SUM([.L160:.T160])" office:value-type="float" office:value="0.276595744680851">
            <text:p>0.2766</text:p>
          </table:table-cell>
          <table:table-cell table:style-name="ce4" table:formula="of:=[.R160]/SUM([.L160:.T160])" office:value-type="float" office:value="0.127659574468085">
            <text:p>0.1277</text:p>
          </table:table-cell>
          <table:table-cell table:formula="of:=[.S160]/SUM([.L160:.T160])" office:value-type="float" office:value="0.468085106382979">
            <text:p>0.4681</text:p>
          </table:table-cell>
          <table:table-cell table:formula="of:=[.E160]/[.I160]" office:value-type="float" office:value="0.446808510638298">
            <text:p>0.4468</text:p>
          </table:table-cell>
          <table:table-cell table:formula="of:=IF([.I160]&lt;144-119;0;0.4*[.Z160]+0.6*[.AA160])" office:value-type="float" office:value="0.45531914893617">
            <text:p>0.4553</text:p>
          </table:table-cell>
          <table:table-cell table:formula="of:=1-[.S160]/SUM([.L160:.T160])" office:value-type="float" office:value="0.531914893617021">
            <text:p>0.5319</text:p>
          </table:table-cell>
          <table:table-cell table:formula="of:=[.I160]/[.J160]" office:value-type="percentage" office:value="0.447619047619048">
            <text:p>44.76%</text:p>
          </table:table-cell>
          <table:table-cell table:formula="of:=[.K160]" office:value-type="string" office:string-value="102 Bloor Street West">
            <text:p>102 Bloor Street We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3">
            <text:p>443</text:p>
          </table:table-cell>
          <table:table-cell/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136">
            <text:p>136</text:p>
          </table:table-cell>
          <table:table-cell office:value-type="string">
            <text:p>1166 Bay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table:style-name="ce2" table:formula="of:=1-[.Z161]" office:value-type="percentage" office:value="0.630434782608696">
            <text:p>63.04%</text:p>
          </table:table-cell>
          <table:table-cell table:style-name="ce3" table:formula="of:=IF([.J161]&gt;0;[.I161]/[.J161];0)" office:value-type="float" office:value="0.676470588235294">
            <text:p>0.676</text:p>
          </table:table-cell>
          <table:table-cell table:style-name="ce4" table:formula="of:=[.O161]/SUM([.L161:.T161])" office:value-type="float" office:value="0.0217391304347826">
            <text:p>0.0217</text:p>
          </table:table-cell>
          <table:table-cell table:style-name="ce4" table:formula="of:=[.T161]/SUM([.L161:.T161])" office:value-type="float" office:value="0.576086956521739">
            <text:p>0.5761</text:p>
          </table:table-cell>
          <table:table-cell table:style-name="ce4" table:formula="of:=[.R161]/SUM([.L161:.T161])" office:value-type="float" office:value="0.0217391304347826">
            <text:p>0.0217</text:p>
          </table:table-cell>
          <table:table-cell table:formula="of:=[.S161]/SUM([.L161:.T161])" office:value-type="float" office:value="0.369565217391304">
            <text:p>0.3696</text:p>
          </table:table-cell>
          <table:table-cell table:formula="of:=[.E161]/[.I161]" office:value-type="float" office:value="0.195652173913043">
            <text:p>0.1957</text:p>
          </table:table-cell>
          <table:table-cell table:formula="of:=IF([.I161]&lt;144-119;0;0.4*[.Z161]+0.6*[.AA161])" office:value-type="float" office:value="0.265217391304348">
            <text:p>0.2652</text:p>
          </table:table-cell>
          <table:table-cell table:formula="of:=1-[.S161]/SUM([.L161:.T161])" office:value-type="float" office:value="0.630434782608696">
            <text:p>0.6304</text:p>
          </table:table-cell>
          <table:table-cell table:formula="of:=[.I161]/[.J161]" office:value-type="percentage" office:value="0.676470588235294">
            <text:p>67.65%</text:p>
          </table:table-cell>
          <table:table-cell table:formula="of:=[.K161]" office:value-type="string" office:string-value="1166 Bay Street">
            <text:p>1166 Bay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4">
            <text:p>444</text:p>
          </table:table-cell>
          <table:table-cell/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339">
            <text:p>339</text:p>
          </table:table-cell>
          <table:table-cell office:value-type="string">
            <text:p>57 Charles Street West - Bay Charles Apartmen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table:style-name="ce2" table:formula="of:=1-[.Z162]" office:value-type="percentage" office:value="0.544378698224852">
            <text:p>54.44%</text:p>
          </table:table-cell>
          <table:table-cell table:style-name="ce3" table:formula="of:=IF([.J162]&gt;0;[.I162]/[.J162];0)" office:value-type="float" office:value="0.498525073746313">
            <text:p>0.499</text:p>
          </table:table-cell>
          <table:table-cell table:style-name="ce4" table:formula="of:=[.O162]/SUM([.L162:.T162])" office:value-type="float" office:value="0.195266272189349">
            <text:p>0.1953</text:p>
          </table:table-cell>
          <table:table-cell table:style-name="ce4" table:formula="of:=[.T162]/SUM([.L162:.T162])" office:value-type="float" office:value="0.218934911242604">
            <text:p>0.2189</text:p>
          </table:table-cell>
          <table:table-cell table:style-name="ce4" table:formula="of:=[.R162]/SUM([.L162:.T162])" office:value-type="float" office:value="0.106508875739645">
            <text:p>0.1065</text:p>
          </table:table-cell>
          <table:table-cell table:formula="of:=[.S162]/SUM([.L162:.T162])" office:value-type="float" office:value="0.455621301775148">
            <text:p>0.4556</text:p>
          </table:table-cell>
          <table:table-cell table:formula="of:=[.E162]/[.I162]" office:value-type="float" office:value="0.449704142011834">
            <text:p>0.4497</text:p>
          </table:table-cell>
          <table:table-cell table:formula="of:=IF([.I162]&lt;144-119;0;0.4*[.Z162]+0.6*[.AA162])" office:value-type="float" office:value="0.45207100591716">
            <text:p>0.4521</text:p>
          </table:table-cell>
          <table:table-cell table:formula="of:=1-[.S162]/SUM([.L162:.T162])" office:value-type="float" office:value="0.544378698224852">
            <text:p>0.5444</text:p>
          </table:table-cell>
          <table:table-cell table:formula="of:=[.I162]/[.J162]" office:value-type="percentage" office:value="0.498525073746313">
            <text:p>49.85%</text:p>
          </table:table-cell>
          <table:table-cell table:formula="of:=[.K162]" office:value-type="string" office:string-value="57 Charles Street West - Bay Charles Apartments">
            <text:p>57 Charles Street West - Bay Charles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5">
            <text:p>445</text:p>
          </table:table-cell>
          <table:table-cell/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string">
            <text:p>St. Joseph's College School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2" table:formula="of:=1-[.Z163]" office:value-type="percentage" office:value="0.557692307692308">
            <text:p>55.77%</text:p>
          </table:table-cell>
          <table:table-cell table:style-name="ce3" table:formula="of:=IF([.J163]&gt;0;[.I163]/[.J163];0)" office:value-type="float" office:value="0.361111111111111">
            <text:p>0.361</text:p>
          </table:table-cell>
          <table:table-cell table:style-name="ce4" table:formula="of:=[.O163]/SUM([.L163:.T163])" office:value-type="float" office:value="0">
            <text:p>0.0000</text:p>
          </table:table-cell>
          <table:table-cell table:style-name="ce4" table:formula="of:=[.T163]/SUM([.L163:.T163])" office:value-type="float" office:value="0">
            <text:p>0.0000</text:p>
          </table:table-cell>
          <table:table-cell table:style-name="ce4" table:formula="of:=[.R163]/SUM([.L163:.T163])" office:value-type="float" office:value="0">
            <text:p>0.0000</text:p>
          </table:table-cell>
          <table:table-cell table:formula="of:=[.S163]/SUM([.L163:.T163])" office:value-type="float" office:value="0.442307692307692">
            <text:p>0.4423</text:p>
          </table:table-cell>
          <table:table-cell table:formula="of:=[.E163]/[.I163]" office:value-type="float" office:value="0.557692307692308">
            <text:p>0.5577</text:p>
          </table:table-cell>
          <table:table-cell table:formula="of:=IF([.I163]&lt;144-119;0;0.4*[.Z163]+0.6*[.AA163])" office:value-type="float" office:value="0.511538461538462">
            <text:p>0.5115</text:p>
          </table:table-cell>
          <table:table-cell table:formula="of:=1-[.S163]/SUM([.L163:.T163])" office:value-type="float" office:value="0.557692307692308">
            <text:p>0.5577</text:p>
          </table:table-cell>
          <table:table-cell table:formula="of:=[.I163]/[.J163]" office:value-type="percentage" office:value="0.361111111111111">
            <text:p>36.11%</text:p>
          </table:table-cell>
          <table:table-cell table:formula="of:=[.K163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6">
            <text:p>446</text:p>
          </table:table-cell>
          <table:table-cell/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12">
            <text:p>112</text:p>
          </table:table-cell>
          <table:table-cell office:value-type="string">
            <text:p>1121 Bay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style-name="ce2" table:formula="of:=1-[.Z164]" office:value-type="percentage" office:value="0.531914893617021">
            <text:p>53.19%</text:p>
          </table:table-cell>
          <table:table-cell table:style-name="ce3" table:formula="of:=IF([.J164]&gt;0;[.I164]/[.J164];0)" office:value-type="float" office:value="0.419642857142857">
            <text:p>0.420</text:p>
          </table:table-cell>
          <table:table-cell table:style-name="ce4" table:formula="of:=[.O164]/SUM([.L164:.T164])" office:value-type="float" office:value="0.170212765957447">
            <text:p>0.1702</text:p>
          </table:table-cell>
          <table:table-cell table:style-name="ce4" table:formula="of:=[.T164]/SUM([.L164:.T164])" office:value-type="float" office:value="0.234042553191489">
            <text:p>0.2340</text:p>
          </table:table-cell>
          <table:table-cell table:style-name="ce4" table:formula="of:=[.R164]/SUM([.L164:.T164])" office:value-type="float" office:value="0.106382978723404">
            <text:p>0.1064</text:p>
          </table:table-cell>
          <table:table-cell table:formula="of:=[.S164]/SUM([.L164:.T164])" office:value-type="float" office:value="0.468085106382979">
            <text:p>0.4681</text:p>
          </table:table-cell>
          <table:table-cell table:formula="of:=[.E164]/[.I164]" office:value-type="float" office:value="0.51063829787234">
            <text:p>0.5106</text:p>
          </table:table-cell>
          <table:table-cell table:formula="of:=IF([.I164]&lt;144-119;0;0.4*[.Z164]+0.6*[.AA164])" office:value-type="float" office:value="0.493617021276596">
            <text:p>0.4936</text:p>
          </table:table-cell>
          <table:table-cell table:formula="of:=1-[.S164]/SUM([.L164:.T164])" office:value-type="float" office:value="0.531914893617021">
            <text:p>0.5319</text:p>
          </table:table-cell>
          <table:table-cell table:formula="of:=[.I164]/[.J164]" office:value-type="percentage" office:value="0.419642857142857">
            <text:p>41.96%</text:p>
          </table:table-cell>
          <table:table-cell table:formula="of:=[.K164]" office:value-type="string" office:string-value="1121 Bay Street">
            <text:p>1121 Bay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8">
            <text:p>448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450">
            <text:p>450</text:p>
          </table:table-cell>
          <table:table-cell office:value-type="string">
            <text:p>1101 Bay Street - Residences On Ba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table:style-name="ce2" table:formula="of:=1-[.Z165]" office:value-type="percentage" office:value="0.552380952380952">
            <text:p>55.24%</text:p>
          </table:table-cell>
          <table:table-cell table:style-name="ce3" table:formula="of:=IF([.J165]&gt;0;[.I165]/[.J165];0)" office:value-type="float" office:value="0.235555555555556">
            <text:p>0.236</text:p>
          </table:table-cell>
          <table:table-cell table:style-name="ce4" table:formula="of:=[.O165]/SUM([.L165:.T165])" office:value-type="float" office:value="0.2">
            <text:p>0.2000</text:p>
          </table:table-cell>
          <table:table-cell table:style-name="ce4" table:formula="of:=[.T165]/SUM([.L165:.T165])" office:value-type="float" office:value="0.20952380952381">
            <text:p>0.2095</text:p>
          </table:table-cell>
          <table:table-cell table:style-name="ce4" table:formula="of:=[.R165]/SUM([.L165:.T165])" office:value-type="float" office:value="0.0857142857142857">
            <text:p>0.0857</text:p>
          </table:table-cell>
          <table:table-cell table:formula="of:=[.S165]/SUM([.L165:.T165])" office:value-type="float" office:value="0.447619047619048">
            <text:p>0.4476</text:p>
          </table:table-cell>
          <table:table-cell table:formula="of:=[.E165]/[.I165]" office:value-type="float" office:value="0.575471698113208">
            <text:p>0.5755</text:p>
          </table:table-cell>
          <table:table-cell table:formula="of:=IF([.I165]&lt;144-119;0;0.4*[.Z165]+0.6*[.AA165])" office:value-type="float" office:value="0.524330637915544">
            <text:p>0.5243</text:p>
          </table:table-cell>
          <table:table-cell table:formula="of:=1-[.S165]/SUM([.L165:.T165])" office:value-type="float" office:value="0.552380952380952">
            <text:p>0.5524</text:p>
          </table:table-cell>
          <table:table-cell table:formula="of:=[.I165]/[.J165]" office:value-type="percentage" office:value="0.235555555555556">
            <text:p>23.56%</text:p>
          </table:table-cell>
          <table:table-cell table:formula="of:=[.K165]" office:value-type="string" office:string-value="1101 Bay Street - Residences On Bay">
            <text:p>1101 Bay Street - Residences On Ba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0">
            <text:p>450</text:p>
          </table:table-cell>
          <table:table-cell/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table:number-columns-repeated="3"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465">
            <text:p>465</text:p>
          </table:table-cell>
          <table:table-cell office:value-type="string">
            <text:p>University of Toronto - 30 Charles Street West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table:style-name="ce2" table:formula="of:=1-[.Z166]" office:value-type="percentage" office:value="0.652173913043478">
            <text:p>65.22%</text:p>
          </table:table-cell>
          <table:table-cell table:style-name="ce3" table:formula="of:=IF([.J166]&gt;0;[.I166]/[.J166];0)" office:value-type="float" office:value="0.296774193548387">
            <text:p>0.297</text:p>
          </table:table-cell>
          <table:table-cell table:style-name="ce4" table:formula="of:=[.O166]/SUM([.L166:.T166])" office:value-type="float" office:value="0.420289855072464">
            <text:p>0.4203</text:p>
          </table:table-cell>
          <table:table-cell table:style-name="ce4" table:formula="of:=[.T166]/SUM([.L166:.T166])" office:value-type="float" office:value="0.13768115942029">
            <text:p>0.1377</text:p>
          </table:table-cell>
          <table:table-cell table:style-name="ce4" table:formula="of:=[.R166]/SUM([.L166:.T166])" office:value-type="float" office:value="0.0652173913043478">
            <text:p>0.0652</text:p>
          </table:table-cell>
          <table:table-cell table:formula="of:=[.S166]/SUM([.L166:.T166])" office:value-type="float" office:value="0.347826086956522">
            <text:p>0.3478</text:p>
          </table:table-cell>
          <table:table-cell table:formula="of:=[.E166]/[.I166]" office:value-type="float" office:value="0.717391304347826">
            <text:p>0.7174</text:p>
          </table:table-cell>
          <table:table-cell table:formula="of:=IF([.I166]&lt;144-119;0;0.4*[.Z166]+0.6*[.AA166])" office:value-type="float" office:value="0.569565217391304">
            <text:p>0.5696</text:p>
          </table:table-cell>
          <table:table-cell table:formula="of:=1-[.S166]/SUM([.L166:.T166])" office:value-type="float" office:value="0.652173913043478">
            <text:p>0.6522</text:p>
          </table:table-cell>
          <table:table-cell table:formula="of:=[.I166]/[.J166]" office:value-type="percentage" office:value="0.296774193548387">
            <text:p>29.68%</text:p>
          </table:table-cell>
          <table:table-cell table:formula="of:=[.K166]" office:value-type="string" office:string-value="University of Toronto - 30 Charles Street West">
            <text:p>University of Toronto - 30 Charles Street We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1">
            <text:p>451</text:p>
          </table:table-cell>
          <table:table-cell/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325">
            <text:p>325</text:p>
          </table:table-cell>
          <table:table-cell office:value-type="string">
            <text:p>33 Isabella Street - Isabella Cour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table:style-name="ce2" table:formula="of:=1-[.Z167]" office:value-type="percentage" office:value="0.537974683544304">
            <text:p>53.80%</text:p>
          </table:table-cell>
          <table:table-cell table:style-name="ce3" table:formula="of:=IF([.J167]&gt;0;[.I167]/[.J167];0)" office:value-type="float" office:value="0.486153846153846">
            <text:p>0.486</text:p>
          </table:table-cell>
          <table:table-cell table:style-name="ce4" table:formula="of:=[.O167]/SUM([.L167:.T167])" office:value-type="float" office:value="0.221518987341772">
            <text:p>0.2215</text:p>
          </table:table-cell>
          <table:table-cell table:style-name="ce4" table:formula="of:=[.T167]/SUM([.L167:.T167])" office:value-type="float" office:value="0.126582278481013">
            <text:p>0.1266</text:p>
          </table:table-cell>
          <table:table-cell table:style-name="ce4" table:formula="of:=[.R167]/SUM([.L167:.T167])" office:value-type="float" office:value="0.139240506329114">
            <text:p>0.1392</text:p>
          </table:table-cell>
          <table:table-cell table:formula="of:=[.S167]/SUM([.L167:.T167])" office:value-type="float" office:value="0.462025316455696">
            <text:p>0.4620</text:p>
          </table:table-cell>
          <table:table-cell table:formula="of:=[.E167]/[.I167]" office:value-type="float" office:value="0.537974683544304">
            <text:p>0.5380</text:p>
          </table:table-cell>
          <table:table-cell table:formula="of:=IF([.I167]&lt;144-119;0;0.4*[.Z167]+0.6*[.AA167])" office:value-type="float" office:value="0.507594936708861">
            <text:p>0.5076</text:p>
          </table:table-cell>
          <table:table-cell table:formula="of:=1-[.S167]/SUM([.L167:.T167])" office:value-type="float" office:value="0.537974683544304">
            <text:p>0.5380</text:p>
          </table:table-cell>
          <table:table-cell table:formula="of:=[.I167]/[.J167]" office:value-type="percentage" office:value="0.486153846153846">
            <text:p>48.62%</text:p>
          </table:table-cell>
          <table:table-cell table:formula="of:=[.K167]" office:value-type="string" office:string-value="33 Isabella Street - Isabella Court">
            <text:p>33 Isabella Street - Isabella Cour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2">
            <text:p>452</text:p>
          </table:table-cell>
          <table:table-cell/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235">
            <text:p>235</text:p>
          </table:table-cell>
          <table:table-cell office:value-type="string">
            <text:p>66 Isabella Street - Town Squa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table:style-name="ce2" table:formula="of:=1-[.Z168]" office:value-type="percentage" office:value="0.507246376811594">
            <text:p>50.72%</text:p>
          </table:table-cell>
          <table:table-cell table:style-name="ce3" table:formula="of:=IF([.J168]&gt;0;[.I168]/[.J168];0)" office:value-type="float" office:value="0.587234042553191">
            <text:p>0.587</text:p>
          </table:table-cell>
          <table:table-cell table:style-name="ce4" table:formula="of:=[.O168]/SUM([.L168:.T168])" office:value-type="float" office:value="0.246376811594203">
            <text:p>0.2464</text:p>
          </table:table-cell>
          <table:table-cell table:style-name="ce4" table:formula="of:=[.T168]/SUM([.L168:.T168])" office:value-type="float" office:value="0.108695652173913">
            <text:p>0.1087</text:p>
          </table:table-cell>
          <table:table-cell table:style-name="ce4" table:formula="of:=[.R168]/SUM([.L168:.T168])" office:value-type="float" office:value="0.108695652173913">
            <text:p>0.1087</text:p>
          </table:table-cell>
          <table:table-cell table:formula="of:=[.S168]/SUM([.L168:.T168])" office:value-type="float" office:value="0.492753623188406">
            <text:p>0.4928</text:p>
          </table:table-cell>
          <table:table-cell table:formula="of:=[.E168]/[.I168]" office:value-type="float" office:value="0.376811594202899">
            <text:p>0.3768</text:p>
          </table:table-cell>
          <table:table-cell table:formula="of:=IF([.I168]&lt;144-119;0;0.4*[.Z168]+0.6*[.AA168])" office:value-type="float" office:value="0.423188405797101">
            <text:p>0.4232</text:p>
          </table:table-cell>
          <table:table-cell table:formula="of:=1-[.S168]/SUM([.L168:.T168])" office:value-type="float" office:value="0.507246376811594">
            <text:p>0.5072</text:p>
          </table:table-cell>
          <table:table-cell table:formula="of:=[.I168]/[.J168]" office:value-type="percentage" office:value="0.587234042553191">
            <text:p>58.72%</text:p>
          </table:table-cell>
          <table:table-cell table:formula="of:=[.K168]" office:value-type="string" office:string-value="66 Isabella Street - Town Square">
            <text:p>66 Isabella Street - Town Squa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3">
            <text:p>453</text:p>
          </table:table-cell>
          <table:table-cell/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47">
            <text:p>147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style-name="ce2" table:formula="of:=1-[.Z169]" office:value-type="percentage" office:value="0.514285714285714">
            <text:p>51.43%</text:p>
          </table:table-cell>
          <table:table-cell table:style-name="ce3" table:formula="of:=IF([.J169]&gt;0;[.I169]/[.J169];0)" office:value-type="float" office:value="0.482993197278912">
            <text:p>0.483</text:p>
          </table:table-cell>
          <table:table-cell table:style-name="ce4" table:formula="of:=[.O169]/SUM([.L169:.T169])" office:value-type="float" office:value="0.242857142857143">
            <text:p>0.2429</text:p>
          </table:table-cell>
          <table:table-cell table:style-name="ce4" table:formula="of:=[.T169]/SUM([.L169:.T169])" office:value-type="float" office:value="0.171428571428571">
            <text:p>0.1714</text:p>
          </table:table-cell>
          <table:table-cell table:style-name="ce4" table:formula="of:=[.R169]/SUM([.L169:.T169])" office:value-type="float" office:value="0.0857142857142857">
            <text:p>0.0857</text:p>
          </table:table-cell>
          <table:table-cell table:formula="of:=[.S169]/SUM([.L169:.T169])" office:value-type="float" office:value="0.485714285714286">
            <text:p>0.4857</text:p>
          </table:table-cell>
          <table:table-cell table:formula="of:=[.E169]/[.I169]" office:value-type="float" office:value="0.436619718309859">
            <text:p>0.4366</text:p>
          </table:table-cell>
          <table:table-cell table:formula="of:=IF([.I169]&lt;144-119;0;0.4*[.Z169]+0.6*[.AA169])" office:value-type="float" office:value="0.45625754527163">
            <text:p>0.4563</text:p>
          </table:table-cell>
          <table:table-cell table:formula="of:=1-[.S169]/SUM([.L169:.T169])" office:value-type="float" office:value="0.514285714285714">
            <text:p>0.5143</text:p>
          </table:table-cell>
          <table:table-cell table:formula="of:=[.I169]/[.J169]" office:value-type="percentage" office:value="0.482993197278912">
            <text:p>48.30%</text:p>
          </table:table-cell>
          <table:table-cell table:formula="of:=[.K169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4">
            <text:p>454</text:p>
          </table:table-cell>
          <table:table-cell/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45">
            <text:p>145</text:p>
          </table:table-cell>
          <table:table-cell office:value-type="string">
            <text:p>École élémentaire catholique Sacré-Coeur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style-name="ce2" table:formula="of:=1-[.Z170]" office:value-type="percentage" office:value="0.444444444444444">
            <text:p>44.44%</text:p>
          </table:table-cell>
          <table:table-cell table:style-name="ce3" table:formula="of:=IF([.J170]&gt;0;[.I170]/[.J170];0)" office:value-type="float" office:value="0.503448275862069">
            <text:p>0.503</text:p>
          </table:table-cell>
          <table:table-cell table:style-name="ce4" table:formula="of:=[.O170]/SUM([.L170:.T170])" office:value-type="float" office:value="0.152777777777778">
            <text:p>0.1528</text:p>
          </table:table-cell>
          <table:table-cell table:style-name="ce4" table:formula="of:=[.T170]/SUM([.L170:.T170])" office:value-type="float" office:value="0.180555555555556">
            <text:p>0.1806</text:p>
          </table:table-cell>
          <table:table-cell table:style-name="ce4" table:formula="of:=[.R170]/SUM([.L170:.T170])" office:value-type="float" office:value="0.111111111111111">
            <text:p>0.1111</text:p>
          </table:table-cell>
          <table:table-cell table:formula="of:=[.S170]/SUM([.L170:.T170])" office:value-type="float" office:value="0.555555555555556">
            <text:p>0.5556</text:p>
          </table:table-cell>
          <table:table-cell table:formula="of:=[.E170]/[.I170]" office:value-type="float" office:value="0.424657534246575">
            <text:p>0.4247</text:p>
          </table:table-cell>
          <table:table-cell table:formula="of:=IF([.I170]&lt;144-119;0;0.4*[.Z170]+0.6*[.AA170])" office:value-type="float" office:value="0.477016742770168">
            <text:p>0.4770</text:p>
          </table:table-cell>
          <table:table-cell table:formula="of:=1-[.S170]/SUM([.L170:.T170])" office:value-type="float" office:value="0.444444444444444">
            <text:p>0.4444</text:p>
          </table:table-cell>
          <table:table-cell table:formula="of:=[.I170]/[.J170]" office:value-type="percentage" office:value="0.503448275862069">
            <text:p>50.34%</text:p>
          </table:table-cell>
          <table:table-cell table:formula="of:=[.K170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5">
            <text:p>455</text:p>
          </table:table-cell>
          <table:table-cell/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42">
            <text:p>142</text:p>
          </table:table-cell>
          <table:table-cell office:value-type="string">
            <text:p>86 Gloucester Stre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table:style-name="ce2" table:formula="of:=1-[.Z171]" office:value-type="percentage" office:value="0.41747572815534">
            <text:p>41.75%</text:p>
          </table:table-cell>
          <table:table-cell table:style-name="ce3" table:formula="of:=IF([.J171]&gt;0;[.I171]/[.J171];0)" office:value-type="float" office:value="0.725352112676056">
            <text:p>0.725</text:p>
          </table:table-cell>
          <table:table-cell table:style-name="ce4" table:formula="of:=[.O171]/SUM([.L171:.T171])" office:value-type="float" office:value="0.0970873786407767">
            <text:p>0.0971</text:p>
          </table:table-cell>
          <table:table-cell table:style-name="ce4" table:formula="of:=[.T171]/SUM([.L171:.T171])" office:value-type="float" office:value="0.184466019417476">
            <text:p>0.1845</text:p>
          </table:table-cell>
          <table:table-cell table:style-name="ce4" table:formula="of:=[.R171]/SUM([.L171:.T171])" office:value-type="float" office:value="0.0679611650485437">
            <text:p>0.0680</text:p>
          </table:table-cell>
          <table:table-cell table:formula="of:=[.S171]/SUM([.L171:.T171])" office:value-type="float" office:value="0.58252427184466">
            <text:p>0.5825</text:p>
          </table:table-cell>
          <table:table-cell table:formula="of:=[.E171]/[.I171]" office:value-type="float" office:value="0.436893203883495">
            <text:p>0.4369</text:p>
          </table:table-cell>
          <table:table-cell table:formula="of:=IF([.I171]&lt;144-119;0;0.4*[.Z171]+0.6*[.AA171])" office:value-type="float" office:value="0.495145631067961">
            <text:p>0.4951</text:p>
          </table:table-cell>
          <table:table-cell table:formula="of:=1-[.S171]/SUM([.L171:.T171])" office:value-type="float" office:value="0.41747572815534">
            <text:p>0.4175</text:p>
          </table:table-cell>
          <table:table-cell table:formula="of:=[.I171]/[.J171]" office:value-type="percentage" office:value="0.725352112676056">
            <text:p>72.54%</text:p>
          </table:table-cell>
          <table:table-cell table:formula="of:=[.K171]" office:value-type="string" office:string-value="86 Gloucester Street">
            <text:p>86 Glouces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6">
            <text:p>456</text:p>
          </table:table-cell>
          <table:table-cell/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282">
            <text:p>282</text:p>
          </table:table-cell>
          <table:table-cell office:value-type="string">
            <text:p>550 Jarvis Street - Massey House Apartments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 table:style-name="ce2" table:formula="of:=1-[.Z172]" office:value-type="percentage" office:value="0.51497005988024">
            <text:p>51.50%</text:p>
          </table:table-cell>
          <table:table-cell table:style-name="ce3" table:formula="of:=IF([.J172]&gt;0;[.I172]/[.J172];0)" office:value-type="float" office:value="0.599290780141844">
            <text:p>0.599</text:p>
          </table:table-cell>
          <table:table-cell table:style-name="ce4" table:formula="of:=[.O172]/SUM([.L172:.T172])" office:value-type="float" office:value="0.269461077844311">
            <text:p>0.2695</text:p>
          </table:table-cell>
          <table:table-cell table:style-name="ce4" table:formula="of:=[.T172]/SUM([.L172:.T172])" office:value-type="float" office:value="0.131736526946108">
            <text:p>0.1317</text:p>
          </table:table-cell>
          <table:table-cell table:style-name="ce4" table:formula="of:=[.R172]/SUM([.L172:.T172])" office:value-type="float" office:value="0.107784431137725">
            <text:p>0.1078</text:p>
          </table:table-cell>
          <table:table-cell table:formula="of:=[.S172]/SUM([.L172:.T172])" office:value-type="float" office:value="0.48502994011976">
            <text:p>0.4850</text:p>
          </table:table-cell>
          <table:table-cell table:formula="of:=[.E172]/[.I172]" office:value-type="float" office:value="0.57396449704142">
            <text:p>0.5740</text:p>
          </table:table-cell>
          <table:table-cell table:formula="of:=IF([.I172]&lt;144-119;0;0.4*[.Z172]+0.6*[.AA172])" office:value-type="float" office:value="0.538390674272756">
            <text:p>0.5384</text:p>
          </table:table-cell>
          <table:table-cell table:formula="of:=1-[.S172]/SUM([.L172:.T172])" office:value-type="float" office:value="0.51497005988024">
            <text:p>0.5150</text:p>
          </table:table-cell>
          <table:table-cell table:formula="of:=[.I172]/[.J172]" office:value-type="percentage" office:value="0.599290780141844">
            <text:p>59.93%</text:p>
          </table:table-cell>
          <table:table-cell table:formula="of:=[.K172]" office:value-type="string" office:string-value="550 Jarvis Street - Massey House Apartments">
            <text:p>550 Jarvis Street - Massey House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7">
            <text:p>457</text:p>
          </table:table-cell>
          <table:table-cell/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329">
            <text:p>329</text:p>
          </table:table-cell>
          <table:table-cell office:value-type="string">
            <text:p>105 Isabella Str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table:style-name="ce2" table:formula="of:=1-[.Z173]" office:value-type="percentage" office:value="0.428571428571429">
            <text:p>42.86%</text:p>
          </table:table-cell>
          <table:table-cell table:style-name="ce3" table:formula="of:=IF([.J173]&gt;0;[.I173]/[.J173];0)" office:value-type="float" office:value="0.428571428571429">
            <text:p>0.429</text:p>
          </table:table-cell>
          <table:table-cell table:style-name="ce4" table:formula="of:=[.O173]/SUM([.L173:.T173])" office:value-type="float" office:value="0.192857142857143">
            <text:p>0.1929</text:p>
          </table:table-cell>
          <table:table-cell table:style-name="ce4" table:formula="of:=[.T173]/SUM([.L173:.T173])" office:value-type="float" office:value="0.1">
            <text:p>0.1000</text:p>
          </table:table-cell>
          <table:table-cell table:style-name="ce4" table:formula="of:=[.R173]/SUM([.L173:.T173])" office:value-type="float" office:value="0.114285714285714">
            <text:p>0.1143</text:p>
          </table:table-cell>
          <table:table-cell table:formula="of:=[.S173]/SUM([.L173:.T173])" office:value-type="float" office:value="0.571428571428571">
            <text:p>0.5714</text:p>
          </table:table-cell>
          <table:table-cell table:formula="of:=[.E173]/[.I173]" office:value-type="float" office:value="0.560283687943262">
            <text:p>0.5603</text:p>
          </table:table-cell>
          <table:table-cell table:formula="of:=IF([.I173]&lt;144-119;0;0.4*[.Z173]+0.6*[.AA173])" office:value-type="float" office:value="0.564741641337386">
            <text:p>0.5647</text:p>
          </table:table-cell>
          <table:table-cell table:formula="of:=1-[.S173]/SUM([.L173:.T173])" office:value-type="float" office:value="0.428571428571429">
            <text:p>0.4286</text:p>
          </table:table-cell>
          <table:table-cell table:formula="of:=[.I173]/[.J173]" office:value-type="percentage" office:value="0.428571428571429">
            <text:p>42.86%</text:p>
          </table:table-cell>
          <table:table-cell table:formula="of:=[.K173]" office:value-type="string" office:string-value="105 Isabella Street">
            <text:p>105 Isabella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8">
            <text:p>458</text:p>
          </table:table-cell>
          <table:table-cell/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207">
            <text:p>207</text:p>
          </table:table-cell>
          <table:table-cell office:value-type="string">
            <text:p>100 Gloucester Street - Cawthra Apartments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table:style-name="ce2" table:formula="of:=1-[.Z174]" office:value-type="percentage" office:value="0.472727272727273">
            <text:p>47.27%</text:p>
          </table:table-cell>
          <table:table-cell table:style-name="ce3" table:formula="of:=IF([.J174]&gt;0;[.I174]/[.J174];0)" office:value-type="float" office:value="0.536231884057971">
            <text:p>0.536</text:p>
          </table:table-cell>
          <table:table-cell table:style-name="ce4" table:formula="of:=[.O174]/SUM([.L174:.T174])" office:value-type="float" office:value="0.190909090909091">
            <text:p>0.1909</text:p>
          </table:table-cell>
          <table:table-cell table:style-name="ce4" table:formula="of:=[.T174]/SUM([.L174:.T174])" office:value-type="float" office:value="0.136363636363636">
            <text:p>0.1364</text:p>
          </table:table-cell>
          <table:table-cell table:style-name="ce4" table:formula="of:=[.R174]/SUM([.L174:.T174])" office:value-type="float" office:value="0.127272727272727">
            <text:p>0.1273</text:p>
          </table:table-cell>
          <table:table-cell table:formula="of:=[.S174]/SUM([.L174:.T174])" office:value-type="float" office:value="0.527272727272727">
            <text:p>0.5273</text:p>
          </table:table-cell>
          <table:table-cell table:formula="of:=[.E174]/[.I174]" office:value-type="float" office:value="0.531531531531532">
            <text:p>0.5315</text:p>
          </table:table-cell>
          <table:table-cell table:formula="of:=IF([.I174]&lt;144-119;0;0.4*[.Z174]+0.6*[.AA174])" office:value-type="float" office:value="0.52982800982801">
            <text:p>0.5298</text:p>
          </table:table-cell>
          <table:table-cell table:formula="of:=1-[.S174]/SUM([.L174:.T174])" office:value-type="float" office:value="0.472727272727273">
            <text:p>0.4727</text:p>
          </table:table-cell>
          <table:table-cell table:formula="of:=[.I174]/[.J174]" office:value-type="percentage" office:value="0.536231884057971">
            <text:p>53.62%</text:p>
          </table:table-cell>
          <table:table-cell table:formula="of:=[.K174]" office:value-type="string" office:string-value="100 Gloucester Street - Cawthra Apartments">
            <text:p>100 Gloucester Street - Cawthra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9">
            <text:p>459</text:p>
          </table:table-cell>
          <table:table-cell/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École élémentaire catholique Sacré-Coe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style-name="ce2" table:formula="of:=1-[.Z175]" office:value-type="percentage" office:value="0.591836734693878">
            <text:p>59.18%</text:p>
          </table:table-cell>
          <table:table-cell table:style-name="ce3" table:formula="of:=IF([.J175]&gt;0;[.I175]/[.J175];0)" office:value-type="float" office:value="0.426086956521739">
            <text:p>0.426</text:p>
          </table:table-cell>
          <table:table-cell table:style-name="ce4" table:formula="of:=[.O175]/SUM([.L175:.T175])" office:value-type="float" office:value="0.204081632653061">
            <text:p>0.2041</text:p>
          </table:table-cell>
          <table:table-cell table:style-name="ce4" table:formula="of:=[.T175]/SUM([.L175:.T175])" office:value-type="float" office:value="0.142857142857143">
            <text:p>0.1429</text:p>
          </table:table-cell>
          <table:table-cell table:style-name="ce4" table:formula="of:=[.R175]/SUM([.L175:.T175])" office:value-type="float" office:value="0.224489795918367">
            <text:p>0.2245</text:p>
          </table:table-cell>
          <table:table-cell table:formula="of:=[.S175]/SUM([.L175:.T175])" office:value-type="float" office:value="0.408163265306122">
            <text:p>0.4082</text:p>
          </table:table-cell>
          <table:table-cell table:formula="of:=[.E175]/[.I175]" office:value-type="float" office:value="0.673469387755102">
            <text:p>0.6735</text:p>
          </table:table-cell>
          <table:table-cell table:formula="of:=IF([.I175]&lt;144-119;0;0.4*[.Z175]+0.6*[.AA175])" office:value-type="float" office:value="0.56734693877551">
            <text:p>0.5673</text:p>
          </table:table-cell>
          <table:table-cell table:formula="of:=1-[.S175]/SUM([.L175:.T175])" office:value-type="float" office:value="0.591836734693878">
            <text:p>0.5918</text:p>
          </table:table-cell>
          <table:table-cell table:formula="of:=[.I175]/[.J175]" office:value-type="percentage" office:value="0.426086956521739">
            <text:p>42.61%</text:p>
          </table:table-cell>
          <table:table-cell table:formula="of:=[.K175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0">
            <text:p>460</text:p>
          </table:table-cell>
          <table:table-cell/>
          <table:table-cell office:value-type="float" office:value="129">
            <text:p>12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848">
            <text:p>848</text:p>
          </table:table-cell>
          <table:table-cell office:value-type="string">
            <text:p>Wellesley Community Cent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45">
            <text:p>145</text:p>
          </table:table-cell>
          <table:table-cell office:value-type="float" office:value="22">
            <text:p>22</text:p>
          </table:table-cell>
          <table:table-cell table:style-name="ce2" table:formula="of:=1-[.Z176]" office:value-type="percentage" office:value="0.523026315789474">
            <text:p>52.30%</text:p>
          </table:table-cell>
          <table:table-cell table:style-name="ce3" table:formula="of:=IF([.J176]&gt;0;[.I176]/[.J176];0)" office:value-type="float" office:value="0.36438679245283">
            <text:p>0.364</text:p>
          </table:table-cell>
          <table:table-cell table:style-name="ce4" table:formula="of:=[.O176]/SUM([.L176:.T176])" office:value-type="float" office:value="0.322368421052632">
            <text:p>0.3224</text:p>
          </table:table-cell>
          <table:table-cell table:style-name="ce4" table:formula="of:=[.T176]/SUM([.L176:.T176])" office:value-type="float" office:value="0.0723684210526316">
            <text:p>0.0724</text:p>
          </table:table-cell>
          <table:table-cell table:style-name="ce4" table:formula="of:=[.R176]/SUM([.L176:.T176])" office:value-type="float" office:value="0.0723684210526316">
            <text:p>0.0724</text:p>
          </table:table-cell>
          <table:table-cell table:formula="of:=[.S176]/SUM([.L176:.T176])" office:value-type="float" office:value="0.476973684210526">
            <text:p>0.4770</text:p>
          </table:table-cell>
          <table:table-cell table:formula="of:=[.E176]/[.I176]" office:value-type="float" office:value="0.482200647249191">
            <text:p>0.4822</text:p>
          </table:table-cell>
          <table:table-cell table:formula="of:=IF([.I176]&lt;144-119;0;0.4*[.Z176]+0.6*[.AA176])" office:value-type="float" office:value="0.480109862033725">
            <text:p>0.4801</text:p>
          </table:table-cell>
          <table:table-cell table:formula="of:=1-[.S176]/SUM([.L176:.T176])" office:value-type="float" office:value="0.523026315789474">
            <text:p>0.5230</text:p>
          </table:table-cell>
          <table:table-cell table:formula="of:=[.I176]/[.J176]" office:value-type="percentage" office:value="0.36438679245283">
            <text:p>36.44%</text:p>
          </table:table-cell>
          <table:table-cell table:formula="of:=[.K176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1">
            <text:p>461</text:p>
          </table:table-cell>
          <table:table-cell/>
          <table:table-cell office:value-type="float" office:value="89">
            <text:p>89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464">
            <text:p>464</text:p>
          </table:table-cell>
          <table:table-cell office:value-type="string">
            <text:p>44 St. Joseph Street - Polo Club I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table:style-name="ce2" table:formula="of:=1-[.Z177]" office:value-type="percentage" office:value="0.488888888888889">
            <text:p>48.89%</text:p>
          </table:table-cell>
          <table:table-cell table:style-name="ce3" table:formula="of:=IF([.J177]&gt;0;[.I177]/[.J177];0)" office:value-type="float" office:value="0.491379310344828">
            <text:p>0.491</text:p>
          </table:table-cell>
          <table:table-cell table:style-name="ce4" table:formula="of:=[.O177]/SUM([.L177:.T177])" office:value-type="float" office:value="0.168888888888889">
            <text:p>0.1689</text:p>
          </table:table-cell>
          <table:table-cell table:style-name="ce4" table:formula="of:=[.T177]/SUM([.L177:.T177])" office:value-type="float" office:value="0.217777777777778">
            <text:p>0.2178</text:p>
          </table:table-cell>
          <table:table-cell table:style-name="ce4" table:formula="of:=[.R177]/SUM([.L177:.T177])" office:value-type="float" office:value="0.0933333333333333">
            <text:p>0.0933</text:p>
          </table:table-cell>
          <table:table-cell table:formula="of:=[.S177]/SUM([.L177:.T177])" office:value-type="float" office:value="0.511111111111111">
            <text:p>0.5111</text:p>
          </table:table-cell>
          <table:table-cell table:formula="of:=[.E177]/[.I177]" office:value-type="float" office:value="0.605263157894737">
            <text:p>0.6053</text:p>
          </table:table-cell>
          <table:table-cell table:formula="of:=IF([.I177]&lt;144-119;0;0.4*[.Z177]+0.6*[.AA177])" office:value-type="float" office:value="0.567602339181287">
            <text:p>0.5676</text:p>
          </table:table-cell>
          <table:table-cell table:formula="of:=1-[.S177]/SUM([.L177:.T177])" office:value-type="float" office:value="0.488888888888889">
            <text:p>0.4889</text:p>
          </table:table-cell>
          <table:table-cell table:formula="of:=[.I177]/[.J177]" office:value-type="percentage" office:value="0.491379310344828">
            <text:p>49.14%</text:p>
          </table:table-cell>
          <table:table-cell table:formula="of:=[.K177]" office:value-type="string" office:string-value="44 St. Joseph Street - Polo Club II">
            <text:p>44 St. Joseph Street - Polo Club I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2">
            <text:p>462</text:p>
          </table:table-cell>
          <table:table-cell/>
          <table:table-cell table:number-columns-repeated="2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173">
            <text:p>173</text:p>
          </table:table-cell>
          <table:table-cell office:value-type="string">
            <text:p>25 St. Mary Street - La Place Mar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table:style-name="ce2" table:formula="of:=1-[.Z178]" office:value-type="percentage" office:value="0.546052631578947">
            <text:p>54.61%</text:p>
          </table:table-cell>
          <table:table-cell table:style-name="ce3" table:formula="of:=IF([.J178]&gt;0;[.I178]/[.J178];0)" office:value-type="float" office:value="0.895953757225434">
            <text:p>0.896</text:p>
          </table:table-cell>
          <table:table-cell table:style-name="ce4" table:formula="of:=[.O178]/SUM([.L178:.T178])" office:value-type="float" office:value="0.190789473684211">
            <text:p>0.1908</text:p>
          </table:table-cell>
          <table:table-cell table:style-name="ce4" table:formula="of:=[.T178]/SUM([.L178:.T178])" office:value-type="float" office:value="0.269736842105263">
            <text:p>0.2697</text:p>
          </table:table-cell>
          <table:table-cell table:style-name="ce4" table:formula="of:=[.R178]/SUM([.L178:.T178])" office:value-type="float" office:value="0.0657894736842105">
            <text:p>0.0658</text:p>
          </table:table-cell>
          <table:table-cell table:formula="of:=[.S178]/SUM([.L178:.T178])" office:value-type="float" office:value="0.453947368421053">
            <text:p>0.4539</text:p>
          </table:table-cell>
          <table:table-cell table:formula="of:=[.E178]/[.I178]" office:value-type="float" office:value="0.483870967741936">
            <text:p>0.4839</text:p>
          </table:table-cell>
          <table:table-cell table:formula="of:=IF([.I178]&lt;144-119;0;0.4*[.Z178]+0.6*[.AA178])" office:value-type="float" office:value="0.471901528013582">
            <text:p>0.4719</text:p>
          </table:table-cell>
          <table:table-cell table:formula="of:=1-[.S178]/SUM([.L178:.T178])" office:value-type="float" office:value="0.546052631578947">
            <text:p>0.5461</text:p>
          </table:table-cell>
          <table:table-cell table:formula="of:=[.I178]/[.J178]" office:value-type="percentage" office:value="0.895953757225434">
            <text:p>89.60%</text:p>
          </table:table-cell>
          <table:table-cell table:formula="of:=[.K178]" office:value-type="string" office:string-value="25 St. Mary Street - La Place Marie">
            <text:p>25 St. Mary Street - La Place Mari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3">
            <text:p>463</text:p>
          </table:table-cell>
          <table:table-cell/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89">
            <text:p>289</text:p>
          </table:table-cell>
          <table:table-cell office:value-type="string">
            <text:p>30 Gloucester Street - Gloucester Village Gate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style-name="ce2" table:formula="of:=1-[.Z179]" office:value-type="percentage" office:value="0.443820224719101">
            <text:p>44.38%</text:p>
          </table:table-cell>
          <table:table-cell table:style-name="ce3" table:formula="of:=IF([.J179]&gt;0;[.I179]/[.J179];0)" office:value-type="float" office:value="0.622837370242215">
            <text:p>0.623</text:p>
          </table:table-cell>
          <table:table-cell table:style-name="ce4" table:formula="of:=[.O179]/SUM([.L179:.T179])" office:value-type="float" office:value="0.151685393258427">
            <text:p>0.1517</text:p>
          </table:table-cell>
          <table:table-cell table:style-name="ce4" table:formula="of:=[.T179]/SUM([.L179:.T179])" office:value-type="float" office:value="0.106741573033708">
            <text:p>0.1067</text:p>
          </table:table-cell>
          <table:table-cell table:style-name="ce4" table:formula="of:=[.R179]/SUM([.L179:.T179])" office:value-type="float" office:value="0.140449438202247">
            <text:p>0.1404</text:p>
          </table:table-cell>
          <table:table-cell table:formula="of:=[.S179]/SUM([.L179:.T179])" office:value-type="float" office:value="0.556179775280899">
            <text:p>0.5562</text:p>
          </table:table-cell>
          <table:table-cell table:formula="of:=[.E179]/[.I179]" office:value-type="float" office:value="0.566666666666667">
            <text:p>0.5667</text:p>
          </table:table-cell>
          <table:table-cell table:formula="of:=IF([.I179]&lt;144-119;0;0.4*[.Z179]+0.6*[.AA179])" office:value-type="float" office:value="0.56247191011236">
            <text:p>0.5625</text:p>
          </table:table-cell>
          <table:table-cell table:formula="of:=1-[.S179]/SUM([.L179:.T179])" office:value-type="float" office:value="0.443820224719101">
            <text:p>0.4438</text:p>
          </table:table-cell>
          <table:table-cell table:formula="of:=[.I179]/[.J179]" office:value-type="percentage" office:value="0.622837370242215">
            <text:p>62.28%</text:p>
          </table:table-cell>
          <table:table-cell table:formula="of:=[.K179]" office:value-type="string" office:string-value="30 Gloucester Street - Gloucester Village Gate">
            <text:p>30 Gloucester Street - Gloucester Village Gat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4">
            <text:p>464</text:p>
          </table:table-cell>
          <table:table-cell/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81">
            <text:p>181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style-name="ce2" table:formula="of:=1-[.Z180]" office:value-type="percentage" office:value="0.482758620689655">
            <text:p>48.28%</text:p>
          </table:table-cell>
          <table:table-cell table:style-name="ce3" table:formula="of:=IF([.J180]&gt;0;[.I180]/[.J180];0)" office:value-type="float" office:value="0.320441988950276">
            <text:p>0.320</text:p>
          </table:table-cell>
          <table:table-cell table:style-name="ce4" table:formula="of:=[.O180]/SUM([.L180:.T180])" office:value-type="float" office:value="0.241379310344828">
            <text:p>0.2414</text:p>
          </table:table-cell>
          <table:table-cell table:style-name="ce4" table:formula="of:=[.T180]/SUM([.L180:.T180])" office:value-type="float" office:value="0.103448275862069">
            <text:p>0.1034</text:p>
          </table:table-cell>
          <table:table-cell table:style-name="ce4" table:formula="of:=[.R180]/SUM([.L180:.T180])" office:value-type="float" office:value="0.137931034482759">
            <text:p>0.1379</text:p>
          </table:table-cell>
          <table:table-cell table:formula="of:=[.S180]/SUM([.L180:.T180])" office:value-type="float" office:value="0.517241379310345">
            <text:p>0.5172</text:p>
          </table:table-cell>
          <table:table-cell table:formula="of:=[.E180]/[.I180]" office:value-type="float" office:value="0.603448275862069">
            <text:p>0.6034</text:p>
          </table:table-cell>
          <table:table-cell table:formula="of:=IF([.I180]&lt;144-119;0;0.4*[.Z180]+0.6*[.AA180])" office:value-type="float" office:value="0.568965517241379">
            <text:p>0.5690</text:p>
          </table:table-cell>
          <table:table-cell table:formula="of:=1-[.S180]/SUM([.L180:.T180])" office:value-type="float" office:value="0.482758620689655">
            <text:p>0.4828</text:p>
          </table:table-cell>
          <table:table-cell table:formula="of:=[.I180]/[.J180]" office:value-type="percentage" office:value="0.320441988950276">
            <text:p>32.04%</text:p>
          </table:table-cell>
          <table:table-cell table:formula="of:=[.K180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5">
            <text:p>465</text:p>
          </table:table-cell>
          <table:table-cell/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style-name="ce2" table:formula="of:=1-[.Z181]" office:value-type="percentage" office:value="0.625">
            <text:p>62.50%</text:p>
          </table:table-cell>
          <table:table-cell table:style-name="ce3" table:formula="of:=IF([.J181]&gt;0;[.I181]/[.J181];0)" office:value-type="float" office:value="0.505154639175258">
            <text:p>0.505</text:p>
          </table:table-cell>
          <table:table-cell table:style-name="ce4" table:formula="of:=[.O181]/SUM([.L181:.T181])" office:value-type="float" office:value="0.479166666666667">
            <text:p>0.4792</text:p>
          </table:table-cell>
          <table:table-cell table:style-name="ce4" table:formula="of:=[.T181]/SUM([.L181:.T181])" office:value-type="float" office:value="0.0833333333333333">
            <text:p>0.0833</text:p>
          </table:table-cell>
          <table:table-cell table:style-name="ce4" table:formula="of:=[.R181]/SUM([.L181:.T181])" office:value-type="float" office:value="0.0625">
            <text:p>0.0625</text:p>
          </table:table-cell>
          <table:table-cell table:formula="of:=[.S181]/SUM([.L181:.T181])" office:value-type="float" office:value="0.375">
            <text:p>0.3750</text:p>
          </table:table-cell>
          <table:table-cell table:formula="of:=[.E181]/[.I181]" office:value-type="float" office:value="0.714285714285714">
            <text:p>0.7143</text:p>
          </table:table-cell>
          <table:table-cell table:formula="of:=IF([.I181]&lt;144-119;0;0.4*[.Z181]+0.6*[.AA181])" office:value-type="float" office:value="0.578571428571429">
            <text:p>0.5786</text:p>
          </table:table-cell>
          <table:table-cell table:formula="of:=1-[.S181]/SUM([.L181:.T181])" office:value-type="float" office:value="0.625">
            <text:p>0.6250</text:p>
          </table:table-cell>
          <table:table-cell table:formula="of:=[.I181]/[.J181]" office:value-type="percentage" office:value="0.505154639175258">
            <text:p>50.52%</text:p>
          </table:table-cell>
          <table:table-cell table:formula="of:=[.K181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6">
            <text:p>466</text:p>
          </table:table-cell>
          <table:table-cell/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3">
            <text:p>283</text:p>
          </table:table-cell>
          <table:table-cell office:value-type="float" office:value="529">
            <text:p>529</text:p>
          </table:table-cell>
          <table:table-cell office:value-type="string">
            <text:p>100 Wellesley Street East - Plaza One Hundred</text:p>
          </table:table-cell>
          <table:table-cell table:number-columns-repeated="3"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29">
            <text:p>29</text:p>
          </table:table-cell>
          <table:table-cell table:style-name="ce2" table:formula="of:=1-[.Z182]" office:value-type="percentage" office:value="0.469964664310954">
            <text:p>47.00%</text:p>
          </table:table-cell>
          <table:table-cell table:style-name="ce3" table:formula="of:=IF([.J182]&gt;0;[.I182]/[.J182];0)" office:value-type="float" office:value="0.534971644612476">
            <text:p>0.535</text:p>
          </table:table-cell>
          <table:table-cell table:style-name="ce4" table:formula="of:=[.O182]/SUM([.L182:.T182])" office:value-type="float" office:value="0.23321554770318">
            <text:p>0.2332</text:p>
          </table:table-cell>
          <table:table-cell table:style-name="ce4" table:formula="of:=[.T182]/SUM([.L182:.T182])" office:value-type="float" office:value="0.102473498233216">
            <text:p>0.1025</text:p>
          </table:table-cell>
          <table:table-cell table:style-name="ce4" table:formula="of:=[.R182]/SUM([.L182:.T182])" office:value-type="float" office:value="0.0954063604240283">
            <text:p>0.0954</text:p>
          </table:table-cell>
          <table:table-cell table:formula="of:=[.S182]/SUM([.L182:.T182])" office:value-type="float" office:value="0.530035335689046">
            <text:p>0.5300</text:p>
          </table:table-cell>
          <table:table-cell table:formula="of:=[.E182]/[.I182]" office:value-type="float" office:value="0.57243816254417">
            <text:p>0.5724</text:p>
          </table:table-cell>
          <table:table-cell table:formula="of:=IF([.I182]&lt;144-119;0;0.4*[.Z182]+0.6*[.AA182])" office:value-type="float" office:value="0.55547703180212">
            <text:p>0.5555</text:p>
          </table:table-cell>
          <table:table-cell table:formula="of:=1-[.S182]/SUM([.L182:.T182])" office:value-type="float" office:value="0.469964664310954">
            <text:p>0.4700</text:p>
          </table:table-cell>
          <table:table-cell table:formula="of:=[.I182]/[.J182]" office:value-type="percentage" office:value="0.534971644612476">
            <text:p>53.50%</text:p>
          </table:table-cell>
          <table:table-cell table:formula="of:=[.K182]" office:value-type="string" office:string-value="100 Wellesley Street East - Plaza One Hundred">
            <text:p>100 Wellesley Street East - Plaza One Hundre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7">
            <text:p>467</text:p>
          </table:table-cell>
          <table:table-cell/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212">
            <text:p>212</text:p>
          </table:table-cell>
          <table:table-cell office:value-type="string">
            <text:p>460 Jarvis Stree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table:style-name="ce2" table:formula="of:=1-[.Z183]" office:value-type="percentage" office:value="0.586538461538462">
            <text:p>58.65%</text:p>
          </table:table-cell>
          <table:table-cell table:style-name="ce3" table:formula="of:=IF([.J183]&gt;0;[.I183]/[.J183];0)" office:value-type="float" office:value="0.504716981132076">
            <text:p>0.505</text:p>
          </table:table-cell>
          <table:table-cell table:style-name="ce4" table:formula="of:=[.O183]/SUM([.L183:.T183])" office:value-type="float" office:value="0.230769230769231">
            <text:p>0.2308</text:p>
          </table:table-cell>
          <table:table-cell table:style-name="ce4" table:formula="of:=[.T183]/SUM([.L183:.T183])" office:value-type="float" office:value="0.125">
            <text:p>0.1250</text:p>
          </table:table-cell>
          <table:table-cell table:style-name="ce4" table:formula="of:=[.R183]/SUM([.L183:.T183])" office:value-type="float" office:value="0.0288461538461538">
            <text:p>0.0288</text:p>
          </table:table-cell>
          <table:table-cell table:formula="of:=[.S183]/SUM([.L183:.T183])" office:value-type="float" office:value="0.413461538461538">
            <text:p>0.4135</text:p>
          </table:table-cell>
          <table:table-cell table:formula="of:=[.E183]/[.I183]" office:value-type="float" office:value="0.495327102803738">
            <text:p>0.4953</text:p>
          </table:table-cell>
          <table:table-cell table:formula="of:=IF([.I183]&lt;144-119;0;0.4*[.Z183]+0.6*[.AA183])" office:value-type="float" office:value="0.462580877066858">
            <text:p>0.4626</text:p>
          </table:table-cell>
          <table:table-cell table:formula="of:=1-[.S183]/SUM([.L183:.T183])" office:value-type="float" office:value="0.586538461538462">
            <text:p>0.5865</text:p>
          </table:table-cell>
          <table:table-cell table:formula="of:=[.I183]/[.J183]" office:value-type="percentage" office:value="0.504716981132076">
            <text:p>50.47%</text:p>
          </table:table-cell>
          <table:table-cell table:formula="of:=[.K183]" office:value-type="string" office:string-value="460 Jarvis Street">
            <text:p>460 Jarvis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8">
            <text:p>468</text:p>
          </table:table-cell>
          <table:table-cell/>
          <table:table-cell office:value-type="float" office:value="155">
            <text:p>155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603">
            <text:p>603</text:p>
          </table:table-cell>
          <table:table-cell office:value-type="string">
            <text:p>15 Maitland Place - L'Espri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table:style-name="ce2" table:formula="of:=1-[.Z184]" office:value-type="percentage" office:value="0.404761904761905">
            <text:p>40.48%</text:p>
          </table:table-cell>
          <table:table-cell table:style-name="ce3" table:formula="of:=IF([.J184]&gt;0;[.I184]/[.J184];0)" office:value-type="float" office:value="0.557213930348259">
            <text:p>0.557</text:p>
          </table:table-cell>
          <table:table-cell table:style-name="ce4" table:formula="of:=[.O184]/SUM([.L184:.T184])" office:value-type="float" office:value="0.154761904761905">
            <text:p>0.1548</text:p>
          </table:table-cell>
          <table:table-cell table:style-name="ce4" table:formula="of:=[.T184]/SUM([.L184:.T184])" office:value-type="float" office:value="0.104166666666667">
            <text:p>0.1042</text:p>
          </table:table-cell>
          <table:table-cell table:style-name="ce4" table:formula="of:=[.R184]/SUM([.L184:.T184])" office:value-type="float" office:value="0.125">
            <text:p>0.1250</text:p>
          </table:table-cell>
          <table:table-cell table:formula="of:=[.S184]/SUM([.L184:.T184])" office:value-type="float" office:value="0.595238095238095">
            <text:p>0.5952</text:p>
          </table:table-cell>
          <table:table-cell table:formula="of:=[.E184]/[.I184]" office:value-type="float" office:value="0.526785714285714">
            <text:p>0.5268</text:p>
          </table:table-cell>
          <table:table-cell table:formula="of:=IF([.I184]&lt;144-119;0;0.4*[.Z184]+0.6*[.AA184])" office:value-type="float" office:value="0.554166666666667">
            <text:p>0.5542</text:p>
          </table:table-cell>
          <table:table-cell table:formula="of:=1-[.S184]/SUM([.L184:.T184])" office:value-type="float" office:value="0.404761904761905">
            <text:p>0.4048</text:p>
          </table:table-cell>
          <table:table-cell table:formula="of:=[.I184]/[.J184]" office:value-type="percentage" office:value="0.557213930348259">
            <text:p>55.72%</text:p>
          </table:table-cell>
          <table:table-cell table:formula="of:=[.K184]" office:value-type="string" office:string-value="15 Maitland Place - L'Esprit">
            <text:p>15 Maitland Place - L'Espri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9">
            <text:p>469</text:p>
          </table:table-cell>
          <table:table-cell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string">
            <text:p>Wellesley Community Cent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table:formula="of:=1-[.Z185]" office:value-type="percentage" office:value="0.466666666666667">
            <text:p>46.67%</text:p>
          </table:table-cell>
          <table:table-cell table:style-name="ce3" table:formula="of:=IF([.J185]&gt;0;[.I185]/[.J185];0)" office:value-type="float" office:value="0.252100840336134">
            <text:p>0.252</text:p>
          </table:table-cell>
          <table:table-cell table:style-name="ce4" table:formula="of:=[.O185]/SUM([.L185:.T185])" office:value-type="float" office:value="0.3">
            <text:p>0.3000</text:p>
          </table:table-cell>
          <table:table-cell table:style-name="ce4" table:formula="of:=[.T185]/SUM([.L185:.T185])" office:value-type="float" office:value="0.0666666666666667">
            <text:p>0.0667</text:p>
          </table:table-cell>
          <table:table-cell table:style-name="ce4" table:formula="of:=[.R185]/SUM([.L185:.T185])" office:value-type="float" office:value="0.0666666666666667">
            <text:p>0.0667</text:p>
          </table:table-cell>
          <table:table-cell table:formula="of:=[.S185]/SUM([.L185:.T185])" office:value-type="float" office:value="0.533333333333333">
            <text:p>0.5333</text:p>
          </table:table-cell>
          <table:table-cell table:formula="of:=[.E185]/[.I185]" office:value-type="float" office:value="0.433333333333333">
            <text:p>0.4333</text:p>
          </table:table-cell>
          <table:table-cell table:formula="of:=IF([.I185]&lt;144-119;0;0.4*[.Z185]+0.6*[.AA185])" office:value-type="float" office:value="0.473333333333333">
            <text:p>0.4733</text:p>
          </table:table-cell>
          <table:table-cell table:formula="of:=1-[.S185]/SUM([.L185:.T185])" office:value-type="float" office:value="0.466666666666667">
            <text:p>0.4667</text:p>
          </table:table-cell>
          <table:table-cell table:formula="of:=[.I185]/[.J185]" office:value-type="percentage" office:value="0.252100840336134">
            <text:p>25.21%</text:p>
          </table:table-cell>
          <table:table-cell table:formula="of:=[.K185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0">
            <text:p>470</text:p>
          </table:table-cell>
          <table:table-cell/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266">
            <text:p>266</text:p>
          </table:table-cell>
          <table:table-cell office:value-type="string">
            <text:p>550 Ontario Street- Hugh Garner Co-operat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table:style-name="ce2" table:formula="of:=1-[.Z186]" office:value-type="percentage" office:value="0.46583850931677">
            <text:p>46.58%</text:p>
          </table:table-cell>
          <table:table-cell table:style-name="ce3" table:formula="of:=IF([.J186]&gt;0;[.I186]/[.J186];0)" office:value-type="float" office:value="0.612781954887218">
            <text:p>0.613</text:p>
          </table:table-cell>
          <table:table-cell table:style-name="ce4" table:formula="of:=[.O186]/SUM([.L186:.T186])" office:value-type="float" office:value="0.248447204968944">
            <text:p>0.2484</text:p>
          </table:table-cell>
          <table:table-cell table:style-name="ce4" table:formula="of:=[.T186]/SUM([.L186:.T186])" office:value-type="float" office:value="0.0683229813664596">
            <text:p>0.0683</text:p>
          </table:table-cell>
          <table:table-cell table:style-name="ce4" table:formula="of:=[.R186]/SUM([.L186:.T186])" office:value-type="float" office:value="0.124223602484472">
            <text:p>0.1242</text:p>
          </table:table-cell>
          <table:table-cell table:formula="of:=[.S186]/SUM([.L186:.T186])" office:value-type="float" office:value="0.53416149068323">
            <text:p>0.5342</text:p>
          </table:table-cell>
          <table:table-cell table:formula="of:=[.E186]/[.I186]" office:value-type="float" office:value="0.625766871165644">
            <text:p>0.6258</text:p>
          </table:table-cell>
          <table:table-cell table:formula="of:=IF([.I186]&lt;144-119;0;0.4*[.Z186]+0.6*[.AA186])" office:value-type="float" office:value="0.589124718972678">
            <text:p>0.5891</text:p>
          </table:table-cell>
          <table:table-cell table:formula="of:=1-[.S186]/SUM([.L186:.T186])" office:value-type="float" office:value="0.46583850931677">
            <text:p>0.4658</text:p>
          </table:table-cell>
          <table:table-cell table:formula="of:=[.I186]/[.J186]" office:value-type="percentage" office:value="0.612781954887218">
            <text:p>61.28%</text:p>
          </table:table-cell>
          <table:table-cell table:formula="of:=[.K186]" office:value-type="string" office:string-value="550 Ontario Street- Hugh Garner Co-operative">
            <text:p>550 Ontario Street- Hugh Garner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1">
            <text:p>471</text:p>
          </table:table-cell>
          <table:table-cell/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349">
            <text:p>349</text:p>
          </table:table-cell>
          <table:table-cell office:value-type="string">
            <text:p>Bleecker Street Co-operativ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table:style-name="ce2" table:formula="of:=1-[.Z187]" office:value-type="percentage" office:value="0.558974358974359">
            <text:p>55.90%</text:p>
          </table:table-cell>
          <table:table-cell table:style-name="ce3" table:formula="of:=IF([.J187]&gt;0;[.I187]/[.J187];0)" office:value-type="float" office:value="0.564469914040115">
            <text:p>0.564</text:p>
          </table:table-cell>
          <table:table-cell table:style-name="ce4" table:formula="of:=[.O187]/SUM([.L187:.T187])" office:value-type="float" office:value="0.425641025641026">
            <text:p>0.4256</text:p>
          </table:table-cell>
          <table:table-cell table:style-name="ce4" table:formula="of:=[.T187]/SUM([.L187:.T187])" office:value-type="float" office:value="0.0564102564102564">
            <text:p>0.0564</text:p>
          </table:table-cell>
          <table:table-cell table:style-name="ce4" table:formula="of:=[.R187]/SUM([.L187:.T187])" office:value-type="float" office:value="0.0512820512820513">
            <text:p>0.0513</text:p>
          </table:table-cell>
          <table:table-cell table:formula="of:=[.S187]/SUM([.L187:.T187])" office:value-type="float" office:value="0.441025641025641">
            <text:p>0.4410</text:p>
          </table:table-cell>
          <table:table-cell table:formula="of:=[.E187]/[.I187]" office:value-type="float" office:value="0.578680203045685">
            <text:p>0.5787</text:p>
          </table:table-cell>
          <table:table-cell table:formula="of:=IF([.I187]&lt;144-119;0;0.4*[.Z187]+0.6*[.AA187])" office:value-type="float" office:value="0.523618378237668">
            <text:p>0.5236</text:p>
          </table:table-cell>
          <table:table-cell table:formula="of:=1-[.S187]/SUM([.L187:.T187])" office:value-type="float" office:value="0.558974358974359">
            <text:p>0.5590</text:p>
          </table:table-cell>
          <table:table-cell table:formula="of:=[.I187]/[.J187]" office:value-type="percentage" office:value="0.564469914040115">
            <text:p>56.45%</text:p>
          </table:table-cell>
          <table:table-cell table:formula="of:=[.K187]" office:value-type="string" office:string-value="Bleecker Street Co-operative">
            <text:p>Bleecker Street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2">
            <text:p>472</text:p>
          </table:table-cell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string">
            <text:p>St. Joseph's College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table:style-name="ce2" table:formula="of:=1-[.Z188]" office:value-type="percentage" office:value="0.448717948717949">
            <text:p>44.87%</text:p>
          </table:table-cell>
          <table:table-cell table:style-name="ce3" table:formula="of:=IF([.J188]&gt;0;[.I188]/[.J188];0)" office:value-type="float" office:value="0.433333333333333">
            <text:p>0.433</text:p>
          </table:table-cell>
          <table:table-cell table:style-name="ce4" table:formula="of:=[.O188]/SUM([.L188:.T188])" office:value-type="float" office:value="0.102564102564103">
            <text:p>0.1026</text:p>
          </table:table-cell>
          <table:table-cell table:style-name="ce4" table:formula="of:=[.T188]/SUM([.L188:.T188])" office:value-type="float" office:value="0.282051282051282">
            <text:p>0.2821</text:p>
          </table:table-cell>
          <table:table-cell table:style-name="ce4" table:formula="of:=[.R188]/SUM([.L188:.T188])" office:value-type="float" office:value="0.0384615384615385">
            <text:p>0.0385</text:p>
          </table:table-cell>
          <table:table-cell table:formula="of:=[.S188]/SUM([.L188:.T188])" office:value-type="float" office:value="0.551282051282051">
            <text:p>0.5513</text:p>
          </table:table-cell>
          <table:table-cell table:formula="of:=[.E188]/[.I188]" office:value-type="float" office:value="0.487179487179487">
            <text:p>0.4872</text:p>
          </table:table-cell>
          <table:table-cell table:formula="of:=IF([.I188]&lt;144-119;0;0.4*[.Z188]+0.6*[.AA188])" office:value-type="float" office:value="0.512820512820513">
            <text:p>0.5128</text:p>
          </table:table-cell>
          <table:table-cell table:formula="of:=1-[.S188]/SUM([.L188:.T188])" office:value-type="float" office:value="0.448717948717949">
            <text:p>0.4487</text:p>
          </table:table-cell>
          <table:table-cell table:formula="of:=[.I188]/[.J188]" office:value-type="percentage" office:value="0.433333333333333">
            <text:p>43.33%</text:p>
          </table:table-cell>
          <table:table-cell table:formula="of:=[.K188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4">
            <text:p>474</text:p>
          </table:table-cell>
          <table:table-cell/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436">
            <text:p>436</text:p>
          </table:table-cell>
          <table:table-cell office:value-type="string">
            <text:p>24 Wellesley Street West - Century Plaz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3">
            <text:p>103</text:p>
          </table:table-cell>
          <table:table-cell office:value-type="float" office:value="47">
            <text:p>47</text:p>
          </table:table-cell>
          <table:table-cell table:style-name="ce2" table:formula="of:=1-[.Z189]" office:value-type="percentage" office:value="0.507177033492823">
            <text:p>50.72%</text:p>
          </table:table-cell>
          <table:table-cell table:style-name="ce3" table:formula="of:=IF([.J189]&gt;0;[.I189]/[.J189];0)" office:value-type="float" office:value="0.479357798165138">
            <text:p>0.479</text:p>
          </table:table-cell>
          <table:table-cell table:style-name="ce4" table:formula="of:=[.O189]/SUM([.L189:.T189])" office:value-type="float" office:value="0.148325358851675">
            <text:p>0.1483</text:p>
          </table:table-cell>
          <table:table-cell table:style-name="ce4" table:formula="of:=[.T189]/SUM([.L189:.T189])" office:value-type="float" office:value="0.22488038277512">
            <text:p>0.2249</text:p>
          </table:table-cell>
          <table:table-cell table:style-name="ce4" table:formula="of:=[.R189]/SUM([.L189:.T189])" office:value-type="float" office:value="0.129186602870813">
            <text:p>0.1292</text:p>
          </table:table-cell>
          <table:table-cell table:formula="of:=[.S189]/SUM([.L189:.T189])" office:value-type="float" office:value="0.492822966507177">
            <text:p>0.4928</text:p>
          </table:table-cell>
          <table:table-cell table:formula="of:=[.E189]/[.I189]" office:value-type="float" office:value="0.507177033492823">
            <text:p>0.5072</text:p>
          </table:table-cell>
          <table:table-cell table:formula="of:=IF([.I189]&lt;144-119;0;0.4*[.Z189]+0.6*[.AA189])" office:value-type="float" office:value="0.501435406698565">
            <text:p>0.5014</text:p>
          </table:table-cell>
          <table:table-cell table:formula="of:=1-[.S189]/SUM([.L189:.T189])" office:value-type="float" office:value="0.507177033492823">
            <text:p>0.5072</text:p>
          </table:table-cell>
          <table:table-cell table:formula="of:=[.I189]/[.J189]" office:value-type="percentage" office:value="0.479357798165138">
            <text:p>47.94%</text:p>
          </table:table-cell>
          <table:table-cell table:formula="of:=[.K189]" office:value-type="string" office:string-value="24 Wellesley Street West - Century Plaza">
            <text:p>24 Wellesley Street West - Century Plaza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5">
            <text:p>475</text:p>
          </table:table-cell>
          <table:table-cell/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42">
            <text:p>142</text:p>
          </table:table-cell>
          <table:table-cell office:value-type="string">
            <text:p>555 Yonge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style-name="ce2" table:formula="of:=1-[.Z190]" office:value-type="percentage" office:value="0.573529411764706">
            <text:p>57.35%</text:p>
          </table:table-cell>
          <table:table-cell table:style-name="ce3" table:formula="of:=IF([.J190]&gt;0;[.I190]/[.J190];0)" office:value-type="float" office:value="0.485915492957747">
            <text:p>0.486</text:p>
          </table:table-cell>
          <table:table-cell table:style-name="ce4" table:formula="of:=[.O190]/SUM([.L190:.T190])" office:value-type="float" office:value="0.102941176470588">
            <text:p>0.1029</text:p>
          </table:table-cell>
          <table:table-cell table:style-name="ce4" table:formula="of:=[.T190]/SUM([.L190:.T190])" office:value-type="float" office:value="0.279411764705882">
            <text:p>0.2794</text:p>
          </table:table-cell>
          <table:table-cell table:style-name="ce4" table:formula="of:=[.R190]/SUM([.L190:.T190])" office:value-type="float" office:value="0.161764705882353">
            <text:p>0.1618</text:p>
          </table:table-cell>
          <table:table-cell table:formula="of:=[.S190]/SUM([.L190:.T190])" office:value-type="float" office:value="0.426470588235294">
            <text:p>0.4265</text:p>
          </table:table-cell>
          <table:table-cell table:formula="of:=[.E190]/[.I190]" office:value-type="float" office:value="0.463768115942029">
            <text:p>0.4638</text:p>
          </table:table-cell>
          <table:table-cell table:formula="of:=IF([.I190]&lt;144-119;0;0.4*[.Z190]+0.6*[.AA190])" office:value-type="float" office:value="0.448849104859335">
            <text:p>0.4488</text:p>
          </table:table-cell>
          <table:table-cell table:formula="of:=1-[.S190]/SUM([.L190:.T190])" office:value-type="float" office:value="0.573529411764706">
            <text:p>0.5735</text:p>
          </table:table-cell>
          <table:table-cell table:formula="of:=[.I190]/[.J190]" office:value-type="percentage" office:value="0.485915492957747">
            <text:p>48.59%</text:p>
          </table:table-cell>
          <table:table-cell table:formula="of:=[.K190]" office:value-type="string" office:string-value="555 Yonge Street">
            <text:p>555 Yonge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6">
            <text:p>476</text:p>
          </table:table-cell>
          <table:table-cell/>
          <table:table-cell office:value-type="float" office:value="75">
            <text:p>7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232">
            <text:p>232</text:p>
          </table:table-cell>
          <table:table-cell office:value-type="string">
            <text:p>25 Maitland Street - The Cosmopolitan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table:style-name="ce2" table:formula="of:=1-[.Z191]" office:value-type="percentage" office:value="0.373134328358209">
            <text:p>37.31%</text:p>
          </table:table-cell>
          <table:table-cell table:style-name="ce3" table:formula="of:=IF([.J191]&gt;0;[.I191]/[.J191];0)" office:value-type="float" office:value="0.581896551724138">
            <text:p>0.582</text:p>
          </table:table-cell>
          <table:table-cell table:style-name="ce4" table:formula="of:=[.O191]/SUM([.L191:.T191])" office:value-type="float" office:value="0.082089552238806">
            <text:p>0.0821</text:p>
          </table:table-cell>
          <table:table-cell table:style-name="ce4" table:formula="of:=[.T191]/SUM([.L191:.T191])" office:value-type="float" office:value="0.141791044776119">
            <text:p>0.1418</text:p>
          </table:table-cell>
          <table:table-cell table:style-name="ce4" table:formula="of:=[.R191]/SUM([.L191:.T191])" office:value-type="float" office:value="0.126865671641791">
            <text:p>0.1269</text:p>
          </table:table-cell>
          <table:table-cell table:formula="of:=[.S191]/SUM([.L191:.T191])" office:value-type="float" office:value="0.626865671641791">
            <text:p>0.6269</text:p>
          </table:table-cell>
          <table:table-cell table:formula="of:=[.E191]/[.I191]" office:value-type="float" office:value="0.414814814814815">
            <text:p>0.4148</text:p>
          </table:table-cell>
          <table:table-cell table:formula="of:=IF([.I191]&lt;144-119;0;0.4*[.Z191]+0.6*[.AA191])" office:value-type="float" office:value="0.499635157545605">
            <text:p>0.4996</text:p>
          </table:table-cell>
          <table:table-cell table:formula="of:=1-[.S191]/SUM([.L191:.T191])" office:value-type="float" office:value="0.373134328358209">
            <text:p>0.3731</text:p>
          </table:table-cell>
          <table:table-cell table:formula="of:=[.I191]/[.J191]" office:value-type="percentage" office:value="0.581896551724138">
            <text:p>58.19%</text:p>
          </table:table-cell>
          <table:table-cell table:formula="of:=[.K191]" office:value-type="string" office:string-value="25 Maitland Street - The Cosmopolitan">
            <text:p>25 Maitland Street - The Cosmopolita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8">
            <text:p>478</text:p>
          </table:table-cell>
          <table:table-cell/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81">
            <text:p>281</text:p>
          </table:table-cell>
          <table:table-cell office:value-type="string">
            <text:p>484 Church Street - City Park Co-operative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table:style-name="ce2" table:formula="of:=1-[.Z192]" office:value-type="percentage" office:value="0.424242424242424">
            <text:p>42.42%</text:p>
          </table:table-cell>
          <table:table-cell table:style-name="ce3" table:formula="of:=IF([.J192]&gt;0;[.I192]/[.J192];0)" office:value-type="float" office:value="0.711743772241993">
            <text:p>0.712</text:p>
          </table:table-cell>
          <table:table-cell table:style-name="ce4" table:formula="of:=[.O192]/SUM([.L192:.T192])" office:value-type="float" office:value="0.222222222222222">
            <text:p>0.2222</text:p>
          </table:table-cell>
          <table:table-cell table:style-name="ce4" table:formula="of:=[.T192]/SUM([.L192:.T192])" office:value-type="float" office:value="0.0808080808080808">
            <text:p>0.0808</text:p>
          </table:table-cell>
          <table:table-cell table:style-name="ce4" table:formula="of:=[.R192]/SUM([.L192:.T192])" office:value-type="float" office:value="0.0808080808080808">
            <text:p>0.0808</text:p>
          </table:table-cell>
          <table:table-cell table:formula="of:=[.S192]/SUM([.L192:.T192])" office:value-type="float" office:value="0.575757575757576">
            <text:p>0.5758</text:p>
          </table:table-cell>
          <table:table-cell table:formula="of:=[.E192]/[.I192]" office:value-type="float" office:value="0.4">
            <text:p>0.4000</text:p>
          </table:table-cell>
          <table:table-cell table:formula="of:=IF([.I192]&lt;144-119;0;0.4*[.Z192]+0.6*[.AA192])" office:value-type="float" office:value="0.47030303030303">
            <text:p>0.4703</text:p>
          </table:table-cell>
          <table:table-cell table:formula="of:=1-[.S192]/SUM([.L192:.T192])" office:value-type="float" office:value="0.424242424242424">
            <text:p>0.4242</text:p>
          </table:table-cell>
          <table:table-cell table:formula="of:=[.I192]/[.J192]" office:value-type="percentage" office:value="0.711743772241993">
            <text:p>71.17%</text:p>
          </table:table-cell>
          <table:table-cell table:formula="of:=[.K192]" office:value-type="string" office:string-value="484 Church Street - City Park Co-operative">
            <text:p>484 Church Street - City Park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9">
            <text:p>479</text:p>
          </table:table-cell>
          <table:table-cell/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15">
            <text:p>115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style-name="ce2" table:formula="of:=1-[.Z193]" office:value-type="percentage" office:value="0.492537313432836">
            <text:p>49.25%</text:p>
          </table:table-cell>
          <table:table-cell table:style-name="ce3" table:formula="of:=IF([.J193]&gt;0;[.I193]/[.J193];0)" office:value-type="float" office:value="0.582608695652174">
            <text:p>0.583</text:p>
          </table:table-cell>
          <table:table-cell table:style-name="ce4" table:formula="of:=[.O193]/SUM([.L193:.T193])" office:value-type="float" office:value="0.238805970149254">
            <text:p>0.2388</text:p>
          </table:table-cell>
          <table:table-cell table:style-name="ce4" table:formula="of:=[.T193]/SUM([.L193:.T193])" office:value-type="float" office:value="0.134328358208955">
            <text:p>0.1343</text:p>
          </table:table-cell>
          <table:table-cell table:style-name="ce4" table:formula="of:=[.R193]/SUM([.L193:.T193])" office:value-type="float" office:value="0.119402985074627">
            <text:p>0.1194</text:p>
          </table:table-cell>
          <table:table-cell table:formula="of:=[.S193]/SUM([.L193:.T193])" office:value-type="float" office:value="0.507462686567164">
            <text:p>0.5075</text:p>
          </table:table-cell>
          <table:table-cell table:formula="of:=[.E193]/[.I193]" office:value-type="float" office:value="0.597014925373134">
            <text:p>0.5970</text:p>
          </table:table-cell>
          <table:table-cell table:formula="of:=IF([.I193]&lt;144-119;0;0.4*[.Z193]+0.6*[.AA193])" office:value-type="float" office:value="0.561194029850746">
            <text:p>0.5612</text:p>
          </table:table-cell>
          <table:table-cell table:formula="of:=1-[.S193]/SUM([.L193:.T193])" office:value-type="float" office:value="0.492537313432836">
            <text:p>0.4925</text:p>
          </table:table-cell>
          <table:table-cell table:formula="of:=[.I193]/[.J193]" office:value-type="percentage" office:value="0.582608695652174">
            <text:p>58.26%</text:p>
          </table:table-cell>
          <table:table-cell table:formula="of:=[.K193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0">
            <text:p>480</text:p>
          </table:table-cell>
          <table:table-cell/>
          <table:table-cell office:value-type="float" office:value="152">
            <text:p>152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607">
            <text:p>607</text:p>
          </table:table-cell>
          <table:table-cell office:value-type="string">
            <text:p>77 Maitland Place - Celebrity Pla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1">
            <text:p>171</text:p>
          </table:table-cell>
          <table:table-cell office:value-type="float" office:value="36">
            <text:p>36</text:p>
          </table:table-cell>
          <table:table-cell table:style-name="ce2" table:formula="of:=1-[.Z194]" office:value-type="percentage" office:value="0.492581602373887">
            <text:p>49.26%</text:p>
          </table:table-cell>
          <table:table-cell table:style-name="ce3" table:formula="of:=IF([.J194]&gt;0;[.I194]/[.J194];0)" office:value-type="float" office:value="0.558484349258649">
            <text:p>0.558</text:p>
          </table:table-cell>
          <table:table-cell table:style-name="ce4" table:formula="of:=[.O194]/SUM([.L194:.T194])" office:value-type="float" office:value="0.293768545994065">
            <text:p>0.2938</text:p>
          </table:table-cell>
          <table:table-cell table:style-name="ce4" table:formula="of:=[.T194]/SUM([.L194:.T194])" office:value-type="float" office:value="0.106824925816024">
            <text:p>0.1068</text:p>
          </table:table-cell>
          <table:table-cell table:style-name="ce4" table:formula="of:=[.R194]/SUM([.L194:.T194])" office:value-type="float" office:value="0.0712166172106825">
            <text:p>0.0712</text:p>
          </table:table-cell>
          <table:table-cell table:formula="of:=[.S194]/SUM([.L194:.T194])" office:value-type="float" office:value="0.507418397626113">
            <text:p>0.5074</text:p>
          </table:table-cell>
          <table:table-cell table:formula="of:=[.E194]/[.I194]" office:value-type="float" office:value="0.542772861356932">
            <text:p>0.5428</text:p>
          </table:table-cell>
          <table:table-cell table:formula="of:=IF([.I194]&lt;144-119;0;0.4*[.Z194]+0.6*[.AA194])" office:value-type="float" office:value="0.528631075864604">
            <text:p>0.5286</text:p>
          </table:table-cell>
          <table:table-cell table:formula="of:=1-[.S194]/SUM([.L194:.T194])" office:value-type="float" office:value="0.492581602373887">
            <text:p>0.4926</text:p>
          </table:table-cell>
          <table:table-cell table:formula="of:=[.I194]/[.J194]" office:value-type="percentage" office:value="0.558484349258649">
            <text:p>55.85%</text:p>
          </table:table-cell>
          <table:table-cell table:formula="of:=[.K194]" office:value-type="string" office:string-value="77 Maitland Place - Celebrity Place">
            <text:p>77 Maitland Place - Celebrity Plac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1">
            <text:p>481</text:p>
          </table:table-cell>
          <table:table-cell/>
          <table:table-cell office:value-type="float" office:value="70">
            <text:p>70</text:p>
          </table:table-cell>
          <table:table-cell office:value-type="float" office:value="117">
            <text:p>117</text:p>
          </table:table-cell>
          <table:table-cell table:number-columns-repeated="3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451">
            <text:p>451</text:p>
          </table:table-cell>
          <table:table-cell office:value-type="string">
            <text:p>Our Lady of Lourdes Catholic Schoo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table:style-name="ce2" table:formula="of:=1-[.Z195]" office:value-type="percentage" office:value="0.56989247311828">
            <text:p>56.99%</text:p>
          </table:table-cell>
          <table:table-cell table:style-name="ce3" table:formula="of:=IF([.J195]&gt;0;[.I195]/[.J195];0)" office:value-type="float" office:value="0.414634146341463">
            <text:p>0.415</text:p>
          </table:table-cell>
          <table:table-cell table:style-name="ce4" table:formula="of:=[.O195]/SUM([.L195:.T195])" office:value-type="float" office:value="0.258064516129032">
            <text:p>0.2581</text:p>
          </table:table-cell>
          <table:table-cell table:style-name="ce4" table:formula="of:=[.T195]/SUM([.L195:.T195])" office:value-type="float" office:value="0.198924731182796">
            <text:p>0.1989</text:p>
          </table:table-cell>
          <table:table-cell table:style-name="ce4" table:formula="of:=[.R195]/SUM([.L195:.T195])" office:value-type="float" office:value="0.0967741935483871">
            <text:p>0.0968</text:p>
          </table:table-cell>
          <table:table-cell table:formula="of:=[.S195]/SUM([.L195:.T195])" office:value-type="float" office:value="0.43010752688172">
            <text:p>0.4301</text:p>
          </table:table-cell>
          <table:table-cell table:formula="of:=[.E195]/[.I195]" office:value-type="float" office:value="0.625668449197861">
            <text:p>0.6257</text:p>
          </table:table-cell>
          <table:table-cell table:formula="of:=IF([.I195]&lt;144-119;0;0.4*[.Z195]+0.6*[.AA195])" office:value-type="float" office:value="0.547444080271405">
            <text:p>0.5474</text:p>
          </table:table-cell>
          <table:table-cell table:formula="of:=1-[.S195]/SUM([.L195:.T195])" office:value-type="float" office:value="0.56989247311828">
            <text:p>0.5699</text:p>
          </table:table-cell>
          <table:table-cell table:formula="of:=[.I195]/[.J195]" office:value-type="percentage" office:value="0.414634146341463">
            <text:p>41.46%</text:p>
          </table:table-cell>
          <table:table-cell table:formula="of:=[.K195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2">
            <text:p>482</text:p>
          </table:table-cell>
          <table:table-cell/>
          <table:table-cell office:value-type="float" office:value="201">
            <text:p>201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608">
            <text:p>608</text:p>
          </table:table-cell>
          <table:table-cell office:value-type="string">
            <text:p>40 Homewood Avenu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float" office:value="49">
            <text:p>49</text:p>
          </table:table-cell>
          <table:table-cell table:style-name="ce2" table:formula="of:=1-[.Z196]" office:value-type="percentage" office:value="0.509138381201044">
            <text:p>50.91%</text:p>
          </table:table-cell>
          <table:table-cell table:style-name="ce3" table:formula="of:=IF([.J196]&gt;0;[.I196]/[.J196];0)" office:value-type="float" office:value="0.636513157894737">
            <text:p>0.637</text:p>
          </table:table-cell>
          <table:table-cell table:style-name="ce4" table:formula="of:=[.O196]/SUM([.L196:.T196])" office:value-type="float" office:value="0.221932114882506">
            <text:p>0.2219</text:p>
          </table:table-cell>
          <table:table-cell table:style-name="ce4" table:formula="of:=[.T196]/SUM([.L196:.T196])" office:value-type="float" office:value="0.127937336814621">
            <text:p>0.1279</text:p>
          </table:table-cell>
          <table:table-cell table:style-name="ce4" table:formula="of:=[.R196]/SUM([.L196:.T196])" office:value-type="float" office:value="0.122715404699739">
            <text:p>0.1227</text:p>
          </table:table-cell>
          <table:table-cell table:formula="of:=[.S196]/SUM([.L196:.T196])" office:value-type="float" office:value="0.490861618798956">
            <text:p>0.4909</text:p>
          </table:table-cell>
          <table:table-cell table:formula="of:=[.E196]/[.I196]" office:value-type="float" office:value="0.452196382428941">
            <text:p>0.4522</text:p>
          </table:table-cell>
          <table:table-cell table:formula="of:=IF([.I196]&lt;144-119;0;0.4*[.Z196]+0.6*[.AA196])" office:value-type="float" office:value="0.467662476976947">
            <text:p>0.4677</text:p>
          </table:table-cell>
          <table:table-cell table:formula="of:=1-[.S196]/SUM([.L196:.T196])" office:value-type="float" office:value="0.509138381201044">
            <text:p>0.5091</text:p>
          </table:table-cell>
          <table:table-cell table:formula="of:=[.I196]/[.J196]" office:value-type="percentage" office:value="0.636513157894737">
            <text:p>63.65%</text:p>
          </table:table-cell>
          <table:table-cell table:formula="of:=[.K196]" office:value-type="string" office:string-value="40 Homewood Avenue">
            <text:p>40 Homewood Avenu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3">
            <text:p>483</text:p>
          </table:table-cell>
          <table:table-cell/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487">
            <text:p>487</text:p>
          </table:table-cell>
          <table:table-cell office:value-type="string">
            <text:p>Our Lady of Lourdes Catho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style-name="ce2" table:formula="of:=1-[.Z197]" office:value-type="percentage" office:value="0.452054794520548">
            <text:p>45.21%</text:p>
          </table:table-cell>
          <table:table-cell table:style-name="ce3" table:formula="of:=IF([.J197]&gt;0;[.I197]/[.J197];0)" office:value-type="float" office:value="0.299794661190965">
            <text:p>0.300</text:p>
          </table:table-cell>
          <table:table-cell table:style-name="ce4" table:formula="of:=[.O197]/SUM([.L197:.T197])" office:value-type="float" office:value="0.212328767123288">
            <text:p>0.2123</text:p>
          </table:table-cell>
          <table:table-cell table:style-name="ce4" table:formula="of:=[.T197]/SUM([.L197:.T197])" office:value-type="float" office:value="0.116438356164384">
            <text:p>0.1164</text:p>
          </table:table-cell>
          <table:table-cell table:style-name="ce4" table:formula="of:=[.R197]/SUM([.L197:.T197])" office:value-type="float" office:value="0.0958904109589041">
            <text:p>0.0959</text:p>
          </table:table-cell>
          <table:table-cell table:formula="of:=[.S197]/SUM([.L197:.T197])" office:value-type="float" office:value="0.547945205479452">
            <text:p>0.5479</text:p>
          </table:table-cell>
          <table:table-cell table:formula="of:=[.E197]/[.I197]" office:value-type="float" office:value="0.541095890410959">
            <text:p>0.5411</text:p>
          </table:table-cell>
          <table:table-cell table:formula="of:=IF([.I197]&lt;144-119;0;0.4*[.Z197]+0.6*[.AA197])" office:value-type="float" office:value="0.543835616438356">
            <text:p>0.5438</text:p>
          </table:table-cell>
          <table:table-cell table:formula="of:=1-[.S197]/SUM([.L197:.T197])" office:value-type="float" office:value="0.452054794520548">
            <text:p>0.4521</text:p>
          </table:table-cell>
          <table:table-cell table:formula="of:=[.I197]/[.J197]" office:value-type="percentage" office:value="0.299794661190965">
            <text:p>29.98%</text:p>
          </table:table-cell>
          <table:table-cell table:formula="of:=[.K197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4">
            <text:p>484</text:p>
          </table:table-cell>
          <table:table-cell/>
          <table:table-cell table:number-columns-repeated="2"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40">
            <text:p>140</text:p>
          </table:table-cell>
          <table:table-cell office:value-type="string">
            <text:p>Our Lady of Lourdes Catho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table:formula="of:=1-[.Z198]" office:value-type="percentage" office:value="0.444444444444444">
            <text:p>44.44%</text:p>
          </table:table-cell>
          <table:table-cell table:style-name="ce3" table:formula="of:=IF([.J198]&gt;0;[.I198]/[.J198];0)" office:value-type="float" office:value="0.257142857142857">
            <text:p>0.257</text:p>
          </table:table-cell>
          <table:table-cell table:style-name="ce4" table:formula="of:=[.O198]/SUM([.L198:.T198])" office:value-type="float" office:value="0.194444444444444">
            <text:p>0.1944</text:p>
          </table:table-cell>
          <table:table-cell table:style-name="ce4" table:formula="of:=[.T198]/SUM([.L198:.T198])" office:value-type="float" office:value="0.111111111111111">
            <text:p>0.1111</text:p>
          </table:table-cell>
          <table:table-cell table:style-name="ce4" table:formula="of:=[.R198]/SUM([.L198:.T198])" office:value-type="float" office:value="0.138888888888889">
            <text:p>0.1389</text:p>
          </table:table-cell>
          <table:table-cell table:formula="of:=[.S198]/SUM([.L198:.T198])" office:value-type="float" office:value="0.555555555555556">
            <text:p>0.5556</text:p>
          </table:table-cell>
          <table:table-cell table:formula="of:=[.E198]/[.I198]" office:value-type="float" office:value="0.5">
            <text:p>0.5000</text:p>
          </table:table-cell>
          <table:table-cell table:formula="of:=IF([.I198]&lt;144-119;0;0.4*[.Z198]+0.6*[.AA198])" office:value-type="float" office:value="0.522222222222222">
            <text:p>0.5222</text:p>
          </table:table-cell>
          <table:table-cell table:formula="of:=1-[.S198]/SUM([.L198:.T198])" office:value-type="float" office:value="0.444444444444444">
            <text:p>0.4444</text:p>
          </table:table-cell>
          <table:table-cell table:formula="of:=[.I198]/[.J198]" office:value-type="percentage" office:value="0.257142857142857">
            <text:p>25.71%</text:p>
          </table:table-cell>
          <table:table-cell table:formula="of:=[.K198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5">
            <text:p>485</text:p>
          </table:table-cell>
          <table:table-cell/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78">
            <text:p>278</text:p>
          </table:table-cell>
          <table:table-cell office:value-type="string">
            <text:p>55 Bleecker Street - Winchester Square Apartment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table:style-name="ce2" table:formula="of:=1-[.Z199]" office:value-type="percentage" office:value="0.468253968253968">
            <text:p>46.83%</text:p>
          </table:table-cell>
          <table:table-cell table:style-name="ce3" table:formula="of:=IF([.J199]&gt;0;[.I199]/[.J199];0)" office:value-type="float" office:value="0.464028776978417">
            <text:p>0.464</text:p>
          </table:table-cell>
          <table:table-cell table:style-name="ce4" table:formula="of:=[.O199]/SUM([.L199:.T199])" office:value-type="float" office:value="0.126984126984127">
            <text:p>0.1270</text:p>
          </table:table-cell>
          <table:table-cell table:style-name="ce4" table:formula="of:=[.T199]/SUM([.L199:.T199])" office:value-type="float" office:value="0.19047619047619">
            <text:p>0.1905</text:p>
          </table:table-cell>
          <table:table-cell table:style-name="ce4" table:formula="of:=[.R199]/SUM([.L199:.T199])" office:value-type="float" office:value="0.0555555555555556">
            <text:p>0.0556</text:p>
          </table:table-cell>
          <table:table-cell table:formula="of:=[.S199]/SUM([.L199:.T199])" office:value-type="float" office:value="0.531746031746032">
            <text:p>0.5317</text:p>
          </table:table-cell>
          <table:table-cell table:formula="of:=[.E199]/[.I199]" office:value-type="float" office:value="0.441860465116279">
            <text:p>0.4419</text:p>
          </table:table-cell>
          <table:table-cell table:formula="of:=IF([.I199]&lt;144-119;0;0.4*[.Z199]+0.6*[.AA199])" office:value-type="float" office:value="0.47781469176818">
            <text:p>0.4778</text:p>
          </table:table-cell>
          <table:table-cell table:formula="of:=1-[.S199]/SUM([.L199:.T199])" office:value-type="float" office:value="0.468253968253968">
            <text:p>0.4683</text:p>
          </table:table-cell>
          <table:table-cell table:formula="of:=[.I199]/[.J199]" office:value-type="percentage" office:value="0.464028776978417">
            <text:p>46.40%</text:p>
          </table:table-cell>
          <table:table-cell table:formula="of:=[.K199]" office:value-type="string" office:string-value="55 Bleecker Street - Winchester Square Apartments">
            <text:p>55 Bleecker Street - Winchester Square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6">
            <text:p>486</text:p>
          </table:table-cell>
          <table:table-cell/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299">
            <text:p>299</text:p>
          </table:table-cell>
          <table:table-cell office:value-type="string">
            <text:p>220 Oak Stre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style-name="ce2" table:formula="of:=1-[.Z200]" office:value-type="percentage" office:value="0.527777777777778">
            <text:p>52.78%</text:p>
          </table:table-cell>
          <table:table-cell table:style-name="ce3" table:formula="of:=IF([.J200]&gt;0;[.I200]/[.J200];0)" office:value-type="float" office:value="0.244147157190635">
            <text:p>0.244</text:p>
          </table:table-cell>
          <table:table-cell table:style-name="ce4" table:formula="of:=[.O200]/SUM([.L200:.T200])" office:value-type="float" office:value="0.263888888888889">
            <text:p>0.2639</text:p>
          </table:table-cell>
          <table:table-cell table:style-name="ce4" table:formula="of:=[.T200]/SUM([.L200:.T200])" office:value-type="float" office:value="0.138888888888889">
            <text:p>0.1389</text:p>
          </table:table-cell>
          <table:table-cell table:style-name="ce4" table:formula="of:=[.R200]/SUM([.L200:.T200])" office:value-type="float" office:value="0.0138888888888889">
            <text:p>0.0139</text:p>
          </table:table-cell>
          <table:table-cell table:formula="of:=[.S200]/SUM([.L200:.T200])" office:value-type="float" office:value="0.472222222222222">
            <text:p>0.4722</text:p>
          </table:table-cell>
          <table:table-cell table:formula="of:=[.E200]/[.I200]" office:value-type="float" office:value="0.356164383561644">
            <text:p>0.3562</text:p>
          </table:table-cell>
          <table:table-cell table:formula="of:=IF([.I200]&lt;144-119;0;0.4*[.Z200]+0.6*[.AA200])" office:value-type="float" office:value="0.402587519025875">
            <text:p>0.4026</text:p>
          </table:table-cell>
          <table:table-cell table:formula="of:=1-[.S200]/SUM([.L200:.T200])" office:value-type="float" office:value="0.527777777777778">
            <text:p>0.5278</text:p>
          </table:table-cell>
          <table:table-cell table:formula="of:=[.I200]/[.J200]" office:value-type="percentage" office:value="0.244147157190635">
            <text:p>24.41%</text:p>
          </table:table-cell>
          <table:table-cell table:formula="of:=[.K200]" office:value-type="string" office:string-value="220 Oak Street">
            <text:p>220 Oak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7">
            <text:p>487</text:p>
          </table:table-cell>
          <table:table-cell/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405">
            <text:p>405</text:p>
          </table:table-cell>
          <table:table-cell office:value-type="string">
            <text:p>220 Oak Street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table:style-name="ce2" table:formula="of:=1-[.Z201]" office:value-type="percentage" office:value="0.484662576687117">
            <text:p>48.47%</text:p>
          </table:table-cell>
          <table:table-cell table:style-name="ce3" table:formula="of:=IF([.J201]&gt;0;[.I201]/[.J201];0)" office:value-type="float" office:value="0.412345679012346">
            <text:p>0.412</text:p>
          </table:table-cell>
          <table:table-cell table:style-name="ce4" table:formula="of:=[.O201]/SUM([.L201:.T201])" office:value-type="float" office:value="0.300613496932515">
            <text:p>0.3006</text:p>
          </table:table-cell>
          <table:table-cell table:style-name="ce4" table:formula="of:=[.T201]/SUM([.L201:.T201])" office:value-type="float" office:value="0.049079754601227">
            <text:p>0.0491</text:p>
          </table:table-cell>
          <table:table-cell table:style-name="ce4" table:formula="of:=[.R201]/SUM([.L201:.T201])" office:value-type="float" office:value="0.0429447852760736">
            <text:p>0.0429</text:p>
          </table:table-cell>
          <table:table-cell table:formula="of:=[.S201]/SUM([.L201:.T201])" office:value-type="float" office:value="0.515337423312883">
            <text:p>0.5153</text:p>
          </table:table-cell>
          <table:table-cell table:formula="of:=[.E201]/[.I201]" office:value-type="float" office:value="0.497005988023952">
            <text:p>0.4970</text:p>
          </table:table-cell>
          <table:table-cell table:formula="of:=IF([.I201]&lt;144-119;0;0.4*[.Z201]+0.6*[.AA201])" office:value-type="float" office:value="0.504338562139525">
            <text:p>0.5043</text:p>
          </table:table-cell>
          <table:table-cell table:formula="of:=1-[.S201]/SUM([.L201:.T201])" office:value-type="float" office:value="0.484662576687117">
            <text:p>0.4847</text:p>
          </table:table-cell>
          <table:table-cell table:formula="of:=[.I201]/[.J201]" office:value-type="percentage" office:value="0.412345679012346">
            <text:p>41.23%</text:p>
          </table:table-cell>
          <table:table-cell table:formula="of:=[.K201]" office:value-type="string" office:string-value="220 Oak Street">
            <text:p>220 Oak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8">
            <text:p>488</text:p>
          </table:table-cell>
          <table:table-cell/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352">
            <text:p>352</text:p>
          </table:table-cell>
          <table:table-cell office:value-type="string">
            <text:p>220 Oak Stree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table:style-name="ce2" table:formula="of:=1-[.Z202]" office:value-type="percentage" office:value="0.568807339449541">
            <text:p>56.88%</text:p>
          </table:table-cell>
          <table:table-cell table:style-name="ce3" table:formula="of:=IF([.J202]&gt;0;[.I202]/[.J202];0)" office:value-type="float" office:value="0.3125">
            <text:p>0.313</text:p>
          </table:table-cell>
          <table:table-cell table:style-name="ce4" table:formula="of:=[.O202]/SUM([.L202:.T202])" office:value-type="float" office:value="0.357798165137615">
            <text:p>0.3578</text:p>
          </table:table-cell>
          <table:table-cell table:style-name="ce4" table:formula="of:=[.T202]/SUM([.L202:.T202])" office:value-type="float" office:value="0.100917431192661">
            <text:p>0.1009</text:p>
          </table:table-cell>
          <table:table-cell table:style-name="ce4" table:formula="of:=[.R202]/SUM([.L202:.T202])" office:value-type="float" office:value="0.036697247706422">
            <text:p>0.0367</text:p>
          </table:table-cell>
          <table:table-cell table:formula="of:=[.S202]/SUM([.L202:.T202])" office:value-type="float" office:value="0.431192660550459">
            <text:p>0.4312</text:p>
          </table:table-cell>
          <table:table-cell table:formula="of:=[.E202]/[.I202]" office:value-type="float" office:value="0.509090909090909">
            <text:p>0.5091</text:p>
          </table:table-cell>
          <table:table-cell table:formula="of:=IF([.I202]&lt;144-119;0;0.4*[.Z202]+0.6*[.AA202])" office:value-type="float" office:value="0.477931609674729">
            <text:p>0.4779</text:p>
          </table:table-cell>
          <table:table-cell table:formula="of:=1-[.S202]/SUM([.L202:.T202])" office:value-type="float" office:value="0.568807339449541">
            <text:p>0.5688</text:p>
          </table:table-cell>
          <table:table-cell table:formula="of:=[.I202]/[.J202]" office:value-type="percentage" office:value="0.3125">
            <text:p>31.25%</text:p>
          </table:table-cell>
          <table:table-cell table:formula="of:=[.K202]" office:value-type="string" office:string-value="220 Oak Street">
            <text:p>220 Oak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0">
            <text:p>490</text:p>
          </table:table-cell>
          <table:table-cell/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7">
            <text:p>187</text:p>
          </table:table-cell>
          <table:table-cell office:value-type="float" office:value="397">
            <text:p>397</text:p>
          </table:table-cell>
          <table:table-cell office:value-type="string">
            <text:p>887-889 Bay Street - Opera Pla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36">
            <text:p>36</text:p>
          </table:table-cell>
          <table:table-cell table:style-name="ce2" table:formula="of:=1-[.Z203]" office:value-type="percentage" office:value="0.535135135135135">
            <text:p>53.51%</text:p>
          </table:table-cell>
          <table:table-cell table:style-name="ce3" table:formula="of:=IF([.J203]&gt;0;[.I203]/[.J203];0)" office:value-type="float" office:value="0.47103274559194">
            <text:p>0.471</text:p>
          </table:table-cell>
          <table:table-cell table:style-name="ce4" table:formula="of:=[.O203]/SUM([.L203:.T203])" office:value-type="float" office:value="0.178378378378378">
            <text:p>0.1784</text:p>
          </table:table-cell>
          <table:table-cell table:style-name="ce4" table:formula="of:=[.T203]/SUM([.L203:.T203])" office:value-type="float" office:value="0.194594594594595">
            <text:p>0.1946</text:p>
          </table:table-cell>
          <table:table-cell table:style-name="ce4" table:formula="of:=[.R203]/SUM([.L203:.T203])" office:value-type="float" office:value="0.108108108108108">
            <text:p>0.1081</text:p>
          </table:table-cell>
          <table:table-cell table:formula="of:=[.S203]/SUM([.L203:.T203])" office:value-type="float" office:value="0.464864864864865">
            <text:p>0.4649</text:p>
          </table:table-cell>
          <table:table-cell table:formula="of:=[.E203]/[.I203]" office:value-type="float" office:value="0.508021390374332">
            <text:p>0.5080</text:p>
          </table:table-cell>
          <table:table-cell table:formula="of:=IF([.I203]&lt;144-119;0;0.4*[.Z203]+0.6*[.AA203])" office:value-type="float" office:value="0.490758780170545">
            <text:p>0.4908</text:p>
          </table:table-cell>
          <table:table-cell table:formula="of:=1-[.S203]/SUM([.L203:.T203])" office:value-type="float" office:value="0.535135135135135">
            <text:p>0.5351</text:p>
          </table:table-cell>
          <table:table-cell table:formula="of:=[.I203]/[.J203]" office:value-type="percentage" office:value="0.47103274559194">
            <text:p>47.10%</text:p>
          </table:table-cell>
          <table:table-cell table:formula="of:=[.K203]" office:value-type="string" office:string-value="887-889 Bay Street - Opera Place">
            <text:p>887-889 Bay Street - Opera Plac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1">
            <text:p>491</text:p>
          </table:table-cell>
          <table:table-cell/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280">
            <text:p>280</text:p>
          </table:table-cell>
          <table:table-cell office:value-type="string">
            <text:p>25 Grenville Street - The Gallery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style-name="ce2" table:formula="of:=1-[.Z204]" office:value-type="percentage" office:value="0.495726495726496">
            <text:p>49.57%</text:p>
          </table:table-cell>
          <table:table-cell table:style-name="ce3" table:formula="of:=IF([.J204]&gt;0;[.I204]/[.J204];0)" office:value-type="float" office:value="0.421428571428571">
            <text:p>0.421</text:p>
          </table:table-cell>
          <table:table-cell table:style-name="ce4" table:formula="of:=[.O204]/SUM([.L204:.T204])" office:value-type="float" office:value="0.153846153846154">
            <text:p>0.1538</text:p>
          </table:table-cell>
          <table:table-cell table:style-name="ce4" table:formula="of:=[.T204]/SUM([.L204:.T204])" office:value-type="float" office:value="0.239316239316239">
            <text:p>0.2393</text:p>
          </table:table-cell>
          <table:table-cell table:style-name="ce4" table:formula="of:=[.R204]/SUM([.L204:.T204])" office:value-type="float" office:value="0.102564102564103">
            <text:p>0.1026</text:p>
          </table:table-cell>
          <table:table-cell table:formula="of:=[.S204]/SUM([.L204:.T204])" office:value-type="float" office:value="0.504273504273504">
            <text:p>0.5043</text:p>
          </table:table-cell>
          <table:table-cell table:formula="of:=[.E204]/[.I204]" office:value-type="float" office:value="0.508474576271186">
            <text:p>0.5085</text:p>
          </table:table-cell>
          <table:table-cell table:formula="of:=IF([.I204]&lt;144-119;0;0.4*[.Z204]+0.6*[.AA204])" office:value-type="float" office:value="0.506794147472114">
            <text:p>0.5068</text:p>
          </table:table-cell>
          <table:table-cell table:formula="of:=1-[.S204]/SUM([.L204:.T204])" office:value-type="float" office:value="0.495726495726496">
            <text:p>0.4957</text:p>
          </table:table-cell>
          <table:table-cell table:formula="of:=[.I204]/[.J204]" office:value-type="percentage" office:value="0.421428571428571">
            <text:p>42.14%</text:p>
          </table:table-cell>
          <table:table-cell table:formula="of:=[.K204]" office:value-type="string" office:string-value="25 Grenville Street - The Gallery">
            <text:p>25 Grenville Street - The Galle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2">
            <text:p>492</text:p>
          </table:table-cell>
          <table:table-cell/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294">
            <text:p>294</text:p>
          </table:table-cell>
          <table:table-cell office:value-type="string">
            <text:p>484 Church Street - City Park Co-opera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table:style-name="ce2" table:formula="of:=1-[.Z205]" office:value-type="percentage" office:value="0.478494623655914">
            <text:p>47.85%</text:p>
          </table:table-cell>
          <table:table-cell table:style-name="ce3" table:formula="of:=IF([.J205]&gt;0;[.I205]/[.J205];0)" office:value-type="float" office:value="0.63265306122449">
            <text:p>0.633</text:p>
          </table:table-cell>
          <table:table-cell table:style-name="ce4" table:formula="of:=[.O205]/SUM([.L205:.T205])" office:value-type="float" office:value="0.241935483870968">
            <text:p>0.2419</text:p>
          </table:table-cell>
          <table:table-cell table:style-name="ce4" table:formula="of:=[.T205]/SUM([.L205:.T205])" office:value-type="float" office:value="0.0752688172043011">
            <text:p>0.0753</text:p>
          </table:table-cell>
          <table:table-cell table:style-name="ce4" table:formula="of:=[.R205]/SUM([.L205:.T205])" office:value-type="float" office:value="0.0591397849462366">
            <text:p>0.0591</text:p>
          </table:table-cell>
          <table:table-cell table:formula="of:=[.S205]/SUM([.L205:.T205])" office:value-type="float" office:value="0.521505376344086">
            <text:p>0.5215</text:p>
          </table:table-cell>
          <table:table-cell table:formula="of:=[.E205]/[.I205]" office:value-type="float" office:value="0.473118279569893">
            <text:p>0.4731</text:p>
          </table:table-cell>
          <table:table-cell table:formula="of:=IF([.I205]&lt;144-119;0;0.4*[.Z205]+0.6*[.AA205])" office:value-type="float" office:value="0.49247311827957">
            <text:p>0.4925</text:p>
          </table:table-cell>
          <table:table-cell table:formula="of:=1-[.S205]/SUM([.L205:.T205])" office:value-type="float" office:value="0.478494623655914">
            <text:p>0.4785</text:p>
          </table:table-cell>
          <table:table-cell table:formula="of:=[.I205]/[.J205]" office:value-type="percentage" office:value="0.63265306122449">
            <text:p>63.27%</text:p>
          </table:table-cell>
          <table:table-cell table:formula="of:=[.K205]" office:value-type="string" office:string-value="484 Church Street - City Park Co-operative">
            <text:p>484 Church Street - City Park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3">
            <text:p>493</text:p>
          </table:table-cell>
          <table:table-cell/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table:number-columns-repeated="3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498">
            <text:p>498</text:p>
          </table:table-cell>
          <table:table-cell office:value-type="string">
            <text:p>Le Collège français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table:style-name="ce2" table:formula="of:=1-[.Z206]" office:value-type="percentage" office:value="0.561111111111111">
            <text:p>56.11%</text:p>
          </table:table-cell>
          <table:table-cell table:style-name="ce3" table:formula="of:=IF([.J206]&gt;0;[.I206]/[.J206];0)" office:value-type="float" office:value="0.365461847389558">
            <text:p>0.365</text:p>
          </table:table-cell>
          <table:table-cell table:style-name="ce4" table:formula="of:=[.O206]/SUM([.L206:.T206])" office:value-type="float" office:value="0.311111111111111">
            <text:p>0.3111</text:p>
          </table:table-cell>
          <table:table-cell table:style-name="ce4" table:formula="of:=[.T206]/SUM([.L206:.T206])" office:value-type="float" office:value="0.127777777777778">
            <text:p>0.1278</text:p>
          </table:table-cell>
          <table:table-cell table:style-name="ce4" table:formula="of:=[.R206]/SUM([.L206:.T206])" office:value-type="float" office:value="0.116666666666667">
            <text:p>0.1167</text:p>
          </table:table-cell>
          <table:table-cell table:formula="of:=[.S206]/SUM([.L206:.T206])" office:value-type="float" office:value="0.438888888888889">
            <text:p>0.4389</text:p>
          </table:table-cell>
          <table:table-cell table:formula="of:=[.E206]/[.I206]" office:value-type="float" office:value="0.604395604395604">
            <text:p>0.6044</text:p>
          </table:table-cell>
          <table:table-cell table:formula="of:=IF([.I206]&lt;144-119;0;0.4*[.Z206]+0.6*[.AA206])" office:value-type="float" office:value="0.538192918192918">
            <text:p>0.5382</text:p>
          </table:table-cell>
          <table:table-cell table:formula="of:=1-[.S206]/SUM([.L206:.T206])" office:value-type="float" office:value="0.561111111111111">
            <text:p>0.5611</text:p>
          </table:table-cell>
          <table:table-cell table:formula="of:=[.I206]/[.J206]" office:value-type="percentage" office:value="0.365461847389558">
            <text:p>36.55%</text:p>
          </table:table-cell>
          <table:table-cell table:formula="of:=[.K206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4">
            <text:p>494</text:p>
          </table:table-cell>
          <table:table-cell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80">
            <text:p>280</text:p>
          </table:table-cell>
          <table:table-cell office:value-type="string">
            <text:p>484 Church Street - City Park Co-operativ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office:value-type="float" office:value="13">
            <text:p>13</text:p>
          </table:table-cell>
          <table:table-cell table:style-name="ce2" table:formula="of:=1-[.Z207]" office:value-type="percentage" office:value="0.466257668711656">
            <text:p>46.63%</text:p>
          </table:table-cell>
          <table:table-cell table:style-name="ce3" table:formula="of:=IF([.J207]&gt;0;[.I207]/[.J207];0)" office:value-type="float" office:value="0.589285714285714">
            <text:p>0.589</text:p>
          </table:table-cell>
          <table:table-cell table:style-name="ce4" table:formula="of:=[.O207]/SUM([.L207:.T207])" office:value-type="float" office:value="0.233128834355828">
            <text:p>0.2331</text:p>
          </table:table-cell>
          <table:table-cell table:style-name="ce4" table:formula="of:=[.T207]/SUM([.L207:.T207])" office:value-type="float" office:value="0.0797546012269939">
            <text:p>0.0798</text:p>
          </table:table-cell>
          <table:table-cell table:style-name="ce4" table:formula="of:=[.R207]/SUM([.L207:.T207])" office:value-type="float" office:value="0.104294478527607">
            <text:p>0.1043</text:p>
          </table:table-cell>
          <table:table-cell table:formula="of:=[.S207]/SUM([.L207:.T207])" office:value-type="float" office:value="0.533742331288344">
            <text:p>0.5337</text:p>
          </table:table-cell>
          <table:table-cell table:formula="of:=[.E207]/[.I207]" office:value-type="float" office:value="0.436363636363636">
            <text:p>0.4364</text:p>
          </table:table-cell>
          <table:table-cell table:formula="of:=IF([.I207]&lt;144-119;0;0.4*[.Z207]+0.6*[.AA207])" office:value-type="float" office:value="0.475315114333519">
            <text:p>0.4753</text:p>
          </table:table-cell>
          <table:table-cell table:formula="of:=1-[.S207]/SUM([.L207:.T207])" office:value-type="float" office:value="0.466257668711656">
            <text:p>0.4663</text:p>
          </table:table-cell>
          <table:table-cell table:formula="of:=[.I207]/[.J207]" office:value-type="percentage" office:value="0.589285714285714">
            <text:p>58.93%</text:p>
          </table:table-cell>
          <table:table-cell table:formula="of:=[.K207]" office:value-type="string" office:string-value="484 Church Street - City Park Co-operative">
            <text:p>484 Church Street - City Park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5">
            <text:p>495</text:p>
          </table:table-cell>
          <table:table-cell/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24">
            <text:p>224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style-name="ce2" table:formula="of:=1-[.Z208]" office:value-type="percentage" office:value="0.507462686567164">
            <text:p>50.75%</text:p>
          </table:table-cell>
          <table:table-cell table:style-name="ce3" table:formula="of:=IF([.J208]&gt;0;[.I208]/[.J208];0)" office:value-type="float" office:value="0.299107142857143">
            <text:p>0.299</text:p>
          </table:table-cell>
          <table:table-cell table:style-name="ce4" table:formula="of:=[.O208]/SUM([.L208:.T208])" office:value-type="float" office:value="0.208955223880597">
            <text:p>0.2090</text:p>
          </table:table-cell>
          <table:table-cell table:style-name="ce4" table:formula="of:=[.T208]/SUM([.L208:.T208])" office:value-type="float" office:value="0.208955223880597">
            <text:p>0.2090</text:p>
          </table:table-cell>
          <table:table-cell table:style-name="ce4" table:formula="of:=[.R208]/SUM([.L208:.T208])" office:value-type="float" office:value="0.0746268656716418">
            <text:p>0.0746</text:p>
          </table:table-cell>
          <table:table-cell table:formula="of:=[.S208]/SUM([.L208:.T208])" office:value-type="float" office:value="0.492537313432836">
            <text:p>0.4925</text:p>
          </table:table-cell>
          <table:table-cell table:formula="of:=[.E208]/[.I208]" office:value-type="float" office:value="0.597014925373134">
            <text:p>0.5970</text:p>
          </table:table-cell>
          <table:table-cell table:formula="of:=IF([.I208]&lt;144-119;0;0.4*[.Z208]+0.6*[.AA208])" office:value-type="float" office:value="0.555223880597015">
            <text:p>0.5552</text:p>
          </table:table-cell>
          <table:table-cell table:formula="of:=1-[.S208]/SUM([.L208:.T208])" office:value-type="float" office:value="0.507462686567164">
            <text:p>0.5075</text:p>
          </table:table-cell>
          <table:table-cell table:formula="of:=[.I208]/[.J208]" office:value-type="percentage" office:value="0.299107142857143">
            <text:p>29.91%</text:p>
          </table:table-cell>
          <table:table-cell table:formula="of:=[.K208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6">
            <text:p>496</text:p>
          </table:table-cell>
          <table:table-cell/>
          <table:table-cell office:value-type="float" office:value="157">
            <text:p>157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587">
            <text:p>587</text:p>
          </table:table-cell>
          <table:table-cell office:value-type="string">
            <text:p>45 Carlton Street - The Lexingt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2">
            <text:p>172</text:p>
          </table:table-cell>
          <table:table-cell office:value-type="float" office:value="51">
            <text:p>51</text:p>
          </table:table-cell>
          <table:table-cell table:style-name="ce2" table:formula="of:=1-[.Z209]" office:value-type="percentage" office:value="0.424749163879599">
            <text:p>42.47%</text:p>
          </table:table-cell>
          <table:table-cell table:style-name="ce3" table:formula="of:=IF([.J209]&gt;0;[.I209]/[.J209];0)" office:value-type="float" office:value="0.509369676320272">
            <text:p>0.509</text:p>
          </table:table-cell>
          <table:table-cell table:style-name="ce4" table:formula="of:=[.O209]/SUM([.L209:.T209])" office:value-type="float" office:value="0.127090301003344">
            <text:p>0.1271</text:p>
          </table:table-cell>
          <table:table-cell table:style-name="ce4" table:formula="of:=[.T209]/SUM([.L209:.T209])" office:value-type="float" office:value="0.17056856187291">
            <text:p>0.1706</text:p>
          </table:table-cell>
          <table:table-cell table:style-name="ce4" table:formula="of:=[.R209]/SUM([.L209:.T209])" office:value-type="float" office:value="0.0836120401337793">
            <text:p>0.0836</text:p>
          </table:table-cell>
          <table:table-cell table:formula="of:=[.S209]/SUM([.L209:.T209])" office:value-type="float" office:value="0.575250836120401">
            <text:p>0.5753</text:p>
          </table:table-cell>
          <table:table-cell table:formula="of:=[.E209]/[.I209]" office:value-type="float" office:value="0.438127090301003">
            <text:p>0.4381</text:p>
          </table:table-cell>
          <table:table-cell table:formula="of:=IF([.I209]&lt;144-119;0;0.4*[.Z209]+0.6*[.AA209])" office:value-type="float" office:value="0.492976588628763">
            <text:p>0.4930</text:p>
          </table:table-cell>
          <table:table-cell table:formula="of:=1-[.S209]/SUM([.L209:.T209])" office:value-type="float" office:value="0.424749163879599">
            <text:p>0.4247</text:p>
          </table:table-cell>
          <table:table-cell table:formula="of:=[.I209]/[.J209]" office:value-type="percentage" office:value="0.509369676320272">
            <text:p>50.94%</text:p>
          </table:table-cell>
          <table:table-cell table:formula="of:=[.K209]" office:value-type="string" office:string-value="45 Carlton Street - The Lexington">
            <text:p>45 Carlton Street - The Lexingto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7">
            <text:p>497</text:p>
          </table:table-cell>
          <table:table-cell/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197">
            <text:p>197</text:p>
          </table:table-cell>
          <table:table-cell office:value-type="string">
            <text:p>84 Carlton Street - Tobias Hou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style-name="ce2" table:formula="of:=1-[.Z210]" office:value-type="percentage" office:value="0.549549549549549">
            <text:p>54.95%</text:p>
          </table:table-cell>
          <table:table-cell table:style-name="ce3" table:formula="of:=IF([.J210]&gt;0;[.I210]/[.J210];0)" office:value-type="float" office:value="0.568527918781726">
            <text:p>0.569</text:p>
          </table:table-cell>
          <table:table-cell table:style-name="ce4" table:formula="of:=[.O210]/SUM([.L210:.T210])" office:value-type="float" office:value="0.198198198198198">
            <text:p>0.1982</text:p>
          </table:table-cell>
          <table:table-cell table:style-name="ce4" table:formula="of:=[.T210]/SUM([.L210:.T210])" office:value-type="float" office:value="0.162162162162162">
            <text:p>0.1622</text:p>
          </table:table-cell>
          <table:table-cell table:style-name="ce4" table:formula="of:=[.R210]/SUM([.L210:.T210])" office:value-type="float" office:value="0.0720720720720721">
            <text:p>0.0721</text:p>
          </table:table-cell>
          <table:table-cell table:formula="of:=[.S210]/SUM([.L210:.T210])" office:value-type="float" office:value="0.450450450450451">
            <text:p>0.4505</text:p>
          </table:table-cell>
          <table:table-cell table:formula="of:=[.E210]/[.I210]" office:value-type="float" office:value="0.535714285714286">
            <text:p>0.5357</text:p>
          </table:table-cell>
          <table:table-cell table:formula="of:=IF([.I210]&lt;144-119;0;0.4*[.Z210]+0.6*[.AA210])" office:value-type="float" office:value="0.501608751608752">
            <text:p>0.5016</text:p>
          </table:table-cell>
          <table:table-cell table:formula="of:=1-[.S210]/SUM([.L210:.T210])" office:value-type="float" office:value="0.549549549549549">
            <text:p>0.5495</text:p>
          </table:table-cell>
          <table:table-cell table:formula="of:=[.I210]/[.J210]" office:value-type="percentage" office:value="0.568527918781726">
            <text:p>56.85%</text:p>
          </table:table-cell>
          <table:table-cell table:formula="of:=[.K210]" office:value-type="string" office:string-value="84 Carlton Street - Tobias House">
            <text:p>84 Carlton Street - Tobias Hous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8">
            <text:p>498</text:p>
          </table:table-cell>
          <table:table-cell/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31">
            <text:p>231</text:p>
          </table:table-cell>
          <table:table-cell office:value-type="string">
            <text:p>77 Carlton Stre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table:style-name="ce2" table:formula="of:=1-[.Z211]" office:value-type="percentage" office:value="0.397058823529412">
            <text:p>39.71%</text:p>
          </table:table-cell>
          <table:table-cell table:style-name="ce3" table:formula="of:=IF([.J211]&gt;0;[.I211]/[.J211];0)" office:value-type="float" office:value="0.588744588744589">
            <text:p>0.589</text:p>
          </table:table-cell>
          <table:table-cell table:style-name="ce4" table:formula="of:=[.O211]/SUM([.L211:.T211])" office:value-type="float" office:value="0.176470588235294">
            <text:p>0.1765</text:p>
          </table:table-cell>
          <table:table-cell table:style-name="ce4" table:formula="of:=[.T211]/SUM([.L211:.T211])" office:value-type="float" office:value="0.147058823529412">
            <text:p>0.1471</text:p>
          </table:table-cell>
          <table:table-cell table:style-name="ce4" table:formula="of:=[.R211]/SUM([.L211:.T211])" office:value-type="float" office:value="0.0514705882352941">
            <text:p>0.0515</text:p>
          </table:table-cell>
          <table:table-cell table:formula="of:=[.S211]/SUM([.L211:.T211])" office:value-type="float" office:value="0.602941176470588">
            <text:p>0.6029</text:p>
          </table:table-cell>
          <table:table-cell table:formula="of:=[.E211]/[.I211]" office:value-type="float" office:value="0.448529411764706">
            <text:p>0.4485</text:p>
          </table:table-cell>
          <table:table-cell table:formula="of:=IF([.I211]&lt;144-119;0;0.4*[.Z211]+0.6*[.AA211])" office:value-type="float" office:value="0.510294117647059">
            <text:p>0.5103</text:p>
          </table:table-cell>
          <table:table-cell table:formula="of:=1-[.S211]/SUM([.L211:.T211])" office:value-type="float" office:value="0.397058823529412">
            <text:p>0.3971</text:p>
          </table:table-cell>
          <table:table-cell table:formula="of:=[.I211]/[.J211]" office:value-type="percentage" office:value="0.588744588744589">
            <text:p>58.87%</text:p>
          </table:table-cell>
          <table:table-cell table:formula="of:=[.K211]" office:value-type="string" office:string-value="77 Carlton Street">
            <text:p>77 Carlton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0">
            <text:p>500</text:p>
          </table:table-cell>
          <table:table-cell/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82">
            <text:p>182</text:p>
          </table:table-cell>
          <table:table-cell office:value-type="string">
            <text:p>298 Jarvis Stre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table:style-name="ce2" table:formula="of:=1-[.Z212]" office:value-type="percentage" office:value="0.445544554455446">
            <text:p>44.55%</text:p>
          </table:table-cell>
          <table:table-cell table:style-name="ce3" table:formula="of:=IF([.J212]&gt;0;[.I212]/[.J212];0)" office:value-type="float" office:value="0.571428571428571">
            <text:p>0.571</text:p>
          </table:table-cell>
          <table:table-cell table:style-name="ce4" table:formula="of:=[.O212]/SUM([.L212:.T212])" office:value-type="float" office:value="0.257425742574257">
            <text:p>0.2574</text:p>
          </table:table-cell>
          <table:table-cell table:style-name="ce4" table:formula="of:=[.T212]/SUM([.L212:.T212])" office:value-type="float" office:value="0.118811881188119">
            <text:p>0.1188</text:p>
          </table:table-cell>
          <table:table-cell table:style-name="ce4" table:formula="of:=[.R212]/SUM([.L212:.T212])" office:value-type="float" office:value="0.0495049504950495">
            <text:p>0.0495</text:p>
          </table:table-cell>
          <table:table-cell table:formula="of:=[.S212]/SUM([.L212:.T212])" office:value-type="float" office:value="0.554455445544555">
            <text:p>0.5545</text:p>
          </table:table-cell>
          <table:table-cell table:formula="of:=[.E212]/[.I212]" office:value-type="float" office:value="0.519230769230769">
            <text:p>0.5192</text:p>
          </table:table-cell>
          <table:table-cell table:formula="of:=IF([.I212]&lt;144-119;0;0.4*[.Z212]+0.6*[.AA212])" office:value-type="float" office:value="0.533320639756283">
            <text:p>0.5333</text:p>
          </table:table-cell>
          <table:table-cell table:formula="of:=1-[.S212]/SUM([.L212:.T212])" office:value-type="float" office:value="0.445544554455446">
            <text:p>0.4455</text:p>
          </table:table-cell>
          <table:table-cell table:formula="of:=[.I212]/[.J212]" office:value-type="percentage" office:value="0.571428571428571">
            <text:p>57.14%</text:p>
          </table:table-cell>
          <table:table-cell table:formula="of:=[.K212]" office:value-type="string" office:string-value="298 Jarvis Street">
            <text:p>298 Jarvis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1">
            <text:p>501</text:p>
          </table:table-cell>
          <table:table-cell/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87">
            <text:p>187</text:p>
          </table:table-cell>
          <table:table-cell office:value-type="string">
            <text:p>Our Lady of Lourdes Catho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table:style-name="ce2" table:formula="of:=1-[.Z213]" office:value-type="percentage" office:value="0.467391304347826">
            <text:p>46.74%</text:p>
          </table:table-cell>
          <table:table-cell table:style-name="ce3" table:formula="of:=IF([.J213]&gt;0;[.I213]/[.J213];0)" office:value-type="float" office:value="0.491978609625668">
            <text:p>0.492</text:p>
          </table:table-cell>
          <table:table-cell table:style-name="ce4" table:formula="of:=[.O213]/SUM([.L213:.T213])" office:value-type="float" office:value="0.0652173913043478">
            <text:p>0.0652</text:p>
          </table:table-cell>
          <table:table-cell table:style-name="ce4" table:formula="of:=[.T213]/SUM([.L213:.T213])" office:value-type="float" office:value="0.358695652173913">
            <text:p>0.3587</text:p>
          </table:table-cell>
          <table:table-cell table:style-name="ce4" table:formula="of:=[.R213]/SUM([.L213:.T213])" office:value-type="float" office:value="0.0326086956521739">
            <text:p>0.0326</text:p>
          </table:table-cell>
          <table:table-cell table:formula="of:=[.S213]/SUM([.L213:.T213])" office:value-type="float" office:value="0.532608695652174">
            <text:p>0.5326</text:p>
          </table:table-cell>
          <table:table-cell table:formula="of:=[.E213]/[.I213]" office:value-type="float" office:value="0.358695652173913">
            <text:p>0.3587</text:p>
          </table:table-cell>
          <table:table-cell table:formula="of:=IF([.I213]&lt;144-119;0;0.4*[.Z213]+0.6*[.AA213])" office:value-type="float" office:value="0.428260869565218">
            <text:p>0.4283</text:p>
          </table:table-cell>
          <table:table-cell table:formula="of:=1-[.S213]/SUM([.L213:.T213])" office:value-type="float" office:value="0.467391304347826">
            <text:p>0.4674</text:p>
          </table:table-cell>
          <table:table-cell table:formula="of:=[.I213]/[.J213]" office:value-type="percentage" office:value="0.491978609625668">
            <text:p>49.20%</text:p>
          </table:table-cell>
          <table:table-cell table:formula="of:=[.K213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2">
            <text:p>502</text:p>
          </table:table-cell>
          <table:table-cell/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71">
            <text:p>171</text:p>
          </table:table-cell>
          <table:table-cell office:value-type="string">
            <text:p>St. Joseph's College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style-name="ce2" table:formula="of:=1-[.Z214]" office:value-type="percentage" office:value="0.545454545454545">
            <text:p>54.55%</text:p>
          </table:table-cell>
          <table:table-cell table:style-name="ce3" table:formula="of:=IF([.J214]&gt;0;[.I214]/[.J214];0)" office:value-type="float" office:value="0.333333333333333">
            <text:p>0.333</text:p>
          </table:table-cell>
          <table:table-cell table:style-name="ce4" table:formula="of:=[.O214]/SUM([.L214:.T214])" office:value-type="float" office:value="0.163636363636364">
            <text:p>0.1636</text:p>
          </table:table-cell>
          <table:table-cell table:style-name="ce4" table:formula="of:=[.T214]/SUM([.L214:.T214])" office:value-type="float" office:value="0.290909090909091">
            <text:p>0.2909</text:p>
          </table:table-cell>
          <table:table-cell table:style-name="ce4" table:formula="of:=[.R214]/SUM([.L214:.T214])" office:value-type="float" office:value="0.0727272727272727">
            <text:p>0.0727</text:p>
          </table:table-cell>
          <table:table-cell table:formula="of:=[.S214]/SUM([.L214:.T214])" office:value-type="float" office:value="0.454545454545455">
            <text:p>0.4545</text:p>
          </table:table-cell>
          <table:table-cell table:formula="of:=[.E214]/[.I214]" office:value-type="float" office:value="0.526315789473684">
            <text:p>0.5263</text:p>
          </table:table-cell>
          <table:table-cell table:formula="of:=IF([.I214]&lt;144-119;0;0.4*[.Z214]+0.6*[.AA214])" office:value-type="float" office:value="0.497607655502392">
            <text:p>0.4976</text:p>
          </table:table-cell>
          <table:table-cell table:formula="of:=1-[.S214]/SUM([.L214:.T214])" office:value-type="float" office:value="0.545454545454545">
            <text:p>0.5455</text:p>
          </table:table-cell>
          <table:table-cell table:formula="of:=[.I214]/[.J214]" office:value-type="percentage" office:value="0.333333333333333">
            <text:p>33.33%</text:p>
          </table:table-cell>
          <table:table-cell table:formula="of:=[.K214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3">
            <text:p>503</text:p>
          </table:table-cell>
          <table:table-cell/>
          <table:table-cell office:value-type="float" office:value="91">
            <text:p>91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332">
            <text:p>332</text:p>
          </table:table-cell>
          <table:table-cell office:value-type="string">
            <text:p>423 Yonge Street - Collegeview Apartments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table:style-name="ce2" table:formula="of:=1-[.Z215]" office:value-type="percentage" office:value="0.440677966101695">
            <text:p>44.07%</text:p>
          </table:table-cell>
          <table:table-cell table:style-name="ce3" table:formula="of:=IF([.J215]&gt;0;[.I215]/[.J215];0)" office:value-type="float" office:value="0.551204819277108">
            <text:p>0.551</text:p>
          </table:table-cell>
          <table:table-cell table:style-name="ce4" table:formula="of:=[.O215]/SUM([.L215:.T215])" office:value-type="float" office:value="0.112994350282486">
            <text:p>0.1130</text:p>
          </table:table-cell>
          <table:table-cell table:style-name="ce4" table:formula="of:=[.T215]/SUM([.L215:.T215])" office:value-type="float" office:value="0.112994350282486">
            <text:p>0.1130</text:p>
          </table:table-cell>
          <table:table-cell table:style-name="ce4" table:formula="of:=[.R215]/SUM([.L215:.T215])" office:value-type="float" office:value="0.0282485875706215">
            <text:p>0.0282</text:p>
          </table:table-cell>
          <table:table-cell table:formula="of:=[.S215]/SUM([.L215:.T215])" office:value-type="float" office:value="0.559322033898305">
            <text:p>0.5593</text:p>
          </table:table-cell>
          <table:table-cell table:formula="of:=[.E215]/[.I215]" office:value-type="float" office:value="0.377049180327869">
            <text:p>0.3770</text:p>
          </table:table-cell>
          <table:table-cell table:formula="of:=IF([.I215]&lt;144-119;0;0.4*[.Z215]+0.6*[.AA215])" office:value-type="float" office:value="0.449958321756043">
            <text:p>0.4500</text:p>
          </table:table-cell>
          <table:table-cell table:formula="of:=1-[.S215]/SUM([.L215:.T215])" office:value-type="float" office:value="0.440677966101695">
            <text:p>0.4407</text:p>
          </table:table-cell>
          <table:table-cell table:formula="of:=[.I215]/[.J215]" office:value-type="percentage" office:value="0.551204819277108">
            <text:p>55.12%</text:p>
          </table:table-cell>
          <table:table-cell table:formula="of:=[.K215]" office:value-type="string" office:string-value="423 Yonge Street - Collegeview Apartments">
            <text:p>423 Yonge Street - Collegeview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4">
            <text:p>504</text:p>
          </table:table-cell>
          <table:table-cell/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443">
            <text:p>443</text:p>
          </table:table-cell>
          <table:table-cell office:value-type="string">
            <text:p>40 Gerrard Street East - Maple Leaf Apartments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table:style-name="ce2" table:formula="of:=1-[.Z216]" office:value-type="percentage" office:value="0.525">
            <text:p>52.50%</text:p>
          </table:table-cell>
          <table:table-cell table:style-name="ce3" table:formula="of:=IF([.J216]&gt;0;[.I216]/[.J216];0)" office:value-type="float" office:value="0.36117381489842">
            <text:p>0.361</text:p>
          </table:table-cell>
          <table:table-cell table:style-name="ce4" table:formula="of:=[.O216]/SUM([.L216:.T216])" office:value-type="float" office:value="0.30625">
            <text:p>0.3063</text:p>
          </table:table-cell>
          <table:table-cell table:style-name="ce4" table:formula="of:=[.T216]/SUM([.L216:.T216])" office:value-type="float" office:value="0.125">
            <text:p>0.1250</text:p>
          </table:table-cell>
          <table:table-cell table:style-name="ce4" table:formula="of:=[.R216]/SUM([.L216:.T216])" office:value-type="float" office:value="0.075">
            <text:p>0.0750</text:p>
          </table:table-cell>
          <table:table-cell table:formula="of:=[.S216]/SUM([.L216:.T216])" office:value-type="float" office:value="0.475">
            <text:p>0.4750</text:p>
          </table:table-cell>
          <table:table-cell table:formula="of:=[.E216]/[.I216]" office:value-type="float" office:value="0.5875">
            <text:p>0.5875</text:p>
          </table:table-cell>
          <table:table-cell table:formula="of:=IF([.I216]&lt;144-119;0;0.4*[.Z216]+0.6*[.AA216])" office:value-type="float" office:value="0.5425">
            <text:p>0.5425</text:p>
          </table:table-cell>
          <table:table-cell table:formula="of:=1-[.S216]/SUM([.L216:.T216])" office:value-type="float" office:value="0.525">
            <text:p>0.5250</text:p>
          </table:table-cell>
          <table:table-cell table:formula="of:=[.I216]/[.J216]" office:value-type="percentage" office:value="0.36117381489842">
            <text:p>36.12%</text:p>
          </table:table-cell>
          <table:table-cell table:formula="of:=[.K216]" office:value-type="string" office:string-value="40 Gerrard Street East - Maple Leaf Apartments">
            <text:p>40 Gerrard Street East - Maple Leaf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5">
            <text:p>505</text:p>
          </table:table-cell>
          <table:table-cell/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351">
            <text:p>351</text:p>
          </table:table-cell>
          <table:table-cell office:value-type="string">
            <text:p>96 Gerrard Street East - Neil Wycik Co-operati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style-name="ce2" table:formula="of:=1-[.Z217]" office:value-type="percentage" office:value="0.69078947368421">
            <text:p>69.08%</text:p>
          </table:table-cell>
          <table:table-cell table:style-name="ce3" table:formula="of:=IF([.J217]&gt;0;[.I217]/[.J217];0)" office:value-type="float" office:value="0.433048433048433">
            <text:p>0.433</text:p>
          </table:table-cell>
          <table:table-cell table:style-name="ce4" table:formula="of:=[.O217]/SUM([.L217:.T217])" office:value-type="float" office:value="0.375">
            <text:p>0.3750</text:p>
          </table:table-cell>
          <table:table-cell table:style-name="ce4" table:formula="of:=[.T217]/SUM([.L217:.T217])" office:value-type="float" office:value="0.131578947368421">
            <text:p>0.1316</text:p>
          </table:table-cell>
          <table:table-cell table:style-name="ce4" table:formula="of:=[.R217]/SUM([.L217:.T217])" office:value-type="float" office:value="0.164473684210526">
            <text:p>0.1645</text:p>
          </table:table-cell>
          <table:table-cell table:formula="of:=[.S217]/SUM([.L217:.T217])" office:value-type="float" office:value="0.309210526315789">
            <text:p>0.3092</text:p>
          </table:table-cell>
          <table:table-cell table:formula="of:=[.E217]/[.I217]" office:value-type="float" office:value="0.664473684210526">
            <text:p>0.6645</text:p>
          </table:table-cell>
          <table:table-cell table:formula="of:=IF([.I217]&lt;144-119;0;0.4*[.Z217]+0.6*[.AA217])" office:value-type="float" office:value="0.522368421052632">
            <text:p>0.5224</text:p>
          </table:table-cell>
          <table:table-cell table:formula="of:=1-[.S217]/SUM([.L217:.T217])" office:value-type="float" office:value="0.69078947368421">
            <text:p>0.6908</text:p>
          </table:table-cell>
          <table:table-cell table:formula="of:=[.I217]/[.J217]" office:value-type="percentage" office:value="0.433048433048433">
            <text:p>43.30%</text:p>
          </table:table-cell>
          <table:table-cell table:formula="of:=[.K217]" office:value-type="string" office:string-value="96 Gerrard Street East - Neil Wycik Co-operative">
            <text:p>96 Gerrard Street East - Neil Wycik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6">
            <text:p>506</text:p>
          </table:table-cell>
          <table:table-cell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string">
            <text:p>Le Collège françai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style-name="ce2" table:formula="of:=1-[.Z218]" office:value-type="percentage" office:value="0.636363636363636">
            <text:p>63.64%</text:p>
          </table:table-cell>
          <table:table-cell table:style-name="ce3" table:formula="of:=IF([.J218]&gt;0;[.I218]/[.J218];0)" office:value-type="float" office:value="0.26046511627907">
            <text:p>0.260</text:p>
          </table:table-cell>
          <table:table-cell table:style-name="ce4" table:formula="of:=[.O218]/SUM([.L218:.T218])" office:value-type="float" office:value="0.363636363636364">
            <text:p>0.3636</text:p>
          </table:table-cell>
          <table:table-cell table:style-name="ce4" table:formula="of:=[.T218]/SUM([.L218:.T218])" office:value-type="float" office:value="0.109090909090909">
            <text:p>0.1091</text:p>
          </table:table-cell>
          <table:table-cell table:style-name="ce4" table:formula="of:=[.R218]/SUM([.L218:.T218])" office:value-type="float" office:value="0.0909090909090909">
            <text:p>0.0909</text:p>
          </table:table-cell>
          <table:table-cell table:formula="of:=[.S218]/SUM([.L218:.T218])" office:value-type="float" office:value="0.363636363636364">
            <text:p>0.3636</text:p>
          </table:table-cell>
          <table:table-cell table:formula="of:=[.E218]/[.I218]" office:value-type="float" office:value="0.553571428571429">
            <text:p>0.5536</text:p>
          </table:table-cell>
          <table:table-cell table:formula="of:=IF([.I218]&lt;144-119;0;0.4*[.Z218]+0.6*[.AA218])" office:value-type="float" office:value="0.477597402597403">
            <text:p>0.4776</text:p>
          </table:table-cell>
          <table:table-cell table:formula="of:=1-[.S218]/SUM([.L218:.T218])" office:value-type="float" office:value="0.636363636363636">
            <text:p>0.6364</text:p>
          </table:table-cell>
          <table:table-cell table:formula="of:=[.I218]/[.J218]" office:value-type="percentage" office:value="0.26046511627907">
            <text:p>26.05%</text:p>
          </table:table-cell>
          <table:table-cell table:formula="of:=[.K218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7">
            <text:p>507</text:p>
          </table:table-cell>
          <table:table-cell/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202">
            <text:p>202</text:p>
          </table:table-cell>
          <table:table-cell office:value-type="string">
            <text:p>117 Gerrard Street East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table:style-name="ce2" table:formula="of:=1-[.Z219]" office:value-type="percentage" office:value="0.5">
            <text:p>50.00%</text:p>
          </table:table-cell>
          <table:table-cell table:style-name="ce3" table:formula="of:=IF([.J219]&gt;0;[.I219]/[.J219];0)" office:value-type="float" office:value="0.569306930693069">
            <text:p>0.569</text:p>
          </table:table-cell>
          <table:table-cell table:style-name="ce4" table:formula="of:=[.O219]/SUM([.L219:.T219])" office:value-type="float" office:value="0.228070175438596">
            <text:p>0.2281</text:p>
          </table:table-cell>
          <table:table-cell table:style-name="ce4" table:formula="of:=[.T219]/SUM([.L219:.T219])" office:value-type="float" office:value="0.105263157894737">
            <text:p>0.1053</text:p>
          </table:table-cell>
          <table:table-cell table:style-name="ce4" table:formula="of:=[.R219]/SUM([.L219:.T219])" office:value-type="float" office:value="0.140350877192982">
            <text:p>0.1404</text:p>
          </table:table-cell>
          <table:table-cell table:formula="of:=[.S219]/SUM([.L219:.T219])" office:value-type="float" office:value="0.5">
            <text:p>0.5000</text:p>
          </table:table-cell>
          <table:table-cell table:formula="of:=[.E219]/[.I219]" office:value-type="float" office:value="0.608695652173913">
            <text:p>0.6087</text:p>
          </table:table-cell>
          <table:table-cell table:formula="of:=IF([.I219]&lt;144-119;0;0.4*[.Z219]+0.6*[.AA219])" office:value-type="float" office:value="0.565217391304348">
            <text:p>0.5652</text:p>
          </table:table-cell>
          <table:table-cell table:formula="of:=1-[.S219]/SUM([.L219:.T219])" office:value-type="float" office:value="0.5">
            <text:p>0.5000</text:p>
          </table:table-cell>
          <table:table-cell table:formula="of:=[.I219]/[.J219]" office:value-type="percentage" office:value="0.569306930693069">
            <text:p>56.93%</text:p>
          </table:table-cell>
          <table:table-cell table:formula="of:=[.K219]" office:value-type="string" office:string-value="117 Gerrard Street East">
            <text:p>117 Gerrard Street Ea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8">
            <text:p>508</text:p>
          </table:table-cell>
          <table:table-cell/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string">
            <text:p>Le Collège françai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table:style-name="ce2" table:formula="of:=1-[.Z220]" office:value-type="percentage" office:value="0.532608695652174">
            <text:p>53.26%</text:p>
          </table:table-cell>
          <table:table-cell table:style-name="ce3" table:formula="of:=IF([.J220]&gt;0;[.I220]/[.J220];0)" office:value-type="float" office:value="0.505494505494506">
            <text:p>0.505</text:p>
          </table:table-cell>
          <table:table-cell table:style-name="ce4" table:formula="of:=[.O220]/SUM([.L220:.T220])" office:value-type="float" office:value="0.195652173913043">
            <text:p>0.1957</text:p>
          </table:table-cell>
          <table:table-cell table:style-name="ce4" table:formula="of:=[.T220]/SUM([.L220:.T220])" office:value-type="float" office:value="0.0978260869565217">
            <text:p>0.0978</text:p>
          </table:table-cell>
          <table:table-cell table:style-name="ce4" table:formula="of:=[.R220]/SUM([.L220:.T220])" office:value-type="float" office:value="0.184782608695652">
            <text:p>0.1848</text:p>
          </table:table-cell>
          <table:table-cell table:formula="of:=[.S220]/SUM([.L220:.T220])" office:value-type="float" office:value="0.467391304347826">
            <text:p>0.4674</text:p>
          </table:table-cell>
          <table:table-cell table:formula="of:=[.E220]/[.I220]" office:value-type="float" office:value="0.608695652173913">
            <text:p>0.6087</text:p>
          </table:table-cell>
          <table:table-cell table:formula="of:=IF([.I220]&lt;144-119;0;0.4*[.Z220]+0.6*[.AA220])" office:value-type="float" office:value="0.552173913043478">
            <text:p>0.5522</text:p>
          </table:table-cell>
          <table:table-cell table:formula="of:=1-[.S220]/SUM([.L220:.T220])" office:value-type="float" office:value="0.532608695652174">
            <text:p>0.5326</text:p>
          </table:table-cell>
          <table:table-cell table:formula="of:=[.I220]/[.J220]" office:value-type="percentage" office:value="0.505494505494506">
            <text:p>50.55%</text:p>
          </table:table-cell>
          <table:table-cell table:formula="of:=[.K220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9">
            <text:p>509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office:value-type="string">
            <text:p>John Innes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2" table:formula="of:=1-[.Z221]" office:value-type="percentage" office:value="0.588235294117647">
            <text:p>58.82%</text:p>
          </table:table-cell>
          <table:table-cell table:style-name="ce3" table:formula="of:=IF([.J221]&gt;0;[.I221]/[.J221];0)" office:value-type="float" office:value="0.184782608695652">
            <text:p>0.185</text:p>
          </table:table-cell>
          <table:table-cell table:style-name="ce4" table:formula="of:=[.O221]/SUM([.L221:.T221])" office:value-type="float" office:value="0.235294117647059">
            <text:p>0.2353</text:p>
          </table:table-cell>
          <table:table-cell table:style-name="ce4" table:formula="of:=[.T221]/SUM([.L221:.T221])" office:value-type="float" office:value="0.176470588235294">
            <text:p>0.1765</text:p>
          </table:table-cell>
          <table:table-cell table:style-name="ce4" table:formula="of:=[.R221]/SUM([.L221:.T221])" office:value-type="float" office:value="0.176470588235294">
            <text:p>0.1765</text:p>
          </table:table-cell>
          <table:table-cell table:formula="of:=[.S221]/SUM([.L221:.T221])" office:value-type="float" office:value="0.411764705882353">
            <text:p>0.4118</text:p>
          </table:table-cell>
          <table:table-cell table:formula="of:=[.E221]/[.I221]" office:value-type="float" office:value="0.529411764705882">
            <text:p>0.5294</text:p>
          </table:table-cell>
          <table:table-cell table:formula="of:=IF([.I221]&lt;144-119;0;0.4*[.Z221]+0.6*[.AA221])" office:value-type="float" office:value="0">
            <text:p>0.0000</text:p>
          </table:table-cell>
          <table:table-cell table:formula="of:=1-[.S221]/SUM([.L221:.T221])" office:value-type="float" office:value="0.588235294117647">
            <text:p>0.5882</text:p>
          </table:table-cell>
          <table:table-cell table:formula="of:=[.I221]/[.J221]" office:value-type="percentage" office:value="0.184782608695652">
            <text:p>18.48%</text:p>
          </table:table-cell>
          <table:table-cell table:formula="of:=[.K221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0">
            <text:p>510</text:p>
          </table:table-cell>
          <table:table-cell/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323">
            <text:p>323</text:p>
          </table:table-cell>
          <table:table-cell office:value-type="string">
            <text:p>251 Sherbourne - Dan Harrison Apartment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table:style-name="ce2" table:formula="of:=1-[.Z222]" office:value-type="percentage" office:value="0.471544715447154">
            <text:p>47.15%</text:p>
          </table:table-cell>
          <table:table-cell table:style-name="ce3" table:formula="of:=IF([.J222]&gt;0;[.I222]/[.J222];0)" office:value-type="float" office:value="0.393188854489164">
            <text:p>0.393</text:p>
          </table:table-cell>
          <table:table-cell table:style-name="ce4" table:formula="of:=[.O222]/SUM([.L222:.T222])" office:value-type="float" office:value="0.292682926829268">
            <text:p>0.2927</text:p>
          </table:table-cell>
          <table:table-cell table:style-name="ce4" table:formula="of:=[.T222]/SUM([.L222:.T222])" office:value-type="float" office:value="0.0650406504065041">
            <text:p>0.0650</text:p>
          </table:table-cell>
          <table:table-cell table:style-name="ce4" table:formula="of:=[.R222]/SUM([.L222:.T222])" office:value-type="float" office:value="0.016260162601626">
            <text:p>0.0163</text:p>
          </table:table-cell>
          <table:table-cell table:formula="of:=[.S222]/SUM([.L222:.T222])" office:value-type="float" office:value="0.528455284552846">
            <text:p>0.5285</text:p>
          </table:table-cell>
          <table:table-cell table:formula="of:=[.E222]/[.I222]" office:value-type="float" office:value="0.425196850393701">
            <text:p>0.4252</text:p>
          </table:table-cell>
          <table:table-cell table:formula="of:=IF([.I222]&lt;144-119;0;0.4*[.Z222]+0.6*[.AA222])" office:value-type="float" office:value="0.466500224057359">
            <text:p>0.4665</text:p>
          </table:table-cell>
          <table:table-cell table:formula="of:=1-[.S222]/SUM([.L222:.T222])" office:value-type="float" office:value="0.471544715447154">
            <text:p>0.4715</text:p>
          </table:table-cell>
          <table:table-cell table:formula="of:=[.I222]/[.J222]" office:value-type="percentage" office:value="0.393188854489164">
            <text:p>39.32%</text:p>
          </table:table-cell>
          <table:table-cell table:formula="of:=[.K222]" office:value-type="string" office:string-value="251 Sherbourne - Dan Harrison Apartments">
            <text:p>251 Sherbourne - Dan Harrison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2">
            <text:p>512</text:p>
          </table:table-cell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3"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string">
            <text:p>261 Jarvis Street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table:style-name="ce2" table:formula="of:=1-[.Z223]" office:value-type="percentage" office:value="0.602739726027397">
            <text:p>60.27%</text:p>
          </table:table-cell>
          <table:table-cell table:style-name="ce3" table:formula="of:=IF([.J223]&gt;0;[.I223]/[.J223];0)" office:value-type="float" office:value="0.439759036144578">
            <text:p>0.440</text:p>
          </table:table-cell>
          <table:table-cell table:style-name="ce4" table:formula="of:=[.O223]/SUM([.L223:.T223])" office:value-type="float" office:value="0.301369863013699">
            <text:p>0.3014</text:p>
          </table:table-cell>
          <table:table-cell table:style-name="ce4" table:formula="of:=[.T223]/SUM([.L223:.T223])" office:value-type="float" office:value="0.123287671232877">
            <text:p>0.1233</text:p>
          </table:table-cell>
          <table:table-cell table:style-name="ce4" table:formula="of:=[.R223]/SUM([.L223:.T223])" office:value-type="float" office:value="0">
            <text:p>0.0000</text:p>
          </table:table-cell>
          <table:table-cell table:formula="of:=[.S223]/SUM([.L223:.T223])" office:value-type="float" office:value="0.397260273972603">
            <text:p>0.3973</text:p>
          </table:table-cell>
          <table:table-cell table:formula="of:=[.E223]/[.I223]" office:value-type="float" office:value="0.547945205479452">
            <text:p>0.5479</text:p>
          </table:table-cell>
          <table:table-cell table:formula="of:=IF([.I223]&lt;144-119;0;0.4*[.Z223]+0.6*[.AA223])" office:value-type="float" office:value="0.487671232876712">
            <text:p>0.4877</text:p>
          </table:table-cell>
          <table:table-cell table:formula="of:=1-[.S223]/SUM([.L223:.T223])" office:value-type="float" office:value="0.602739726027397">
            <text:p>0.6027</text:p>
          </table:table-cell>
          <table:table-cell table:formula="of:=[.I223]/[.J223]" office:value-type="percentage" office:value="0.439759036144578">
            <text:p>43.98%</text:p>
          </table:table-cell>
          <table:table-cell table:formula="of:=[.K223]" office:value-type="string" office:string-value="261 Jarvis Street">
            <text:p>261 Jarvis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3">
            <text:p>513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string">
            <text:p>John Innes Community Centr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2" table:formula="of:=1-[.Z224]" office:value-type="percentage" office:value="0.526315789473684">
            <text:p>52.63%</text:p>
          </table:table-cell>
          <table:table-cell table:style-name="ce3" table:formula="of:=IF([.J224]&gt;0;[.I224]/[.J224];0)" office:value-type="float" office:value="0.21505376344086">
            <text:p>0.215</text:p>
          </table:table-cell>
          <table:table-cell table:style-name="ce4" table:formula="of:=[.O224]/SUM([.L224:.T224])" office:value-type="float" office:value="0.31578947368421">
            <text:p>0.3158</text:p>
          </table:table-cell>
          <table:table-cell table:style-name="ce4" table:formula="of:=[.T224]/SUM([.L224:.T224])" office:value-type="float" office:value="0.105263157894737">
            <text:p>0.1053</text:p>
          </table:table-cell>
          <table:table-cell table:style-name="ce4" table:formula="of:=[.R224]/SUM([.L224:.T224])" office:value-type="float" office:value="0">
            <text:p>0.0000</text:p>
          </table:table-cell>
          <table:table-cell table:formula="of:=[.S224]/SUM([.L224:.T224])" office:value-type="float" office:value="0.473684210526316">
            <text:p>0.4737</text:p>
          </table:table-cell>
          <table:table-cell table:formula="of:=[.E224]/[.I224]" office:value-type="float" office:value="0.65">
            <text:p>0.6500</text:p>
          </table:table-cell>
          <table:table-cell table:formula="of:=IF([.I224]&lt;144-119;0;0.4*[.Z224]+0.6*[.AA224])" office:value-type="float" office:value="0">
            <text:p>0.0000</text:p>
          </table:table-cell>
          <table:table-cell table:formula="of:=1-[.S224]/SUM([.L224:.T224])" office:value-type="float" office:value="0.526315789473684">
            <text:p>0.5263</text:p>
          </table:table-cell>
          <table:table-cell table:formula="of:=[.I224]/[.J224]" office:value-type="percentage" office:value="0.21505376344086">
            <text:p>21.51%</text:p>
          </table:table-cell>
          <table:table-cell table:formula="of:=[.K224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4">
            <text:p>514</text:p>
          </table:table-cell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24">
            <text:p>124</text:p>
          </table:table-cell>
          <table:table-cell office:value-type="string">
            <text:p>John Innes Community Cent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2" table:formula="of:=1-[.Z225]" office:value-type="percentage" office:value="0.619047619047619">
            <text:p>61.90%</text:p>
          </table:table-cell>
          <table:table-cell table:style-name="ce3" table:formula="of:=IF([.J225]&gt;0;[.I225]/[.J225];0)" office:value-type="float" office:value="0.169354838709677">
            <text:p>0.169</text:p>
          </table:table-cell>
          <table:table-cell table:style-name="ce4" table:formula="of:=[.O225]/SUM([.L225:.T225])" office:value-type="float" office:value="0.0476190476190476">
            <text:p>0.0476</text:p>
          </table:table-cell>
          <table:table-cell table:style-name="ce4" table:formula="of:=[.T225]/SUM([.L225:.T225])" office:value-type="float" office:value="0.285714285714286">
            <text:p>0.2857</text:p>
          </table:table-cell>
          <table:table-cell table:style-name="ce4" table:formula="of:=[.R225]/SUM([.L225:.T225])" office:value-type="float" office:value="0.0476190476190476">
            <text:p>0.0476</text:p>
          </table:table-cell>
          <table:table-cell table:formula="of:=[.S225]/SUM([.L225:.T225])" office:value-type="float" office:value="0.380952380952381">
            <text:p>0.3810</text:p>
          </table:table-cell>
          <table:table-cell table:formula="of:=[.E225]/[.I225]" office:value-type="float" office:value="0.380952380952381">
            <text:p>0.3810</text:p>
          </table:table-cell>
          <table:table-cell table:formula="of:=IF([.I225]&lt;144-119;0;0.4*[.Z225]+0.6*[.AA225])" office:value-type="float" office:value="0">
            <text:p>0.0000</text:p>
          </table:table-cell>
          <table:table-cell table:formula="of:=1-[.S225]/SUM([.L225:.T225])" office:value-type="float" office:value="0.619047619047619">
            <text:p>0.6190</text:p>
          </table:table-cell>
          <table:table-cell table:formula="of:=[.I225]/[.J225]" office:value-type="percentage" office:value="0.169354838709677">
            <text:p>16.94%</text:p>
          </table:table-cell>
          <table:table-cell table:formula="of:=[.K225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5">
            <text:p>515</text:p>
          </table:table-cell>
          <table:table-cell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68">
            <text:p>168</text:p>
          </table:table-cell>
          <table:table-cell office:value-type="string">
            <text:p>John Innes Community Centr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style-name="ce2" table:formula="of:=1-[.Z226]" office:value-type="percentage" office:value="0.446428571428571">
            <text:p>44.64%</text:p>
          </table:table-cell>
          <table:table-cell table:style-name="ce3" table:formula="of:=IF([.J226]&gt;0;[.I226]/[.J226];0)" office:value-type="float" office:value="0.345238095238095">
            <text:p>0.345</text:p>
          </table:table-cell>
          <table:table-cell table:style-name="ce4" table:formula="of:=[.O226]/SUM([.L226:.T226])" office:value-type="float" office:value="0.232142857142857">
            <text:p>0.2321</text:p>
          </table:table-cell>
          <table:table-cell table:style-name="ce4" table:formula="of:=[.T226]/SUM([.L226:.T226])" office:value-type="float" office:value="0.0714285714285714">
            <text:p>0.0714</text:p>
          </table:table-cell>
          <table:table-cell table:style-name="ce4" table:formula="of:=[.R226]/SUM([.L226:.T226])" office:value-type="float" office:value="0.0535714285714286">
            <text:p>0.0536</text:p>
          </table:table-cell>
          <table:table-cell table:formula="of:=[.S226]/SUM([.L226:.T226])" office:value-type="float" office:value="0.553571428571429">
            <text:p>0.5536</text:p>
          </table:table-cell>
          <table:table-cell table:formula="of:=[.E226]/[.I226]" office:value-type="float" office:value="0.568965517241379">
            <text:p>0.5690</text:p>
          </table:table-cell>
          <table:table-cell table:formula="of:=IF([.I226]&lt;144-119;0;0.4*[.Z226]+0.6*[.AA226])" office:value-type="float" office:value="0.562807881773399">
            <text:p>0.5628</text:p>
          </table:table-cell>
          <table:table-cell table:formula="of:=1-[.S226]/SUM([.L226:.T226])" office:value-type="float" office:value="0.446428571428571">
            <text:p>0.4464</text:p>
          </table:table-cell>
          <table:table-cell table:formula="of:=[.I226]/[.J226]" office:value-type="percentage" office:value="0.345238095238095">
            <text:p>34.52%</text:p>
          </table:table-cell>
          <table:table-cell table:formula="of:=[.K226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6">
            <text:p>516</text:p>
          </table:table-cell>
          <table:table-cell/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60">
            <text:p>160</text:p>
          </table:table-cell>
          <table:table-cell office:value-type="string">
            <text:p>310 Dundas Street East - William Dennis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style-name="ce2" table:formula="of:=1-[.Z227]" office:value-type="percentage" office:value="0.652173913043478">
            <text:p>65.22%</text:p>
          </table:table-cell>
          <table:table-cell table:style-name="ce3" table:formula="of:=IF([.J227]&gt;0;[.I227]/[.J227];0)" office:value-type="float" office:value="0.48125">
            <text:p>0.481</text:p>
          </table:table-cell>
          <table:table-cell table:style-name="ce4" table:formula="of:=[.O227]/SUM([.L227:.T227])" office:value-type="float" office:value="0.202898550724638">
            <text:p>0.2029</text:p>
          </table:table-cell>
          <table:table-cell table:style-name="ce4" table:formula="of:=[.T227]/SUM([.L227:.T227])" office:value-type="float" office:value="0.0869565217391304">
            <text:p>0.0870</text:p>
          </table:table-cell>
          <table:table-cell table:style-name="ce4" table:formula="of:=[.R227]/SUM([.L227:.T227])" office:value-type="float" office:value="0.0579710144927536">
            <text:p>0.0580</text:p>
          </table:table-cell>
          <table:table-cell table:formula="of:=[.S227]/SUM([.L227:.T227])" office:value-type="float" office:value="0.347826086956522">
            <text:p>0.3478</text:p>
          </table:table-cell>
          <table:table-cell table:formula="of:=[.E227]/[.I227]" office:value-type="float" office:value="0.298701298701299">
            <text:p>0.2987</text:p>
          </table:table-cell>
          <table:table-cell table:formula="of:=IF([.I227]&lt;144-119;0;0.4*[.Z227]+0.6*[.AA227])" office:value-type="float" office:value="0.318351214003388">
            <text:p>0.3184</text:p>
          </table:table-cell>
          <table:table-cell table:formula="of:=1-[.S227]/SUM([.L227:.T227])" office:value-type="float" office:value="0.652173913043478">
            <text:p>0.6522</text:p>
          </table:table-cell>
          <table:table-cell table:formula="of:=[.I227]/[.J227]" office:value-type="percentage" office:value="0.48125">
            <text:p>48.13%</text:p>
          </table:table-cell>
          <table:table-cell table:formula="of:=[.K227]" office:value-type="string" office:string-value="310 Dundas Street East - William Dennison">
            <text:p>310 Dundas Street East - William Denniso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8">
            <text:p>518</text:p>
          </table:table-cell>
          <table:table-cell/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string">
            <text:p>90 Sumach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table:style-name="ce2" table:formula="of:=1-[.Z228]" office:value-type="percentage" office:value="0.553191489361702">
            <text:p>55.32%</text:p>
          </table:table-cell>
          <table:table-cell table:style-name="ce3" table:formula="of:=IF([.J228]&gt;0;[.I228]/[.J228];0)" office:value-type="float" office:value="0.60126582278481">
            <text:p>0.601</text:p>
          </table:table-cell>
          <table:table-cell table:style-name="ce4" table:formula="of:=[.O228]/SUM([.L228:.T228])" office:value-type="float" office:value="0.074468085106383">
            <text:p>0.0745</text:p>
          </table:table-cell>
          <table:table-cell table:style-name="ce4" table:formula="of:=[.T228]/SUM([.L228:.T228])" office:value-type="float" office:value="0.297872340425532">
            <text:p>0.2979</text:p>
          </table:table-cell>
          <table:table-cell table:style-name="ce4" table:formula="of:=[.R228]/SUM([.L228:.T228])" office:value-type="float" office:value="0.180851063829787">
            <text:p>0.1809</text:p>
          </table:table-cell>
          <table:table-cell table:formula="of:=[.S228]/SUM([.L228:.T228])" office:value-type="float" office:value="0.446808510638298">
            <text:p>0.4468</text:p>
          </table:table-cell>
          <table:table-cell table:formula="of:=[.E228]/[.I228]" office:value-type="float" office:value="0.547368421052632">
            <text:p>0.5474</text:p>
          </table:table-cell>
          <table:table-cell table:formula="of:=IF([.I228]&lt;144-119;0;0.4*[.Z228]+0.6*[.AA228])" office:value-type="float" office:value="0.507144456886898">
            <text:p>0.5071</text:p>
          </table:table-cell>
          <table:table-cell table:formula="of:=1-[.S228]/SUM([.L228:.T228])" office:value-type="float" office:value="0.553191489361702">
            <text:p>0.5532</text:p>
          </table:table-cell>
          <table:table-cell table:formula="of:=[.I228]/[.J228]" office:value-type="percentage" office:value="0.60126582278481">
            <text:p>60.13%</text:p>
          </table:table-cell>
          <table:table-cell table:formula="of:=[.K228]" office:value-type="string" office:string-value="90 Sumach Street">
            <text:p>90 Sumach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9">
            <text:p>519</text:p>
          </table:table-cell>
          <table:table-cell/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3">
            <text:p>143</text:p>
          </table:table-cell>
          <table:table-cell office:value-type="string">
            <text:p>Metta Housing Co-operativ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style-name="ce2" table:formula="of:=1-[.Z229]" office:value-type="percentage" office:value="0.5">
            <text:p>50.00%</text:p>
          </table:table-cell>
          <table:table-cell table:style-name="ce3" table:formula="of:=IF([.J229]&gt;0;[.I229]/[.J229];0)" office:value-type="float" office:value="0.468531468531469">
            <text:p>0.469</text:p>
          </table:table-cell>
          <table:table-cell table:style-name="ce4" table:formula="of:=[.O229]/SUM([.L229:.T229])" office:value-type="float" office:value="0.318181818181818">
            <text:p>0.3182</text:p>
          </table:table-cell>
          <table:table-cell table:style-name="ce4" table:formula="of:=[.T229]/SUM([.L229:.T229])" office:value-type="float" office:value="0.0909090909090909">
            <text:p>0.0909</text:p>
          </table:table-cell>
          <table:table-cell table:style-name="ce4" table:formula="of:=[.R229]/SUM([.L229:.T229])" office:value-type="float" office:value="0">
            <text:p>0.0000</text:p>
          </table:table-cell>
          <table:table-cell table:formula="of:=[.S229]/SUM([.L229:.T229])" office:value-type="float" office:value="0.5">
            <text:p>0.5000</text:p>
          </table:table-cell>
          <table:table-cell table:formula="of:=[.E229]/[.I229]" office:value-type="float" office:value="0.462686567164179">
            <text:p>0.4627</text:p>
          </table:table-cell>
          <table:table-cell table:formula="of:=IF([.I229]&lt;144-119;0;0.4*[.Z229]+0.6*[.AA229])" office:value-type="float" office:value="0.477611940298508">
            <text:p>0.4776</text:p>
          </table:table-cell>
          <table:table-cell table:formula="of:=1-[.S229]/SUM([.L229:.T229])" office:value-type="float" office:value="0.5">
            <text:p>0.5000</text:p>
          </table:table-cell>
          <table:table-cell table:formula="of:=[.I229]/[.J229]" office:value-type="percentage" office:value="0.468531468531469">
            <text:p>46.85%</text:p>
          </table:table-cell>
          <table:table-cell table:formula="of:=[.K229]" office:value-type="string" office:string-value="Metta Housing Co-operative">
            <text:p>Metta Housing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0">
            <text:p>520</text:p>
          </table:table-cell>
          <table:table-cell/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82">
            <text:p>182</text:p>
          </table:table-cell>
          <table:table-cell office:value-type="string">
            <text:p>Ryerson University International Learning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2" table:formula="of:=1-[.Z230]" office:value-type="percentage" office:value="0.417721518987342">
            <text:p>41.77%</text:p>
          </table:table-cell>
          <table:table-cell table:style-name="ce3" table:formula="of:=IF([.J230]&gt;0;[.I230]/[.J230];0)" office:value-type="float" office:value="0.434065934065934">
            <text:p>0.434</text:p>
          </table:table-cell>
          <table:table-cell table:style-name="ce4" table:formula="of:=[.O230]/SUM([.L230:.T230])" office:value-type="float" office:value="0.291139240506329">
            <text:p>0.2911</text:p>
          </table:table-cell>
          <table:table-cell table:style-name="ce4" table:formula="of:=[.T230]/SUM([.L230:.T230])" office:value-type="float" office:value="0.0506329113924051">
            <text:p>0.0506</text:p>
          </table:table-cell>
          <table:table-cell table:style-name="ce4" table:formula="of:=[.R230]/SUM([.L230:.T230])" office:value-type="float" office:value="0.0632911392405063">
            <text:p>0.0633</text:p>
          </table:table-cell>
          <table:table-cell table:formula="of:=[.S230]/SUM([.L230:.T230])" office:value-type="float" office:value="0.582278481012658">
            <text:p>0.5823</text:p>
          </table:table-cell>
          <table:table-cell table:formula="of:=[.E230]/[.I230]" office:value-type="float" office:value="0.607594936708861">
            <text:p>0.6076</text:p>
          </table:table-cell>
          <table:table-cell table:formula="of:=IF([.I230]&lt;144-119;0;0.4*[.Z230]+0.6*[.AA230])" office:value-type="float" office:value="0.59746835443038">
            <text:p>0.5975</text:p>
          </table:table-cell>
          <table:table-cell table:formula="of:=1-[.S230]/SUM([.L230:.T230])" office:value-type="float" office:value="0.417721518987342">
            <text:p>0.4177</text:p>
          </table:table-cell>
          <table:table-cell table:formula="of:=[.I230]/[.J230]" office:value-type="percentage" office:value="0.434065934065934">
            <text:p>43.41%</text:p>
          </table:table-cell>
          <table:table-cell table:formula="of:=[.K230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1">
            <text:p>521</text:p>
          </table:table-cell>
          <table:table-cell/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99">
            <text:p>199</text:p>
          </table:table-cell>
          <table:table-cell office:value-type="string">
            <text:p>75 Dalhousie Street - The Boo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table:style-name="ce2" table:formula="of:=1-[.Z231]" office:value-type="percentage" office:value="0.63716814159292">
            <text:p>63.72%</text:p>
          </table:table-cell>
          <table:table-cell table:style-name="ce3" table:formula="of:=IF([.J231]&gt;0;[.I231]/[.J231];0)" office:value-type="float" office:value="0.577889447236181">
            <text:p>0.578</text:p>
          </table:table-cell>
          <table:table-cell table:style-name="ce4" table:formula="of:=[.O231]/SUM([.L231:.T231])" office:value-type="float" office:value="0.292035398230088">
            <text:p>0.2920</text:p>
          </table:table-cell>
          <table:table-cell table:style-name="ce4" table:formula="of:=[.T231]/SUM([.L231:.T231])" office:value-type="float" office:value="0.185840707964602">
            <text:p>0.1858</text:p>
          </table:table-cell>
          <table:table-cell table:style-name="ce4" table:formula="of:=[.R231]/SUM([.L231:.T231])" office:value-type="float" office:value="0.141592920353982">
            <text:p>0.1416</text:p>
          </table:table-cell>
          <table:table-cell table:formula="of:=[.S231]/SUM([.L231:.T231])" office:value-type="float" office:value="0.36283185840708">
            <text:p>0.3628</text:p>
          </table:table-cell>
          <table:table-cell table:formula="of:=[.E231]/[.I231]" office:value-type="float" office:value="0.278260869565217">
            <text:p>0.2783</text:p>
          </table:table-cell>
          <table:table-cell table:formula="of:=IF([.I231]&lt;144-119;0;0.4*[.Z231]+0.6*[.AA231])" office:value-type="float" office:value="0.312089265101962">
            <text:p>0.3121</text:p>
          </table:table-cell>
          <table:table-cell table:formula="of:=1-[.S231]/SUM([.L231:.T231])" office:value-type="float" office:value="0.63716814159292">
            <text:p>0.6372</text:p>
          </table:table-cell>
          <table:table-cell table:formula="of:=[.I231]/[.J231]" office:value-type="percentage" office:value="0.577889447236181">
            <text:p>57.79%</text:p>
          </table:table-cell>
          <table:table-cell table:formula="of:=[.K231]" office:value-type="string" office:string-value="75 Dalhousie Street - The Boot">
            <text:p>75 Dalhousie Street - The Boo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2">
            <text:p>522</text:p>
          </table:table-cell>
          <table:table-cell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40">
            <text:p>140</text:p>
          </table:table-cell>
          <table:table-cell office:value-type="string">
            <text:p>88 Mutual Stre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style-name="ce2" table:formula="of:=1-[.Z232]" office:value-type="percentage" office:value="0.455882352941176">
            <text:p>45.59%</text:p>
          </table:table-cell>
          <table:table-cell table:style-name="ce3" table:formula="of:=IF([.J232]&gt;0;[.I232]/[.J232];0)" office:value-type="float" office:value="0.485714285714286">
            <text:p>0.486</text:p>
          </table:table-cell>
          <table:table-cell table:style-name="ce4" table:formula="of:=[.O232]/SUM([.L232:.T232])" office:value-type="float" office:value="0.308823529411765">
            <text:p>0.3088</text:p>
          </table:table-cell>
          <table:table-cell table:style-name="ce4" table:formula="of:=[.T232]/SUM([.L232:.T232])" office:value-type="float" office:value="0.0588235294117647">
            <text:p>0.0588</text:p>
          </table:table-cell>
          <table:table-cell table:style-name="ce4" table:formula="of:=[.R232]/SUM([.L232:.T232])" office:value-type="float" office:value="0.0441176470588235">
            <text:p>0.0441</text:p>
          </table:table-cell>
          <table:table-cell table:formula="of:=[.S232]/SUM([.L232:.T232])" office:value-type="float" office:value="0.544117647058823">
            <text:p>0.5441</text:p>
          </table:table-cell>
          <table:table-cell table:formula="of:=[.E232]/[.I232]" office:value-type="float" office:value="0.485294117647059">
            <text:p>0.4853</text:p>
          </table:table-cell>
          <table:table-cell table:formula="of:=IF([.I232]&lt;144-119;0;0.4*[.Z232]+0.6*[.AA232])" office:value-type="float" office:value="0.508823529411765">
            <text:p>0.5088</text:p>
          </table:table-cell>
          <table:table-cell table:formula="of:=1-[.S232]/SUM([.L232:.T232])" office:value-type="float" office:value="0.455882352941176">
            <text:p>0.4559</text:p>
          </table:table-cell>
          <table:table-cell table:formula="of:=[.I232]/[.J232]" office:value-type="percentage" office:value="0.485714285714286">
            <text:p>48.57%</text:p>
          </table:table-cell>
          <table:table-cell table:formula="of:=[.K232]" office:value-type="string" office:string-value="88 Mutual Street">
            <text:p>88 Mutual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3">
            <text:p>523</text:p>
          </table:table-cell>
          <table:table-cell/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85">
            <text:p>285</text:p>
          </table:table-cell>
          <table:table-cell office:value-type="string">
            <text:p>275 Shuter Stree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style-name="ce2" table:formula="of:=1-[.Z233]" office:value-type="percentage" office:value="0.602272727272727">
            <text:p>60.23%</text:p>
          </table:table-cell>
          <table:table-cell table:style-name="ce3" table:formula="of:=IF([.J233]&gt;0;[.I233]/[.J233];0)" office:value-type="float" office:value="0.308771929824561">
            <text:p>0.309</text:p>
          </table:table-cell>
          <table:table-cell table:style-name="ce4" table:formula="of:=[.O233]/SUM([.L233:.T233])" office:value-type="float" office:value="0.340909090909091">
            <text:p>0.3409</text:p>
          </table:table-cell>
          <table:table-cell table:style-name="ce4" table:formula="of:=[.T233]/SUM([.L233:.T233])" office:value-type="float" office:value="0.136363636363636">
            <text:p>0.1364</text:p>
          </table:table-cell>
          <table:table-cell table:style-name="ce4" table:formula="of:=[.R233]/SUM([.L233:.T233])" office:value-type="float" office:value="0.0227272727272727">
            <text:p>0.0227</text:p>
          </table:table-cell>
          <table:table-cell table:formula="of:=[.S233]/SUM([.L233:.T233])" office:value-type="float" office:value="0.397727272727273">
            <text:p>0.3977</text:p>
          </table:table-cell>
          <table:table-cell table:formula="of:=[.E233]/[.I233]" office:value-type="float" office:value="0.636363636363636">
            <text:p>0.6364</text:p>
          </table:table-cell>
          <table:table-cell table:formula="of:=IF([.I233]&lt;144-119;0;0.4*[.Z233]+0.6*[.AA233])" office:value-type="float" office:value="0.540909090909091">
            <text:p>0.5409</text:p>
          </table:table-cell>
          <table:table-cell table:formula="of:=1-[.S233]/SUM([.L233:.T233])" office:value-type="float" office:value="0.602272727272727">
            <text:p>0.6023</text:p>
          </table:table-cell>
          <table:table-cell table:formula="of:=[.I233]/[.J233]" office:value-type="percentage" office:value="0.308771929824561">
            <text:p>30.88%</text:p>
          </table:table-cell>
          <table:table-cell table:formula="of:=[.K233]" office:value-type="string" office:string-value="275 Shuter Street">
            <text:p>275 Shu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4">
            <text:p>524</text:p>
          </table:table-cell>
          <table:table-cell/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337">
            <text:p>337</text:p>
          </table:table-cell>
          <table:table-cell office:value-type="string">
            <text:p>275 Shuter Stree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table:style-name="ce2" table:formula="of:=1-[.Z234]" office:value-type="percentage" office:value="0.516129032258065">
            <text:p>51.61%</text:p>
          </table:table-cell>
          <table:table-cell table:style-name="ce3" table:formula="of:=IF([.J234]&gt;0;[.I234]/[.J234];0)" office:value-type="float" office:value="0.459940652818991">
            <text:p>0.460</text:p>
          </table:table-cell>
          <table:table-cell table:style-name="ce4" table:formula="of:=[.O234]/SUM([.L234:.T234])" office:value-type="float" office:value="0.335483870967742">
            <text:p>0.3355</text:p>
          </table:table-cell>
          <table:table-cell table:style-name="ce4" table:formula="of:=[.T234]/SUM([.L234:.T234])" office:value-type="float" office:value="0.0967741935483871">
            <text:p>0.0968</text:p>
          </table:table-cell>
          <table:table-cell table:style-name="ce4" table:formula="of:=[.R234]/SUM([.L234:.T234])" office:value-type="float" office:value="0.0193548387096774">
            <text:p>0.0194</text:p>
          </table:table-cell>
          <table:table-cell table:formula="of:=[.S234]/SUM([.L234:.T234])" office:value-type="float" office:value="0.483870967741936">
            <text:p>0.4839</text:p>
          </table:table-cell>
          <table:table-cell table:formula="of:=[.E234]/[.I234]" office:value-type="float" office:value="0.393548387096774">
            <text:p>0.3935</text:p>
          </table:table-cell>
          <table:table-cell table:formula="of:=IF([.I234]&lt;144-119;0;0.4*[.Z234]+0.6*[.AA234])" office:value-type="float" office:value="0.429677419354839">
            <text:p>0.4297</text:p>
          </table:table-cell>
          <table:table-cell table:formula="of:=1-[.S234]/SUM([.L234:.T234])" office:value-type="float" office:value="0.516129032258065">
            <text:p>0.5161</text:p>
          </table:table-cell>
          <table:table-cell table:formula="of:=[.I234]/[.J234]" office:value-type="percentage" office:value="0.459940652818991">
            <text:p>45.99%</text:p>
          </table:table-cell>
          <table:table-cell table:formula="of:=[.K234]" office:value-type="string" office:string-value="275 Shuter Street">
            <text:p>275 Shu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5">
            <text:p>525</text:p>
          </table:table-cell>
          <table:table-cell/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  <table:table-cell office:value-type="float" office:value="330">
            <text:p>330</text:p>
          </table:table-cell>
          <table:table-cell office:value-type="string">
            <text:p>275 Shuter Stre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table:style-name="ce2" table:formula="of:=1-[.Z235]" office:value-type="percentage" office:value="0.513274336283186">
            <text:p>51.33%</text:p>
          </table:table-cell>
          <table:table-cell table:style-name="ce3" table:formula="of:=IF([.J235]&gt;0;[.I235]/[.J235];0)" office:value-type="float" office:value="0.345454545454545">
            <text:p>0.345</text:p>
          </table:table-cell>
          <table:table-cell table:style-name="ce4" table:formula="of:=[.O235]/SUM([.L235:.T235])" office:value-type="float" office:value="0.327433628318584">
            <text:p>0.3274</text:p>
          </table:table-cell>
          <table:table-cell table:style-name="ce4" table:formula="of:=[.T235]/SUM([.L235:.T235])" office:value-type="float" office:value="0.079646017699115">
            <text:p>0.0796</text:p>
          </table:table-cell>
          <table:table-cell table:style-name="ce4" table:formula="of:=[.R235]/SUM([.L235:.T235])" office:value-type="float" office:value="0.0530973451327434">
            <text:p>0.0531</text:p>
          </table:table-cell>
          <table:table-cell table:formula="of:=[.S235]/SUM([.L235:.T235])" office:value-type="float" office:value="0.486725663716814">
            <text:p>0.4867</text:p>
          </table:table-cell>
          <table:table-cell table:formula="of:=[.E235]/[.I235]" office:value-type="float" office:value="0.412280701754386">
            <text:p>0.4123</text:p>
          </table:table-cell>
          <table:table-cell table:formula="of:=IF([.I235]&lt;144-119;0;0.4*[.Z235]+0.6*[.AA235])" office:value-type="float" office:value="0.442058686539357">
            <text:p>0.4421</text:p>
          </table:table-cell>
          <table:table-cell table:formula="of:=1-[.S235]/SUM([.L235:.T235])" office:value-type="float" office:value="0.513274336283186">
            <text:p>0.5133</text:p>
          </table:table-cell>
          <table:table-cell table:formula="of:=[.I235]/[.J235]" office:value-type="percentage" office:value="0.345454545454545">
            <text:p>34.55%</text:p>
          </table:table-cell>
          <table:table-cell table:formula="of:=[.K235]" office:value-type="string" office:string-value="275 Shuter Street">
            <text:p>275 Shu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6">
            <text:p>526</text:p>
          </table:table-cell>
          <table:table-cell/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float" office:value="356">
            <text:p>356</text:p>
          </table:table-cell>
          <table:table-cell office:value-type="string">
            <text:p>275 Shuter Street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style-name="ce2" table:formula="of:=1-[.Z236]" office:value-type="percentage" office:value="0.515151515151515">
            <text:p>51.52%</text:p>
          </table:table-cell>
          <table:table-cell table:style-name="ce3" table:formula="of:=IF([.J236]&gt;0;[.I236]/[.J236];0)" office:value-type="float" office:value="0.283707865168539">
            <text:p>0.284</text:p>
          </table:table-cell>
          <table:table-cell table:style-name="ce4" table:formula="of:=[.O236]/SUM([.L236:.T236])" office:value-type="float" office:value="0.292929292929293">
            <text:p>0.2929</text:p>
          </table:table-cell>
          <table:table-cell table:style-name="ce4" table:formula="of:=[.T236]/SUM([.L236:.T236])" office:value-type="float" office:value="0.0808080808080808">
            <text:p>0.0808</text:p>
          </table:table-cell>
          <table:table-cell table:style-name="ce4" table:formula="of:=[.R236]/SUM([.L236:.T236])" office:value-type="float" office:value="0.0303030303030303">
            <text:p>0.0303</text:p>
          </table:table-cell>
          <table:table-cell table:formula="of:=[.S236]/SUM([.L236:.T236])" office:value-type="float" office:value="0.484848484848485">
            <text:p>0.4848</text:p>
          </table:table-cell>
          <table:table-cell table:formula="of:=[.E236]/[.I236]" office:value-type="float" office:value="0.396039603960396">
            <text:p>0.3960</text:p>
          </table:table-cell>
          <table:table-cell table:formula="of:=IF([.I236]&lt;144-119;0;0.4*[.Z236]+0.6*[.AA236])" office:value-type="float" office:value="0.431563156315632">
            <text:p>0.4316</text:p>
          </table:table-cell>
          <table:table-cell table:formula="of:=1-[.S236]/SUM([.L236:.T236])" office:value-type="float" office:value="0.515151515151515">
            <text:p>0.5152</text:p>
          </table:table-cell>
          <table:table-cell table:formula="of:=[.I236]/[.J236]" office:value-type="percentage" office:value="0.283707865168539">
            <text:p>28.37%</text:p>
          </table:table-cell>
          <table:table-cell table:formula="of:=[.K236]" office:value-type="string" office:string-value="275 Shuter Street">
            <text:p>275 Shu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7">
            <text:p>527</text:p>
          </table:table-cell>
          <table:table-cell/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500">
            <text:p>500</text:p>
          </table:table-cell>
          <table:table-cell office:value-type="string">
            <text:p>210 Victoria Street - Pantages Tow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table:style-name="ce2" table:formula="of:=1-[.Z237]" office:value-type="percentage" office:value="0.570815450643777">
            <text:p>57.08%</text:p>
          </table:table-cell>
          <table:table-cell table:style-name="ce3" table:formula="of:=IF([.J237]&gt;0;[.I237]/[.J237];0)" office:value-type="float" office:value="0.474">
            <text:p>0.474</text:p>
          </table:table-cell>
          <table:table-cell table:style-name="ce4" table:formula="of:=[.O237]/SUM([.L237:.T237])" office:value-type="float" office:value="0.210300429184549">
            <text:p>0.2103</text:p>
          </table:table-cell>
          <table:table-cell table:style-name="ce4" table:formula="of:=[.T237]/SUM([.L237:.T237])" office:value-type="float" office:value="0.270386266094421">
            <text:p>0.2704</text:p>
          </table:table-cell>
          <table:table-cell table:style-name="ce4" table:formula="of:=[.R237]/SUM([.L237:.T237])" office:value-type="float" office:value="0.0729613733905579">
            <text:p>0.0730</text:p>
          </table:table-cell>
          <table:table-cell table:formula="of:=[.S237]/SUM([.L237:.T237])" office:value-type="float" office:value="0.429184549356223">
            <text:p>0.4292</text:p>
          </table:table-cell>
          <table:table-cell table:formula="of:=[.E237]/[.I237]" office:value-type="float" office:value="0.590717299578059">
            <text:p>0.5907</text:p>
          </table:table-cell>
          <table:table-cell table:formula="of:=IF([.I237]&lt;144-119;0;0.4*[.Z237]+0.6*[.AA237])" office:value-type="float" office:value="0.526104199489325">
            <text:p>0.5261</text:p>
          </table:table-cell>
          <table:table-cell table:formula="of:=1-[.S237]/SUM([.L237:.T237])" office:value-type="float" office:value="0.570815450643777">
            <text:p>0.5708</text:p>
          </table:table-cell>
          <table:table-cell table:formula="of:=[.I237]/[.J237]" office:value-type="percentage" office:value="0.474">
            <text:p>47.40%</text:p>
          </table:table-cell>
          <table:table-cell table:formula="of:=[.K237]" office:value-type="string" office:string-value="210 Victoria Street - Pantages Tower">
            <text:p>210 Victoria Street - Pantages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8">
            <text:p>528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210 Victoria Street - Pantages Tower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table:formula="of:=1-[.Z238]" office:value-type="percentage" office:value="0">
            <text:p>0.00%</text:p>
          </table:table-cell>
          <table:table-cell table:style-name="ce3" table:formula="of:=IF([.J238]&gt;0;[.I238]/[.J238];0)" office:value-type="float" office:value="0.266666666666667">
            <text:p>0.267</text:p>
          </table:table-cell>
          <table:table-cell table:style-name="ce4" table:formula="of:=[.O238]/SUM([.L238:.T238])" office:value-type="float" office:value="0">
            <text:p>0.0000</text:p>
          </table:table-cell>
          <table:table-cell table:style-name="ce4" table:formula="of:=[.T238]/SUM([.L238:.T238])" office:value-type="float" office:value="0">
            <text:p>0.0000</text:p>
          </table:table-cell>
          <table:table-cell table:style-name="ce4" table:formula="of:=[.R238]/SUM([.L238:.T238])" office:value-type="float" office:value="0">
            <text:p>0.0000</text:p>
          </table:table-cell>
          <table:table-cell table:formula="of:=[.S238]/SUM([.L238:.T238])" office:value-type="float" office:value="1">
            <text:p>1.0000</text:p>
          </table:table-cell>
          <table:table-cell table:formula="of:=[.E238]/[.I238]" office:value-type="float" office:value="0.5">
            <text:p>0.5000</text:p>
          </table:table-cell>
          <table:table-cell table:formula="of:=IF([.I238]&lt;144-119;0;0.4*[.Z238]+0.6*[.AA238])" office:value-type="float" office:value="0">
            <text:p>0.0000</text:p>
          </table:table-cell>
          <table:table-cell table:formula="of:=1-[.S238]/SUM([.L238:.T238])" office:value-type="float" office:value="0">
            <text:p>0.0000</text:p>
          </table:table-cell>
          <table:table-cell table:formula="of:=[.I238]/[.J238]" office:value-type="percentage" office:value="0.266666666666667">
            <text:p>26.67%</text:p>
          </table:table-cell>
          <table:table-cell table:formula="of:=[.K238]" office:value-type="string" office:string-value="210 Victoria Street - Pantages Tower">
            <text:p>210 Victoria Street - Pantages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9">
            <text:p>529</text:p>
          </table:table-cell>
          <table:table-cell/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255">
            <text:p>255</text:p>
          </table:table-cell>
          <table:table-cell office:value-type="string">
            <text:p>255 Richmond Street East - Space Con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table:style-name="ce2" table:formula="of:=1-[.Z239]" office:value-type="percentage" office:value="0.511450381679389">
            <text:p>51.15%</text:p>
          </table:table-cell>
          <table:table-cell table:style-name="ce3" table:formula="of:=IF([.J239]&gt;0;[.I239]/[.J239];0)" office:value-type="float" office:value="0.517647058823529">
            <text:p>0.518</text:p>
          </table:table-cell>
          <table:table-cell table:style-name="ce4" table:formula="of:=[.O239]/SUM([.L239:.T239])" office:value-type="float" office:value="0.221374045801527">
            <text:p>0.2214</text:p>
          </table:table-cell>
          <table:table-cell table:style-name="ce4" table:formula="of:=[.T239]/SUM([.L239:.T239])" office:value-type="float" office:value="0.137404580152672">
            <text:p>0.1374</text:p>
          </table:table-cell>
          <table:table-cell table:style-name="ce4" table:formula="of:=[.R239]/SUM([.L239:.T239])" office:value-type="float" office:value="0.114503816793893">
            <text:p>0.1145</text:p>
          </table:table-cell>
          <table:table-cell table:formula="of:=[.S239]/SUM([.L239:.T239])" office:value-type="float" office:value="0.488549618320611">
            <text:p>0.4885</text:p>
          </table:table-cell>
          <table:table-cell table:formula="of:=[.E239]/[.I239]" office:value-type="float" office:value="0.583333333333333">
            <text:p>0.5833</text:p>
          </table:table-cell>
          <table:table-cell table:formula="of:=IF([.I239]&lt;144-119;0;0.4*[.Z239]+0.6*[.AA239])" office:value-type="float" office:value="0.545419847328244">
            <text:p>0.5454</text:p>
          </table:table-cell>
          <table:table-cell table:formula="of:=1-[.S239]/SUM([.L239:.T239])" office:value-type="float" office:value="0.511450381679389">
            <text:p>0.5115</text:p>
          </table:table-cell>
          <table:table-cell table:formula="of:=[.I239]/[.J239]" office:value-type="percentage" office:value="0.517647058823529">
            <text:p>51.76%</text:p>
          </table:table-cell>
          <table:table-cell table:formula="of:=[.K239]" office:value-type="string" office:string-value="255 Richmond Street East - Space Condo">
            <text:p>255 Richmond Street East - Space Cond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0">
            <text:p>530</text:p>
          </table:table-cell>
          <table:table-cell/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310">
            <text:p>310</text:p>
          </table:table-cell>
          <table:table-cell office:value-type="string">
            <text:p>323 Richmond Street East - The Richmon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table:style-name="ce2" table:formula="of:=1-[.Z240]" office:value-type="percentage" office:value="0.544378698224852">
            <text:p>54.44%</text:p>
          </table:table-cell>
          <table:table-cell table:style-name="ce3" table:formula="of:=IF([.J240]&gt;0;[.I240]/[.J240];0)" office:value-type="float" office:value="0.551612903225806">
            <text:p>0.552</text:p>
          </table:table-cell>
          <table:table-cell table:style-name="ce4" table:formula="of:=[.O240]/SUM([.L240:.T240])" office:value-type="float" office:value="0.165680473372781">
            <text:p>0.1657</text:p>
          </table:table-cell>
          <table:table-cell table:style-name="ce4" table:formula="of:=[.T240]/SUM([.L240:.T240])" office:value-type="float" office:value="0.218934911242604">
            <text:p>0.2189</text:p>
          </table:table-cell>
          <table:table-cell table:style-name="ce4" table:formula="of:=[.R240]/SUM([.L240:.T240])" office:value-type="float" office:value="0.153846153846154">
            <text:p>0.1538</text:p>
          </table:table-cell>
          <table:table-cell table:formula="of:=[.S240]/SUM([.L240:.T240])" office:value-type="float" office:value="0.455621301775148">
            <text:p>0.4556</text:p>
          </table:table-cell>
          <table:table-cell table:formula="of:=[.E240]/[.I240]" office:value-type="float" office:value="0.543859649122807">
            <text:p>0.5439</text:p>
          </table:table-cell>
          <table:table-cell table:formula="of:=IF([.I240]&lt;144-119;0;0.4*[.Z240]+0.6*[.AA240])" office:value-type="float" office:value="0.508564310183743">
            <text:p>0.5086</text:p>
          </table:table-cell>
          <table:table-cell table:formula="of:=1-[.S240]/SUM([.L240:.T240])" office:value-type="float" office:value="0.544378698224852">
            <text:p>0.5444</text:p>
          </table:table-cell>
          <table:table-cell table:formula="of:=[.I240]/[.J240]" office:value-type="percentage" office:value="0.551612903225806">
            <text:p>55.16%</text:p>
          </table:table-cell>
          <table:table-cell table:formula="of:=[.K240]" office:value-type="string" office:string-value="323 Richmond Street East - The Richmond">
            <text:p>323 Richmond Street East - The Richmon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1">
            <text:p>531</text:p>
          </table:table-cell>
          <table:table-cell/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307">
            <text:p>307</text:p>
          </table:table-cell>
          <table:table-cell office:value-type="string">
            <text:p>323 Richmond Street East - The Richmond</text:p>
          </table:table-cell>
          <table:table-cell table:number-columns-repeated="3"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table:style-name="ce2" table:formula="of:=1-[.Z241]" office:value-type="percentage" office:value="0.529761904761905">
            <text:p>52.98%</text:p>
          </table:table-cell>
          <table:table-cell table:style-name="ce3" table:formula="of:=IF([.J241]&gt;0;[.I241]/[.J241];0)" office:value-type="float" office:value="0.550488599348534">
            <text:p>0.550</text:p>
          </table:table-cell>
          <table:table-cell table:style-name="ce4" table:formula="of:=[.O241]/SUM([.L241:.T241])" office:value-type="float" office:value="0.202380952380952">
            <text:p>0.2024</text:p>
          </table:table-cell>
          <table:table-cell table:style-name="ce4" table:formula="of:=[.T241]/SUM([.L241:.T241])" office:value-type="float" office:value="0.18452380952381">
            <text:p>0.1845</text:p>
          </table:table-cell>
          <table:table-cell table:style-name="ce4" table:formula="of:=[.R241]/SUM([.L241:.T241])" office:value-type="float" office:value="0.125">
            <text:p>0.1250</text:p>
          </table:table-cell>
          <table:table-cell table:formula="of:=[.S241]/SUM([.L241:.T241])" office:value-type="float" office:value="0.470238095238095">
            <text:p>0.4702</text:p>
          </table:table-cell>
          <table:table-cell table:formula="of:=[.E241]/[.I241]" office:value-type="float" office:value="0.538461538461538">
            <text:p>0.5385</text:p>
          </table:table-cell>
          <table:table-cell table:formula="of:=IF([.I241]&lt;144-119;0;0.4*[.Z241]+0.6*[.AA241])" office:value-type="float" office:value="0.511172161172161">
            <text:p>0.5112</text:p>
          </table:table-cell>
          <table:table-cell table:formula="of:=1-[.S241]/SUM([.L241:.T241])" office:value-type="float" office:value="0.529761904761905">
            <text:p>0.5298</text:p>
          </table:table-cell>
          <table:table-cell table:formula="of:=[.I241]/[.J241]" office:value-type="percentage" office:value="0.550488599348534">
            <text:p>55.05%</text:p>
          </table:table-cell>
          <table:table-cell table:formula="of:=[.K241]" office:value-type="string" office:string-value="323 Richmond Street East - The Richmond">
            <text:p>323 Richmond Street East - The Richmon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2">
            <text:p>532</text:p>
          </table:table-cell>
          <table:table-cell/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210 Victoria Street - Pantages Tow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style-name="ce2" table:formula="of:=1-[.Z242]" office:value-type="percentage" office:value="0.605263157894737">
            <text:p>60.53%</text:p>
          </table:table-cell>
          <table:table-cell table:style-name="ce3" table:formula="of:=IF([.J242]&gt;0;[.I242]/[.J242];0)" office:value-type="float" office:value="0.393939393939394">
            <text:p>0.394</text:p>
          </table:table-cell>
          <table:table-cell table:style-name="ce4" table:formula="of:=[.O242]/SUM([.L242:.T242])" office:value-type="float" office:value="0.157894736842105">
            <text:p>0.1579</text:p>
          </table:table-cell>
          <table:table-cell table:style-name="ce4" table:formula="of:=[.T242]/SUM([.L242:.T242])" office:value-type="float" office:value="0.236842105263158">
            <text:p>0.2368</text:p>
          </table:table-cell>
          <table:table-cell table:style-name="ce4" table:formula="of:=[.R242]/SUM([.L242:.T242])" office:value-type="float" office:value="0.157894736842105">
            <text:p>0.1579</text:p>
          </table:table-cell>
          <table:table-cell table:formula="of:=[.S242]/SUM([.L242:.T242])" office:value-type="float" office:value="0.394736842105263">
            <text:p>0.3947</text:p>
          </table:table-cell>
          <table:table-cell table:formula="of:=[.E242]/[.I242]" office:value-type="float" office:value="0.41025641025641">
            <text:p>0.4103</text:p>
          </table:table-cell>
          <table:table-cell table:formula="of:=IF([.I242]&lt;144-119;0;0.4*[.Z242]+0.6*[.AA242])" office:value-type="float" office:value="0.404048582995952">
            <text:p>0.4040</text:p>
          </table:table-cell>
          <table:table-cell table:formula="of:=1-[.S242]/SUM([.L242:.T242])" office:value-type="float" office:value="0.605263157894737">
            <text:p>0.6053</text:p>
          </table:table-cell>
          <table:table-cell table:formula="of:=[.I242]/[.J242]" office:value-type="percentage" office:value="0.393939393939394">
            <text:p>39.39%</text:p>
          </table:table-cell>
          <table:table-cell table:formula="of:=[.K242]" office:value-type="string" office:string-value="210 Victoria Street - Pantages Tower">
            <text:p>210 Victoria Street - Pantages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3">
            <text:p>533</text:p>
          </table:table-cell>
          <table:table-cell/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27">
            <text:p>127</text:p>
          </table:table-cell>
          <table:table-cell office:value-type="string">
            <text:p>50 Lombard Street - The Indigo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table:style-name="ce2" table:formula="of:=1-[.Z243]" office:value-type="percentage" office:value="0.48">
            <text:p>48.00%</text:p>
          </table:table-cell>
          <table:table-cell table:style-name="ce3" table:formula="of:=IF([.J243]&gt;0;[.I243]/[.J243];0)" office:value-type="float" office:value="0.590551181102362">
            <text:p>0.591</text:p>
          </table:table-cell>
          <table:table-cell table:style-name="ce4" table:formula="of:=[.O243]/SUM([.L243:.T243])" office:value-type="float" office:value="0.133333333333333">
            <text:p>0.1333</text:p>
          </table:table-cell>
          <table:table-cell table:style-name="ce4" table:formula="of:=[.T243]/SUM([.L243:.T243])" office:value-type="float" office:value="0.226666666666667">
            <text:p>0.2267</text:p>
          </table:table-cell>
          <table:table-cell table:style-name="ce4" table:formula="of:=[.R243]/SUM([.L243:.T243])" office:value-type="float" office:value="0.0933333333333333">
            <text:p>0.0933</text:p>
          </table:table-cell>
          <table:table-cell table:formula="of:=[.S243]/SUM([.L243:.T243])" office:value-type="float" office:value="0.52">
            <text:p>0.5200</text:p>
          </table:table-cell>
          <table:table-cell table:formula="of:=[.E243]/[.I243]" office:value-type="float" office:value="0.413333333333333">
            <text:p>0.4133</text:p>
          </table:table-cell>
          <table:table-cell table:formula="of:=IF([.I243]&lt;144-119;0;0.4*[.Z243]+0.6*[.AA243])" office:value-type="float" office:value="0.456">
            <text:p>0.4560</text:p>
          </table:table-cell>
          <table:table-cell table:formula="of:=1-[.S243]/SUM([.L243:.T243])" office:value-type="float" office:value="0.48">
            <text:p>0.4800</text:p>
          </table:table-cell>
          <table:table-cell table:formula="of:=[.I243]/[.J243]" office:value-type="percentage" office:value="0.590551181102362">
            <text:p>59.06%</text:p>
          </table:table-cell>
          <table:table-cell table:formula="of:=[.K243]" office:value-type="string" office:string-value="50 Lombard Street - The Indigo">
            <text:p>50 Lombard Street - The Indig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4">
            <text:p>534</text:p>
          </table:table-cell>
          <table:table-cell/>
          <table:table-cell table:number-columns-repeated="2"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60">
            <text:p>160</text:p>
          </table:table-cell>
          <table:table-cell office:value-type="string">
            <text:p>Muriel Collins Housing Co-operativ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style-name="ce2" table:formula="of:=1-[.Z244]" office:value-type="percentage" office:value="0.67816091954023">
            <text:p>67.82%</text:p>
          </table:table-cell>
          <table:table-cell table:style-name="ce3" table:formula="of:=IF([.J244]&gt;0;[.I244]/[.J244];0)" office:value-type="float" office:value="0.54375">
            <text:p>0.544</text:p>
          </table:table-cell>
          <table:table-cell table:style-name="ce4" table:formula="of:=[.O244]/SUM([.L244:.T244])" office:value-type="float" office:value="0.28735632183908">
            <text:p>0.2874</text:p>
          </table:table-cell>
          <table:table-cell table:style-name="ce4" table:formula="of:=[.T244]/SUM([.L244:.T244])" office:value-type="float" office:value="0.252873563218391">
            <text:p>0.2529</text:p>
          </table:table-cell>
          <table:table-cell table:style-name="ce4" table:formula="of:=[.R244]/SUM([.L244:.T244])" office:value-type="float" office:value="0.0919540229885057">
            <text:p>0.0920</text:p>
          </table:table-cell>
          <table:table-cell table:formula="of:=[.S244]/SUM([.L244:.T244])" office:value-type="float" office:value="0.32183908045977">
            <text:p>0.3218</text:p>
          </table:table-cell>
          <table:table-cell table:formula="of:=[.E244]/[.I244]" office:value-type="float" office:value="0.482758620689655">
            <text:p>0.4828</text:p>
          </table:table-cell>
          <table:table-cell table:formula="of:=IF([.I244]&lt;144-119;0;0.4*[.Z244]+0.6*[.AA244])" office:value-type="float" office:value="0.418390804597701">
            <text:p>0.4184</text:p>
          </table:table-cell>
          <table:table-cell table:formula="of:=1-[.S244]/SUM([.L244:.T244])" office:value-type="float" office:value="0.67816091954023">
            <text:p>0.6782</text:p>
          </table:table-cell>
          <table:table-cell table:formula="of:=[.I244]/[.J244]" office:value-type="percentage" office:value="0.54375">
            <text:p>54.38%</text:p>
          </table:table-cell>
          <table:table-cell table:formula="of:=[.K244]" office:value-type="string" office:string-value="Muriel Collins Housing Co-operative">
            <text:p>Muriel Collins Housing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5">
            <text:p>535</text:p>
          </table:table-cell>
          <table:table-cell/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211">
            <text:p>211</text:p>
          </table:table-cell>
          <table:table-cell office:value-type="string">
            <text:p>168 King Street East - King George Square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table:style-name="ce2" table:formula="of:=1-[.Z245]" office:value-type="percentage" office:value="0.482758620689655">
            <text:p>48.28%</text:p>
          </table:table-cell>
          <table:table-cell table:style-name="ce3" table:formula="of:=IF([.J245]&gt;0;[.I245]/[.J245];0)" office:value-type="float" office:value="0.549763033175355">
            <text:p>0.550</text:p>
          </table:table-cell>
          <table:table-cell table:style-name="ce4" table:formula="of:=[.O245]/SUM([.L245:.T245])" office:value-type="float" office:value="0.0689655172413793">
            <text:p>0.0690</text:p>
          </table:table-cell>
          <table:table-cell table:style-name="ce4" table:formula="of:=[.T245]/SUM([.L245:.T245])" office:value-type="float" office:value="0.301724137931034">
            <text:p>0.3017</text:p>
          </table:table-cell>
          <table:table-cell table:style-name="ce4" table:formula="of:=[.R245]/SUM([.L245:.T245])" office:value-type="float" office:value="0.112068965517241">
            <text:p>0.1121</text:p>
          </table:table-cell>
          <table:table-cell table:formula="of:=[.S245]/SUM([.L245:.T245])" office:value-type="float" office:value="0.517241379310345">
            <text:p>0.5172</text:p>
          </table:table-cell>
          <table:table-cell table:formula="of:=[.E245]/[.I245]" office:value-type="float" office:value="0.456896551724138">
            <text:p>0.4569</text:p>
          </table:table-cell>
          <table:table-cell table:formula="of:=IF([.I245]&lt;144-119;0;0.4*[.Z245]+0.6*[.AA245])" office:value-type="float" office:value="0.481034482758621">
            <text:p>0.4810</text:p>
          </table:table-cell>
          <table:table-cell table:formula="of:=1-[.S245]/SUM([.L245:.T245])" office:value-type="float" office:value="0.482758620689655">
            <text:p>0.4828</text:p>
          </table:table-cell>
          <table:table-cell table:formula="of:=[.I245]/[.J245]" office:value-type="percentage" office:value="0.549763033175355">
            <text:p>54.98%</text:p>
          </table:table-cell>
          <table:table-cell table:formula="of:=[.K245]" office:value-type="string" office:string-value="168 King Street East - King George Square">
            <text:p>168 King Street East - King George Squa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6">
            <text:p>536</text:p>
          </table:table-cell>
          <table:table-cell/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office:value-type="float" office:value="309">
            <text:p>309</text:p>
          </table:table-cell>
          <table:table-cell office:value-type="string">
            <text:p>333 Adelaide Street East - Moz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table:style-name="ce2" table:formula="of:=1-[.Z246]" office:value-type="percentage" office:value="0.436241610738255">
            <text:p>43.62%</text:p>
          </table:table-cell>
          <table:table-cell table:style-name="ce3" table:formula="of:=IF([.J246]&gt;0;[.I246]/[.J246];0)" office:value-type="float" office:value="0.504854368932039">
            <text:p>0.505</text:p>
          </table:table-cell>
          <table:table-cell table:style-name="ce4" table:formula="of:=[.O246]/SUM([.L246:.T246])" office:value-type="float" office:value="0.0738255033557047">
            <text:p>0.0738</text:p>
          </table:table-cell>
          <table:table-cell table:style-name="ce4" table:formula="of:=[.T246]/SUM([.L246:.T246])" office:value-type="float" office:value="0.201342281879195">
            <text:p>0.2013</text:p>
          </table:table-cell>
          <table:table-cell table:style-name="ce4" table:formula="of:=[.R246]/SUM([.L246:.T246])" office:value-type="float" office:value="0.140939597315436">
            <text:p>0.1409</text:p>
          </table:table-cell>
          <table:table-cell table:formula="of:=[.S246]/SUM([.L246:.T246])" office:value-type="float" office:value="0.563758389261745">
            <text:p>0.5638</text:p>
          </table:table-cell>
          <table:table-cell table:formula="of:=[.E246]/[.I246]" office:value-type="float" office:value="0.5">
            <text:p>0.5000</text:p>
          </table:table-cell>
          <table:table-cell table:formula="of:=IF([.I246]&lt;144-119;0;0.4*[.Z246]+0.6*[.AA246])" office:value-type="float" office:value="0.525503355704698">
            <text:p>0.5255</text:p>
          </table:table-cell>
          <table:table-cell table:formula="of:=1-[.S246]/SUM([.L246:.T246])" office:value-type="float" office:value="0.436241610738255">
            <text:p>0.4362</text:p>
          </table:table-cell>
          <table:table-cell table:formula="of:=[.I246]/[.J246]" office:value-type="percentage" office:value="0.504854368932039">
            <text:p>50.49%</text:p>
          </table:table-cell>
          <table:table-cell table:formula="of:=[.K246]" office:value-type="string" office:string-value="333 Adelaide Street East - Mozo">
            <text:p>333 Adelaide Street East - Moz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7">
            <text:p>537</text:p>
          </table:table-cell>
          <table:table-cell/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85">
            <text:p>185</text:p>
          </table:table-cell>
          <table:table-cell office:value-type="string">
            <text:p>80 Mill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table:style-name="ce2" table:formula="of:=1-[.Z247]" office:value-type="percentage" office:value="0.51937984496124">
            <text:p>51.94%</text:p>
          </table:table-cell>
          <table:table-cell table:style-name="ce3" table:formula="of:=IF([.J247]&gt;0;[.I247]/[.J247];0)" office:value-type="float" office:value="0.697297297297297">
            <text:p>0.697</text:p>
          </table:table-cell>
          <table:table-cell table:style-name="ce4" table:formula="of:=[.O247]/SUM([.L247:.T247])" office:value-type="float" office:value="0.263565891472868">
            <text:p>0.2636</text:p>
          </table:table-cell>
          <table:table-cell table:style-name="ce4" table:formula="of:=[.T247]/SUM([.L247:.T247])" office:value-type="float" office:value="0.13953488372093">
            <text:p>0.1395</text:p>
          </table:table-cell>
          <table:table-cell table:style-name="ce4" table:formula="of:=[.R247]/SUM([.L247:.T247])" office:value-type="float" office:value="0.0930232558139535">
            <text:p>0.0930</text:p>
          </table:table-cell>
          <table:table-cell table:formula="of:=[.S247]/SUM([.L247:.T247])" office:value-type="float" office:value="0.48062015503876">
            <text:p>0.4806</text:p>
          </table:table-cell>
          <table:table-cell table:formula="of:=[.E247]/[.I247]" office:value-type="float" office:value="0.658914728682171">
            <text:p>0.6589</text:p>
          </table:table-cell>
          <table:table-cell table:formula="of:=IF([.I247]&lt;144-119;0;0.4*[.Z247]+0.6*[.AA247])" office:value-type="float" office:value="0.587596899224806">
            <text:p>0.5876</text:p>
          </table:table-cell>
          <table:table-cell table:formula="of:=1-[.S247]/SUM([.L247:.T247])" office:value-type="float" office:value="0.51937984496124">
            <text:p>0.5194</text:p>
          </table:table-cell>
          <table:table-cell table:formula="of:=[.I247]/[.J247]" office:value-type="percentage" office:value="0.697297297297297">
            <text:p>69.73%</text:p>
          </table:table-cell>
          <table:table-cell table:formula="of:=[.K247]" office:value-type="string" office:string-value="80 Mill Street">
            <text:p>80 Mill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8">
            <text:p>538</text:p>
          </table:table-cell>
          <table:table-cell/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47">
            <text:p>147</text:p>
          </table:table-cell>
          <table:table-cell office:value-type="string">
            <text:p>39 Jarvis Street - The St. James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table:style-name="ce2" table:formula="of:=1-[.Z248]" office:value-type="percentage" office:value="0.425">
            <text:p>42.50%</text:p>
          </table:table-cell>
          <table:table-cell table:style-name="ce3" table:formula="of:=IF([.J248]&gt;0;[.I248]/[.J248];0)" office:value-type="float" office:value="0.557823129251701">
            <text:p>0.558</text:p>
          </table:table-cell>
          <table:table-cell table:style-name="ce4" table:formula="of:=[.O248]/SUM([.L248:.T248])" office:value-type="float" office:value="0.075">
            <text:p>0.0750</text:p>
          </table:table-cell>
          <table:table-cell table:style-name="ce4" table:formula="of:=[.T248]/SUM([.L248:.T248])" office:value-type="float" office:value="0.3125">
            <text:p>0.3125</text:p>
          </table:table-cell>
          <table:table-cell table:style-name="ce4" table:formula="of:=[.R248]/SUM([.L248:.T248])" office:value-type="float" office:value="0.0375">
            <text:p>0.0375</text:p>
          </table:table-cell>
          <table:table-cell table:formula="of:=[.S248]/SUM([.L248:.T248])" office:value-type="float" office:value="0.575">
            <text:p>0.5750</text:p>
          </table:table-cell>
          <table:table-cell table:formula="of:=[.E248]/[.I248]" office:value-type="float" office:value="0.365853658536585">
            <text:p>0.3659</text:p>
          </table:table-cell>
          <table:table-cell table:formula="of:=IF([.I248]&lt;144-119;0;0.4*[.Z248]+0.6*[.AA248])" office:value-type="float" office:value="0.449512195121951">
            <text:p>0.4495</text:p>
          </table:table-cell>
          <table:table-cell table:formula="of:=1-[.S248]/SUM([.L248:.T248])" office:value-type="float" office:value="0.425">
            <text:p>0.4250</text:p>
          </table:table-cell>
          <table:table-cell table:formula="of:=[.I248]/[.J248]" office:value-type="percentage" office:value="0.557823129251701">
            <text:p>55.78%</text:p>
          </table:table-cell>
          <table:table-cell table:formula="of:=[.K248]" office:value-type="string" office:string-value="39 Jarvis Street - The St. James">
            <text:p>39 Jarvis Street - The St. Jame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9">
            <text:p>539</text:p>
          </table:table-cell>
          <table:table-cell/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string">
            <text:p>110 George Street South - Marketview Co-operativ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style-name="ce2" table:formula="of:=1-[.Z249]" office:value-type="percentage" office:value="0.444444444444444">
            <text:p>44.44%</text:p>
          </table:table-cell>
          <table:table-cell table:style-name="ce3" table:formula="of:=IF([.J249]&gt;0;[.I249]/[.J249];0)" office:value-type="float" office:value="0.408759124087591">
            <text:p>0.409</text:p>
          </table:table-cell>
          <table:table-cell table:style-name="ce4" table:formula="of:=[.O249]/SUM([.L249:.T249])" office:value-type="float" office:value="0.259259259259259">
            <text:p>0.2593</text:p>
          </table:table-cell>
          <table:table-cell table:style-name="ce4" table:formula="of:=[.T249]/SUM([.L249:.T249])" office:value-type="float" office:value="0.0555555555555556">
            <text:p>0.0556</text:p>
          </table:table-cell>
          <table:table-cell table:style-name="ce4" table:formula="of:=[.R249]/SUM([.L249:.T249])" office:value-type="float" office:value="0.0740740740740741">
            <text:p>0.0741</text:p>
          </table:table-cell>
          <table:table-cell table:formula="of:=[.S249]/SUM([.L249:.T249])" office:value-type="float" office:value="0.555555555555556">
            <text:p>0.5556</text:p>
          </table:table-cell>
          <table:table-cell table:formula="of:=[.E249]/[.I249]" office:value-type="float" office:value="0.589285714285714">
            <text:p>0.5893</text:p>
          </table:table-cell>
          <table:table-cell table:formula="of:=IF([.I249]&lt;144-119;0;0.4*[.Z249]+0.6*[.AA249])" office:value-type="float" office:value="0.575793650793651">
            <text:p>0.5758</text:p>
          </table:table-cell>
          <table:table-cell table:formula="of:=1-[.S249]/SUM([.L249:.T249])" office:value-type="float" office:value="0.444444444444444">
            <text:p>0.4444</text:p>
          </table:table-cell>
          <table:table-cell table:formula="of:=[.I249]/[.J249]" office:value-type="percentage" office:value="0.408759124087591">
            <text:p>40.88%</text:p>
          </table:table-cell>
          <table:table-cell table:formula="of:=[.K249]" office:value-type="string" office:string-value="110 George Street South - Marketview Co-operative">
            <text:p>110 George Street South - Marketview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0">
            <text:p>540</text:p>
          </table:table-cell>
          <table:table-cell/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259">
            <text:p>259</text:p>
          </table:table-cell>
          <table:table-cell office:value-type="string">
            <text:p>St. Michael Catholic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style-name="ce2" table:formula="of:=1-[.Z250]" office:value-type="percentage" office:value="0.661654135338346">
            <text:p>66.17%</text:p>
          </table:table-cell>
          <table:table-cell table:style-name="ce3" table:formula="of:=IF([.J250]&gt;0;[.I250]/[.J250];0)" office:value-type="float" office:value="0.517374517374517">
            <text:p>0.517</text:p>
          </table:table-cell>
          <table:table-cell table:style-name="ce4" table:formula="of:=[.O250]/SUM([.L250:.T250])" office:value-type="float" office:value="0.481203007518797">
            <text:p>0.4812</text:p>
          </table:table-cell>
          <table:table-cell table:style-name="ce4" table:formula="of:=[.T250]/SUM([.L250:.T250])" office:value-type="float" office:value="0.075187969924812">
            <text:p>0.0752</text:p>
          </table:table-cell>
          <table:table-cell table:style-name="ce4" table:formula="of:=[.R250]/SUM([.L250:.T250])" office:value-type="float" office:value="0.0676691729323308">
            <text:p>0.0677</text:p>
          </table:table-cell>
          <table:table-cell table:formula="of:=[.S250]/SUM([.L250:.T250])" office:value-type="float" office:value="0.338345864661654">
            <text:p>0.3383</text:p>
          </table:table-cell>
          <table:table-cell table:formula="of:=[.E250]/[.I250]" office:value-type="float" office:value="0.597014925373134">
            <text:p>0.5970</text:p>
          </table:table-cell>
          <table:table-cell table:formula="of:=IF([.I250]&lt;144-119;0;0.4*[.Z250]+0.6*[.AA250])" office:value-type="float" office:value="0.493547301088542">
            <text:p>0.4935</text:p>
          </table:table-cell>
          <table:table-cell table:formula="of:=1-[.S250]/SUM([.L250:.T250])" office:value-type="float" office:value="0.661654135338346">
            <text:p>0.6617</text:p>
          </table:table-cell>
          <table:table-cell table:formula="of:=[.I250]/[.J250]" office:value-type="percentage" office:value="0.517374517374517">
            <text:p>51.74%</text:p>
          </table:table-cell>
          <table:table-cell table:formula="of:=[.K250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1">
            <text:p>541</text:p>
          </table:table-cell>
          <table:table-cell/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386">
            <text:p>386</text:p>
          </table:table-cell>
          <table:table-cell office:value-type="string">
            <text:p>St. Michael Catho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table:style-name="ce2" table:formula="of:=1-[.Z251]" office:value-type="percentage" office:value="0.541353383458647">
            <text:p>54.14%</text:p>
          </table:table-cell>
          <table:table-cell table:style-name="ce3" table:formula="of:=IF([.J251]&gt;0;[.I251]/[.J251];0)" office:value-type="float" office:value="0.347150259067357">
            <text:p>0.347</text:p>
          </table:table-cell>
          <table:table-cell table:style-name="ce4" table:formula="of:=[.O251]/SUM([.L251:.T251])" office:value-type="float" office:value="0.345864661654135">
            <text:p>0.3459</text:p>
          </table:table-cell>
          <table:table-cell table:style-name="ce4" table:formula="of:=[.T251]/SUM([.L251:.T251])" office:value-type="float" office:value="0.105263157894737">
            <text:p>0.1053</text:p>
          </table:table-cell>
          <table:table-cell table:style-name="ce4" table:formula="of:=[.R251]/SUM([.L251:.T251])" office:value-type="float" office:value="0.0676691729323308">
            <text:p>0.0677</text:p>
          </table:table-cell>
          <table:table-cell table:formula="of:=[.S251]/SUM([.L251:.T251])" office:value-type="float" office:value="0.458646616541353">
            <text:p>0.4586</text:p>
          </table:table-cell>
          <table:table-cell table:formula="of:=[.E251]/[.I251]" office:value-type="float" office:value="0.529850746268657">
            <text:p>0.5299</text:p>
          </table:table-cell>
          <table:table-cell table:formula="of:=IF([.I251]&lt;144-119;0;0.4*[.Z251]+0.6*[.AA251])" office:value-type="float" office:value="0.501369094377735">
            <text:p>0.5014</text:p>
          </table:table-cell>
          <table:table-cell table:formula="of:=1-[.S251]/SUM([.L251:.T251])" office:value-type="float" office:value="0.541353383458647">
            <text:p>0.5414</text:p>
          </table:table-cell>
          <table:table-cell table:formula="of:=[.I251]/[.J251]" office:value-type="percentage" office:value="0.347150259067357">
            <text:p>34.72%</text:p>
          </table:table-cell>
          <table:table-cell table:formula="of:=[.K251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2">
            <text:p>542</text:p>
          </table:table-cell>
          <table:table-cell/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323">
            <text:p>323</text:p>
          </table:table-cell>
          <table:table-cell office:value-type="string">
            <text:p>St. Lawrence on the Par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table:style-name="ce2" table:formula="of:=1-[.Z252]" office:value-type="percentage" office:value="0.512953367875648">
            <text:p>51.30%</text:p>
          </table:table-cell>
          <table:table-cell table:style-name="ce3" table:formula="of:=IF([.J252]&gt;0;[.I252]/[.J252];0)" office:value-type="float" office:value="0.60061919504644">
            <text:p>0.601</text:p>
          </table:table-cell>
          <table:table-cell table:style-name="ce4" table:formula="of:=[.O252]/SUM([.L252:.T252])" office:value-type="float" office:value="0.22279792746114">
            <text:p>0.2228</text:p>
          </table:table-cell>
          <table:table-cell table:style-name="ce4" table:formula="of:=[.T252]/SUM([.L252:.T252])" office:value-type="float" office:value="0.170984455958549">
            <text:p>0.1710</text:p>
          </table:table-cell>
          <table:table-cell table:style-name="ce4" table:formula="of:=[.R252]/SUM([.L252:.T252])" office:value-type="float" office:value="0.0984455958549223">
            <text:p>0.0984</text:p>
          </table:table-cell>
          <table:table-cell table:formula="of:=[.S252]/SUM([.L252:.T252])" office:value-type="float" office:value="0.487046632124352">
            <text:p>0.4870</text:p>
          </table:table-cell>
          <table:table-cell table:formula="of:=[.E252]/[.I252]" office:value-type="float" office:value="0.530927835051546">
            <text:p>0.5309</text:p>
          </table:table-cell>
          <table:table-cell table:formula="of:=IF([.I252]&lt;144-119;0;0.4*[.Z252]+0.6*[.AA252])" office:value-type="float" office:value="0.513375353880669">
            <text:p>0.5134</text:p>
          </table:table-cell>
          <table:table-cell table:formula="of:=1-[.S252]/SUM([.L252:.T252])" office:value-type="float" office:value="0.512953367875648">
            <text:p>0.5130</text:p>
          </table:table-cell>
          <table:table-cell table:formula="of:=[.I252]/[.J252]" office:value-type="percentage" office:value="0.60061919504644">
            <text:p>60.06%</text:p>
          </table:table-cell>
          <table:table-cell table:formula="of:=[.K252]" office:value-type="string" office:string-value="St. Lawrence on the Park">
            <text:p>St. Lawrence on the Park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3">
            <text:p>543</text:p>
          </table:table-cell>
          <table:table-cell/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98">
            <text:p>298</text:p>
          </table:table-cell>
          <table:table-cell office:value-type="string">
            <text:p>St. Lawrence Community Cen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table:style-name="ce2" table:formula="of:=1-[.Z253]" office:value-type="percentage" office:value="0.592105263157895">
            <text:p>59.21%</text:p>
          </table:table-cell>
          <table:table-cell table:style-name="ce3" table:formula="of:=IF([.J253]&gt;0;[.I253]/[.J253];0)" office:value-type="float" office:value="0.51006711409396">
            <text:p>0.510</text:p>
          </table:table-cell>
          <table:table-cell table:style-name="ce4" table:formula="of:=[.O253]/SUM([.L253:.T253])" office:value-type="float" office:value="0.388157894736842">
            <text:p>0.3882</text:p>
          </table:table-cell>
          <table:table-cell table:style-name="ce4" table:formula="of:=[.T253]/SUM([.L253:.T253])" office:value-type="float" office:value="0.0460526315789474">
            <text:p>0.0461</text:p>
          </table:table-cell>
          <table:table-cell table:style-name="ce4" table:formula="of:=[.R253]/SUM([.L253:.T253])" office:value-type="float" office:value="0.118421052631579">
            <text:p>0.1184</text:p>
          </table:table-cell>
          <table:table-cell table:formula="of:=[.S253]/SUM([.L253:.T253])" office:value-type="float" office:value="0.407894736842105">
            <text:p>0.4079</text:p>
          </table:table-cell>
          <table:table-cell table:formula="of:=[.E253]/[.I253]" office:value-type="float" office:value="0.605263157894737">
            <text:p>0.6053</text:p>
          </table:table-cell>
          <table:table-cell table:formula="of:=IF([.I253]&lt;144-119;0;0.4*[.Z253]+0.6*[.AA253])" office:value-type="float" office:value="0.526315789473684">
            <text:p>0.5263</text:p>
          </table:table-cell>
          <table:table-cell table:formula="of:=1-[.S253]/SUM([.L253:.T253])" office:value-type="float" office:value="0.592105263157895">
            <text:p>0.5921</text:p>
          </table:table-cell>
          <table:table-cell table:formula="of:=[.I253]/[.J253]" office:value-type="percentage" office:value="0.51006711409396">
            <text:p>51.01%</text:p>
          </table:table-cell>
          <table:table-cell table:formula="of:=[.K253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4">
            <text:p>544</text:p>
          </table:table-cell>
          <table:table-cell/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52">
            <text:p>152</text:p>
          </table:table-cell>
          <table:table-cell office:value-type="string">
            <text:p>33 Hahn Place - La Place St Laur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2" table:formula="of:=1-[.Z254]" office:value-type="percentage" office:value="0.421686746987952">
            <text:p>42.17%</text:p>
          </table:table-cell>
          <table:table-cell table:style-name="ce3" table:formula="of:=IF([.J254]&gt;0;[.I254]/[.J254];0)" office:value-type="float" office:value="0.56578947368421">
            <text:p>0.566</text:p>
          </table:table-cell>
          <table:table-cell table:style-name="ce4" table:formula="of:=[.O254]/SUM([.L254:.T254])" office:value-type="float" office:value="0.228915662650602">
            <text:p>0.2289</text:p>
          </table:table-cell>
          <table:table-cell table:style-name="ce4" table:formula="of:=[.T254]/SUM([.L254:.T254])" office:value-type="float" office:value="0.072289156626506">
            <text:p>0.0723</text:p>
          </table:table-cell>
          <table:table-cell table:style-name="ce4" table:formula="of:=[.R254]/SUM([.L254:.T254])" office:value-type="float" office:value="0.0963855421686747">
            <text:p>0.0964</text:p>
          </table:table-cell>
          <table:table-cell table:formula="of:=[.S254]/SUM([.L254:.T254])" office:value-type="float" office:value="0.578313253012048">
            <text:p>0.5783</text:p>
          </table:table-cell>
          <table:table-cell table:formula="of:=[.E254]/[.I254]" office:value-type="float" office:value="0.325581395348837">
            <text:p>0.3256</text:p>
          </table:table-cell>
          <table:table-cell table:formula="of:=IF([.I254]&lt;144-119;0;0.4*[.Z254]+0.6*[.AA254])" office:value-type="float" office:value="0.426674138414122">
            <text:p>0.4267</text:p>
          </table:table-cell>
          <table:table-cell table:formula="of:=1-[.S254]/SUM([.L254:.T254])" office:value-type="float" office:value="0.421686746987952">
            <text:p>0.4217</text:p>
          </table:table-cell>
          <table:table-cell table:formula="of:=[.I254]/[.J254]" office:value-type="percentage" office:value="0.56578947368421">
            <text:p>56.58%</text:p>
          </table:table-cell>
          <table:table-cell table:formula="of:=[.K254]" office:value-type="string" office:string-value="33 Hahn Place - La Place St Laurent">
            <text:p>33 Hahn Place - La Place St Lauren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5">
            <text:p>545</text:p>
          </table:table-cell>
          <table:table-cell/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45">
            <text:p>245</text:p>
          </table:table-cell>
          <table:table-cell office:value-type="string">
            <text:p>39 Parliament Street - Parliament Squa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table:style-name="ce2" table:formula="of:=1-[.Z255]" office:value-type="percentage" office:value="0.564102564102564">
            <text:p>56.41%</text:p>
          </table:table-cell>
          <table:table-cell table:style-name="ce3" table:formula="of:=IF([.J255]&gt;0;[.I255]/[.J255];0)" office:value-type="float" office:value="0.640816326530612">
            <text:p>0.641</text:p>
          </table:table-cell>
          <table:table-cell table:style-name="ce4" table:formula="of:=[.O255]/SUM([.L255:.T255])" office:value-type="float" office:value="0.352564102564103">
            <text:p>0.3526</text:p>
          </table:table-cell>
          <table:table-cell table:style-name="ce4" table:formula="of:=[.T255]/SUM([.L255:.T255])" office:value-type="float" office:value="0.0384615384615385">
            <text:p>0.0385</text:p>
          </table:table-cell>
          <table:table-cell table:style-name="ce4" table:formula="of:=[.R255]/SUM([.L255:.T255])" office:value-type="float" office:value="0.128205128205128">
            <text:p>0.1282</text:p>
          </table:table-cell>
          <table:table-cell table:formula="of:=[.S255]/SUM([.L255:.T255])" office:value-type="float" office:value="0.435897435897436">
            <text:p>0.4359</text:p>
          </table:table-cell>
          <table:table-cell table:formula="of:=[.E255]/[.I255]" office:value-type="float" office:value="0.585987261146497">
            <text:p>0.5860</text:p>
          </table:table-cell>
          <table:table-cell table:formula="of:=IF([.I255]&lt;144-119;0;0.4*[.Z255]+0.6*[.AA255])" office:value-type="float" office:value="0.525951331046872">
            <text:p>0.5260</text:p>
          </table:table-cell>
          <table:table-cell table:formula="of:=1-[.S255]/SUM([.L255:.T255])" office:value-type="float" office:value="0.564102564102564">
            <text:p>0.5641</text:p>
          </table:table-cell>
          <table:table-cell table:formula="of:=[.I255]/[.J255]" office:value-type="percentage" office:value="0.640816326530612">
            <text:p>64.08%</text:p>
          </table:table-cell>
          <table:table-cell table:formula="of:=[.K255]" office:value-type="string" office:string-value="39 Parliament Street - Parliament Square">
            <text:p>39 Parliament Street - Parliament Squa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6">
            <text:p>546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74">
            <text:p>174</text:p>
          </table:table-cell>
          <table:table-cell office:value-type="string">
            <text:p>85 The Esplanade - Old York Tow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table:style-name="ce2" table:formula="of:=1-[.Z256]" office:value-type="percentage" office:value="0.505747126436782">
            <text:p>50.57%</text:p>
          </table:table-cell>
          <table:table-cell table:style-name="ce3" table:formula="of:=IF([.J256]&gt;0;[.I256]/[.J256];0)" office:value-type="float" office:value="0.505747126436782">
            <text:p>0.506</text:p>
          </table:table-cell>
          <table:table-cell table:style-name="ce4" table:formula="of:=[.O256]/SUM([.L256:.T256])" office:value-type="float" office:value="0.252873563218391">
            <text:p>0.2529</text:p>
          </table:table-cell>
          <table:table-cell table:style-name="ce4" table:formula="of:=[.T256]/SUM([.L256:.T256])" office:value-type="float" office:value="0.149425287356322">
            <text:p>0.1494</text:p>
          </table:table-cell>
          <table:table-cell table:style-name="ce4" table:formula="of:=[.R256]/SUM([.L256:.T256])" office:value-type="float" office:value="0.0574712643678161">
            <text:p>0.0575</text:p>
          </table:table-cell>
          <table:table-cell table:formula="of:=[.S256]/SUM([.L256:.T256])" office:value-type="float" office:value="0.494252873563218">
            <text:p>0.4943</text:p>
          </table:table-cell>
          <table:table-cell table:formula="of:=[.E256]/[.I256]" office:value-type="float" office:value="0.488636363636364">
            <text:p>0.4886</text:p>
          </table:table-cell>
          <table:table-cell table:formula="of:=IF([.I256]&lt;144-119;0;0.4*[.Z256]+0.6*[.AA256])" office:value-type="float" office:value="0.490882967607106">
            <text:p>0.4909</text:p>
          </table:table-cell>
          <table:table-cell table:formula="of:=1-[.S256]/SUM([.L256:.T256])" office:value-type="float" office:value="0.505747126436782">
            <text:p>0.5057</text:p>
          </table:table-cell>
          <table:table-cell table:formula="of:=[.I256]/[.J256]" office:value-type="percentage" office:value="0.505747126436782">
            <text:p>50.57%</text:p>
          </table:table-cell>
          <table:table-cell table:formula="of:=[.K256]" office:value-type="string" office:string-value="85 The Esplanade - Old York Tower">
            <text:p>85 The Esplanade - Old York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7">
            <text:p>547</text:p>
          </table:table-cell>
          <table:table-cell/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25">
            <text:p>225</text:p>
          </table:table-cell>
          <table:table-cell office:value-type="string">
            <text:p>110 Esplanade - Performing Arts Lodg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style-name="ce2" table:formula="of:=1-[.Z257]" office:value-type="percentage" office:value="0.54014598540146">
            <text:p>54.01%</text:p>
          </table:table-cell>
          <table:table-cell table:style-name="ce3" table:formula="of:=IF([.J257]&gt;0;[.I257]/[.J257];0)" office:value-type="float" office:value="0.608888888888889">
            <text:p>0.609</text:p>
          </table:table-cell>
          <table:table-cell table:style-name="ce4" table:formula="of:=[.O257]/SUM([.L257:.T257])" office:value-type="float" office:value="0.306569343065693">
            <text:p>0.3066</text:p>
          </table:table-cell>
          <table:table-cell table:style-name="ce4" table:formula="of:=[.T257]/SUM([.L257:.T257])" office:value-type="float" office:value="0.175182481751825">
            <text:p>0.1752</text:p>
          </table:table-cell>
          <table:table-cell table:style-name="ce4" table:formula="of:=[.R257]/SUM([.L257:.T257])" office:value-type="float" office:value="0.0510948905109489">
            <text:p>0.0511</text:p>
          </table:table-cell>
          <table:table-cell table:formula="of:=[.S257]/SUM([.L257:.T257])" office:value-type="float" office:value="0.45985401459854">
            <text:p>0.4599</text:p>
          </table:table-cell>
          <table:table-cell table:formula="of:=[.E257]/[.I257]" office:value-type="float" office:value="0.474452554744526">
            <text:p>0.4745</text:p>
          </table:table-cell>
          <table:table-cell table:formula="of:=IF([.I257]&lt;144-119;0;0.4*[.Z257]+0.6*[.AA257])" office:value-type="float" office:value="0.468613138686131">
            <text:p>0.4686</text:p>
          </table:table-cell>
          <table:table-cell table:formula="of:=1-[.S257]/SUM([.L257:.T257])" office:value-type="float" office:value="0.54014598540146">
            <text:p>0.5401</text:p>
          </table:table-cell>
          <table:table-cell table:formula="of:=[.I257]/[.J257]" office:value-type="percentage" office:value="0.608888888888889">
            <text:p>60.89%</text:p>
          </table:table-cell>
          <table:table-cell table:formula="of:=[.K257]" office:value-type="string" office:string-value="110 Esplanade - Performing Arts Lodge">
            <text:p>110 Esplanade - Performing Arts Lodg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8">
            <text:p>548</text:p>
          </table:table-cell>
          <table:table-cell/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319">
            <text:p>319</text:p>
          </table:table-cell>
          <table:table-cell office:value-type="string">
            <text:p>85 The Esplanade - Old York Tower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table:style-name="ce2" table:formula="of:=1-[.Z258]" office:value-type="percentage" office:value="0.526666666666667">
            <text:p>52.67%</text:p>
          </table:table-cell>
          <table:table-cell table:style-name="ce3" table:formula="of:=IF([.J258]&gt;0;[.I258]/[.J258];0)" office:value-type="float" office:value="0.479623824451411">
            <text:p>0.480</text:p>
          </table:table-cell>
          <table:table-cell table:style-name="ce4" table:formula="of:=[.O258]/SUM([.L258:.T258])" office:value-type="float" office:value="0.26">
            <text:p>0.2600</text:p>
          </table:table-cell>
          <table:table-cell table:style-name="ce4" table:formula="of:=[.T258]/SUM([.L258:.T258])" office:value-type="float" office:value="0.133333333333333">
            <text:p>0.1333</text:p>
          </table:table-cell>
          <table:table-cell table:style-name="ce4" table:formula="of:=[.R258]/SUM([.L258:.T258])" office:value-type="float" office:value="0.0266666666666667">
            <text:p>0.0267</text:p>
          </table:table-cell>
          <table:table-cell table:formula="of:=[.S258]/SUM([.L258:.T258])" office:value-type="float" office:value="0.473333333333333">
            <text:p>0.4733</text:p>
          </table:table-cell>
          <table:table-cell table:formula="of:=[.E258]/[.I258]" office:value-type="float" office:value="0.431372549019608">
            <text:p>0.4314</text:p>
          </table:table-cell>
          <table:table-cell table:formula="of:=IF([.I258]&lt;144-119;0;0.4*[.Z258]+0.6*[.AA258])" office:value-type="float" office:value="0.448156862745098">
            <text:p>0.4482</text:p>
          </table:table-cell>
          <table:table-cell table:formula="of:=1-[.S258]/SUM([.L258:.T258])" office:value-type="float" office:value="0.526666666666667">
            <text:p>0.5267</text:p>
          </table:table-cell>
          <table:table-cell table:formula="of:=[.I258]/[.J258]" office:value-type="percentage" office:value="0.479623824451411">
            <text:p>47.96%</text:p>
          </table:table-cell>
          <table:table-cell table:formula="of:=[.K258]" office:value-type="string" office:string-value="85 The Esplanade - Old York Tower">
            <text:p>85 The Esplanade - Old York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9">
            <text:p>549</text:p>
          </table:table-cell>
          <table:table-cell/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06">
            <text:p>206</text:p>
          </table:table-cell>
          <table:table-cell office:value-type="string">
            <text:p>85 The Esplanade - Old York Tow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style-name="ce2" table:formula="of:=1-[.Z259]" office:value-type="percentage" office:value="0.418918918918919">
            <text:p>41.89%</text:p>
          </table:table-cell>
          <table:table-cell table:style-name="ce3" table:formula="of:=IF([.J259]&gt;0;[.I259]/[.J259];0)" office:value-type="float" office:value="0.378640776699029">
            <text:p>0.379</text:p>
          </table:table-cell>
          <table:table-cell table:style-name="ce4" table:formula="of:=[.O259]/SUM([.L259:.T259])" office:value-type="float" office:value="0.243243243243243">
            <text:p>0.2432</text:p>
          </table:table-cell>
          <table:table-cell table:style-name="ce4" table:formula="of:=[.T259]/SUM([.L259:.T259])" office:value-type="float" office:value="0.0675675675675676">
            <text:p>0.0676</text:p>
          </table:table-cell>
          <table:table-cell table:style-name="ce4" table:formula="of:=[.R259]/SUM([.L259:.T259])" office:value-type="float" office:value="0.0405405405405405">
            <text:p>0.0405</text:p>
          </table:table-cell>
          <table:table-cell table:formula="of:=[.S259]/SUM([.L259:.T259])" office:value-type="float" office:value="0.581081081081081">
            <text:p>0.5811</text:p>
          </table:table-cell>
          <table:table-cell table:formula="of:=[.E259]/[.I259]" office:value-type="float" office:value="0.564102564102564">
            <text:p>0.5641</text:p>
          </table:table-cell>
          <table:table-cell table:formula="of:=IF([.I259]&lt;144-119;0;0.4*[.Z259]+0.6*[.AA259])" office:value-type="float" office:value="0.570893970893971">
            <text:p>0.5709</text:p>
          </table:table-cell>
          <table:table-cell table:formula="of:=1-[.S259]/SUM([.L259:.T259])" office:value-type="float" office:value="0.418918918918919">
            <text:p>0.4189</text:p>
          </table:table-cell>
          <table:table-cell table:formula="of:=[.I259]/[.J259]" office:value-type="percentage" office:value="0.378640776699029">
            <text:p>37.86%</text:p>
          </table:table-cell>
          <table:table-cell table:formula="of:=[.K259]" office:value-type="string" office:string-value="85 The Esplanade - Old York Tower">
            <text:p>85 The Esplanade - Old York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0">
            <text:p>550</text:p>
          </table:table-cell>
          <table:table-cell/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46">
            <text:p>146</text:p>
          </table:table-cell>
          <table:table-cell office:value-type="string">
            <text:p>St. Michael Catho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style-name="ce2" table:formula="of:=1-[.Z260]" office:value-type="percentage" office:value="0.4">
            <text:p>40.00%</text:p>
          </table:table-cell>
          <table:table-cell table:style-name="ce3" table:formula="of:=IF([.J260]&gt;0;[.I260]/[.J260];0)" office:value-type="float" office:value="0.349315068493151">
            <text:p>0.349</text:p>
          </table:table-cell>
          <table:table-cell table:style-name="ce4" table:formula="of:=[.O260]/SUM([.L260:.T260])" office:value-type="float" office:value="0.24">
            <text:p>0.2400</text:p>
          </table:table-cell>
          <table:table-cell table:style-name="ce4" table:formula="of:=[.T260]/SUM([.L260:.T260])" office:value-type="float" office:value="0.08">
            <text:p>0.0800</text:p>
          </table:table-cell>
          <table:table-cell table:style-name="ce4" table:formula="of:=[.R260]/SUM([.L260:.T260])" office:value-type="float" office:value="0.04">
            <text:p>0.0400</text:p>
          </table:table-cell>
          <table:table-cell table:formula="of:=[.S260]/SUM([.L260:.T260])" office:value-type="float" office:value="0.6">
            <text:p>0.6000</text:p>
          </table:table-cell>
          <table:table-cell table:formula="of:=[.E260]/[.I260]" office:value-type="float" office:value="0.490196078431373">
            <text:p>0.4902</text:p>
          </table:table-cell>
          <table:table-cell table:formula="of:=IF([.I260]&lt;144-119;0;0.4*[.Z260]+0.6*[.AA260])" office:value-type="float" office:value="0.534117647058824">
            <text:p>0.5341</text:p>
          </table:table-cell>
          <table:table-cell table:formula="of:=1-[.S260]/SUM([.L260:.T260])" office:value-type="float" office:value="0.4">
            <text:p>0.4000</text:p>
          </table:table-cell>
          <table:table-cell table:formula="of:=[.I260]/[.J260]" office:value-type="percentage" office:value="0.349315068493151">
            <text:p>34.93%</text:p>
          </table:table-cell>
          <table:table-cell table:formula="of:=[.K260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1">
            <text:p>551</text:p>
          </table:table-cell>
          <table:table-cell/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74">
            <text:p>174</text:p>
          </table:table-cell>
          <table:table-cell office:value-type="string">
            <text:p>St. Michael Catho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" table:formula="of:=1-[.Z261]" office:value-type="percentage" office:value="0.626865671641791">
            <text:p>62.69%</text:p>
          </table:table-cell>
          <table:table-cell table:style-name="ce3" table:formula="of:=IF([.J261]&gt;0;[.I261]/[.J261];0)" office:value-type="float" office:value="0.390804597701149">
            <text:p>0.391</text:p>
          </table:table-cell>
          <table:table-cell table:style-name="ce4" table:formula="of:=[.O261]/SUM([.L261:.T261])" office:value-type="float" office:value="0.238805970149254">
            <text:p>0.2388</text:p>
          </table:table-cell>
          <table:table-cell table:style-name="ce4" table:formula="of:=[.T261]/SUM([.L261:.T261])" office:value-type="float" office:value="0.119402985074627">
            <text:p>0.1194</text:p>
          </table:table-cell>
          <table:table-cell table:style-name="ce4" table:formula="of:=[.R261]/SUM([.L261:.T261])" office:value-type="float" office:value="0.194029850746269">
            <text:p>0.1940</text:p>
          </table:table-cell>
          <table:table-cell table:formula="of:=[.S261]/SUM([.L261:.T261])" office:value-type="float" office:value="0.373134328358209">
            <text:p>0.3731</text:p>
          </table:table-cell>
          <table:table-cell table:formula="of:=[.E261]/[.I261]" office:value-type="float" office:value="0.529411764705882">
            <text:p>0.5294</text:p>
          </table:table-cell>
          <table:table-cell table:formula="of:=IF([.I261]&lt;144-119;0;0.4*[.Z261]+0.6*[.AA261])" office:value-type="float" office:value="0.466900790166813">
            <text:p>0.4669</text:p>
          </table:table-cell>
          <table:table-cell table:formula="of:=1-[.S261]/SUM([.L261:.T261])" office:value-type="float" office:value="0.626865671641791">
            <text:p>0.6269</text:p>
          </table:table-cell>
          <table:table-cell table:formula="of:=[.I261]/[.J261]" office:value-type="percentage" office:value="0.390804597701149">
            <text:p>39.08%</text:p>
          </table:table-cell>
          <table:table-cell table:formula="of:=[.K261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2">
            <text:p>552</text:p>
          </table:table-cell>
          <table:table-cell/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203">
            <text:p>203</text:p>
          </table:table-cell>
          <table:table-cell office:value-type="string">
            <text:p>St. Michael Catholic School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table:style-name="ce2" table:formula="of:=1-[.Z262]" office:value-type="percentage" office:value="0.589285714285714">
            <text:p>58.93%</text:p>
          </table:table-cell>
          <table:table-cell table:style-name="ce3" table:formula="of:=IF([.J262]&gt;0;[.I262]/[.J262];0)" office:value-type="float" office:value="0.551724137931034">
            <text:p>0.552</text:p>
          </table:table-cell>
          <table:table-cell table:style-name="ce4" table:formula="of:=[.O262]/SUM([.L262:.T262])" office:value-type="float" office:value="0.357142857142857">
            <text:p>0.3571</text:p>
          </table:table-cell>
          <table:table-cell table:style-name="ce4" table:formula="of:=[.T262]/SUM([.L262:.T262])" office:value-type="float" office:value="0.107142857142857">
            <text:p>0.1071</text:p>
          </table:table-cell>
          <table:table-cell table:style-name="ce4" table:formula="of:=[.R262]/SUM([.L262:.T262])" office:value-type="float" office:value="0.0982142857142857">
            <text:p>0.0982</text:p>
          </table:table-cell>
          <table:table-cell table:formula="of:=[.S262]/SUM([.L262:.T262])" office:value-type="float" office:value="0.410714285714286">
            <text:p>0.4107</text:p>
          </table:table-cell>
          <table:table-cell table:formula="of:=[.E262]/[.I262]" office:value-type="float" office:value="0.625">
            <text:p>0.6250</text:p>
          </table:table-cell>
          <table:table-cell table:formula="of:=IF([.I262]&lt;144-119;0;0.4*[.Z262]+0.6*[.AA262])" office:value-type="float" office:value="0.539285714285714">
            <text:p>0.5393</text:p>
          </table:table-cell>
          <table:table-cell table:formula="of:=1-[.S262]/SUM([.L262:.T262])" office:value-type="float" office:value="0.589285714285714">
            <text:p>0.5893</text:p>
          </table:table-cell>
          <table:table-cell table:formula="of:=[.I262]/[.J262]" office:value-type="percentage" office:value="0.551724137931034">
            <text:p>55.17%</text:p>
          </table:table-cell>
          <table:table-cell table:formula="of:=[.K262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3">
            <text:p>553</text:p>
          </table:table-cell>
          <table:table-cell/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321">
            <text:p>321</text:p>
          </table:table-cell>
          <table:table-cell office:value-type="string">
            <text:p>St. Lawrence Community Centr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table:style-name="ce2" table:formula="of:=1-[.Z263]" office:value-type="percentage" office:value="0.526717557251908">
            <text:p>52.67%</text:p>
          </table:table-cell>
          <table:table-cell table:style-name="ce3" table:formula="of:=IF([.J263]&gt;0;[.I263]/[.J263];0)" office:value-type="float" office:value="0.414330218068536">
            <text:p>0.414</text:p>
          </table:table-cell>
          <table:table-cell table:style-name="ce4" table:formula="of:=[.O263]/SUM([.L263:.T263])" office:value-type="float" office:value="0.282442748091603">
            <text:p>0.2824</text:p>
          </table:table-cell>
          <table:table-cell table:style-name="ce4" table:formula="of:=[.T263]/SUM([.L263:.T263])" office:value-type="float" office:value="0.0992366412213741">
            <text:p>0.0992</text:p>
          </table:table-cell>
          <table:table-cell table:style-name="ce4" table:formula="of:=[.R263]/SUM([.L263:.T263])" office:value-type="float" office:value="0.083969465648855">
            <text:p>0.0840</text:p>
          </table:table-cell>
          <table:table-cell table:formula="of:=[.S263]/SUM([.L263:.T263])" office:value-type="float" office:value="0.473282442748092">
            <text:p>0.4733</text:p>
          </table:table-cell>
          <table:table-cell table:formula="of:=[.E263]/[.I263]" office:value-type="float" office:value="0.56390977443609">
            <text:p>0.5639</text:p>
          </table:table-cell>
          <table:table-cell table:formula="of:=IF([.I263]&lt;144-119;0;0.4*[.Z263]+0.6*[.AA263])" office:value-type="float" office:value="0.527658841760891">
            <text:p>0.5277</text:p>
          </table:table-cell>
          <table:table-cell table:formula="of:=1-[.S263]/SUM([.L263:.T263])" office:value-type="float" office:value="0.526717557251908">
            <text:p>0.5267</text:p>
          </table:table-cell>
          <table:table-cell table:formula="of:=[.I263]/[.J263]" office:value-type="percentage" office:value="0.414330218068536">
            <text:p>41.43%</text:p>
          </table:table-cell>
          <table:table-cell table:formula="of:=[.K263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5">
            <text:p>555</text:p>
          </table:table-cell>
          <table:table-cell/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58">
            <text:p>258</text:p>
          </table:table-cell>
          <table:table-cell office:value-type="string">
            <text:p>285 Mutual Street - Radio City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table:style-name="ce2" table:formula="of:=1-[.Z264]" office:value-type="percentage" office:value="0.413793103448276">
            <text:p>41.38%</text:p>
          </table:table-cell>
          <table:table-cell table:style-name="ce3" table:formula="of:=IF([.J264]&gt;0;[.I264]/[.J264];0)" office:value-type="float" office:value="0.562015503875969">
            <text:p>0.562</text:p>
          </table:table-cell>
          <table:table-cell table:style-name="ce4" table:formula="of:=[.O264]/SUM([.L264:.T264])" office:value-type="float" office:value="0.2">
            <text:p>0.2000</text:p>
          </table:table-cell>
          <table:table-cell table:style-name="ce4" table:formula="of:=[.T264]/SUM([.L264:.T264])" office:value-type="float" office:value="0.0758620689655172">
            <text:p>0.0759</text:p>
          </table:table-cell>
          <table:table-cell table:style-name="ce4" table:formula="of:=[.R264]/SUM([.L264:.T264])" office:value-type="float" office:value="0.137931034482759">
            <text:p>0.1379</text:p>
          </table:table-cell>
          <table:table-cell table:formula="of:=[.S264]/SUM([.L264:.T264])" office:value-type="float" office:value="0.586206896551724">
            <text:p>0.5862</text:p>
          </table:table-cell>
          <table:table-cell table:formula="of:=[.E264]/[.I264]" office:value-type="float" office:value="0.6">
            <text:p>0.6000</text:p>
          </table:table-cell>
          <table:table-cell table:formula="of:=IF([.I264]&lt;144-119;0;0.4*[.Z264]+0.6*[.AA264])" office:value-type="float" office:value="0.59448275862069">
            <text:p>0.5945</text:p>
          </table:table-cell>
          <table:table-cell table:formula="of:=1-[.S264]/SUM([.L264:.T264])" office:value-type="float" office:value="0.413793103448276">
            <text:p>0.4138</text:p>
          </table:table-cell>
          <table:table-cell table:formula="of:=[.I264]/[.J264]" office:value-type="percentage" office:value="0.562015503875969">
            <text:p>56.20%</text:p>
          </table:table-cell>
          <table:table-cell table:formula="of:=[.K264]" office:value-type="string" office:string-value="285 Mutual Street - Radio City">
            <text:p>285 Mutual Street - Radio Cit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6">
            <text:p>556</text:p>
          </table:table-cell>
          <table:table-cell/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89">
            <text:p>189</text:p>
          </table:table-cell>
          <table:table-cell office:value-type="string">
            <text:p>285 Mutual Street - Radio Cit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table:style-name="ce2" table:formula="of:=1-[.Z265]" office:value-type="percentage" office:value="0.440944881889764">
            <text:p>44.09%</text:p>
          </table:table-cell>
          <table:table-cell table:style-name="ce3" table:formula="of:=IF([.J265]&gt;0;[.I265]/[.J265];0)" office:value-type="float" office:value="0.671957671957672">
            <text:p>0.672</text:p>
          </table:table-cell>
          <table:table-cell table:style-name="ce4" table:formula="of:=[.O265]/SUM([.L265:.T265])" office:value-type="float" office:value="0.165354330708661">
            <text:p>0.1654</text:p>
          </table:table-cell>
          <table:table-cell table:style-name="ce4" table:formula="of:=[.T265]/SUM([.L265:.T265])" office:value-type="float" office:value="0.149606299212598">
            <text:p>0.1496</text:p>
          </table:table-cell>
          <table:table-cell table:style-name="ce4" table:formula="of:=[.R265]/SUM([.L265:.T265])" office:value-type="float" office:value="0.110236220472441">
            <text:p>0.1102</text:p>
          </table:table-cell>
          <table:table-cell table:formula="of:=[.S265]/SUM([.L265:.T265])" office:value-type="float" office:value="0.559055118110236">
            <text:p>0.5591</text:p>
          </table:table-cell>
          <table:table-cell table:formula="of:=[.E265]/[.I265]" office:value-type="float" office:value="0.543307086614173">
            <text:p>0.5433</text:p>
          </table:table-cell>
          <table:table-cell table:formula="of:=IF([.I265]&lt;144-119;0;0.4*[.Z265]+0.6*[.AA265])" office:value-type="float" office:value="0.549606299212599">
            <text:p>0.5496</text:p>
          </table:table-cell>
          <table:table-cell table:formula="of:=1-[.S265]/SUM([.L265:.T265])" office:value-type="float" office:value="0.440944881889764">
            <text:p>0.4409</text:p>
          </table:table-cell>
          <table:table-cell table:formula="of:=[.I265]/[.J265]" office:value-type="percentage" office:value="0.671957671957672">
            <text:p>67.20%</text:p>
          </table:table-cell>
          <table:table-cell table:formula="of:=[.K265]" office:value-type="string" office:string-value="285 Mutual Street - Radio City">
            <text:p>285 Mutual Street - Radio Cit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7">
            <text:p>557</text:p>
          </table:table-cell>
          <table:table-cell/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28">
            <text:p>128</text:p>
          </table:table-cell>
          <table:table-cell office:value-type="string">
            <text:p>111 Avenue Ro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table:style-name="ce2" table:formula="of:=1-[.Z266]" office:value-type="percentage" office:value="0.5375">
            <text:p>53.75%</text:p>
          </table:table-cell>
          <table:table-cell table:style-name="ce3" table:formula="of:=IF([.J266]&gt;0;[.I266]/[.J266];0)" office:value-type="float" office:value="0.65625">
            <text:p>0.656</text:p>
          </table:table-cell>
          <table:table-cell table:style-name="ce4" table:formula="of:=[.O266]/SUM([.L266:.T266])" office:value-type="float" office:value="0.125">
            <text:p>0.1250</text:p>
          </table:table-cell>
          <table:table-cell table:style-name="ce4" table:formula="of:=[.T266]/SUM([.L266:.T266])" office:value-type="float" office:value="0.2875">
            <text:p>0.2875</text:p>
          </table:table-cell>
          <table:table-cell table:style-name="ce4" table:formula="of:=[.R266]/SUM([.L266:.T266])" office:value-type="float" office:value="0.075">
            <text:p>0.0750</text:p>
          </table:table-cell>
          <table:table-cell table:formula="of:=[.S266]/SUM([.L266:.T266])" office:value-type="float" office:value="0.4625">
            <text:p>0.4625</text:p>
          </table:table-cell>
          <table:table-cell table:formula="of:=[.E266]/[.I266]" office:value-type="float" office:value="0.357142857142857">
            <text:p>0.3571</text:p>
          </table:table-cell>
          <table:table-cell table:formula="of:=IF([.I266]&lt;144-119;0;0.4*[.Z266]+0.6*[.AA266])" office:value-type="float" office:value="0.399285714285714">
            <text:p>0.3993</text:p>
          </table:table-cell>
          <table:table-cell table:formula="of:=1-[.S266]/SUM([.L266:.T266])" office:value-type="float" office:value="0.5375">
            <text:p>0.5375</text:p>
          </table:table-cell>
          <table:table-cell table:formula="of:=[.I266]/[.J266]" office:value-type="percentage" office:value="0.65625">
            <text:p>65.63%</text:p>
          </table:table-cell>
          <table:table-cell table:formula="of:=[.K266]" office:value-type="string" office:string-value="111 Avenue Road">
            <text:p>111 Avenue Roa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8">
            <text:p>558</text:p>
          </table:table-cell>
          <table:table-cell/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262">
            <text:p>262</text:p>
          </table:table-cell>
          <table:table-cell office:value-type="string">
            <text:p>18 Yorkville Avenue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style-name="ce2" table:formula="of:=1-[.Z267]" office:value-type="percentage" office:value="0.568965517241379">
            <text:p>56.90%</text:p>
          </table:table-cell>
          <table:table-cell table:style-name="ce3" table:formula="of:=IF([.J267]&gt;0;[.I267]/[.J267];0)" office:value-type="float" office:value="0.442748091603053">
            <text:p>0.443</text:p>
          </table:table-cell>
          <table:table-cell table:style-name="ce4" table:formula="of:=[.O267]/SUM([.L267:.T267])" office:value-type="float" office:value="0.103448275862069">
            <text:p>0.1034</text:p>
          </table:table-cell>
          <table:table-cell table:style-name="ce4" table:formula="of:=[.T267]/SUM([.L267:.T267])" office:value-type="float" office:value="0.362068965517241">
            <text:p>0.3621</text:p>
          </table:table-cell>
          <table:table-cell table:style-name="ce4" table:formula="of:=[.R267]/SUM([.L267:.T267])" office:value-type="float" office:value="0.0948275862068966">
            <text:p>0.0948</text:p>
          </table:table-cell>
          <table:table-cell table:formula="of:=[.S267]/SUM([.L267:.T267])" office:value-type="float" office:value="0.431034482758621">
            <text:p>0.4310</text:p>
          </table:table-cell>
          <table:table-cell table:formula="of:=[.E267]/[.I267]" office:value-type="float" office:value="0.439655172413793">
            <text:p>0.4397</text:p>
          </table:table-cell>
          <table:table-cell table:formula="of:=IF([.I267]&lt;144-119;0;0.4*[.Z267]+0.6*[.AA267])" office:value-type="float" office:value="0.436206896551724">
            <text:p>0.4362</text:p>
          </table:table-cell>
          <table:table-cell table:formula="of:=1-[.S267]/SUM([.L267:.T267])" office:value-type="float" office:value="0.568965517241379">
            <text:p>0.5690</text:p>
          </table:table-cell>
          <table:table-cell table:formula="of:=[.I267]/[.J267]" office:value-type="percentage" office:value="0.442748091603053">
            <text:p>44.27%</text:p>
          </table:table-cell>
          <table:table-cell table:formula="of:=[.K267]" office:value-type="string" office:string-value="18 Yorkville Avenue">
            <text:p>18 Yorkville Avenu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9">
            <text:p>559</text:p>
          </table:table-cell>
          <table:table-cell/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58">
            <text:p>158</text:p>
          </table:table-cell>
          <table:table-cell office:value-type="string">
            <text:p>10 Bellair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table:style-name="ce2" table:formula="of:=1-[.Z268]" office:value-type="percentage" office:value="0.790322580645161">
            <text:p>79.03%</text:p>
          </table:table-cell>
          <table:table-cell table:style-name="ce3" table:formula="of:=IF([.J268]&gt;0;[.I268]/[.J268];0)" office:value-type="float" office:value="0.392405063291139">
            <text:p>0.392</text:p>
          </table:table-cell>
          <table:table-cell table:style-name="ce4" table:formula="of:=[.O268]/SUM([.L268:.T268])" office:value-type="float" office:value="0.0161290322580645">
            <text:p>0.0161</text:p>
          </table:table-cell>
          <table:table-cell table:style-name="ce4" table:formula="of:=[.T268]/SUM([.L268:.T268])" office:value-type="float" office:value="0.758064516129032">
            <text:p>0.7581</text:p>
          </table:table-cell>
          <table:table-cell table:style-name="ce4" table:formula="of:=[.R268]/SUM([.L268:.T268])" office:value-type="float" office:value="0.0161290322580645">
            <text:p>0.0161</text:p>
          </table:table-cell>
          <table:table-cell table:formula="of:=[.S268]/SUM([.L268:.T268])" office:value-type="float" office:value="0.209677419354839">
            <text:p>0.2097</text:p>
          </table:table-cell>
          <table:table-cell table:formula="of:=[.E268]/[.I268]" office:value-type="float" office:value="0.258064516129032">
            <text:p>0.2581</text:p>
          </table:table-cell>
          <table:table-cell table:formula="of:=IF([.I268]&lt;144-119;0;0.4*[.Z268]+0.6*[.AA268])" office:value-type="float" office:value="0.238709677419355">
            <text:p>0.2387</text:p>
          </table:table-cell>
          <table:table-cell table:formula="of:=1-[.S268]/SUM([.L268:.T268])" office:value-type="float" office:value="0.790322580645161">
            <text:p>0.7903</text:p>
          </table:table-cell>
          <table:table-cell table:formula="of:=[.I268]/[.J268]" office:value-type="percentage" office:value="0.392405063291139">
            <text:p>39.24%</text:p>
          </table:table-cell>
          <table:table-cell table:formula="of:=[.K268]" office:value-type="string" office:string-value="10 Bellair Street">
            <text:p>10 Bellai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0">
            <text:p>560</text:p>
          </table:table-cell>
          <table:table-cell/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327">
            <text:p>327</text:p>
          </table:table-cell>
          <table:table-cell office:value-type="string">
            <text:p>7 Carlton Street - The Ellingt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table:style-name="ce2" table:formula="of:=1-[.Z269]" office:value-type="percentage" office:value="0.465277777777778">
            <text:p>46.53%</text:p>
          </table:table-cell>
          <table:table-cell table:style-name="ce3" table:formula="of:=IF([.J269]&gt;0;[.I269]/[.J269];0)" office:value-type="float" office:value="0.440366972477064">
            <text:p>0.440</text:p>
          </table:table-cell>
          <table:table-cell table:style-name="ce4" table:formula="of:=[.O269]/SUM([.L269:.T269])" office:value-type="float" office:value="0.138888888888889">
            <text:p>0.1389</text:p>
          </table:table-cell>
          <table:table-cell table:style-name="ce4" table:formula="of:=[.T269]/SUM([.L269:.T269])" office:value-type="float" office:value="0.159722222222222">
            <text:p>0.1597</text:p>
          </table:table-cell>
          <table:table-cell table:style-name="ce4" table:formula="of:=[.R269]/SUM([.L269:.T269])" office:value-type="float" office:value="0.131944444444444">
            <text:p>0.1319</text:p>
          </table:table-cell>
          <table:table-cell table:formula="of:=[.S269]/SUM([.L269:.T269])" office:value-type="float" office:value="0.534722222222222">
            <text:p>0.5347</text:p>
          </table:table-cell>
          <table:table-cell table:formula="of:=[.E269]/[.I269]" office:value-type="float" office:value="0.583333333333333">
            <text:p>0.5833</text:p>
          </table:table-cell>
          <table:table-cell table:formula="of:=IF([.I269]&lt;144-119;0;0.4*[.Z269]+0.6*[.AA269])" office:value-type="float" office:value="0.563888888888889">
            <text:p>0.5639</text:p>
          </table:table-cell>
          <table:table-cell table:formula="of:=1-[.S269]/SUM([.L269:.T269])" office:value-type="float" office:value="0.465277777777778">
            <text:p>0.4653</text:p>
          </table:table-cell>
          <table:table-cell table:formula="of:=[.I269]/[.J269]" office:value-type="percentage" office:value="0.440366972477064">
            <text:p>44.04%</text:p>
          </table:table-cell>
          <table:table-cell table:formula="of:=[.K269]" office:value-type="string" office:string-value="7 Carlton Street - The Ellington">
            <text:p>7 Carlton Street - The Ellingto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1">
            <text:p>561</text:p>
          </table:table-cell>
          <table:table-cell/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string">
            <text:p>33 Lombard Street - The Spire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35">
            <text:p>35</text:p>
          </table:table-cell>
          <table:table-cell table:style-name="ce2" table:formula="of:=1-[.Z270]" office:value-type="percentage" office:value="0.488505747126437">
            <text:p>48.85%</text:p>
          </table:table-cell>
          <table:table-cell table:style-name="ce3" table:formula="of:=IF([.J270]&gt;0;[.I270]/[.J270];0)" office:value-type="float" office:value="0.972375690607735">
            <text:p>0.972</text:p>
          </table:table-cell>
          <table:table-cell table:style-name="ce4" table:formula="of:=[.O270]/SUM([.L270:.T270])" office:value-type="float" office:value="0.183908045977011">
            <text:p>0.1839</text:p>
          </table:table-cell>
          <table:table-cell table:style-name="ce4" table:formula="of:=[.T270]/SUM([.L270:.T270])" office:value-type="float" office:value="0.201149425287356">
            <text:p>0.2011</text:p>
          </table:table-cell>
          <table:table-cell table:style-name="ce4" table:formula="of:=[.R270]/SUM([.L270:.T270])" office:value-type="float" office:value="0.0977011494252874">
            <text:p>0.0977</text:p>
          </table:table-cell>
          <table:table-cell table:formula="of:=[.S270]/SUM([.L270:.T270])" office:value-type="float" office:value="0.511494252873563">
            <text:p>0.5115</text:p>
          </table:table-cell>
          <table:table-cell table:formula="of:=[.E270]/[.I270]" office:value-type="float" office:value="0.505681818181818">
            <text:p>0.5057</text:p>
          </table:table-cell>
          <table:table-cell table:formula="of:=IF([.I270]&lt;144-119;0;0.4*[.Z270]+0.6*[.AA270])" office:value-type="float" office:value="0.508006792058516">
            <text:p>0.5080</text:p>
          </table:table-cell>
          <table:table-cell table:formula="of:=1-[.S270]/SUM([.L270:.T270])" office:value-type="float" office:value="0.488505747126437">
            <text:p>0.4885</text:p>
          </table:table-cell>
          <table:table-cell table:formula="of:=[.I270]/[.J270]" office:value-type="percentage" office:value="0.972375690607735">
            <text:p>97.24%</text:p>
          </table:table-cell>
          <table:table-cell table:formula="of:=[.K270]" office:value-type="string" office:string-value="33 Lombard Street - The Spire">
            <text:p>33 Lombard Street - The Spi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2">
            <text:p>562</text:p>
          </table:table-cell>
          <table:table-cell/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17">
            <text:p>117</text:p>
          </table:table-cell>
          <table:table-cell office:value-type="string">
            <text:p>77 Lombard Street - Absolute Lofts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style-name="ce2" table:formula="of:=1-[.Z271]" office:value-type="percentage" office:value="0.508474576271186">
            <text:p>50.85%</text:p>
          </table:table-cell>
          <table:table-cell table:style-name="ce3" table:formula="of:=IF([.J271]&gt;0;[.I271]/[.J271];0)" office:value-type="float" office:value="0.504273504273504">
            <text:p>0.504</text:p>
          </table:table-cell>
          <table:table-cell table:style-name="ce4" table:formula="of:=[.O271]/SUM([.L271:.T271])" office:value-type="float" office:value="0.135593220338983">
            <text:p>0.1356</text:p>
          </table:table-cell>
          <table:table-cell table:style-name="ce4" table:formula="of:=[.T271]/SUM([.L271:.T271])" office:value-type="float" office:value="0.305084745762712">
            <text:p>0.3051</text:p>
          </table:table-cell>
          <table:table-cell table:style-name="ce4" table:formula="of:=[.R271]/SUM([.L271:.T271])" office:value-type="float" office:value="0.0677966101694915">
            <text:p>0.0678</text:p>
          </table:table-cell>
          <table:table-cell table:formula="of:=[.S271]/SUM([.L271:.T271])" office:value-type="float" office:value="0.491525423728814">
            <text:p>0.4915</text:p>
          </table:table-cell>
          <table:table-cell table:formula="of:=[.E271]/[.I271]" office:value-type="float" office:value="0.559322033898305">
            <text:p>0.5593</text:p>
          </table:table-cell>
          <table:table-cell table:formula="of:=IF([.I271]&lt;144-119;0;0.4*[.Z271]+0.6*[.AA271])" office:value-type="float" office:value="0.532203389830509">
            <text:p>0.5322</text:p>
          </table:table-cell>
          <table:table-cell table:formula="of:=1-[.S271]/SUM([.L271:.T271])" office:value-type="float" office:value="0.508474576271186">
            <text:p>0.5085</text:p>
          </table:table-cell>
          <table:table-cell table:formula="of:=[.I271]/[.J271]" office:value-type="percentage" office:value="0.504273504273504">
            <text:p>50.43%</text:p>
          </table:table-cell>
          <table:table-cell table:formula="of:=[.K271]" office:value-type="string" office:string-value="77 Lombard Street - Absolute Lofts">
            <text:p>77 Lombard Street - Absolute Lof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3">
            <text:p>563</text:p>
          </table:table-cell>
          <table:table-cell/>
          <table:table-cell office:value-type="float" office:value="119">
            <text:p>119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496">
            <text:p>496</text:p>
          </table:table-cell>
          <table:table-cell office:value-type="string">
            <text:p>Yorktown on the Par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table:style-name="ce2" table:formula="of:=1-[.Z272]" office:value-type="percentage" office:value="0.554744525547445">
            <text:p>55.47%</text:p>
          </table:table-cell>
          <table:table-cell table:style-name="ce3" table:formula="of:=IF([.J272]&gt;0;[.I272]/[.J272];0)" office:value-type="float" office:value="0.55241935483871">
            <text:p>0.552</text:p>
          </table:table-cell>
          <table:table-cell table:style-name="ce4" table:formula="of:=[.O272]/SUM([.L272:.T272])" office:value-type="float" office:value="0.215328467153285">
            <text:p>0.2153</text:p>
          </table:table-cell>
          <table:table-cell table:style-name="ce4" table:formula="of:=[.T272]/SUM([.L272:.T272])" office:value-type="float" office:value="0.182481751824818">
            <text:p>0.1825</text:p>
          </table:table-cell>
          <table:table-cell table:style-name="ce4" table:formula="of:=[.R272]/SUM([.L272:.T272])" office:value-type="float" office:value="0.12043795620438">
            <text:p>0.1204</text:p>
          </table:table-cell>
          <table:table-cell table:formula="of:=[.S272]/SUM([.L272:.T272])" office:value-type="float" office:value="0.445255474452555">
            <text:p>0.4453</text:p>
          </table:table-cell>
          <table:table-cell table:formula="of:=[.E272]/[.I272]" office:value-type="float" office:value="0.551094890510949">
            <text:p>0.5511</text:p>
          </table:table-cell>
          <table:table-cell table:formula="of:=IF([.I272]&lt;144-119;0;0.4*[.Z272]+0.6*[.AA272])" office:value-type="float" office:value="0.508759124087591">
            <text:p>0.5088</text:p>
          </table:table-cell>
          <table:table-cell table:formula="of:=1-[.S272]/SUM([.L272:.T272])" office:value-type="float" office:value="0.554744525547445">
            <text:p>0.5547</text:p>
          </table:table-cell>
          <table:table-cell table:formula="of:=[.I272]/[.J272]" office:value-type="percentage" office:value="0.55241935483871">
            <text:p>55.24%</text:p>
          </table:table-cell>
          <table:table-cell table:formula="of:=[.K272]" office:value-type="string" office:string-value="Yorktown on the Park">
            <text:p>Yorktown on the Park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5">
            <text:p>565</text:p>
          </table:table-cell>
          <table:table-cell/>
          <table:table-cell office:value-type="float" office:value="142">
            <text:p>14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428">
            <text:p>428</text:p>
          </table:table-cell>
          <table:table-cell office:value-type="string">
            <text:p>109 Front Str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45">
            <text:p>145</text:p>
          </table:table-cell>
          <table:table-cell office:value-type="float" office:value="49">
            <text:p>49</text:p>
          </table:table-cell>
          <table:table-cell table:style-name="ce2" table:formula="of:=1-[.Z273]" office:value-type="percentage" office:value="0.437984496124031">
            <text:p>43.80%</text:p>
          </table:table-cell>
          <table:table-cell table:style-name="ce3" table:formula="of:=IF([.J273]&gt;0;[.I273]/[.J273];0)" office:value-type="float" office:value="0.605140186915888">
            <text:p>0.605</text:p>
          </table:table-cell>
          <table:table-cell table:style-name="ce4" table:formula="of:=[.O273]/SUM([.L273:.T273])" office:value-type="float" office:value="0.135658914728682">
            <text:p>0.1357</text:p>
          </table:table-cell>
          <table:table-cell table:style-name="ce4" table:formula="of:=[.T273]/SUM([.L273:.T273])" office:value-type="float" office:value="0.189922480620155">
            <text:p>0.1899</text:p>
          </table:table-cell>
          <table:table-cell table:style-name="ce4" table:formula="of:=[.R273]/SUM([.L273:.T273])" office:value-type="float" office:value="0.0852713178294574">
            <text:p>0.0853</text:p>
          </table:table-cell>
          <table:table-cell table:formula="of:=[.S273]/SUM([.L273:.T273])" office:value-type="float" office:value="0.562015503875969">
            <text:p>0.5620</text:p>
          </table:table-cell>
          <table:table-cell table:formula="of:=[.E273]/[.I273]" office:value-type="float" office:value="0.428571428571429">
            <text:p>0.4286</text:p>
          </table:table-cell>
          <table:table-cell table:formula="of:=IF([.I273]&lt;144-119;0;0.4*[.Z273]+0.6*[.AA273])" office:value-type="float" office:value="0.481949058693245">
            <text:p>0.4819</text:p>
          </table:table-cell>
          <table:table-cell table:formula="of:=1-[.S273]/SUM([.L273:.T273])" office:value-type="float" office:value="0.437984496124031">
            <text:p>0.4380</text:p>
          </table:table-cell>
          <table:table-cell table:formula="of:=[.I273]/[.J273]" office:value-type="percentage" office:value="0.605140186915888">
            <text:p>60.51%</text:p>
          </table:table-cell>
          <table:table-cell table:formula="of:=[.K273]" office:value-type="string" office:string-value="109 Front Street">
            <text:p>109 Front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8">
            <text:p>568</text:p>
          </table:table-cell>
          <table:table-cell/>
          <table:table-cell office:value-type="float" office:value="105">
            <text:p>105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70">
            <text:p>470</text:p>
          </table:table-cell>
          <table:table-cell office:value-type="string">
            <text:p>1055 Bay Street - Polo Club 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38">
            <text:p>38</text:p>
          </table:table-cell>
          <table:table-cell table:style-name="ce2" table:formula="of:=1-[.Z274]" office:value-type="percentage" office:value="0.485714285714286">
            <text:p>48.57%</text:p>
          </table:table-cell>
          <table:table-cell table:style-name="ce3" table:formula="of:=IF([.J274]&gt;0;[.I274]/[.J274];0)" office:value-type="float" office:value="0.382978723404255">
            <text:p>0.383</text:p>
          </table:table-cell>
          <table:table-cell table:style-name="ce4" table:formula="of:=[.O274]/SUM([.L274:.T274])" office:value-type="float" office:value="0.137142857142857">
            <text:p>0.1371</text:p>
          </table:table-cell>
          <table:table-cell table:style-name="ce4" table:formula="of:=[.T274]/SUM([.L274:.T274])" office:value-type="float" office:value="0.217142857142857">
            <text:p>0.2171</text:p>
          </table:table-cell>
          <table:table-cell table:style-name="ce4" table:formula="of:=[.R274]/SUM([.L274:.T274])" office:value-type="float" office:value="0.102857142857143">
            <text:p>0.1029</text:p>
          </table:table-cell>
          <table:table-cell table:formula="of:=[.S274]/SUM([.L274:.T274])" office:value-type="float" office:value="0.514285714285714">
            <text:p>0.5143</text:p>
          </table:table-cell>
          <table:table-cell table:formula="of:=[.E274]/[.I274]" office:value-type="float" office:value="0.394444444444444">
            <text:p>0.3944</text:p>
          </table:table-cell>
          <table:table-cell table:formula="of:=IF([.I274]&lt;144-119;0;0.4*[.Z274]+0.6*[.AA274])" office:value-type="float" office:value="0.442380952380952">
            <text:p>0.4424</text:p>
          </table:table-cell>
          <table:table-cell table:formula="of:=1-[.S274]/SUM([.L274:.T274])" office:value-type="float" office:value="0.485714285714286">
            <text:p>0.4857</text:p>
          </table:table-cell>
          <table:table-cell table:formula="of:=[.I274]/[.J274]" office:value-type="percentage" office:value="0.382978723404255">
            <text:p>38.30%</text:p>
          </table:table-cell>
          <table:table-cell table:formula="of:=[.K274]" office:value-type="string" office:string-value="1055 Bay Street - Polo Club I">
            <text:p>1055 Bay Street - Polo Club 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9">
            <text:p>569</text:p>
          </table:table-cell>
          <table:table-cell/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219">
            <text:p>219</text:p>
          </table:table-cell>
          <table:table-cell office:value-type="string">
            <text:p>925 Bay Street - Bay Club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table:style-name="ce2" table:formula="of:=1-[.Z275]" office:value-type="percentage" office:value="0.503937007874016">
            <text:p>50.39%</text:p>
          </table:table-cell>
          <table:table-cell table:style-name="ce3" table:formula="of:=IF([.J275]&gt;0;[.I275]/[.J275];0)" office:value-type="float" office:value="0.579908675799087">
            <text:p>0.580</text:p>
          </table:table-cell>
          <table:table-cell table:style-name="ce4" table:formula="of:=[.O275]/SUM([.L275:.T275])" office:value-type="float" office:value="0.118110236220472">
            <text:p>0.1181</text:p>
          </table:table-cell>
          <table:table-cell table:style-name="ce4" table:formula="of:=[.T275]/SUM([.L275:.T275])" office:value-type="float" office:value="0.299212598425197">
            <text:p>0.2992</text:p>
          </table:table-cell>
          <table:table-cell table:style-name="ce4" table:formula="of:=[.R275]/SUM([.L275:.T275])" office:value-type="float" office:value="0.0708661417322835">
            <text:p>0.0709</text:p>
          </table:table-cell>
          <table:table-cell table:formula="of:=[.S275]/SUM([.L275:.T275])" office:value-type="float" office:value="0.496062992125984">
            <text:p>0.4961</text:p>
          </table:table-cell>
          <table:table-cell table:formula="of:=[.E275]/[.I275]" office:value-type="float" office:value="0.456692913385827">
            <text:p>0.4567</text:p>
          </table:table-cell>
          <table:table-cell table:formula="of:=IF([.I275]&lt;144-119;0;0.4*[.Z275]+0.6*[.AA275])" office:value-type="float" office:value="0.47244094488189">
            <text:p>0.4724</text:p>
          </table:table-cell>
          <table:table-cell table:formula="of:=1-[.S275]/SUM([.L275:.T275])" office:value-type="float" office:value="0.503937007874016">
            <text:p>0.5039</text:p>
          </table:table-cell>
          <table:table-cell table:formula="of:=[.I275]/[.J275]" office:value-type="percentage" office:value="0.579908675799087">
            <text:p>57.99%</text:p>
          </table:table-cell>
          <table:table-cell table:formula="of:=[.K275]" office:value-type="string" office:string-value="925 Bay Street - Bay Club">
            <text:p>925 Bay Street - Bay Club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70">
            <text:p>570</text:p>
          </table:table-cell>
          <table:table-cell/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302">
            <text:p>302</text:p>
          </table:table-cell>
          <table:table-cell office:value-type="string">
            <text:p>909 Bay Street - The Alleg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table:style-name="ce2" table:formula="of:=1-[.Z276]" office:value-type="percentage" office:value="0.470588235294118">
            <text:p>47.06%</text:p>
          </table:table-cell>
          <table:table-cell table:style-name="ce3" table:formula="of:=IF([.J276]&gt;0;[.I276]/[.J276];0)" office:value-type="float" office:value="0.470198675496689">
            <text:p>0.470</text:p>
          </table:table-cell>
          <table:table-cell table:style-name="ce4" table:formula="of:=[.O276]/SUM([.L276:.T276])" office:value-type="float" office:value="0.0955882352941176">
            <text:p>0.0956</text:p>
          </table:table-cell>
          <table:table-cell table:style-name="ce4" table:formula="of:=[.T276]/SUM([.L276:.T276])" office:value-type="float" office:value="0.286764705882353">
            <text:p>0.2868</text:p>
          </table:table-cell>
          <table:table-cell table:style-name="ce4" table:formula="of:=[.R276]/SUM([.L276:.T276])" office:value-type="float" office:value="0.0661764705882353">
            <text:p>0.0662</text:p>
          </table:table-cell>
          <table:table-cell table:formula="of:=[.S276]/SUM([.L276:.T276])" office:value-type="float" office:value="0.529411764705882">
            <text:p>0.5294</text:p>
          </table:table-cell>
          <table:table-cell table:formula="of:=[.E276]/[.I276]" office:value-type="float" office:value="0.422535211267606">
            <text:p>0.4225</text:p>
          </table:table-cell>
          <table:table-cell table:formula="of:=IF([.I276]&lt;144-119;0;0.4*[.Z276]+0.6*[.AA276])" office:value-type="float" office:value="0.465285832642916">
            <text:p>0.4653</text:p>
          </table:table-cell>
          <table:table-cell table:formula="of:=1-[.S276]/SUM([.L276:.T276])" office:value-type="float" office:value="0.470588235294118">
            <text:p>0.4706</text:p>
          </table:table-cell>
          <table:table-cell table:formula="of:=[.I276]/[.J276]" office:value-type="percentage" office:value="0.470198675496689">
            <text:p>47.02%</text:p>
          </table:table-cell>
          <table:table-cell table:formula="of:=[.K276]" office:value-type="string" office:string-value="909 Bay Street - The Allegro">
            <text:p>909 Bay Street - The Allegr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7">
            <text:p>027</text:p>
          </table:table-cell>
          <table:table-cell/>
          <table:table-cell table:formula="of:=[.D278]+[.D279]" office:value-type="float" office:value="121">
            <text:p>121</text:p>
          </table:table-cell>
          <table:table-cell table:formula="of:=[.E278]+[.E279]" office:value-type="float" office:value="96">
            <text:p>96</text:p>
          </table:table-cell>
          <table:table-cell table:formula="of:=[.F278]+[.F279]" office:value-type="float" office:value="0">
            <text:p>0</text:p>
          </table:table-cell>
          <table:table-cell table:formula="of:=[.G278]+[.G279]" office:value-type="float" office:value="2">
            <text:p>2</text:p>
          </table:table-cell>
          <table:table-cell table:formula="of:=[.H278]+[.H279]" office:value-type="float" office:value="0">
            <text:p>0</text:p>
          </table:table-cell>
          <table:table-cell table:formula="of:=[.I278]+[.I279]" office:value-type="float" office:value="219">
            <text:p>219</text:p>
          </table:table-cell>
          <table:table-cell table:formula="of:=[.J278]+[.J279]" office:value-type="float" office:value="669">
            <text:p>669</text:p>
          </table:table-cell>
          <table:table-cell office:value-type="string">
            <text:p>Branksome Hall</text:p>
          </table:table-cell>
          <table:table-cell table:formula="of:=[.L278]+[.L279]" office:value-type="float" office:value="1">
            <text:p>1</text:p>
          </table:table-cell>
          <table:table-cell table:formula="of:=[.M278]+[.M279]" office:value-type="float" office:value="0">
            <text:p>0</text:p>
          </table:table-cell>
          <table:table-cell table:formula="of:=[.N278]+[.N279]" office:value-type="float" office:value="0">
            <text:p>0</text:p>
          </table:table-cell>
          <table:table-cell table:formula="of:=[.O278]+[.O279]" office:value-type="float" office:value="20">
            <text:p>20</text:p>
          </table:table-cell>
          <table:table-cell table:formula="of:=[.P278]+[.P279]" office:value-type="float" office:value="1">
            <text:p>1</text:p>
          </table:table-cell>
          <table:table-cell table:formula="of:=[.Q278]+[.Q279]" office:value-type="float" office:value="0">
            <text:p>0</text:p>
          </table:table-cell>
          <table:table-cell table:formula="of:=[.R278]+[.R279]" office:value-type="float" office:value="39">
            <text:p>39</text:p>
          </table:table-cell>
          <table:table-cell table:formula="of:=[.S278]+[.S279]" office:value-type="float" office:value="89">
            <text:p>89</text:p>
          </table:table-cell>
          <table:table-cell table:formula="of:=[.T278]+[.T279]" office:value-type="float" office:value="66">
            <text:p>66</text:p>
          </table:table-cell>
          <table:table-cell table:style-name="ce2" table:formula="of:=1-[.Z277]" office:value-type="percentage" office:value="0.587962962962963">
            <text:p>58.80%</text:p>
          </table:table-cell>
          <table:table-cell table:style-name="ce3" table:formula="of:=IF([.J277]&gt;0;[.I277]/[.J277];0)" office:value-type="float" office:value="0.327354260089686">
            <text:p>0.327</text:p>
          </table:table-cell>
          <table:table-cell table:style-name="ce4" table:formula="of:=[.O277]/SUM([.L277:.T277])" office:value-type="float" office:value="0.0925925925925926">
            <text:p>0.0926</text:p>
          </table:table-cell>
          <table:table-cell table:style-name="ce4" table:formula="of:=[.T277]/SUM([.L277:.T277])" office:value-type="float" office:value="0.305555555555556">
            <text:p>0.3056</text:p>
          </table:table-cell>
          <table:table-cell table:style-name="ce4" table:formula="of:=[.R277]/SUM([.L277:.T277])" office:value-type="float" office:value="0.180555555555556">
            <text:p>0.1806</text:p>
          </table:table-cell>
          <table:table-cell table:formula="of:=[.S277]/SUM([.L277:.T277])" office:value-type="float" office:value="0.412037037037037">
            <text:p>0.4120</text:p>
          </table:table-cell>
          <table:table-cell table:formula="of:=[.E277]/[.I277]" office:value-type="float" office:value="0.438356164383562">
            <text:p>0.4384</text:p>
          </table:table-cell>
          <table:table-cell table:formula="of:=IF([.I277]&lt;144-119;0;0.4*[.Z277]+0.6*[.AA277])" office:value-type="float" office:value="0.427828513444952">
            <text:p>0.4278</text:p>
          </table:table-cell>
          <table:table-cell table:formula="of:=1-[.S277]/SUM([.L277:.T277])" office:value-type="float" office:value="0.587962962962963">
            <text:p>0.5880</text:p>
          </table:table-cell>
          <table:table-cell table:formula="of:=[.I277]/[.J277]" office:value-type="percentage" office:value="0.327354260089686">
            <text:p>32.74%</text:p>
          </table:table-cell>
          <table:table-cell table:formula="of:=[.K277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27A</text:p>
          </table:table-cell>
          <table:table-cell/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344">
            <text:p>344</text:p>
          </table:table-cell>
          <table:table-cell office:value-type="string">
            <text:p>Branksome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table:style-name="ce2" table:formula="of:=1-[.Z278]" office:value-type="percentage" office:value="0.60377358490566">
            <text:p>60.38%</text:p>
          </table:table-cell>
          <table:table-cell table:style-name="ce3" table:formula="of:=IF([.J278]&gt;0;[.I278]/[.J278];0)" office:value-type="float" office:value="0.311046511627907">
            <text:p>0.311</text:p>
          </table:table-cell>
          <table:table-cell table:style-name="ce4" table:formula="of:=[.O278]/SUM([.L278:.T278])" office:value-type="float" office:value="0.122641509433962">
            <text:p>0.1226</text:p>
          </table:table-cell>
          <table:table-cell table:style-name="ce4" table:formula="of:=[.T278]/SUM([.L278:.T278])" office:value-type="float" office:value="0.264150943396226">
            <text:p>0.2642</text:p>
          </table:table-cell>
          <table:table-cell table:style-name="ce4" table:formula="of:=[.R278]/SUM([.L278:.T278])" office:value-type="float" office:value="0.216981132075472">
            <text:p>0.2170</text:p>
          </table:table-cell>
          <table:table-cell table:formula="of:=[.S278]/SUM([.L278:.T278])" office:value-type="float" office:value="0.39622641509434">
            <text:p>0.3962</text:p>
          </table:table-cell>
          <table:table-cell table:formula="of:=[.E278]/[.I278]" office:value-type="float" office:value="0.401869158878505">
            <text:p>0.4019</text:p>
          </table:table-cell>
          <table:table-cell table:formula="of:=IF([.I278]&lt;144-119;0;0.4*[.Z278]+0.6*[.AA278])" office:value-type="float" office:value="0.399612061364839">
            <text:p>0.3996</text:p>
          </table:table-cell>
          <table:table-cell table:formula="of:=1-[.S278]/SUM([.L278:.T278])" office:value-type="float" office:value="0.60377358490566">
            <text:p>0.6038</text:p>
          </table:table-cell>
          <table:table-cell table:formula="of:=[.I278]/[.J278]" office:value-type="percentage" office:value="0.311046511627907">
            <text:p>31.10%</text:p>
          </table:table-cell>
          <table:table-cell table:formula="of:=[.K278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27B</text:p>
          </table:table-cell>
          <table:table-cell/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325">
            <text:p>325</text:p>
          </table:table-cell>
          <table:table-cell office:value-type="string">
            <text:p>Branksome H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style-name="ce2" table:formula="of:=1-[.Z279]" office:value-type="percentage" office:value="0.572727272727273">
            <text:p>57.27%</text:p>
          </table:table-cell>
          <table:table-cell table:style-name="ce3" table:formula="of:=IF([.J279]&gt;0;[.I279]/[.J279];0)" office:value-type="float" office:value="0.344615384615385">
            <text:p>0.345</text:p>
          </table:table-cell>
          <table:table-cell table:style-name="ce4" table:formula="of:=[.O279]/SUM([.L279:.T279])" office:value-type="float" office:value="0.0636363636363636">
            <text:p>0.0636</text:p>
          </table:table-cell>
          <table:table-cell table:style-name="ce4" table:formula="of:=[.T279]/SUM([.L279:.T279])" office:value-type="float" office:value="0.345454545454545">
            <text:p>0.3455</text:p>
          </table:table-cell>
          <table:table-cell table:style-name="ce4" table:formula="of:=[.R279]/SUM([.L279:.T279])" office:value-type="float" office:value="0.145454545454545">
            <text:p>0.1455</text:p>
          </table:table-cell>
          <table:table-cell table:formula="of:=[.S279]/SUM([.L279:.T279])" office:value-type="float" office:value="0.427272727272727">
            <text:p>0.4273</text:p>
          </table:table-cell>
          <table:table-cell table:formula="of:=[.E279]/[.I279]" office:value-type="float" office:value="0.473214285714286">
            <text:p>0.4732</text:p>
          </table:table-cell>
          <table:table-cell table:formula="of:=IF([.I279]&lt;144-119;0;0.4*[.Z279]+0.6*[.AA279])" office:value-type="float" office:value="0.454837662337662">
            <text:p>0.4548</text:p>
          </table:table-cell>
          <table:table-cell table:formula="of:=1-[.S279]/SUM([.L279:.T279])" office:value-type="float" office:value="0.572727272727273">
            <text:p>0.5727</text:p>
          </table:table-cell>
          <table:table-cell table:formula="of:=[.I279]/[.J279]" office:value-type="percentage" office:value="0.344615384615385">
            <text:p>34.46%</text:p>
          </table:table-cell>
          <table:table-cell table:formula="of:=[.K279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29s</text:p>
          </table:table-cell>
          <table:table-cell/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228">
            <text:p>228</text:p>
          </table:table-cell>
          <table:table-cell office:value-type="string">
            <text:p>Belmont House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table:style-name="ce2" table:formula="of:=1-[.Z280]" office:value-type="percentage" office:value="0.457142857142857">
            <text:p>45.71%</text:p>
          </table:table-cell>
          <table:table-cell table:style-name="ce3" table:formula="of:=IF([.J280]&gt;0;[.I280]/[.J280];0)" office:value-type="float" office:value="0.473684210526316">
            <text:p>0.474</text:p>
          </table:table-cell>
          <table:table-cell table:style-name="ce4" table:formula="of:=[.O280]/SUM([.L280:.T280])" office:value-type="float" office:value="0.104761904761905">
            <text:p>0.1048</text:p>
          </table:table-cell>
          <table:table-cell table:style-name="ce4" table:formula="of:=[.T280]/SUM([.L280:.T280])" office:value-type="float" office:value="0.257142857142857">
            <text:p>0.2571</text:p>
          </table:table-cell>
          <table:table-cell table:style-name="ce4" table:formula="of:=[.R280]/SUM([.L280:.T280])" office:value-type="float" office:value="0.0666666666666667">
            <text:p>0.0667</text:p>
          </table:table-cell>
          <table:table-cell table:formula="of:=[.S280]/SUM([.L280:.T280])" office:value-type="float" office:value="0.542857142857143">
            <text:p>0.5429</text:p>
          </table:table-cell>
          <table:table-cell table:formula="of:=[.E280]/[.I280]" office:value-type="float" office:value="0.601851851851852">
            <text:p>0.6019</text:p>
          </table:table-cell>
          <table:table-cell table:formula="of:=IF([.I280]&lt;144-119;0;0.4*[.Z280]+0.6*[.AA280])" office:value-type="float" office:value="0.578253968253968">
            <text:p>0.5783</text:p>
          </table:table-cell>
          <table:table-cell table:formula="of:=1-[.S280]/SUM([.L280:.T280])" office:value-type="float" office:value="0.457142857142857">
            <text:p>0.4571</text:p>
          </table:table-cell>
          <table:table-cell table:formula="of:=[.I280]/[.J280]" office:value-type="percentage" office:value="0.473684210526316">
            <text:p>47.37%</text:p>
          </table:table-cell>
          <table:table-cell table:formula="of:=[.K280]" office:value-type="string" office:string-value="Belmont House">
            <text:p>Belmont Hous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33-1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string">
            <text:p>Jesse Ketchum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2" table:formula="of:=1-[.Z281]" office:value-type="percentage" office:value="0.692307692307692">
            <text:p>69.23%</text:p>
          </table:table-cell>
          <table:table-cell table:style-name="ce3" table:formula="of:=IF([.J281]&gt;0;[.I281]/[.J281];0)" office:value-type="float" office:value="0.270833333333333">
            <text:p>0.271</text:p>
          </table:table-cell>
          <table:table-cell table:style-name="ce4" table:formula="of:=[.O281]/SUM([.L281:.T281])" office:value-type="float" office:value="0.0769230769230769">
            <text:p>0.0769</text:p>
          </table:table-cell>
          <table:table-cell table:style-name="ce4" table:formula="of:=[.T281]/SUM([.L281:.T281])" office:value-type="float" office:value="0.615384615384615">
            <text:p>0.6154</text:p>
          </table:table-cell>
          <table:table-cell table:style-name="ce4" table:formula="of:=[.R281]/SUM([.L281:.T281])" office:value-type="float" office:value="0">
            <text:p>0.0000</text:p>
          </table:table-cell>
          <table:table-cell table:formula="of:=[.S281]/SUM([.L281:.T281])" office:value-type="float" office:value="0.307692307692308">
            <text:p>0.3077</text:p>
          </table:table-cell>
          <table:table-cell table:formula="of:=[.E281]/[.I281]" office:value-type="float" office:value="0.461538461538462">
            <text:p>0.4615</text:p>
          </table:table-cell>
          <table:table-cell table:formula="of:=IF([.I281]&lt;144-119;0;0.4*[.Z281]+0.6*[.AA281])" office:value-type="float" office:value="0.4">
            <text:p>0.4000</text:p>
          </table:table-cell>
          <table:table-cell table:formula="of:=1-[.S281]/SUM([.L281:.T281])" office:value-type="float" office:value="0.692307692307692">
            <text:p>0.6923</text:p>
          </table:table-cell>
          <table:table-cell table:formula="of:=[.I281]/[.J281]" office:value-type="percentage" office:value="0.270833333333333">
            <text:p>27.08%</text:p>
          </table:table-cell>
          <table:table-cell table:formula="of:=[.K281]" office:value-type="string" office:string-value="Jesse Ketchum Junior and Senior Public School">
            <text:p>Jesse Ketchum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41s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office:value-type="string">
            <text:p>Toronto Grace Hospita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2" table:formula="of:=1-[.Z282]" office:value-type="percentage" office:value="0.423076923076923">
            <text:p>42.31%</text:p>
          </table:table-cell>
          <table:table-cell table:style-name="ce3" table:formula="of:=IF([.J282]&gt;0;[.I282]/[.J282];0)" office:value-type="float" office:value="0.287234042553191">
            <text:p>0.287</text:p>
          </table:table-cell>
          <table:table-cell table:style-name="ce4" table:formula="of:=[.O282]/SUM([.L282:.T282])" office:value-type="float" office:value="0.0769230769230769">
            <text:p>0.0769</text:p>
          </table:table-cell>
          <table:table-cell table:style-name="ce4" table:formula="of:=[.T282]/SUM([.L282:.T282])" office:value-type="float" office:value="0.153846153846154">
            <text:p>0.1538</text:p>
          </table:table-cell>
          <table:table-cell table:style-name="ce4" table:formula="of:=[.R282]/SUM([.L282:.T282])" office:value-type="float" office:value="0.115384615384615">
            <text:p>0.1154</text:p>
          </table:table-cell>
          <table:table-cell table:formula="of:=[.S282]/SUM([.L282:.T282])" office:value-type="float" office:value="0.576923076923077">
            <text:p>0.5769</text:p>
          </table:table-cell>
          <table:table-cell table:formula="of:=[.E282]/[.I282]" office:value-type="float" office:value="0.296296296296296">
            <text:p>0.2963</text:p>
          </table:table-cell>
          <table:table-cell table:formula="of:=IF([.I282]&lt;144-119;0;0.4*[.Z282]+0.6*[.AA282])" office:value-type="float" office:value="0.408547008547009">
            <text:p>0.4085</text:p>
          </table:table-cell>
          <table:table-cell table:formula="of:=1-[.S282]/SUM([.L282:.T282])" office:value-type="float" office:value="0.423076923076923">
            <text:p>0.4231</text:p>
          </table:table-cell>
          <table:table-cell table:formula="of:=[.I282]/[.J282]" office:value-type="percentage" office:value="0.287234042553191">
            <text:p>28.72%</text:p>
          </table:table-cell>
          <table:table-cell table:formula="of:=[.K282]" office:value-type="string" office:string-value="Toronto Grace Hospital">
            <text:p>Toronto Grace Hospita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54s</text:p>
          </table:table-cell>
          <table:table-cell/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135">
            <text:p>135</text:p>
          </table:table-cell>
          <table:table-cell office:value-type="string">
            <text:p>Wellesley Central Place Rekai Centr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style-name="ce2" table:formula="of:=1-[.Z283]" office:value-type="percentage" office:value="0.56140350877193">
            <text:p>56.14%</text:p>
          </table:table-cell>
          <table:table-cell table:style-name="ce3" table:formula="of:=IF([.J283]&gt;0;[.I283]/[.J283];0)" office:value-type="float" office:value="0.459259259259259">
            <text:p>0.459</text:p>
          </table:table-cell>
          <table:table-cell table:style-name="ce4" table:formula="of:=[.O283]/SUM([.L283:.T283])" office:value-type="float" office:value="0.12280701754386">
            <text:p>0.1228</text:p>
          </table:table-cell>
          <table:table-cell table:style-name="ce4" table:formula="of:=[.T283]/SUM([.L283:.T283])" office:value-type="float" office:value="0.228070175438596">
            <text:p>0.2281</text:p>
          </table:table-cell>
          <table:table-cell table:style-name="ce4" table:formula="of:=[.R283]/SUM([.L283:.T283])" office:value-type="float" office:value="0.0526315789473684">
            <text:p>0.0526</text:p>
          </table:table-cell>
          <table:table-cell table:formula="of:=[.S283]/SUM([.L283:.T283])" office:value-type="float" office:value="0.43859649122807">
            <text:p>0.4386</text:p>
          </table:table-cell>
          <table:table-cell table:formula="of:=[.E283]/[.I283]" office:value-type="float" office:value="0.274193548387097">
            <text:p>0.2742</text:p>
          </table:table-cell>
          <table:table-cell table:formula="of:=IF([.I283]&lt;144-119;0;0.4*[.Z283]+0.6*[.AA283])" office:value-type="float" office:value="0.339954725523486">
            <text:p>0.3400</text:p>
          </table:table-cell>
          <table:table-cell table:formula="of:=1-[.S283]/SUM([.L283:.T283])" office:value-type="float" office:value="0.56140350877193">
            <text:p>0.5614</text:p>
          </table:table-cell>
          <table:table-cell table:formula="of:=[.I283]/[.J283]" office:value-type="percentage" office:value="0.459259259259259">
            <text:p>45.93%</text:p>
          </table:table-cell>
          <table:table-cell table:formula="of:=[.K283]" office:value-type="string" office:string-value="Wellesley Central Place Rekai Centre">
            <text:p>Wellesley Central Place Rekai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">
            <text:p>059</text:p>
          </table:table-cell>
          <table:table-cell/>
          <table:table-cell office:value-type="float" office:value="157">
            <text:p>157</text:p>
          </table:table-cell>
          <table:table-cell office:value-type="float" office:value="214">
            <text:p>21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772">
            <text:p>772</text:p>
          </table:table-cell>
          <table:table-cell office:value-type="string">
            <text:p>University of Toronto - St. Michael's Colleg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66">
            <text:p>166</text:p>
          </table:table-cell>
          <table:table-cell office:value-type="float" office:value="68">
            <text:p>68</text:p>
          </table:table-cell>
          <table:table-cell table:style-name="ce2" table:formula="of:=1-[.Z284]" office:value-type="percentage" office:value="0.562005277044855">
            <text:p>56.20%</text:p>
          </table:table-cell>
          <table:table-cell table:style-name="ce3" table:formula="of:=IF([.J284]&gt;0;[.I284]/[.J284];0)" office:value-type="float" office:value="0.496113989637306">
            <text:p>0.496</text:p>
          </table:table-cell>
          <table:table-cell table:style-name="ce4" table:formula="of:=[.O284]/SUM([.L284:.T284])" office:value-type="float" office:value="0.261213720316623">
            <text:p>0.2612</text:p>
          </table:table-cell>
          <table:table-cell table:style-name="ce4" table:formula="of:=[.T284]/SUM([.L284:.T284])" office:value-type="float" office:value="0.179419525065963">
            <text:p>0.1794</text:p>
          </table:table-cell>
          <table:table-cell table:style-name="ce4" table:formula="of:=[.R284]/SUM([.L284:.T284])" office:value-type="float" office:value="0.0976253298153034">
            <text:p>0.0976</text:p>
          </table:table-cell>
          <table:table-cell table:formula="of:=[.S284]/SUM([.L284:.T284])" office:value-type="float" office:value="0.437994722955145">
            <text:p>0.4380</text:p>
          </table:table-cell>
          <table:table-cell table:formula="of:=[.E284]/[.I284]" office:value-type="float" office:value="0.558746736292428">
            <text:p>0.5587</text:p>
          </table:table-cell>
          <table:table-cell table:formula="of:=IF([.I284]&lt;144-119;0;0.4*[.Z284]+0.6*[.AA284])" office:value-type="float" office:value="0.510445930957515">
            <text:p>0.5104</text:p>
          </table:table-cell>
          <table:table-cell table:formula="of:=1-[.S284]/SUM([.L284:.T284])" office:value-type="float" office:value="0.562005277044855">
            <text:p>0.5620</text:p>
          </table:table-cell>
          <table:table-cell table:formula="of:=[.I284]/[.J284]" office:value-type="percentage" office:value="0.496113989637306">
            <text:p>49.61%</text:p>
          </table:table-cell>
          <table:table-cell table:formula="of:=[.K284]" office:value-type="string" office:string-value="University of Toronto - St. Michael's College">
            <text:p>University of Toronto - St. Michael's Colleg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68s</text:p>
          </table:table-cell>
          <table:table-cell/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55">
            <text:p>255</text:p>
          </table:table-cell>
          <table:table-cell office:value-type="string">
            <text:p>Fudger House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style-name="ce2" table:formula="of:=1-[.Z285]" office:value-type="percentage" office:value="0.320754716981132">
            <text:p>32.08%</text:p>
          </table:table-cell>
          <table:table-cell table:style-name="ce3" table:formula="of:=IF([.J285]&gt;0;[.I285]/[.J285];0)" office:value-type="float" office:value="0.215686274509804">
            <text:p>0.216</text:p>
          </table:table-cell>
          <table:table-cell table:style-name="ce4" table:formula="of:=[.O285]/SUM([.L285:.T285])" office:value-type="float" office:value="0.0754716981132075">
            <text:p>0.0755</text:p>
          </table:table-cell>
          <table:table-cell table:style-name="ce4" table:formula="of:=[.T285]/SUM([.L285:.T285])" office:value-type="float" office:value="0.0754716981132075">
            <text:p>0.0755</text:p>
          </table:table-cell>
          <table:table-cell table:style-name="ce4" table:formula="of:=[.R285]/SUM([.L285:.T285])" office:value-type="float" office:value="0.0188679245283019">
            <text:p>0.0189</text:p>
          </table:table-cell>
          <table:table-cell table:formula="of:=[.S285]/SUM([.L285:.T285])" office:value-type="float" office:value="0.679245283018868">
            <text:p>0.6792</text:p>
          </table:table-cell>
          <table:table-cell table:formula="of:=[.E285]/[.I285]" office:value-type="float" office:value="0.163636363636364">
            <text:p>0.1636</text:p>
          </table:table-cell>
          <table:table-cell table:formula="of:=IF([.I285]&lt;144-119;0;0.4*[.Z285]+0.6*[.AA285])" office:value-type="float" office:value="0.369879931389365">
            <text:p>0.3699</text:p>
          </table:table-cell>
          <table:table-cell table:formula="of:=1-[.S285]/SUM([.L285:.T285])" office:value-type="float" office:value="0.320754716981132">
            <text:p>0.3208</text:p>
          </table:table-cell>
          <table:table-cell table:formula="of:=[.I285]/[.J285]" office:value-type="percentage" office:value="0.215686274509804">
            <text:p>21.57%</text:p>
          </table:table-cell>
          <table:table-cell table:formula="of:=[.K285]" office:value-type="string" office:string-value="Fudger House">
            <text:p>Fudger Hous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89s</text:p>
          </table:table-cell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5">
            <text:p>125</text:p>
          </table:table-cell>
          <table:table-cell office:value-type="string">
            <text:p>Rekai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2" table:formula="of:=1-[.Z286]" office:value-type="percentage" office:value="0.518518518518519">
            <text:p>51.85%</text:p>
          </table:table-cell>
          <table:table-cell table:style-name="ce3" table:formula="of:=IF([.J286]&gt;0;[.I286]/[.J286];0)" office:value-type="float" office:value="0.24">
            <text:p>0.240</text:p>
          </table:table-cell>
          <table:table-cell table:style-name="ce4" table:formula="of:=[.O286]/SUM([.L286:.T286])" office:value-type="float" office:value="0.222222222222222">
            <text:p>0.2222</text:p>
          </table:table-cell>
          <table:table-cell table:style-name="ce4" table:formula="of:=[.T286]/SUM([.L286:.T286])" office:value-type="float" office:value="0.222222222222222">
            <text:p>0.2222</text:p>
          </table:table-cell>
          <table:table-cell table:style-name="ce4" table:formula="of:=[.R286]/SUM([.L286:.T286])" office:value-type="float" office:value="0">
            <text:p>0.0000</text:p>
          </table:table-cell>
          <table:table-cell table:formula="of:=[.S286]/SUM([.L286:.T286])" office:value-type="float" office:value="0.481481481481481">
            <text:p>0.4815</text:p>
          </table:table-cell>
          <table:table-cell table:formula="of:=[.E286]/[.I286]" office:value-type="float" office:value="0.266666666666667">
            <text:p>0.2667</text:p>
          </table:table-cell>
          <table:table-cell table:formula="of:=IF([.I286]&lt;144-119;0;0.4*[.Z286]+0.6*[.AA286])" office:value-type="float" office:value="0.352592592592593">
            <text:p>0.3526</text:p>
          </table:table-cell>
          <table:table-cell table:formula="of:=1-[.S286]/SUM([.L286:.T286])" office:value-type="float" office:value="0.518518518518519">
            <text:p>0.5185</text:p>
          </table:table-cell>
          <table:table-cell table:formula="of:=[.I286]/[.J286]" office:value-type="percentage" office:value="0.24">
            <text:p>24.00%</text:p>
          </table:table-cell>
          <table:table-cell table:formula="of:=[.K286]" office:value-type="string" office:string-value="Rekai Centre">
            <text:p>Rekai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03s</text:p>
          </table:table-cell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St. Jude's Community Home - 270 Milan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2" table:formula="of:=1-[.Z287]" office:value-type="percentage" office:value="0.181818181818182">
            <text:p>18.18%</text:p>
          </table:table-cell>
          <table:table-cell table:style-name="ce3" table:formula="of:=IF([.J287]&gt;0;[.I287]/[.J287];0)" office:value-type="float" office:value="0.5">
            <text:p>0.500</text:p>
          </table:table-cell>
          <table:table-cell table:style-name="ce4" table:formula="of:=[.O287]/SUM([.L287:.T287])" office:value-type="float" office:value="0.0909090909090909">
            <text:p>0.0909</text:p>
          </table:table-cell>
          <table:table-cell table:style-name="ce4" table:formula="of:=[.T287]/SUM([.L287:.T287])" office:value-type="float" office:value="0.0454545454545455">
            <text:p>0.0455</text:p>
          </table:table-cell>
          <table:table-cell table:style-name="ce4" table:formula="of:=[.R287]/SUM([.L287:.T287])" office:value-type="float" office:value="0">
            <text:p>0.0000</text:p>
          </table:table-cell>
          <table:table-cell table:formula="of:=[.S287]/SUM([.L287:.T287])" office:value-type="float" office:value="0.818181818181818">
            <text:p>0.8182</text:p>
          </table:table-cell>
          <table:table-cell table:formula="of:=[.E287]/[.I287]" office:value-type="float" office:value="0.454545454545455">
            <text:p>0.4545</text:p>
          </table:table-cell>
          <table:table-cell table:formula="of:=IF([.I287]&lt;144-119;0;0.4*[.Z287]+0.6*[.AA287])" office:value-type="float" office:value="0">
            <text:p>0.0000</text:p>
          </table:table-cell>
          <table:table-cell table:formula="of:=1-[.S287]/SUM([.L287:.T287])" office:value-type="float" office:value="0.181818181818182">
            <text:p>0.1818</text:p>
          </table:table-cell>
          <table:table-cell table:formula="of:=[.I287]/[.J287]" office:value-type="percentage" office:value="0.5">
            <text:p>50.00%</text:p>
          </table:table-cell>
          <table:table-cell table:formula="of:=[.K287]" office:value-type="string" office:string-value="St. Jude's Community Home - 270 Milan Street">
            <text:p>St. Jude's Community Home - 270 Milan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12s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St. Jude's Community Home - 270 Milan Stre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2" table:formula="of:=1-[.Z288]" office:value-type="percentage" office:value="0.333333333333333">
            <text:p>33.33%</text:p>
          </table:table-cell>
          <table:table-cell table:style-name="ce3" table:formula="of:=IF([.J288]&gt;0;[.I288]/[.J288];0)" office:value-type="float" office:value="0.833333333333333">
            <text:p>0.833</text:p>
          </table:table-cell>
          <table:table-cell table:style-name="ce4" table:formula="of:=[.O288]/SUM([.L288:.T288])" office:value-type="float" office:value="0.166666666666667">
            <text:p>0.1667</text:p>
          </table:table-cell>
          <table:table-cell table:style-name="ce4" table:formula="of:=[.T288]/SUM([.L288:.T288])" office:value-type="float" office:value="0">
            <text:p>0.0000</text:p>
          </table:table-cell>
          <table:table-cell table:style-name="ce4" table:formula="of:=[.R288]/SUM([.L288:.T288])" office:value-type="float" office:value="0">
            <text:p>0.0000</text:p>
          </table:table-cell>
          <table:table-cell table:formula="of:=[.S288]/SUM([.L288:.T288])" office:value-type="float" office:value="0.666666666666667">
            <text:p>0.6667</text:p>
          </table:table-cell>
          <table:table-cell table:formula="of:=[.E288]/[.I288]" office:value-type="float" office:value="0.6">
            <text:p>0.6000</text:p>
          </table:table-cell>
          <table:table-cell table:formula="of:=IF([.I288]&lt;144-119;0;0.4*[.Z288]+0.6*[.AA288])" office:value-type="float" office:value="0">
            <text:p>0.0000</text:p>
          </table:table-cell>
          <table:table-cell table:formula="of:=1-[.S288]/SUM([.L288:.T288])" office:value-type="float" office:value="0.333333333333333">
            <text:p>0.3333</text:p>
          </table:table-cell>
          <table:table-cell table:formula="of:=[.I288]/[.J288]" office:value-type="percentage" office:value="0.833333333333333">
            <text:p>83.33%</text:p>
          </table:table-cell>
          <table:table-cell table:formula="of:=[.K288]" office:value-type="string" office:string-value="St. Jude's Community Home - 270 Milan Street">
            <text:p>St. Jude's Community Home - 270 Milan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/>
          <table:table-cell table:formula="of:=[.D290]+[.D291]" office:value-type="float" office:value="143">
            <text:p>143</text:p>
          </table:table-cell>
          <table:table-cell table:formula="of:=[.E290]+[.E291]" office:value-type="float" office:value="216">
            <text:p>216</text:p>
          </table:table-cell>
          <table:table-cell table:formula="of:=[.F290]+[.F291]" office:value-type="float" office:value="1">
            <text:p>1</text:p>
          </table:table-cell>
          <table:table-cell table:formula="of:=[.G290]+[.G291]" office:value-type="float" office:value="3">
            <text:p>3</text:p>
          </table:table-cell>
          <table:table-cell table:formula="of:=[.H290]+[.H291]" office:value-type="float" office:value="1">
            <text:p>1</text:p>
          </table:table-cell>
          <table:table-cell table:formula="of:=[.I290]+[.I291]" office:value-type="float" office:value="364">
            <text:p>364</text:p>
          </table:table-cell>
          <table:table-cell table:formula="of:=[.J290]+[.J291]" office:value-type="float" office:value="883">
            <text:p>883</text:p>
          </table:table-cell>
          <table:table-cell table:formula="of:=[.K290]" office:value-type="string" office:string-value="St. Lawrence Community Centre">
            <text:p>St. Lawrence Community Centre</text:p>
          </table:table-cell>
          <table:table-cell table:formula="of:=[.L290]+[.L291]" office:value-type="float" office:value="0">
            <text:p>0</text:p>
          </table:table-cell>
          <table:table-cell table:formula="of:=[.M290]+[.M291]" office:value-type="float" office:value="1">
            <text:p>1</text:p>
          </table:table-cell>
          <table:table-cell table:formula="of:=[.N290]+[.N291]" office:value-type="float" office:value="0">
            <text:p>0</text:p>
          </table:table-cell>
          <table:table-cell table:formula="of:=[.O290]+[.O291]" office:value-type="float" office:value="82">
            <text:p>82</text:p>
          </table:table-cell>
          <table:table-cell table:formula="of:=[.P290]+[.P291]" office:value-type="float" office:value="5">
            <text:p>5</text:p>
          </table:table-cell>
          <table:table-cell table:formula="of:=[.Q290]+[.Q291]" office:value-type="float" office:value="0">
            <text:p>0</text:p>
          </table:table-cell>
          <table:table-cell table:formula="of:=[.R290]+[.R291]" office:value-type="float" office:value="49">
            <text:p>49</text:p>
          </table:table-cell>
          <table:table-cell table:formula="of:=[.S290]+[.S291]" office:value-type="float" office:value="175">
            <text:p>175</text:p>
          </table:table-cell>
          <table:table-cell table:formula="of:=[.T290]+[.T291]" office:value-type="float" office:value="50">
            <text:p>50</text:p>
          </table:table-cell>
          <table:table-cell table:style-name="ce2" table:formula="of:=1-[.Z289]" office:value-type="percentage" office:value="0.516574585635359">
            <text:p>51.66%</text:p>
          </table:table-cell>
          <table:table-cell table:style-name="ce3" table:formula="of:=IF([.J289]&gt;0;[.I289]/[.J289];0)" office:value-type="float" office:value="0.412231030577576">
            <text:p>0.412</text:p>
          </table:table-cell>
          <table:table-cell table:style-name="ce4" table:formula="of:=[.O289]/SUM([.L289:.T289])" office:value-type="float" office:value="0.226519337016575">
            <text:p>0.2265</text:p>
          </table:table-cell>
          <table:table-cell table:style-name="ce4" table:formula="of:=[.T289]/SUM([.L289:.T289])" office:value-type="float" office:value="0.138121546961326">
            <text:p>0.1381</text:p>
          </table:table-cell>
          <table:table-cell table:style-name="ce4" table:formula="of:=[.R289]/SUM([.L289:.T289])" office:value-type="float" office:value="0.135359116022099">
            <text:p>0.1354</text:p>
          </table:table-cell>
          <table:table-cell table:formula="of:=[.S289]/SUM([.L289:.T289])" office:value-type="float" office:value="0.483425414364641">
            <text:p>0.4834</text:p>
          </table:table-cell>
          <table:table-cell table:formula="of:=[.E289]/[.I289]" office:value-type="float" office:value="0.593406593406593">
            <text:p>0.5934</text:p>
          </table:table-cell>
          <table:table-cell table:formula="of:=IF([.I289]&lt;144-119;0;0.4*[.Z289]+0.6*[.AA289])" office:value-type="float" office:value="0.549414121789813">
            <text:p>0.5494</text:p>
          </table:table-cell>
          <table:table-cell table:formula="of:=1-[.S289]/SUM([.L289:.T289])" office:value-type="float" office:value="0.516574585635359">
            <text:p>0.5166</text:p>
          </table:table-cell>
          <table:table-cell table:formula="of:=[.I289]/[.J289]" office:value-type="percentage" office:value="0.412231030577576">
            <text:p>41.22%</text:p>
          </table:table-cell>
          <table:table-cell table:formula="of:=[.AE290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25A</text:p>
          </table:table-cell>
          <table:table-cell/>
          <table:table-cell office:value-type="float" office:value="101">
            <text:p>101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439">
            <text:p>439</text:p>
          </table:table-cell>
          <table:table-cell office:value-type="string">
            <text:p>St. Lawrence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table:style-name="ce2" table:formula="of:=1-[.Z290]" office:value-type="percentage" office:value="0.496153846153846">
            <text:p>49.62%</text:p>
          </table:table-cell>
          <table:table-cell table:style-name="ce3" table:formula="of:=IF([.J290]&gt;0;[.I290]/[.J290];0)" office:value-type="float" office:value="0.594533029612756">
            <text:p>0.595</text:p>
          </table:table-cell>
          <table:table-cell table:style-name="ce4" table:formula="of:=[.O290]/SUM([.L290:.T290])" office:value-type="float" office:value="0.219230769230769">
            <text:p>0.2192</text:p>
          </table:table-cell>
          <table:table-cell table:style-name="ce4" table:formula="of:=[.T290]/SUM([.L290:.T290])" office:value-type="float" office:value="0.123076923076923">
            <text:p>0.1231</text:p>
          </table:table-cell>
          <table:table-cell table:style-name="ce4" table:formula="of:=[.R290]/SUM([.L290:.T290])" office:value-type="float" office:value="0.142307692307692">
            <text:p>0.1423</text:p>
          </table:table-cell>
          <table:table-cell table:formula="of:=[.S290]/SUM([.L290:.T290])" office:value-type="float" office:value="0.503846153846154">
            <text:p>0.5038</text:p>
          </table:table-cell>
          <table:table-cell table:formula="of:=[.E290]/[.I290]" office:value-type="float" office:value="0.593869731800766">
            <text:p>0.5939</text:p>
          </table:table-cell>
          <table:table-cell table:formula="of:=IF([.I290]&lt;144-119;0;0.4*[.Z290]+0.6*[.AA290])" office:value-type="float" office:value="0.557860300618921">
            <text:p>0.5579</text:p>
          </table:table-cell>
          <table:table-cell table:formula="of:=1-[.S290]/SUM([.L290:.T290])" office:value-type="float" office:value="0.496153846153846">
            <text:p>0.4962</text:p>
          </table:table-cell>
          <table:table-cell table:formula="of:=[.I290]/[.J290]" office:value-type="percentage" office:value="0.594533029612756">
            <text:p>59.45%</text:p>
          </table:table-cell>
          <table:table-cell table:formula="of:=[.K290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25B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44">
            <text:p>444</text:p>
          </table:table-cell>
          <table:table-cell office:value-type="string">
            <text:p>St. Lawrence Community Cen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table:style-name="ce2" table:formula="of:=1-[.Z291]" office:value-type="percentage" office:value="0.568627450980392">
            <text:p>56.86%</text:p>
          </table:table-cell>
          <table:table-cell table:style-name="ce3" table:formula="of:=IF([.J291]&gt;0;[.I291]/[.J291];0)" office:value-type="float" office:value="0.231981981981982">
            <text:p>0.232</text:p>
          </table:table-cell>
          <table:table-cell table:style-name="ce4" table:formula="of:=[.O291]/SUM([.L291:.T291])" office:value-type="float" office:value="0.245098039215686">
            <text:p>0.2451</text:p>
          </table:table-cell>
          <table:table-cell table:style-name="ce4" table:formula="of:=[.T291]/SUM([.L291:.T291])" office:value-type="float" office:value="0.176470588235294">
            <text:p>0.1765</text:p>
          </table:table-cell>
          <table:table-cell table:style-name="ce4" table:formula="of:=[.R291]/SUM([.L291:.T291])" office:value-type="float" office:value="0.117647058823529">
            <text:p>0.1176</text:p>
          </table:table-cell>
          <table:table-cell table:formula="of:=[.S291]/SUM([.L291:.T291])" office:value-type="float" office:value="0.431372549019608">
            <text:p>0.4314</text:p>
          </table:table-cell>
          <table:table-cell table:formula="of:=[.E291]/[.I291]" office:value-type="float" office:value="0.592233009708738">
            <text:p>0.5922</text:p>
          </table:table-cell>
          <table:table-cell table:formula="of:=IF([.I291]&lt;144-119;0;0.4*[.Z291]+0.6*[.AA291])" office:value-type="float" office:value="0.527888825433086">
            <text:p>0.5279</text:p>
          </table:table-cell>
          <table:table-cell table:formula="of:=1-[.S291]/SUM([.L291:.T291])" office:value-type="float" office:value="0.568627450980392">
            <text:p>0.5686</text:p>
          </table:table-cell>
          <table:table-cell table:formula="of:=[.I291]/[.J291]" office:value-type="percentage" office:value="0.231981981981982">
            <text:p>23.20%</text:p>
          </table:table-cell>
          <table:table-cell table:formula="of:=[.K291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0">
            <text:p>130</text:p>
          </table:table-cell>
          <table:table-cell/>
          <table:table-cell table:formula="of:=[.D293]+[.D294]" office:value-type="float" office:value="335">
            <text:p>335</text:p>
          </table:table-cell>
          <table:table-cell table:formula="of:=[.E293]+[.E294]" office:value-type="float" office:value="210">
            <text:p>210</text:p>
          </table:table-cell>
          <table:table-cell table:formula="of:=[.F293]+[.F294]" office:value-type="float" office:value="0">
            <text:p>0</text:p>
          </table:table-cell>
          <table:table-cell table:formula="of:=[.G293]+[.G294]" office:value-type="float" office:value="4">
            <text:p>4</text:p>
          </table:table-cell>
          <table:table-cell table:formula="of:=[.H293]+[.H294]" office:value-type="float" office:value="1">
            <text:p>1</text:p>
          </table:table-cell>
          <table:table-cell table:formula="of:=[.I293]+[.I294]" office:value-type="float" office:value="550">
            <text:p>550</text:p>
          </table:table-cell>
          <table:table-cell table:formula="of:=[.J293]+[.J294]" office:value-type="float" office:value="1115">
            <text:p>1115</text:p>
          </table:table-cell>
          <table:table-cell office:value-type="string">
            <text:p>St. Lawrence Market North</text:p>
          </table:table-cell>
          <table:table-cell table:formula="of:=[.L293]+[.L294]" office:value-type="float" office:value="3">
            <text:p>3</text:p>
          </table:table-cell>
          <table:table-cell table:formula="of:=[.M293]+[.M294]" office:value-type="float" office:value="1">
            <text:p>1</text:p>
          </table:table-cell>
          <table:table-cell table:formula="of:=[.N293]+[.N294]" office:value-type="float" office:value="0">
            <text:p>0</text:p>
          </table:table-cell>
          <table:table-cell table:formula="of:=[.O293]+[.O294]" office:value-type="float" office:value="43">
            <text:p>43</text:p>
          </table:table-cell>
          <table:table-cell table:formula="of:=[.P293]+[.P294]" office:value-type="float" office:value="10">
            <text:p>10</text:p>
          </table:table-cell>
          <table:table-cell table:formula="of:=[.Q293]+[.Q294]" office:value-type="float" office:value="1">
            <text:p>1</text:p>
          </table:table-cell>
          <table:table-cell table:formula="of:=[.R293]+[.R294]" office:value-type="float" office:value="44">
            <text:p>44</text:p>
          </table:table-cell>
          <table:table-cell table:formula="of:=[.S293]+[.S294]" office:value-type="float" office:value="264">
            <text:p>264</text:p>
          </table:table-cell>
          <table:table-cell table:formula="of:=[.T293]+[.T294]" office:value-type="float" office:value="180">
            <text:p>180</text:p>
          </table:table-cell>
          <table:table-cell table:style-name="ce2" table:formula="of:=1-[.Z292]" office:value-type="percentage" office:value="0.516483516483516">
            <text:p>51.65%</text:p>
          </table:table-cell>
          <table:table-cell table:style-name="ce3" table:formula="of:=IF([.J292]&gt;0;[.I292]/[.J292];0)" office:value-type="float" office:value="0.493273542600897">
            <text:p>0.493</text:p>
          </table:table-cell>
          <table:table-cell table:style-name="ce4" table:formula="of:=[.O292]/SUM([.L292:.T292])" office:value-type="float" office:value="0.0787545787545788">
            <text:p>0.0788</text:p>
          </table:table-cell>
          <table:table-cell table:style-name="ce4" table:formula="of:=[.T292]/SUM([.L292:.T292])" office:value-type="float" office:value="0.32967032967033">
            <text:p>0.3297</text:p>
          </table:table-cell>
          <table:table-cell table:style-name="ce4" table:formula="of:=[.R292]/SUM([.L292:.T292])" office:value-type="float" office:value="0.0805860805860806">
            <text:p>0.0806</text:p>
          </table:table-cell>
          <table:table-cell table:formula="of:=[.S292]/SUM([.L292:.T292])" office:value-type="float" office:value="0.483516483516484">
            <text:p>0.4835</text:p>
          </table:table-cell>
          <table:table-cell table:formula="of:=[.E292]/[.I292]" office:value-type="float" office:value="0.381818181818182">
            <text:p>0.3818</text:p>
          </table:table-cell>
          <table:table-cell table:formula="of:=IF([.I292]&lt;144-119;0;0.4*[.Z292]+0.6*[.AA292])" office:value-type="float" office:value="0.422497502497502">
            <text:p>0.4225</text:p>
          </table:table-cell>
          <table:table-cell table:formula="of:=1-[.S292]/SUM([.L292:.T292])" office:value-type="float" office:value="0.516483516483516">
            <text:p>0.5165</text:p>
          </table:table-cell>
          <table:table-cell table:formula="of:=[.I292]/[.J292]" office:value-type="percentage" office:value="0.493273542600897">
            <text:p>49.33%</text:p>
          </table:table-cell>
          <table:table-cell table:formula="of:=[.K292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30A</text:p>
          </table:table-cell>
          <table:table-cell/>
          <table:table-cell office:value-type="float" office:value="213">
            <text:p>213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548">
            <text:p>548</text:p>
          </table:table-cell>
          <table:table-cell office:value-type="string">
            <text:p>St. Lawrence Market Nort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73">
            <text:p>173</text:p>
          </table:table-cell>
          <table:table-cell office:value-type="float" office:value="115">
            <text:p>115</text:p>
          </table:table-cell>
          <table:table-cell table:style-name="ce2" table:formula="of:=1-[.Z293]" office:value-type="percentage" office:value="0.519444444444444">
            <text:p>51.94%</text:p>
          </table:table-cell>
          <table:table-cell table:style-name="ce3" table:formula="of:=IF([.J293]&gt;0;[.I293]/[.J293];0)" office:value-type="float" office:value="0.664233576642336">
            <text:p>0.664</text:p>
          </table:table-cell>
          <table:table-cell table:style-name="ce4" table:formula="of:=[.O293]/SUM([.L293:.T293])" office:value-type="float" office:value="0.0777777777777778">
            <text:p>0.0778</text:p>
          </table:table-cell>
          <table:table-cell table:style-name="ce4" table:formula="of:=[.T293]/SUM([.L293:.T293])" office:value-type="float" office:value="0.319444444444444">
            <text:p>0.3194</text:p>
          </table:table-cell>
          <table:table-cell table:style-name="ce4" table:formula="of:=[.R293]/SUM([.L293:.T293])" office:value-type="float" office:value="0.0944444444444444">
            <text:p>0.0944</text:p>
          </table:table-cell>
          <table:table-cell table:formula="of:=[.S293]/SUM([.L293:.T293])" office:value-type="float" office:value="0.480555555555556">
            <text:p>0.4806</text:p>
          </table:table-cell>
          <table:table-cell table:formula="of:=[.E293]/[.I293]" office:value-type="float" office:value="0.401098901098901">
            <text:p>0.4011</text:p>
          </table:table-cell>
          <table:table-cell table:formula="of:=IF([.I293]&lt;144-119;0;0.4*[.Z293]+0.6*[.AA293])" office:value-type="float" office:value="0.432881562881563">
            <text:p>0.4329</text:p>
          </table:table-cell>
          <table:table-cell table:formula="of:=1-[.S293]/SUM([.L293:.T293])" office:value-type="float" office:value="0.519444444444444">
            <text:p>0.5194</text:p>
          </table:table-cell>
          <table:table-cell table:formula="of:=[.I293]/[.J293]" office:value-type="percentage" office:value="0.664233576642336">
            <text:p>66.42%</text:p>
          </table:table-cell>
          <table:table-cell table:formula="of:=[.K293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30B</text:p>
          </table:table-cell>
          <table:table-cell/>
          <table:table-cell office:value-type="float" office:value="122">
            <text:p>122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567">
            <text:p>567</text:p>
          </table:table-cell>
          <table:table-cell office:value-type="string">
            <text:p>St. Lawrence Market North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table:style-name="ce2" table:formula="of:=1-[.Z294]" office:value-type="percentage" office:value="0.510752688172043">
            <text:p>51.08%</text:p>
          </table:table-cell>
          <table:table-cell table:style-name="ce3" table:formula="of:=IF([.J294]&gt;0;[.I294]/[.J294];0)" office:value-type="float" office:value="0.328042328042328">
            <text:p>0.328</text:p>
          </table:table-cell>
          <table:table-cell table:style-name="ce4" table:formula="of:=[.O294]/SUM([.L294:.T294])" office:value-type="float" office:value="0.0806451612903226">
            <text:p>0.0806</text:p>
          </table:table-cell>
          <table:table-cell table:style-name="ce4" table:formula="of:=[.T294]/SUM([.L294:.T294])" office:value-type="float" office:value="0.349462365591398">
            <text:p>0.3495</text:p>
          </table:table-cell>
          <table:table-cell table:style-name="ce4" table:formula="of:=[.R294]/SUM([.L294:.T294])" office:value-type="float" office:value="0.0537634408602151">
            <text:p>0.0538</text:p>
          </table:table-cell>
          <table:table-cell table:formula="of:=[.S294]/SUM([.L294:.T294])" office:value-type="float" office:value="0.489247311827957">
            <text:p>0.4892</text:p>
          </table:table-cell>
          <table:table-cell table:formula="of:=[.E294]/[.I294]" office:value-type="float" office:value="0.344086021505376">
            <text:p>0.3441</text:p>
          </table:table-cell>
          <table:table-cell table:formula="of:=IF([.I294]&lt;144-119;0;0.4*[.Z294]+0.6*[.AA294])" office:value-type="float" office:value="0.402150537634409">
            <text:p>0.4022</text:p>
          </table:table-cell>
          <table:table-cell table:formula="of:=1-[.S294]/SUM([.L294:.T294])" office:value-type="float" office:value="0.510752688172043">
            <text:p>0.5108</text:p>
          </table:table-cell>
          <table:table-cell table:formula="of:=[.I294]/[.J294]" office:value-type="percentage" office:value="0.328042328042328">
            <text:p>32.80%</text:p>
          </table:table-cell>
          <table:table-cell table:formula="of:=[.K294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1">
            <text:p>431</text:p>
          </table:table-cell>
          <table:table-cell/>
          <table:table-cell table:formula="of:=[.D296]+[.D297]" office:value-type="float" office:value="190">
            <text:p>190</text:p>
          </table:table-cell>
          <table:table-cell table:formula="of:=[.E296]+[.E297]" office:value-type="float" office:value="235">
            <text:p>235</text:p>
          </table:table-cell>
          <table:table-cell table:formula="of:=[.F296]+[.F297]" office:value-type="float" office:value="0">
            <text:p>0</text:p>
          </table:table-cell>
          <table:table-cell table:formula="of:=[.G296]+[.G297]" office:value-type="float" office:value="8">
            <text:p>8</text:p>
          </table:table-cell>
          <table:table-cell table:formula="of:=[.H296]+[.H297]" office:value-type="float" office:value="0">
            <text:p>0</text:p>
          </table:table-cell>
          <table:table-cell table:formula="of:=[.I296]+[.I297]" office:value-type="float" office:value="433">
            <text:p>433</text:p>
          </table:table-cell>
          <table:table-cell table:formula="of:=[.J296]+[.J297]" office:value-type="float" office:value="1305">
            <text:p>1305</text:p>
          </table:table-cell>
          <table:table-cell table:formula="of:=[.K296]" office:value-type="string" office:string-value="Wellesley Community Centre">
            <text:p>Wellesley Community Centre</text:p>
          </table:table-cell>
          <table:table-cell table:formula="of:=[.L296]+[.L297]" office:value-type="float" office:value="6">
            <text:p>6</text:p>
          </table:table-cell>
          <table:table-cell table:formula="of:=[.M296]+[.M297]" office:value-type="float" office:value="3">
            <text:p>3</text:p>
          </table:table-cell>
          <table:table-cell table:formula="of:=[.N296]+[.N297]" office:value-type="float" office:value="3">
            <text:p>3</text:p>
          </table:table-cell>
          <table:table-cell table:formula="of:=[.O296]+[.O297]" office:value-type="float" office:value="123">
            <text:p>123</text:p>
          </table:table-cell>
          <table:table-cell table:formula="of:=[.P296]+[.P297]" office:value-type="float" office:value="7">
            <text:p>7</text:p>
          </table:table-cell>
          <table:table-cell table:formula="of:=[.Q296]+[.Q297]" office:value-type="float" office:value="0">
            <text:p>0</text:p>
          </table:table-cell>
          <table:table-cell table:formula="of:=[.R296]+[.R297]" office:value-type="float" office:value="38">
            <text:p>38</text:p>
          </table:table-cell>
          <table:table-cell table:formula="of:=[.S296]+[.S297]" office:value-type="float" office:value="201">
            <text:p>201</text:p>
          </table:table-cell>
          <table:table-cell table:formula="of:=[.T296]+[.T297]" office:value-type="float" office:value="51">
            <text:p>51</text:p>
          </table:table-cell>
          <table:table-cell table:style-name="ce2" table:formula="of:=1-[.Z295]" office:value-type="percentage" office:value="0.534722222222222">
            <text:p>53.47%</text:p>
          </table:table-cell>
          <table:table-cell table:style-name="ce3" table:formula="of:=IF([.J295]&gt;0;[.I295]/[.J295];0)" office:value-type="float" office:value="0.331800766283525">
            <text:p>0.332</text:p>
          </table:table-cell>
          <table:table-cell table:style-name="ce4" table:formula="of:=[.O295]/SUM([.L295:.T295])" office:value-type="float" office:value="0.284722222222222">
            <text:p>0.2847</text:p>
          </table:table-cell>
          <table:table-cell table:style-name="ce4" table:formula="of:=[.T295]/SUM([.L295:.T295])" office:value-type="float" office:value="0.118055555555556">
            <text:p>0.1181</text:p>
          </table:table-cell>
          <table:table-cell table:style-name="ce4" table:formula="of:=[.R295]/SUM([.L295:.T295])" office:value-type="float" office:value="0.087962962962963">
            <text:p>0.0880</text:p>
          </table:table-cell>
          <table:table-cell table:formula="of:=[.S295]/SUM([.L295:.T295])" office:value-type="float" office:value="0.465277777777778">
            <text:p>0.4653</text:p>
          </table:table-cell>
          <table:table-cell table:formula="of:=[.E295]/[.I295]" office:value-type="float" office:value="0.542725173210162">
            <text:p>0.5427</text:p>
          </table:table-cell>
          <table:table-cell table:formula="of:=IF([.I295]&lt;144-119;0;0.4*[.Z295]+0.6*[.AA295])" office:value-type="float" office:value="0.511746215037208">
            <text:p>0.5117</text:p>
          </table:table-cell>
          <table:table-cell table:formula="of:=1-[.S295]/SUM([.L295:.T295])" office:value-type="float" office:value="0.534722222222222">
            <text:p>0.5347</text:p>
          </table:table-cell>
          <table:table-cell table:formula="of:=[.I295]/[.J295]" office:value-type="percentage" office:value="0.331800766283525">
            <text:p>33.18%</text:p>
          </table:table-cell>
          <table:table-cell table:formula="of:=[.K295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1A</text:p>
          </table:table-cell>
          <table:table-cell/>
          <table:table-cell office:value-type="float" office:value="86">
            <text:p>8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639">
            <text:p>639</text:p>
          </table:table-cell>
          <table:table-cell office:value-type="string">
            <text:p>Wellesley Community Cent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25">
            <text:p>25</text:p>
          </table:table-cell>
          <table:table-cell table:style-name="ce2" table:formula="of:=1-[.Z296]" office:value-type="percentage" office:value="0.560386473429952">
            <text:p>56.04%</text:p>
          </table:table-cell>
          <table:table-cell table:style-name="ce3" table:formula="of:=IF([.J296]&gt;0;[.I296]/[.J296];0)" office:value-type="float" office:value="0.323943661971831">
            <text:p>0.324</text:p>
          </table:table-cell>
          <table:table-cell table:style-name="ce4" table:formula="of:=[.O296]/SUM([.L296:.T296])" office:value-type="float" office:value="0.294685990338164">
            <text:p>0.2947</text:p>
          </table:table-cell>
          <table:table-cell table:style-name="ce4" table:formula="of:=[.T296]/SUM([.L296:.T296])" office:value-type="float" office:value="0.120772946859903">
            <text:p>0.1208</text:p>
          </table:table-cell>
          <table:table-cell table:style-name="ce4" table:formula="of:=[.R296]/SUM([.L296:.T296])" office:value-type="float" office:value="0.0869565217391304">
            <text:p>0.0870</text:p>
          </table:table-cell>
          <table:table-cell table:formula="of:=[.S296]/SUM([.L296:.T296])" office:value-type="float" office:value="0.439613526570048">
            <text:p>0.4396</text:p>
          </table:table-cell>
          <table:table-cell table:formula="of:=[.E296]/[.I296]" office:value-type="float" office:value="0.57487922705314">
            <text:p>0.5749</text:p>
          </table:table-cell>
          <table:table-cell table:formula="of:=IF([.I296]&lt;144-119;0;0.4*[.Z296]+0.6*[.AA296])" office:value-type="float" office:value="0.520772946859903">
            <text:p>0.5208</text:p>
          </table:table-cell>
          <table:table-cell table:formula="of:=1-[.S296]/SUM([.L296:.T296])" office:value-type="float" office:value="0.560386473429952">
            <text:p>0.5604</text:p>
          </table:table-cell>
          <table:table-cell table:formula="of:=[.I296]/[.J296]" office:value-type="percentage" office:value="0.323943661971831">
            <text:p>32.39%</text:p>
          </table:table-cell>
          <table:table-cell table:formula="of:=[.K296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1B</text:p>
          </table:table-cell>
          <table:table-cell/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666">
            <text:p>666</text:p>
          </table:table-cell>
          <table:table-cell office:value-type="string">
            <text:p>Wellesley Community Cent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26">
            <text:p>26</text:p>
          </table:table-cell>
          <table:table-cell table:style-name="ce2" table:formula="of:=1-[.Z297]" office:value-type="percentage" office:value="0.511111111111111">
            <text:p>51.11%</text:p>
          </table:table-cell>
          <table:table-cell table:style-name="ce3" table:formula="of:=IF([.J297]&gt;0;[.I297]/[.J297];0)" office:value-type="float" office:value="0.339339339339339">
            <text:p>0.339</text:p>
          </table:table-cell>
          <table:table-cell table:style-name="ce4" table:formula="of:=[.O297]/SUM([.L297:.T297])" office:value-type="float" office:value="0.275555555555556">
            <text:p>0.2756</text:p>
          </table:table-cell>
          <table:table-cell table:style-name="ce4" table:formula="of:=[.T297]/SUM([.L297:.T297])" office:value-type="float" office:value="0.115555555555556">
            <text:p>0.1156</text:p>
          </table:table-cell>
          <table:table-cell table:style-name="ce4" table:formula="of:=[.R297]/SUM([.L297:.T297])" office:value-type="float" office:value="0.0888888888888889">
            <text:p>0.0889</text:p>
          </table:table-cell>
          <table:table-cell table:formula="of:=[.S297]/SUM([.L297:.T297])" office:value-type="float" office:value="0.488888888888889">
            <text:p>0.4889</text:p>
          </table:table-cell>
          <table:table-cell table:formula="of:=[.E297]/[.I297]" office:value-type="float" office:value="0.513274336283186">
            <text:p>0.5133</text:p>
          </table:table-cell>
          <table:table-cell table:formula="of:=IF([.I297]&lt;144-119;0;0.4*[.Z297]+0.6*[.AA297])" office:value-type="float" office:value="0.503520157325467">
            <text:p>0.5035</text:p>
          </table:table-cell>
          <table:table-cell table:formula="of:=1-[.S297]/SUM([.L297:.T297])" office:value-type="float" office:value="0.511111111111111">
            <text:p>0.5111</text:p>
          </table:table-cell>
          <table:table-cell table:formula="of:=[.I297]/[.J297]" office:value-type="percentage" office:value="0.339339339339339">
            <text:p>33.93%</text:p>
          </table:table-cell>
          <table:table-cell table:formula="of:=[.K297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2">
            <text:p>432</text:p>
          </table:table-cell>
          <table:table-cell/>
          <table:table-cell table:formula="of:=[.D299]+[.D300]" office:value-type="float" office:value="152">
            <text:p>152</text:p>
          </table:table-cell>
          <table:table-cell table:formula="of:=[.E299]+[.E300]" office:value-type="float" office:value="186">
            <text:p>186</text:p>
          </table:table-cell>
          <table:table-cell table:formula="of:=[.F299]+[.F300]" office:value-type="float" office:value="7">
            <text:p>7</text:p>
          </table:table-cell>
          <table:table-cell table:formula="of:=[.G299]+[.G300]" office:value-type="float" office:value="26">
            <text:p>26</text:p>
          </table:table-cell>
          <table:table-cell table:formula="of:=[.H299]+[.H300]" office:value-type="float" office:value="19">
            <text:p>19</text:p>
          </table:table-cell>
          <table:table-cell table:formula="of:=[.I299]+[.I300]" office:value-type="float" office:value="390">
            <text:p>390</text:p>
          </table:table-cell>
          <table:table-cell table:formula="of:=[.J299]+[.J300]" office:value-type="float" office:value="1218">
            <text:p>1218</text:p>
          </table:table-cell>
          <table:table-cell office:value-type="string">
            <text:p>Wellesley Community Centre</text:p>
          </table:table-cell>
          <table:table-cell table:formula="of:=[.L299]+[.L300]" office:value-type="float" office:value="9">
            <text:p>9</text:p>
          </table:table-cell>
          <table:table-cell table:formula="of:=[.M299]+[.M300]" office:value-type="float" office:value="9">
            <text:p>9</text:p>
          </table:table-cell>
          <table:table-cell table:formula="of:=[.N299]+[.N300]" office:value-type="float" office:value="4">
            <text:p>4</text:p>
          </table:table-cell>
          <table:table-cell table:formula="of:=[.O299]+[.O300]" office:value-type="float" office:value="120">
            <text:p>120</text:p>
          </table:table-cell>
          <table:table-cell table:formula="of:=[.P299]+[.P300]" office:value-type="float" office:value="14">
            <text:p>14</text:p>
          </table:table-cell>
          <table:table-cell table:formula="of:=[.Q299]+[.Q300]" office:value-type="float" office:value="4">
            <text:p>4</text:p>
          </table:table-cell>
          <table:table-cell table:formula="of:=[.R299]+[.R300]" office:value-type="float" office:value="7">
            <text:p>7</text:p>
          </table:table-cell>
          <table:table-cell table:formula="of:=[.S299]+[.S300]" office:value-type="float" office:value="185">
            <text:p>185</text:p>
          </table:table-cell>
          <table:table-cell table:formula="of:=[.T299]+[.T300]" office:value-type="float" office:value="31">
            <text:p>31</text:p>
          </table:table-cell>
          <table:table-cell table:style-name="ce2" table:formula="of:=1-[.Z298]" office:value-type="percentage" office:value="0.516971279373368">
            <text:p>51.70%</text:p>
          </table:table-cell>
          <table:table-cell table:style-name="ce3" table:formula="of:=IF([.J298]&gt;0;[.I298]/[.J298];0)" office:value-type="float" office:value="0.320197044334975">
            <text:p>0.320</text:p>
          </table:table-cell>
          <table:table-cell table:style-name="ce4" table:formula="of:=[.O298]/SUM([.L298:.T298])" office:value-type="float" office:value="0.31331592689295">
            <text:p>0.3133</text:p>
          </table:table-cell>
          <table:table-cell table:style-name="ce4" table:formula="of:=[.T298]/SUM([.L298:.T298])" office:value-type="float" office:value="0.0809399477806788">
            <text:p>0.0809</text:p>
          </table:table-cell>
          <table:table-cell table:style-name="ce4" table:formula="of:=[.R298]/SUM([.L298:.T298])" office:value-type="float" office:value="0.0182767624020888">
            <text:p>0.0183</text:p>
          </table:table-cell>
          <table:table-cell table:formula="of:=[.S298]/SUM([.L298:.T298])" office:value-type="float" office:value="0.483028720626632">
            <text:p>0.4830</text:p>
          </table:table-cell>
          <table:table-cell table:formula="of:=[.E298]/[.I298]" office:value-type="float" office:value="0.476923076923077">
            <text:p>0.4769</text:p>
          </table:table-cell>
          <table:table-cell table:formula="of:=IF([.I298]&lt;144-119;0;0.4*[.Z298]+0.6*[.AA298])" office:value-type="float" office:value="0.479365334404499">
            <text:p>0.4794</text:p>
          </table:table-cell>
          <table:table-cell table:formula="of:=1-[.S298]/SUM([.L298:.T298])" office:value-type="float" office:value="0.516971279373368">
            <text:p>0.5170</text:p>
          </table:table-cell>
          <table:table-cell table:formula="of:=[.I298]/[.J298]" office:value-type="percentage" office:value="0.320197044334975">
            <text:p>32.02%</text:p>
          </table:table-cell>
          <table:table-cell table:formula="of:=[.K298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2A</text:p>
          </table:table-cell>
          <table:table-cell/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99">
            <text:p>199</text:p>
          </table:table-cell>
          <table:table-cell office:value-type="float" office:value="611">
            <text:p>611</text:p>
          </table:table-cell>
          <table:table-cell office:value-type="string">
            <text:p>Wellesley Community Centr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table:style-name="ce2" table:formula="of:=1-[.Z299]" office:value-type="percentage" office:value="0.542713567839196">
            <text:p>54.27%</text:p>
          </table:table-cell>
          <table:table-cell table:style-name="ce3" table:formula="of:=IF([.J299]&gt;0;[.I299]/[.J299];0)" office:value-type="float" office:value="0.32569558101473">
            <text:p>0.326</text:p>
          </table:table-cell>
          <table:table-cell table:style-name="ce4" table:formula="of:=[.O299]/SUM([.L299:.T299])" office:value-type="float" office:value="0.351758793969849">
            <text:p>0.3518</text:p>
          </table:table-cell>
          <table:table-cell table:style-name="ce4" table:formula="of:=[.T299]/SUM([.L299:.T299])" office:value-type="float" office:value="0.0703517587939698">
            <text:p>0.0704</text:p>
          </table:table-cell>
          <table:table-cell table:style-name="ce4" table:formula="of:=[.R299]/SUM([.L299:.T299])" office:value-type="float" office:value="0.0251256281407035">
            <text:p>0.0251</text:p>
          </table:table-cell>
          <table:table-cell table:formula="of:=[.S299]/SUM([.L299:.T299])" office:value-type="float" office:value="0.457286432160804">
            <text:p>0.4573</text:p>
          </table:table-cell>
          <table:table-cell table:formula="of:=[.E299]/[.I299]" office:value-type="float" office:value="0.472361809045226">
            <text:p>0.4724</text:p>
          </table:table-cell>
          <table:table-cell table:formula="of:=IF([.I299]&lt;144-119;0;0.4*[.Z299]+0.6*[.AA299])" office:value-type="float" office:value="0.466331658291457">
            <text:p>0.4663</text:p>
          </table:table-cell>
          <table:table-cell table:formula="of:=1-[.S299]/SUM([.L299:.T299])" office:value-type="float" office:value="0.542713567839196">
            <text:p>0.5427</text:p>
          </table:table-cell>
          <table:table-cell table:formula="of:=[.I299]/[.J299]" office:value-type="percentage" office:value="0.32569558101473">
            <text:p>32.57%</text:p>
          </table:table-cell>
          <table:table-cell table:formula="of:=[.K299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2B</text:p>
          </table:table-cell>
          <table:table-cell/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607">
            <text:p>607</text:p>
          </table:table-cell>
          <table:table-cell office:value-type="string">
            <text:p>Wellesley Community Centr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table:style-name="ce2" table:formula="of:=1-[.Z300]" office:value-type="percentage" office:value="0.489130434782609">
            <text:p>48.91%</text:p>
          </table:table-cell>
          <table:table-cell table:style-name="ce3" table:formula="of:=IF([.J300]&gt;0;[.I300]/[.J300];0)" office:value-type="float" office:value="0.314662273476112">
            <text:p>0.315</text:p>
          </table:table-cell>
          <table:table-cell table:style-name="ce4" table:formula="of:=[.O300]/SUM([.L300:.T300])" office:value-type="float" office:value="0.271739130434783">
            <text:p>0.2717</text:p>
          </table:table-cell>
          <table:table-cell table:style-name="ce4" table:formula="of:=[.T300]/SUM([.L300:.T300])" office:value-type="float" office:value="0.0923913043478261">
            <text:p>0.0924</text:p>
          </table:table-cell>
          <table:table-cell table:style-name="ce4" table:formula="of:=[.R300]/SUM([.L300:.T300])" office:value-type="float" office:value="0.0108695652173913">
            <text:p>0.0109</text:p>
          </table:table-cell>
          <table:table-cell table:formula="of:=[.S300]/SUM([.L300:.T300])" office:value-type="float" office:value="0.510869565217391">
            <text:p>0.5109</text:p>
          </table:table-cell>
          <table:table-cell table:formula="of:=[.E300]/[.I300]" office:value-type="float" office:value="0.481675392670157">
            <text:p>0.4817</text:p>
          </table:table-cell>
          <table:table-cell table:formula="of:=IF([.I300]&lt;144-119;0;0.4*[.Z300]+0.6*[.AA300])" office:value-type="float" office:value="0.493353061689051">
            <text:p>0.4934</text:p>
          </table:table-cell>
          <table:table-cell table:formula="of:=1-[.S300]/SUM([.L300:.T300])" office:value-type="float" office:value="0.489130434782609">
            <text:p>0.4891</text:p>
          </table:table-cell>
          <table:table-cell table:formula="of:=[.I300]/[.J300]" office:value-type="percentage" office:value="0.314662273476112">
            <text:p>31.47%</text:p>
          </table:table-cell>
          <table:table-cell table:formula="of:=[.K300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5">
            <text:p>435</text:p>
          </table:table-cell>
          <table:table-cell/>
          <table:table-cell table:formula="of:=SUM([.D302:.D304])" office:value-type="float" office:value="167">
            <text:p>167</text:p>
          </table:table-cell>
          <table:table-cell table:formula="of:=SUM([.E302:.E304])" office:value-type="float" office:value="192">
            <text:p>192</text:p>
          </table:table-cell>
          <table:table-cell table:formula="of:=SUM([.F302:.F304])" office:value-type="float" office:value="4">
            <text:p>4</text:p>
          </table:table-cell>
          <table:table-cell table:formula="of:=SUM([.G302:.G304])" office:value-type="float" office:value="34">
            <text:p>34</text:p>
          </table:table-cell>
          <table:table-cell table:formula="of:=SUM([.H302:.H304])" office:value-type="float" office:value="5">
            <text:p>5</text:p>
          </table:table-cell>
          <table:table-cell table:formula="of:=SUM([.I302:.I304])" office:value-type="float" office:value="402">
            <text:p>402</text:p>
          </table:table-cell>
          <table:table-cell table:formula="of:=SUM([.J302:.J304])" office:value-type="float" office:value="1303">
            <text:p>1303</text:p>
          </table:table-cell>
          <table:table-cell office:value-type="string">
            <text:p>Rose Avenue Junior Public School</text:p>
          </table:table-cell>
          <table:table-cell table:formula="of:=SUM([.L302:.L304])" office:value-type="float" office:value="2">
            <text:p>2</text:p>
          </table:table-cell>
          <table:table-cell table:formula="of:=SUM([.M302:.M304])" office:value-type="float" office:value="8">
            <text:p>8</text:p>
          </table:table-cell>
          <table:table-cell table:formula="of:=SUM([.N302:.N304])" office:value-type="float" office:value="5">
            <text:p>5</text:p>
          </table:table-cell>
          <table:table-cell table:formula="of:=SUM([.O302:.O304])" office:value-type="float" office:value="87">
            <text:p>87</text:p>
          </table:table-cell>
          <table:table-cell table:formula="of:=SUM([.P302:.P304])" office:value-type="float" office:value="5">
            <text:p>5</text:p>
          </table:table-cell>
          <table:table-cell table:formula="of:=SUM([.Q302:.Q304])" office:value-type="float" office:value="0">
            <text:p>0</text:p>
          </table:table-cell>
          <table:table-cell table:formula="of:=SUM([.R302:.R304])" office:value-type="float" office:value="15">
            <text:p>15</text:p>
          </table:table-cell>
          <table:table-cell table:formula="of:=SUM([.S302:.S304])" office:value-type="float" office:value="233">
            <text:p>233</text:p>
          </table:table-cell>
          <table:table-cell table:formula="of:=SUM([.T302:.T304])" office:value-type="float" office:value="44">
            <text:p>44</text:p>
          </table:table-cell>
          <table:table-cell table:style-name="ce2" table:formula="of:=1-[.Z301]" office:value-type="percentage" office:value="0.416040100250627">
            <text:p>41.60%</text:p>
          </table:table-cell>
          <table:table-cell table:style-name="ce3" table:formula="of:=IF([.J301]&gt;0;[.I301]/[.J301];0)" office:value-type="float" office:value="0.308518802762855">
            <text:p>0.309</text:p>
          </table:table-cell>
          <table:table-cell table:style-name="ce4" table:formula="of:=[.O301]/SUM([.L301:.T301])" office:value-type="float" office:value="0.218045112781955">
            <text:p>0.2180</text:p>
          </table:table-cell>
          <table:table-cell table:style-name="ce4" table:formula="of:=[.T301]/SUM([.L301:.T301])" office:value-type="float" office:value="0.110275689223058">
            <text:p>0.1103</text:p>
          </table:table-cell>
          <table:table-cell table:style-name="ce4" table:formula="of:=[.R301]/SUM([.L301:.T301])" office:value-type="float" office:value="0.037593984962406">
            <text:p>0.0376</text:p>
          </table:table-cell>
          <table:table-cell table:formula="of:=[.S301]/SUM([.L301:.T301])" office:value-type="float" office:value="0.583959899749373">
            <text:p>0.5840</text:p>
          </table:table-cell>
          <table:table-cell table:formula="of:=[.E301]/[.I301]" office:value-type="float" office:value="0.477611940298507">
            <text:p>0.4776</text:p>
          </table:table-cell>
          <table:table-cell table:formula="of:=IF([.I301]&lt;144-119;0;0.4*[.Z301]+0.6*[.AA301])" office:value-type="float" office:value="0.520151124078854">
            <text:p>0.5202</text:p>
          </table:table-cell>
          <table:table-cell table:formula="of:=1-[.S301]/SUM([.L301:.T301])" office:value-type="float" office:value="0.416040100250627">
            <text:p>0.4160</text:p>
          </table:table-cell>
          <table:table-cell table:formula="of:=[.I301]/[.J301]" office:value-type="percentage" office:value="0.308518802762855">
            <text:p>30.85%</text:p>
          </table:table-cell>
          <table:table-cell table:formula="of:=[.K301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5A</text:p>
          </table:table-cell>
          <table:table-cell/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447">
            <text:p>447</text:p>
          </table:table-cell>
          <table:table-cell office:value-type="string">
            <text:p>Rose Avenue Junior Public Scho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table:style-name="ce2" table:formula="of:=1-[.Z302]" office:value-type="percentage" office:value="0.5">
            <text:p>50.00%</text:p>
          </table:table-cell>
          <table:table-cell table:style-name="ce3" table:formula="of:=IF([.J302]&gt;0;[.I302]/[.J302];0)" office:value-type="float" office:value="0.315436241610738">
            <text:p>0.315</text:p>
          </table:table-cell>
          <table:table-cell table:style-name="ce4" table:formula="of:=[.O302]/SUM([.L302:.T302])" office:value-type="float" office:value="0.292857142857143">
            <text:p>0.2929</text:p>
          </table:table-cell>
          <table:table-cell table:style-name="ce4" table:formula="of:=[.T302]/SUM([.L302:.T302])" office:value-type="float" office:value="0.135714285714286">
            <text:p>0.1357</text:p>
          </table:table-cell>
          <table:table-cell table:style-name="ce4" table:formula="of:=[.R302]/SUM([.L302:.T302])" office:value-type="float" office:value="0.0285714285714286">
            <text:p>0.0286</text:p>
          </table:table-cell>
          <table:table-cell table:formula="of:=[.S302]/SUM([.L302:.T302])" office:value-type="float" office:value="0.5">
            <text:p>0.5000</text:p>
          </table:table-cell>
          <table:table-cell table:formula="of:=[.E302]/[.I302]" office:value-type="float" office:value="0.475177304964539">
            <text:p>0.4752</text:p>
          </table:table-cell>
          <table:table-cell table:formula="of:=IF([.I302]&lt;144-119;0;0.4*[.Z302]+0.6*[.AA302])" office:value-type="float" office:value="0.485106382978723">
            <text:p>0.4851</text:p>
          </table:table-cell>
          <table:table-cell table:formula="of:=1-[.S302]/SUM([.L302:.T302])" office:value-type="float" office:value="0.5">
            <text:p>0.5000</text:p>
          </table:table-cell>
          <table:table-cell table:formula="of:=[.I302]/[.J302]" office:value-type="percentage" office:value="0.315436241610738">
            <text:p>31.54%</text:p>
          </table:table-cell>
          <table:table-cell table:formula="of:=[.K302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5B</text:p>
          </table:table-cell>
          <table:table-cell/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453">
            <text:p>453</text:p>
          </table:table-cell>
          <table:table-cell office:value-type="string">
            <text:p>Rose Avenue Junior Public Scho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table:style-name="ce2" table:formula="of:=1-[.Z303]" office:value-type="percentage" office:value="0.356164383561644">
            <text:p>35.62%</text:p>
          </table:table-cell>
          <table:table-cell table:style-name="ce3" table:formula="of:=IF([.J303]&gt;0;[.I303]/[.J303];0)" office:value-type="float" office:value="0.322295805739514">
            <text:p>0.322</text:p>
          </table:table-cell>
          <table:table-cell table:style-name="ce4" table:formula="of:=[.O303]/SUM([.L303:.T303])" office:value-type="float" office:value="0.178082191780822">
            <text:p>0.1781</text:p>
          </table:table-cell>
          <table:table-cell table:style-name="ce4" table:formula="of:=[.T303]/SUM([.L303:.T303])" office:value-type="float" office:value="0.0684931506849315">
            <text:p>0.0685</text:p>
          </table:table-cell>
          <table:table-cell table:style-name="ce4" table:formula="of:=[.R303]/SUM([.L303:.T303])" office:value-type="float" office:value="0.0479452054794521">
            <text:p>0.0479</text:p>
          </table:table-cell>
          <table:table-cell table:formula="of:=[.S303]/SUM([.L303:.T303])" office:value-type="float" office:value="0.643835616438356">
            <text:p>0.6438</text:p>
          </table:table-cell>
          <table:table-cell table:formula="of:=[.E303]/[.I303]" office:value-type="float" office:value="0.445205479452055">
            <text:p>0.4452</text:p>
          </table:table-cell>
          <table:table-cell table:formula="of:=IF([.I303]&lt;144-119;0;0.4*[.Z303]+0.6*[.AA303])" office:value-type="float" office:value="0.524657534246575">
            <text:p>0.5247</text:p>
          </table:table-cell>
          <table:table-cell table:formula="of:=1-[.S303]/SUM([.L303:.T303])" office:value-type="float" office:value="0.356164383561644">
            <text:p>0.3562</text:p>
          </table:table-cell>
          <table:table-cell table:formula="of:=[.I303]/[.J303]" office:value-type="percentage" office:value="0.322295805739514">
            <text:p>32.23%</text:p>
          </table:table-cell>
          <table:table-cell table:formula="of:=[.K303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5C</text:p>
          </table:table-cell>
          <table:table-cell/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403">
            <text:p>403</text:p>
          </table:table-cell>
          <table:table-cell office:value-type="string">
            <text:p>Rose Avenue Junior Public Schoo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table:style-name="ce2" table:formula="of:=1-[.Z304]" office:value-type="percentage" office:value="0.389380530973451">
            <text:p>38.94%</text:p>
          </table:table-cell>
          <table:table-cell table:style-name="ce3" table:formula="of:=IF([.J304]&gt;0;[.I304]/[.J304];0)" office:value-type="float" office:value="0.285359801488834">
            <text:p>0.285</text:p>
          </table:table-cell>
          <table:table-cell table:style-name="ce4" table:formula="of:=[.O304]/SUM([.L304:.T304])" office:value-type="float" office:value="0.176991150442478">
            <text:p>0.1770</text:p>
          </table:table-cell>
          <table:table-cell table:style-name="ce4" table:formula="of:=[.T304]/SUM([.L304:.T304])" office:value-type="float" office:value="0.132743362831858">
            <text:p>0.1327</text:p>
          </table:table-cell>
          <table:table-cell table:style-name="ce4" table:formula="of:=[.R304]/SUM([.L304:.T304])" office:value-type="float" office:value="0.0353982300884956">
            <text:p>0.0354</text:p>
          </table:table-cell>
          <table:table-cell table:formula="of:=[.S304]/SUM([.L304:.T304])" office:value-type="float" office:value="0.610619469026549">
            <text:p>0.6106</text:p>
          </table:table-cell>
          <table:table-cell table:formula="of:=[.E304]/[.I304]" office:value-type="float" office:value="0.521739130434783">
            <text:p>0.5217</text:p>
          </table:table-cell>
          <table:table-cell table:formula="of:=IF([.I304]&lt;144-119;0;0.4*[.Z304]+0.6*[.AA304])" office:value-type="float" office:value="0.557291265871489">
            <text:p>0.5573</text:p>
          </table:table-cell>
          <table:table-cell table:formula="of:=1-[.S304]/SUM([.L304:.T304])" office:value-type="float" office:value="0.389380530973451">
            <text:p>0.3894</text:p>
          </table:table-cell>
          <table:table-cell table:formula="of:=[.I304]/[.J304]" office:value-type="percentage" office:value="0.285359801488834">
            <text:p>28.54%</text:p>
          </table:table-cell>
          <table:table-cell table:formula="of:=[.K304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7">
            <text:p>437</text:p>
          </table:table-cell>
          <table:table-cell/>
          <table:table-cell table:formula="of:=SUM([.D306:.D308])" office:value-type="float" office:value="196">
            <text:p>196</text:p>
          </table:table-cell>
          <table:table-cell table:formula="of:=SUM([.E306:.E308])" office:value-type="float" office:value="218">
            <text:p>218</text:p>
          </table:table-cell>
          <table:table-cell table:formula="of:=SUM([.F306:.F308])" office:value-type="float" office:value="4">
            <text:p>4</text:p>
          </table:table-cell>
          <table:table-cell table:formula="of:=SUM([.G306:.G308])" office:value-type="float" office:value="21">
            <text:p>21</text:p>
          </table:table-cell>
          <table:table-cell table:formula="of:=SUM([.H306:.H308])" office:value-type="float" office:value="0">
            <text:p>0</text:p>
          </table:table-cell>
          <table:table-cell table:formula="of:=SUM([.I306:.I308])" office:value-type="float" office:value="439">
            <text:p>439</text:p>
          </table:table-cell>
          <table:table-cell table:formula="of:=SUM([.J306:.J308])" office:value-type="float" office:value="1388">
            <text:p>1388</text:p>
          </table:table-cell>
          <table:table-cell office:value-type="string">
            <text:p>Rose Avenue Junior Public School</text:p>
          </table:table-cell>
          <table:table-cell table:formula="of:=SUM([.L306:.L308])" office:value-type="float" office:value="4">
            <text:p>4</text:p>
          </table:table-cell>
          <table:table-cell table:formula="of:=SUM([.M306:.M308])" office:value-type="float" office:value="3">
            <text:p>3</text:p>
          </table:table-cell>
          <table:table-cell table:formula="of:=SUM([.N306:.N308])" office:value-type="float" office:value="3">
            <text:p>3</text:p>
          </table:table-cell>
          <table:table-cell table:formula="of:=SUM([.O306:.O308])" office:value-type="float" office:value="75">
            <text:p>75</text:p>
          </table:table-cell>
          <table:table-cell table:formula="of:=SUM([.P306:.P308])" office:value-type="float" office:value="17">
            <text:p>17</text:p>
          </table:table-cell>
          <table:table-cell table:formula="of:=SUM([.Q306:.Q308])" office:value-type="float" office:value="4">
            <text:p>4</text:p>
          </table:table-cell>
          <table:table-cell table:formula="of:=SUM([.R306:.R308])" office:value-type="float" office:value="42">
            <text:p>42</text:p>
          </table:table-cell>
          <table:table-cell table:formula="of:=SUM([.S306:.S308])" office:value-type="float" office:value="249">
            <text:p>249</text:p>
          </table:table-cell>
          <table:table-cell table:formula="of:=SUM([.T306:.T308])" office:value-type="float" office:value="37">
            <text:p>37</text:p>
          </table:table-cell>
          <table:table-cell table:style-name="ce2" table:formula="of:=1-[.Z305]" office:value-type="percentage" office:value="0.426267281105991">
            <text:p>42.63%</text:p>
          </table:table-cell>
          <table:table-cell table:style-name="ce3" table:formula="of:=IF([.J305]&gt;0;[.I305]/[.J305];0)" office:value-type="float" office:value="0.316282420749279">
            <text:p>0.316</text:p>
          </table:table-cell>
          <table:table-cell table:style-name="ce4" table:formula="of:=[.O305]/SUM([.L305:.T305])" office:value-type="float" office:value="0.172811059907834">
            <text:p>0.1728</text:p>
          </table:table-cell>
          <table:table-cell table:style-name="ce4" table:formula="of:=[.T305]/SUM([.L305:.T305])" office:value-type="float" office:value="0.0852534562211982">
            <text:p>0.0853</text:p>
          </table:table-cell>
          <table:table-cell table:style-name="ce4" table:formula="of:=[.R305]/SUM([.L305:.T305])" office:value-type="float" office:value="0.0967741935483871">
            <text:p>0.0968</text:p>
          </table:table-cell>
          <table:table-cell table:formula="of:=[.S305]/SUM([.L305:.T305])" office:value-type="float" office:value="0.573732718894009">
            <text:p>0.5737</text:p>
          </table:table-cell>
          <table:table-cell table:formula="of:=[.E305]/[.I305]" office:value-type="float" office:value="0.496583143507973">
            <text:p>0.4966</text:p>
          </table:table-cell>
          <table:table-cell table:formula="of:=IF([.I305]&lt;144-119;0;0.4*[.Z305]+0.6*[.AA305])" office:value-type="float" office:value="0.527442973662387">
            <text:p>0.5274</text:p>
          </table:table-cell>
          <table:table-cell table:formula="of:=1-[.S305]/SUM([.L305:.T305])" office:value-type="float" office:value="0.426267281105991">
            <text:p>0.4263</text:p>
          </table:table-cell>
          <table:table-cell table:formula="of:=[.I305]/[.J305]" office:value-type="percentage" office:value="0.316282420749279">
            <text:p>31.63%</text:p>
          </table:table-cell>
          <table:table-cell table:formula="of:=[.K305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7A</text:p>
          </table:table-cell>
          <table:table-cell/>
          <table:table-cell table:number-columns-repeated="2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486">
            <text:p>486</text:p>
          </table:table-cell>
          <table:table-cell office:value-type="string">
            <text:p>Rose Avenue Junior Public Scho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 table:style-name="ce2" table:formula="of:=1-[.Z306]" office:value-type="percentage" office:value="0.388157894736842">
            <text:p>38.82%</text:p>
          </table:table-cell>
          <table:table-cell table:style-name="ce3" table:formula="of:=IF([.J306]&gt;0;[.I306]/[.J306];0)" office:value-type="float" office:value="0.316872427983539">
            <text:p>0.317</text:p>
          </table:table-cell>
          <table:table-cell table:style-name="ce4" table:formula="of:=[.O306]/SUM([.L306:.T306])" office:value-type="float" office:value="0.138157894736842">
            <text:p>0.1382</text:p>
          </table:table-cell>
          <table:table-cell table:style-name="ce4" table:formula="of:=[.T306]/SUM([.L306:.T306])" office:value-type="float" office:value="0.118421052631579">
            <text:p>0.1184</text:p>
          </table:table-cell>
          <table:table-cell table:style-name="ce4" table:formula="of:=[.R306]/SUM([.L306:.T306])" office:value-type="float" office:value="0.105263157894737">
            <text:p>0.1053</text:p>
          </table:table-cell>
          <table:table-cell table:formula="of:=[.S306]/SUM([.L306:.T306])" office:value-type="float" office:value="0.611842105263158">
            <text:p>0.6118</text:p>
          </table:table-cell>
          <table:table-cell table:formula="of:=[.E306]/[.I306]" office:value-type="float" office:value="0.487012987012987">
            <text:p>0.4870</text:p>
          </table:table-cell>
          <table:table-cell table:formula="of:=IF([.I306]&lt;144-119;0;0.4*[.Z306]+0.6*[.AA306])" office:value-type="float" office:value="0.536944634313055">
            <text:p>0.5369</text:p>
          </table:table-cell>
          <table:table-cell table:formula="of:=1-[.S306]/SUM([.L306:.T306])" office:value-type="float" office:value="0.388157894736842">
            <text:p>0.3882</text:p>
          </table:table-cell>
          <table:table-cell table:formula="of:=[.I306]/[.J306]" office:value-type="percentage" office:value="0.316872427983539">
            <text:p>31.69%</text:p>
          </table:table-cell>
          <table:table-cell table:formula="of:=[.K306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7B</text:p>
          </table:table-cell>
          <table:table-cell/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430">
            <text:p>430</text:p>
          </table:table-cell>
          <table:table-cell office:value-type="string">
            <text:p>Rose Avenue Junior Public Schoo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table:style-name="ce2" table:formula="of:=1-[.Z307]" office:value-type="percentage" office:value="0.503496503496504">
            <text:p>50.35%</text:p>
          </table:table-cell>
          <table:table-cell table:style-name="ce3" table:formula="of:=IF([.J307]&gt;0;[.I307]/[.J307];0)" office:value-type="float" office:value="0.337209302325581">
            <text:p>0.337</text:p>
          </table:table-cell>
          <table:table-cell table:style-name="ce4" table:formula="of:=[.O307]/SUM([.L307:.T307])" office:value-type="float" office:value="0.237762237762238">
            <text:p>0.2378</text:p>
          </table:table-cell>
          <table:table-cell table:style-name="ce4" table:formula="of:=[.T307]/SUM([.L307:.T307])" office:value-type="float" office:value="0.125874125874126">
            <text:p>0.1259</text:p>
          </table:table-cell>
          <table:table-cell table:style-name="ce4" table:formula="of:=[.R307]/SUM([.L307:.T307])" office:value-type="float" office:value="0.0839160839160839">
            <text:p>0.0839</text:p>
          </table:table-cell>
          <table:table-cell table:formula="of:=[.S307]/SUM([.L307:.T307])" office:value-type="float" office:value="0.496503496503497">
            <text:p>0.4965</text:p>
          </table:table-cell>
          <table:table-cell table:formula="of:=[.E307]/[.I307]" office:value-type="float" office:value="0.579310344827586">
            <text:p>0.5793</text:p>
          </table:table-cell>
          <table:table-cell table:formula="of:=IF([.I307]&lt;144-119;0;0.4*[.Z307]+0.6*[.AA307])" office:value-type="float" office:value="0.54618760549795">
            <text:p>0.5462</text:p>
          </table:table-cell>
          <table:table-cell table:formula="of:=1-[.S307]/SUM([.L307:.T307])" office:value-type="float" office:value="0.503496503496504">
            <text:p>0.5035</text:p>
          </table:table-cell>
          <table:table-cell table:formula="of:=[.I307]/[.J307]" office:value-type="percentage" office:value="0.337209302325581">
            <text:p>33.72%</text:p>
          </table:table-cell>
          <table:table-cell table:formula="of:=[.K307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7C</text:p>
          </table:table-cell>
          <table:table-cell/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472">
            <text:p>472</text:p>
          </table:table-cell>
          <table:table-cell office:value-type="string">
            <text:p>Rose Avenue Junior Public Schoo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2" table:formula="of:=1-[.Z308]" office:value-type="percentage" office:value="0.388489208633094">
            <text:p>38.85%</text:p>
          </table:table-cell>
          <table:table-cell table:style-name="ce3" table:formula="of:=IF([.J308]&gt;0;[.I308]/[.J308];0)" office:value-type="float" office:value="0.296610169491525">
            <text:p>0.297</text:p>
          </table:table-cell>
          <table:table-cell table:style-name="ce4" table:formula="of:=[.O308]/SUM([.L308:.T308])" office:value-type="float" office:value="0.143884892086331">
            <text:p>0.1439</text:p>
          </table:table-cell>
          <table:table-cell table:style-name="ce4" table:formula="of:=[.T308]/SUM([.L308:.T308])" office:value-type="float" office:value="0.00719424460431655">
            <text:p>0.0072</text:p>
          </table:table-cell>
          <table:table-cell table:style-name="ce4" table:formula="of:=[.R308]/SUM([.L308:.T308])" office:value-type="float" office:value="0.100719424460432">
            <text:p>0.1007</text:p>
          </table:table-cell>
          <table:table-cell table:formula="of:=[.S308]/SUM([.L308:.T308])" office:value-type="float" office:value="0.611510791366906">
            <text:p>0.6115</text:p>
          </table:table-cell>
          <table:table-cell table:formula="of:=[.E308]/[.I308]" office:value-type="float" office:value="0.421428571428571">
            <text:p>0.4214</text:p>
          </table:table-cell>
          <table:table-cell table:formula="of:=IF([.I308]&lt;144-119;0;0.4*[.Z308]+0.6*[.AA308])" office:value-type="float" office:value="0.497461459403906">
            <text:p>0.4975</text:p>
          </table:table-cell>
          <table:table-cell table:formula="of:=1-[.S308]/SUM([.L308:.T308])" office:value-type="float" office:value="0.388489208633094">
            <text:p>0.3885</text:p>
          </table:table-cell>
          <table:table-cell table:formula="of:=[.I308]/[.J308]" office:value-type="percentage" office:value="0.296610169491525">
            <text:p>29.66%</text:p>
          </table:table-cell>
          <table:table-cell table:formula="of:=[.K308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7">
            <text:p>447</text:p>
          </table:table-cell>
          <table:table-cell/>
          <table:table-cell table:formula="of:=SUM([.D310:.D311])" office:value-type="float" office:value="294">
            <text:p>294</text:p>
          </table:table-cell>
          <table:table-cell table:formula="of:=SUM([.E310:.E311])" office:value-type="float" office:value="143">
            <text:p>143</text:p>
          </table:table-cell>
          <table:table-cell table:formula="of:=SUM([.F310:.F311])" office:value-type="float" office:value="1">
            <text:p>1</text:p>
          </table:table-cell>
          <table:table-cell table:formula="of:=SUM([.G310:.G311])" office:value-type="float" office:value="12">
            <text:p>12</text:p>
          </table:table-cell>
          <table:table-cell table:formula="of:=SUM([.H310:.H311])" office:value-type="float" office:value="1">
            <text:p>1</text:p>
          </table:table-cell>
          <table:table-cell table:formula="of:=SUM([.I310:.I311])" office:value-type="float" office:value="451">
            <text:p>451</text:p>
          </table:table-cell>
          <table:table-cell table:formula="of:=SUM([.J310:.J311])" office:value-type="float" office:value="890">
            <text:p>890</text:p>
          </table:table-cell>
          <table:table-cell office:value-type="string">
            <text:p>44 Charles Street - Manulife Centre</text:p>
          </table:table-cell>
          <table:table-cell table:formula="of:=SUM([.L310:.L311])" office:value-type="float" office:value="2">
            <text:p>2</text:p>
          </table:table-cell>
          <table:table-cell table:formula="of:=SUM([.M310:.M311])" office:value-type="float" office:value="2">
            <text:p>2</text:p>
          </table:table-cell>
          <table:table-cell table:formula="of:=SUM([.N310:.N311])" office:value-type="float" office:value="1">
            <text:p>1</text:p>
          </table:table-cell>
          <table:table-cell table:formula="of:=SUM([.O310:.O311])" office:value-type="float" office:value="46">
            <text:p>46</text:p>
          </table:table-cell>
          <table:table-cell table:formula="of:=SUM([.P310:.P311])" office:value-type="float" office:value="11">
            <text:p>11</text:p>
          </table:table-cell>
          <table:table-cell table:formula="of:=SUM([.Q310:.Q311])" office:value-type="float" office:value="0">
            <text:p>0</text:p>
          </table:table-cell>
          <table:table-cell table:formula="of:=SUM([.R310:.R311])" office:value-type="float" office:value="30">
            <text:p>30</text:p>
          </table:table-cell>
          <table:table-cell table:formula="of:=SUM([.S310:.S311])" office:value-type="float" office:value="232">
            <text:p>232</text:p>
          </table:table-cell>
          <table:table-cell table:formula="of:=SUM([.T310:.T311])" office:value-type="float" office:value="127">
            <text:p>127</text:p>
          </table:table-cell>
          <table:table-cell table:style-name="ce2" table:formula="of:=1-[.Z309]" office:value-type="percentage" office:value="0.485587583148559">
            <text:p>48.56%</text:p>
          </table:table-cell>
          <table:table-cell table:style-name="ce3" table:formula="of:=IF([.J309]&gt;0;[.I309]/[.J309];0)" office:value-type="float" office:value="0.506741573033708">
            <text:p>0.507</text:p>
          </table:table-cell>
          <table:table-cell table:style-name="ce4" table:formula="of:=[.O309]/SUM([.L309:.T309])" office:value-type="float" office:value="0.1019955654102">
            <text:p>0.1020</text:p>
          </table:table-cell>
          <table:table-cell table:style-name="ce4" table:formula="of:=[.T309]/SUM([.L309:.T309])" office:value-type="float" office:value="0.28159645232816">
            <text:p>0.2816</text:p>
          </table:table-cell>
          <table:table-cell table:style-name="ce4" table:formula="of:=[.R309]/SUM([.L309:.T309])" office:value-type="float" office:value="0.0665188470066519">
            <text:p>0.0665</text:p>
          </table:table-cell>
          <table:table-cell table:formula="of:=[.S309]/SUM([.L309:.T309])" office:value-type="float" office:value="0.514412416851441">
            <text:p>0.5144</text:p>
          </table:table-cell>
          <table:table-cell table:formula="of:=[.E309]/[.I309]" office:value-type="float" office:value="0.317073170731707">
            <text:p>0.3171</text:p>
          </table:table-cell>
          <table:table-cell table:formula="of:=IF([.I309]&lt;144-119;0;0.4*[.Z309]+0.6*[.AA309])" office:value-type="float" office:value="0.396008869179601">
            <text:p>0.3960</text:p>
          </table:table-cell>
          <table:table-cell table:formula="of:=1-[.S309]/SUM([.L309:.T309])" office:value-type="float" office:value="0.485587583148559">
            <text:p>0.4856</text:p>
          </table:table-cell>
          <table:table-cell table:formula="of:=[.I309]/[.J309]" office:value-type="percentage" office:value="0.506741573033708">
            <text:p>50.67%</text:p>
          </table:table-cell>
          <table:table-cell table:formula="of:=[.K309]" office:value-type="string" office:string-value="44 Charles Street - Manulife Centre">
            <text:p>44 Charles Street - Manulife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47A</text:p>
          </table:table-cell>
          <table:table-cell/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438">
            <text:p>438</text:p>
          </table:table-cell>
          <table:table-cell office:value-type="string">
            <text:p>44 Charles Street - Manulife Centre</text:p>
          </table:table-cell>
          <table:table-cell table:number-columns-repeated="3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table:style-name="ce2" table:formula="of:=1-[.Z310]" office:value-type="percentage" office:value="0.529680365296804">
            <text:p>52.97%</text:p>
          </table:table-cell>
          <table:table-cell table:style-name="ce3" table:formula="of:=IF([.J310]&gt;0;[.I310]/[.J310];0)" office:value-type="float" office:value="0.5">
            <text:p>0.500</text:p>
          </table:table-cell>
          <table:table-cell table:style-name="ce4" table:formula="of:=[.O310]/SUM([.L310:.T310])" office:value-type="float" office:value="0.0776255707762557">
            <text:p>0.0776</text:p>
          </table:table-cell>
          <table:table-cell table:style-name="ce4" table:formula="of:=[.T310]/SUM([.L310:.T310])" office:value-type="float" office:value="0.301369863013699">
            <text:p>0.3014</text:p>
          </table:table-cell>
          <table:table-cell table:style-name="ce4" table:formula="of:=[.R310]/SUM([.L310:.T310])" office:value-type="float" office:value="0.114155251141553">
            <text:p>0.1142</text:p>
          </table:table-cell>
          <table:table-cell table:formula="of:=[.S310]/SUM([.L310:.T310])" office:value-type="float" office:value="0.470319634703196">
            <text:p>0.4703</text:p>
          </table:table-cell>
          <table:table-cell table:formula="of:=[.E310]/[.I310]" office:value-type="float" office:value="0.315068493150685">
            <text:p>0.3151</text:p>
          </table:table-cell>
          <table:table-cell table:formula="of:=IF([.I310]&lt;144-119;0;0.4*[.Z310]+0.6*[.AA310])" office:value-type="float" office:value="0.377168949771689">
            <text:p>0.3772</text:p>
          </table:table-cell>
          <table:table-cell table:formula="of:=1-[.S310]/SUM([.L310:.T310])" office:value-type="float" office:value="0.529680365296804">
            <text:p>0.5297</text:p>
          </table:table-cell>
          <table:table-cell table:formula="of:=[.I310]/[.J310]" office:value-type="percentage" office:value="0.5">
            <text:p>50.00%</text:p>
          </table:table-cell>
          <table:table-cell table:formula="of:=[.K310]" office:value-type="string" office:string-value="44 Charles Street - Manulife Centre">
            <text:p>44 Charles Street - Manulife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47B</text:p>
          </table:table-cell>
          <table:table-cell/>
          <table:table-cell office:value-type="float" office:value="150">
            <text:p>150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452">
            <text:p>452</text:p>
          </table:table-cell>
          <table:table-cell office:value-type="string">
            <text:p>44 Charles Street - Manulife Centr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61">
            <text:p>61</text:p>
          </table:table-cell>
          <table:table-cell table:style-name="ce2" table:formula="of:=1-[.Z311]" office:value-type="percentage" office:value="0.443965517241379">
            <text:p>44.40%</text:p>
          </table:table-cell>
          <table:table-cell table:style-name="ce3" table:formula="of:=IF([.J311]&gt;0;[.I311]/[.J311];0)" office:value-type="float" office:value="0.513274336283186">
            <text:p>0.513</text:p>
          </table:table-cell>
          <table:table-cell table:style-name="ce4" table:formula="of:=[.O311]/SUM([.L311:.T311])" office:value-type="float" office:value="0.125">
            <text:p>0.1250</text:p>
          </table:table-cell>
          <table:table-cell table:style-name="ce4" table:formula="of:=[.T311]/SUM([.L311:.T311])" office:value-type="float" office:value="0.262931034482759">
            <text:p>0.2629</text:p>
          </table:table-cell>
          <table:table-cell table:style-name="ce4" table:formula="of:=[.R311]/SUM([.L311:.T311])" office:value-type="float" office:value="0.021551724137931">
            <text:p>0.0216</text:p>
          </table:table-cell>
          <table:table-cell table:formula="of:=[.S311]/SUM([.L311:.T311])" office:value-type="float" office:value="0.556034482758621">
            <text:p>0.5560</text:p>
          </table:table-cell>
          <table:table-cell table:formula="of:=[.E311]/[.I311]" office:value-type="float" office:value="0.318965517241379">
            <text:p>0.3190</text:p>
          </table:table-cell>
          <table:table-cell table:formula="of:=IF([.I311]&lt;144-119;0;0.4*[.Z311]+0.6*[.AA311])" office:value-type="float" office:value="0.413793103448276">
            <text:p>0.4138</text:p>
          </table:table-cell>
          <table:table-cell table:formula="of:=1-[.S311]/SUM([.L311:.T311])" office:value-type="float" office:value="0.443965517241379">
            <text:p>0.4440</text:p>
          </table:table-cell>
          <table:table-cell table:formula="of:=[.I311]/[.J311]" office:value-type="percentage" office:value="0.513274336283186">
            <text:p>51.33%</text:p>
          </table:table-cell>
          <table:table-cell table:formula="of:=[.K311]" office:value-type="string" office:string-value="44 Charles Street - Manulife Centre">
            <text:p>44 Charles Street - Manulife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3">
            <text:p>473</text:p>
          </table:table-cell>
          <table:table-cell/>
          <table:table-cell table:formula="of:=SUM([.D313:.D314])" office:value-type="float" office:value="144">
            <text:p>144</text:p>
          </table:table-cell>
          <table:table-cell table:formula="of:=SUM([.E313:.E314])" office:value-type="float" office:value="133">
            <text:p>133</text:p>
          </table:table-cell>
          <table:table-cell table:formula="of:=SUM([.F313:.F314])" office:value-type="float" office:value="2">
            <text:p>2</text:p>
          </table:table-cell>
          <table:table-cell table:formula="of:=SUM([.G313:.G314])" office:value-type="float" office:value="7">
            <text:p>7</text:p>
          </table:table-cell>
          <table:table-cell table:formula="of:=SUM([.H313:.H314])" office:value-type="float" office:value="1">
            <text:p>1</text:p>
          </table:table-cell>
          <table:table-cell table:formula="of:=SUM([.I313:.I314])" office:value-type="float" office:value="287">
            <text:p>287</text:p>
          </table:table-cell>
          <table:table-cell table:formula="of:=SUM([.J313:.J314])" office:value-type="float" office:value="685">
            <text:p>685</text:p>
          </table:table-cell>
          <table:table-cell office:value-type="string">
            <text:p>1001 Bay Street</text:p>
          </table:table-cell>
          <table:table-cell table:formula="of:=SUM([.L313:.L314])" office:value-type="float" office:value="0">
            <text:p>0</text:p>
          </table:table-cell>
          <table:table-cell table:formula="of:=SUM([.M313:.M314])" office:value-type="float" office:value="1">
            <text:p>1</text:p>
          </table:table-cell>
          <table:table-cell table:formula="of:=SUM([.N313:.N314])" office:value-type="float" office:value="0">
            <text:p>0</text:p>
          </table:table-cell>
          <table:table-cell table:formula="of:=SUM([.O313:.O314])" office:value-type="float" office:value="34">
            <text:p>34</text:p>
          </table:table-cell>
          <table:table-cell table:formula="of:=SUM([.P313:.P314])" office:value-type="float" office:value="6">
            <text:p>6</text:p>
          </table:table-cell>
          <table:table-cell table:formula="of:=SUM([.Q313:.Q314])" office:value-type="float" office:value="1">
            <text:p>1</text:p>
          </table:table-cell>
          <table:table-cell table:formula="of:=SUM([.R313:.R314])" office:value-type="float" office:value="23">
            <text:p>23</text:p>
          </table:table-cell>
          <table:table-cell table:formula="of:=SUM([.S313:.S314])" office:value-type="float" office:value="141">
            <text:p>141</text:p>
          </table:table-cell>
          <table:table-cell table:formula="of:=SUM([.T313:.T314])" office:value-type="float" office:value="79">
            <text:p>79</text:p>
          </table:table-cell>
          <table:table-cell table:style-name="ce2" table:formula="of:=1-[.Z312]" office:value-type="percentage" office:value="0.505263157894737">
            <text:p>50.53%</text:p>
          </table:table-cell>
          <table:table-cell table:style-name="ce3" table:formula="of:=IF([.J312]&gt;0;[.I312]/[.J312];0)" office:value-type="float" office:value="0.418978102189781">
            <text:p>0.419</text:p>
          </table:table-cell>
          <table:table-cell table:style-name="ce4" table:formula="of:=[.O312]/SUM([.L312:.T312])" office:value-type="float" office:value="0.119298245614035">
            <text:p>0.1193</text:p>
          </table:table-cell>
          <table:table-cell table:style-name="ce4" table:formula="of:=[.T312]/SUM([.L312:.T312])" office:value-type="float" office:value="0.27719298245614">
            <text:p>0.2772</text:p>
          </table:table-cell>
          <table:table-cell table:style-name="ce4" table:formula="of:=[.R312]/SUM([.L312:.T312])" office:value-type="float" office:value="0.0807017543859649">
            <text:p>0.0807</text:p>
          </table:table-cell>
          <table:table-cell table:formula="of:=[.S312]/SUM([.L312:.T312])" office:value-type="float" office:value="0.494736842105263">
            <text:p>0.4947</text:p>
          </table:table-cell>
          <table:table-cell table:formula="of:=[.E312]/[.I312]" office:value-type="float" office:value="0.463414634146341">
            <text:p>0.4634</text:p>
          </table:table-cell>
          <table:table-cell table:formula="of:=IF([.I312]&lt;144-119;0;0.4*[.Z312]+0.6*[.AA312])" office:value-type="float" office:value="0.47594351732991">
            <text:p>0.4759</text:p>
          </table:table-cell>
          <table:table-cell table:formula="of:=1-[.S312]/SUM([.L312:.T312])" office:value-type="float" office:value="0.505263157894737">
            <text:p>0.5053</text:p>
          </table:table-cell>
          <table:table-cell table:formula="of:=[.I312]/[.J312]" office:value-type="percentage" office:value="0.418978102189781">
            <text:p>41.90%</text:p>
          </table:table-cell>
          <table:table-cell table:formula="of:=[.K312]" office:value-type="string" office:string-value="1001 Bay Street">
            <text:p>1001 Bay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73A</text:p>
          </table:table-cell>
          <table:table-cell/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367">
            <text:p>367</text:p>
          </table:table-cell>
          <table:table-cell office:value-type="string">
            <text:p>1001 Bay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47">
            <text:p>47</text:p>
          </table:table-cell>
          <table:table-cell table:style-name="ce2" table:formula="of:=1-[.Z313]" office:value-type="percentage" office:value="0.487341772151899">
            <text:p>48.73%</text:p>
          </table:table-cell>
          <table:table-cell table:style-name="ce3" table:formula="of:=IF([.J313]&gt;0;[.I313]/[.J313];0)" office:value-type="float" office:value="0.430517711171662">
            <text:p>0.431</text:p>
          </table:table-cell>
          <table:table-cell table:style-name="ce4" table:formula="of:=[.O313]/SUM([.L313:.T313])" office:value-type="float" office:value="0.107594936708861">
            <text:p>0.1076</text:p>
          </table:table-cell>
          <table:table-cell table:style-name="ce4" table:formula="of:=[.T313]/SUM([.L313:.T313])" office:value-type="float" office:value="0.29746835443038">
            <text:p>0.2975</text:p>
          </table:table-cell>
          <table:table-cell table:style-name="ce4" table:formula="of:=[.R313]/SUM([.L313:.T313])" office:value-type="float" office:value="0.0759493670886076">
            <text:p>0.0759</text:p>
          </table:table-cell>
          <table:table-cell table:formula="of:=[.S313]/SUM([.L313:.T313])" office:value-type="float" office:value="0.512658227848101">
            <text:p>0.5127</text:p>
          </table:table-cell>
          <table:table-cell table:formula="of:=[.E313]/[.I313]" office:value-type="float" office:value="0.468354430379747">
            <text:p>0.4684</text:p>
          </table:table-cell>
          <table:table-cell table:formula="of:=IF([.I313]&lt;144-119;0;0.4*[.Z313]+0.6*[.AA313])" office:value-type="float" office:value="0.486075949367089">
            <text:p>0.4861</text:p>
          </table:table-cell>
          <table:table-cell table:formula="of:=1-[.S313]/SUM([.L313:.T313])" office:value-type="float" office:value="0.487341772151899">
            <text:p>0.4873</text:p>
          </table:table-cell>
          <table:table-cell table:formula="of:=[.I313]/[.J313]" office:value-type="percentage" office:value="0.430517711171662">
            <text:p>43.05%</text:p>
          </table:table-cell>
          <table:table-cell table:formula="of:=[.K313]" office:value-type="string" office:string-value="1001 Bay Street">
            <text:p>1001 Bay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73B</text:p>
          </table:table-cell>
          <table:table-cell/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318">
            <text:p>318</text:p>
          </table:table-cell>
          <table:table-cell office:value-type="string">
            <text:p>1001 Bay Str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table:style-name="ce2" table:formula="of:=1-[.Z314]" office:value-type="percentage" office:value="0.52755905511811">
            <text:p>52.76%</text:p>
          </table:table-cell>
          <table:table-cell table:style-name="ce3" table:formula="of:=IF([.J314]&gt;0;[.I314]/[.J314];0)" office:value-type="float" office:value="0.405660377358491">
            <text:p>0.406</text:p>
          </table:table-cell>
          <table:table-cell table:style-name="ce4" table:formula="of:=[.O314]/SUM([.L314:.T314])" office:value-type="float" office:value="0.133858267716535">
            <text:p>0.1339</text:p>
          </table:table-cell>
          <table:table-cell table:style-name="ce4" table:formula="of:=[.T314]/SUM([.L314:.T314])" office:value-type="float" office:value="0.251968503937008">
            <text:p>0.2520</text:p>
          </table:table-cell>
          <table:table-cell table:style-name="ce4" table:formula="of:=[.R314]/SUM([.L314:.T314])" office:value-type="float" office:value="0.0866141732283464">
            <text:p>0.0866</text:p>
          </table:table-cell>
          <table:table-cell table:formula="of:=[.S314]/SUM([.L314:.T314])" office:value-type="float" office:value="0.47244094488189">
            <text:p>0.4724</text:p>
          </table:table-cell>
          <table:table-cell table:formula="of:=[.E314]/[.I314]" office:value-type="float" office:value="0.457364341085271">
            <text:p>0.4574</text:p>
          </table:table-cell>
          <table:table-cell table:formula="of:=IF([.I314]&lt;144-119;0;0.4*[.Z314]+0.6*[.AA314])" office:value-type="float" office:value="0.463394982603919">
            <text:p>0.4634</text:p>
          </table:table-cell>
          <table:table-cell table:formula="of:=1-[.S314]/SUM([.L314:.T314])" office:value-type="float" office:value="0.52755905511811">
            <text:p>0.5276</text:p>
          </table:table-cell>
          <table:table-cell table:formula="of:=[.I314]/[.J314]" office:value-type="percentage" office:value="0.405660377358491">
            <text:p>40.57%</text:p>
          </table:table-cell>
          <table:table-cell table:formula="of:=[.K314]" office:value-type="string" office:string-value="1001 Bay Street">
            <text:p>1001 Bay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7">
            <text:p>477</text:p>
          </table:table-cell>
          <table:table-cell/>
          <table:table-cell table:formula="of:=SUM([.D316:.D317])" office:value-type="float" office:value="212">
            <text:p>212</text:p>
          </table:table-cell>
          <table:table-cell table:formula="of:=SUM([.E316:.E317])" office:value-type="float" office:value="208">
            <text:p>208</text:p>
          </table:table-cell>
          <table:table-cell table:formula="of:=SUM([.F316:.F317])" office:value-type="float" office:value="3">
            <text:p>3</text:p>
          </table:table-cell>
          <table:table-cell table:formula="of:=SUM([.G316:.G317])" office:value-type="float" office:value="4">
            <text:p>4</text:p>
          </table:table-cell>
          <table:table-cell table:formula="of:=SUM([.H316:.H317])" office:value-type="float" office:value="4">
            <text:p>4</text:p>
          </table:table-cell>
          <table:table-cell table:formula="of:=SUM([.I316:.I317])" office:value-type="float" office:value="431">
            <text:p>431</text:p>
          </table:table-cell>
          <table:table-cell table:formula="of:=SUM([.J316:.J317])" office:value-type="float" office:value="796">
            <text:p>796</text:p>
          </table:table-cell>
          <table:table-cell office:value-type="string">
            <text:p>50 Alexander Street - Village Green</text:p>
          </table:table-cell>
          <table:table-cell table:formula="of:=SUM([.L316:.L317])" office:value-type="float" office:value="1">
            <text:p>1</text:p>
          </table:table-cell>
          <table:table-cell table:formula="of:=SUM([.M316:.M317])" office:value-type="float" office:value="1">
            <text:p>1</text:p>
          </table:table-cell>
          <table:table-cell table:formula="of:=SUM([.N316:.N317])" office:value-type="float" office:value="1">
            <text:p>1</text:p>
          </table:table-cell>
          <table:table-cell table:formula="of:=SUM([.O316:.O317])" office:value-type="float" office:value="92">
            <text:p>92</text:p>
          </table:table-cell>
          <table:table-cell table:formula="of:=SUM([.P316:.P317])" office:value-type="float" office:value="3">
            <text:p>3</text:p>
          </table:table-cell>
          <table:table-cell table:formula="of:=SUM([.Q316:.Q317])" office:value-type="float" office:value="1">
            <text:p>1</text:p>
          </table:table-cell>
          <table:table-cell table:formula="of:=SUM([.R316:.R317])" office:value-type="float" office:value="39">
            <text:p>39</text:p>
          </table:table-cell>
          <table:table-cell table:formula="of:=SUM([.S316:.S317])" office:value-type="float" office:value="236">
            <text:p>236</text:p>
          </table:table-cell>
          <table:table-cell table:formula="of:=SUM([.T316:.T317])" office:value-type="float" office:value="55">
            <text:p>55</text:p>
          </table:table-cell>
          <table:table-cell table:style-name="ce2" table:formula="of:=1-[.Z315]" office:value-type="percentage" office:value="0.44988344988345">
            <text:p>44.99%</text:p>
          </table:table-cell>
          <table:table-cell table:style-name="ce3" table:formula="of:=IF([.J315]&gt;0;[.I315]/[.J315];0)" office:value-type="float" office:value="0.541457286432161">
            <text:p>0.541</text:p>
          </table:table-cell>
          <table:table-cell table:style-name="ce4" table:formula="of:=[.O315]/SUM([.L315:.T315])" office:value-type="float" office:value="0.214452214452214">
            <text:p>0.2145</text:p>
          </table:table-cell>
          <table:table-cell table:style-name="ce4" table:formula="of:=[.T315]/SUM([.L315:.T315])" office:value-type="float" office:value="0.128205128205128">
            <text:p>0.1282</text:p>
          </table:table-cell>
          <table:table-cell table:style-name="ce4" table:formula="of:=[.R315]/SUM([.L315:.T315])" office:value-type="float" office:value="0.0909090909090909">
            <text:p>0.0909</text:p>
          </table:table-cell>
          <table:table-cell table:formula="of:=[.S315]/SUM([.L315:.T315])" office:value-type="float" office:value="0.55011655011655">
            <text:p>0.5501</text:p>
          </table:table-cell>
          <table:table-cell table:formula="of:=[.E315]/[.I315]" office:value-type="float" office:value="0.482598607888631">
            <text:p>0.4826</text:p>
          </table:table-cell>
          <table:table-cell table:formula="of:=IF([.I315]&lt;144-119;0;0.4*[.Z315]+0.6*[.AA315])" office:value-type="float" office:value="0.509605784779799">
            <text:p>0.5096</text:p>
          </table:table-cell>
          <table:table-cell table:formula="of:=1-[.S315]/SUM([.L315:.T315])" office:value-type="float" office:value="0.44988344988345">
            <text:p>0.4499</text:p>
          </table:table-cell>
          <table:table-cell table:formula="of:=[.I315]/[.J315]" office:value-type="percentage" office:value="0.541457286432161">
            <text:p>54.15%</text:p>
          </table:table-cell>
          <table:table-cell table:formula="of:=[.K315]" office:value-type="string" office:string-value="50 Alexander Street - Village Green">
            <text:p>50 Alexander Street - Village Gree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77A</text:p>
          </table:table-cell>
          <table:table-cell/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416">
            <text:p>416</text:p>
          </table:table-cell>
          <table:table-cell office:value-type="string">
            <text:p>50 Alexander Street - Village Green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office:value-type="float" office:value="27">
            <text:p>27</text:p>
          </table:table-cell>
          <table:table-cell table:style-name="ce2" table:formula="of:=1-[.Z316]" office:value-type="percentage" office:value="0.420814479638009">
            <text:p>42.08%</text:p>
          </table:table-cell>
          <table:table-cell table:style-name="ce3" table:formula="of:=IF([.J316]&gt;0;[.I316]/[.J316];0)" office:value-type="float" office:value="0.533653846153846">
            <text:p>0.534</text:p>
          </table:table-cell>
          <table:table-cell table:style-name="ce4" table:formula="of:=[.O316]/SUM([.L316:.T316])" office:value-type="float" office:value="0.190045248868778">
            <text:p>0.1900</text:p>
          </table:table-cell>
          <table:table-cell table:style-name="ce4" table:formula="of:=[.T316]/SUM([.L316:.T316])" office:value-type="float" office:value="0.122171945701357">
            <text:p>0.1222</text:p>
          </table:table-cell>
          <table:table-cell table:style-name="ce4" table:formula="of:=[.R316]/SUM([.L316:.T316])" office:value-type="float" office:value="0.0995475113122172">
            <text:p>0.0995</text:p>
          </table:table-cell>
          <table:table-cell table:formula="of:=[.S316]/SUM([.L316:.T316])" office:value-type="float" office:value="0.579185520361991">
            <text:p>0.5792</text:p>
          </table:table-cell>
          <table:table-cell table:formula="of:=[.E316]/[.I316]" office:value-type="float" office:value="0.495495495495496">
            <text:p>0.4955</text:p>
          </table:table-cell>
          <table:table-cell table:formula="of:=IF([.I316]&lt;144-119;0;0.4*[.Z316]+0.6*[.AA316])" office:value-type="float" office:value="0.528971505442094">
            <text:p>0.5290</text:p>
          </table:table-cell>
          <table:table-cell table:formula="of:=1-[.S316]/SUM([.L316:.T316])" office:value-type="float" office:value="0.420814479638009">
            <text:p>0.4208</text:p>
          </table:table-cell>
          <table:table-cell table:formula="of:=[.I316]/[.J316]" office:value-type="percentage" office:value="0.533653846153846">
            <text:p>53.37%</text:p>
          </table:table-cell>
          <table:table-cell table:formula="of:=[.K316]" office:value-type="string" office:string-value="50 Alexander Street - Village Green">
            <text:p>50 Alexander Street - Village Gree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77B</text:p>
          </table:table-cell>
          <table:table-cell/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380">
            <text:p>380</text:p>
          </table:table-cell>
          <table:table-cell office:value-type="string">
            <text:p>50 Alexander Street - Village Green</text:p>
          </table:table-cell>
          <table:table-cell table:number-columns-repeated="3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table:style-name="ce2" table:formula="of:=1-[.Z317]" office:value-type="percentage" office:value="0.480769230769231">
            <text:p>48.08%</text:p>
          </table:table-cell>
          <table:table-cell table:style-name="ce3" table:formula="of:=IF([.J317]&gt;0;[.I317]/[.J317];0)" office:value-type="float" office:value="0.55">
            <text:p>0.550</text:p>
          </table:table-cell>
          <table:table-cell table:style-name="ce4" table:formula="of:=[.O317]/SUM([.L317:.T317])" office:value-type="float" office:value="0.240384615384615">
            <text:p>0.2404</text:p>
          </table:table-cell>
          <table:table-cell table:style-name="ce4" table:formula="of:=[.T317]/SUM([.L317:.T317])" office:value-type="float" office:value="0.134615384615385">
            <text:p>0.1346</text:p>
          </table:table-cell>
          <table:table-cell table:style-name="ce4" table:formula="of:=[.R317]/SUM([.L317:.T317])" office:value-type="float" office:value="0.0817307692307692">
            <text:p>0.0817</text:p>
          </table:table-cell>
          <table:table-cell table:formula="of:=[.S317]/SUM([.L317:.T317])" office:value-type="float" office:value="0.519230769230769">
            <text:p>0.5192</text:p>
          </table:table-cell>
          <table:table-cell table:formula="of:=[.E317]/[.I317]" office:value-type="float" office:value="0.468899521531101">
            <text:p>0.4689</text:p>
          </table:table-cell>
          <table:table-cell table:formula="of:=IF([.I317]&lt;144-119;0;0.4*[.Z317]+0.6*[.AA317])" office:value-type="float" office:value="0.489032020610968">
            <text:p>0.4890</text:p>
          </table:table-cell>
          <table:table-cell table:formula="of:=1-[.S317]/SUM([.L317:.T317])" office:value-type="float" office:value="0.480769230769231">
            <text:p>0.4808</text:p>
          </table:table-cell>
          <table:table-cell table:formula="of:=[.I317]/[.J317]" office:value-type="percentage" office:value="0.55">
            <text:p>55.00%</text:p>
          </table:table-cell>
          <table:table-cell table:formula="of:=[.K317]" office:value-type="string" office:string-value="50 Alexander Street - Village Green">
            <text:p>50 Alexander Street - Village Gree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1">
            <text:p>511</text:p>
          </table:table-cell>
          <table:table-cell/>
          <table:table-cell table:formula="of:=SUM([.D319:.D320])" office:value-type="float" office:value="141">
            <text:p>141</text:p>
          </table:table-cell>
          <table:table-cell table:formula="of:=SUM([.E319:.E320])" office:value-type="float" office:value="170">
            <text:p>170</text:p>
          </table:table-cell>
          <table:table-cell table:formula="of:=SUM([.F319:.F320])" office:value-type="float" office:value="0">
            <text:p>0</text:p>
          </table:table-cell>
          <table:table-cell table:formula="of:=SUM([.G319:.G320])" office:value-type="float" office:value="3">
            <text:p>3</text:p>
          </table:table-cell>
          <table:table-cell table:formula="of:=SUM([.H319:.H320])" office:value-type="float" office:value="2">
            <text:p>2</text:p>
          </table:table-cell>
          <table:table-cell table:formula="of:=SUM([.I319:.I320])" office:value-type="float" office:value="316">
            <text:p>316</text:p>
          </table:table-cell>
          <table:table-cell table:formula="of:=SUM([.J319:.J320])" office:value-type="float" office:value="570">
            <text:p>570</text:p>
          </table:table-cell>
          <table:table-cell office:value-type="string">
            <text:p>155 Dalhousie Street - The Merchandise Building</text:p>
          </table:table-cell>
          <table:table-cell table:formula="of:=SUM([.L319:.L320])" office:value-type="float" office:value="2">
            <text:p>2</text:p>
          </table:table-cell>
          <table:table-cell table:formula="of:=SUM([.M319:.M320])" office:value-type="float" office:value="1">
            <text:p>1</text:p>
          </table:table-cell>
          <table:table-cell table:formula="of:=SUM([.N319:.N320])" office:value-type="float" office:value="0">
            <text:p>0</text:p>
          </table:table-cell>
          <table:table-cell table:formula="of:=SUM([.O319:.O320])" office:value-type="float" office:value="52">
            <text:p>52</text:p>
          </table:table-cell>
          <table:table-cell table:formula="of:=SUM([.P319:.P320])" office:value-type="float" office:value="1">
            <text:p>1</text:p>
          </table:table-cell>
          <table:table-cell table:formula="of:=SUM([.Q319:.Q320])" office:value-type="float" office:value="1">
            <text:p>1</text:p>
          </table:table-cell>
          <table:table-cell table:formula="of:=SUM([.R319:.R320])" office:value-type="float" office:value="39">
            <text:p>39</text:p>
          </table:table-cell>
          <table:table-cell table:formula="of:=SUM([.S319:.S320])" office:value-type="float" office:value="153">
            <text:p>153</text:p>
          </table:table-cell>
          <table:table-cell table:formula="of:=SUM([.T319:.T320])" office:value-type="float" office:value="65">
            <text:p>65</text:p>
          </table:table-cell>
          <table:table-cell table:style-name="ce2" table:formula="of:=1-[.Z318]" office:value-type="percentage" office:value="0.512738853503185">
            <text:p>51.27%</text:p>
          </table:table-cell>
          <table:table-cell table:style-name="ce3" table:formula="of:=IF([.J318]&gt;0;[.I318]/[.J318];0)" office:value-type="float" office:value="0.554385964912281">
            <text:p>0.554</text:p>
          </table:table-cell>
          <table:table-cell table:style-name="ce4" table:formula="of:=[.O318]/SUM([.L318:.T318])" office:value-type="float" office:value="0.165605095541401">
            <text:p>0.1656</text:p>
          </table:table-cell>
          <table:table-cell table:style-name="ce4" table:formula="of:=[.T318]/SUM([.L318:.T318])" office:value-type="float" office:value="0.207006369426752">
            <text:p>0.2070</text:p>
          </table:table-cell>
          <table:table-cell table:style-name="ce4" table:formula="of:=[.R318]/SUM([.L318:.T318])" office:value-type="float" office:value="0.124203821656051">
            <text:p>0.1242</text:p>
          </table:table-cell>
          <table:table-cell table:formula="of:=[.S318]/SUM([.L318:.T318])" office:value-type="float" office:value="0.487261146496815">
            <text:p>0.4873</text:p>
          </table:table-cell>
          <table:table-cell table:formula="of:=[.E318]/[.I318]" office:value-type="float" office:value="0.537974683544304">
            <text:p>0.5380</text:p>
          </table:table-cell>
          <table:table-cell table:formula="of:=IF([.I318]&lt;144-119;0;0.4*[.Z318]+0.6*[.AA318])" office:value-type="float" office:value="0.517689268725309">
            <text:p>0.5177</text:p>
          </table:table-cell>
          <table:table-cell table:formula="of:=1-[.S318]/SUM([.L318:.T318])" office:value-type="float" office:value="0.512738853503185">
            <text:p>0.5127</text:p>
          </table:table-cell>
          <table:table-cell table:formula="of:=[.I318]/[.J318]" office:value-type="percentage" office:value="0.554385964912281">
            <text:p>55.44%</text:p>
          </table:table-cell>
          <table:table-cell table:formula="of:=[.K318]" office:value-type="string" office:string-value="155 Dalhousie Street - The Merchandise Building">
            <text:p>155 Dalhousie Street - The Merchandise Building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11A</text:p>
          </table:table-cell>
          <table:table-cell/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298">
            <text:p>298</text:p>
          </table:table-cell>
          <table:table-cell office:value-type="string">
            <text:p>155 Dalhousie Street - The Merchandise Build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table:style-name="ce2" table:formula="of:=1-[.Z319]" office:value-type="percentage" office:value="0.5">
            <text:p>50.00%</text:p>
          </table:table-cell>
          <table:table-cell table:style-name="ce3" table:formula="of:=IF([.J319]&gt;0;[.I319]/[.J319];0)" office:value-type="float" office:value="0.546979865771812">
            <text:p>0.547</text:p>
          </table:table-cell>
          <table:table-cell table:style-name="ce4" table:formula="of:=[.O319]/SUM([.L319:.T319])" office:value-type="float" office:value="0.160493827160494">
            <text:p>0.1605</text:p>
          </table:table-cell>
          <table:table-cell table:style-name="ce4" table:formula="of:=[.T319]/SUM([.L319:.T319])" office:value-type="float" office:value="0.179012345679012">
            <text:p>0.1790</text:p>
          </table:table-cell>
          <table:table-cell table:style-name="ce4" table:formula="of:=[.R319]/SUM([.L319:.T319])" office:value-type="float" office:value="0.12962962962963">
            <text:p>0.1296</text:p>
          </table:table-cell>
          <table:table-cell table:formula="of:=[.S319]/SUM([.L319:.T319])" office:value-type="float" office:value="0.5">
            <text:p>0.5000</text:p>
          </table:table-cell>
          <table:table-cell table:formula="of:=[.E319]/[.I319]" office:value-type="float" office:value="0.539877300613497">
            <text:p>0.5399</text:p>
          </table:table-cell>
          <table:table-cell table:formula="of:=IF([.I319]&lt;144-119;0;0.4*[.Z319]+0.6*[.AA319])" office:value-type="float" office:value="0.523926380368098">
            <text:p>0.5239</text:p>
          </table:table-cell>
          <table:table-cell table:formula="of:=1-[.S319]/SUM([.L319:.T319])" office:value-type="float" office:value="0.5">
            <text:p>0.5000</text:p>
          </table:table-cell>
          <table:table-cell table:formula="of:=[.I319]/[.J319]" office:value-type="percentage" office:value="0.546979865771812">
            <text:p>54.70%</text:p>
          </table:table-cell>
          <table:table-cell table:formula="of:=[.K319]" office:value-type="string" office:string-value="155 Dalhousie Street - The Merchandise Building">
            <text:p>155 Dalhousie Street - The Merchandise Building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11B</text:p>
          </table:table-cell>
          <table:table-cell/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272">
            <text:p>272</text:p>
          </table:table-cell>
          <table:table-cell office:value-type="string">
            <text:p>155 Dalhousie Street - The Merchandise Building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table:style-name="ce2" table:formula="of:=1-[.Z320]" office:value-type="percentage" office:value="0.526315789473684">
            <text:p>52.63%</text:p>
          </table:table-cell>
          <table:table-cell table:style-name="ce3" table:formula="of:=IF([.J320]&gt;0;[.I320]/[.J320];0)" office:value-type="float" office:value="0.5625">
            <text:p>0.563</text:p>
          </table:table-cell>
          <table:table-cell table:style-name="ce4" table:formula="of:=[.O320]/SUM([.L320:.T320])" office:value-type="float" office:value="0.171052631578947">
            <text:p>0.1711</text:p>
          </table:table-cell>
          <table:table-cell table:style-name="ce4" table:formula="of:=[.T320]/SUM([.L320:.T320])" office:value-type="float" office:value="0.236842105263158">
            <text:p>0.2368</text:p>
          </table:table-cell>
          <table:table-cell table:style-name="ce4" table:formula="of:=[.R320]/SUM([.L320:.T320])" office:value-type="float" office:value="0.118421052631579">
            <text:p>0.1184</text:p>
          </table:table-cell>
          <table:table-cell table:formula="of:=[.S320]/SUM([.L320:.T320])" office:value-type="float" office:value="0.473684210526316">
            <text:p>0.4737</text:p>
          </table:table-cell>
          <table:table-cell table:formula="of:=[.E320]/[.I320]" office:value-type="float" office:value="0.535947712418301">
            <text:p>0.5359</text:p>
          </table:table-cell>
          <table:table-cell table:formula="of:=IF([.I320]&lt;144-119;0;0.4*[.Z320]+0.6*[.AA320])" office:value-type="float" office:value="0.511042311661507">
            <text:p>0.5110</text:p>
          </table:table-cell>
          <table:table-cell table:formula="of:=1-[.S320]/SUM([.L320:.T320])" office:value-type="float" office:value="0.526315789473684">
            <text:p>0.5263</text:p>
          </table:table-cell>
          <table:table-cell table:formula="of:=[.I320]/[.J320]" office:value-type="percentage" office:value="0.5625">
            <text:p>56.25%</text:p>
          </table:table-cell>
          <table:table-cell table:formula="of:=[.K320]" office:value-type="string" office:string-value="155 Dalhousie Street - The Merchandise Building">
            <text:p>155 Dalhousie Street - The Merchandise Building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7">
            <text:p>517</text:p>
          </table:table-cell>
          <table:table-cell/>
          <table:table-cell table:formula="of:=SUM([.D322:.D323])" office:value-type="float" office:value="80">
            <text:p>80</text:p>
          </table:table-cell>
          <table:table-cell table:formula="of:=SUM([.E322:.E323])" office:value-type="float" office:value="128">
            <text:p>128</text:p>
          </table:table-cell>
          <table:table-cell table:formula="of:=SUM([.F322:.F323])" office:value-type="float" office:value="1">
            <text:p>1</text:p>
          </table:table-cell>
          <table:table-cell table:formula="of:=SUM([.G322:.G323])" office:value-type="float" office:value="4">
            <text:p>4</text:p>
          </table:table-cell>
          <table:table-cell table:formula="of:=SUM([.H322:.H323])" office:value-type="float" office:value="2">
            <text:p>2</text:p>
          </table:table-cell>
          <table:table-cell table:formula="of:=SUM([.I322:.I323])" office:value-type="float" office:value="215">
            <text:p>215</text:p>
          </table:table-cell>
          <table:table-cell table:formula="of:=SUM([.J322:.J323])" office:value-type="float" office:value="662">
            <text:p>662</text:p>
          </table:table-cell>
          <table:table-cell office:value-type="string">
            <text:p>201 Sherbourne Street - Centre Point Apartments</text:p>
          </table:table-cell>
          <table:table-cell table:formula="of:=SUM([.L322:.L323])" office:value-type="float" office:value="3">
            <text:p>3</text:p>
          </table:table-cell>
          <table:table-cell table:formula="of:=SUM([.M322:.M323])" office:value-type="float" office:value="3">
            <text:p>3</text:p>
          </table:table-cell>
          <table:table-cell table:formula="of:=SUM([.N322:.N323])" office:value-type="float" office:value="0">
            <text:p>0</text:p>
          </table:table-cell>
          <table:table-cell table:formula="of:=SUM([.O322:.O323])" office:value-type="float" office:value="56">
            <text:p>56</text:p>
          </table:table-cell>
          <table:table-cell table:formula="of:=SUM([.P322:.P323])" office:value-type="float" office:value="7">
            <text:p>7</text:p>
          </table:table-cell>
          <table:table-cell table:formula="of:=SUM([.Q322:.Q323])" office:value-type="float" office:value="0">
            <text:p>0</text:p>
          </table:table-cell>
          <table:table-cell table:formula="of:=SUM([.R322:.R323])" office:value-type="float" office:value="29">
            <text:p>29</text:p>
          </table:table-cell>
          <table:table-cell table:formula="of:=SUM([.S322:.S323])" office:value-type="float" office:value="91">
            <text:p>91</text:p>
          </table:table-cell>
          <table:table-cell table:formula="of:=SUM([.T322:.T323])" office:value-type="float" office:value="25">
            <text:p>25</text:p>
          </table:table-cell>
          <table:table-cell table:style-name="ce2" table:formula="of:=1-[.Z321]" office:value-type="percentage" office:value="0.574766355140187">
            <text:p>57.48%</text:p>
          </table:table-cell>
          <table:table-cell table:style-name="ce3" table:formula="of:=IF([.J321]&gt;0;[.I321]/[.J321];0)" office:value-type="float" office:value="0.324773413897281">
            <text:p>0.325</text:p>
          </table:table-cell>
          <table:table-cell table:style-name="ce4" table:formula="of:=[.O321]/SUM([.L321:.T321])" office:value-type="float" office:value="0.261682242990654">
            <text:p>0.2617</text:p>
          </table:table-cell>
          <table:table-cell table:style-name="ce4" table:formula="of:=[.T321]/SUM([.L321:.T321])" office:value-type="float" office:value="0.116822429906542">
            <text:p>0.1168</text:p>
          </table:table-cell>
          <table:table-cell table:style-name="ce4" table:formula="of:=[.R321]/SUM([.L321:.T321])" office:value-type="float" office:value="0.135514018691589">
            <text:p>0.1355</text:p>
          </table:table-cell>
          <table:table-cell table:formula="of:=[.S321]/SUM([.L321:.T321])" office:value-type="float" office:value="0.425233644859813">
            <text:p>0.4252</text:p>
          </table:table-cell>
          <table:table-cell table:formula="of:=[.E321]/[.I321]" office:value-type="float" office:value="0.595348837209302">
            <text:p>0.5953</text:p>
          </table:table-cell>
          <table:table-cell table:formula="of:=IF([.I321]&lt;144-119;0;0.4*[.Z321]+0.6*[.AA321])" office:value-type="float" office:value="0.527302760269507">
            <text:p>0.5273</text:p>
          </table:table-cell>
          <table:table-cell table:formula="of:=1-[.S321]/SUM([.L321:.T321])" office:value-type="float" office:value="0.574766355140187">
            <text:p>0.5748</text:p>
          </table:table-cell>
          <table:table-cell table:formula="of:=[.I321]/[.J321]" office:value-type="percentage" office:value="0.324773413897281">
            <text:p>32.48%</text:p>
          </table:table-cell>
          <table:table-cell table:formula="of:=[.K321]" office:value-type="string" office:string-value="201 Sherbourne Street - Centre Point Apartments">
            <text:p>201 Sherbourne Street - Centre Point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17A</text:p>
          </table:table-cell>
          <table:table-cell/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346">
            <text:p>346</text:p>
          </table:table-cell>
          <table:table-cell office:value-type="string">
            <text:p>201 Sherbourne Street - Centre Point Apartment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table:style-name="ce2" table:formula="of:=1-[.Z322]" office:value-type="percentage" office:value="0.504504504504504">
            <text:p>50.45%</text:p>
          </table:table-cell>
          <table:table-cell table:style-name="ce3" table:formula="of:=IF([.J322]&gt;0;[.I322]/[.J322];0)" office:value-type="float" office:value="0.323699421965318">
            <text:p>0.324</text:p>
          </table:table-cell>
          <table:table-cell table:style-name="ce4" table:formula="of:=[.O322]/SUM([.L322:.T322])" office:value-type="float" office:value="0.225225225225225">
            <text:p>0.2252</text:p>
          </table:table-cell>
          <table:table-cell table:style-name="ce4" table:formula="of:=[.T322]/SUM([.L322:.T322])" office:value-type="float" office:value="0.0900900900900901">
            <text:p>0.0901</text:p>
          </table:table-cell>
          <table:table-cell table:style-name="ce4" table:formula="of:=[.R322]/SUM([.L322:.T322])" office:value-type="float" office:value="0.153153153153153">
            <text:p>0.1532</text:p>
          </table:table-cell>
          <table:table-cell table:formula="of:=[.S322]/SUM([.L322:.T322])" office:value-type="float" office:value="0.495495495495496">
            <text:p>0.4955</text:p>
          </table:table-cell>
          <table:table-cell table:formula="of:=[.E322]/[.I322]" office:value-type="float" office:value="0.5625">
            <text:p>0.5625</text:p>
          </table:table-cell>
          <table:table-cell table:formula="of:=IF([.I322]&lt;144-119;0;0.4*[.Z322]+0.6*[.AA322])" office:value-type="float" office:value="0.535698198198198">
            <text:p>0.5357</text:p>
          </table:table-cell>
          <table:table-cell table:formula="of:=1-[.S322]/SUM([.L322:.T322])" office:value-type="float" office:value="0.504504504504504">
            <text:p>0.5045</text:p>
          </table:table-cell>
          <table:table-cell table:formula="of:=[.I322]/[.J322]" office:value-type="percentage" office:value="0.323699421965318">
            <text:p>32.37%</text:p>
          </table:table-cell>
          <table:table-cell table:formula="of:=[.K322]" office:value-type="string" office:string-value="201 Sherbourne Street - Centre Point Apartments">
            <text:p>201 Sherbourne Street - Centre Point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17B</text:p>
          </table:table-cell>
          <table:table-cell/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16">
            <text:p>316</text:p>
          </table:table-cell>
          <table:table-cell office:value-type="string">
            <text:p>201 Sherbourne Street - Centre Point Apartmen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style-name="ce2" table:formula="of:=1-[.Z323]" office:value-type="percentage" office:value="0.650485436893204">
            <text:p>65.05%</text:p>
          </table:table-cell>
          <table:table-cell table:style-name="ce3" table:formula="of:=IF([.J323]&gt;0;[.I323]/[.J323];0)" office:value-type="float" office:value="0.325949367088608">
            <text:p>0.326</text:p>
          </table:table-cell>
          <table:table-cell table:style-name="ce4" table:formula="of:=[.O323]/SUM([.L323:.T323])" office:value-type="float" office:value="0.300970873786408">
            <text:p>0.3010</text:p>
          </table:table-cell>
          <table:table-cell table:style-name="ce4" table:formula="of:=[.T323]/SUM([.L323:.T323])" office:value-type="float" office:value="0.145631067961165">
            <text:p>0.1456</text:p>
          </table:table-cell>
          <table:table-cell table:style-name="ce4" table:formula="of:=[.R323]/SUM([.L323:.T323])" office:value-type="float" office:value="0.116504854368932">
            <text:p>0.1165</text:p>
          </table:table-cell>
          <table:table-cell table:formula="of:=[.S323]/SUM([.L323:.T323])" office:value-type="float" office:value="0.349514563106796">
            <text:p>0.3495</text:p>
          </table:table-cell>
          <table:table-cell table:formula="of:=[.E323]/[.I323]" office:value-type="float" office:value="0.631067961165049">
            <text:p>0.6311</text:p>
          </table:table-cell>
          <table:table-cell table:formula="of:=IF([.I323]&lt;144-119;0;0.4*[.Z323]+0.6*[.AA323])" office:value-type="float" office:value="0.518446601941748">
            <text:p>0.5184</text:p>
          </table:table-cell>
          <table:table-cell table:formula="of:=1-[.S323]/SUM([.L323:.T323])" office:value-type="float" office:value="0.650485436893204">
            <text:p>0.6505</text:p>
          </table:table-cell>
          <table:table-cell table:formula="of:=[.I323]/[.J323]" office:value-type="percentage" office:value="0.325949367088608">
            <text:p>32.59%</text:p>
          </table:table-cell>
          <table:table-cell table:formula="of:=[.K323]" office:value-type="string" office:string-value="201 Sherbourne Street - Centre Point Apartments">
            <text:p>201 Sherbourne Street - Centre Point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4">
            <text:p>554</text:p>
          </table:table-cell>
          <table:table-cell/>
          <table:table-cell table:formula="of:=SUM([.D325:.D326])" office:value-type="float" office:value="189">
            <text:p>189</text:p>
          </table:table-cell>
          <table:table-cell table:formula="of:=SUM([.E325:.E326])" office:value-type="float" office:value="197">
            <text:p>197</text:p>
          </table:table-cell>
          <table:table-cell table:formula="of:=SUM([.F325:.F326])" office:value-type="float" office:value="8">
            <text:p>8</text:p>
          </table:table-cell>
          <table:table-cell table:formula="of:=SUM([.G325:.G326])" office:value-type="float" office:value="1">
            <text:p>1</text:p>
          </table:table-cell>
          <table:table-cell table:formula="of:=SUM([.H325:.H326])" office:value-type="float" office:value="0">
            <text:p>0</text:p>
          </table:table-cell>
          <table:table-cell table:formula="of:=SUM([.I325:.I326])" office:value-type="float" office:value="395">
            <text:p>395</text:p>
          </table:table-cell>
          <table:table-cell table:formula="of:=SUM([.J325:.J326])" office:value-type="float" office:value="701">
            <text:p>701</text:p>
          </table:table-cell>
          <table:table-cell office:value-type="string">
            <text:p>25 The Esplanade</text:p>
          </table:table-cell>
          <table:table-cell table:formula="of:=SUM([.L325:.L326])" office:value-type="float" office:value="0">
            <text:p>0</text:p>
          </table:table-cell>
          <table:table-cell table:formula="of:=SUM([.M325:.M326])" office:value-type="float" office:value="0">
            <text:p>0</text:p>
          </table:table-cell>
          <table:table-cell table:formula="of:=SUM([.N325:.N326])" office:value-type="float" office:value="0">
            <text:p>0</text:p>
          </table:table-cell>
          <table:table-cell table:formula="of:=SUM([.O325:.O326])" office:value-type="float" office:value="60">
            <text:p>60</text:p>
          </table:table-cell>
          <table:table-cell table:formula="of:=SUM([.P325:.P326])" office:value-type="float" office:value="3">
            <text:p>3</text:p>
          </table:table-cell>
          <table:table-cell table:formula="of:=SUM([.Q325:.Q326])" office:value-type="float" office:value="0">
            <text:p>0</text:p>
          </table:table-cell>
          <table:table-cell table:formula="of:=SUM([.R325:.R326])" office:value-type="float" office:value="53">
            <text:p>53</text:p>
          </table:table-cell>
          <table:table-cell table:formula="of:=SUM([.S325:.S326])" office:value-type="float" office:value="175">
            <text:p>175</text:p>
          </table:table-cell>
          <table:table-cell table:formula="of:=SUM([.T325:.T326])" office:value-type="float" office:value="99">
            <text:p>99</text:p>
          </table:table-cell>
          <table:table-cell table:style-name="ce2" table:formula="of:=1-[.Z324]" office:value-type="percentage" office:value="0.551282051282051">
            <text:p>55.13%</text:p>
          </table:table-cell>
          <table:table-cell table:style-name="ce3" table:formula="of:=IF([.J324]&gt;0;[.I324]/[.J324];0)" office:value-type="float" office:value="0.563480741797432">
            <text:p>0.563</text:p>
          </table:table-cell>
          <table:table-cell table:style-name="ce4" table:formula="of:=[.O324]/SUM([.L324:.T324])" office:value-type="float" office:value="0.153846153846154">
            <text:p>0.1538</text:p>
          </table:table-cell>
          <table:table-cell table:style-name="ce4" table:formula="of:=[.T324]/SUM([.L324:.T324])" office:value-type="float" office:value="0.253846153846154">
            <text:p>0.2538</text:p>
          </table:table-cell>
          <table:table-cell table:style-name="ce4" table:formula="of:=[.R324]/SUM([.L324:.T324])" office:value-type="float" office:value="0.135897435897436">
            <text:p>0.1359</text:p>
          </table:table-cell>
          <table:table-cell table:formula="of:=[.S324]/SUM([.L324:.T324])" office:value-type="float" office:value="0.448717948717949">
            <text:p>0.4487</text:p>
          </table:table-cell>
          <table:table-cell table:formula="of:=[.E324]/[.I324]" office:value-type="float" office:value="0.49873417721519">
            <text:p>0.4987</text:p>
          </table:table-cell>
          <table:table-cell table:formula="of:=IF([.I324]&lt;144-119;0;0.4*[.Z324]+0.6*[.AA324])" office:value-type="float" office:value="0.478727685816294">
            <text:p>0.4787</text:p>
          </table:table-cell>
          <table:table-cell table:formula="of:=1-[.S324]/SUM([.L324:.T324])" office:value-type="float" office:value="0.551282051282051">
            <text:p>0.5513</text:p>
          </table:table-cell>
          <table:table-cell table:formula="of:=[.I324]/[.J324]" office:value-type="percentage" office:value="0.563480741797432">
            <text:p>56.35%</text:p>
          </table:table-cell>
          <table:table-cell table:formula="of:=[.K324]" office:value-type="string" office:string-value="25 The Esplanade">
            <text:p>25 The Esplanad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54A</text:p>
          </table:table-cell>
          <table:table-cell/>
          <table:table-cell office:value-type="float" office:value="106">
            <text:p>10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35">
            <text:p>335</text:p>
          </table:table-cell>
          <table:table-cell office:value-type="string">
            <text:p>25 The Esplanade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table:style-name="ce2" table:formula="of:=1-[.Z325]" office:value-type="percentage" office:value="0.50253807106599">
            <text:p>50.25%</text:p>
          </table:table-cell>
          <table:table-cell table:style-name="ce3" table:formula="of:=IF([.J325]&gt;0;[.I325]/[.J325];0)" office:value-type="float" office:value="0.597014925373134">
            <text:p>0.597</text:p>
          </table:table-cell>
          <table:table-cell table:style-name="ce4" table:formula="of:=[.O325]/SUM([.L325:.T325])" office:value-type="float" office:value="0.16243654822335">
            <text:p>0.1624</text:p>
          </table:table-cell>
          <table:table-cell table:style-name="ce4" table:formula="of:=[.T325]/SUM([.L325:.T325])" office:value-type="float" office:value="0.223350253807107">
            <text:p>0.2234</text:p>
          </table:table-cell>
          <table:table-cell table:style-name="ce4" table:formula="of:=[.R325]/SUM([.L325:.T325])" office:value-type="float" office:value="0.106598984771574">
            <text:p>0.1066</text:p>
          </table:table-cell>
          <table:table-cell table:formula="of:=[.S325]/SUM([.L325:.T325])" office:value-type="float" office:value="0.49746192893401">
            <text:p>0.4975</text:p>
          </table:table-cell>
          <table:table-cell table:formula="of:=[.E325]/[.I325]" office:value-type="float" office:value="0.465">
            <text:p>0.4650</text:p>
          </table:table-cell>
          <table:table-cell table:formula="of:=IF([.I325]&lt;144-119;0;0.4*[.Z325]+0.6*[.AA325])" office:value-type="float" office:value="0.477984771573604">
            <text:p>0.4780</text:p>
          </table:table-cell>
          <table:table-cell table:formula="of:=1-[.S325]/SUM([.L325:.T325])" office:value-type="float" office:value="0.50253807106599">
            <text:p>0.5025</text:p>
          </table:table-cell>
          <table:table-cell table:formula="of:=[.I325]/[.J325]" office:value-type="percentage" office:value="0.597014925373134">
            <text:p>59.70%</text:p>
          </table:table-cell>
          <table:table-cell table:formula="of:=[.K325]" office:value-type="string" office:string-value="25 The Esplanade">
            <text:p>25 The Esplanad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54B</text:p>
          </table:table-cell>
          <table:table-cell/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366">
            <text:p>366</text:p>
          </table:table-cell>
          <table:table-cell office:value-type="string">
            <text:p>25 The Esplanade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55">
            <text:p>55</text:p>
          </table:table-cell>
          <table:table-cell table:style-name="ce2" table:formula="of:=1-[.Z326]" office:value-type="percentage" office:value="0.601036269430052">
            <text:p>60.10%</text:p>
          </table:table-cell>
          <table:table-cell table:style-name="ce3" table:formula="of:=IF([.J326]&gt;0;[.I326]/[.J326];0)" office:value-type="float" office:value="0.532786885245902">
            <text:p>0.533</text:p>
          </table:table-cell>
          <table:table-cell table:style-name="ce4" table:formula="of:=[.O326]/SUM([.L326:.T326])" office:value-type="float" office:value="0.145077720207254">
            <text:p>0.1451</text:p>
          </table:table-cell>
          <table:table-cell table:style-name="ce4" table:formula="of:=[.T326]/SUM([.L326:.T326])" office:value-type="float" office:value="0.284974093264249">
            <text:p>0.2850</text:p>
          </table:table-cell>
          <table:table-cell table:style-name="ce4" table:formula="of:=[.R326]/SUM([.L326:.T326])" office:value-type="float" office:value="0.16580310880829">
            <text:p>0.1658</text:p>
          </table:table-cell>
          <table:table-cell table:formula="of:=[.S326]/SUM([.L326:.T326])" office:value-type="float" office:value="0.398963730569948">
            <text:p>0.3990</text:p>
          </table:table-cell>
          <table:table-cell table:formula="of:=[.E326]/[.I326]" office:value-type="float" office:value="0.533333333333333">
            <text:p>0.5333</text:p>
          </table:table-cell>
          <table:table-cell table:formula="of:=IF([.I326]&lt;144-119;0;0.4*[.Z326]+0.6*[.AA326])" office:value-type="float" office:value="0.479585492227979">
            <text:p>0.4796</text:p>
          </table:table-cell>
          <table:table-cell table:formula="of:=1-[.S326]/SUM([.L326:.T326])" office:value-type="float" office:value="0.601036269430052">
            <text:p>0.6010</text:p>
          </table:table-cell>
          <table:table-cell table:formula="of:=[.I326]/[.J326]" office:value-type="percentage" office:value="0.532786885245902">
            <text:p>53.28%</text:p>
          </table:table-cell>
          <table:table-cell table:formula="of:=[.K326]" office:value-type="string" office:string-value="25 The Esplanade">
            <text:p>25 The Esplanad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DV001</text:p>
          </table:table-cell>
          <table:table-cell/>
          <table:table-cell office:value-type="float" office:value="701">
            <text:p>701</text:p>
          </table:table-cell>
          <table:table-cell office:value-type="float" office:value="658">
            <text:p>65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393">
            <text:p>1393</text:p>
          </table:table-cell>
          <table:table-cell office:value-type="float" office:value="0">
            <text:p>0</text:p>
          </table:table-cell>
          <table:table-cell office:value-type="string">
            <text:p>Returning Office / Bureau du directeur du scrutin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751">
            <text:p>751</text:p>
          </table:table-cell>
          <table:table-cell office:value-type="float" office:value="291">
            <text:p>291</text:p>
          </table:table-cell>
          <table:table-cell table:style-name="ce2" table:formula="of:=1-[.Z327]" office:value-type="percentage" office:value="0.453818181818182">
            <text:p>45.38%</text:p>
          </table:table-cell>
          <table:table-cell table:style-name="ce3" table:formula="of:=IF([.J327]&gt;0;[.I327]/[.J327];0)" office:value-type="float" office:value="0">
            <text:p>0.000</text:p>
          </table:table-cell>
          <table:table-cell table:style-name="ce4" table:formula="of:=[.O327]/SUM([.L327:.T327])" office:value-type="float" office:value="0.142545454545455">
            <text:p>0.1425</text:p>
          </table:table-cell>
          <table:table-cell table:style-name="ce4" table:formula="of:=[.T327]/SUM([.L327:.T327])" office:value-type="float" office:value="0.211636363636364">
            <text:p>0.2116</text:p>
          </table:table-cell>
          <table:table-cell table:style-name="ce4" table:formula="of:=[.R327]/SUM([.L327:.T327])" office:value-type="float" office:value="0.0836363636363636">
            <text:p>0.0836</text:p>
          </table:table-cell>
          <table:table-cell table:formula="of:=[.S327]/SUM([.L327:.T327])" office:value-type="float" office:value="0.546181818181818">
            <text:p>0.5462</text:p>
          </table:table-cell>
          <table:table-cell table:formula="of:=[.E327]/[.I327]" office:value-type="float" office:value="0.472361809045226">
            <text:p>0.4724</text:p>
          </table:table-cell>
          <table:table-cell table:formula="of:=IF([.I327]&lt;144-119;0;0.4*[.Z327]+0.6*[.AA327])" office:value-type="float" office:value="0.501889812699863">
            <text:p>0.5019</text:p>
          </table:table-cell>
          <table:table-cell table:formula="of:=1-[.S327]/SUM([.L327:.T327])" office:value-type="float" office:value="0.453818181818182">
            <text:p>0.4538</text:p>
          </table:table-cell>
          <table:table-cell table:formula="of:=[.I327]/[.J327]" office:value-type="percentage" office:value="0">
            <text:p>#DIV/0!</text:p>
          </table:table-cell>
          <table:table-cell table:formula="of:=[.K327]" office:value-type="string" office:string-value="Returning Office / Bureau du directeur du scrutin">
            <text:p>Returning Office / Bureau du directeur du scruti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DV002</text:p>
          </table:table-cell>
          <table:table-cell/>
          <table:table-cell office:value-type="float" office:value="306">
            <text:p>306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string">
            <text:p>Parliament Street Public Librar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351">
            <text:p>351</text:p>
          </table:table-cell>
          <table:table-cell office:value-type="float" office:value="110">
            <text:p>110</text:p>
          </table:table-cell>
          <table:table-cell table:style-name="ce2" table:formula="of:=1-[.Z328]" office:value-type="percentage" office:value="0.483823529411765">
            <text:p>48.38%</text:p>
          </table:table-cell>
          <table:table-cell table:style-name="ce3" table:formula="of:=IF([.J328]&gt;0;[.I328]/[.J328];0)" office:value-type="float" office:value="0">
            <text:p>0.000</text:p>
          </table:table-cell>
          <table:table-cell table:style-name="ce4" table:formula="of:=[.O328]/SUM([.L328:.T328])" office:value-type="float" office:value="0.192647058823529">
            <text:p>0.1926</text:p>
          </table:table-cell>
          <table:table-cell table:style-name="ce4" table:formula="of:=[.T328]/SUM([.L328:.T328])" office:value-type="float" office:value="0.161764705882353">
            <text:p>0.1618</text:p>
          </table:table-cell>
          <table:table-cell table:style-name="ce4" table:formula="of:=[.R328]/SUM([.L328:.T328])" office:value-type="float" office:value="0.1">
            <text:p>0.1000</text:p>
          </table:table-cell>
          <table:table-cell table:formula="of:=[.S328]/SUM([.L328:.T328])" office:value-type="float" office:value="0.516176470588235">
            <text:p>0.5162</text:p>
          </table:table-cell>
          <table:table-cell table:formula="of:=[.E328]/[.I328]" office:value-type="float" office:value="0.525547445255474">
            <text:p>0.5255</text:p>
          </table:table-cell>
          <table:table-cell table:formula="of:=IF([.I328]&lt;144-119;0;0.4*[.Z328]+0.6*[.AA328])" office:value-type="float" office:value="0.521799055388579">
            <text:p>0.5218</text:p>
          </table:table-cell>
          <table:table-cell table:formula="of:=1-[.S328]/SUM([.L328:.T328])" office:value-type="float" office:value="0.483823529411765">
            <text:p>0.4838</text:p>
          </table:table-cell>
          <table:table-cell table:formula="of:=[.I328]/[.J328]" office:value-type="percentage" office:value="0">
            <text:p>#DIV/0!</text:p>
          </table:table-cell>
          <table:table-cell table:formula="of:=[.K328]" office:value-type="string" office:string-value="Parliament Street Public Library">
            <text:p>Parliament Street Public Libra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DV003</text:p>
          </table:table-cell>
          <table:table-cell/>
          <table:table-cell office:value-type="float" office:value="516">
            <text:p>516</text:p>
          </table:table-cell>
          <table:table-cell office:value-type="float" office:value="538">
            <text:p>538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0">
            <text:p>0</text:p>
          </table:table-cell>
          <table:table-cell office:value-type="string">
            <text:p>Wellesley Community Centre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610">
            <text:p>610</text:p>
          </table:table-cell>
          <table:table-cell office:value-type="float" office:value="213">
            <text:p>213</text:p>
          </table:table-cell>
          <table:table-cell table:style-name="ce2" table:formula="of:=1-[.Z329]" office:value-type="percentage" office:value="0.442922374429224">
            <text:p>44.29%</text:p>
          </table:table-cell>
          <table:table-cell table:style-name="ce3" table:formula="of:=IF([.J329]&gt;0;[.I329]/[.J329];0)" office:value-type="float" office:value="0">
            <text:p>0.000</text:p>
          </table:table-cell>
          <table:table-cell table:style-name="ce4" table:formula="of:=[.O329]/SUM([.L329:.T329])" office:value-type="float" office:value="0.153424657534247">
            <text:p>0.1534</text:p>
          </table:table-cell>
          <table:table-cell table:style-name="ce4" table:formula="of:=[.T329]/SUM([.L329:.T329])" office:value-type="float" office:value="0.194520547945205">
            <text:p>0.1945</text:p>
          </table:table-cell>
          <table:table-cell table:style-name="ce4" table:formula="of:=[.R329]/SUM([.L329:.T329])" office:value-type="float" office:value="0.0611872146118721">
            <text:p>0.0612</text:p>
          </table:table-cell>
          <table:table-cell table:formula="of:=[.S329]/SUM([.L329:.T329])" office:value-type="float" office:value="0.557077625570776">
            <text:p>0.5571</text:p>
          </table:table-cell>
          <table:table-cell table:formula="of:=[.E329]/[.I329]" office:value-type="float" office:value="0.485998193315267">
            <text:p>0.4860</text:p>
          </table:table-cell>
          <table:table-cell table:formula="of:=IF([.I329]&lt;144-119;0;0.4*[.Z329]+0.6*[.AA329])" office:value-type="float" office:value="0.51442996621747">
            <text:p>0.5144</text:p>
          </table:table-cell>
          <table:table-cell table:formula="of:=1-[.S329]/SUM([.L329:.T329])" office:value-type="float" office:value="0.442922374429224">
            <text:p>0.4429</text:p>
          </table:table-cell>
          <table:table-cell table:formula="of:=[.I329]/[.J329]" office:value-type="percentage" office:value="0">
            <text:p>#DIV/0!</text:p>
          </table:table-cell>
          <table:table-cell table:formula="of:=[.K329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DV004</text:p>
          </table:table-cell>
          <table:table-cell/>
          <table:table-cell office:value-type="float" office:value="297">
            <text:p>297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0">
            <text:p>0</text:p>
          </table:table-cell>
          <table:table-cell office:value-type="string">
            <text:p>St. Lawrence Market South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391">
            <text:p>391</text:p>
          </table:table-cell>
          <table:table-cell office:value-type="float" office:value="33">
            <text:p>33</text:p>
          </table:table-cell>
          <table:table-cell table:style-name="ce2" table:formula="of:=1-[.Z330]" office:value-type="percentage" office:value="0.420740740740741">
            <text:p>42.07%</text:p>
          </table:table-cell>
          <table:table-cell table:style-name="ce3" table:formula="of:=IF([.J330]&gt;0;[.I330]/[.J330];0)" office:value-type="float" office:value="0">
            <text:p>0.000</text:p>
          </table:table-cell>
          <table:table-cell table:style-name="ce4" table:formula="of:=[.O330]/SUM([.L330:.T330])" office:value-type="float" office:value="0.220740740740741">
            <text:p>0.2207</text:p>
          </table:table-cell>
          <table:table-cell table:style-name="ce4" table:formula="of:=[.T330]/SUM([.L330:.T330])" office:value-type="float" office:value="0.0488888888888889">
            <text:p>0.0489</text:p>
          </table:table-cell>
          <table:table-cell table:style-name="ce4" table:formula="of:=[.R330]/SUM([.L330:.T330])" office:value-type="float" office:value="0.128888888888889">
            <text:p>0.1289</text:p>
          </table:table-cell>
          <table:table-cell table:formula="of:=[.S330]/SUM([.L330:.T330])" office:value-type="float" office:value="0.579259259259259">
            <text:p>0.5793</text:p>
          </table:table-cell>
          <table:table-cell table:formula="of:=[.E330]/[.I330]" office:value-type="float" office:value="0.545051698670606">
            <text:p>0.5451</text:p>
          </table:table-cell>
          <table:table-cell table:formula="of:=IF([.I330]&lt;144-119;0;0.4*[.Z330]+0.6*[.AA330])" office:value-type="float" office:value="0.558734722906067">
            <text:p>0.5587</text:p>
          </table:table-cell>
          <table:table-cell table:formula="of:=1-[.S330]/SUM([.L330:.T330])" office:value-type="float" office:value="0.420740740740741">
            <text:p>0.4207</text:p>
          </table:table-cell>
          <table:table-cell table:formula="of:=[.I330]/[.J330]" office:value-type="percentage" office:value="0">
            <text:p>#DIV/0!</text:p>
          </table:table-cell>
          <table:table-cell table:formula="of:=[.K330]" office:value-type="string" office:string-value="St. Lawrence Market South">
            <text:p>St. Lawrence Market South</text:p>
          </table:table-cell>
        </table:table-row>
        <table:table-row table:style-name="ro1">
          <table:table-cell table:number-columns-repeated="8"/>
          <table:table-cell table:formula="of:=AVERAGE([.I2:.I330])" office:value-type="float" office:value="152.978723404255">
            <text:p>152.9787234043</text:p>
          </table:table-cell>
          <table:table-cell table:number-columns-repeated="16"/>
          <table:table-cell table:number-columns-repeated="2"/>
          <table:table-cell table:number-columns-repeated="4"/>
        </table:table-row>
        <table:table-row table:style-name="ro1">
          <table:table-cell table:number-columns-repeated="8"/>
          <table:table-cell table:formula="of:=STDEV([.I2:.I330])" office:value-type="float" office:value="126.566487529039">
            <text:p>126.566487529</text:p>
          </table:table-cell>
          <table:table-cell table:number-columns-repeated="16"/>
          <table:table-cell table:number-columns-repeated="2"/>
          <table:table-cell table:number-columns-repeated="4"/>
        </table:table-row>
        <table:table-row table:style-name="ro1" table:number-rows-repeated="10">
          <table:table-cell table:number-columns-repeated="31"/>
        </table:table-row>
        <table:table-row table:style-name="ro1">
          <table:table-cell table:number-columns-repeated="10"/>
          <table:table-cell/>
          <table:table-cell table:number-columns-repeated="16"/>
          <table:table-cell table:number-columns-repeated="2"/>
          <table:table-cell table:number-columns-repeated="2"/>
        </table:table-row>
        <table:table-row table:style-name="ro1" table:number-rows-repeated="1048232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Correlation" table:style-name="ta1">
        <office:forms form:automatic-focus="false" form:apply-design-mode="false"/>
        <table:shapes>
          <draw:frame draw:z-index="0" draw:style-name="gr1" svg:width="11.6984in" svg:height="7.5224in" svg:x="6.5591in" svg:y="0.2185in">
            <draw:object draw:notify-on-update-of-ranges="Correlation.F3:Correlation.F333 Correlation.G1:Correlation.G1 Correlation.G3:Correlation.G3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1" table:number-columns-repeated="5" table:default-cell-style-name="Default"/>
        <table:table-column table:style-name="co21" table:number-columns-repeated="2" table:default-cell-style-name="ce2"/>
        <table:table-column table:style-name="co21" table:number-columns-repeated="2" table:default-cell-style-name="Default"/>
        <table:table-row table:style-name="ro1">
          <table:table-cell office:value-type="string">
            <text:p>Votes wasted %</text:p>
          </table:table-cell>
          <table:table-cell office:value-type="string">
            <text:p>Participation</text:p>
          </table:table-cell>
          <table:table-cell office:value-type="string">
            <text:p>NPOo support</text:p>
          </table:table-cell>
          <table:table-cell office:value-type="string">
            <text:p>PCO support</text:p>
          </table:table-cell>
          <table:table-cell office:value-type="string">
            <text:p>GPO support</text:p>
          </table:table-cell>
          <table:table-cell office:value-type="string">
            <text:p>LPO support</text:p>
          </table:table-cell>
          <table:table-cell office:value-type="string">
            <text:p>MMP suppor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6" table:formula="of:=CORREL([.A3:.A333];[.$G3:.$G333])" office:value-type="float" office:value="-0.0322581565624385">
            <text:p>-0.03</text:p>
          </table:table-cell>
          <table:table-cell table:style-name="ce6" table:formula="of:=CORREL([.B3:.B333];[.$G3:.$G333])" office:value-type="float" office:value="-0.176181758624048">
            <text:p>-0.18</text:p>
          </table:table-cell>
          <table:table-cell table:style-name="ce6" table:formula="of:=CORREL([.C3:.C333];[.$G3:.$G333])" office:value-type="float" office:value="0.620465805174093">
            <text:p>0.62</text:p>
          </table:table-cell>
          <table:table-cell table:style-name="ce6" table:formula="of:=CORREL([.D3:.D333];[.$G3:.$G333])" office:value-type="float" office:value="-0.610821626112135">
            <text:p>-0.61</text:p>
          </table:table-cell>
          <table:table-cell table:style-name="ce6" table:formula="of:=CORREL([.E3:.E333];[.$G3:.$G333])" office:value-type="float" office:value="0.305465415602952">
            <text:p>0.31</text:p>
          </table:table-cell>
          <table:table-cell table:style-name="ce6" table:formula="of:=CORREL([.F3:.F333];[.$G3:.$G333])" office:value-type="float" office:value="0.0322581565624387">
            <text:p>0.03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table:style-name="ce7" table:formula="of:=IF([Sheet1.I2]&gt;[.$H$1];[Sheet1.U2];0)" office:value-type="percentage" office:value="0.567441860465116">
            <text:p>56.74%</text:p>
          </table:table-cell>
          <table:table-cell table:style-name="ce2" table:formula="of:=IF([Sheet1.J2]&gt;[.$H$1];[Sheet1.V2];0)" office:value-type="percentage" office:value="0.571428571428571">
            <text:p>57.14%</text:p>
          </table:table-cell>
          <table:table-cell table:style-name="ce8" table:formula="of:=IF([Sheet1.I2]&gt;[.$H$1];[Sheet1.W2];0)" office:value-type="percentage" office:value="0.0511627906976744">
            <text:p>5.12%</text:p>
          </table:table-cell>
          <table:table-cell table:style-name="ce8" table:formula="of:=IF([Sheet1.I2]&gt;[.$H$1];[Sheet1.X2];0)" office:value-type="percentage" office:value="0.404651162790698">
            <text:p>40.47%</text:p>
          </table:table-cell>
          <table:table-cell table:style-name="ce8" table:formula="of:=IF([Sheet1.I2]&gt;[.$H$1];[Sheet1.Y2];0)" office:value-type="percentage" office:value="0.106976744186047">
            <text:p>10.70%</text:p>
          </table:table-cell>
          <table:table-cell table:formula="of:=IF([Sheet1.I2]&gt;[.$H$1];[Sheet1.Z2];0)" office:value-type="percentage" office:value="0.432558139534884">
            <text:p>43.26%</text:p>
          </table:table-cell>
          <table:table-cell table:formula="of:=IF([Sheet1.I2]&gt;[.$H$1];[Sheet1.AA2];0)" office:value-type="percentage" office:value="0.365740740740741">
            <text:p>36.57%</text:p>
          </table:table-cell>
          <table:table-cell table:number-columns-repeated="2"/>
        </table:table-row>
        <table:table-row table:style-name="ro1">
          <table:table-cell table:style-name="ce7" table:formula="of:=IF([Sheet1.I3]&gt;[.$H$1];[Sheet1.U3];0)" office:value-type="percentage" office:value="0.562790697674419">
            <text:p>56.28%</text:p>
          </table:table-cell>
          <table:table-cell table:style-name="ce2" table:formula="of:=IF([Sheet1.J3]&gt;[.$H$1];[Sheet1.V3];0)" office:value-type="percentage" office:value="0.572559366754617">
            <text:p>57.26%</text:p>
          </table:table-cell>
          <table:table-cell table:style-name="ce8" table:formula="of:=IF([Sheet1.I3]&gt;[.$H$1];[Sheet1.W3];0)" office:value-type="percentage" office:value="0.0604651162790698">
            <text:p>6.05%</text:p>
          </table:table-cell>
          <table:table-cell table:style-name="ce8" table:formula="of:=IF([Sheet1.I3]&gt;[.$H$1];[Sheet1.X3];0)" office:value-type="percentage" office:value="0.418604651162791">
            <text:p>41.86%</text:p>
          </table:table-cell>
          <table:table-cell table:style-name="ce8" table:formula="of:=IF([Sheet1.I3]&gt;[.$H$1];[Sheet1.Y3];0)" office:value-type="percentage" office:value="0.0790697674418605">
            <text:p>7.91%</text:p>
          </table:table-cell>
          <table:table-cell table:formula="of:=IF([Sheet1.I3]&gt;[.$H$1];[Sheet1.Z3];0)" office:value-type="percentage" office:value="0.437209302325581">
            <text:p>43.72%</text:p>
          </table:table-cell>
          <table:table-cell table:formula="of:=IF([Sheet1.I3]&gt;[.$H$1];[Sheet1.AA3];0)" office:value-type="percentage" office:value="0.331797235023041">
            <text:p>33.18%</text:p>
          </table:table-cell>
          <table:table-cell table:number-columns-repeated="2"/>
        </table:table-row>
        <table:table-row table:style-name="ro1">
          <table:table-cell table:style-name="ce7" table:formula="of:=IF([Sheet1.I4]&gt;[.$H$1];[Sheet1.U4];0)" office:value-type="percentage" office:value="0.687203791469194">
            <text:p>68.72%</text:p>
          </table:table-cell>
          <table:table-cell table:style-name="ce2" table:formula="of:=IF([Sheet1.J4]&gt;[.$H$1];[Sheet1.V4];0)" office:value-type="percentage" office:value="0.57967032967033">
            <text:p>57.97%</text:p>
          </table:table-cell>
          <table:table-cell table:style-name="ce8" table:formula="of:=IF([Sheet1.I4]&gt;[.$H$1];[Sheet1.W4];0)" office:value-type="percentage" office:value="0.028436018957346">
            <text:p>2.84%</text:p>
          </table:table-cell>
          <table:table-cell table:style-name="ce8" table:formula="of:=IF([Sheet1.I4]&gt;[.$H$1];[Sheet1.X4];0)" office:value-type="percentage" office:value="0.5260663507109">
            <text:p>52.61%</text:p>
          </table:table-cell>
          <table:table-cell table:style-name="ce8" table:formula="of:=IF([Sheet1.I4]&gt;[.$H$1];[Sheet1.Y4];0)" office:value-type="percentage" office:value="0.118483412322275">
            <text:p>11.85%</text:p>
          </table:table-cell>
          <table:table-cell table:formula="of:=IF([Sheet1.I4]&gt;[.$H$1];[Sheet1.Z4];0)" office:value-type="percentage" office:value="0.312796208530806">
            <text:p>31.28%</text:p>
          </table:table-cell>
          <table:table-cell table:formula="of:=IF([Sheet1.I4]&gt;[.$H$1];[Sheet1.AA4];0)" office:value-type="percentage" office:value="0.322274881516588">
            <text:p>32.23%</text:p>
          </table:table-cell>
          <table:table-cell table:number-columns-repeated="2"/>
        </table:table-row>
        <table:table-row table:style-name="ro1">
          <table:table-cell table:style-name="ce7" table:formula="of:=IF([Sheet1.I5]&gt;[.$H$1];[Sheet1.U5];0)" office:value-type="percentage" office:value="0.648351648351648">
            <text:p>64.84%</text:p>
          </table:table-cell>
          <table:table-cell table:style-name="ce2" table:formula="of:=IF([Sheet1.J5]&gt;[.$H$1];[Sheet1.V5];0)" office:value-type="percentage" office:value="0.56832298136646">
            <text:p>56.83%</text:p>
          </table:table-cell>
          <table:table-cell table:style-name="ce8" table:formula="of:=IF([Sheet1.I5]&gt;[.$H$1];[Sheet1.W5];0)" office:value-type="percentage" office:value="0.021978021978022">
            <text:p>2.20%</text:p>
          </table:table-cell>
          <table:table-cell table:style-name="ce8" table:formula="of:=IF([Sheet1.I5]&gt;[.$H$1];[Sheet1.X5];0)" office:value-type="percentage" office:value="0.467032967032967">
            <text:p>46.70%</text:p>
          </table:table-cell>
          <table:table-cell table:style-name="ce8" table:formula="of:=IF([Sheet1.I5]&gt;[.$H$1];[Sheet1.Y5];0)" office:value-type="percentage" office:value="0.142857142857143">
            <text:p>14.29%</text:p>
          </table:table-cell>
          <table:table-cell table:formula="of:=IF([Sheet1.I5]&gt;[.$H$1];[Sheet1.Z5];0)" office:value-type="percentage" office:value="0.351648351648352">
            <text:p>35.16%</text:p>
          </table:table-cell>
          <table:table-cell table:formula="of:=IF([Sheet1.I5]&gt;[.$H$1];[Sheet1.AA5];0)" office:value-type="percentage" office:value="0.278688524590164">
            <text:p>27.87%</text:p>
          </table:table-cell>
          <table:table-cell table:number-columns-repeated="2"/>
        </table:table-row>
        <table:table-row table:style-name="ro1">
          <table:table-cell table:style-name="ce7" table:formula="of:=IF([Sheet1.I6]&gt;[.$H$1];[Sheet1.U6];0)" office:value-type="percentage" office:value="0.631372549019608">
            <text:p>63.14%</text:p>
          </table:table-cell>
          <table:table-cell table:style-name="ce2" table:formula="of:=IF([Sheet1.J6]&gt;[.$H$1];[Sheet1.V6];0)" office:value-type="percentage" office:value="0.599531615925059">
            <text:p>59.95%</text:p>
          </table:table-cell>
          <table:table-cell table:style-name="ce8" table:formula="of:=IF([Sheet1.I6]&gt;[.$H$1];[Sheet1.W6];0)" office:value-type="percentage" office:value="0.0745098039215686">
            <text:p>7.45%</text:p>
          </table:table-cell>
          <table:table-cell table:style-name="ce8" table:formula="of:=IF([Sheet1.I6]&gt;[.$H$1];[Sheet1.X6];0)" office:value-type="percentage" office:value="0.435294117647059">
            <text:p>43.53%</text:p>
          </table:table-cell>
          <table:table-cell table:style-name="ce8" table:formula="of:=IF([Sheet1.I6]&gt;[.$H$1];[Sheet1.Y6];0)" office:value-type="percentage" office:value="0.117647058823529">
            <text:p>11.76%</text:p>
          </table:table-cell>
          <table:table-cell table:formula="of:=IF([Sheet1.I6]&gt;[.$H$1];[Sheet1.Z6];0)" office:value-type="percentage" office:value="0.368627450980392">
            <text:p>36.86%</text:p>
          </table:table-cell>
          <table:table-cell table:formula="of:=IF([Sheet1.I6]&gt;[.$H$1];[Sheet1.AA6];0)" office:value-type="percentage" office:value="0.4453125">
            <text:p>44.53%</text:p>
          </table:table-cell>
          <table:table-cell table:number-columns-repeated="2"/>
        </table:table-row>
        <table:table-row table:style-name="ro1">
          <table:table-cell table:style-name="ce7" table:formula="of:=IF([Sheet1.I7]&gt;[.$H$1];[Sheet1.U7];0)" office:value-type="percentage" office:value="0.587962962962963">
            <text:p>58.80%</text:p>
          </table:table-cell>
          <table:table-cell table:style-name="ce2" table:formula="of:=IF([Sheet1.J7]&gt;[.$H$1];[Sheet1.V7];0)" office:value-type="percentage" office:value="0.601108033240997">
            <text:p>60.11%</text:p>
          </table:table-cell>
          <table:table-cell table:style-name="ce8" table:formula="of:=IF([Sheet1.I7]&gt;[.$H$1];[Sheet1.W7];0)" office:value-type="percentage" office:value="0.0324074074074074">
            <text:p>3.24%</text:p>
          </table:table-cell>
          <table:table-cell table:style-name="ce8" table:formula="of:=IF([Sheet1.I7]&gt;[.$H$1];[Sheet1.X7];0)" office:value-type="percentage" office:value="0.398148148148148">
            <text:p>39.81%</text:p>
          </table:table-cell>
          <table:table-cell table:style-name="ce8" table:formula="of:=IF([Sheet1.I7]&gt;[.$H$1];[Sheet1.Y7];0)" office:value-type="percentage" office:value="0.134259259259259">
            <text:p>13.43%</text:p>
          </table:table-cell>
          <table:table-cell table:formula="of:=IF([Sheet1.I7]&gt;[.$H$1];[Sheet1.Z7];0)" office:value-type="percentage" office:value="0.412037037037037">
            <text:p>41.20%</text:p>
          </table:table-cell>
          <table:table-cell table:formula="of:=IF([Sheet1.I7]&gt;[.$H$1];[Sheet1.AA7];0)" office:value-type="percentage" office:value="0.354838709677419">
            <text:p>35.48%</text:p>
          </table:table-cell>
          <table:table-cell table:number-columns-repeated="2"/>
        </table:table-row>
        <table:table-row table:style-name="ro1">
          <table:table-cell table:style-name="ce7" table:formula="of:=IF([Sheet1.I8]&gt;[.$H$1];[Sheet1.U8];0)" office:value-type="percentage" office:value="0.654054054054054">
            <text:p>65.41%</text:p>
          </table:table-cell>
          <table:table-cell table:style-name="ce2" table:formula="of:=IF([Sheet1.J8]&gt;[.$H$1];[Sheet1.V8];0)" office:value-type="percentage" office:value="0.498652291105121">
            <text:p>49.87%</text:p>
          </table:table-cell>
          <table:table-cell table:style-name="ce8" table:formula="of:=IF([Sheet1.I8]&gt;[.$H$1];[Sheet1.W8];0)" office:value-type="percentage" office:value="0.0594594594594595">
            <text:p>5.95%</text:p>
          </table:table-cell>
          <table:table-cell table:style-name="ce8" table:formula="of:=IF([Sheet1.I8]&gt;[.$H$1];[Sheet1.X8];0)" office:value-type="percentage" office:value="0.535135135135135">
            <text:p>53.51%</text:p>
          </table:table-cell>
          <table:table-cell table:style-name="ce8" table:formula="of:=IF([Sheet1.I8]&gt;[.$H$1];[Sheet1.Y8];0)" office:value-type="percentage" office:value="0.0540540540540541">
            <text:p>5.41%</text:p>
          </table:table-cell>
          <table:table-cell table:formula="of:=IF([Sheet1.I8]&gt;[.$H$1];[Sheet1.Z8];0)" office:value-type="percentage" office:value="0.345945945945946">
            <text:p>34.59%</text:p>
          </table:table-cell>
          <table:table-cell table:formula="of:=IF([Sheet1.I8]&gt;[.$H$1];[Sheet1.AA8];0)" office:value-type="percentage" office:value="0.318918918918919">
            <text:p>31.89%</text:p>
          </table:table-cell>
          <table:table-cell table:number-columns-repeated="2"/>
        </table:table-row>
        <table:table-row table:style-name="ro1">
          <table:table-cell table:style-name="ce7" table:formula="of:=IF([Sheet1.I9]&gt;[.$H$1];[Sheet1.U9];0)" office:value-type="percentage" office:value="0.59375">
            <text:p>59.38%</text:p>
          </table:table-cell>
          <table:table-cell table:style-name="ce2" table:formula="of:=IF([Sheet1.J9]&gt;[.$H$1];[Sheet1.V9];0)" office:value-type="percentage" office:value="0.615803814713896">
            <text:p>61.58%</text:p>
          </table:table-cell>
          <table:table-cell table:style-name="ce8" table:formula="of:=IF([Sheet1.I9]&gt;[.$H$1];[Sheet1.W9];0)" office:value-type="percentage" office:value="0.0401785714285714">
            <text:p>4.02%</text:p>
          </table:table-cell>
          <table:table-cell table:style-name="ce8" table:formula="of:=IF([Sheet1.I9]&gt;[.$H$1];[Sheet1.X9];0)" office:value-type="percentage" office:value="0.46875">
            <text:p>46.88%</text:p>
          </table:table-cell>
          <table:table-cell table:style-name="ce8" table:formula="of:=IF([Sheet1.I9]&gt;[.$H$1];[Sheet1.Y9];0)" office:value-type="percentage" office:value="0.0803571428571429">
            <text:p>8.04%</text:p>
          </table:table-cell>
          <table:table-cell table:formula="of:=IF([Sheet1.I9]&gt;[.$H$1];[Sheet1.Z9];0)" office:value-type="percentage" office:value="0.40625">
            <text:p>40.63%</text:p>
          </table:table-cell>
          <table:table-cell table:formula="of:=IF([Sheet1.I9]&gt;[.$H$1];[Sheet1.AA9];0)" office:value-type="percentage" office:value="0.305309734513274">
            <text:p>30.53%</text:p>
          </table:table-cell>
          <table:table-cell table:number-columns-repeated="2"/>
        </table:table-row>
        <table:table-row table:style-name="ro1">
          <table:table-cell table:style-name="ce7" table:formula="of:=IF([Sheet1.I10]&gt;[.$H$1];[Sheet1.U10];0)" office:value-type="percentage" office:value="0.531073446327684">
            <text:p>53.11%</text:p>
          </table:table-cell>
          <table:table-cell table:style-name="ce2" table:formula="of:=IF([Sheet1.J10]&gt;[.$H$1];[Sheet1.V10];0)" office:value-type="percentage" office:value="0.539634146341463">
            <text:p>53.96%</text:p>
          </table:table-cell>
          <table:table-cell table:style-name="ce8" table:formula="of:=IF([Sheet1.I10]&gt;[.$H$1];[Sheet1.W10];0)" office:value-type="percentage" office:value="0.0564971751412429">
            <text:p>5.65%</text:p>
          </table:table-cell>
          <table:table-cell table:style-name="ce8" table:formula="of:=IF([Sheet1.I10]&gt;[.$H$1];[Sheet1.X10];0)" office:value-type="percentage" office:value="0.327683615819209">
            <text:p>32.77%</text:p>
          </table:table-cell>
          <table:table-cell table:style-name="ce8" table:formula="of:=IF([Sheet1.I10]&gt;[.$H$1];[Sheet1.Y10];0)" office:value-type="percentage" office:value="0.141242937853107">
            <text:p>14.12%</text:p>
          </table:table-cell>
          <table:table-cell table:formula="of:=IF([Sheet1.I10]&gt;[.$H$1];[Sheet1.Z10];0)" office:value-type="percentage" office:value="0.468926553672316">
            <text:p>46.89%</text:p>
          </table:table-cell>
          <table:table-cell table:formula="of:=IF([Sheet1.I10]&gt;[.$H$1];[Sheet1.AA10];0)" office:value-type="percentage" office:value="0.418079096045198">
            <text:p>41.81%</text:p>
          </table:table-cell>
          <table:table-cell table:number-columns-repeated="2"/>
        </table:table-row>
        <table:table-row table:style-name="ro1">
          <table:table-cell table:style-name="ce7" table:formula="of:=IF([Sheet1.I11]&gt;[.$H$1];[Sheet1.U11];0)" office:value-type="percentage" office:value="0.634146341463415">
            <text:p>63.41%</text:p>
          </table:table-cell>
          <table:table-cell table:style-name="ce2" table:formula="of:=IF([Sheet1.J11]&gt;[.$H$1];[Sheet1.V11];0)" office:value-type="percentage" office:value="0.611386138613861">
            <text:p>61.14%</text:p>
          </table:table-cell>
          <table:table-cell table:style-name="ce8" table:formula="of:=IF([Sheet1.I11]&gt;[.$H$1];[Sheet1.W11];0)" office:value-type="percentage" office:value="0.0040650406504065">
            <text:p>0.41%</text:p>
          </table:table-cell>
          <table:table-cell table:style-name="ce8" table:formula="of:=IF([Sheet1.I11]&gt;[.$H$1];[Sheet1.X11];0)" office:value-type="percentage" office:value="0.548780487804878">
            <text:p>54.88%</text:p>
          </table:table-cell>
          <table:table-cell table:style-name="ce8" table:formula="of:=IF([Sheet1.I11]&gt;[.$H$1];[Sheet1.Y11];0)" office:value-type="percentage" office:value="0.0772357723577236">
            <text:p>7.72%</text:p>
          </table:table-cell>
          <table:table-cell table:formula="of:=IF([Sheet1.I11]&gt;[.$H$1];[Sheet1.Z11];0)" office:value-type="percentage" office:value="0.365853658536585">
            <text:p>36.59%</text:p>
          </table:table-cell>
          <table:table-cell table:formula="of:=IF([Sheet1.I11]&gt;[.$H$1];[Sheet1.AA11];0)" office:value-type="percentage" office:value="0.255060728744939">
            <text:p>25.51%</text:p>
          </table:table-cell>
          <table:table-cell table:number-columns-repeated="2"/>
        </table:table-row>
        <table:table-row table:style-name="ro1">
          <table:table-cell table:style-name="ce7" table:formula="of:=IF([Sheet1.I12]&gt;[.$H$1];[Sheet1.U12];0)" office:value-type="percentage" office:value="0.631205673758865">
            <text:p>63.12%</text:p>
          </table:table-cell>
          <table:table-cell table:style-name="ce2" table:formula="of:=IF([Sheet1.J12]&gt;[.$H$1];[Sheet1.V12];0)" office:value-type="percentage" office:value="0.510714285714286">
            <text:p>51.07%</text:p>
          </table:table-cell>
          <table:table-cell table:style-name="ce8" table:formula="of:=IF([Sheet1.I12]&gt;[.$H$1];[Sheet1.W12];0)" office:value-type="percentage" office:value="0.134751773049645">
            <text:p>13.48%</text:p>
          </table:table-cell>
          <table:table-cell table:style-name="ce8" table:formula="of:=IF([Sheet1.I12]&gt;[.$H$1];[Sheet1.X12];0)" office:value-type="percentage" office:value="0.326241134751773">
            <text:p>32.62%</text:p>
          </table:table-cell>
          <table:table-cell table:style-name="ce8" table:formula="of:=IF([Sheet1.I12]&gt;[.$H$1];[Sheet1.Y12];0)" office:value-type="percentage" office:value="0.170212765957447">
            <text:p>17.02%</text:p>
          </table:table-cell>
          <table:table-cell table:formula="of:=IF([Sheet1.I12]&gt;[.$H$1];[Sheet1.Z12];0)" office:value-type="percentage" office:value="0.368794326241135">
            <text:p>36.88%</text:p>
          </table:table-cell>
          <table:table-cell table:formula="of:=IF([Sheet1.I12]&gt;[.$H$1];[Sheet1.AA12];0)" office:value-type="percentage" office:value="0.433566433566434">
            <text:p>43.36%</text:p>
          </table:table-cell>
          <table:table-cell table:number-columns-repeated="2"/>
        </table:table-row>
        <table:table-row table:style-name="ro1">
          <table:table-cell table:style-name="ce7" table:formula="of:=IF([Sheet1.I13]&gt;[.$H$1];[Sheet1.U13];0)" office:value-type="percentage" office:value="0.457399103139013">
            <text:p>45.74%</text:p>
          </table:table-cell>
          <table:table-cell table:style-name="ce2" table:formula="of:=IF([Sheet1.J13]&gt;[.$H$1];[Sheet1.V13];0)" office:value-type="percentage" office:value="0.48590021691974">
            <text:p>48.59%</text:p>
          </table:table-cell>
          <table:table-cell table:style-name="ce8" table:formula="of:=IF([Sheet1.I13]&gt;[.$H$1];[Sheet1.W13];0)" office:value-type="percentage" office:value="0.0807174887892377">
            <text:p>8.07%</text:p>
          </table:table-cell>
          <table:table-cell table:style-name="ce8" table:formula="of:=IF([Sheet1.I13]&gt;[.$H$1];[Sheet1.X13];0)" office:value-type="percentage" office:value="0.242152466367713">
            <text:p>24.22%</text:p>
          </table:table-cell>
          <table:table-cell table:style-name="ce8" table:formula="of:=IF([Sheet1.I13]&gt;[.$H$1];[Sheet1.Y13];0)" office:value-type="percentage" office:value="0.0986547085201794">
            <text:p>9.87%</text:p>
          </table:table-cell>
          <table:table-cell table:formula="of:=IF([Sheet1.I13]&gt;[.$H$1];[Sheet1.Z13];0)" office:value-type="percentage" office:value="0.542600896860987">
            <text:p>54.26%</text:p>
          </table:table-cell>
          <table:table-cell table:formula="of:=IF([Sheet1.I13]&gt;[.$H$1];[Sheet1.AA13];0)" office:value-type="percentage" office:value="0.473214285714286">
            <text:p>47.32%</text:p>
          </table:table-cell>
          <table:table-cell table:number-columns-repeated="2"/>
        </table:table-row>
        <table:table-row table:style-name="ro1">
          <table:table-cell table:style-name="ce7" table:formula="of:=IF([Sheet1.I14]&gt;[.$H$1];[Sheet1.U14];0)" office:value-type="percentage" office:value="0.66412213740458">
            <text:p>66.41%</text:p>
          </table:table-cell>
          <table:table-cell table:style-name="ce2" table:formula="of:=IF([Sheet1.J14]&gt;[.$H$1];[Sheet1.V14];0)" office:value-type="percentage" office:value="0.591011235955056">
            <text:p>59.10%</text:p>
          </table:table-cell>
          <table:table-cell table:style-name="ce8" table:formula="of:=IF([Sheet1.I14]&gt;[.$H$1];[Sheet1.W14];0)" office:value-type="percentage" office:value="0.0419847328244275">
            <text:p>4.20%</text:p>
          </table:table-cell>
          <table:table-cell table:style-name="ce8" table:formula="of:=IF([Sheet1.I14]&gt;[.$H$1];[Sheet1.X14];0)" office:value-type="percentage" office:value="0.515267175572519">
            <text:p>51.53%</text:p>
          </table:table-cell>
          <table:table-cell table:style-name="ce8" table:formula="of:=IF([Sheet1.I14]&gt;[.$H$1];[Sheet1.Y14];0)" office:value-type="percentage" office:value="0.0992366412213741">
            <text:p>9.92%</text:p>
          </table:table-cell>
          <table:table-cell table:formula="of:=IF([Sheet1.I14]&gt;[.$H$1];[Sheet1.Z14];0)" office:value-type="percentage" office:value="0.33587786259542">
            <text:p>33.59%</text:p>
          </table:table-cell>
          <table:table-cell table:formula="of:=IF([Sheet1.I14]&gt;[.$H$1];[Sheet1.AA14];0)" office:value-type="percentage" office:value="0.304182509505703">
            <text:p>30.42%</text:p>
          </table:table-cell>
          <table:table-cell table:number-columns-repeated="2"/>
        </table:table-row>
        <table:table-row table:style-name="ro1">
          <table:table-cell table:style-name="ce7" table:formula="of:=IF([Sheet1.I15]&gt;[.$H$1];[Sheet1.U15];0)" office:value-type="percentage" office:value="0.648780487804878">
            <text:p>64.88%</text:p>
          </table:table-cell>
          <table:table-cell table:style-name="ce2" table:formula="of:=IF([Sheet1.J15]&gt;[.$H$1];[Sheet1.V15];0)" office:value-type="percentage" office:value="0.511166253101737">
            <text:p>51.12%</text:p>
          </table:table-cell>
          <table:table-cell table:style-name="ce8" table:formula="of:=IF([Sheet1.I15]&gt;[.$H$1];[Sheet1.W15];0)" office:value-type="percentage" office:value="0.00975609756097561">
            <text:p>0.98%</text:p>
          </table:table-cell>
          <table:table-cell table:style-name="ce8" table:formula="of:=IF([Sheet1.I15]&gt;[.$H$1];[Sheet1.X15];0)" office:value-type="percentage" office:value="0.560975609756098">
            <text:p>56.10%</text:p>
          </table:table-cell>
          <table:table-cell table:style-name="ce8" table:formula="of:=IF([Sheet1.I15]&gt;[.$H$1];[Sheet1.Y15];0)" office:value-type="percentage" office:value="0.0682926829268293">
            <text:p>6.83%</text:p>
          </table:table-cell>
          <table:table-cell table:formula="of:=IF([Sheet1.I15]&gt;[.$H$1];[Sheet1.Z15];0)" office:value-type="percentage" office:value="0.351219512195122">
            <text:p>35.12%</text:p>
          </table:table-cell>
          <table:table-cell table:formula="of:=IF([Sheet1.I15]&gt;[.$H$1];[Sheet1.AA15];0)" office:value-type="percentage" office:value="0.252427184466019">
            <text:p>25.24%</text:p>
          </table:table-cell>
          <table:table-cell table:number-columns-repeated="2"/>
        </table:table-row>
        <table:table-row table:style-name="ro1">
          <table:table-cell table:style-name="ce7" table:formula="of:=IF([Sheet1.I16]&gt;[.$H$1];[Sheet1.U16];0)" office:value-type="percentage" office:value="0.533333333333333">
            <text:p>53.33%</text:p>
          </table:table-cell>
          <table:table-cell table:style-name="ce2" table:formula="of:=IF([Sheet1.J16]&gt;[.$H$1];[Sheet1.V16];0)" office:value-type="percentage" office:value="0.479115479115479">
            <text:p>47.91%</text:p>
          </table:table-cell>
          <table:table-cell table:style-name="ce8" table:formula="of:=IF([Sheet1.I16]&gt;[.$H$1];[Sheet1.W16];0)" office:value-type="percentage" office:value="0.0717948717948718">
            <text:p>7.18%</text:p>
          </table:table-cell>
          <table:table-cell table:style-name="ce8" table:formula="of:=IF([Sheet1.I16]&gt;[.$H$1];[Sheet1.X16];0)" office:value-type="percentage" office:value="0.323076923076923">
            <text:p>32.31%</text:p>
          </table:table-cell>
          <table:table-cell table:style-name="ce8" table:formula="of:=IF([Sheet1.I16]&gt;[.$H$1];[Sheet1.Y16];0)" office:value-type="percentage" office:value="0.123076923076923">
            <text:p>12.31%</text:p>
          </table:table-cell>
          <table:table-cell table:formula="of:=IF([Sheet1.I16]&gt;[.$H$1];[Sheet1.Z16];0)" office:value-type="percentage" office:value="0.466666666666667">
            <text:p>46.67%</text:p>
          </table:table-cell>
          <table:table-cell table:formula="of:=IF([Sheet1.I16]&gt;[.$H$1];[Sheet1.AA16];0)" office:value-type="percentage" office:value="0.420512820512821">
            <text:p>42.05%</text:p>
          </table:table-cell>
          <table:table-cell table:number-columns-repeated="2"/>
        </table:table-row>
        <table:table-row table:style-name="ro1">
          <table:table-cell table:style-name="ce7" table:formula="of:=IF([Sheet1.I17]&gt;[.$H$1];[Sheet1.U17];0)" office:value-type="percentage" office:value="0.665158371040724">
            <text:p>66.52%</text:p>
          </table:table-cell>
          <table:table-cell table:style-name="ce2" table:formula="of:=IF([Sheet1.J17]&gt;[.$H$1];[Sheet1.V17];0)" office:value-type="percentage" office:value="0.610497237569061">
            <text:p>61.05%</text:p>
          </table:table-cell>
          <table:table-cell table:style-name="ce8" table:formula="of:=IF([Sheet1.I17]&gt;[.$H$1];[Sheet1.W17];0)" office:value-type="percentage" office:value="0.0361990950226244">
            <text:p>3.62%</text:p>
          </table:table-cell>
          <table:table-cell table:style-name="ce8" table:formula="of:=IF([Sheet1.I17]&gt;[.$H$1];[Sheet1.X17];0)" office:value-type="percentage" office:value="0.542986425339366">
            <text:p>54.30%</text:p>
          </table:table-cell>
          <table:table-cell table:style-name="ce8" table:formula="of:=IF([Sheet1.I17]&gt;[.$H$1];[Sheet1.Y17];0)" office:value-type="percentage" office:value="0.0769230769230769">
            <text:p>7.69%</text:p>
          </table:table-cell>
          <table:table-cell table:formula="of:=IF([Sheet1.I17]&gt;[.$H$1];[Sheet1.Z17];0)" office:value-type="percentage" office:value="0.334841628959276">
            <text:p>33.48%</text:p>
          </table:table-cell>
          <table:table-cell table:formula="of:=IF([Sheet1.I17]&gt;[.$H$1];[Sheet1.AA17];0)" office:value-type="percentage" office:value="0.298642533936652">
            <text:p>29.86%</text:p>
          </table:table-cell>
          <table:table-cell table:number-columns-repeated="2"/>
        </table:table-row>
        <table:table-row table:style-name="ro1">
          <table:table-cell table:style-name="ce7" table:formula="of:=IF([Sheet1.I18]&gt;[.$H$1];[Sheet1.U18];0)" office:value-type="percentage" office:value="0.612745098039216">
            <text:p>61.27%</text:p>
          </table:table-cell>
          <table:table-cell table:style-name="ce2" table:formula="of:=IF([Sheet1.J18]&gt;[.$H$1];[Sheet1.V18];0)" office:value-type="percentage" office:value="0.503667481662592">
            <text:p>50.37%</text:p>
          </table:table-cell>
          <table:table-cell table:style-name="ce8" table:formula="of:=IF([Sheet1.I18]&gt;[.$H$1];[Sheet1.W18];0)" office:value-type="percentage" office:value="0.00490196078431373">
            <text:p>0.49%</text:p>
          </table:table-cell>
          <table:table-cell table:style-name="ce8" table:formula="of:=IF([Sheet1.I18]&gt;[.$H$1];[Sheet1.X18];0)" office:value-type="percentage" office:value="0.534313725490196">
            <text:p>53.43%</text:p>
          </table:table-cell>
          <table:table-cell table:style-name="ce8" table:formula="of:=IF([Sheet1.I18]&gt;[.$H$1];[Sheet1.Y18];0)" office:value-type="percentage" office:value="0.0735294117647059">
            <text:p>7.35%</text:p>
          </table:table-cell>
          <table:table-cell table:formula="of:=IF([Sheet1.I18]&gt;[.$H$1];[Sheet1.Z18];0)" office:value-type="percentage" office:value="0.387254901960784">
            <text:p>38.73%</text:p>
          </table:table-cell>
          <table:table-cell table:formula="of:=IF([Sheet1.I18]&gt;[.$H$1];[Sheet1.AA18];0)" office:value-type="percentage" office:value="0.257281553398058">
            <text:p>25.73%</text:p>
          </table:table-cell>
          <table:table-cell table:number-columns-repeated="2"/>
        </table:table-row>
        <table:table-row table:style-name="ro1">
          <table:table-cell table:style-name="ce7" table:formula="of:=IF([Sheet1.I19]&gt;[.$H$1];[Sheet1.U19];0)" office:value-type="percentage" office:value="0.550724637681159">
            <text:p>55.07%</text:p>
          </table:table-cell>
          <table:table-cell table:style-name="ce2" table:formula="of:=IF([Sheet1.J19]&gt;[.$H$1];[Sheet1.V19];0)" office:value-type="percentage" office:value="0.522388059701493">
            <text:p>52.24%</text:p>
          </table:table-cell>
          <table:table-cell table:style-name="ce8" table:formula="of:=IF([Sheet1.I19]&gt;[.$H$1];[Sheet1.W19];0)" office:value-type="percentage" office:value="0.0434782608695652">
            <text:p>4.35%</text:p>
          </table:table-cell>
          <table:table-cell table:style-name="ce8" table:formula="of:=IF([Sheet1.I19]&gt;[.$H$1];[Sheet1.X19];0)" office:value-type="percentage" office:value="0.442028985507246">
            <text:p>44.20%</text:p>
          </table:table-cell>
          <table:table-cell table:style-name="ce8" table:formula="of:=IF([Sheet1.I19]&gt;[.$H$1];[Sheet1.Y19];0)" office:value-type="percentage" office:value="0.0579710144927536">
            <text:p>5.80%</text:p>
          </table:table-cell>
          <table:table-cell table:formula="of:=IF([Sheet1.I19]&gt;[.$H$1];[Sheet1.Z19];0)" office:value-type="percentage" office:value="0.449275362318841">
            <text:p>44.93%</text:p>
          </table:table-cell>
          <table:table-cell table:formula="of:=IF([Sheet1.I19]&gt;[.$H$1];[Sheet1.AA19];0)" office:value-type="percentage" office:value="0.278571428571429">
            <text:p>27.86%</text:p>
          </table:table-cell>
          <table:table-cell table:number-columns-repeated="2"/>
        </table:table-row>
        <table:table-row table:style-name="ro1">
          <table:table-cell table:style-name="ce7" table:formula="of:=IF([Sheet1.I20]&gt;[.$H$1];[Sheet1.U20];0)" office:value-type="percentage" office:value="0.592857142857143">
            <text:p>59.29%</text:p>
          </table:table-cell>
          <table:table-cell table:style-name="ce2" table:formula="of:=IF([Sheet1.J20]&gt;[.$H$1];[Sheet1.V20];0)" office:value-type="percentage" office:value="0.435045317220544">
            <text:p>43.50%</text:p>
          </table:table-cell>
          <table:table-cell table:style-name="ce8" table:formula="of:=IF([Sheet1.I20]&gt;[.$H$1];[Sheet1.W20];0)" office:value-type="percentage" office:value="0.135714285714286">
            <text:p>13.57%</text:p>
          </table:table-cell>
          <table:table-cell table:style-name="ce8" table:formula="of:=IF([Sheet1.I20]&gt;[.$H$1];[Sheet1.X20];0)" office:value-type="percentage" office:value="0.35">
            <text:p>35.00%</text:p>
          </table:table-cell>
          <table:table-cell table:style-name="ce8" table:formula="of:=IF([Sheet1.I20]&gt;[.$H$1];[Sheet1.Y20];0)" office:value-type="percentage" office:value="0.0857142857142857">
            <text:p>8.57%</text:p>
          </table:table-cell>
          <table:table-cell table:formula="of:=IF([Sheet1.I20]&gt;[.$H$1];[Sheet1.Z20];0)" office:value-type="percentage" office:value="0.407142857142857">
            <text:p>40.71%</text:p>
          </table:table-cell>
          <table:table-cell table:formula="of:=IF([Sheet1.I20]&gt;[.$H$1];[Sheet1.AA20];0)" office:value-type="percentage" office:value="0.381944444444444">
            <text:p>38.19%</text:p>
          </table:table-cell>
          <table:table-cell table:number-columns-repeated="2"/>
        </table:table-row>
        <table:table-row table:style-name="ro1">
          <table:table-cell table:style-name="ce7" table:formula="of:=IF([Sheet1.I21]&gt;[.$H$1];[Sheet1.U21];0)" office:value-type="percentage" office:value="0.555555555555556">
            <text:p>55.56%</text:p>
          </table:table-cell>
          <table:table-cell table:style-name="ce2" table:formula="of:=IF([Sheet1.J21]&gt;[.$H$1];[Sheet1.V21];0)" office:value-type="percentage" office:value="0.46551724137931">
            <text:p>46.55%</text:p>
          </table:table-cell>
          <table:table-cell table:style-name="ce8" table:formula="of:=IF([Sheet1.I21]&gt;[.$H$1];[Sheet1.W21];0)" office:value-type="percentage" office:value="0.0814814814814815">
            <text:p>8.15%</text:p>
          </table:table-cell>
          <table:table-cell table:style-name="ce8" table:formula="of:=IF([Sheet1.I21]&gt;[.$H$1];[Sheet1.X21];0)" office:value-type="percentage" office:value="0.362962962962963">
            <text:p>36.30%</text:p>
          </table:table-cell>
          <table:table-cell table:style-name="ce8" table:formula="of:=IF([Sheet1.I21]&gt;[.$H$1];[Sheet1.Y21];0)" office:value-type="percentage" office:value="0.0962962962962963">
            <text:p>9.63%</text:p>
          </table:table-cell>
          <table:table-cell table:formula="of:=IF([Sheet1.I21]&gt;[.$H$1];[Sheet1.Z21];0)" office:value-type="percentage" office:value="0.444444444444444">
            <text:p>44.44%</text:p>
          </table:table-cell>
          <table:table-cell table:formula="of:=IF([Sheet1.I21]&gt;[.$H$1];[Sheet1.AA21];0)" office:value-type="percentage" office:value="0.37037037037037">
            <text:p>37.04%</text:p>
          </table:table-cell>
          <table:table-cell table:number-columns-repeated="2"/>
        </table:table-row>
        <table:table-row table:style-name="ro1">
          <table:table-cell table:style-name="ce7" table:formula="of:=IF([Sheet1.I22]&gt;[.$H$1];[Sheet1.U22];0)" office:value-type="percentage" office:value="0.633879781420765">
            <text:p>63.39%</text:p>
          </table:table-cell>
          <table:table-cell table:style-name="ce2" table:formula="of:=IF([Sheet1.J22]&gt;[.$H$1];[Sheet1.V22];0)" office:value-type="percentage" office:value="0.524355300859599">
            <text:p>52.44%</text:p>
          </table:table-cell>
          <table:table-cell table:style-name="ce8" table:formula="of:=IF([Sheet1.I22]&gt;[.$H$1];[Sheet1.W22];0)" office:value-type="percentage" office:value="0.0273224043715847">
            <text:p>2.73%</text:p>
          </table:table-cell>
          <table:table-cell table:style-name="ce8" table:formula="of:=IF([Sheet1.I22]&gt;[.$H$1];[Sheet1.X22];0)" office:value-type="percentage" office:value="0.53551912568306">
            <text:p>53.55%</text:p>
          </table:table-cell>
          <table:table-cell table:style-name="ce8" table:formula="of:=IF([Sheet1.I22]&gt;[.$H$1];[Sheet1.Y22];0)" office:value-type="percentage" office:value="0.0601092896174863">
            <text:p>6.01%</text:p>
          </table:table-cell>
          <table:table-cell table:formula="of:=IF([Sheet1.I22]&gt;[.$H$1];[Sheet1.Z22];0)" office:value-type="percentage" office:value="0.366120218579235">
            <text:p>36.61%</text:p>
          </table:table-cell>
          <table:table-cell table:formula="of:=IF([Sheet1.I22]&gt;[.$H$1];[Sheet1.AA22];0)" office:value-type="percentage" office:value="0.295081967213115">
            <text:p>29.51%</text:p>
          </table:table-cell>
          <table:table-cell table:number-columns-repeated="2"/>
        </table:table-row>
        <table:table-row table:style-name="ro1">
          <table:table-cell table:style-name="ce7" table:formula="of:=IF([Sheet1.I23]&gt;[.$H$1];[Sheet1.U23];0)" office:value-type="percentage" office:value="0.605633802816902">
            <text:p>60.56%</text:p>
          </table:table-cell>
          <table:table-cell table:style-name="ce2" table:formula="of:=IF([Sheet1.J23]&gt;[.$H$1];[Sheet1.V23];0)" office:value-type="percentage" office:value="0.565737051792829">
            <text:p>56.57%</text:p>
          </table:table-cell>
          <table:table-cell table:style-name="ce8" table:formula="of:=IF([Sheet1.I23]&gt;[.$H$1];[Sheet1.W23];0)" office:value-type="percentage" office:value="0.0563380281690141">
            <text:p>5.63%</text:p>
          </table:table-cell>
          <table:table-cell table:style-name="ce8" table:formula="of:=IF([Sheet1.I23]&gt;[.$H$1];[Sheet1.X23];0)" office:value-type="percentage" office:value="0.443661971830986">
            <text:p>44.37%</text:p>
          </table:table-cell>
          <table:table-cell table:style-name="ce8" table:formula="of:=IF([Sheet1.I23]&gt;[.$H$1];[Sheet1.Y23];0)" office:value-type="percentage" office:value="0.105633802816901">
            <text:p>10.56%</text:p>
          </table:table-cell>
          <table:table-cell table:formula="of:=IF([Sheet1.I23]&gt;[.$H$1];[Sheet1.Z23];0)" office:value-type="percentage" office:value="0.394366197183099">
            <text:p>39.44%</text:p>
          </table:table-cell>
          <table:table-cell table:formula="of:=IF([Sheet1.I23]&gt;[.$H$1];[Sheet1.AA23];0)" office:value-type="percentage" office:value="0.28169014084507">
            <text:p>28.17%</text:p>
          </table:table-cell>
          <table:table-cell table:number-columns-repeated="2"/>
        </table:table-row>
        <table:table-row table:style-name="ro1">
          <table:table-cell table:style-name="ce7" table:formula="of:=IF([Sheet1.I24]&gt;[.$H$1];[Sheet1.U24];0)" office:value-type="percentage" office:value="0.681034482758621">
            <text:p>68.10%</text:p>
          </table:table-cell>
          <table:table-cell table:style-name="ce2" table:formula="of:=IF([Sheet1.J24]&gt;[.$H$1];[Sheet1.V24];0)" office:value-type="percentage" office:value="0.49792531120332">
            <text:p>49.79%</text:p>
          </table:table-cell>
          <table:table-cell table:style-name="ce8" table:formula="of:=IF([Sheet1.I24]&gt;[.$H$1];[Sheet1.W24];0)" office:value-type="percentage" office:value="0.0431034482758621">
            <text:p>4.31%</text:p>
          </table:table-cell>
          <table:table-cell table:style-name="ce8" table:formula="of:=IF([Sheet1.I24]&gt;[.$H$1];[Sheet1.X24];0)" office:value-type="percentage" office:value="0.491379310344828">
            <text:p>49.14%</text:p>
          </table:table-cell>
          <table:table-cell table:style-name="ce8" table:formula="of:=IF([Sheet1.I24]&gt;[.$H$1];[Sheet1.Y24];0)" office:value-type="percentage" office:value="0.129310344827586">
            <text:p>12.93%</text:p>
          </table:table-cell>
          <table:table-cell table:formula="of:=IF([Sheet1.I24]&gt;[.$H$1];[Sheet1.Z24];0)" office:value-type="percentage" office:value="0.318965517241379">
            <text:p>31.90%</text:p>
          </table:table-cell>
          <table:table-cell table:formula="of:=IF([Sheet1.I24]&gt;[.$H$1];[Sheet1.AA24];0)" office:value-type="percentage" office:value="0.341666666666667">
            <text:p>34.17%</text:p>
          </table:table-cell>
          <table:table-cell table:number-columns-repeated="2"/>
        </table:table-row>
        <table:table-row table:style-name="ro1">
          <table:table-cell table:style-name="ce7" table:formula="of:=IF([Sheet1.I25]&gt;[.$H$1];[Sheet1.U25];0)" office:value-type="percentage" office:value="0.619402985074627">
            <text:p>61.94%</text:p>
          </table:table-cell>
          <table:table-cell table:style-name="ce2" table:formula="of:=IF([Sheet1.J25]&gt;[.$H$1];[Sheet1.V25];0)" office:value-type="percentage" office:value="0.432515337423313">
            <text:p>43.25%</text:p>
          </table:table-cell>
          <table:table-cell table:style-name="ce8" table:formula="of:=IF([Sheet1.I25]&gt;[.$H$1];[Sheet1.W25];0)" office:value-type="percentage" office:value="0.111940298507463">
            <text:p>11.19%</text:p>
          </table:table-cell>
          <table:table-cell table:style-name="ce8" table:formula="of:=IF([Sheet1.I25]&gt;[.$H$1];[Sheet1.X25];0)" office:value-type="percentage" office:value="0.32089552238806">
            <text:p>32.09%</text:p>
          </table:table-cell>
          <table:table-cell table:style-name="ce8" table:formula="of:=IF([Sheet1.I25]&gt;[.$H$1];[Sheet1.Y25];0)" office:value-type="percentage" office:value="0.186567164179104">
            <text:p>18.66%</text:p>
          </table:table-cell>
          <table:table-cell table:formula="of:=IF([Sheet1.I25]&gt;[.$H$1];[Sheet1.Z25];0)" office:value-type="percentage" office:value="0.380597014925373">
            <text:p>38.06%</text:p>
          </table:table-cell>
          <table:table-cell table:formula="of:=IF([Sheet1.I25]&gt;[.$H$1];[Sheet1.AA25];0)" office:value-type="percentage" office:value="0.382978723404255">
            <text:p>38.30%</text:p>
          </table:table-cell>
          <table:table-cell table:number-columns-repeated="2"/>
        </table:table-row>
        <table:table-row table:style-name="ro1">
          <table:table-cell table:style-name="ce7" table:formula="of:=IF([Sheet1.I26]&gt;[.$H$1];[Sheet1.U26];0)" office:value-type="percentage" office:value="0.559006211180124">
            <text:p>55.90%</text:p>
          </table:table-cell>
          <table:table-cell table:style-name="ce2" table:formula="of:=IF([Sheet1.J26]&gt;[.$H$1];[Sheet1.V26];0)" office:value-type="percentage" office:value="0.536666666666667">
            <text:p>53.67%</text:p>
          </table:table-cell>
          <table:table-cell table:style-name="ce8" table:formula="of:=IF([Sheet1.I26]&gt;[.$H$1];[Sheet1.W26];0)" office:value-type="percentage" office:value="0.0496894409937888">
            <text:p>4.97%</text:p>
          </table:table-cell>
          <table:table-cell table:style-name="ce8" table:formula="of:=IF([Sheet1.I26]&gt;[.$H$1];[Sheet1.X26];0)" office:value-type="percentage" office:value="0.391304347826087">
            <text:p>39.13%</text:p>
          </table:table-cell>
          <table:table-cell table:style-name="ce8" table:formula="of:=IF([Sheet1.I26]&gt;[.$H$1];[Sheet1.Y26];0)" office:value-type="percentage" office:value="0.0993788819875776">
            <text:p>9.94%</text:p>
          </table:table-cell>
          <table:table-cell table:formula="of:=IF([Sheet1.I26]&gt;[.$H$1];[Sheet1.Z26];0)" office:value-type="percentage" office:value="0.440993788819876">
            <text:p>44.10%</text:p>
          </table:table-cell>
          <table:table-cell table:formula="of:=IF([Sheet1.I26]&gt;[.$H$1];[Sheet1.AA26];0)" office:value-type="percentage" office:value="0.360248447204969">
            <text:p>36.02%</text:p>
          </table:table-cell>
          <table:table-cell table:number-columns-repeated="2"/>
        </table:table-row>
        <table:table-row table:style-name="ro1">
          <table:table-cell table:style-name="ce7" table:formula="of:=IF([Sheet1.I27]&gt;[.$H$1];[Sheet1.U27];0)" office:value-type="percentage" office:value="0.523529411764706">
            <text:p>52.35%</text:p>
          </table:table-cell>
          <table:table-cell table:style-name="ce2" table:formula="of:=IF([Sheet1.J27]&gt;[.$H$1];[Sheet1.V27];0)" office:value-type="percentage" office:value="0.603333333333333">
            <text:p>60.33%</text:p>
          </table:table-cell>
          <table:table-cell table:style-name="ce8" table:formula="of:=IF([Sheet1.I27]&gt;[.$H$1];[Sheet1.W27];0)" office:value-type="percentage" office:value="0.0529411764705882">
            <text:p>5.29%</text:p>
          </table:table-cell>
          <table:table-cell table:style-name="ce8" table:formula="of:=IF([Sheet1.I27]&gt;[.$H$1];[Sheet1.X27];0)" office:value-type="percentage" office:value="0.347058823529412">
            <text:p>34.71%</text:p>
          </table:table-cell>
          <table:table-cell table:style-name="ce8" table:formula="of:=IF([Sheet1.I27]&gt;[.$H$1];[Sheet1.Y27];0)" office:value-type="percentage" office:value="0.117647058823529">
            <text:p>11.76%</text:p>
          </table:table-cell>
          <table:table-cell table:formula="of:=IF([Sheet1.I27]&gt;[.$H$1];[Sheet1.Z27];0)" office:value-type="percentage" office:value="0.476470588235294">
            <text:p>47.65%</text:p>
          </table:table-cell>
          <table:table-cell table:formula="of:=IF([Sheet1.I27]&gt;[.$H$1];[Sheet1.AA27];0)" office:value-type="percentage" office:value="0.331491712707182">
            <text:p>33.15%</text:p>
          </table:table-cell>
          <table:table-cell table:number-columns-repeated="2"/>
        </table:table-row>
        <table:table-row table:style-name="ro1">
          <table:table-cell table:style-name="ce7" table:formula="of:=IF([Sheet1.I28]&gt;[.$H$1];[Sheet1.U28];0)" office:value-type="percentage" office:value="0.555555555555556">
            <text:p>55.56%</text:p>
          </table:table-cell>
          <table:table-cell table:style-name="ce2" table:formula="of:=IF([Sheet1.J28]&gt;[.$H$1];[Sheet1.V28];0)" office:value-type="percentage" office:value="0.433106575963719">
            <text:p>43.31%</text:p>
          </table:table-cell>
          <table:table-cell table:style-name="ce8" table:formula="of:=IF([Sheet1.I28]&gt;[.$H$1];[Sheet1.W28];0)" office:value-type="percentage" office:value="0.0899470899470899">
            <text:p>8.99%</text:p>
          </table:table-cell>
          <table:table-cell table:style-name="ce8" table:formula="of:=IF([Sheet1.I28]&gt;[.$H$1];[Sheet1.X28];0)" office:value-type="percentage" office:value="0.333333333333333">
            <text:p>33.33%</text:p>
          </table:table-cell>
          <table:table-cell table:style-name="ce8" table:formula="of:=IF([Sheet1.I28]&gt;[.$H$1];[Sheet1.Y28];0)" office:value-type="percentage" office:value="0.132275132275132">
            <text:p>13.23%</text:p>
          </table:table-cell>
          <table:table-cell table:formula="of:=IF([Sheet1.I28]&gt;[.$H$1];[Sheet1.Z28];0)" office:value-type="percentage" office:value="0.444444444444444">
            <text:p>44.44%</text:p>
          </table:table-cell>
          <table:table-cell table:formula="of:=IF([Sheet1.I28]&gt;[.$H$1];[Sheet1.AA28];0)" office:value-type="percentage" office:value="0.450261780104712">
            <text:p>45.03%</text:p>
          </table:table-cell>
          <table:table-cell table:number-columns-repeated="2"/>
        </table:table-row>
        <table:table-row table:style-name="ro1">
          <table:table-cell table:style-name="ce7" table:formula="of:=IF([Sheet1.I29]&gt;[.$H$1];[Sheet1.U29];0)" office:value-type="percentage" office:value="0.478260869565217">
            <text:p>47.83%</text:p>
          </table:table-cell>
          <table:table-cell table:style-name="ce2" table:formula="of:=IF([Sheet1.J29]&gt;[.$H$1];[Sheet1.V29];0)" office:value-type="percentage" office:value="0.56701030927835">
            <text:p>56.70%</text:p>
          </table:table-cell>
          <table:table-cell table:style-name="ce8" table:formula="of:=IF([Sheet1.I29]&gt;[.$H$1];[Sheet1.W29];0)" office:value-type="percentage" office:value="0.136645962732919">
            <text:p>13.66%</text:p>
          </table:table-cell>
          <table:table-cell table:style-name="ce8" table:formula="of:=IF([Sheet1.I29]&gt;[.$H$1];[Sheet1.X29];0)" office:value-type="percentage" office:value="0.267080745341615">
            <text:p>26.71%</text:p>
          </table:table-cell>
          <table:table-cell table:style-name="ce8" table:formula="of:=IF([Sheet1.I29]&gt;[.$H$1];[Sheet1.Y29];0)" office:value-type="percentage" office:value="0.0434782608695652">
            <text:p>4.35%</text:p>
          </table:table-cell>
          <table:table-cell table:formula="of:=IF([Sheet1.I29]&gt;[.$H$1];[Sheet1.Z29];0)" office:value-type="percentage" office:value="0.521739130434783">
            <text:p>52.17%</text:p>
          </table:table-cell>
          <table:table-cell table:formula="of:=IF([Sheet1.I29]&gt;[.$H$1];[Sheet1.AA29];0)" office:value-type="percentage" office:value="0.266666666666667">
            <text:p>26.67%</text:p>
          </table:table-cell>
          <table:table-cell table:number-columns-repeated="2"/>
        </table:table-row>
        <table:table-row table:style-name="ro1">
          <table:table-cell table:style-name="ce7" table:formula="of:=IF([Sheet1.I30]&gt;[.$H$1];[Sheet1.U30];0)" office:value-type="percentage" office:value="0.567741935483871">
            <text:p>56.77%</text:p>
          </table:table-cell>
          <table:table-cell table:style-name="ce2" table:formula="of:=IF([Sheet1.J30]&gt;[.$H$1];[Sheet1.V30];0)" office:value-type="percentage" office:value="0.523648648648649">
            <text:p>52.36%</text:p>
          </table:table-cell>
          <table:table-cell table:style-name="ce8" table:formula="of:=IF([Sheet1.I30]&gt;[.$H$1];[Sheet1.W30];0)" office:value-type="percentage" office:value="0.109677419354839">
            <text:p>10.97%</text:p>
          </table:table-cell>
          <table:table-cell table:style-name="ce8" table:formula="of:=IF([Sheet1.I30]&gt;[.$H$1];[Sheet1.X30];0)" office:value-type="percentage" office:value="0.283870967741935">
            <text:p>28.39%</text:p>
          </table:table-cell>
          <table:table-cell table:style-name="ce8" table:formula="of:=IF([Sheet1.I30]&gt;[.$H$1];[Sheet1.Y30];0)" office:value-type="percentage" office:value="0.167741935483871">
            <text:p>16.77%</text:p>
          </table:table-cell>
          <table:table-cell table:formula="of:=IF([Sheet1.I30]&gt;[.$H$1];[Sheet1.Z30];0)" office:value-type="percentage" office:value="0.432258064516129">
            <text:p>43.23%</text:p>
          </table:table-cell>
          <table:table-cell table:formula="of:=IF([Sheet1.I30]&gt;[.$H$1];[Sheet1.AA30];0)" office:value-type="percentage" office:value="0.438709677419355">
            <text:p>43.87%</text:p>
          </table:table-cell>
          <table:table-cell table:number-columns-repeated="2"/>
        </table:table-row>
        <table:table-row table:style-name="ro1">
          <table:table-cell table:style-name="ce7" table:formula="of:=IF([Sheet1.I31]&gt;[.$H$1];[Sheet1.U31];0)" office:value-type="percentage" office:value="0.490909090909091">
            <text:p>49.09%</text:p>
          </table:table-cell>
          <table:table-cell table:style-name="ce2" table:formula="of:=IF([Sheet1.J31]&gt;[.$H$1];[Sheet1.V31];0)" office:value-type="percentage" office:value="0.485294117647059">
            <text:p>48.53%</text:p>
          </table:table-cell>
          <table:table-cell table:style-name="ce8" table:formula="of:=IF([Sheet1.I31]&gt;[.$H$1];[Sheet1.W31];0)" office:value-type="percentage" office:value="0.0303030303030303">
            <text:p>3.03%</text:p>
          </table:table-cell>
          <table:table-cell table:style-name="ce8" table:formula="of:=IF([Sheet1.I31]&gt;[.$H$1];[Sheet1.X31];0)" office:value-type="percentage" office:value="0.339393939393939">
            <text:p>33.94%</text:p>
          </table:table-cell>
          <table:table-cell table:style-name="ce8" table:formula="of:=IF([Sheet1.I31]&gt;[.$H$1];[Sheet1.Y31];0)" office:value-type="percentage" office:value="0.109090909090909">
            <text:p>10.91%</text:p>
          </table:table-cell>
          <table:table-cell table:formula="of:=IF([Sheet1.I31]&gt;[.$H$1];[Sheet1.Z31];0)" office:value-type="percentage" office:value="0.509090909090909">
            <text:p>50.91%</text:p>
          </table:table-cell>
          <table:table-cell table:formula="of:=IF([Sheet1.I31]&gt;[.$H$1];[Sheet1.AA31];0)" office:value-type="percentage" office:value="0.36969696969697">
            <text:p>36.97%</text:p>
          </table:table-cell>
          <table:table-cell table:number-columns-repeated="2"/>
        </table:table-row>
        <table:table-row table:style-name="ro1">
          <table:table-cell table:style-name="ce7" table:formula="of:=IF([Sheet1.I32]&gt;[.$H$1];[Sheet1.U32];0)" office:value-type="percentage" office:value="0.597826086956522">
            <text:p>59.78%</text:p>
          </table:table-cell>
          <table:table-cell table:style-name="ce2" table:formula="of:=IF([Sheet1.J32]&gt;[.$H$1];[Sheet1.V32];0)" office:value-type="percentage" office:value="0.370967741935484">
            <text:p>37.10%</text:p>
          </table:table-cell>
          <table:table-cell table:style-name="ce8" table:formula="of:=IF([Sheet1.I32]&gt;[.$H$1];[Sheet1.W32];0)" office:value-type="percentage" office:value="0.0978260869565217">
            <text:p>9.78%</text:p>
          </table:table-cell>
          <table:table-cell table:style-name="ce8" table:formula="of:=IF([Sheet1.I32]&gt;[.$H$1];[Sheet1.X32];0)" office:value-type="percentage" office:value="0.380434782608696">
            <text:p>38.04%</text:p>
          </table:table-cell>
          <table:table-cell table:style-name="ce8" table:formula="of:=IF([Sheet1.I32]&gt;[.$H$1];[Sheet1.Y32];0)" office:value-type="percentage" office:value="0.108695652173913">
            <text:p>10.87%</text:p>
          </table:table-cell>
          <table:table-cell table:formula="of:=IF([Sheet1.I32]&gt;[.$H$1];[Sheet1.Z32];0)" office:value-type="percentage" office:value="0.402173913043478">
            <text:p>40.22%</text:p>
          </table:table-cell>
          <table:table-cell table:formula="of:=IF([Sheet1.I32]&gt;[.$H$1];[Sheet1.AA32];0)" office:value-type="percentage" office:value="0.380434782608696">
            <text:p>38.04%</text:p>
          </table:table-cell>
          <table:table-cell table:number-columns-repeated="2"/>
        </table:table-row>
        <table:table-row table:style-name="ro1">
          <table:table-cell table:style-name="ce7" table:formula="of:=IF([Sheet1.I33]&gt;[.$H$1];[Sheet1.U33];0)" office:value-type="percentage" office:value="0.495327102803738">
            <text:p>49.53%</text:p>
          </table:table-cell>
          <table:table-cell table:style-name="ce2" table:formula="of:=IF([Sheet1.J33]&gt;[.$H$1];[Sheet1.V33];0)" office:value-type="percentage" office:value="0.384892086330935">
            <text:p>38.49%</text:p>
          </table:table-cell>
          <table:table-cell table:style-name="ce8" table:formula="of:=IF([Sheet1.I33]&gt;[.$H$1];[Sheet1.W33];0)" office:value-type="percentage" office:value="0.0747663551401869">
            <text:p>7.48%</text:p>
          </table:table-cell>
          <table:table-cell table:style-name="ce8" table:formula="of:=IF([Sheet1.I33]&gt;[.$H$1];[Sheet1.X33];0)" office:value-type="percentage" office:value="0.336448598130841">
            <text:p>33.64%</text:p>
          </table:table-cell>
          <table:table-cell table:style-name="ce8" table:formula="of:=IF([Sheet1.I33]&gt;[.$H$1];[Sheet1.Y33];0)" office:value-type="percentage" office:value="0.0560747663551402">
            <text:p>5.61%</text:p>
          </table:table-cell>
          <table:table-cell table:formula="of:=IF([Sheet1.I33]&gt;[.$H$1];[Sheet1.Z33];0)" office:value-type="percentage" office:value="0.504672897196262">
            <text:p>50.47%</text:p>
          </table:table-cell>
          <table:table-cell table:formula="of:=IF([Sheet1.I33]&gt;[.$H$1];[Sheet1.AA33];0)" office:value-type="percentage" office:value="0.289719626168224">
            <text:p>28.97%</text:p>
          </table:table-cell>
          <table:table-cell table:number-columns-repeated="2"/>
        </table:table-row>
        <table:table-row table:style-name="ro1">
          <table:table-cell table:style-name="ce7" table:formula="of:=IF([Sheet1.I34]&gt;[.$H$1];[Sheet1.U34];0)" office:value-type="percentage" office:value="0.478527607361963">
            <text:p>47.85%</text:p>
          </table:table-cell>
          <table:table-cell table:style-name="ce2" table:formula="of:=IF([Sheet1.J34]&gt;[.$H$1];[Sheet1.V34];0)" office:value-type="percentage" office:value="0.478134110787172">
            <text:p>47.81%</text:p>
          </table:table-cell>
          <table:table-cell table:style-name="ce8" table:formula="of:=IF([Sheet1.I34]&gt;[.$H$1];[Sheet1.W34];0)" office:value-type="percentage" office:value="0.110429447852761">
            <text:p>11.04%</text:p>
          </table:table-cell>
          <table:table-cell table:style-name="ce8" table:formula="of:=IF([Sheet1.I34]&gt;[.$H$1];[Sheet1.X34];0)" office:value-type="percentage" office:value="0.276073619631902">
            <text:p>27.61%</text:p>
          </table:table-cell>
          <table:table-cell table:style-name="ce8" table:formula="of:=IF([Sheet1.I34]&gt;[.$H$1];[Sheet1.Y34];0)" office:value-type="percentage" office:value="0.0674846625766871">
            <text:p>6.75%</text:p>
          </table:table-cell>
          <table:table-cell table:formula="of:=IF([Sheet1.I34]&gt;[.$H$1];[Sheet1.Z34];0)" office:value-type="percentage" office:value="0.521472392638037">
            <text:p>52.15%</text:p>
          </table:table-cell>
          <table:table-cell table:formula="of:=IF([Sheet1.I34]&gt;[.$H$1];[Sheet1.AA34];0)" office:value-type="percentage" office:value="0.396341463414634">
            <text:p>39.63%</text:p>
          </table:table-cell>
          <table:table-cell table:number-columns-repeated="2"/>
        </table:table-row>
        <table:table-row table:style-name="ro1">
          <table:table-cell table:style-name="ce7" table:formula="of:=IF([Sheet1.I35]&gt;[.$H$1];[Sheet1.U35];0)" office:value-type="percentage" office:value="0.555555555555556">
            <text:p>55.56%</text:p>
          </table:table-cell>
          <table:table-cell table:style-name="ce2" table:formula="of:=IF([Sheet1.J35]&gt;[.$H$1];[Sheet1.V35];0)" office:value-type="percentage" office:value="0.329015544041451">
            <text:p>32.90%</text:p>
          </table:table-cell>
          <table:table-cell table:style-name="ce8" table:formula="of:=IF([Sheet1.I35]&gt;[.$H$1];[Sheet1.W35];0)" office:value-type="percentage" office:value="0.103174603174603">
            <text:p>10.32%</text:p>
          </table:table-cell>
          <table:table-cell table:style-name="ce8" table:formula="of:=IF([Sheet1.I35]&gt;[.$H$1];[Sheet1.X35];0)" office:value-type="percentage" office:value="0.293650793650794">
            <text:p>29.37%</text:p>
          </table:table-cell>
          <table:table-cell table:style-name="ce8" table:formula="of:=IF([Sheet1.I35]&gt;[.$H$1];[Sheet1.Y35];0)" office:value-type="percentage" office:value="0.126984126984127">
            <text:p>12.70%</text:p>
          </table:table-cell>
          <table:table-cell table:formula="of:=IF([Sheet1.I35]&gt;[.$H$1];[Sheet1.Z35];0)" office:value-type="percentage" office:value="0.444444444444444">
            <text:p>44.44%</text:p>
          </table:table-cell>
          <table:table-cell table:formula="of:=IF([Sheet1.I35]&gt;[.$H$1];[Sheet1.AA35];0)" office:value-type="percentage" office:value="0.488188976377953">
            <text:p>48.82%</text:p>
          </table:table-cell>
          <table:table-cell table:number-columns-repeated="2"/>
        </table:table-row>
        <table:table-row table:style-name="ro1">
          <table:table-cell table:style-name="ce7" table:formula="of:=IF([Sheet1.I36]&gt;[.$H$1];[Sheet1.U36];0)" office:value-type="percentage" office:value="0.648648648648649">
            <text:p>64.86%</text:p>
          </table:table-cell>
          <table:table-cell table:style-name="ce2" table:formula="of:=IF([Sheet1.J36]&gt;[.$H$1];[Sheet1.V36];0)" office:value-type="percentage" office:value="0.296">
            <text:p>29.60%</text:p>
          </table:table-cell>
          <table:table-cell table:style-name="ce8" table:formula="of:=IF([Sheet1.I36]&gt;[.$H$1];[Sheet1.W36];0)" office:value-type="percentage" office:value="0.324324324324324">
            <text:p>32.43%</text:p>
          </table:table-cell>
          <table:table-cell table:style-name="ce8" table:formula="of:=IF([Sheet1.I36]&gt;[.$H$1];[Sheet1.X36];0)" office:value-type="percentage" office:value="0.135135135135135">
            <text:p>13.51%</text:p>
          </table:table-cell>
          <table:table-cell table:style-name="ce8" table:formula="of:=IF([Sheet1.I36]&gt;[.$H$1];[Sheet1.Y36];0)" office:value-type="percentage" office:value="0.0810810810810811">
            <text:p>8.11%</text:p>
          </table:table-cell>
          <table:table-cell table:formula="of:=IF([Sheet1.I36]&gt;[.$H$1];[Sheet1.Z36];0)" office:value-type="percentage" office:value="0.351351351351351">
            <text:p>35.14%</text:p>
          </table:table-cell>
          <table:table-cell table:formula="of:=IF([Sheet1.I36]&gt;[.$H$1];[Sheet1.AA36];0)" office:value-type="percentage" office:value="0.648648648648649">
            <text:p>64.86%</text:p>
          </table:table-cell>
          <table:table-cell table:number-columns-repeated="2"/>
        </table:table-row>
        <table:table-row table:style-name="ro1">
          <table:table-cell table:style-name="ce7" table:formula="of:=IF([Sheet1.I37]&gt;[.$H$1];[Sheet1.U37];0)" office:value-type="percentage" office:value="0.563636363636364">
            <text:p>56.36%</text:p>
          </table:table-cell>
          <table:table-cell table:style-name="ce2" table:formula="of:=IF([Sheet1.J37]&gt;[.$H$1];[Sheet1.V37];0)" office:value-type="percentage" office:value="0.390070921985816">
            <text:p>39.01%</text:p>
          </table:table-cell>
          <table:table-cell table:style-name="ce8" table:formula="of:=IF([Sheet1.I37]&gt;[.$H$1];[Sheet1.W37];0)" office:value-type="percentage" office:value="0.109090909090909">
            <text:p>10.91%</text:p>
          </table:table-cell>
          <table:table-cell table:style-name="ce8" table:formula="of:=IF([Sheet1.I37]&gt;[.$H$1];[Sheet1.X37];0)" office:value-type="percentage" office:value="0.345454545454545">
            <text:p>34.55%</text:p>
          </table:table-cell>
          <table:table-cell table:style-name="ce8" table:formula="of:=IF([Sheet1.I37]&gt;[.$H$1];[Sheet1.Y37];0)" office:value-type="percentage" office:value="0.109090909090909">
            <text:p>10.91%</text:p>
          </table:table-cell>
          <table:table-cell table:formula="of:=IF([Sheet1.I37]&gt;[.$H$1];[Sheet1.Z37];0)" office:value-type="percentage" office:value="0.436363636363636">
            <text:p>43.64%</text:p>
          </table:table-cell>
          <table:table-cell table:formula="of:=IF([Sheet1.I37]&gt;[.$H$1];[Sheet1.AA37];0)" office:value-type="percentage" office:value="0.309090909090909">
            <text:p>30.91%</text:p>
          </table:table-cell>
          <table:table-cell table:number-columns-repeated="2"/>
        </table:table-row>
        <table:table-row table:style-name="ro1">
          <table:table-cell table:style-name="ce7" table:formula="of:=IF([Sheet1.I38]&gt;[.$H$1];[Sheet1.U38];0)" office:value-type="percentage" office:value="0.533333333333333">
            <text:p>53.33%</text:p>
          </table:table-cell>
          <table:table-cell table:style-name="ce2" table:formula="of:=IF([Sheet1.J38]&gt;[.$H$1];[Sheet1.V38];0)" office:value-type="percentage" office:value="0.292817679558011">
            <text:p>29.28%</text:p>
          </table:table-cell>
          <table:table-cell table:style-name="ce8" table:formula="of:=IF([Sheet1.I38]&gt;[.$H$1];[Sheet1.W38];0)" office:value-type="percentage" office:value="0.142857142857143">
            <text:p>14.29%</text:p>
          </table:table-cell>
          <table:table-cell table:style-name="ce8" table:formula="of:=IF([Sheet1.I38]&gt;[.$H$1];[Sheet1.X38];0)" office:value-type="percentage" office:value="0.333333333333333">
            <text:p>33.33%</text:p>
          </table:table-cell>
          <table:table-cell table:style-name="ce8" table:formula="of:=IF([Sheet1.I38]&gt;[.$H$1];[Sheet1.Y38];0)" office:value-type="percentage" office:value="0.0285714285714286">
            <text:p>2.86%</text:p>
          </table:table-cell>
          <table:table-cell table:formula="of:=IF([Sheet1.I38]&gt;[.$H$1];[Sheet1.Z38];0)" office:value-type="percentage" office:value="0.466666666666667">
            <text:p>46.67%</text:p>
          </table:table-cell>
          <table:table-cell table:formula="of:=IF([Sheet1.I38]&gt;[.$H$1];[Sheet1.AA38];0)" office:value-type="percentage" office:value="0.39622641509434">
            <text:p>39.62%</text:p>
          </table:table-cell>
          <table:table-cell table:number-columns-repeated="2"/>
        </table:table-row>
        <table:table-row table:style-name="ro1">
          <table:table-cell table:style-name="ce7" table:formula="of:=IF([Sheet1.I39]&gt;[.$H$1];[Sheet1.U39];0)" office:value-type="percentage" office:value="0.528735632183908">
            <text:p>52.87%</text:p>
          </table:table-cell>
          <table:table-cell table:style-name="ce2" table:formula="of:=IF([Sheet1.J39]&gt;[.$H$1];[Sheet1.V39];0)" office:value-type="percentage" office:value="0.360655737704918">
            <text:p>36.07%</text:p>
          </table:table-cell>
          <table:table-cell table:style-name="ce8" table:formula="of:=IF([Sheet1.I39]&gt;[.$H$1];[Sheet1.W39];0)" office:value-type="percentage" office:value="0.229885057471264">
            <text:p>22.99%</text:p>
          </table:table-cell>
          <table:table-cell table:style-name="ce8" table:formula="of:=IF([Sheet1.I39]&gt;[.$H$1];[Sheet1.X39];0)" office:value-type="percentage" office:value="0.126436781609195">
            <text:p>12.64%</text:p>
          </table:table-cell>
          <table:table-cell table:style-name="ce8" table:formula="of:=IF([Sheet1.I39]&gt;[.$H$1];[Sheet1.Y39];0)" office:value-type="percentage" office:value="0.149425287356322">
            <text:p>14.94%</text:p>
          </table:table-cell>
          <table:table-cell table:formula="of:=IF([Sheet1.I39]&gt;[.$H$1];[Sheet1.Z39];0)" office:value-type="percentage" office:value="0.471264367816092">
            <text:p>47.13%</text:p>
          </table:table-cell>
          <table:table-cell table:formula="of:=IF([Sheet1.I39]&gt;[.$H$1];[Sheet1.AA39];0)" office:value-type="percentage" office:value="0.590909090909091">
            <text:p>59.09%</text:p>
          </table:table-cell>
          <table:table-cell table:number-columns-repeated="2"/>
        </table:table-row>
        <table:table-row table:style-name="ro1">
          <table:table-cell table:style-name="ce7" table:formula="of:=IF([Sheet1.I40]&gt;[.$H$1];[Sheet1.U40];0)" office:value-type="percentage" office:value="0.425531914893617">
            <text:p>42.55%</text:p>
          </table:table-cell>
          <table:table-cell table:style-name="ce2" table:formula="of:=IF([Sheet1.J40]&gt;[.$H$1];[Sheet1.V40];0)" office:value-type="percentage" office:value="0.376">
            <text:p>37.60%</text:p>
          </table:table-cell>
          <table:table-cell table:style-name="ce8" table:formula="of:=IF([Sheet1.I40]&gt;[.$H$1];[Sheet1.W40];0)" office:value-type="percentage" office:value="0.202127659574468">
            <text:p>20.21%</text:p>
          </table:table-cell>
          <table:table-cell table:style-name="ce8" table:formula="of:=IF([Sheet1.I40]&gt;[.$H$1];[Sheet1.X40];0)" office:value-type="percentage" office:value="0.0957446808510638">
            <text:p>9.57%</text:p>
          </table:table-cell>
          <table:table-cell table:style-name="ce8" table:formula="of:=IF([Sheet1.I40]&gt;[.$H$1];[Sheet1.Y40];0)" office:value-type="percentage" office:value="0.0851063829787234">
            <text:p>8.51%</text:p>
          </table:table-cell>
          <table:table-cell table:formula="of:=IF([Sheet1.I40]&gt;[.$H$1];[Sheet1.Z40];0)" office:value-type="percentage" office:value="0.574468085106383">
            <text:p>57.45%</text:p>
          </table:table-cell>
          <table:table-cell table:formula="of:=IF([Sheet1.I40]&gt;[.$H$1];[Sheet1.AA40];0)" office:value-type="percentage" office:value="0.542553191489362">
            <text:p>54.26%</text:p>
          </table:table-cell>
          <table:table-cell table:number-columns-repeated="2"/>
        </table:table-row>
        <table:table-row table:style-name="ro1">
          <table:table-cell table:style-name="ce7" table:formula="of:=IF([Sheet1.I41]&gt;[.$H$1];[Sheet1.U41];0)" office:value-type="percentage" office:value="0.566666666666667">
            <text:p>56.67%</text:p>
          </table:table-cell>
          <table:table-cell table:style-name="ce2" table:formula="of:=IF([Sheet1.J41]&gt;[.$H$1];[Sheet1.V41];0)" office:value-type="percentage" office:value="0.430555555555556">
            <text:p>43.06%</text:p>
          </table:table-cell>
          <table:table-cell table:style-name="ce8" table:formula="of:=IF([Sheet1.I41]&gt;[.$H$1];[Sheet1.W41];0)" office:value-type="percentage" office:value="0.322222222222222">
            <text:p>32.22%</text:p>
          </table:table-cell>
          <table:table-cell table:style-name="ce8" table:formula="of:=IF([Sheet1.I41]&gt;[.$H$1];[Sheet1.X41];0)" office:value-type="percentage" office:value="0.0888888888888889">
            <text:p>8.89%</text:p>
          </table:table-cell>
          <table:table-cell table:style-name="ce8" table:formula="of:=IF([Sheet1.I41]&gt;[.$H$1];[Sheet1.Y41];0)" office:value-type="percentage" office:value="0.144444444444444">
            <text:p>14.44%</text:p>
          </table:table-cell>
          <table:table-cell table:formula="of:=IF([Sheet1.I41]&gt;[.$H$1];[Sheet1.Z41];0)" office:value-type="percentage" office:value="0.433333333333333">
            <text:p>43.33%</text:p>
          </table:table-cell>
          <table:table-cell table:formula="of:=IF([Sheet1.I41]&gt;[.$H$1];[Sheet1.AA41];0)" office:value-type="percentage" office:value="0.591397849462366">
            <text:p>59.14%</text:p>
          </table:table-cell>
          <table:table-cell table:number-columns-repeated="2"/>
        </table:table-row>
        <table:table-row table:style-name="ro1">
          <table:table-cell table:style-name="ce7" table:formula="of:=IF([Sheet1.I42]&gt;[.$H$1];[Sheet1.U42];0)" office:value-type="percentage" office:value="0.6">
            <text:p>60.00%</text:p>
          </table:table-cell>
          <table:table-cell table:style-name="ce2" table:formula="of:=IF([Sheet1.J42]&gt;[.$H$1];[Sheet1.V42];0)" office:value-type="percentage" office:value="0.397590361445783">
            <text:p>39.76%</text:p>
          </table:table-cell>
          <table:table-cell table:style-name="ce8" table:formula="of:=IF([Sheet1.I42]&gt;[.$H$1];[Sheet1.W42];0)" office:value-type="percentage" office:value="0.369230769230769">
            <text:p>36.92%</text:p>
          </table:table-cell>
          <table:table-cell table:style-name="ce8" table:formula="of:=IF([Sheet1.I42]&gt;[.$H$1];[Sheet1.X42];0)" office:value-type="percentage" office:value="0.0461538461538462">
            <text:p>4.62%</text:p>
          </table:table-cell>
          <table:table-cell table:style-name="ce8" table:formula="of:=IF([Sheet1.I42]&gt;[.$H$1];[Sheet1.Y42];0)" office:value-type="percentage" office:value="0.138461538461538">
            <text:p>13.85%</text:p>
          </table:table-cell>
          <table:table-cell table:formula="of:=IF([Sheet1.I42]&gt;[.$H$1];[Sheet1.Z42];0)" office:value-type="percentage" office:value="0.4">
            <text:p>40.00%</text:p>
          </table:table-cell>
          <table:table-cell table:formula="of:=IF([Sheet1.I42]&gt;[.$H$1];[Sheet1.AA42];0)" office:value-type="percentage" office:value="0.651515151515152">
            <text:p>65.15%</text:p>
          </table:table-cell>
          <table:table-cell table:number-columns-repeated="2"/>
        </table:table-row>
        <table:table-row table:style-name="ro1">
          <table:table-cell table:style-name="ce7" table:formula="of:=IF([Sheet1.I43]&gt;[.$H$1];[Sheet1.U43];0)" office:value-type="percentage" office:value="0.51685393258427">
            <text:p>51.69%</text:p>
          </table:table-cell>
          <table:table-cell table:style-name="ce2" table:formula="of:=IF([Sheet1.J43]&gt;[.$H$1];[Sheet1.V43];0)" office:value-type="percentage" office:value="0.593333333333333">
            <text:p>59.33%</text:p>
          </table:table-cell>
          <table:table-cell table:style-name="ce8" table:formula="of:=IF([Sheet1.I43]&gt;[.$H$1];[Sheet1.W43];0)" office:value-type="percentage" office:value="0.112359550561798">
            <text:p>11.24%</text:p>
          </table:table-cell>
          <table:table-cell table:style-name="ce8" table:formula="of:=IF([Sheet1.I43]&gt;[.$H$1];[Sheet1.X43];0)" office:value-type="percentage" office:value="0.191011235955056">
            <text:p>19.10%</text:p>
          </table:table-cell>
          <table:table-cell table:style-name="ce8" table:formula="of:=IF([Sheet1.I43]&gt;[.$H$1];[Sheet1.Y43];0)" office:value-type="percentage" office:value="0.196629213483146">
            <text:p>19.66%</text:p>
          </table:table-cell>
          <table:table-cell table:formula="of:=IF([Sheet1.I43]&gt;[.$H$1];[Sheet1.Z43];0)" office:value-type="percentage" office:value="0.48314606741573">
            <text:p>48.31%</text:p>
          </table:table-cell>
          <table:table-cell table:formula="of:=IF([Sheet1.I43]&gt;[.$H$1];[Sheet1.AA43];0)" office:value-type="percentage" office:value="0.455056179775281">
            <text:p>45.51%</text:p>
          </table:table-cell>
          <table:table-cell table:number-columns-repeated="2"/>
        </table:table-row>
        <table:table-row table:style-name="ro1">
          <table:table-cell table:style-name="ce7" table:formula="of:=IF([Sheet1.I44]&gt;[.$H$1];[Sheet1.U44];0)" office:value-type="percentage" office:value="0.51123595505618">
            <text:p>51.12%</text:p>
          </table:table-cell>
          <table:table-cell table:style-name="ce2" table:formula="of:=IF([Sheet1.J44]&gt;[.$H$1];[Sheet1.V44];0)" office:value-type="percentage" office:value="0.570063694267516">
            <text:p>57.01%</text:p>
          </table:table-cell>
          <table:table-cell table:style-name="ce8" table:formula="of:=IF([Sheet1.I44]&gt;[.$H$1];[Sheet1.W44];0)" office:value-type="percentage" office:value="0.146067415730337">
            <text:p>14.61%</text:p>
          </table:table-cell>
          <table:table-cell table:style-name="ce8" table:formula="of:=IF([Sheet1.I44]&gt;[.$H$1];[Sheet1.X44];0)" office:value-type="percentage" office:value="0.191011235955056">
            <text:p>19.10%</text:p>
          </table:table-cell>
          <table:table-cell table:style-name="ce8" table:formula="of:=IF([Sheet1.I44]&gt;[.$H$1];[Sheet1.Y44];0)" office:value-type="percentage" office:value="0.157303370786517">
            <text:p>15.73%</text:p>
          </table:table-cell>
          <table:table-cell table:formula="of:=IF([Sheet1.I44]&gt;[.$H$1];[Sheet1.Z44];0)" office:value-type="percentage" office:value="0.48876404494382">
            <text:p>48.88%</text:p>
          </table:table-cell>
          <table:table-cell table:formula="of:=IF([Sheet1.I44]&gt;[.$H$1];[Sheet1.AA44];0)" office:value-type="percentage" office:value="0.519553072625698">
            <text:p>51.96%</text:p>
          </table:table-cell>
          <table:table-cell table:number-columns-repeated="2"/>
        </table:table-row>
        <table:table-row table:style-name="ro1">
          <table:table-cell table:style-name="ce7" table:formula="of:=IF([Sheet1.I45]&gt;[.$H$1];[Sheet1.U45];0)" office:value-type="percentage" office:value="0.472727272727273">
            <text:p>47.27%</text:p>
          </table:table-cell>
          <table:table-cell table:style-name="ce2" table:formula="of:=IF([Sheet1.J45]&gt;[.$H$1];[Sheet1.V45];0)" office:value-type="percentage" office:value="0.366666666666667">
            <text:p>36.67%</text:p>
          </table:table-cell>
          <table:table-cell table:style-name="ce8" table:formula="of:=IF([Sheet1.I45]&gt;[.$H$1];[Sheet1.W45];0)" office:value-type="percentage" office:value="0.127272727272727">
            <text:p>12.73%</text:p>
          </table:table-cell>
          <table:table-cell table:style-name="ce8" table:formula="of:=IF([Sheet1.I45]&gt;[.$H$1];[Sheet1.X45];0)" office:value-type="percentage" office:value="0.181818181818182">
            <text:p>18.18%</text:p>
          </table:table-cell>
          <table:table-cell table:style-name="ce8" table:formula="of:=IF([Sheet1.I45]&gt;[.$H$1];[Sheet1.Y45];0)" office:value-type="percentage" office:value="0.127272727272727">
            <text:p>12.73%</text:p>
          </table:table-cell>
          <table:table-cell table:formula="of:=IF([Sheet1.I45]&gt;[.$H$1];[Sheet1.Z45];0)" office:value-type="percentage" office:value="0.527272727272727">
            <text:p>52.73%</text:p>
          </table:table-cell>
          <table:table-cell table:formula="of:=IF([Sheet1.I45]&gt;[.$H$1];[Sheet1.AA45];0)" office:value-type="percentage" office:value="0.454545454545455">
            <text:p>45.45%</text:p>
          </table:table-cell>
          <table:table-cell table:number-columns-repeated="2"/>
        </table:table-row>
        <table:table-row table:style-name="ro1">
          <table:table-cell table:style-name="ce7" table:formula="of:=IF([Sheet1.I46]&gt;[.$H$1];[Sheet1.U46];0)" office:value-type="percentage" office:value="0.630769230769231">
            <text:p>63.08%</text:p>
          </table:table-cell>
          <table:table-cell table:style-name="ce2" table:formula="of:=IF([Sheet1.J46]&gt;[.$H$1];[Sheet1.V46];0)" office:value-type="percentage" office:value="0.416666666666667">
            <text:p>41.67%</text:p>
          </table:table-cell>
          <table:table-cell table:style-name="ce8" table:formula="of:=IF([Sheet1.I46]&gt;[.$H$1];[Sheet1.W46];0)" office:value-type="percentage" office:value="0.307692307692308">
            <text:p>30.77%</text:p>
          </table:table-cell>
          <table:table-cell table:style-name="ce8" table:formula="of:=IF([Sheet1.I46]&gt;[.$H$1];[Sheet1.X46];0)" office:value-type="percentage" office:value="0.138461538461538">
            <text:p>13.85%</text:p>
          </table:table-cell>
          <table:table-cell table:style-name="ce8" table:formula="of:=IF([Sheet1.I46]&gt;[.$H$1];[Sheet1.Y46];0)" office:value-type="percentage" office:value="0.138461538461538">
            <text:p>13.85%</text:p>
          </table:table-cell>
          <table:table-cell table:formula="of:=IF([Sheet1.I46]&gt;[.$H$1];[Sheet1.Z46];0)" office:value-type="percentage" office:value="0.369230769230769">
            <text:p>36.92%</text:p>
          </table:table-cell>
          <table:table-cell table:formula="of:=IF([Sheet1.I46]&gt;[.$H$1];[Sheet1.AA46];0)" office:value-type="percentage" office:value="0.523076923076923">
            <text:p>52.31%</text:p>
          </table:table-cell>
          <table:table-cell table:number-columns-repeated="2"/>
        </table:table-row>
        <table:table-row table:style-name="ro1">
          <table:table-cell table:style-name="ce7" table:formula="of:=IF([Sheet1.I47]&gt;[.$H$1];[Sheet1.U47];0)" office:value-type="percentage" office:value="0.618556701030928">
            <text:p>61.86%</text:p>
          </table:table-cell>
          <table:table-cell table:style-name="ce2" table:formula="of:=IF([Sheet1.J47]&gt;[.$H$1];[Sheet1.V47];0)" office:value-type="percentage" office:value="0.527173913043478">
            <text:p>52.72%</text:p>
          </table:table-cell>
          <table:table-cell table:style-name="ce8" table:formula="of:=IF([Sheet1.I47]&gt;[.$H$1];[Sheet1.W47];0)" office:value-type="percentage" office:value="0.329896907216495">
            <text:p>32.99%</text:p>
          </table:table-cell>
          <table:table-cell table:style-name="ce8" table:formula="of:=IF([Sheet1.I47]&gt;[.$H$1];[Sheet1.X47];0)" office:value-type="percentage" office:value="0.103092783505155">
            <text:p>10.31%</text:p>
          </table:table-cell>
          <table:table-cell table:style-name="ce8" table:formula="of:=IF([Sheet1.I47]&gt;[.$H$1];[Sheet1.Y47];0)" office:value-type="percentage" office:value="0.185567010309278">
            <text:p>18.56%</text:p>
          </table:table-cell>
          <table:table-cell table:formula="of:=IF([Sheet1.I47]&gt;[.$H$1];[Sheet1.Z47];0)" office:value-type="percentage" office:value="0.381443298969072">
            <text:p>38.14%</text:p>
          </table:table-cell>
          <table:table-cell table:formula="of:=IF([Sheet1.I47]&gt;[.$H$1];[Sheet1.AA47];0)" office:value-type="percentage" office:value="0.577319587628866">
            <text:p>57.73%</text:p>
          </table:table-cell>
          <table:table-cell table:number-columns-repeated="2"/>
        </table:table-row>
        <table:table-row table:style-name="ro1">
          <table:table-cell table:style-name="ce7" table:formula="of:=IF([Sheet1.I48]&gt;[.$H$1];[Sheet1.U48];0)" office:value-type="percentage" office:value="0.552083333333333">
            <text:p>55.21%</text:p>
          </table:table-cell>
          <table:table-cell table:style-name="ce2" table:formula="of:=IF([Sheet1.J48]&gt;[.$H$1];[Sheet1.V48];0)" office:value-type="percentage" office:value="0.417391304347826">
            <text:p>41.74%</text:p>
          </table:table-cell>
          <table:table-cell table:style-name="ce8" table:formula="of:=IF([Sheet1.I48]&gt;[.$H$1];[Sheet1.W48];0)" office:value-type="percentage" office:value="0.364583333333333">
            <text:p>36.46%</text:p>
          </table:table-cell>
          <table:table-cell table:style-name="ce8" table:formula="of:=IF([Sheet1.I48]&gt;[.$H$1];[Sheet1.X48];0)" office:value-type="percentage" office:value="0.0416666666666667">
            <text:p>4.17%</text:p>
          </table:table-cell>
          <table:table-cell table:style-name="ce8" table:formula="of:=IF([Sheet1.I48]&gt;[.$H$1];[Sheet1.Y48];0)" office:value-type="percentage" office:value="0.0833333333333333">
            <text:p>8.33%</text:p>
          </table:table-cell>
          <table:table-cell table:formula="of:=IF([Sheet1.I48]&gt;[.$H$1];[Sheet1.Z48];0)" office:value-type="percentage" office:value="0.447916666666667">
            <text:p>44.79%</text:p>
          </table:table-cell>
          <table:table-cell table:formula="of:=IF([Sheet1.I48]&gt;[.$H$1];[Sheet1.AA48];0)" office:value-type="percentage" office:value="0.604166666666667">
            <text:p>60.42%</text:p>
          </table:table-cell>
          <table:table-cell table:number-columns-repeated="2"/>
        </table:table-row>
        <table:table-row table:style-name="ro1">
          <table:table-cell table:style-name="ce7" table:formula="of:=IF([Sheet1.I49]&gt;[.$H$1];[Sheet1.U49];0)" office:value-type="percentage" office:value="0.508333333333333">
            <text:p>50.83%</text:p>
          </table:table-cell>
          <table:table-cell table:style-name="ce2" table:formula="of:=IF([Sheet1.J49]&gt;[.$H$1];[Sheet1.V49];0)" office:value-type="percentage" office:value="0.512820512820513">
            <text:p>51.28%</text:p>
          </table:table-cell>
          <table:table-cell table:style-name="ce8" table:formula="of:=IF([Sheet1.I49]&gt;[.$H$1];[Sheet1.W49];0)" office:value-type="percentage" office:value="0.308333333333333">
            <text:p>30.83%</text:p>
          </table:table-cell>
          <table:table-cell table:style-name="ce8" table:formula="of:=IF([Sheet1.I49]&gt;[.$H$1];[Sheet1.X49];0)" office:value-type="percentage" office:value="0.133333333333333">
            <text:p>13.33%</text:p>
          </table:table-cell>
          <table:table-cell table:style-name="ce8" table:formula="of:=IF([Sheet1.I49]&gt;[.$H$1];[Sheet1.Y49];0)" office:value-type="percentage" office:value="0.0666666666666667">
            <text:p>6.67%</text:p>
          </table:table-cell>
          <table:table-cell table:formula="of:=IF([Sheet1.I49]&gt;[.$H$1];[Sheet1.Z49];0)" office:value-type="percentage" office:value="0.491666666666667">
            <text:p>49.17%</text:p>
          </table:table-cell>
          <table:table-cell table:formula="of:=IF([Sheet1.I49]&gt;[.$H$1];[Sheet1.AA49];0)" office:value-type="percentage" office:value="0.5">
            <text:p>50.00%</text:p>
          </table:table-cell>
          <table:table-cell table:number-columns-repeated="2"/>
        </table:table-row>
        <table:table-row table:style-name="ro1">
          <table:table-cell table:style-name="ce7" table:formula="of:=IF([Sheet1.I50]&gt;[.$H$1];[Sheet1.U50];0)" office:value-type="percentage" office:value="0.438775510204082">
            <text:p>43.88%</text:p>
          </table:table-cell>
          <table:table-cell table:style-name="ce2" table:formula="of:=IF([Sheet1.J50]&gt;[.$H$1];[Sheet1.V50];0)" office:value-type="percentage" office:value="0.411522633744856">
            <text:p>41.15%</text:p>
          </table:table-cell>
          <table:table-cell table:style-name="ce8" table:formula="of:=IF([Sheet1.I50]&gt;[.$H$1];[Sheet1.W50];0)" office:value-type="percentage" office:value="0.183673469387755">
            <text:p>18.37%</text:p>
          </table:table-cell>
          <table:table-cell table:style-name="ce8" table:formula="of:=IF([Sheet1.I50]&gt;[.$H$1];[Sheet1.X50];0)" office:value-type="percentage" office:value="0.13265306122449">
            <text:p>13.27%</text:p>
          </table:table-cell>
          <table:table-cell table:style-name="ce8" table:formula="of:=IF([Sheet1.I50]&gt;[.$H$1];[Sheet1.Y50];0)" office:value-type="percentage" office:value="0.102040816326531">
            <text:p>10.20%</text:p>
          </table:table-cell>
          <table:table-cell table:formula="of:=IF([Sheet1.I50]&gt;[.$H$1];[Sheet1.Z50];0)" office:value-type="percentage" office:value="0.561224489795918">
            <text:p>56.12%</text:p>
          </table:table-cell>
          <table:table-cell table:formula="of:=IF([Sheet1.I50]&gt;[.$H$1];[Sheet1.AA50];0)" office:value-type="percentage" office:value="0.47">
            <text:p>47.00%</text:p>
          </table:table-cell>
          <table:table-cell table:number-columns-repeated="2"/>
        </table:table-row>
        <table:table-row table:style-name="ro1">
          <table:table-cell table:style-name="ce7" table:formula="of:=IF([Sheet1.I51]&gt;[.$H$1];[Sheet1.U51];0)" office:value-type="percentage" office:value="0.519736842105263">
            <text:p>51.97%</text:p>
          </table:table-cell>
          <table:table-cell table:style-name="ce2" table:formula="of:=IF([Sheet1.J51]&gt;[.$H$1];[Sheet1.V51];0)" office:value-type="percentage" office:value="0.511627906976744">
            <text:p>51.16%</text:p>
          </table:table-cell>
          <table:table-cell table:style-name="ce8" table:formula="of:=IF([Sheet1.I51]&gt;[.$H$1];[Sheet1.W51];0)" office:value-type="percentage" office:value="0.157894736842105">
            <text:p>15.79%</text:p>
          </table:table-cell>
          <table:table-cell table:style-name="ce8" table:formula="of:=IF([Sheet1.I51]&gt;[.$H$1];[Sheet1.X51];0)" office:value-type="percentage" office:value="0.105263157894737">
            <text:p>10.53%</text:p>
          </table:table-cell>
          <table:table-cell table:style-name="ce8" table:formula="of:=IF([Sheet1.I51]&gt;[.$H$1];[Sheet1.Y51];0)" office:value-type="percentage" office:value="0.236842105263158">
            <text:p>23.68%</text:p>
          </table:table-cell>
          <table:table-cell table:formula="of:=IF([Sheet1.I51]&gt;[.$H$1];[Sheet1.Z51];0)" office:value-type="percentage" office:value="0.480263157894737">
            <text:p>48.03%</text:p>
          </table:table-cell>
          <table:table-cell table:formula="of:=IF([Sheet1.I51]&gt;[.$H$1];[Sheet1.AA51];0)" office:value-type="percentage" office:value="0.564935064935065">
            <text:p>56.49%</text:p>
          </table:table-cell>
          <table:table-cell table:number-columns-repeated="2"/>
        </table:table-row>
        <table:table-row table:style-name="ro1">
          <table:table-cell table:style-name="ce7" table:formula="of:=IF([Sheet1.I52]&gt;[.$H$1];[Sheet1.U52];0)" office:value-type="percentage" office:value="0.46927374301676">
            <text:p>46.93%</text:p>
          </table:table-cell>
          <table:table-cell table:style-name="ce2" table:formula="of:=IF([Sheet1.J52]&gt;[.$H$1];[Sheet1.V52];0)" office:value-type="percentage" office:value="0.553846153846154">
            <text:p>55.38%</text:p>
          </table:table-cell>
          <table:table-cell table:style-name="ce8" table:formula="of:=IF([Sheet1.I52]&gt;[.$H$1];[Sheet1.W52];0)" office:value-type="percentage" office:value="0.0949720670391061">
            <text:p>9.50%</text:p>
          </table:table-cell>
          <table:table-cell table:style-name="ce8" table:formula="of:=IF([Sheet1.I52]&gt;[.$H$1];[Sheet1.X52];0)" office:value-type="percentage" office:value="0.240223463687151">
            <text:p>24.02%</text:p>
          </table:table-cell>
          <table:table-cell table:style-name="ce8" table:formula="of:=IF([Sheet1.I52]&gt;[.$H$1];[Sheet1.Y52];0)" office:value-type="percentage" office:value="0.134078212290503">
            <text:p>13.41%</text:p>
          </table:table-cell>
          <table:table-cell table:formula="of:=IF([Sheet1.I52]&gt;[.$H$1];[Sheet1.Z52];0)" office:value-type="percentage" office:value="0.53072625698324">
            <text:p>53.07%</text:p>
          </table:table-cell>
          <table:table-cell table:formula="of:=IF([Sheet1.I52]&gt;[.$H$1];[Sheet1.AA52];0)" office:value-type="percentage" office:value="0.494444444444444">
            <text:p>49.44%</text:p>
          </table:table-cell>
          <table:table-cell table:number-columns-repeated="2"/>
        </table:table-row>
        <table:table-row table:style-name="ro1">
          <table:table-cell table:style-name="ce7" table:formula="of:=IF([Sheet1.I53]&gt;[.$H$1];[Sheet1.U53];0)" office:value-type="percentage" office:value="0.647482014388489">
            <text:p>64.75%</text:p>
          </table:table-cell>
          <table:table-cell table:style-name="ce2" table:formula="of:=IF([Sheet1.J53]&gt;[.$H$1];[Sheet1.V53];0)" office:value-type="percentage" office:value="0.361647361647362">
            <text:p>36.16%</text:p>
          </table:table-cell>
          <table:table-cell table:style-name="ce8" table:formula="of:=IF([Sheet1.I53]&gt;[.$H$1];[Sheet1.W53];0)" office:value-type="percentage" office:value="0.294964028776978">
            <text:p>29.50%</text:p>
          </table:table-cell>
          <table:table-cell table:style-name="ce8" table:formula="of:=IF([Sheet1.I53]&gt;[.$H$1];[Sheet1.X53];0)" office:value-type="percentage" office:value="0.147482014388489">
            <text:p>14.75%</text:p>
          </table:table-cell>
          <table:table-cell table:style-name="ce8" table:formula="of:=IF([Sheet1.I53]&gt;[.$H$1];[Sheet1.Y53];0)" office:value-type="percentage" office:value="0.140287769784173">
            <text:p>14.03%</text:p>
          </table:table-cell>
          <table:table-cell table:formula="of:=IF([Sheet1.I53]&gt;[.$H$1];[Sheet1.Z53];0)" office:value-type="percentage" office:value="0.352517985611511">
            <text:p>35.25%</text:p>
          </table:table-cell>
          <table:table-cell table:formula="of:=IF([Sheet1.I53]&gt;[.$H$1];[Sheet1.AA53];0)" office:value-type="percentage" office:value="0.576512455516014">
            <text:p>57.65%</text:p>
          </table:table-cell>
          <table:table-cell table:number-columns-repeated="2"/>
        </table:table-row>
        <table:table-row table:style-name="ro1">
          <table:table-cell table:style-name="ce7" table:formula="of:=IF([Sheet1.I54]&gt;[.$H$1];[Sheet1.U54];0)" office:value-type="percentage" office:value="0.557046979865772">
            <text:p>55.70%</text:p>
          </table:table-cell>
          <table:table-cell table:style-name="ce2" table:formula="of:=IF([Sheet1.J54]&gt;[.$H$1];[Sheet1.V54];0)" office:value-type="percentage" office:value="0.432276657060519">
            <text:p>43.23%</text:p>
          </table:table-cell>
          <table:table-cell table:style-name="ce8" table:formula="of:=IF([Sheet1.I54]&gt;[.$H$1];[Sheet1.W54];0)" office:value-type="percentage" office:value="0.302013422818792">
            <text:p>30.20%</text:p>
          </table:table-cell>
          <table:table-cell table:style-name="ce8" table:formula="of:=IF([Sheet1.I54]&gt;[.$H$1];[Sheet1.X54];0)" office:value-type="percentage" office:value="0.100671140939597">
            <text:p>10.07%</text:p>
          </table:table-cell>
          <table:table-cell table:style-name="ce8" table:formula="of:=IF([Sheet1.I54]&gt;[.$H$1];[Sheet1.Y54];0)" office:value-type="percentage" office:value="0.10738255033557">
            <text:p>10.74%</text:p>
          </table:table-cell>
          <table:table-cell table:formula="of:=IF([Sheet1.I54]&gt;[.$H$1];[Sheet1.Z54];0)" office:value-type="percentage" office:value="0.442953020134228">
            <text:p>44.30%</text:p>
          </table:table-cell>
          <table:table-cell table:formula="of:=IF([Sheet1.I54]&gt;[.$H$1];[Sheet1.AA54];0)" office:value-type="percentage" office:value="0.626666666666667">
            <text:p>62.67%</text:p>
          </table:table-cell>
          <table:table-cell table:number-columns-repeated="2"/>
        </table:table-row>
        <table:table-row table:style-name="ro1">
          <table:table-cell table:style-name="ce7" table:formula="of:=IF([Sheet1.I55]&gt;[.$H$1];[Sheet1.U55];0)" office:value-type="percentage" office:value="0.5">
            <text:p>50.00%</text:p>
          </table:table-cell>
          <table:table-cell table:style-name="ce2" table:formula="of:=IF([Sheet1.J55]&gt;[.$H$1];[Sheet1.V55];0)" office:value-type="percentage" office:value="0.563636363636364">
            <text:p>56.36%</text:p>
          </table:table-cell>
          <table:table-cell table:style-name="ce8" table:formula="of:=IF([Sheet1.I55]&gt;[.$H$1];[Sheet1.W55];0)" office:value-type="percentage" office:value="0.217741935483871">
            <text:p>21.77%</text:p>
          </table:table-cell>
          <table:table-cell table:style-name="ce8" table:formula="of:=IF([Sheet1.I55]&gt;[.$H$1];[Sheet1.X55];0)" office:value-type="percentage" office:value="0.129032258064516">
            <text:p>12.90%</text:p>
          </table:table-cell>
          <table:table-cell table:style-name="ce8" table:formula="of:=IF([Sheet1.I55]&gt;[.$H$1];[Sheet1.Y55];0)" office:value-type="percentage" office:value="0.120967741935484">
            <text:p>12.10%</text:p>
          </table:table-cell>
          <table:table-cell table:formula="of:=IF([Sheet1.I55]&gt;[.$H$1];[Sheet1.Z55];0)" office:value-type="percentage" office:value="0.5">
            <text:p>50.00%</text:p>
          </table:table-cell>
          <table:table-cell table:formula="of:=IF([Sheet1.I55]&gt;[.$H$1];[Sheet1.AA55];0)" office:value-type="percentage" office:value="0.57258064516129">
            <text:p>57.26%</text:p>
          </table:table-cell>
          <table:table-cell table:number-columns-repeated="2"/>
        </table:table-row>
        <table:table-row table:style-name="ro1">
          <table:table-cell table:style-name="ce7" table:formula="of:=IF([Sheet1.I56]&gt;[.$H$1];[Sheet1.U56];0)" office:value-type="percentage" office:value="0.59375">
            <text:p>59.38%</text:p>
          </table:table-cell>
          <table:table-cell table:style-name="ce2" table:formula="of:=IF([Sheet1.J56]&gt;[.$H$1];[Sheet1.V56];0)" office:value-type="percentage" office:value="0.515873015873016">
            <text:p>51.59%</text:p>
          </table:table-cell>
          <table:table-cell table:style-name="ce8" table:formula="of:=IF([Sheet1.I56]&gt;[.$H$1];[Sheet1.W56];0)" office:value-type="percentage" office:value="0.265625">
            <text:p>26.56%</text:p>
          </table:table-cell>
          <table:table-cell table:style-name="ce8" table:formula="of:=IF([Sheet1.I56]&gt;[.$H$1];[Sheet1.X56];0)" office:value-type="percentage" office:value="0.1328125">
            <text:p>13.28%</text:p>
          </table:table-cell>
          <table:table-cell table:style-name="ce8" table:formula="of:=IF([Sheet1.I56]&gt;[.$H$1];[Sheet1.Y56];0)" office:value-type="percentage" office:value="0.1484375">
            <text:p>14.84%</text:p>
          </table:table-cell>
          <table:table-cell table:formula="of:=IF([Sheet1.I56]&gt;[.$H$1];[Sheet1.Z56];0)" office:value-type="percentage" office:value="0.40625">
            <text:p>40.63%</text:p>
          </table:table-cell>
          <table:table-cell table:formula="of:=IF([Sheet1.I56]&gt;[.$H$1];[Sheet1.AA56];0)" office:value-type="percentage" office:value="0.646153846153846">
            <text:p>64.62%</text:p>
          </table:table-cell>
          <table:table-cell table:number-columns-repeated="2"/>
        </table:table-row>
        <table:table-row table:style-name="ro1">
          <table:table-cell table:style-name="ce7" table:formula="of:=IF([Sheet1.I57]&gt;[.$H$1];[Sheet1.U57];0)" office:value-type="percentage" office:value="0.4375">
            <text:p>43.75%</text:p>
          </table:table-cell>
          <table:table-cell table:style-name="ce2" table:formula="of:=IF([Sheet1.J57]&gt;[.$H$1];[Sheet1.V57];0)" office:value-type="percentage" office:value="0.390243902439024">
            <text:p>39.02%</text:p>
          </table:table-cell>
          <table:table-cell table:style-name="ce8" table:formula="of:=IF([Sheet1.I57]&gt;[.$H$1];[Sheet1.W57];0)" office:value-type="percentage" office:value="0.3375">
            <text:p>33.75%</text:p>
          </table:table-cell>
          <table:table-cell table:style-name="ce8" table:formula="of:=IF([Sheet1.I57]&gt;[.$H$1];[Sheet1.X57];0)" office:value-type="percentage" office:value="0.0625">
            <text:p>6.25%</text:p>
          </table:table-cell>
          <table:table-cell table:style-name="ce8" table:formula="of:=IF([Sheet1.I57]&gt;[.$H$1];[Sheet1.Y57];0)" office:value-type="percentage" office:value="0.0125">
            <text:p>1.25%</text:p>
          </table:table-cell>
          <table:table-cell table:formula="of:=IF([Sheet1.I57]&gt;[.$H$1];[Sheet1.Z57];0)" office:value-type="percentage" office:value="0.5625">
            <text:p>56.25%</text:p>
          </table:table-cell>
          <table:table-cell table:formula="of:=IF([Sheet1.I57]&gt;[.$H$1];[Sheet1.AA57];0)" office:value-type="percentage" office:value="0.55">
            <text:p>55.00%</text:p>
          </table:table-cell>
          <table:table-cell table:number-columns-repeated="2"/>
        </table:table-row>
        <table:table-row table:style-name="ro1">
          <table:table-cell table:style-name="ce7" table:formula="of:=IF([Sheet1.I58]&gt;[.$H$1];[Sheet1.U58];0)" office:value-type="percentage" office:value="0.459459459459459">
            <text:p>45.95%</text:p>
          </table:table-cell>
          <table:table-cell table:style-name="ce2" table:formula="of:=IF([Sheet1.J58]&gt;[.$H$1];[Sheet1.V58];0)" office:value-type="percentage" office:value="0.385416666666667">
            <text:p>38.54%</text:p>
          </table:table-cell>
          <table:table-cell table:style-name="ce8" table:formula="of:=IF([Sheet1.I58]&gt;[.$H$1];[Sheet1.W58];0)" office:value-type="percentage" office:value="0.297297297297297">
            <text:p>29.73%</text:p>
          </table:table-cell>
          <table:table-cell table:style-name="ce8" table:formula="of:=IF([Sheet1.I58]&gt;[.$H$1];[Sheet1.X58];0)" office:value-type="percentage" office:value="0.0135135135135135">
            <text:p>1.35%</text:p>
          </table:table-cell>
          <table:table-cell table:style-name="ce8" table:formula="of:=IF([Sheet1.I58]&gt;[.$H$1];[Sheet1.Y58];0)" office:value-type="percentage" office:value="0.121621621621622">
            <text:p>12.16%</text:p>
          </table:table-cell>
          <table:table-cell table:formula="of:=IF([Sheet1.I58]&gt;[.$H$1];[Sheet1.Z58];0)" office:value-type="percentage" office:value="0.540540540540541">
            <text:p>54.05%</text:p>
          </table:table-cell>
          <table:table-cell table:formula="of:=IF([Sheet1.I58]&gt;[.$H$1];[Sheet1.AA58];0)" office:value-type="percentage" office:value="0.513513513513513">
            <text:p>51.35%</text:p>
          </table:table-cell>
          <table:table-cell table:number-columns-repeated="2"/>
        </table:table-row>
        <table:table-row table:style-name="ro1">
          <table:table-cell table:style-name="ce7" table:formula="of:=IF([Sheet1.I59]&gt;[.$H$1];[Sheet1.U59];0)" office:value-type="percentage" office:value="0.385964912280702">
            <text:p>38.60%</text:p>
          </table:table-cell>
          <table:table-cell table:style-name="ce2" table:formula="of:=IF([Sheet1.J59]&gt;[.$H$1];[Sheet1.V59];0)" office:value-type="percentage" office:value="0.287878787878788">
            <text:p>28.79%</text:p>
          </table:table-cell>
          <table:table-cell table:style-name="ce8" table:formula="of:=IF([Sheet1.I59]&gt;[.$H$1];[Sheet1.W59];0)" office:value-type="percentage" office:value="0.192982456140351">
            <text:p>19.30%</text:p>
          </table:table-cell>
          <table:table-cell table:style-name="ce8" table:formula="of:=IF([Sheet1.I59]&gt;[.$H$1];[Sheet1.X59];0)" office:value-type="percentage" office:value="0.087719298245614">
            <text:p>8.77%</text:p>
          </table:table-cell>
          <table:table-cell table:style-name="ce8" table:formula="of:=IF([Sheet1.I59]&gt;[.$H$1];[Sheet1.Y59];0)" office:value-type="percentage" office:value="0.105263157894737">
            <text:p>10.53%</text:p>
          </table:table-cell>
          <table:table-cell table:formula="of:=IF([Sheet1.I59]&gt;[.$H$1];[Sheet1.Z59];0)" office:value-type="percentage" office:value="0.614035087719298">
            <text:p>61.40%</text:p>
          </table:table-cell>
          <table:table-cell table:formula="of:=IF([Sheet1.I59]&gt;[.$H$1];[Sheet1.AA59];0)" office:value-type="percentage" office:value="0.543859649122807">
            <text:p>54.39%</text:p>
          </table:table-cell>
          <table:table-cell table:number-columns-repeated="2"/>
        </table:table-row>
        <table:table-row table:style-name="ro1">
          <table:table-cell table:style-name="ce7" table:formula="of:=IF([Sheet1.I60]&gt;[.$H$1];[Sheet1.U60];0)" office:value-type="percentage" office:value="0.539325842696629">
            <text:p>53.93%</text:p>
          </table:table-cell>
          <table:table-cell table:style-name="ce2" table:formula="of:=IF([Sheet1.J60]&gt;[.$H$1];[Sheet1.V60];0)" office:value-type="percentage" office:value="0.363265306122449">
            <text:p>36.33%</text:p>
          </table:table-cell>
          <table:table-cell table:style-name="ce8" table:formula="of:=IF([Sheet1.I60]&gt;[.$H$1];[Sheet1.W60];0)" office:value-type="percentage" office:value="0.404494382022472">
            <text:p>40.45%</text:p>
          </table:table-cell>
          <table:table-cell table:style-name="ce8" table:formula="of:=IF([Sheet1.I60]&gt;[.$H$1];[Sheet1.X60];0)" office:value-type="percentage" office:value="0.0786516853932584">
            <text:p>7.87%</text:p>
          </table:table-cell>
          <table:table-cell table:style-name="ce8" table:formula="of:=IF([Sheet1.I60]&gt;[.$H$1];[Sheet1.Y60];0)" office:value-type="percentage" office:value="0.0224719101123595">
            <text:p>2.25%</text:p>
          </table:table-cell>
          <table:table-cell table:formula="of:=IF([Sheet1.I60]&gt;[.$H$1];[Sheet1.Z60];0)" office:value-type="percentage" office:value="0.460674157303371">
            <text:p>46.07%</text:p>
          </table:table-cell>
          <table:table-cell table:formula="of:=IF([Sheet1.I60]&gt;[.$H$1];[Sheet1.AA60];0)" office:value-type="percentage" office:value="0.629213483146067">
            <text:p>62.92%</text:p>
          </table:table-cell>
          <table:table-cell table:number-columns-repeated="2"/>
        </table:table-row>
        <table:table-row table:style-name="ro1">
          <table:table-cell table:style-name="ce7" table:formula="of:=IF([Sheet1.I61]&gt;[.$H$1];[Sheet1.U61];0)" office:value-type="percentage" office:value="0.538461538461538">
            <text:p>53.85%</text:p>
          </table:table-cell>
          <table:table-cell table:style-name="ce2" table:formula="of:=IF([Sheet1.J61]&gt;[.$H$1];[Sheet1.V61];0)" office:value-type="percentage" office:value="0.416">
            <text:p>41.60%</text:p>
          </table:table-cell>
          <table:table-cell table:style-name="ce8" table:formula="of:=IF([Sheet1.I61]&gt;[.$H$1];[Sheet1.W61];0)" office:value-type="percentage" office:value="0.384615384615385">
            <text:p>38.46%</text:p>
          </table:table-cell>
          <table:table-cell table:style-name="ce8" table:formula="of:=IF([Sheet1.I61]&gt;[.$H$1];[Sheet1.X61];0)" office:value-type="percentage" office:value="0.0192307692307692">
            <text:p>1.92%</text:p>
          </table:table-cell>
          <table:table-cell table:style-name="ce8" table:formula="of:=IF([Sheet1.I61]&gt;[.$H$1];[Sheet1.Y61];0)" office:value-type="percentage" office:value="0.105769230769231">
            <text:p>10.58%</text:p>
          </table:table-cell>
          <table:table-cell table:formula="of:=IF([Sheet1.I61]&gt;[.$H$1];[Sheet1.Z61];0)" office:value-type="percentage" office:value="0.461538461538462">
            <text:p>46.15%</text:p>
          </table:table-cell>
          <table:table-cell table:formula="of:=IF([Sheet1.I61]&gt;[.$H$1];[Sheet1.AA61];0)" office:value-type="percentage" office:value="0.663461538461538">
            <text:p>66.35%</text:p>
          </table:table-cell>
          <table:table-cell table:number-columns-repeated="2"/>
        </table:table-row>
        <table:table-row table:style-name="ro1">
          <table:table-cell table:style-name="ce7" table:formula="of:=IF([Sheet1.I62]&gt;[.$H$1];[Sheet1.U62];0)" office:value-type="percentage" office:value="0.507246376811594">
            <text:p>50.72%</text:p>
          </table:table-cell>
          <table:table-cell table:style-name="ce2" table:formula="of:=IF([Sheet1.J62]&gt;[.$H$1];[Sheet1.V62];0)" office:value-type="percentage" office:value="0.480836236933798">
            <text:p>48.08%</text:p>
          </table:table-cell>
          <table:table-cell table:style-name="ce8" table:formula="of:=IF([Sheet1.I62]&gt;[.$H$1];[Sheet1.W62];0)" office:value-type="percentage" office:value="0.210144927536232">
            <text:p>21.01%</text:p>
          </table:table-cell>
          <table:table-cell table:style-name="ce8" table:formula="of:=IF([Sheet1.I62]&gt;[.$H$1];[Sheet1.X62];0)" office:value-type="percentage" office:value="0.123188405797101">
            <text:p>12.32%</text:p>
          </table:table-cell>
          <table:table-cell table:style-name="ce8" table:formula="of:=IF([Sheet1.I62]&gt;[.$H$1];[Sheet1.Y62];0)" office:value-type="percentage" office:value="0.13768115942029">
            <text:p>13.77%</text:p>
          </table:table-cell>
          <table:table-cell table:formula="of:=IF([Sheet1.I62]&gt;[.$H$1];[Sheet1.Z62];0)" office:value-type="percentage" office:value="0.492753623188406">
            <text:p>49.28%</text:p>
          </table:table-cell>
          <table:table-cell table:formula="of:=IF([Sheet1.I62]&gt;[.$H$1];[Sheet1.AA62];0)" office:value-type="percentage" office:value="0.601449275362319">
            <text:p>60.14%</text:p>
          </table:table-cell>
          <table:table-cell table:number-columns-repeated="2"/>
        </table:table-row>
        <table:table-row table:style-name="ro1">
          <table:table-cell table:style-name="ce7" table:formula="of:=IF([Sheet1.I63]&gt;[.$H$1];[Sheet1.U63];0)" office:value-type="percentage" office:value="0.515384615384615">
            <text:p>51.54%</text:p>
          </table:table-cell>
          <table:table-cell table:style-name="ce2" table:formula="of:=IF([Sheet1.J63]&gt;[.$H$1];[Sheet1.V63];0)" office:value-type="percentage" office:value="0.46551724137931">
            <text:p>46.55%</text:p>
          </table:table-cell>
          <table:table-cell table:style-name="ce8" table:formula="of:=IF([Sheet1.I63]&gt;[.$H$1];[Sheet1.W63];0)" office:value-type="percentage" office:value="0.146153846153846">
            <text:p>14.62%</text:p>
          </table:table-cell>
          <table:table-cell table:style-name="ce8" table:formula="of:=IF([Sheet1.I63]&gt;[.$H$1];[Sheet1.X63];0)" office:value-type="percentage" office:value="0.169230769230769">
            <text:p>16.92%</text:p>
          </table:table-cell>
          <table:table-cell table:style-name="ce8" table:formula="of:=IF([Sheet1.I63]&gt;[.$H$1];[Sheet1.Y63];0)" office:value-type="percentage" office:value="0.2">
            <text:p>20.00%</text:p>
          </table:table-cell>
          <table:table-cell table:formula="of:=IF([Sheet1.I63]&gt;[.$H$1];[Sheet1.Z63];0)" office:value-type="percentage" office:value="0.484615384615385">
            <text:p>48.46%</text:p>
          </table:table-cell>
          <table:table-cell table:formula="of:=IF([Sheet1.I63]&gt;[.$H$1];[Sheet1.AA63];0)" office:value-type="percentage" office:value="0.407407407407407">
            <text:p>40.74%</text:p>
          </table:table-cell>
          <table:table-cell table:number-columns-repeated="2"/>
        </table:table-row>
        <table:table-row table:style-name="ro1">
          <table:table-cell table:style-name="ce7" table:formula="of:=IF([Sheet1.I64]&gt;[.$H$1];[Sheet1.U64];0)" office:value-type="percentage" office:value="0.577777777777778">
            <text:p>57.78%</text:p>
          </table:table-cell>
          <table:table-cell table:style-name="ce2" table:formula="of:=IF([Sheet1.J64]&gt;[.$H$1];[Sheet1.V64];0)" office:value-type="percentage" office:value="0.483870967741936">
            <text:p>48.39%</text:p>
          </table:table-cell>
          <table:table-cell table:style-name="ce8" table:formula="of:=IF([Sheet1.I64]&gt;[.$H$1];[Sheet1.W64];0)" office:value-type="percentage" office:value="0.272222222222222">
            <text:p>27.22%</text:p>
          </table:table-cell>
          <table:table-cell table:style-name="ce8" table:formula="of:=IF([Sheet1.I64]&gt;[.$H$1];[Sheet1.X64];0)" office:value-type="percentage" office:value="0.133333333333333">
            <text:p>13.33%</text:p>
          </table:table-cell>
          <table:table-cell table:style-name="ce8" table:formula="of:=IF([Sheet1.I64]&gt;[.$H$1];[Sheet1.Y64];0)" office:value-type="percentage" office:value="0.155555555555556">
            <text:p>15.56%</text:p>
          </table:table-cell>
          <table:table-cell table:formula="of:=IF([Sheet1.I64]&gt;[.$H$1];[Sheet1.Z64];0)" office:value-type="percentage" office:value="0.422222222222222">
            <text:p>42.22%</text:p>
          </table:table-cell>
          <table:table-cell table:formula="of:=IF([Sheet1.I64]&gt;[.$H$1];[Sheet1.AA64];0)" office:value-type="percentage" office:value="0.6">
            <text:p>60.00%</text:p>
          </table:table-cell>
          <table:table-cell table:number-columns-repeated="2"/>
        </table:table-row>
        <table:table-row table:style-name="ro1">
          <table:table-cell table:style-name="ce7" table:formula="of:=IF([Sheet1.I65]&gt;[.$H$1];[Sheet1.U65];0)" office:value-type="percentage" office:value="0.562814070351759">
            <text:p>56.28%</text:p>
          </table:table-cell>
          <table:table-cell table:style-name="ce2" table:formula="of:=IF([Sheet1.J65]&gt;[.$H$1];[Sheet1.V65];0)" office:value-type="percentage" office:value="0.587020648967552">
            <text:p>58.70%</text:p>
          </table:table-cell>
          <table:table-cell table:style-name="ce8" table:formula="of:=IF([Sheet1.I65]&gt;[.$H$1];[Sheet1.W65];0)" office:value-type="percentage" office:value="0.175879396984925">
            <text:p>17.59%</text:p>
          </table:table-cell>
          <table:table-cell table:style-name="ce8" table:formula="of:=IF([Sheet1.I65]&gt;[.$H$1];[Sheet1.X65];0)" office:value-type="percentage" office:value="0.195979899497487">
            <text:p>19.60%</text:p>
          </table:table-cell>
          <table:table-cell table:style-name="ce8" table:formula="of:=IF([Sheet1.I65]&gt;[.$H$1];[Sheet1.Y65];0)" office:value-type="percentage" office:value="0.175879396984925">
            <text:p>17.59%</text:p>
          </table:table-cell>
          <table:table-cell table:formula="of:=IF([Sheet1.I65]&gt;[.$H$1];[Sheet1.Z65];0)" office:value-type="percentage" office:value="0.437185929648241">
            <text:p>43.72%</text:p>
          </table:table-cell>
          <table:table-cell table:formula="of:=IF([Sheet1.I65]&gt;[.$H$1];[Sheet1.AA65];0)" office:value-type="percentage" office:value="0.592964824120603">
            <text:p>59.30%</text:p>
          </table:table-cell>
          <table:table-cell table:number-columns-repeated="2"/>
        </table:table-row>
        <table:table-row table:style-name="ro1">
          <table:table-cell table:style-name="ce7" table:formula="of:=IF([Sheet1.I66]&gt;[.$H$1];[Sheet1.U66];0)" office:value-type="percentage" office:value="0.418103448275862">
            <text:p>41.81%</text:p>
          </table:table-cell>
          <table:table-cell table:style-name="ce2" table:formula="of:=IF([Sheet1.J66]&gt;[.$H$1];[Sheet1.V66];0)" office:value-type="percentage" office:value="0.54147465437788">
            <text:p>54.15%</text:p>
          </table:table-cell>
          <table:table-cell table:style-name="ce8" table:formula="of:=IF([Sheet1.I66]&gt;[.$H$1];[Sheet1.W66];0)" office:value-type="percentage" office:value="0.193965517241379">
            <text:p>19.40%</text:p>
          </table:table-cell>
          <table:table-cell table:style-name="ce8" table:formula="of:=IF([Sheet1.I66]&gt;[.$H$1];[Sheet1.X66];0)" office:value-type="percentage" office:value="0.112068965517241">
            <text:p>11.21%</text:p>
          </table:table-cell>
          <table:table-cell table:style-name="ce8" table:formula="of:=IF([Sheet1.I66]&gt;[.$H$1];[Sheet1.Y66];0)" office:value-type="percentage" office:value="0.0991379310344828">
            <text:p>9.91%</text:p>
          </table:table-cell>
          <table:table-cell table:formula="of:=IF([Sheet1.I66]&gt;[.$H$1];[Sheet1.Z66];0)" office:value-type="percentage" office:value="0.581896551724138">
            <text:p>58.19%</text:p>
          </table:table-cell>
          <table:table-cell table:formula="of:=IF([Sheet1.I66]&gt;[.$H$1];[Sheet1.AA66];0)" office:value-type="percentage" office:value="0.527659574468085">
            <text:p>52.77%</text:p>
          </table:table-cell>
          <table:table-cell table:number-columns-repeated="2"/>
        </table:table-row>
        <table:table-row table:style-name="ro1">
          <table:table-cell table:style-name="ce7" table:formula="of:=IF([Sheet1.I67]&gt;[.$H$1];[Sheet1.U67];0)" office:value-type="percentage" office:value="0.533980582524272">
            <text:p>53.40%</text:p>
          </table:table-cell>
          <table:table-cell table:style-name="ce2" table:formula="of:=IF([Sheet1.J67]&gt;[.$H$1];[Sheet1.V67];0)" office:value-type="percentage" office:value="0.387218045112782">
            <text:p>38.72%</text:p>
          </table:table-cell>
          <table:table-cell table:style-name="ce8" table:formula="of:=IF([Sheet1.I67]&gt;[.$H$1];[Sheet1.W67];0)" office:value-type="percentage" office:value="0.271844660194175">
            <text:p>27.18%</text:p>
          </table:table-cell>
          <table:table-cell table:style-name="ce8" table:formula="of:=IF([Sheet1.I67]&gt;[.$H$1];[Sheet1.X67];0)" office:value-type="percentage" office:value="0.087378640776699">
            <text:p>8.74%</text:p>
          </table:table-cell>
          <table:table-cell table:style-name="ce8" table:formula="of:=IF([Sheet1.I67]&gt;[.$H$1];[Sheet1.Y67];0)" office:value-type="percentage" office:value="0.145631067961165">
            <text:p>14.56%</text:p>
          </table:table-cell>
          <table:table-cell table:formula="of:=IF([Sheet1.I67]&gt;[.$H$1];[Sheet1.Z67];0)" office:value-type="percentage" office:value="0.466019417475728">
            <text:p>46.60%</text:p>
          </table:table-cell>
          <table:table-cell table:formula="of:=IF([Sheet1.I67]&gt;[.$H$1];[Sheet1.AA67];0)" office:value-type="percentage" office:value="0.553398058252427">
            <text:p>55.34%</text:p>
          </table:table-cell>
          <table:table-cell table:number-columns-repeated="2"/>
        </table:table-row>
        <table:table-row table:style-name="ro1">
          <table:table-cell table:style-name="ce7" table:formula="of:=IF([Sheet1.I68]&gt;[.$H$1];[Sheet1.U68];0)" office:value-type="percentage" office:value="0.551724137931034">
            <text:p>55.17%</text:p>
          </table:table-cell>
          <table:table-cell table:style-name="ce2" table:formula="of:=IF([Sheet1.J68]&gt;[.$H$1];[Sheet1.V68];0)" office:value-type="percentage" office:value="0.349397590361446">
            <text:p>34.94%</text:p>
          </table:table-cell>
          <table:table-cell table:style-name="ce8" table:formula="of:=IF([Sheet1.I68]&gt;[.$H$1];[Sheet1.W68];0)" office:value-type="percentage" office:value="0.275862068965517">
            <text:p>27.59%</text:p>
          </table:table-cell>
          <table:table-cell table:style-name="ce8" table:formula="of:=IF([Sheet1.I68]&gt;[.$H$1];[Sheet1.X68];0)" office:value-type="percentage" office:value="0.0862068965517241">
            <text:p>8.62%</text:p>
          </table:table-cell>
          <table:table-cell table:style-name="ce8" table:formula="of:=IF([Sheet1.I68]&gt;[.$H$1];[Sheet1.Y68];0)" office:value-type="percentage" office:value="0.189655172413793">
            <text:p>18.97%</text:p>
          </table:table-cell>
          <table:table-cell table:formula="of:=IF([Sheet1.I68]&gt;[.$H$1];[Sheet1.Z68];0)" office:value-type="percentage" office:value="0.448275862068966">
            <text:p>44.83%</text:p>
          </table:table-cell>
          <table:table-cell table:formula="of:=IF([Sheet1.I68]&gt;[.$H$1];[Sheet1.AA68];0)" office:value-type="percentage" office:value="0.637931034482759">
            <text:p>63.79%</text:p>
          </table:table-cell>
          <table:table-cell table:number-columns-repeated="2"/>
        </table:table-row>
        <table:table-row table:style-name="ro1">
          <table:table-cell table:style-name="ce7" table:formula="of:=IF([Sheet1.I69]&gt;[.$H$1];[Sheet1.U69];0)" office:value-type="percentage" office:value="0.430555555555556">
            <text:p>43.06%</text:p>
          </table:table-cell>
          <table:table-cell table:style-name="ce2" table:formula="of:=IF([Sheet1.J69]&gt;[.$H$1];[Sheet1.V69];0)" office:value-type="percentage" office:value="0.56420233463035">
            <text:p>56.42%</text:p>
          </table:table-cell>
          <table:table-cell table:style-name="ce8" table:formula="of:=IF([Sheet1.I69]&gt;[.$H$1];[Sheet1.W69];0)" office:value-type="percentage" office:value="0.208333333333333">
            <text:p>20.83%</text:p>
          </table:table-cell>
          <table:table-cell table:style-name="ce8" table:formula="of:=IF([Sheet1.I69]&gt;[.$H$1];[Sheet1.X69];0)" office:value-type="percentage" office:value="0.0694444444444444">
            <text:p>6.94%</text:p>
          </table:table-cell>
          <table:table-cell table:style-name="ce8" table:formula="of:=IF([Sheet1.I69]&gt;[.$H$1];[Sheet1.Y69];0)" office:value-type="percentage" office:value="0.131944444444444">
            <text:p>13.19%</text:p>
          </table:table-cell>
          <table:table-cell table:formula="of:=IF([Sheet1.I69]&gt;[.$H$1];[Sheet1.Z69];0)" office:value-type="percentage" office:value="0.569444444444444">
            <text:p>56.94%</text:p>
          </table:table-cell>
          <table:table-cell table:formula="of:=IF([Sheet1.I69]&gt;[.$H$1];[Sheet1.AA69];0)" office:value-type="percentage" office:value="0.517241379310345">
            <text:p>51.72%</text:p>
          </table:table-cell>
          <table:table-cell table:number-columns-repeated="2"/>
        </table:table-row>
        <table:table-row table:style-name="ro1">
          <table:table-cell table:style-name="ce7" table:formula="of:=IF([Sheet1.I70]&gt;[.$H$1];[Sheet1.U70];0)" office:value-type="percentage" office:value="0.539823008849557">
            <text:p>53.98%</text:p>
          </table:table-cell>
          <table:table-cell table:style-name="ce2" table:formula="of:=IF([Sheet1.J70]&gt;[.$H$1];[Sheet1.V70];0)" office:value-type="percentage" office:value="0.469135802469136">
            <text:p>46.91%</text:p>
          </table:table-cell>
          <table:table-cell table:style-name="ce8" table:formula="of:=IF([Sheet1.I70]&gt;[.$H$1];[Sheet1.W70];0)" office:value-type="percentage" office:value="0.309734513274336">
            <text:p>30.97%</text:p>
          </table:table-cell>
          <table:table-cell table:style-name="ce8" table:formula="of:=IF([Sheet1.I70]&gt;[.$H$1];[Sheet1.X70];0)" office:value-type="percentage" office:value="0.106194690265487">
            <text:p>10.62%</text:p>
          </table:table-cell>
          <table:table-cell table:style-name="ce8" table:formula="of:=IF([Sheet1.I70]&gt;[.$H$1];[Sheet1.Y70];0)" office:value-type="percentage" office:value="0.106194690265487">
            <text:p>10.62%</text:p>
          </table:table-cell>
          <table:table-cell table:formula="of:=IF([Sheet1.I70]&gt;[.$H$1];[Sheet1.Z70];0)" office:value-type="percentage" office:value="0.460176991150443">
            <text:p>46.02%</text:p>
          </table:table-cell>
          <table:table-cell table:formula="of:=IF([Sheet1.I70]&gt;[.$H$1];[Sheet1.AA70];0)" office:value-type="percentage" office:value="0.605263157894737">
            <text:p>60.53%</text:p>
          </table:table-cell>
          <table:table-cell table:number-columns-repeated="2"/>
        </table:table-row>
        <table:table-row table:style-name="ro1">
          <table:table-cell table:style-name="ce7" table:formula="of:=IF([Sheet1.I71]&gt;[.$H$1];[Sheet1.U71];0)" office:value-type="percentage" office:value="0.455696202531646">
            <text:p>45.57%</text:p>
          </table:table-cell>
          <table:table-cell table:style-name="ce2" table:formula="of:=IF([Sheet1.J71]&gt;[.$H$1];[Sheet1.V71];0)" office:value-type="percentage" office:value="0.384615384615385">
            <text:p>38.46%</text:p>
          </table:table-cell>
          <table:table-cell table:style-name="ce8" table:formula="of:=IF([Sheet1.I71]&gt;[.$H$1];[Sheet1.W71];0)" office:value-type="percentage" office:value="0.253164556962025">
            <text:p>25.32%</text:p>
          </table:table-cell>
          <table:table-cell table:style-name="ce8" table:formula="of:=IF([Sheet1.I71]&gt;[.$H$1];[Sheet1.X71];0)" office:value-type="percentage" office:value="0.0506329113924051">
            <text:p>5.06%</text:p>
          </table:table-cell>
          <table:table-cell table:style-name="ce8" table:formula="of:=IF([Sheet1.I71]&gt;[.$H$1];[Sheet1.Y71];0)" office:value-type="percentage" office:value="0.126582278481013">
            <text:p>12.66%</text:p>
          </table:table-cell>
          <table:table-cell table:formula="of:=IF([Sheet1.I71]&gt;[.$H$1];[Sheet1.Z71];0)" office:value-type="percentage" office:value="0.544303797468354">
            <text:p>54.43%</text:p>
          </table:table-cell>
          <table:table-cell table:formula="of:=IF([Sheet1.I71]&gt;[.$H$1];[Sheet1.AA71];0)" office:value-type="percentage" office:value="0.4625">
            <text:p>46.25%</text:p>
          </table:table-cell>
          <table:table-cell table:number-columns-repeated="2"/>
        </table:table-row>
        <table:table-row table:style-name="ro1">
          <table:table-cell table:style-name="ce7" table:formula="of:=IF([Sheet1.I72]&gt;[.$H$1];[Sheet1.U72];0)" office:value-type="percentage" office:value="0.444444444444444">
            <text:p>44.44%</text:p>
          </table:table-cell>
          <table:table-cell table:style-name="ce2" table:formula="of:=IF([Sheet1.J72]&gt;[.$H$1];[Sheet1.V72];0)" office:value-type="percentage" office:value="0.378787878787879">
            <text:p>37.88%</text:p>
          </table:table-cell>
          <table:table-cell table:style-name="ce8" table:formula="of:=IF([Sheet1.I72]&gt;[.$H$1];[Sheet1.W72];0)" office:value-type="percentage" office:value="0.277777777777778">
            <text:p>27.78%</text:p>
          </table:table-cell>
          <table:table-cell table:style-name="ce8" table:formula="of:=IF([Sheet1.I72]&gt;[.$H$1];[Sheet1.X72];0)" office:value-type="percentage" office:value="0.0416666666666667">
            <text:p>4.17%</text:p>
          </table:table-cell>
          <table:table-cell table:style-name="ce8" table:formula="of:=IF([Sheet1.I72]&gt;[.$H$1];[Sheet1.Y72];0)" office:value-type="percentage" office:value="0.0972222222222222">
            <text:p>9.72%</text:p>
          </table:table-cell>
          <table:table-cell table:formula="of:=IF([Sheet1.I72]&gt;[.$H$1];[Sheet1.Z72];0)" office:value-type="percentage" office:value="0.555555555555556">
            <text:p>55.56%</text:p>
          </table:table-cell>
          <table:table-cell table:formula="of:=IF([Sheet1.I72]&gt;[.$H$1];[Sheet1.AA72];0)" office:value-type="percentage" office:value="0.68">
            <text:p>68.00%</text:p>
          </table:table-cell>
          <table:table-cell table:number-columns-repeated="2"/>
        </table:table-row>
        <table:table-row table:style-name="ro1">
          <table:table-cell table:style-name="ce7" table:formula="of:=IF([Sheet1.I73]&gt;[.$H$1];[Sheet1.U73];0)" office:value-type="percentage" office:value="0.556701030927835">
            <text:p>55.67%</text:p>
          </table:table-cell>
          <table:table-cell table:style-name="ce2" table:formula="of:=IF([Sheet1.J73]&gt;[.$H$1];[Sheet1.V73];0)" office:value-type="percentage" office:value="0.352727272727273">
            <text:p>35.27%</text:p>
          </table:table-cell>
          <table:table-cell table:style-name="ce8" table:formula="of:=IF([Sheet1.I73]&gt;[.$H$1];[Sheet1.W73];0)" office:value-type="percentage" office:value="0.288659793814433">
            <text:p>28.87%</text:p>
          </table:table-cell>
          <table:table-cell table:style-name="ce8" table:formula="of:=IF([Sheet1.I73]&gt;[.$H$1];[Sheet1.X73];0)" office:value-type="percentage" office:value="0.144329896907216">
            <text:p>14.43%</text:p>
          </table:table-cell>
          <table:table-cell table:style-name="ce8" table:formula="of:=IF([Sheet1.I73]&gt;[.$H$1];[Sheet1.Y73];0)" office:value-type="percentage" office:value="0.0721649484536082">
            <text:p>7.22%</text:p>
          </table:table-cell>
          <table:table-cell table:formula="of:=IF([Sheet1.I73]&gt;[.$H$1];[Sheet1.Z73];0)" office:value-type="percentage" office:value="0.443298969072165">
            <text:p>44.33%</text:p>
          </table:table-cell>
          <table:table-cell table:formula="of:=IF([Sheet1.I73]&gt;[.$H$1];[Sheet1.AA73];0)" office:value-type="percentage" office:value="0.597938144329897">
            <text:p>59.79%</text:p>
          </table:table-cell>
          <table:table-cell table:number-columns-repeated="2"/>
        </table:table-row>
        <table:table-row table:style-name="ro1">
          <table:table-cell table:style-name="ce7" table:formula="of:=IF([Sheet1.I74]&gt;[.$H$1];[Sheet1.U74];0)" office:value-type="percentage" office:value="0.462068965517241">
            <text:p>46.21%</text:p>
          </table:table-cell>
          <table:table-cell table:style-name="ce2" table:formula="of:=IF([Sheet1.J74]&gt;[.$H$1];[Sheet1.V74];0)" office:value-type="percentage" office:value="0.527075812274368">
            <text:p>52.71%</text:p>
          </table:table-cell>
          <table:table-cell table:style-name="ce8" table:formula="of:=IF([Sheet1.I74]&gt;[.$H$1];[Sheet1.W74];0)" office:value-type="percentage" office:value="0.186206896551724">
            <text:p>18.62%</text:p>
          </table:table-cell>
          <table:table-cell table:style-name="ce8" table:formula="of:=IF([Sheet1.I74]&gt;[.$H$1];[Sheet1.X74];0)" office:value-type="percentage" office:value="0.0620689655172414">
            <text:p>6.21%</text:p>
          </table:table-cell>
          <table:table-cell table:style-name="ce8" table:formula="of:=IF([Sheet1.I74]&gt;[.$H$1];[Sheet1.Y74];0)" office:value-type="percentage" office:value="0.186206896551724">
            <text:p>18.62%</text:p>
          </table:table-cell>
          <table:table-cell table:formula="of:=IF([Sheet1.I74]&gt;[.$H$1];[Sheet1.Z74];0)" office:value-type="percentage" office:value="0.537931034482759">
            <text:p>53.79%</text:p>
          </table:table-cell>
          <table:table-cell table:formula="of:=IF([Sheet1.I74]&gt;[.$H$1];[Sheet1.AA74];0)" office:value-type="percentage" office:value="0.60958904109589">
            <text:p>60.96%</text:p>
          </table:table-cell>
          <table:table-cell table:number-columns-repeated="2"/>
        </table:table-row>
        <table:table-row table:style-name="ro1">
          <table:table-cell table:style-name="ce7" table:formula="of:=IF([Sheet1.I75]&gt;[.$H$1];[Sheet1.U75];0)" office:value-type="percentage" office:value="0.539823008849557">
            <text:p>53.98%</text:p>
          </table:table-cell>
          <table:table-cell table:style-name="ce2" table:formula="of:=IF([Sheet1.J75]&gt;[.$H$1];[Sheet1.V75];0)" office:value-type="percentage" office:value="0.379194630872483">
            <text:p>37.92%</text:p>
          </table:table-cell>
          <table:table-cell table:style-name="ce8" table:formula="of:=IF([Sheet1.I75]&gt;[.$H$1];[Sheet1.W75];0)" office:value-type="percentage" office:value="0.283185840707965">
            <text:p>28.32%</text:p>
          </table:table-cell>
          <table:table-cell table:style-name="ce8" table:formula="of:=IF([Sheet1.I75]&gt;[.$H$1];[Sheet1.X75];0)" office:value-type="percentage" office:value="0.150442477876106">
            <text:p>15.04%</text:p>
          </table:table-cell>
          <table:table-cell table:style-name="ce8" table:formula="of:=IF([Sheet1.I75]&gt;[.$H$1];[Sheet1.Y75];0)" office:value-type="percentage" office:value="0.0530973451327434">
            <text:p>5.31%</text:p>
          </table:table-cell>
          <table:table-cell table:formula="of:=IF([Sheet1.I75]&gt;[.$H$1];[Sheet1.Z75];0)" office:value-type="percentage" office:value="0.460176991150443">
            <text:p>46.02%</text:p>
          </table:table-cell>
          <table:table-cell table:formula="of:=IF([Sheet1.I75]&gt;[.$H$1];[Sheet1.AA75];0)" office:value-type="percentage" office:value="0.504424778761062">
            <text:p>50.44%</text:p>
          </table:table-cell>
          <table:table-cell table:number-columns-repeated="2"/>
        </table:table-row>
        <table:table-row table:style-name="ro1">
          <table:table-cell table:style-name="ce7" table:formula="of:=IF([Sheet1.I76]&gt;[.$H$1];[Sheet1.U76];0)" office:value-type="percentage" office:value="0.604545454545455">
            <text:p>60.45%</text:p>
          </table:table-cell>
          <table:table-cell table:style-name="ce2" table:formula="of:=IF([Sheet1.J76]&gt;[.$H$1];[Sheet1.V76];0)" office:value-type="percentage" office:value="0.663663663663664">
            <text:p>66.37%</text:p>
          </table:table-cell>
          <table:table-cell table:style-name="ce8" table:formula="of:=IF([Sheet1.I76]&gt;[.$H$1];[Sheet1.W76];0)" office:value-type="percentage" office:value="0.322727272727273">
            <text:p>32.27%</text:p>
          </table:table-cell>
          <table:table-cell table:style-name="ce8" table:formula="of:=IF([Sheet1.I76]&gt;[.$H$1];[Sheet1.X76];0)" office:value-type="percentage" office:value="0.131818181818182">
            <text:p>13.18%</text:p>
          </table:table-cell>
          <table:table-cell table:style-name="ce8" table:formula="of:=IF([Sheet1.I76]&gt;[.$H$1];[Sheet1.Y76];0)" office:value-type="percentage" office:value="0.145454545454545">
            <text:p>14.55%</text:p>
          </table:table-cell>
          <table:table-cell table:formula="of:=IF([Sheet1.I76]&gt;[.$H$1];[Sheet1.Z76];0)" office:value-type="percentage" office:value="0.395454545454545">
            <text:p>39.55%</text:p>
          </table:table-cell>
          <table:table-cell table:formula="of:=IF([Sheet1.I76]&gt;[.$H$1];[Sheet1.AA76];0)" office:value-type="percentage" office:value="0.565610859728507">
            <text:p>56.56%</text:p>
          </table:table-cell>
          <table:table-cell table:number-columns-repeated="2"/>
        </table:table-row>
        <table:table-row table:style-name="ro1">
          <table:table-cell table:style-name="ce7" table:formula="of:=IF([Sheet1.I77]&gt;[.$H$1];[Sheet1.U77];0)" office:value-type="percentage" office:value="0.520833333333333">
            <text:p>52.08%</text:p>
          </table:table-cell>
          <table:table-cell table:style-name="ce2" table:formula="of:=IF([Sheet1.J77]&gt;[.$H$1];[Sheet1.V77];0)" office:value-type="percentage" office:value="0.298353909465021">
            <text:p>29.84%</text:p>
          </table:table-cell>
          <table:table-cell table:style-name="ce8" table:formula="of:=IF([Sheet1.I77]&gt;[.$H$1];[Sheet1.W77];0)" office:value-type="percentage" office:value="0.305555555555556">
            <text:p>30.56%</text:p>
          </table:table-cell>
          <table:table-cell table:style-name="ce8" table:formula="of:=IF([Sheet1.I77]&gt;[.$H$1];[Sheet1.X77];0)" office:value-type="percentage" office:value="0.0694444444444444">
            <text:p>6.94%</text:p>
          </table:table-cell>
          <table:table-cell table:style-name="ce8" table:formula="of:=IF([Sheet1.I77]&gt;[.$H$1];[Sheet1.Y77];0)" office:value-type="percentage" office:value="0.0902777777777778">
            <text:p>9.03%</text:p>
          </table:table-cell>
          <table:table-cell table:formula="of:=IF([Sheet1.I77]&gt;[.$H$1];[Sheet1.Z77];0)" office:value-type="percentage" office:value="0.479166666666667">
            <text:p>47.92%</text:p>
          </table:table-cell>
          <table:table-cell table:formula="of:=IF([Sheet1.I77]&gt;[.$H$1];[Sheet1.AA77];0)" office:value-type="percentage" office:value="0.544827586206897">
            <text:p>54.48%</text:p>
          </table:table-cell>
          <table:table-cell table:number-columns-repeated="2"/>
        </table:table-row>
        <table:table-row table:style-name="ro1">
          <table:table-cell table:style-name="ce7" table:formula="of:=IF([Sheet1.I78]&gt;[.$H$1];[Sheet1.U78];0)" office:value-type="percentage" office:value="0.518518518518519">
            <text:p>51.85%</text:p>
          </table:table-cell>
          <table:table-cell table:style-name="ce2" table:formula="of:=IF([Sheet1.J78]&gt;[.$H$1];[Sheet1.V78];0)" office:value-type="percentage" office:value="0.412213740458015">
            <text:p>41.22%</text:p>
          </table:table-cell>
          <table:table-cell table:style-name="ce8" table:formula="of:=IF([Sheet1.I78]&gt;[.$H$1];[Sheet1.W78];0)" office:value-type="percentage" office:value="0.314814814814815">
            <text:p>31.48%</text:p>
          </table:table-cell>
          <table:table-cell table:style-name="ce8" table:formula="of:=IF([Sheet1.I78]&gt;[.$H$1];[Sheet1.X78];0)" office:value-type="percentage" office:value="0.0555555555555556">
            <text:p>5.56%</text:p>
          </table:table-cell>
          <table:table-cell table:style-name="ce8" table:formula="of:=IF([Sheet1.I78]&gt;[.$H$1];[Sheet1.Y78];0)" office:value-type="percentage" office:value="0.111111111111111">
            <text:p>11.11%</text:p>
          </table:table-cell>
          <table:table-cell table:formula="of:=IF([Sheet1.I78]&gt;[.$H$1];[Sheet1.Z78];0)" office:value-type="percentage" office:value="0.481481481481481">
            <text:p>48.15%</text:p>
          </table:table-cell>
          <table:table-cell table:formula="of:=IF([Sheet1.I78]&gt;[.$H$1];[Sheet1.AA78];0)" office:value-type="percentage" office:value="0.5">
            <text:p>50.00%</text:p>
          </table:table-cell>
          <table:table-cell table:number-columns-repeated="2"/>
        </table:table-row>
        <table:table-row table:style-name="ro1">
          <table:table-cell table:style-name="ce7" table:formula="of:=IF([Sheet1.I79]&gt;[.$H$1];[Sheet1.U79];0)" office:value-type="percentage" office:value="0.4921875">
            <text:p>49.22%</text:p>
          </table:table-cell>
          <table:table-cell table:style-name="ce2" table:formula="of:=IF([Sheet1.J79]&gt;[.$H$1];[Sheet1.V79];0)" office:value-type="percentage" office:value="0.281385281385281">
            <text:p>28.14%</text:p>
          </table:table-cell>
          <table:table-cell table:style-name="ce8" table:formula="of:=IF([Sheet1.I79]&gt;[.$H$1];[Sheet1.W79];0)" office:value-type="percentage" office:value="0.234375">
            <text:p>23.44%</text:p>
          </table:table-cell>
          <table:table-cell table:style-name="ce8" table:formula="of:=IF([Sheet1.I79]&gt;[.$H$1];[Sheet1.X79];0)" office:value-type="percentage" office:value="0.1171875">
            <text:p>11.72%</text:p>
          </table:table-cell>
          <table:table-cell table:style-name="ce8" table:formula="of:=IF([Sheet1.I79]&gt;[.$H$1];[Sheet1.Y79];0)" office:value-type="percentage" office:value="0.1171875">
            <text:p>11.72%</text:p>
          </table:table-cell>
          <table:table-cell table:formula="of:=IF([Sheet1.I79]&gt;[.$H$1];[Sheet1.Z79];0)" office:value-type="percentage" office:value="0.5078125">
            <text:p>50.78%</text:p>
          </table:table-cell>
          <table:table-cell table:formula="of:=IF([Sheet1.I79]&gt;[.$H$1];[Sheet1.AA79];0)" office:value-type="percentage" office:value="0.523076923076923">
            <text:p>52.31%</text:p>
          </table:table-cell>
          <table:table-cell table:number-columns-repeated="2"/>
        </table:table-row>
        <table:table-row table:style-name="ro1">
          <table:table-cell table:style-name="ce7" table:formula="of:=IF([Sheet1.I80]&gt;[.$H$1];[Sheet1.U80];0)" office:value-type="percentage" office:value="0.506666666666667">
            <text:p>50.67%</text:p>
          </table:table-cell>
          <table:table-cell table:style-name="ce2" table:formula="of:=IF([Sheet1.J80]&gt;[.$H$1];[Sheet1.V80];0)" office:value-type="percentage" office:value="0.326086956521739">
            <text:p>32.61%</text:p>
          </table:table-cell>
          <table:table-cell table:style-name="ce8" table:formula="of:=IF([Sheet1.I80]&gt;[.$H$1];[Sheet1.W80];0)" office:value-type="percentage" office:value="0.253333333333333">
            <text:p>25.33%</text:p>
          </table:table-cell>
          <table:table-cell table:style-name="ce8" table:formula="of:=IF([Sheet1.I80]&gt;[.$H$1];[Sheet1.X80];0)" office:value-type="percentage" office:value="0.0933333333333333">
            <text:p>9.33%</text:p>
          </table:table-cell>
          <table:table-cell table:style-name="ce8" table:formula="of:=IF([Sheet1.I80]&gt;[.$H$1];[Sheet1.Y80];0)" office:value-type="percentage" office:value="0.146666666666667">
            <text:p>14.67%</text:p>
          </table:table-cell>
          <table:table-cell table:formula="of:=IF([Sheet1.I80]&gt;[.$H$1];[Sheet1.Z80];0)" office:value-type="percentage" office:value="0.493333333333333">
            <text:p>49.33%</text:p>
          </table:table-cell>
          <table:table-cell table:formula="of:=IF([Sheet1.I80]&gt;[.$H$1];[Sheet1.AA80];0)" office:value-type="percentage" office:value="0.666666666666667">
            <text:p>66.67%</text:p>
          </table:table-cell>
          <table:table-cell table:number-columns-repeated="2"/>
        </table:table-row>
        <table:table-row table:style-name="ro1">
          <table:table-cell table:style-name="ce7" table:formula="of:=IF([Sheet1.I81]&gt;[.$H$1];[Sheet1.U81];0)" office:value-type="percentage" office:value="0.548611111111111">
            <text:p>54.86%</text:p>
          </table:table-cell>
          <table:table-cell table:style-name="ce2" table:formula="of:=IF([Sheet1.J81]&gt;[.$H$1];[Sheet1.V81];0)" office:value-type="percentage" office:value="0.496551724137931">
            <text:p>49.66%</text:p>
          </table:table-cell>
          <table:table-cell table:style-name="ce8" table:formula="of:=IF([Sheet1.I81]&gt;[.$H$1];[Sheet1.W81];0)" office:value-type="percentage" office:value="0.236111111111111">
            <text:p>23.61%</text:p>
          </table:table-cell>
          <table:table-cell table:style-name="ce8" table:formula="of:=IF([Sheet1.I81]&gt;[.$H$1];[Sheet1.X81];0)" office:value-type="percentage" office:value="0.138888888888889">
            <text:p>13.89%</text:p>
          </table:table-cell>
          <table:table-cell table:style-name="ce8" table:formula="of:=IF([Sheet1.I81]&gt;[.$H$1];[Sheet1.Y81];0)" office:value-type="percentage" office:value="0.159722222222222">
            <text:p>15.97%</text:p>
          </table:table-cell>
          <table:table-cell table:formula="of:=IF([Sheet1.I81]&gt;[.$H$1];[Sheet1.Z81];0)" office:value-type="percentage" office:value="0.451388888888889">
            <text:p>45.14%</text:p>
          </table:table-cell>
          <table:table-cell table:formula="of:=IF([Sheet1.I81]&gt;[.$H$1];[Sheet1.AA81];0)" office:value-type="percentage" office:value="0.590277777777778">
            <text:p>59.03%</text:p>
          </table:table-cell>
          <table:table-cell table:number-columns-repeated="2"/>
        </table:table-row>
        <table:table-row table:style-name="ro1">
          <table:table-cell table:style-name="ce7" table:formula="of:=IF([Sheet1.I82]&gt;[.$H$1];[Sheet1.U82];0)" office:value-type="percentage" office:value="0.590909090909091">
            <text:p>59.09%</text:p>
          </table:table-cell>
          <table:table-cell table:style-name="ce2" table:formula="of:=IF([Sheet1.J82]&gt;[.$H$1];[Sheet1.V82];0)" office:value-type="percentage" office:value="0.414330218068536">
            <text:p>41.43%</text:p>
          </table:table-cell>
          <table:table-cell table:style-name="ce8" table:formula="of:=IF([Sheet1.I82]&gt;[.$H$1];[Sheet1.W82];0)" office:value-type="percentage" office:value="0.272727272727273">
            <text:p>27.27%</text:p>
          </table:table-cell>
          <table:table-cell table:style-name="ce8" table:formula="of:=IF([Sheet1.I82]&gt;[.$H$1];[Sheet1.X82];0)" office:value-type="percentage" office:value="0.151515151515152">
            <text:p>15.15%</text:p>
          </table:table-cell>
          <table:table-cell table:style-name="ce8" table:formula="of:=IF([Sheet1.I82]&gt;[.$H$1];[Sheet1.Y82];0)" office:value-type="percentage" office:value="0.151515151515152">
            <text:p>15.15%</text:p>
          </table:table-cell>
          <table:table-cell table:formula="of:=IF([Sheet1.I82]&gt;[.$H$1];[Sheet1.Z82];0)" office:value-type="percentage" office:value="0.409090909090909">
            <text:p>40.91%</text:p>
          </table:table-cell>
          <table:table-cell table:formula="of:=IF([Sheet1.I82]&gt;[.$H$1];[Sheet1.AA82];0)" office:value-type="percentage" office:value="0.571428571428571">
            <text:p>57.14%</text:p>
          </table:table-cell>
          <table:table-cell table:number-columns-repeated="2"/>
        </table:table-row>
        <table:table-row table:style-name="ro1">
          <table:table-cell table:style-name="ce7" table:formula="of:=IF([Sheet1.I83]&gt;[.$H$1];[Sheet1.U83];0)" office:value-type="percentage" office:value="0.46236559139785">
            <text:p>46.24%</text:p>
          </table:table-cell>
          <table:table-cell table:style-name="ce2" table:formula="of:=IF([Sheet1.J83]&gt;[.$H$1];[Sheet1.V83];0)" office:value-type="percentage" office:value="0.324137931034483">
            <text:p>32.41%</text:p>
          </table:table-cell>
          <table:table-cell table:style-name="ce8" table:formula="of:=IF([Sheet1.I83]&gt;[.$H$1];[Sheet1.W83];0)" office:value-type="percentage" office:value="0.333333333333333">
            <text:p>33.33%</text:p>
          </table:table-cell>
          <table:table-cell table:style-name="ce8" table:formula="of:=IF([Sheet1.I83]&gt;[.$H$1];[Sheet1.X83];0)" office:value-type="percentage" office:value="0.0376344086021505">
            <text:p>3.76%</text:p>
          </table:table-cell>
          <table:table-cell table:style-name="ce8" table:formula="of:=IF([Sheet1.I83]&gt;[.$H$1];[Sheet1.Y83];0)" office:value-type="percentage" office:value="0.0268817204301075">
            <text:p>2.69%</text:p>
          </table:table-cell>
          <table:table-cell table:formula="of:=IF([Sheet1.I83]&gt;[.$H$1];[Sheet1.Z83];0)" office:value-type="percentage" office:value="0.537634408602151">
            <text:p>53.76%</text:p>
          </table:table-cell>
          <table:table-cell table:formula="of:=IF([Sheet1.I83]&gt;[.$H$1];[Sheet1.AA83];0)" office:value-type="percentage" office:value="0.537234042553192">
            <text:p>53.72%</text:p>
          </table:table-cell>
          <table:table-cell table:number-columns-repeated="2"/>
        </table:table-row>
        <table:table-row table:style-name="ro1">
          <table:table-cell table:style-name="ce7" table:formula="of:=IF([Sheet1.I84]&gt;[.$H$1];[Sheet1.U84];0)" office:value-type="percentage" office:value="0.302013422818792">
            <text:p>30.20%</text:p>
          </table:table-cell>
          <table:table-cell table:style-name="ce2" table:formula="of:=IF([Sheet1.J84]&gt;[.$H$1];[Sheet1.V84];0)" office:value-type="percentage" office:value="0.379134860050891">
            <text:p>37.91%</text:p>
          </table:table-cell>
          <table:table-cell table:style-name="ce8" table:formula="of:=IF([Sheet1.I84]&gt;[.$H$1];[Sheet1.W84];0)" office:value-type="percentage" office:value="0.214765100671141">
            <text:p>21.48%</text:p>
          </table:table-cell>
          <table:table-cell table:style-name="ce8" table:formula="of:=IF([Sheet1.I84]&gt;[.$H$1];[Sheet1.X84];0)" office:value-type="percentage" office:value="0.0134228187919463">
            <text:p>1.34%</text:p>
          </table:table-cell>
          <table:table-cell table:style-name="ce8" table:formula="of:=IF([Sheet1.I84]&gt;[.$H$1];[Sheet1.Y84];0)" office:value-type="percentage" office:value="0.0134228187919463">
            <text:p>1.34%</text:p>
          </table:table-cell>
          <table:table-cell table:formula="of:=IF([Sheet1.I84]&gt;[.$H$1];[Sheet1.Z84];0)" office:value-type="percentage" office:value="0.697986577181208">
            <text:p>69.80%</text:p>
          </table:table-cell>
          <table:table-cell table:formula="of:=IF([Sheet1.I84]&gt;[.$H$1];[Sheet1.AA84];0)" office:value-type="percentage" office:value="0.530201342281879">
            <text:p>53.02%</text:p>
          </table:table-cell>
          <table:table-cell table:number-columns-repeated="2"/>
        </table:table-row>
        <table:table-row table:style-name="ro1">
          <table:table-cell table:style-name="ce7" table:formula="of:=IF([Sheet1.I85]&gt;[.$H$1];[Sheet1.U85];0)" office:value-type="percentage" office:value="0.495614035087719">
            <text:p>49.56%</text:p>
          </table:table-cell>
          <table:table-cell table:style-name="ce2" table:formula="of:=IF([Sheet1.J85]&gt;[.$H$1];[Sheet1.V85];0)" office:value-type="percentage" office:value="0.308209959623149">
            <text:p>30.82%</text:p>
          </table:table-cell>
          <table:table-cell table:style-name="ce8" table:formula="of:=IF([Sheet1.I85]&gt;[.$H$1];[Sheet1.W85];0)" office:value-type="percentage" office:value="0.390350877192982">
            <text:p>39.04%</text:p>
          </table:table-cell>
          <table:table-cell table:style-name="ce8" table:formula="of:=IF([Sheet1.I85]&gt;[.$H$1];[Sheet1.X85];0)" office:value-type="percentage" office:value="0.043859649122807">
            <text:p>4.39%</text:p>
          </table:table-cell>
          <table:table-cell table:style-name="ce8" table:formula="of:=IF([Sheet1.I85]&gt;[.$H$1];[Sheet1.Y85];0)" office:value-type="percentage" office:value="0.0043859649122807">
            <text:p>0.44%</text:p>
          </table:table-cell>
          <table:table-cell table:formula="of:=IF([Sheet1.I85]&gt;[.$H$1];[Sheet1.Z85];0)" office:value-type="percentage" office:value="0.504385964912281">
            <text:p>50.44%</text:p>
          </table:table-cell>
          <table:table-cell table:formula="of:=IF([Sheet1.I85]&gt;[.$H$1];[Sheet1.AA85];0)" office:value-type="percentage" office:value="0.253275109170306">
            <text:p>25.33%</text:p>
          </table:table-cell>
          <table:table-cell table:number-columns-repeated="2"/>
        </table:table-row>
        <table:table-row table:style-name="ro1">
          <table:table-cell table:style-name="ce7" table:formula="of:=IF([Sheet1.I86]&gt;[.$H$1];[Sheet1.U86];0)" office:value-type="percentage" office:value="0.551020408163265">
            <text:p>55.10%</text:p>
          </table:table-cell>
          <table:table-cell table:style-name="ce2" table:formula="of:=IF([Sheet1.J86]&gt;[.$H$1];[Sheet1.V86];0)" office:value-type="percentage" office:value="0.74468085106383">
            <text:p>74.47%</text:p>
          </table:table-cell>
          <table:table-cell table:style-name="ce8" table:formula="of:=IF([Sheet1.I86]&gt;[.$H$1];[Sheet1.W86];0)" office:value-type="percentage" office:value="0.295918367346939">
            <text:p>29.59%</text:p>
          </table:table-cell>
          <table:table-cell table:style-name="ce8" table:formula="of:=IF([Sheet1.I86]&gt;[.$H$1];[Sheet1.X86];0)" office:value-type="percentage" office:value="0.112244897959184">
            <text:p>11.22%</text:p>
          </table:table-cell>
          <table:table-cell table:style-name="ce8" table:formula="of:=IF([Sheet1.I86]&gt;[.$H$1];[Sheet1.Y86];0)" office:value-type="percentage" office:value="0.112244897959184">
            <text:p>11.22%</text:p>
          </table:table-cell>
          <table:table-cell table:formula="of:=IF([Sheet1.I86]&gt;[.$H$1];[Sheet1.Z86];0)" office:value-type="percentage" office:value="0.448979591836735">
            <text:p>44.90%</text:p>
          </table:table-cell>
          <table:table-cell table:formula="of:=IF([Sheet1.I86]&gt;[.$H$1];[Sheet1.AA86];0)" office:value-type="percentage" office:value="0.40952380952381">
            <text:p>40.95%</text:p>
          </table:table-cell>
          <table:table-cell table:number-columns-repeated="2"/>
        </table:table-row>
        <table:table-row table:style-name="ro1">
          <table:table-cell table:style-name="ce7" table:formula="of:=IF([Sheet1.I87]&gt;[.$H$1];[Sheet1.U87];0)" office:value-type="percentage" office:value="0.452054794520548">
            <text:p>45.21%</text:p>
          </table:table-cell>
          <table:table-cell table:style-name="ce2" table:formula="of:=IF([Sheet1.J87]&gt;[.$H$1];[Sheet1.V87];0)" office:value-type="percentage" office:value="0.430678466076696">
            <text:p>43.07%</text:p>
          </table:table-cell>
          <table:table-cell table:style-name="ce8" table:formula="of:=IF([Sheet1.I87]&gt;[.$H$1];[Sheet1.W87];0)" office:value-type="percentage" office:value="0.157534246575342">
            <text:p>15.75%</text:p>
          </table:table-cell>
          <table:table-cell table:style-name="ce8" table:formula="of:=IF([Sheet1.I87]&gt;[.$H$1];[Sheet1.X87];0)" office:value-type="percentage" office:value="0.150684931506849">
            <text:p>15.07%</text:p>
          </table:table-cell>
          <table:table-cell table:style-name="ce8" table:formula="of:=IF([Sheet1.I87]&gt;[.$H$1];[Sheet1.Y87];0)" office:value-type="percentage" office:value="0.13013698630137">
            <text:p>13.01%</text:p>
          </table:table-cell>
          <table:table-cell table:formula="of:=IF([Sheet1.I87]&gt;[.$H$1];[Sheet1.Z87];0)" office:value-type="percentage" office:value="0.547945205479452">
            <text:p>54.79%</text:p>
          </table:table-cell>
          <table:table-cell table:formula="of:=IF([Sheet1.I87]&gt;[.$H$1];[Sheet1.AA87];0)" office:value-type="percentage" office:value="0.541095890410959">
            <text:p>54.11%</text:p>
          </table:table-cell>
          <table:table-cell table:number-columns-repeated="2"/>
        </table:table-row>
        <table:table-row table:style-name="ro1">
          <table:table-cell table:style-name="ce7" table:formula="of:=IF([Sheet1.I88]&gt;[.$H$1];[Sheet1.U88];0)" office:value-type="percentage" office:value="0.779591836734694">
            <text:p>77.96%</text:p>
          </table:table-cell>
          <table:table-cell table:style-name="ce2" table:formula="of:=IF([Sheet1.J88]&gt;[.$H$1];[Sheet1.V88];0)" office:value-type="percentage" office:value="0.686813186813187">
            <text:p>68.68%</text:p>
          </table:table-cell>
          <table:table-cell table:style-name="ce8" table:formula="of:=IF([Sheet1.I88]&gt;[.$H$1];[Sheet1.W88];0)" office:value-type="percentage" office:value="0.506122448979592">
            <text:p>50.61%</text:p>
          </table:table-cell>
          <table:table-cell table:style-name="ce8" table:formula="of:=IF([Sheet1.I88]&gt;[.$H$1];[Sheet1.X88];0)" office:value-type="percentage" office:value="0.0530612244897959">
            <text:p>5.31%</text:p>
          </table:table-cell>
          <table:table-cell table:style-name="ce8" table:formula="of:=IF([Sheet1.I88]&gt;[.$H$1];[Sheet1.Y88];0)" office:value-type="percentage" office:value="0.2">
            <text:p>20.00%</text:p>
          </table:table-cell>
          <table:table-cell table:formula="of:=IF([Sheet1.I88]&gt;[.$H$1];[Sheet1.Z88];0)" office:value-type="percentage" office:value="0.220408163265306">
            <text:p>22.04%</text:p>
          </table:table-cell>
          <table:table-cell table:formula="of:=IF([Sheet1.I88]&gt;[.$H$1];[Sheet1.AA88];0)" office:value-type="percentage" office:value="0.692">
            <text:p>69.20%</text:p>
          </table:table-cell>
          <table:table-cell table:number-columns-repeated="2"/>
        </table:table-row>
        <table:table-row table:style-name="ro1">
          <table:table-cell table:style-name="ce7" table:formula="of:=IF([Sheet1.I89]&gt;[.$H$1];[Sheet1.U89];0)" office:value-type="percentage" office:value="0.596330275229358">
            <text:p>59.63%</text:p>
          </table:table-cell>
          <table:table-cell table:style-name="ce2" table:formula="of:=IF([Sheet1.J89]&gt;[.$H$1];[Sheet1.V89];0)" office:value-type="percentage" office:value="0.269417475728155">
            <text:p>26.94%</text:p>
          </table:table-cell>
          <table:table-cell table:style-name="ce8" table:formula="of:=IF([Sheet1.I89]&gt;[.$H$1];[Sheet1.W89];0)" office:value-type="percentage" office:value="0.339449541284404">
            <text:p>33.94%</text:p>
          </table:table-cell>
          <table:table-cell table:style-name="ce8" table:formula="of:=IF([Sheet1.I89]&gt;[.$H$1];[Sheet1.X89];0)" office:value-type="percentage" office:value="0.100917431192661">
            <text:p>10.09%</text:p>
          </table:table-cell>
          <table:table-cell table:style-name="ce8" table:formula="of:=IF([Sheet1.I89]&gt;[.$H$1];[Sheet1.Y89];0)" office:value-type="percentage" office:value="0.0825688073394496">
            <text:p>8.26%</text:p>
          </table:table-cell>
          <table:table-cell table:formula="of:=IF([Sheet1.I89]&gt;[.$H$1];[Sheet1.Z89];0)" office:value-type="percentage" office:value="0.403669724770642">
            <text:p>40.37%</text:p>
          </table:table-cell>
          <table:table-cell table:formula="of:=IF([Sheet1.I89]&gt;[.$H$1];[Sheet1.AA89];0)" office:value-type="percentage" office:value="0.585585585585586">
            <text:p>58.56%</text:p>
          </table:table-cell>
          <table:table-cell table:number-columns-repeated="2"/>
        </table:table-row>
        <table:table-row table:style-name="ro1">
          <table:table-cell table:style-name="ce7" table:formula="of:=IF([Sheet1.I90]&gt;[.$H$1];[Sheet1.U90];0)" office:value-type="percentage" office:value="0.66">
            <text:p>66.00%</text:p>
          </table:table-cell>
          <table:table-cell table:style-name="ce2" table:formula="of:=IF([Sheet1.J90]&gt;[.$H$1];[Sheet1.V90];0)" office:value-type="percentage" office:value="0.253807106598985">
            <text:p>25.38%</text:p>
          </table:table-cell>
          <table:table-cell table:style-name="ce8" table:formula="of:=IF([Sheet1.I90]&gt;[.$H$1];[Sheet1.W90];0)" office:value-type="percentage" office:value="0.3">
            <text:p>30.00%</text:p>
          </table:table-cell>
          <table:table-cell table:style-name="ce8" table:formula="of:=IF([Sheet1.I90]&gt;[.$H$1];[Sheet1.X90];0)" office:value-type="percentage" office:value="0.2">
            <text:p>20.00%</text:p>
          </table:table-cell>
          <table:table-cell table:style-name="ce8" table:formula="of:=IF([Sheet1.I90]&gt;[.$H$1];[Sheet1.Y90];0)" office:value-type="percentage" office:value="0.16">
            <text:p>16.00%</text:p>
          </table:table-cell>
          <table:table-cell table:formula="of:=IF([Sheet1.I90]&gt;[.$H$1];[Sheet1.Z90];0)" office:value-type="percentage" office:value="0.34">
            <text:p>34.00%</text:p>
          </table:table-cell>
          <table:table-cell table:formula="of:=IF([Sheet1.I90]&gt;[.$H$1];[Sheet1.AA90];0)" office:value-type="percentage" office:value="0.56">
            <text:p>56.00%</text:p>
          </table:table-cell>
          <table:table-cell table:number-columns-repeated="2"/>
        </table:table-row>
        <table:table-row table:style-name="ro1">
          <table:table-cell table:style-name="ce7" table:formula="of:=IF([Sheet1.I91]&gt;[.$H$1];[Sheet1.U91];0)" office:value-type="percentage" office:value="0.848837209302326">
            <text:p>84.88%</text:p>
          </table:table-cell>
          <table:table-cell table:style-name="ce2" table:formula="of:=IF([Sheet1.J91]&gt;[.$H$1];[Sheet1.V91];0)" office:value-type="percentage" office:value="0.323420074349442">
            <text:p>32.34%</text:p>
          </table:table-cell>
          <table:table-cell table:style-name="ce8" table:formula="of:=IF([Sheet1.I91]&gt;[.$H$1];[Sheet1.W91];0)" office:value-type="percentage" office:value="0.0116279069767442">
            <text:p>1.16%</text:p>
          </table:table-cell>
          <table:table-cell table:style-name="ce8" table:formula="of:=IF([Sheet1.I91]&gt;[.$H$1];[Sheet1.X91];0)" office:value-type="percentage" office:value="0">
            <text:p>0.00%</text:p>
          </table:table-cell>
          <table:table-cell table:style-name="ce8" table:formula="of:=IF([Sheet1.I91]&gt;[.$H$1];[Sheet1.Y91];0)" office:value-type="percentage" office:value="0.534883720930232">
            <text:p>53.49%</text:p>
          </table:table-cell>
          <table:table-cell table:formula="of:=IF([Sheet1.I91]&gt;[.$H$1];[Sheet1.Z91];0)" office:value-type="percentage" office:value="0.151162790697674">
            <text:p>15.12%</text:p>
          </table:table-cell>
          <table:table-cell table:formula="of:=IF([Sheet1.I91]&gt;[.$H$1];[Sheet1.AA91];0)" office:value-type="percentage" office:value="0.574712643678161">
            <text:p>57.47%</text:p>
          </table:table-cell>
          <table:table-cell table:number-columns-repeated="2"/>
        </table:table-row>
        <table:table-row table:style-name="ro1">
          <table:table-cell table:style-name="ce7" table:formula="of:=IF([Sheet1.I92]&gt;[.$H$1];[Sheet1.U92];0)" office:value-type="percentage" office:value="0.573033707865169">
            <text:p>57.30%</text:p>
          </table:table-cell>
          <table:table-cell table:style-name="ce2" table:formula="of:=IF([Sheet1.J92]&gt;[.$H$1];[Sheet1.V92];0)" office:value-type="percentage" office:value="0.360323886639676">
            <text:p>36.03%</text:p>
          </table:table-cell>
          <table:table-cell table:style-name="ce8" table:formula="of:=IF([Sheet1.I92]&gt;[.$H$1];[Sheet1.W92];0)" office:value-type="percentage" office:value="0.247191011235955">
            <text:p>24.72%</text:p>
          </table:table-cell>
          <table:table-cell table:style-name="ce8" table:formula="of:=IF([Sheet1.I92]&gt;[.$H$1];[Sheet1.X92];0)" office:value-type="percentage" office:value="0.202247191011236">
            <text:p>20.22%</text:p>
          </table:table-cell>
          <table:table-cell table:style-name="ce8" table:formula="of:=IF([Sheet1.I92]&gt;[.$H$1];[Sheet1.Y92];0)" office:value-type="percentage" office:value="0.112359550561798">
            <text:p>11.24%</text:p>
          </table:table-cell>
          <table:table-cell table:formula="of:=IF([Sheet1.I92]&gt;[.$H$1];[Sheet1.Z92];0)" office:value-type="percentage" office:value="0.426966292134831">
            <text:p>42.70%</text:p>
          </table:table-cell>
          <table:table-cell table:formula="of:=IF([Sheet1.I92]&gt;[.$H$1];[Sheet1.AA92];0)" office:value-type="percentage" office:value="0.651685393258427">
            <text:p>65.17%</text:p>
          </table:table-cell>
          <table:table-cell table:number-columns-repeated="2"/>
        </table:table-row>
        <table:table-row table:style-name="ro1">
          <table:table-cell table:style-name="ce7" table:formula="of:=IF([Sheet1.I93]&gt;[.$H$1];[Sheet1.U93];0)" office:value-type="percentage" office:value="0.390438247011952">
            <text:p>39.04%</text:p>
          </table:table-cell>
          <table:table-cell table:style-name="ce2" table:formula="of:=IF([Sheet1.J93]&gt;[.$H$1];[Sheet1.V93];0)" office:value-type="percentage" office:value="0.359154929577465">
            <text:p>35.92%</text:p>
          </table:table-cell>
          <table:table-cell table:style-name="ce8" table:formula="of:=IF([Sheet1.I93]&gt;[.$H$1];[Sheet1.W93];0)" office:value-type="percentage" office:value="0.258964143426295">
            <text:p>25.90%</text:p>
          </table:table-cell>
          <table:table-cell table:style-name="ce8" table:formula="of:=IF([Sheet1.I93]&gt;[.$H$1];[Sheet1.X93];0)" office:value-type="percentage" office:value="0.0398406374501992">
            <text:p>3.98%</text:p>
          </table:table-cell>
          <table:table-cell table:style-name="ce8" table:formula="of:=IF([Sheet1.I93]&gt;[.$H$1];[Sheet1.Y93];0)" office:value-type="percentage" office:value="0.0119521912350598">
            <text:p>1.20%</text:p>
          </table:table-cell>
          <table:table-cell table:formula="of:=IF([Sheet1.I93]&gt;[.$H$1];[Sheet1.Z93];0)" office:value-type="percentage" office:value="0.609561752988048">
            <text:p>60.96%</text:p>
          </table:table-cell>
          <table:table-cell table:formula="of:=IF([Sheet1.I93]&gt;[.$H$1];[Sheet1.AA93];0)" office:value-type="percentage" office:value="0.411764705882353">
            <text:p>41.18%</text:p>
          </table:table-cell>
          <table:table-cell table:number-columns-repeated="2"/>
        </table:table-row>
        <table:table-row table:style-name="ro1">
          <table:table-cell table:style-name="ce7" table:formula="of:=IF([Sheet1.I94]&gt;[.$H$1];[Sheet1.U94];0)" office:value-type="percentage" office:value="0.398843930635838">
            <text:p>39.88%</text:p>
          </table:table-cell>
          <table:table-cell table:style-name="ce2" table:formula="of:=IF([Sheet1.J94]&gt;[.$H$1];[Sheet1.V94];0)" office:value-type="percentage" office:value="0.30565371024735">
            <text:p>30.57%</text:p>
          </table:table-cell>
          <table:table-cell table:style-name="ce8" table:formula="of:=IF([Sheet1.I94]&gt;[.$H$1];[Sheet1.W94];0)" office:value-type="percentage" office:value="0.283236994219653">
            <text:p>28.32%</text:p>
          </table:table-cell>
          <table:table-cell table:style-name="ce8" table:formula="of:=IF([Sheet1.I94]&gt;[.$H$1];[Sheet1.X94];0)" office:value-type="percentage" office:value="0.046242774566474">
            <text:p>4.62%</text:p>
          </table:table-cell>
          <table:table-cell table:style-name="ce8" table:formula="of:=IF([Sheet1.I94]&gt;[.$H$1];[Sheet1.Y94];0)" office:value-type="percentage" office:value="0.0346820809248555">
            <text:p>3.47%</text:p>
          </table:table-cell>
          <table:table-cell table:formula="of:=IF([Sheet1.I94]&gt;[.$H$1];[Sheet1.Z94];0)" office:value-type="percentage" office:value="0.601156069364162">
            <text:p>60.12%</text:p>
          </table:table-cell>
          <table:table-cell table:formula="of:=IF([Sheet1.I94]&gt;[.$H$1];[Sheet1.AA94];0)" office:value-type="percentage" office:value="0.473988439306358">
            <text:p>47.40%</text:p>
          </table:table-cell>
          <table:table-cell table:number-columns-repeated="2"/>
        </table:table-row>
        <table:table-row table:style-name="ro1">
          <table:table-cell table:style-name="ce7" table:formula="of:=IF([Sheet1.I95]&gt;[.$H$1];[Sheet1.U95];0)" office:value-type="percentage" office:value="0.623076923076923">
            <text:p>62.31%</text:p>
          </table:table-cell>
          <table:table-cell table:style-name="ce2" table:formula="of:=IF([Sheet1.J95]&gt;[.$H$1];[Sheet1.V95];0)" office:value-type="percentage" office:value="0.5">
            <text:p>50.00%</text:p>
          </table:table-cell>
          <table:table-cell table:style-name="ce8" table:formula="of:=IF([Sheet1.I95]&gt;[.$H$1];[Sheet1.W95];0)" office:value-type="percentage" office:value="0.284615384615385">
            <text:p>28.46%</text:p>
          </table:table-cell>
          <table:table-cell table:style-name="ce8" table:formula="of:=IF([Sheet1.I95]&gt;[.$H$1];[Sheet1.X95];0)" office:value-type="percentage" office:value="0.2">
            <text:p>20.00%</text:p>
          </table:table-cell>
          <table:table-cell table:style-name="ce8" table:formula="of:=IF([Sheet1.I95]&gt;[.$H$1];[Sheet1.Y95];0)" office:value-type="percentage" office:value="0.115384615384615">
            <text:p>11.54%</text:p>
          </table:table-cell>
          <table:table-cell table:formula="of:=IF([Sheet1.I95]&gt;[.$H$1];[Sheet1.Z95];0)" office:value-type="percentage" office:value="0.376923076923077">
            <text:p>37.69%</text:p>
          </table:table-cell>
          <table:table-cell table:formula="of:=IF([Sheet1.I95]&gt;[.$H$1];[Sheet1.AA95];0)" office:value-type="percentage" office:value="0.492307692307692">
            <text:p>49.23%</text:p>
          </table:table-cell>
          <table:table-cell table:number-columns-repeated="2"/>
        </table:table-row>
        <table:table-row table:style-name="ro1">
          <table:table-cell table:style-name="ce7" table:formula="of:=IF([Sheet1.I96]&gt;[.$H$1];[Sheet1.U96];0)" office:value-type="percentage" office:value="0.475609756097561">
            <text:p>47.56%</text:p>
          </table:table-cell>
          <table:table-cell table:style-name="ce2" table:formula="of:=IF([Sheet1.J96]&gt;[.$H$1];[Sheet1.V96];0)" office:value-type="percentage" office:value="0.468571428571429">
            <text:p>46.86%</text:p>
          </table:table-cell>
          <table:table-cell table:style-name="ce8" table:formula="of:=IF([Sheet1.I96]&gt;[.$H$1];[Sheet1.W96];0)" office:value-type="percentage" office:value="0.231707317073171">
            <text:p>23.17%</text:p>
          </table:table-cell>
          <table:table-cell table:style-name="ce8" table:formula="of:=IF([Sheet1.I96]&gt;[.$H$1];[Sheet1.X96];0)" office:value-type="percentage" office:value="0.0975609756097561">
            <text:p>9.76%</text:p>
          </table:table-cell>
          <table:table-cell table:style-name="ce8" table:formula="of:=IF([Sheet1.I96]&gt;[.$H$1];[Sheet1.Y96];0)" office:value-type="percentage" office:value="0.0365853658536585">
            <text:p>3.66%</text:p>
          </table:table-cell>
          <table:table-cell table:formula="of:=IF([Sheet1.I96]&gt;[.$H$1];[Sheet1.Z96];0)" office:value-type="percentage" office:value="0.524390243902439">
            <text:p>52.44%</text:p>
          </table:table-cell>
          <table:table-cell table:formula="of:=IF([Sheet1.I96]&gt;[.$H$1];[Sheet1.AA96];0)" office:value-type="percentage" office:value="0.634146341463415">
            <text:p>63.41%</text:p>
          </table:table-cell>
          <table:table-cell table:number-columns-repeated="2"/>
        </table:table-row>
        <table:table-row table:style-name="ro1">
          <table:table-cell table:style-name="ce7" table:formula="of:=IF([Sheet1.I97]&gt;[.$H$1];[Sheet1.U97];0)" office:value-type="percentage" office:value="0.563829787234043">
            <text:p>56.38%</text:p>
          </table:table-cell>
          <table:table-cell table:style-name="ce2" table:formula="of:=IF([Sheet1.J97]&gt;[.$H$1];[Sheet1.V97];0)" office:value-type="percentage" office:value="0.30718954248366">
            <text:p>30.72%</text:p>
          </table:table-cell>
          <table:table-cell table:style-name="ce8" table:formula="of:=IF([Sheet1.I97]&gt;[.$H$1];[Sheet1.W97];0)" office:value-type="percentage" office:value="0.265957446808511">
            <text:p>26.60%</text:p>
          </table:table-cell>
          <table:table-cell table:style-name="ce8" table:formula="of:=IF([Sheet1.I97]&gt;[.$H$1];[Sheet1.X97];0)" office:value-type="percentage" office:value="0.170212765957447">
            <text:p>17.02%</text:p>
          </table:table-cell>
          <table:table-cell table:style-name="ce8" table:formula="of:=IF([Sheet1.I97]&gt;[.$H$1];[Sheet1.Y97];0)" office:value-type="percentage" office:value="0.106382978723404">
            <text:p>10.64%</text:p>
          </table:table-cell>
          <table:table-cell table:formula="of:=IF([Sheet1.I97]&gt;[.$H$1];[Sheet1.Z97];0)" office:value-type="percentage" office:value="0.436170212765957">
            <text:p>43.62%</text:p>
          </table:table-cell>
          <table:table-cell table:formula="of:=IF([Sheet1.I97]&gt;[.$H$1];[Sheet1.AA97];0)" office:value-type="percentage" office:value="0.553191489361702">
            <text:p>55.32%</text:p>
          </table:table-cell>
          <table:table-cell table:number-columns-repeated="2"/>
        </table:table-row>
        <table:table-row table:style-name="ro1">
          <table:table-cell table:style-name="ce7" table:formula="of:=IF([Sheet1.I98]&gt;[.$H$1];[Sheet1.U98];0)" office:value-type="percentage" office:value="0.466666666666667">
            <text:p>46.67%</text:p>
          </table:table-cell>
          <table:table-cell table:style-name="ce2" table:formula="of:=IF([Sheet1.J98]&gt;[.$H$1];[Sheet1.V98];0)" office:value-type="percentage" office:value="0.207207207207207">
            <text:p>20.72%</text:p>
          </table:table-cell>
          <table:table-cell table:style-name="ce8" table:formula="of:=IF([Sheet1.I98]&gt;[.$H$1];[Sheet1.W98];0)" office:value-type="percentage" office:value="0.222222222222222">
            <text:p>22.22%</text:p>
          </table:table-cell>
          <table:table-cell table:style-name="ce8" table:formula="of:=IF([Sheet1.I98]&gt;[.$H$1];[Sheet1.X98];0)" office:value-type="percentage" office:value="0.133333333333333">
            <text:p>13.33%</text:p>
          </table:table-cell>
          <table:table-cell table:style-name="ce8" table:formula="of:=IF([Sheet1.I98]&gt;[.$H$1];[Sheet1.Y98];0)" office:value-type="percentage" office:value="0.0222222222222222">
            <text:p>2.22%</text:p>
          </table:table-cell>
          <table:table-cell table:formula="of:=IF([Sheet1.I98]&gt;[.$H$1];[Sheet1.Z98];0)" office:value-type="percentage" office:value="0.533333333333333">
            <text:p>53.33%</text:p>
          </table:table-cell>
          <table:table-cell table:formula="of:=IF([Sheet1.I98]&gt;[.$H$1];[Sheet1.AA98];0)" office:value-type="percentage" office:value="0.41304347826087">
            <text:p>41.30%</text:p>
          </table:table-cell>
          <table:table-cell table:number-columns-repeated="2"/>
        </table:table-row>
        <table:table-row table:style-name="ro1">
          <table:table-cell table:style-name="ce7" table:formula="of:=IF([Sheet1.I99]&gt;[.$H$1];[Sheet1.U99];0)" office:value-type="percentage" office:value="0.619718309859155">
            <text:p>61.97%</text:p>
          </table:table-cell>
          <table:table-cell table:style-name="ce2" table:formula="of:=IF([Sheet1.J99]&gt;[.$H$1];[Sheet1.V99];0)" office:value-type="percentage" office:value="0.257950530035336">
            <text:p>25.80%</text:p>
          </table:table-cell>
          <table:table-cell table:style-name="ce8" table:formula="of:=IF([Sheet1.I99]&gt;[.$H$1];[Sheet1.W99];0)" office:value-type="percentage" office:value="0.211267605633803">
            <text:p>21.13%</text:p>
          </table:table-cell>
          <table:table-cell table:style-name="ce8" table:formula="of:=IF([Sheet1.I99]&gt;[.$H$1];[Sheet1.X99];0)" office:value-type="percentage" office:value="0.309859154929577">
            <text:p>30.99%</text:p>
          </table:table-cell>
          <table:table-cell table:style-name="ce8" table:formula="of:=IF([Sheet1.I99]&gt;[.$H$1];[Sheet1.Y99];0)" office:value-type="percentage" office:value="0.028169014084507">
            <text:p>2.82%</text:p>
          </table:table-cell>
          <table:table-cell table:formula="of:=IF([Sheet1.I99]&gt;[.$H$1];[Sheet1.Z99];0)" office:value-type="percentage" office:value="0.380281690140845">
            <text:p>38.03%</text:p>
          </table:table-cell>
          <table:table-cell table:formula="of:=IF([Sheet1.I99]&gt;[.$H$1];[Sheet1.AA99];0)" office:value-type="percentage" office:value="0.493150684931507">
            <text:p>49.32%</text:p>
          </table:table-cell>
          <table:table-cell table:number-columns-repeated="2"/>
        </table:table-row>
        <table:table-row table:style-name="ro1">
          <table:table-cell table:style-name="ce7" table:formula="of:=IF([Sheet1.I100]&gt;[.$H$1];[Sheet1.U100];0)" office:value-type="percentage" office:value="0.557251908396947">
            <text:p>55.73%</text:p>
          </table:table-cell>
          <table:table-cell table:style-name="ce2" table:formula="of:=IF([Sheet1.J100]&gt;[.$H$1];[Sheet1.V100];0)" office:value-type="percentage" office:value="0.432343234323432">
            <text:p>43.23%</text:p>
          </table:table-cell>
          <table:table-cell table:style-name="ce8" table:formula="of:=IF([Sheet1.I100]&gt;[.$H$1];[Sheet1.W100];0)" office:value-type="percentage" office:value="0.16793893129771">
            <text:p>16.79%</text:p>
          </table:table-cell>
          <table:table-cell table:style-name="ce8" table:formula="of:=IF([Sheet1.I100]&gt;[.$H$1];[Sheet1.X100];0)" office:value-type="percentage" office:value="0.183206106870229">
            <text:p>18.32%</text:p>
          </table:table-cell>
          <table:table-cell table:style-name="ce8" table:formula="of:=IF([Sheet1.I100]&gt;[.$H$1];[Sheet1.Y100];0)" office:value-type="percentage" office:value="0.190839694656489">
            <text:p>19.08%</text:p>
          </table:table-cell>
          <table:table-cell table:formula="of:=IF([Sheet1.I100]&gt;[.$H$1];[Sheet1.Z100];0)" office:value-type="percentage" office:value="0.442748091603053">
            <text:p>44.27%</text:p>
          </table:table-cell>
          <table:table-cell table:formula="of:=IF([Sheet1.I100]&gt;[.$H$1];[Sheet1.AA100];0)" office:value-type="percentage" office:value="0.549618320610687">
            <text:p>54.96%</text:p>
          </table:table-cell>
          <table:table-cell table:number-columns-repeated="2"/>
        </table:table-row>
        <table:table-row table:style-name="ro1">
          <table:table-cell table:style-name="ce7" table:formula="of:=IF([Sheet1.I101]&gt;[.$H$1];[Sheet1.U101];0)" office:value-type="percentage" office:value="0.544378698224852">
            <text:p>54.44%</text:p>
          </table:table-cell>
          <table:table-cell table:style-name="ce2" table:formula="of:=IF([Sheet1.J101]&gt;[.$H$1];[Sheet1.V101];0)" office:value-type="percentage" office:value="0.415233415233415">
            <text:p>41.52%</text:p>
          </table:table-cell>
          <table:table-cell table:style-name="ce8" table:formula="of:=IF([Sheet1.I101]&gt;[.$H$1];[Sheet1.W101];0)" office:value-type="percentage" office:value="0.142011834319527">
            <text:p>14.20%</text:p>
          </table:table-cell>
          <table:table-cell table:style-name="ce8" table:formula="of:=IF([Sheet1.I101]&gt;[.$H$1];[Sheet1.X101];0)" office:value-type="percentage" office:value="0.224852071005917">
            <text:p>22.49%</text:p>
          </table:table-cell>
          <table:table-cell table:style-name="ce8" table:formula="of:=IF([Sheet1.I101]&gt;[.$H$1];[Sheet1.Y101];0)" office:value-type="percentage" office:value="0.130177514792899">
            <text:p>13.02%</text:p>
          </table:table-cell>
          <table:table-cell table:formula="of:=IF([Sheet1.I101]&gt;[.$H$1];[Sheet1.Z101];0)" office:value-type="percentage" office:value="0.455621301775148">
            <text:p>45.56%</text:p>
          </table:table-cell>
          <table:table-cell table:formula="of:=IF([Sheet1.I101]&gt;[.$H$1];[Sheet1.AA101];0)" office:value-type="percentage" office:value="0.538461538461538">
            <text:p>53.85%</text:p>
          </table:table-cell>
          <table:table-cell table:number-columns-repeated="2"/>
        </table:table-row>
        <table:table-row table:style-name="ro1">
          <table:table-cell table:style-name="ce7" table:formula="of:=IF([Sheet1.I102]&gt;[.$H$1];[Sheet1.U102];0)" office:value-type="percentage" office:value="0.444444444444444">
            <text:p>44.44%</text:p>
          </table:table-cell>
          <table:table-cell table:style-name="ce2" table:formula="of:=IF([Sheet1.J102]&gt;[.$H$1];[Sheet1.V102];0)" office:value-type="percentage" office:value="0.336700336700337">
            <text:p>33.67%</text:p>
          </table:table-cell>
          <table:table-cell table:style-name="ce8" table:formula="of:=IF([Sheet1.I102]&gt;[.$H$1];[Sheet1.W102];0)" office:value-type="percentage" office:value="0.141414141414141">
            <text:p>14.14%</text:p>
          </table:table-cell>
          <table:table-cell table:style-name="ce8" table:formula="of:=IF([Sheet1.I102]&gt;[.$H$1];[Sheet1.X102];0)" office:value-type="percentage" office:value="0.111111111111111">
            <text:p>11.11%</text:p>
          </table:table-cell>
          <table:table-cell table:style-name="ce8" table:formula="of:=IF([Sheet1.I102]&gt;[.$H$1];[Sheet1.Y102];0)" office:value-type="percentage" office:value="0.141414141414141">
            <text:p>14.14%</text:p>
          </table:table-cell>
          <table:table-cell table:formula="of:=IF([Sheet1.I102]&gt;[.$H$1];[Sheet1.Z102];0)" office:value-type="percentage" office:value="0.555555555555556">
            <text:p>55.56%</text:p>
          </table:table-cell>
          <table:table-cell table:formula="of:=IF([Sheet1.I102]&gt;[.$H$1];[Sheet1.AA102];0)" office:value-type="percentage" office:value="0.54">
            <text:p>54.00%</text:p>
          </table:table-cell>
          <table:table-cell table:number-columns-repeated="2"/>
        </table:table-row>
        <table:table-row table:style-name="ro1">
          <table:table-cell table:style-name="ce7" table:formula="of:=IF([Sheet1.I103]&gt;[.$H$1];[Sheet1.U103];0)" office:value-type="percentage" office:value="0.610169491525424">
            <text:p>61.02%</text:p>
          </table:table-cell>
          <table:table-cell table:style-name="ce2" table:formula="of:=IF([Sheet1.J103]&gt;[.$H$1];[Sheet1.V103];0)" office:value-type="percentage" office:value="0.457692307692308">
            <text:p>45.77%</text:p>
          </table:table-cell>
          <table:table-cell table:style-name="ce8" table:formula="of:=IF([Sheet1.I103]&gt;[.$H$1];[Sheet1.W103];0)" office:value-type="percentage" office:value="0.313559322033898">
            <text:p>31.36%</text:p>
          </table:table-cell>
          <table:table-cell table:style-name="ce8" table:formula="of:=IF([Sheet1.I103]&gt;[.$H$1];[Sheet1.X103];0)" office:value-type="percentage" office:value="0.11864406779661">
            <text:p>11.86%</text:p>
          </table:table-cell>
          <table:table-cell table:style-name="ce8" table:formula="of:=IF([Sheet1.I103]&gt;[.$H$1];[Sheet1.Y103];0)" office:value-type="percentage" office:value="0.144067796610169">
            <text:p>14.41%</text:p>
          </table:table-cell>
          <table:table-cell table:formula="of:=IF([Sheet1.I103]&gt;[.$H$1];[Sheet1.Z103];0)" office:value-type="percentage" office:value="0.389830508474576">
            <text:p>38.98%</text:p>
          </table:table-cell>
          <table:table-cell table:formula="of:=IF([Sheet1.I103]&gt;[.$H$1];[Sheet1.AA103];0)" office:value-type="percentage" office:value="0.638655462184874">
            <text:p>63.87%</text:p>
          </table:table-cell>
          <table:table-cell table:number-columns-repeated="2"/>
        </table:table-row>
        <table:table-row table:style-name="ro1">
          <table:table-cell table:style-name="ce7" table:formula="of:=IF([Sheet1.I104]&gt;[.$H$1];[Sheet1.U104];0)" office:value-type="percentage" office:value="0.577777777777778">
            <text:p>57.78%</text:p>
          </table:table-cell>
          <table:table-cell table:style-name="ce2" table:formula="of:=IF([Sheet1.J104]&gt;[.$H$1];[Sheet1.V104];0)" office:value-type="percentage" office:value="0.323741007194245">
            <text:p>32.37%</text:p>
          </table:table-cell>
          <table:table-cell table:style-name="ce8" table:formula="of:=IF([Sheet1.I104]&gt;[.$H$1];[Sheet1.W104];0)" office:value-type="percentage" office:value="0.244444444444444">
            <text:p>24.44%</text:p>
          </table:table-cell>
          <table:table-cell table:style-name="ce8" table:formula="of:=IF([Sheet1.I104]&gt;[.$H$1];[Sheet1.X104];0)" office:value-type="percentage" office:value="0.0444444444444444">
            <text:p>4.44%</text:p>
          </table:table-cell>
          <table:table-cell table:style-name="ce8" table:formula="of:=IF([Sheet1.I104]&gt;[.$H$1];[Sheet1.Y104];0)" office:value-type="percentage" office:value="0.0888888888888889">
            <text:p>8.89%</text:p>
          </table:table-cell>
          <table:table-cell table:formula="of:=IF([Sheet1.I104]&gt;[.$H$1];[Sheet1.Z104];0)" office:value-type="percentage" office:value="0.422222222222222">
            <text:p>42.22%</text:p>
          </table:table-cell>
          <table:table-cell table:formula="of:=IF([Sheet1.I104]&gt;[.$H$1];[Sheet1.AA104];0)" office:value-type="percentage" office:value="0.622222222222222">
            <text:p>62.22%</text:p>
          </table:table-cell>
          <table:table-cell table:number-columns-repeated="2"/>
        </table:table-row>
        <table:table-row table:style-name="ro1">
          <table:table-cell table:style-name="ce7" table:formula="of:=IF([Sheet1.I105]&gt;[.$H$1];[Sheet1.U105];0)" office:value-type="percentage" office:value="0.496350364963504">
            <text:p>49.64%</text:p>
          </table:table-cell>
          <table:table-cell table:style-name="ce2" table:formula="of:=IF([Sheet1.J105]&gt;[.$H$1];[Sheet1.V105];0)" office:value-type="percentage" office:value="0.403508771929825">
            <text:p>40.35%</text:p>
          </table:table-cell>
          <table:table-cell table:style-name="ce8" table:formula="of:=IF([Sheet1.I105]&gt;[.$H$1];[Sheet1.W105];0)" office:value-type="percentage" office:value="0.277372262773723">
            <text:p>27.74%</text:p>
          </table:table-cell>
          <table:table-cell table:style-name="ce8" table:formula="of:=IF([Sheet1.I105]&gt;[.$H$1];[Sheet1.X105];0)" office:value-type="percentage" office:value="0.145985401459854">
            <text:p>14.60%</text:p>
          </table:table-cell>
          <table:table-cell table:style-name="ce8" table:formula="of:=IF([Sheet1.I105]&gt;[.$H$1];[Sheet1.Y105];0)" office:value-type="percentage" office:value="0.0656934306569343">
            <text:p>6.57%</text:p>
          </table:table-cell>
          <table:table-cell table:formula="of:=IF([Sheet1.I105]&gt;[.$H$1];[Sheet1.Z105];0)" office:value-type="percentage" office:value="0.503649635036496">
            <text:p>50.36%</text:p>
          </table:table-cell>
          <table:table-cell table:formula="of:=IF([Sheet1.I105]&gt;[.$H$1];[Sheet1.AA105];0)" office:value-type="percentage" office:value="0.507246376811594">
            <text:p>50.72%</text:p>
          </table:table-cell>
          <table:table-cell table:number-columns-repeated="2"/>
        </table:table-row>
        <table:table-row table:style-name="ro1">
          <table:table-cell table:style-name="ce7" table:formula="of:=IF([Sheet1.I106]&gt;[.$H$1];[Sheet1.U106];0)" office:value-type="percentage" office:value="0.578125">
            <text:p>57.81%</text:p>
          </table:table-cell>
          <table:table-cell table:style-name="ce2" table:formula="of:=IF([Sheet1.J106]&gt;[.$H$1];[Sheet1.V106];0)" office:value-type="percentage" office:value="0.406940063091483">
            <text:p>40.69%</text:p>
          </table:table-cell>
          <table:table-cell table:style-name="ce8" table:formula="of:=IF([Sheet1.I106]&gt;[.$H$1];[Sheet1.W106];0)" office:value-type="percentage" office:value="0.2109375">
            <text:p>21.09%</text:p>
          </table:table-cell>
          <table:table-cell table:style-name="ce8" table:formula="of:=IF([Sheet1.I106]&gt;[.$H$1];[Sheet1.X106];0)" office:value-type="percentage" office:value="0.25">
            <text:p>25.00%</text:p>
          </table:table-cell>
          <table:table-cell table:style-name="ce8" table:formula="of:=IF([Sheet1.I106]&gt;[.$H$1];[Sheet1.Y106];0)" office:value-type="percentage" office:value="0.0859375">
            <text:p>8.59%</text:p>
          </table:table-cell>
          <table:table-cell table:formula="of:=IF([Sheet1.I106]&gt;[.$H$1];[Sheet1.Z106];0)" office:value-type="percentage" office:value="0.421875">
            <text:p>42.19%</text:p>
          </table:table-cell>
          <table:table-cell table:formula="of:=IF([Sheet1.I106]&gt;[.$H$1];[Sheet1.AA106];0)" office:value-type="percentage" office:value="0.488372093023256">
            <text:p>48.84%</text:p>
          </table:table-cell>
          <table:table-cell table:number-columns-repeated="2"/>
        </table:table-row>
        <table:table-row table:style-name="ro1">
          <table:table-cell table:style-name="ce7" table:formula="of:=IF([Sheet1.I107]&gt;[.$H$1];[Sheet1.U107];0)" office:value-type="percentage" office:value="0.565217391304348">
            <text:p>56.52%</text:p>
          </table:table-cell>
          <table:table-cell table:style-name="ce2" table:formula="of:=IF([Sheet1.J107]&gt;[.$H$1];[Sheet1.V107];0)" office:value-type="percentage" office:value="0.308724832214765">
            <text:p>30.87%</text:p>
          </table:table-cell>
          <table:table-cell table:style-name="ce8" table:formula="of:=IF([Sheet1.I107]&gt;[.$H$1];[Sheet1.W107];0)" office:value-type="percentage" office:value="0.282608695652174">
            <text:p>28.26%</text:p>
          </table:table-cell>
          <table:table-cell table:style-name="ce8" table:formula="of:=IF([Sheet1.I107]&gt;[.$H$1];[Sheet1.X107];0)" office:value-type="percentage" office:value="0.0869565217391304">
            <text:p>8.70%</text:p>
          </table:table-cell>
          <table:table-cell table:style-name="ce8" table:formula="of:=IF([Sheet1.I107]&gt;[.$H$1];[Sheet1.Y107];0)" office:value-type="percentage" office:value="0.152173913043478">
            <text:p>15.22%</text:p>
          </table:table-cell>
          <table:table-cell table:formula="of:=IF([Sheet1.I107]&gt;[.$H$1];[Sheet1.Z107];0)" office:value-type="percentage" office:value="0.434782608695652">
            <text:p>43.48%</text:p>
          </table:table-cell>
          <table:table-cell table:formula="of:=IF([Sheet1.I107]&gt;[.$H$1];[Sheet1.AA107];0)" office:value-type="percentage" office:value="0.739130434782609">
            <text:p>73.91%</text:p>
          </table:table-cell>
          <table:table-cell table:number-columns-repeated="2"/>
        </table:table-row>
        <table:table-row table:style-name="ro1">
          <table:table-cell table:style-name="ce7" table:formula="of:=IF([Sheet1.I108]&gt;[.$H$1];[Sheet1.U108];0)" office:value-type="percentage" office:value="0.6">
            <text:p>60.00%</text:p>
          </table:table-cell>
          <table:table-cell table:style-name="ce2" table:formula="of:=IF([Sheet1.J108]&gt;[.$H$1];[Sheet1.V108];0)" office:value-type="percentage" office:value="0.42671009771987">
            <text:p>42.67%</text:p>
          </table:table-cell>
          <table:table-cell table:style-name="ce8" table:formula="of:=IF([Sheet1.I108]&gt;[.$H$1];[Sheet1.W108];0)" office:value-type="percentage" office:value="0.215384615384615">
            <text:p>21.54%</text:p>
          </table:table-cell>
          <table:table-cell table:style-name="ce8" table:formula="of:=IF([Sheet1.I108]&gt;[.$H$1];[Sheet1.X108];0)" office:value-type="percentage" office:value="0.176923076923077">
            <text:p>17.69%</text:p>
          </table:table-cell>
          <table:table-cell table:style-name="ce8" table:formula="of:=IF([Sheet1.I108]&gt;[.$H$1];[Sheet1.Y108];0)" office:value-type="percentage" office:value="0.192307692307692">
            <text:p>19.23%</text:p>
          </table:table-cell>
          <table:table-cell table:formula="of:=IF([Sheet1.I108]&gt;[.$H$1];[Sheet1.Z108];0)" office:value-type="percentage" office:value="0.4">
            <text:p>40.00%</text:p>
          </table:table-cell>
          <table:table-cell table:formula="of:=IF([Sheet1.I108]&gt;[.$H$1];[Sheet1.AA108];0)" office:value-type="percentage" office:value="0.603053435114504">
            <text:p>60.31%</text:p>
          </table:table-cell>
          <table:table-cell table:number-columns-repeated="2"/>
        </table:table-row>
        <table:table-row table:style-name="ro1">
          <table:table-cell table:style-name="ce7" table:formula="of:=IF([Sheet1.I109]&gt;[.$H$1];[Sheet1.U109];0)" office:value-type="percentage" office:value="0.634408602150538">
            <text:p>63.44%</text:p>
          </table:table-cell>
          <table:table-cell table:style-name="ce2" table:formula="of:=IF([Sheet1.J109]&gt;[.$H$1];[Sheet1.V109];0)" office:value-type="percentage" office:value="0.486910994764398">
            <text:p>48.69%</text:p>
          </table:table-cell>
          <table:table-cell table:style-name="ce8" table:formula="of:=IF([Sheet1.I109]&gt;[.$H$1];[Sheet1.W109];0)" office:value-type="percentage" office:value="0.290322580645161">
            <text:p>29.03%</text:p>
          </table:table-cell>
          <table:table-cell table:style-name="ce8" table:formula="of:=IF([Sheet1.I109]&gt;[.$H$1];[Sheet1.X109];0)" office:value-type="percentage" office:value="0.139784946236559">
            <text:p>13.98%</text:p>
          </table:table-cell>
          <table:table-cell table:style-name="ce8" table:formula="of:=IF([Sheet1.I109]&gt;[.$H$1];[Sheet1.Y109];0)" office:value-type="percentage" office:value="0.182795698924731">
            <text:p>18.28%</text:p>
          </table:table-cell>
          <table:table-cell table:formula="of:=IF([Sheet1.I109]&gt;[.$H$1];[Sheet1.Z109];0)" office:value-type="percentage" office:value="0.365591397849462">
            <text:p>36.56%</text:p>
          </table:table-cell>
          <table:table-cell table:formula="of:=IF([Sheet1.I109]&gt;[.$H$1];[Sheet1.AA109];0)" office:value-type="percentage" office:value="0.634408602150538">
            <text:p>63.44%</text:p>
          </table:table-cell>
          <table:table-cell table:number-columns-repeated="2"/>
        </table:table-row>
        <table:table-row table:style-name="ro1">
          <table:table-cell table:style-name="ce7" table:formula="of:=IF([Sheet1.I110]&gt;[.$H$1];[Sheet1.U110];0)" office:value-type="percentage" office:value="0.599118942731278">
            <text:p>59.91%</text:p>
          </table:table-cell>
          <table:table-cell table:style-name="ce2" table:formula="of:=IF([Sheet1.J110]&gt;[.$H$1];[Sheet1.V110];0)" office:value-type="percentage" office:value="0.533642691415313">
            <text:p>53.36%</text:p>
          </table:table-cell>
          <table:table-cell table:style-name="ce8" table:formula="of:=IF([Sheet1.I110]&gt;[.$H$1];[Sheet1.W110];0)" office:value-type="percentage" office:value="0.220264317180617">
            <text:p>22.03%</text:p>
          </table:table-cell>
          <table:table-cell table:style-name="ce8" table:formula="of:=IF([Sheet1.I110]&gt;[.$H$1];[Sheet1.X110];0)" office:value-type="percentage" office:value="0.185022026431718">
            <text:p>18.50%</text:p>
          </table:table-cell>
          <table:table-cell table:style-name="ce8" table:formula="of:=IF([Sheet1.I110]&gt;[.$H$1];[Sheet1.Y110];0)" office:value-type="percentage" office:value="0.154185022026432">
            <text:p>15.42%</text:p>
          </table:table-cell>
          <table:table-cell table:formula="of:=IF([Sheet1.I110]&gt;[.$H$1];[Sheet1.Z110];0)" office:value-type="percentage" office:value="0.400881057268722">
            <text:p>40.09%</text:p>
          </table:table-cell>
          <table:table-cell table:formula="of:=IF([Sheet1.I110]&gt;[.$H$1];[Sheet1.AA110];0)" office:value-type="percentage" office:value="0.604347826086956">
            <text:p>60.43%</text:p>
          </table:table-cell>
          <table:table-cell table:number-columns-repeated="2"/>
        </table:table-row>
        <table:table-row table:style-name="ro1">
          <table:table-cell table:style-name="ce7" table:formula="of:=IF([Sheet1.I111]&gt;[.$H$1];[Sheet1.U111];0)" office:value-type="percentage" office:value="0.525252525252525">
            <text:p>52.53%</text:p>
          </table:table-cell>
          <table:table-cell table:style-name="ce2" table:formula="of:=IF([Sheet1.J111]&gt;[.$H$1];[Sheet1.V111];0)" office:value-type="percentage" office:value="0.408906882591093">
            <text:p>40.89%</text:p>
          </table:table-cell>
          <table:table-cell table:style-name="ce8" table:formula="of:=IF([Sheet1.I111]&gt;[.$H$1];[Sheet1.W111];0)" office:value-type="percentage" office:value="0.161616161616162">
            <text:p>16.16%</text:p>
          </table:table-cell>
          <table:table-cell table:style-name="ce8" table:formula="of:=IF([Sheet1.I111]&gt;[.$H$1];[Sheet1.X111];0)" office:value-type="percentage" office:value="0.151515151515152">
            <text:p>15.15%</text:p>
          </table:table-cell>
          <table:table-cell table:style-name="ce8" table:formula="of:=IF([Sheet1.I111]&gt;[.$H$1];[Sheet1.Y111];0)" office:value-type="percentage" office:value="0.171717171717172">
            <text:p>17.17%</text:p>
          </table:table-cell>
          <table:table-cell table:formula="of:=IF([Sheet1.I111]&gt;[.$H$1];[Sheet1.Z111];0)" office:value-type="percentage" office:value="0.474747474747475">
            <text:p>47.47%</text:p>
          </table:table-cell>
          <table:table-cell table:formula="of:=IF([Sheet1.I111]&gt;[.$H$1];[Sheet1.AA111];0)" office:value-type="percentage" office:value="0.514851485148515">
            <text:p>51.49%</text:p>
          </table:table-cell>
          <table:table-cell table:number-columns-repeated="2"/>
        </table:table-row>
        <table:table-row table:style-name="ro1">
          <table:table-cell table:style-name="ce7" table:formula="of:=IF([Sheet1.I112]&gt;[.$H$1];[Sheet1.U112];0)" office:value-type="percentage" office:value="0.477477477477478">
            <text:p>47.75%</text:p>
          </table:table-cell>
          <table:table-cell table:style-name="ce2" table:formula="of:=IF([Sheet1.J112]&gt;[.$H$1];[Sheet1.V112];0)" office:value-type="percentage" office:value="0.442231075697211">
            <text:p>44.22%</text:p>
          </table:table-cell>
          <table:table-cell table:style-name="ce8" table:formula="of:=IF([Sheet1.I112]&gt;[.$H$1];[Sheet1.W112];0)" office:value-type="percentage" office:value="0.207207207207207">
            <text:p>20.72%</text:p>
          </table:table-cell>
          <table:table-cell table:style-name="ce8" table:formula="of:=IF([Sheet1.I112]&gt;[.$H$1];[Sheet1.X112];0)" office:value-type="percentage" office:value="0.117117117117117">
            <text:p>11.71%</text:p>
          </table:table-cell>
          <table:table-cell table:style-name="ce8" table:formula="of:=IF([Sheet1.I112]&gt;[.$H$1];[Sheet1.Y112];0)" office:value-type="percentage" office:value="0.126126126126126">
            <text:p>12.61%</text:p>
          </table:table-cell>
          <table:table-cell table:formula="of:=IF([Sheet1.I112]&gt;[.$H$1];[Sheet1.Z112];0)" office:value-type="percentage" office:value="0.522522522522523">
            <text:p>52.25%</text:p>
          </table:table-cell>
          <table:table-cell table:formula="of:=IF([Sheet1.I112]&gt;[.$H$1];[Sheet1.AA112];0)" office:value-type="percentage" office:value="0.531531531531532">
            <text:p>53.15%</text:p>
          </table:table-cell>
          <table:table-cell table:number-columns-repeated="2"/>
        </table:table-row>
        <table:table-row table:style-name="ro1">
          <table:table-cell table:style-name="ce7" table:formula="of:=IF([Sheet1.I113]&gt;[.$H$1];[Sheet1.U113];0)" office:value-type="percentage" office:value="0.530685920577617">
            <text:p>53.07%</text:p>
          </table:table-cell>
          <table:table-cell table:style-name="ce2" table:formula="of:=IF([Sheet1.J113]&gt;[.$H$1];[Sheet1.V113];0)" office:value-type="percentage" office:value="0.523364485981308">
            <text:p>52.34%</text:p>
          </table:table-cell>
          <table:table-cell table:style-name="ce8" table:formula="of:=IF([Sheet1.I113]&gt;[.$H$1];[Sheet1.W113];0)" office:value-type="percentage" office:value="0.169675090252708">
            <text:p>16.97%</text:p>
          </table:table-cell>
          <table:table-cell table:style-name="ce8" table:formula="of:=IF([Sheet1.I113]&gt;[.$H$1];[Sheet1.X113];0)" office:value-type="percentage" office:value="0.191335740072202">
            <text:p>19.13%</text:p>
          </table:table-cell>
          <table:table-cell table:style-name="ce8" table:formula="of:=IF([Sheet1.I113]&gt;[.$H$1];[Sheet1.Y113];0)" office:value-type="percentage" office:value="0.148014440433213">
            <text:p>14.80%</text:p>
          </table:table-cell>
          <table:table-cell table:formula="of:=IF([Sheet1.I113]&gt;[.$H$1];[Sheet1.Z113];0)" office:value-type="percentage" office:value="0.469314079422383">
            <text:p>46.93%</text:p>
          </table:table-cell>
          <table:table-cell table:formula="of:=IF([Sheet1.I113]&gt;[.$H$1];[Sheet1.AA113];0)" office:value-type="percentage" office:value="0.475">
            <text:p>47.50%</text:p>
          </table:table-cell>
          <table:table-cell table:number-columns-repeated="2"/>
        </table:table-row>
        <table:table-row table:style-name="ro1">
          <table:table-cell table:style-name="ce7" table:formula="of:=IF([Sheet1.I114]&gt;[.$H$1];[Sheet1.U114];0)" office:value-type="percentage" office:value="0.521739130434783">
            <text:p>52.17%</text:p>
          </table:table-cell>
          <table:table-cell table:style-name="ce2" table:formula="of:=IF([Sheet1.J114]&gt;[.$H$1];[Sheet1.V114];0)" office:value-type="percentage" office:value="0.686567164179104">
            <text:p>68.66%</text:p>
          </table:table-cell>
          <table:table-cell table:style-name="ce8" table:formula="of:=IF([Sheet1.I114]&gt;[.$H$1];[Sheet1.W114];0)" office:value-type="percentage" office:value="0.16304347826087">
            <text:p>16.30%</text:p>
          </table:table-cell>
          <table:table-cell table:style-name="ce8" table:formula="of:=IF([Sheet1.I114]&gt;[.$H$1];[Sheet1.X114];0)" office:value-type="percentage" office:value="0.239130434782609">
            <text:p>23.91%</text:p>
          </table:table-cell>
          <table:table-cell table:style-name="ce8" table:formula="of:=IF([Sheet1.I114]&gt;[.$H$1];[Sheet1.Y114];0)" office:value-type="percentage" office:value="0.0869565217391304">
            <text:p>8.70%</text:p>
          </table:table-cell>
          <table:table-cell table:formula="of:=IF([Sheet1.I114]&gt;[.$H$1];[Sheet1.Z114];0)" office:value-type="percentage" office:value="0.478260869565217">
            <text:p>47.83%</text:p>
          </table:table-cell>
          <table:table-cell table:formula="of:=IF([Sheet1.I114]&gt;[.$H$1];[Sheet1.AA114];0)" office:value-type="percentage" office:value="0.510869565217391">
            <text:p>51.09%</text:p>
          </table:table-cell>
          <table:table-cell table:number-columns-repeated="2"/>
        </table:table-row>
        <table:table-row table:style-name="ro1">
          <table:table-cell table:style-name="ce7" table:formula="of:=IF([Sheet1.I115]&gt;[.$H$1];[Sheet1.U115];0)" office:value-type="percentage" office:value="0.464285714285714">
            <text:p>46.43%</text:p>
          </table:table-cell>
          <table:table-cell table:style-name="ce2" table:formula="of:=IF([Sheet1.J115]&gt;[.$H$1];[Sheet1.V115];0)" office:value-type="percentage" office:value="0.345679012345679">
            <text:p>34.57%</text:p>
          </table:table-cell>
          <table:table-cell table:style-name="ce8" table:formula="of:=IF([Sheet1.I115]&gt;[.$H$1];[Sheet1.W115];0)" office:value-type="percentage" office:value="0.107142857142857">
            <text:p>10.71%</text:p>
          </table:table-cell>
          <table:table-cell table:style-name="ce8" table:formula="of:=IF([Sheet1.I115]&gt;[.$H$1];[Sheet1.X115];0)" office:value-type="percentage" office:value="0.238095238095238">
            <text:p>23.81%</text:p>
          </table:table-cell>
          <table:table-cell table:style-name="ce8" table:formula="of:=IF([Sheet1.I115]&gt;[.$H$1];[Sheet1.Y115];0)" office:value-type="percentage" office:value="0.119047619047619">
            <text:p>11.90%</text:p>
          </table:table-cell>
          <table:table-cell table:formula="of:=IF([Sheet1.I115]&gt;[.$H$1];[Sheet1.Z115];0)" office:value-type="percentage" office:value="0.535714285714286">
            <text:p>53.57%</text:p>
          </table:table-cell>
          <table:table-cell table:formula="of:=IF([Sheet1.I115]&gt;[.$H$1];[Sheet1.AA115];0)" office:value-type="percentage" office:value="0.595238095238095">
            <text:p>59.52%</text:p>
          </table:table-cell>
          <table:table-cell table:number-columns-repeated="2"/>
        </table:table-row>
        <table:table-row table:style-name="ro1">
          <table:table-cell table:style-name="ce7" table:formula="of:=IF([Sheet1.I116]&gt;[.$H$1];[Sheet1.U116];0)" office:value-type="percentage" office:value="0.653061224489796">
            <text:p>65.31%</text:p>
          </table:table-cell>
          <table:table-cell table:style-name="ce2" table:formula="of:=IF([Sheet1.J116]&gt;[.$H$1];[Sheet1.V116];0)" office:value-type="percentage" office:value="0.409470752089136">
            <text:p>40.95%</text:p>
          </table:table-cell>
          <table:table-cell table:style-name="ce8" table:formula="of:=IF([Sheet1.I116]&gt;[.$H$1];[Sheet1.W116];0)" office:value-type="percentage" office:value="0.210884353741497">
            <text:p>21.09%</text:p>
          </table:table-cell>
          <table:table-cell table:style-name="ce8" table:formula="of:=IF([Sheet1.I116]&gt;[.$H$1];[Sheet1.X116];0)" office:value-type="percentage" office:value="0.224489795918367">
            <text:p>22.45%</text:p>
          </table:table-cell>
          <table:table-cell table:style-name="ce8" table:formula="of:=IF([Sheet1.I116]&gt;[.$H$1];[Sheet1.Y116];0)" office:value-type="percentage" office:value="0.163265306122449">
            <text:p>16.33%</text:p>
          </table:table-cell>
          <table:table-cell table:formula="of:=IF([Sheet1.I116]&gt;[.$H$1];[Sheet1.Z116];0)" office:value-type="percentage" office:value="0.346938775510204">
            <text:p>34.69%</text:p>
          </table:table-cell>
          <table:table-cell table:formula="of:=IF([Sheet1.I116]&gt;[.$H$1];[Sheet1.AA116];0)" office:value-type="percentage" office:value="0.394557823129252">
            <text:p>39.46%</text:p>
          </table:table-cell>
          <table:table-cell table:number-columns-repeated="2"/>
        </table:table-row>
        <table:table-row table:style-name="ro1">
          <table:table-cell table:style-name="ce7" table:formula="of:=IF([Sheet1.I117]&gt;[.$H$1];[Sheet1.U117];0)" office:value-type="percentage" office:value="0.444444444444444">
            <text:p>44.44%</text:p>
          </table:table-cell>
          <table:table-cell table:style-name="ce2" table:formula="of:=IF([Sheet1.J117]&gt;[.$H$1];[Sheet1.V117];0)" office:value-type="percentage" office:value="0.402985074626866">
            <text:p>40.30%</text:p>
          </table:table-cell>
          <table:table-cell table:style-name="ce8" table:formula="of:=IF([Sheet1.I117]&gt;[.$H$1];[Sheet1.W117];0)" office:value-type="percentage" office:value="0.0740740740740741">
            <text:p>7.41%</text:p>
          </table:table-cell>
          <table:table-cell table:style-name="ce8" table:formula="of:=IF([Sheet1.I117]&gt;[.$H$1];[Sheet1.X117];0)" office:value-type="percentage" office:value="0.259259259259259">
            <text:p>25.93%</text:p>
          </table:table-cell>
          <table:table-cell table:style-name="ce8" table:formula="of:=IF([Sheet1.I117]&gt;[.$H$1];[Sheet1.Y117];0)" office:value-type="percentage" office:value="0.0617283950617284">
            <text:p>6.17%</text:p>
          </table:table-cell>
          <table:table-cell table:formula="of:=IF([Sheet1.I117]&gt;[.$H$1];[Sheet1.Z117];0)" office:value-type="percentage" office:value="0.555555555555556">
            <text:p>55.56%</text:p>
          </table:table-cell>
          <table:table-cell table:formula="of:=IF([Sheet1.I117]&gt;[.$H$1];[Sheet1.AA117];0)" office:value-type="percentage" office:value="0.358024691358025">
            <text:p>35.80%</text:p>
          </table:table-cell>
          <table:table-cell table:number-columns-repeated="2"/>
        </table:table-row>
        <table:table-row table:style-name="ro1">
          <table:table-cell table:style-name="ce7" table:formula="of:=IF([Sheet1.I118]&gt;[.$H$1];[Sheet1.U118];0)" office:value-type="percentage" office:value="0.570093457943925">
            <text:p>57.01%</text:p>
          </table:table-cell>
          <table:table-cell table:style-name="ce2" table:formula="of:=IF([Sheet1.J118]&gt;[.$H$1];[Sheet1.V118];0)" office:value-type="percentage" office:value="0.422924901185771">
            <text:p>42.29%</text:p>
          </table:table-cell>
          <table:table-cell table:style-name="ce8" table:formula="of:=IF([Sheet1.I118]&gt;[.$H$1];[Sheet1.W118];0)" office:value-type="percentage" office:value="0.242990654205607">
            <text:p>24.30%</text:p>
          </table:table-cell>
          <table:table-cell table:style-name="ce8" table:formula="of:=IF([Sheet1.I118]&gt;[.$H$1];[Sheet1.X118];0)" office:value-type="percentage" office:value="0.130841121495327">
            <text:p>13.08%</text:p>
          </table:table-cell>
          <table:table-cell table:style-name="ce8" table:formula="of:=IF([Sheet1.I118]&gt;[.$H$1];[Sheet1.Y118];0)" office:value-type="percentage" office:value="0.11214953271028">
            <text:p>11.21%</text:p>
          </table:table-cell>
          <table:table-cell table:formula="of:=IF([Sheet1.I118]&gt;[.$H$1];[Sheet1.Z118];0)" office:value-type="percentage" office:value="0.429906542056075">
            <text:p>42.99%</text:p>
          </table:table-cell>
          <table:table-cell table:formula="of:=IF([Sheet1.I118]&gt;[.$H$1];[Sheet1.AA118];0)" office:value-type="percentage" office:value="0.551401869158878">
            <text:p>55.14%</text:p>
          </table:table-cell>
          <table:table-cell table:number-columns-repeated="2"/>
        </table:table-row>
        <table:table-row table:style-name="ro1">
          <table:table-cell table:style-name="ce7" table:formula="of:=IF([Sheet1.I119]&gt;[.$H$1];[Sheet1.U119];0)" office:value-type="percentage" office:value="0.508474576271186">
            <text:p>50.85%</text:p>
          </table:table-cell>
          <table:table-cell table:style-name="ce2" table:formula="of:=IF([Sheet1.J119]&gt;[.$H$1];[Sheet1.V119];0)" office:value-type="percentage" office:value="0.351190476190476">
            <text:p>35.12%</text:p>
          </table:table-cell>
          <table:table-cell table:style-name="ce8" table:formula="of:=IF([Sheet1.I119]&gt;[.$H$1];[Sheet1.W119];0)" office:value-type="percentage" office:value="0.211864406779661">
            <text:p>21.19%</text:p>
          </table:table-cell>
          <table:table-cell table:style-name="ce8" table:formula="of:=IF([Sheet1.I119]&gt;[.$H$1];[Sheet1.X119];0)" office:value-type="percentage" office:value="0.186440677966102">
            <text:p>18.64%</text:p>
          </table:table-cell>
          <table:table-cell table:style-name="ce8" table:formula="of:=IF([Sheet1.I119]&gt;[.$H$1];[Sheet1.Y119];0)" office:value-type="percentage" office:value="0.076271186440678">
            <text:p>7.63%</text:p>
          </table:table-cell>
          <table:table-cell table:formula="of:=IF([Sheet1.I119]&gt;[.$H$1];[Sheet1.Z119];0)" office:value-type="percentage" office:value="0.491525423728814">
            <text:p>49.15%</text:p>
          </table:table-cell>
          <table:table-cell table:formula="of:=IF([Sheet1.I119]&gt;[.$H$1];[Sheet1.AA119];0)" office:value-type="percentage" office:value="0.533898305084746">
            <text:p>53.39%</text:p>
          </table:table-cell>
          <table:table-cell table:number-columns-repeated="2"/>
        </table:table-row>
        <table:table-row table:style-name="ro1">
          <table:table-cell table:style-name="ce7" table:formula="of:=IF([Sheet1.I120]&gt;[.$H$1];[Sheet1.U120];0)" office:value-type="percentage" office:value="0.645348837209302">
            <text:p>64.53%</text:p>
          </table:table-cell>
          <table:table-cell table:style-name="ce2" table:formula="of:=IF([Sheet1.J120]&gt;[.$H$1];[Sheet1.V120];0)" office:value-type="percentage" office:value="0.629090909090909">
            <text:p>62.91%</text:p>
          </table:table-cell>
          <table:table-cell table:style-name="ce8" table:formula="of:=IF([Sheet1.I120]&gt;[.$H$1];[Sheet1.W120];0)" office:value-type="percentage" office:value="0.25">
            <text:p>25.00%</text:p>
          </table:table-cell>
          <table:table-cell table:style-name="ce8" table:formula="of:=IF([Sheet1.I120]&gt;[.$H$1];[Sheet1.X120];0)" office:value-type="percentage" office:value="0.197674418604651">
            <text:p>19.77%</text:p>
          </table:table-cell>
          <table:table-cell table:style-name="ce8" table:formula="of:=IF([Sheet1.I120]&gt;[.$H$1];[Sheet1.Y120];0)" office:value-type="percentage" office:value="0.174418604651163">
            <text:p>17.44%</text:p>
          </table:table-cell>
          <table:table-cell table:formula="of:=IF([Sheet1.I120]&gt;[.$H$1];[Sheet1.Z120];0)" office:value-type="percentage" office:value="0.354651162790698">
            <text:p>35.47%</text:p>
          </table:table-cell>
          <table:table-cell table:formula="of:=IF([Sheet1.I120]&gt;[.$H$1];[Sheet1.AA120];0)" office:value-type="percentage" office:value="0.589595375722543">
            <text:p>58.96%</text:p>
          </table:table-cell>
          <table:table-cell table:number-columns-repeated="2"/>
        </table:table-row>
        <table:table-row table:style-name="ro1">
          <table:table-cell table:style-name="ce7" table:formula="of:=IF([Sheet1.I121]&gt;[.$H$1];[Sheet1.U121];0)" office:value-type="percentage" office:value="0.601626016260163">
            <text:p>60.16%</text:p>
          </table:table-cell>
          <table:table-cell table:style-name="ce2" table:formula="of:=IF([Sheet1.J121]&gt;[.$H$1];[Sheet1.V121];0)" office:value-type="percentage" office:value="0.563636363636364">
            <text:p>56.36%</text:p>
          </table:table-cell>
          <table:table-cell table:style-name="ce8" table:formula="of:=IF([Sheet1.I121]&gt;[.$H$1];[Sheet1.W121];0)" office:value-type="percentage" office:value="0.300813008130081">
            <text:p>30.08%</text:p>
          </table:table-cell>
          <table:table-cell table:style-name="ce8" table:formula="of:=IF([Sheet1.I121]&gt;[.$H$1];[Sheet1.X121];0)" office:value-type="percentage" office:value="0.121951219512195">
            <text:p>12.20%</text:p>
          </table:table-cell>
          <table:table-cell table:style-name="ce8" table:formula="of:=IF([Sheet1.I121]&gt;[.$H$1];[Sheet1.Y121];0)" office:value-type="percentage" office:value="0.130081300813008">
            <text:p>13.01%</text:p>
          </table:table-cell>
          <table:table-cell table:formula="of:=IF([Sheet1.I121]&gt;[.$H$1];[Sheet1.Z121];0)" office:value-type="percentage" office:value="0.398373983739837">
            <text:p>39.84%</text:p>
          </table:table-cell>
          <table:table-cell table:formula="of:=IF([Sheet1.I121]&gt;[.$H$1];[Sheet1.AA121];0)" office:value-type="percentage" office:value="0.620967741935484">
            <text:p>62.10%</text:p>
          </table:table-cell>
          <table:table-cell table:number-columns-repeated="2"/>
        </table:table-row>
        <table:table-row table:style-name="ro1">
          <table:table-cell table:style-name="ce7" table:formula="of:=IF([Sheet1.I122]&gt;[.$H$1];[Sheet1.U122];0)" office:value-type="percentage" office:value="0.483695652173913">
            <text:p>48.37%</text:p>
          </table:table-cell>
          <table:table-cell table:style-name="ce2" table:formula="of:=IF([Sheet1.J122]&gt;[.$H$1];[Sheet1.V122];0)" office:value-type="percentage" office:value="0.547619047619048">
            <text:p>54.76%</text:p>
          </table:table-cell>
          <table:table-cell table:style-name="ce8" table:formula="of:=IF([Sheet1.I122]&gt;[.$H$1];[Sheet1.W122];0)" office:value-type="percentage" office:value="0.168478260869565">
            <text:p>16.85%</text:p>
          </table:table-cell>
          <table:table-cell table:style-name="ce8" table:formula="of:=IF([Sheet1.I122]&gt;[.$H$1];[Sheet1.X122];0)" office:value-type="percentage" office:value="0.206521739130435">
            <text:p>20.65%</text:p>
          </table:table-cell>
          <table:table-cell table:style-name="ce8" table:formula="of:=IF([Sheet1.I122]&gt;[.$H$1];[Sheet1.Y122];0)" office:value-type="percentage" office:value="0.0978260869565217">
            <text:p>9.78%</text:p>
          </table:table-cell>
          <table:table-cell table:formula="of:=IF([Sheet1.I122]&gt;[.$H$1];[Sheet1.Z122];0)" office:value-type="percentage" office:value="0.516304347826087">
            <text:p>51.63%</text:p>
          </table:table-cell>
          <table:table-cell table:formula="of:=IF([Sheet1.I122]&gt;[.$H$1];[Sheet1.AA122];0)" office:value-type="percentage" office:value="0.391304347826087">
            <text:p>39.13%</text:p>
          </table:table-cell>
          <table:table-cell table:number-columns-repeated="2"/>
        </table:table-row>
        <table:table-row table:style-name="ro1">
          <table:table-cell table:style-name="ce7" table:formula="of:=IF([Sheet1.I123]&gt;[.$H$1];[Sheet1.U123];0)" office:value-type="percentage" office:value="0.448275862068966">
            <text:p>44.83%</text:p>
          </table:table-cell>
          <table:table-cell table:style-name="ce2" table:formula="of:=IF([Sheet1.J123]&gt;[.$H$1];[Sheet1.V123];0)" office:value-type="percentage" office:value="0.674418604651163">
            <text:p>67.44%</text:p>
          </table:table-cell>
          <table:table-cell table:style-name="ce8" table:formula="of:=IF([Sheet1.I123]&gt;[.$H$1];[Sheet1.W123];0)" office:value-type="percentage" office:value="0.0114942528735632">
            <text:p>1.15%</text:p>
          </table:table-cell>
          <table:table-cell table:style-name="ce8" table:formula="of:=IF([Sheet1.I123]&gt;[.$H$1];[Sheet1.X123];0)" office:value-type="percentage" office:value="0.32183908045977">
            <text:p>32.18%</text:p>
          </table:table-cell>
          <table:table-cell table:style-name="ce8" table:formula="of:=IF([Sheet1.I123]&gt;[.$H$1];[Sheet1.Y123];0)" office:value-type="percentage" office:value="0.103448275862069">
            <text:p>10.34%</text:p>
          </table:table-cell>
          <table:table-cell table:formula="of:=IF([Sheet1.I123]&gt;[.$H$1];[Sheet1.Z123];0)" office:value-type="percentage" office:value="0.551724137931034">
            <text:p>55.17%</text:p>
          </table:table-cell>
          <table:table-cell table:formula="of:=IF([Sheet1.I123]&gt;[.$H$1];[Sheet1.AA123];0)" office:value-type="percentage" office:value="0.367816091954023">
            <text:p>36.78%</text:p>
          </table:table-cell>
          <table:table-cell table:number-columns-repeated="2"/>
        </table:table-row>
        <table:table-row table:style-name="ro1">
          <table:table-cell table:style-name="ce7" table:formula="of:=IF([Sheet1.I124]&gt;[.$H$1];[Sheet1.U124];0)" office:value-type="percentage" office:value="0.577235772357724">
            <text:p>57.72%</text:p>
          </table:table-cell>
          <table:table-cell table:style-name="ce2" table:formula="of:=IF([Sheet1.J124]&gt;[.$H$1];[Sheet1.V124];0)" office:value-type="percentage" office:value="0.605911330049261">
            <text:p>60.59%</text:p>
          </table:table-cell>
          <table:table-cell table:style-name="ce8" table:formula="of:=IF([Sheet1.I124]&gt;[.$H$1];[Sheet1.W124];0)" office:value-type="percentage" office:value="0.0650406504065041">
            <text:p>6.50%</text:p>
          </table:table-cell>
          <table:table-cell table:style-name="ce8" table:formula="of:=IF([Sheet1.I124]&gt;[.$H$1];[Sheet1.X124];0)" office:value-type="percentage" office:value="0.430894308943089">
            <text:p>43.09%</text:p>
          </table:table-cell>
          <table:table-cell table:style-name="ce8" table:formula="of:=IF([Sheet1.I124]&gt;[.$H$1];[Sheet1.Y124];0)" office:value-type="percentage" office:value="0.0731707317073171">
            <text:p>7.32%</text:p>
          </table:table-cell>
          <table:table-cell table:formula="of:=IF([Sheet1.I124]&gt;[.$H$1];[Sheet1.Z124];0)" office:value-type="percentage" office:value="0.422764227642276">
            <text:p>42.28%</text:p>
          </table:table-cell>
          <table:table-cell table:formula="of:=IF([Sheet1.I124]&gt;[.$H$1];[Sheet1.AA124];0)" office:value-type="percentage" office:value="0.349593495934959">
            <text:p>34.96%</text:p>
          </table:table-cell>
          <table:table-cell table:number-columns-repeated="2"/>
        </table:table-row>
        <table:table-row table:style-name="ro1">
          <table:table-cell table:style-name="ce7" table:formula="of:=IF([Sheet1.I125]&gt;[.$H$1];[Sheet1.U125];0)" office:value-type="percentage" office:value="0.606060606060606">
            <text:p>60.61%</text:p>
          </table:table-cell>
          <table:table-cell table:style-name="ce2" table:formula="of:=IF([Sheet1.J125]&gt;[.$H$1];[Sheet1.V125];0)" office:value-type="percentage" office:value="0.572254335260116">
            <text:p>57.23%</text:p>
          </table:table-cell>
          <table:table-cell table:style-name="ce8" table:formula="of:=IF([Sheet1.I125]&gt;[.$H$1];[Sheet1.W125];0)" office:value-type="percentage" office:value="0.0404040404040404">
            <text:p>4.04%</text:p>
          </table:table-cell>
          <table:table-cell table:style-name="ce8" table:formula="of:=IF([Sheet1.I125]&gt;[.$H$1];[Sheet1.X125];0)" office:value-type="percentage" office:value="0.515151515151515">
            <text:p>51.52%</text:p>
          </table:table-cell>
          <table:table-cell table:style-name="ce8" table:formula="of:=IF([Sheet1.I125]&gt;[.$H$1];[Sheet1.Y125];0)" office:value-type="percentage" office:value="0.0404040404040404">
            <text:p>4.04%</text:p>
          </table:table-cell>
          <table:table-cell table:formula="of:=IF([Sheet1.I125]&gt;[.$H$1];[Sheet1.Z125];0)" office:value-type="percentage" office:value="0.393939393939394">
            <text:p>39.39%</text:p>
          </table:table-cell>
          <table:table-cell table:formula="of:=IF([Sheet1.I125]&gt;[.$H$1];[Sheet1.AA125];0)" office:value-type="percentage" office:value="0.333333333333333">
            <text:p>33.33%</text:p>
          </table:table-cell>
          <table:table-cell table:number-columns-repeated="2"/>
        </table:table-row>
        <table:table-row table:style-name="ro1">
          <table:table-cell table:style-name="ce7" table:formula="of:=IF([Sheet1.I126]&gt;[.$H$1];[Sheet1.U126];0)" office:value-type="percentage" office:value="0.632352941176471">
            <text:p>63.24%</text:p>
          </table:table-cell>
          <table:table-cell table:style-name="ce2" table:formula="of:=IF([Sheet1.J126]&gt;[.$H$1];[Sheet1.V126];0)" office:value-type="percentage" office:value="0.485714285714286">
            <text:p>48.57%</text:p>
          </table:table-cell>
          <table:table-cell table:style-name="ce8" table:formula="of:=IF([Sheet1.I126]&gt;[.$H$1];[Sheet1.W126];0)" office:value-type="percentage" office:value="0.0588235294117647">
            <text:p>5.88%</text:p>
          </table:table-cell>
          <table:table-cell table:style-name="ce8" table:formula="of:=IF([Sheet1.I126]&gt;[.$H$1];[Sheet1.X126];0)" office:value-type="percentage" office:value="0.5">
            <text:p>50.00%</text:p>
          </table:table-cell>
          <table:table-cell table:style-name="ce8" table:formula="of:=IF([Sheet1.I126]&gt;[.$H$1];[Sheet1.Y126];0)" office:value-type="percentage" office:value="0.0735294117647059">
            <text:p>7.35%</text:p>
          </table:table-cell>
          <table:table-cell table:formula="of:=IF([Sheet1.I126]&gt;[.$H$1];[Sheet1.Z126];0)" office:value-type="percentage" office:value="0.367647058823529">
            <text:p>36.76%</text:p>
          </table:table-cell>
          <table:table-cell table:formula="of:=IF([Sheet1.I126]&gt;[.$H$1];[Sheet1.AA126];0)" office:value-type="percentage" office:value="0.294117647058823">
            <text:p>29.41%</text:p>
          </table:table-cell>
          <table:table-cell table:number-columns-repeated="2"/>
        </table:table-row>
        <table:table-row table:style-name="ro1">
          <table:table-cell table:style-name="ce7" table:formula="of:=IF([Sheet1.I127]&gt;[.$H$1];[Sheet1.U127];0)" office:value-type="percentage" office:value="0.554585152838428">
            <text:p>55.46%</text:p>
          </table:table-cell>
          <table:table-cell table:style-name="ce2" table:formula="of:=IF([Sheet1.J127]&gt;[.$H$1];[Sheet1.V127];0)" office:value-type="percentage" office:value="0.518099547511312">
            <text:p>51.81%</text:p>
          </table:table-cell>
          <table:table-cell table:style-name="ce8" table:formula="of:=IF([Sheet1.I127]&gt;[.$H$1];[Sheet1.W127];0)" office:value-type="percentage" office:value="0.213973799126638">
            <text:p>21.40%</text:p>
          </table:table-cell>
          <table:table-cell table:style-name="ce8" table:formula="of:=IF([Sheet1.I127]&gt;[.$H$1];[Sheet1.X127];0)" office:value-type="percentage" office:value="0.183406113537118">
            <text:p>18.34%</text:p>
          </table:table-cell>
          <table:table-cell table:style-name="ce8" table:formula="of:=IF([Sheet1.I127]&gt;[.$H$1];[Sheet1.Y127];0)" office:value-type="percentage" office:value="0.122270742358079">
            <text:p>12.23%</text:p>
          </table:table-cell>
          <table:table-cell table:formula="of:=IF([Sheet1.I127]&gt;[.$H$1];[Sheet1.Z127];0)" office:value-type="percentage" office:value="0.445414847161572">
            <text:p>44.54%</text:p>
          </table:table-cell>
          <table:table-cell table:formula="of:=IF([Sheet1.I127]&gt;[.$H$1];[Sheet1.AA127];0)" office:value-type="percentage" office:value="0.541484716157205">
            <text:p>54.15%</text:p>
          </table:table-cell>
          <table:table-cell table:number-columns-repeated="2"/>
        </table:table-row>
        <table:table-row table:style-name="ro1">
          <table:table-cell table:style-name="ce7" table:formula="of:=IF([Sheet1.I128]&gt;[.$H$1];[Sheet1.U128];0)" office:value-type="percentage" office:value="0.561643835616438">
            <text:p>56.16%</text:p>
          </table:table-cell>
          <table:table-cell table:style-name="ce2" table:formula="of:=IF([Sheet1.J128]&gt;[.$H$1];[Sheet1.V128];0)" office:value-type="percentage" office:value="0.52112676056338">
            <text:p>52.11%</text:p>
          </table:table-cell>
          <table:table-cell table:style-name="ce8" table:formula="of:=IF([Sheet1.I128]&gt;[.$H$1];[Sheet1.W128];0)" office:value-type="percentage" office:value="0.0684931506849315">
            <text:p>6.85%</text:p>
          </table:table-cell>
          <table:table-cell table:style-name="ce8" table:formula="of:=IF([Sheet1.I128]&gt;[.$H$1];[Sheet1.X128];0)" office:value-type="percentage" office:value="0.452054794520548">
            <text:p>45.21%</text:p>
          </table:table-cell>
          <table:table-cell table:style-name="ce8" table:formula="of:=IF([Sheet1.I128]&gt;[.$H$1];[Sheet1.Y128];0)" office:value-type="percentage" office:value="0.0410958904109589">
            <text:p>4.11%</text:p>
          </table:table-cell>
          <table:table-cell table:formula="of:=IF([Sheet1.I128]&gt;[.$H$1];[Sheet1.Z128];0)" office:value-type="percentage" office:value="0.438356164383562">
            <text:p>43.84%</text:p>
          </table:table-cell>
          <table:table-cell table:formula="of:=IF([Sheet1.I128]&gt;[.$H$1];[Sheet1.AA128];0)" office:value-type="percentage" office:value="0.432432432432432">
            <text:p>43.24%</text:p>
          </table:table-cell>
          <table:table-cell table:number-columns-repeated="2"/>
        </table:table-row>
        <table:table-row table:style-name="ro1">
          <table:table-cell table:style-name="ce7" table:formula="of:=IF([Sheet1.I129]&gt;[.$H$1];[Sheet1.U129];0)" office:value-type="percentage" office:value="0.474820143884892">
            <text:p>47.48%</text:p>
          </table:table-cell>
          <table:table-cell table:style-name="ce2" table:formula="of:=IF([Sheet1.J129]&gt;[.$H$1];[Sheet1.V129];0)" office:value-type="percentage" office:value="0.462046204620462">
            <text:p>46.20%</text:p>
          </table:table-cell>
          <table:table-cell table:style-name="ce8" table:formula="of:=IF([Sheet1.I129]&gt;[.$H$1];[Sheet1.W129];0)" office:value-type="percentage" office:value="0.100719424460432">
            <text:p>10.07%</text:p>
          </table:table-cell>
          <table:table-cell table:style-name="ce8" table:formula="of:=IF([Sheet1.I129]&gt;[.$H$1];[Sheet1.X129];0)" office:value-type="percentage" office:value="0.237410071942446">
            <text:p>23.74%</text:p>
          </table:table-cell>
          <table:table-cell table:style-name="ce8" table:formula="of:=IF([Sheet1.I129]&gt;[.$H$1];[Sheet1.Y129];0)" office:value-type="percentage" office:value="0.115107913669065">
            <text:p>11.51%</text:p>
          </table:table-cell>
          <table:table-cell table:formula="of:=IF([Sheet1.I129]&gt;[.$H$1];[Sheet1.Z129];0)" office:value-type="percentage" office:value="0.525179856115108">
            <text:p>52.52%</text:p>
          </table:table-cell>
          <table:table-cell table:formula="of:=IF([Sheet1.I129]&gt;[.$H$1];[Sheet1.AA129];0)" office:value-type="percentage" office:value="0.478571428571429">
            <text:p>47.86%</text:p>
          </table:table-cell>
          <table:table-cell table:number-columns-repeated="2"/>
        </table:table-row>
        <table:table-row table:style-name="ro1">
          <table:table-cell table:style-name="ce7" table:formula="of:=IF([Sheet1.I130]&gt;[.$H$1];[Sheet1.U130];0)" office:value-type="percentage" office:value="0.814285714285714">
            <text:p>81.43%</text:p>
          </table:table-cell>
          <table:table-cell table:style-name="ce2" table:formula="of:=IF([Sheet1.J130]&gt;[.$H$1];[Sheet1.V130];0)" office:value-type="percentage" office:value="0.60126582278481">
            <text:p>60.13%</text:p>
          </table:table-cell>
          <table:table-cell table:style-name="ce8" table:formula="of:=IF([Sheet1.I130]&gt;[.$H$1];[Sheet1.W130];0)" office:value-type="percentage" office:value="0">
            <text:p>0.00%</text:p>
          </table:table-cell>
          <table:table-cell table:style-name="ce8" table:formula="of:=IF([Sheet1.I130]&gt;[.$H$1];[Sheet1.X130];0)" office:value-type="percentage" office:value="0.685714285714286">
            <text:p>68.57%</text:p>
          </table:table-cell>
          <table:table-cell table:style-name="ce8" table:formula="of:=IF([Sheet1.I130]&gt;[.$H$1];[Sheet1.Y130];0)" office:value-type="percentage" office:value="0">
            <text:p>0.00%</text:p>
          </table:table-cell>
          <table:table-cell table:formula="of:=IF([Sheet1.I130]&gt;[.$H$1];[Sheet1.Z130];0)" office:value-type="percentage" office:value="0.185714285714286">
            <text:p>18.57%</text:p>
          </table:table-cell>
          <table:table-cell table:formula="of:=IF([Sheet1.I130]&gt;[.$H$1];[Sheet1.AA130];0)" office:value-type="percentage" office:value="0.410526315789474">
            <text:p>41.05%</text:p>
          </table:table-cell>
          <table:table-cell table:number-columns-repeated="2"/>
        </table:table-row>
        <table:table-row table:style-name="ro1">
          <table:table-cell table:style-name="ce7" table:formula="of:=IF([Sheet1.I131]&gt;[.$H$1];[Sheet1.U131];0)" office:value-type="percentage" office:value="0.430769230769231">
            <text:p>43.08%</text:p>
          </table:table-cell>
          <table:table-cell table:style-name="ce2" table:formula="of:=IF([Sheet1.J131]&gt;[.$H$1];[Sheet1.V131];0)" office:value-type="percentage" office:value="0.594594594594595">
            <text:p>59.46%</text:p>
          </table:table-cell>
          <table:table-cell table:style-name="ce8" table:formula="of:=IF([Sheet1.I131]&gt;[.$H$1];[Sheet1.W131];0)" office:value-type="percentage" office:value="0.123076923076923">
            <text:p>12.31%</text:p>
          </table:table-cell>
          <table:table-cell table:style-name="ce8" table:formula="of:=IF([Sheet1.I131]&gt;[.$H$1];[Sheet1.X131];0)" office:value-type="percentage" office:value="0.246153846153846">
            <text:p>24.62%</text:p>
          </table:table-cell>
          <table:table-cell table:style-name="ce8" table:formula="of:=IF([Sheet1.I131]&gt;[.$H$1];[Sheet1.Y131];0)" office:value-type="percentage" office:value="0.0615384615384615">
            <text:p>6.15%</text:p>
          </table:table-cell>
          <table:table-cell table:formula="of:=IF([Sheet1.I131]&gt;[.$H$1];[Sheet1.Z131];0)" office:value-type="percentage" office:value="0.569230769230769">
            <text:p>56.92%</text:p>
          </table:table-cell>
          <table:table-cell table:formula="of:=IF([Sheet1.I131]&gt;[.$H$1];[Sheet1.AA131];0)" office:value-type="percentage" office:value="0.439393939393939">
            <text:p>43.94%</text:p>
          </table:table-cell>
          <table:table-cell table:number-columns-repeated="2"/>
        </table:table-row>
        <table:table-row table:style-name="ro1">
          <table:table-cell table:style-name="ce7" table:formula="of:=IF([Sheet1.I132]&gt;[.$H$1];[Sheet1.U132];0)" office:value-type="percentage" office:value="0.416666666666667">
            <text:p>41.67%</text:p>
          </table:table-cell>
          <table:table-cell table:style-name="ce2" table:formula="of:=IF([Sheet1.J132]&gt;[.$H$1];[Sheet1.V132];0)" office:value-type="percentage" office:value="0.676056338028169">
            <text:p>67.61%</text:p>
          </table:table-cell>
          <table:table-cell table:style-name="ce8" table:formula="of:=IF([Sheet1.I132]&gt;[.$H$1];[Sheet1.W132];0)" office:value-type="percentage" office:value="0.0625">
            <text:p>6.25%</text:p>
          </table:table-cell>
          <table:table-cell table:style-name="ce8" table:formula="of:=IF([Sheet1.I132]&gt;[.$H$1];[Sheet1.X132];0)" office:value-type="percentage" office:value="0.260416666666667">
            <text:p>26.04%</text:p>
          </table:table-cell>
          <table:table-cell table:style-name="ce8" table:formula="of:=IF([Sheet1.I132]&gt;[.$H$1];[Sheet1.Y132];0)" office:value-type="percentage" office:value="0.0416666666666667">
            <text:p>4.17%</text:p>
          </table:table-cell>
          <table:table-cell table:formula="of:=IF([Sheet1.I132]&gt;[.$H$1];[Sheet1.Z132];0)" office:value-type="percentage" office:value="0.583333333333333">
            <text:p>58.33%</text:p>
          </table:table-cell>
          <table:table-cell table:formula="of:=IF([Sheet1.I132]&gt;[.$H$1];[Sheet1.AA132];0)" office:value-type="percentage" office:value="0.322916666666667">
            <text:p>32.29%</text:p>
          </table:table-cell>
          <table:table-cell table:number-columns-repeated="2"/>
        </table:table-row>
        <table:table-row table:style-name="ro1">
          <table:table-cell table:style-name="ce7" table:formula="of:=IF([Sheet1.I133]&gt;[.$H$1];[Sheet1.U133];0)" office:value-type="percentage" office:value="0.406779661016949">
            <text:p>40.68%</text:p>
          </table:table-cell>
          <table:table-cell table:style-name="ce2" table:formula="of:=IF([Sheet1.J133]&gt;[.$H$1];[Sheet1.V133];0)" office:value-type="percentage" office:value="0.575471698113208">
            <text:p>57.55%</text:p>
          </table:table-cell>
          <table:table-cell table:style-name="ce8" table:formula="of:=IF([Sheet1.I133]&gt;[.$H$1];[Sheet1.W133];0)" office:value-type="percentage" office:value="0.203389830508475">
            <text:p>20.34%</text:p>
          </table:table-cell>
          <table:table-cell table:style-name="ce8" table:formula="of:=IF([Sheet1.I133]&gt;[.$H$1];[Sheet1.X133];0)" office:value-type="percentage" office:value="0.135593220338983">
            <text:p>13.56%</text:p>
          </table:table-cell>
          <table:table-cell table:style-name="ce8" table:formula="of:=IF([Sheet1.I133]&gt;[.$H$1];[Sheet1.Y133];0)" office:value-type="percentage" office:value="0.0677966101694915">
            <text:p>6.78%</text:p>
          </table:table-cell>
          <table:table-cell table:formula="of:=IF([Sheet1.I133]&gt;[.$H$1];[Sheet1.Z133];0)" office:value-type="percentage" office:value="0.593220338983051">
            <text:p>59.32%</text:p>
          </table:table-cell>
          <table:table-cell table:formula="of:=IF([Sheet1.I133]&gt;[.$H$1];[Sheet1.AA133];0)" office:value-type="percentage" office:value="0.426229508196721">
            <text:p>42.62%</text:p>
          </table:table-cell>
          <table:table-cell table:number-columns-repeated="2"/>
        </table:table-row>
        <table:table-row table:style-name="ro1">
          <table:table-cell table:style-name="ce7" table:formula="of:=IF([Sheet1.I134]&gt;[.$H$1];[Sheet1.U134];0)" office:value-type="percentage" office:value="0.390243902439024">
            <text:p>39.02%</text:p>
          </table:table-cell>
          <table:table-cell table:style-name="ce2" table:formula="of:=IF([Sheet1.J134]&gt;[.$H$1];[Sheet1.V134];0)" office:value-type="percentage" office:value="0.569444444444444">
            <text:p>56.94%</text:p>
          </table:table-cell>
          <table:table-cell table:style-name="ce8" table:formula="of:=IF([Sheet1.I134]&gt;[.$H$1];[Sheet1.W134];0)" office:value-type="percentage" office:value="0.158536585365854">
            <text:p>15.85%</text:p>
          </table:table-cell>
          <table:table-cell table:style-name="ce8" table:formula="of:=IF([Sheet1.I134]&gt;[.$H$1];[Sheet1.X134];0)" office:value-type="percentage" office:value="0.170731707317073">
            <text:p>17.07%</text:p>
          </table:table-cell>
          <table:table-cell table:style-name="ce8" table:formula="of:=IF([Sheet1.I134]&gt;[.$H$1];[Sheet1.Y134];0)" office:value-type="percentage" office:value="0.0609756097560976">
            <text:p>6.10%</text:p>
          </table:table-cell>
          <table:table-cell table:formula="of:=IF([Sheet1.I134]&gt;[.$H$1];[Sheet1.Z134];0)" office:value-type="percentage" office:value="0.609756097560976">
            <text:p>60.98%</text:p>
          </table:table-cell>
          <table:table-cell table:formula="of:=IF([Sheet1.I134]&gt;[.$H$1];[Sheet1.AA134];0)" office:value-type="percentage" office:value="0.353658536585366">
            <text:p>35.37%</text:p>
          </table:table-cell>
          <table:table-cell table:number-columns-repeated="2"/>
        </table:table-row>
        <table:table-row table:style-name="ro1">
          <table:table-cell table:style-name="ce7" table:formula="of:=IF([Sheet1.I135]&gt;[.$H$1];[Sheet1.U135];0)" office:value-type="percentage" office:value="0.511961722488038">
            <text:p>51.20%</text:p>
          </table:table-cell>
          <table:table-cell table:style-name="ce2" table:formula="of:=IF([Sheet1.J135]&gt;[.$H$1];[Sheet1.V135];0)" office:value-type="percentage" office:value="0.696666666666667">
            <text:p>69.67%</text:p>
          </table:table-cell>
          <table:table-cell table:style-name="ce8" table:formula="of:=IF([Sheet1.I135]&gt;[.$H$1];[Sheet1.W135];0)" office:value-type="percentage" office:value="0.0717703349282297">
            <text:p>7.18%</text:p>
          </table:table-cell>
          <table:table-cell table:style-name="ce8" table:formula="of:=IF([Sheet1.I135]&gt;[.$H$1];[Sheet1.X135];0)" office:value-type="percentage" office:value="0.325358851674641">
            <text:p>32.54%</text:p>
          </table:table-cell>
          <table:table-cell table:style-name="ce8" table:formula="of:=IF([Sheet1.I135]&gt;[.$H$1];[Sheet1.Y135];0)" office:value-type="percentage" office:value="0.110047846889952">
            <text:p>11.00%</text:p>
          </table:table-cell>
          <table:table-cell table:formula="of:=IF([Sheet1.I135]&gt;[.$H$1];[Sheet1.Z135];0)" office:value-type="percentage" office:value="0.488038277511962">
            <text:p>48.80%</text:p>
          </table:table-cell>
          <table:table-cell table:formula="of:=IF([Sheet1.I135]&gt;[.$H$1];[Sheet1.AA135];0)" office:value-type="percentage" office:value="0.38755980861244">
            <text:p>38.76%</text:p>
          </table:table-cell>
          <table:table-cell table:number-columns-repeated="2"/>
        </table:table-row>
        <table:table-row table:style-name="ro1">
          <table:table-cell table:style-name="ce7" table:formula="of:=IF([Sheet1.I136]&gt;[.$H$1];[Sheet1.U136];0)" office:value-type="percentage" office:value="0.596491228070176">
            <text:p>59.65%</text:p>
          </table:table-cell>
          <table:table-cell table:style-name="ce2" table:formula="of:=IF([Sheet1.J136]&gt;[.$H$1];[Sheet1.V136];0)" office:value-type="percentage" office:value="0.459677419354839">
            <text:p>45.97%</text:p>
          </table:table-cell>
          <table:table-cell table:style-name="ce8" table:formula="of:=IF([Sheet1.I136]&gt;[.$H$1];[Sheet1.W136];0)" office:value-type="percentage" office:value="0.140350877192982">
            <text:p>14.04%</text:p>
          </table:table-cell>
          <table:table-cell table:style-name="ce8" table:formula="of:=IF([Sheet1.I136]&gt;[.$H$1];[Sheet1.X136];0)" office:value-type="percentage" office:value="0.263157894736842">
            <text:p>26.32%</text:p>
          </table:table-cell>
          <table:table-cell table:style-name="ce8" table:formula="of:=IF([Sheet1.I136]&gt;[.$H$1];[Sheet1.Y136];0)" office:value-type="percentage" office:value="0.157894736842105">
            <text:p>15.79%</text:p>
          </table:table-cell>
          <table:table-cell table:formula="of:=IF([Sheet1.I136]&gt;[.$H$1];[Sheet1.Z136];0)" office:value-type="percentage" office:value="0.403508771929825">
            <text:p>40.35%</text:p>
          </table:table-cell>
          <table:table-cell table:formula="of:=IF([Sheet1.I136]&gt;[.$H$1];[Sheet1.AA136];0)" office:value-type="percentage" office:value="0.491228070175439">
            <text:p>49.12%</text:p>
          </table:table-cell>
          <table:table-cell table:number-columns-repeated="2"/>
        </table:table-row>
        <table:table-row table:style-name="ro1">
          <table:table-cell table:style-name="ce7" table:formula="of:=IF([Sheet1.I137]&gt;[.$H$1];[Sheet1.U137];0)" office:value-type="percentage" office:value="0.533980582524272">
            <text:p>53.40%</text:p>
          </table:table-cell>
          <table:table-cell table:style-name="ce2" table:formula="of:=IF([Sheet1.J137]&gt;[.$H$1];[Sheet1.V137];0)" office:value-type="percentage" office:value="0.695945945945946">
            <text:p>69.59%</text:p>
          </table:table-cell>
          <table:table-cell table:style-name="ce8" table:formula="of:=IF([Sheet1.I137]&gt;[.$H$1];[Sheet1.W137];0)" office:value-type="percentage" office:value="0.0776699029126214">
            <text:p>7.77%</text:p>
          </table:table-cell>
          <table:table-cell table:style-name="ce8" table:formula="of:=IF([Sheet1.I137]&gt;[.$H$1];[Sheet1.X137];0)" office:value-type="percentage" office:value="0.330097087378641">
            <text:p>33.01%</text:p>
          </table:table-cell>
          <table:table-cell table:style-name="ce8" table:formula="of:=IF([Sheet1.I137]&gt;[.$H$1];[Sheet1.Y137];0)" office:value-type="percentage" office:value="0.106796116504854">
            <text:p>10.68%</text:p>
          </table:table-cell>
          <table:table-cell table:formula="of:=IF([Sheet1.I137]&gt;[.$H$1];[Sheet1.Z137];0)" office:value-type="percentage" office:value="0.466019417475728">
            <text:p>46.60%</text:p>
          </table:table-cell>
          <table:table-cell table:formula="of:=IF([Sheet1.I137]&gt;[.$H$1];[Sheet1.AA137];0)" office:value-type="percentage" office:value="0.466019417475728">
            <text:p>46.60%</text:p>
          </table:table-cell>
          <table:table-cell table:number-columns-repeated="2"/>
        </table:table-row>
        <table:table-row table:style-name="ro1">
          <table:table-cell table:style-name="ce7" table:formula="of:=IF([Sheet1.I138]&gt;[.$H$1];[Sheet1.U138];0)" office:value-type="percentage" office:value="0.6125">
            <text:p>61.25%</text:p>
          </table:table-cell>
          <table:table-cell table:style-name="ce2" table:formula="of:=IF([Sheet1.J138]&gt;[.$H$1];[Sheet1.V138];0)" office:value-type="percentage" office:value="0.573426573426573">
            <text:p>57.34%</text:p>
          </table:table-cell>
          <table:table-cell table:style-name="ce8" table:formula="of:=IF([Sheet1.I138]&gt;[.$H$1];[Sheet1.W138];0)" office:value-type="percentage" office:value="0.2375">
            <text:p>23.75%</text:p>
          </table:table-cell>
          <table:table-cell table:style-name="ce8" table:formula="of:=IF([Sheet1.I138]&gt;[.$H$1];[Sheet1.X138];0)" office:value-type="percentage" office:value="0.1875">
            <text:p>18.75%</text:p>
          </table:table-cell>
          <table:table-cell table:style-name="ce8" table:formula="of:=IF([Sheet1.I138]&gt;[.$H$1];[Sheet1.Y138];0)" office:value-type="percentage" office:value="0.0625">
            <text:p>6.25%</text:p>
          </table:table-cell>
          <table:table-cell table:formula="of:=IF([Sheet1.I138]&gt;[.$H$1];[Sheet1.Z138];0)" office:value-type="percentage" office:value="0.3875">
            <text:p>38.75%</text:p>
          </table:table-cell>
          <table:table-cell table:formula="of:=IF([Sheet1.I138]&gt;[.$H$1];[Sheet1.AA138];0)" office:value-type="percentage" office:value="0.353658536585366">
            <text:p>35.37%</text:p>
          </table:table-cell>
          <table:table-cell table:number-columns-repeated="2"/>
        </table:table-row>
        <table:table-row table:style-name="ro1">
          <table:table-cell table:style-name="ce7" table:formula="of:=IF([Sheet1.I139]&gt;[.$H$1];[Sheet1.U139];0)" office:value-type="percentage" office:value="0.621212121212121">
            <text:p>62.12%</text:p>
          </table:table-cell>
          <table:table-cell table:style-name="ce2" table:formula="of:=IF([Sheet1.J139]&gt;[.$H$1];[Sheet1.V139];0)" office:value-type="percentage" office:value="0.347368421052632">
            <text:p>34.74%</text:p>
          </table:table-cell>
          <table:table-cell table:style-name="ce8" table:formula="of:=IF([Sheet1.I139]&gt;[.$H$1];[Sheet1.W139];0)" office:value-type="percentage" office:value="0.393939393939394">
            <text:p>39.39%</text:p>
          </table:table-cell>
          <table:table-cell table:style-name="ce8" table:formula="of:=IF([Sheet1.I139]&gt;[.$H$1];[Sheet1.X139];0)" office:value-type="percentage" office:value="0.106060606060606">
            <text:p>10.61%</text:p>
          </table:table-cell>
          <table:table-cell table:style-name="ce8" table:formula="of:=IF([Sheet1.I139]&gt;[.$H$1];[Sheet1.Y139];0)" office:value-type="percentage" office:value="0.0909090909090909">
            <text:p>9.09%</text:p>
          </table:table-cell>
          <table:table-cell table:formula="of:=IF([Sheet1.I139]&gt;[.$H$1];[Sheet1.Z139];0)" office:value-type="percentage" office:value="0.378787878787879">
            <text:p>37.88%</text:p>
          </table:table-cell>
          <table:table-cell table:formula="of:=IF([Sheet1.I139]&gt;[.$H$1];[Sheet1.AA139];0)" office:value-type="percentage" office:value="0.515151515151515">
            <text:p>51.52%</text:p>
          </table:table-cell>
          <table:table-cell table:number-columns-repeated="2"/>
        </table:table-row>
        <table:table-row table:style-name="ro1">
          <table:table-cell table:style-name="ce7" table:formula="of:=IF([Sheet1.I140]&gt;[.$H$1];[Sheet1.U140];0)" office:value-type="percentage" office:value="0.514084507042254">
            <text:p>51.41%</text:p>
          </table:table-cell>
          <table:table-cell table:style-name="ce2" table:formula="of:=IF([Sheet1.J140]&gt;[.$H$1];[Sheet1.V140];0)" office:value-type="percentage" office:value="0.507142857142857">
            <text:p>50.71%</text:p>
          </table:table-cell>
          <table:table-cell table:style-name="ce8" table:formula="of:=IF([Sheet1.I140]&gt;[.$H$1];[Sheet1.W140];0)" office:value-type="percentage" office:value="0.112676056338028">
            <text:p>11.27%</text:p>
          </table:table-cell>
          <table:table-cell table:style-name="ce8" table:formula="of:=IF([Sheet1.I140]&gt;[.$H$1];[Sheet1.X140];0)" office:value-type="percentage" office:value="0.323943661971831">
            <text:p>32.39%</text:p>
          </table:table-cell>
          <table:table-cell table:style-name="ce8" table:formula="of:=IF([Sheet1.I140]&gt;[.$H$1];[Sheet1.Y140];0)" office:value-type="percentage" office:value="0.0704225352112676">
            <text:p>7.04%</text:p>
          </table:table-cell>
          <table:table-cell table:formula="of:=IF([Sheet1.I140]&gt;[.$H$1];[Sheet1.Z140];0)" office:value-type="percentage" office:value="0.485915492957747">
            <text:p>48.59%</text:p>
          </table:table-cell>
          <table:table-cell table:formula="of:=IF([Sheet1.I140]&gt;[.$H$1];[Sheet1.AA140];0)" office:value-type="percentage" office:value="0.507042253521127">
            <text:p>50.70%</text:p>
          </table:table-cell>
          <table:table-cell table:number-columns-repeated="2"/>
        </table:table-row>
        <table:table-row table:style-name="ro1">
          <table:table-cell table:style-name="ce7" table:formula="of:=IF([Sheet1.I141]&gt;[.$H$1];[Sheet1.U141];0)" office:value-type="percentage" office:value="0.515">
            <text:p>51.50%</text:p>
          </table:table-cell>
          <table:table-cell table:style-name="ce2" table:formula="of:=IF([Sheet1.J141]&gt;[.$H$1];[Sheet1.V141];0)" office:value-type="percentage" office:value="0.710247349823322">
            <text:p>71.02%</text:p>
          </table:table-cell>
          <table:table-cell table:style-name="ce8" table:formula="of:=IF([Sheet1.I141]&gt;[.$H$1];[Sheet1.W141];0)" office:value-type="percentage" office:value="0.065">
            <text:p>6.50%</text:p>
          </table:table-cell>
          <table:table-cell table:style-name="ce8" table:formula="of:=IF([Sheet1.I141]&gt;[.$H$1];[Sheet1.X141];0)" office:value-type="percentage" office:value="0.375">
            <text:p>37.50%</text:p>
          </table:table-cell>
          <table:table-cell table:style-name="ce8" table:formula="of:=IF([Sheet1.I141]&gt;[.$H$1];[Sheet1.Y141];0)" office:value-type="percentage" office:value="0.05">
            <text:p>5.00%</text:p>
          </table:table-cell>
          <table:table-cell table:formula="of:=IF([Sheet1.I141]&gt;[.$H$1];[Sheet1.Z141];0)" office:value-type="percentage" office:value="0.485">
            <text:p>48.50%</text:p>
          </table:table-cell>
          <table:table-cell table:formula="of:=IF([Sheet1.I141]&gt;[.$H$1];[Sheet1.AA141];0)" office:value-type="percentage" office:value="0.308457711442786">
            <text:p>30.85%</text:p>
          </table:table-cell>
          <table:table-cell table:number-columns-repeated="2"/>
        </table:table-row>
        <table:table-row table:style-name="ro1">
          <table:table-cell table:style-name="ce7" table:formula="of:=IF([Sheet1.I142]&gt;[.$H$1];[Sheet1.U142];0)" office:value-type="percentage" office:value="0.641711229946524">
            <text:p>64.17%</text:p>
          </table:table-cell>
          <table:table-cell table:style-name="ce2" table:formula="of:=IF([Sheet1.J142]&gt;[.$H$1];[Sheet1.V142];0)" office:value-type="percentage" office:value="0.61038961038961">
            <text:p>61.04%</text:p>
          </table:table-cell>
          <table:table-cell table:style-name="ce8" table:formula="of:=IF([Sheet1.I142]&gt;[.$H$1];[Sheet1.W142];0)" office:value-type="percentage" office:value="0.106951871657754">
            <text:p>10.70%</text:p>
          </table:table-cell>
          <table:table-cell table:style-name="ce8" table:formula="of:=IF([Sheet1.I142]&gt;[.$H$1];[Sheet1.X142];0)" office:value-type="percentage" office:value="0.433155080213904">
            <text:p>43.32%</text:p>
          </table:table-cell>
          <table:table-cell table:style-name="ce8" table:formula="of:=IF([Sheet1.I142]&gt;[.$H$1];[Sheet1.Y142];0)" office:value-type="percentage" office:value="0.0695187165775401">
            <text:p>6.95%</text:p>
          </table:table-cell>
          <table:table-cell table:formula="of:=IF([Sheet1.I142]&gt;[.$H$1];[Sheet1.Z142];0)" office:value-type="percentage" office:value="0.358288770053476">
            <text:p>35.83%</text:p>
          </table:table-cell>
          <table:table-cell table:formula="of:=IF([Sheet1.I142]&gt;[.$H$1];[Sheet1.AA142];0)" office:value-type="percentage" office:value="0.372340425531915">
            <text:p>37.23%</text:p>
          </table:table-cell>
          <table:table-cell table:number-columns-repeated="2"/>
        </table:table-row>
        <table:table-row table:style-name="ro1">
          <table:table-cell table:style-name="ce7" table:formula="of:=IF([Sheet1.I143]&gt;[.$H$1];[Sheet1.U143];0)" office:value-type="percentage" office:value="0.541899441340782">
            <text:p>54.19%</text:p>
          </table:table-cell>
          <table:table-cell table:style-name="ce2" table:formula="of:=IF([Sheet1.J143]&gt;[.$H$1];[Sheet1.V143];0)" office:value-type="percentage" office:value="0.310763888888889">
            <text:p>31.08%</text:p>
          </table:table-cell>
          <table:table-cell table:style-name="ce8" table:formula="of:=IF([Sheet1.I143]&gt;[.$H$1];[Sheet1.W143];0)" office:value-type="percentage" office:value="0.251396648044693">
            <text:p>25.14%</text:p>
          </table:table-cell>
          <table:table-cell table:style-name="ce8" table:formula="of:=IF([Sheet1.I143]&gt;[.$H$1];[Sheet1.X143];0)" office:value-type="percentage" office:value="0.150837988826816">
            <text:p>15.08%</text:p>
          </table:table-cell>
          <table:table-cell table:style-name="ce8" table:formula="of:=IF([Sheet1.I143]&gt;[.$H$1];[Sheet1.Y143];0)" office:value-type="percentage" office:value="0.106145251396648">
            <text:p>10.61%</text:p>
          </table:table-cell>
          <table:table-cell table:formula="of:=IF([Sheet1.I143]&gt;[.$H$1];[Sheet1.Z143];0)" office:value-type="percentage" office:value="0.458100558659218">
            <text:p>45.81%</text:p>
          </table:table-cell>
          <table:table-cell table:formula="of:=IF([Sheet1.I143]&gt;[.$H$1];[Sheet1.AA143];0)" office:value-type="percentage" office:value="0.446927374301676">
            <text:p>44.69%</text:p>
          </table:table-cell>
          <table:table-cell table:number-columns-repeated="2"/>
        </table:table-row>
        <table:table-row table:style-name="ro1">
          <table:table-cell table:style-name="ce7" table:formula="of:=IF([Sheet1.I144]&gt;[.$H$1];[Sheet1.U144];0)" office:value-type="percentage" office:value="0.490196078431373">
            <text:p>49.02%</text:p>
          </table:table-cell>
          <table:table-cell table:style-name="ce2" table:formula="of:=IF([Sheet1.J144]&gt;[.$H$1];[Sheet1.V144];0)" office:value-type="percentage" office:value="0.56">
            <text:p>56.00%</text:p>
          </table:table-cell>
          <table:table-cell table:style-name="ce8" table:formula="of:=IF([Sheet1.I144]&gt;[.$H$1];[Sheet1.W144];0)" office:value-type="percentage" office:value="0.0718954248366013">
            <text:p>7.19%</text:p>
          </table:table-cell>
          <table:table-cell table:style-name="ce8" table:formula="of:=IF([Sheet1.I144]&gt;[.$H$1];[Sheet1.X144];0)" office:value-type="percentage" office:value="0.320261437908497">
            <text:p>32.03%</text:p>
          </table:table-cell>
          <table:table-cell table:style-name="ce8" table:formula="of:=IF([Sheet1.I144]&gt;[.$H$1];[Sheet1.Y144];0)" office:value-type="percentage" office:value="0.0915032679738562">
            <text:p>9.15%</text:p>
          </table:table-cell>
          <table:table-cell table:formula="of:=IF([Sheet1.I144]&gt;[.$H$1];[Sheet1.Z144];0)" office:value-type="percentage" office:value="0.509803921568627">
            <text:p>50.98%</text:p>
          </table:table-cell>
          <table:table-cell table:formula="of:=IF([Sheet1.I144]&gt;[.$H$1];[Sheet1.AA144];0)" office:value-type="percentage" office:value="0.298701298701299">
            <text:p>29.87%</text:p>
          </table:table-cell>
          <table:table-cell table:number-columns-repeated="2"/>
        </table:table-row>
        <table:table-row table:style-name="ro1">
          <table:table-cell table:style-name="ce7" table:formula="of:=IF([Sheet1.I145]&gt;[.$H$1];[Sheet1.U145];0)" office:value-type="percentage" office:value="0.378571428571429">
            <text:p>37.86%</text:p>
          </table:table-cell>
          <table:table-cell table:style-name="ce2" table:formula="of:=IF([Sheet1.J145]&gt;[.$H$1];[Sheet1.V145];0)" office:value-type="percentage" office:value="0.388297872340425">
            <text:p>38.83%</text:p>
          </table:table-cell>
          <table:table-cell table:style-name="ce8" table:formula="of:=IF([Sheet1.I145]&gt;[.$H$1];[Sheet1.W145];0)" office:value-type="percentage" office:value="0.164285714285714">
            <text:p>16.43%</text:p>
          </table:table-cell>
          <table:table-cell table:style-name="ce8" table:formula="of:=IF([Sheet1.I145]&gt;[.$H$1];[Sheet1.X145];0)" office:value-type="percentage" office:value="0.0642857142857143">
            <text:p>6.43%</text:p>
          </table:table-cell>
          <table:table-cell table:style-name="ce8" table:formula="of:=IF([Sheet1.I145]&gt;[.$H$1];[Sheet1.Y145];0)" office:value-type="percentage" office:value="0.05">
            <text:p>5.00%</text:p>
          </table:table-cell>
          <table:table-cell table:formula="of:=IF([Sheet1.I145]&gt;[.$H$1];[Sheet1.Z145];0)" office:value-type="percentage" office:value="0.621428571428571">
            <text:p>62.14%</text:p>
          </table:table-cell>
          <table:table-cell table:formula="of:=IF([Sheet1.I145]&gt;[.$H$1];[Sheet1.AA145];0)" office:value-type="percentage" office:value="0.465753424657534">
            <text:p>46.58%</text:p>
          </table:table-cell>
          <table:table-cell table:number-columns-repeated="2"/>
        </table:table-row>
        <table:table-row table:style-name="ro1">
          <table:table-cell table:style-name="ce7" table:formula="of:=IF([Sheet1.I146]&gt;[.$H$1];[Sheet1.U146];0)" office:value-type="percentage" office:value="0.470967741935484">
            <text:p>47.10%</text:p>
          </table:table-cell>
          <table:table-cell table:style-name="ce2" table:formula="of:=IF([Sheet1.J146]&gt;[.$H$1];[Sheet1.V146];0)" office:value-type="percentage" office:value="0.316326530612245">
            <text:p>31.63%</text:p>
          </table:table-cell>
          <table:table-cell table:style-name="ce8" table:formula="of:=IF([Sheet1.I146]&gt;[.$H$1];[Sheet1.W146];0)" office:value-type="percentage" office:value="0.212903225806452">
            <text:p>21.29%</text:p>
          </table:table-cell>
          <table:table-cell table:style-name="ce8" table:formula="of:=IF([Sheet1.I146]&gt;[.$H$1];[Sheet1.X146];0)" office:value-type="percentage" office:value="0.187096774193548">
            <text:p>18.71%</text:p>
          </table:table-cell>
          <table:table-cell table:style-name="ce8" table:formula="of:=IF([Sheet1.I146]&gt;[.$H$1];[Sheet1.Y146];0)" office:value-type="percentage" office:value="0.0193548387096774">
            <text:p>1.94%</text:p>
          </table:table-cell>
          <table:table-cell table:formula="of:=IF([Sheet1.I146]&gt;[.$H$1];[Sheet1.Z146];0)" office:value-type="percentage" office:value="0.529032258064516">
            <text:p>52.90%</text:p>
          </table:table-cell>
          <table:table-cell table:formula="of:=IF([Sheet1.I146]&gt;[.$H$1];[Sheet1.AA146];0)" office:value-type="percentage" office:value="0.445161290322581">
            <text:p>44.52%</text:p>
          </table:table-cell>
          <table:table-cell table:number-columns-repeated="2"/>
        </table:table-row>
        <table:table-row table:style-name="ro1">
          <table:table-cell table:style-name="ce7" table:formula="of:=IF([Sheet1.I147]&gt;[.$H$1];[Sheet1.U147];0)" office:value-type="percentage" office:value="0.434343434343434">
            <text:p>43.43%</text:p>
          </table:table-cell>
          <table:table-cell table:style-name="ce2" table:formula="of:=IF([Sheet1.J147]&gt;[.$H$1];[Sheet1.V147];0)" office:value-type="percentage" office:value="0.37593984962406">
            <text:p>37.59%</text:p>
          </table:table-cell>
          <table:table-cell table:style-name="ce8" table:formula="of:=IF([Sheet1.I147]&gt;[.$H$1];[Sheet1.W147];0)" office:value-type="percentage" office:value="0.222222222222222">
            <text:p>22.22%</text:p>
          </table:table-cell>
          <table:table-cell table:style-name="ce8" table:formula="of:=IF([Sheet1.I147]&gt;[.$H$1];[Sheet1.X147];0)" office:value-type="percentage" office:value="0.131313131313131">
            <text:p>13.13%</text:p>
          </table:table-cell>
          <table:table-cell table:style-name="ce8" table:formula="of:=IF([Sheet1.I147]&gt;[.$H$1];[Sheet1.Y147];0)" office:value-type="percentage" office:value="0.0505050505050505">
            <text:p>5.05%</text:p>
          </table:table-cell>
          <table:table-cell table:formula="of:=IF([Sheet1.I147]&gt;[.$H$1];[Sheet1.Z147];0)" office:value-type="percentage" office:value="0.565656565656566">
            <text:p>56.57%</text:p>
          </table:table-cell>
          <table:table-cell table:formula="of:=IF([Sheet1.I147]&gt;[.$H$1];[Sheet1.AA147];0)" office:value-type="percentage" office:value="0.48">
            <text:p>48.00%</text:p>
          </table:table-cell>
          <table:table-cell table:number-columns-repeated="2"/>
        </table:table-row>
        <table:table-row table:style-name="ro1">
          <table:table-cell table:style-name="ce7" table:formula="of:=IF([Sheet1.I148]&gt;[.$H$1];[Sheet1.U148];0)" office:value-type="percentage" office:value="0.45">
            <text:p>45.00%</text:p>
          </table:table-cell>
          <table:table-cell table:style-name="ce2" table:formula="of:=IF([Sheet1.J148]&gt;[.$H$1];[Sheet1.V148];0)" office:value-type="percentage" office:value="0.436170212765957">
            <text:p>43.62%</text:p>
          </table:table-cell>
          <table:table-cell table:style-name="ce8" table:formula="of:=IF([Sheet1.I148]&gt;[.$H$1];[Sheet1.W148];0)" office:value-type="percentage" office:value="0.125">
            <text:p>12.50%</text:p>
          </table:table-cell>
          <table:table-cell table:style-name="ce8" table:formula="of:=IF([Sheet1.I148]&gt;[.$H$1];[Sheet1.X148];0)" office:value-type="percentage" office:value="0.175">
            <text:p>17.50%</text:p>
          </table:table-cell>
          <table:table-cell table:style-name="ce8" table:formula="of:=IF([Sheet1.I148]&gt;[.$H$1];[Sheet1.Y148];0)" office:value-type="percentage" office:value="0.15">
            <text:p>15.00%</text:p>
          </table:table-cell>
          <table:table-cell table:formula="of:=IF([Sheet1.I148]&gt;[.$H$1];[Sheet1.Z148];0)" office:value-type="percentage" office:value="0.55">
            <text:p>55.00%</text:p>
          </table:table-cell>
          <table:table-cell table:formula="of:=IF([Sheet1.I148]&gt;[.$H$1];[Sheet1.AA148];0)" office:value-type="percentage" office:value="0.51219512195122">
            <text:p>51.22%</text:p>
          </table:table-cell>
          <table:table-cell table:number-columns-repeated="2"/>
        </table:table-row>
        <table:table-row table:style-name="ro1">
          <table:table-cell table:style-name="ce7" table:formula="of:=IF([Sheet1.I149]&gt;[.$H$1];[Sheet1.U149];0)" office:value-type="percentage" office:value="0.525862068965517">
            <text:p>52.59%</text:p>
          </table:table-cell>
          <table:table-cell table:style-name="ce2" table:formula="of:=IF([Sheet1.J149]&gt;[.$H$1];[Sheet1.V149];0)" office:value-type="percentage" office:value="0.495726495726496">
            <text:p>49.57%</text:p>
          </table:table-cell>
          <table:table-cell table:style-name="ce8" table:formula="of:=IF([Sheet1.I149]&gt;[.$H$1];[Sheet1.W149];0)" office:value-type="percentage" office:value="0.155172413793103">
            <text:p>15.52%</text:p>
          </table:table-cell>
          <table:table-cell table:style-name="ce8" table:formula="of:=IF([Sheet1.I149]&gt;[.$H$1];[Sheet1.X149];0)" office:value-type="percentage" office:value="0.293103448275862">
            <text:p>29.31%</text:p>
          </table:table-cell>
          <table:table-cell table:style-name="ce8" table:formula="of:=IF([Sheet1.I149]&gt;[.$H$1];[Sheet1.Y149];0)" office:value-type="percentage" office:value="0.0517241379310345">
            <text:p>5.17%</text:p>
          </table:table-cell>
          <table:table-cell table:formula="of:=IF([Sheet1.I149]&gt;[.$H$1];[Sheet1.Z149];0)" office:value-type="percentage" office:value="0.474137931034483">
            <text:p>47.41%</text:p>
          </table:table-cell>
          <table:table-cell table:formula="of:=IF([Sheet1.I149]&gt;[.$H$1];[Sheet1.AA149];0)" office:value-type="percentage" office:value="0.491379310344828">
            <text:p>49.14%</text:p>
          </table:table-cell>
          <table:table-cell table:number-columns-repeated="2"/>
        </table:table-row>
        <table:table-row table:style-name="ro1">
          <table:table-cell table:style-name="ce7" table:formula="of:=IF([Sheet1.I150]&gt;[.$H$1];[Sheet1.U150];0)" office:value-type="percentage" office:value="0.470588235294118">
            <text:p>47.06%</text:p>
          </table:table-cell>
          <table:table-cell table:style-name="ce2" table:formula="of:=IF([Sheet1.J150]&gt;[.$H$1];[Sheet1.V150];0)" office:value-type="percentage" office:value="0.497109826589595">
            <text:p>49.71%</text:p>
          </table:table-cell>
          <table:table-cell table:style-name="ce8" table:formula="of:=IF([Sheet1.I150]&gt;[.$H$1];[Sheet1.W150];0)" office:value-type="percentage" office:value="0.141176470588235">
            <text:p>14.12%</text:p>
          </table:table-cell>
          <table:table-cell table:style-name="ce8" table:formula="of:=IF([Sheet1.I150]&gt;[.$H$1];[Sheet1.X150];0)" office:value-type="percentage" office:value="0.176470588235294">
            <text:p>17.65%</text:p>
          </table:table-cell>
          <table:table-cell table:style-name="ce8" table:formula="of:=IF([Sheet1.I150]&gt;[.$H$1];[Sheet1.Y150];0)" office:value-type="percentage" office:value="0.117647058823529">
            <text:p>11.76%</text:p>
          </table:table-cell>
          <table:table-cell table:formula="of:=IF([Sheet1.I150]&gt;[.$H$1];[Sheet1.Z150];0)" office:value-type="percentage" office:value="0.529411764705882">
            <text:p>52.94%</text:p>
          </table:table-cell>
          <table:table-cell table:formula="of:=IF([Sheet1.I150]&gt;[.$H$1];[Sheet1.AA150];0)" office:value-type="percentage" office:value="0.523255813953488">
            <text:p>52.33%</text:p>
          </table:table-cell>
          <table:table-cell table:number-columns-repeated="2"/>
        </table:table-row>
        <table:table-row table:style-name="ro1">
          <table:table-cell table:style-name="ce7" table:formula="of:=IF([Sheet1.I151]&gt;[.$H$1];[Sheet1.U151];0)" office:value-type="percentage" office:value="0.540540540540541">
            <text:p>54.05%</text:p>
          </table:table-cell>
          <table:table-cell table:style-name="ce2" table:formula="of:=IF([Sheet1.J151]&gt;[.$H$1];[Sheet1.V151];0)" office:value-type="percentage" office:value="0.276119402985075">
            <text:p>27.61%</text:p>
          </table:table-cell>
          <table:table-cell table:style-name="ce8" table:formula="of:=IF([Sheet1.I151]&gt;[.$H$1];[Sheet1.W151];0)" office:value-type="percentage" office:value="0.297297297297297">
            <text:p>29.73%</text:p>
          </table:table-cell>
          <table:table-cell table:style-name="ce8" table:formula="of:=IF([Sheet1.I151]&gt;[.$H$1];[Sheet1.X151];0)" office:value-type="percentage" office:value="0.162162162162162">
            <text:p>16.22%</text:p>
          </table:table-cell>
          <table:table-cell table:style-name="ce8" table:formula="of:=IF([Sheet1.I151]&gt;[.$H$1];[Sheet1.Y151];0)" office:value-type="percentage" office:value="0.0810810810810811">
            <text:p>8.11%</text:p>
          </table:table-cell>
          <table:table-cell table:formula="of:=IF([Sheet1.I151]&gt;[.$H$1];[Sheet1.Z151];0)" office:value-type="percentage" office:value="0.45945945945946">
            <text:p>45.95%</text:p>
          </table:table-cell>
          <table:table-cell table:formula="of:=IF([Sheet1.I151]&gt;[.$H$1];[Sheet1.AA151];0)" office:value-type="percentage" office:value="0.567567567567568">
            <text:p>56.76%</text:p>
          </table:table-cell>
          <table:table-cell table:number-columns-repeated="2"/>
        </table:table-row>
        <table:table-row table:style-name="ro1">
          <table:table-cell table:style-name="ce7" table:formula="of:=IF([Sheet1.I152]&gt;[.$H$1];[Sheet1.U152];0)" office:value-type="percentage" office:value="0.52112676056338">
            <text:p>52.11%</text:p>
          </table:table-cell>
          <table:table-cell table:style-name="ce2" table:formula="of:=IF([Sheet1.J152]&gt;[.$H$1];[Sheet1.V152];0)" office:value-type="percentage" office:value="0.422396856581532">
            <text:p>42.24%</text:p>
          </table:table-cell>
          <table:table-cell table:style-name="ce8" table:formula="of:=IF([Sheet1.I152]&gt;[.$H$1];[Sheet1.W152];0)" office:value-type="percentage" office:value="0.173708920187793">
            <text:p>17.37%</text:p>
          </table:table-cell>
          <table:table-cell table:style-name="ce8" table:formula="of:=IF([Sheet1.I152]&gt;[.$H$1];[Sheet1.X152];0)" office:value-type="percentage" office:value="0.173708920187793">
            <text:p>17.37%</text:p>
          </table:table-cell>
          <table:table-cell table:style-name="ce8" table:formula="of:=IF([Sheet1.I152]&gt;[.$H$1];[Sheet1.Y152];0)" office:value-type="percentage" office:value="0.126760563380282">
            <text:p>12.68%</text:p>
          </table:table-cell>
          <table:table-cell table:formula="of:=IF([Sheet1.I152]&gt;[.$H$1];[Sheet1.Z152];0)" office:value-type="percentage" office:value="0.47887323943662">
            <text:p>47.89%</text:p>
          </table:table-cell>
          <table:table-cell table:formula="of:=IF([Sheet1.I152]&gt;[.$H$1];[Sheet1.AA152];0)" office:value-type="percentage" office:value="0.506976744186047">
            <text:p>50.70%</text:p>
          </table:table-cell>
          <table:table-cell table:number-columns-repeated="2"/>
        </table:table-row>
        <table:table-row table:style-name="ro1">
          <table:table-cell table:style-name="ce7" table:formula="of:=IF([Sheet1.I153]&gt;[.$H$1];[Sheet1.U153];0)" office:value-type="percentage" office:value="0.508474576271186">
            <text:p>50.85%</text:p>
          </table:table-cell>
          <table:table-cell table:style-name="ce2" table:formula="of:=IF([Sheet1.J153]&gt;[.$H$1];[Sheet1.V153];0)" office:value-type="percentage" office:value="0.457286432160804">
            <text:p>45.73%</text:p>
          </table:table-cell>
          <table:table-cell table:style-name="ce8" table:formula="of:=IF([Sheet1.I153]&gt;[.$H$1];[Sheet1.W153];0)" office:value-type="percentage" office:value="0.152542372881356">
            <text:p>15.25%</text:p>
          </table:table-cell>
          <table:table-cell table:style-name="ce8" table:formula="of:=IF([Sheet1.I153]&gt;[.$H$1];[Sheet1.X153];0)" office:value-type="percentage" office:value="0.248587570621469">
            <text:p>24.86%</text:p>
          </table:table-cell>
          <table:table-cell table:style-name="ce8" table:formula="of:=IF([Sheet1.I153]&gt;[.$H$1];[Sheet1.Y153];0)" office:value-type="percentage" office:value="0.0395480225988701">
            <text:p>3.95%</text:p>
          </table:table-cell>
          <table:table-cell table:formula="of:=IF([Sheet1.I153]&gt;[.$H$1];[Sheet1.Z153];0)" office:value-type="percentage" office:value="0.491525423728814">
            <text:p>49.15%</text:p>
          </table:table-cell>
          <table:table-cell table:formula="of:=IF([Sheet1.I153]&gt;[.$H$1];[Sheet1.AA153];0)" office:value-type="percentage" office:value="0.483516483516484">
            <text:p>48.35%</text:p>
          </table:table-cell>
          <table:table-cell table:number-columns-repeated="2"/>
        </table:table-row>
        <table:table-row table:style-name="ro1">
          <table:table-cell table:style-name="ce7" table:formula="of:=IF([Sheet1.I154]&gt;[.$H$1];[Sheet1.U154];0)" office:value-type="percentage" office:value="0.509615384615385">
            <text:p>50.96%</text:p>
          </table:table-cell>
          <table:table-cell table:style-name="ce2" table:formula="of:=IF([Sheet1.J154]&gt;[.$H$1];[Sheet1.V154];0)" office:value-type="percentage" office:value="0.384057971014493">
            <text:p>38.41%</text:p>
          </table:table-cell>
          <table:table-cell table:style-name="ce8" table:formula="of:=IF([Sheet1.I154]&gt;[.$H$1];[Sheet1.W154];0)" office:value-type="percentage" office:value="0.201923076923077">
            <text:p>20.19%</text:p>
          </table:table-cell>
          <table:table-cell table:style-name="ce8" table:formula="of:=IF([Sheet1.I154]&gt;[.$H$1];[Sheet1.X154];0)" office:value-type="percentage" office:value="0.201923076923077">
            <text:p>20.19%</text:p>
          </table:table-cell>
          <table:table-cell table:style-name="ce8" table:formula="of:=IF([Sheet1.I154]&gt;[.$H$1];[Sheet1.Y154];0)" office:value-type="percentage" office:value="0.0865384615384615">
            <text:p>8.65%</text:p>
          </table:table-cell>
          <table:table-cell table:formula="of:=IF([Sheet1.I154]&gt;[.$H$1];[Sheet1.Z154];0)" office:value-type="percentage" office:value="0.490384615384615">
            <text:p>49.04%</text:p>
          </table:table-cell>
          <table:table-cell table:formula="of:=IF([Sheet1.I154]&gt;[.$H$1];[Sheet1.AA154];0)" office:value-type="percentage" office:value="0.60377358490566">
            <text:p>60.38%</text:p>
          </table:table-cell>
          <table:table-cell table:number-columns-repeated="2"/>
        </table:table-row>
        <table:table-row table:style-name="ro1">
          <table:table-cell table:style-name="ce7" table:formula="of:=IF([Sheet1.I155]&gt;[.$H$1];[Sheet1.U155];0)" office:value-type="percentage" office:value="0.481132075471698">
            <text:p>48.11%</text:p>
          </table:table-cell>
          <table:table-cell table:style-name="ce2" table:formula="of:=IF([Sheet1.J155]&gt;[.$H$1];[Sheet1.V155];0)" office:value-type="percentage" office:value="0.414448669201521">
            <text:p>41.44%</text:p>
          </table:table-cell>
          <table:table-cell table:style-name="ce8" table:formula="of:=IF([Sheet1.I155]&gt;[.$H$1];[Sheet1.W155];0)" office:value-type="percentage" office:value="0.19811320754717">
            <text:p>19.81%</text:p>
          </table:table-cell>
          <table:table-cell table:style-name="ce8" table:formula="of:=IF([Sheet1.I155]&gt;[.$H$1];[Sheet1.X155];0)" office:value-type="percentage" office:value="0.179245283018868">
            <text:p>17.92%</text:p>
          </table:table-cell>
          <table:table-cell table:style-name="ce8" table:formula="of:=IF([Sheet1.I155]&gt;[.$H$1];[Sheet1.Y155];0)" office:value-type="percentage" office:value="0.0566037735849057">
            <text:p>5.66%</text:p>
          </table:table-cell>
          <table:table-cell table:formula="of:=IF([Sheet1.I155]&gt;[.$H$1];[Sheet1.Z155];0)" office:value-type="percentage" office:value="0.518867924528302">
            <text:p>51.89%</text:p>
          </table:table-cell>
          <table:table-cell table:formula="of:=IF([Sheet1.I155]&gt;[.$H$1];[Sheet1.AA155];0)" office:value-type="percentage" office:value="0.495412844036697">
            <text:p>49.54%</text:p>
          </table:table-cell>
          <table:table-cell table:number-columns-repeated="2"/>
        </table:table-row>
        <table:table-row table:style-name="ro1">
          <table:table-cell table:style-name="ce7" table:formula="of:=IF([Sheet1.I156]&gt;[.$H$1];[Sheet1.U156];0)" office:value-type="percentage" office:value="0.43010752688172">
            <text:p>43.01%</text:p>
          </table:table-cell>
          <table:table-cell table:style-name="ce2" table:formula="of:=IF([Sheet1.J156]&gt;[.$H$1];[Sheet1.V156];0)" office:value-type="percentage" office:value="0.35036496350365">
            <text:p>35.04%</text:p>
          </table:table-cell>
          <table:table-cell table:style-name="ce8" table:formula="of:=IF([Sheet1.I156]&gt;[.$H$1];[Sheet1.W156];0)" office:value-type="percentage" office:value="0.204301075268817">
            <text:p>20.43%</text:p>
          </table:table-cell>
          <table:table-cell table:style-name="ce8" table:formula="of:=IF([Sheet1.I156]&gt;[.$H$1];[Sheet1.X156];0)" office:value-type="percentage" office:value="0.10752688172043">
            <text:p>10.75%</text:p>
          </table:table-cell>
          <table:table-cell table:style-name="ce8" table:formula="of:=IF([Sheet1.I156]&gt;[.$H$1];[Sheet1.Y156];0)" office:value-type="percentage" office:value="0.0967741935483871">
            <text:p>9.68%</text:p>
          </table:table-cell>
          <table:table-cell table:formula="of:=IF([Sheet1.I156]&gt;[.$H$1];[Sheet1.Z156];0)" office:value-type="percentage" office:value="0.56989247311828">
            <text:p>56.99%</text:p>
          </table:table-cell>
          <table:table-cell table:formula="of:=IF([Sheet1.I156]&gt;[.$H$1];[Sheet1.AA156];0)" office:value-type="percentage" office:value="0.4375">
            <text:p>43.75%</text:p>
          </table:table-cell>
          <table:table-cell table:number-columns-repeated="2"/>
        </table:table-row>
        <table:table-row table:style-name="ro1">
          <table:table-cell table:style-name="ce7" table:formula="of:=IF([Sheet1.I157]&gt;[.$H$1];[Sheet1.U157];0)" office:value-type="percentage" office:value="1">
            <text:p>100.00%</text:p>
          </table:table-cell>
          <table:table-cell table:style-name="ce2" table:formula="of:=IF([Sheet1.J157]&gt;[.$H$1];[Sheet1.V157];0)" office:value-type="percentage" office:value="0.573529411764706">
            <text:p>57.35%</text:p>
          </table:table-cell>
          <table:table-cell table:style-name="ce8" table:formula="of:=IF([Sheet1.I157]&gt;[.$H$1];[Sheet1.W157];0)" office:value-type="percentage" office:value="0.113207547169811">
            <text:p>11.32%</text:p>
          </table:table-cell>
          <table:table-cell table:style-name="ce8" table:formula="of:=IF([Sheet1.I157]&gt;[.$H$1];[Sheet1.X157];0)" office:value-type="percentage" office:value="0.792452830188679">
            <text:p>79.25%</text:p>
          </table:table-cell>
          <table:table-cell table:style-name="ce8" table:formula="of:=IF([Sheet1.I157]&gt;[.$H$1];[Sheet1.Y157];0)" office:value-type="percentage" office:value="0.0566037735849057">
            <text:p>5.66%</text:p>
          </table:table-cell>
          <table:table-cell table:formula="of:=IF([Sheet1.I157]&gt;[.$H$1];[Sheet1.Z157];0)" office:value-type="percentage" office:value="0">
            <text:p>0.00%</text:p>
          </table:table-cell>
          <table:table-cell table:formula="of:=IF([Sheet1.I157]&gt;[.$H$1];[Sheet1.AA157];0)" office:value-type="percentage" office:value="0.256410256410256">
            <text:p>25.64%</text:p>
          </table:table-cell>
          <table:table-cell table:number-columns-repeated="2"/>
        </table:table-row>
        <table:table-row table:style-name="ro1">
          <table:table-cell table:style-name="ce7" table:formula="of:=IF([Sheet1.I158]&gt;[.$H$1];[Sheet1.U158];0)" office:value-type="percentage" office:value="0.563106796116505">
            <text:p>56.31%</text:p>
          </table:table-cell>
          <table:table-cell table:style-name="ce2" table:formula="of:=IF([Sheet1.J158]&gt;[.$H$1];[Sheet1.V158];0)" office:value-type="percentage" office:value="0.527918781725888">
            <text:p>52.79%</text:p>
          </table:table-cell>
          <table:table-cell table:style-name="ce8" table:formula="of:=IF([Sheet1.I158]&gt;[.$H$1];[Sheet1.W158];0)" office:value-type="percentage" office:value="0.0388349514563107">
            <text:p>3.88%</text:p>
          </table:table-cell>
          <table:table-cell table:style-name="ce8" table:formula="of:=IF([Sheet1.I158]&gt;[.$H$1];[Sheet1.X158];0)" office:value-type="percentage" office:value="0.495145631067961">
            <text:p>49.51%</text:p>
          </table:table-cell>
          <table:table-cell table:style-name="ce8" table:formula="of:=IF([Sheet1.I158]&gt;[.$H$1];[Sheet1.Y158];0)" office:value-type="percentage" office:value="0.029126213592233">
            <text:p>2.91%</text:p>
          </table:table-cell>
          <table:table-cell table:formula="of:=IF([Sheet1.I158]&gt;[.$H$1];[Sheet1.Z158];0)" office:value-type="percentage" office:value="0.436893203883495">
            <text:p>43.69%</text:p>
          </table:table-cell>
          <table:table-cell table:formula="of:=IF([Sheet1.I158]&gt;[.$H$1];[Sheet1.AA158];0)" office:value-type="percentage" office:value="0.288461538461538">
            <text:p>28.85%</text:p>
          </table:table-cell>
          <table:table-cell table:number-columns-repeated="2"/>
        </table:table-row>
        <table:table-row table:style-name="ro1">
          <table:table-cell table:style-name="ce7" table:formula="of:=IF([Sheet1.I159]&gt;[.$H$1];[Sheet1.U159];0)" office:value-type="percentage" office:value="0.666666666666667">
            <text:p>66.67%</text:p>
          </table:table-cell>
          <table:table-cell table:style-name="ce2" table:formula="of:=IF([Sheet1.J159]&gt;[.$H$1];[Sheet1.V159];0)" office:value-type="percentage" office:value="0.487179487179487">
            <text:p>48.72%</text:p>
          </table:table-cell>
          <table:table-cell table:style-name="ce8" table:formula="of:=IF([Sheet1.I159]&gt;[.$H$1];[Sheet1.W159];0)" office:value-type="percentage" office:value="0.087719298245614">
            <text:p>8.77%</text:p>
          </table:table-cell>
          <table:table-cell table:style-name="ce8" table:formula="of:=IF([Sheet1.I159]&gt;[.$H$1];[Sheet1.X159];0)" office:value-type="percentage" office:value="0.473684210526316">
            <text:p>47.37%</text:p>
          </table:table-cell>
          <table:table-cell table:style-name="ce8" table:formula="of:=IF([Sheet1.I159]&gt;[.$H$1];[Sheet1.Y159];0)" office:value-type="percentage" office:value="0.0701754385964912">
            <text:p>7.02%</text:p>
          </table:table-cell>
          <table:table-cell table:formula="of:=IF([Sheet1.I159]&gt;[.$H$1];[Sheet1.Z159];0)" office:value-type="percentage" office:value="0.333333333333333">
            <text:p>33.33%</text:p>
          </table:table-cell>
          <table:table-cell table:formula="of:=IF([Sheet1.I159]&gt;[.$H$1];[Sheet1.AA159];0)" office:value-type="percentage" office:value="0.368421052631579">
            <text:p>36.84%</text:p>
          </table:table-cell>
          <table:table-cell table:number-columns-repeated="2"/>
        </table:table-row>
        <table:table-row table:style-name="ro1">
          <table:table-cell table:style-name="ce7" table:formula="of:=IF([Sheet1.I160]&gt;[.$H$1];[Sheet1.U160];0)" office:value-type="percentage" office:value="0.531914893617021">
            <text:p>53.19%</text:p>
          </table:table-cell>
          <table:table-cell table:style-name="ce2" table:formula="of:=IF([Sheet1.J160]&gt;[.$H$1];[Sheet1.V160];0)" office:value-type="percentage" office:value="0.447619047619048">
            <text:p>44.76%</text:p>
          </table:table-cell>
          <table:table-cell table:style-name="ce8" table:formula="of:=IF([Sheet1.I160]&gt;[.$H$1];[Sheet1.W160];0)" office:value-type="percentage" office:value="0.106382978723404">
            <text:p>10.64%</text:p>
          </table:table-cell>
          <table:table-cell table:style-name="ce8" table:formula="of:=IF([Sheet1.I160]&gt;[.$H$1];[Sheet1.X160];0)" office:value-type="percentage" office:value="0.276595744680851">
            <text:p>27.66%</text:p>
          </table:table-cell>
          <table:table-cell table:style-name="ce8" table:formula="of:=IF([Sheet1.I160]&gt;[.$H$1];[Sheet1.Y160];0)" office:value-type="percentage" office:value="0.127659574468085">
            <text:p>12.77%</text:p>
          </table:table-cell>
          <table:table-cell table:formula="of:=IF([Sheet1.I160]&gt;[.$H$1];[Sheet1.Z160];0)" office:value-type="percentage" office:value="0.468085106382979">
            <text:p>46.81%</text:p>
          </table:table-cell>
          <table:table-cell table:formula="of:=IF([Sheet1.I160]&gt;[.$H$1];[Sheet1.AA160];0)" office:value-type="percentage" office:value="0.446808510638298">
            <text:p>44.68%</text:p>
          </table:table-cell>
          <table:table-cell table:number-columns-repeated="2"/>
        </table:table-row>
        <table:table-row table:style-name="ro1">
          <table:table-cell table:style-name="ce7" table:formula="of:=IF([Sheet1.I161]&gt;[.$H$1];[Sheet1.U161];0)" office:value-type="percentage" office:value="0.630434782608696">
            <text:p>63.04%</text:p>
          </table:table-cell>
          <table:table-cell table:style-name="ce2" table:formula="of:=IF([Sheet1.J161]&gt;[.$H$1];[Sheet1.V161];0)" office:value-type="percentage" office:value="0.676470588235294">
            <text:p>67.65%</text:p>
          </table:table-cell>
          <table:table-cell table:style-name="ce8" table:formula="of:=IF([Sheet1.I161]&gt;[.$H$1];[Sheet1.W161];0)" office:value-type="percentage" office:value="0.0217391304347826">
            <text:p>2.17%</text:p>
          </table:table-cell>
          <table:table-cell table:style-name="ce8" table:formula="of:=IF([Sheet1.I161]&gt;[.$H$1];[Sheet1.X161];0)" office:value-type="percentage" office:value="0.576086956521739">
            <text:p>57.61%</text:p>
          </table:table-cell>
          <table:table-cell table:style-name="ce8" table:formula="of:=IF([Sheet1.I161]&gt;[.$H$1];[Sheet1.Y161];0)" office:value-type="percentage" office:value="0.0217391304347826">
            <text:p>2.17%</text:p>
          </table:table-cell>
          <table:table-cell table:formula="of:=IF([Sheet1.I161]&gt;[.$H$1];[Sheet1.Z161];0)" office:value-type="percentage" office:value="0.369565217391304">
            <text:p>36.96%</text:p>
          </table:table-cell>
          <table:table-cell table:formula="of:=IF([Sheet1.I161]&gt;[.$H$1];[Sheet1.AA161];0)" office:value-type="percentage" office:value="0.195652173913043">
            <text:p>19.57%</text:p>
          </table:table-cell>
          <table:table-cell table:number-columns-repeated="2"/>
        </table:table-row>
        <table:table-row table:style-name="ro1">
          <table:table-cell table:style-name="ce7" table:formula="of:=IF([Sheet1.I162]&gt;[.$H$1];[Sheet1.U162];0)" office:value-type="percentage" office:value="0.544378698224852">
            <text:p>54.44%</text:p>
          </table:table-cell>
          <table:table-cell table:style-name="ce2" table:formula="of:=IF([Sheet1.J162]&gt;[.$H$1];[Sheet1.V162];0)" office:value-type="percentage" office:value="0.498525073746313">
            <text:p>49.85%</text:p>
          </table:table-cell>
          <table:table-cell table:style-name="ce8" table:formula="of:=IF([Sheet1.I162]&gt;[.$H$1];[Sheet1.W162];0)" office:value-type="percentage" office:value="0.195266272189349">
            <text:p>19.53%</text:p>
          </table:table-cell>
          <table:table-cell table:style-name="ce8" table:formula="of:=IF([Sheet1.I162]&gt;[.$H$1];[Sheet1.X162];0)" office:value-type="percentage" office:value="0.218934911242604">
            <text:p>21.89%</text:p>
          </table:table-cell>
          <table:table-cell table:style-name="ce8" table:formula="of:=IF([Sheet1.I162]&gt;[.$H$1];[Sheet1.Y162];0)" office:value-type="percentage" office:value="0.106508875739645">
            <text:p>10.65%</text:p>
          </table:table-cell>
          <table:table-cell table:formula="of:=IF([Sheet1.I162]&gt;[.$H$1];[Sheet1.Z162];0)" office:value-type="percentage" office:value="0.455621301775148">
            <text:p>45.56%</text:p>
          </table:table-cell>
          <table:table-cell table:formula="of:=IF([Sheet1.I162]&gt;[.$H$1];[Sheet1.AA162];0)" office:value-type="percentage" office:value="0.449704142011834">
            <text:p>44.97%</text:p>
          </table:table-cell>
          <table:table-cell table:number-columns-repeated="2"/>
        </table:table-row>
        <table:table-row table:style-name="ro1">
          <table:table-cell table:style-name="ce7" table:formula="of:=IF([Sheet1.I163]&gt;[.$H$1];[Sheet1.U163];0)" office:value-type="percentage" office:value="0.557692307692308">
            <text:p>55.77%</text:p>
          </table:table-cell>
          <table:table-cell table:style-name="ce2" table:formula="of:=IF([Sheet1.J163]&gt;[.$H$1];[Sheet1.V163];0)" office:value-type="percentage" office:value="0.361111111111111">
            <text:p>36.11%</text:p>
          </table:table-cell>
          <table:table-cell table:style-name="ce8" table:formula="of:=IF([Sheet1.I163]&gt;[.$H$1];[Sheet1.W163];0)" office:value-type="percentage" office:value="0">
            <text:p>0.00%</text:p>
          </table:table-cell>
          <table:table-cell table:style-name="ce8" table:formula="of:=IF([Sheet1.I163]&gt;[.$H$1];[Sheet1.X163];0)" office:value-type="percentage" office:value="0">
            <text:p>0.00%</text:p>
          </table:table-cell>
          <table:table-cell table:style-name="ce8" table:formula="of:=IF([Sheet1.I163]&gt;[.$H$1];[Sheet1.Y163];0)" office:value-type="percentage" office:value="0">
            <text:p>0.00%</text:p>
          </table:table-cell>
          <table:table-cell table:formula="of:=IF([Sheet1.I163]&gt;[.$H$1];[Sheet1.Z163];0)" office:value-type="percentage" office:value="0.442307692307692">
            <text:p>44.23%</text:p>
          </table:table-cell>
          <table:table-cell table:formula="of:=IF([Sheet1.I163]&gt;[.$H$1];[Sheet1.AA163];0)" office:value-type="percentage" office:value="0.557692307692308">
            <text:p>55.77%</text:p>
          </table:table-cell>
          <table:table-cell table:number-columns-repeated="2"/>
        </table:table-row>
        <table:table-row table:style-name="ro1">
          <table:table-cell table:style-name="ce7" table:formula="of:=IF([Sheet1.I164]&gt;[.$H$1];[Sheet1.U164];0)" office:value-type="percentage" office:value="0.531914893617021">
            <text:p>53.19%</text:p>
          </table:table-cell>
          <table:table-cell table:style-name="ce2" table:formula="of:=IF([Sheet1.J164]&gt;[.$H$1];[Sheet1.V164];0)" office:value-type="percentage" office:value="0.419642857142857">
            <text:p>41.96%</text:p>
          </table:table-cell>
          <table:table-cell table:style-name="ce8" table:formula="of:=IF([Sheet1.I164]&gt;[.$H$1];[Sheet1.W164];0)" office:value-type="percentage" office:value="0.170212765957447">
            <text:p>17.02%</text:p>
          </table:table-cell>
          <table:table-cell table:style-name="ce8" table:formula="of:=IF([Sheet1.I164]&gt;[.$H$1];[Sheet1.X164];0)" office:value-type="percentage" office:value="0.234042553191489">
            <text:p>23.40%</text:p>
          </table:table-cell>
          <table:table-cell table:style-name="ce8" table:formula="of:=IF([Sheet1.I164]&gt;[.$H$1];[Sheet1.Y164];0)" office:value-type="percentage" office:value="0.106382978723404">
            <text:p>10.64%</text:p>
          </table:table-cell>
          <table:table-cell table:formula="of:=IF([Sheet1.I164]&gt;[.$H$1];[Sheet1.Z164];0)" office:value-type="percentage" office:value="0.468085106382979">
            <text:p>46.81%</text:p>
          </table:table-cell>
          <table:table-cell table:formula="of:=IF([Sheet1.I164]&gt;[.$H$1];[Sheet1.AA164];0)" office:value-type="percentage" office:value="0.51063829787234">
            <text:p>51.06%</text:p>
          </table:table-cell>
          <table:table-cell table:number-columns-repeated="2"/>
        </table:table-row>
        <table:table-row table:style-name="ro1">
          <table:table-cell table:style-name="ce7" table:formula="of:=IF([Sheet1.I165]&gt;[.$H$1];[Sheet1.U165];0)" office:value-type="percentage" office:value="0.552380952380952">
            <text:p>55.24%</text:p>
          </table:table-cell>
          <table:table-cell table:style-name="ce2" table:formula="of:=IF([Sheet1.J165]&gt;[.$H$1];[Sheet1.V165];0)" office:value-type="percentage" office:value="0.235555555555556">
            <text:p>23.56%</text:p>
          </table:table-cell>
          <table:table-cell table:style-name="ce8" table:formula="of:=IF([Sheet1.I165]&gt;[.$H$1];[Sheet1.W165];0)" office:value-type="percentage" office:value="0.2">
            <text:p>20.00%</text:p>
          </table:table-cell>
          <table:table-cell table:style-name="ce8" table:formula="of:=IF([Sheet1.I165]&gt;[.$H$1];[Sheet1.X165];0)" office:value-type="percentage" office:value="0.20952380952381">
            <text:p>20.95%</text:p>
          </table:table-cell>
          <table:table-cell table:style-name="ce8" table:formula="of:=IF([Sheet1.I165]&gt;[.$H$1];[Sheet1.Y165];0)" office:value-type="percentage" office:value="0.0857142857142857">
            <text:p>8.57%</text:p>
          </table:table-cell>
          <table:table-cell table:formula="of:=IF([Sheet1.I165]&gt;[.$H$1];[Sheet1.Z165];0)" office:value-type="percentage" office:value="0.447619047619048">
            <text:p>44.76%</text:p>
          </table:table-cell>
          <table:table-cell table:formula="of:=IF([Sheet1.I165]&gt;[.$H$1];[Sheet1.AA165];0)" office:value-type="percentage" office:value="0.575471698113208">
            <text:p>57.55%</text:p>
          </table:table-cell>
          <table:table-cell table:number-columns-repeated="2"/>
        </table:table-row>
        <table:table-row table:style-name="ro1">
          <table:table-cell table:style-name="ce7" table:formula="of:=IF([Sheet1.I166]&gt;[.$H$1];[Sheet1.U166];0)" office:value-type="percentage" office:value="0.652173913043478">
            <text:p>65.22%</text:p>
          </table:table-cell>
          <table:table-cell table:style-name="ce2" table:formula="of:=IF([Sheet1.J166]&gt;[.$H$1];[Sheet1.V166];0)" office:value-type="percentage" office:value="0.296774193548387">
            <text:p>29.68%</text:p>
          </table:table-cell>
          <table:table-cell table:style-name="ce8" table:formula="of:=IF([Sheet1.I166]&gt;[.$H$1];[Sheet1.W166];0)" office:value-type="percentage" office:value="0.420289855072464">
            <text:p>42.03%</text:p>
          </table:table-cell>
          <table:table-cell table:style-name="ce8" table:formula="of:=IF([Sheet1.I166]&gt;[.$H$1];[Sheet1.X166];0)" office:value-type="percentage" office:value="0.13768115942029">
            <text:p>13.77%</text:p>
          </table:table-cell>
          <table:table-cell table:style-name="ce8" table:formula="of:=IF([Sheet1.I166]&gt;[.$H$1];[Sheet1.Y166];0)" office:value-type="percentage" office:value="0.0652173913043478">
            <text:p>6.52%</text:p>
          </table:table-cell>
          <table:table-cell table:formula="of:=IF([Sheet1.I166]&gt;[.$H$1];[Sheet1.Z166];0)" office:value-type="percentage" office:value="0.347826086956522">
            <text:p>34.78%</text:p>
          </table:table-cell>
          <table:table-cell table:formula="of:=IF([Sheet1.I166]&gt;[.$H$1];[Sheet1.AA166];0)" office:value-type="percentage" office:value="0.717391304347826">
            <text:p>71.74%</text:p>
          </table:table-cell>
          <table:table-cell table:number-columns-repeated="2"/>
        </table:table-row>
        <table:table-row table:style-name="ro1">
          <table:table-cell table:style-name="ce7" table:formula="of:=IF([Sheet1.I167]&gt;[.$H$1];[Sheet1.U167];0)" office:value-type="percentage" office:value="0.537974683544304">
            <text:p>53.80%</text:p>
          </table:table-cell>
          <table:table-cell table:style-name="ce2" table:formula="of:=IF([Sheet1.J167]&gt;[.$H$1];[Sheet1.V167];0)" office:value-type="percentage" office:value="0.486153846153846">
            <text:p>48.62%</text:p>
          </table:table-cell>
          <table:table-cell table:style-name="ce8" table:formula="of:=IF([Sheet1.I167]&gt;[.$H$1];[Sheet1.W167];0)" office:value-type="percentage" office:value="0.221518987341772">
            <text:p>22.15%</text:p>
          </table:table-cell>
          <table:table-cell table:style-name="ce8" table:formula="of:=IF([Sheet1.I167]&gt;[.$H$1];[Sheet1.X167];0)" office:value-type="percentage" office:value="0.126582278481013">
            <text:p>12.66%</text:p>
          </table:table-cell>
          <table:table-cell table:style-name="ce8" table:formula="of:=IF([Sheet1.I167]&gt;[.$H$1];[Sheet1.Y167];0)" office:value-type="percentage" office:value="0.139240506329114">
            <text:p>13.92%</text:p>
          </table:table-cell>
          <table:table-cell table:formula="of:=IF([Sheet1.I167]&gt;[.$H$1];[Sheet1.Z167];0)" office:value-type="percentage" office:value="0.462025316455696">
            <text:p>46.20%</text:p>
          </table:table-cell>
          <table:table-cell table:formula="of:=IF([Sheet1.I167]&gt;[.$H$1];[Sheet1.AA167];0)" office:value-type="percentage" office:value="0.537974683544304">
            <text:p>53.80%</text:p>
          </table:table-cell>
          <table:table-cell table:number-columns-repeated="2"/>
        </table:table-row>
        <table:table-row table:style-name="ro1">
          <table:table-cell table:style-name="ce7" table:formula="of:=IF([Sheet1.I168]&gt;[.$H$1];[Sheet1.U168];0)" office:value-type="percentage" office:value="0.507246376811594">
            <text:p>50.72%</text:p>
          </table:table-cell>
          <table:table-cell table:style-name="ce2" table:formula="of:=IF([Sheet1.J168]&gt;[.$H$1];[Sheet1.V168];0)" office:value-type="percentage" office:value="0.587234042553191">
            <text:p>58.72%</text:p>
          </table:table-cell>
          <table:table-cell table:style-name="ce8" table:formula="of:=IF([Sheet1.I168]&gt;[.$H$1];[Sheet1.W168];0)" office:value-type="percentage" office:value="0.246376811594203">
            <text:p>24.64%</text:p>
          </table:table-cell>
          <table:table-cell table:style-name="ce8" table:formula="of:=IF([Sheet1.I168]&gt;[.$H$1];[Sheet1.X168];0)" office:value-type="percentage" office:value="0.108695652173913">
            <text:p>10.87%</text:p>
          </table:table-cell>
          <table:table-cell table:style-name="ce8" table:formula="of:=IF([Sheet1.I168]&gt;[.$H$1];[Sheet1.Y168];0)" office:value-type="percentage" office:value="0.108695652173913">
            <text:p>10.87%</text:p>
          </table:table-cell>
          <table:table-cell table:formula="of:=IF([Sheet1.I168]&gt;[.$H$1];[Sheet1.Z168];0)" office:value-type="percentage" office:value="0.492753623188406">
            <text:p>49.28%</text:p>
          </table:table-cell>
          <table:table-cell table:formula="of:=IF([Sheet1.I168]&gt;[.$H$1];[Sheet1.AA168];0)" office:value-type="percentage" office:value="0.376811594202899">
            <text:p>37.68%</text:p>
          </table:table-cell>
          <table:table-cell table:number-columns-repeated="2"/>
        </table:table-row>
        <table:table-row table:style-name="ro1">
          <table:table-cell table:style-name="ce7" table:formula="of:=IF([Sheet1.I169]&gt;[.$H$1];[Sheet1.U169];0)" office:value-type="percentage" office:value="0.514285714285714">
            <text:p>51.43%</text:p>
          </table:table-cell>
          <table:table-cell table:style-name="ce2" table:formula="of:=IF([Sheet1.J169]&gt;[.$H$1];[Sheet1.V169];0)" office:value-type="percentage" office:value="0.482993197278912">
            <text:p>48.30%</text:p>
          </table:table-cell>
          <table:table-cell table:style-name="ce8" table:formula="of:=IF([Sheet1.I169]&gt;[.$H$1];[Sheet1.W169];0)" office:value-type="percentage" office:value="0.242857142857143">
            <text:p>24.29%</text:p>
          </table:table-cell>
          <table:table-cell table:style-name="ce8" table:formula="of:=IF([Sheet1.I169]&gt;[.$H$1];[Sheet1.X169];0)" office:value-type="percentage" office:value="0.171428571428571">
            <text:p>17.14%</text:p>
          </table:table-cell>
          <table:table-cell table:style-name="ce8" table:formula="of:=IF([Sheet1.I169]&gt;[.$H$1];[Sheet1.Y169];0)" office:value-type="percentage" office:value="0.0857142857142857">
            <text:p>8.57%</text:p>
          </table:table-cell>
          <table:table-cell table:formula="of:=IF([Sheet1.I169]&gt;[.$H$1];[Sheet1.Z169];0)" office:value-type="percentage" office:value="0.485714285714286">
            <text:p>48.57%</text:p>
          </table:table-cell>
          <table:table-cell table:formula="of:=IF([Sheet1.I169]&gt;[.$H$1];[Sheet1.AA169];0)" office:value-type="percentage" office:value="0.436619718309859">
            <text:p>43.66%</text:p>
          </table:table-cell>
          <table:table-cell table:number-columns-repeated="2"/>
        </table:table-row>
        <table:table-row table:style-name="ro1">
          <table:table-cell table:style-name="ce7" table:formula="of:=IF([Sheet1.I170]&gt;[.$H$1];[Sheet1.U170];0)" office:value-type="percentage" office:value="0.444444444444444">
            <text:p>44.44%</text:p>
          </table:table-cell>
          <table:table-cell table:style-name="ce2" table:formula="of:=IF([Sheet1.J170]&gt;[.$H$1];[Sheet1.V170];0)" office:value-type="percentage" office:value="0.503448275862069">
            <text:p>50.34%</text:p>
          </table:table-cell>
          <table:table-cell table:style-name="ce8" table:formula="of:=IF([Sheet1.I170]&gt;[.$H$1];[Sheet1.W170];0)" office:value-type="percentage" office:value="0.152777777777778">
            <text:p>15.28%</text:p>
          </table:table-cell>
          <table:table-cell table:style-name="ce8" table:formula="of:=IF([Sheet1.I170]&gt;[.$H$1];[Sheet1.X170];0)" office:value-type="percentage" office:value="0.180555555555556">
            <text:p>18.06%</text:p>
          </table:table-cell>
          <table:table-cell table:style-name="ce8" table:formula="of:=IF([Sheet1.I170]&gt;[.$H$1];[Sheet1.Y170];0)" office:value-type="percentage" office:value="0.111111111111111">
            <text:p>11.11%</text:p>
          </table:table-cell>
          <table:table-cell table:formula="of:=IF([Sheet1.I170]&gt;[.$H$1];[Sheet1.Z170];0)" office:value-type="percentage" office:value="0.555555555555556">
            <text:p>55.56%</text:p>
          </table:table-cell>
          <table:table-cell table:formula="of:=IF([Sheet1.I170]&gt;[.$H$1];[Sheet1.AA170];0)" office:value-type="percentage" office:value="0.424657534246575">
            <text:p>42.47%</text:p>
          </table:table-cell>
          <table:table-cell table:number-columns-repeated="2"/>
        </table:table-row>
        <table:table-row table:style-name="ro1">
          <table:table-cell table:style-name="ce7" table:formula="of:=IF([Sheet1.I171]&gt;[.$H$1];[Sheet1.U171];0)" office:value-type="percentage" office:value="0.41747572815534">
            <text:p>41.75%</text:p>
          </table:table-cell>
          <table:table-cell table:style-name="ce2" table:formula="of:=IF([Sheet1.J171]&gt;[.$H$1];[Sheet1.V171];0)" office:value-type="percentage" office:value="0.725352112676056">
            <text:p>72.54%</text:p>
          </table:table-cell>
          <table:table-cell table:style-name="ce8" table:formula="of:=IF([Sheet1.I171]&gt;[.$H$1];[Sheet1.W171];0)" office:value-type="percentage" office:value="0.0970873786407767">
            <text:p>9.71%</text:p>
          </table:table-cell>
          <table:table-cell table:style-name="ce8" table:formula="of:=IF([Sheet1.I171]&gt;[.$H$1];[Sheet1.X171];0)" office:value-type="percentage" office:value="0.184466019417476">
            <text:p>18.45%</text:p>
          </table:table-cell>
          <table:table-cell table:style-name="ce8" table:formula="of:=IF([Sheet1.I171]&gt;[.$H$1];[Sheet1.Y171];0)" office:value-type="percentage" office:value="0.0679611650485437">
            <text:p>6.80%</text:p>
          </table:table-cell>
          <table:table-cell table:formula="of:=IF([Sheet1.I171]&gt;[.$H$1];[Sheet1.Z171];0)" office:value-type="percentage" office:value="0.58252427184466">
            <text:p>58.25%</text:p>
          </table:table-cell>
          <table:table-cell table:formula="of:=IF([Sheet1.I171]&gt;[.$H$1];[Sheet1.AA171];0)" office:value-type="percentage" office:value="0.436893203883495">
            <text:p>43.69%</text:p>
          </table:table-cell>
          <table:table-cell table:number-columns-repeated="2"/>
        </table:table-row>
        <table:table-row table:style-name="ro1">
          <table:table-cell table:style-name="ce7" table:formula="of:=IF([Sheet1.I172]&gt;[.$H$1];[Sheet1.U172];0)" office:value-type="percentage" office:value="0.51497005988024">
            <text:p>51.50%</text:p>
          </table:table-cell>
          <table:table-cell table:style-name="ce2" table:formula="of:=IF([Sheet1.J172]&gt;[.$H$1];[Sheet1.V172];0)" office:value-type="percentage" office:value="0.599290780141844">
            <text:p>59.93%</text:p>
          </table:table-cell>
          <table:table-cell table:style-name="ce8" table:formula="of:=IF([Sheet1.I172]&gt;[.$H$1];[Sheet1.W172];0)" office:value-type="percentage" office:value="0.269461077844311">
            <text:p>26.95%</text:p>
          </table:table-cell>
          <table:table-cell table:style-name="ce8" table:formula="of:=IF([Sheet1.I172]&gt;[.$H$1];[Sheet1.X172];0)" office:value-type="percentage" office:value="0.131736526946108">
            <text:p>13.17%</text:p>
          </table:table-cell>
          <table:table-cell table:style-name="ce8" table:formula="of:=IF([Sheet1.I172]&gt;[.$H$1];[Sheet1.Y172];0)" office:value-type="percentage" office:value="0.107784431137725">
            <text:p>10.78%</text:p>
          </table:table-cell>
          <table:table-cell table:formula="of:=IF([Sheet1.I172]&gt;[.$H$1];[Sheet1.Z172];0)" office:value-type="percentage" office:value="0.48502994011976">
            <text:p>48.50%</text:p>
          </table:table-cell>
          <table:table-cell table:formula="of:=IF([Sheet1.I172]&gt;[.$H$1];[Sheet1.AA172];0)" office:value-type="percentage" office:value="0.57396449704142">
            <text:p>57.40%</text:p>
          </table:table-cell>
          <table:table-cell table:number-columns-repeated="2"/>
        </table:table-row>
        <table:table-row table:style-name="ro1">
          <table:table-cell table:style-name="ce7" table:formula="of:=IF([Sheet1.I173]&gt;[.$H$1];[Sheet1.U173];0)" office:value-type="percentage" office:value="0.428571428571429">
            <text:p>42.86%</text:p>
          </table:table-cell>
          <table:table-cell table:style-name="ce2" table:formula="of:=IF([Sheet1.J173]&gt;[.$H$1];[Sheet1.V173];0)" office:value-type="percentage" office:value="0.428571428571429">
            <text:p>42.86%</text:p>
          </table:table-cell>
          <table:table-cell table:style-name="ce8" table:formula="of:=IF([Sheet1.I173]&gt;[.$H$1];[Sheet1.W173];0)" office:value-type="percentage" office:value="0.192857142857143">
            <text:p>19.29%</text:p>
          </table:table-cell>
          <table:table-cell table:style-name="ce8" table:formula="of:=IF([Sheet1.I173]&gt;[.$H$1];[Sheet1.X173];0)" office:value-type="percentage" office:value="0.1">
            <text:p>10.00%</text:p>
          </table:table-cell>
          <table:table-cell table:style-name="ce8" table:formula="of:=IF([Sheet1.I173]&gt;[.$H$1];[Sheet1.Y173];0)" office:value-type="percentage" office:value="0.114285714285714">
            <text:p>11.43%</text:p>
          </table:table-cell>
          <table:table-cell table:formula="of:=IF([Sheet1.I173]&gt;[.$H$1];[Sheet1.Z173];0)" office:value-type="percentage" office:value="0.571428571428571">
            <text:p>57.14%</text:p>
          </table:table-cell>
          <table:table-cell table:formula="of:=IF([Sheet1.I173]&gt;[.$H$1];[Sheet1.AA173];0)" office:value-type="percentage" office:value="0.560283687943262">
            <text:p>56.03%</text:p>
          </table:table-cell>
          <table:table-cell table:number-columns-repeated="2"/>
        </table:table-row>
        <table:table-row table:style-name="ro1">
          <table:table-cell table:style-name="ce7" table:formula="of:=IF([Sheet1.I174]&gt;[.$H$1];[Sheet1.U174];0)" office:value-type="percentage" office:value="0.472727272727273">
            <text:p>47.27%</text:p>
          </table:table-cell>
          <table:table-cell table:style-name="ce2" table:formula="of:=IF([Sheet1.J174]&gt;[.$H$1];[Sheet1.V174];0)" office:value-type="percentage" office:value="0.536231884057971">
            <text:p>53.62%</text:p>
          </table:table-cell>
          <table:table-cell table:style-name="ce8" table:formula="of:=IF([Sheet1.I174]&gt;[.$H$1];[Sheet1.W174];0)" office:value-type="percentage" office:value="0.190909090909091">
            <text:p>19.09%</text:p>
          </table:table-cell>
          <table:table-cell table:style-name="ce8" table:formula="of:=IF([Sheet1.I174]&gt;[.$H$1];[Sheet1.X174];0)" office:value-type="percentage" office:value="0.136363636363636">
            <text:p>13.64%</text:p>
          </table:table-cell>
          <table:table-cell table:style-name="ce8" table:formula="of:=IF([Sheet1.I174]&gt;[.$H$1];[Sheet1.Y174];0)" office:value-type="percentage" office:value="0.127272727272727">
            <text:p>12.73%</text:p>
          </table:table-cell>
          <table:table-cell table:formula="of:=IF([Sheet1.I174]&gt;[.$H$1];[Sheet1.Z174];0)" office:value-type="percentage" office:value="0.527272727272727">
            <text:p>52.73%</text:p>
          </table:table-cell>
          <table:table-cell table:formula="of:=IF([Sheet1.I174]&gt;[.$H$1];[Sheet1.AA174];0)" office:value-type="percentage" office:value="0.531531531531532">
            <text:p>53.15%</text:p>
          </table:table-cell>
          <table:table-cell table:number-columns-repeated="2"/>
        </table:table-row>
        <table:table-row table:style-name="ro1">
          <table:table-cell table:style-name="ce7" table:formula="of:=IF([Sheet1.I175]&gt;[.$H$1];[Sheet1.U175];0)" office:value-type="percentage" office:value="0.591836734693878">
            <text:p>59.18%</text:p>
          </table:table-cell>
          <table:table-cell table:style-name="ce2" table:formula="of:=IF([Sheet1.J175]&gt;[.$H$1];[Sheet1.V175];0)" office:value-type="percentage" office:value="0.426086956521739">
            <text:p>42.61%</text:p>
          </table:table-cell>
          <table:table-cell table:style-name="ce8" table:formula="of:=IF([Sheet1.I175]&gt;[.$H$1];[Sheet1.W175];0)" office:value-type="percentage" office:value="0.204081632653061">
            <text:p>20.41%</text:p>
          </table:table-cell>
          <table:table-cell table:style-name="ce8" table:formula="of:=IF([Sheet1.I175]&gt;[.$H$1];[Sheet1.X175];0)" office:value-type="percentage" office:value="0.142857142857143">
            <text:p>14.29%</text:p>
          </table:table-cell>
          <table:table-cell table:style-name="ce8" table:formula="of:=IF([Sheet1.I175]&gt;[.$H$1];[Sheet1.Y175];0)" office:value-type="percentage" office:value="0.224489795918367">
            <text:p>22.45%</text:p>
          </table:table-cell>
          <table:table-cell table:formula="of:=IF([Sheet1.I175]&gt;[.$H$1];[Sheet1.Z175];0)" office:value-type="percentage" office:value="0.408163265306122">
            <text:p>40.82%</text:p>
          </table:table-cell>
          <table:table-cell table:formula="of:=IF([Sheet1.I175]&gt;[.$H$1];[Sheet1.AA175];0)" office:value-type="percentage" office:value="0.673469387755102">
            <text:p>67.35%</text:p>
          </table:table-cell>
          <table:table-cell table:number-columns-repeated="2"/>
        </table:table-row>
        <table:table-row table:style-name="ro1">
          <table:table-cell table:style-name="ce7" table:formula="of:=IF([Sheet1.I176]&gt;[.$H$1];[Sheet1.U176];0)" office:value-type="percentage" office:value="0.523026315789474">
            <text:p>52.30%</text:p>
          </table:table-cell>
          <table:table-cell table:style-name="ce2" table:formula="of:=IF([Sheet1.J176]&gt;[.$H$1];[Sheet1.V176];0)" office:value-type="percentage" office:value="0.36438679245283">
            <text:p>36.44%</text:p>
          </table:table-cell>
          <table:table-cell table:style-name="ce8" table:formula="of:=IF([Sheet1.I176]&gt;[.$H$1];[Sheet1.W176];0)" office:value-type="percentage" office:value="0.322368421052632">
            <text:p>32.24%</text:p>
          </table:table-cell>
          <table:table-cell table:style-name="ce8" table:formula="of:=IF([Sheet1.I176]&gt;[.$H$1];[Sheet1.X176];0)" office:value-type="percentage" office:value="0.0723684210526316">
            <text:p>7.24%</text:p>
          </table:table-cell>
          <table:table-cell table:style-name="ce8" table:formula="of:=IF([Sheet1.I176]&gt;[.$H$1];[Sheet1.Y176];0)" office:value-type="percentage" office:value="0.0723684210526316">
            <text:p>7.24%</text:p>
          </table:table-cell>
          <table:table-cell table:formula="of:=IF([Sheet1.I176]&gt;[.$H$1];[Sheet1.Z176];0)" office:value-type="percentage" office:value="0.476973684210526">
            <text:p>47.70%</text:p>
          </table:table-cell>
          <table:table-cell table:formula="of:=IF([Sheet1.I176]&gt;[.$H$1];[Sheet1.AA176];0)" office:value-type="percentage" office:value="0.482200647249191">
            <text:p>48.22%</text:p>
          </table:table-cell>
          <table:table-cell table:number-columns-repeated="2"/>
        </table:table-row>
        <table:table-row table:style-name="ro1">
          <table:table-cell table:style-name="ce7" table:formula="of:=IF([Sheet1.I177]&gt;[.$H$1];[Sheet1.U177];0)" office:value-type="percentage" office:value="0.488888888888889">
            <text:p>48.89%</text:p>
          </table:table-cell>
          <table:table-cell table:style-name="ce2" table:formula="of:=IF([Sheet1.J177]&gt;[.$H$1];[Sheet1.V177];0)" office:value-type="percentage" office:value="0.491379310344828">
            <text:p>49.14%</text:p>
          </table:table-cell>
          <table:table-cell table:style-name="ce8" table:formula="of:=IF([Sheet1.I177]&gt;[.$H$1];[Sheet1.W177];0)" office:value-type="percentage" office:value="0.168888888888889">
            <text:p>16.89%</text:p>
          </table:table-cell>
          <table:table-cell table:style-name="ce8" table:formula="of:=IF([Sheet1.I177]&gt;[.$H$1];[Sheet1.X177];0)" office:value-type="percentage" office:value="0.217777777777778">
            <text:p>21.78%</text:p>
          </table:table-cell>
          <table:table-cell table:style-name="ce8" table:formula="of:=IF([Sheet1.I177]&gt;[.$H$1];[Sheet1.Y177];0)" office:value-type="percentage" office:value="0.0933333333333333">
            <text:p>9.33%</text:p>
          </table:table-cell>
          <table:table-cell table:formula="of:=IF([Sheet1.I177]&gt;[.$H$1];[Sheet1.Z177];0)" office:value-type="percentage" office:value="0.511111111111111">
            <text:p>51.11%</text:p>
          </table:table-cell>
          <table:table-cell table:formula="of:=IF([Sheet1.I177]&gt;[.$H$1];[Sheet1.AA177];0)" office:value-type="percentage" office:value="0.605263157894737">
            <text:p>60.53%</text:p>
          </table:table-cell>
          <table:table-cell table:number-columns-repeated="2"/>
        </table:table-row>
        <table:table-row table:style-name="ro1">
          <table:table-cell table:style-name="ce7" table:formula="of:=IF([Sheet1.I178]&gt;[.$H$1];[Sheet1.U178];0)" office:value-type="percentage" office:value="0.546052631578947">
            <text:p>54.61%</text:p>
          </table:table-cell>
          <table:table-cell table:style-name="ce2" table:formula="of:=IF([Sheet1.J178]&gt;[.$H$1];[Sheet1.V178];0)" office:value-type="percentage" office:value="0.895953757225434">
            <text:p>89.60%</text:p>
          </table:table-cell>
          <table:table-cell table:style-name="ce8" table:formula="of:=IF([Sheet1.I178]&gt;[.$H$1];[Sheet1.W178];0)" office:value-type="percentage" office:value="0.190789473684211">
            <text:p>19.08%</text:p>
          </table:table-cell>
          <table:table-cell table:style-name="ce8" table:formula="of:=IF([Sheet1.I178]&gt;[.$H$1];[Sheet1.X178];0)" office:value-type="percentage" office:value="0.269736842105263">
            <text:p>26.97%</text:p>
          </table:table-cell>
          <table:table-cell table:style-name="ce8" table:formula="of:=IF([Sheet1.I178]&gt;[.$H$1];[Sheet1.Y178];0)" office:value-type="percentage" office:value="0.0657894736842105">
            <text:p>6.58%</text:p>
          </table:table-cell>
          <table:table-cell table:formula="of:=IF([Sheet1.I178]&gt;[.$H$1];[Sheet1.Z178];0)" office:value-type="percentage" office:value="0.453947368421053">
            <text:p>45.39%</text:p>
          </table:table-cell>
          <table:table-cell table:formula="of:=IF([Sheet1.I178]&gt;[.$H$1];[Sheet1.AA178];0)" office:value-type="percentage" office:value="0.483870967741936">
            <text:p>48.39%</text:p>
          </table:table-cell>
          <table:table-cell table:number-columns-repeated="2"/>
        </table:table-row>
        <table:table-row table:style-name="ro1">
          <table:table-cell table:style-name="ce7" table:formula="of:=IF([Sheet1.I179]&gt;[.$H$1];[Sheet1.U179];0)" office:value-type="percentage" office:value="0.443820224719101">
            <text:p>44.38%</text:p>
          </table:table-cell>
          <table:table-cell table:style-name="ce2" table:formula="of:=IF([Sheet1.J179]&gt;[.$H$1];[Sheet1.V179];0)" office:value-type="percentage" office:value="0.622837370242215">
            <text:p>62.28%</text:p>
          </table:table-cell>
          <table:table-cell table:style-name="ce8" table:formula="of:=IF([Sheet1.I179]&gt;[.$H$1];[Sheet1.W179];0)" office:value-type="percentage" office:value="0.151685393258427">
            <text:p>15.17%</text:p>
          </table:table-cell>
          <table:table-cell table:style-name="ce8" table:formula="of:=IF([Sheet1.I179]&gt;[.$H$1];[Sheet1.X179];0)" office:value-type="percentage" office:value="0.106741573033708">
            <text:p>10.67%</text:p>
          </table:table-cell>
          <table:table-cell table:style-name="ce8" table:formula="of:=IF([Sheet1.I179]&gt;[.$H$1];[Sheet1.Y179];0)" office:value-type="percentage" office:value="0.140449438202247">
            <text:p>14.04%</text:p>
          </table:table-cell>
          <table:table-cell table:formula="of:=IF([Sheet1.I179]&gt;[.$H$1];[Sheet1.Z179];0)" office:value-type="percentage" office:value="0.556179775280899">
            <text:p>55.62%</text:p>
          </table:table-cell>
          <table:table-cell table:formula="of:=IF([Sheet1.I179]&gt;[.$H$1];[Sheet1.AA179];0)" office:value-type="percentage" office:value="0.566666666666667">
            <text:p>56.67%</text:p>
          </table:table-cell>
          <table:table-cell table:number-columns-repeated="2"/>
        </table:table-row>
        <table:table-row table:style-name="ro1">
          <table:table-cell table:style-name="ce7" table:formula="of:=IF([Sheet1.I180]&gt;[.$H$1];[Sheet1.U180];0)" office:value-type="percentage" office:value="0.482758620689655">
            <text:p>48.28%</text:p>
          </table:table-cell>
          <table:table-cell table:style-name="ce2" table:formula="of:=IF([Sheet1.J180]&gt;[.$H$1];[Sheet1.V180];0)" office:value-type="percentage" office:value="0.320441988950276">
            <text:p>32.04%</text:p>
          </table:table-cell>
          <table:table-cell table:style-name="ce8" table:formula="of:=IF([Sheet1.I180]&gt;[.$H$1];[Sheet1.W180];0)" office:value-type="percentage" office:value="0.241379310344828">
            <text:p>24.14%</text:p>
          </table:table-cell>
          <table:table-cell table:style-name="ce8" table:formula="of:=IF([Sheet1.I180]&gt;[.$H$1];[Sheet1.X180];0)" office:value-type="percentage" office:value="0.103448275862069">
            <text:p>10.34%</text:p>
          </table:table-cell>
          <table:table-cell table:style-name="ce8" table:formula="of:=IF([Sheet1.I180]&gt;[.$H$1];[Sheet1.Y180];0)" office:value-type="percentage" office:value="0.137931034482759">
            <text:p>13.79%</text:p>
          </table:table-cell>
          <table:table-cell table:formula="of:=IF([Sheet1.I180]&gt;[.$H$1];[Sheet1.Z180];0)" office:value-type="percentage" office:value="0.517241379310345">
            <text:p>51.72%</text:p>
          </table:table-cell>
          <table:table-cell table:formula="of:=IF([Sheet1.I180]&gt;[.$H$1];[Sheet1.AA180];0)" office:value-type="percentage" office:value="0.603448275862069">
            <text:p>60.34%</text:p>
          </table:table-cell>
          <table:table-cell table:number-columns-repeated="2"/>
        </table:table-row>
        <table:table-row table:style-name="ro1">
          <table:table-cell table:style-name="ce7" table:formula="of:=IF([Sheet1.I181]&gt;[.$H$1];[Sheet1.U181];0)" office:value-type="percentage" office:value="0.625">
            <text:p>62.50%</text:p>
          </table:table-cell>
          <table:table-cell table:style-name="ce2" table:formula="of:=IF([Sheet1.J181]&gt;[.$H$1];[Sheet1.V181];0)" office:value-type="percentage" office:value="0.505154639175258">
            <text:p>50.52%</text:p>
          </table:table-cell>
          <table:table-cell table:style-name="ce8" table:formula="of:=IF([Sheet1.I181]&gt;[.$H$1];[Sheet1.W181];0)" office:value-type="percentage" office:value="0.479166666666667">
            <text:p>47.92%</text:p>
          </table:table-cell>
          <table:table-cell table:style-name="ce8" table:formula="of:=IF([Sheet1.I181]&gt;[.$H$1];[Sheet1.X181];0)" office:value-type="percentage" office:value="0.0833333333333333">
            <text:p>8.33%</text:p>
          </table:table-cell>
          <table:table-cell table:style-name="ce8" table:formula="of:=IF([Sheet1.I181]&gt;[.$H$1];[Sheet1.Y181];0)" office:value-type="percentage" office:value="0.0625">
            <text:p>6.25%</text:p>
          </table:table-cell>
          <table:table-cell table:formula="of:=IF([Sheet1.I181]&gt;[.$H$1];[Sheet1.Z181];0)" office:value-type="percentage" office:value="0.375">
            <text:p>37.50%</text:p>
          </table:table-cell>
          <table:table-cell table:formula="of:=IF([Sheet1.I181]&gt;[.$H$1];[Sheet1.AA181];0)" office:value-type="percentage" office:value="0.714285714285714">
            <text:p>71.43%</text:p>
          </table:table-cell>
          <table:table-cell table:number-columns-repeated="2"/>
        </table:table-row>
        <table:table-row table:style-name="ro1">
          <table:table-cell table:style-name="ce7" table:formula="of:=IF([Sheet1.I182]&gt;[.$H$1];[Sheet1.U182];0)" office:value-type="percentage" office:value="0.469964664310954">
            <text:p>47.00%</text:p>
          </table:table-cell>
          <table:table-cell table:style-name="ce2" table:formula="of:=IF([Sheet1.J182]&gt;[.$H$1];[Sheet1.V182];0)" office:value-type="percentage" office:value="0.534971644612476">
            <text:p>53.50%</text:p>
          </table:table-cell>
          <table:table-cell table:style-name="ce8" table:formula="of:=IF([Sheet1.I182]&gt;[.$H$1];[Sheet1.W182];0)" office:value-type="percentage" office:value="0.23321554770318">
            <text:p>23.32%</text:p>
          </table:table-cell>
          <table:table-cell table:style-name="ce8" table:formula="of:=IF([Sheet1.I182]&gt;[.$H$1];[Sheet1.X182];0)" office:value-type="percentage" office:value="0.102473498233216">
            <text:p>10.25%</text:p>
          </table:table-cell>
          <table:table-cell table:style-name="ce8" table:formula="of:=IF([Sheet1.I182]&gt;[.$H$1];[Sheet1.Y182];0)" office:value-type="percentage" office:value="0.0954063604240283">
            <text:p>9.54%</text:p>
          </table:table-cell>
          <table:table-cell table:formula="of:=IF([Sheet1.I182]&gt;[.$H$1];[Sheet1.Z182];0)" office:value-type="percentage" office:value="0.530035335689046">
            <text:p>53.00%</text:p>
          </table:table-cell>
          <table:table-cell table:formula="of:=IF([Sheet1.I182]&gt;[.$H$1];[Sheet1.AA182];0)" office:value-type="percentage" office:value="0.57243816254417">
            <text:p>57.24%</text:p>
          </table:table-cell>
          <table:table-cell table:number-columns-repeated="2"/>
        </table:table-row>
        <table:table-row table:style-name="ro1">
          <table:table-cell table:style-name="ce7" table:formula="of:=IF([Sheet1.I183]&gt;[.$H$1];[Sheet1.U183];0)" office:value-type="percentage" office:value="0.586538461538462">
            <text:p>58.65%</text:p>
          </table:table-cell>
          <table:table-cell table:style-name="ce2" table:formula="of:=IF([Sheet1.J183]&gt;[.$H$1];[Sheet1.V183];0)" office:value-type="percentage" office:value="0.504716981132076">
            <text:p>50.47%</text:p>
          </table:table-cell>
          <table:table-cell table:style-name="ce8" table:formula="of:=IF([Sheet1.I183]&gt;[.$H$1];[Sheet1.W183];0)" office:value-type="percentage" office:value="0.230769230769231">
            <text:p>23.08%</text:p>
          </table:table-cell>
          <table:table-cell table:style-name="ce8" table:formula="of:=IF([Sheet1.I183]&gt;[.$H$1];[Sheet1.X183];0)" office:value-type="percentage" office:value="0.125">
            <text:p>12.50%</text:p>
          </table:table-cell>
          <table:table-cell table:style-name="ce8" table:formula="of:=IF([Sheet1.I183]&gt;[.$H$1];[Sheet1.Y183];0)" office:value-type="percentage" office:value="0.0288461538461538">
            <text:p>2.88%</text:p>
          </table:table-cell>
          <table:table-cell table:formula="of:=IF([Sheet1.I183]&gt;[.$H$1];[Sheet1.Z183];0)" office:value-type="percentage" office:value="0.413461538461538">
            <text:p>41.35%</text:p>
          </table:table-cell>
          <table:table-cell table:formula="of:=IF([Sheet1.I183]&gt;[.$H$1];[Sheet1.AA183];0)" office:value-type="percentage" office:value="0.495327102803738">
            <text:p>49.53%</text:p>
          </table:table-cell>
          <table:table-cell table:number-columns-repeated="2"/>
        </table:table-row>
        <table:table-row table:style-name="ro1">
          <table:table-cell table:style-name="ce7" table:formula="of:=IF([Sheet1.I184]&gt;[.$H$1];[Sheet1.U184];0)" office:value-type="percentage" office:value="0.404761904761905">
            <text:p>40.48%</text:p>
          </table:table-cell>
          <table:table-cell table:style-name="ce2" table:formula="of:=IF([Sheet1.J184]&gt;[.$H$1];[Sheet1.V184];0)" office:value-type="percentage" office:value="0.557213930348259">
            <text:p>55.72%</text:p>
          </table:table-cell>
          <table:table-cell table:style-name="ce8" table:formula="of:=IF([Sheet1.I184]&gt;[.$H$1];[Sheet1.W184];0)" office:value-type="percentage" office:value="0.154761904761905">
            <text:p>15.48%</text:p>
          </table:table-cell>
          <table:table-cell table:style-name="ce8" table:formula="of:=IF([Sheet1.I184]&gt;[.$H$1];[Sheet1.X184];0)" office:value-type="percentage" office:value="0.104166666666667">
            <text:p>10.42%</text:p>
          </table:table-cell>
          <table:table-cell table:style-name="ce8" table:formula="of:=IF([Sheet1.I184]&gt;[.$H$1];[Sheet1.Y184];0)" office:value-type="percentage" office:value="0.125">
            <text:p>12.50%</text:p>
          </table:table-cell>
          <table:table-cell table:formula="of:=IF([Sheet1.I184]&gt;[.$H$1];[Sheet1.Z184];0)" office:value-type="percentage" office:value="0.595238095238095">
            <text:p>59.52%</text:p>
          </table:table-cell>
          <table:table-cell table:formula="of:=IF([Sheet1.I184]&gt;[.$H$1];[Sheet1.AA184];0)" office:value-type="percentage" office:value="0.526785714285714">
            <text:p>52.68%</text:p>
          </table:table-cell>
          <table:table-cell table:number-columns-repeated="2"/>
        </table:table-row>
        <table:table-row table:style-name="ro1">
          <table:table-cell table:style-name="ce7" table:formula="of:=IF([Sheet1.I185]&gt;[.$H$1];[Sheet1.U185];0)" office:value-type="percentage" office:value="0.466666666666667">
            <text:p>46.67%</text:p>
          </table:table-cell>
          <table:table-cell table:style-name="ce2" table:formula="of:=IF([Sheet1.J185]&gt;[.$H$1];[Sheet1.V185];0)" office:value-type="percentage" office:value="0.252100840336134">
            <text:p>25.21%</text:p>
          </table:table-cell>
          <table:table-cell table:style-name="ce8" table:formula="of:=IF([Sheet1.I185]&gt;[.$H$1];[Sheet1.W185];0)" office:value-type="percentage" office:value="0.3">
            <text:p>30.00%</text:p>
          </table:table-cell>
          <table:table-cell table:style-name="ce8" table:formula="of:=IF([Sheet1.I185]&gt;[.$H$1];[Sheet1.X185];0)" office:value-type="percentage" office:value="0.0666666666666667">
            <text:p>6.67%</text:p>
          </table:table-cell>
          <table:table-cell table:style-name="ce8" table:formula="of:=IF([Sheet1.I185]&gt;[.$H$1];[Sheet1.Y185];0)" office:value-type="percentage" office:value="0.0666666666666667">
            <text:p>6.67%</text:p>
          </table:table-cell>
          <table:table-cell table:formula="of:=IF([Sheet1.I185]&gt;[.$H$1];[Sheet1.Z185];0)" office:value-type="percentage" office:value="0.533333333333333">
            <text:p>53.33%</text:p>
          </table:table-cell>
          <table:table-cell table:formula="of:=IF([Sheet1.I185]&gt;[.$H$1];[Sheet1.AA185];0)" office:value-type="percentage" office:value="0.433333333333333">
            <text:p>43.33%</text:p>
          </table:table-cell>
          <table:table-cell table:number-columns-repeated="2"/>
        </table:table-row>
        <table:table-row table:style-name="ro1">
          <table:table-cell table:style-name="ce7" table:formula="of:=IF([Sheet1.I186]&gt;[.$H$1];[Sheet1.U186];0)" office:value-type="percentage" office:value="0.46583850931677">
            <text:p>46.58%</text:p>
          </table:table-cell>
          <table:table-cell table:style-name="ce2" table:formula="of:=IF([Sheet1.J186]&gt;[.$H$1];[Sheet1.V186];0)" office:value-type="percentage" office:value="0.612781954887218">
            <text:p>61.28%</text:p>
          </table:table-cell>
          <table:table-cell table:style-name="ce8" table:formula="of:=IF([Sheet1.I186]&gt;[.$H$1];[Sheet1.W186];0)" office:value-type="percentage" office:value="0.248447204968944">
            <text:p>24.84%</text:p>
          </table:table-cell>
          <table:table-cell table:style-name="ce8" table:formula="of:=IF([Sheet1.I186]&gt;[.$H$1];[Sheet1.X186];0)" office:value-type="percentage" office:value="0.0683229813664596">
            <text:p>6.83%</text:p>
          </table:table-cell>
          <table:table-cell table:style-name="ce8" table:formula="of:=IF([Sheet1.I186]&gt;[.$H$1];[Sheet1.Y186];0)" office:value-type="percentage" office:value="0.124223602484472">
            <text:p>12.42%</text:p>
          </table:table-cell>
          <table:table-cell table:formula="of:=IF([Sheet1.I186]&gt;[.$H$1];[Sheet1.Z186];0)" office:value-type="percentage" office:value="0.53416149068323">
            <text:p>53.42%</text:p>
          </table:table-cell>
          <table:table-cell table:formula="of:=IF([Sheet1.I186]&gt;[.$H$1];[Sheet1.AA186];0)" office:value-type="percentage" office:value="0.625766871165644">
            <text:p>62.58%</text:p>
          </table:table-cell>
          <table:table-cell table:number-columns-repeated="2"/>
        </table:table-row>
        <table:table-row table:style-name="ro1">
          <table:table-cell table:style-name="ce7" table:formula="of:=IF([Sheet1.I187]&gt;[.$H$1];[Sheet1.U187];0)" office:value-type="percentage" office:value="0.558974358974359">
            <text:p>55.90%</text:p>
          </table:table-cell>
          <table:table-cell table:style-name="ce2" table:formula="of:=IF([Sheet1.J187]&gt;[.$H$1];[Sheet1.V187];0)" office:value-type="percentage" office:value="0.564469914040115">
            <text:p>56.45%</text:p>
          </table:table-cell>
          <table:table-cell table:style-name="ce8" table:formula="of:=IF([Sheet1.I187]&gt;[.$H$1];[Sheet1.W187];0)" office:value-type="percentage" office:value="0.425641025641026">
            <text:p>42.56%</text:p>
          </table:table-cell>
          <table:table-cell table:style-name="ce8" table:formula="of:=IF([Sheet1.I187]&gt;[.$H$1];[Sheet1.X187];0)" office:value-type="percentage" office:value="0.0564102564102564">
            <text:p>5.64%</text:p>
          </table:table-cell>
          <table:table-cell table:style-name="ce8" table:formula="of:=IF([Sheet1.I187]&gt;[.$H$1];[Sheet1.Y187];0)" office:value-type="percentage" office:value="0.0512820512820513">
            <text:p>5.13%</text:p>
          </table:table-cell>
          <table:table-cell table:formula="of:=IF([Sheet1.I187]&gt;[.$H$1];[Sheet1.Z187];0)" office:value-type="percentage" office:value="0.441025641025641">
            <text:p>44.10%</text:p>
          </table:table-cell>
          <table:table-cell table:formula="of:=IF([Sheet1.I187]&gt;[.$H$1];[Sheet1.AA187];0)" office:value-type="percentage" office:value="0.578680203045685">
            <text:p>57.87%</text:p>
          </table:table-cell>
          <table:table-cell table:number-columns-repeated="2"/>
        </table:table-row>
        <table:table-row table:style-name="ro1">
          <table:table-cell table:style-name="ce7" table:formula="of:=IF([Sheet1.I188]&gt;[.$H$1];[Sheet1.U188];0)" office:value-type="percentage" office:value="0.448717948717949">
            <text:p>44.87%</text:p>
          </table:table-cell>
          <table:table-cell table:style-name="ce2" table:formula="of:=IF([Sheet1.J188]&gt;[.$H$1];[Sheet1.V188];0)" office:value-type="percentage" office:value="0.433333333333333">
            <text:p>43.33%</text:p>
          </table:table-cell>
          <table:table-cell table:style-name="ce8" table:formula="of:=IF([Sheet1.I188]&gt;[.$H$1];[Sheet1.W188];0)" office:value-type="percentage" office:value="0.102564102564103">
            <text:p>10.26%</text:p>
          </table:table-cell>
          <table:table-cell table:style-name="ce8" table:formula="of:=IF([Sheet1.I188]&gt;[.$H$1];[Sheet1.X188];0)" office:value-type="percentage" office:value="0.282051282051282">
            <text:p>28.21%</text:p>
          </table:table-cell>
          <table:table-cell table:style-name="ce8" table:formula="of:=IF([Sheet1.I188]&gt;[.$H$1];[Sheet1.Y188];0)" office:value-type="percentage" office:value="0.0384615384615385">
            <text:p>3.85%</text:p>
          </table:table-cell>
          <table:table-cell table:formula="of:=IF([Sheet1.I188]&gt;[.$H$1];[Sheet1.Z188];0)" office:value-type="percentage" office:value="0.551282051282051">
            <text:p>55.13%</text:p>
          </table:table-cell>
          <table:table-cell table:formula="of:=IF([Sheet1.I188]&gt;[.$H$1];[Sheet1.AA188];0)" office:value-type="percentage" office:value="0.487179487179487">
            <text:p>48.72%</text:p>
          </table:table-cell>
          <table:table-cell table:number-columns-repeated="2"/>
        </table:table-row>
        <table:table-row table:style-name="ro1">
          <table:table-cell table:style-name="ce7" table:formula="of:=IF([Sheet1.I189]&gt;[.$H$1];[Sheet1.U189];0)" office:value-type="percentage" office:value="0.507177033492823">
            <text:p>50.72%</text:p>
          </table:table-cell>
          <table:table-cell table:style-name="ce2" table:formula="of:=IF([Sheet1.J189]&gt;[.$H$1];[Sheet1.V189];0)" office:value-type="percentage" office:value="0.479357798165138">
            <text:p>47.94%</text:p>
          </table:table-cell>
          <table:table-cell table:style-name="ce8" table:formula="of:=IF([Sheet1.I189]&gt;[.$H$1];[Sheet1.W189];0)" office:value-type="percentage" office:value="0.148325358851675">
            <text:p>14.83%</text:p>
          </table:table-cell>
          <table:table-cell table:style-name="ce8" table:formula="of:=IF([Sheet1.I189]&gt;[.$H$1];[Sheet1.X189];0)" office:value-type="percentage" office:value="0.22488038277512">
            <text:p>22.49%</text:p>
          </table:table-cell>
          <table:table-cell table:style-name="ce8" table:formula="of:=IF([Sheet1.I189]&gt;[.$H$1];[Sheet1.Y189];0)" office:value-type="percentage" office:value="0.129186602870813">
            <text:p>12.92%</text:p>
          </table:table-cell>
          <table:table-cell table:formula="of:=IF([Sheet1.I189]&gt;[.$H$1];[Sheet1.Z189];0)" office:value-type="percentage" office:value="0.492822966507177">
            <text:p>49.28%</text:p>
          </table:table-cell>
          <table:table-cell table:formula="of:=IF([Sheet1.I189]&gt;[.$H$1];[Sheet1.AA189];0)" office:value-type="percentage" office:value="0.507177033492823">
            <text:p>50.72%</text:p>
          </table:table-cell>
          <table:table-cell table:number-columns-repeated="2"/>
        </table:table-row>
        <table:table-row table:style-name="ro1">
          <table:table-cell table:style-name="ce7" table:formula="of:=IF([Sheet1.I190]&gt;[.$H$1];[Sheet1.U190];0)" office:value-type="percentage" office:value="0.573529411764706">
            <text:p>57.35%</text:p>
          </table:table-cell>
          <table:table-cell table:style-name="ce2" table:formula="of:=IF([Sheet1.J190]&gt;[.$H$1];[Sheet1.V190];0)" office:value-type="percentage" office:value="0.485915492957747">
            <text:p>48.59%</text:p>
          </table:table-cell>
          <table:table-cell table:style-name="ce8" table:formula="of:=IF([Sheet1.I190]&gt;[.$H$1];[Sheet1.W190];0)" office:value-type="percentage" office:value="0.102941176470588">
            <text:p>10.29%</text:p>
          </table:table-cell>
          <table:table-cell table:style-name="ce8" table:formula="of:=IF([Sheet1.I190]&gt;[.$H$1];[Sheet1.X190];0)" office:value-type="percentage" office:value="0.279411764705882">
            <text:p>27.94%</text:p>
          </table:table-cell>
          <table:table-cell table:style-name="ce8" table:formula="of:=IF([Sheet1.I190]&gt;[.$H$1];[Sheet1.Y190];0)" office:value-type="percentage" office:value="0.161764705882353">
            <text:p>16.18%</text:p>
          </table:table-cell>
          <table:table-cell table:formula="of:=IF([Sheet1.I190]&gt;[.$H$1];[Sheet1.Z190];0)" office:value-type="percentage" office:value="0.426470588235294">
            <text:p>42.65%</text:p>
          </table:table-cell>
          <table:table-cell table:formula="of:=IF([Sheet1.I190]&gt;[.$H$1];[Sheet1.AA190];0)" office:value-type="percentage" office:value="0.463768115942029">
            <text:p>46.38%</text:p>
          </table:table-cell>
          <table:table-cell table:number-columns-repeated="2"/>
        </table:table-row>
        <table:table-row table:style-name="ro1">
          <table:table-cell table:style-name="ce7" table:formula="of:=IF([Sheet1.I191]&gt;[.$H$1];[Sheet1.U191];0)" office:value-type="percentage" office:value="0.373134328358209">
            <text:p>37.31%</text:p>
          </table:table-cell>
          <table:table-cell table:style-name="ce2" table:formula="of:=IF([Sheet1.J191]&gt;[.$H$1];[Sheet1.V191];0)" office:value-type="percentage" office:value="0.581896551724138">
            <text:p>58.19%</text:p>
          </table:table-cell>
          <table:table-cell table:style-name="ce8" table:formula="of:=IF([Sheet1.I191]&gt;[.$H$1];[Sheet1.W191];0)" office:value-type="percentage" office:value="0.082089552238806">
            <text:p>8.21%</text:p>
          </table:table-cell>
          <table:table-cell table:style-name="ce8" table:formula="of:=IF([Sheet1.I191]&gt;[.$H$1];[Sheet1.X191];0)" office:value-type="percentage" office:value="0.141791044776119">
            <text:p>14.18%</text:p>
          </table:table-cell>
          <table:table-cell table:style-name="ce8" table:formula="of:=IF([Sheet1.I191]&gt;[.$H$1];[Sheet1.Y191];0)" office:value-type="percentage" office:value="0.126865671641791">
            <text:p>12.69%</text:p>
          </table:table-cell>
          <table:table-cell table:formula="of:=IF([Sheet1.I191]&gt;[.$H$1];[Sheet1.Z191];0)" office:value-type="percentage" office:value="0.626865671641791">
            <text:p>62.69%</text:p>
          </table:table-cell>
          <table:table-cell table:formula="of:=IF([Sheet1.I191]&gt;[.$H$1];[Sheet1.AA191];0)" office:value-type="percentage" office:value="0.414814814814815">
            <text:p>41.48%</text:p>
          </table:table-cell>
          <table:table-cell table:number-columns-repeated="2"/>
        </table:table-row>
        <table:table-row table:style-name="ro1">
          <table:table-cell table:style-name="ce7" table:formula="of:=IF([Sheet1.I192]&gt;[.$H$1];[Sheet1.U192];0)" office:value-type="percentage" office:value="0.424242424242424">
            <text:p>42.42%</text:p>
          </table:table-cell>
          <table:table-cell table:style-name="ce2" table:formula="of:=IF([Sheet1.J192]&gt;[.$H$1];[Sheet1.V192];0)" office:value-type="percentage" office:value="0.711743772241993">
            <text:p>71.17%</text:p>
          </table:table-cell>
          <table:table-cell table:style-name="ce8" table:formula="of:=IF([Sheet1.I192]&gt;[.$H$1];[Sheet1.W192];0)" office:value-type="percentage" office:value="0.222222222222222">
            <text:p>22.22%</text:p>
          </table:table-cell>
          <table:table-cell table:style-name="ce8" table:formula="of:=IF([Sheet1.I192]&gt;[.$H$1];[Sheet1.X192];0)" office:value-type="percentage" office:value="0.0808080808080808">
            <text:p>8.08%</text:p>
          </table:table-cell>
          <table:table-cell table:style-name="ce8" table:formula="of:=IF([Sheet1.I192]&gt;[.$H$1];[Sheet1.Y192];0)" office:value-type="percentage" office:value="0.0808080808080808">
            <text:p>8.08%</text:p>
          </table:table-cell>
          <table:table-cell table:formula="of:=IF([Sheet1.I192]&gt;[.$H$1];[Sheet1.Z192];0)" office:value-type="percentage" office:value="0.575757575757576">
            <text:p>57.58%</text:p>
          </table:table-cell>
          <table:table-cell table:formula="of:=IF([Sheet1.I192]&gt;[.$H$1];[Sheet1.AA192];0)" office:value-type="percentage" office:value="0.4">
            <text:p>40.00%</text:p>
          </table:table-cell>
          <table:table-cell table:number-columns-repeated="2"/>
        </table:table-row>
        <table:table-row table:style-name="ro1">
          <table:table-cell table:style-name="ce7" table:formula="of:=IF([Sheet1.I193]&gt;[.$H$1];[Sheet1.U193];0)" office:value-type="percentage" office:value="0.492537313432836">
            <text:p>49.25%</text:p>
          </table:table-cell>
          <table:table-cell table:style-name="ce2" table:formula="of:=IF([Sheet1.J193]&gt;[.$H$1];[Sheet1.V193];0)" office:value-type="percentage" office:value="0.582608695652174">
            <text:p>58.26%</text:p>
          </table:table-cell>
          <table:table-cell table:style-name="ce8" table:formula="of:=IF([Sheet1.I193]&gt;[.$H$1];[Sheet1.W193];0)" office:value-type="percentage" office:value="0.238805970149254">
            <text:p>23.88%</text:p>
          </table:table-cell>
          <table:table-cell table:style-name="ce8" table:formula="of:=IF([Sheet1.I193]&gt;[.$H$1];[Sheet1.X193];0)" office:value-type="percentage" office:value="0.134328358208955">
            <text:p>13.43%</text:p>
          </table:table-cell>
          <table:table-cell table:style-name="ce8" table:formula="of:=IF([Sheet1.I193]&gt;[.$H$1];[Sheet1.Y193];0)" office:value-type="percentage" office:value="0.119402985074627">
            <text:p>11.94%</text:p>
          </table:table-cell>
          <table:table-cell table:formula="of:=IF([Sheet1.I193]&gt;[.$H$1];[Sheet1.Z193];0)" office:value-type="percentage" office:value="0.507462686567164">
            <text:p>50.75%</text:p>
          </table:table-cell>
          <table:table-cell table:formula="of:=IF([Sheet1.I193]&gt;[.$H$1];[Sheet1.AA193];0)" office:value-type="percentage" office:value="0.597014925373134">
            <text:p>59.70%</text:p>
          </table:table-cell>
          <table:table-cell table:number-columns-repeated="2"/>
        </table:table-row>
        <table:table-row table:style-name="ro1">
          <table:table-cell table:style-name="ce7" table:formula="of:=IF([Sheet1.I194]&gt;[.$H$1];[Sheet1.U194];0)" office:value-type="percentage" office:value="0.492581602373887">
            <text:p>49.26%</text:p>
          </table:table-cell>
          <table:table-cell table:style-name="ce2" table:formula="of:=IF([Sheet1.J194]&gt;[.$H$1];[Sheet1.V194];0)" office:value-type="percentage" office:value="0.558484349258649">
            <text:p>55.85%</text:p>
          </table:table-cell>
          <table:table-cell table:style-name="ce8" table:formula="of:=IF([Sheet1.I194]&gt;[.$H$1];[Sheet1.W194];0)" office:value-type="percentage" office:value="0.293768545994065">
            <text:p>29.38%</text:p>
          </table:table-cell>
          <table:table-cell table:style-name="ce8" table:formula="of:=IF([Sheet1.I194]&gt;[.$H$1];[Sheet1.X194];0)" office:value-type="percentage" office:value="0.106824925816024">
            <text:p>10.68%</text:p>
          </table:table-cell>
          <table:table-cell table:style-name="ce8" table:formula="of:=IF([Sheet1.I194]&gt;[.$H$1];[Sheet1.Y194];0)" office:value-type="percentage" office:value="0.0712166172106825">
            <text:p>7.12%</text:p>
          </table:table-cell>
          <table:table-cell table:formula="of:=IF([Sheet1.I194]&gt;[.$H$1];[Sheet1.Z194];0)" office:value-type="percentage" office:value="0.507418397626113">
            <text:p>50.74%</text:p>
          </table:table-cell>
          <table:table-cell table:formula="of:=IF([Sheet1.I194]&gt;[.$H$1];[Sheet1.AA194];0)" office:value-type="percentage" office:value="0.542772861356932">
            <text:p>54.28%</text:p>
          </table:table-cell>
          <table:table-cell table:number-columns-repeated="2"/>
        </table:table-row>
        <table:table-row table:style-name="ro1">
          <table:table-cell table:style-name="ce7" table:formula="of:=IF([Sheet1.I195]&gt;[.$H$1];[Sheet1.U195];0)" office:value-type="percentage" office:value="0.56989247311828">
            <text:p>56.99%</text:p>
          </table:table-cell>
          <table:table-cell table:style-name="ce2" table:formula="of:=IF([Sheet1.J195]&gt;[.$H$1];[Sheet1.V195];0)" office:value-type="percentage" office:value="0.414634146341463">
            <text:p>41.46%</text:p>
          </table:table-cell>
          <table:table-cell table:style-name="ce8" table:formula="of:=IF([Sheet1.I195]&gt;[.$H$1];[Sheet1.W195];0)" office:value-type="percentage" office:value="0.258064516129032">
            <text:p>25.81%</text:p>
          </table:table-cell>
          <table:table-cell table:style-name="ce8" table:formula="of:=IF([Sheet1.I195]&gt;[.$H$1];[Sheet1.X195];0)" office:value-type="percentage" office:value="0.198924731182796">
            <text:p>19.89%</text:p>
          </table:table-cell>
          <table:table-cell table:style-name="ce8" table:formula="of:=IF([Sheet1.I195]&gt;[.$H$1];[Sheet1.Y195];0)" office:value-type="percentage" office:value="0.0967741935483871">
            <text:p>9.68%</text:p>
          </table:table-cell>
          <table:table-cell table:formula="of:=IF([Sheet1.I195]&gt;[.$H$1];[Sheet1.Z195];0)" office:value-type="percentage" office:value="0.43010752688172">
            <text:p>43.01%</text:p>
          </table:table-cell>
          <table:table-cell table:formula="of:=IF([Sheet1.I195]&gt;[.$H$1];[Sheet1.AA195];0)" office:value-type="percentage" office:value="0.625668449197861">
            <text:p>62.57%</text:p>
          </table:table-cell>
          <table:table-cell table:number-columns-repeated="2"/>
        </table:table-row>
        <table:table-row table:style-name="ro1">
          <table:table-cell table:style-name="ce7" table:formula="of:=IF([Sheet1.I196]&gt;[.$H$1];[Sheet1.U196];0)" office:value-type="percentage" office:value="0.509138381201044">
            <text:p>50.91%</text:p>
          </table:table-cell>
          <table:table-cell table:style-name="ce2" table:formula="of:=IF([Sheet1.J196]&gt;[.$H$1];[Sheet1.V196];0)" office:value-type="percentage" office:value="0.636513157894737">
            <text:p>63.65%</text:p>
          </table:table-cell>
          <table:table-cell table:style-name="ce8" table:formula="of:=IF([Sheet1.I196]&gt;[.$H$1];[Sheet1.W196];0)" office:value-type="percentage" office:value="0.221932114882506">
            <text:p>22.19%</text:p>
          </table:table-cell>
          <table:table-cell table:style-name="ce8" table:formula="of:=IF([Sheet1.I196]&gt;[.$H$1];[Sheet1.X196];0)" office:value-type="percentage" office:value="0.127937336814621">
            <text:p>12.79%</text:p>
          </table:table-cell>
          <table:table-cell table:style-name="ce8" table:formula="of:=IF([Sheet1.I196]&gt;[.$H$1];[Sheet1.Y196];0)" office:value-type="percentage" office:value="0.122715404699739">
            <text:p>12.27%</text:p>
          </table:table-cell>
          <table:table-cell table:formula="of:=IF([Sheet1.I196]&gt;[.$H$1];[Sheet1.Z196];0)" office:value-type="percentage" office:value="0.490861618798956">
            <text:p>49.09%</text:p>
          </table:table-cell>
          <table:table-cell table:formula="of:=IF([Sheet1.I196]&gt;[.$H$1];[Sheet1.AA196];0)" office:value-type="percentage" office:value="0.452196382428941">
            <text:p>45.22%</text:p>
          </table:table-cell>
          <table:table-cell table:number-columns-repeated="2"/>
        </table:table-row>
        <table:table-row table:style-name="ro1">
          <table:table-cell table:style-name="ce7" table:formula="of:=IF([Sheet1.I197]&gt;[.$H$1];[Sheet1.U197];0)" office:value-type="percentage" office:value="0.452054794520548">
            <text:p>45.21%</text:p>
          </table:table-cell>
          <table:table-cell table:style-name="ce2" table:formula="of:=IF([Sheet1.J197]&gt;[.$H$1];[Sheet1.V197];0)" office:value-type="percentage" office:value="0.299794661190965">
            <text:p>29.98%</text:p>
          </table:table-cell>
          <table:table-cell table:style-name="ce8" table:formula="of:=IF([Sheet1.I197]&gt;[.$H$1];[Sheet1.W197];0)" office:value-type="percentage" office:value="0.212328767123288">
            <text:p>21.23%</text:p>
          </table:table-cell>
          <table:table-cell table:style-name="ce8" table:formula="of:=IF([Sheet1.I197]&gt;[.$H$1];[Sheet1.X197];0)" office:value-type="percentage" office:value="0.116438356164384">
            <text:p>11.64%</text:p>
          </table:table-cell>
          <table:table-cell table:style-name="ce8" table:formula="of:=IF([Sheet1.I197]&gt;[.$H$1];[Sheet1.Y197];0)" office:value-type="percentage" office:value="0.0958904109589041">
            <text:p>9.59%</text:p>
          </table:table-cell>
          <table:table-cell table:formula="of:=IF([Sheet1.I197]&gt;[.$H$1];[Sheet1.Z197];0)" office:value-type="percentage" office:value="0.547945205479452">
            <text:p>54.79%</text:p>
          </table:table-cell>
          <table:table-cell table:formula="of:=IF([Sheet1.I197]&gt;[.$H$1];[Sheet1.AA197];0)" office:value-type="percentage" office:value="0.541095890410959">
            <text:p>54.11%</text:p>
          </table:table-cell>
          <table:table-cell table:number-columns-repeated="2"/>
        </table:table-row>
        <table:table-row table:style-name="ro1">
          <table:table-cell table:style-name="ce7" table:formula="of:=IF([Sheet1.I198]&gt;[.$H$1];[Sheet1.U198];0)" office:value-type="percentage" office:value="0.444444444444444">
            <text:p>44.44%</text:p>
          </table:table-cell>
          <table:table-cell table:style-name="ce2" table:formula="of:=IF([Sheet1.J198]&gt;[.$H$1];[Sheet1.V198];0)" office:value-type="percentage" office:value="0.257142857142857">
            <text:p>25.71%</text:p>
          </table:table-cell>
          <table:table-cell table:style-name="ce8" table:formula="of:=IF([Sheet1.I198]&gt;[.$H$1];[Sheet1.W198];0)" office:value-type="percentage" office:value="0.194444444444444">
            <text:p>19.44%</text:p>
          </table:table-cell>
          <table:table-cell table:style-name="ce8" table:formula="of:=IF([Sheet1.I198]&gt;[.$H$1];[Sheet1.X198];0)" office:value-type="percentage" office:value="0.111111111111111">
            <text:p>11.11%</text:p>
          </table:table-cell>
          <table:table-cell table:style-name="ce8" table:formula="of:=IF([Sheet1.I198]&gt;[.$H$1];[Sheet1.Y198];0)" office:value-type="percentage" office:value="0.138888888888889">
            <text:p>13.89%</text:p>
          </table:table-cell>
          <table:table-cell table:formula="of:=IF([Sheet1.I198]&gt;[.$H$1];[Sheet1.Z198];0)" office:value-type="percentage" office:value="0.555555555555556">
            <text:p>55.56%</text:p>
          </table:table-cell>
          <table:table-cell table:formula="of:=IF([Sheet1.I198]&gt;[.$H$1];[Sheet1.AA198];0)" office:value-type="percentage" office:value="0.5">
            <text:p>50.00%</text:p>
          </table:table-cell>
          <table:table-cell table:number-columns-repeated="2"/>
        </table:table-row>
        <table:table-row table:style-name="ro1">
          <table:table-cell table:style-name="ce7" table:formula="of:=IF([Sheet1.I199]&gt;[.$H$1];[Sheet1.U199];0)" office:value-type="percentage" office:value="0.468253968253968">
            <text:p>46.83%</text:p>
          </table:table-cell>
          <table:table-cell table:style-name="ce2" table:formula="of:=IF([Sheet1.J199]&gt;[.$H$1];[Sheet1.V199];0)" office:value-type="percentage" office:value="0.464028776978417">
            <text:p>46.40%</text:p>
          </table:table-cell>
          <table:table-cell table:style-name="ce8" table:formula="of:=IF([Sheet1.I199]&gt;[.$H$1];[Sheet1.W199];0)" office:value-type="percentage" office:value="0.126984126984127">
            <text:p>12.70%</text:p>
          </table:table-cell>
          <table:table-cell table:style-name="ce8" table:formula="of:=IF([Sheet1.I199]&gt;[.$H$1];[Sheet1.X199];0)" office:value-type="percentage" office:value="0.19047619047619">
            <text:p>19.05%</text:p>
          </table:table-cell>
          <table:table-cell table:style-name="ce8" table:formula="of:=IF([Sheet1.I199]&gt;[.$H$1];[Sheet1.Y199];0)" office:value-type="percentage" office:value="0.0555555555555556">
            <text:p>5.56%</text:p>
          </table:table-cell>
          <table:table-cell table:formula="of:=IF([Sheet1.I199]&gt;[.$H$1];[Sheet1.Z199];0)" office:value-type="percentage" office:value="0.531746031746032">
            <text:p>53.17%</text:p>
          </table:table-cell>
          <table:table-cell table:formula="of:=IF([Sheet1.I199]&gt;[.$H$1];[Sheet1.AA199];0)" office:value-type="percentage" office:value="0.441860465116279">
            <text:p>44.19%</text:p>
          </table:table-cell>
          <table:table-cell table:number-columns-repeated="2"/>
        </table:table-row>
        <table:table-row table:style-name="ro1">
          <table:table-cell table:style-name="ce7" table:formula="of:=IF([Sheet1.I200]&gt;[.$H$1];[Sheet1.U200];0)" office:value-type="percentage" office:value="0.527777777777778">
            <text:p>52.78%</text:p>
          </table:table-cell>
          <table:table-cell table:style-name="ce2" table:formula="of:=IF([Sheet1.J200]&gt;[.$H$1];[Sheet1.V200];0)" office:value-type="percentage" office:value="0.244147157190635">
            <text:p>24.41%</text:p>
          </table:table-cell>
          <table:table-cell table:style-name="ce8" table:formula="of:=IF([Sheet1.I200]&gt;[.$H$1];[Sheet1.W200];0)" office:value-type="percentage" office:value="0.263888888888889">
            <text:p>26.39%</text:p>
          </table:table-cell>
          <table:table-cell table:style-name="ce8" table:formula="of:=IF([Sheet1.I200]&gt;[.$H$1];[Sheet1.X200];0)" office:value-type="percentage" office:value="0.138888888888889">
            <text:p>13.89%</text:p>
          </table:table-cell>
          <table:table-cell table:style-name="ce8" table:formula="of:=IF([Sheet1.I200]&gt;[.$H$1];[Sheet1.Y200];0)" office:value-type="percentage" office:value="0.0138888888888889">
            <text:p>1.39%</text:p>
          </table:table-cell>
          <table:table-cell table:formula="of:=IF([Sheet1.I200]&gt;[.$H$1];[Sheet1.Z200];0)" office:value-type="percentage" office:value="0.472222222222222">
            <text:p>47.22%</text:p>
          </table:table-cell>
          <table:table-cell table:formula="of:=IF([Sheet1.I200]&gt;[.$H$1];[Sheet1.AA200];0)" office:value-type="percentage" office:value="0.356164383561644">
            <text:p>35.62%</text:p>
          </table:table-cell>
          <table:table-cell table:number-columns-repeated="2"/>
        </table:table-row>
        <table:table-row table:style-name="ro1">
          <table:table-cell table:style-name="ce7" table:formula="of:=IF([Sheet1.I201]&gt;[.$H$1];[Sheet1.U201];0)" office:value-type="percentage" office:value="0.484662576687117">
            <text:p>48.47%</text:p>
          </table:table-cell>
          <table:table-cell table:style-name="ce2" table:formula="of:=IF([Sheet1.J201]&gt;[.$H$1];[Sheet1.V201];0)" office:value-type="percentage" office:value="0.412345679012346">
            <text:p>41.23%</text:p>
          </table:table-cell>
          <table:table-cell table:style-name="ce8" table:formula="of:=IF([Sheet1.I201]&gt;[.$H$1];[Sheet1.W201];0)" office:value-type="percentage" office:value="0.300613496932515">
            <text:p>30.06%</text:p>
          </table:table-cell>
          <table:table-cell table:style-name="ce8" table:formula="of:=IF([Sheet1.I201]&gt;[.$H$1];[Sheet1.X201];0)" office:value-type="percentage" office:value="0.049079754601227">
            <text:p>4.91%</text:p>
          </table:table-cell>
          <table:table-cell table:style-name="ce8" table:formula="of:=IF([Sheet1.I201]&gt;[.$H$1];[Sheet1.Y201];0)" office:value-type="percentage" office:value="0.0429447852760736">
            <text:p>4.29%</text:p>
          </table:table-cell>
          <table:table-cell table:formula="of:=IF([Sheet1.I201]&gt;[.$H$1];[Sheet1.Z201];0)" office:value-type="percentage" office:value="0.515337423312883">
            <text:p>51.53%</text:p>
          </table:table-cell>
          <table:table-cell table:formula="of:=IF([Sheet1.I201]&gt;[.$H$1];[Sheet1.AA201];0)" office:value-type="percentage" office:value="0.497005988023952">
            <text:p>49.70%</text:p>
          </table:table-cell>
          <table:table-cell table:number-columns-repeated="2"/>
        </table:table-row>
        <table:table-row table:style-name="ro1">
          <table:table-cell table:style-name="ce7" table:formula="of:=IF([Sheet1.I202]&gt;[.$H$1];[Sheet1.U202];0)" office:value-type="percentage" office:value="0.568807339449541">
            <text:p>56.88%</text:p>
          </table:table-cell>
          <table:table-cell table:style-name="ce2" table:formula="of:=IF([Sheet1.J202]&gt;[.$H$1];[Sheet1.V202];0)" office:value-type="percentage" office:value="0.3125">
            <text:p>31.25%</text:p>
          </table:table-cell>
          <table:table-cell table:style-name="ce8" table:formula="of:=IF([Sheet1.I202]&gt;[.$H$1];[Sheet1.W202];0)" office:value-type="percentage" office:value="0.357798165137615">
            <text:p>35.78%</text:p>
          </table:table-cell>
          <table:table-cell table:style-name="ce8" table:formula="of:=IF([Sheet1.I202]&gt;[.$H$1];[Sheet1.X202];0)" office:value-type="percentage" office:value="0.100917431192661">
            <text:p>10.09%</text:p>
          </table:table-cell>
          <table:table-cell table:style-name="ce8" table:formula="of:=IF([Sheet1.I202]&gt;[.$H$1];[Sheet1.Y202];0)" office:value-type="percentage" office:value="0.036697247706422">
            <text:p>3.67%</text:p>
          </table:table-cell>
          <table:table-cell table:formula="of:=IF([Sheet1.I202]&gt;[.$H$1];[Sheet1.Z202];0)" office:value-type="percentage" office:value="0.431192660550459">
            <text:p>43.12%</text:p>
          </table:table-cell>
          <table:table-cell table:formula="of:=IF([Sheet1.I202]&gt;[.$H$1];[Sheet1.AA202];0)" office:value-type="percentage" office:value="0.509090909090909">
            <text:p>50.91%</text:p>
          </table:table-cell>
          <table:table-cell table:number-columns-repeated="2"/>
        </table:table-row>
        <table:table-row table:style-name="ro1">
          <table:table-cell table:style-name="ce7" table:formula="of:=IF([Sheet1.I203]&gt;[.$H$1];[Sheet1.U203];0)" office:value-type="percentage" office:value="0.535135135135135">
            <text:p>53.51%</text:p>
          </table:table-cell>
          <table:table-cell table:style-name="ce2" table:formula="of:=IF([Sheet1.J203]&gt;[.$H$1];[Sheet1.V203];0)" office:value-type="percentage" office:value="0.47103274559194">
            <text:p>47.10%</text:p>
          </table:table-cell>
          <table:table-cell table:style-name="ce8" table:formula="of:=IF([Sheet1.I203]&gt;[.$H$1];[Sheet1.W203];0)" office:value-type="percentage" office:value="0.178378378378378">
            <text:p>17.84%</text:p>
          </table:table-cell>
          <table:table-cell table:style-name="ce8" table:formula="of:=IF([Sheet1.I203]&gt;[.$H$1];[Sheet1.X203];0)" office:value-type="percentage" office:value="0.194594594594595">
            <text:p>19.46%</text:p>
          </table:table-cell>
          <table:table-cell table:style-name="ce8" table:formula="of:=IF([Sheet1.I203]&gt;[.$H$1];[Sheet1.Y203];0)" office:value-type="percentage" office:value="0.108108108108108">
            <text:p>10.81%</text:p>
          </table:table-cell>
          <table:table-cell table:formula="of:=IF([Sheet1.I203]&gt;[.$H$1];[Sheet1.Z203];0)" office:value-type="percentage" office:value="0.464864864864865">
            <text:p>46.49%</text:p>
          </table:table-cell>
          <table:table-cell table:formula="of:=IF([Sheet1.I203]&gt;[.$H$1];[Sheet1.AA203];0)" office:value-type="percentage" office:value="0.508021390374332">
            <text:p>50.80%</text:p>
          </table:table-cell>
          <table:table-cell table:number-columns-repeated="2"/>
        </table:table-row>
        <table:table-row table:style-name="ro1">
          <table:table-cell table:style-name="ce7" table:formula="of:=IF([Sheet1.I204]&gt;[.$H$1];[Sheet1.U204];0)" office:value-type="percentage" office:value="0.495726495726496">
            <text:p>49.57%</text:p>
          </table:table-cell>
          <table:table-cell table:style-name="ce2" table:formula="of:=IF([Sheet1.J204]&gt;[.$H$1];[Sheet1.V204];0)" office:value-type="percentage" office:value="0.421428571428571">
            <text:p>42.14%</text:p>
          </table:table-cell>
          <table:table-cell table:style-name="ce8" table:formula="of:=IF([Sheet1.I204]&gt;[.$H$1];[Sheet1.W204];0)" office:value-type="percentage" office:value="0.153846153846154">
            <text:p>15.38%</text:p>
          </table:table-cell>
          <table:table-cell table:style-name="ce8" table:formula="of:=IF([Sheet1.I204]&gt;[.$H$1];[Sheet1.X204];0)" office:value-type="percentage" office:value="0.239316239316239">
            <text:p>23.93%</text:p>
          </table:table-cell>
          <table:table-cell table:style-name="ce8" table:formula="of:=IF([Sheet1.I204]&gt;[.$H$1];[Sheet1.Y204];0)" office:value-type="percentage" office:value="0.102564102564103">
            <text:p>10.26%</text:p>
          </table:table-cell>
          <table:table-cell table:formula="of:=IF([Sheet1.I204]&gt;[.$H$1];[Sheet1.Z204];0)" office:value-type="percentage" office:value="0.504273504273504">
            <text:p>50.43%</text:p>
          </table:table-cell>
          <table:table-cell table:formula="of:=IF([Sheet1.I204]&gt;[.$H$1];[Sheet1.AA204];0)" office:value-type="percentage" office:value="0.508474576271186">
            <text:p>50.85%</text:p>
          </table:table-cell>
          <table:table-cell table:number-columns-repeated="2"/>
        </table:table-row>
        <table:table-row table:style-name="ro1">
          <table:table-cell table:style-name="ce7" table:formula="of:=IF([Sheet1.I205]&gt;[.$H$1];[Sheet1.U205];0)" office:value-type="percentage" office:value="0.478494623655914">
            <text:p>47.85%</text:p>
          </table:table-cell>
          <table:table-cell table:style-name="ce2" table:formula="of:=IF([Sheet1.J205]&gt;[.$H$1];[Sheet1.V205];0)" office:value-type="percentage" office:value="0.63265306122449">
            <text:p>63.27%</text:p>
          </table:table-cell>
          <table:table-cell table:style-name="ce8" table:formula="of:=IF([Sheet1.I205]&gt;[.$H$1];[Sheet1.W205];0)" office:value-type="percentage" office:value="0.241935483870968">
            <text:p>24.19%</text:p>
          </table:table-cell>
          <table:table-cell table:style-name="ce8" table:formula="of:=IF([Sheet1.I205]&gt;[.$H$1];[Sheet1.X205];0)" office:value-type="percentage" office:value="0.0752688172043011">
            <text:p>7.53%</text:p>
          </table:table-cell>
          <table:table-cell table:style-name="ce8" table:formula="of:=IF([Sheet1.I205]&gt;[.$H$1];[Sheet1.Y205];0)" office:value-type="percentage" office:value="0.0591397849462366">
            <text:p>5.91%</text:p>
          </table:table-cell>
          <table:table-cell table:formula="of:=IF([Sheet1.I205]&gt;[.$H$1];[Sheet1.Z205];0)" office:value-type="percentage" office:value="0.521505376344086">
            <text:p>52.15%</text:p>
          </table:table-cell>
          <table:table-cell table:formula="of:=IF([Sheet1.I205]&gt;[.$H$1];[Sheet1.AA205];0)" office:value-type="percentage" office:value="0.473118279569893">
            <text:p>47.31%</text:p>
          </table:table-cell>
          <table:table-cell table:number-columns-repeated="2"/>
        </table:table-row>
        <table:table-row table:style-name="ro1">
          <table:table-cell table:style-name="ce7" table:formula="of:=IF([Sheet1.I206]&gt;[.$H$1];[Sheet1.U206];0)" office:value-type="percentage" office:value="0.561111111111111">
            <text:p>56.11%</text:p>
          </table:table-cell>
          <table:table-cell table:style-name="ce2" table:formula="of:=IF([Sheet1.J206]&gt;[.$H$1];[Sheet1.V206];0)" office:value-type="percentage" office:value="0.365461847389558">
            <text:p>36.55%</text:p>
          </table:table-cell>
          <table:table-cell table:style-name="ce8" table:formula="of:=IF([Sheet1.I206]&gt;[.$H$1];[Sheet1.W206];0)" office:value-type="percentage" office:value="0.311111111111111">
            <text:p>31.11%</text:p>
          </table:table-cell>
          <table:table-cell table:style-name="ce8" table:formula="of:=IF([Sheet1.I206]&gt;[.$H$1];[Sheet1.X206];0)" office:value-type="percentage" office:value="0.127777777777778">
            <text:p>12.78%</text:p>
          </table:table-cell>
          <table:table-cell table:style-name="ce8" table:formula="of:=IF([Sheet1.I206]&gt;[.$H$1];[Sheet1.Y206];0)" office:value-type="percentage" office:value="0.116666666666667">
            <text:p>11.67%</text:p>
          </table:table-cell>
          <table:table-cell table:formula="of:=IF([Sheet1.I206]&gt;[.$H$1];[Sheet1.Z206];0)" office:value-type="percentage" office:value="0.438888888888889">
            <text:p>43.89%</text:p>
          </table:table-cell>
          <table:table-cell table:formula="of:=IF([Sheet1.I206]&gt;[.$H$1];[Sheet1.AA206];0)" office:value-type="percentage" office:value="0.604395604395604">
            <text:p>60.44%</text:p>
          </table:table-cell>
          <table:table-cell table:number-columns-repeated="2"/>
        </table:table-row>
        <table:table-row table:style-name="ro1">
          <table:table-cell table:style-name="ce7" table:formula="of:=IF([Sheet1.I207]&gt;[.$H$1];[Sheet1.U207];0)" office:value-type="percentage" office:value="0.466257668711656">
            <text:p>46.63%</text:p>
          </table:table-cell>
          <table:table-cell table:style-name="ce2" table:formula="of:=IF([Sheet1.J207]&gt;[.$H$1];[Sheet1.V207];0)" office:value-type="percentage" office:value="0.589285714285714">
            <text:p>58.93%</text:p>
          </table:table-cell>
          <table:table-cell table:style-name="ce8" table:formula="of:=IF([Sheet1.I207]&gt;[.$H$1];[Sheet1.W207];0)" office:value-type="percentage" office:value="0.233128834355828">
            <text:p>23.31%</text:p>
          </table:table-cell>
          <table:table-cell table:style-name="ce8" table:formula="of:=IF([Sheet1.I207]&gt;[.$H$1];[Sheet1.X207];0)" office:value-type="percentage" office:value="0.0797546012269939">
            <text:p>7.98%</text:p>
          </table:table-cell>
          <table:table-cell table:style-name="ce8" table:formula="of:=IF([Sheet1.I207]&gt;[.$H$1];[Sheet1.Y207];0)" office:value-type="percentage" office:value="0.104294478527607">
            <text:p>10.43%</text:p>
          </table:table-cell>
          <table:table-cell table:formula="of:=IF([Sheet1.I207]&gt;[.$H$1];[Sheet1.Z207];0)" office:value-type="percentage" office:value="0.533742331288344">
            <text:p>53.37%</text:p>
          </table:table-cell>
          <table:table-cell table:formula="of:=IF([Sheet1.I207]&gt;[.$H$1];[Sheet1.AA207];0)" office:value-type="percentage" office:value="0.436363636363636">
            <text:p>43.64%</text:p>
          </table:table-cell>
          <table:table-cell table:number-columns-repeated="2"/>
        </table:table-row>
        <table:table-row table:style-name="ro1">
          <table:table-cell table:style-name="ce7" table:formula="of:=IF([Sheet1.I208]&gt;[.$H$1];[Sheet1.U208];0)" office:value-type="percentage" office:value="0.507462686567164">
            <text:p>50.75%</text:p>
          </table:table-cell>
          <table:table-cell table:style-name="ce2" table:formula="of:=IF([Sheet1.J208]&gt;[.$H$1];[Sheet1.V208];0)" office:value-type="percentage" office:value="0.299107142857143">
            <text:p>29.91%</text:p>
          </table:table-cell>
          <table:table-cell table:style-name="ce8" table:formula="of:=IF([Sheet1.I208]&gt;[.$H$1];[Sheet1.W208];0)" office:value-type="percentage" office:value="0.208955223880597">
            <text:p>20.90%</text:p>
          </table:table-cell>
          <table:table-cell table:style-name="ce8" table:formula="of:=IF([Sheet1.I208]&gt;[.$H$1];[Sheet1.X208];0)" office:value-type="percentage" office:value="0.208955223880597">
            <text:p>20.90%</text:p>
          </table:table-cell>
          <table:table-cell table:style-name="ce8" table:formula="of:=IF([Sheet1.I208]&gt;[.$H$1];[Sheet1.Y208];0)" office:value-type="percentage" office:value="0.0746268656716418">
            <text:p>7.46%</text:p>
          </table:table-cell>
          <table:table-cell table:formula="of:=IF([Sheet1.I208]&gt;[.$H$1];[Sheet1.Z208];0)" office:value-type="percentage" office:value="0.492537313432836">
            <text:p>49.25%</text:p>
          </table:table-cell>
          <table:table-cell table:formula="of:=IF([Sheet1.I208]&gt;[.$H$1];[Sheet1.AA208];0)" office:value-type="percentage" office:value="0.597014925373134">
            <text:p>59.70%</text:p>
          </table:table-cell>
          <table:table-cell table:number-columns-repeated="2"/>
        </table:table-row>
        <table:table-row table:style-name="ro1">
          <table:table-cell table:style-name="ce7" table:formula="of:=IF([Sheet1.I209]&gt;[.$H$1];[Sheet1.U209];0)" office:value-type="percentage" office:value="0.424749163879599">
            <text:p>42.47%</text:p>
          </table:table-cell>
          <table:table-cell table:style-name="ce2" table:formula="of:=IF([Sheet1.J209]&gt;[.$H$1];[Sheet1.V209];0)" office:value-type="percentage" office:value="0.509369676320272">
            <text:p>50.94%</text:p>
          </table:table-cell>
          <table:table-cell table:style-name="ce8" table:formula="of:=IF([Sheet1.I209]&gt;[.$H$1];[Sheet1.W209];0)" office:value-type="percentage" office:value="0.127090301003344">
            <text:p>12.71%</text:p>
          </table:table-cell>
          <table:table-cell table:style-name="ce8" table:formula="of:=IF([Sheet1.I209]&gt;[.$H$1];[Sheet1.X209];0)" office:value-type="percentage" office:value="0.17056856187291">
            <text:p>17.06%</text:p>
          </table:table-cell>
          <table:table-cell table:style-name="ce8" table:formula="of:=IF([Sheet1.I209]&gt;[.$H$1];[Sheet1.Y209];0)" office:value-type="percentage" office:value="0.0836120401337793">
            <text:p>8.36%</text:p>
          </table:table-cell>
          <table:table-cell table:formula="of:=IF([Sheet1.I209]&gt;[.$H$1];[Sheet1.Z209];0)" office:value-type="percentage" office:value="0.575250836120401">
            <text:p>57.53%</text:p>
          </table:table-cell>
          <table:table-cell table:formula="of:=IF([Sheet1.I209]&gt;[.$H$1];[Sheet1.AA209];0)" office:value-type="percentage" office:value="0.438127090301003">
            <text:p>43.81%</text:p>
          </table:table-cell>
          <table:table-cell table:number-columns-repeated="2"/>
        </table:table-row>
        <table:table-row table:style-name="ro1">
          <table:table-cell table:style-name="ce7" table:formula="of:=IF([Sheet1.I210]&gt;[.$H$1];[Sheet1.U210];0)" office:value-type="percentage" office:value="0.549549549549549">
            <text:p>54.95%</text:p>
          </table:table-cell>
          <table:table-cell table:style-name="ce2" table:formula="of:=IF([Sheet1.J210]&gt;[.$H$1];[Sheet1.V210];0)" office:value-type="percentage" office:value="0.568527918781726">
            <text:p>56.85%</text:p>
          </table:table-cell>
          <table:table-cell table:style-name="ce8" table:formula="of:=IF([Sheet1.I210]&gt;[.$H$1];[Sheet1.W210];0)" office:value-type="percentage" office:value="0.198198198198198">
            <text:p>19.82%</text:p>
          </table:table-cell>
          <table:table-cell table:style-name="ce8" table:formula="of:=IF([Sheet1.I210]&gt;[.$H$1];[Sheet1.X210];0)" office:value-type="percentage" office:value="0.162162162162162">
            <text:p>16.22%</text:p>
          </table:table-cell>
          <table:table-cell table:style-name="ce8" table:formula="of:=IF([Sheet1.I210]&gt;[.$H$1];[Sheet1.Y210];0)" office:value-type="percentage" office:value="0.0720720720720721">
            <text:p>7.21%</text:p>
          </table:table-cell>
          <table:table-cell table:formula="of:=IF([Sheet1.I210]&gt;[.$H$1];[Sheet1.Z210];0)" office:value-type="percentage" office:value="0.450450450450451">
            <text:p>45.05%</text:p>
          </table:table-cell>
          <table:table-cell table:formula="of:=IF([Sheet1.I210]&gt;[.$H$1];[Sheet1.AA210];0)" office:value-type="percentage" office:value="0.535714285714286">
            <text:p>53.57%</text:p>
          </table:table-cell>
          <table:table-cell table:number-columns-repeated="2"/>
        </table:table-row>
        <table:table-row table:style-name="ro1">
          <table:table-cell table:style-name="ce7" table:formula="of:=IF([Sheet1.I211]&gt;[.$H$1];[Sheet1.U211];0)" office:value-type="percentage" office:value="0.397058823529412">
            <text:p>39.71%</text:p>
          </table:table-cell>
          <table:table-cell table:style-name="ce2" table:formula="of:=IF([Sheet1.J211]&gt;[.$H$1];[Sheet1.V211];0)" office:value-type="percentage" office:value="0.588744588744589">
            <text:p>58.87%</text:p>
          </table:table-cell>
          <table:table-cell table:style-name="ce8" table:formula="of:=IF([Sheet1.I211]&gt;[.$H$1];[Sheet1.W211];0)" office:value-type="percentage" office:value="0.176470588235294">
            <text:p>17.65%</text:p>
          </table:table-cell>
          <table:table-cell table:style-name="ce8" table:formula="of:=IF([Sheet1.I211]&gt;[.$H$1];[Sheet1.X211];0)" office:value-type="percentage" office:value="0.147058823529412">
            <text:p>14.71%</text:p>
          </table:table-cell>
          <table:table-cell table:style-name="ce8" table:formula="of:=IF([Sheet1.I211]&gt;[.$H$1];[Sheet1.Y211];0)" office:value-type="percentage" office:value="0.0514705882352941">
            <text:p>5.15%</text:p>
          </table:table-cell>
          <table:table-cell table:formula="of:=IF([Sheet1.I211]&gt;[.$H$1];[Sheet1.Z211];0)" office:value-type="percentage" office:value="0.602941176470588">
            <text:p>60.29%</text:p>
          </table:table-cell>
          <table:table-cell table:formula="of:=IF([Sheet1.I211]&gt;[.$H$1];[Sheet1.AA211];0)" office:value-type="percentage" office:value="0.448529411764706">
            <text:p>44.85%</text:p>
          </table:table-cell>
          <table:table-cell table:number-columns-repeated="2"/>
        </table:table-row>
        <table:table-row table:style-name="ro1">
          <table:table-cell table:style-name="ce7" table:formula="of:=IF([Sheet1.I212]&gt;[.$H$1];[Sheet1.U212];0)" office:value-type="percentage" office:value="0.445544554455446">
            <text:p>44.55%</text:p>
          </table:table-cell>
          <table:table-cell table:style-name="ce2" table:formula="of:=IF([Sheet1.J212]&gt;[.$H$1];[Sheet1.V212];0)" office:value-type="percentage" office:value="0.571428571428571">
            <text:p>57.14%</text:p>
          </table:table-cell>
          <table:table-cell table:style-name="ce8" table:formula="of:=IF([Sheet1.I212]&gt;[.$H$1];[Sheet1.W212];0)" office:value-type="percentage" office:value="0.257425742574257">
            <text:p>25.74%</text:p>
          </table:table-cell>
          <table:table-cell table:style-name="ce8" table:formula="of:=IF([Sheet1.I212]&gt;[.$H$1];[Sheet1.X212];0)" office:value-type="percentage" office:value="0.118811881188119">
            <text:p>11.88%</text:p>
          </table:table-cell>
          <table:table-cell table:style-name="ce8" table:formula="of:=IF([Sheet1.I212]&gt;[.$H$1];[Sheet1.Y212];0)" office:value-type="percentage" office:value="0.0495049504950495">
            <text:p>4.95%</text:p>
          </table:table-cell>
          <table:table-cell table:formula="of:=IF([Sheet1.I212]&gt;[.$H$1];[Sheet1.Z212];0)" office:value-type="percentage" office:value="0.554455445544555">
            <text:p>55.45%</text:p>
          </table:table-cell>
          <table:table-cell table:formula="of:=IF([Sheet1.I212]&gt;[.$H$1];[Sheet1.AA212];0)" office:value-type="percentage" office:value="0.519230769230769">
            <text:p>51.92%</text:p>
          </table:table-cell>
          <table:table-cell table:number-columns-repeated="2"/>
        </table:table-row>
        <table:table-row table:style-name="ro1">
          <table:table-cell table:style-name="ce7" table:formula="of:=IF([Sheet1.I213]&gt;[.$H$1];[Sheet1.U213];0)" office:value-type="percentage" office:value="0.467391304347826">
            <text:p>46.74%</text:p>
          </table:table-cell>
          <table:table-cell table:style-name="ce2" table:formula="of:=IF([Sheet1.J213]&gt;[.$H$1];[Sheet1.V213];0)" office:value-type="percentage" office:value="0.491978609625668">
            <text:p>49.20%</text:p>
          </table:table-cell>
          <table:table-cell table:style-name="ce8" table:formula="of:=IF([Sheet1.I213]&gt;[.$H$1];[Sheet1.W213];0)" office:value-type="percentage" office:value="0.0652173913043478">
            <text:p>6.52%</text:p>
          </table:table-cell>
          <table:table-cell table:style-name="ce8" table:formula="of:=IF([Sheet1.I213]&gt;[.$H$1];[Sheet1.X213];0)" office:value-type="percentage" office:value="0.358695652173913">
            <text:p>35.87%</text:p>
          </table:table-cell>
          <table:table-cell table:style-name="ce8" table:formula="of:=IF([Sheet1.I213]&gt;[.$H$1];[Sheet1.Y213];0)" office:value-type="percentage" office:value="0.0326086956521739">
            <text:p>3.26%</text:p>
          </table:table-cell>
          <table:table-cell table:formula="of:=IF([Sheet1.I213]&gt;[.$H$1];[Sheet1.Z213];0)" office:value-type="percentage" office:value="0.532608695652174">
            <text:p>53.26%</text:p>
          </table:table-cell>
          <table:table-cell table:formula="of:=IF([Sheet1.I213]&gt;[.$H$1];[Sheet1.AA213];0)" office:value-type="percentage" office:value="0.358695652173913">
            <text:p>35.87%</text:p>
          </table:table-cell>
          <table:table-cell table:number-columns-repeated="2"/>
        </table:table-row>
        <table:table-row table:style-name="ro1">
          <table:table-cell table:style-name="ce7" table:formula="of:=IF([Sheet1.I214]&gt;[.$H$1];[Sheet1.U214];0)" office:value-type="percentage" office:value="0.545454545454545">
            <text:p>54.55%</text:p>
          </table:table-cell>
          <table:table-cell table:style-name="ce2" table:formula="of:=IF([Sheet1.J214]&gt;[.$H$1];[Sheet1.V214];0)" office:value-type="percentage" office:value="0.333333333333333">
            <text:p>33.33%</text:p>
          </table:table-cell>
          <table:table-cell table:style-name="ce8" table:formula="of:=IF([Sheet1.I214]&gt;[.$H$1];[Sheet1.W214];0)" office:value-type="percentage" office:value="0.163636363636364">
            <text:p>16.36%</text:p>
          </table:table-cell>
          <table:table-cell table:style-name="ce8" table:formula="of:=IF([Sheet1.I214]&gt;[.$H$1];[Sheet1.X214];0)" office:value-type="percentage" office:value="0.290909090909091">
            <text:p>29.09%</text:p>
          </table:table-cell>
          <table:table-cell table:style-name="ce8" table:formula="of:=IF([Sheet1.I214]&gt;[.$H$1];[Sheet1.Y214];0)" office:value-type="percentage" office:value="0.0727272727272727">
            <text:p>7.27%</text:p>
          </table:table-cell>
          <table:table-cell table:formula="of:=IF([Sheet1.I214]&gt;[.$H$1];[Sheet1.Z214];0)" office:value-type="percentage" office:value="0.454545454545455">
            <text:p>45.45%</text:p>
          </table:table-cell>
          <table:table-cell table:formula="of:=IF([Sheet1.I214]&gt;[.$H$1];[Sheet1.AA214];0)" office:value-type="percentage" office:value="0.526315789473684">
            <text:p>52.63%</text:p>
          </table:table-cell>
          <table:table-cell table:number-columns-repeated="2"/>
        </table:table-row>
        <table:table-row table:style-name="ro1">
          <table:table-cell table:style-name="ce7" table:formula="of:=IF([Sheet1.I215]&gt;[.$H$1];[Sheet1.U215];0)" office:value-type="percentage" office:value="0.440677966101695">
            <text:p>44.07%</text:p>
          </table:table-cell>
          <table:table-cell table:style-name="ce2" table:formula="of:=IF([Sheet1.J215]&gt;[.$H$1];[Sheet1.V215];0)" office:value-type="percentage" office:value="0.551204819277108">
            <text:p>55.12%</text:p>
          </table:table-cell>
          <table:table-cell table:style-name="ce8" table:formula="of:=IF([Sheet1.I215]&gt;[.$H$1];[Sheet1.W215];0)" office:value-type="percentage" office:value="0.112994350282486">
            <text:p>11.30%</text:p>
          </table:table-cell>
          <table:table-cell table:style-name="ce8" table:formula="of:=IF([Sheet1.I215]&gt;[.$H$1];[Sheet1.X215];0)" office:value-type="percentage" office:value="0.112994350282486">
            <text:p>11.30%</text:p>
          </table:table-cell>
          <table:table-cell table:style-name="ce8" table:formula="of:=IF([Sheet1.I215]&gt;[.$H$1];[Sheet1.Y215];0)" office:value-type="percentage" office:value="0.0282485875706215">
            <text:p>2.82%</text:p>
          </table:table-cell>
          <table:table-cell table:formula="of:=IF([Sheet1.I215]&gt;[.$H$1];[Sheet1.Z215];0)" office:value-type="percentage" office:value="0.559322033898305">
            <text:p>55.93%</text:p>
          </table:table-cell>
          <table:table-cell table:formula="of:=IF([Sheet1.I215]&gt;[.$H$1];[Sheet1.AA215];0)" office:value-type="percentage" office:value="0.377049180327869">
            <text:p>37.70%</text:p>
          </table:table-cell>
          <table:table-cell table:number-columns-repeated="2"/>
        </table:table-row>
        <table:table-row table:style-name="ro1">
          <table:table-cell table:style-name="ce7" table:formula="of:=IF([Sheet1.I216]&gt;[.$H$1];[Sheet1.U216];0)" office:value-type="percentage" office:value="0.525">
            <text:p>52.50%</text:p>
          </table:table-cell>
          <table:table-cell table:style-name="ce2" table:formula="of:=IF([Sheet1.J216]&gt;[.$H$1];[Sheet1.V216];0)" office:value-type="percentage" office:value="0.36117381489842">
            <text:p>36.12%</text:p>
          </table:table-cell>
          <table:table-cell table:style-name="ce8" table:formula="of:=IF([Sheet1.I216]&gt;[.$H$1];[Sheet1.W216];0)" office:value-type="percentage" office:value="0.30625">
            <text:p>30.63%</text:p>
          </table:table-cell>
          <table:table-cell table:style-name="ce8" table:formula="of:=IF([Sheet1.I216]&gt;[.$H$1];[Sheet1.X216];0)" office:value-type="percentage" office:value="0.125">
            <text:p>12.50%</text:p>
          </table:table-cell>
          <table:table-cell table:style-name="ce8" table:formula="of:=IF([Sheet1.I216]&gt;[.$H$1];[Sheet1.Y216];0)" office:value-type="percentage" office:value="0.075">
            <text:p>7.50%</text:p>
          </table:table-cell>
          <table:table-cell table:formula="of:=IF([Sheet1.I216]&gt;[.$H$1];[Sheet1.Z216];0)" office:value-type="percentage" office:value="0.475">
            <text:p>47.50%</text:p>
          </table:table-cell>
          <table:table-cell table:formula="of:=IF([Sheet1.I216]&gt;[.$H$1];[Sheet1.AA216];0)" office:value-type="percentage" office:value="0.5875">
            <text:p>58.75%</text:p>
          </table:table-cell>
          <table:table-cell table:number-columns-repeated="2"/>
        </table:table-row>
        <table:table-row table:style-name="ro1">
          <table:table-cell table:style-name="ce7" table:formula="of:=IF([Sheet1.I217]&gt;[.$H$1];[Sheet1.U217];0)" office:value-type="percentage" office:value="0.69078947368421">
            <text:p>69.08%</text:p>
          </table:table-cell>
          <table:table-cell table:style-name="ce2" table:formula="of:=IF([Sheet1.J217]&gt;[.$H$1];[Sheet1.V217];0)" office:value-type="percentage" office:value="0.433048433048433">
            <text:p>43.30%</text:p>
          </table:table-cell>
          <table:table-cell table:style-name="ce8" table:formula="of:=IF([Sheet1.I217]&gt;[.$H$1];[Sheet1.W217];0)" office:value-type="percentage" office:value="0.375">
            <text:p>37.50%</text:p>
          </table:table-cell>
          <table:table-cell table:style-name="ce8" table:formula="of:=IF([Sheet1.I217]&gt;[.$H$1];[Sheet1.X217];0)" office:value-type="percentage" office:value="0.131578947368421">
            <text:p>13.16%</text:p>
          </table:table-cell>
          <table:table-cell table:style-name="ce8" table:formula="of:=IF([Sheet1.I217]&gt;[.$H$1];[Sheet1.Y217];0)" office:value-type="percentage" office:value="0.164473684210526">
            <text:p>16.45%</text:p>
          </table:table-cell>
          <table:table-cell table:formula="of:=IF([Sheet1.I217]&gt;[.$H$1];[Sheet1.Z217];0)" office:value-type="percentage" office:value="0.309210526315789">
            <text:p>30.92%</text:p>
          </table:table-cell>
          <table:table-cell table:formula="of:=IF([Sheet1.I217]&gt;[.$H$1];[Sheet1.AA217];0)" office:value-type="percentage" office:value="0.664473684210526">
            <text:p>66.45%</text:p>
          </table:table-cell>
          <table:table-cell table:number-columns-repeated="2"/>
        </table:table-row>
        <table:table-row table:style-name="ro1">
          <table:table-cell table:style-name="ce7" table:formula="of:=IF([Sheet1.I218]&gt;[.$H$1];[Sheet1.U218];0)" office:value-type="percentage" office:value="0.636363636363636">
            <text:p>63.64%</text:p>
          </table:table-cell>
          <table:table-cell table:style-name="ce2" table:formula="of:=IF([Sheet1.J218]&gt;[.$H$1];[Sheet1.V218];0)" office:value-type="percentage" office:value="0.26046511627907">
            <text:p>26.05%</text:p>
          </table:table-cell>
          <table:table-cell table:style-name="ce8" table:formula="of:=IF([Sheet1.I218]&gt;[.$H$1];[Sheet1.W218];0)" office:value-type="percentage" office:value="0.363636363636364">
            <text:p>36.36%</text:p>
          </table:table-cell>
          <table:table-cell table:style-name="ce8" table:formula="of:=IF([Sheet1.I218]&gt;[.$H$1];[Sheet1.X218];0)" office:value-type="percentage" office:value="0.109090909090909">
            <text:p>10.91%</text:p>
          </table:table-cell>
          <table:table-cell table:style-name="ce8" table:formula="of:=IF([Sheet1.I218]&gt;[.$H$1];[Sheet1.Y218];0)" office:value-type="percentage" office:value="0.0909090909090909">
            <text:p>9.09%</text:p>
          </table:table-cell>
          <table:table-cell table:formula="of:=IF([Sheet1.I218]&gt;[.$H$1];[Sheet1.Z218];0)" office:value-type="percentage" office:value="0.363636363636364">
            <text:p>36.36%</text:p>
          </table:table-cell>
          <table:table-cell table:formula="of:=IF([Sheet1.I218]&gt;[.$H$1];[Sheet1.AA218];0)" office:value-type="percentage" office:value="0.553571428571429">
            <text:p>55.36%</text:p>
          </table:table-cell>
          <table:table-cell table:number-columns-repeated="2"/>
        </table:table-row>
        <table:table-row table:style-name="ro1">
          <table:table-cell table:style-name="ce7" table:formula="of:=IF([Sheet1.I219]&gt;[.$H$1];[Sheet1.U219];0)" office:value-type="percentage" office:value="0.5">
            <text:p>50.00%</text:p>
          </table:table-cell>
          <table:table-cell table:style-name="ce2" table:formula="of:=IF([Sheet1.J219]&gt;[.$H$1];[Sheet1.V219];0)" office:value-type="percentage" office:value="0.569306930693069">
            <text:p>56.93%</text:p>
          </table:table-cell>
          <table:table-cell table:style-name="ce8" table:formula="of:=IF([Sheet1.I219]&gt;[.$H$1];[Sheet1.W219];0)" office:value-type="percentage" office:value="0.228070175438596">
            <text:p>22.81%</text:p>
          </table:table-cell>
          <table:table-cell table:style-name="ce8" table:formula="of:=IF([Sheet1.I219]&gt;[.$H$1];[Sheet1.X219];0)" office:value-type="percentage" office:value="0.105263157894737">
            <text:p>10.53%</text:p>
          </table:table-cell>
          <table:table-cell table:style-name="ce8" table:formula="of:=IF([Sheet1.I219]&gt;[.$H$1];[Sheet1.Y219];0)" office:value-type="percentage" office:value="0.140350877192982">
            <text:p>14.04%</text:p>
          </table:table-cell>
          <table:table-cell table:formula="of:=IF([Sheet1.I219]&gt;[.$H$1];[Sheet1.Z219];0)" office:value-type="percentage" office:value="0.5">
            <text:p>50.00%</text:p>
          </table:table-cell>
          <table:table-cell table:formula="of:=IF([Sheet1.I219]&gt;[.$H$1];[Sheet1.AA219];0)" office:value-type="percentage" office:value="0.608695652173913">
            <text:p>60.87%</text:p>
          </table:table-cell>
          <table:table-cell table:number-columns-repeated="2"/>
        </table:table-row>
        <table:table-row table:style-name="ro1">
          <table:table-cell table:style-name="ce7" table:formula="of:=IF([Sheet1.I220]&gt;[.$H$1];[Sheet1.U220];0)" office:value-type="percentage" office:value="0.532608695652174">
            <text:p>53.26%</text:p>
          </table:table-cell>
          <table:table-cell table:style-name="ce2" table:formula="of:=IF([Sheet1.J220]&gt;[.$H$1];[Sheet1.V220];0)" office:value-type="percentage" office:value="0.505494505494506">
            <text:p>50.55%</text:p>
          </table:table-cell>
          <table:table-cell table:style-name="ce8" table:formula="of:=IF([Sheet1.I220]&gt;[.$H$1];[Sheet1.W220];0)" office:value-type="percentage" office:value="0.195652173913043">
            <text:p>19.57%</text:p>
          </table:table-cell>
          <table:table-cell table:style-name="ce8" table:formula="of:=IF([Sheet1.I220]&gt;[.$H$1];[Sheet1.X220];0)" office:value-type="percentage" office:value="0.0978260869565217">
            <text:p>9.78%</text:p>
          </table:table-cell>
          <table:table-cell table:style-name="ce8" table:formula="of:=IF([Sheet1.I220]&gt;[.$H$1];[Sheet1.Y220];0)" office:value-type="percentage" office:value="0.184782608695652">
            <text:p>18.48%</text:p>
          </table:table-cell>
          <table:table-cell table:formula="of:=IF([Sheet1.I220]&gt;[.$H$1];[Sheet1.Z220];0)" office:value-type="percentage" office:value="0.467391304347826">
            <text:p>46.74%</text:p>
          </table:table-cell>
          <table:table-cell table:formula="of:=IF([Sheet1.I220]&gt;[.$H$1];[Sheet1.AA220];0)" office:value-type="percentage" office:value="0.608695652173913">
            <text:p>60.87%</text:p>
          </table:table-cell>
          <table:table-cell table:number-columns-repeated="2"/>
        </table:table-row>
        <table:table-row table:style-name="ro1">
          <table:table-cell table:style-name="ce7" table:formula="of:=IF([Sheet1.I221]&gt;[.$H$1];[Sheet1.U221];0)" office:value-type="percentage" office:value="0.588235294117647">
            <text:p>58.82%</text:p>
          </table:table-cell>
          <table:table-cell table:style-name="ce2" table:formula="of:=IF([Sheet1.J221]&gt;[.$H$1];[Sheet1.V221];0)" office:value-type="percentage" office:value="0.184782608695652">
            <text:p>18.48%</text:p>
          </table:table-cell>
          <table:table-cell table:style-name="ce8" table:formula="of:=IF([Sheet1.I221]&gt;[.$H$1];[Sheet1.W221];0)" office:value-type="percentage" office:value="0.235294117647059">
            <text:p>23.53%</text:p>
          </table:table-cell>
          <table:table-cell table:style-name="ce8" table:formula="of:=IF([Sheet1.I221]&gt;[.$H$1];[Sheet1.X221];0)" office:value-type="percentage" office:value="0.176470588235294">
            <text:p>17.65%</text:p>
          </table:table-cell>
          <table:table-cell table:style-name="ce8" table:formula="of:=IF([Sheet1.I221]&gt;[.$H$1];[Sheet1.Y221];0)" office:value-type="percentage" office:value="0.176470588235294">
            <text:p>17.65%</text:p>
          </table:table-cell>
          <table:table-cell table:formula="of:=IF([Sheet1.I221]&gt;[.$H$1];[Sheet1.Z221];0)" office:value-type="percentage" office:value="0.411764705882353">
            <text:p>41.18%</text:p>
          </table:table-cell>
          <table:table-cell table:formula="of:=IF([Sheet1.I221]&gt;[.$H$1];[Sheet1.AA221];0)" office:value-type="percentage" office:value="0.529411764705882">
            <text:p>52.94%</text:p>
          </table:table-cell>
          <table:table-cell table:number-columns-repeated="2"/>
        </table:table-row>
        <table:table-row table:style-name="ro1">
          <table:table-cell table:style-name="ce7" table:formula="of:=IF([Sheet1.I222]&gt;[.$H$1];[Sheet1.U222];0)" office:value-type="percentage" office:value="0.471544715447154">
            <text:p>47.15%</text:p>
          </table:table-cell>
          <table:table-cell table:style-name="ce2" table:formula="of:=IF([Sheet1.J222]&gt;[.$H$1];[Sheet1.V222];0)" office:value-type="percentage" office:value="0.393188854489164">
            <text:p>39.32%</text:p>
          </table:table-cell>
          <table:table-cell table:style-name="ce8" table:formula="of:=IF([Sheet1.I222]&gt;[.$H$1];[Sheet1.W222];0)" office:value-type="percentage" office:value="0.292682926829268">
            <text:p>29.27%</text:p>
          </table:table-cell>
          <table:table-cell table:style-name="ce8" table:formula="of:=IF([Sheet1.I222]&gt;[.$H$1];[Sheet1.X222];0)" office:value-type="percentage" office:value="0.0650406504065041">
            <text:p>6.50%</text:p>
          </table:table-cell>
          <table:table-cell table:style-name="ce8" table:formula="of:=IF([Sheet1.I222]&gt;[.$H$1];[Sheet1.Y222];0)" office:value-type="percentage" office:value="0.016260162601626">
            <text:p>1.63%</text:p>
          </table:table-cell>
          <table:table-cell table:formula="of:=IF([Sheet1.I222]&gt;[.$H$1];[Sheet1.Z222];0)" office:value-type="percentage" office:value="0.528455284552846">
            <text:p>52.85%</text:p>
          </table:table-cell>
          <table:table-cell table:formula="of:=IF([Sheet1.I222]&gt;[.$H$1];[Sheet1.AA222];0)" office:value-type="percentage" office:value="0.425196850393701">
            <text:p>42.52%</text:p>
          </table:table-cell>
          <table:table-cell table:number-columns-repeated="2"/>
        </table:table-row>
        <table:table-row table:style-name="ro1">
          <table:table-cell table:style-name="ce7" table:formula="of:=IF([Sheet1.I223]&gt;[.$H$1];[Sheet1.U223];0)" office:value-type="percentage" office:value="0.602739726027397">
            <text:p>60.27%</text:p>
          </table:table-cell>
          <table:table-cell table:style-name="ce2" table:formula="of:=IF([Sheet1.J223]&gt;[.$H$1];[Sheet1.V223];0)" office:value-type="percentage" office:value="0.439759036144578">
            <text:p>43.98%</text:p>
          </table:table-cell>
          <table:table-cell table:style-name="ce8" table:formula="of:=IF([Sheet1.I223]&gt;[.$H$1];[Sheet1.W223];0)" office:value-type="percentage" office:value="0.301369863013699">
            <text:p>30.14%</text:p>
          </table:table-cell>
          <table:table-cell table:style-name="ce8" table:formula="of:=IF([Sheet1.I223]&gt;[.$H$1];[Sheet1.X223];0)" office:value-type="percentage" office:value="0.123287671232877">
            <text:p>12.33%</text:p>
          </table:table-cell>
          <table:table-cell table:style-name="ce8" table:formula="of:=IF([Sheet1.I223]&gt;[.$H$1];[Sheet1.Y223];0)" office:value-type="percentage" office:value="0">
            <text:p>0.00%</text:p>
          </table:table-cell>
          <table:table-cell table:formula="of:=IF([Sheet1.I223]&gt;[.$H$1];[Sheet1.Z223];0)" office:value-type="percentage" office:value="0.397260273972603">
            <text:p>39.73%</text:p>
          </table:table-cell>
          <table:table-cell table:formula="of:=IF([Sheet1.I223]&gt;[.$H$1];[Sheet1.AA223];0)" office:value-type="percentage" office:value="0.547945205479452">
            <text:p>54.79%</text:p>
          </table:table-cell>
          <table:table-cell table:number-columns-repeated="2"/>
        </table:table-row>
        <table:table-row table:style-name="ro1">
          <table:table-cell table:style-name="ce7" table:formula="of:=IF([Sheet1.I224]&gt;[.$H$1];[Sheet1.U224];0)" office:value-type="percentage" office:value="0.526315789473684">
            <text:p>52.63%</text:p>
          </table:table-cell>
          <table:table-cell table:style-name="ce2" table:formula="of:=IF([Sheet1.J224]&gt;[.$H$1];[Sheet1.V224];0)" office:value-type="percentage" office:value="0.21505376344086">
            <text:p>21.51%</text:p>
          </table:table-cell>
          <table:table-cell table:style-name="ce8" table:formula="of:=IF([Sheet1.I224]&gt;[.$H$1];[Sheet1.W224];0)" office:value-type="percentage" office:value="0.31578947368421">
            <text:p>31.58%</text:p>
          </table:table-cell>
          <table:table-cell table:style-name="ce8" table:formula="of:=IF([Sheet1.I224]&gt;[.$H$1];[Sheet1.X224];0)" office:value-type="percentage" office:value="0.105263157894737">
            <text:p>10.53%</text:p>
          </table:table-cell>
          <table:table-cell table:style-name="ce8" table:formula="of:=IF([Sheet1.I224]&gt;[.$H$1];[Sheet1.Y224];0)" office:value-type="percentage" office:value="0">
            <text:p>0.00%</text:p>
          </table:table-cell>
          <table:table-cell table:formula="of:=IF([Sheet1.I224]&gt;[.$H$1];[Sheet1.Z224];0)" office:value-type="percentage" office:value="0.473684210526316">
            <text:p>47.37%</text:p>
          </table:table-cell>
          <table:table-cell table:formula="of:=IF([Sheet1.I224]&gt;[.$H$1];[Sheet1.AA224];0)" office:value-type="percentage" office:value="0.65">
            <text:p>65.00%</text:p>
          </table:table-cell>
          <table:table-cell table:number-columns-repeated="2"/>
        </table:table-row>
        <table:table-row table:style-name="ro1">
          <table:table-cell table:style-name="ce7" table:formula="of:=IF([Sheet1.I225]&gt;[.$H$1];[Sheet1.U225];0)" office:value-type="percentage" office:value="0.619047619047619">
            <text:p>61.90%</text:p>
          </table:table-cell>
          <table:table-cell table:style-name="ce2" table:formula="of:=IF([Sheet1.J225]&gt;[.$H$1];[Sheet1.V225];0)" office:value-type="percentage" office:value="0.169354838709677">
            <text:p>16.94%</text:p>
          </table:table-cell>
          <table:table-cell table:style-name="ce8" table:formula="of:=IF([Sheet1.I225]&gt;[.$H$1];[Sheet1.W225];0)" office:value-type="percentage" office:value="0.0476190476190476">
            <text:p>4.76%</text:p>
          </table:table-cell>
          <table:table-cell table:style-name="ce8" table:formula="of:=IF([Sheet1.I225]&gt;[.$H$1];[Sheet1.X225];0)" office:value-type="percentage" office:value="0.285714285714286">
            <text:p>28.57%</text:p>
          </table:table-cell>
          <table:table-cell table:style-name="ce8" table:formula="of:=IF([Sheet1.I225]&gt;[.$H$1];[Sheet1.Y225];0)" office:value-type="percentage" office:value="0.0476190476190476">
            <text:p>4.76%</text:p>
          </table:table-cell>
          <table:table-cell table:formula="of:=IF([Sheet1.I225]&gt;[.$H$1];[Sheet1.Z225];0)" office:value-type="percentage" office:value="0.380952380952381">
            <text:p>38.10%</text:p>
          </table:table-cell>
          <table:table-cell table:formula="of:=IF([Sheet1.I225]&gt;[.$H$1];[Sheet1.AA225];0)" office:value-type="percentage" office:value="0.380952380952381">
            <text:p>38.10%</text:p>
          </table:table-cell>
          <table:table-cell table:number-columns-repeated="2"/>
        </table:table-row>
        <table:table-row table:style-name="ro1">
          <table:table-cell table:style-name="ce7" table:formula="of:=IF([Sheet1.I226]&gt;[.$H$1];[Sheet1.U226];0)" office:value-type="percentage" office:value="0.446428571428571">
            <text:p>44.64%</text:p>
          </table:table-cell>
          <table:table-cell table:style-name="ce2" table:formula="of:=IF([Sheet1.J226]&gt;[.$H$1];[Sheet1.V226];0)" office:value-type="percentage" office:value="0.345238095238095">
            <text:p>34.52%</text:p>
          </table:table-cell>
          <table:table-cell table:style-name="ce8" table:formula="of:=IF([Sheet1.I226]&gt;[.$H$1];[Sheet1.W226];0)" office:value-type="percentage" office:value="0.232142857142857">
            <text:p>23.21%</text:p>
          </table:table-cell>
          <table:table-cell table:style-name="ce8" table:formula="of:=IF([Sheet1.I226]&gt;[.$H$1];[Sheet1.X226];0)" office:value-type="percentage" office:value="0.0714285714285714">
            <text:p>7.14%</text:p>
          </table:table-cell>
          <table:table-cell table:style-name="ce8" table:formula="of:=IF([Sheet1.I226]&gt;[.$H$1];[Sheet1.Y226];0)" office:value-type="percentage" office:value="0.0535714285714286">
            <text:p>5.36%</text:p>
          </table:table-cell>
          <table:table-cell table:formula="of:=IF([Sheet1.I226]&gt;[.$H$1];[Sheet1.Z226];0)" office:value-type="percentage" office:value="0.553571428571429">
            <text:p>55.36%</text:p>
          </table:table-cell>
          <table:table-cell table:formula="of:=IF([Sheet1.I226]&gt;[.$H$1];[Sheet1.AA226];0)" office:value-type="percentage" office:value="0.568965517241379">
            <text:p>56.90%</text:p>
          </table:table-cell>
          <table:table-cell table:number-columns-repeated="2"/>
        </table:table-row>
        <table:table-row table:style-name="ro1">
          <table:table-cell table:style-name="ce7" table:formula="of:=IF([Sheet1.I227]&gt;[.$H$1];[Sheet1.U227];0)" office:value-type="percentage" office:value="0.652173913043478">
            <text:p>65.22%</text:p>
          </table:table-cell>
          <table:table-cell table:style-name="ce2" table:formula="of:=IF([Sheet1.J227]&gt;[.$H$1];[Sheet1.V227];0)" office:value-type="percentage" office:value="0.48125">
            <text:p>48.13%</text:p>
          </table:table-cell>
          <table:table-cell table:style-name="ce8" table:formula="of:=IF([Sheet1.I227]&gt;[.$H$1];[Sheet1.W227];0)" office:value-type="percentage" office:value="0.202898550724638">
            <text:p>20.29%</text:p>
          </table:table-cell>
          <table:table-cell table:style-name="ce8" table:formula="of:=IF([Sheet1.I227]&gt;[.$H$1];[Sheet1.X227];0)" office:value-type="percentage" office:value="0.0869565217391304">
            <text:p>8.70%</text:p>
          </table:table-cell>
          <table:table-cell table:style-name="ce8" table:formula="of:=IF([Sheet1.I227]&gt;[.$H$1];[Sheet1.Y227];0)" office:value-type="percentage" office:value="0.0579710144927536">
            <text:p>5.80%</text:p>
          </table:table-cell>
          <table:table-cell table:formula="of:=IF([Sheet1.I227]&gt;[.$H$1];[Sheet1.Z227];0)" office:value-type="percentage" office:value="0.347826086956522">
            <text:p>34.78%</text:p>
          </table:table-cell>
          <table:table-cell table:formula="of:=IF([Sheet1.I227]&gt;[.$H$1];[Sheet1.AA227];0)" office:value-type="percentage" office:value="0.298701298701299">
            <text:p>29.87%</text:p>
          </table:table-cell>
          <table:table-cell table:number-columns-repeated="2"/>
        </table:table-row>
        <table:table-row table:style-name="ro1">
          <table:table-cell table:style-name="ce7" table:formula="of:=IF([Sheet1.I228]&gt;[.$H$1];[Sheet1.U228];0)" office:value-type="percentage" office:value="0.553191489361702">
            <text:p>55.32%</text:p>
          </table:table-cell>
          <table:table-cell table:style-name="ce2" table:formula="of:=IF([Sheet1.J228]&gt;[.$H$1];[Sheet1.V228];0)" office:value-type="percentage" office:value="0.60126582278481">
            <text:p>60.13%</text:p>
          </table:table-cell>
          <table:table-cell table:style-name="ce8" table:formula="of:=IF([Sheet1.I228]&gt;[.$H$1];[Sheet1.W228];0)" office:value-type="percentage" office:value="0.074468085106383">
            <text:p>7.45%</text:p>
          </table:table-cell>
          <table:table-cell table:style-name="ce8" table:formula="of:=IF([Sheet1.I228]&gt;[.$H$1];[Sheet1.X228];0)" office:value-type="percentage" office:value="0.297872340425532">
            <text:p>29.79%</text:p>
          </table:table-cell>
          <table:table-cell table:style-name="ce8" table:formula="of:=IF([Sheet1.I228]&gt;[.$H$1];[Sheet1.Y228];0)" office:value-type="percentage" office:value="0.180851063829787">
            <text:p>18.09%</text:p>
          </table:table-cell>
          <table:table-cell table:formula="of:=IF([Sheet1.I228]&gt;[.$H$1];[Sheet1.Z228];0)" office:value-type="percentage" office:value="0.446808510638298">
            <text:p>44.68%</text:p>
          </table:table-cell>
          <table:table-cell table:formula="of:=IF([Sheet1.I228]&gt;[.$H$1];[Sheet1.AA228];0)" office:value-type="percentage" office:value="0.547368421052632">
            <text:p>54.74%</text:p>
          </table:table-cell>
          <table:table-cell table:number-columns-repeated="2"/>
        </table:table-row>
        <table:table-row table:style-name="ro1">
          <table:table-cell table:style-name="ce7" table:formula="of:=IF([Sheet1.I229]&gt;[.$H$1];[Sheet1.U229];0)" office:value-type="percentage" office:value="0.5">
            <text:p>50.00%</text:p>
          </table:table-cell>
          <table:table-cell table:style-name="ce2" table:formula="of:=IF([Sheet1.J229]&gt;[.$H$1];[Sheet1.V229];0)" office:value-type="percentage" office:value="0.468531468531469">
            <text:p>46.85%</text:p>
          </table:table-cell>
          <table:table-cell table:style-name="ce8" table:formula="of:=IF([Sheet1.I229]&gt;[.$H$1];[Sheet1.W229];0)" office:value-type="percentage" office:value="0.318181818181818">
            <text:p>31.82%</text:p>
          </table:table-cell>
          <table:table-cell table:style-name="ce8" table:formula="of:=IF([Sheet1.I229]&gt;[.$H$1];[Sheet1.X229];0)" office:value-type="percentage" office:value="0.0909090909090909">
            <text:p>9.09%</text:p>
          </table:table-cell>
          <table:table-cell table:style-name="ce8" table:formula="of:=IF([Sheet1.I229]&gt;[.$H$1];[Sheet1.Y229];0)" office:value-type="percentage" office:value="0">
            <text:p>0.00%</text:p>
          </table:table-cell>
          <table:table-cell table:formula="of:=IF([Sheet1.I229]&gt;[.$H$1];[Sheet1.Z229];0)" office:value-type="percentage" office:value="0.5">
            <text:p>50.00%</text:p>
          </table:table-cell>
          <table:table-cell table:formula="of:=IF([Sheet1.I229]&gt;[.$H$1];[Sheet1.AA229];0)" office:value-type="percentage" office:value="0.462686567164179">
            <text:p>46.27%</text:p>
          </table:table-cell>
          <table:table-cell table:number-columns-repeated="2"/>
        </table:table-row>
        <table:table-row table:style-name="ro1">
          <table:table-cell table:style-name="ce7" table:formula="of:=IF([Sheet1.I230]&gt;[.$H$1];[Sheet1.U230];0)" office:value-type="percentage" office:value="0.417721518987342">
            <text:p>41.77%</text:p>
          </table:table-cell>
          <table:table-cell table:style-name="ce2" table:formula="of:=IF([Sheet1.J230]&gt;[.$H$1];[Sheet1.V230];0)" office:value-type="percentage" office:value="0.434065934065934">
            <text:p>43.41%</text:p>
          </table:table-cell>
          <table:table-cell table:style-name="ce8" table:formula="of:=IF([Sheet1.I230]&gt;[.$H$1];[Sheet1.W230];0)" office:value-type="percentage" office:value="0.291139240506329">
            <text:p>29.11%</text:p>
          </table:table-cell>
          <table:table-cell table:style-name="ce8" table:formula="of:=IF([Sheet1.I230]&gt;[.$H$1];[Sheet1.X230];0)" office:value-type="percentage" office:value="0.0506329113924051">
            <text:p>5.06%</text:p>
          </table:table-cell>
          <table:table-cell table:style-name="ce8" table:formula="of:=IF([Sheet1.I230]&gt;[.$H$1];[Sheet1.Y230];0)" office:value-type="percentage" office:value="0.0632911392405063">
            <text:p>6.33%</text:p>
          </table:table-cell>
          <table:table-cell table:formula="of:=IF([Sheet1.I230]&gt;[.$H$1];[Sheet1.Z230];0)" office:value-type="percentage" office:value="0.582278481012658">
            <text:p>58.23%</text:p>
          </table:table-cell>
          <table:table-cell table:formula="of:=IF([Sheet1.I230]&gt;[.$H$1];[Sheet1.AA230];0)" office:value-type="percentage" office:value="0.607594936708861">
            <text:p>60.76%</text:p>
          </table:table-cell>
          <table:table-cell table:number-columns-repeated="2"/>
        </table:table-row>
        <table:table-row table:style-name="ro1">
          <table:table-cell table:style-name="ce7" table:formula="of:=IF([Sheet1.I231]&gt;[.$H$1];[Sheet1.U231];0)" office:value-type="percentage" office:value="0.63716814159292">
            <text:p>63.72%</text:p>
          </table:table-cell>
          <table:table-cell table:style-name="ce2" table:formula="of:=IF([Sheet1.J231]&gt;[.$H$1];[Sheet1.V231];0)" office:value-type="percentage" office:value="0.577889447236181">
            <text:p>57.79%</text:p>
          </table:table-cell>
          <table:table-cell table:style-name="ce8" table:formula="of:=IF([Sheet1.I231]&gt;[.$H$1];[Sheet1.W231];0)" office:value-type="percentage" office:value="0.292035398230088">
            <text:p>29.20%</text:p>
          </table:table-cell>
          <table:table-cell table:style-name="ce8" table:formula="of:=IF([Sheet1.I231]&gt;[.$H$1];[Sheet1.X231];0)" office:value-type="percentage" office:value="0.185840707964602">
            <text:p>18.58%</text:p>
          </table:table-cell>
          <table:table-cell table:style-name="ce8" table:formula="of:=IF([Sheet1.I231]&gt;[.$H$1];[Sheet1.Y231];0)" office:value-type="percentage" office:value="0.141592920353982">
            <text:p>14.16%</text:p>
          </table:table-cell>
          <table:table-cell table:formula="of:=IF([Sheet1.I231]&gt;[.$H$1];[Sheet1.Z231];0)" office:value-type="percentage" office:value="0.36283185840708">
            <text:p>36.28%</text:p>
          </table:table-cell>
          <table:table-cell table:formula="of:=IF([Sheet1.I231]&gt;[.$H$1];[Sheet1.AA231];0)" office:value-type="percentage" office:value="0.278260869565217">
            <text:p>27.83%</text:p>
          </table:table-cell>
          <table:table-cell table:number-columns-repeated="2"/>
        </table:table-row>
        <table:table-row table:style-name="ro1">
          <table:table-cell table:style-name="ce7" table:formula="of:=IF([Sheet1.I232]&gt;[.$H$1];[Sheet1.U232];0)" office:value-type="percentage" office:value="0.455882352941176">
            <text:p>45.59%</text:p>
          </table:table-cell>
          <table:table-cell table:style-name="ce2" table:formula="of:=IF([Sheet1.J232]&gt;[.$H$1];[Sheet1.V232];0)" office:value-type="percentage" office:value="0.485714285714286">
            <text:p>48.57%</text:p>
          </table:table-cell>
          <table:table-cell table:style-name="ce8" table:formula="of:=IF([Sheet1.I232]&gt;[.$H$1];[Sheet1.W232];0)" office:value-type="percentage" office:value="0.308823529411765">
            <text:p>30.88%</text:p>
          </table:table-cell>
          <table:table-cell table:style-name="ce8" table:formula="of:=IF([Sheet1.I232]&gt;[.$H$1];[Sheet1.X232];0)" office:value-type="percentage" office:value="0.0588235294117647">
            <text:p>5.88%</text:p>
          </table:table-cell>
          <table:table-cell table:style-name="ce8" table:formula="of:=IF([Sheet1.I232]&gt;[.$H$1];[Sheet1.Y232];0)" office:value-type="percentage" office:value="0.0441176470588235">
            <text:p>4.41%</text:p>
          </table:table-cell>
          <table:table-cell table:formula="of:=IF([Sheet1.I232]&gt;[.$H$1];[Sheet1.Z232];0)" office:value-type="percentage" office:value="0.544117647058823">
            <text:p>54.41%</text:p>
          </table:table-cell>
          <table:table-cell table:formula="of:=IF([Sheet1.I232]&gt;[.$H$1];[Sheet1.AA232];0)" office:value-type="percentage" office:value="0.485294117647059">
            <text:p>48.53%</text:p>
          </table:table-cell>
          <table:table-cell table:number-columns-repeated="2"/>
        </table:table-row>
        <table:table-row table:style-name="ro1">
          <table:table-cell table:style-name="ce7" table:formula="of:=IF([Sheet1.I233]&gt;[.$H$1];[Sheet1.U233];0)" office:value-type="percentage" office:value="0.602272727272727">
            <text:p>60.23%</text:p>
          </table:table-cell>
          <table:table-cell table:style-name="ce2" table:formula="of:=IF([Sheet1.J233]&gt;[.$H$1];[Sheet1.V233];0)" office:value-type="percentage" office:value="0.308771929824561">
            <text:p>30.88%</text:p>
          </table:table-cell>
          <table:table-cell table:style-name="ce8" table:formula="of:=IF([Sheet1.I233]&gt;[.$H$1];[Sheet1.W233];0)" office:value-type="percentage" office:value="0.340909090909091">
            <text:p>34.09%</text:p>
          </table:table-cell>
          <table:table-cell table:style-name="ce8" table:formula="of:=IF([Sheet1.I233]&gt;[.$H$1];[Sheet1.X233];0)" office:value-type="percentage" office:value="0.136363636363636">
            <text:p>13.64%</text:p>
          </table:table-cell>
          <table:table-cell table:style-name="ce8" table:formula="of:=IF([Sheet1.I233]&gt;[.$H$1];[Sheet1.Y233];0)" office:value-type="percentage" office:value="0.0227272727272727">
            <text:p>2.27%</text:p>
          </table:table-cell>
          <table:table-cell table:formula="of:=IF([Sheet1.I233]&gt;[.$H$1];[Sheet1.Z233];0)" office:value-type="percentage" office:value="0.397727272727273">
            <text:p>39.77%</text:p>
          </table:table-cell>
          <table:table-cell table:formula="of:=IF([Sheet1.I233]&gt;[.$H$1];[Sheet1.AA233];0)" office:value-type="percentage" office:value="0.636363636363636">
            <text:p>63.64%</text:p>
          </table:table-cell>
          <table:table-cell table:number-columns-repeated="2"/>
        </table:table-row>
        <table:table-row table:style-name="ro1">
          <table:table-cell table:style-name="ce7" table:formula="of:=IF([Sheet1.I234]&gt;[.$H$1];[Sheet1.U234];0)" office:value-type="percentage" office:value="0.516129032258065">
            <text:p>51.61%</text:p>
          </table:table-cell>
          <table:table-cell table:style-name="ce2" table:formula="of:=IF([Sheet1.J234]&gt;[.$H$1];[Sheet1.V234];0)" office:value-type="percentage" office:value="0.459940652818991">
            <text:p>45.99%</text:p>
          </table:table-cell>
          <table:table-cell table:style-name="ce8" table:formula="of:=IF([Sheet1.I234]&gt;[.$H$1];[Sheet1.W234];0)" office:value-type="percentage" office:value="0.335483870967742">
            <text:p>33.55%</text:p>
          </table:table-cell>
          <table:table-cell table:style-name="ce8" table:formula="of:=IF([Sheet1.I234]&gt;[.$H$1];[Sheet1.X234];0)" office:value-type="percentage" office:value="0.0967741935483871">
            <text:p>9.68%</text:p>
          </table:table-cell>
          <table:table-cell table:style-name="ce8" table:formula="of:=IF([Sheet1.I234]&gt;[.$H$1];[Sheet1.Y234];0)" office:value-type="percentage" office:value="0.0193548387096774">
            <text:p>1.94%</text:p>
          </table:table-cell>
          <table:table-cell table:formula="of:=IF([Sheet1.I234]&gt;[.$H$1];[Sheet1.Z234];0)" office:value-type="percentage" office:value="0.483870967741936">
            <text:p>48.39%</text:p>
          </table:table-cell>
          <table:table-cell table:formula="of:=IF([Sheet1.I234]&gt;[.$H$1];[Sheet1.AA234];0)" office:value-type="percentage" office:value="0.393548387096774">
            <text:p>39.35%</text:p>
          </table:table-cell>
          <table:table-cell table:number-columns-repeated="2"/>
        </table:table-row>
        <table:table-row table:style-name="ro1">
          <table:table-cell table:style-name="ce7" table:formula="of:=IF([Sheet1.I235]&gt;[.$H$1];[Sheet1.U235];0)" office:value-type="percentage" office:value="0.513274336283186">
            <text:p>51.33%</text:p>
          </table:table-cell>
          <table:table-cell table:style-name="ce2" table:formula="of:=IF([Sheet1.J235]&gt;[.$H$1];[Sheet1.V235];0)" office:value-type="percentage" office:value="0.345454545454545">
            <text:p>34.55%</text:p>
          </table:table-cell>
          <table:table-cell table:style-name="ce8" table:formula="of:=IF([Sheet1.I235]&gt;[.$H$1];[Sheet1.W235];0)" office:value-type="percentage" office:value="0.327433628318584">
            <text:p>32.74%</text:p>
          </table:table-cell>
          <table:table-cell table:style-name="ce8" table:formula="of:=IF([Sheet1.I235]&gt;[.$H$1];[Sheet1.X235];0)" office:value-type="percentage" office:value="0.079646017699115">
            <text:p>7.96%</text:p>
          </table:table-cell>
          <table:table-cell table:style-name="ce8" table:formula="of:=IF([Sheet1.I235]&gt;[.$H$1];[Sheet1.Y235];0)" office:value-type="percentage" office:value="0.0530973451327434">
            <text:p>5.31%</text:p>
          </table:table-cell>
          <table:table-cell table:formula="of:=IF([Sheet1.I235]&gt;[.$H$1];[Sheet1.Z235];0)" office:value-type="percentage" office:value="0.486725663716814">
            <text:p>48.67%</text:p>
          </table:table-cell>
          <table:table-cell table:formula="of:=IF([Sheet1.I235]&gt;[.$H$1];[Sheet1.AA235];0)" office:value-type="percentage" office:value="0.412280701754386">
            <text:p>41.23%</text:p>
          </table:table-cell>
          <table:table-cell table:number-columns-repeated="2"/>
        </table:table-row>
        <table:table-row table:style-name="ro1">
          <table:table-cell table:style-name="ce7" table:formula="of:=IF([Sheet1.I236]&gt;[.$H$1];[Sheet1.U236];0)" office:value-type="percentage" office:value="0.515151515151515">
            <text:p>51.52%</text:p>
          </table:table-cell>
          <table:table-cell table:style-name="ce2" table:formula="of:=IF([Sheet1.J236]&gt;[.$H$1];[Sheet1.V236];0)" office:value-type="percentage" office:value="0.283707865168539">
            <text:p>28.37%</text:p>
          </table:table-cell>
          <table:table-cell table:style-name="ce8" table:formula="of:=IF([Sheet1.I236]&gt;[.$H$1];[Sheet1.W236];0)" office:value-type="percentage" office:value="0.292929292929293">
            <text:p>29.29%</text:p>
          </table:table-cell>
          <table:table-cell table:style-name="ce8" table:formula="of:=IF([Sheet1.I236]&gt;[.$H$1];[Sheet1.X236];0)" office:value-type="percentage" office:value="0.0808080808080808">
            <text:p>8.08%</text:p>
          </table:table-cell>
          <table:table-cell table:style-name="ce8" table:formula="of:=IF([Sheet1.I236]&gt;[.$H$1];[Sheet1.Y236];0)" office:value-type="percentage" office:value="0.0303030303030303">
            <text:p>3.03%</text:p>
          </table:table-cell>
          <table:table-cell table:formula="of:=IF([Sheet1.I236]&gt;[.$H$1];[Sheet1.Z236];0)" office:value-type="percentage" office:value="0.484848484848485">
            <text:p>48.48%</text:p>
          </table:table-cell>
          <table:table-cell table:formula="of:=IF([Sheet1.I236]&gt;[.$H$1];[Sheet1.AA236];0)" office:value-type="percentage" office:value="0.396039603960396">
            <text:p>39.60%</text:p>
          </table:table-cell>
          <table:table-cell table:number-columns-repeated="2"/>
        </table:table-row>
        <table:table-row table:style-name="ro1">
          <table:table-cell table:style-name="ce7" table:formula="of:=IF([Sheet1.I237]&gt;[.$H$1];[Sheet1.U237];0)" office:value-type="percentage" office:value="0.570815450643777">
            <text:p>57.08%</text:p>
          </table:table-cell>
          <table:table-cell table:style-name="ce2" table:formula="of:=IF([Sheet1.J237]&gt;[.$H$1];[Sheet1.V237];0)" office:value-type="percentage" office:value="0.474">
            <text:p>47.40%</text:p>
          </table:table-cell>
          <table:table-cell table:style-name="ce8" table:formula="of:=IF([Sheet1.I237]&gt;[.$H$1];[Sheet1.W237];0)" office:value-type="percentage" office:value="0.210300429184549">
            <text:p>21.03%</text:p>
          </table:table-cell>
          <table:table-cell table:style-name="ce8" table:formula="of:=IF([Sheet1.I237]&gt;[.$H$1];[Sheet1.X237];0)" office:value-type="percentage" office:value="0.270386266094421">
            <text:p>27.04%</text:p>
          </table:table-cell>
          <table:table-cell table:style-name="ce8" table:formula="of:=IF([Sheet1.I237]&gt;[.$H$1];[Sheet1.Y237];0)" office:value-type="percentage" office:value="0.0729613733905579">
            <text:p>7.30%</text:p>
          </table:table-cell>
          <table:table-cell table:formula="of:=IF([Sheet1.I237]&gt;[.$H$1];[Sheet1.Z237];0)" office:value-type="percentage" office:value="0.429184549356223">
            <text:p>42.92%</text:p>
          </table:table-cell>
          <table:table-cell table:formula="of:=IF([Sheet1.I237]&gt;[.$H$1];[Sheet1.AA237];0)" office:value-type="percentage" office:value="0.590717299578059">
            <text:p>59.07%</text:p>
          </table:table-cell>
          <table:table-cell table:number-columns-repeated="2"/>
        </table:table-row>
        <table:table-row table:style-name="ro1">
          <table:table-cell table:style-name="ce7" table:formula="of:=IF([Sheet1.I238]&gt;[.$H$1];[Sheet1.U238];0)" office:value-type="percentage" office:value="0">
            <text:p>0.00%</text:p>
          </table:table-cell>
          <table:table-cell table:style-name="ce2" table:formula="of:=IF([Sheet1.J238]&gt;[.$H$1];[Sheet1.V238];0)" office:value-type="percentage" office:value="0.266666666666667">
            <text:p>26.67%</text:p>
          </table:table-cell>
          <table:table-cell table:style-name="ce8" table:formula="of:=IF([Sheet1.I238]&gt;[.$H$1];[Sheet1.W238];0)" office:value-type="percentage" office:value="0">
            <text:p>0.00%</text:p>
          </table:table-cell>
          <table:table-cell table:style-name="ce8" table:formula="of:=IF([Sheet1.I238]&gt;[.$H$1];[Sheet1.X238];0)" office:value-type="percentage" office:value="0">
            <text:p>0.00%</text:p>
          </table:table-cell>
          <table:table-cell table:style-name="ce8" table:formula="of:=IF([Sheet1.I238]&gt;[.$H$1];[Sheet1.Y238];0)" office:value-type="percentage" office:value="0">
            <text:p>0.00%</text:p>
          </table:table-cell>
          <table:table-cell table:formula="of:=IF([Sheet1.I238]&gt;[.$H$1];[Sheet1.Z238];0)" office:value-type="percentage" office:value="1">
            <text:p>100.00%</text:p>
          </table:table-cell>
          <table:table-cell table:formula="of:=IF([Sheet1.I238]&gt;[.$H$1];[Sheet1.AA238];0)" office:value-type="percentage" office:value="0.5">
            <text:p>50.00%</text:p>
          </table:table-cell>
          <table:table-cell table:number-columns-repeated="2"/>
        </table:table-row>
        <table:table-row table:style-name="ro1">
          <table:table-cell table:style-name="ce7" table:formula="of:=IF([Sheet1.I239]&gt;[.$H$1];[Sheet1.U239];0)" office:value-type="percentage" office:value="0.511450381679389">
            <text:p>51.15%</text:p>
          </table:table-cell>
          <table:table-cell table:style-name="ce2" table:formula="of:=IF([Sheet1.J239]&gt;[.$H$1];[Sheet1.V239];0)" office:value-type="percentage" office:value="0.517647058823529">
            <text:p>51.76%</text:p>
          </table:table-cell>
          <table:table-cell table:style-name="ce8" table:formula="of:=IF([Sheet1.I239]&gt;[.$H$1];[Sheet1.W239];0)" office:value-type="percentage" office:value="0.221374045801527">
            <text:p>22.14%</text:p>
          </table:table-cell>
          <table:table-cell table:style-name="ce8" table:formula="of:=IF([Sheet1.I239]&gt;[.$H$1];[Sheet1.X239];0)" office:value-type="percentage" office:value="0.137404580152672">
            <text:p>13.74%</text:p>
          </table:table-cell>
          <table:table-cell table:style-name="ce8" table:formula="of:=IF([Sheet1.I239]&gt;[.$H$1];[Sheet1.Y239];0)" office:value-type="percentage" office:value="0.114503816793893">
            <text:p>11.45%</text:p>
          </table:table-cell>
          <table:table-cell table:formula="of:=IF([Sheet1.I239]&gt;[.$H$1];[Sheet1.Z239];0)" office:value-type="percentage" office:value="0.488549618320611">
            <text:p>48.85%</text:p>
          </table:table-cell>
          <table:table-cell table:formula="of:=IF([Sheet1.I239]&gt;[.$H$1];[Sheet1.AA239];0)" office:value-type="percentage" office:value="0.583333333333333">
            <text:p>58.33%</text:p>
          </table:table-cell>
          <table:table-cell table:number-columns-repeated="2"/>
        </table:table-row>
        <table:table-row table:style-name="ro1">
          <table:table-cell table:style-name="ce7" table:formula="of:=IF([Sheet1.I240]&gt;[.$H$1];[Sheet1.U240];0)" office:value-type="percentage" office:value="0.544378698224852">
            <text:p>54.44%</text:p>
          </table:table-cell>
          <table:table-cell table:style-name="ce2" table:formula="of:=IF([Sheet1.J240]&gt;[.$H$1];[Sheet1.V240];0)" office:value-type="percentage" office:value="0.551612903225806">
            <text:p>55.16%</text:p>
          </table:table-cell>
          <table:table-cell table:style-name="ce8" table:formula="of:=IF([Sheet1.I240]&gt;[.$H$1];[Sheet1.W240];0)" office:value-type="percentage" office:value="0.165680473372781">
            <text:p>16.57%</text:p>
          </table:table-cell>
          <table:table-cell table:style-name="ce8" table:formula="of:=IF([Sheet1.I240]&gt;[.$H$1];[Sheet1.X240];0)" office:value-type="percentage" office:value="0.218934911242604">
            <text:p>21.89%</text:p>
          </table:table-cell>
          <table:table-cell table:style-name="ce8" table:formula="of:=IF([Sheet1.I240]&gt;[.$H$1];[Sheet1.Y240];0)" office:value-type="percentage" office:value="0.153846153846154">
            <text:p>15.38%</text:p>
          </table:table-cell>
          <table:table-cell table:formula="of:=IF([Sheet1.I240]&gt;[.$H$1];[Sheet1.Z240];0)" office:value-type="percentage" office:value="0.455621301775148">
            <text:p>45.56%</text:p>
          </table:table-cell>
          <table:table-cell table:formula="of:=IF([Sheet1.I240]&gt;[.$H$1];[Sheet1.AA240];0)" office:value-type="percentage" office:value="0.543859649122807">
            <text:p>54.39%</text:p>
          </table:table-cell>
          <table:table-cell table:number-columns-repeated="2"/>
        </table:table-row>
        <table:table-row table:style-name="ro1">
          <table:table-cell table:style-name="ce7" table:formula="of:=IF([Sheet1.I241]&gt;[.$H$1];[Sheet1.U241];0)" office:value-type="percentage" office:value="0.529761904761905">
            <text:p>52.98%</text:p>
          </table:table-cell>
          <table:table-cell table:style-name="ce2" table:formula="of:=IF([Sheet1.J241]&gt;[.$H$1];[Sheet1.V241];0)" office:value-type="percentage" office:value="0.550488599348534">
            <text:p>55.05%</text:p>
          </table:table-cell>
          <table:table-cell table:style-name="ce8" table:formula="of:=IF([Sheet1.I241]&gt;[.$H$1];[Sheet1.W241];0)" office:value-type="percentage" office:value="0.202380952380952">
            <text:p>20.24%</text:p>
          </table:table-cell>
          <table:table-cell table:style-name="ce8" table:formula="of:=IF([Sheet1.I241]&gt;[.$H$1];[Sheet1.X241];0)" office:value-type="percentage" office:value="0.18452380952381">
            <text:p>18.45%</text:p>
          </table:table-cell>
          <table:table-cell table:style-name="ce8" table:formula="of:=IF([Sheet1.I241]&gt;[.$H$1];[Sheet1.Y241];0)" office:value-type="percentage" office:value="0.125">
            <text:p>12.50%</text:p>
          </table:table-cell>
          <table:table-cell table:formula="of:=IF([Sheet1.I241]&gt;[.$H$1];[Sheet1.Z241];0)" office:value-type="percentage" office:value="0.470238095238095">
            <text:p>47.02%</text:p>
          </table:table-cell>
          <table:table-cell table:formula="of:=IF([Sheet1.I241]&gt;[.$H$1];[Sheet1.AA241];0)" office:value-type="percentage" office:value="0.538461538461538">
            <text:p>53.85%</text:p>
          </table:table-cell>
          <table:table-cell table:number-columns-repeated="2"/>
        </table:table-row>
        <table:table-row table:style-name="ro1">
          <table:table-cell table:style-name="ce7" table:formula="of:=IF([Sheet1.I242]&gt;[.$H$1];[Sheet1.U242];0)" office:value-type="percentage" office:value="0.605263157894737">
            <text:p>60.53%</text:p>
          </table:table-cell>
          <table:table-cell table:style-name="ce2" table:formula="of:=IF([Sheet1.J242]&gt;[.$H$1];[Sheet1.V242];0)" office:value-type="percentage" office:value="0.393939393939394">
            <text:p>39.39%</text:p>
          </table:table-cell>
          <table:table-cell table:style-name="ce8" table:formula="of:=IF([Sheet1.I242]&gt;[.$H$1];[Sheet1.W242];0)" office:value-type="percentage" office:value="0.157894736842105">
            <text:p>15.79%</text:p>
          </table:table-cell>
          <table:table-cell table:style-name="ce8" table:formula="of:=IF([Sheet1.I242]&gt;[.$H$1];[Sheet1.X242];0)" office:value-type="percentage" office:value="0.236842105263158">
            <text:p>23.68%</text:p>
          </table:table-cell>
          <table:table-cell table:style-name="ce8" table:formula="of:=IF([Sheet1.I242]&gt;[.$H$1];[Sheet1.Y242];0)" office:value-type="percentage" office:value="0.157894736842105">
            <text:p>15.79%</text:p>
          </table:table-cell>
          <table:table-cell table:formula="of:=IF([Sheet1.I242]&gt;[.$H$1];[Sheet1.Z242];0)" office:value-type="percentage" office:value="0.394736842105263">
            <text:p>39.47%</text:p>
          </table:table-cell>
          <table:table-cell table:formula="of:=IF([Sheet1.I242]&gt;[.$H$1];[Sheet1.AA242];0)" office:value-type="percentage" office:value="0.41025641025641">
            <text:p>41.03%</text:p>
          </table:table-cell>
          <table:table-cell table:number-columns-repeated="2"/>
        </table:table-row>
        <table:table-row table:style-name="ro1">
          <table:table-cell table:style-name="ce7" table:formula="of:=IF([Sheet1.I243]&gt;[.$H$1];[Sheet1.U243];0)" office:value-type="percentage" office:value="0.48">
            <text:p>48.00%</text:p>
          </table:table-cell>
          <table:table-cell table:style-name="ce2" table:formula="of:=IF([Sheet1.J243]&gt;[.$H$1];[Sheet1.V243];0)" office:value-type="percentage" office:value="0.590551181102362">
            <text:p>59.06%</text:p>
          </table:table-cell>
          <table:table-cell table:style-name="ce8" table:formula="of:=IF([Sheet1.I243]&gt;[.$H$1];[Sheet1.W243];0)" office:value-type="percentage" office:value="0.133333333333333">
            <text:p>13.33%</text:p>
          </table:table-cell>
          <table:table-cell table:style-name="ce8" table:formula="of:=IF([Sheet1.I243]&gt;[.$H$1];[Sheet1.X243];0)" office:value-type="percentage" office:value="0.226666666666667">
            <text:p>22.67%</text:p>
          </table:table-cell>
          <table:table-cell table:style-name="ce8" table:formula="of:=IF([Sheet1.I243]&gt;[.$H$1];[Sheet1.Y243];0)" office:value-type="percentage" office:value="0.0933333333333333">
            <text:p>9.33%</text:p>
          </table:table-cell>
          <table:table-cell table:formula="of:=IF([Sheet1.I243]&gt;[.$H$1];[Sheet1.Z243];0)" office:value-type="percentage" office:value="0.52">
            <text:p>52.00%</text:p>
          </table:table-cell>
          <table:table-cell table:formula="of:=IF([Sheet1.I243]&gt;[.$H$1];[Sheet1.AA243];0)" office:value-type="percentage" office:value="0.413333333333333">
            <text:p>41.33%</text:p>
          </table:table-cell>
          <table:table-cell table:number-columns-repeated="2"/>
        </table:table-row>
        <table:table-row table:style-name="ro1">
          <table:table-cell table:style-name="ce7" table:formula="of:=IF([Sheet1.I244]&gt;[.$H$1];[Sheet1.U244];0)" office:value-type="percentage" office:value="0.67816091954023">
            <text:p>67.82%</text:p>
          </table:table-cell>
          <table:table-cell table:style-name="ce2" table:formula="of:=IF([Sheet1.J244]&gt;[.$H$1];[Sheet1.V244];0)" office:value-type="percentage" office:value="0.54375">
            <text:p>54.38%</text:p>
          </table:table-cell>
          <table:table-cell table:style-name="ce8" table:formula="of:=IF([Sheet1.I244]&gt;[.$H$1];[Sheet1.W244];0)" office:value-type="percentage" office:value="0.28735632183908">
            <text:p>28.74%</text:p>
          </table:table-cell>
          <table:table-cell table:style-name="ce8" table:formula="of:=IF([Sheet1.I244]&gt;[.$H$1];[Sheet1.X244];0)" office:value-type="percentage" office:value="0.252873563218391">
            <text:p>25.29%</text:p>
          </table:table-cell>
          <table:table-cell table:style-name="ce8" table:formula="of:=IF([Sheet1.I244]&gt;[.$H$1];[Sheet1.Y244];0)" office:value-type="percentage" office:value="0.0919540229885057">
            <text:p>9.20%</text:p>
          </table:table-cell>
          <table:table-cell table:formula="of:=IF([Sheet1.I244]&gt;[.$H$1];[Sheet1.Z244];0)" office:value-type="percentage" office:value="0.32183908045977">
            <text:p>32.18%</text:p>
          </table:table-cell>
          <table:table-cell table:formula="of:=IF([Sheet1.I244]&gt;[.$H$1];[Sheet1.AA244];0)" office:value-type="percentage" office:value="0.482758620689655">
            <text:p>48.28%</text:p>
          </table:table-cell>
          <table:table-cell table:number-columns-repeated="2"/>
        </table:table-row>
        <table:table-row table:style-name="ro1">
          <table:table-cell table:style-name="ce7" table:formula="of:=IF([Sheet1.I245]&gt;[.$H$1];[Sheet1.U245];0)" office:value-type="percentage" office:value="0.482758620689655">
            <text:p>48.28%</text:p>
          </table:table-cell>
          <table:table-cell table:style-name="ce2" table:formula="of:=IF([Sheet1.J245]&gt;[.$H$1];[Sheet1.V245];0)" office:value-type="percentage" office:value="0.549763033175355">
            <text:p>54.98%</text:p>
          </table:table-cell>
          <table:table-cell table:style-name="ce8" table:formula="of:=IF([Sheet1.I245]&gt;[.$H$1];[Sheet1.W245];0)" office:value-type="percentage" office:value="0.0689655172413793">
            <text:p>6.90%</text:p>
          </table:table-cell>
          <table:table-cell table:style-name="ce8" table:formula="of:=IF([Sheet1.I245]&gt;[.$H$1];[Sheet1.X245];0)" office:value-type="percentage" office:value="0.301724137931034">
            <text:p>30.17%</text:p>
          </table:table-cell>
          <table:table-cell table:style-name="ce8" table:formula="of:=IF([Sheet1.I245]&gt;[.$H$1];[Sheet1.Y245];0)" office:value-type="percentage" office:value="0.112068965517241">
            <text:p>11.21%</text:p>
          </table:table-cell>
          <table:table-cell table:formula="of:=IF([Sheet1.I245]&gt;[.$H$1];[Sheet1.Z245];0)" office:value-type="percentage" office:value="0.517241379310345">
            <text:p>51.72%</text:p>
          </table:table-cell>
          <table:table-cell table:formula="of:=IF([Sheet1.I245]&gt;[.$H$1];[Sheet1.AA245];0)" office:value-type="percentage" office:value="0.456896551724138">
            <text:p>45.69%</text:p>
          </table:table-cell>
          <table:table-cell table:number-columns-repeated="2"/>
        </table:table-row>
        <table:table-row table:style-name="ro1">
          <table:table-cell table:style-name="ce7" table:formula="of:=IF([Sheet1.I246]&gt;[.$H$1];[Sheet1.U246];0)" office:value-type="percentage" office:value="0.436241610738255">
            <text:p>43.62%</text:p>
          </table:table-cell>
          <table:table-cell table:style-name="ce2" table:formula="of:=IF([Sheet1.J246]&gt;[.$H$1];[Sheet1.V246];0)" office:value-type="percentage" office:value="0.504854368932039">
            <text:p>50.49%</text:p>
          </table:table-cell>
          <table:table-cell table:style-name="ce8" table:formula="of:=IF([Sheet1.I246]&gt;[.$H$1];[Sheet1.W246];0)" office:value-type="percentage" office:value="0.0738255033557047">
            <text:p>7.38%</text:p>
          </table:table-cell>
          <table:table-cell table:style-name="ce8" table:formula="of:=IF([Sheet1.I246]&gt;[.$H$1];[Sheet1.X246];0)" office:value-type="percentage" office:value="0.201342281879195">
            <text:p>20.13%</text:p>
          </table:table-cell>
          <table:table-cell table:style-name="ce8" table:formula="of:=IF([Sheet1.I246]&gt;[.$H$1];[Sheet1.Y246];0)" office:value-type="percentage" office:value="0.140939597315436">
            <text:p>14.09%</text:p>
          </table:table-cell>
          <table:table-cell table:formula="of:=IF([Sheet1.I246]&gt;[.$H$1];[Sheet1.Z246];0)" office:value-type="percentage" office:value="0.563758389261745">
            <text:p>56.38%</text:p>
          </table:table-cell>
          <table:table-cell table:formula="of:=IF([Sheet1.I246]&gt;[.$H$1];[Sheet1.AA246];0)" office:value-type="percentage" office:value="0.5">
            <text:p>50.00%</text:p>
          </table:table-cell>
          <table:table-cell table:number-columns-repeated="2"/>
        </table:table-row>
        <table:table-row table:style-name="ro1">
          <table:table-cell table:style-name="ce7" table:formula="of:=IF([Sheet1.I247]&gt;[.$H$1];[Sheet1.U247];0)" office:value-type="percentage" office:value="0.51937984496124">
            <text:p>51.94%</text:p>
          </table:table-cell>
          <table:table-cell table:style-name="ce2" table:formula="of:=IF([Sheet1.J247]&gt;[.$H$1];[Sheet1.V247];0)" office:value-type="percentage" office:value="0.697297297297297">
            <text:p>69.73%</text:p>
          </table:table-cell>
          <table:table-cell table:style-name="ce8" table:formula="of:=IF([Sheet1.I247]&gt;[.$H$1];[Sheet1.W247];0)" office:value-type="percentage" office:value="0.263565891472868">
            <text:p>26.36%</text:p>
          </table:table-cell>
          <table:table-cell table:style-name="ce8" table:formula="of:=IF([Sheet1.I247]&gt;[.$H$1];[Sheet1.X247];0)" office:value-type="percentage" office:value="0.13953488372093">
            <text:p>13.95%</text:p>
          </table:table-cell>
          <table:table-cell table:style-name="ce8" table:formula="of:=IF([Sheet1.I247]&gt;[.$H$1];[Sheet1.Y247];0)" office:value-type="percentage" office:value="0.0930232558139535">
            <text:p>9.30%</text:p>
          </table:table-cell>
          <table:table-cell table:formula="of:=IF([Sheet1.I247]&gt;[.$H$1];[Sheet1.Z247];0)" office:value-type="percentage" office:value="0.48062015503876">
            <text:p>48.06%</text:p>
          </table:table-cell>
          <table:table-cell table:formula="of:=IF([Sheet1.I247]&gt;[.$H$1];[Sheet1.AA247];0)" office:value-type="percentage" office:value="0.658914728682171">
            <text:p>65.89%</text:p>
          </table:table-cell>
          <table:table-cell table:number-columns-repeated="2"/>
        </table:table-row>
        <table:table-row table:style-name="ro1">
          <table:table-cell table:style-name="ce7" table:formula="of:=IF([Sheet1.I248]&gt;[.$H$1];[Sheet1.U248];0)" office:value-type="percentage" office:value="0.425">
            <text:p>42.50%</text:p>
          </table:table-cell>
          <table:table-cell table:style-name="ce2" table:formula="of:=IF([Sheet1.J248]&gt;[.$H$1];[Sheet1.V248];0)" office:value-type="percentage" office:value="0.557823129251701">
            <text:p>55.78%</text:p>
          </table:table-cell>
          <table:table-cell table:style-name="ce8" table:formula="of:=IF([Sheet1.I248]&gt;[.$H$1];[Sheet1.W248];0)" office:value-type="percentage" office:value="0.075">
            <text:p>7.50%</text:p>
          </table:table-cell>
          <table:table-cell table:style-name="ce8" table:formula="of:=IF([Sheet1.I248]&gt;[.$H$1];[Sheet1.X248];0)" office:value-type="percentage" office:value="0.3125">
            <text:p>31.25%</text:p>
          </table:table-cell>
          <table:table-cell table:style-name="ce8" table:formula="of:=IF([Sheet1.I248]&gt;[.$H$1];[Sheet1.Y248];0)" office:value-type="percentage" office:value="0.0375">
            <text:p>3.75%</text:p>
          </table:table-cell>
          <table:table-cell table:formula="of:=IF([Sheet1.I248]&gt;[.$H$1];[Sheet1.Z248];0)" office:value-type="percentage" office:value="0.575">
            <text:p>57.50%</text:p>
          </table:table-cell>
          <table:table-cell table:formula="of:=IF([Sheet1.I248]&gt;[.$H$1];[Sheet1.AA248];0)" office:value-type="percentage" office:value="0.365853658536585">
            <text:p>36.59%</text:p>
          </table:table-cell>
          <table:table-cell table:number-columns-repeated="2"/>
        </table:table-row>
        <table:table-row table:style-name="ro1">
          <table:table-cell table:style-name="ce7" table:formula="of:=IF([Sheet1.I249]&gt;[.$H$1];[Sheet1.U249];0)" office:value-type="percentage" office:value="0.444444444444444">
            <text:p>44.44%</text:p>
          </table:table-cell>
          <table:table-cell table:style-name="ce2" table:formula="of:=IF([Sheet1.J249]&gt;[.$H$1];[Sheet1.V249];0)" office:value-type="percentage" office:value="0.408759124087591">
            <text:p>40.88%</text:p>
          </table:table-cell>
          <table:table-cell table:style-name="ce8" table:formula="of:=IF([Sheet1.I249]&gt;[.$H$1];[Sheet1.W249];0)" office:value-type="percentage" office:value="0.259259259259259">
            <text:p>25.93%</text:p>
          </table:table-cell>
          <table:table-cell table:style-name="ce8" table:formula="of:=IF([Sheet1.I249]&gt;[.$H$1];[Sheet1.X249];0)" office:value-type="percentage" office:value="0.0555555555555556">
            <text:p>5.56%</text:p>
          </table:table-cell>
          <table:table-cell table:style-name="ce8" table:formula="of:=IF([Sheet1.I249]&gt;[.$H$1];[Sheet1.Y249];0)" office:value-type="percentage" office:value="0.0740740740740741">
            <text:p>7.41%</text:p>
          </table:table-cell>
          <table:table-cell table:formula="of:=IF([Sheet1.I249]&gt;[.$H$1];[Sheet1.Z249];0)" office:value-type="percentage" office:value="0.555555555555556">
            <text:p>55.56%</text:p>
          </table:table-cell>
          <table:table-cell table:formula="of:=IF([Sheet1.I249]&gt;[.$H$1];[Sheet1.AA249];0)" office:value-type="percentage" office:value="0.589285714285714">
            <text:p>58.93%</text:p>
          </table:table-cell>
          <table:table-cell table:number-columns-repeated="2"/>
        </table:table-row>
        <table:table-row table:style-name="ro1">
          <table:table-cell table:style-name="ce7" table:formula="of:=IF([Sheet1.I250]&gt;[.$H$1];[Sheet1.U250];0)" office:value-type="percentage" office:value="0.661654135338346">
            <text:p>66.17%</text:p>
          </table:table-cell>
          <table:table-cell table:style-name="ce2" table:formula="of:=IF([Sheet1.J250]&gt;[.$H$1];[Sheet1.V250];0)" office:value-type="percentage" office:value="0.517374517374517">
            <text:p>51.74%</text:p>
          </table:table-cell>
          <table:table-cell table:style-name="ce8" table:formula="of:=IF([Sheet1.I250]&gt;[.$H$1];[Sheet1.W250];0)" office:value-type="percentage" office:value="0.481203007518797">
            <text:p>48.12%</text:p>
          </table:table-cell>
          <table:table-cell table:style-name="ce8" table:formula="of:=IF([Sheet1.I250]&gt;[.$H$1];[Sheet1.X250];0)" office:value-type="percentage" office:value="0.075187969924812">
            <text:p>7.52%</text:p>
          </table:table-cell>
          <table:table-cell table:style-name="ce8" table:formula="of:=IF([Sheet1.I250]&gt;[.$H$1];[Sheet1.Y250];0)" office:value-type="percentage" office:value="0.0676691729323308">
            <text:p>6.77%</text:p>
          </table:table-cell>
          <table:table-cell table:formula="of:=IF([Sheet1.I250]&gt;[.$H$1];[Sheet1.Z250];0)" office:value-type="percentage" office:value="0.338345864661654">
            <text:p>33.83%</text:p>
          </table:table-cell>
          <table:table-cell table:formula="of:=IF([Sheet1.I250]&gt;[.$H$1];[Sheet1.AA250];0)" office:value-type="percentage" office:value="0.597014925373134">
            <text:p>59.70%</text:p>
          </table:table-cell>
          <table:table-cell table:number-columns-repeated="2"/>
        </table:table-row>
        <table:table-row table:style-name="ro1">
          <table:table-cell table:style-name="ce7" table:formula="of:=IF([Sheet1.I251]&gt;[.$H$1];[Sheet1.U251];0)" office:value-type="percentage" office:value="0.541353383458647">
            <text:p>54.14%</text:p>
          </table:table-cell>
          <table:table-cell table:style-name="ce2" table:formula="of:=IF([Sheet1.J251]&gt;[.$H$1];[Sheet1.V251];0)" office:value-type="percentage" office:value="0.347150259067357">
            <text:p>34.72%</text:p>
          </table:table-cell>
          <table:table-cell table:style-name="ce8" table:formula="of:=IF([Sheet1.I251]&gt;[.$H$1];[Sheet1.W251];0)" office:value-type="percentage" office:value="0.345864661654135">
            <text:p>34.59%</text:p>
          </table:table-cell>
          <table:table-cell table:style-name="ce8" table:formula="of:=IF([Sheet1.I251]&gt;[.$H$1];[Sheet1.X251];0)" office:value-type="percentage" office:value="0.105263157894737">
            <text:p>10.53%</text:p>
          </table:table-cell>
          <table:table-cell table:style-name="ce8" table:formula="of:=IF([Sheet1.I251]&gt;[.$H$1];[Sheet1.Y251];0)" office:value-type="percentage" office:value="0.0676691729323308">
            <text:p>6.77%</text:p>
          </table:table-cell>
          <table:table-cell table:formula="of:=IF([Sheet1.I251]&gt;[.$H$1];[Sheet1.Z251];0)" office:value-type="percentage" office:value="0.458646616541353">
            <text:p>45.86%</text:p>
          </table:table-cell>
          <table:table-cell table:formula="of:=IF([Sheet1.I251]&gt;[.$H$1];[Sheet1.AA251];0)" office:value-type="percentage" office:value="0.529850746268657">
            <text:p>52.99%</text:p>
          </table:table-cell>
          <table:table-cell table:number-columns-repeated="2"/>
        </table:table-row>
        <table:table-row table:style-name="ro1">
          <table:table-cell table:style-name="ce7" table:formula="of:=IF([Sheet1.I252]&gt;[.$H$1];[Sheet1.U252];0)" office:value-type="percentage" office:value="0.512953367875648">
            <text:p>51.30%</text:p>
          </table:table-cell>
          <table:table-cell table:style-name="ce2" table:formula="of:=IF([Sheet1.J252]&gt;[.$H$1];[Sheet1.V252];0)" office:value-type="percentage" office:value="0.60061919504644">
            <text:p>60.06%</text:p>
          </table:table-cell>
          <table:table-cell table:style-name="ce8" table:formula="of:=IF([Sheet1.I252]&gt;[.$H$1];[Sheet1.W252];0)" office:value-type="percentage" office:value="0.22279792746114">
            <text:p>22.28%</text:p>
          </table:table-cell>
          <table:table-cell table:style-name="ce8" table:formula="of:=IF([Sheet1.I252]&gt;[.$H$1];[Sheet1.X252];0)" office:value-type="percentage" office:value="0.170984455958549">
            <text:p>17.10%</text:p>
          </table:table-cell>
          <table:table-cell table:style-name="ce8" table:formula="of:=IF([Sheet1.I252]&gt;[.$H$1];[Sheet1.Y252];0)" office:value-type="percentage" office:value="0.0984455958549223">
            <text:p>9.84%</text:p>
          </table:table-cell>
          <table:table-cell table:formula="of:=IF([Sheet1.I252]&gt;[.$H$1];[Sheet1.Z252];0)" office:value-type="percentage" office:value="0.487046632124352">
            <text:p>48.70%</text:p>
          </table:table-cell>
          <table:table-cell table:formula="of:=IF([Sheet1.I252]&gt;[.$H$1];[Sheet1.AA252];0)" office:value-type="percentage" office:value="0.530927835051546">
            <text:p>53.09%</text:p>
          </table:table-cell>
          <table:table-cell table:number-columns-repeated="2"/>
        </table:table-row>
        <table:table-row table:style-name="ro1">
          <table:table-cell table:style-name="ce7" table:formula="of:=IF([Sheet1.I253]&gt;[.$H$1];[Sheet1.U253];0)" office:value-type="percentage" office:value="0.592105263157895">
            <text:p>59.21%</text:p>
          </table:table-cell>
          <table:table-cell table:style-name="ce2" table:formula="of:=IF([Sheet1.J253]&gt;[.$H$1];[Sheet1.V253];0)" office:value-type="percentage" office:value="0.51006711409396">
            <text:p>51.01%</text:p>
          </table:table-cell>
          <table:table-cell table:style-name="ce8" table:formula="of:=IF([Sheet1.I253]&gt;[.$H$1];[Sheet1.W253];0)" office:value-type="percentage" office:value="0.388157894736842">
            <text:p>38.82%</text:p>
          </table:table-cell>
          <table:table-cell table:style-name="ce8" table:formula="of:=IF([Sheet1.I253]&gt;[.$H$1];[Sheet1.X253];0)" office:value-type="percentage" office:value="0.0460526315789474">
            <text:p>4.61%</text:p>
          </table:table-cell>
          <table:table-cell table:style-name="ce8" table:formula="of:=IF([Sheet1.I253]&gt;[.$H$1];[Sheet1.Y253];0)" office:value-type="percentage" office:value="0.118421052631579">
            <text:p>11.84%</text:p>
          </table:table-cell>
          <table:table-cell table:formula="of:=IF([Sheet1.I253]&gt;[.$H$1];[Sheet1.Z253];0)" office:value-type="percentage" office:value="0.407894736842105">
            <text:p>40.79%</text:p>
          </table:table-cell>
          <table:table-cell table:formula="of:=IF([Sheet1.I253]&gt;[.$H$1];[Sheet1.AA253];0)" office:value-type="percentage" office:value="0.605263157894737">
            <text:p>60.53%</text:p>
          </table:table-cell>
          <table:table-cell table:number-columns-repeated="2"/>
        </table:table-row>
        <table:table-row table:style-name="ro1">
          <table:table-cell table:style-name="ce7" table:formula="of:=IF([Sheet1.I254]&gt;[.$H$1];[Sheet1.U254];0)" office:value-type="percentage" office:value="0.421686746987952">
            <text:p>42.17%</text:p>
          </table:table-cell>
          <table:table-cell table:style-name="ce2" table:formula="of:=IF([Sheet1.J254]&gt;[.$H$1];[Sheet1.V254];0)" office:value-type="percentage" office:value="0.56578947368421">
            <text:p>56.58%</text:p>
          </table:table-cell>
          <table:table-cell table:style-name="ce8" table:formula="of:=IF([Sheet1.I254]&gt;[.$H$1];[Sheet1.W254];0)" office:value-type="percentage" office:value="0.228915662650602">
            <text:p>22.89%</text:p>
          </table:table-cell>
          <table:table-cell table:style-name="ce8" table:formula="of:=IF([Sheet1.I254]&gt;[.$H$1];[Sheet1.X254];0)" office:value-type="percentage" office:value="0.072289156626506">
            <text:p>7.23%</text:p>
          </table:table-cell>
          <table:table-cell table:style-name="ce8" table:formula="of:=IF([Sheet1.I254]&gt;[.$H$1];[Sheet1.Y254];0)" office:value-type="percentage" office:value="0.0963855421686747">
            <text:p>9.64%</text:p>
          </table:table-cell>
          <table:table-cell table:formula="of:=IF([Sheet1.I254]&gt;[.$H$1];[Sheet1.Z254];0)" office:value-type="percentage" office:value="0.578313253012048">
            <text:p>57.83%</text:p>
          </table:table-cell>
          <table:table-cell table:formula="of:=IF([Sheet1.I254]&gt;[.$H$1];[Sheet1.AA254];0)" office:value-type="percentage" office:value="0.325581395348837">
            <text:p>32.56%</text:p>
          </table:table-cell>
          <table:table-cell table:number-columns-repeated="2"/>
        </table:table-row>
        <table:table-row table:style-name="ro1">
          <table:table-cell table:style-name="ce7" table:formula="of:=IF([Sheet1.I255]&gt;[.$H$1];[Sheet1.U255];0)" office:value-type="percentage" office:value="0.564102564102564">
            <text:p>56.41%</text:p>
          </table:table-cell>
          <table:table-cell table:style-name="ce2" table:formula="of:=IF([Sheet1.J255]&gt;[.$H$1];[Sheet1.V255];0)" office:value-type="percentage" office:value="0.640816326530612">
            <text:p>64.08%</text:p>
          </table:table-cell>
          <table:table-cell table:style-name="ce8" table:formula="of:=IF([Sheet1.I255]&gt;[.$H$1];[Sheet1.W255];0)" office:value-type="percentage" office:value="0.352564102564103">
            <text:p>35.26%</text:p>
          </table:table-cell>
          <table:table-cell table:style-name="ce8" table:formula="of:=IF([Sheet1.I255]&gt;[.$H$1];[Sheet1.X255];0)" office:value-type="percentage" office:value="0.0384615384615385">
            <text:p>3.85%</text:p>
          </table:table-cell>
          <table:table-cell table:style-name="ce8" table:formula="of:=IF([Sheet1.I255]&gt;[.$H$1];[Sheet1.Y255];0)" office:value-type="percentage" office:value="0.128205128205128">
            <text:p>12.82%</text:p>
          </table:table-cell>
          <table:table-cell table:formula="of:=IF([Sheet1.I255]&gt;[.$H$1];[Sheet1.Z255];0)" office:value-type="percentage" office:value="0.435897435897436">
            <text:p>43.59%</text:p>
          </table:table-cell>
          <table:table-cell table:formula="of:=IF([Sheet1.I255]&gt;[.$H$1];[Sheet1.AA255];0)" office:value-type="percentage" office:value="0.585987261146497">
            <text:p>58.60%</text:p>
          </table:table-cell>
          <table:table-cell table:number-columns-repeated="2"/>
        </table:table-row>
        <table:table-row table:style-name="ro1">
          <table:table-cell table:style-name="ce7" table:formula="of:=IF([Sheet1.I256]&gt;[.$H$1];[Sheet1.U256];0)" office:value-type="percentage" office:value="0.505747126436782">
            <text:p>50.57%</text:p>
          </table:table-cell>
          <table:table-cell table:style-name="ce2" table:formula="of:=IF([Sheet1.J256]&gt;[.$H$1];[Sheet1.V256];0)" office:value-type="percentage" office:value="0.505747126436782">
            <text:p>50.57%</text:p>
          </table:table-cell>
          <table:table-cell table:style-name="ce8" table:formula="of:=IF([Sheet1.I256]&gt;[.$H$1];[Sheet1.W256];0)" office:value-type="percentage" office:value="0.252873563218391">
            <text:p>25.29%</text:p>
          </table:table-cell>
          <table:table-cell table:style-name="ce8" table:formula="of:=IF([Sheet1.I256]&gt;[.$H$1];[Sheet1.X256];0)" office:value-type="percentage" office:value="0.149425287356322">
            <text:p>14.94%</text:p>
          </table:table-cell>
          <table:table-cell table:style-name="ce8" table:formula="of:=IF([Sheet1.I256]&gt;[.$H$1];[Sheet1.Y256];0)" office:value-type="percentage" office:value="0.0574712643678161">
            <text:p>5.75%</text:p>
          </table:table-cell>
          <table:table-cell table:formula="of:=IF([Sheet1.I256]&gt;[.$H$1];[Sheet1.Z256];0)" office:value-type="percentage" office:value="0.494252873563218">
            <text:p>49.43%</text:p>
          </table:table-cell>
          <table:table-cell table:formula="of:=IF([Sheet1.I256]&gt;[.$H$1];[Sheet1.AA256];0)" office:value-type="percentage" office:value="0.488636363636364">
            <text:p>48.86%</text:p>
          </table:table-cell>
          <table:table-cell table:number-columns-repeated="2"/>
        </table:table-row>
        <table:table-row table:style-name="ro1">
          <table:table-cell table:style-name="ce7" table:formula="of:=IF([Sheet1.I257]&gt;[.$H$1];[Sheet1.U257];0)" office:value-type="percentage" office:value="0.54014598540146">
            <text:p>54.01%</text:p>
          </table:table-cell>
          <table:table-cell table:style-name="ce2" table:formula="of:=IF([Sheet1.J257]&gt;[.$H$1];[Sheet1.V257];0)" office:value-type="percentage" office:value="0.608888888888889">
            <text:p>60.89%</text:p>
          </table:table-cell>
          <table:table-cell table:style-name="ce8" table:formula="of:=IF([Sheet1.I257]&gt;[.$H$1];[Sheet1.W257];0)" office:value-type="percentage" office:value="0.306569343065693">
            <text:p>30.66%</text:p>
          </table:table-cell>
          <table:table-cell table:style-name="ce8" table:formula="of:=IF([Sheet1.I257]&gt;[.$H$1];[Sheet1.X257];0)" office:value-type="percentage" office:value="0.175182481751825">
            <text:p>17.52%</text:p>
          </table:table-cell>
          <table:table-cell table:style-name="ce8" table:formula="of:=IF([Sheet1.I257]&gt;[.$H$1];[Sheet1.Y257];0)" office:value-type="percentage" office:value="0.0510948905109489">
            <text:p>5.11%</text:p>
          </table:table-cell>
          <table:table-cell table:formula="of:=IF([Sheet1.I257]&gt;[.$H$1];[Sheet1.Z257];0)" office:value-type="percentage" office:value="0.45985401459854">
            <text:p>45.99%</text:p>
          </table:table-cell>
          <table:table-cell table:formula="of:=IF([Sheet1.I257]&gt;[.$H$1];[Sheet1.AA257];0)" office:value-type="percentage" office:value="0.474452554744526">
            <text:p>47.45%</text:p>
          </table:table-cell>
          <table:table-cell table:number-columns-repeated="2"/>
        </table:table-row>
        <table:table-row table:style-name="ro1">
          <table:table-cell table:style-name="ce7" table:formula="of:=IF([Sheet1.I258]&gt;[.$H$1];[Sheet1.U258];0)" office:value-type="percentage" office:value="0.526666666666667">
            <text:p>52.67%</text:p>
          </table:table-cell>
          <table:table-cell table:style-name="ce2" table:formula="of:=IF([Sheet1.J258]&gt;[.$H$1];[Sheet1.V258];0)" office:value-type="percentage" office:value="0.479623824451411">
            <text:p>47.96%</text:p>
          </table:table-cell>
          <table:table-cell table:style-name="ce8" table:formula="of:=IF([Sheet1.I258]&gt;[.$H$1];[Sheet1.W258];0)" office:value-type="percentage" office:value="0.26">
            <text:p>26.00%</text:p>
          </table:table-cell>
          <table:table-cell table:style-name="ce8" table:formula="of:=IF([Sheet1.I258]&gt;[.$H$1];[Sheet1.X258];0)" office:value-type="percentage" office:value="0.133333333333333">
            <text:p>13.33%</text:p>
          </table:table-cell>
          <table:table-cell table:style-name="ce8" table:formula="of:=IF([Sheet1.I258]&gt;[.$H$1];[Sheet1.Y258];0)" office:value-type="percentage" office:value="0.0266666666666667">
            <text:p>2.67%</text:p>
          </table:table-cell>
          <table:table-cell table:formula="of:=IF([Sheet1.I258]&gt;[.$H$1];[Sheet1.Z258];0)" office:value-type="percentage" office:value="0.473333333333333">
            <text:p>47.33%</text:p>
          </table:table-cell>
          <table:table-cell table:formula="of:=IF([Sheet1.I258]&gt;[.$H$1];[Sheet1.AA258];0)" office:value-type="percentage" office:value="0.431372549019608">
            <text:p>43.14%</text:p>
          </table:table-cell>
          <table:table-cell table:number-columns-repeated="2"/>
        </table:table-row>
        <table:table-row table:style-name="ro1">
          <table:table-cell table:style-name="ce7" table:formula="of:=IF([Sheet1.I259]&gt;[.$H$1];[Sheet1.U259];0)" office:value-type="percentage" office:value="0.418918918918919">
            <text:p>41.89%</text:p>
          </table:table-cell>
          <table:table-cell table:style-name="ce2" table:formula="of:=IF([Sheet1.J259]&gt;[.$H$1];[Sheet1.V259];0)" office:value-type="percentage" office:value="0.378640776699029">
            <text:p>37.86%</text:p>
          </table:table-cell>
          <table:table-cell table:style-name="ce8" table:formula="of:=IF([Sheet1.I259]&gt;[.$H$1];[Sheet1.W259];0)" office:value-type="percentage" office:value="0.243243243243243">
            <text:p>24.32%</text:p>
          </table:table-cell>
          <table:table-cell table:style-name="ce8" table:formula="of:=IF([Sheet1.I259]&gt;[.$H$1];[Sheet1.X259];0)" office:value-type="percentage" office:value="0.0675675675675676">
            <text:p>6.76%</text:p>
          </table:table-cell>
          <table:table-cell table:style-name="ce8" table:formula="of:=IF([Sheet1.I259]&gt;[.$H$1];[Sheet1.Y259];0)" office:value-type="percentage" office:value="0.0405405405405405">
            <text:p>4.05%</text:p>
          </table:table-cell>
          <table:table-cell table:formula="of:=IF([Sheet1.I259]&gt;[.$H$1];[Sheet1.Z259];0)" office:value-type="percentage" office:value="0.581081081081081">
            <text:p>58.11%</text:p>
          </table:table-cell>
          <table:table-cell table:formula="of:=IF([Sheet1.I259]&gt;[.$H$1];[Sheet1.AA259];0)" office:value-type="percentage" office:value="0.564102564102564">
            <text:p>56.41%</text:p>
          </table:table-cell>
          <table:table-cell table:number-columns-repeated="2"/>
        </table:table-row>
        <table:table-row table:style-name="ro1">
          <table:table-cell table:style-name="ce7" table:formula="of:=IF([Sheet1.I260]&gt;[.$H$1];[Sheet1.U260];0)" office:value-type="percentage" office:value="0.4">
            <text:p>40.00%</text:p>
          </table:table-cell>
          <table:table-cell table:style-name="ce2" table:formula="of:=IF([Sheet1.J260]&gt;[.$H$1];[Sheet1.V260];0)" office:value-type="percentage" office:value="0.349315068493151">
            <text:p>34.93%</text:p>
          </table:table-cell>
          <table:table-cell table:style-name="ce8" table:formula="of:=IF([Sheet1.I260]&gt;[.$H$1];[Sheet1.W260];0)" office:value-type="percentage" office:value="0.24">
            <text:p>24.00%</text:p>
          </table:table-cell>
          <table:table-cell table:style-name="ce8" table:formula="of:=IF([Sheet1.I260]&gt;[.$H$1];[Sheet1.X260];0)" office:value-type="percentage" office:value="0.08">
            <text:p>8.00%</text:p>
          </table:table-cell>
          <table:table-cell table:style-name="ce8" table:formula="of:=IF([Sheet1.I260]&gt;[.$H$1];[Sheet1.Y260];0)" office:value-type="percentage" office:value="0.04">
            <text:p>4.00%</text:p>
          </table:table-cell>
          <table:table-cell table:formula="of:=IF([Sheet1.I260]&gt;[.$H$1];[Sheet1.Z260];0)" office:value-type="percentage" office:value="0.6">
            <text:p>60.00%</text:p>
          </table:table-cell>
          <table:table-cell table:formula="of:=IF([Sheet1.I260]&gt;[.$H$1];[Sheet1.AA260];0)" office:value-type="percentage" office:value="0.490196078431373">
            <text:p>49.02%</text:p>
          </table:table-cell>
          <table:table-cell table:number-columns-repeated="2"/>
        </table:table-row>
        <table:table-row table:style-name="ro1">
          <table:table-cell table:style-name="ce7" table:formula="of:=IF([Sheet1.I261]&gt;[.$H$1];[Sheet1.U261];0)" office:value-type="percentage" office:value="0.626865671641791">
            <text:p>62.69%</text:p>
          </table:table-cell>
          <table:table-cell table:style-name="ce2" table:formula="of:=IF([Sheet1.J261]&gt;[.$H$1];[Sheet1.V261];0)" office:value-type="percentage" office:value="0.390804597701149">
            <text:p>39.08%</text:p>
          </table:table-cell>
          <table:table-cell table:style-name="ce8" table:formula="of:=IF([Sheet1.I261]&gt;[.$H$1];[Sheet1.W261];0)" office:value-type="percentage" office:value="0.238805970149254">
            <text:p>23.88%</text:p>
          </table:table-cell>
          <table:table-cell table:style-name="ce8" table:formula="of:=IF([Sheet1.I261]&gt;[.$H$1];[Sheet1.X261];0)" office:value-type="percentage" office:value="0.119402985074627">
            <text:p>11.94%</text:p>
          </table:table-cell>
          <table:table-cell table:style-name="ce8" table:formula="of:=IF([Sheet1.I261]&gt;[.$H$1];[Sheet1.Y261];0)" office:value-type="percentage" office:value="0.194029850746269">
            <text:p>19.40%</text:p>
          </table:table-cell>
          <table:table-cell table:formula="of:=IF([Sheet1.I261]&gt;[.$H$1];[Sheet1.Z261];0)" office:value-type="percentage" office:value="0.373134328358209">
            <text:p>37.31%</text:p>
          </table:table-cell>
          <table:table-cell table:formula="of:=IF([Sheet1.I261]&gt;[.$H$1];[Sheet1.AA261];0)" office:value-type="percentage" office:value="0.529411764705882">
            <text:p>52.94%</text:p>
          </table:table-cell>
          <table:table-cell table:number-columns-repeated="2"/>
        </table:table-row>
        <table:table-row table:style-name="ro1">
          <table:table-cell table:style-name="ce7" table:formula="of:=IF([Sheet1.I262]&gt;[.$H$1];[Sheet1.U262];0)" office:value-type="percentage" office:value="0.589285714285714">
            <text:p>58.93%</text:p>
          </table:table-cell>
          <table:table-cell table:style-name="ce2" table:formula="of:=IF([Sheet1.J262]&gt;[.$H$1];[Sheet1.V262];0)" office:value-type="percentage" office:value="0.551724137931034">
            <text:p>55.17%</text:p>
          </table:table-cell>
          <table:table-cell table:style-name="ce8" table:formula="of:=IF([Sheet1.I262]&gt;[.$H$1];[Sheet1.W262];0)" office:value-type="percentage" office:value="0.357142857142857">
            <text:p>35.71%</text:p>
          </table:table-cell>
          <table:table-cell table:style-name="ce8" table:formula="of:=IF([Sheet1.I262]&gt;[.$H$1];[Sheet1.X262];0)" office:value-type="percentage" office:value="0.107142857142857">
            <text:p>10.71%</text:p>
          </table:table-cell>
          <table:table-cell table:style-name="ce8" table:formula="of:=IF([Sheet1.I262]&gt;[.$H$1];[Sheet1.Y262];0)" office:value-type="percentage" office:value="0.0982142857142857">
            <text:p>9.82%</text:p>
          </table:table-cell>
          <table:table-cell table:formula="of:=IF([Sheet1.I262]&gt;[.$H$1];[Sheet1.Z262];0)" office:value-type="percentage" office:value="0.410714285714286">
            <text:p>41.07%</text:p>
          </table:table-cell>
          <table:table-cell table:formula="of:=IF([Sheet1.I262]&gt;[.$H$1];[Sheet1.AA262];0)" office:value-type="percentage" office:value="0.625">
            <text:p>62.50%</text:p>
          </table:table-cell>
          <table:table-cell table:number-columns-repeated="2"/>
        </table:table-row>
        <table:table-row table:style-name="ro1">
          <table:table-cell table:style-name="ce7" table:formula="of:=IF([Sheet1.I263]&gt;[.$H$1];[Sheet1.U263];0)" office:value-type="percentage" office:value="0.526717557251908">
            <text:p>52.67%</text:p>
          </table:table-cell>
          <table:table-cell table:style-name="ce2" table:formula="of:=IF([Sheet1.J263]&gt;[.$H$1];[Sheet1.V263];0)" office:value-type="percentage" office:value="0.414330218068536">
            <text:p>41.43%</text:p>
          </table:table-cell>
          <table:table-cell table:style-name="ce8" table:formula="of:=IF([Sheet1.I263]&gt;[.$H$1];[Sheet1.W263];0)" office:value-type="percentage" office:value="0.282442748091603">
            <text:p>28.24%</text:p>
          </table:table-cell>
          <table:table-cell table:style-name="ce8" table:formula="of:=IF([Sheet1.I263]&gt;[.$H$1];[Sheet1.X263];0)" office:value-type="percentage" office:value="0.0992366412213741">
            <text:p>9.92%</text:p>
          </table:table-cell>
          <table:table-cell table:style-name="ce8" table:formula="of:=IF([Sheet1.I263]&gt;[.$H$1];[Sheet1.Y263];0)" office:value-type="percentage" office:value="0.083969465648855">
            <text:p>8.40%</text:p>
          </table:table-cell>
          <table:table-cell table:formula="of:=IF([Sheet1.I263]&gt;[.$H$1];[Sheet1.Z263];0)" office:value-type="percentage" office:value="0.473282442748092">
            <text:p>47.33%</text:p>
          </table:table-cell>
          <table:table-cell table:formula="of:=IF([Sheet1.I263]&gt;[.$H$1];[Sheet1.AA263];0)" office:value-type="percentage" office:value="0.56390977443609">
            <text:p>56.39%</text:p>
          </table:table-cell>
          <table:table-cell table:number-columns-repeated="2"/>
        </table:table-row>
        <table:table-row table:style-name="ro1">
          <table:table-cell table:style-name="ce7" table:formula="of:=IF([Sheet1.I264]&gt;[.$H$1];[Sheet1.U264];0)" office:value-type="percentage" office:value="0.413793103448276">
            <text:p>41.38%</text:p>
          </table:table-cell>
          <table:table-cell table:style-name="ce2" table:formula="of:=IF([Sheet1.J264]&gt;[.$H$1];[Sheet1.V264];0)" office:value-type="percentage" office:value="0.562015503875969">
            <text:p>56.20%</text:p>
          </table:table-cell>
          <table:table-cell table:style-name="ce8" table:formula="of:=IF([Sheet1.I264]&gt;[.$H$1];[Sheet1.W264];0)" office:value-type="percentage" office:value="0.2">
            <text:p>20.00%</text:p>
          </table:table-cell>
          <table:table-cell table:style-name="ce8" table:formula="of:=IF([Sheet1.I264]&gt;[.$H$1];[Sheet1.X264];0)" office:value-type="percentage" office:value="0.0758620689655172">
            <text:p>7.59%</text:p>
          </table:table-cell>
          <table:table-cell table:style-name="ce8" table:formula="of:=IF([Sheet1.I264]&gt;[.$H$1];[Sheet1.Y264];0)" office:value-type="percentage" office:value="0.137931034482759">
            <text:p>13.79%</text:p>
          </table:table-cell>
          <table:table-cell table:formula="of:=IF([Sheet1.I264]&gt;[.$H$1];[Sheet1.Z264];0)" office:value-type="percentage" office:value="0.586206896551724">
            <text:p>58.62%</text:p>
          </table:table-cell>
          <table:table-cell table:formula="of:=IF([Sheet1.I264]&gt;[.$H$1];[Sheet1.AA264];0)" office:value-type="percentage" office:value="0.6">
            <text:p>60.00%</text:p>
          </table:table-cell>
          <table:table-cell table:number-columns-repeated="2"/>
        </table:table-row>
        <table:table-row table:style-name="ro1">
          <table:table-cell table:style-name="ce7" table:formula="of:=IF([Sheet1.I265]&gt;[.$H$1];[Sheet1.U265];0)" office:value-type="percentage" office:value="0.440944881889764">
            <text:p>44.09%</text:p>
          </table:table-cell>
          <table:table-cell table:style-name="ce2" table:formula="of:=IF([Sheet1.J265]&gt;[.$H$1];[Sheet1.V265];0)" office:value-type="percentage" office:value="0.671957671957672">
            <text:p>67.20%</text:p>
          </table:table-cell>
          <table:table-cell table:style-name="ce8" table:formula="of:=IF([Sheet1.I265]&gt;[.$H$1];[Sheet1.W265];0)" office:value-type="percentage" office:value="0.165354330708661">
            <text:p>16.54%</text:p>
          </table:table-cell>
          <table:table-cell table:style-name="ce8" table:formula="of:=IF([Sheet1.I265]&gt;[.$H$1];[Sheet1.X265];0)" office:value-type="percentage" office:value="0.149606299212598">
            <text:p>14.96%</text:p>
          </table:table-cell>
          <table:table-cell table:style-name="ce8" table:formula="of:=IF([Sheet1.I265]&gt;[.$H$1];[Sheet1.Y265];0)" office:value-type="percentage" office:value="0.110236220472441">
            <text:p>11.02%</text:p>
          </table:table-cell>
          <table:table-cell table:formula="of:=IF([Sheet1.I265]&gt;[.$H$1];[Sheet1.Z265];0)" office:value-type="percentage" office:value="0.559055118110236">
            <text:p>55.91%</text:p>
          </table:table-cell>
          <table:table-cell table:formula="of:=IF([Sheet1.I265]&gt;[.$H$1];[Sheet1.AA265];0)" office:value-type="percentage" office:value="0.543307086614173">
            <text:p>54.33%</text:p>
          </table:table-cell>
          <table:table-cell table:number-columns-repeated="2"/>
        </table:table-row>
        <table:table-row table:style-name="ro1">
          <table:table-cell table:style-name="ce7" table:formula="of:=IF([Sheet1.I266]&gt;[.$H$1];[Sheet1.U266];0)" office:value-type="percentage" office:value="0.5375">
            <text:p>53.75%</text:p>
          </table:table-cell>
          <table:table-cell table:style-name="ce2" table:formula="of:=IF([Sheet1.J266]&gt;[.$H$1];[Sheet1.V266];0)" office:value-type="percentage" office:value="0.65625">
            <text:p>65.63%</text:p>
          </table:table-cell>
          <table:table-cell table:style-name="ce8" table:formula="of:=IF([Sheet1.I266]&gt;[.$H$1];[Sheet1.W266];0)" office:value-type="percentage" office:value="0.125">
            <text:p>12.50%</text:p>
          </table:table-cell>
          <table:table-cell table:style-name="ce8" table:formula="of:=IF([Sheet1.I266]&gt;[.$H$1];[Sheet1.X266];0)" office:value-type="percentage" office:value="0.2875">
            <text:p>28.75%</text:p>
          </table:table-cell>
          <table:table-cell table:style-name="ce8" table:formula="of:=IF([Sheet1.I266]&gt;[.$H$1];[Sheet1.Y266];0)" office:value-type="percentage" office:value="0.075">
            <text:p>7.50%</text:p>
          </table:table-cell>
          <table:table-cell table:formula="of:=IF([Sheet1.I266]&gt;[.$H$1];[Sheet1.Z266];0)" office:value-type="percentage" office:value="0.4625">
            <text:p>46.25%</text:p>
          </table:table-cell>
          <table:table-cell table:formula="of:=IF([Sheet1.I266]&gt;[.$H$1];[Sheet1.AA266];0)" office:value-type="percentage" office:value="0.357142857142857">
            <text:p>35.71%</text:p>
          </table:table-cell>
          <table:table-cell table:number-columns-repeated="2"/>
        </table:table-row>
        <table:table-row table:style-name="ro1">
          <table:table-cell table:style-name="ce7" table:formula="of:=IF([Sheet1.I267]&gt;[.$H$1];[Sheet1.U267];0)" office:value-type="percentage" office:value="0.568965517241379">
            <text:p>56.90%</text:p>
          </table:table-cell>
          <table:table-cell table:style-name="ce2" table:formula="of:=IF([Sheet1.J267]&gt;[.$H$1];[Sheet1.V267];0)" office:value-type="percentage" office:value="0.442748091603053">
            <text:p>44.27%</text:p>
          </table:table-cell>
          <table:table-cell table:style-name="ce8" table:formula="of:=IF([Sheet1.I267]&gt;[.$H$1];[Sheet1.W267];0)" office:value-type="percentage" office:value="0.103448275862069">
            <text:p>10.34%</text:p>
          </table:table-cell>
          <table:table-cell table:style-name="ce8" table:formula="of:=IF([Sheet1.I267]&gt;[.$H$1];[Sheet1.X267];0)" office:value-type="percentage" office:value="0.362068965517241">
            <text:p>36.21%</text:p>
          </table:table-cell>
          <table:table-cell table:style-name="ce8" table:formula="of:=IF([Sheet1.I267]&gt;[.$H$1];[Sheet1.Y267];0)" office:value-type="percentage" office:value="0.0948275862068966">
            <text:p>9.48%</text:p>
          </table:table-cell>
          <table:table-cell table:formula="of:=IF([Sheet1.I267]&gt;[.$H$1];[Sheet1.Z267];0)" office:value-type="percentage" office:value="0.431034482758621">
            <text:p>43.10%</text:p>
          </table:table-cell>
          <table:table-cell table:formula="of:=IF([Sheet1.I267]&gt;[.$H$1];[Sheet1.AA267];0)" office:value-type="percentage" office:value="0.439655172413793">
            <text:p>43.97%</text:p>
          </table:table-cell>
          <table:table-cell table:number-columns-repeated="2"/>
        </table:table-row>
        <table:table-row table:style-name="ro1">
          <table:table-cell table:style-name="ce7" table:formula="of:=IF([Sheet1.I268]&gt;[.$H$1];[Sheet1.U268];0)" office:value-type="percentage" office:value="0.790322580645161">
            <text:p>79.03%</text:p>
          </table:table-cell>
          <table:table-cell table:style-name="ce2" table:formula="of:=IF([Sheet1.J268]&gt;[.$H$1];[Sheet1.V268];0)" office:value-type="percentage" office:value="0.392405063291139">
            <text:p>39.24%</text:p>
          </table:table-cell>
          <table:table-cell table:style-name="ce8" table:formula="of:=IF([Sheet1.I268]&gt;[.$H$1];[Sheet1.W268];0)" office:value-type="percentage" office:value="0.0161290322580645">
            <text:p>1.61%</text:p>
          </table:table-cell>
          <table:table-cell table:style-name="ce8" table:formula="of:=IF([Sheet1.I268]&gt;[.$H$1];[Sheet1.X268];0)" office:value-type="percentage" office:value="0.758064516129032">
            <text:p>75.81%</text:p>
          </table:table-cell>
          <table:table-cell table:style-name="ce8" table:formula="of:=IF([Sheet1.I268]&gt;[.$H$1];[Sheet1.Y268];0)" office:value-type="percentage" office:value="0.0161290322580645">
            <text:p>1.61%</text:p>
          </table:table-cell>
          <table:table-cell table:formula="of:=IF([Sheet1.I268]&gt;[.$H$1];[Sheet1.Z268];0)" office:value-type="percentage" office:value="0.209677419354839">
            <text:p>20.97%</text:p>
          </table:table-cell>
          <table:table-cell table:formula="of:=IF([Sheet1.I268]&gt;[.$H$1];[Sheet1.AA268];0)" office:value-type="percentage" office:value="0.258064516129032">
            <text:p>25.81%</text:p>
          </table:table-cell>
          <table:table-cell table:number-columns-repeated="2"/>
        </table:table-row>
        <table:table-row table:style-name="ro1">
          <table:table-cell table:style-name="ce7" table:formula="of:=IF([Sheet1.I269]&gt;[.$H$1];[Sheet1.U269];0)" office:value-type="percentage" office:value="0.465277777777778">
            <text:p>46.53%</text:p>
          </table:table-cell>
          <table:table-cell table:style-name="ce2" table:formula="of:=IF([Sheet1.J269]&gt;[.$H$1];[Sheet1.V269];0)" office:value-type="percentage" office:value="0.440366972477064">
            <text:p>44.04%</text:p>
          </table:table-cell>
          <table:table-cell table:style-name="ce8" table:formula="of:=IF([Sheet1.I269]&gt;[.$H$1];[Sheet1.W269];0)" office:value-type="percentage" office:value="0.138888888888889">
            <text:p>13.89%</text:p>
          </table:table-cell>
          <table:table-cell table:style-name="ce8" table:formula="of:=IF([Sheet1.I269]&gt;[.$H$1];[Sheet1.X269];0)" office:value-type="percentage" office:value="0.159722222222222">
            <text:p>15.97%</text:p>
          </table:table-cell>
          <table:table-cell table:style-name="ce8" table:formula="of:=IF([Sheet1.I269]&gt;[.$H$1];[Sheet1.Y269];0)" office:value-type="percentage" office:value="0.131944444444444">
            <text:p>13.19%</text:p>
          </table:table-cell>
          <table:table-cell table:formula="of:=IF([Sheet1.I269]&gt;[.$H$1];[Sheet1.Z269];0)" office:value-type="percentage" office:value="0.534722222222222">
            <text:p>53.47%</text:p>
          </table:table-cell>
          <table:table-cell table:formula="of:=IF([Sheet1.I269]&gt;[.$H$1];[Sheet1.AA269];0)" office:value-type="percentage" office:value="0.583333333333333">
            <text:p>58.33%</text:p>
          </table:table-cell>
          <table:table-cell table:number-columns-repeated="2"/>
        </table:table-row>
        <table:table-row table:style-name="ro1">
          <table:table-cell table:style-name="ce7" table:formula="of:=IF([Sheet1.I270]&gt;[.$H$1];[Sheet1.U270];0)" office:value-type="percentage" office:value="0.488505747126437">
            <text:p>48.85%</text:p>
          </table:table-cell>
          <table:table-cell table:style-name="ce2" table:formula="of:=IF([Sheet1.J270]&gt;[.$H$1];[Sheet1.V270];0)" office:value-type="percentage" office:value="0.972375690607735">
            <text:p>97.24%</text:p>
          </table:table-cell>
          <table:table-cell table:style-name="ce8" table:formula="of:=IF([Sheet1.I270]&gt;[.$H$1];[Sheet1.W270];0)" office:value-type="percentage" office:value="0.183908045977011">
            <text:p>18.39%</text:p>
          </table:table-cell>
          <table:table-cell table:style-name="ce8" table:formula="of:=IF([Sheet1.I270]&gt;[.$H$1];[Sheet1.X270];0)" office:value-type="percentage" office:value="0.201149425287356">
            <text:p>20.11%</text:p>
          </table:table-cell>
          <table:table-cell table:style-name="ce8" table:formula="of:=IF([Sheet1.I270]&gt;[.$H$1];[Sheet1.Y270];0)" office:value-type="percentage" office:value="0.0977011494252874">
            <text:p>9.77%</text:p>
          </table:table-cell>
          <table:table-cell table:formula="of:=IF([Sheet1.I270]&gt;[.$H$1];[Sheet1.Z270];0)" office:value-type="percentage" office:value="0.511494252873563">
            <text:p>51.15%</text:p>
          </table:table-cell>
          <table:table-cell table:formula="of:=IF([Sheet1.I270]&gt;[.$H$1];[Sheet1.AA270];0)" office:value-type="percentage" office:value="0.505681818181818">
            <text:p>50.57%</text:p>
          </table:table-cell>
          <table:table-cell table:number-columns-repeated="2"/>
        </table:table-row>
        <table:table-row table:style-name="ro1">
          <table:table-cell table:style-name="ce7" table:formula="of:=IF([Sheet1.I271]&gt;[.$H$1];[Sheet1.U271];0)" office:value-type="percentage" office:value="0.508474576271186">
            <text:p>50.85%</text:p>
          </table:table-cell>
          <table:table-cell table:style-name="ce2" table:formula="of:=IF([Sheet1.J271]&gt;[.$H$1];[Sheet1.V271];0)" office:value-type="percentage" office:value="0.504273504273504">
            <text:p>50.43%</text:p>
          </table:table-cell>
          <table:table-cell table:style-name="ce8" table:formula="of:=IF([Sheet1.I271]&gt;[.$H$1];[Sheet1.W271];0)" office:value-type="percentage" office:value="0.135593220338983">
            <text:p>13.56%</text:p>
          </table:table-cell>
          <table:table-cell table:style-name="ce8" table:formula="of:=IF([Sheet1.I271]&gt;[.$H$1];[Sheet1.X271];0)" office:value-type="percentage" office:value="0.305084745762712">
            <text:p>30.51%</text:p>
          </table:table-cell>
          <table:table-cell table:style-name="ce8" table:formula="of:=IF([Sheet1.I271]&gt;[.$H$1];[Sheet1.Y271];0)" office:value-type="percentage" office:value="0.0677966101694915">
            <text:p>6.78%</text:p>
          </table:table-cell>
          <table:table-cell table:formula="of:=IF([Sheet1.I271]&gt;[.$H$1];[Sheet1.Z271];0)" office:value-type="percentage" office:value="0.491525423728814">
            <text:p>49.15%</text:p>
          </table:table-cell>
          <table:table-cell table:formula="of:=IF([Sheet1.I271]&gt;[.$H$1];[Sheet1.AA271];0)" office:value-type="percentage" office:value="0.559322033898305">
            <text:p>55.93%</text:p>
          </table:table-cell>
          <table:table-cell table:number-columns-repeated="2"/>
        </table:table-row>
        <table:table-row table:style-name="ro1">
          <table:table-cell table:style-name="ce7" table:formula="of:=IF([Sheet1.I272]&gt;[.$H$1];[Sheet1.U272];0)" office:value-type="percentage" office:value="0.554744525547445">
            <text:p>55.47%</text:p>
          </table:table-cell>
          <table:table-cell table:style-name="ce2" table:formula="of:=IF([Sheet1.J272]&gt;[.$H$1];[Sheet1.V272];0)" office:value-type="percentage" office:value="0.55241935483871">
            <text:p>55.24%</text:p>
          </table:table-cell>
          <table:table-cell table:style-name="ce8" table:formula="of:=IF([Sheet1.I272]&gt;[.$H$1];[Sheet1.W272];0)" office:value-type="percentage" office:value="0.215328467153285">
            <text:p>21.53%</text:p>
          </table:table-cell>
          <table:table-cell table:style-name="ce8" table:formula="of:=IF([Sheet1.I272]&gt;[.$H$1];[Sheet1.X272];0)" office:value-type="percentage" office:value="0.182481751824818">
            <text:p>18.25%</text:p>
          </table:table-cell>
          <table:table-cell table:style-name="ce8" table:formula="of:=IF([Sheet1.I272]&gt;[.$H$1];[Sheet1.Y272];0)" office:value-type="percentage" office:value="0.12043795620438">
            <text:p>12.04%</text:p>
          </table:table-cell>
          <table:table-cell table:formula="of:=IF([Sheet1.I272]&gt;[.$H$1];[Sheet1.Z272];0)" office:value-type="percentage" office:value="0.445255474452555">
            <text:p>44.53%</text:p>
          </table:table-cell>
          <table:table-cell table:formula="of:=IF([Sheet1.I272]&gt;[.$H$1];[Sheet1.AA272];0)" office:value-type="percentage" office:value="0.551094890510949">
            <text:p>55.11%</text:p>
          </table:table-cell>
          <table:table-cell table:number-columns-repeated="2"/>
        </table:table-row>
        <table:table-row table:style-name="ro1">
          <table:table-cell table:style-name="ce7" table:formula="of:=IF([Sheet1.I273]&gt;[.$H$1];[Sheet1.U273];0)" office:value-type="percentage" office:value="0.437984496124031">
            <text:p>43.80%</text:p>
          </table:table-cell>
          <table:table-cell table:style-name="ce2" table:formula="of:=IF([Sheet1.J273]&gt;[.$H$1];[Sheet1.V273];0)" office:value-type="percentage" office:value="0.605140186915888">
            <text:p>60.51%</text:p>
          </table:table-cell>
          <table:table-cell table:style-name="ce8" table:formula="of:=IF([Sheet1.I273]&gt;[.$H$1];[Sheet1.W273];0)" office:value-type="percentage" office:value="0.135658914728682">
            <text:p>13.57%</text:p>
          </table:table-cell>
          <table:table-cell table:style-name="ce8" table:formula="of:=IF([Sheet1.I273]&gt;[.$H$1];[Sheet1.X273];0)" office:value-type="percentage" office:value="0.189922480620155">
            <text:p>18.99%</text:p>
          </table:table-cell>
          <table:table-cell table:style-name="ce8" table:formula="of:=IF([Sheet1.I273]&gt;[.$H$1];[Sheet1.Y273];0)" office:value-type="percentage" office:value="0.0852713178294574">
            <text:p>8.53%</text:p>
          </table:table-cell>
          <table:table-cell table:formula="of:=IF([Sheet1.I273]&gt;[.$H$1];[Sheet1.Z273];0)" office:value-type="percentage" office:value="0.562015503875969">
            <text:p>56.20%</text:p>
          </table:table-cell>
          <table:table-cell table:formula="of:=IF([Sheet1.I273]&gt;[.$H$1];[Sheet1.AA273];0)" office:value-type="percentage" office:value="0.428571428571429">
            <text:p>42.86%</text:p>
          </table:table-cell>
          <table:table-cell table:number-columns-repeated="2"/>
        </table:table-row>
        <table:table-row table:style-name="ro1">
          <table:table-cell table:style-name="ce7" table:formula="of:=IF([Sheet1.I274]&gt;[.$H$1];[Sheet1.U274];0)" office:value-type="percentage" office:value="0.485714285714286">
            <text:p>48.57%</text:p>
          </table:table-cell>
          <table:table-cell table:style-name="ce2" table:formula="of:=IF([Sheet1.J274]&gt;[.$H$1];[Sheet1.V274];0)" office:value-type="percentage" office:value="0.382978723404255">
            <text:p>38.30%</text:p>
          </table:table-cell>
          <table:table-cell table:style-name="ce8" table:formula="of:=IF([Sheet1.I274]&gt;[.$H$1];[Sheet1.W274];0)" office:value-type="percentage" office:value="0.137142857142857">
            <text:p>13.71%</text:p>
          </table:table-cell>
          <table:table-cell table:style-name="ce8" table:formula="of:=IF([Sheet1.I274]&gt;[.$H$1];[Sheet1.X274];0)" office:value-type="percentage" office:value="0.217142857142857">
            <text:p>21.71%</text:p>
          </table:table-cell>
          <table:table-cell table:style-name="ce8" table:formula="of:=IF([Sheet1.I274]&gt;[.$H$1];[Sheet1.Y274];0)" office:value-type="percentage" office:value="0.102857142857143">
            <text:p>10.29%</text:p>
          </table:table-cell>
          <table:table-cell table:formula="of:=IF([Sheet1.I274]&gt;[.$H$1];[Sheet1.Z274];0)" office:value-type="percentage" office:value="0.514285714285714">
            <text:p>51.43%</text:p>
          </table:table-cell>
          <table:table-cell table:formula="of:=IF([Sheet1.I274]&gt;[.$H$1];[Sheet1.AA274];0)" office:value-type="percentage" office:value="0.394444444444444">
            <text:p>39.44%</text:p>
          </table:table-cell>
          <table:table-cell table:number-columns-repeated="2"/>
        </table:table-row>
        <table:table-row table:style-name="ro1">
          <table:table-cell table:style-name="ce7" table:formula="of:=IF([Sheet1.I275]&gt;[.$H$1];[Sheet1.U275];0)" office:value-type="percentage" office:value="0.503937007874016">
            <text:p>50.39%</text:p>
          </table:table-cell>
          <table:table-cell table:style-name="ce2" table:formula="of:=IF([Sheet1.J275]&gt;[.$H$1];[Sheet1.V275];0)" office:value-type="percentage" office:value="0.579908675799087">
            <text:p>57.99%</text:p>
          </table:table-cell>
          <table:table-cell table:style-name="ce8" table:formula="of:=IF([Sheet1.I275]&gt;[.$H$1];[Sheet1.W275];0)" office:value-type="percentage" office:value="0.118110236220472">
            <text:p>11.81%</text:p>
          </table:table-cell>
          <table:table-cell table:style-name="ce8" table:formula="of:=IF([Sheet1.I275]&gt;[.$H$1];[Sheet1.X275];0)" office:value-type="percentage" office:value="0.299212598425197">
            <text:p>29.92%</text:p>
          </table:table-cell>
          <table:table-cell table:style-name="ce8" table:formula="of:=IF([Sheet1.I275]&gt;[.$H$1];[Sheet1.Y275];0)" office:value-type="percentage" office:value="0.0708661417322835">
            <text:p>7.09%</text:p>
          </table:table-cell>
          <table:table-cell table:formula="of:=IF([Sheet1.I275]&gt;[.$H$1];[Sheet1.Z275];0)" office:value-type="percentage" office:value="0.496062992125984">
            <text:p>49.61%</text:p>
          </table:table-cell>
          <table:table-cell table:formula="of:=IF([Sheet1.I275]&gt;[.$H$1];[Sheet1.AA275];0)" office:value-type="percentage" office:value="0.456692913385827">
            <text:p>45.67%</text:p>
          </table:table-cell>
          <table:table-cell table:number-columns-repeated="2"/>
        </table:table-row>
        <table:table-row table:style-name="ro1">
          <table:table-cell table:style-name="ce7" table:formula="of:=IF([Sheet1.I276]&gt;[.$H$1];[Sheet1.U276];0)" office:value-type="percentage" office:value="0.470588235294118">
            <text:p>47.06%</text:p>
          </table:table-cell>
          <table:table-cell table:style-name="ce2" table:formula="of:=IF([Sheet1.J276]&gt;[.$H$1];[Sheet1.V276];0)" office:value-type="percentage" office:value="0.470198675496689">
            <text:p>47.02%</text:p>
          </table:table-cell>
          <table:table-cell table:style-name="ce8" table:formula="of:=IF([Sheet1.I276]&gt;[.$H$1];[Sheet1.W276];0)" office:value-type="percentage" office:value="0.0955882352941176">
            <text:p>9.56%</text:p>
          </table:table-cell>
          <table:table-cell table:style-name="ce8" table:formula="of:=IF([Sheet1.I276]&gt;[.$H$1];[Sheet1.X276];0)" office:value-type="percentage" office:value="0.286764705882353">
            <text:p>28.68%</text:p>
          </table:table-cell>
          <table:table-cell table:style-name="ce8" table:formula="of:=IF([Sheet1.I276]&gt;[.$H$1];[Sheet1.Y276];0)" office:value-type="percentage" office:value="0.0661764705882353">
            <text:p>6.62%</text:p>
          </table:table-cell>
          <table:table-cell table:formula="of:=IF([Sheet1.I276]&gt;[.$H$1];[Sheet1.Z276];0)" office:value-type="percentage" office:value="0.529411764705882">
            <text:p>52.94%</text:p>
          </table:table-cell>
          <table:table-cell table:formula="of:=IF([Sheet1.I276]&gt;[.$H$1];[Sheet1.AA276];0)" office:value-type="percentage" office:value="0.422535211267606">
            <text:p>42.25%</text:p>
          </table:table-cell>
          <table:table-cell table:number-columns-repeated="2"/>
        </table:table-row>
        <table:table-row table:style-name="ro1">
          <table:table-cell table:style-name="ce7" table:formula="of:=IF([Sheet1.I277]&gt;[.$H$1];[Sheet1.U277];0)" office:value-type="percentage" office:value="0.587962962962963">
            <text:p>58.80%</text:p>
          </table:table-cell>
          <table:table-cell table:style-name="ce2" table:formula="of:=IF([Sheet1.J277]&gt;[.$H$1];[Sheet1.V277];0)" office:value-type="percentage" office:value="0.327354260089686">
            <text:p>32.74%</text:p>
          </table:table-cell>
          <table:table-cell table:style-name="ce8" table:formula="of:=IF([Sheet1.I277]&gt;[.$H$1];[Sheet1.W277];0)" office:value-type="percentage" office:value="0.0925925925925926">
            <text:p>9.26%</text:p>
          </table:table-cell>
          <table:table-cell table:style-name="ce8" table:formula="of:=IF([Sheet1.I277]&gt;[.$H$1];[Sheet1.X277];0)" office:value-type="percentage" office:value="0.305555555555556">
            <text:p>30.56%</text:p>
          </table:table-cell>
          <table:table-cell table:style-name="ce8" table:formula="of:=IF([Sheet1.I277]&gt;[.$H$1];[Sheet1.Y277];0)" office:value-type="percentage" office:value="0.180555555555556">
            <text:p>18.06%</text:p>
          </table:table-cell>
          <table:table-cell table:formula="of:=IF([Sheet1.I277]&gt;[.$H$1];[Sheet1.Z277];0)" office:value-type="percentage" office:value="0.412037037037037">
            <text:p>41.20%</text:p>
          </table:table-cell>
          <table:table-cell table:formula="of:=IF([Sheet1.I277]&gt;[.$H$1];[Sheet1.AA277];0)" office:value-type="percentage" office:value="0.438356164383562">
            <text:p>43.84%</text:p>
          </table:table-cell>
          <table:table-cell table:number-columns-repeated="2"/>
        </table:table-row>
        <table:table-row table:style-name="ro1">
          <table:table-cell table:style-name="ce7" table:formula="of:=IF([Sheet1.I278]&gt;[.$H$1];[Sheet1.U278];0)" office:value-type="percentage" office:value="0.60377358490566">
            <text:p>60.38%</text:p>
          </table:table-cell>
          <table:table-cell table:style-name="ce2" table:formula="of:=IF([Sheet1.J278]&gt;[.$H$1];[Sheet1.V278];0)" office:value-type="percentage" office:value="0.311046511627907">
            <text:p>31.10%</text:p>
          </table:table-cell>
          <table:table-cell table:style-name="ce8" table:formula="of:=IF([Sheet1.I278]&gt;[.$H$1];[Sheet1.W278];0)" office:value-type="percentage" office:value="0.122641509433962">
            <text:p>12.26%</text:p>
          </table:table-cell>
          <table:table-cell table:style-name="ce8" table:formula="of:=IF([Sheet1.I278]&gt;[.$H$1];[Sheet1.X278];0)" office:value-type="percentage" office:value="0.264150943396226">
            <text:p>26.42%</text:p>
          </table:table-cell>
          <table:table-cell table:style-name="ce8" table:formula="of:=IF([Sheet1.I278]&gt;[.$H$1];[Sheet1.Y278];0)" office:value-type="percentage" office:value="0.216981132075472">
            <text:p>21.70%</text:p>
          </table:table-cell>
          <table:table-cell table:formula="of:=IF([Sheet1.I278]&gt;[.$H$1];[Sheet1.Z278];0)" office:value-type="percentage" office:value="0.39622641509434">
            <text:p>39.62%</text:p>
          </table:table-cell>
          <table:table-cell table:formula="of:=IF([Sheet1.I278]&gt;[.$H$1];[Sheet1.AA278];0)" office:value-type="percentage" office:value="0.401869158878505">
            <text:p>40.19%</text:p>
          </table:table-cell>
          <table:table-cell table:number-columns-repeated="2"/>
        </table:table-row>
        <table:table-row table:style-name="ro1">
          <table:table-cell table:style-name="ce7" table:formula="of:=IF([Sheet1.I279]&gt;[.$H$1];[Sheet1.U279];0)" office:value-type="percentage" office:value="0.572727272727273">
            <text:p>57.27%</text:p>
          </table:table-cell>
          <table:table-cell table:style-name="ce2" table:formula="of:=IF([Sheet1.J279]&gt;[.$H$1];[Sheet1.V279];0)" office:value-type="percentage" office:value="0.344615384615385">
            <text:p>34.46%</text:p>
          </table:table-cell>
          <table:table-cell table:style-name="ce8" table:formula="of:=IF([Sheet1.I279]&gt;[.$H$1];[Sheet1.W279];0)" office:value-type="percentage" office:value="0.0636363636363636">
            <text:p>6.36%</text:p>
          </table:table-cell>
          <table:table-cell table:style-name="ce8" table:formula="of:=IF([Sheet1.I279]&gt;[.$H$1];[Sheet1.X279];0)" office:value-type="percentage" office:value="0.345454545454545">
            <text:p>34.55%</text:p>
          </table:table-cell>
          <table:table-cell table:style-name="ce8" table:formula="of:=IF([Sheet1.I279]&gt;[.$H$1];[Sheet1.Y279];0)" office:value-type="percentage" office:value="0.145454545454545">
            <text:p>14.55%</text:p>
          </table:table-cell>
          <table:table-cell table:formula="of:=IF([Sheet1.I279]&gt;[.$H$1];[Sheet1.Z279];0)" office:value-type="percentage" office:value="0.427272727272727">
            <text:p>42.73%</text:p>
          </table:table-cell>
          <table:table-cell table:formula="of:=IF([Sheet1.I279]&gt;[.$H$1];[Sheet1.AA279];0)" office:value-type="percentage" office:value="0.473214285714286">
            <text:p>47.32%</text:p>
          </table:table-cell>
          <table:table-cell table:number-columns-repeated="2"/>
        </table:table-row>
        <table:table-row table:style-name="ro1">
          <table:table-cell table:style-name="ce7" table:formula="of:=IF([Sheet1.I280]&gt;[.$H$1];[Sheet1.U280];0)" office:value-type="percentage" office:value="0.457142857142857">
            <text:p>45.71%</text:p>
          </table:table-cell>
          <table:table-cell table:style-name="ce2" table:formula="of:=IF([Sheet1.J280]&gt;[.$H$1];[Sheet1.V280];0)" office:value-type="percentage" office:value="0.473684210526316">
            <text:p>47.37%</text:p>
          </table:table-cell>
          <table:table-cell table:style-name="ce8" table:formula="of:=IF([Sheet1.I280]&gt;[.$H$1];[Sheet1.W280];0)" office:value-type="percentage" office:value="0.104761904761905">
            <text:p>10.48%</text:p>
          </table:table-cell>
          <table:table-cell table:style-name="ce8" table:formula="of:=IF([Sheet1.I280]&gt;[.$H$1];[Sheet1.X280];0)" office:value-type="percentage" office:value="0.257142857142857">
            <text:p>25.71%</text:p>
          </table:table-cell>
          <table:table-cell table:style-name="ce8" table:formula="of:=IF([Sheet1.I280]&gt;[.$H$1];[Sheet1.Y280];0)" office:value-type="percentage" office:value="0.0666666666666667">
            <text:p>6.67%</text:p>
          </table:table-cell>
          <table:table-cell table:formula="of:=IF([Sheet1.I280]&gt;[.$H$1];[Sheet1.Z280];0)" office:value-type="percentage" office:value="0.542857142857143">
            <text:p>54.29%</text:p>
          </table:table-cell>
          <table:table-cell table:formula="of:=IF([Sheet1.I280]&gt;[.$H$1];[Sheet1.AA280];0)" office:value-type="percentage" office:value="0.601851851851852">
            <text:p>60.19%</text:p>
          </table:table-cell>
          <table:table-cell table:number-columns-repeated="2"/>
        </table:table-row>
        <table:table-row table:style-name="ro1">
          <table:table-cell table:style-name="ce7" table:formula="of:=IF([Sheet1.I281]&gt;[.$H$1];[Sheet1.U281];0)" office:value-type="percentage" office:value="0.692307692307692">
            <text:p>69.23%</text:p>
          </table:table-cell>
          <table:table-cell table:style-name="ce2" table:formula="of:=IF([Sheet1.J281]&gt;[.$H$1];[Sheet1.V281];0)" office:value-type="percentage" office:value="0.270833333333333">
            <text:p>27.08%</text:p>
          </table:table-cell>
          <table:table-cell table:style-name="ce8" table:formula="of:=IF([Sheet1.I281]&gt;[.$H$1];[Sheet1.W281];0)" office:value-type="percentage" office:value="0.0769230769230769">
            <text:p>7.69%</text:p>
          </table:table-cell>
          <table:table-cell table:style-name="ce8" table:formula="of:=IF([Sheet1.I281]&gt;[.$H$1];[Sheet1.X281];0)" office:value-type="percentage" office:value="0.615384615384615">
            <text:p>61.54%</text:p>
          </table:table-cell>
          <table:table-cell table:style-name="ce8" table:formula="of:=IF([Sheet1.I281]&gt;[.$H$1];[Sheet1.Y281];0)" office:value-type="percentage" office:value="0">
            <text:p>0.00%</text:p>
          </table:table-cell>
          <table:table-cell table:formula="of:=IF([Sheet1.I281]&gt;[.$H$1];[Sheet1.Z281];0)" office:value-type="percentage" office:value="0.307692307692308">
            <text:p>30.77%</text:p>
          </table:table-cell>
          <table:table-cell table:formula="of:=IF([Sheet1.I281]&gt;[.$H$1];[Sheet1.AA281];0)" office:value-type="percentage" office:value="0.461538461538462">
            <text:p>46.15%</text:p>
          </table:table-cell>
          <table:table-cell table:number-columns-repeated="2"/>
        </table:table-row>
        <table:table-row table:style-name="ro1">
          <table:table-cell table:style-name="ce7" table:formula="of:=IF([Sheet1.I282]&gt;[.$H$1];[Sheet1.U282];0)" office:value-type="percentage" office:value="0.423076923076923">
            <text:p>42.31%</text:p>
          </table:table-cell>
          <table:table-cell table:style-name="ce2" table:formula="of:=IF([Sheet1.J282]&gt;[.$H$1];[Sheet1.V282];0)" office:value-type="percentage" office:value="0.287234042553191">
            <text:p>28.72%</text:p>
          </table:table-cell>
          <table:table-cell table:style-name="ce8" table:formula="of:=IF([Sheet1.I282]&gt;[.$H$1];[Sheet1.W282];0)" office:value-type="percentage" office:value="0.0769230769230769">
            <text:p>7.69%</text:p>
          </table:table-cell>
          <table:table-cell table:style-name="ce8" table:formula="of:=IF([Sheet1.I282]&gt;[.$H$1];[Sheet1.X282];0)" office:value-type="percentage" office:value="0.153846153846154">
            <text:p>15.38%</text:p>
          </table:table-cell>
          <table:table-cell table:style-name="ce8" table:formula="of:=IF([Sheet1.I282]&gt;[.$H$1];[Sheet1.Y282];0)" office:value-type="percentage" office:value="0.115384615384615">
            <text:p>11.54%</text:p>
          </table:table-cell>
          <table:table-cell table:formula="of:=IF([Sheet1.I282]&gt;[.$H$1];[Sheet1.Z282];0)" office:value-type="percentage" office:value="0.576923076923077">
            <text:p>57.69%</text:p>
          </table:table-cell>
          <table:table-cell table:formula="of:=IF([Sheet1.I282]&gt;[.$H$1];[Sheet1.AA282];0)" office:value-type="percentage" office:value="0.296296296296296">
            <text:p>29.63%</text:p>
          </table:table-cell>
          <table:table-cell table:number-columns-repeated="2"/>
        </table:table-row>
        <table:table-row table:style-name="ro1">
          <table:table-cell table:style-name="ce7" table:formula="of:=IF([Sheet1.I283]&gt;[.$H$1];[Sheet1.U283];0)" office:value-type="percentage" office:value="0.56140350877193">
            <text:p>56.14%</text:p>
          </table:table-cell>
          <table:table-cell table:style-name="ce2" table:formula="of:=IF([Sheet1.J283]&gt;[.$H$1];[Sheet1.V283];0)" office:value-type="percentage" office:value="0.459259259259259">
            <text:p>45.93%</text:p>
          </table:table-cell>
          <table:table-cell table:style-name="ce8" table:formula="of:=IF([Sheet1.I283]&gt;[.$H$1];[Sheet1.W283];0)" office:value-type="percentage" office:value="0.12280701754386">
            <text:p>12.28%</text:p>
          </table:table-cell>
          <table:table-cell table:style-name="ce8" table:formula="of:=IF([Sheet1.I283]&gt;[.$H$1];[Sheet1.X283];0)" office:value-type="percentage" office:value="0.228070175438596">
            <text:p>22.81%</text:p>
          </table:table-cell>
          <table:table-cell table:style-name="ce8" table:formula="of:=IF([Sheet1.I283]&gt;[.$H$1];[Sheet1.Y283];0)" office:value-type="percentage" office:value="0.0526315789473684">
            <text:p>5.26%</text:p>
          </table:table-cell>
          <table:table-cell table:formula="of:=IF([Sheet1.I283]&gt;[.$H$1];[Sheet1.Z283];0)" office:value-type="percentage" office:value="0.43859649122807">
            <text:p>43.86%</text:p>
          </table:table-cell>
          <table:table-cell table:formula="of:=IF([Sheet1.I283]&gt;[.$H$1];[Sheet1.AA283];0)" office:value-type="percentage" office:value="0.274193548387097">
            <text:p>27.42%</text:p>
          </table:table-cell>
          <table:table-cell table:number-columns-repeated="2"/>
        </table:table-row>
        <table:table-row table:style-name="ro1">
          <table:table-cell table:style-name="ce7" table:formula="of:=IF([Sheet1.I284]&gt;[.$H$1];[Sheet1.U284];0)" office:value-type="percentage" office:value="0.562005277044855">
            <text:p>56.20%</text:p>
          </table:table-cell>
          <table:table-cell table:style-name="ce2" table:formula="of:=IF([Sheet1.J284]&gt;[.$H$1];[Sheet1.V284];0)" office:value-type="percentage" office:value="0.496113989637306">
            <text:p>49.61%</text:p>
          </table:table-cell>
          <table:table-cell table:style-name="ce8" table:formula="of:=IF([Sheet1.I284]&gt;[.$H$1];[Sheet1.W284];0)" office:value-type="percentage" office:value="0.261213720316623">
            <text:p>26.12%</text:p>
          </table:table-cell>
          <table:table-cell table:style-name="ce8" table:formula="of:=IF([Sheet1.I284]&gt;[.$H$1];[Sheet1.X284];0)" office:value-type="percentage" office:value="0.179419525065963">
            <text:p>17.94%</text:p>
          </table:table-cell>
          <table:table-cell table:style-name="ce8" table:formula="of:=IF([Sheet1.I284]&gt;[.$H$1];[Sheet1.Y284];0)" office:value-type="percentage" office:value="0.0976253298153034">
            <text:p>9.76%</text:p>
          </table:table-cell>
          <table:table-cell table:formula="of:=IF([Sheet1.I284]&gt;[.$H$1];[Sheet1.Z284];0)" office:value-type="percentage" office:value="0.437994722955145">
            <text:p>43.80%</text:p>
          </table:table-cell>
          <table:table-cell table:formula="of:=IF([Sheet1.I284]&gt;[.$H$1];[Sheet1.AA284];0)" office:value-type="percentage" office:value="0.558746736292428">
            <text:p>55.87%</text:p>
          </table:table-cell>
          <table:table-cell table:number-columns-repeated="2"/>
        </table:table-row>
        <table:table-row table:style-name="ro1">
          <table:table-cell table:style-name="ce7" table:formula="of:=IF([Sheet1.I285]&gt;[.$H$1];[Sheet1.U285];0)" office:value-type="percentage" office:value="0.320754716981132">
            <text:p>32.08%</text:p>
          </table:table-cell>
          <table:table-cell table:style-name="ce2" table:formula="of:=IF([Sheet1.J285]&gt;[.$H$1];[Sheet1.V285];0)" office:value-type="percentage" office:value="0.215686274509804">
            <text:p>21.57%</text:p>
          </table:table-cell>
          <table:table-cell table:style-name="ce8" table:formula="of:=IF([Sheet1.I285]&gt;[.$H$1];[Sheet1.W285];0)" office:value-type="percentage" office:value="0.0754716981132075">
            <text:p>7.55%</text:p>
          </table:table-cell>
          <table:table-cell table:style-name="ce8" table:formula="of:=IF([Sheet1.I285]&gt;[.$H$1];[Sheet1.X285];0)" office:value-type="percentage" office:value="0.0754716981132075">
            <text:p>7.55%</text:p>
          </table:table-cell>
          <table:table-cell table:style-name="ce8" table:formula="of:=IF([Sheet1.I285]&gt;[.$H$1];[Sheet1.Y285];0)" office:value-type="percentage" office:value="0.0188679245283019">
            <text:p>1.89%</text:p>
          </table:table-cell>
          <table:table-cell table:formula="of:=IF([Sheet1.I285]&gt;[.$H$1];[Sheet1.Z285];0)" office:value-type="percentage" office:value="0.679245283018868">
            <text:p>67.92%</text:p>
          </table:table-cell>
          <table:table-cell table:formula="of:=IF([Sheet1.I285]&gt;[.$H$1];[Sheet1.AA285];0)" office:value-type="percentage" office:value="0.163636363636364">
            <text:p>16.36%</text:p>
          </table:table-cell>
          <table:table-cell table:number-columns-repeated="2"/>
        </table:table-row>
        <table:table-row table:style-name="ro1">
          <table:table-cell table:style-name="ce7" table:formula="of:=IF([Sheet1.I286]&gt;[.$H$1];[Sheet1.U286];0)" office:value-type="percentage" office:value="0.518518518518519">
            <text:p>51.85%</text:p>
          </table:table-cell>
          <table:table-cell table:style-name="ce2" table:formula="of:=IF([Sheet1.J286]&gt;[.$H$1];[Sheet1.V286];0)" office:value-type="percentage" office:value="0.24">
            <text:p>24.00%</text:p>
          </table:table-cell>
          <table:table-cell table:style-name="ce8" table:formula="of:=IF([Sheet1.I286]&gt;[.$H$1];[Sheet1.W286];0)" office:value-type="percentage" office:value="0.222222222222222">
            <text:p>22.22%</text:p>
          </table:table-cell>
          <table:table-cell table:style-name="ce8" table:formula="of:=IF([Sheet1.I286]&gt;[.$H$1];[Sheet1.X286];0)" office:value-type="percentage" office:value="0.222222222222222">
            <text:p>22.22%</text:p>
          </table:table-cell>
          <table:table-cell table:style-name="ce8" table:formula="of:=IF([Sheet1.I286]&gt;[.$H$1];[Sheet1.Y286];0)" office:value-type="percentage" office:value="0">
            <text:p>0.00%</text:p>
          </table:table-cell>
          <table:table-cell table:formula="of:=IF([Sheet1.I286]&gt;[.$H$1];[Sheet1.Z286];0)" office:value-type="percentage" office:value="0.481481481481481">
            <text:p>48.15%</text:p>
          </table:table-cell>
          <table:table-cell table:formula="of:=IF([Sheet1.I286]&gt;[.$H$1];[Sheet1.AA286];0)" office:value-type="percentage" office:value="0.266666666666667">
            <text:p>26.67%</text:p>
          </table:table-cell>
          <table:table-cell table:number-columns-repeated="2"/>
        </table:table-row>
        <table:table-row table:style-name="ro1">
          <table:table-cell table:style-name="ce7" table:formula="of:=IF([Sheet1.I287]&gt;[.$H$1];[Sheet1.U287];0)" office:value-type="percentage" office:value="0.181818181818182">
            <text:p>18.18%</text:p>
          </table:table-cell>
          <table:table-cell table:style-name="ce2" table:formula="of:=IF([Sheet1.J287]&gt;[.$H$1];[Sheet1.V287];0)" office:value-type="percentage" office:value="0.5">
            <text:p>50.00%</text:p>
          </table:table-cell>
          <table:table-cell table:style-name="ce8" table:formula="of:=IF([Sheet1.I287]&gt;[.$H$1];[Sheet1.W287];0)" office:value-type="percentage" office:value="0.0909090909090909">
            <text:p>9.09%</text:p>
          </table:table-cell>
          <table:table-cell table:style-name="ce8" table:formula="of:=IF([Sheet1.I287]&gt;[.$H$1];[Sheet1.X287];0)" office:value-type="percentage" office:value="0.0454545454545455">
            <text:p>4.55%</text:p>
          </table:table-cell>
          <table:table-cell table:style-name="ce8" table:formula="of:=IF([Sheet1.I287]&gt;[.$H$1];[Sheet1.Y287];0)" office:value-type="percentage" office:value="0">
            <text:p>0.00%</text:p>
          </table:table-cell>
          <table:table-cell table:formula="of:=IF([Sheet1.I287]&gt;[.$H$1];[Sheet1.Z287];0)" office:value-type="percentage" office:value="0.818181818181818">
            <text:p>81.82%</text:p>
          </table:table-cell>
          <table:table-cell table:formula="of:=IF([Sheet1.I287]&gt;[.$H$1];[Sheet1.AA287];0)" office:value-type="percentage" office:value="0.454545454545455">
            <text:p>45.45%</text:p>
          </table:table-cell>
          <table:table-cell table:number-columns-repeated="2"/>
        </table:table-row>
        <table:table-row table:style-name="ro1">
          <table:table-cell table:style-name="ce7" table:formula="of:=IF([Sheet1.I288]&gt;[.$H$1];[Sheet1.U288];0)" office:value-type="percentage" office:value="0.333333333333333">
            <text:p>33.33%</text:p>
          </table:table-cell>
          <table:table-cell table:style-name="ce2" table:formula="of:=IF([Sheet1.J288]&gt;[.$H$1];[Sheet1.V288];0)" office:value-type="percentage" office:value="0.833333333333333">
            <text:p>83.33%</text:p>
          </table:table-cell>
          <table:table-cell table:style-name="ce8" table:formula="of:=IF([Sheet1.I288]&gt;[.$H$1];[Sheet1.W288];0)" office:value-type="percentage" office:value="0.166666666666667">
            <text:p>16.67%</text:p>
          </table:table-cell>
          <table:table-cell table:style-name="ce8" table:formula="of:=IF([Sheet1.I288]&gt;[.$H$1];[Sheet1.X288];0)" office:value-type="percentage" office:value="0">
            <text:p>0.00%</text:p>
          </table:table-cell>
          <table:table-cell table:style-name="ce8" table:formula="of:=IF([Sheet1.I288]&gt;[.$H$1];[Sheet1.Y288];0)" office:value-type="percentage" office:value="0">
            <text:p>0.00%</text:p>
          </table:table-cell>
          <table:table-cell table:formula="of:=IF([Sheet1.I288]&gt;[.$H$1];[Sheet1.Z288];0)" office:value-type="percentage" office:value="0.666666666666667">
            <text:p>66.67%</text:p>
          </table:table-cell>
          <table:table-cell table:formula="of:=IF([Sheet1.I288]&gt;[.$H$1];[Sheet1.AA288];0)" office:value-type="percentage" office:value="0.6">
            <text:p>60.00%</text:p>
          </table:table-cell>
          <table:table-cell table:number-columns-repeated="2"/>
        </table:table-row>
        <table:table-row table:style-name="ro1">
          <table:table-cell table:style-name="ce7" table:formula="of:=IF([Sheet1.I289]&gt;[.$H$1];[Sheet1.U289];0)" office:value-type="percentage" office:value="0.516574585635359">
            <text:p>51.66%</text:p>
          </table:table-cell>
          <table:table-cell table:style-name="ce2" table:formula="of:=IF([Sheet1.J289]&gt;[.$H$1];[Sheet1.V289];0)" office:value-type="percentage" office:value="0.412231030577576">
            <text:p>41.22%</text:p>
          </table:table-cell>
          <table:table-cell table:style-name="ce8" table:formula="of:=IF([Sheet1.I289]&gt;[.$H$1];[Sheet1.W289];0)" office:value-type="percentage" office:value="0.226519337016575">
            <text:p>22.65%</text:p>
          </table:table-cell>
          <table:table-cell table:style-name="ce8" table:formula="of:=IF([Sheet1.I289]&gt;[.$H$1];[Sheet1.X289];0)" office:value-type="percentage" office:value="0.138121546961326">
            <text:p>13.81%</text:p>
          </table:table-cell>
          <table:table-cell table:style-name="ce8" table:formula="of:=IF([Sheet1.I289]&gt;[.$H$1];[Sheet1.Y289];0)" office:value-type="percentage" office:value="0.135359116022099">
            <text:p>13.54%</text:p>
          </table:table-cell>
          <table:table-cell table:formula="of:=IF([Sheet1.I289]&gt;[.$H$1];[Sheet1.Z289];0)" office:value-type="percentage" office:value="0.483425414364641">
            <text:p>48.34%</text:p>
          </table:table-cell>
          <table:table-cell table:formula="of:=IF([Sheet1.I289]&gt;[.$H$1];[Sheet1.AA289];0)" office:value-type="percentage" office:value="0.593406593406593">
            <text:p>59.34%</text:p>
          </table:table-cell>
          <table:table-cell table:number-columns-repeated="2"/>
        </table:table-row>
        <table:table-row table:style-name="ro1">
          <table:table-cell table:style-name="ce7" table:formula="of:=IF([Sheet1.I290]&gt;[.$H$1];[Sheet1.U290];0)" office:value-type="percentage" office:value="0.496153846153846">
            <text:p>49.62%</text:p>
          </table:table-cell>
          <table:table-cell table:style-name="ce2" table:formula="of:=IF([Sheet1.J290]&gt;[.$H$1];[Sheet1.V290];0)" office:value-type="percentage" office:value="0.594533029612756">
            <text:p>59.45%</text:p>
          </table:table-cell>
          <table:table-cell table:style-name="ce8" table:formula="of:=IF([Sheet1.I290]&gt;[.$H$1];[Sheet1.W290];0)" office:value-type="percentage" office:value="0.219230769230769">
            <text:p>21.92%</text:p>
          </table:table-cell>
          <table:table-cell table:style-name="ce8" table:formula="of:=IF([Sheet1.I290]&gt;[.$H$1];[Sheet1.X290];0)" office:value-type="percentage" office:value="0.123076923076923">
            <text:p>12.31%</text:p>
          </table:table-cell>
          <table:table-cell table:style-name="ce8" table:formula="of:=IF([Sheet1.I290]&gt;[.$H$1];[Sheet1.Y290];0)" office:value-type="percentage" office:value="0.142307692307692">
            <text:p>14.23%</text:p>
          </table:table-cell>
          <table:table-cell table:formula="of:=IF([Sheet1.I290]&gt;[.$H$1];[Sheet1.Z290];0)" office:value-type="percentage" office:value="0.503846153846154">
            <text:p>50.38%</text:p>
          </table:table-cell>
          <table:table-cell table:formula="of:=IF([Sheet1.I290]&gt;[.$H$1];[Sheet1.AA290];0)" office:value-type="percentage" office:value="0.593869731800766">
            <text:p>59.39%</text:p>
          </table:table-cell>
          <table:table-cell table:number-columns-repeated="2"/>
        </table:table-row>
        <table:table-row table:style-name="ro1">
          <table:table-cell table:style-name="ce7" table:formula="of:=IF([Sheet1.I291]&gt;[.$H$1];[Sheet1.U291];0)" office:value-type="percentage" office:value="0.568627450980392">
            <text:p>56.86%</text:p>
          </table:table-cell>
          <table:table-cell table:style-name="ce2" table:formula="of:=IF([Sheet1.J291]&gt;[.$H$1];[Sheet1.V291];0)" office:value-type="percentage" office:value="0.231981981981982">
            <text:p>23.20%</text:p>
          </table:table-cell>
          <table:table-cell table:style-name="ce8" table:formula="of:=IF([Sheet1.I291]&gt;[.$H$1];[Sheet1.W291];0)" office:value-type="percentage" office:value="0.245098039215686">
            <text:p>24.51%</text:p>
          </table:table-cell>
          <table:table-cell table:style-name="ce8" table:formula="of:=IF([Sheet1.I291]&gt;[.$H$1];[Sheet1.X291];0)" office:value-type="percentage" office:value="0.176470588235294">
            <text:p>17.65%</text:p>
          </table:table-cell>
          <table:table-cell table:style-name="ce8" table:formula="of:=IF([Sheet1.I291]&gt;[.$H$1];[Sheet1.Y291];0)" office:value-type="percentage" office:value="0.117647058823529">
            <text:p>11.76%</text:p>
          </table:table-cell>
          <table:table-cell table:formula="of:=IF([Sheet1.I291]&gt;[.$H$1];[Sheet1.Z291];0)" office:value-type="percentage" office:value="0.431372549019608">
            <text:p>43.14%</text:p>
          </table:table-cell>
          <table:table-cell table:formula="of:=IF([Sheet1.I291]&gt;[.$H$1];[Sheet1.AA291];0)" office:value-type="percentage" office:value="0.592233009708738">
            <text:p>59.22%</text:p>
          </table:table-cell>
          <table:table-cell table:number-columns-repeated="2"/>
        </table:table-row>
        <table:table-row table:style-name="ro1">
          <table:table-cell table:style-name="ce7" table:formula="of:=IF([Sheet1.I292]&gt;[.$H$1];[Sheet1.U292];0)" office:value-type="percentage" office:value="0.516483516483516">
            <text:p>51.65%</text:p>
          </table:table-cell>
          <table:table-cell table:style-name="ce2" table:formula="of:=IF([Sheet1.J292]&gt;[.$H$1];[Sheet1.V292];0)" office:value-type="percentage" office:value="0.493273542600897">
            <text:p>49.33%</text:p>
          </table:table-cell>
          <table:table-cell table:style-name="ce8" table:formula="of:=IF([Sheet1.I292]&gt;[.$H$1];[Sheet1.W292];0)" office:value-type="percentage" office:value="0.0787545787545788">
            <text:p>7.88%</text:p>
          </table:table-cell>
          <table:table-cell table:style-name="ce8" table:formula="of:=IF([Sheet1.I292]&gt;[.$H$1];[Sheet1.X292];0)" office:value-type="percentage" office:value="0.32967032967033">
            <text:p>32.97%</text:p>
          </table:table-cell>
          <table:table-cell table:style-name="ce8" table:formula="of:=IF([Sheet1.I292]&gt;[.$H$1];[Sheet1.Y292];0)" office:value-type="percentage" office:value="0.0805860805860806">
            <text:p>8.06%</text:p>
          </table:table-cell>
          <table:table-cell table:formula="of:=IF([Sheet1.I292]&gt;[.$H$1];[Sheet1.Z292];0)" office:value-type="percentage" office:value="0.483516483516484">
            <text:p>48.35%</text:p>
          </table:table-cell>
          <table:table-cell table:formula="of:=IF([Sheet1.I292]&gt;[.$H$1];[Sheet1.AA292];0)" office:value-type="percentage" office:value="0.381818181818182">
            <text:p>38.18%</text:p>
          </table:table-cell>
          <table:table-cell table:number-columns-repeated="2"/>
        </table:table-row>
        <table:table-row table:style-name="ro1">
          <table:table-cell table:style-name="ce7" table:formula="of:=IF([Sheet1.I293]&gt;[.$H$1];[Sheet1.U293];0)" office:value-type="percentage" office:value="0.519444444444444">
            <text:p>51.94%</text:p>
          </table:table-cell>
          <table:table-cell table:style-name="ce2" table:formula="of:=IF([Sheet1.J293]&gt;[.$H$1];[Sheet1.V293];0)" office:value-type="percentage" office:value="0.664233576642336">
            <text:p>66.42%</text:p>
          </table:table-cell>
          <table:table-cell table:style-name="ce8" table:formula="of:=IF([Sheet1.I293]&gt;[.$H$1];[Sheet1.W293];0)" office:value-type="percentage" office:value="0.0777777777777778">
            <text:p>7.78%</text:p>
          </table:table-cell>
          <table:table-cell table:style-name="ce8" table:formula="of:=IF([Sheet1.I293]&gt;[.$H$1];[Sheet1.X293];0)" office:value-type="percentage" office:value="0.319444444444444">
            <text:p>31.94%</text:p>
          </table:table-cell>
          <table:table-cell table:style-name="ce8" table:formula="of:=IF([Sheet1.I293]&gt;[.$H$1];[Sheet1.Y293];0)" office:value-type="percentage" office:value="0.0944444444444444">
            <text:p>9.44%</text:p>
          </table:table-cell>
          <table:table-cell table:formula="of:=IF([Sheet1.I293]&gt;[.$H$1];[Sheet1.Z293];0)" office:value-type="percentage" office:value="0.480555555555556">
            <text:p>48.06%</text:p>
          </table:table-cell>
          <table:table-cell table:formula="of:=IF([Sheet1.I293]&gt;[.$H$1];[Sheet1.AA293];0)" office:value-type="percentage" office:value="0.401098901098901">
            <text:p>40.11%</text:p>
          </table:table-cell>
          <table:table-cell table:number-columns-repeated="2"/>
        </table:table-row>
        <table:table-row table:style-name="ro1">
          <table:table-cell table:style-name="ce7" table:formula="of:=IF([Sheet1.I294]&gt;[.$H$1];[Sheet1.U294];0)" office:value-type="percentage" office:value="0.510752688172043">
            <text:p>51.08%</text:p>
          </table:table-cell>
          <table:table-cell table:style-name="ce2" table:formula="of:=IF([Sheet1.J294]&gt;[.$H$1];[Sheet1.V294];0)" office:value-type="percentage" office:value="0.328042328042328">
            <text:p>32.80%</text:p>
          </table:table-cell>
          <table:table-cell table:style-name="ce8" table:formula="of:=IF([Sheet1.I294]&gt;[.$H$1];[Sheet1.W294];0)" office:value-type="percentage" office:value="0.0806451612903226">
            <text:p>8.06%</text:p>
          </table:table-cell>
          <table:table-cell table:style-name="ce8" table:formula="of:=IF([Sheet1.I294]&gt;[.$H$1];[Sheet1.X294];0)" office:value-type="percentage" office:value="0.349462365591398">
            <text:p>34.95%</text:p>
          </table:table-cell>
          <table:table-cell table:style-name="ce8" table:formula="of:=IF([Sheet1.I294]&gt;[.$H$1];[Sheet1.Y294];0)" office:value-type="percentage" office:value="0.0537634408602151">
            <text:p>5.38%</text:p>
          </table:table-cell>
          <table:table-cell table:formula="of:=IF([Sheet1.I294]&gt;[.$H$1];[Sheet1.Z294];0)" office:value-type="percentage" office:value="0.489247311827957">
            <text:p>48.92%</text:p>
          </table:table-cell>
          <table:table-cell table:formula="of:=IF([Sheet1.I294]&gt;[.$H$1];[Sheet1.AA294];0)" office:value-type="percentage" office:value="0.344086021505376">
            <text:p>34.41%</text:p>
          </table:table-cell>
          <table:table-cell table:number-columns-repeated="2"/>
        </table:table-row>
        <table:table-row table:style-name="ro1">
          <table:table-cell table:style-name="ce7" table:formula="of:=IF([Sheet1.I295]&gt;[.$H$1];[Sheet1.U295];0)" office:value-type="percentage" office:value="0.534722222222222">
            <text:p>53.47%</text:p>
          </table:table-cell>
          <table:table-cell table:style-name="ce2" table:formula="of:=IF([Sheet1.J295]&gt;[.$H$1];[Sheet1.V295];0)" office:value-type="percentage" office:value="0.331800766283525">
            <text:p>33.18%</text:p>
          </table:table-cell>
          <table:table-cell table:style-name="ce8" table:formula="of:=IF([Sheet1.I295]&gt;[.$H$1];[Sheet1.W295];0)" office:value-type="percentage" office:value="0.284722222222222">
            <text:p>28.47%</text:p>
          </table:table-cell>
          <table:table-cell table:style-name="ce8" table:formula="of:=IF([Sheet1.I295]&gt;[.$H$1];[Sheet1.X295];0)" office:value-type="percentage" office:value="0.118055555555556">
            <text:p>11.81%</text:p>
          </table:table-cell>
          <table:table-cell table:style-name="ce8" table:formula="of:=IF([Sheet1.I295]&gt;[.$H$1];[Sheet1.Y295];0)" office:value-type="percentage" office:value="0.087962962962963">
            <text:p>8.80%</text:p>
          </table:table-cell>
          <table:table-cell table:formula="of:=IF([Sheet1.I295]&gt;[.$H$1];[Sheet1.Z295];0)" office:value-type="percentage" office:value="0.465277777777778">
            <text:p>46.53%</text:p>
          </table:table-cell>
          <table:table-cell table:formula="of:=IF([Sheet1.I295]&gt;[.$H$1];[Sheet1.AA295];0)" office:value-type="percentage" office:value="0.542725173210162">
            <text:p>54.27%</text:p>
          </table:table-cell>
          <table:table-cell table:number-columns-repeated="2"/>
        </table:table-row>
        <table:table-row table:style-name="ro1">
          <table:table-cell table:style-name="ce7" table:formula="of:=IF([Sheet1.I296]&gt;[.$H$1];[Sheet1.U296];0)" office:value-type="percentage" office:value="0.560386473429952">
            <text:p>56.04%</text:p>
          </table:table-cell>
          <table:table-cell table:style-name="ce2" table:formula="of:=IF([Sheet1.J296]&gt;[.$H$1];[Sheet1.V296];0)" office:value-type="percentage" office:value="0.323943661971831">
            <text:p>32.39%</text:p>
          </table:table-cell>
          <table:table-cell table:style-name="ce8" table:formula="of:=IF([Sheet1.I296]&gt;[.$H$1];[Sheet1.W296];0)" office:value-type="percentage" office:value="0.294685990338164">
            <text:p>29.47%</text:p>
          </table:table-cell>
          <table:table-cell table:style-name="ce8" table:formula="of:=IF([Sheet1.I296]&gt;[.$H$1];[Sheet1.X296];0)" office:value-type="percentage" office:value="0.120772946859903">
            <text:p>12.08%</text:p>
          </table:table-cell>
          <table:table-cell table:style-name="ce8" table:formula="of:=IF([Sheet1.I296]&gt;[.$H$1];[Sheet1.Y296];0)" office:value-type="percentage" office:value="0.0869565217391304">
            <text:p>8.70%</text:p>
          </table:table-cell>
          <table:table-cell table:formula="of:=IF([Sheet1.I296]&gt;[.$H$1];[Sheet1.Z296];0)" office:value-type="percentage" office:value="0.439613526570048">
            <text:p>43.96%</text:p>
          </table:table-cell>
          <table:table-cell table:formula="of:=IF([Sheet1.I296]&gt;[.$H$1];[Sheet1.AA296];0)" office:value-type="percentage" office:value="0.57487922705314">
            <text:p>57.49%</text:p>
          </table:table-cell>
          <table:table-cell table:number-columns-repeated="2"/>
        </table:table-row>
        <table:table-row table:style-name="ro1">
          <table:table-cell table:style-name="ce7" table:formula="of:=IF([Sheet1.I297]&gt;[.$H$1];[Sheet1.U297];0)" office:value-type="percentage" office:value="0.511111111111111">
            <text:p>51.11%</text:p>
          </table:table-cell>
          <table:table-cell table:style-name="ce2" table:formula="of:=IF([Sheet1.J297]&gt;[.$H$1];[Sheet1.V297];0)" office:value-type="percentage" office:value="0.339339339339339">
            <text:p>33.93%</text:p>
          </table:table-cell>
          <table:table-cell table:style-name="ce8" table:formula="of:=IF([Sheet1.I297]&gt;[.$H$1];[Sheet1.W297];0)" office:value-type="percentage" office:value="0.275555555555556">
            <text:p>27.56%</text:p>
          </table:table-cell>
          <table:table-cell table:style-name="ce8" table:formula="of:=IF([Sheet1.I297]&gt;[.$H$1];[Sheet1.X297];0)" office:value-type="percentage" office:value="0.115555555555556">
            <text:p>11.56%</text:p>
          </table:table-cell>
          <table:table-cell table:style-name="ce8" table:formula="of:=IF([Sheet1.I297]&gt;[.$H$1];[Sheet1.Y297];0)" office:value-type="percentage" office:value="0.0888888888888889">
            <text:p>8.89%</text:p>
          </table:table-cell>
          <table:table-cell table:formula="of:=IF([Sheet1.I297]&gt;[.$H$1];[Sheet1.Z297];0)" office:value-type="percentage" office:value="0.488888888888889">
            <text:p>48.89%</text:p>
          </table:table-cell>
          <table:table-cell table:formula="of:=IF([Sheet1.I297]&gt;[.$H$1];[Sheet1.AA297];0)" office:value-type="percentage" office:value="0.513274336283186">
            <text:p>51.33%</text:p>
          </table:table-cell>
          <table:table-cell table:number-columns-repeated="2"/>
        </table:table-row>
        <table:table-row table:style-name="ro1">
          <table:table-cell table:style-name="ce7" table:formula="of:=IF([Sheet1.I298]&gt;[.$H$1];[Sheet1.U298];0)" office:value-type="percentage" office:value="0.516971279373368">
            <text:p>51.70%</text:p>
          </table:table-cell>
          <table:table-cell table:style-name="ce2" table:formula="of:=IF([Sheet1.J298]&gt;[.$H$1];[Sheet1.V298];0)" office:value-type="percentage" office:value="0.320197044334975">
            <text:p>32.02%</text:p>
          </table:table-cell>
          <table:table-cell table:style-name="ce8" table:formula="of:=IF([Sheet1.I298]&gt;[.$H$1];[Sheet1.W298];0)" office:value-type="percentage" office:value="0.31331592689295">
            <text:p>31.33%</text:p>
          </table:table-cell>
          <table:table-cell table:style-name="ce8" table:formula="of:=IF([Sheet1.I298]&gt;[.$H$1];[Sheet1.X298];0)" office:value-type="percentage" office:value="0.0809399477806788">
            <text:p>8.09%</text:p>
          </table:table-cell>
          <table:table-cell table:style-name="ce8" table:formula="of:=IF([Sheet1.I298]&gt;[.$H$1];[Sheet1.Y298];0)" office:value-type="percentage" office:value="0.0182767624020888">
            <text:p>1.83%</text:p>
          </table:table-cell>
          <table:table-cell table:formula="of:=IF([Sheet1.I298]&gt;[.$H$1];[Sheet1.Z298];0)" office:value-type="percentage" office:value="0.483028720626632">
            <text:p>48.30%</text:p>
          </table:table-cell>
          <table:table-cell table:formula="of:=IF([Sheet1.I298]&gt;[.$H$1];[Sheet1.AA298];0)" office:value-type="percentage" office:value="0.476923076923077">
            <text:p>47.69%</text:p>
          </table:table-cell>
          <table:table-cell table:number-columns-repeated="2"/>
        </table:table-row>
        <table:table-row table:style-name="ro1">
          <table:table-cell table:style-name="ce7" table:formula="of:=IF([Sheet1.I299]&gt;[.$H$1];[Sheet1.U299];0)" office:value-type="percentage" office:value="0.542713567839196">
            <text:p>54.27%</text:p>
          </table:table-cell>
          <table:table-cell table:style-name="ce2" table:formula="of:=IF([Sheet1.J299]&gt;[.$H$1];[Sheet1.V299];0)" office:value-type="percentage" office:value="0.32569558101473">
            <text:p>32.57%</text:p>
          </table:table-cell>
          <table:table-cell table:style-name="ce8" table:formula="of:=IF([Sheet1.I299]&gt;[.$H$1];[Sheet1.W299];0)" office:value-type="percentage" office:value="0.351758793969849">
            <text:p>35.18%</text:p>
          </table:table-cell>
          <table:table-cell table:style-name="ce8" table:formula="of:=IF([Sheet1.I299]&gt;[.$H$1];[Sheet1.X299];0)" office:value-type="percentage" office:value="0.0703517587939698">
            <text:p>7.04%</text:p>
          </table:table-cell>
          <table:table-cell table:style-name="ce8" table:formula="of:=IF([Sheet1.I299]&gt;[.$H$1];[Sheet1.Y299];0)" office:value-type="percentage" office:value="0.0251256281407035">
            <text:p>2.51%</text:p>
          </table:table-cell>
          <table:table-cell table:formula="of:=IF([Sheet1.I299]&gt;[.$H$1];[Sheet1.Z299];0)" office:value-type="percentage" office:value="0.457286432160804">
            <text:p>45.73%</text:p>
          </table:table-cell>
          <table:table-cell table:formula="of:=IF([Sheet1.I299]&gt;[.$H$1];[Sheet1.AA299];0)" office:value-type="percentage" office:value="0.472361809045226">
            <text:p>47.24%</text:p>
          </table:table-cell>
          <table:table-cell table:number-columns-repeated="2"/>
        </table:table-row>
        <table:table-row table:style-name="ro1">
          <table:table-cell table:style-name="ce7" table:formula="of:=IF([Sheet1.I300]&gt;[.$H$1];[Sheet1.U300];0)" office:value-type="percentage" office:value="0.489130434782609">
            <text:p>48.91%</text:p>
          </table:table-cell>
          <table:table-cell table:style-name="ce2" table:formula="of:=IF([Sheet1.J300]&gt;[.$H$1];[Sheet1.V300];0)" office:value-type="percentage" office:value="0.314662273476112">
            <text:p>31.47%</text:p>
          </table:table-cell>
          <table:table-cell table:style-name="ce8" table:formula="of:=IF([Sheet1.I300]&gt;[.$H$1];[Sheet1.W300];0)" office:value-type="percentage" office:value="0.271739130434783">
            <text:p>27.17%</text:p>
          </table:table-cell>
          <table:table-cell table:style-name="ce8" table:formula="of:=IF([Sheet1.I300]&gt;[.$H$1];[Sheet1.X300];0)" office:value-type="percentage" office:value="0.0923913043478261">
            <text:p>9.24%</text:p>
          </table:table-cell>
          <table:table-cell table:style-name="ce8" table:formula="of:=IF([Sheet1.I300]&gt;[.$H$1];[Sheet1.Y300];0)" office:value-type="percentage" office:value="0.0108695652173913">
            <text:p>1.09%</text:p>
          </table:table-cell>
          <table:table-cell table:formula="of:=IF([Sheet1.I300]&gt;[.$H$1];[Sheet1.Z300];0)" office:value-type="percentage" office:value="0.510869565217391">
            <text:p>51.09%</text:p>
          </table:table-cell>
          <table:table-cell table:formula="of:=IF([Sheet1.I300]&gt;[.$H$1];[Sheet1.AA300];0)" office:value-type="percentage" office:value="0.481675392670157">
            <text:p>48.17%</text:p>
          </table:table-cell>
          <table:table-cell table:number-columns-repeated="2"/>
        </table:table-row>
        <table:table-row table:style-name="ro1">
          <table:table-cell table:style-name="ce7" table:formula="of:=IF([Sheet1.I301]&gt;[.$H$1];[Sheet1.U301];0)" office:value-type="percentage" office:value="0.416040100250627">
            <text:p>41.60%</text:p>
          </table:table-cell>
          <table:table-cell table:style-name="ce2" table:formula="of:=IF([Sheet1.J301]&gt;[.$H$1];[Sheet1.V301];0)" office:value-type="percentage" office:value="0.308518802762855">
            <text:p>30.85%</text:p>
          </table:table-cell>
          <table:table-cell table:style-name="ce8" table:formula="of:=IF([Sheet1.I301]&gt;[.$H$1];[Sheet1.W301];0)" office:value-type="percentage" office:value="0.218045112781955">
            <text:p>21.80%</text:p>
          </table:table-cell>
          <table:table-cell table:style-name="ce8" table:formula="of:=IF([Sheet1.I301]&gt;[.$H$1];[Sheet1.X301];0)" office:value-type="percentage" office:value="0.110275689223058">
            <text:p>11.03%</text:p>
          </table:table-cell>
          <table:table-cell table:style-name="ce8" table:formula="of:=IF([Sheet1.I301]&gt;[.$H$1];[Sheet1.Y301];0)" office:value-type="percentage" office:value="0.037593984962406">
            <text:p>3.76%</text:p>
          </table:table-cell>
          <table:table-cell table:formula="of:=IF([Sheet1.I301]&gt;[.$H$1];[Sheet1.Z301];0)" office:value-type="percentage" office:value="0.583959899749373">
            <text:p>58.40%</text:p>
          </table:table-cell>
          <table:table-cell table:formula="of:=IF([Sheet1.I301]&gt;[.$H$1];[Sheet1.AA301];0)" office:value-type="percentage" office:value="0.477611940298507">
            <text:p>47.76%</text:p>
          </table:table-cell>
          <table:table-cell table:number-columns-repeated="2"/>
        </table:table-row>
        <table:table-row table:style-name="ro1">
          <table:table-cell table:style-name="ce7" table:formula="of:=IF([Sheet1.I302]&gt;[.$H$1];[Sheet1.U302];0)" office:value-type="percentage" office:value="0.5">
            <text:p>50.00%</text:p>
          </table:table-cell>
          <table:table-cell table:style-name="ce2" table:formula="of:=IF([Sheet1.J302]&gt;[.$H$1];[Sheet1.V302];0)" office:value-type="percentage" office:value="0.315436241610738">
            <text:p>31.54%</text:p>
          </table:table-cell>
          <table:table-cell table:style-name="ce8" table:formula="of:=IF([Sheet1.I302]&gt;[.$H$1];[Sheet1.W302];0)" office:value-type="percentage" office:value="0.292857142857143">
            <text:p>29.29%</text:p>
          </table:table-cell>
          <table:table-cell table:style-name="ce8" table:formula="of:=IF([Sheet1.I302]&gt;[.$H$1];[Sheet1.X302];0)" office:value-type="percentage" office:value="0.135714285714286">
            <text:p>13.57%</text:p>
          </table:table-cell>
          <table:table-cell table:style-name="ce8" table:formula="of:=IF([Sheet1.I302]&gt;[.$H$1];[Sheet1.Y302];0)" office:value-type="percentage" office:value="0.0285714285714286">
            <text:p>2.86%</text:p>
          </table:table-cell>
          <table:table-cell table:formula="of:=IF([Sheet1.I302]&gt;[.$H$1];[Sheet1.Z302];0)" office:value-type="percentage" office:value="0.5">
            <text:p>50.00%</text:p>
          </table:table-cell>
          <table:table-cell table:formula="of:=IF([Sheet1.I302]&gt;[.$H$1];[Sheet1.AA302];0)" office:value-type="percentage" office:value="0.475177304964539">
            <text:p>47.52%</text:p>
          </table:table-cell>
          <table:table-cell table:number-columns-repeated="2"/>
        </table:table-row>
        <table:table-row table:style-name="ro1">
          <table:table-cell table:style-name="ce7" table:formula="of:=IF([Sheet1.I303]&gt;[.$H$1];[Sheet1.U303];0)" office:value-type="percentage" office:value="0.356164383561644">
            <text:p>35.62%</text:p>
          </table:table-cell>
          <table:table-cell table:style-name="ce2" table:formula="of:=IF([Sheet1.J303]&gt;[.$H$1];[Sheet1.V303];0)" office:value-type="percentage" office:value="0.322295805739514">
            <text:p>32.23%</text:p>
          </table:table-cell>
          <table:table-cell table:style-name="ce8" table:formula="of:=IF([Sheet1.I303]&gt;[.$H$1];[Sheet1.W303];0)" office:value-type="percentage" office:value="0.178082191780822">
            <text:p>17.81%</text:p>
          </table:table-cell>
          <table:table-cell table:style-name="ce8" table:formula="of:=IF([Sheet1.I303]&gt;[.$H$1];[Sheet1.X303];0)" office:value-type="percentage" office:value="0.0684931506849315">
            <text:p>6.85%</text:p>
          </table:table-cell>
          <table:table-cell table:style-name="ce8" table:formula="of:=IF([Sheet1.I303]&gt;[.$H$1];[Sheet1.Y303];0)" office:value-type="percentage" office:value="0.0479452054794521">
            <text:p>4.79%</text:p>
          </table:table-cell>
          <table:table-cell table:formula="of:=IF([Sheet1.I303]&gt;[.$H$1];[Sheet1.Z303];0)" office:value-type="percentage" office:value="0.643835616438356">
            <text:p>64.38%</text:p>
          </table:table-cell>
          <table:table-cell table:formula="of:=IF([Sheet1.I303]&gt;[.$H$1];[Sheet1.AA303];0)" office:value-type="percentage" office:value="0.445205479452055">
            <text:p>44.52%</text:p>
          </table:table-cell>
          <table:table-cell table:number-columns-repeated="2"/>
        </table:table-row>
        <table:table-row table:style-name="ro1">
          <table:table-cell table:style-name="ce7" table:formula="of:=IF([Sheet1.I304]&gt;[.$H$1];[Sheet1.U304];0)" office:value-type="percentage" office:value="0.389380530973451">
            <text:p>38.94%</text:p>
          </table:table-cell>
          <table:table-cell table:style-name="ce2" table:formula="of:=IF([Sheet1.J304]&gt;[.$H$1];[Sheet1.V304];0)" office:value-type="percentage" office:value="0.285359801488834">
            <text:p>28.54%</text:p>
          </table:table-cell>
          <table:table-cell table:style-name="ce8" table:formula="of:=IF([Sheet1.I304]&gt;[.$H$1];[Sheet1.W304];0)" office:value-type="percentage" office:value="0.176991150442478">
            <text:p>17.70%</text:p>
          </table:table-cell>
          <table:table-cell table:style-name="ce8" table:formula="of:=IF([Sheet1.I304]&gt;[.$H$1];[Sheet1.X304];0)" office:value-type="percentage" office:value="0.132743362831858">
            <text:p>13.27%</text:p>
          </table:table-cell>
          <table:table-cell table:style-name="ce8" table:formula="of:=IF([Sheet1.I304]&gt;[.$H$1];[Sheet1.Y304];0)" office:value-type="percentage" office:value="0.0353982300884956">
            <text:p>3.54%</text:p>
          </table:table-cell>
          <table:table-cell table:formula="of:=IF([Sheet1.I304]&gt;[.$H$1];[Sheet1.Z304];0)" office:value-type="percentage" office:value="0.610619469026549">
            <text:p>61.06%</text:p>
          </table:table-cell>
          <table:table-cell table:formula="of:=IF([Sheet1.I304]&gt;[.$H$1];[Sheet1.AA304];0)" office:value-type="percentage" office:value="0.521739130434783">
            <text:p>52.17%</text:p>
          </table:table-cell>
          <table:table-cell table:number-columns-repeated="2"/>
        </table:table-row>
        <table:table-row table:style-name="ro1">
          <table:table-cell table:style-name="ce7" table:formula="of:=IF([Sheet1.I305]&gt;[.$H$1];[Sheet1.U305];0)" office:value-type="percentage" office:value="0.426267281105991">
            <text:p>42.63%</text:p>
          </table:table-cell>
          <table:table-cell table:style-name="ce2" table:formula="of:=IF([Sheet1.J305]&gt;[.$H$1];[Sheet1.V305];0)" office:value-type="percentage" office:value="0.316282420749279">
            <text:p>31.63%</text:p>
          </table:table-cell>
          <table:table-cell table:style-name="ce8" table:formula="of:=IF([Sheet1.I305]&gt;[.$H$1];[Sheet1.W305];0)" office:value-type="percentage" office:value="0.172811059907834">
            <text:p>17.28%</text:p>
          </table:table-cell>
          <table:table-cell table:style-name="ce8" table:formula="of:=IF([Sheet1.I305]&gt;[.$H$1];[Sheet1.X305];0)" office:value-type="percentage" office:value="0.0852534562211982">
            <text:p>8.53%</text:p>
          </table:table-cell>
          <table:table-cell table:style-name="ce8" table:formula="of:=IF([Sheet1.I305]&gt;[.$H$1];[Sheet1.Y305];0)" office:value-type="percentage" office:value="0.0967741935483871">
            <text:p>9.68%</text:p>
          </table:table-cell>
          <table:table-cell table:formula="of:=IF([Sheet1.I305]&gt;[.$H$1];[Sheet1.Z305];0)" office:value-type="percentage" office:value="0.573732718894009">
            <text:p>57.37%</text:p>
          </table:table-cell>
          <table:table-cell table:formula="of:=IF([Sheet1.I305]&gt;[.$H$1];[Sheet1.AA305];0)" office:value-type="percentage" office:value="0.496583143507973">
            <text:p>49.66%</text:p>
          </table:table-cell>
          <table:table-cell table:number-columns-repeated="2"/>
        </table:table-row>
        <table:table-row table:style-name="ro1">
          <table:table-cell table:style-name="ce7" table:formula="of:=IF([Sheet1.I306]&gt;[.$H$1];[Sheet1.U306];0)" office:value-type="percentage" office:value="0.388157894736842">
            <text:p>38.82%</text:p>
          </table:table-cell>
          <table:table-cell table:style-name="ce2" table:formula="of:=IF([Sheet1.J306]&gt;[.$H$1];[Sheet1.V306];0)" office:value-type="percentage" office:value="0.316872427983539">
            <text:p>31.69%</text:p>
          </table:table-cell>
          <table:table-cell table:style-name="ce8" table:formula="of:=IF([Sheet1.I306]&gt;[.$H$1];[Sheet1.W306];0)" office:value-type="percentage" office:value="0.138157894736842">
            <text:p>13.82%</text:p>
          </table:table-cell>
          <table:table-cell table:style-name="ce8" table:formula="of:=IF([Sheet1.I306]&gt;[.$H$1];[Sheet1.X306];0)" office:value-type="percentage" office:value="0.118421052631579">
            <text:p>11.84%</text:p>
          </table:table-cell>
          <table:table-cell table:style-name="ce8" table:formula="of:=IF([Sheet1.I306]&gt;[.$H$1];[Sheet1.Y306];0)" office:value-type="percentage" office:value="0.105263157894737">
            <text:p>10.53%</text:p>
          </table:table-cell>
          <table:table-cell table:formula="of:=IF([Sheet1.I306]&gt;[.$H$1];[Sheet1.Z306];0)" office:value-type="percentage" office:value="0.611842105263158">
            <text:p>61.18%</text:p>
          </table:table-cell>
          <table:table-cell table:formula="of:=IF([Sheet1.I306]&gt;[.$H$1];[Sheet1.AA306];0)" office:value-type="percentage" office:value="0.487012987012987">
            <text:p>48.70%</text:p>
          </table:table-cell>
          <table:table-cell table:number-columns-repeated="2"/>
        </table:table-row>
        <table:table-row table:style-name="ro1">
          <table:table-cell table:style-name="ce7" table:formula="of:=IF([Sheet1.I307]&gt;[.$H$1];[Sheet1.U307];0)" office:value-type="percentage" office:value="0.503496503496504">
            <text:p>50.35%</text:p>
          </table:table-cell>
          <table:table-cell table:style-name="ce2" table:formula="of:=IF([Sheet1.J307]&gt;[.$H$1];[Sheet1.V307];0)" office:value-type="percentage" office:value="0.337209302325581">
            <text:p>33.72%</text:p>
          </table:table-cell>
          <table:table-cell table:style-name="ce8" table:formula="of:=IF([Sheet1.I307]&gt;[.$H$1];[Sheet1.W307];0)" office:value-type="percentage" office:value="0.237762237762238">
            <text:p>23.78%</text:p>
          </table:table-cell>
          <table:table-cell table:style-name="ce8" table:formula="of:=IF([Sheet1.I307]&gt;[.$H$1];[Sheet1.X307];0)" office:value-type="percentage" office:value="0.125874125874126">
            <text:p>12.59%</text:p>
          </table:table-cell>
          <table:table-cell table:style-name="ce8" table:formula="of:=IF([Sheet1.I307]&gt;[.$H$1];[Sheet1.Y307];0)" office:value-type="percentage" office:value="0.0839160839160839">
            <text:p>8.39%</text:p>
          </table:table-cell>
          <table:table-cell table:formula="of:=IF([Sheet1.I307]&gt;[.$H$1];[Sheet1.Z307];0)" office:value-type="percentage" office:value="0.496503496503497">
            <text:p>49.65%</text:p>
          </table:table-cell>
          <table:table-cell table:formula="of:=IF([Sheet1.I307]&gt;[.$H$1];[Sheet1.AA307];0)" office:value-type="percentage" office:value="0.579310344827586">
            <text:p>57.93%</text:p>
          </table:table-cell>
          <table:table-cell table:number-columns-repeated="2"/>
        </table:table-row>
        <table:table-row table:style-name="ro1">
          <table:table-cell table:style-name="ce7" table:formula="of:=IF([Sheet1.I308]&gt;[.$H$1];[Sheet1.U308];0)" office:value-type="percentage" office:value="0.388489208633094">
            <text:p>38.85%</text:p>
          </table:table-cell>
          <table:table-cell table:style-name="ce2" table:formula="of:=IF([Sheet1.J308]&gt;[.$H$1];[Sheet1.V308];0)" office:value-type="percentage" office:value="0.296610169491525">
            <text:p>29.66%</text:p>
          </table:table-cell>
          <table:table-cell table:style-name="ce8" table:formula="of:=IF([Sheet1.I308]&gt;[.$H$1];[Sheet1.W308];0)" office:value-type="percentage" office:value="0.143884892086331">
            <text:p>14.39%</text:p>
          </table:table-cell>
          <table:table-cell table:style-name="ce8" table:formula="of:=IF([Sheet1.I308]&gt;[.$H$1];[Sheet1.X308];0)" office:value-type="percentage" office:value="0.00719424460431655">
            <text:p>0.72%</text:p>
          </table:table-cell>
          <table:table-cell table:style-name="ce8" table:formula="of:=IF([Sheet1.I308]&gt;[.$H$1];[Sheet1.Y308];0)" office:value-type="percentage" office:value="0.100719424460432">
            <text:p>10.07%</text:p>
          </table:table-cell>
          <table:table-cell table:formula="of:=IF([Sheet1.I308]&gt;[.$H$1];[Sheet1.Z308];0)" office:value-type="percentage" office:value="0.611510791366906">
            <text:p>61.15%</text:p>
          </table:table-cell>
          <table:table-cell table:formula="of:=IF([Sheet1.I308]&gt;[.$H$1];[Sheet1.AA308];0)" office:value-type="percentage" office:value="0.421428571428571">
            <text:p>42.14%</text:p>
          </table:table-cell>
          <table:table-cell table:number-columns-repeated="2"/>
        </table:table-row>
        <table:table-row table:style-name="ro1">
          <table:table-cell table:style-name="ce7" table:formula="of:=IF([Sheet1.I309]&gt;[.$H$1];[Sheet1.U309];0)" office:value-type="percentage" office:value="0.485587583148559">
            <text:p>48.56%</text:p>
          </table:table-cell>
          <table:table-cell table:style-name="ce2" table:formula="of:=IF([Sheet1.J309]&gt;[.$H$1];[Sheet1.V309];0)" office:value-type="percentage" office:value="0.506741573033708">
            <text:p>50.67%</text:p>
          </table:table-cell>
          <table:table-cell table:style-name="ce8" table:formula="of:=IF([Sheet1.I309]&gt;[.$H$1];[Sheet1.W309];0)" office:value-type="percentage" office:value="0.1019955654102">
            <text:p>10.20%</text:p>
          </table:table-cell>
          <table:table-cell table:style-name="ce8" table:formula="of:=IF([Sheet1.I309]&gt;[.$H$1];[Sheet1.X309];0)" office:value-type="percentage" office:value="0.28159645232816">
            <text:p>28.16%</text:p>
          </table:table-cell>
          <table:table-cell table:style-name="ce8" table:formula="of:=IF([Sheet1.I309]&gt;[.$H$1];[Sheet1.Y309];0)" office:value-type="percentage" office:value="0.0665188470066519">
            <text:p>6.65%</text:p>
          </table:table-cell>
          <table:table-cell table:formula="of:=IF([Sheet1.I309]&gt;[.$H$1];[Sheet1.Z309];0)" office:value-type="percentage" office:value="0.514412416851441">
            <text:p>51.44%</text:p>
          </table:table-cell>
          <table:table-cell table:formula="of:=IF([Sheet1.I309]&gt;[.$H$1];[Sheet1.AA309];0)" office:value-type="percentage" office:value="0.317073170731707">
            <text:p>31.71%</text:p>
          </table:table-cell>
          <table:table-cell table:number-columns-repeated="2"/>
        </table:table-row>
        <table:table-row table:style-name="ro1">
          <table:table-cell table:style-name="ce7" table:formula="of:=IF([Sheet1.I310]&gt;[.$H$1];[Sheet1.U310];0)" office:value-type="percentage" office:value="0.529680365296804">
            <text:p>52.97%</text:p>
          </table:table-cell>
          <table:table-cell table:style-name="ce2" table:formula="of:=IF([Sheet1.J310]&gt;[.$H$1];[Sheet1.V310];0)" office:value-type="percentage" office:value="0.5">
            <text:p>50.00%</text:p>
          </table:table-cell>
          <table:table-cell table:style-name="ce8" table:formula="of:=IF([Sheet1.I310]&gt;[.$H$1];[Sheet1.W310];0)" office:value-type="percentage" office:value="0.0776255707762557">
            <text:p>7.76%</text:p>
          </table:table-cell>
          <table:table-cell table:style-name="ce8" table:formula="of:=IF([Sheet1.I310]&gt;[.$H$1];[Sheet1.X310];0)" office:value-type="percentage" office:value="0.301369863013699">
            <text:p>30.14%</text:p>
          </table:table-cell>
          <table:table-cell table:style-name="ce8" table:formula="of:=IF([Sheet1.I310]&gt;[.$H$1];[Sheet1.Y310];0)" office:value-type="percentage" office:value="0.114155251141553">
            <text:p>11.42%</text:p>
          </table:table-cell>
          <table:table-cell table:formula="of:=IF([Sheet1.I310]&gt;[.$H$1];[Sheet1.Z310];0)" office:value-type="percentage" office:value="0.470319634703196">
            <text:p>47.03%</text:p>
          </table:table-cell>
          <table:table-cell table:formula="of:=IF([Sheet1.I310]&gt;[.$H$1];[Sheet1.AA310];0)" office:value-type="percentage" office:value="0.315068493150685">
            <text:p>31.51%</text:p>
          </table:table-cell>
          <table:table-cell table:number-columns-repeated="2"/>
        </table:table-row>
        <table:table-row table:style-name="ro1">
          <table:table-cell table:style-name="ce7" table:formula="of:=IF([Sheet1.I311]&gt;[.$H$1];[Sheet1.U311];0)" office:value-type="percentage" office:value="0.443965517241379">
            <text:p>44.40%</text:p>
          </table:table-cell>
          <table:table-cell table:style-name="ce2" table:formula="of:=IF([Sheet1.J311]&gt;[.$H$1];[Sheet1.V311];0)" office:value-type="percentage" office:value="0.513274336283186">
            <text:p>51.33%</text:p>
          </table:table-cell>
          <table:table-cell table:style-name="ce8" table:formula="of:=IF([Sheet1.I311]&gt;[.$H$1];[Sheet1.W311];0)" office:value-type="percentage" office:value="0.125">
            <text:p>12.50%</text:p>
          </table:table-cell>
          <table:table-cell table:style-name="ce8" table:formula="of:=IF([Sheet1.I311]&gt;[.$H$1];[Sheet1.X311];0)" office:value-type="percentage" office:value="0.262931034482759">
            <text:p>26.29%</text:p>
          </table:table-cell>
          <table:table-cell table:style-name="ce8" table:formula="of:=IF([Sheet1.I311]&gt;[.$H$1];[Sheet1.Y311];0)" office:value-type="percentage" office:value="0.021551724137931">
            <text:p>2.16%</text:p>
          </table:table-cell>
          <table:table-cell table:formula="of:=IF([Sheet1.I311]&gt;[.$H$1];[Sheet1.Z311];0)" office:value-type="percentage" office:value="0.556034482758621">
            <text:p>55.60%</text:p>
          </table:table-cell>
          <table:table-cell table:formula="of:=IF([Sheet1.I311]&gt;[.$H$1];[Sheet1.AA311];0)" office:value-type="percentage" office:value="0.318965517241379">
            <text:p>31.90%</text:p>
          </table:table-cell>
          <table:table-cell table:number-columns-repeated="2"/>
        </table:table-row>
        <table:table-row table:style-name="ro1">
          <table:table-cell table:style-name="ce7" table:formula="of:=IF([Sheet1.I312]&gt;[.$H$1];[Sheet1.U312];0)" office:value-type="percentage" office:value="0.505263157894737">
            <text:p>50.53%</text:p>
          </table:table-cell>
          <table:table-cell table:style-name="ce2" table:formula="of:=IF([Sheet1.J312]&gt;[.$H$1];[Sheet1.V312];0)" office:value-type="percentage" office:value="0.418978102189781">
            <text:p>41.90%</text:p>
          </table:table-cell>
          <table:table-cell table:style-name="ce8" table:formula="of:=IF([Sheet1.I312]&gt;[.$H$1];[Sheet1.W312];0)" office:value-type="percentage" office:value="0.119298245614035">
            <text:p>11.93%</text:p>
          </table:table-cell>
          <table:table-cell table:style-name="ce8" table:formula="of:=IF([Sheet1.I312]&gt;[.$H$1];[Sheet1.X312];0)" office:value-type="percentage" office:value="0.27719298245614">
            <text:p>27.72%</text:p>
          </table:table-cell>
          <table:table-cell table:style-name="ce8" table:formula="of:=IF([Sheet1.I312]&gt;[.$H$1];[Sheet1.Y312];0)" office:value-type="percentage" office:value="0.0807017543859649">
            <text:p>8.07%</text:p>
          </table:table-cell>
          <table:table-cell table:formula="of:=IF([Sheet1.I312]&gt;[.$H$1];[Sheet1.Z312];0)" office:value-type="percentage" office:value="0.494736842105263">
            <text:p>49.47%</text:p>
          </table:table-cell>
          <table:table-cell table:formula="of:=IF([Sheet1.I312]&gt;[.$H$1];[Sheet1.AA312];0)" office:value-type="percentage" office:value="0.463414634146341">
            <text:p>46.34%</text:p>
          </table:table-cell>
          <table:table-cell table:number-columns-repeated="2"/>
        </table:table-row>
        <table:table-row table:style-name="ro1">
          <table:table-cell table:style-name="ce7" table:formula="of:=IF([Sheet1.I313]&gt;[.$H$1];[Sheet1.U313];0)" office:value-type="percentage" office:value="0.487341772151899">
            <text:p>48.73%</text:p>
          </table:table-cell>
          <table:table-cell table:style-name="ce2" table:formula="of:=IF([Sheet1.J313]&gt;[.$H$1];[Sheet1.V313];0)" office:value-type="percentage" office:value="0.430517711171662">
            <text:p>43.05%</text:p>
          </table:table-cell>
          <table:table-cell table:style-name="ce8" table:formula="of:=IF([Sheet1.I313]&gt;[.$H$1];[Sheet1.W313];0)" office:value-type="percentage" office:value="0.107594936708861">
            <text:p>10.76%</text:p>
          </table:table-cell>
          <table:table-cell table:style-name="ce8" table:formula="of:=IF([Sheet1.I313]&gt;[.$H$1];[Sheet1.X313];0)" office:value-type="percentage" office:value="0.29746835443038">
            <text:p>29.75%</text:p>
          </table:table-cell>
          <table:table-cell table:style-name="ce8" table:formula="of:=IF([Sheet1.I313]&gt;[.$H$1];[Sheet1.Y313];0)" office:value-type="percentage" office:value="0.0759493670886076">
            <text:p>7.59%</text:p>
          </table:table-cell>
          <table:table-cell table:formula="of:=IF([Sheet1.I313]&gt;[.$H$1];[Sheet1.Z313];0)" office:value-type="percentage" office:value="0.512658227848101">
            <text:p>51.27%</text:p>
          </table:table-cell>
          <table:table-cell table:formula="of:=IF([Sheet1.I313]&gt;[.$H$1];[Sheet1.AA313];0)" office:value-type="percentage" office:value="0.468354430379747">
            <text:p>46.84%</text:p>
          </table:table-cell>
          <table:table-cell table:number-columns-repeated="2"/>
        </table:table-row>
        <table:table-row table:style-name="ro1">
          <table:table-cell table:style-name="ce7" table:formula="of:=IF([Sheet1.I314]&gt;[.$H$1];[Sheet1.U314];0)" office:value-type="percentage" office:value="0.52755905511811">
            <text:p>52.76%</text:p>
          </table:table-cell>
          <table:table-cell table:style-name="ce2" table:formula="of:=IF([Sheet1.J314]&gt;[.$H$1];[Sheet1.V314];0)" office:value-type="percentage" office:value="0.405660377358491">
            <text:p>40.57%</text:p>
          </table:table-cell>
          <table:table-cell table:style-name="ce8" table:formula="of:=IF([Sheet1.I314]&gt;[.$H$1];[Sheet1.W314];0)" office:value-type="percentage" office:value="0.133858267716535">
            <text:p>13.39%</text:p>
          </table:table-cell>
          <table:table-cell table:style-name="ce8" table:formula="of:=IF([Sheet1.I314]&gt;[.$H$1];[Sheet1.X314];0)" office:value-type="percentage" office:value="0.251968503937008">
            <text:p>25.20%</text:p>
          </table:table-cell>
          <table:table-cell table:style-name="ce8" table:formula="of:=IF([Sheet1.I314]&gt;[.$H$1];[Sheet1.Y314];0)" office:value-type="percentage" office:value="0.0866141732283464">
            <text:p>8.66%</text:p>
          </table:table-cell>
          <table:table-cell table:formula="of:=IF([Sheet1.I314]&gt;[.$H$1];[Sheet1.Z314];0)" office:value-type="percentage" office:value="0.47244094488189">
            <text:p>47.24%</text:p>
          </table:table-cell>
          <table:table-cell table:formula="of:=IF([Sheet1.I314]&gt;[.$H$1];[Sheet1.AA314];0)" office:value-type="percentage" office:value="0.457364341085271">
            <text:p>45.74%</text:p>
          </table:table-cell>
          <table:table-cell table:number-columns-repeated="2"/>
        </table:table-row>
        <table:table-row table:style-name="ro1">
          <table:table-cell table:style-name="ce7" table:formula="of:=IF([Sheet1.I315]&gt;[.$H$1];[Sheet1.U315];0)" office:value-type="percentage" office:value="0.44988344988345">
            <text:p>44.99%</text:p>
          </table:table-cell>
          <table:table-cell table:style-name="ce2" table:formula="of:=IF([Sheet1.J315]&gt;[.$H$1];[Sheet1.V315];0)" office:value-type="percentage" office:value="0.541457286432161">
            <text:p>54.15%</text:p>
          </table:table-cell>
          <table:table-cell table:style-name="ce8" table:formula="of:=IF([Sheet1.I315]&gt;[.$H$1];[Sheet1.W315];0)" office:value-type="percentage" office:value="0.214452214452214">
            <text:p>21.45%</text:p>
          </table:table-cell>
          <table:table-cell table:style-name="ce8" table:formula="of:=IF([Sheet1.I315]&gt;[.$H$1];[Sheet1.X315];0)" office:value-type="percentage" office:value="0.128205128205128">
            <text:p>12.82%</text:p>
          </table:table-cell>
          <table:table-cell table:style-name="ce8" table:formula="of:=IF([Sheet1.I315]&gt;[.$H$1];[Sheet1.Y315];0)" office:value-type="percentage" office:value="0.0909090909090909">
            <text:p>9.09%</text:p>
          </table:table-cell>
          <table:table-cell table:formula="of:=IF([Sheet1.I315]&gt;[.$H$1];[Sheet1.Z315];0)" office:value-type="percentage" office:value="0.55011655011655">
            <text:p>55.01%</text:p>
          </table:table-cell>
          <table:table-cell table:formula="of:=IF([Sheet1.I315]&gt;[.$H$1];[Sheet1.AA315];0)" office:value-type="percentage" office:value="0.482598607888631">
            <text:p>48.26%</text:p>
          </table:table-cell>
          <table:table-cell table:number-columns-repeated="2"/>
        </table:table-row>
        <table:table-row table:style-name="ro1">
          <table:table-cell table:style-name="ce7" table:formula="of:=IF([Sheet1.I316]&gt;[.$H$1];[Sheet1.U316];0)" office:value-type="percentage" office:value="0.420814479638009">
            <text:p>42.08%</text:p>
          </table:table-cell>
          <table:table-cell table:style-name="ce2" table:formula="of:=IF([Sheet1.J316]&gt;[.$H$1];[Sheet1.V316];0)" office:value-type="percentage" office:value="0.533653846153846">
            <text:p>53.37%</text:p>
          </table:table-cell>
          <table:table-cell table:style-name="ce8" table:formula="of:=IF([Sheet1.I316]&gt;[.$H$1];[Sheet1.W316];0)" office:value-type="percentage" office:value="0.190045248868778">
            <text:p>19.00%</text:p>
          </table:table-cell>
          <table:table-cell table:style-name="ce8" table:formula="of:=IF([Sheet1.I316]&gt;[.$H$1];[Sheet1.X316];0)" office:value-type="percentage" office:value="0.122171945701357">
            <text:p>12.22%</text:p>
          </table:table-cell>
          <table:table-cell table:style-name="ce8" table:formula="of:=IF([Sheet1.I316]&gt;[.$H$1];[Sheet1.Y316];0)" office:value-type="percentage" office:value="0.0995475113122172">
            <text:p>9.95%</text:p>
          </table:table-cell>
          <table:table-cell table:formula="of:=IF([Sheet1.I316]&gt;[.$H$1];[Sheet1.Z316];0)" office:value-type="percentage" office:value="0.579185520361991">
            <text:p>57.92%</text:p>
          </table:table-cell>
          <table:table-cell table:formula="of:=IF([Sheet1.I316]&gt;[.$H$1];[Sheet1.AA316];0)" office:value-type="percentage" office:value="0.495495495495496">
            <text:p>49.55%</text:p>
          </table:table-cell>
          <table:table-cell table:number-columns-repeated="2"/>
        </table:table-row>
        <table:table-row table:style-name="ro1">
          <table:table-cell table:style-name="ce7" table:formula="of:=IF([Sheet1.I317]&gt;[.$H$1];[Sheet1.U317];0)" office:value-type="percentage" office:value="0.480769230769231">
            <text:p>48.08%</text:p>
          </table:table-cell>
          <table:table-cell table:style-name="ce2" table:formula="of:=IF([Sheet1.J317]&gt;[.$H$1];[Sheet1.V317];0)" office:value-type="percentage" office:value="0.55">
            <text:p>55.00%</text:p>
          </table:table-cell>
          <table:table-cell table:style-name="ce8" table:formula="of:=IF([Sheet1.I317]&gt;[.$H$1];[Sheet1.W317];0)" office:value-type="percentage" office:value="0.240384615384615">
            <text:p>24.04%</text:p>
          </table:table-cell>
          <table:table-cell table:style-name="ce8" table:formula="of:=IF([Sheet1.I317]&gt;[.$H$1];[Sheet1.X317];0)" office:value-type="percentage" office:value="0.134615384615385">
            <text:p>13.46%</text:p>
          </table:table-cell>
          <table:table-cell table:style-name="ce8" table:formula="of:=IF([Sheet1.I317]&gt;[.$H$1];[Sheet1.Y317];0)" office:value-type="percentage" office:value="0.0817307692307692">
            <text:p>8.17%</text:p>
          </table:table-cell>
          <table:table-cell table:formula="of:=IF([Sheet1.I317]&gt;[.$H$1];[Sheet1.Z317];0)" office:value-type="percentage" office:value="0.519230769230769">
            <text:p>51.92%</text:p>
          </table:table-cell>
          <table:table-cell table:formula="of:=IF([Sheet1.I317]&gt;[.$H$1];[Sheet1.AA317];0)" office:value-type="percentage" office:value="0.468899521531101">
            <text:p>46.89%</text:p>
          </table:table-cell>
          <table:table-cell table:number-columns-repeated="2"/>
        </table:table-row>
        <table:table-row table:style-name="ro1">
          <table:table-cell table:style-name="ce7" table:formula="of:=IF([Sheet1.I318]&gt;[.$H$1];[Sheet1.U318];0)" office:value-type="percentage" office:value="0.512738853503185">
            <text:p>51.27%</text:p>
          </table:table-cell>
          <table:table-cell table:style-name="ce2" table:formula="of:=IF([Sheet1.J318]&gt;[.$H$1];[Sheet1.V318];0)" office:value-type="percentage" office:value="0.554385964912281">
            <text:p>55.44%</text:p>
          </table:table-cell>
          <table:table-cell table:style-name="ce8" table:formula="of:=IF([Sheet1.I318]&gt;[.$H$1];[Sheet1.W318];0)" office:value-type="percentage" office:value="0.165605095541401">
            <text:p>16.56%</text:p>
          </table:table-cell>
          <table:table-cell table:style-name="ce8" table:formula="of:=IF([Sheet1.I318]&gt;[.$H$1];[Sheet1.X318];0)" office:value-type="percentage" office:value="0.207006369426752">
            <text:p>20.70%</text:p>
          </table:table-cell>
          <table:table-cell table:style-name="ce8" table:formula="of:=IF([Sheet1.I318]&gt;[.$H$1];[Sheet1.Y318];0)" office:value-type="percentage" office:value="0.124203821656051">
            <text:p>12.42%</text:p>
          </table:table-cell>
          <table:table-cell table:formula="of:=IF([Sheet1.I318]&gt;[.$H$1];[Sheet1.Z318];0)" office:value-type="percentage" office:value="0.487261146496815">
            <text:p>48.73%</text:p>
          </table:table-cell>
          <table:table-cell table:formula="of:=IF([Sheet1.I318]&gt;[.$H$1];[Sheet1.AA318];0)" office:value-type="percentage" office:value="0.537974683544304">
            <text:p>53.80%</text:p>
          </table:table-cell>
          <table:table-cell table:number-columns-repeated="2"/>
        </table:table-row>
        <table:table-row table:style-name="ro1">
          <table:table-cell table:style-name="ce7" table:formula="of:=IF([Sheet1.I319]&gt;[.$H$1];[Sheet1.U319];0)" office:value-type="percentage" office:value="0.5">
            <text:p>50.00%</text:p>
          </table:table-cell>
          <table:table-cell table:style-name="ce2" table:formula="of:=IF([Sheet1.J319]&gt;[.$H$1];[Sheet1.V319];0)" office:value-type="percentage" office:value="0.546979865771812">
            <text:p>54.70%</text:p>
          </table:table-cell>
          <table:table-cell table:style-name="ce8" table:formula="of:=IF([Sheet1.I319]&gt;[.$H$1];[Sheet1.W319];0)" office:value-type="percentage" office:value="0.160493827160494">
            <text:p>16.05%</text:p>
          </table:table-cell>
          <table:table-cell table:style-name="ce8" table:formula="of:=IF([Sheet1.I319]&gt;[.$H$1];[Sheet1.X319];0)" office:value-type="percentage" office:value="0.179012345679012">
            <text:p>17.90%</text:p>
          </table:table-cell>
          <table:table-cell table:style-name="ce8" table:formula="of:=IF([Sheet1.I319]&gt;[.$H$1];[Sheet1.Y319];0)" office:value-type="percentage" office:value="0.12962962962963">
            <text:p>12.96%</text:p>
          </table:table-cell>
          <table:table-cell table:formula="of:=IF([Sheet1.I319]&gt;[.$H$1];[Sheet1.Z319];0)" office:value-type="percentage" office:value="0.5">
            <text:p>50.00%</text:p>
          </table:table-cell>
          <table:table-cell table:formula="of:=IF([Sheet1.I319]&gt;[.$H$1];[Sheet1.AA319];0)" office:value-type="percentage" office:value="0.539877300613497">
            <text:p>53.99%</text:p>
          </table:table-cell>
          <table:table-cell table:number-columns-repeated="2"/>
        </table:table-row>
        <table:table-row table:style-name="ro1">
          <table:table-cell table:style-name="ce7" table:formula="of:=IF([Sheet1.I320]&gt;[.$H$1];[Sheet1.U320];0)" office:value-type="percentage" office:value="0.526315789473684">
            <text:p>52.63%</text:p>
          </table:table-cell>
          <table:table-cell table:style-name="ce2" table:formula="of:=IF([Sheet1.J320]&gt;[.$H$1];[Sheet1.V320];0)" office:value-type="percentage" office:value="0.5625">
            <text:p>56.25%</text:p>
          </table:table-cell>
          <table:table-cell table:style-name="ce8" table:formula="of:=IF([Sheet1.I320]&gt;[.$H$1];[Sheet1.W320];0)" office:value-type="percentage" office:value="0.171052631578947">
            <text:p>17.11%</text:p>
          </table:table-cell>
          <table:table-cell table:style-name="ce8" table:formula="of:=IF([Sheet1.I320]&gt;[.$H$1];[Sheet1.X320];0)" office:value-type="percentage" office:value="0.236842105263158">
            <text:p>23.68%</text:p>
          </table:table-cell>
          <table:table-cell table:style-name="ce8" table:formula="of:=IF([Sheet1.I320]&gt;[.$H$1];[Sheet1.Y320];0)" office:value-type="percentage" office:value="0.118421052631579">
            <text:p>11.84%</text:p>
          </table:table-cell>
          <table:table-cell table:formula="of:=IF([Sheet1.I320]&gt;[.$H$1];[Sheet1.Z320];0)" office:value-type="percentage" office:value="0.473684210526316">
            <text:p>47.37%</text:p>
          </table:table-cell>
          <table:table-cell table:formula="of:=IF([Sheet1.I320]&gt;[.$H$1];[Sheet1.AA320];0)" office:value-type="percentage" office:value="0.535947712418301">
            <text:p>53.59%</text:p>
          </table:table-cell>
          <table:table-cell table:number-columns-repeated="2"/>
        </table:table-row>
        <table:table-row table:style-name="ro1">
          <table:table-cell table:style-name="ce7" table:formula="of:=IF([Sheet1.I321]&gt;[.$H$1];[Sheet1.U321];0)" office:value-type="percentage" office:value="0.574766355140187">
            <text:p>57.48%</text:p>
          </table:table-cell>
          <table:table-cell table:style-name="ce2" table:formula="of:=IF([Sheet1.J321]&gt;[.$H$1];[Sheet1.V321];0)" office:value-type="percentage" office:value="0.324773413897281">
            <text:p>32.48%</text:p>
          </table:table-cell>
          <table:table-cell table:style-name="ce8" table:formula="of:=IF([Sheet1.I321]&gt;[.$H$1];[Sheet1.W321];0)" office:value-type="percentage" office:value="0.261682242990654">
            <text:p>26.17%</text:p>
          </table:table-cell>
          <table:table-cell table:style-name="ce8" table:formula="of:=IF([Sheet1.I321]&gt;[.$H$1];[Sheet1.X321];0)" office:value-type="percentage" office:value="0.116822429906542">
            <text:p>11.68%</text:p>
          </table:table-cell>
          <table:table-cell table:style-name="ce8" table:formula="of:=IF([Sheet1.I321]&gt;[.$H$1];[Sheet1.Y321];0)" office:value-type="percentage" office:value="0.135514018691589">
            <text:p>13.55%</text:p>
          </table:table-cell>
          <table:table-cell table:formula="of:=IF([Sheet1.I321]&gt;[.$H$1];[Sheet1.Z321];0)" office:value-type="percentage" office:value="0.425233644859813">
            <text:p>42.52%</text:p>
          </table:table-cell>
          <table:table-cell table:formula="of:=IF([Sheet1.I321]&gt;[.$H$1];[Sheet1.AA321];0)" office:value-type="percentage" office:value="0.595348837209302">
            <text:p>59.53%</text:p>
          </table:table-cell>
          <table:table-cell table:number-columns-repeated="2"/>
        </table:table-row>
        <table:table-row table:style-name="ro1">
          <table:table-cell table:style-name="ce7" table:formula="of:=IF([Sheet1.I322]&gt;[.$H$1];[Sheet1.U322];0)" office:value-type="percentage" office:value="0.504504504504504">
            <text:p>50.45%</text:p>
          </table:table-cell>
          <table:table-cell table:style-name="ce2" table:formula="of:=IF([Sheet1.J322]&gt;[.$H$1];[Sheet1.V322];0)" office:value-type="percentage" office:value="0.323699421965318">
            <text:p>32.37%</text:p>
          </table:table-cell>
          <table:table-cell table:style-name="ce8" table:formula="of:=IF([Sheet1.I322]&gt;[.$H$1];[Sheet1.W322];0)" office:value-type="percentage" office:value="0.225225225225225">
            <text:p>22.52%</text:p>
          </table:table-cell>
          <table:table-cell table:style-name="ce8" table:formula="of:=IF([Sheet1.I322]&gt;[.$H$1];[Sheet1.X322];0)" office:value-type="percentage" office:value="0.0900900900900901">
            <text:p>9.01%</text:p>
          </table:table-cell>
          <table:table-cell table:style-name="ce8" table:formula="of:=IF([Sheet1.I322]&gt;[.$H$1];[Sheet1.Y322];0)" office:value-type="percentage" office:value="0.153153153153153">
            <text:p>15.32%</text:p>
          </table:table-cell>
          <table:table-cell table:formula="of:=IF([Sheet1.I322]&gt;[.$H$1];[Sheet1.Z322];0)" office:value-type="percentage" office:value="0.495495495495496">
            <text:p>49.55%</text:p>
          </table:table-cell>
          <table:table-cell table:formula="of:=IF([Sheet1.I322]&gt;[.$H$1];[Sheet1.AA322];0)" office:value-type="percentage" office:value="0.5625">
            <text:p>56.25%</text:p>
          </table:table-cell>
          <table:table-cell table:number-columns-repeated="2"/>
        </table:table-row>
        <table:table-row table:style-name="ro1">
          <table:table-cell table:style-name="ce7" table:formula="of:=IF([Sheet1.I323]&gt;[.$H$1];[Sheet1.U323];0)" office:value-type="percentage" office:value="0.650485436893204">
            <text:p>65.05%</text:p>
          </table:table-cell>
          <table:table-cell table:style-name="ce2" table:formula="of:=IF([Sheet1.J323]&gt;[.$H$1];[Sheet1.V323];0)" office:value-type="percentage" office:value="0.325949367088608">
            <text:p>32.59%</text:p>
          </table:table-cell>
          <table:table-cell table:style-name="ce8" table:formula="of:=IF([Sheet1.I323]&gt;[.$H$1];[Sheet1.W323];0)" office:value-type="percentage" office:value="0.300970873786408">
            <text:p>30.10%</text:p>
          </table:table-cell>
          <table:table-cell table:style-name="ce8" table:formula="of:=IF([Sheet1.I323]&gt;[.$H$1];[Sheet1.X323];0)" office:value-type="percentage" office:value="0.145631067961165">
            <text:p>14.56%</text:p>
          </table:table-cell>
          <table:table-cell table:style-name="ce8" table:formula="of:=IF([Sheet1.I323]&gt;[.$H$1];[Sheet1.Y323];0)" office:value-type="percentage" office:value="0.116504854368932">
            <text:p>11.65%</text:p>
          </table:table-cell>
          <table:table-cell table:formula="of:=IF([Sheet1.I323]&gt;[.$H$1];[Sheet1.Z323];0)" office:value-type="percentage" office:value="0.349514563106796">
            <text:p>34.95%</text:p>
          </table:table-cell>
          <table:table-cell table:formula="of:=IF([Sheet1.I323]&gt;[.$H$1];[Sheet1.AA323];0)" office:value-type="percentage" office:value="0.631067961165049">
            <text:p>63.11%</text:p>
          </table:table-cell>
          <table:table-cell table:number-columns-repeated="2"/>
        </table:table-row>
        <table:table-row table:style-name="ro1">
          <table:table-cell table:style-name="ce7" table:formula="of:=IF([Sheet1.I324]&gt;[.$H$1];[Sheet1.U324];0)" office:value-type="percentage" office:value="0.551282051282051">
            <text:p>55.13%</text:p>
          </table:table-cell>
          <table:table-cell table:style-name="ce2" table:formula="of:=IF([Sheet1.J324]&gt;[.$H$1];[Sheet1.V324];0)" office:value-type="percentage" office:value="0.563480741797432">
            <text:p>56.35%</text:p>
          </table:table-cell>
          <table:table-cell table:style-name="ce8" table:formula="of:=IF([Sheet1.I324]&gt;[.$H$1];[Sheet1.W324];0)" office:value-type="percentage" office:value="0.153846153846154">
            <text:p>15.38%</text:p>
          </table:table-cell>
          <table:table-cell table:style-name="ce8" table:formula="of:=IF([Sheet1.I324]&gt;[.$H$1];[Sheet1.X324];0)" office:value-type="percentage" office:value="0.253846153846154">
            <text:p>25.38%</text:p>
          </table:table-cell>
          <table:table-cell table:style-name="ce8" table:formula="of:=IF([Sheet1.I324]&gt;[.$H$1];[Sheet1.Y324];0)" office:value-type="percentage" office:value="0.135897435897436">
            <text:p>13.59%</text:p>
          </table:table-cell>
          <table:table-cell table:formula="of:=IF([Sheet1.I324]&gt;[.$H$1];[Sheet1.Z324];0)" office:value-type="percentage" office:value="0.448717948717949">
            <text:p>44.87%</text:p>
          </table:table-cell>
          <table:table-cell table:formula="of:=IF([Sheet1.I324]&gt;[.$H$1];[Sheet1.AA324];0)" office:value-type="percentage" office:value="0.49873417721519">
            <text:p>49.87%</text:p>
          </table:table-cell>
          <table:table-cell table:number-columns-repeated="2"/>
        </table:table-row>
        <table:table-row table:style-name="ro1">
          <table:table-cell table:style-name="ce7" table:formula="of:=IF([Sheet1.I325]&gt;[.$H$1];[Sheet1.U325];0)" office:value-type="percentage" office:value="0.50253807106599">
            <text:p>50.25%</text:p>
          </table:table-cell>
          <table:table-cell table:style-name="ce2" table:formula="of:=IF([Sheet1.J325]&gt;[.$H$1];[Sheet1.V325];0)" office:value-type="percentage" office:value="0.597014925373134">
            <text:p>59.70%</text:p>
          </table:table-cell>
          <table:table-cell table:style-name="ce8" table:formula="of:=IF([Sheet1.I325]&gt;[.$H$1];[Sheet1.W325];0)" office:value-type="percentage" office:value="0.16243654822335">
            <text:p>16.24%</text:p>
          </table:table-cell>
          <table:table-cell table:style-name="ce8" table:formula="of:=IF([Sheet1.I325]&gt;[.$H$1];[Sheet1.X325];0)" office:value-type="percentage" office:value="0.223350253807107">
            <text:p>22.34%</text:p>
          </table:table-cell>
          <table:table-cell table:style-name="ce8" table:formula="of:=IF([Sheet1.I325]&gt;[.$H$1];[Sheet1.Y325];0)" office:value-type="percentage" office:value="0.106598984771574">
            <text:p>10.66%</text:p>
          </table:table-cell>
          <table:table-cell table:formula="of:=IF([Sheet1.I325]&gt;[.$H$1];[Sheet1.Z325];0)" office:value-type="percentage" office:value="0.49746192893401">
            <text:p>49.75%</text:p>
          </table:table-cell>
          <table:table-cell table:formula="of:=IF([Sheet1.I325]&gt;[.$H$1];[Sheet1.AA325];0)" office:value-type="percentage" office:value="0.465">
            <text:p>46.50%</text:p>
          </table:table-cell>
          <table:table-cell table:number-columns-repeated="2"/>
        </table:table-row>
        <table:table-row table:style-name="ro1">
          <table:table-cell table:style-name="ce7" table:formula="of:=IF([Sheet1.I326]&gt;[.$H$1];[Sheet1.U326];0)" office:value-type="percentage" office:value="0.601036269430052">
            <text:p>60.10%</text:p>
          </table:table-cell>
          <table:table-cell table:style-name="ce2" table:formula="of:=IF([Sheet1.J326]&gt;[.$H$1];[Sheet1.V326];0)" office:value-type="percentage" office:value="0.532786885245902">
            <text:p>53.28%</text:p>
          </table:table-cell>
          <table:table-cell table:style-name="ce8" table:formula="of:=IF([Sheet1.I326]&gt;[.$H$1];[Sheet1.W326];0)" office:value-type="percentage" office:value="0.145077720207254">
            <text:p>14.51%</text:p>
          </table:table-cell>
          <table:table-cell table:style-name="ce8" table:formula="of:=IF([Sheet1.I326]&gt;[.$H$1];[Sheet1.X326];0)" office:value-type="percentage" office:value="0.284974093264249">
            <text:p>28.50%</text:p>
          </table:table-cell>
          <table:table-cell table:style-name="ce8" table:formula="of:=IF([Sheet1.I326]&gt;[.$H$1];[Sheet1.Y326];0)" office:value-type="percentage" office:value="0.16580310880829">
            <text:p>16.58%</text:p>
          </table:table-cell>
          <table:table-cell table:formula="of:=IF([Sheet1.I326]&gt;[.$H$1];[Sheet1.Z326];0)" office:value-type="percentage" office:value="0.398963730569948">
            <text:p>39.90%</text:p>
          </table:table-cell>
          <table:table-cell table:formula="of:=IF([Sheet1.I326]&gt;[.$H$1];[Sheet1.AA326];0)" office:value-type="percentage" office:value="0.533333333333333">
            <text:p>53.33%</text:p>
          </table:table-cell>
          <table:table-cell table:number-columns-repeated="2"/>
        </table:table-row>
        <table:table-row table:style-name="ro1">
          <table:table-cell table:style-name="ce7" table:formula="of:=IF([Sheet1.I327]&gt;[.$H$1];[Sheet1.U327];0)" office:value-type="percentage" office:value="0.453818181818182">
            <text:p>45.38%</text:p>
          </table:table-cell>
          <table:table-cell table:style-name="ce2" table:formula="of:=IF([Sheet1.J327]&gt;[.$H$1];[Sheet1.V327];0)" office:value-type="percentage" office:value="0">
            <text:p>0.00%</text:p>
          </table:table-cell>
          <table:table-cell table:style-name="ce8" table:formula="of:=IF([Sheet1.I327]&gt;[.$H$1];[Sheet1.W327];0)" office:value-type="percentage" office:value="0.142545454545455">
            <text:p>14.25%</text:p>
          </table:table-cell>
          <table:table-cell table:style-name="ce8" table:formula="of:=IF([Sheet1.I327]&gt;[.$H$1];[Sheet1.X327];0)" office:value-type="percentage" office:value="0.211636363636364">
            <text:p>21.16%</text:p>
          </table:table-cell>
          <table:table-cell table:style-name="ce8" table:formula="of:=IF([Sheet1.I327]&gt;[.$H$1];[Sheet1.Y327];0)" office:value-type="percentage" office:value="0.0836363636363636">
            <text:p>8.36%</text:p>
          </table:table-cell>
          <table:table-cell table:formula="of:=IF([Sheet1.I327]&gt;[.$H$1];[Sheet1.Z327];0)" office:value-type="percentage" office:value="0.546181818181818">
            <text:p>54.62%</text:p>
          </table:table-cell>
          <table:table-cell table:formula="of:=IF([Sheet1.I327]&gt;[.$H$1];[Sheet1.AA327];0)" office:value-type="percentage" office:value="0.472361809045226">
            <text:p>47.24%</text:p>
          </table:table-cell>
          <table:table-cell table:number-columns-repeated="2"/>
        </table:table-row>
        <table:table-row table:style-name="ro1">
          <table:table-cell table:style-name="ce7" table:formula="of:=IF([Sheet1.I328]&gt;[.$H$1];[Sheet1.U328];0)" office:value-type="percentage" office:value="0.483823529411765">
            <text:p>48.38%</text:p>
          </table:table-cell>
          <table:table-cell table:style-name="ce2" table:formula="of:=IF([Sheet1.J328]&gt;[.$H$1];[Sheet1.V328];0)" office:value-type="percentage" office:value="0">
            <text:p>0.00%</text:p>
          </table:table-cell>
          <table:table-cell table:style-name="ce8" table:formula="of:=IF([Sheet1.I328]&gt;[.$H$1];[Sheet1.W328];0)" office:value-type="percentage" office:value="0.192647058823529">
            <text:p>19.26%</text:p>
          </table:table-cell>
          <table:table-cell table:style-name="ce8" table:formula="of:=IF([Sheet1.I328]&gt;[.$H$1];[Sheet1.X328];0)" office:value-type="percentage" office:value="0.161764705882353">
            <text:p>16.18%</text:p>
          </table:table-cell>
          <table:table-cell table:style-name="ce8" table:formula="of:=IF([Sheet1.I328]&gt;[.$H$1];[Sheet1.Y328];0)" office:value-type="percentage" office:value="0.1">
            <text:p>10.00%</text:p>
          </table:table-cell>
          <table:table-cell table:formula="of:=IF([Sheet1.I328]&gt;[.$H$1];[Sheet1.Z328];0)" office:value-type="percentage" office:value="0.516176470588235">
            <text:p>51.62%</text:p>
          </table:table-cell>
          <table:table-cell table:formula="of:=IF([Sheet1.I328]&gt;[.$H$1];[Sheet1.AA328];0)" office:value-type="percentage" office:value="0.525547445255474">
            <text:p>52.55%</text:p>
          </table:table-cell>
          <table:table-cell table:number-columns-repeated="2"/>
        </table:table-row>
        <table:table-row table:style-name="ro1">
          <table:table-cell table:style-name="ce7" table:formula="of:=IF([Sheet1.I329]&gt;[.$H$1];[Sheet1.U329];0)" office:value-type="percentage" office:value="0.442922374429224">
            <text:p>44.29%</text:p>
          </table:table-cell>
          <table:table-cell table:style-name="ce2" table:formula="of:=IF([Sheet1.J329]&gt;[.$H$1];[Sheet1.V329];0)" office:value-type="percentage" office:value="0">
            <text:p>0.00%</text:p>
          </table:table-cell>
          <table:table-cell table:style-name="ce8" table:formula="of:=IF([Sheet1.I329]&gt;[.$H$1];[Sheet1.W329];0)" office:value-type="percentage" office:value="0.153424657534247">
            <text:p>15.34%</text:p>
          </table:table-cell>
          <table:table-cell table:style-name="ce8" table:formula="of:=IF([Sheet1.I329]&gt;[.$H$1];[Sheet1.X329];0)" office:value-type="percentage" office:value="0.194520547945205">
            <text:p>19.45%</text:p>
          </table:table-cell>
          <table:table-cell table:style-name="ce8" table:formula="of:=IF([Sheet1.I329]&gt;[.$H$1];[Sheet1.Y329];0)" office:value-type="percentage" office:value="0.0611872146118721">
            <text:p>6.12%</text:p>
          </table:table-cell>
          <table:table-cell table:formula="of:=IF([Sheet1.I329]&gt;[.$H$1];[Sheet1.Z329];0)" office:value-type="percentage" office:value="0.557077625570776">
            <text:p>55.71%</text:p>
          </table:table-cell>
          <table:table-cell table:formula="of:=IF([Sheet1.I329]&gt;[.$H$1];[Sheet1.AA329];0)" office:value-type="percentage" office:value="0.485998193315267">
            <text:p>48.60%</text:p>
          </table:table-cell>
          <table:table-cell table:number-columns-repeated="2"/>
        </table:table-row>
        <table:table-row table:style-name="ro1">
          <table:table-cell table:style-name="ce7" table:formula="of:=IF([Sheet1.I330]&gt;[.$H$1];[Sheet1.U330];0)" office:value-type="percentage" office:value="0.420740740740741">
            <text:p>42.07%</text:p>
          </table:table-cell>
          <table:table-cell table:style-name="ce2" table:formula="of:=IF([Sheet1.J330]&gt;[.$H$1];[Sheet1.V330];0)" office:value-type="percentage" office:value="0">
            <text:p>0.00%</text:p>
          </table:table-cell>
          <table:table-cell table:style-name="ce8" table:formula="of:=IF([Sheet1.I330]&gt;[.$H$1];[Sheet1.W330];0)" office:value-type="percentage" office:value="0.220740740740741">
            <text:p>22.07%</text:p>
          </table:table-cell>
          <table:table-cell table:style-name="ce8" table:formula="of:=IF([Sheet1.I330]&gt;[.$H$1];[Sheet1.X330];0)" office:value-type="percentage" office:value="0.0488888888888889">
            <text:p>4.89%</text:p>
          </table:table-cell>
          <table:table-cell table:style-name="ce8" table:formula="of:=IF([Sheet1.I330]&gt;[.$H$1];[Sheet1.Y330];0)" office:value-type="percentage" office:value="0.128888888888889">
            <text:p>12.89%</text:p>
          </table:table-cell>
          <table:table-cell table:formula="of:=IF([Sheet1.I330]&gt;[.$H$1];[Sheet1.Z330];0)" office:value-type="percentage" office:value="0.579259259259259">
            <text:p>57.93%</text:p>
          </table:table-cell>
          <table:table-cell table:formula="of:=IF([Sheet1.I330]&gt;[.$H$1];[Sheet1.AA330];0)" office:value-type="percentage" office:value="0.545051698670606">
            <text:p>54.51%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IF([Sheet1.I331]&gt;[.$H$1];[Sheet1.Z331];0)" office:value-type="percentage" office:value="0">
            <text:p>0.00%</text:p>
          </table:table-cell>
          <table:table-cell table:formula="of:=IF([Sheet1.I331]&gt;[.$H$1];[Sheet1.AA331];0)" office:value-type="percentage" office:value="0">
            <text:p>0.00%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IF([Sheet1.I332]&gt;[.$H$1];[Sheet1.Z332];0)" office:value-type="percentage" office:value="0">
            <text:p>0.00%</text:p>
          </table:table-cell>
          <table:table-cell table:formula="of:=IF([Sheet1.I332]&gt;[.$H$1];[Sheet1.AA332];0)" office:value-type="percentage" office:value="0">
            <text:p>0.00%</text:p>
          </table:table-cell>
          <table:table-cell table:number-columns-repeated="2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7"/>
          <table:table-cell table:style-name="ce2" table:formula="of:=IF([Sheet1.K343]&gt;[.$H$1];[Sheet1.AB343];0)" office:value-type="percentage" office:value="0">
            <text:p>0.00%</text:p>
          </table:table-cell>
          <table:table-cell table:style-name="ce2" table:formula="of:=IF([Sheet1.K343]&gt;[.$H$1];[Sheet1.AC343];0)" office:value-type="percentage" office:value="0">
            <text:p>0.00%</text:p>
          </table:table-cell>
        </table:table-row>
        <table:table-row table:style-name="ro1" table:number-rows-repeated="104823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rrelation - all &gt;25 samples" table:style-name="ta1">
        <office:forms form:automatic-focus="false" form:apply-design-mode="false"/>
        <table:shapes>
          <draw:frame draw:z-index="0" draw:style-name="gr1" svg:width="12.674in" svg:height="7.5224in" svg:x="5.4528in" svg:y="2.0106in">
            <draw:object draw:notify-on-update-of-ranges="'Correlation - all &gt;25 samples'.E1:'Correlation - all &gt;25 samples'.E1 'Correlation - all &gt;25 samples'.E3:'Correlation - all &gt;25 samples'.E321 'Correlation - all &gt;25 samples'.F1:'Correlation - all &gt;25 samples'.F1 'Correlation - all &gt;25 samples'.F3:'Correlation - all &gt;25 samples'.F3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1685in" svg:height="6.4618in" svg:x="5.4602in" svg:y="10.0724in">
            <draw:object draw:notify-on-update-of-ranges="'Correlation - all &gt;25 samples'.B1:'Correlation - all &gt;25 samples'.B1 'Correlation - all &gt;25 samples'.B2:'Correlation - all &gt;25 samples'.B321 'Correlation - all &gt;25 samples'.F1:'Correlation - all &gt;25 samples'.F1 'Correlation - all &gt;25 samples'.F2:'Correlation - all &gt;25 samples'.F3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1" table:number-columns-repeated="4" table:default-cell-style-name="ce9"/>
        <table:table-column table:style-name="co21" table:number-columns-repeated="2" table:default-cell-style-name="ce11"/>
        <table:table-column table:style-name="co21" table:number-columns-repeated="2" table:default-cell-style-name="Default"/>
        <table:table-row table:style-name="ro1">
          <table:table-cell office:value-type="string">
            <text:p>Participation</text:p>
          </table:table-cell>
          <table:table-cell office:value-type="string">
            <text:p>NPOo support</text:p>
          </table:table-cell>
          <table:table-cell office:value-type="string">
            <text:p>PCO support</text:p>
          </table:table-cell>
          <table:table-cell office:value-type="string">
            <text:p>GPO support</text:p>
          </table:table-cell>
          <table:table-cell office:value-type="string">
            <text:p>LPO support</text:p>
          </table:table-cell>
          <table:table-cell office:value-type="string">
            <text:p>MMP support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style-name="ce10" table:formula="of:=CORREL([.A3:.A321];[.$F3:.$F321])" office:value-type="float" office:value="-0.194365833623314">
            <text:p>-0.19</text:p>
          </table:table-cell>
          <table:table-cell table:style-name="ce10" table:formula="of:=CORREL([.B3:.B321];[.$F3:.$F321])" office:value-type="float" office:value="0.6236620501212">
            <text:p>0.62</text:p>
          </table:table-cell>
          <table:table-cell table:style-name="ce10" table:formula="of:=CORREL([.C3:.C321];[.$F3:.$F321])" office:value-type="float" office:value="-0.610963874379579">
            <text:p>-0.61</text:p>
          </table:table-cell>
          <table:table-cell table:style-name="ce10" table:formula="of:=CORREL([.D3:.D321];[.$F3:.$F321])" office:value-type="float" office:value="0.324285023575092">
            <text:p>0.32</text:p>
          </table:table-cell>
          <table:table-cell table:style-name="ce10" table:formula="of:=CORREL([.E3:.E321];[.$F3:.$F321])" office:value-type="float" office:value="0.0240397047422521">
            <text:p>0.02</text:p>
          </table:table-cell>
          <table:table-cell office:value-type="string">
            <text:p>n/a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style-name="ce11" table:formula="of:=IF([Sheet1.J2]&gt;[.$G$1];[Sheet1.V2];0)" office:value-type="percentage" office:value="0.571428571428571">
            <text:p>57.14%</text:p>
          </table:table-cell>
          <table:table-cell table:style-name="ce12" table:formula="of:=IF([Sheet1.I2]&gt;[.$G$1];[Sheet1.W2];0)" office:value-type="percentage" office:value="0.0511627906976744">
            <text:p>5.12%</text:p>
          </table:table-cell>
          <table:table-cell table:style-name="ce12" table:formula="of:=IF([Sheet1.I2]&gt;[.$G$1];[Sheet1.X2];0)" office:value-type="percentage" office:value="0.404651162790698">
            <text:p>40.47%</text:p>
          </table:table-cell>
          <table:table-cell table:style-name="ce12" table:formula="of:=IF([Sheet1.I2]&gt;[.$G$1];[Sheet1.Y2];0)" office:value-type="percentage" office:value="0.106976744186047">
            <text:p>10.70%</text:p>
          </table:table-cell>
          <table:table-cell table:formula="of:=IF([Sheet1.I2]&gt;[.$G$1];[Sheet1.Z2];0)" office:value-type="percentage" office:value="0.432558139534884">
            <text:p>43.26%</text:p>
          </table:table-cell>
          <table:table-cell table:formula="of:=IF([Sheet1.I2]&gt;[.$G$1];[Sheet1.AA2];0)" office:value-type="percentage" office:value="0.365740740740741">
            <text:p>36.57%</text:p>
          </table:table-cell>
          <table:table-cell table:number-columns-repeated="2"/>
        </table:table-row>
        <table:table-row table:style-name="ro1">
          <table:table-cell table:style-name="ce11" table:formula="of:=IF([Sheet1.J3]&gt;[.$G$1];[Sheet1.V3];0)" office:value-type="percentage" office:value="0.572559366754617">
            <text:p>57.26%</text:p>
          </table:table-cell>
          <table:table-cell table:style-name="ce12" table:formula="of:=IF([Sheet1.I3]&gt;[.$G$1];[Sheet1.W3];0)" office:value-type="percentage" office:value="0.0604651162790698">
            <text:p>6.05%</text:p>
          </table:table-cell>
          <table:table-cell table:style-name="ce12" table:formula="of:=IF([Sheet1.I3]&gt;[.$G$1];[Sheet1.X3];0)" office:value-type="percentage" office:value="0.418604651162791">
            <text:p>41.86%</text:p>
          </table:table-cell>
          <table:table-cell table:style-name="ce12" table:formula="of:=IF([Sheet1.I3]&gt;[.$G$1];[Sheet1.Y3];0)" office:value-type="percentage" office:value="0.0790697674418605">
            <text:p>7.91%</text:p>
          </table:table-cell>
          <table:table-cell table:formula="of:=IF([Sheet1.I3]&gt;[.$G$1];[Sheet1.Z3];0)" office:value-type="percentage" office:value="0.437209302325581">
            <text:p>43.72%</text:p>
          </table:table-cell>
          <table:table-cell table:formula="of:=IF([Sheet1.I3]&gt;[.$G$1];[Sheet1.AA3];0)" office:value-type="percentage" office:value="0.331797235023041">
            <text:p>33.18%</text:p>
          </table:table-cell>
          <table:table-cell table:number-columns-repeated="2"/>
        </table:table-row>
        <table:table-row table:style-name="ro1">
          <table:table-cell table:style-name="ce11" table:formula="of:=IF([Sheet1.J4]&gt;[.$G$1];[Sheet1.V4];0)" office:value-type="percentage" office:value="0.57967032967033">
            <text:p>57.97%</text:p>
          </table:table-cell>
          <table:table-cell table:style-name="ce12" table:formula="of:=IF([Sheet1.I4]&gt;[.$G$1];[Sheet1.W4];0)" office:value-type="percentage" office:value="0.028436018957346">
            <text:p>2.84%</text:p>
          </table:table-cell>
          <table:table-cell table:style-name="ce12" table:formula="of:=IF([Sheet1.I4]&gt;[.$G$1];[Sheet1.X4];0)" office:value-type="percentage" office:value="0.5260663507109">
            <text:p>52.61%</text:p>
          </table:table-cell>
          <table:table-cell table:style-name="ce12" table:formula="of:=IF([Sheet1.I4]&gt;[.$G$1];[Sheet1.Y4];0)" office:value-type="percentage" office:value="0.118483412322275">
            <text:p>11.85%</text:p>
          </table:table-cell>
          <table:table-cell table:formula="of:=IF([Sheet1.I4]&gt;[.$G$1];[Sheet1.Z4];0)" office:value-type="percentage" office:value="0.312796208530806">
            <text:p>31.28%</text:p>
          </table:table-cell>
          <table:table-cell table:formula="of:=IF([Sheet1.I4]&gt;[.$G$1];[Sheet1.AA4];0)" office:value-type="percentage" office:value="0.322274881516588">
            <text:p>32.23%</text:p>
          </table:table-cell>
          <table:table-cell table:number-columns-repeated="2"/>
        </table:table-row>
        <table:table-row table:style-name="ro1">
          <table:table-cell table:style-name="ce11" table:formula="of:=IF([Sheet1.J5]&gt;[.$G$1];[Sheet1.V5];0)" office:value-type="percentage" office:value="0.56832298136646">
            <text:p>56.83%</text:p>
          </table:table-cell>
          <table:table-cell table:style-name="ce12" table:formula="of:=IF([Sheet1.I5]&gt;[.$G$1];[Sheet1.W5];0)" office:value-type="percentage" office:value="0.021978021978022">
            <text:p>2.20%</text:p>
          </table:table-cell>
          <table:table-cell table:style-name="ce12" table:formula="of:=IF([Sheet1.I5]&gt;[.$G$1];[Sheet1.X5];0)" office:value-type="percentage" office:value="0.467032967032967">
            <text:p>46.70%</text:p>
          </table:table-cell>
          <table:table-cell table:style-name="ce12" table:formula="of:=IF([Sheet1.I5]&gt;[.$G$1];[Sheet1.Y5];0)" office:value-type="percentage" office:value="0.142857142857143">
            <text:p>14.29%</text:p>
          </table:table-cell>
          <table:table-cell table:formula="of:=IF([Sheet1.I5]&gt;[.$G$1];[Sheet1.Z5];0)" office:value-type="percentage" office:value="0.351648351648352">
            <text:p>35.16%</text:p>
          </table:table-cell>
          <table:table-cell table:formula="of:=IF([Sheet1.I5]&gt;[.$G$1];[Sheet1.AA5];0)" office:value-type="percentage" office:value="0.278688524590164">
            <text:p>27.87%</text:p>
          </table:table-cell>
          <table:table-cell table:number-columns-repeated="2"/>
        </table:table-row>
        <table:table-row table:style-name="ro1">
          <table:table-cell table:style-name="ce11" table:formula="of:=IF([Sheet1.J6]&gt;[.$G$1];[Sheet1.V6];0)" office:value-type="percentage" office:value="0.599531615925059">
            <text:p>59.95%</text:p>
          </table:table-cell>
          <table:table-cell table:style-name="ce12" table:formula="of:=IF([Sheet1.I6]&gt;[.$G$1];[Sheet1.W6];0)" office:value-type="percentage" office:value="0.0745098039215686">
            <text:p>7.45%</text:p>
          </table:table-cell>
          <table:table-cell table:style-name="ce12" table:formula="of:=IF([Sheet1.I6]&gt;[.$G$1];[Sheet1.X6];0)" office:value-type="percentage" office:value="0.435294117647059">
            <text:p>43.53%</text:p>
          </table:table-cell>
          <table:table-cell table:style-name="ce12" table:formula="of:=IF([Sheet1.I6]&gt;[.$G$1];[Sheet1.Y6];0)" office:value-type="percentage" office:value="0.117647058823529">
            <text:p>11.76%</text:p>
          </table:table-cell>
          <table:table-cell table:formula="of:=IF([Sheet1.I6]&gt;[.$G$1];[Sheet1.Z6];0)" office:value-type="percentage" office:value="0.368627450980392">
            <text:p>36.86%</text:p>
          </table:table-cell>
          <table:table-cell table:formula="of:=IF([Sheet1.I6]&gt;[.$G$1];[Sheet1.AA6];0)" office:value-type="percentage" office:value="0.4453125">
            <text:p>44.53%</text:p>
          </table:table-cell>
          <table:table-cell table:number-columns-repeated="2"/>
        </table:table-row>
        <table:table-row table:style-name="ro1">
          <table:table-cell table:style-name="ce11" table:formula="of:=IF([Sheet1.J7]&gt;[.$G$1];[Sheet1.V7];0)" office:value-type="percentage" office:value="0.601108033240997">
            <text:p>60.11%</text:p>
          </table:table-cell>
          <table:table-cell table:style-name="ce12" table:formula="of:=IF([Sheet1.I7]&gt;[.$G$1];[Sheet1.W7];0)" office:value-type="percentage" office:value="0.0324074074074074">
            <text:p>3.24%</text:p>
          </table:table-cell>
          <table:table-cell table:style-name="ce12" table:formula="of:=IF([Sheet1.I7]&gt;[.$G$1];[Sheet1.X7];0)" office:value-type="percentage" office:value="0.398148148148148">
            <text:p>39.81%</text:p>
          </table:table-cell>
          <table:table-cell table:style-name="ce12" table:formula="of:=IF([Sheet1.I7]&gt;[.$G$1];[Sheet1.Y7];0)" office:value-type="percentage" office:value="0.134259259259259">
            <text:p>13.43%</text:p>
          </table:table-cell>
          <table:table-cell table:formula="of:=IF([Sheet1.I7]&gt;[.$G$1];[Sheet1.Z7];0)" office:value-type="percentage" office:value="0.412037037037037">
            <text:p>41.20%</text:p>
          </table:table-cell>
          <table:table-cell table:formula="of:=IF([Sheet1.I7]&gt;[.$G$1];[Sheet1.AA7];0)" office:value-type="percentage" office:value="0.354838709677419">
            <text:p>35.48%</text:p>
          </table:table-cell>
          <table:table-cell table:number-columns-repeated="2"/>
        </table:table-row>
        <table:table-row table:style-name="ro1">
          <table:table-cell table:style-name="ce11" table:formula="of:=IF([Sheet1.J8]&gt;[.$G$1];[Sheet1.V8];0)" office:value-type="percentage" office:value="0.498652291105121">
            <text:p>49.87%</text:p>
          </table:table-cell>
          <table:table-cell table:style-name="ce12" table:formula="of:=IF([Sheet1.I8]&gt;[.$G$1];[Sheet1.W8];0)" office:value-type="percentage" office:value="0.0594594594594595">
            <text:p>5.95%</text:p>
          </table:table-cell>
          <table:table-cell table:style-name="ce12" table:formula="of:=IF([Sheet1.I8]&gt;[.$G$1];[Sheet1.X8];0)" office:value-type="percentage" office:value="0.535135135135135">
            <text:p>53.51%</text:p>
          </table:table-cell>
          <table:table-cell table:style-name="ce12" table:formula="of:=IF([Sheet1.I8]&gt;[.$G$1];[Sheet1.Y8];0)" office:value-type="percentage" office:value="0.0540540540540541">
            <text:p>5.41%</text:p>
          </table:table-cell>
          <table:table-cell table:formula="of:=IF([Sheet1.I8]&gt;[.$G$1];[Sheet1.Z8];0)" office:value-type="percentage" office:value="0.345945945945946">
            <text:p>34.59%</text:p>
          </table:table-cell>
          <table:table-cell table:formula="of:=IF([Sheet1.I8]&gt;[.$G$1];[Sheet1.AA8];0)" office:value-type="percentage" office:value="0.318918918918919">
            <text:p>31.89%</text:p>
          </table:table-cell>
          <table:table-cell table:number-columns-repeated="2"/>
        </table:table-row>
        <table:table-row table:style-name="ro1">
          <table:table-cell table:style-name="ce11" table:formula="of:=IF([Sheet1.J9]&gt;[.$G$1];[Sheet1.V9];0)" office:value-type="percentage" office:value="0.615803814713896">
            <text:p>61.58%</text:p>
          </table:table-cell>
          <table:table-cell table:style-name="ce12" table:formula="of:=IF([Sheet1.I9]&gt;[.$G$1];[Sheet1.W9];0)" office:value-type="percentage" office:value="0.0401785714285714">
            <text:p>4.02%</text:p>
          </table:table-cell>
          <table:table-cell table:style-name="ce12" table:formula="of:=IF([Sheet1.I9]&gt;[.$G$1];[Sheet1.X9];0)" office:value-type="percentage" office:value="0.46875">
            <text:p>46.88%</text:p>
          </table:table-cell>
          <table:table-cell table:style-name="ce12" table:formula="of:=IF([Sheet1.I9]&gt;[.$G$1];[Sheet1.Y9];0)" office:value-type="percentage" office:value="0.0803571428571429">
            <text:p>8.04%</text:p>
          </table:table-cell>
          <table:table-cell table:formula="of:=IF([Sheet1.I9]&gt;[.$G$1];[Sheet1.Z9];0)" office:value-type="percentage" office:value="0.40625">
            <text:p>40.63%</text:p>
          </table:table-cell>
          <table:table-cell table:formula="of:=IF([Sheet1.I9]&gt;[.$G$1];[Sheet1.AA9];0)" office:value-type="percentage" office:value="0.305309734513274">
            <text:p>30.53%</text:p>
          </table:table-cell>
          <table:table-cell table:number-columns-repeated="2"/>
        </table:table-row>
        <table:table-row table:style-name="ro1">
          <table:table-cell table:style-name="ce11" table:formula="of:=IF([Sheet1.J10]&gt;[.$G$1];[Sheet1.V10];0)" office:value-type="percentage" office:value="0.539634146341463">
            <text:p>53.96%</text:p>
          </table:table-cell>
          <table:table-cell table:style-name="ce12" table:formula="of:=IF([Sheet1.I10]&gt;[.$G$1];[Sheet1.W10];0)" office:value-type="percentage" office:value="0.0564971751412429">
            <text:p>5.65%</text:p>
          </table:table-cell>
          <table:table-cell table:style-name="ce12" table:formula="of:=IF([Sheet1.I10]&gt;[.$G$1];[Sheet1.X10];0)" office:value-type="percentage" office:value="0.327683615819209">
            <text:p>32.77%</text:p>
          </table:table-cell>
          <table:table-cell table:style-name="ce12" table:formula="of:=IF([Sheet1.I10]&gt;[.$G$1];[Sheet1.Y10];0)" office:value-type="percentage" office:value="0.141242937853107">
            <text:p>14.12%</text:p>
          </table:table-cell>
          <table:table-cell table:formula="of:=IF([Sheet1.I10]&gt;[.$G$1];[Sheet1.Z10];0)" office:value-type="percentage" office:value="0.468926553672316">
            <text:p>46.89%</text:p>
          </table:table-cell>
          <table:table-cell table:formula="of:=IF([Sheet1.I10]&gt;[.$G$1];[Sheet1.AA10];0)" office:value-type="percentage" office:value="0.418079096045198">
            <text:p>41.81%</text:p>
          </table:table-cell>
          <table:table-cell table:number-columns-repeated="2"/>
        </table:table-row>
        <table:table-row table:style-name="ro1">
          <table:table-cell table:style-name="ce11" table:formula="of:=IF([Sheet1.J11]&gt;[.$G$1];[Sheet1.V11];0)" office:value-type="percentage" office:value="0.611386138613861">
            <text:p>61.14%</text:p>
          </table:table-cell>
          <table:table-cell table:style-name="ce12" table:formula="of:=IF([Sheet1.I11]&gt;[.$G$1];[Sheet1.W11];0)" office:value-type="percentage" office:value="0.0040650406504065">
            <text:p>0.41%</text:p>
          </table:table-cell>
          <table:table-cell table:style-name="ce12" table:formula="of:=IF([Sheet1.I11]&gt;[.$G$1];[Sheet1.X11];0)" office:value-type="percentage" office:value="0.548780487804878">
            <text:p>54.88%</text:p>
          </table:table-cell>
          <table:table-cell table:style-name="ce12" table:formula="of:=IF([Sheet1.I11]&gt;[.$G$1];[Sheet1.Y11];0)" office:value-type="percentage" office:value="0.0772357723577236">
            <text:p>7.72%</text:p>
          </table:table-cell>
          <table:table-cell table:formula="of:=IF([Sheet1.I11]&gt;[.$G$1];[Sheet1.Z11];0)" office:value-type="percentage" office:value="0.365853658536585">
            <text:p>36.59%</text:p>
          </table:table-cell>
          <table:table-cell table:formula="of:=IF([Sheet1.I11]&gt;[.$G$1];[Sheet1.AA11];0)" office:value-type="percentage" office:value="0.255060728744939">
            <text:p>25.51%</text:p>
          </table:table-cell>
          <table:table-cell table:number-columns-repeated="2"/>
        </table:table-row>
        <table:table-row table:style-name="ro1">
          <table:table-cell table:style-name="ce11" table:formula="of:=IF([Sheet1.J12]&gt;[.$G$1];[Sheet1.V12];0)" office:value-type="percentage" office:value="0.510714285714286">
            <text:p>51.07%</text:p>
          </table:table-cell>
          <table:table-cell table:style-name="ce12" table:formula="of:=IF([Sheet1.I12]&gt;[.$G$1];[Sheet1.W12];0)" office:value-type="percentage" office:value="0.134751773049645">
            <text:p>13.48%</text:p>
          </table:table-cell>
          <table:table-cell table:style-name="ce12" table:formula="of:=IF([Sheet1.I12]&gt;[.$G$1];[Sheet1.X12];0)" office:value-type="percentage" office:value="0.326241134751773">
            <text:p>32.62%</text:p>
          </table:table-cell>
          <table:table-cell table:style-name="ce12" table:formula="of:=IF([Sheet1.I12]&gt;[.$G$1];[Sheet1.Y12];0)" office:value-type="percentage" office:value="0.170212765957447">
            <text:p>17.02%</text:p>
          </table:table-cell>
          <table:table-cell table:formula="of:=IF([Sheet1.I12]&gt;[.$G$1];[Sheet1.Z12];0)" office:value-type="percentage" office:value="0.368794326241135">
            <text:p>36.88%</text:p>
          </table:table-cell>
          <table:table-cell table:formula="of:=IF([Sheet1.I12]&gt;[.$G$1];[Sheet1.AA12];0)" office:value-type="percentage" office:value="0.433566433566434">
            <text:p>43.36%</text:p>
          </table:table-cell>
          <table:table-cell table:number-columns-repeated="2"/>
        </table:table-row>
        <table:table-row table:style-name="ro1">
          <table:table-cell table:style-name="ce11" table:formula="of:=IF([Sheet1.J13]&gt;[.$G$1];[Sheet1.V13];0)" office:value-type="percentage" office:value="0.48590021691974">
            <text:p>48.59%</text:p>
          </table:table-cell>
          <table:table-cell table:style-name="ce12" table:formula="of:=IF([Sheet1.I13]&gt;[.$G$1];[Sheet1.W13];0)" office:value-type="percentage" office:value="0.0807174887892377">
            <text:p>8.07%</text:p>
          </table:table-cell>
          <table:table-cell table:style-name="ce12" table:formula="of:=IF([Sheet1.I13]&gt;[.$G$1];[Sheet1.X13];0)" office:value-type="percentage" office:value="0.242152466367713">
            <text:p>24.22%</text:p>
          </table:table-cell>
          <table:table-cell table:style-name="ce12" table:formula="of:=IF([Sheet1.I13]&gt;[.$G$1];[Sheet1.Y13];0)" office:value-type="percentage" office:value="0.0986547085201794">
            <text:p>9.87%</text:p>
          </table:table-cell>
          <table:table-cell table:formula="of:=IF([Sheet1.I13]&gt;[.$G$1];[Sheet1.Z13];0)" office:value-type="percentage" office:value="0.542600896860987">
            <text:p>54.26%</text:p>
          </table:table-cell>
          <table:table-cell table:formula="of:=IF([Sheet1.I13]&gt;[.$G$1];[Sheet1.AA13];0)" office:value-type="percentage" office:value="0.473214285714286">
            <text:p>47.32%</text:p>
          </table:table-cell>
          <table:table-cell table:number-columns-repeated="2"/>
        </table:table-row>
        <table:table-row table:style-name="ro1">
          <table:table-cell table:style-name="ce11" table:formula="of:=IF([Sheet1.J14]&gt;[.$G$1];[Sheet1.V14];0)" office:value-type="percentage" office:value="0.591011235955056">
            <text:p>59.10%</text:p>
          </table:table-cell>
          <table:table-cell table:style-name="ce12" table:formula="of:=IF([Sheet1.I14]&gt;[.$G$1];[Sheet1.W14];0)" office:value-type="percentage" office:value="0.0419847328244275">
            <text:p>4.20%</text:p>
          </table:table-cell>
          <table:table-cell table:style-name="ce12" table:formula="of:=IF([Sheet1.I14]&gt;[.$G$1];[Sheet1.X14];0)" office:value-type="percentage" office:value="0.515267175572519">
            <text:p>51.53%</text:p>
          </table:table-cell>
          <table:table-cell table:style-name="ce12" table:formula="of:=IF([Sheet1.I14]&gt;[.$G$1];[Sheet1.Y14];0)" office:value-type="percentage" office:value="0.0992366412213741">
            <text:p>9.92%</text:p>
          </table:table-cell>
          <table:table-cell table:formula="of:=IF([Sheet1.I14]&gt;[.$G$1];[Sheet1.Z14];0)" office:value-type="percentage" office:value="0.33587786259542">
            <text:p>33.59%</text:p>
          </table:table-cell>
          <table:table-cell table:formula="of:=IF([Sheet1.I14]&gt;[.$G$1];[Sheet1.AA14];0)" office:value-type="percentage" office:value="0.304182509505703">
            <text:p>30.42%</text:p>
          </table:table-cell>
          <table:table-cell table:number-columns-repeated="2"/>
        </table:table-row>
        <table:table-row table:style-name="ro1">
          <table:table-cell table:style-name="ce11" table:formula="of:=IF([Sheet1.J15]&gt;[.$G$1];[Sheet1.V15];0)" office:value-type="percentage" office:value="0.511166253101737">
            <text:p>51.12%</text:p>
          </table:table-cell>
          <table:table-cell table:style-name="ce12" table:formula="of:=IF([Sheet1.I15]&gt;[.$G$1];[Sheet1.W15];0)" office:value-type="percentage" office:value="0.00975609756097561">
            <text:p>0.98%</text:p>
          </table:table-cell>
          <table:table-cell table:style-name="ce12" table:formula="of:=IF([Sheet1.I15]&gt;[.$G$1];[Sheet1.X15];0)" office:value-type="percentage" office:value="0.560975609756098">
            <text:p>56.10%</text:p>
          </table:table-cell>
          <table:table-cell table:style-name="ce12" table:formula="of:=IF([Sheet1.I15]&gt;[.$G$1];[Sheet1.Y15];0)" office:value-type="percentage" office:value="0.0682926829268293">
            <text:p>6.83%</text:p>
          </table:table-cell>
          <table:table-cell table:formula="of:=IF([Sheet1.I15]&gt;[.$G$1];[Sheet1.Z15];0)" office:value-type="percentage" office:value="0.351219512195122">
            <text:p>35.12%</text:p>
          </table:table-cell>
          <table:table-cell table:formula="of:=IF([Sheet1.I15]&gt;[.$G$1];[Sheet1.AA15];0)" office:value-type="percentage" office:value="0.252427184466019">
            <text:p>25.24%</text:p>
          </table:table-cell>
          <table:table-cell table:number-columns-repeated="2"/>
        </table:table-row>
        <table:table-row table:style-name="ro1">
          <table:table-cell table:style-name="ce11" table:formula="of:=IF([Sheet1.J16]&gt;[.$G$1];[Sheet1.V16];0)" office:value-type="percentage" office:value="0.479115479115479">
            <text:p>47.91%</text:p>
          </table:table-cell>
          <table:table-cell table:style-name="ce12" table:formula="of:=IF([Sheet1.I16]&gt;[.$G$1];[Sheet1.W16];0)" office:value-type="percentage" office:value="0.0717948717948718">
            <text:p>7.18%</text:p>
          </table:table-cell>
          <table:table-cell table:style-name="ce12" table:formula="of:=IF([Sheet1.I16]&gt;[.$G$1];[Sheet1.X16];0)" office:value-type="percentage" office:value="0.323076923076923">
            <text:p>32.31%</text:p>
          </table:table-cell>
          <table:table-cell table:style-name="ce12" table:formula="of:=IF([Sheet1.I16]&gt;[.$G$1];[Sheet1.Y16];0)" office:value-type="percentage" office:value="0.123076923076923">
            <text:p>12.31%</text:p>
          </table:table-cell>
          <table:table-cell table:formula="of:=IF([Sheet1.I16]&gt;[.$G$1];[Sheet1.Z16];0)" office:value-type="percentage" office:value="0.466666666666667">
            <text:p>46.67%</text:p>
          </table:table-cell>
          <table:table-cell table:formula="of:=IF([Sheet1.I16]&gt;[.$G$1];[Sheet1.AA16];0)" office:value-type="percentage" office:value="0.420512820512821">
            <text:p>42.05%</text:p>
          </table:table-cell>
          <table:table-cell table:number-columns-repeated="2"/>
        </table:table-row>
        <table:table-row table:style-name="ro1">
          <table:table-cell table:style-name="ce11" table:formula="of:=IF([Sheet1.J17]&gt;[.$G$1];[Sheet1.V17];0)" office:value-type="percentage" office:value="0.610497237569061">
            <text:p>61.05%</text:p>
          </table:table-cell>
          <table:table-cell table:style-name="ce12" table:formula="of:=IF([Sheet1.I17]&gt;[.$G$1];[Sheet1.W17];0)" office:value-type="percentage" office:value="0.0361990950226244">
            <text:p>3.62%</text:p>
          </table:table-cell>
          <table:table-cell table:style-name="ce12" table:formula="of:=IF([Sheet1.I17]&gt;[.$G$1];[Sheet1.X17];0)" office:value-type="percentage" office:value="0.542986425339366">
            <text:p>54.30%</text:p>
          </table:table-cell>
          <table:table-cell table:style-name="ce12" table:formula="of:=IF([Sheet1.I17]&gt;[.$G$1];[Sheet1.Y17];0)" office:value-type="percentage" office:value="0.0769230769230769">
            <text:p>7.69%</text:p>
          </table:table-cell>
          <table:table-cell table:formula="of:=IF([Sheet1.I17]&gt;[.$G$1];[Sheet1.Z17];0)" office:value-type="percentage" office:value="0.334841628959276">
            <text:p>33.48%</text:p>
          </table:table-cell>
          <table:table-cell table:formula="of:=IF([Sheet1.I17]&gt;[.$G$1];[Sheet1.AA17];0)" office:value-type="percentage" office:value="0.298642533936652">
            <text:p>29.86%</text:p>
          </table:table-cell>
          <table:table-cell table:number-columns-repeated="2"/>
        </table:table-row>
        <table:table-row table:style-name="ro1">
          <table:table-cell table:style-name="ce11" table:formula="of:=IF([Sheet1.J18]&gt;[.$G$1];[Sheet1.V18];0)" office:value-type="percentage" office:value="0.503667481662592">
            <text:p>50.37%</text:p>
          </table:table-cell>
          <table:table-cell table:style-name="ce12" table:formula="of:=IF([Sheet1.I18]&gt;[.$G$1];[Sheet1.W18];0)" office:value-type="percentage" office:value="0.00490196078431373">
            <text:p>0.49%</text:p>
          </table:table-cell>
          <table:table-cell table:style-name="ce12" table:formula="of:=IF([Sheet1.I18]&gt;[.$G$1];[Sheet1.X18];0)" office:value-type="percentage" office:value="0.534313725490196">
            <text:p>53.43%</text:p>
          </table:table-cell>
          <table:table-cell table:style-name="ce12" table:formula="of:=IF([Sheet1.I18]&gt;[.$G$1];[Sheet1.Y18];0)" office:value-type="percentage" office:value="0.0735294117647059">
            <text:p>7.35%</text:p>
          </table:table-cell>
          <table:table-cell table:formula="of:=IF([Sheet1.I18]&gt;[.$G$1];[Sheet1.Z18];0)" office:value-type="percentage" office:value="0.387254901960784">
            <text:p>38.73%</text:p>
          </table:table-cell>
          <table:table-cell table:formula="of:=IF([Sheet1.I18]&gt;[.$G$1];[Sheet1.AA18];0)" office:value-type="percentage" office:value="0.257281553398058">
            <text:p>25.73%</text:p>
          </table:table-cell>
          <table:table-cell table:number-columns-repeated="2"/>
        </table:table-row>
        <table:table-row table:style-name="ro1">
          <table:table-cell table:style-name="ce11" table:formula="of:=IF([Sheet1.J19]&gt;[.$G$1];[Sheet1.V19];0)" office:value-type="percentage" office:value="0.522388059701493">
            <text:p>52.24%</text:p>
          </table:table-cell>
          <table:table-cell table:style-name="ce12" table:formula="of:=IF([Sheet1.I19]&gt;[.$G$1];[Sheet1.W19];0)" office:value-type="percentage" office:value="0.0434782608695652">
            <text:p>4.35%</text:p>
          </table:table-cell>
          <table:table-cell table:style-name="ce12" table:formula="of:=IF([Sheet1.I19]&gt;[.$G$1];[Sheet1.X19];0)" office:value-type="percentage" office:value="0.442028985507246">
            <text:p>44.20%</text:p>
          </table:table-cell>
          <table:table-cell table:style-name="ce12" table:formula="of:=IF([Sheet1.I19]&gt;[.$G$1];[Sheet1.Y19];0)" office:value-type="percentage" office:value="0.0579710144927536">
            <text:p>5.80%</text:p>
          </table:table-cell>
          <table:table-cell table:formula="of:=IF([Sheet1.I19]&gt;[.$G$1];[Sheet1.Z19];0)" office:value-type="percentage" office:value="0.449275362318841">
            <text:p>44.93%</text:p>
          </table:table-cell>
          <table:table-cell table:formula="of:=IF([Sheet1.I19]&gt;[.$G$1];[Sheet1.AA19];0)" office:value-type="percentage" office:value="0.278571428571429">
            <text:p>27.86%</text:p>
          </table:table-cell>
          <table:table-cell table:number-columns-repeated="2"/>
        </table:table-row>
        <table:table-row table:style-name="ro1">
          <table:table-cell table:style-name="ce11" table:formula="of:=IF([Sheet1.J20]&gt;[.$G$1];[Sheet1.V20];0)" office:value-type="percentage" office:value="0.435045317220544">
            <text:p>43.50%</text:p>
          </table:table-cell>
          <table:table-cell table:style-name="ce12" table:formula="of:=IF([Sheet1.I20]&gt;[.$G$1];[Sheet1.W20];0)" office:value-type="percentage" office:value="0.135714285714286">
            <text:p>13.57%</text:p>
          </table:table-cell>
          <table:table-cell table:style-name="ce12" table:formula="of:=IF([Sheet1.I20]&gt;[.$G$1];[Sheet1.X20];0)" office:value-type="percentage" office:value="0.35">
            <text:p>35.00%</text:p>
          </table:table-cell>
          <table:table-cell table:style-name="ce12" table:formula="of:=IF([Sheet1.I20]&gt;[.$G$1];[Sheet1.Y20];0)" office:value-type="percentage" office:value="0.0857142857142857">
            <text:p>8.57%</text:p>
          </table:table-cell>
          <table:table-cell table:formula="of:=IF([Sheet1.I20]&gt;[.$G$1];[Sheet1.Z20];0)" office:value-type="percentage" office:value="0.407142857142857">
            <text:p>40.71%</text:p>
          </table:table-cell>
          <table:table-cell table:formula="of:=IF([Sheet1.I20]&gt;[.$G$1];[Sheet1.AA20];0)" office:value-type="percentage" office:value="0.381944444444444">
            <text:p>38.19%</text:p>
          </table:table-cell>
          <table:table-cell table:number-columns-repeated="2"/>
        </table:table-row>
        <table:table-row table:style-name="ro1">
          <table:table-cell table:style-name="ce11" table:formula="of:=IF([Sheet1.J21]&gt;[.$G$1];[Sheet1.V21];0)" office:value-type="percentage" office:value="0.46551724137931">
            <text:p>46.55%</text:p>
          </table:table-cell>
          <table:table-cell table:style-name="ce12" table:formula="of:=IF([Sheet1.I21]&gt;[.$G$1];[Sheet1.W21];0)" office:value-type="percentage" office:value="0.0814814814814815">
            <text:p>8.15%</text:p>
          </table:table-cell>
          <table:table-cell table:style-name="ce12" table:formula="of:=IF([Sheet1.I21]&gt;[.$G$1];[Sheet1.X21];0)" office:value-type="percentage" office:value="0.362962962962963">
            <text:p>36.30%</text:p>
          </table:table-cell>
          <table:table-cell table:style-name="ce12" table:formula="of:=IF([Sheet1.I21]&gt;[.$G$1];[Sheet1.Y21];0)" office:value-type="percentage" office:value="0.0962962962962963">
            <text:p>9.63%</text:p>
          </table:table-cell>
          <table:table-cell table:formula="of:=IF([Sheet1.I21]&gt;[.$G$1];[Sheet1.Z21];0)" office:value-type="percentage" office:value="0.444444444444444">
            <text:p>44.44%</text:p>
          </table:table-cell>
          <table:table-cell table:formula="of:=IF([Sheet1.I21]&gt;[.$G$1];[Sheet1.AA21];0)" office:value-type="percentage" office:value="0.37037037037037">
            <text:p>37.04%</text:p>
          </table:table-cell>
          <table:table-cell table:number-columns-repeated="2"/>
        </table:table-row>
        <table:table-row table:style-name="ro1">
          <table:table-cell table:style-name="ce11" table:formula="of:=IF([Sheet1.J22]&gt;[.$G$1];[Sheet1.V22];0)" office:value-type="percentage" office:value="0.524355300859599">
            <text:p>52.44%</text:p>
          </table:table-cell>
          <table:table-cell table:style-name="ce12" table:formula="of:=IF([Sheet1.I22]&gt;[.$G$1];[Sheet1.W22];0)" office:value-type="percentage" office:value="0.0273224043715847">
            <text:p>2.73%</text:p>
          </table:table-cell>
          <table:table-cell table:style-name="ce12" table:formula="of:=IF([Sheet1.I22]&gt;[.$G$1];[Sheet1.X22];0)" office:value-type="percentage" office:value="0.53551912568306">
            <text:p>53.55%</text:p>
          </table:table-cell>
          <table:table-cell table:style-name="ce12" table:formula="of:=IF([Sheet1.I22]&gt;[.$G$1];[Sheet1.Y22];0)" office:value-type="percentage" office:value="0.0601092896174863">
            <text:p>6.01%</text:p>
          </table:table-cell>
          <table:table-cell table:formula="of:=IF([Sheet1.I22]&gt;[.$G$1];[Sheet1.Z22];0)" office:value-type="percentage" office:value="0.366120218579235">
            <text:p>36.61%</text:p>
          </table:table-cell>
          <table:table-cell table:formula="of:=IF([Sheet1.I22]&gt;[.$G$1];[Sheet1.AA22];0)" office:value-type="percentage" office:value="0.295081967213115">
            <text:p>29.51%</text:p>
          </table:table-cell>
          <table:table-cell table:number-columns-repeated="2"/>
        </table:table-row>
        <table:table-row table:style-name="ro1">
          <table:table-cell table:style-name="ce11" table:formula="of:=IF([Sheet1.J23]&gt;[.$G$1];[Sheet1.V23];0)" office:value-type="percentage" office:value="0.565737051792829">
            <text:p>56.57%</text:p>
          </table:table-cell>
          <table:table-cell table:style-name="ce12" table:formula="of:=IF([Sheet1.I23]&gt;[.$G$1];[Sheet1.W23];0)" office:value-type="percentage" office:value="0.0563380281690141">
            <text:p>5.63%</text:p>
          </table:table-cell>
          <table:table-cell table:style-name="ce12" table:formula="of:=IF([Sheet1.I23]&gt;[.$G$1];[Sheet1.X23];0)" office:value-type="percentage" office:value="0.443661971830986">
            <text:p>44.37%</text:p>
          </table:table-cell>
          <table:table-cell table:style-name="ce12" table:formula="of:=IF([Sheet1.I23]&gt;[.$G$1];[Sheet1.Y23];0)" office:value-type="percentage" office:value="0.105633802816901">
            <text:p>10.56%</text:p>
          </table:table-cell>
          <table:table-cell table:formula="of:=IF([Sheet1.I23]&gt;[.$G$1];[Sheet1.Z23];0)" office:value-type="percentage" office:value="0.394366197183099">
            <text:p>39.44%</text:p>
          </table:table-cell>
          <table:table-cell table:formula="of:=IF([Sheet1.I23]&gt;[.$G$1];[Sheet1.AA23];0)" office:value-type="percentage" office:value="0.28169014084507">
            <text:p>28.17%</text:p>
          </table:table-cell>
          <table:table-cell table:number-columns-repeated="2"/>
        </table:table-row>
        <table:table-row table:style-name="ro1">
          <table:table-cell table:style-name="ce11" table:formula="of:=IF([Sheet1.J24]&gt;[.$G$1];[Sheet1.V24];0)" office:value-type="percentage" office:value="0.49792531120332">
            <text:p>49.79%</text:p>
          </table:table-cell>
          <table:table-cell table:style-name="ce12" table:formula="of:=IF([Sheet1.I24]&gt;[.$G$1];[Sheet1.W24];0)" office:value-type="percentage" office:value="0.0431034482758621">
            <text:p>4.31%</text:p>
          </table:table-cell>
          <table:table-cell table:style-name="ce12" table:formula="of:=IF([Sheet1.I24]&gt;[.$G$1];[Sheet1.X24];0)" office:value-type="percentage" office:value="0.491379310344828">
            <text:p>49.14%</text:p>
          </table:table-cell>
          <table:table-cell table:style-name="ce12" table:formula="of:=IF([Sheet1.I24]&gt;[.$G$1];[Sheet1.Y24];0)" office:value-type="percentage" office:value="0.129310344827586">
            <text:p>12.93%</text:p>
          </table:table-cell>
          <table:table-cell table:formula="of:=IF([Sheet1.I24]&gt;[.$G$1];[Sheet1.Z24];0)" office:value-type="percentage" office:value="0.318965517241379">
            <text:p>31.90%</text:p>
          </table:table-cell>
          <table:table-cell table:formula="of:=IF([Sheet1.I24]&gt;[.$G$1];[Sheet1.AA24];0)" office:value-type="percentage" office:value="0.341666666666667">
            <text:p>34.17%</text:p>
          </table:table-cell>
          <table:table-cell table:number-columns-repeated="2"/>
        </table:table-row>
        <table:table-row table:style-name="ro1">
          <table:table-cell table:style-name="ce11" table:formula="of:=IF([Sheet1.J25]&gt;[.$G$1];[Sheet1.V25];0)" office:value-type="percentage" office:value="0.432515337423313">
            <text:p>43.25%</text:p>
          </table:table-cell>
          <table:table-cell table:style-name="ce12" table:formula="of:=IF([Sheet1.I25]&gt;[.$G$1];[Sheet1.W25];0)" office:value-type="percentage" office:value="0.111940298507463">
            <text:p>11.19%</text:p>
          </table:table-cell>
          <table:table-cell table:style-name="ce12" table:formula="of:=IF([Sheet1.I25]&gt;[.$G$1];[Sheet1.X25];0)" office:value-type="percentage" office:value="0.32089552238806">
            <text:p>32.09%</text:p>
          </table:table-cell>
          <table:table-cell table:style-name="ce12" table:formula="of:=IF([Sheet1.I25]&gt;[.$G$1];[Sheet1.Y25];0)" office:value-type="percentage" office:value="0.186567164179104">
            <text:p>18.66%</text:p>
          </table:table-cell>
          <table:table-cell table:formula="of:=IF([Sheet1.I25]&gt;[.$G$1];[Sheet1.Z25];0)" office:value-type="percentage" office:value="0.380597014925373">
            <text:p>38.06%</text:p>
          </table:table-cell>
          <table:table-cell table:formula="of:=IF([Sheet1.I25]&gt;[.$G$1];[Sheet1.AA25];0)" office:value-type="percentage" office:value="0.382978723404255">
            <text:p>38.30%</text:p>
          </table:table-cell>
          <table:table-cell table:number-columns-repeated="2"/>
        </table:table-row>
        <table:table-row table:style-name="ro1">
          <table:table-cell table:style-name="ce11" table:formula="of:=IF([Sheet1.J26]&gt;[.$G$1];[Sheet1.V26];0)" office:value-type="percentage" office:value="0.536666666666667">
            <text:p>53.67%</text:p>
          </table:table-cell>
          <table:table-cell table:style-name="ce12" table:formula="of:=IF([Sheet1.I26]&gt;[.$G$1];[Sheet1.W26];0)" office:value-type="percentage" office:value="0.0496894409937888">
            <text:p>4.97%</text:p>
          </table:table-cell>
          <table:table-cell table:style-name="ce12" table:formula="of:=IF([Sheet1.I26]&gt;[.$G$1];[Sheet1.X26];0)" office:value-type="percentage" office:value="0.391304347826087">
            <text:p>39.13%</text:p>
          </table:table-cell>
          <table:table-cell table:style-name="ce12" table:formula="of:=IF([Sheet1.I26]&gt;[.$G$1];[Sheet1.Y26];0)" office:value-type="percentage" office:value="0.0993788819875776">
            <text:p>9.94%</text:p>
          </table:table-cell>
          <table:table-cell table:formula="of:=IF([Sheet1.I26]&gt;[.$G$1];[Sheet1.Z26];0)" office:value-type="percentage" office:value="0.440993788819876">
            <text:p>44.10%</text:p>
          </table:table-cell>
          <table:table-cell table:formula="of:=IF([Sheet1.I26]&gt;[.$G$1];[Sheet1.AA26];0)" office:value-type="percentage" office:value="0.360248447204969">
            <text:p>36.02%</text:p>
          </table:table-cell>
          <table:table-cell table:number-columns-repeated="2"/>
        </table:table-row>
        <table:table-row table:style-name="ro1">
          <table:table-cell table:style-name="ce11" table:formula="of:=IF([Sheet1.J27]&gt;[.$G$1];[Sheet1.V27];0)" office:value-type="percentage" office:value="0.603333333333333">
            <text:p>60.33%</text:p>
          </table:table-cell>
          <table:table-cell table:style-name="ce12" table:formula="of:=IF([Sheet1.I27]&gt;[.$G$1];[Sheet1.W27];0)" office:value-type="percentage" office:value="0.0529411764705882">
            <text:p>5.29%</text:p>
          </table:table-cell>
          <table:table-cell table:style-name="ce12" table:formula="of:=IF([Sheet1.I27]&gt;[.$G$1];[Sheet1.X27];0)" office:value-type="percentage" office:value="0.347058823529412">
            <text:p>34.71%</text:p>
          </table:table-cell>
          <table:table-cell table:style-name="ce12" table:formula="of:=IF([Sheet1.I27]&gt;[.$G$1];[Sheet1.Y27];0)" office:value-type="percentage" office:value="0.117647058823529">
            <text:p>11.76%</text:p>
          </table:table-cell>
          <table:table-cell table:formula="of:=IF([Sheet1.I27]&gt;[.$G$1];[Sheet1.Z27];0)" office:value-type="percentage" office:value="0.476470588235294">
            <text:p>47.65%</text:p>
          </table:table-cell>
          <table:table-cell table:formula="of:=IF([Sheet1.I27]&gt;[.$G$1];[Sheet1.AA27];0)" office:value-type="percentage" office:value="0.331491712707182">
            <text:p>33.15%</text:p>
          </table:table-cell>
          <table:table-cell table:number-columns-repeated="2"/>
        </table:table-row>
        <table:table-row table:style-name="ro1">
          <table:table-cell table:style-name="ce11" table:formula="of:=IF([Sheet1.J28]&gt;[.$G$1];[Sheet1.V28];0)" office:value-type="percentage" office:value="0.433106575963719">
            <text:p>43.31%</text:p>
          </table:table-cell>
          <table:table-cell table:style-name="ce12" table:formula="of:=IF([Sheet1.I28]&gt;[.$G$1];[Sheet1.W28];0)" office:value-type="percentage" office:value="0.0899470899470899">
            <text:p>8.99%</text:p>
          </table:table-cell>
          <table:table-cell table:style-name="ce12" table:formula="of:=IF([Sheet1.I28]&gt;[.$G$1];[Sheet1.X28];0)" office:value-type="percentage" office:value="0.333333333333333">
            <text:p>33.33%</text:p>
          </table:table-cell>
          <table:table-cell table:style-name="ce12" table:formula="of:=IF([Sheet1.I28]&gt;[.$G$1];[Sheet1.Y28];0)" office:value-type="percentage" office:value="0.132275132275132">
            <text:p>13.23%</text:p>
          </table:table-cell>
          <table:table-cell table:formula="of:=IF([Sheet1.I28]&gt;[.$G$1];[Sheet1.Z28];0)" office:value-type="percentage" office:value="0.444444444444444">
            <text:p>44.44%</text:p>
          </table:table-cell>
          <table:table-cell table:formula="of:=IF([Sheet1.I28]&gt;[.$G$1];[Sheet1.AA28];0)" office:value-type="percentage" office:value="0.450261780104712">
            <text:p>45.03%</text:p>
          </table:table-cell>
          <table:table-cell table:number-columns-repeated="2"/>
        </table:table-row>
        <table:table-row table:style-name="ro1">
          <table:table-cell table:style-name="ce11" table:formula="of:=IF([Sheet1.J29]&gt;[.$G$1];[Sheet1.V29];0)" office:value-type="percentage" office:value="0.56701030927835">
            <text:p>56.70%</text:p>
          </table:table-cell>
          <table:table-cell table:style-name="ce12" table:formula="of:=IF([Sheet1.I29]&gt;[.$G$1];[Sheet1.W29];0)" office:value-type="percentage" office:value="0.136645962732919">
            <text:p>13.66%</text:p>
          </table:table-cell>
          <table:table-cell table:style-name="ce12" table:formula="of:=IF([Sheet1.I29]&gt;[.$G$1];[Sheet1.X29];0)" office:value-type="percentage" office:value="0.267080745341615">
            <text:p>26.71%</text:p>
          </table:table-cell>
          <table:table-cell table:style-name="ce12" table:formula="of:=IF([Sheet1.I29]&gt;[.$G$1];[Sheet1.Y29];0)" office:value-type="percentage" office:value="0.0434782608695652">
            <text:p>4.35%</text:p>
          </table:table-cell>
          <table:table-cell table:formula="of:=IF([Sheet1.I29]&gt;[.$G$1];[Sheet1.Z29];0)" office:value-type="percentage" office:value="0.521739130434783">
            <text:p>52.17%</text:p>
          </table:table-cell>
          <table:table-cell table:formula="of:=IF([Sheet1.I29]&gt;[.$G$1];[Sheet1.AA29];0)" office:value-type="percentage" office:value="0.266666666666667">
            <text:p>26.67%</text:p>
          </table:table-cell>
          <table:table-cell table:number-columns-repeated="2"/>
        </table:table-row>
        <table:table-row table:style-name="ro1">
          <table:table-cell table:style-name="ce11" table:formula="of:=IF([Sheet1.J30]&gt;[.$G$1];[Sheet1.V30];0)" office:value-type="percentage" office:value="0.523648648648649">
            <text:p>52.36%</text:p>
          </table:table-cell>
          <table:table-cell table:style-name="ce12" table:formula="of:=IF([Sheet1.I30]&gt;[.$G$1];[Sheet1.W30];0)" office:value-type="percentage" office:value="0.109677419354839">
            <text:p>10.97%</text:p>
          </table:table-cell>
          <table:table-cell table:style-name="ce12" table:formula="of:=IF([Sheet1.I30]&gt;[.$G$1];[Sheet1.X30];0)" office:value-type="percentage" office:value="0.283870967741935">
            <text:p>28.39%</text:p>
          </table:table-cell>
          <table:table-cell table:style-name="ce12" table:formula="of:=IF([Sheet1.I30]&gt;[.$G$1];[Sheet1.Y30];0)" office:value-type="percentage" office:value="0.167741935483871">
            <text:p>16.77%</text:p>
          </table:table-cell>
          <table:table-cell table:formula="of:=IF([Sheet1.I30]&gt;[.$G$1];[Sheet1.Z30];0)" office:value-type="percentage" office:value="0.432258064516129">
            <text:p>43.23%</text:p>
          </table:table-cell>
          <table:table-cell table:formula="of:=IF([Sheet1.I30]&gt;[.$G$1];[Sheet1.AA30];0)" office:value-type="percentage" office:value="0.438709677419355">
            <text:p>43.87%</text:p>
          </table:table-cell>
          <table:table-cell table:number-columns-repeated="2"/>
        </table:table-row>
        <table:table-row table:style-name="ro1">
          <table:table-cell table:style-name="ce11" table:formula="of:=IF([Sheet1.J31]&gt;[.$G$1];[Sheet1.V31];0)" office:value-type="percentage" office:value="0.485294117647059">
            <text:p>48.53%</text:p>
          </table:table-cell>
          <table:table-cell table:style-name="ce12" table:formula="of:=IF([Sheet1.I31]&gt;[.$G$1];[Sheet1.W31];0)" office:value-type="percentage" office:value="0.0303030303030303">
            <text:p>3.03%</text:p>
          </table:table-cell>
          <table:table-cell table:style-name="ce12" table:formula="of:=IF([Sheet1.I31]&gt;[.$G$1];[Sheet1.X31];0)" office:value-type="percentage" office:value="0.339393939393939">
            <text:p>33.94%</text:p>
          </table:table-cell>
          <table:table-cell table:style-name="ce12" table:formula="of:=IF([Sheet1.I31]&gt;[.$G$1];[Sheet1.Y31];0)" office:value-type="percentage" office:value="0.109090909090909">
            <text:p>10.91%</text:p>
          </table:table-cell>
          <table:table-cell table:formula="of:=IF([Sheet1.I31]&gt;[.$G$1];[Sheet1.Z31];0)" office:value-type="percentage" office:value="0.509090909090909">
            <text:p>50.91%</text:p>
          </table:table-cell>
          <table:table-cell table:formula="of:=IF([Sheet1.I31]&gt;[.$G$1];[Sheet1.AA31];0)" office:value-type="percentage" office:value="0.36969696969697">
            <text:p>36.97%</text:p>
          </table:table-cell>
          <table:table-cell table:number-columns-repeated="2"/>
        </table:table-row>
        <table:table-row table:style-name="ro1">
          <table:table-cell table:style-name="ce11" table:formula="of:=IF([Sheet1.J32]&gt;[.$G$1];[Sheet1.V32];0)" office:value-type="percentage" office:value="0.370967741935484">
            <text:p>37.10%</text:p>
          </table:table-cell>
          <table:table-cell table:style-name="ce12" table:formula="of:=IF([Sheet1.I32]&gt;[.$G$1];[Sheet1.W32];0)" office:value-type="percentage" office:value="0.0978260869565217">
            <text:p>9.78%</text:p>
          </table:table-cell>
          <table:table-cell table:style-name="ce12" table:formula="of:=IF([Sheet1.I32]&gt;[.$G$1];[Sheet1.X32];0)" office:value-type="percentage" office:value="0.380434782608696">
            <text:p>38.04%</text:p>
          </table:table-cell>
          <table:table-cell table:style-name="ce12" table:formula="of:=IF([Sheet1.I32]&gt;[.$G$1];[Sheet1.Y32];0)" office:value-type="percentage" office:value="0.108695652173913">
            <text:p>10.87%</text:p>
          </table:table-cell>
          <table:table-cell table:formula="of:=IF([Sheet1.I32]&gt;[.$G$1];[Sheet1.Z32];0)" office:value-type="percentage" office:value="0.402173913043478">
            <text:p>40.22%</text:p>
          </table:table-cell>
          <table:table-cell table:formula="of:=IF([Sheet1.I32]&gt;[.$G$1];[Sheet1.AA32];0)" office:value-type="percentage" office:value="0.380434782608696">
            <text:p>38.04%</text:p>
          </table:table-cell>
          <table:table-cell table:number-columns-repeated="2"/>
        </table:table-row>
        <table:table-row table:style-name="ro1">
          <table:table-cell table:style-name="ce11" table:formula="of:=IF([Sheet1.J33]&gt;[.$G$1];[Sheet1.V33];0)" office:value-type="percentage" office:value="0.384892086330935">
            <text:p>38.49%</text:p>
          </table:table-cell>
          <table:table-cell table:style-name="ce12" table:formula="of:=IF([Sheet1.I33]&gt;[.$G$1];[Sheet1.W33];0)" office:value-type="percentage" office:value="0.0747663551401869">
            <text:p>7.48%</text:p>
          </table:table-cell>
          <table:table-cell table:style-name="ce12" table:formula="of:=IF([Sheet1.I33]&gt;[.$G$1];[Sheet1.X33];0)" office:value-type="percentage" office:value="0.336448598130841">
            <text:p>33.64%</text:p>
          </table:table-cell>
          <table:table-cell table:style-name="ce12" table:formula="of:=IF([Sheet1.I33]&gt;[.$G$1];[Sheet1.Y33];0)" office:value-type="percentage" office:value="0.0560747663551402">
            <text:p>5.61%</text:p>
          </table:table-cell>
          <table:table-cell table:formula="of:=IF([Sheet1.I33]&gt;[.$G$1];[Sheet1.Z33];0)" office:value-type="percentage" office:value="0.504672897196262">
            <text:p>50.47%</text:p>
          </table:table-cell>
          <table:table-cell table:formula="of:=IF([Sheet1.I33]&gt;[.$G$1];[Sheet1.AA33];0)" office:value-type="percentage" office:value="0.289719626168224">
            <text:p>28.97%</text:p>
          </table:table-cell>
          <table:table-cell table:number-columns-repeated="2"/>
        </table:table-row>
        <table:table-row table:style-name="ro1">
          <table:table-cell table:style-name="ce11" table:formula="of:=IF([Sheet1.J34]&gt;[.$G$1];[Sheet1.V34];0)" office:value-type="percentage" office:value="0.478134110787172">
            <text:p>47.81%</text:p>
          </table:table-cell>
          <table:table-cell table:style-name="ce12" table:formula="of:=IF([Sheet1.I34]&gt;[.$G$1];[Sheet1.W34];0)" office:value-type="percentage" office:value="0.110429447852761">
            <text:p>11.04%</text:p>
          </table:table-cell>
          <table:table-cell table:style-name="ce12" table:formula="of:=IF([Sheet1.I34]&gt;[.$G$1];[Sheet1.X34];0)" office:value-type="percentage" office:value="0.276073619631902">
            <text:p>27.61%</text:p>
          </table:table-cell>
          <table:table-cell table:style-name="ce12" table:formula="of:=IF([Sheet1.I34]&gt;[.$G$1];[Sheet1.Y34];0)" office:value-type="percentage" office:value="0.0674846625766871">
            <text:p>6.75%</text:p>
          </table:table-cell>
          <table:table-cell table:formula="of:=IF([Sheet1.I34]&gt;[.$G$1];[Sheet1.Z34];0)" office:value-type="percentage" office:value="0.521472392638037">
            <text:p>52.15%</text:p>
          </table:table-cell>
          <table:table-cell table:formula="of:=IF([Sheet1.I34]&gt;[.$G$1];[Sheet1.AA34];0)" office:value-type="percentage" office:value="0.396341463414634">
            <text:p>39.63%</text:p>
          </table:table-cell>
          <table:table-cell table:number-columns-repeated="2"/>
        </table:table-row>
        <table:table-row table:style-name="ro1">
          <table:table-cell table:style-name="ce11" table:formula="of:=IF([Sheet1.J35]&gt;[.$G$1];[Sheet1.V35];0)" office:value-type="percentage" office:value="0.329015544041451">
            <text:p>32.90%</text:p>
          </table:table-cell>
          <table:table-cell table:style-name="ce12" table:formula="of:=IF([Sheet1.I35]&gt;[.$G$1];[Sheet1.W35];0)" office:value-type="percentage" office:value="0.103174603174603">
            <text:p>10.32%</text:p>
          </table:table-cell>
          <table:table-cell table:style-name="ce12" table:formula="of:=IF([Sheet1.I35]&gt;[.$G$1];[Sheet1.X35];0)" office:value-type="percentage" office:value="0.293650793650794">
            <text:p>29.37%</text:p>
          </table:table-cell>
          <table:table-cell table:style-name="ce12" table:formula="of:=IF([Sheet1.I35]&gt;[.$G$1];[Sheet1.Y35];0)" office:value-type="percentage" office:value="0.126984126984127">
            <text:p>12.70%</text:p>
          </table:table-cell>
          <table:table-cell table:formula="of:=IF([Sheet1.I35]&gt;[.$G$1];[Sheet1.Z35];0)" office:value-type="percentage" office:value="0.444444444444444">
            <text:p>44.44%</text:p>
          </table:table-cell>
          <table:table-cell table:formula="of:=IF([Sheet1.I35]&gt;[.$G$1];[Sheet1.AA35];0)" office:value-type="percentage" office:value="0.488188976377953">
            <text:p>48.82%</text:p>
          </table:table-cell>
          <table:table-cell table:number-columns-repeated="2"/>
        </table:table-row>
        <table:table-row table:style-name="ro1">
          <table:table-cell table:style-name="ce11" table:formula="of:=IF([Sheet1.J36]&gt;[.$G$1];[Sheet1.V36];0)" office:value-type="percentage" office:value="0.296">
            <text:p>29.60%</text:p>
          </table:table-cell>
          <table:table-cell table:style-name="ce12" table:formula="of:=IF([Sheet1.I36]&gt;[.$G$1];[Sheet1.W36];0)" office:value-type="percentage" office:value="0.324324324324324">
            <text:p>32.43%</text:p>
          </table:table-cell>
          <table:table-cell table:style-name="ce12" table:formula="of:=IF([Sheet1.I36]&gt;[.$G$1];[Sheet1.X36];0)" office:value-type="percentage" office:value="0.135135135135135">
            <text:p>13.51%</text:p>
          </table:table-cell>
          <table:table-cell table:style-name="ce12" table:formula="of:=IF([Sheet1.I36]&gt;[.$G$1];[Sheet1.Y36];0)" office:value-type="percentage" office:value="0.0810810810810811">
            <text:p>8.11%</text:p>
          </table:table-cell>
          <table:table-cell table:formula="of:=IF([Sheet1.I36]&gt;[.$G$1];[Sheet1.Z36];0)" office:value-type="percentage" office:value="0.351351351351351">
            <text:p>35.14%</text:p>
          </table:table-cell>
          <table:table-cell table:formula="of:=IF([Sheet1.I36]&gt;[.$G$1];[Sheet1.AA36];0)" office:value-type="percentage" office:value="0.648648648648649">
            <text:p>64.86%</text:p>
          </table:table-cell>
          <table:table-cell table:number-columns-repeated="2"/>
        </table:table-row>
        <table:table-row table:style-name="ro1">
          <table:table-cell table:style-name="ce11" table:formula="of:=IF([Sheet1.J37]&gt;[.$G$1];[Sheet1.V37];0)" office:value-type="percentage" office:value="0.390070921985816">
            <text:p>39.01%</text:p>
          </table:table-cell>
          <table:table-cell table:style-name="ce12" table:formula="of:=IF([Sheet1.I37]&gt;[.$G$1];[Sheet1.W37];0)" office:value-type="percentage" office:value="0.109090909090909">
            <text:p>10.91%</text:p>
          </table:table-cell>
          <table:table-cell table:style-name="ce12" table:formula="of:=IF([Sheet1.I37]&gt;[.$G$1];[Sheet1.X37];0)" office:value-type="percentage" office:value="0.345454545454545">
            <text:p>34.55%</text:p>
          </table:table-cell>
          <table:table-cell table:style-name="ce12" table:formula="of:=IF([Sheet1.I37]&gt;[.$G$1];[Sheet1.Y37];0)" office:value-type="percentage" office:value="0.109090909090909">
            <text:p>10.91%</text:p>
          </table:table-cell>
          <table:table-cell table:formula="of:=IF([Sheet1.I37]&gt;[.$G$1];[Sheet1.Z37];0)" office:value-type="percentage" office:value="0.436363636363636">
            <text:p>43.64%</text:p>
          </table:table-cell>
          <table:table-cell table:formula="of:=IF([Sheet1.I37]&gt;[.$G$1];[Sheet1.AA37];0)" office:value-type="percentage" office:value="0.309090909090909">
            <text:p>30.91%</text:p>
          </table:table-cell>
          <table:table-cell table:number-columns-repeated="2"/>
        </table:table-row>
        <table:table-row table:style-name="ro1">
          <table:table-cell table:style-name="ce11" table:formula="of:=IF([Sheet1.J38]&gt;[.$G$1];[Sheet1.V38];0)" office:value-type="percentage" office:value="0.292817679558011">
            <text:p>29.28%</text:p>
          </table:table-cell>
          <table:table-cell table:style-name="ce12" table:formula="of:=IF([Sheet1.I38]&gt;[.$G$1];[Sheet1.W38];0)" office:value-type="percentage" office:value="0.142857142857143">
            <text:p>14.29%</text:p>
          </table:table-cell>
          <table:table-cell table:style-name="ce12" table:formula="of:=IF([Sheet1.I38]&gt;[.$G$1];[Sheet1.X38];0)" office:value-type="percentage" office:value="0.333333333333333">
            <text:p>33.33%</text:p>
          </table:table-cell>
          <table:table-cell table:style-name="ce12" table:formula="of:=IF([Sheet1.I38]&gt;[.$G$1];[Sheet1.Y38];0)" office:value-type="percentage" office:value="0.0285714285714286">
            <text:p>2.86%</text:p>
          </table:table-cell>
          <table:table-cell table:formula="of:=IF([Sheet1.I38]&gt;[.$G$1];[Sheet1.Z38];0)" office:value-type="percentage" office:value="0.466666666666667">
            <text:p>46.67%</text:p>
          </table:table-cell>
          <table:table-cell table:formula="of:=IF([Sheet1.I38]&gt;[.$G$1];[Sheet1.AA38];0)" office:value-type="percentage" office:value="0.39622641509434">
            <text:p>39.62%</text:p>
          </table:table-cell>
          <table:table-cell table:number-columns-repeated="2"/>
        </table:table-row>
        <table:table-row table:style-name="ro1">
          <table:table-cell table:style-name="ce11" table:formula="of:=IF([Sheet1.J39]&gt;[.$G$1];[Sheet1.V39];0)" office:value-type="percentage" office:value="0.360655737704918">
            <text:p>36.07%</text:p>
          </table:table-cell>
          <table:table-cell table:style-name="ce12" table:formula="of:=IF([Sheet1.I39]&gt;[.$G$1];[Sheet1.W39];0)" office:value-type="percentage" office:value="0.229885057471264">
            <text:p>22.99%</text:p>
          </table:table-cell>
          <table:table-cell table:style-name="ce12" table:formula="of:=IF([Sheet1.I39]&gt;[.$G$1];[Sheet1.X39];0)" office:value-type="percentage" office:value="0.126436781609195">
            <text:p>12.64%</text:p>
          </table:table-cell>
          <table:table-cell table:style-name="ce12" table:formula="of:=IF([Sheet1.I39]&gt;[.$G$1];[Sheet1.Y39];0)" office:value-type="percentage" office:value="0.149425287356322">
            <text:p>14.94%</text:p>
          </table:table-cell>
          <table:table-cell table:formula="of:=IF([Sheet1.I39]&gt;[.$G$1];[Sheet1.Z39];0)" office:value-type="percentage" office:value="0.471264367816092">
            <text:p>47.13%</text:p>
          </table:table-cell>
          <table:table-cell table:formula="of:=IF([Sheet1.I39]&gt;[.$G$1];[Sheet1.AA39];0)" office:value-type="percentage" office:value="0.590909090909091">
            <text:p>59.09%</text:p>
          </table:table-cell>
          <table:table-cell table:number-columns-repeated="2"/>
        </table:table-row>
        <table:table-row table:style-name="ro1">
          <table:table-cell table:style-name="ce11" table:formula="of:=IF([Sheet1.J40]&gt;[.$G$1];[Sheet1.V40];0)" office:value-type="percentage" office:value="0.376">
            <text:p>37.60%</text:p>
          </table:table-cell>
          <table:table-cell table:style-name="ce12" table:formula="of:=IF([Sheet1.I40]&gt;[.$G$1];[Sheet1.W40];0)" office:value-type="percentage" office:value="0.202127659574468">
            <text:p>20.21%</text:p>
          </table:table-cell>
          <table:table-cell table:style-name="ce12" table:formula="of:=IF([Sheet1.I40]&gt;[.$G$1];[Sheet1.X40];0)" office:value-type="percentage" office:value="0.0957446808510638">
            <text:p>9.57%</text:p>
          </table:table-cell>
          <table:table-cell table:style-name="ce12" table:formula="of:=IF([Sheet1.I40]&gt;[.$G$1];[Sheet1.Y40];0)" office:value-type="percentage" office:value="0.0851063829787234">
            <text:p>8.51%</text:p>
          </table:table-cell>
          <table:table-cell table:formula="of:=IF([Sheet1.I40]&gt;[.$G$1];[Sheet1.Z40];0)" office:value-type="percentage" office:value="0.574468085106383">
            <text:p>57.45%</text:p>
          </table:table-cell>
          <table:table-cell table:formula="of:=IF([Sheet1.I40]&gt;[.$G$1];[Sheet1.AA40];0)" office:value-type="percentage" office:value="0.542553191489362">
            <text:p>54.26%</text:p>
          </table:table-cell>
          <table:table-cell table:number-columns-repeated="2"/>
        </table:table-row>
        <table:table-row table:style-name="ro1">
          <table:table-cell table:style-name="ce11" table:formula="of:=IF([Sheet1.J41]&gt;[.$G$1];[Sheet1.V41];0)" office:value-type="percentage" office:value="0.430555555555556">
            <text:p>43.06%</text:p>
          </table:table-cell>
          <table:table-cell table:style-name="ce12" table:formula="of:=IF([Sheet1.I41]&gt;[.$G$1];[Sheet1.W41];0)" office:value-type="percentage" office:value="0.322222222222222">
            <text:p>32.22%</text:p>
          </table:table-cell>
          <table:table-cell table:style-name="ce12" table:formula="of:=IF([Sheet1.I41]&gt;[.$G$1];[Sheet1.X41];0)" office:value-type="percentage" office:value="0.0888888888888889">
            <text:p>8.89%</text:p>
          </table:table-cell>
          <table:table-cell table:style-name="ce12" table:formula="of:=IF([Sheet1.I41]&gt;[.$G$1];[Sheet1.Y41];0)" office:value-type="percentage" office:value="0.144444444444444">
            <text:p>14.44%</text:p>
          </table:table-cell>
          <table:table-cell table:formula="of:=IF([Sheet1.I41]&gt;[.$G$1];[Sheet1.Z41];0)" office:value-type="percentage" office:value="0.433333333333333">
            <text:p>43.33%</text:p>
          </table:table-cell>
          <table:table-cell table:formula="of:=IF([Sheet1.I41]&gt;[.$G$1];[Sheet1.AA41];0)" office:value-type="percentage" office:value="0.591397849462366">
            <text:p>59.14%</text:p>
          </table:table-cell>
          <table:table-cell table:number-columns-repeated="2"/>
        </table:table-row>
        <table:table-row table:style-name="ro1">
          <table:table-cell table:style-name="ce11" table:formula="of:=IF([Sheet1.J42]&gt;[.$G$1];[Sheet1.V42];0)" office:value-type="percentage" office:value="0.397590361445783">
            <text:p>39.76%</text:p>
          </table:table-cell>
          <table:table-cell table:style-name="ce12" table:formula="of:=IF([Sheet1.I42]&gt;[.$G$1];[Sheet1.W42];0)" office:value-type="percentage" office:value="0.369230769230769">
            <text:p>36.92%</text:p>
          </table:table-cell>
          <table:table-cell table:style-name="ce12" table:formula="of:=IF([Sheet1.I42]&gt;[.$G$1];[Sheet1.X42];0)" office:value-type="percentage" office:value="0.0461538461538462">
            <text:p>4.62%</text:p>
          </table:table-cell>
          <table:table-cell table:style-name="ce12" table:formula="of:=IF([Sheet1.I42]&gt;[.$G$1];[Sheet1.Y42];0)" office:value-type="percentage" office:value="0.138461538461538">
            <text:p>13.85%</text:p>
          </table:table-cell>
          <table:table-cell table:formula="of:=IF([Sheet1.I42]&gt;[.$G$1];[Sheet1.Z42];0)" office:value-type="percentage" office:value="0.4">
            <text:p>40.00%</text:p>
          </table:table-cell>
          <table:table-cell table:formula="of:=IF([Sheet1.I42]&gt;[.$G$1];[Sheet1.AA42];0)" office:value-type="percentage" office:value="0.651515151515152">
            <text:p>65.15%</text:p>
          </table:table-cell>
          <table:table-cell table:number-columns-repeated="2"/>
        </table:table-row>
        <table:table-row table:style-name="ro1">
          <table:table-cell table:style-name="ce11" table:formula="of:=IF([Sheet1.J43]&gt;[.$G$1];[Sheet1.V43];0)" office:value-type="percentage" office:value="0.593333333333333">
            <text:p>59.33%</text:p>
          </table:table-cell>
          <table:table-cell table:style-name="ce12" table:formula="of:=IF([Sheet1.I43]&gt;[.$G$1];[Sheet1.W43];0)" office:value-type="percentage" office:value="0.112359550561798">
            <text:p>11.24%</text:p>
          </table:table-cell>
          <table:table-cell table:style-name="ce12" table:formula="of:=IF([Sheet1.I43]&gt;[.$G$1];[Sheet1.X43];0)" office:value-type="percentage" office:value="0.191011235955056">
            <text:p>19.10%</text:p>
          </table:table-cell>
          <table:table-cell table:style-name="ce12" table:formula="of:=IF([Sheet1.I43]&gt;[.$G$1];[Sheet1.Y43];0)" office:value-type="percentage" office:value="0.196629213483146">
            <text:p>19.66%</text:p>
          </table:table-cell>
          <table:table-cell table:formula="of:=IF([Sheet1.I43]&gt;[.$G$1];[Sheet1.Z43];0)" office:value-type="percentage" office:value="0.48314606741573">
            <text:p>48.31%</text:p>
          </table:table-cell>
          <table:table-cell table:formula="of:=IF([Sheet1.I43]&gt;[.$G$1];[Sheet1.AA43];0)" office:value-type="percentage" office:value="0.455056179775281">
            <text:p>45.51%</text:p>
          </table:table-cell>
          <table:table-cell table:number-columns-repeated="2"/>
        </table:table-row>
        <table:table-row table:style-name="ro1">
          <table:table-cell table:style-name="ce11" table:formula="of:=IF([Sheet1.J44]&gt;[.$G$1];[Sheet1.V44];0)" office:value-type="percentage" office:value="0.570063694267516">
            <text:p>57.01%</text:p>
          </table:table-cell>
          <table:table-cell table:style-name="ce12" table:formula="of:=IF([Sheet1.I44]&gt;[.$G$1];[Sheet1.W44];0)" office:value-type="percentage" office:value="0.146067415730337">
            <text:p>14.61%</text:p>
          </table:table-cell>
          <table:table-cell table:style-name="ce12" table:formula="of:=IF([Sheet1.I44]&gt;[.$G$1];[Sheet1.X44];0)" office:value-type="percentage" office:value="0.191011235955056">
            <text:p>19.10%</text:p>
          </table:table-cell>
          <table:table-cell table:style-name="ce12" table:formula="of:=IF([Sheet1.I44]&gt;[.$G$1];[Sheet1.Y44];0)" office:value-type="percentage" office:value="0.157303370786517">
            <text:p>15.73%</text:p>
          </table:table-cell>
          <table:table-cell table:formula="of:=IF([Sheet1.I44]&gt;[.$G$1];[Sheet1.Z44];0)" office:value-type="percentage" office:value="0.48876404494382">
            <text:p>48.88%</text:p>
          </table:table-cell>
          <table:table-cell table:formula="of:=IF([Sheet1.I44]&gt;[.$G$1];[Sheet1.AA44];0)" office:value-type="percentage" office:value="0.519553072625698">
            <text:p>51.96%</text:p>
          </table:table-cell>
          <table:table-cell table:number-columns-repeated="2"/>
        </table:table-row>
        <table:table-row table:style-name="ro1">
          <table:table-cell table:style-name="ce11" table:formula="of:=IF([Sheet1.J45]&gt;[.$G$1];[Sheet1.V45];0)" office:value-type="percentage" office:value="0.366666666666667">
            <text:p>36.67%</text:p>
          </table:table-cell>
          <table:table-cell table:style-name="ce12" table:formula="of:=IF([Sheet1.I45]&gt;[.$G$1];[Sheet1.W45];0)" office:value-type="percentage" office:value="0.127272727272727">
            <text:p>12.73%</text:p>
          </table:table-cell>
          <table:table-cell table:style-name="ce12" table:formula="of:=IF([Sheet1.I45]&gt;[.$G$1];[Sheet1.X45];0)" office:value-type="percentage" office:value="0.181818181818182">
            <text:p>18.18%</text:p>
          </table:table-cell>
          <table:table-cell table:style-name="ce12" table:formula="of:=IF([Sheet1.I45]&gt;[.$G$1];[Sheet1.Y45];0)" office:value-type="percentage" office:value="0.127272727272727">
            <text:p>12.73%</text:p>
          </table:table-cell>
          <table:table-cell table:formula="of:=IF([Sheet1.I45]&gt;[.$G$1];[Sheet1.Z45];0)" office:value-type="percentage" office:value="0.527272727272727">
            <text:p>52.73%</text:p>
          </table:table-cell>
          <table:table-cell table:formula="of:=IF([Sheet1.I45]&gt;[.$G$1];[Sheet1.AA45];0)" office:value-type="percentage" office:value="0.454545454545455">
            <text:p>45.45%</text:p>
          </table:table-cell>
          <table:table-cell table:number-columns-repeated="2"/>
        </table:table-row>
        <table:table-row table:style-name="ro1">
          <table:table-cell table:style-name="ce11" table:formula="of:=IF([Sheet1.J46]&gt;[.$G$1];[Sheet1.V46];0)" office:value-type="percentage" office:value="0.416666666666667">
            <text:p>41.67%</text:p>
          </table:table-cell>
          <table:table-cell table:style-name="ce12" table:formula="of:=IF([Sheet1.I46]&gt;[.$G$1];[Sheet1.W46];0)" office:value-type="percentage" office:value="0.307692307692308">
            <text:p>30.77%</text:p>
          </table:table-cell>
          <table:table-cell table:style-name="ce12" table:formula="of:=IF([Sheet1.I46]&gt;[.$G$1];[Sheet1.X46];0)" office:value-type="percentage" office:value="0.138461538461538">
            <text:p>13.85%</text:p>
          </table:table-cell>
          <table:table-cell table:style-name="ce12" table:formula="of:=IF([Sheet1.I46]&gt;[.$G$1];[Sheet1.Y46];0)" office:value-type="percentage" office:value="0.138461538461538">
            <text:p>13.85%</text:p>
          </table:table-cell>
          <table:table-cell table:formula="of:=IF([Sheet1.I46]&gt;[.$G$1];[Sheet1.Z46];0)" office:value-type="percentage" office:value="0.369230769230769">
            <text:p>36.92%</text:p>
          </table:table-cell>
          <table:table-cell table:formula="of:=IF([Sheet1.I46]&gt;[.$G$1];[Sheet1.AA46];0)" office:value-type="percentage" office:value="0.523076923076923">
            <text:p>52.31%</text:p>
          </table:table-cell>
          <table:table-cell table:number-columns-repeated="2"/>
        </table:table-row>
        <table:table-row table:style-name="ro1">
          <table:table-cell table:style-name="ce11" table:formula="of:=IF([Sheet1.J47]&gt;[.$G$1];[Sheet1.V47];0)" office:value-type="percentage" office:value="0.527173913043478">
            <text:p>52.72%</text:p>
          </table:table-cell>
          <table:table-cell table:style-name="ce12" table:formula="of:=IF([Sheet1.I47]&gt;[.$G$1];[Sheet1.W47];0)" office:value-type="percentage" office:value="0.329896907216495">
            <text:p>32.99%</text:p>
          </table:table-cell>
          <table:table-cell table:style-name="ce12" table:formula="of:=IF([Sheet1.I47]&gt;[.$G$1];[Sheet1.X47];0)" office:value-type="percentage" office:value="0.103092783505155">
            <text:p>10.31%</text:p>
          </table:table-cell>
          <table:table-cell table:style-name="ce12" table:formula="of:=IF([Sheet1.I47]&gt;[.$G$1];[Sheet1.Y47];0)" office:value-type="percentage" office:value="0.185567010309278">
            <text:p>18.56%</text:p>
          </table:table-cell>
          <table:table-cell table:formula="of:=IF([Sheet1.I47]&gt;[.$G$1];[Sheet1.Z47];0)" office:value-type="percentage" office:value="0.381443298969072">
            <text:p>38.14%</text:p>
          </table:table-cell>
          <table:table-cell table:formula="of:=IF([Sheet1.I47]&gt;[.$G$1];[Sheet1.AA47];0)" office:value-type="percentage" office:value="0.577319587628866">
            <text:p>57.73%</text:p>
          </table:table-cell>
          <table:table-cell table:number-columns-repeated="2"/>
        </table:table-row>
        <table:table-row table:style-name="ro1">
          <table:table-cell table:style-name="ce11" table:formula="of:=IF([Sheet1.J48]&gt;[.$G$1];[Sheet1.V48];0)" office:value-type="percentage" office:value="0.417391304347826">
            <text:p>41.74%</text:p>
          </table:table-cell>
          <table:table-cell table:style-name="ce12" table:formula="of:=IF([Sheet1.I48]&gt;[.$G$1];[Sheet1.W48];0)" office:value-type="percentage" office:value="0.364583333333333">
            <text:p>36.46%</text:p>
          </table:table-cell>
          <table:table-cell table:style-name="ce12" table:formula="of:=IF([Sheet1.I48]&gt;[.$G$1];[Sheet1.X48];0)" office:value-type="percentage" office:value="0.0416666666666667">
            <text:p>4.17%</text:p>
          </table:table-cell>
          <table:table-cell table:style-name="ce12" table:formula="of:=IF([Sheet1.I48]&gt;[.$G$1];[Sheet1.Y48];0)" office:value-type="percentage" office:value="0.0833333333333333">
            <text:p>8.33%</text:p>
          </table:table-cell>
          <table:table-cell table:formula="of:=IF([Sheet1.I48]&gt;[.$G$1];[Sheet1.Z48];0)" office:value-type="percentage" office:value="0.447916666666667">
            <text:p>44.79%</text:p>
          </table:table-cell>
          <table:table-cell table:formula="of:=IF([Sheet1.I48]&gt;[.$G$1];[Sheet1.AA48];0)" office:value-type="percentage" office:value="0.604166666666667">
            <text:p>60.42%</text:p>
          </table:table-cell>
          <table:table-cell table:number-columns-repeated="2"/>
        </table:table-row>
        <table:table-row table:style-name="ro1">
          <table:table-cell table:style-name="ce11" table:formula="of:=IF([Sheet1.J49]&gt;[.$G$1];[Sheet1.V49];0)" office:value-type="percentage" office:value="0.512820512820513">
            <text:p>51.28%</text:p>
          </table:table-cell>
          <table:table-cell table:style-name="ce12" table:formula="of:=IF([Sheet1.I49]&gt;[.$G$1];[Sheet1.W49];0)" office:value-type="percentage" office:value="0.308333333333333">
            <text:p>30.83%</text:p>
          </table:table-cell>
          <table:table-cell table:style-name="ce12" table:formula="of:=IF([Sheet1.I49]&gt;[.$G$1];[Sheet1.X49];0)" office:value-type="percentage" office:value="0.133333333333333">
            <text:p>13.33%</text:p>
          </table:table-cell>
          <table:table-cell table:style-name="ce12" table:formula="of:=IF([Sheet1.I49]&gt;[.$G$1];[Sheet1.Y49];0)" office:value-type="percentage" office:value="0.0666666666666667">
            <text:p>6.67%</text:p>
          </table:table-cell>
          <table:table-cell table:formula="of:=IF([Sheet1.I49]&gt;[.$G$1];[Sheet1.Z49];0)" office:value-type="percentage" office:value="0.491666666666667">
            <text:p>49.17%</text:p>
          </table:table-cell>
          <table:table-cell table:formula="of:=IF([Sheet1.I49]&gt;[.$G$1];[Sheet1.AA49];0)" office:value-type="percentage" office:value="0.5">
            <text:p>50.00%</text:p>
          </table:table-cell>
          <table:table-cell table:number-columns-repeated="2"/>
        </table:table-row>
        <table:table-row table:style-name="ro1">
          <table:table-cell table:style-name="ce11" table:formula="of:=IF([Sheet1.J50]&gt;[.$G$1];[Sheet1.V50];0)" office:value-type="percentage" office:value="0.411522633744856">
            <text:p>41.15%</text:p>
          </table:table-cell>
          <table:table-cell table:style-name="ce12" table:formula="of:=IF([Sheet1.I50]&gt;[.$G$1];[Sheet1.W50];0)" office:value-type="percentage" office:value="0.183673469387755">
            <text:p>18.37%</text:p>
          </table:table-cell>
          <table:table-cell table:style-name="ce12" table:formula="of:=IF([Sheet1.I50]&gt;[.$G$1];[Sheet1.X50];0)" office:value-type="percentage" office:value="0.13265306122449">
            <text:p>13.27%</text:p>
          </table:table-cell>
          <table:table-cell table:style-name="ce12" table:formula="of:=IF([Sheet1.I50]&gt;[.$G$1];[Sheet1.Y50];0)" office:value-type="percentage" office:value="0.102040816326531">
            <text:p>10.20%</text:p>
          </table:table-cell>
          <table:table-cell table:formula="of:=IF([Sheet1.I50]&gt;[.$G$1];[Sheet1.Z50];0)" office:value-type="percentage" office:value="0.561224489795918">
            <text:p>56.12%</text:p>
          </table:table-cell>
          <table:table-cell table:formula="of:=IF([Sheet1.I50]&gt;[.$G$1];[Sheet1.AA50];0)" office:value-type="percentage" office:value="0.47">
            <text:p>47.00%</text:p>
          </table:table-cell>
          <table:table-cell table:number-columns-repeated="2"/>
        </table:table-row>
        <table:table-row table:style-name="ro1">
          <table:table-cell table:style-name="ce11" table:formula="of:=IF([Sheet1.J51]&gt;[.$G$1];[Sheet1.V51];0)" office:value-type="percentage" office:value="0.511627906976744">
            <text:p>51.16%</text:p>
          </table:table-cell>
          <table:table-cell table:style-name="ce12" table:formula="of:=IF([Sheet1.I51]&gt;[.$G$1];[Sheet1.W51];0)" office:value-type="percentage" office:value="0.157894736842105">
            <text:p>15.79%</text:p>
          </table:table-cell>
          <table:table-cell table:style-name="ce12" table:formula="of:=IF([Sheet1.I51]&gt;[.$G$1];[Sheet1.X51];0)" office:value-type="percentage" office:value="0.105263157894737">
            <text:p>10.53%</text:p>
          </table:table-cell>
          <table:table-cell table:style-name="ce12" table:formula="of:=IF([Sheet1.I51]&gt;[.$G$1];[Sheet1.Y51];0)" office:value-type="percentage" office:value="0.236842105263158">
            <text:p>23.68%</text:p>
          </table:table-cell>
          <table:table-cell table:formula="of:=IF([Sheet1.I51]&gt;[.$G$1];[Sheet1.Z51];0)" office:value-type="percentage" office:value="0.480263157894737">
            <text:p>48.03%</text:p>
          </table:table-cell>
          <table:table-cell table:formula="of:=IF([Sheet1.I51]&gt;[.$G$1];[Sheet1.AA51];0)" office:value-type="percentage" office:value="0.564935064935065">
            <text:p>56.49%</text:p>
          </table:table-cell>
          <table:table-cell table:number-columns-repeated="2"/>
        </table:table-row>
        <table:table-row table:style-name="ro1">
          <table:table-cell table:style-name="ce11" table:formula="of:=IF([Sheet1.J52]&gt;[.$G$1];[Sheet1.V52];0)" office:value-type="percentage" office:value="0.553846153846154">
            <text:p>55.38%</text:p>
          </table:table-cell>
          <table:table-cell table:style-name="ce12" table:formula="of:=IF([Sheet1.I52]&gt;[.$G$1];[Sheet1.W52];0)" office:value-type="percentage" office:value="0.0949720670391061">
            <text:p>9.50%</text:p>
          </table:table-cell>
          <table:table-cell table:style-name="ce12" table:formula="of:=IF([Sheet1.I52]&gt;[.$G$1];[Sheet1.X52];0)" office:value-type="percentage" office:value="0.240223463687151">
            <text:p>24.02%</text:p>
          </table:table-cell>
          <table:table-cell table:style-name="ce12" table:formula="of:=IF([Sheet1.I52]&gt;[.$G$1];[Sheet1.Y52];0)" office:value-type="percentage" office:value="0.134078212290503">
            <text:p>13.41%</text:p>
          </table:table-cell>
          <table:table-cell table:formula="of:=IF([Sheet1.I52]&gt;[.$G$1];[Sheet1.Z52];0)" office:value-type="percentage" office:value="0.53072625698324">
            <text:p>53.07%</text:p>
          </table:table-cell>
          <table:table-cell table:formula="of:=IF([Sheet1.I52]&gt;[.$G$1];[Sheet1.AA52];0)" office:value-type="percentage" office:value="0.494444444444444">
            <text:p>49.44%</text:p>
          </table:table-cell>
          <table:table-cell table:number-columns-repeated="2"/>
        </table:table-row>
        <table:table-row table:style-name="ro1">
          <table:table-cell table:style-name="ce11" table:formula="of:=IF([Sheet1.J53]&gt;[.$G$1];[Sheet1.V53];0)" office:value-type="percentage" office:value="0.361647361647362">
            <text:p>36.16%</text:p>
          </table:table-cell>
          <table:table-cell table:style-name="ce12" table:formula="of:=IF([Sheet1.I53]&gt;[.$G$1];[Sheet1.W53];0)" office:value-type="percentage" office:value="0.294964028776978">
            <text:p>29.50%</text:p>
          </table:table-cell>
          <table:table-cell table:style-name="ce12" table:formula="of:=IF([Sheet1.I53]&gt;[.$G$1];[Sheet1.X53];0)" office:value-type="percentage" office:value="0.147482014388489">
            <text:p>14.75%</text:p>
          </table:table-cell>
          <table:table-cell table:style-name="ce12" table:formula="of:=IF([Sheet1.I53]&gt;[.$G$1];[Sheet1.Y53];0)" office:value-type="percentage" office:value="0.140287769784173">
            <text:p>14.03%</text:p>
          </table:table-cell>
          <table:table-cell table:formula="of:=IF([Sheet1.I53]&gt;[.$G$1];[Sheet1.Z53];0)" office:value-type="percentage" office:value="0.352517985611511">
            <text:p>35.25%</text:p>
          </table:table-cell>
          <table:table-cell table:formula="of:=IF([Sheet1.I53]&gt;[.$G$1];[Sheet1.AA53];0)" office:value-type="percentage" office:value="0.576512455516014">
            <text:p>57.65%</text:p>
          </table:table-cell>
          <table:table-cell table:number-columns-repeated="2"/>
        </table:table-row>
        <table:table-row table:style-name="ro1">
          <table:table-cell table:style-name="ce11" table:formula="of:=IF([Sheet1.J54]&gt;[.$G$1];[Sheet1.V54];0)" office:value-type="percentage" office:value="0.432276657060519">
            <text:p>43.23%</text:p>
          </table:table-cell>
          <table:table-cell table:style-name="ce12" table:formula="of:=IF([Sheet1.I54]&gt;[.$G$1];[Sheet1.W54];0)" office:value-type="percentage" office:value="0.302013422818792">
            <text:p>30.20%</text:p>
          </table:table-cell>
          <table:table-cell table:style-name="ce12" table:formula="of:=IF([Sheet1.I54]&gt;[.$G$1];[Sheet1.X54];0)" office:value-type="percentage" office:value="0.100671140939597">
            <text:p>10.07%</text:p>
          </table:table-cell>
          <table:table-cell table:style-name="ce12" table:formula="of:=IF([Sheet1.I54]&gt;[.$G$1];[Sheet1.Y54];0)" office:value-type="percentage" office:value="0.10738255033557">
            <text:p>10.74%</text:p>
          </table:table-cell>
          <table:table-cell table:formula="of:=IF([Sheet1.I54]&gt;[.$G$1];[Sheet1.Z54];0)" office:value-type="percentage" office:value="0.442953020134228">
            <text:p>44.30%</text:p>
          </table:table-cell>
          <table:table-cell table:formula="of:=IF([Sheet1.I54]&gt;[.$G$1];[Sheet1.AA54];0)" office:value-type="percentage" office:value="0.626666666666667">
            <text:p>62.67%</text:p>
          </table:table-cell>
          <table:table-cell table:number-columns-repeated="2"/>
        </table:table-row>
        <table:table-row table:style-name="ro1">
          <table:table-cell table:style-name="ce11" table:formula="of:=IF([Sheet1.J55]&gt;[.$G$1];[Sheet1.V55];0)" office:value-type="percentage" office:value="0.563636363636364">
            <text:p>56.36%</text:p>
          </table:table-cell>
          <table:table-cell table:style-name="ce12" table:formula="of:=IF([Sheet1.I55]&gt;[.$G$1];[Sheet1.W55];0)" office:value-type="percentage" office:value="0.217741935483871">
            <text:p>21.77%</text:p>
          </table:table-cell>
          <table:table-cell table:style-name="ce12" table:formula="of:=IF([Sheet1.I55]&gt;[.$G$1];[Sheet1.X55];0)" office:value-type="percentage" office:value="0.129032258064516">
            <text:p>12.90%</text:p>
          </table:table-cell>
          <table:table-cell table:style-name="ce12" table:formula="of:=IF([Sheet1.I55]&gt;[.$G$1];[Sheet1.Y55];0)" office:value-type="percentage" office:value="0.120967741935484">
            <text:p>12.10%</text:p>
          </table:table-cell>
          <table:table-cell table:formula="of:=IF([Sheet1.I55]&gt;[.$G$1];[Sheet1.Z55];0)" office:value-type="percentage" office:value="0.5">
            <text:p>50.00%</text:p>
          </table:table-cell>
          <table:table-cell table:formula="of:=IF([Sheet1.I55]&gt;[.$G$1];[Sheet1.AA55];0)" office:value-type="percentage" office:value="0.57258064516129">
            <text:p>57.26%</text:p>
          </table:table-cell>
          <table:table-cell table:number-columns-repeated="2"/>
        </table:table-row>
        <table:table-row table:style-name="ro1">
          <table:table-cell table:style-name="ce11" table:formula="of:=IF([Sheet1.J56]&gt;[.$G$1];[Sheet1.V56];0)" office:value-type="percentage" office:value="0.515873015873016">
            <text:p>51.59%</text:p>
          </table:table-cell>
          <table:table-cell table:style-name="ce12" table:formula="of:=IF([Sheet1.I56]&gt;[.$G$1];[Sheet1.W56];0)" office:value-type="percentage" office:value="0.265625">
            <text:p>26.56%</text:p>
          </table:table-cell>
          <table:table-cell table:style-name="ce12" table:formula="of:=IF([Sheet1.I56]&gt;[.$G$1];[Sheet1.X56];0)" office:value-type="percentage" office:value="0.1328125">
            <text:p>13.28%</text:p>
          </table:table-cell>
          <table:table-cell table:style-name="ce12" table:formula="of:=IF([Sheet1.I56]&gt;[.$G$1];[Sheet1.Y56];0)" office:value-type="percentage" office:value="0.1484375">
            <text:p>14.84%</text:p>
          </table:table-cell>
          <table:table-cell table:formula="of:=IF([Sheet1.I56]&gt;[.$G$1];[Sheet1.Z56];0)" office:value-type="percentage" office:value="0.40625">
            <text:p>40.63%</text:p>
          </table:table-cell>
          <table:table-cell table:formula="of:=IF([Sheet1.I56]&gt;[.$G$1];[Sheet1.AA56];0)" office:value-type="percentage" office:value="0.646153846153846">
            <text:p>64.62%</text:p>
          </table:table-cell>
          <table:table-cell table:number-columns-repeated="2"/>
        </table:table-row>
        <table:table-row table:style-name="ro1">
          <table:table-cell table:style-name="ce11" table:formula="of:=IF([Sheet1.J57]&gt;[.$G$1];[Sheet1.V57];0)" office:value-type="percentage" office:value="0.390243902439024">
            <text:p>39.02%</text:p>
          </table:table-cell>
          <table:table-cell table:style-name="ce12" table:formula="of:=IF([Sheet1.I57]&gt;[.$G$1];[Sheet1.W57];0)" office:value-type="percentage" office:value="0.3375">
            <text:p>33.75%</text:p>
          </table:table-cell>
          <table:table-cell table:style-name="ce12" table:formula="of:=IF([Sheet1.I57]&gt;[.$G$1];[Sheet1.X57];0)" office:value-type="percentage" office:value="0.0625">
            <text:p>6.25%</text:p>
          </table:table-cell>
          <table:table-cell table:style-name="ce12" table:formula="of:=IF([Sheet1.I57]&gt;[.$G$1];[Sheet1.Y57];0)" office:value-type="percentage" office:value="0.0125">
            <text:p>1.25%</text:p>
          </table:table-cell>
          <table:table-cell table:formula="of:=IF([Sheet1.I57]&gt;[.$G$1];[Sheet1.Z57];0)" office:value-type="percentage" office:value="0.5625">
            <text:p>56.25%</text:p>
          </table:table-cell>
          <table:table-cell table:formula="of:=IF([Sheet1.I57]&gt;[.$G$1];[Sheet1.AA57];0)" office:value-type="percentage" office:value="0.55">
            <text:p>55.00%</text:p>
          </table:table-cell>
          <table:table-cell table:number-columns-repeated="2"/>
        </table:table-row>
        <table:table-row table:style-name="ro1">
          <table:table-cell table:style-name="ce11" table:formula="of:=IF([Sheet1.J58]&gt;[.$G$1];[Sheet1.V58];0)" office:value-type="percentage" office:value="0.385416666666667">
            <text:p>38.54%</text:p>
          </table:table-cell>
          <table:table-cell table:style-name="ce12" table:formula="of:=IF([Sheet1.I58]&gt;[.$G$1];[Sheet1.W58];0)" office:value-type="percentage" office:value="0.297297297297297">
            <text:p>29.73%</text:p>
          </table:table-cell>
          <table:table-cell table:style-name="ce12" table:formula="of:=IF([Sheet1.I58]&gt;[.$G$1];[Sheet1.X58];0)" office:value-type="percentage" office:value="0.0135135135135135">
            <text:p>1.35%</text:p>
          </table:table-cell>
          <table:table-cell table:style-name="ce12" table:formula="of:=IF([Sheet1.I58]&gt;[.$G$1];[Sheet1.Y58];0)" office:value-type="percentage" office:value="0.121621621621622">
            <text:p>12.16%</text:p>
          </table:table-cell>
          <table:table-cell table:formula="of:=IF([Sheet1.I58]&gt;[.$G$1];[Sheet1.Z58];0)" office:value-type="percentage" office:value="0.540540540540541">
            <text:p>54.05%</text:p>
          </table:table-cell>
          <table:table-cell table:formula="of:=IF([Sheet1.I58]&gt;[.$G$1];[Sheet1.AA58];0)" office:value-type="percentage" office:value="0.513513513513513">
            <text:p>51.35%</text:p>
          </table:table-cell>
          <table:table-cell table:number-columns-repeated="2"/>
        </table:table-row>
        <table:table-row table:style-name="ro1">
          <table:table-cell table:style-name="ce11" table:formula="of:=IF([Sheet1.J59]&gt;[.$G$1];[Sheet1.V59];0)" office:value-type="percentage" office:value="0.287878787878788">
            <text:p>28.79%</text:p>
          </table:table-cell>
          <table:table-cell table:style-name="ce12" table:formula="of:=IF([Sheet1.I59]&gt;[.$G$1];[Sheet1.W59];0)" office:value-type="percentage" office:value="0.192982456140351">
            <text:p>19.30%</text:p>
          </table:table-cell>
          <table:table-cell table:style-name="ce12" table:formula="of:=IF([Sheet1.I59]&gt;[.$G$1];[Sheet1.X59];0)" office:value-type="percentage" office:value="0.087719298245614">
            <text:p>8.77%</text:p>
          </table:table-cell>
          <table:table-cell table:style-name="ce12" table:formula="of:=IF([Sheet1.I59]&gt;[.$G$1];[Sheet1.Y59];0)" office:value-type="percentage" office:value="0.105263157894737">
            <text:p>10.53%</text:p>
          </table:table-cell>
          <table:table-cell table:formula="of:=IF([Sheet1.I59]&gt;[.$G$1];[Sheet1.Z59];0)" office:value-type="percentage" office:value="0.614035087719298">
            <text:p>61.40%</text:p>
          </table:table-cell>
          <table:table-cell table:formula="of:=IF([Sheet1.I59]&gt;[.$G$1];[Sheet1.AA59];0)" office:value-type="percentage" office:value="0.543859649122807">
            <text:p>54.39%</text:p>
          </table:table-cell>
          <table:table-cell table:number-columns-repeated="2"/>
        </table:table-row>
        <table:table-row table:style-name="ro1">
          <table:table-cell table:style-name="ce11" table:formula="of:=IF([Sheet1.J60]&gt;[.$G$1];[Sheet1.V60];0)" office:value-type="percentage" office:value="0.363265306122449">
            <text:p>36.33%</text:p>
          </table:table-cell>
          <table:table-cell table:style-name="ce12" table:formula="of:=IF([Sheet1.I60]&gt;[.$G$1];[Sheet1.W60];0)" office:value-type="percentage" office:value="0.404494382022472">
            <text:p>40.45%</text:p>
          </table:table-cell>
          <table:table-cell table:style-name="ce12" table:formula="of:=IF([Sheet1.I60]&gt;[.$G$1];[Sheet1.X60];0)" office:value-type="percentage" office:value="0.0786516853932584">
            <text:p>7.87%</text:p>
          </table:table-cell>
          <table:table-cell table:style-name="ce12" table:formula="of:=IF([Sheet1.I60]&gt;[.$G$1];[Sheet1.Y60];0)" office:value-type="percentage" office:value="0.0224719101123595">
            <text:p>2.25%</text:p>
          </table:table-cell>
          <table:table-cell table:formula="of:=IF([Sheet1.I60]&gt;[.$G$1];[Sheet1.Z60];0)" office:value-type="percentage" office:value="0.460674157303371">
            <text:p>46.07%</text:p>
          </table:table-cell>
          <table:table-cell table:formula="of:=IF([Sheet1.I60]&gt;[.$G$1];[Sheet1.AA60];0)" office:value-type="percentage" office:value="0.629213483146067">
            <text:p>62.92%</text:p>
          </table:table-cell>
          <table:table-cell table:number-columns-repeated="2"/>
        </table:table-row>
        <table:table-row table:style-name="ro1">
          <table:table-cell table:style-name="ce11" table:formula="of:=IF([Sheet1.J61]&gt;[.$G$1];[Sheet1.V61];0)" office:value-type="percentage" office:value="0.416">
            <text:p>41.60%</text:p>
          </table:table-cell>
          <table:table-cell table:style-name="ce12" table:formula="of:=IF([Sheet1.I61]&gt;[.$G$1];[Sheet1.W61];0)" office:value-type="percentage" office:value="0.384615384615385">
            <text:p>38.46%</text:p>
          </table:table-cell>
          <table:table-cell table:style-name="ce12" table:formula="of:=IF([Sheet1.I61]&gt;[.$G$1];[Sheet1.X61];0)" office:value-type="percentage" office:value="0.0192307692307692">
            <text:p>1.92%</text:p>
          </table:table-cell>
          <table:table-cell table:style-name="ce12" table:formula="of:=IF([Sheet1.I61]&gt;[.$G$1];[Sheet1.Y61];0)" office:value-type="percentage" office:value="0.105769230769231">
            <text:p>10.58%</text:p>
          </table:table-cell>
          <table:table-cell table:formula="of:=IF([Sheet1.I61]&gt;[.$G$1];[Sheet1.Z61];0)" office:value-type="percentage" office:value="0.461538461538462">
            <text:p>46.15%</text:p>
          </table:table-cell>
          <table:table-cell table:formula="of:=IF([Sheet1.I61]&gt;[.$G$1];[Sheet1.AA61];0)" office:value-type="percentage" office:value="0.663461538461538">
            <text:p>66.35%</text:p>
          </table:table-cell>
          <table:table-cell table:number-columns-repeated="2"/>
        </table:table-row>
        <table:table-row table:style-name="ro1">
          <table:table-cell table:style-name="ce11" table:formula="of:=IF([Sheet1.J62]&gt;[.$G$1];[Sheet1.V62];0)" office:value-type="percentage" office:value="0.480836236933798">
            <text:p>48.08%</text:p>
          </table:table-cell>
          <table:table-cell table:style-name="ce12" table:formula="of:=IF([Sheet1.I62]&gt;[.$G$1];[Sheet1.W62];0)" office:value-type="percentage" office:value="0.210144927536232">
            <text:p>21.01%</text:p>
          </table:table-cell>
          <table:table-cell table:style-name="ce12" table:formula="of:=IF([Sheet1.I62]&gt;[.$G$1];[Sheet1.X62];0)" office:value-type="percentage" office:value="0.123188405797101">
            <text:p>12.32%</text:p>
          </table:table-cell>
          <table:table-cell table:style-name="ce12" table:formula="of:=IF([Sheet1.I62]&gt;[.$G$1];[Sheet1.Y62];0)" office:value-type="percentage" office:value="0.13768115942029">
            <text:p>13.77%</text:p>
          </table:table-cell>
          <table:table-cell table:formula="of:=IF([Sheet1.I62]&gt;[.$G$1];[Sheet1.Z62];0)" office:value-type="percentage" office:value="0.492753623188406">
            <text:p>49.28%</text:p>
          </table:table-cell>
          <table:table-cell table:formula="of:=IF([Sheet1.I62]&gt;[.$G$1];[Sheet1.AA62];0)" office:value-type="percentage" office:value="0.601449275362319">
            <text:p>60.14%</text:p>
          </table:table-cell>
          <table:table-cell table:number-columns-repeated="2"/>
        </table:table-row>
        <table:table-row table:style-name="ro1">
          <table:table-cell table:style-name="ce11" table:formula="of:=IF([Sheet1.J63]&gt;[.$G$1];[Sheet1.V63];0)" office:value-type="percentage" office:value="0.46551724137931">
            <text:p>46.55%</text:p>
          </table:table-cell>
          <table:table-cell table:style-name="ce12" table:formula="of:=IF([Sheet1.I63]&gt;[.$G$1];[Sheet1.W63];0)" office:value-type="percentage" office:value="0.146153846153846">
            <text:p>14.62%</text:p>
          </table:table-cell>
          <table:table-cell table:style-name="ce12" table:formula="of:=IF([Sheet1.I63]&gt;[.$G$1];[Sheet1.X63];0)" office:value-type="percentage" office:value="0.169230769230769">
            <text:p>16.92%</text:p>
          </table:table-cell>
          <table:table-cell table:style-name="ce12" table:formula="of:=IF([Sheet1.I63]&gt;[.$G$1];[Sheet1.Y63];0)" office:value-type="percentage" office:value="0.2">
            <text:p>20.00%</text:p>
          </table:table-cell>
          <table:table-cell table:formula="of:=IF([Sheet1.I63]&gt;[.$G$1];[Sheet1.Z63];0)" office:value-type="percentage" office:value="0.484615384615385">
            <text:p>48.46%</text:p>
          </table:table-cell>
          <table:table-cell table:formula="of:=IF([Sheet1.I63]&gt;[.$G$1];[Sheet1.AA63];0)" office:value-type="percentage" office:value="0.407407407407407">
            <text:p>40.74%</text:p>
          </table:table-cell>
          <table:table-cell table:number-columns-repeated="2"/>
        </table:table-row>
        <table:table-row table:style-name="ro1">
          <table:table-cell table:style-name="ce11" table:formula="of:=IF([Sheet1.J64]&gt;[.$G$1];[Sheet1.V64];0)" office:value-type="percentage" office:value="0.483870967741936">
            <text:p>48.39%</text:p>
          </table:table-cell>
          <table:table-cell table:style-name="ce12" table:formula="of:=IF([Sheet1.I64]&gt;[.$G$1];[Sheet1.W64];0)" office:value-type="percentage" office:value="0.272222222222222">
            <text:p>27.22%</text:p>
          </table:table-cell>
          <table:table-cell table:style-name="ce12" table:formula="of:=IF([Sheet1.I64]&gt;[.$G$1];[Sheet1.X64];0)" office:value-type="percentage" office:value="0.133333333333333">
            <text:p>13.33%</text:p>
          </table:table-cell>
          <table:table-cell table:style-name="ce12" table:formula="of:=IF([Sheet1.I64]&gt;[.$G$1];[Sheet1.Y64];0)" office:value-type="percentage" office:value="0.155555555555556">
            <text:p>15.56%</text:p>
          </table:table-cell>
          <table:table-cell table:formula="of:=IF([Sheet1.I64]&gt;[.$G$1];[Sheet1.Z64];0)" office:value-type="percentage" office:value="0.422222222222222">
            <text:p>42.22%</text:p>
          </table:table-cell>
          <table:table-cell table:formula="of:=IF([Sheet1.I64]&gt;[.$G$1];[Sheet1.AA64];0)" office:value-type="percentage" office:value="0.6">
            <text:p>60.00%</text:p>
          </table:table-cell>
          <table:table-cell table:number-columns-repeated="2"/>
        </table:table-row>
        <table:table-row table:style-name="ro1">
          <table:table-cell table:style-name="ce11" table:formula="of:=IF([Sheet1.J65]&gt;[.$G$1];[Sheet1.V65];0)" office:value-type="percentage" office:value="0.587020648967552">
            <text:p>58.70%</text:p>
          </table:table-cell>
          <table:table-cell table:style-name="ce12" table:formula="of:=IF([Sheet1.I65]&gt;[.$G$1];[Sheet1.W65];0)" office:value-type="percentage" office:value="0.175879396984925">
            <text:p>17.59%</text:p>
          </table:table-cell>
          <table:table-cell table:style-name="ce12" table:formula="of:=IF([Sheet1.I65]&gt;[.$G$1];[Sheet1.X65];0)" office:value-type="percentage" office:value="0.195979899497487">
            <text:p>19.60%</text:p>
          </table:table-cell>
          <table:table-cell table:style-name="ce12" table:formula="of:=IF([Sheet1.I65]&gt;[.$G$1];[Sheet1.Y65];0)" office:value-type="percentage" office:value="0.175879396984925">
            <text:p>17.59%</text:p>
          </table:table-cell>
          <table:table-cell table:formula="of:=IF([Sheet1.I65]&gt;[.$G$1];[Sheet1.Z65];0)" office:value-type="percentage" office:value="0.437185929648241">
            <text:p>43.72%</text:p>
          </table:table-cell>
          <table:table-cell table:formula="of:=IF([Sheet1.I65]&gt;[.$G$1];[Sheet1.AA65];0)" office:value-type="percentage" office:value="0.592964824120603">
            <text:p>59.30%</text:p>
          </table:table-cell>
          <table:table-cell table:number-columns-repeated="2"/>
        </table:table-row>
        <table:table-row table:style-name="ro1">
          <table:table-cell table:style-name="ce11" table:formula="of:=IF([Sheet1.J66]&gt;[.$G$1];[Sheet1.V66];0)" office:value-type="percentage" office:value="0.54147465437788">
            <text:p>54.15%</text:p>
          </table:table-cell>
          <table:table-cell table:style-name="ce12" table:formula="of:=IF([Sheet1.I66]&gt;[.$G$1];[Sheet1.W66];0)" office:value-type="percentage" office:value="0.193965517241379">
            <text:p>19.40%</text:p>
          </table:table-cell>
          <table:table-cell table:style-name="ce12" table:formula="of:=IF([Sheet1.I66]&gt;[.$G$1];[Sheet1.X66];0)" office:value-type="percentage" office:value="0.112068965517241">
            <text:p>11.21%</text:p>
          </table:table-cell>
          <table:table-cell table:style-name="ce12" table:formula="of:=IF([Sheet1.I66]&gt;[.$G$1];[Sheet1.Y66];0)" office:value-type="percentage" office:value="0.0991379310344828">
            <text:p>9.91%</text:p>
          </table:table-cell>
          <table:table-cell table:formula="of:=IF([Sheet1.I66]&gt;[.$G$1];[Sheet1.Z66];0)" office:value-type="percentage" office:value="0.581896551724138">
            <text:p>58.19%</text:p>
          </table:table-cell>
          <table:table-cell table:formula="of:=IF([Sheet1.I66]&gt;[.$G$1];[Sheet1.AA66];0)" office:value-type="percentage" office:value="0.527659574468085">
            <text:p>52.77%</text:p>
          </table:table-cell>
          <table:table-cell table:number-columns-repeated="2"/>
        </table:table-row>
        <table:table-row table:style-name="ro1">
          <table:table-cell table:style-name="ce11" table:formula="of:=IF([Sheet1.J67]&gt;[.$G$1];[Sheet1.V67];0)" office:value-type="percentage" office:value="0.387218045112782">
            <text:p>38.72%</text:p>
          </table:table-cell>
          <table:table-cell table:style-name="ce12" table:formula="of:=IF([Sheet1.I67]&gt;[.$G$1];[Sheet1.W67];0)" office:value-type="percentage" office:value="0.271844660194175">
            <text:p>27.18%</text:p>
          </table:table-cell>
          <table:table-cell table:style-name="ce12" table:formula="of:=IF([Sheet1.I67]&gt;[.$G$1];[Sheet1.X67];0)" office:value-type="percentage" office:value="0.087378640776699">
            <text:p>8.74%</text:p>
          </table:table-cell>
          <table:table-cell table:style-name="ce12" table:formula="of:=IF([Sheet1.I67]&gt;[.$G$1];[Sheet1.Y67];0)" office:value-type="percentage" office:value="0.145631067961165">
            <text:p>14.56%</text:p>
          </table:table-cell>
          <table:table-cell table:formula="of:=IF([Sheet1.I67]&gt;[.$G$1];[Sheet1.Z67];0)" office:value-type="percentage" office:value="0.466019417475728">
            <text:p>46.60%</text:p>
          </table:table-cell>
          <table:table-cell table:formula="of:=IF([Sheet1.I67]&gt;[.$G$1];[Sheet1.AA67];0)" office:value-type="percentage" office:value="0.553398058252427">
            <text:p>55.34%</text:p>
          </table:table-cell>
          <table:table-cell table:number-columns-repeated="2"/>
        </table:table-row>
        <table:table-row table:style-name="ro1">
          <table:table-cell table:style-name="ce11" table:formula="of:=IF([Sheet1.J68]&gt;[.$G$1];[Sheet1.V68];0)" office:value-type="percentage" office:value="0.349397590361446">
            <text:p>34.94%</text:p>
          </table:table-cell>
          <table:table-cell table:style-name="ce12" table:formula="of:=IF([Sheet1.I68]&gt;[.$G$1];[Sheet1.W68];0)" office:value-type="percentage" office:value="0.275862068965517">
            <text:p>27.59%</text:p>
          </table:table-cell>
          <table:table-cell table:style-name="ce12" table:formula="of:=IF([Sheet1.I68]&gt;[.$G$1];[Sheet1.X68];0)" office:value-type="percentage" office:value="0.0862068965517241">
            <text:p>8.62%</text:p>
          </table:table-cell>
          <table:table-cell table:style-name="ce12" table:formula="of:=IF([Sheet1.I68]&gt;[.$G$1];[Sheet1.Y68];0)" office:value-type="percentage" office:value="0.189655172413793">
            <text:p>18.97%</text:p>
          </table:table-cell>
          <table:table-cell table:formula="of:=IF([Sheet1.I68]&gt;[.$G$1];[Sheet1.Z68];0)" office:value-type="percentage" office:value="0.448275862068966">
            <text:p>44.83%</text:p>
          </table:table-cell>
          <table:table-cell table:formula="of:=IF([Sheet1.I68]&gt;[.$G$1];[Sheet1.AA68];0)" office:value-type="percentage" office:value="0.637931034482759">
            <text:p>63.79%</text:p>
          </table:table-cell>
          <table:table-cell table:number-columns-repeated="2"/>
        </table:table-row>
        <table:table-row table:style-name="ro1">
          <table:table-cell table:style-name="ce11" table:formula="of:=IF([Sheet1.J69]&gt;[.$G$1];[Sheet1.V69];0)" office:value-type="percentage" office:value="0.56420233463035">
            <text:p>56.42%</text:p>
          </table:table-cell>
          <table:table-cell table:style-name="ce12" table:formula="of:=IF([Sheet1.I69]&gt;[.$G$1];[Sheet1.W69];0)" office:value-type="percentage" office:value="0.208333333333333">
            <text:p>20.83%</text:p>
          </table:table-cell>
          <table:table-cell table:style-name="ce12" table:formula="of:=IF([Sheet1.I69]&gt;[.$G$1];[Sheet1.X69];0)" office:value-type="percentage" office:value="0.0694444444444444">
            <text:p>6.94%</text:p>
          </table:table-cell>
          <table:table-cell table:style-name="ce12" table:formula="of:=IF([Sheet1.I69]&gt;[.$G$1];[Sheet1.Y69];0)" office:value-type="percentage" office:value="0.131944444444444">
            <text:p>13.19%</text:p>
          </table:table-cell>
          <table:table-cell table:formula="of:=IF([Sheet1.I69]&gt;[.$G$1];[Sheet1.Z69];0)" office:value-type="percentage" office:value="0.569444444444444">
            <text:p>56.94%</text:p>
          </table:table-cell>
          <table:table-cell table:formula="of:=IF([Sheet1.I69]&gt;[.$G$1];[Sheet1.AA69];0)" office:value-type="percentage" office:value="0.517241379310345">
            <text:p>51.72%</text:p>
          </table:table-cell>
          <table:table-cell table:number-columns-repeated="2"/>
        </table:table-row>
        <table:table-row table:style-name="ro1">
          <table:table-cell table:style-name="ce11" table:formula="of:=IF([Sheet1.J70]&gt;[.$G$1];[Sheet1.V70];0)" office:value-type="percentage" office:value="0.469135802469136">
            <text:p>46.91%</text:p>
          </table:table-cell>
          <table:table-cell table:style-name="ce12" table:formula="of:=IF([Sheet1.I70]&gt;[.$G$1];[Sheet1.W70];0)" office:value-type="percentage" office:value="0.309734513274336">
            <text:p>30.97%</text:p>
          </table:table-cell>
          <table:table-cell table:style-name="ce12" table:formula="of:=IF([Sheet1.I70]&gt;[.$G$1];[Sheet1.X70];0)" office:value-type="percentage" office:value="0.106194690265487">
            <text:p>10.62%</text:p>
          </table:table-cell>
          <table:table-cell table:style-name="ce12" table:formula="of:=IF([Sheet1.I70]&gt;[.$G$1];[Sheet1.Y70];0)" office:value-type="percentage" office:value="0.106194690265487">
            <text:p>10.62%</text:p>
          </table:table-cell>
          <table:table-cell table:formula="of:=IF([Sheet1.I70]&gt;[.$G$1];[Sheet1.Z70];0)" office:value-type="percentage" office:value="0.460176991150443">
            <text:p>46.02%</text:p>
          </table:table-cell>
          <table:table-cell table:formula="of:=IF([Sheet1.I70]&gt;[.$G$1];[Sheet1.AA70];0)" office:value-type="percentage" office:value="0.605263157894737">
            <text:p>60.53%</text:p>
          </table:table-cell>
          <table:table-cell table:number-columns-repeated="2"/>
        </table:table-row>
        <table:table-row table:style-name="ro1">
          <table:table-cell table:style-name="ce11" table:formula="of:=IF([Sheet1.J71]&gt;[.$G$1];[Sheet1.V71];0)" office:value-type="percentage" office:value="0.384615384615385">
            <text:p>38.46%</text:p>
          </table:table-cell>
          <table:table-cell table:style-name="ce12" table:formula="of:=IF([Sheet1.I71]&gt;[.$G$1];[Sheet1.W71];0)" office:value-type="percentage" office:value="0.253164556962025">
            <text:p>25.32%</text:p>
          </table:table-cell>
          <table:table-cell table:style-name="ce12" table:formula="of:=IF([Sheet1.I71]&gt;[.$G$1];[Sheet1.X71];0)" office:value-type="percentage" office:value="0.0506329113924051">
            <text:p>5.06%</text:p>
          </table:table-cell>
          <table:table-cell table:style-name="ce12" table:formula="of:=IF([Sheet1.I71]&gt;[.$G$1];[Sheet1.Y71];0)" office:value-type="percentage" office:value="0.126582278481013">
            <text:p>12.66%</text:p>
          </table:table-cell>
          <table:table-cell table:formula="of:=IF([Sheet1.I71]&gt;[.$G$1];[Sheet1.Z71];0)" office:value-type="percentage" office:value="0.544303797468354">
            <text:p>54.43%</text:p>
          </table:table-cell>
          <table:table-cell table:formula="of:=IF([Sheet1.I71]&gt;[.$G$1];[Sheet1.AA71];0)" office:value-type="percentage" office:value="0.4625">
            <text:p>46.25%</text:p>
          </table:table-cell>
          <table:table-cell table:number-columns-repeated="2"/>
        </table:table-row>
        <table:table-row table:style-name="ro1">
          <table:table-cell table:style-name="ce11" table:formula="of:=IF([Sheet1.J72]&gt;[.$G$1];[Sheet1.V72];0)" office:value-type="percentage" office:value="0.378787878787879">
            <text:p>37.88%</text:p>
          </table:table-cell>
          <table:table-cell table:style-name="ce12" table:formula="of:=IF([Sheet1.I72]&gt;[.$G$1];[Sheet1.W72];0)" office:value-type="percentage" office:value="0.277777777777778">
            <text:p>27.78%</text:p>
          </table:table-cell>
          <table:table-cell table:style-name="ce12" table:formula="of:=IF([Sheet1.I72]&gt;[.$G$1];[Sheet1.X72];0)" office:value-type="percentage" office:value="0.0416666666666667">
            <text:p>4.17%</text:p>
          </table:table-cell>
          <table:table-cell table:style-name="ce12" table:formula="of:=IF([Sheet1.I72]&gt;[.$G$1];[Sheet1.Y72];0)" office:value-type="percentage" office:value="0.0972222222222222">
            <text:p>9.72%</text:p>
          </table:table-cell>
          <table:table-cell table:formula="of:=IF([Sheet1.I72]&gt;[.$G$1];[Sheet1.Z72];0)" office:value-type="percentage" office:value="0.555555555555556">
            <text:p>55.56%</text:p>
          </table:table-cell>
          <table:table-cell table:formula="of:=IF([Sheet1.I72]&gt;[.$G$1];[Sheet1.AA72];0)" office:value-type="percentage" office:value="0.68">
            <text:p>68.00%</text:p>
          </table:table-cell>
          <table:table-cell table:number-columns-repeated="2"/>
        </table:table-row>
        <table:table-row table:style-name="ro1">
          <table:table-cell table:style-name="ce11" table:formula="of:=IF([Sheet1.J73]&gt;[.$G$1];[Sheet1.V73];0)" office:value-type="percentage" office:value="0.352727272727273">
            <text:p>35.27%</text:p>
          </table:table-cell>
          <table:table-cell table:style-name="ce12" table:formula="of:=IF([Sheet1.I73]&gt;[.$G$1];[Sheet1.W73];0)" office:value-type="percentage" office:value="0.288659793814433">
            <text:p>28.87%</text:p>
          </table:table-cell>
          <table:table-cell table:style-name="ce12" table:formula="of:=IF([Sheet1.I73]&gt;[.$G$1];[Sheet1.X73];0)" office:value-type="percentage" office:value="0.144329896907216">
            <text:p>14.43%</text:p>
          </table:table-cell>
          <table:table-cell table:style-name="ce12" table:formula="of:=IF([Sheet1.I73]&gt;[.$G$1];[Sheet1.Y73];0)" office:value-type="percentage" office:value="0.0721649484536082">
            <text:p>7.22%</text:p>
          </table:table-cell>
          <table:table-cell table:formula="of:=IF([Sheet1.I73]&gt;[.$G$1];[Sheet1.Z73];0)" office:value-type="percentage" office:value="0.443298969072165">
            <text:p>44.33%</text:p>
          </table:table-cell>
          <table:table-cell table:formula="of:=IF([Sheet1.I73]&gt;[.$G$1];[Sheet1.AA73];0)" office:value-type="percentage" office:value="0.597938144329897">
            <text:p>59.79%</text:p>
          </table:table-cell>
          <table:table-cell table:number-columns-repeated="2"/>
        </table:table-row>
        <table:table-row table:style-name="ro1">
          <table:table-cell table:style-name="ce11" table:formula="of:=IF([Sheet1.J74]&gt;[.$G$1];[Sheet1.V74];0)" office:value-type="percentage" office:value="0.527075812274368">
            <text:p>52.71%</text:p>
          </table:table-cell>
          <table:table-cell table:style-name="ce12" table:formula="of:=IF([Sheet1.I74]&gt;[.$G$1];[Sheet1.W74];0)" office:value-type="percentage" office:value="0.186206896551724">
            <text:p>18.62%</text:p>
          </table:table-cell>
          <table:table-cell table:style-name="ce12" table:formula="of:=IF([Sheet1.I74]&gt;[.$G$1];[Sheet1.X74];0)" office:value-type="percentage" office:value="0.0620689655172414">
            <text:p>6.21%</text:p>
          </table:table-cell>
          <table:table-cell table:style-name="ce12" table:formula="of:=IF([Sheet1.I74]&gt;[.$G$1];[Sheet1.Y74];0)" office:value-type="percentage" office:value="0.186206896551724">
            <text:p>18.62%</text:p>
          </table:table-cell>
          <table:table-cell table:formula="of:=IF([Sheet1.I74]&gt;[.$G$1];[Sheet1.Z74];0)" office:value-type="percentage" office:value="0.537931034482759">
            <text:p>53.79%</text:p>
          </table:table-cell>
          <table:table-cell table:formula="of:=IF([Sheet1.I74]&gt;[.$G$1];[Sheet1.AA74];0)" office:value-type="percentage" office:value="0.60958904109589">
            <text:p>60.96%</text:p>
          </table:table-cell>
          <table:table-cell table:number-columns-repeated="2"/>
        </table:table-row>
        <table:table-row table:style-name="ro1">
          <table:table-cell table:style-name="ce11" table:formula="of:=IF([Sheet1.J75]&gt;[.$G$1];[Sheet1.V75];0)" office:value-type="percentage" office:value="0.379194630872483">
            <text:p>37.92%</text:p>
          </table:table-cell>
          <table:table-cell table:style-name="ce12" table:formula="of:=IF([Sheet1.I75]&gt;[.$G$1];[Sheet1.W75];0)" office:value-type="percentage" office:value="0.283185840707965">
            <text:p>28.32%</text:p>
          </table:table-cell>
          <table:table-cell table:style-name="ce12" table:formula="of:=IF([Sheet1.I75]&gt;[.$G$1];[Sheet1.X75];0)" office:value-type="percentage" office:value="0.150442477876106">
            <text:p>15.04%</text:p>
          </table:table-cell>
          <table:table-cell table:style-name="ce12" table:formula="of:=IF([Sheet1.I75]&gt;[.$G$1];[Sheet1.Y75];0)" office:value-type="percentage" office:value="0.0530973451327434">
            <text:p>5.31%</text:p>
          </table:table-cell>
          <table:table-cell table:formula="of:=IF([Sheet1.I75]&gt;[.$G$1];[Sheet1.Z75];0)" office:value-type="percentage" office:value="0.460176991150443">
            <text:p>46.02%</text:p>
          </table:table-cell>
          <table:table-cell table:formula="of:=IF([Sheet1.I75]&gt;[.$G$1];[Sheet1.AA75];0)" office:value-type="percentage" office:value="0.504424778761062">
            <text:p>50.44%</text:p>
          </table:table-cell>
          <table:table-cell table:number-columns-repeated="2"/>
        </table:table-row>
        <table:table-row table:style-name="ro1">
          <table:table-cell table:style-name="ce11" table:formula="of:=IF([Sheet1.J76]&gt;[.$G$1];[Sheet1.V76];0)" office:value-type="percentage" office:value="0.663663663663664">
            <text:p>66.37%</text:p>
          </table:table-cell>
          <table:table-cell table:style-name="ce12" table:formula="of:=IF([Sheet1.I76]&gt;[.$G$1];[Sheet1.W76];0)" office:value-type="percentage" office:value="0.322727272727273">
            <text:p>32.27%</text:p>
          </table:table-cell>
          <table:table-cell table:style-name="ce12" table:formula="of:=IF([Sheet1.I76]&gt;[.$G$1];[Sheet1.X76];0)" office:value-type="percentage" office:value="0.131818181818182">
            <text:p>13.18%</text:p>
          </table:table-cell>
          <table:table-cell table:style-name="ce12" table:formula="of:=IF([Sheet1.I76]&gt;[.$G$1];[Sheet1.Y76];0)" office:value-type="percentage" office:value="0.145454545454545">
            <text:p>14.55%</text:p>
          </table:table-cell>
          <table:table-cell table:formula="of:=IF([Sheet1.I76]&gt;[.$G$1];[Sheet1.Z76];0)" office:value-type="percentage" office:value="0.395454545454545">
            <text:p>39.55%</text:p>
          </table:table-cell>
          <table:table-cell table:formula="of:=IF([Sheet1.I76]&gt;[.$G$1];[Sheet1.AA76];0)" office:value-type="percentage" office:value="0.565610859728507">
            <text:p>56.56%</text:p>
          </table:table-cell>
          <table:table-cell table:number-columns-repeated="2"/>
        </table:table-row>
        <table:table-row table:style-name="ro1">
          <table:table-cell table:style-name="ce11" table:formula="of:=IF([Sheet1.J77]&gt;[.$G$1];[Sheet1.V77];0)" office:value-type="percentage" office:value="0.298353909465021">
            <text:p>29.84%</text:p>
          </table:table-cell>
          <table:table-cell table:style-name="ce12" table:formula="of:=IF([Sheet1.I77]&gt;[.$G$1];[Sheet1.W77];0)" office:value-type="percentage" office:value="0.305555555555556">
            <text:p>30.56%</text:p>
          </table:table-cell>
          <table:table-cell table:style-name="ce12" table:formula="of:=IF([Sheet1.I77]&gt;[.$G$1];[Sheet1.X77];0)" office:value-type="percentage" office:value="0.0694444444444444">
            <text:p>6.94%</text:p>
          </table:table-cell>
          <table:table-cell table:style-name="ce12" table:formula="of:=IF([Sheet1.I77]&gt;[.$G$1];[Sheet1.Y77];0)" office:value-type="percentage" office:value="0.0902777777777778">
            <text:p>9.03%</text:p>
          </table:table-cell>
          <table:table-cell table:formula="of:=IF([Sheet1.I77]&gt;[.$G$1];[Sheet1.Z77];0)" office:value-type="percentage" office:value="0.479166666666667">
            <text:p>47.92%</text:p>
          </table:table-cell>
          <table:table-cell table:formula="of:=IF([Sheet1.I77]&gt;[.$G$1];[Sheet1.AA77];0)" office:value-type="percentage" office:value="0.544827586206897">
            <text:p>54.48%</text:p>
          </table:table-cell>
          <table:table-cell table:number-columns-repeated="2"/>
        </table:table-row>
        <table:table-row table:style-name="ro1">
          <table:table-cell table:style-name="ce11" table:formula="of:=IF([Sheet1.J78]&gt;[.$G$1];[Sheet1.V78];0)" office:value-type="percentage" office:value="0.412213740458015">
            <text:p>41.22%</text:p>
          </table:table-cell>
          <table:table-cell table:style-name="ce12" table:formula="of:=IF([Sheet1.I78]&gt;[.$G$1];[Sheet1.W78];0)" office:value-type="percentage" office:value="0.314814814814815">
            <text:p>31.48%</text:p>
          </table:table-cell>
          <table:table-cell table:style-name="ce12" table:formula="of:=IF([Sheet1.I78]&gt;[.$G$1];[Sheet1.X78];0)" office:value-type="percentage" office:value="0.0555555555555556">
            <text:p>5.56%</text:p>
          </table:table-cell>
          <table:table-cell table:style-name="ce12" table:formula="of:=IF([Sheet1.I78]&gt;[.$G$1];[Sheet1.Y78];0)" office:value-type="percentage" office:value="0.111111111111111">
            <text:p>11.11%</text:p>
          </table:table-cell>
          <table:table-cell table:formula="of:=IF([Sheet1.I78]&gt;[.$G$1];[Sheet1.Z78];0)" office:value-type="percentage" office:value="0.481481481481481">
            <text:p>48.15%</text:p>
          </table:table-cell>
          <table:table-cell table:formula="of:=IF([Sheet1.I78]&gt;[.$G$1];[Sheet1.AA78];0)" office:value-type="percentage" office:value="0.5">
            <text:p>50.00%</text:p>
          </table:table-cell>
          <table:table-cell table:number-columns-repeated="2"/>
        </table:table-row>
        <table:table-row table:style-name="ro1">
          <table:table-cell table:style-name="ce11" table:formula="of:=IF([Sheet1.J79]&gt;[.$G$1];[Sheet1.V79];0)" office:value-type="percentage" office:value="0.281385281385281">
            <text:p>28.14%</text:p>
          </table:table-cell>
          <table:table-cell table:style-name="ce12" table:formula="of:=IF([Sheet1.I79]&gt;[.$G$1];[Sheet1.W79];0)" office:value-type="percentage" office:value="0.234375">
            <text:p>23.44%</text:p>
          </table:table-cell>
          <table:table-cell table:style-name="ce12" table:formula="of:=IF([Sheet1.I79]&gt;[.$G$1];[Sheet1.X79];0)" office:value-type="percentage" office:value="0.1171875">
            <text:p>11.72%</text:p>
          </table:table-cell>
          <table:table-cell table:style-name="ce12" table:formula="of:=IF([Sheet1.I79]&gt;[.$G$1];[Sheet1.Y79];0)" office:value-type="percentage" office:value="0.1171875">
            <text:p>11.72%</text:p>
          </table:table-cell>
          <table:table-cell table:formula="of:=IF([Sheet1.I79]&gt;[.$G$1];[Sheet1.Z79];0)" office:value-type="percentage" office:value="0.5078125">
            <text:p>50.78%</text:p>
          </table:table-cell>
          <table:table-cell table:formula="of:=IF([Sheet1.I79]&gt;[.$G$1];[Sheet1.AA79];0)" office:value-type="percentage" office:value="0.523076923076923">
            <text:p>52.31%</text:p>
          </table:table-cell>
          <table:table-cell table:number-columns-repeated="2"/>
        </table:table-row>
        <table:table-row table:style-name="ro1">
          <table:table-cell table:style-name="ce11" table:formula="of:=IF([Sheet1.J80]&gt;[.$G$1];[Sheet1.V80];0)" office:value-type="percentage" office:value="0.326086956521739">
            <text:p>32.61%</text:p>
          </table:table-cell>
          <table:table-cell table:style-name="ce12" table:formula="of:=IF([Sheet1.I80]&gt;[.$G$1];[Sheet1.W80];0)" office:value-type="percentage" office:value="0.253333333333333">
            <text:p>25.33%</text:p>
          </table:table-cell>
          <table:table-cell table:style-name="ce12" table:formula="of:=IF([Sheet1.I80]&gt;[.$G$1];[Sheet1.X80];0)" office:value-type="percentage" office:value="0.0933333333333333">
            <text:p>9.33%</text:p>
          </table:table-cell>
          <table:table-cell table:style-name="ce12" table:formula="of:=IF([Sheet1.I80]&gt;[.$G$1];[Sheet1.Y80];0)" office:value-type="percentage" office:value="0.146666666666667">
            <text:p>14.67%</text:p>
          </table:table-cell>
          <table:table-cell table:formula="of:=IF([Sheet1.I80]&gt;[.$G$1];[Sheet1.Z80];0)" office:value-type="percentage" office:value="0.493333333333333">
            <text:p>49.33%</text:p>
          </table:table-cell>
          <table:table-cell table:formula="of:=IF([Sheet1.I80]&gt;[.$G$1];[Sheet1.AA80];0)" office:value-type="percentage" office:value="0.666666666666667">
            <text:p>66.67%</text:p>
          </table:table-cell>
          <table:table-cell table:number-columns-repeated="2"/>
        </table:table-row>
        <table:table-row table:style-name="ro1">
          <table:table-cell table:style-name="ce11" table:formula="of:=IF([Sheet1.J81]&gt;[.$G$1];[Sheet1.V81];0)" office:value-type="percentage" office:value="0.496551724137931">
            <text:p>49.66%</text:p>
          </table:table-cell>
          <table:table-cell table:style-name="ce12" table:formula="of:=IF([Sheet1.I81]&gt;[.$G$1];[Sheet1.W81];0)" office:value-type="percentage" office:value="0.236111111111111">
            <text:p>23.61%</text:p>
          </table:table-cell>
          <table:table-cell table:style-name="ce12" table:formula="of:=IF([Sheet1.I81]&gt;[.$G$1];[Sheet1.X81];0)" office:value-type="percentage" office:value="0.138888888888889">
            <text:p>13.89%</text:p>
          </table:table-cell>
          <table:table-cell table:style-name="ce12" table:formula="of:=IF([Sheet1.I81]&gt;[.$G$1];[Sheet1.Y81];0)" office:value-type="percentage" office:value="0.159722222222222">
            <text:p>15.97%</text:p>
          </table:table-cell>
          <table:table-cell table:formula="of:=IF([Sheet1.I81]&gt;[.$G$1];[Sheet1.Z81];0)" office:value-type="percentage" office:value="0.451388888888889">
            <text:p>45.14%</text:p>
          </table:table-cell>
          <table:table-cell table:formula="of:=IF([Sheet1.I81]&gt;[.$G$1];[Sheet1.AA81];0)" office:value-type="percentage" office:value="0.590277777777778">
            <text:p>59.03%</text:p>
          </table:table-cell>
          <table:table-cell table:number-columns-repeated="2"/>
        </table:table-row>
        <table:table-row table:style-name="ro1">
          <table:table-cell table:style-name="ce11" table:formula="of:=IF([Sheet1.J82]&gt;[.$G$1];[Sheet1.V82];0)" office:value-type="percentage" office:value="0.414330218068536">
            <text:p>41.43%</text:p>
          </table:table-cell>
          <table:table-cell table:style-name="ce12" table:formula="of:=IF([Sheet1.I82]&gt;[.$G$1];[Sheet1.W82];0)" office:value-type="percentage" office:value="0.272727272727273">
            <text:p>27.27%</text:p>
          </table:table-cell>
          <table:table-cell table:style-name="ce12" table:formula="of:=IF([Sheet1.I82]&gt;[.$G$1];[Sheet1.X82];0)" office:value-type="percentage" office:value="0.151515151515152">
            <text:p>15.15%</text:p>
          </table:table-cell>
          <table:table-cell table:style-name="ce12" table:formula="of:=IF([Sheet1.I82]&gt;[.$G$1];[Sheet1.Y82];0)" office:value-type="percentage" office:value="0.151515151515152">
            <text:p>15.15%</text:p>
          </table:table-cell>
          <table:table-cell table:formula="of:=IF([Sheet1.I82]&gt;[.$G$1];[Sheet1.Z82];0)" office:value-type="percentage" office:value="0.409090909090909">
            <text:p>40.91%</text:p>
          </table:table-cell>
          <table:table-cell table:formula="of:=IF([Sheet1.I82]&gt;[.$G$1];[Sheet1.AA82];0)" office:value-type="percentage" office:value="0.571428571428571">
            <text:p>57.14%</text:p>
          </table:table-cell>
          <table:table-cell table:number-columns-repeated="2"/>
        </table:table-row>
        <table:table-row table:style-name="ro1">
          <table:table-cell table:style-name="ce11" table:formula="of:=IF([Sheet1.J83]&gt;[.$G$1];[Sheet1.V83];0)" office:value-type="percentage" office:value="0.324137931034483">
            <text:p>32.41%</text:p>
          </table:table-cell>
          <table:table-cell table:style-name="ce12" table:formula="of:=IF([Sheet1.I83]&gt;[.$G$1];[Sheet1.W83];0)" office:value-type="percentage" office:value="0.333333333333333">
            <text:p>33.33%</text:p>
          </table:table-cell>
          <table:table-cell table:style-name="ce12" table:formula="of:=IF([Sheet1.I83]&gt;[.$G$1];[Sheet1.X83];0)" office:value-type="percentage" office:value="0.0376344086021505">
            <text:p>3.76%</text:p>
          </table:table-cell>
          <table:table-cell table:style-name="ce12" table:formula="of:=IF([Sheet1.I83]&gt;[.$G$1];[Sheet1.Y83];0)" office:value-type="percentage" office:value="0.0268817204301075">
            <text:p>2.69%</text:p>
          </table:table-cell>
          <table:table-cell table:formula="of:=IF([Sheet1.I83]&gt;[.$G$1];[Sheet1.Z83];0)" office:value-type="percentage" office:value="0.537634408602151">
            <text:p>53.76%</text:p>
          </table:table-cell>
          <table:table-cell table:formula="of:=IF([Sheet1.I83]&gt;[.$G$1];[Sheet1.AA83];0)" office:value-type="percentage" office:value="0.537234042553192">
            <text:p>53.72%</text:p>
          </table:table-cell>
          <table:table-cell table:number-columns-repeated="2"/>
        </table:table-row>
        <table:table-row table:style-name="ro1">
          <table:table-cell table:style-name="ce11" table:formula="of:=IF([Sheet1.J84]&gt;[.$G$1];[Sheet1.V84];0)" office:value-type="percentage" office:value="0.379134860050891">
            <text:p>37.91%</text:p>
          </table:table-cell>
          <table:table-cell table:style-name="ce12" table:formula="of:=IF([Sheet1.I84]&gt;[.$G$1];[Sheet1.W84];0)" office:value-type="percentage" office:value="0.214765100671141">
            <text:p>21.48%</text:p>
          </table:table-cell>
          <table:table-cell table:style-name="ce12" table:formula="of:=IF([Sheet1.I84]&gt;[.$G$1];[Sheet1.X84];0)" office:value-type="percentage" office:value="0.0134228187919463">
            <text:p>1.34%</text:p>
          </table:table-cell>
          <table:table-cell table:style-name="ce12" table:formula="of:=IF([Sheet1.I84]&gt;[.$G$1];[Sheet1.Y84];0)" office:value-type="percentage" office:value="0.0134228187919463">
            <text:p>1.34%</text:p>
          </table:table-cell>
          <table:table-cell table:formula="of:=IF([Sheet1.I84]&gt;[.$G$1];[Sheet1.Z84];0)" office:value-type="percentage" office:value="0.697986577181208">
            <text:p>69.80%</text:p>
          </table:table-cell>
          <table:table-cell table:formula="of:=IF([Sheet1.I84]&gt;[.$G$1];[Sheet1.AA84];0)" office:value-type="percentage" office:value="0.530201342281879">
            <text:p>53.02%</text:p>
          </table:table-cell>
          <table:table-cell table:number-columns-repeated="2"/>
        </table:table-row>
        <table:table-row table:style-name="ro1">
          <table:table-cell table:style-name="ce11" table:formula="of:=IF([Sheet1.J85]&gt;[.$G$1];[Sheet1.V85];0)" office:value-type="percentage" office:value="0.308209959623149">
            <text:p>30.82%</text:p>
          </table:table-cell>
          <table:table-cell table:style-name="ce12" table:formula="of:=IF([Sheet1.I85]&gt;[.$G$1];[Sheet1.W85];0)" office:value-type="percentage" office:value="0.390350877192982">
            <text:p>39.04%</text:p>
          </table:table-cell>
          <table:table-cell table:style-name="ce12" table:formula="of:=IF([Sheet1.I85]&gt;[.$G$1];[Sheet1.X85];0)" office:value-type="percentage" office:value="0.043859649122807">
            <text:p>4.39%</text:p>
          </table:table-cell>
          <table:table-cell table:style-name="ce12" table:formula="of:=IF([Sheet1.I85]&gt;[.$G$1];[Sheet1.Y85];0)" office:value-type="percentage" office:value="0.0043859649122807">
            <text:p>0.44%</text:p>
          </table:table-cell>
          <table:table-cell table:formula="of:=IF([Sheet1.I85]&gt;[.$G$1];[Sheet1.Z85];0)" office:value-type="percentage" office:value="0.504385964912281">
            <text:p>50.44%</text:p>
          </table:table-cell>
          <table:table-cell table:formula="of:=IF([Sheet1.I85]&gt;[.$G$1];[Sheet1.AA85];0)" office:value-type="percentage" office:value="0.253275109170306">
            <text:p>25.33%</text:p>
          </table:table-cell>
          <table:table-cell table:number-columns-repeated="2"/>
        </table:table-row>
        <table:table-row table:style-name="ro1">
          <table:table-cell table:style-name="ce11" table:formula="of:=IF([Sheet1.J86]&gt;[.$G$1];[Sheet1.V86];0)" office:value-type="percentage" office:value="0.74468085106383">
            <text:p>74.47%</text:p>
          </table:table-cell>
          <table:table-cell table:style-name="ce12" table:formula="of:=IF([Sheet1.I86]&gt;[.$G$1];[Sheet1.W86];0)" office:value-type="percentage" office:value="0.295918367346939">
            <text:p>29.59%</text:p>
          </table:table-cell>
          <table:table-cell table:style-name="ce12" table:formula="of:=IF([Sheet1.I86]&gt;[.$G$1];[Sheet1.X86];0)" office:value-type="percentage" office:value="0.112244897959184">
            <text:p>11.22%</text:p>
          </table:table-cell>
          <table:table-cell table:style-name="ce12" table:formula="of:=IF([Sheet1.I86]&gt;[.$G$1];[Sheet1.Y86];0)" office:value-type="percentage" office:value="0.112244897959184">
            <text:p>11.22%</text:p>
          </table:table-cell>
          <table:table-cell table:formula="of:=IF([Sheet1.I86]&gt;[.$G$1];[Sheet1.Z86];0)" office:value-type="percentage" office:value="0.448979591836735">
            <text:p>44.90%</text:p>
          </table:table-cell>
          <table:table-cell table:formula="of:=IF([Sheet1.I86]&gt;[.$G$1];[Sheet1.AA86];0)" office:value-type="percentage" office:value="0.40952380952381">
            <text:p>40.95%</text:p>
          </table:table-cell>
          <table:table-cell table:number-columns-repeated="2"/>
        </table:table-row>
        <table:table-row table:style-name="ro1">
          <table:table-cell table:style-name="ce11" table:formula="of:=IF([Sheet1.J87]&gt;[.$G$1];[Sheet1.V87];0)" office:value-type="percentage" office:value="0.430678466076696">
            <text:p>43.07%</text:p>
          </table:table-cell>
          <table:table-cell table:style-name="ce12" table:formula="of:=IF([Sheet1.I87]&gt;[.$G$1];[Sheet1.W87];0)" office:value-type="percentage" office:value="0.157534246575342">
            <text:p>15.75%</text:p>
          </table:table-cell>
          <table:table-cell table:style-name="ce12" table:formula="of:=IF([Sheet1.I87]&gt;[.$G$1];[Sheet1.X87];0)" office:value-type="percentage" office:value="0.150684931506849">
            <text:p>15.07%</text:p>
          </table:table-cell>
          <table:table-cell table:style-name="ce12" table:formula="of:=IF([Sheet1.I87]&gt;[.$G$1];[Sheet1.Y87];0)" office:value-type="percentage" office:value="0.13013698630137">
            <text:p>13.01%</text:p>
          </table:table-cell>
          <table:table-cell table:formula="of:=IF([Sheet1.I87]&gt;[.$G$1];[Sheet1.Z87];0)" office:value-type="percentage" office:value="0.547945205479452">
            <text:p>54.79%</text:p>
          </table:table-cell>
          <table:table-cell table:formula="of:=IF([Sheet1.I87]&gt;[.$G$1];[Sheet1.AA87];0)" office:value-type="percentage" office:value="0.541095890410959">
            <text:p>54.11%</text:p>
          </table:table-cell>
          <table:table-cell table:number-columns-repeated="2"/>
        </table:table-row>
        <table:table-row table:style-name="ro1">
          <table:table-cell table:style-name="ce11" table:formula="of:=IF([Sheet1.J88]&gt;[.$G$1];[Sheet1.V88];0)" office:value-type="percentage" office:value="0.686813186813187">
            <text:p>68.68%</text:p>
          </table:table-cell>
          <table:table-cell table:style-name="ce12" table:formula="of:=IF([Sheet1.I88]&gt;[.$G$1];[Sheet1.W88];0)" office:value-type="percentage" office:value="0.506122448979592">
            <text:p>50.61%</text:p>
          </table:table-cell>
          <table:table-cell table:style-name="ce12" table:formula="of:=IF([Sheet1.I88]&gt;[.$G$1];[Sheet1.X88];0)" office:value-type="percentage" office:value="0.0530612244897959">
            <text:p>5.31%</text:p>
          </table:table-cell>
          <table:table-cell table:style-name="ce12" table:formula="of:=IF([Sheet1.I88]&gt;[.$G$1];[Sheet1.Y88];0)" office:value-type="percentage" office:value="0.2">
            <text:p>20.00%</text:p>
          </table:table-cell>
          <table:table-cell table:formula="of:=IF([Sheet1.I88]&gt;[.$G$1];[Sheet1.Z88];0)" office:value-type="percentage" office:value="0.220408163265306">
            <text:p>22.04%</text:p>
          </table:table-cell>
          <table:table-cell table:formula="of:=IF([Sheet1.I88]&gt;[.$G$1];[Sheet1.AA88];0)" office:value-type="percentage" office:value="0.692">
            <text:p>69.20%</text:p>
          </table:table-cell>
          <table:table-cell table:number-columns-repeated="2"/>
        </table:table-row>
        <table:table-row table:style-name="ro1">
          <table:table-cell table:style-name="ce11" table:formula="of:=IF([Sheet1.J89]&gt;[.$G$1];[Sheet1.V89];0)" office:value-type="percentage" office:value="0.269417475728155">
            <text:p>26.94%</text:p>
          </table:table-cell>
          <table:table-cell table:style-name="ce12" table:formula="of:=IF([Sheet1.I89]&gt;[.$G$1];[Sheet1.W89];0)" office:value-type="percentage" office:value="0.339449541284404">
            <text:p>33.94%</text:p>
          </table:table-cell>
          <table:table-cell table:style-name="ce12" table:formula="of:=IF([Sheet1.I89]&gt;[.$G$1];[Sheet1.X89];0)" office:value-type="percentage" office:value="0.100917431192661">
            <text:p>10.09%</text:p>
          </table:table-cell>
          <table:table-cell table:style-name="ce12" table:formula="of:=IF([Sheet1.I89]&gt;[.$G$1];[Sheet1.Y89];0)" office:value-type="percentage" office:value="0.0825688073394496">
            <text:p>8.26%</text:p>
          </table:table-cell>
          <table:table-cell table:formula="of:=IF([Sheet1.I89]&gt;[.$G$1];[Sheet1.Z89];0)" office:value-type="percentage" office:value="0.403669724770642">
            <text:p>40.37%</text:p>
          </table:table-cell>
          <table:table-cell table:formula="of:=IF([Sheet1.I89]&gt;[.$G$1];[Sheet1.AA89];0)" office:value-type="percentage" office:value="0.585585585585586">
            <text:p>58.56%</text:p>
          </table:table-cell>
          <table:table-cell table:number-columns-repeated="2"/>
        </table:table-row>
        <table:table-row table:style-name="ro1">
          <table:table-cell table:style-name="ce11" table:formula="of:=IF([Sheet1.J90]&gt;[.$G$1];[Sheet1.V90];0)" office:value-type="percentage" office:value="0.253807106598985">
            <text:p>25.38%</text:p>
          </table:table-cell>
          <table:table-cell table:style-name="ce12" table:formula="of:=IF([Sheet1.I90]&gt;[.$G$1];[Sheet1.W90];0)" office:value-type="percentage" office:value="0.3">
            <text:p>30.00%</text:p>
          </table:table-cell>
          <table:table-cell table:style-name="ce12" table:formula="of:=IF([Sheet1.I90]&gt;[.$G$1];[Sheet1.X90];0)" office:value-type="percentage" office:value="0.2">
            <text:p>20.00%</text:p>
          </table:table-cell>
          <table:table-cell table:style-name="ce12" table:formula="of:=IF([Sheet1.I90]&gt;[.$G$1];[Sheet1.Y90];0)" office:value-type="percentage" office:value="0.16">
            <text:p>16.00%</text:p>
          </table:table-cell>
          <table:table-cell table:formula="of:=IF([Sheet1.I90]&gt;[.$G$1];[Sheet1.Z90];0)" office:value-type="percentage" office:value="0.34">
            <text:p>34.00%</text:p>
          </table:table-cell>
          <table:table-cell table:formula="of:=IF([Sheet1.I90]&gt;[.$G$1];[Sheet1.AA90];0)" office:value-type="percentage" office:value="0.56">
            <text:p>56.00%</text:p>
          </table:table-cell>
          <table:table-cell table:number-columns-repeated="2"/>
        </table:table-row>
        <table:table-row table:style-name="ro1">
          <table:table-cell table:style-name="ce11" table:formula="of:=IF([Sheet1.J91]&gt;[.$G$1];[Sheet1.V91];0)" office:value-type="percentage" office:value="0.323420074349442">
            <text:p>32.34%</text:p>
          </table:table-cell>
          <table:table-cell table:style-name="ce12" table:formula="of:=IF([Sheet1.I91]&gt;[.$G$1];[Sheet1.W91];0)" office:value-type="percentage" office:value="0.0116279069767442">
            <text:p>1.16%</text:p>
          </table:table-cell>
          <table:table-cell table:style-name="ce12" table:formula="of:=IF([Sheet1.I91]&gt;[.$G$1];[Sheet1.X91];0)" office:value-type="percentage" office:value="0">
            <text:p>0.00%</text:p>
          </table:table-cell>
          <table:table-cell table:style-name="ce12" table:formula="of:=IF([Sheet1.I91]&gt;[.$G$1];[Sheet1.Y91];0)" office:value-type="percentage" office:value="0.534883720930232">
            <text:p>53.49%</text:p>
          </table:table-cell>
          <table:table-cell table:formula="of:=IF([Sheet1.I91]&gt;[.$G$1];[Sheet1.Z91];0)" office:value-type="percentage" office:value="0.151162790697674">
            <text:p>15.12%</text:p>
          </table:table-cell>
          <table:table-cell table:formula="of:=IF([Sheet1.I91]&gt;[.$G$1];[Sheet1.AA91];0)" office:value-type="percentage" office:value="0.574712643678161">
            <text:p>57.47%</text:p>
          </table:table-cell>
          <table:table-cell table:number-columns-repeated="2"/>
        </table:table-row>
        <table:table-row table:style-name="ro1">
          <table:table-cell table:style-name="ce11" table:formula="of:=IF([Sheet1.J92]&gt;[.$G$1];[Sheet1.V92];0)" office:value-type="percentage" office:value="0.360323886639676">
            <text:p>36.03%</text:p>
          </table:table-cell>
          <table:table-cell table:style-name="ce12" table:formula="of:=IF([Sheet1.I92]&gt;[.$G$1];[Sheet1.W92];0)" office:value-type="percentage" office:value="0.247191011235955">
            <text:p>24.72%</text:p>
          </table:table-cell>
          <table:table-cell table:style-name="ce12" table:formula="of:=IF([Sheet1.I92]&gt;[.$G$1];[Sheet1.X92];0)" office:value-type="percentage" office:value="0.202247191011236">
            <text:p>20.22%</text:p>
          </table:table-cell>
          <table:table-cell table:style-name="ce12" table:formula="of:=IF([Sheet1.I92]&gt;[.$G$1];[Sheet1.Y92];0)" office:value-type="percentage" office:value="0.112359550561798">
            <text:p>11.24%</text:p>
          </table:table-cell>
          <table:table-cell table:formula="of:=IF([Sheet1.I92]&gt;[.$G$1];[Sheet1.Z92];0)" office:value-type="percentage" office:value="0.426966292134831">
            <text:p>42.70%</text:p>
          </table:table-cell>
          <table:table-cell table:formula="of:=IF([Sheet1.I92]&gt;[.$G$1];[Sheet1.AA92];0)" office:value-type="percentage" office:value="0.651685393258427">
            <text:p>65.17%</text:p>
          </table:table-cell>
          <table:table-cell table:number-columns-repeated="2"/>
        </table:table-row>
        <table:table-row table:style-name="ro1">
          <table:table-cell table:style-name="ce11" table:formula="of:=IF([Sheet1.J93]&gt;[.$G$1];[Sheet1.V93];0)" office:value-type="percentage" office:value="0.359154929577465">
            <text:p>35.92%</text:p>
          </table:table-cell>
          <table:table-cell table:style-name="ce12" table:formula="of:=IF([Sheet1.I93]&gt;[.$G$1];[Sheet1.W93];0)" office:value-type="percentage" office:value="0.258964143426295">
            <text:p>25.90%</text:p>
          </table:table-cell>
          <table:table-cell table:style-name="ce12" table:formula="of:=IF([Sheet1.I93]&gt;[.$G$1];[Sheet1.X93];0)" office:value-type="percentage" office:value="0.0398406374501992">
            <text:p>3.98%</text:p>
          </table:table-cell>
          <table:table-cell table:style-name="ce12" table:formula="of:=IF([Sheet1.I93]&gt;[.$G$1];[Sheet1.Y93];0)" office:value-type="percentage" office:value="0.0119521912350598">
            <text:p>1.20%</text:p>
          </table:table-cell>
          <table:table-cell table:formula="of:=IF([Sheet1.I93]&gt;[.$G$1];[Sheet1.Z93];0)" office:value-type="percentage" office:value="0.609561752988048">
            <text:p>60.96%</text:p>
          </table:table-cell>
          <table:table-cell table:formula="of:=IF([Sheet1.I93]&gt;[.$G$1];[Sheet1.AA93];0)" office:value-type="percentage" office:value="0.411764705882353">
            <text:p>41.18%</text:p>
          </table:table-cell>
          <table:table-cell table:number-columns-repeated="2"/>
        </table:table-row>
        <table:table-row table:style-name="ro1">
          <table:table-cell table:style-name="ce11" table:formula="of:=IF([Sheet1.J94]&gt;[.$G$1];[Sheet1.V94];0)" office:value-type="percentage" office:value="0.30565371024735">
            <text:p>30.57%</text:p>
          </table:table-cell>
          <table:table-cell table:style-name="ce12" table:formula="of:=IF([Sheet1.I94]&gt;[.$G$1];[Sheet1.W94];0)" office:value-type="percentage" office:value="0.283236994219653">
            <text:p>28.32%</text:p>
          </table:table-cell>
          <table:table-cell table:style-name="ce12" table:formula="of:=IF([Sheet1.I94]&gt;[.$G$1];[Sheet1.X94];0)" office:value-type="percentage" office:value="0.046242774566474">
            <text:p>4.62%</text:p>
          </table:table-cell>
          <table:table-cell table:style-name="ce12" table:formula="of:=IF([Sheet1.I94]&gt;[.$G$1];[Sheet1.Y94];0)" office:value-type="percentage" office:value="0.0346820809248555">
            <text:p>3.47%</text:p>
          </table:table-cell>
          <table:table-cell table:formula="of:=IF([Sheet1.I94]&gt;[.$G$1];[Sheet1.Z94];0)" office:value-type="percentage" office:value="0.601156069364162">
            <text:p>60.12%</text:p>
          </table:table-cell>
          <table:table-cell table:formula="of:=IF([Sheet1.I94]&gt;[.$G$1];[Sheet1.AA94];0)" office:value-type="percentage" office:value="0.473988439306358">
            <text:p>47.40%</text:p>
          </table:table-cell>
          <table:table-cell table:number-columns-repeated="2"/>
        </table:table-row>
        <table:table-row table:style-name="ro1">
          <table:table-cell table:style-name="ce11" table:formula="of:=IF([Sheet1.J95]&gt;[.$G$1];[Sheet1.V95];0)" office:value-type="percentage" office:value="0.5">
            <text:p>50.00%</text:p>
          </table:table-cell>
          <table:table-cell table:style-name="ce12" table:formula="of:=IF([Sheet1.I95]&gt;[.$G$1];[Sheet1.W95];0)" office:value-type="percentage" office:value="0.284615384615385">
            <text:p>28.46%</text:p>
          </table:table-cell>
          <table:table-cell table:style-name="ce12" table:formula="of:=IF([Sheet1.I95]&gt;[.$G$1];[Sheet1.X95];0)" office:value-type="percentage" office:value="0.2">
            <text:p>20.00%</text:p>
          </table:table-cell>
          <table:table-cell table:style-name="ce12" table:formula="of:=IF([Sheet1.I95]&gt;[.$G$1];[Sheet1.Y95];0)" office:value-type="percentage" office:value="0.115384615384615">
            <text:p>11.54%</text:p>
          </table:table-cell>
          <table:table-cell table:formula="of:=IF([Sheet1.I95]&gt;[.$G$1];[Sheet1.Z95];0)" office:value-type="percentage" office:value="0.376923076923077">
            <text:p>37.69%</text:p>
          </table:table-cell>
          <table:table-cell table:formula="of:=IF([Sheet1.I95]&gt;[.$G$1];[Sheet1.AA95];0)" office:value-type="percentage" office:value="0.492307692307692">
            <text:p>49.23%</text:p>
          </table:table-cell>
          <table:table-cell table:number-columns-repeated="2"/>
        </table:table-row>
        <table:table-row table:style-name="ro1">
          <table:table-cell table:style-name="ce11" table:formula="of:=IF([Sheet1.J96]&gt;[.$G$1];[Sheet1.V96];0)" office:value-type="percentage" office:value="0.468571428571429">
            <text:p>46.86%</text:p>
          </table:table-cell>
          <table:table-cell table:style-name="ce12" table:formula="of:=IF([Sheet1.I96]&gt;[.$G$1];[Sheet1.W96];0)" office:value-type="percentage" office:value="0.231707317073171">
            <text:p>23.17%</text:p>
          </table:table-cell>
          <table:table-cell table:style-name="ce12" table:formula="of:=IF([Sheet1.I96]&gt;[.$G$1];[Sheet1.X96];0)" office:value-type="percentage" office:value="0.0975609756097561">
            <text:p>9.76%</text:p>
          </table:table-cell>
          <table:table-cell table:style-name="ce12" table:formula="of:=IF([Sheet1.I96]&gt;[.$G$1];[Sheet1.Y96];0)" office:value-type="percentage" office:value="0.0365853658536585">
            <text:p>3.66%</text:p>
          </table:table-cell>
          <table:table-cell table:formula="of:=IF([Sheet1.I96]&gt;[.$G$1];[Sheet1.Z96];0)" office:value-type="percentage" office:value="0.524390243902439">
            <text:p>52.44%</text:p>
          </table:table-cell>
          <table:table-cell table:formula="of:=IF([Sheet1.I96]&gt;[.$G$1];[Sheet1.AA96];0)" office:value-type="percentage" office:value="0.634146341463415">
            <text:p>63.41%</text:p>
          </table:table-cell>
          <table:table-cell table:number-columns-repeated="2"/>
        </table:table-row>
        <table:table-row table:style-name="ro1">
          <table:table-cell table:style-name="ce11" table:formula="of:=IF([Sheet1.J97]&gt;[.$G$1];[Sheet1.V97];0)" office:value-type="percentage" office:value="0.30718954248366">
            <text:p>30.72%</text:p>
          </table:table-cell>
          <table:table-cell table:style-name="ce12" table:formula="of:=IF([Sheet1.I97]&gt;[.$G$1];[Sheet1.W97];0)" office:value-type="percentage" office:value="0.265957446808511">
            <text:p>26.60%</text:p>
          </table:table-cell>
          <table:table-cell table:style-name="ce12" table:formula="of:=IF([Sheet1.I97]&gt;[.$G$1];[Sheet1.X97];0)" office:value-type="percentage" office:value="0.170212765957447">
            <text:p>17.02%</text:p>
          </table:table-cell>
          <table:table-cell table:style-name="ce12" table:formula="of:=IF([Sheet1.I97]&gt;[.$G$1];[Sheet1.Y97];0)" office:value-type="percentage" office:value="0.106382978723404">
            <text:p>10.64%</text:p>
          </table:table-cell>
          <table:table-cell table:formula="of:=IF([Sheet1.I97]&gt;[.$G$1];[Sheet1.Z97];0)" office:value-type="percentage" office:value="0.436170212765957">
            <text:p>43.62%</text:p>
          </table:table-cell>
          <table:table-cell table:formula="of:=IF([Sheet1.I97]&gt;[.$G$1];[Sheet1.AA97];0)" office:value-type="percentage" office:value="0.553191489361702">
            <text:p>55.32%</text:p>
          </table:table-cell>
          <table:table-cell table:number-columns-repeated="2"/>
        </table:table-row>
        <table:table-row table:style-name="ro1">
          <table:table-cell table:style-name="ce11" table:formula="of:=IF([Sheet1.J98]&gt;[.$G$1];[Sheet1.V98];0)" office:value-type="percentage" office:value="0.207207207207207">
            <text:p>20.72%</text:p>
          </table:table-cell>
          <table:table-cell table:style-name="ce12" table:formula="of:=IF([Sheet1.I98]&gt;[.$G$1];[Sheet1.W98];0)" office:value-type="percentage" office:value="0.222222222222222">
            <text:p>22.22%</text:p>
          </table:table-cell>
          <table:table-cell table:style-name="ce12" table:formula="of:=IF([Sheet1.I98]&gt;[.$G$1];[Sheet1.X98];0)" office:value-type="percentage" office:value="0.133333333333333">
            <text:p>13.33%</text:p>
          </table:table-cell>
          <table:table-cell table:style-name="ce12" table:formula="of:=IF([Sheet1.I98]&gt;[.$G$1];[Sheet1.Y98];0)" office:value-type="percentage" office:value="0.0222222222222222">
            <text:p>2.22%</text:p>
          </table:table-cell>
          <table:table-cell table:formula="of:=IF([Sheet1.I98]&gt;[.$G$1];[Sheet1.Z98];0)" office:value-type="percentage" office:value="0.533333333333333">
            <text:p>53.33%</text:p>
          </table:table-cell>
          <table:table-cell table:formula="of:=IF([Sheet1.I98]&gt;[.$G$1];[Sheet1.AA98];0)" office:value-type="percentage" office:value="0.41304347826087">
            <text:p>41.30%</text:p>
          </table:table-cell>
          <table:table-cell table:number-columns-repeated="2"/>
        </table:table-row>
        <table:table-row table:style-name="ro1">
          <table:table-cell table:style-name="ce11" table:formula="of:=IF([Sheet1.J99]&gt;[.$G$1];[Sheet1.V99];0)" office:value-type="percentage" office:value="0.257950530035336">
            <text:p>25.80%</text:p>
          </table:table-cell>
          <table:table-cell table:style-name="ce12" table:formula="of:=IF([Sheet1.I99]&gt;[.$G$1];[Sheet1.W99];0)" office:value-type="percentage" office:value="0.211267605633803">
            <text:p>21.13%</text:p>
          </table:table-cell>
          <table:table-cell table:style-name="ce12" table:formula="of:=IF([Sheet1.I99]&gt;[.$G$1];[Sheet1.X99];0)" office:value-type="percentage" office:value="0.309859154929577">
            <text:p>30.99%</text:p>
          </table:table-cell>
          <table:table-cell table:style-name="ce12" table:formula="of:=IF([Sheet1.I99]&gt;[.$G$1];[Sheet1.Y99];0)" office:value-type="percentage" office:value="0.028169014084507">
            <text:p>2.82%</text:p>
          </table:table-cell>
          <table:table-cell table:formula="of:=IF([Sheet1.I99]&gt;[.$G$1];[Sheet1.Z99];0)" office:value-type="percentage" office:value="0.380281690140845">
            <text:p>38.03%</text:p>
          </table:table-cell>
          <table:table-cell table:formula="of:=IF([Sheet1.I99]&gt;[.$G$1];[Sheet1.AA99];0)" office:value-type="percentage" office:value="0.493150684931507">
            <text:p>49.32%</text:p>
          </table:table-cell>
          <table:table-cell table:number-columns-repeated="2"/>
        </table:table-row>
        <table:table-row table:style-name="ro1">
          <table:table-cell table:style-name="ce11" table:formula="of:=IF([Sheet1.J100]&gt;[.$G$1];[Sheet1.V100];0)" office:value-type="percentage" office:value="0.432343234323432">
            <text:p>43.23%</text:p>
          </table:table-cell>
          <table:table-cell table:style-name="ce12" table:formula="of:=IF([Sheet1.I100]&gt;[.$G$1];[Sheet1.W100];0)" office:value-type="percentage" office:value="0.16793893129771">
            <text:p>16.79%</text:p>
          </table:table-cell>
          <table:table-cell table:style-name="ce12" table:formula="of:=IF([Sheet1.I100]&gt;[.$G$1];[Sheet1.X100];0)" office:value-type="percentage" office:value="0.183206106870229">
            <text:p>18.32%</text:p>
          </table:table-cell>
          <table:table-cell table:style-name="ce12" table:formula="of:=IF([Sheet1.I100]&gt;[.$G$1];[Sheet1.Y100];0)" office:value-type="percentage" office:value="0.190839694656489">
            <text:p>19.08%</text:p>
          </table:table-cell>
          <table:table-cell table:formula="of:=IF([Sheet1.I100]&gt;[.$G$1];[Sheet1.Z100];0)" office:value-type="percentage" office:value="0.442748091603053">
            <text:p>44.27%</text:p>
          </table:table-cell>
          <table:table-cell table:formula="of:=IF([Sheet1.I100]&gt;[.$G$1];[Sheet1.AA100];0)" office:value-type="percentage" office:value="0.549618320610687">
            <text:p>54.96%</text:p>
          </table:table-cell>
          <table:table-cell table:number-columns-repeated="2"/>
        </table:table-row>
        <table:table-row table:style-name="ro1">
          <table:table-cell table:style-name="ce11" table:formula="of:=IF([Sheet1.J101]&gt;[.$G$1];[Sheet1.V101];0)" office:value-type="percentage" office:value="0.415233415233415">
            <text:p>41.52%</text:p>
          </table:table-cell>
          <table:table-cell table:style-name="ce12" table:formula="of:=IF([Sheet1.I101]&gt;[.$G$1];[Sheet1.W101];0)" office:value-type="percentage" office:value="0.142011834319527">
            <text:p>14.20%</text:p>
          </table:table-cell>
          <table:table-cell table:style-name="ce12" table:formula="of:=IF([Sheet1.I101]&gt;[.$G$1];[Sheet1.X101];0)" office:value-type="percentage" office:value="0.224852071005917">
            <text:p>22.49%</text:p>
          </table:table-cell>
          <table:table-cell table:style-name="ce12" table:formula="of:=IF([Sheet1.I101]&gt;[.$G$1];[Sheet1.Y101];0)" office:value-type="percentage" office:value="0.130177514792899">
            <text:p>13.02%</text:p>
          </table:table-cell>
          <table:table-cell table:formula="of:=IF([Sheet1.I101]&gt;[.$G$1];[Sheet1.Z101];0)" office:value-type="percentage" office:value="0.455621301775148">
            <text:p>45.56%</text:p>
          </table:table-cell>
          <table:table-cell table:formula="of:=IF([Sheet1.I101]&gt;[.$G$1];[Sheet1.AA101];0)" office:value-type="percentage" office:value="0.538461538461538">
            <text:p>53.85%</text:p>
          </table:table-cell>
          <table:table-cell table:number-columns-repeated="2"/>
        </table:table-row>
        <table:table-row table:style-name="ro1">
          <table:table-cell table:style-name="ce11" table:formula="of:=IF([Sheet1.J102]&gt;[.$G$1];[Sheet1.V102];0)" office:value-type="percentage" office:value="0.336700336700337">
            <text:p>33.67%</text:p>
          </table:table-cell>
          <table:table-cell table:style-name="ce12" table:formula="of:=IF([Sheet1.I102]&gt;[.$G$1];[Sheet1.W102];0)" office:value-type="percentage" office:value="0.141414141414141">
            <text:p>14.14%</text:p>
          </table:table-cell>
          <table:table-cell table:style-name="ce12" table:formula="of:=IF([Sheet1.I102]&gt;[.$G$1];[Sheet1.X102];0)" office:value-type="percentage" office:value="0.111111111111111">
            <text:p>11.11%</text:p>
          </table:table-cell>
          <table:table-cell table:style-name="ce12" table:formula="of:=IF([Sheet1.I102]&gt;[.$G$1];[Sheet1.Y102];0)" office:value-type="percentage" office:value="0.141414141414141">
            <text:p>14.14%</text:p>
          </table:table-cell>
          <table:table-cell table:formula="of:=IF([Sheet1.I102]&gt;[.$G$1];[Sheet1.Z102];0)" office:value-type="percentage" office:value="0.555555555555556">
            <text:p>55.56%</text:p>
          </table:table-cell>
          <table:table-cell table:formula="of:=IF([Sheet1.I102]&gt;[.$G$1];[Sheet1.AA102];0)" office:value-type="percentage" office:value="0.54">
            <text:p>54.00%</text:p>
          </table:table-cell>
          <table:table-cell table:number-columns-repeated="2"/>
        </table:table-row>
        <table:table-row table:style-name="ro1">
          <table:table-cell table:style-name="ce11" table:formula="of:=IF([Sheet1.J103]&gt;[.$G$1];[Sheet1.V103];0)" office:value-type="percentage" office:value="0.457692307692308">
            <text:p>45.77%</text:p>
          </table:table-cell>
          <table:table-cell table:style-name="ce12" table:formula="of:=IF([Sheet1.I103]&gt;[.$G$1];[Sheet1.W103];0)" office:value-type="percentage" office:value="0.313559322033898">
            <text:p>31.36%</text:p>
          </table:table-cell>
          <table:table-cell table:style-name="ce12" table:formula="of:=IF([Sheet1.I103]&gt;[.$G$1];[Sheet1.X103];0)" office:value-type="percentage" office:value="0.11864406779661">
            <text:p>11.86%</text:p>
          </table:table-cell>
          <table:table-cell table:style-name="ce12" table:formula="of:=IF([Sheet1.I103]&gt;[.$G$1];[Sheet1.Y103];0)" office:value-type="percentage" office:value="0.144067796610169">
            <text:p>14.41%</text:p>
          </table:table-cell>
          <table:table-cell table:formula="of:=IF([Sheet1.I103]&gt;[.$G$1];[Sheet1.Z103];0)" office:value-type="percentage" office:value="0.389830508474576">
            <text:p>38.98%</text:p>
          </table:table-cell>
          <table:table-cell table:formula="of:=IF([Sheet1.I103]&gt;[.$G$1];[Sheet1.AA103];0)" office:value-type="percentage" office:value="0.638655462184874">
            <text:p>63.87%</text:p>
          </table:table-cell>
          <table:table-cell table:number-columns-repeated="2"/>
        </table:table-row>
        <table:table-row table:style-name="ro1">
          <table:table-cell table:style-name="ce11" table:formula="of:=IF([Sheet1.J104]&gt;[.$G$1];[Sheet1.V104];0)" office:value-type="percentage" office:value="0.323741007194245">
            <text:p>32.37%</text:p>
          </table:table-cell>
          <table:table-cell table:style-name="ce12" table:formula="of:=IF([Sheet1.I104]&gt;[.$G$1];[Sheet1.W104];0)" office:value-type="percentage" office:value="0.244444444444444">
            <text:p>24.44%</text:p>
          </table:table-cell>
          <table:table-cell table:style-name="ce12" table:formula="of:=IF([Sheet1.I104]&gt;[.$G$1];[Sheet1.X104];0)" office:value-type="percentage" office:value="0.0444444444444444">
            <text:p>4.44%</text:p>
          </table:table-cell>
          <table:table-cell table:style-name="ce12" table:formula="of:=IF([Sheet1.I104]&gt;[.$G$1];[Sheet1.Y104];0)" office:value-type="percentage" office:value="0.0888888888888889">
            <text:p>8.89%</text:p>
          </table:table-cell>
          <table:table-cell table:formula="of:=IF([Sheet1.I104]&gt;[.$G$1];[Sheet1.Z104];0)" office:value-type="percentage" office:value="0.422222222222222">
            <text:p>42.22%</text:p>
          </table:table-cell>
          <table:table-cell table:formula="of:=IF([Sheet1.I104]&gt;[.$G$1];[Sheet1.AA104];0)" office:value-type="percentage" office:value="0.622222222222222">
            <text:p>62.22%</text:p>
          </table:table-cell>
          <table:table-cell table:number-columns-repeated="2"/>
        </table:table-row>
        <table:table-row table:style-name="ro1">
          <table:table-cell table:style-name="ce11" table:formula="of:=IF([Sheet1.J105]&gt;[.$G$1];[Sheet1.V105];0)" office:value-type="percentage" office:value="0.403508771929825">
            <text:p>40.35%</text:p>
          </table:table-cell>
          <table:table-cell table:style-name="ce12" table:formula="of:=IF([Sheet1.I105]&gt;[.$G$1];[Sheet1.W105];0)" office:value-type="percentage" office:value="0.277372262773723">
            <text:p>27.74%</text:p>
          </table:table-cell>
          <table:table-cell table:style-name="ce12" table:formula="of:=IF([Sheet1.I105]&gt;[.$G$1];[Sheet1.X105];0)" office:value-type="percentage" office:value="0.145985401459854">
            <text:p>14.60%</text:p>
          </table:table-cell>
          <table:table-cell table:style-name="ce12" table:formula="of:=IF([Sheet1.I105]&gt;[.$G$1];[Sheet1.Y105];0)" office:value-type="percentage" office:value="0.0656934306569343">
            <text:p>6.57%</text:p>
          </table:table-cell>
          <table:table-cell table:formula="of:=IF([Sheet1.I105]&gt;[.$G$1];[Sheet1.Z105];0)" office:value-type="percentage" office:value="0.503649635036496">
            <text:p>50.36%</text:p>
          </table:table-cell>
          <table:table-cell table:formula="of:=IF([Sheet1.I105]&gt;[.$G$1];[Sheet1.AA105];0)" office:value-type="percentage" office:value="0.507246376811594">
            <text:p>50.72%</text:p>
          </table:table-cell>
          <table:table-cell table:number-columns-repeated="2"/>
        </table:table-row>
        <table:table-row table:style-name="ro1">
          <table:table-cell table:style-name="ce11" table:formula="of:=IF([Sheet1.J106]&gt;[.$G$1];[Sheet1.V106];0)" office:value-type="percentage" office:value="0.406940063091483">
            <text:p>40.69%</text:p>
          </table:table-cell>
          <table:table-cell table:style-name="ce12" table:formula="of:=IF([Sheet1.I106]&gt;[.$G$1];[Sheet1.W106];0)" office:value-type="percentage" office:value="0.2109375">
            <text:p>21.09%</text:p>
          </table:table-cell>
          <table:table-cell table:style-name="ce12" table:formula="of:=IF([Sheet1.I106]&gt;[.$G$1];[Sheet1.X106];0)" office:value-type="percentage" office:value="0.25">
            <text:p>25.00%</text:p>
          </table:table-cell>
          <table:table-cell table:style-name="ce12" table:formula="of:=IF([Sheet1.I106]&gt;[.$G$1];[Sheet1.Y106];0)" office:value-type="percentage" office:value="0.0859375">
            <text:p>8.59%</text:p>
          </table:table-cell>
          <table:table-cell table:formula="of:=IF([Sheet1.I106]&gt;[.$G$1];[Sheet1.Z106];0)" office:value-type="percentage" office:value="0.421875">
            <text:p>42.19%</text:p>
          </table:table-cell>
          <table:table-cell table:formula="of:=IF([Sheet1.I106]&gt;[.$G$1];[Sheet1.AA106];0)" office:value-type="percentage" office:value="0.488372093023256">
            <text:p>48.84%</text:p>
          </table:table-cell>
          <table:table-cell table:number-columns-repeated="2"/>
        </table:table-row>
        <table:table-row table:style-name="ro1">
          <table:table-cell table:style-name="ce11" table:formula="of:=IF([Sheet1.J107]&gt;[.$G$1];[Sheet1.V107];0)" office:value-type="percentage" office:value="0.308724832214765">
            <text:p>30.87%</text:p>
          </table:table-cell>
          <table:table-cell table:style-name="ce12" table:formula="of:=IF([Sheet1.I107]&gt;[.$G$1];[Sheet1.W107];0)" office:value-type="percentage" office:value="0.282608695652174">
            <text:p>28.26%</text:p>
          </table:table-cell>
          <table:table-cell table:style-name="ce12" table:formula="of:=IF([Sheet1.I107]&gt;[.$G$1];[Sheet1.X107];0)" office:value-type="percentage" office:value="0.0869565217391304">
            <text:p>8.70%</text:p>
          </table:table-cell>
          <table:table-cell table:style-name="ce12" table:formula="of:=IF([Sheet1.I107]&gt;[.$G$1];[Sheet1.Y107];0)" office:value-type="percentage" office:value="0.152173913043478">
            <text:p>15.22%</text:p>
          </table:table-cell>
          <table:table-cell table:formula="of:=IF([Sheet1.I107]&gt;[.$G$1];[Sheet1.Z107];0)" office:value-type="percentage" office:value="0.434782608695652">
            <text:p>43.48%</text:p>
          </table:table-cell>
          <table:table-cell table:formula="of:=IF([Sheet1.I107]&gt;[.$G$1];[Sheet1.AA107];0)" office:value-type="percentage" office:value="0.739130434782609">
            <text:p>73.91%</text:p>
          </table:table-cell>
          <table:table-cell table:number-columns-repeated="2"/>
        </table:table-row>
        <table:table-row table:style-name="ro1">
          <table:table-cell table:style-name="ce11" table:formula="of:=IF([Sheet1.J108]&gt;[.$G$1];[Sheet1.V108];0)" office:value-type="percentage" office:value="0.42671009771987">
            <text:p>42.67%</text:p>
          </table:table-cell>
          <table:table-cell table:style-name="ce12" table:formula="of:=IF([Sheet1.I108]&gt;[.$G$1];[Sheet1.W108];0)" office:value-type="percentage" office:value="0.215384615384615">
            <text:p>21.54%</text:p>
          </table:table-cell>
          <table:table-cell table:style-name="ce12" table:formula="of:=IF([Sheet1.I108]&gt;[.$G$1];[Sheet1.X108];0)" office:value-type="percentage" office:value="0.176923076923077">
            <text:p>17.69%</text:p>
          </table:table-cell>
          <table:table-cell table:style-name="ce12" table:formula="of:=IF([Sheet1.I108]&gt;[.$G$1];[Sheet1.Y108];0)" office:value-type="percentage" office:value="0.192307692307692">
            <text:p>19.23%</text:p>
          </table:table-cell>
          <table:table-cell table:formula="of:=IF([Sheet1.I108]&gt;[.$G$1];[Sheet1.Z108];0)" office:value-type="percentage" office:value="0.4">
            <text:p>40.00%</text:p>
          </table:table-cell>
          <table:table-cell table:formula="of:=IF([Sheet1.I108]&gt;[.$G$1];[Sheet1.AA108];0)" office:value-type="percentage" office:value="0.603053435114504">
            <text:p>60.31%</text:p>
          </table:table-cell>
          <table:table-cell table:number-columns-repeated="2"/>
        </table:table-row>
        <table:table-row table:style-name="ro1">
          <table:table-cell table:style-name="ce11" table:formula="of:=IF([Sheet1.J109]&gt;[.$G$1];[Sheet1.V109];0)" office:value-type="percentage" office:value="0.486910994764398">
            <text:p>48.69%</text:p>
          </table:table-cell>
          <table:table-cell table:style-name="ce12" table:formula="of:=IF([Sheet1.I109]&gt;[.$G$1];[Sheet1.W109];0)" office:value-type="percentage" office:value="0.290322580645161">
            <text:p>29.03%</text:p>
          </table:table-cell>
          <table:table-cell table:style-name="ce12" table:formula="of:=IF([Sheet1.I109]&gt;[.$G$1];[Sheet1.X109];0)" office:value-type="percentage" office:value="0.139784946236559">
            <text:p>13.98%</text:p>
          </table:table-cell>
          <table:table-cell table:style-name="ce12" table:formula="of:=IF([Sheet1.I109]&gt;[.$G$1];[Sheet1.Y109];0)" office:value-type="percentage" office:value="0.182795698924731">
            <text:p>18.28%</text:p>
          </table:table-cell>
          <table:table-cell table:formula="of:=IF([Sheet1.I109]&gt;[.$G$1];[Sheet1.Z109];0)" office:value-type="percentage" office:value="0.365591397849462">
            <text:p>36.56%</text:p>
          </table:table-cell>
          <table:table-cell table:formula="of:=IF([Sheet1.I109]&gt;[.$G$1];[Sheet1.AA109];0)" office:value-type="percentage" office:value="0.634408602150538">
            <text:p>63.44%</text:p>
          </table:table-cell>
          <table:table-cell table:number-columns-repeated="2"/>
        </table:table-row>
        <table:table-row table:style-name="ro1">
          <table:table-cell table:style-name="ce11" table:formula="of:=IF([Sheet1.J110]&gt;[.$G$1];[Sheet1.V110];0)" office:value-type="percentage" office:value="0.533642691415313">
            <text:p>53.36%</text:p>
          </table:table-cell>
          <table:table-cell table:style-name="ce12" table:formula="of:=IF([Sheet1.I110]&gt;[.$G$1];[Sheet1.W110];0)" office:value-type="percentage" office:value="0.220264317180617">
            <text:p>22.03%</text:p>
          </table:table-cell>
          <table:table-cell table:style-name="ce12" table:formula="of:=IF([Sheet1.I110]&gt;[.$G$1];[Sheet1.X110];0)" office:value-type="percentage" office:value="0.185022026431718">
            <text:p>18.50%</text:p>
          </table:table-cell>
          <table:table-cell table:style-name="ce12" table:formula="of:=IF([Sheet1.I110]&gt;[.$G$1];[Sheet1.Y110];0)" office:value-type="percentage" office:value="0.154185022026432">
            <text:p>15.42%</text:p>
          </table:table-cell>
          <table:table-cell table:formula="of:=IF([Sheet1.I110]&gt;[.$G$1];[Sheet1.Z110];0)" office:value-type="percentage" office:value="0.400881057268722">
            <text:p>40.09%</text:p>
          </table:table-cell>
          <table:table-cell table:formula="of:=IF([Sheet1.I110]&gt;[.$G$1];[Sheet1.AA110];0)" office:value-type="percentage" office:value="0.604347826086956">
            <text:p>60.43%</text:p>
          </table:table-cell>
          <table:table-cell table:number-columns-repeated="2"/>
        </table:table-row>
        <table:table-row table:style-name="ro1">
          <table:table-cell table:style-name="ce11" table:formula="of:=IF([Sheet1.J111]&gt;[.$G$1];[Sheet1.V111];0)" office:value-type="percentage" office:value="0.408906882591093">
            <text:p>40.89%</text:p>
          </table:table-cell>
          <table:table-cell table:style-name="ce12" table:formula="of:=IF([Sheet1.I111]&gt;[.$G$1];[Sheet1.W111];0)" office:value-type="percentage" office:value="0.161616161616162">
            <text:p>16.16%</text:p>
          </table:table-cell>
          <table:table-cell table:style-name="ce12" table:formula="of:=IF([Sheet1.I111]&gt;[.$G$1];[Sheet1.X111];0)" office:value-type="percentage" office:value="0.151515151515152">
            <text:p>15.15%</text:p>
          </table:table-cell>
          <table:table-cell table:style-name="ce12" table:formula="of:=IF([Sheet1.I111]&gt;[.$G$1];[Sheet1.Y111];0)" office:value-type="percentage" office:value="0.171717171717172">
            <text:p>17.17%</text:p>
          </table:table-cell>
          <table:table-cell table:formula="of:=IF([Sheet1.I111]&gt;[.$G$1];[Sheet1.Z111];0)" office:value-type="percentage" office:value="0.474747474747475">
            <text:p>47.47%</text:p>
          </table:table-cell>
          <table:table-cell table:formula="of:=IF([Sheet1.I111]&gt;[.$G$1];[Sheet1.AA111];0)" office:value-type="percentage" office:value="0.514851485148515">
            <text:p>51.49%</text:p>
          </table:table-cell>
          <table:table-cell table:number-columns-repeated="2"/>
        </table:table-row>
        <table:table-row table:style-name="ro1">
          <table:table-cell table:style-name="ce11" table:formula="of:=IF([Sheet1.J112]&gt;[.$G$1];[Sheet1.V112];0)" office:value-type="percentage" office:value="0.442231075697211">
            <text:p>44.22%</text:p>
          </table:table-cell>
          <table:table-cell table:style-name="ce12" table:formula="of:=IF([Sheet1.I112]&gt;[.$G$1];[Sheet1.W112];0)" office:value-type="percentage" office:value="0.207207207207207">
            <text:p>20.72%</text:p>
          </table:table-cell>
          <table:table-cell table:style-name="ce12" table:formula="of:=IF([Sheet1.I112]&gt;[.$G$1];[Sheet1.X112];0)" office:value-type="percentage" office:value="0.117117117117117">
            <text:p>11.71%</text:p>
          </table:table-cell>
          <table:table-cell table:style-name="ce12" table:formula="of:=IF([Sheet1.I112]&gt;[.$G$1];[Sheet1.Y112];0)" office:value-type="percentage" office:value="0.126126126126126">
            <text:p>12.61%</text:p>
          </table:table-cell>
          <table:table-cell table:formula="of:=IF([Sheet1.I112]&gt;[.$G$1];[Sheet1.Z112];0)" office:value-type="percentage" office:value="0.522522522522523">
            <text:p>52.25%</text:p>
          </table:table-cell>
          <table:table-cell table:formula="of:=IF([Sheet1.I112]&gt;[.$G$1];[Sheet1.AA112];0)" office:value-type="percentage" office:value="0.531531531531532">
            <text:p>53.15%</text:p>
          </table:table-cell>
          <table:table-cell table:number-columns-repeated="2"/>
        </table:table-row>
        <table:table-row table:style-name="ro1">
          <table:table-cell table:style-name="ce11" table:formula="of:=IF([Sheet1.J113]&gt;[.$G$1];[Sheet1.V113];0)" office:value-type="percentage" office:value="0.523364485981308">
            <text:p>52.34%</text:p>
          </table:table-cell>
          <table:table-cell table:style-name="ce12" table:formula="of:=IF([Sheet1.I113]&gt;[.$G$1];[Sheet1.W113];0)" office:value-type="percentage" office:value="0.169675090252708">
            <text:p>16.97%</text:p>
          </table:table-cell>
          <table:table-cell table:style-name="ce12" table:formula="of:=IF([Sheet1.I113]&gt;[.$G$1];[Sheet1.X113];0)" office:value-type="percentage" office:value="0.191335740072202">
            <text:p>19.13%</text:p>
          </table:table-cell>
          <table:table-cell table:style-name="ce12" table:formula="of:=IF([Sheet1.I113]&gt;[.$G$1];[Sheet1.Y113];0)" office:value-type="percentage" office:value="0.148014440433213">
            <text:p>14.80%</text:p>
          </table:table-cell>
          <table:table-cell table:formula="of:=IF([Sheet1.I113]&gt;[.$G$1];[Sheet1.Z113];0)" office:value-type="percentage" office:value="0.469314079422383">
            <text:p>46.93%</text:p>
          </table:table-cell>
          <table:table-cell table:formula="of:=IF([Sheet1.I113]&gt;[.$G$1];[Sheet1.AA113];0)" office:value-type="percentage" office:value="0.475">
            <text:p>47.50%</text:p>
          </table:table-cell>
          <table:table-cell table:number-columns-repeated="2"/>
        </table:table-row>
        <table:table-row table:style-name="ro1">
          <table:table-cell table:style-name="ce11" table:formula="of:=IF([Sheet1.J114]&gt;[.$G$1];[Sheet1.V114];0)" office:value-type="percentage" office:value="0.686567164179104">
            <text:p>68.66%</text:p>
          </table:table-cell>
          <table:table-cell table:style-name="ce12" table:formula="of:=IF([Sheet1.I114]&gt;[.$G$1];[Sheet1.W114];0)" office:value-type="percentage" office:value="0.16304347826087">
            <text:p>16.30%</text:p>
          </table:table-cell>
          <table:table-cell table:style-name="ce12" table:formula="of:=IF([Sheet1.I114]&gt;[.$G$1];[Sheet1.X114];0)" office:value-type="percentage" office:value="0.239130434782609">
            <text:p>23.91%</text:p>
          </table:table-cell>
          <table:table-cell table:style-name="ce12" table:formula="of:=IF([Sheet1.I114]&gt;[.$G$1];[Sheet1.Y114];0)" office:value-type="percentage" office:value="0.0869565217391304">
            <text:p>8.70%</text:p>
          </table:table-cell>
          <table:table-cell table:formula="of:=IF([Sheet1.I114]&gt;[.$G$1];[Sheet1.Z114];0)" office:value-type="percentage" office:value="0.478260869565217">
            <text:p>47.83%</text:p>
          </table:table-cell>
          <table:table-cell table:formula="of:=IF([Sheet1.I114]&gt;[.$G$1];[Sheet1.AA114];0)" office:value-type="percentage" office:value="0.510869565217391">
            <text:p>51.09%</text:p>
          </table:table-cell>
          <table:table-cell table:number-columns-repeated="2"/>
        </table:table-row>
        <table:table-row table:style-name="ro1">
          <table:table-cell table:style-name="ce11" table:formula="of:=IF([Sheet1.J115]&gt;[.$G$1];[Sheet1.V115];0)" office:value-type="percentage" office:value="0.345679012345679">
            <text:p>34.57%</text:p>
          </table:table-cell>
          <table:table-cell table:style-name="ce12" table:formula="of:=IF([Sheet1.I115]&gt;[.$G$1];[Sheet1.W115];0)" office:value-type="percentage" office:value="0.107142857142857">
            <text:p>10.71%</text:p>
          </table:table-cell>
          <table:table-cell table:style-name="ce12" table:formula="of:=IF([Sheet1.I115]&gt;[.$G$1];[Sheet1.X115];0)" office:value-type="percentage" office:value="0.238095238095238">
            <text:p>23.81%</text:p>
          </table:table-cell>
          <table:table-cell table:style-name="ce12" table:formula="of:=IF([Sheet1.I115]&gt;[.$G$1];[Sheet1.Y115];0)" office:value-type="percentage" office:value="0.119047619047619">
            <text:p>11.90%</text:p>
          </table:table-cell>
          <table:table-cell table:formula="of:=IF([Sheet1.I115]&gt;[.$G$1];[Sheet1.Z115];0)" office:value-type="percentage" office:value="0.535714285714286">
            <text:p>53.57%</text:p>
          </table:table-cell>
          <table:table-cell table:formula="of:=IF([Sheet1.I115]&gt;[.$G$1];[Sheet1.AA115];0)" office:value-type="percentage" office:value="0.595238095238095">
            <text:p>59.52%</text:p>
          </table:table-cell>
          <table:table-cell table:number-columns-repeated="2"/>
        </table:table-row>
        <table:table-row table:style-name="ro1">
          <table:table-cell table:style-name="ce11" table:formula="of:=IF([Sheet1.J116]&gt;[.$G$1];[Sheet1.V116];0)" office:value-type="percentage" office:value="0.409470752089136">
            <text:p>40.95%</text:p>
          </table:table-cell>
          <table:table-cell table:style-name="ce12" table:formula="of:=IF([Sheet1.I116]&gt;[.$G$1];[Sheet1.W116];0)" office:value-type="percentage" office:value="0.210884353741497">
            <text:p>21.09%</text:p>
          </table:table-cell>
          <table:table-cell table:style-name="ce12" table:formula="of:=IF([Sheet1.I116]&gt;[.$G$1];[Sheet1.X116];0)" office:value-type="percentage" office:value="0.224489795918367">
            <text:p>22.45%</text:p>
          </table:table-cell>
          <table:table-cell table:style-name="ce12" table:formula="of:=IF([Sheet1.I116]&gt;[.$G$1];[Sheet1.Y116];0)" office:value-type="percentage" office:value="0.163265306122449">
            <text:p>16.33%</text:p>
          </table:table-cell>
          <table:table-cell table:formula="of:=IF([Sheet1.I116]&gt;[.$G$1];[Sheet1.Z116];0)" office:value-type="percentage" office:value="0.346938775510204">
            <text:p>34.69%</text:p>
          </table:table-cell>
          <table:table-cell table:formula="of:=IF([Sheet1.I116]&gt;[.$G$1];[Sheet1.AA116];0)" office:value-type="percentage" office:value="0.394557823129252">
            <text:p>39.46%</text:p>
          </table:table-cell>
          <table:table-cell table:number-columns-repeated="2"/>
        </table:table-row>
        <table:table-row table:style-name="ro1">
          <table:table-cell table:style-name="ce11" table:formula="of:=IF([Sheet1.J117]&gt;[.$G$1];[Sheet1.V117];0)" office:value-type="percentage" office:value="0.402985074626866">
            <text:p>40.30%</text:p>
          </table:table-cell>
          <table:table-cell table:style-name="ce12" table:formula="of:=IF([Sheet1.I117]&gt;[.$G$1];[Sheet1.W117];0)" office:value-type="percentage" office:value="0.0740740740740741">
            <text:p>7.41%</text:p>
          </table:table-cell>
          <table:table-cell table:style-name="ce12" table:formula="of:=IF([Sheet1.I117]&gt;[.$G$1];[Sheet1.X117];0)" office:value-type="percentage" office:value="0.259259259259259">
            <text:p>25.93%</text:p>
          </table:table-cell>
          <table:table-cell table:style-name="ce12" table:formula="of:=IF([Sheet1.I117]&gt;[.$G$1];[Sheet1.Y117];0)" office:value-type="percentage" office:value="0.0617283950617284">
            <text:p>6.17%</text:p>
          </table:table-cell>
          <table:table-cell table:formula="of:=IF([Sheet1.I117]&gt;[.$G$1];[Sheet1.Z117];0)" office:value-type="percentage" office:value="0.555555555555556">
            <text:p>55.56%</text:p>
          </table:table-cell>
          <table:table-cell table:formula="of:=IF([Sheet1.I117]&gt;[.$G$1];[Sheet1.AA117];0)" office:value-type="percentage" office:value="0.358024691358025">
            <text:p>35.80%</text:p>
          </table:table-cell>
          <table:table-cell table:number-columns-repeated="2"/>
        </table:table-row>
        <table:table-row table:style-name="ro1">
          <table:table-cell table:style-name="ce11" table:formula="of:=IF([Sheet1.J118]&gt;[.$G$1];[Sheet1.V118];0)" office:value-type="percentage" office:value="0.422924901185771">
            <text:p>42.29%</text:p>
          </table:table-cell>
          <table:table-cell table:style-name="ce12" table:formula="of:=IF([Sheet1.I118]&gt;[.$G$1];[Sheet1.W118];0)" office:value-type="percentage" office:value="0.242990654205607">
            <text:p>24.30%</text:p>
          </table:table-cell>
          <table:table-cell table:style-name="ce12" table:formula="of:=IF([Sheet1.I118]&gt;[.$G$1];[Sheet1.X118];0)" office:value-type="percentage" office:value="0.130841121495327">
            <text:p>13.08%</text:p>
          </table:table-cell>
          <table:table-cell table:style-name="ce12" table:formula="of:=IF([Sheet1.I118]&gt;[.$G$1];[Sheet1.Y118];0)" office:value-type="percentage" office:value="0.11214953271028">
            <text:p>11.21%</text:p>
          </table:table-cell>
          <table:table-cell table:formula="of:=IF([Sheet1.I118]&gt;[.$G$1];[Sheet1.Z118];0)" office:value-type="percentage" office:value="0.429906542056075">
            <text:p>42.99%</text:p>
          </table:table-cell>
          <table:table-cell table:formula="of:=IF([Sheet1.I118]&gt;[.$G$1];[Sheet1.AA118];0)" office:value-type="percentage" office:value="0.551401869158878">
            <text:p>55.14%</text:p>
          </table:table-cell>
          <table:table-cell table:number-columns-repeated="2"/>
        </table:table-row>
        <table:table-row table:style-name="ro1">
          <table:table-cell table:style-name="ce11" table:formula="of:=IF([Sheet1.J119]&gt;[.$G$1];[Sheet1.V119];0)" office:value-type="percentage" office:value="0.351190476190476">
            <text:p>35.12%</text:p>
          </table:table-cell>
          <table:table-cell table:style-name="ce12" table:formula="of:=IF([Sheet1.I119]&gt;[.$G$1];[Sheet1.W119];0)" office:value-type="percentage" office:value="0.211864406779661">
            <text:p>21.19%</text:p>
          </table:table-cell>
          <table:table-cell table:style-name="ce12" table:formula="of:=IF([Sheet1.I119]&gt;[.$G$1];[Sheet1.X119];0)" office:value-type="percentage" office:value="0.186440677966102">
            <text:p>18.64%</text:p>
          </table:table-cell>
          <table:table-cell table:style-name="ce12" table:formula="of:=IF([Sheet1.I119]&gt;[.$G$1];[Sheet1.Y119];0)" office:value-type="percentage" office:value="0.076271186440678">
            <text:p>7.63%</text:p>
          </table:table-cell>
          <table:table-cell table:formula="of:=IF([Sheet1.I119]&gt;[.$G$1];[Sheet1.Z119];0)" office:value-type="percentage" office:value="0.491525423728814">
            <text:p>49.15%</text:p>
          </table:table-cell>
          <table:table-cell table:formula="of:=IF([Sheet1.I119]&gt;[.$G$1];[Sheet1.AA119];0)" office:value-type="percentage" office:value="0.533898305084746">
            <text:p>53.39%</text:p>
          </table:table-cell>
          <table:table-cell table:number-columns-repeated="2"/>
        </table:table-row>
        <table:table-row table:style-name="ro1">
          <table:table-cell table:style-name="ce11" table:formula="of:=IF([Sheet1.J120]&gt;[.$G$1];[Sheet1.V120];0)" office:value-type="percentage" office:value="0.629090909090909">
            <text:p>62.91%</text:p>
          </table:table-cell>
          <table:table-cell table:style-name="ce12" table:formula="of:=IF([Sheet1.I120]&gt;[.$G$1];[Sheet1.W120];0)" office:value-type="percentage" office:value="0.25">
            <text:p>25.00%</text:p>
          </table:table-cell>
          <table:table-cell table:style-name="ce12" table:formula="of:=IF([Sheet1.I120]&gt;[.$G$1];[Sheet1.X120];0)" office:value-type="percentage" office:value="0.197674418604651">
            <text:p>19.77%</text:p>
          </table:table-cell>
          <table:table-cell table:style-name="ce12" table:formula="of:=IF([Sheet1.I120]&gt;[.$G$1];[Sheet1.Y120];0)" office:value-type="percentage" office:value="0.174418604651163">
            <text:p>17.44%</text:p>
          </table:table-cell>
          <table:table-cell table:formula="of:=IF([Sheet1.I120]&gt;[.$G$1];[Sheet1.Z120];0)" office:value-type="percentage" office:value="0.354651162790698">
            <text:p>35.47%</text:p>
          </table:table-cell>
          <table:table-cell table:formula="of:=IF([Sheet1.I120]&gt;[.$G$1];[Sheet1.AA120];0)" office:value-type="percentage" office:value="0.589595375722543">
            <text:p>58.96%</text:p>
          </table:table-cell>
          <table:table-cell table:number-columns-repeated="2"/>
        </table:table-row>
        <table:table-row table:style-name="ro1">
          <table:table-cell table:style-name="ce11" table:formula="of:=IF([Sheet1.J121]&gt;[.$G$1];[Sheet1.V121];0)" office:value-type="percentage" office:value="0.563636363636364">
            <text:p>56.36%</text:p>
          </table:table-cell>
          <table:table-cell table:style-name="ce12" table:formula="of:=IF([Sheet1.I121]&gt;[.$G$1];[Sheet1.W121];0)" office:value-type="percentage" office:value="0.300813008130081">
            <text:p>30.08%</text:p>
          </table:table-cell>
          <table:table-cell table:style-name="ce12" table:formula="of:=IF([Sheet1.I121]&gt;[.$G$1];[Sheet1.X121];0)" office:value-type="percentage" office:value="0.121951219512195">
            <text:p>12.20%</text:p>
          </table:table-cell>
          <table:table-cell table:style-name="ce12" table:formula="of:=IF([Sheet1.I121]&gt;[.$G$1];[Sheet1.Y121];0)" office:value-type="percentage" office:value="0.130081300813008">
            <text:p>13.01%</text:p>
          </table:table-cell>
          <table:table-cell table:formula="of:=IF([Sheet1.I121]&gt;[.$G$1];[Sheet1.Z121];0)" office:value-type="percentage" office:value="0.398373983739837">
            <text:p>39.84%</text:p>
          </table:table-cell>
          <table:table-cell table:formula="of:=IF([Sheet1.I121]&gt;[.$G$1];[Sheet1.AA121];0)" office:value-type="percentage" office:value="0.620967741935484">
            <text:p>62.10%</text:p>
          </table:table-cell>
          <table:table-cell table:number-columns-repeated="2"/>
        </table:table-row>
        <table:table-row table:style-name="ro1">
          <table:table-cell table:style-name="ce11" table:formula="of:=IF([Sheet1.J122]&gt;[.$G$1];[Sheet1.V122];0)" office:value-type="percentage" office:value="0.547619047619048">
            <text:p>54.76%</text:p>
          </table:table-cell>
          <table:table-cell table:style-name="ce12" table:formula="of:=IF([Sheet1.I122]&gt;[.$G$1];[Sheet1.W122];0)" office:value-type="percentage" office:value="0.168478260869565">
            <text:p>16.85%</text:p>
          </table:table-cell>
          <table:table-cell table:style-name="ce12" table:formula="of:=IF([Sheet1.I122]&gt;[.$G$1];[Sheet1.X122];0)" office:value-type="percentage" office:value="0.206521739130435">
            <text:p>20.65%</text:p>
          </table:table-cell>
          <table:table-cell table:style-name="ce12" table:formula="of:=IF([Sheet1.I122]&gt;[.$G$1];[Sheet1.Y122];0)" office:value-type="percentage" office:value="0.0978260869565217">
            <text:p>9.78%</text:p>
          </table:table-cell>
          <table:table-cell table:formula="of:=IF([Sheet1.I122]&gt;[.$G$1];[Sheet1.Z122];0)" office:value-type="percentage" office:value="0.516304347826087">
            <text:p>51.63%</text:p>
          </table:table-cell>
          <table:table-cell table:formula="of:=IF([Sheet1.I122]&gt;[.$G$1];[Sheet1.AA122];0)" office:value-type="percentage" office:value="0.391304347826087">
            <text:p>39.13%</text:p>
          </table:table-cell>
          <table:table-cell table:number-columns-repeated="2"/>
        </table:table-row>
        <table:table-row table:style-name="ro1">
          <table:table-cell table:style-name="ce11" table:formula="of:=IF([Sheet1.J123]&gt;[.$G$1];[Sheet1.V123];0)" office:value-type="percentage" office:value="0.674418604651163">
            <text:p>67.44%</text:p>
          </table:table-cell>
          <table:table-cell table:style-name="ce12" table:formula="of:=IF([Sheet1.I123]&gt;[.$G$1];[Sheet1.W123];0)" office:value-type="percentage" office:value="0.0114942528735632">
            <text:p>1.15%</text:p>
          </table:table-cell>
          <table:table-cell table:style-name="ce12" table:formula="of:=IF([Sheet1.I123]&gt;[.$G$1];[Sheet1.X123];0)" office:value-type="percentage" office:value="0.32183908045977">
            <text:p>32.18%</text:p>
          </table:table-cell>
          <table:table-cell table:style-name="ce12" table:formula="of:=IF([Sheet1.I123]&gt;[.$G$1];[Sheet1.Y123];0)" office:value-type="percentage" office:value="0.103448275862069">
            <text:p>10.34%</text:p>
          </table:table-cell>
          <table:table-cell table:formula="of:=IF([Sheet1.I123]&gt;[.$G$1];[Sheet1.Z123];0)" office:value-type="percentage" office:value="0.551724137931034">
            <text:p>55.17%</text:p>
          </table:table-cell>
          <table:table-cell table:formula="of:=IF([Sheet1.I123]&gt;[.$G$1];[Sheet1.AA123];0)" office:value-type="percentage" office:value="0.367816091954023">
            <text:p>36.78%</text:p>
          </table:table-cell>
          <table:table-cell table:number-columns-repeated="2"/>
        </table:table-row>
        <table:table-row table:style-name="ro1">
          <table:table-cell table:style-name="ce11" table:formula="of:=IF([Sheet1.J124]&gt;[.$G$1];[Sheet1.V124];0)" office:value-type="percentage" office:value="0.605911330049261">
            <text:p>60.59%</text:p>
          </table:table-cell>
          <table:table-cell table:style-name="ce12" table:formula="of:=IF([Sheet1.I124]&gt;[.$G$1];[Sheet1.W124];0)" office:value-type="percentage" office:value="0.0650406504065041">
            <text:p>6.50%</text:p>
          </table:table-cell>
          <table:table-cell table:style-name="ce12" table:formula="of:=IF([Sheet1.I124]&gt;[.$G$1];[Sheet1.X124];0)" office:value-type="percentage" office:value="0.430894308943089">
            <text:p>43.09%</text:p>
          </table:table-cell>
          <table:table-cell table:style-name="ce12" table:formula="of:=IF([Sheet1.I124]&gt;[.$G$1];[Sheet1.Y124];0)" office:value-type="percentage" office:value="0.0731707317073171">
            <text:p>7.32%</text:p>
          </table:table-cell>
          <table:table-cell table:formula="of:=IF([Sheet1.I124]&gt;[.$G$1];[Sheet1.Z124];0)" office:value-type="percentage" office:value="0.422764227642276">
            <text:p>42.28%</text:p>
          </table:table-cell>
          <table:table-cell table:formula="of:=IF([Sheet1.I124]&gt;[.$G$1];[Sheet1.AA124];0)" office:value-type="percentage" office:value="0.349593495934959">
            <text:p>34.96%</text:p>
          </table:table-cell>
          <table:table-cell table:number-columns-repeated="2"/>
        </table:table-row>
        <table:table-row table:style-name="ro1">
          <table:table-cell table:style-name="ce11" table:formula="of:=IF([Sheet1.J125]&gt;[.$G$1];[Sheet1.V125];0)" office:value-type="percentage" office:value="0.572254335260116">
            <text:p>57.23%</text:p>
          </table:table-cell>
          <table:table-cell table:style-name="ce12" table:formula="of:=IF([Sheet1.I125]&gt;[.$G$1];[Sheet1.W125];0)" office:value-type="percentage" office:value="0.0404040404040404">
            <text:p>4.04%</text:p>
          </table:table-cell>
          <table:table-cell table:style-name="ce12" table:formula="of:=IF([Sheet1.I125]&gt;[.$G$1];[Sheet1.X125];0)" office:value-type="percentage" office:value="0.515151515151515">
            <text:p>51.52%</text:p>
          </table:table-cell>
          <table:table-cell table:style-name="ce12" table:formula="of:=IF([Sheet1.I125]&gt;[.$G$1];[Sheet1.Y125];0)" office:value-type="percentage" office:value="0.0404040404040404">
            <text:p>4.04%</text:p>
          </table:table-cell>
          <table:table-cell table:formula="of:=IF([Sheet1.I125]&gt;[.$G$1];[Sheet1.Z125];0)" office:value-type="percentage" office:value="0.393939393939394">
            <text:p>39.39%</text:p>
          </table:table-cell>
          <table:table-cell table:formula="of:=IF([Sheet1.I125]&gt;[.$G$1];[Sheet1.AA125];0)" office:value-type="percentage" office:value="0.333333333333333">
            <text:p>33.33%</text:p>
          </table:table-cell>
          <table:table-cell table:number-columns-repeated="2"/>
        </table:table-row>
        <table:table-row table:style-name="ro1">
          <table:table-cell table:style-name="ce11" table:formula="of:=IF([Sheet1.J126]&gt;[.$G$1];[Sheet1.V126];0)" office:value-type="percentage" office:value="0.485714285714286">
            <text:p>48.57%</text:p>
          </table:table-cell>
          <table:table-cell table:style-name="ce12" table:formula="of:=IF([Sheet1.I126]&gt;[.$G$1];[Sheet1.W126];0)" office:value-type="percentage" office:value="0.0588235294117647">
            <text:p>5.88%</text:p>
          </table:table-cell>
          <table:table-cell table:style-name="ce12" table:formula="of:=IF([Sheet1.I126]&gt;[.$G$1];[Sheet1.X126];0)" office:value-type="percentage" office:value="0.5">
            <text:p>50.00%</text:p>
          </table:table-cell>
          <table:table-cell table:style-name="ce12" table:formula="of:=IF([Sheet1.I126]&gt;[.$G$1];[Sheet1.Y126];0)" office:value-type="percentage" office:value="0.0735294117647059">
            <text:p>7.35%</text:p>
          </table:table-cell>
          <table:table-cell table:formula="of:=IF([Sheet1.I126]&gt;[.$G$1];[Sheet1.Z126];0)" office:value-type="percentage" office:value="0.367647058823529">
            <text:p>36.76%</text:p>
          </table:table-cell>
          <table:table-cell table:formula="of:=IF([Sheet1.I126]&gt;[.$G$1];[Sheet1.AA126];0)" office:value-type="percentage" office:value="0.294117647058823">
            <text:p>29.41%</text:p>
          </table:table-cell>
          <table:table-cell table:number-columns-repeated="2"/>
        </table:table-row>
        <table:table-row table:style-name="ro1">
          <table:table-cell table:style-name="ce11" table:formula="of:=IF([Sheet1.J127]&gt;[.$G$1];[Sheet1.V127];0)" office:value-type="percentage" office:value="0.518099547511312">
            <text:p>51.81%</text:p>
          </table:table-cell>
          <table:table-cell table:style-name="ce12" table:formula="of:=IF([Sheet1.I127]&gt;[.$G$1];[Sheet1.W127];0)" office:value-type="percentage" office:value="0.213973799126638">
            <text:p>21.40%</text:p>
          </table:table-cell>
          <table:table-cell table:style-name="ce12" table:formula="of:=IF([Sheet1.I127]&gt;[.$G$1];[Sheet1.X127];0)" office:value-type="percentage" office:value="0.183406113537118">
            <text:p>18.34%</text:p>
          </table:table-cell>
          <table:table-cell table:style-name="ce12" table:formula="of:=IF([Sheet1.I127]&gt;[.$G$1];[Sheet1.Y127];0)" office:value-type="percentage" office:value="0.122270742358079">
            <text:p>12.23%</text:p>
          </table:table-cell>
          <table:table-cell table:formula="of:=IF([Sheet1.I127]&gt;[.$G$1];[Sheet1.Z127];0)" office:value-type="percentage" office:value="0.445414847161572">
            <text:p>44.54%</text:p>
          </table:table-cell>
          <table:table-cell table:formula="of:=IF([Sheet1.I127]&gt;[.$G$1];[Sheet1.AA127];0)" office:value-type="percentage" office:value="0.541484716157205">
            <text:p>54.15%</text:p>
          </table:table-cell>
          <table:table-cell table:number-columns-repeated="2"/>
        </table:table-row>
        <table:table-row table:style-name="ro1">
          <table:table-cell table:style-name="ce11" table:formula="of:=IF([Sheet1.J128]&gt;[.$G$1];[Sheet1.V128];0)" office:value-type="percentage" office:value="0.52112676056338">
            <text:p>52.11%</text:p>
          </table:table-cell>
          <table:table-cell table:style-name="ce12" table:formula="of:=IF([Sheet1.I128]&gt;[.$G$1];[Sheet1.W128];0)" office:value-type="percentage" office:value="0.0684931506849315">
            <text:p>6.85%</text:p>
          </table:table-cell>
          <table:table-cell table:style-name="ce12" table:formula="of:=IF([Sheet1.I128]&gt;[.$G$1];[Sheet1.X128];0)" office:value-type="percentage" office:value="0.452054794520548">
            <text:p>45.21%</text:p>
          </table:table-cell>
          <table:table-cell table:style-name="ce12" table:formula="of:=IF([Sheet1.I128]&gt;[.$G$1];[Sheet1.Y128];0)" office:value-type="percentage" office:value="0.0410958904109589">
            <text:p>4.11%</text:p>
          </table:table-cell>
          <table:table-cell table:formula="of:=IF([Sheet1.I128]&gt;[.$G$1];[Sheet1.Z128];0)" office:value-type="percentage" office:value="0.438356164383562">
            <text:p>43.84%</text:p>
          </table:table-cell>
          <table:table-cell table:formula="of:=IF([Sheet1.I128]&gt;[.$G$1];[Sheet1.AA128];0)" office:value-type="percentage" office:value="0.432432432432432">
            <text:p>43.24%</text:p>
          </table:table-cell>
          <table:table-cell table:number-columns-repeated="2"/>
        </table:table-row>
        <table:table-row table:style-name="ro1">
          <table:table-cell table:style-name="ce11" table:formula="of:=IF([Sheet1.J129]&gt;[.$G$1];[Sheet1.V129];0)" office:value-type="percentage" office:value="0.462046204620462">
            <text:p>46.20%</text:p>
          </table:table-cell>
          <table:table-cell table:style-name="ce12" table:formula="of:=IF([Sheet1.I129]&gt;[.$G$1];[Sheet1.W129];0)" office:value-type="percentage" office:value="0.100719424460432">
            <text:p>10.07%</text:p>
          </table:table-cell>
          <table:table-cell table:style-name="ce12" table:formula="of:=IF([Sheet1.I129]&gt;[.$G$1];[Sheet1.X129];0)" office:value-type="percentage" office:value="0.237410071942446">
            <text:p>23.74%</text:p>
          </table:table-cell>
          <table:table-cell table:style-name="ce12" table:formula="of:=IF([Sheet1.I129]&gt;[.$G$1];[Sheet1.Y129];0)" office:value-type="percentage" office:value="0.115107913669065">
            <text:p>11.51%</text:p>
          </table:table-cell>
          <table:table-cell table:formula="of:=IF([Sheet1.I129]&gt;[.$G$1];[Sheet1.Z129];0)" office:value-type="percentage" office:value="0.525179856115108">
            <text:p>52.52%</text:p>
          </table:table-cell>
          <table:table-cell table:formula="of:=IF([Sheet1.I129]&gt;[.$G$1];[Sheet1.AA129];0)" office:value-type="percentage" office:value="0.478571428571429">
            <text:p>47.86%</text:p>
          </table:table-cell>
          <table:table-cell table:number-columns-repeated="2"/>
        </table:table-row>
        <table:table-row table:style-name="ro1">
          <table:table-cell table:style-name="ce11" table:formula="of:=IF([Sheet1.J130]&gt;[.$G$1];[Sheet1.V130];0)" office:value-type="percentage" office:value="0.60126582278481">
            <text:p>60.13%</text:p>
          </table:table-cell>
          <table:table-cell table:style-name="ce12" table:formula="of:=IF([Sheet1.I130]&gt;[.$G$1];[Sheet1.W130];0)" office:value-type="percentage" office:value="0">
            <text:p>0.00%</text:p>
          </table:table-cell>
          <table:table-cell table:style-name="ce12" table:formula="of:=IF([Sheet1.I130]&gt;[.$G$1];[Sheet1.X130];0)" office:value-type="percentage" office:value="0.685714285714286">
            <text:p>68.57%</text:p>
          </table:table-cell>
          <table:table-cell table:style-name="ce12" table:formula="of:=IF([Sheet1.I130]&gt;[.$G$1];[Sheet1.Y130];0)" office:value-type="percentage" office:value="0">
            <text:p>0.00%</text:p>
          </table:table-cell>
          <table:table-cell table:formula="of:=IF([Sheet1.I130]&gt;[.$G$1];[Sheet1.Z130];0)" office:value-type="percentage" office:value="0.185714285714286">
            <text:p>18.57%</text:p>
          </table:table-cell>
          <table:table-cell table:formula="of:=IF([Sheet1.I130]&gt;[.$G$1];[Sheet1.AA130];0)" office:value-type="percentage" office:value="0.410526315789474">
            <text:p>41.05%</text:p>
          </table:table-cell>
          <table:table-cell table:number-columns-repeated="2"/>
        </table:table-row>
        <table:table-row table:style-name="ro1">
          <table:table-cell table:style-name="ce11" table:formula="of:=IF([Sheet1.J131]&gt;[.$G$1];[Sheet1.V131];0)" office:value-type="percentage" office:value="0.594594594594595">
            <text:p>59.46%</text:p>
          </table:table-cell>
          <table:table-cell table:style-name="ce12" table:formula="of:=IF([Sheet1.I131]&gt;[.$G$1];[Sheet1.W131];0)" office:value-type="percentage" office:value="0.123076923076923">
            <text:p>12.31%</text:p>
          </table:table-cell>
          <table:table-cell table:style-name="ce12" table:formula="of:=IF([Sheet1.I131]&gt;[.$G$1];[Sheet1.X131];0)" office:value-type="percentage" office:value="0.246153846153846">
            <text:p>24.62%</text:p>
          </table:table-cell>
          <table:table-cell table:style-name="ce12" table:formula="of:=IF([Sheet1.I131]&gt;[.$G$1];[Sheet1.Y131];0)" office:value-type="percentage" office:value="0.0615384615384615">
            <text:p>6.15%</text:p>
          </table:table-cell>
          <table:table-cell table:formula="of:=IF([Sheet1.I131]&gt;[.$G$1];[Sheet1.Z131];0)" office:value-type="percentage" office:value="0.569230769230769">
            <text:p>56.92%</text:p>
          </table:table-cell>
          <table:table-cell table:formula="of:=IF([Sheet1.I131]&gt;[.$G$1];[Sheet1.AA131];0)" office:value-type="percentage" office:value="0.439393939393939">
            <text:p>43.94%</text:p>
          </table:table-cell>
          <table:table-cell table:number-columns-repeated="2"/>
        </table:table-row>
        <table:table-row table:style-name="ro1">
          <table:table-cell table:style-name="ce11" table:formula="of:=IF([Sheet1.J132]&gt;[.$G$1];[Sheet1.V132];0)" office:value-type="percentage" office:value="0.676056338028169">
            <text:p>67.61%</text:p>
          </table:table-cell>
          <table:table-cell table:style-name="ce12" table:formula="of:=IF([Sheet1.I132]&gt;[.$G$1];[Sheet1.W132];0)" office:value-type="percentage" office:value="0.0625">
            <text:p>6.25%</text:p>
          </table:table-cell>
          <table:table-cell table:style-name="ce12" table:formula="of:=IF([Sheet1.I132]&gt;[.$G$1];[Sheet1.X132];0)" office:value-type="percentage" office:value="0.260416666666667">
            <text:p>26.04%</text:p>
          </table:table-cell>
          <table:table-cell table:style-name="ce12" table:formula="of:=IF([Sheet1.I132]&gt;[.$G$1];[Sheet1.Y132];0)" office:value-type="percentage" office:value="0.0416666666666667">
            <text:p>4.17%</text:p>
          </table:table-cell>
          <table:table-cell table:formula="of:=IF([Sheet1.I132]&gt;[.$G$1];[Sheet1.Z132];0)" office:value-type="percentage" office:value="0.583333333333333">
            <text:p>58.33%</text:p>
          </table:table-cell>
          <table:table-cell table:formula="of:=IF([Sheet1.I132]&gt;[.$G$1];[Sheet1.AA132];0)" office:value-type="percentage" office:value="0.322916666666667">
            <text:p>32.29%</text:p>
          </table:table-cell>
          <table:table-cell table:number-columns-repeated="2"/>
        </table:table-row>
        <table:table-row table:style-name="ro1">
          <table:table-cell table:style-name="ce11" table:formula="of:=IF([Sheet1.J133]&gt;[.$G$1];[Sheet1.V133];0)" office:value-type="percentage" office:value="0.575471698113208">
            <text:p>57.55%</text:p>
          </table:table-cell>
          <table:table-cell table:style-name="ce12" table:formula="of:=IF([Sheet1.I133]&gt;[.$G$1];[Sheet1.W133];0)" office:value-type="percentage" office:value="0.203389830508475">
            <text:p>20.34%</text:p>
          </table:table-cell>
          <table:table-cell table:style-name="ce12" table:formula="of:=IF([Sheet1.I133]&gt;[.$G$1];[Sheet1.X133];0)" office:value-type="percentage" office:value="0.135593220338983">
            <text:p>13.56%</text:p>
          </table:table-cell>
          <table:table-cell table:style-name="ce12" table:formula="of:=IF([Sheet1.I133]&gt;[.$G$1];[Sheet1.Y133];0)" office:value-type="percentage" office:value="0.0677966101694915">
            <text:p>6.78%</text:p>
          </table:table-cell>
          <table:table-cell table:formula="of:=IF([Sheet1.I133]&gt;[.$G$1];[Sheet1.Z133];0)" office:value-type="percentage" office:value="0.593220338983051">
            <text:p>59.32%</text:p>
          </table:table-cell>
          <table:table-cell table:formula="of:=IF([Sheet1.I133]&gt;[.$G$1];[Sheet1.AA133];0)" office:value-type="percentage" office:value="0.426229508196721">
            <text:p>42.62%</text:p>
          </table:table-cell>
          <table:table-cell table:number-columns-repeated="2"/>
        </table:table-row>
        <table:table-row table:style-name="ro1">
          <table:table-cell table:style-name="ce11" table:formula="of:=IF([Sheet1.J134]&gt;[.$G$1];[Sheet1.V134];0)" office:value-type="percentage" office:value="0.569444444444444">
            <text:p>56.94%</text:p>
          </table:table-cell>
          <table:table-cell table:style-name="ce12" table:formula="of:=IF([Sheet1.I134]&gt;[.$G$1];[Sheet1.W134];0)" office:value-type="percentage" office:value="0.158536585365854">
            <text:p>15.85%</text:p>
          </table:table-cell>
          <table:table-cell table:style-name="ce12" table:formula="of:=IF([Sheet1.I134]&gt;[.$G$1];[Sheet1.X134];0)" office:value-type="percentage" office:value="0.170731707317073">
            <text:p>17.07%</text:p>
          </table:table-cell>
          <table:table-cell table:style-name="ce12" table:formula="of:=IF([Sheet1.I134]&gt;[.$G$1];[Sheet1.Y134];0)" office:value-type="percentage" office:value="0.0609756097560976">
            <text:p>6.10%</text:p>
          </table:table-cell>
          <table:table-cell table:formula="of:=IF([Sheet1.I134]&gt;[.$G$1];[Sheet1.Z134];0)" office:value-type="percentage" office:value="0.609756097560976">
            <text:p>60.98%</text:p>
          </table:table-cell>
          <table:table-cell table:formula="of:=IF([Sheet1.I134]&gt;[.$G$1];[Sheet1.AA134];0)" office:value-type="percentage" office:value="0.353658536585366">
            <text:p>35.37%</text:p>
          </table:table-cell>
          <table:table-cell table:number-columns-repeated="2"/>
        </table:table-row>
        <table:table-row table:style-name="ro1">
          <table:table-cell table:style-name="ce11" table:formula="of:=IF([Sheet1.J135]&gt;[.$G$1];[Sheet1.V135];0)" office:value-type="percentage" office:value="0.696666666666667">
            <text:p>69.67%</text:p>
          </table:table-cell>
          <table:table-cell table:style-name="ce12" table:formula="of:=IF([Sheet1.I135]&gt;[.$G$1];[Sheet1.W135];0)" office:value-type="percentage" office:value="0.0717703349282297">
            <text:p>7.18%</text:p>
          </table:table-cell>
          <table:table-cell table:style-name="ce12" table:formula="of:=IF([Sheet1.I135]&gt;[.$G$1];[Sheet1.X135];0)" office:value-type="percentage" office:value="0.325358851674641">
            <text:p>32.54%</text:p>
          </table:table-cell>
          <table:table-cell table:style-name="ce12" table:formula="of:=IF([Sheet1.I135]&gt;[.$G$1];[Sheet1.Y135];0)" office:value-type="percentage" office:value="0.110047846889952">
            <text:p>11.00%</text:p>
          </table:table-cell>
          <table:table-cell table:formula="of:=IF([Sheet1.I135]&gt;[.$G$1];[Sheet1.Z135];0)" office:value-type="percentage" office:value="0.488038277511962">
            <text:p>48.80%</text:p>
          </table:table-cell>
          <table:table-cell table:formula="of:=IF([Sheet1.I135]&gt;[.$G$1];[Sheet1.AA135];0)" office:value-type="percentage" office:value="0.38755980861244">
            <text:p>38.76%</text:p>
          </table:table-cell>
          <table:table-cell table:number-columns-repeated="2"/>
        </table:table-row>
        <table:table-row table:style-name="ro1">
          <table:table-cell table:style-name="ce11" table:formula="of:=IF([Sheet1.J136]&gt;[.$G$1];[Sheet1.V136];0)" office:value-type="percentage" office:value="0.459677419354839">
            <text:p>45.97%</text:p>
          </table:table-cell>
          <table:table-cell table:style-name="ce12" table:formula="of:=IF([Sheet1.I136]&gt;[.$G$1];[Sheet1.W136];0)" office:value-type="percentage" office:value="0.140350877192982">
            <text:p>14.04%</text:p>
          </table:table-cell>
          <table:table-cell table:style-name="ce12" table:formula="of:=IF([Sheet1.I136]&gt;[.$G$1];[Sheet1.X136];0)" office:value-type="percentage" office:value="0.263157894736842">
            <text:p>26.32%</text:p>
          </table:table-cell>
          <table:table-cell table:style-name="ce12" table:formula="of:=IF([Sheet1.I136]&gt;[.$G$1];[Sheet1.Y136];0)" office:value-type="percentage" office:value="0.157894736842105">
            <text:p>15.79%</text:p>
          </table:table-cell>
          <table:table-cell table:formula="of:=IF([Sheet1.I136]&gt;[.$G$1];[Sheet1.Z136];0)" office:value-type="percentage" office:value="0.403508771929825">
            <text:p>40.35%</text:p>
          </table:table-cell>
          <table:table-cell table:formula="of:=IF([Sheet1.I136]&gt;[.$G$1];[Sheet1.AA136];0)" office:value-type="percentage" office:value="0.491228070175439">
            <text:p>49.12%</text:p>
          </table:table-cell>
          <table:table-cell table:number-columns-repeated="2"/>
        </table:table-row>
        <table:table-row table:style-name="ro1">
          <table:table-cell table:style-name="ce11" table:formula="of:=IF([Sheet1.J137]&gt;[.$G$1];[Sheet1.V137];0)" office:value-type="percentage" office:value="0.695945945945946">
            <text:p>69.59%</text:p>
          </table:table-cell>
          <table:table-cell table:style-name="ce12" table:formula="of:=IF([Sheet1.I137]&gt;[.$G$1];[Sheet1.W137];0)" office:value-type="percentage" office:value="0.0776699029126214">
            <text:p>7.77%</text:p>
          </table:table-cell>
          <table:table-cell table:style-name="ce12" table:formula="of:=IF([Sheet1.I137]&gt;[.$G$1];[Sheet1.X137];0)" office:value-type="percentage" office:value="0.330097087378641">
            <text:p>33.01%</text:p>
          </table:table-cell>
          <table:table-cell table:style-name="ce12" table:formula="of:=IF([Sheet1.I137]&gt;[.$G$1];[Sheet1.Y137];0)" office:value-type="percentage" office:value="0.106796116504854">
            <text:p>10.68%</text:p>
          </table:table-cell>
          <table:table-cell table:formula="of:=IF([Sheet1.I137]&gt;[.$G$1];[Sheet1.Z137];0)" office:value-type="percentage" office:value="0.466019417475728">
            <text:p>46.60%</text:p>
          </table:table-cell>
          <table:table-cell table:formula="of:=IF([Sheet1.I137]&gt;[.$G$1];[Sheet1.AA137];0)" office:value-type="percentage" office:value="0.466019417475728">
            <text:p>46.60%</text:p>
          </table:table-cell>
          <table:table-cell table:number-columns-repeated="2"/>
        </table:table-row>
        <table:table-row table:style-name="ro1">
          <table:table-cell table:style-name="ce11" table:formula="of:=IF([Sheet1.J138]&gt;[.$G$1];[Sheet1.V138];0)" office:value-type="percentage" office:value="0.573426573426573">
            <text:p>57.34%</text:p>
          </table:table-cell>
          <table:table-cell table:style-name="ce12" table:formula="of:=IF([Sheet1.I138]&gt;[.$G$1];[Sheet1.W138];0)" office:value-type="percentage" office:value="0.2375">
            <text:p>23.75%</text:p>
          </table:table-cell>
          <table:table-cell table:style-name="ce12" table:formula="of:=IF([Sheet1.I138]&gt;[.$G$1];[Sheet1.X138];0)" office:value-type="percentage" office:value="0.1875">
            <text:p>18.75%</text:p>
          </table:table-cell>
          <table:table-cell table:style-name="ce12" table:formula="of:=IF([Sheet1.I138]&gt;[.$G$1];[Sheet1.Y138];0)" office:value-type="percentage" office:value="0.0625">
            <text:p>6.25%</text:p>
          </table:table-cell>
          <table:table-cell table:formula="of:=IF([Sheet1.I138]&gt;[.$G$1];[Sheet1.Z138];0)" office:value-type="percentage" office:value="0.3875">
            <text:p>38.75%</text:p>
          </table:table-cell>
          <table:table-cell table:formula="of:=IF([Sheet1.I138]&gt;[.$G$1];[Sheet1.AA138];0)" office:value-type="percentage" office:value="0.353658536585366">
            <text:p>35.37%</text:p>
          </table:table-cell>
          <table:table-cell table:number-columns-repeated="2"/>
        </table:table-row>
        <table:table-row table:style-name="ro1">
          <table:table-cell table:style-name="ce11" table:formula="of:=IF([Sheet1.J139]&gt;[.$G$1];[Sheet1.V139];0)" office:value-type="percentage" office:value="0.347368421052632">
            <text:p>34.74%</text:p>
          </table:table-cell>
          <table:table-cell table:style-name="ce12" table:formula="of:=IF([Sheet1.I139]&gt;[.$G$1];[Sheet1.W139];0)" office:value-type="percentage" office:value="0.393939393939394">
            <text:p>39.39%</text:p>
          </table:table-cell>
          <table:table-cell table:style-name="ce12" table:formula="of:=IF([Sheet1.I139]&gt;[.$G$1];[Sheet1.X139];0)" office:value-type="percentage" office:value="0.106060606060606">
            <text:p>10.61%</text:p>
          </table:table-cell>
          <table:table-cell table:style-name="ce12" table:formula="of:=IF([Sheet1.I139]&gt;[.$G$1];[Sheet1.Y139];0)" office:value-type="percentage" office:value="0.0909090909090909">
            <text:p>9.09%</text:p>
          </table:table-cell>
          <table:table-cell table:formula="of:=IF([Sheet1.I139]&gt;[.$G$1];[Sheet1.Z139];0)" office:value-type="percentage" office:value="0.378787878787879">
            <text:p>37.88%</text:p>
          </table:table-cell>
          <table:table-cell table:formula="of:=IF([Sheet1.I139]&gt;[.$G$1];[Sheet1.AA139];0)" office:value-type="percentage" office:value="0.515151515151515">
            <text:p>51.52%</text:p>
          </table:table-cell>
          <table:table-cell table:number-columns-repeated="2"/>
        </table:table-row>
        <table:table-row table:style-name="ro1">
          <table:table-cell table:style-name="ce11" table:formula="of:=IF([Sheet1.J140]&gt;[.$G$1];[Sheet1.V140];0)" office:value-type="percentage" office:value="0.507142857142857">
            <text:p>50.71%</text:p>
          </table:table-cell>
          <table:table-cell table:style-name="ce12" table:formula="of:=IF([Sheet1.I140]&gt;[.$G$1];[Sheet1.W140];0)" office:value-type="percentage" office:value="0.112676056338028">
            <text:p>11.27%</text:p>
          </table:table-cell>
          <table:table-cell table:style-name="ce12" table:formula="of:=IF([Sheet1.I140]&gt;[.$G$1];[Sheet1.X140];0)" office:value-type="percentage" office:value="0.323943661971831">
            <text:p>32.39%</text:p>
          </table:table-cell>
          <table:table-cell table:style-name="ce12" table:formula="of:=IF([Sheet1.I140]&gt;[.$G$1];[Sheet1.Y140];0)" office:value-type="percentage" office:value="0.0704225352112676">
            <text:p>7.04%</text:p>
          </table:table-cell>
          <table:table-cell table:formula="of:=IF([Sheet1.I140]&gt;[.$G$1];[Sheet1.Z140];0)" office:value-type="percentage" office:value="0.485915492957747">
            <text:p>48.59%</text:p>
          </table:table-cell>
          <table:table-cell table:formula="of:=IF([Sheet1.I140]&gt;[.$G$1];[Sheet1.AA140];0)" office:value-type="percentage" office:value="0.507042253521127">
            <text:p>50.70%</text:p>
          </table:table-cell>
          <table:table-cell table:number-columns-repeated="2"/>
        </table:table-row>
        <table:table-row table:style-name="ro1">
          <table:table-cell table:style-name="ce11" table:formula="of:=IF([Sheet1.J141]&gt;[.$G$1];[Sheet1.V141];0)" office:value-type="percentage" office:value="0.710247349823322">
            <text:p>71.02%</text:p>
          </table:table-cell>
          <table:table-cell table:style-name="ce12" table:formula="of:=IF([Sheet1.I141]&gt;[.$G$1];[Sheet1.W141];0)" office:value-type="percentage" office:value="0.065">
            <text:p>6.50%</text:p>
          </table:table-cell>
          <table:table-cell table:style-name="ce12" table:formula="of:=IF([Sheet1.I141]&gt;[.$G$1];[Sheet1.X141];0)" office:value-type="percentage" office:value="0.375">
            <text:p>37.50%</text:p>
          </table:table-cell>
          <table:table-cell table:style-name="ce12" table:formula="of:=IF([Sheet1.I141]&gt;[.$G$1];[Sheet1.Y141];0)" office:value-type="percentage" office:value="0.05">
            <text:p>5.00%</text:p>
          </table:table-cell>
          <table:table-cell table:formula="of:=IF([Sheet1.I141]&gt;[.$G$1];[Sheet1.Z141];0)" office:value-type="percentage" office:value="0.485">
            <text:p>48.50%</text:p>
          </table:table-cell>
          <table:table-cell table:formula="of:=IF([Sheet1.I141]&gt;[.$G$1];[Sheet1.AA141];0)" office:value-type="percentage" office:value="0.308457711442786">
            <text:p>30.85%</text:p>
          </table:table-cell>
          <table:table-cell table:number-columns-repeated="2"/>
        </table:table-row>
        <table:table-row table:style-name="ro1">
          <table:table-cell table:style-name="ce11" table:formula="of:=IF([Sheet1.J142]&gt;[.$G$1];[Sheet1.V142];0)" office:value-type="percentage" office:value="0.61038961038961">
            <text:p>61.04%</text:p>
          </table:table-cell>
          <table:table-cell table:style-name="ce12" table:formula="of:=IF([Sheet1.I142]&gt;[.$G$1];[Sheet1.W142];0)" office:value-type="percentage" office:value="0.106951871657754">
            <text:p>10.70%</text:p>
          </table:table-cell>
          <table:table-cell table:style-name="ce12" table:formula="of:=IF([Sheet1.I142]&gt;[.$G$1];[Sheet1.X142];0)" office:value-type="percentage" office:value="0.433155080213904">
            <text:p>43.32%</text:p>
          </table:table-cell>
          <table:table-cell table:style-name="ce12" table:formula="of:=IF([Sheet1.I142]&gt;[.$G$1];[Sheet1.Y142];0)" office:value-type="percentage" office:value="0.0695187165775401">
            <text:p>6.95%</text:p>
          </table:table-cell>
          <table:table-cell table:formula="of:=IF([Sheet1.I142]&gt;[.$G$1];[Sheet1.Z142];0)" office:value-type="percentage" office:value="0.358288770053476">
            <text:p>35.83%</text:p>
          </table:table-cell>
          <table:table-cell table:formula="of:=IF([Sheet1.I142]&gt;[.$G$1];[Sheet1.AA142];0)" office:value-type="percentage" office:value="0.372340425531915">
            <text:p>37.23%</text:p>
          </table:table-cell>
          <table:table-cell table:number-columns-repeated="2"/>
        </table:table-row>
        <table:table-row table:style-name="ro1">
          <table:table-cell table:style-name="ce11" table:formula="of:=IF([Sheet1.J143]&gt;[.$G$1];[Sheet1.V143];0)" office:value-type="percentage" office:value="0.310763888888889">
            <text:p>31.08%</text:p>
          </table:table-cell>
          <table:table-cell table:style-name="ce12" table:formula="of:=IF([Sheet1.I143]&gt;[.$G$1];[Sheet1.W143];0)" office:value-type="percentage" office:value="0.251396648044693">
            <text:p>25.14%</text:p>
          </table:table-cell>
          <table:table-cell table:style-name="ce12" table:formula="of:=IF([Sheet1.I143]&gt;[.$G$1];[Sheet1.X143];0)" office:value-type="percentage" office:value="0.150837988826816">
            <text:p>15.08%</text:p>
          </table:table-cell>
          <table:table-cell table:style-name="ce12" table:formula="of:=IF([Sheet1.I143]&gt;[.$G$1];[Sheet1.Y143];0)" office:value-type="percentage" office:value="0.106145251396648">
            <text:p>10.61%</text:p>
          </table:table-cell>
          <table:table-cell table:formula="of:=IF([Sheet1.I143]&gt;[.$G$1];[Sheet1.Z143];0)" office:value-type="percentage" office:value="0.458100558659218">
            <text:p>45.81%</text:p>
          </table:table-cell>
          <table:table-cell table:formula="of:=IF([Sheet1.I143]&gt;[.$G$1];[Sheet1.AA143];0)" office:value-type="percentage" office:value="0.446927374301676">
            <text:p>44.69%</text:p>
          </table:table-cell>
          <table:table-cell table:number-columns-repeated="2"/>
        </table:table-row>
        <table:table-row table:style-name="ro1">
          <table:table-cell table:style-name="ce11" table:formula="of:=IF([Sheet1.J144]&gt;[.$G$1];[Sheet1.V144];0)" office:value-type="percentage" office:value="0.56">
            <text:p>56.00%</text:p>
          </table:table-cell>
          <table:table-cell table:style-name="ce12" table:formula="of:=IF([Sheet1.I144]&gt;[.$G$1];[Sheet1.W144];0)" office:value-type="percentage" office:value="0.0718954248366013">
            <text:p>7.19%</text:p>
          </table:table-cell>
          <table:table-cell table:style-name="ce12" table:formula="of:=IF([Sheet1.I144]&gt;[.$G$1];[Sheet1.X144];0)" office:value-type="percentage" office:value="0.320261437908497">
            <text:p>32.03%</text:p>
          </table:table-cell>
          <table:table-cell table:style-name="ce12" table:formula="of:=IF([Sheet1.I144]&gt;[.$G$1];[Sheet1.Y144];0)" office:value-type="percentage" office:value="0.0915032679738562">
            <text:p>9.15%</text:p>
          </table:table-cell>
          <table:table-cell table:formula="of:=IF([Sheet1.I144]&gt;[.$G$1];[Sheet1.Z144];0)" office:value-type="percentage" office:value="0.509803921568627">
            <text:p>50.98%</text:p>
          </table:table-cell>
          <table:table-cell table:formula="of:=IF([Sheet1.I144]&gt;[.$G$1];[Sheet1.AA144];0)" office:value-type="percentage" office:value="0.298701298701299">
            <text:p>29.87%</text:p>
          </table:table-cell>
          <table:table-cell table:number-columns-repeated="2"/>
        </table:table-row>
        <table:table-row table:style-name="ro1">
          <table:table-cell table:style-name="ce11" table:formula="of:=IF([Sheet1.J145]&gt;[.$G$1];[Sheet1.V145];0)" office:value-type="percentage" office:value="0.388297872340425">
            <text:p>38.83%</text:p>
          </table:table-cell>
          <table:table-cell table:style-name="ce12" table:formula="of:=IF([Sheet1.I145]&gt;[.$G$1];[Sheet1.W145];0)" office:value-type="percentage" office:value="0.164285714285714">
            <text:p>16.43%</text:p>
          </table:table-cell>
          <table:table-cell table:style-name="ce12" table:formula="of:=IF([Sheet1.I145]&gt;[.$G$1];[Sheet1.X145];0)" office:value-type="percentage" office:value="0.0642857142857143">
            <text:p>6.43%</text:p>
          </table:table-cell>
          <table:table-cell table:style-name="ce12" table:formula="of:=IF([Sheet1.I145]&gt;[.$G$1];[Sheet1.Y145];0)" office:value-type="percentage" office:value="0.05">
            <text:p>5.00%</text:p>
          </table:table-cell>
          <table:table-cell table:formula="of:=IF([Sheet1.I145]&gt;[.$G$1];[Sheet1.Z145];0)" office:value-type="percentage" office:value="0.621428571428571">
            <text:p>62.14%</text:p>
          </table:table-cell>
          <table:table-cell table:formula="of:=IF([Sheet1.I145]&gt;[.$G$1];[Sheet1.AA145];0)" office:value-type="percentage" office:value="0.465753424657534">
            <text:p>46.58%</text:p>
          </table:table-cell>
          <table:table-cell table:number-columns-repeated="2"/>
        </table:table-row>
        <table:table-row table:style-name="ro1">
          <table:table-cell table:style-name="ce11" table:formula="of:=IF([Sheet1.J146]&gt;[.$G$1];[Sheet1.V146];0)" office:value-type="percentage" office:value="0.316326530612245">
            <text:p>31.63%</text:p>
          </table:table-cell>
          <table:table-cell table:style-name="ce12" table:formula="of:=IF([Sheet1.I146]&gt;[.$G$1];[Sheet1.W146];0)" office:value-type="percentage" office:value="0.212903225806452">
            <text:p>21.29%</text:p>
          </table:table-cell>
          <table:table-cell table:style-name="ce12" table:formula="of:=IF([Sheet1.I146]&gt;[.$G$1];[Sheet1.X146];0)" office:value-type="percentage" office:value="0.187096774193548">
            <text:p>18.71%</text:p>
          </table:table-cell>
          <table:table-cell table:style-name="ce12" table:formula="of:=IF([Sheet1.I146]&gt;[.$G$1];[Sheet1.Y146];0)" office:value-type="percentage" office:value="0.0193548387096774">
            <text:p>1.94%</text:p>
          </table:table-cell>
          <table:table-cell table:formula="of:=IF([Sheet1.I146]&gt;[.$G$1];[Sheet1.Z146];0)" office:value-type="percentage" office:value="0.529032258064516">
            <text:p>52.90%</text:p>
          </table:table-cell>
          <table:table-cell table:formula="of:=IF([Sheet1.I146]&gt;[.$G$1];[Sheet1.AA146];0)" office:value-type="percentage" office:value="0.445161290322581">
            <text:p>44.52%</text:p>
          </table:table-cell>
          <table:table-cell table:number-columns-repeated="2"/>
        </table:table-row>
        <table:table-row table:style-name="ro1">
          <table:table-cell table:style-name="ce11" table:formula="of:=IF([Sheet1.J147]&gt;[.$G$1];[Sheet1.V147];0)" office:value-type="percentage" office:value="0.37593984962406">
            <text:p>37.59%</text:p>
          </table:table-cell>
          <table:table-cell table:style-name="ce12" table:formula="of:=IF([Sheet1.I147]&gt;[.$G$1];[Sheet1.W147];0)" office:value-type="percentage" office:value="0.222222222222222">
            <text:p>22.22%</text:p>
          </table:table-cell>
          <table:table-cell table:style-name="ce12" table:formula="of:=IF([Sheet1.I147]&gt;[.$G$1];[Sheet1.X147];0)" office:value-type="percentage" office:value="0.131313131313131">
            <text:p>13.13%</text:p>
          </table:table-cell>
          <table:table-cell table:style-name="ce12" table:formula="of:=IF([Sheet1.I147]&gt;[.$G$1];[Sheet1.Y147];0)" office:value-type="percentage" office:value="0.0505050505050505">
            <text:p>5.05%</text:p>
          </table:table-cell>
          <table:table-cell table:formula="of:=IF([Sheet1.I147]&gt;[.$G$1];[Sheet1.Z147];0)" office:value-type="percentage" office:value="0.565656565656566">
            <text:p>56.57%</text:p>
          </table:table-cell>
          <table:table-cell table:formula="of:=IF([Sheet1.I147]&gt;[.$G$1];[Sheet1.AA147];0)" office:value-type="percentage" office:value="0.48">
            <text:p>48.00%</text:p>
          </table:table-cell>
          <table:table-cell table:number-columns-repeated="2"/>
        </table:table-row>
        <table:table-row table:style-name="ro1">
          <table:table-cell table:style-name="ce11" table:formula="of:=IF([Sheet1.J148]&gt;[.$G$1];[Sheet1.V148];0)" office:value-type="percentage" office:value="0.436170212765957">
            <text:p>43.62%</text:p>
          </table:table-cell>
          <table:table-cell table:style-name="ce12" table:formula="of:=IF([Sheet1.I148]&gt;[.$G$1];[Sheet1.W148];0)" office:value-type="percentage" office:value="0.125">
            <text:p>12.50%</text:p>
          </table:table-cell>
          <table:table-cell table:style-name="ce12" table:formula="of:=IF([Sheet1.I148]&gt;[.$G$1];[Sheet1.X148];0)" office:value-type="percentage" office:value="0.175">
            <text:p>17.50%</text:p>
          </table:table-cell>
          <table:table-cell table:style-name="ce12" table:formula="of:=IF([Sheet1.I148]&gt;[.$G$1];[Sheet1.Y148];0)" office:value-type="percentage" office:value="0.15">
            <text:p>15.00%</text:p>
          </table:table-cell>
          <table:table-cell table:formula="of:=IF([Sheet1.I148]&gt;[.$G$1];[Sheet1.Z148];0)" office:value-type="percentage" office:value="0.55">
            <text:p>55.00%</text:p>
          </table:table-cell>
          <table:table-cell table:formula="of:=IF([Sheet1.I148]&gt;[.$G$1];[Sheet1.AA148];0)" office:value-type="percentage" office:value="0.51219512195122">
            <text:p>51.22%</text:p>
          </table:table-cell>
          <table:table-cell table:number-columns-repeated="2"/>
        </table:table-row>
        <table:table-row table:style-name="ro1">
          <table:table-cell table:style-name="ce11" table:formula="of:=IF([Sheet1.J149]&gt;[.$G$1];[Sheet1.V149];0)" office:value-type="percentage" office:value="0.495726495726496">
            <text:p>49.57%</text:p>
          </table:table-cell>
          <table:table-cell table:style-name="ce12" table:formula="of:=IF([Sheet1.I149]&gt;[.$G$1];[Sheet1.W149];0)" office:value-type="percentage" office:value="0.155172413793103">
            <text:p>15.52%</text:p>
          </table:table-cell>
          <table:table-cell table:style-name="ce12" table:formula="of:=IF([Sheet1.I149]&gt;[.$G$1];[Sheet1.X149];0)" office:value-type="percentage" office:value="0.293103448275862">
            <text:p>29.31%</text:p>
          </table:table-cell>
          <table:table-cell table:style-name="ce12" table:formula="of:=IF([Sheet1.I149]&gt;[.$G$1];[Sheet1.Y149];0)" office:value-type="percentage" office:value="0.0517241379310345">
            <text:p>5.17%</text:p>
          </table:table-cell>
          <table:table-cell table:formula="of:=IF([Sheet1.I149]&gt;[.$G$1];[Sheet1.Z149];0)" office:value-type="percentage" office:value="0.474137931034483">
            <text:p>47.41%</text:p>
          </table:table-cell>
          <table:table-cell table:formula="of:=IF([Sheet1.I149]&gt;[.$G$1];[Sheet1.AA149];0)" office:value-type="percentage" office:value="0.491379310344828">
            <text:p>49.14%</text:p>
          </table:table-cell>
          <table:table-cell table:number-columns-repeated="2"/>
        </table:table-row>
        <table:table-row table:style-name="ro1">
          <table:table-cell table:style-name="ce11" table:formula="of:=IF([Sheet1.J150]&gt;[.$G$1];[Sheet1.V150];0)" office:value-type="percentage" office:value="0.497109826589595">
            <text:p>49.71%</text:p>
          </table:table-cell>
          <table:table-cell table:style-name="ce12" table:formula="of:=IF([Sheet1.I150]&gt;[.$G$1];[Sheet1.W150];0)" office:value-type="percentage" office:value="0.141176470588235">
            <text:p>14.12%</text:p>
          </table:table-cell>
          <table:table-cell table:style-name="ce12" table:formula="of:=IF([Sheet1.I150]&gt;[.$G$1];[Sheet1.X150];0)" office:value-type="percentage" office:value="0.176470588235294">
            <text:p>17.65%</text:p>
          </table:table-cell>
          <table:table-cell table:style-name="ce12" table:formula="of:=IF([Sheet1.I150]&gt;[.$G$1];[Sheet1.Y150];0)" office:value-type="percentage" office:value="0.117647058823529">
            <text:p>11.76%</text:p>
          </table:table-cell>
          <table:table-cell table:formula="of:=IF([Sheet1.I150]&gt;[.$G$1];[Sheet1.Z150];0)" office:value-type="percentage" office:value="0.529411764705882">
            <text:p>52.94%</text:p>
          </table:table-cell>
          <table:table-cell table:formula="of:=IF([Sheet1.I150]&gt;[.$G$1];[Sheet1.AA150];0)" office:value-type="percentage" office:value="0.523255813953488">
            <text:p>52.33%</text:p>
          </table:table-cell>
          <table:table-cell table:number-columns-repeated="2"/>
        </table:table-row>
        <table:table-row table:style-name="ro1">
          <table:table-cell table:style-name="ce11" table:formula="of:=IF([Sheet1.J151]&gt;[.$G$1];[Sheet1.V151];0)" office:value-type="percentage" office:value="0.276119402985075">
            <text:p>27.61%</text:p>
          </table:table-cell>
          <table:table-cell table:style-name="ce12" table:formula="of:=IF([Sheet1.I151]&gt;[.$G$1];[Sheet1.W151];0)" office:value-type="percentage" office:value="0.297297297297297">
            <text:p>29.73%</text:p>
          </table:table-cell>
          <table:table-cell table:style-name="ce12" table:formula="of:=IF([Sheet1.I151]&gt;[.$G$1];[Sheet1.X151];0)" office:value-type="percentage" office:value="0.162162162162162">
            <text:p>16.22%</text:p>
          </table:table-cell>
          <table:table-cell table:style-name="ce12" table:formula="of:=IF([Sheet1.I151]&gt;[.$G$1];[Sheet1.Y151];0)" office:value-type="percentage" office:value="0.0810810810810811">
            <text:p>8.11%</text:p>
          </table:table-cell>
          <table:table-cell table:formula="of:=IF([Sheet1.I151]&gt;[.$G$1];[Sheet1.Z151];0)" office:value-type="percentage" office:value="0.45945945945946">
            <text:p>45.95%</text:p>
          </table:table-cell>
          <table:table-cell table:formula="of:=IF([Sheet1.I151]&gt;[.$G$1];[Sheet1.AA151];0)" office:value-type="percentage" office:value="0.567567567567568">
            <text:p>56.76%</text:p>
          </table:table-cell>
          <table:table-cell table:number-columns-repeated="2"/>
        </table:table-row>
        <table:table-row table:style-name="ro1">
          <table:table-cell table:style-name="ce11" table:formula="of:=IF([Sheet1.J152]&gt;[.$G$1];[Sheet1.V152];0)" office:value-type="percentage" office:value="0.422396856581532">
            <text:p>42.24%</text:p>
          </table:table-cell>
          <table:table-cell table:style-name="ce12" table:formula="of:=IF([Sheet1.I152]&gt;[.$G$1];[Sheet1.W152];0)" office:value-type="percentage" office:value="0.173708920187793">
            <text:p>17.37%</text:p>
          </table:table-cell>
          <table:table-cell table:style-name="ce12" table:formula="of:=IF([Sheet1.I152]&gt;[.$G$1];[Sheet1.X152];0)" office:value-type="percentage" office:value="0.173708920187793">
            <text:p>17.37%</text:p>
          </table:table-cell>
          <table:table-cell table:style-name="ce12" table:formula="of:=IF([Sheet1.I152]&gt;[.$G$1];[Sheet1.Y152];0)" office:value-type="percentage" office:value="0.126760563380282">
            <text:p>12.68%</text:p>
          </table:table-cell>
          <table:table-cell table:formula="of:=IF([Sheet1.I152]&gt;[.$G$1];[Sheet1.Z152];0)" office:value-type="percentage" office:value="0.47887323943662">
            <text:p>47.89%</text:p>
          </table:table-cell>
          <table:table-cell table:formula="of:=IF([Sheet1.I152]&gt;[.$G$1];[Sheet1.AA152];0)" office:value-type="percentage" office:value="0.506976744186047">
            <text:p>50.70%</text:p>
          </table:table-cell>
          <table:table-cell table:number-columns-repeated="2"/>
        </table:table-row>
        <table:table-row table:style-name="ro1">
          <table:table-cell table:style-name="ce11" table:formula="of:=IF([Sheet1.J153]&gt;[.$G$1];[Sheet1.V153];0)" office:value-type="percentage" office:value="0.457286432160804">
            <text:p>45.73%</text:p>
          </table:table-cell>
          <table:table-cell table:style-name="ce12" table:formula="of:=IF([Sheet1.I153]&gt;[.$G$1];[Sheet1.W153];0)" office:value-type="percentage" office:value="0.152542372881356">
            <text:p>15.25%</text:p>
          </table:table-cell>
          <table:table-cell table:style-name="ce12" table:formula="of:=IF([Sheet1.I153]&gt;[.$G$1];[Sheet1.X153];0)" office:value-type="percentage" office:value="0.248587570621469">
            <text:p>24.86%</text:p>
          </table:table-cell>
          <table:table-cell table:style-name="ce12" table:formula="of:=IF([Sheet1.I153]&gt;[.$G$1];[Sheet1.Y153];0)" office:value-type="percentage" office:value="0.0395480225988701">
            <text:p>3.95%</text:p>
          </table:table-cell>
          <table:table-cell table:formula="of:=IF([Sheet1.I153]&gt;[.$G$1];[Sheet1.Z153];0)" office:value-type="percentage" office:value="0.491525423728814">
            <text:p>49.15%</text:p>
          </table:table-cell>
          <table:table-cell table:formula="of:=IF([Sheet1.I153]&gt;[.$G$1];[Sheet1.AA153];0)" office:value-type="percentage" office:value="0.483516483516484">
            <text:p>48.35%</text:p>
          </table:table-cell>
          <table:table-cell table:number-columns-repeated="2"/>
        </table:table-row>
        <table:table-row table:style-name="ro1">
          <table:table-cell table:style-name="ce11" table:formula="of:=IF([Sheet1.J154]&gt;[.$G$1];[Sheet1.V154];0)" office:value-type="percentage" office:value="0.384057971014493">
            <text:p>38.41%</text:p>
          </table:table-cell>
          <table:table-cell table:style-name="ce12" table:formula="of:=IF([Sheet1.I154]&gt;[.$G$1];[Sheet1.W154];0)" office:value-type="percentage" office:value="0.201923076923077">
            <text:p>20.19%</text:p>
          </table:table-cell>
          <table:table-cell table:style-name="ce12" table:formula="of:=IF([Sheet1.I154]&gt;[.$G$1];[Sheet1.X154];0)" office:value-type="percentage" office:value="0.201923076923077">
            <text:p>20.19%</text:p>
          </table:table-cell>
          <table:table-cell table:style-name="ce12" table:formula="of:=IF([Sheet1.I154]&gt;[.$G$1];[Sheet1.Y154];0)" office:value-type="percentage" office:value="0.0865384615384615">
            <text:p>8.65%</text:p>
          </table:table-cell>
          <table:table-cell table:formula="of:=IF([Sheet1.I154]&gt;[.$G$1];[Sheet1.Z154];0)" office:value-type="percentage" office:value="0.490384615384615">
            <text:p>49.04%</text:p>
          </table:table-cell>
          <table:table-cell table:formula="of:=IF([Sheet1.I154]&gt;[.$G$1];[Sheet1.AA154];0)" office:value-type="percentage" office:value="0.60377358490566">
            <text:p>60.38%</text:p>
          </table:table-cell>
          <table:table-cell table:number-columns-repeated="2"/>
        </table:table-row>
        <table:table-row table:style-name="ro1">
          <table:table-cell table:style-name="ce11" table:formula="of:=IF([Sheet1.J155]&gt;[.$G$1];[Sheet1.V155];0)" office:value-type="percentage" office:value="0.414448669201521">
            <text:p>41.44%</text:p>
          </table:table-cell>
          <table:table-cell table:style-name="ce12" table:formula="of:=IF([Sheet1.I155]&gt;[.$G$1];[Sheet1.W155];0)" office:value-type="percentage" office:value="0.19811320754717">
            <text:p>19.81%</text:p>
          </table:table-cell>
          <table:table-cell table:style-name="ce12" table:formula="of:=IF([Sheet1.I155]&gt;[.$G$1];[Sheet1.X155];0)" office:value-type="percentage" office:value="0.179245283018868">
            <text:p>17.92%</text:p>
          </table:table-cell>
          <table:table-cell table:style-name="ce12" table:formula="of:=IF([Sheet1.I155]&gt;[.$G$1];[Sheet1.Y155];0)" office:value-type="percentage" office:value="0.0566037735849057">
            <text:p>5.66%</text:p>
          </table:table-cell>
          <table:table-cell table:formula="of:=IF([Sheet1.I155]&gt;[.$G$1];[Sheet1.Z155];0)" office:value-type="percentage" office:value="0.518867924528302">
            <text:p>51.89%</text:p>
          </table:table-cell>
          <table:table-cell table:formula="of:=IF([Sheet1.I155]&gt;[.$G$1];[Sheet1.AA155];0)" office:value-type="percentage" office:value="0.495412844036697">
            <text:p>49.54%</text:p>
          </table:table-cell>
          <table:table-cell table:number-columns-repeated="2"/>
        </table:table-row>
        <table:table-row table:style-name="ro1">
          <table:table-cell table:style-name="ce11" table:formula="of:=IF([Sheet1.J156]&gt;[.$G$1];[Sheet1.V156];0)" office:value-type="percentage" office:value="0.35036496350365">
            <text:p>35.04%</text:p>
          </table:table-cell>
          <table:table-cell table:style-name="ce12" table:formula="of:=IF([Sheet1.I156]&gt;[.$G$1];[Sheet1.W156];0)" office:value-type="percentage" office:value="0.204301075268817">
            <text:p>20.43%</text:p>
          </table:table-cell>
          <table:table-cell table:style-name="ce12" table:formula="of:=IF([Sheet1.I156]&gt;[.$G$1];[Sheet1.X156];0)" office:value-type="percentage" office:value="0.10752688172043">
            <text:p>10.75%</text:p>
          </table:table-cell>
          <table:table-cell table:style-name="ce12" table:formula="of:=IF([Sheet1.I156]&gt;[.$G$1];[Sheet1.Y156];0)" office:value-type="percentage" office:value="0.0967741935483871">
            <text:p>9.68%</text:p>
          </table:table-cell>
          <table:table-cell table:formula="of:=IF([Sheet1.I156]&gt;[.$G$1];[Sheet1.Z156];0)" office:value-type="percentage" office:value="0.56989247311828">
            <text:p>56.99%</text:p>
          </table:table-cell>
          <table:table-cell table:formula="of:=IF([Sheet1.I156]&gt;[.$G$1];[Sheet1.AA156];0)" office:value-type="percentage" office:value="0.4375">
            <text:p>43.75%</text:p>
          </table:table-cell>
          <table:table-cell table:number-columns-repeated="2"/>
        </table:table-row>
        <table:table-row table:style-name="ro1">
          <table:table-cell table:style-name="ce11" table:formula="of:=IF([Sheet1.J157]&gt;[.$G$1];[Sheet1.V157];0)" office:value-type="percentage" office:value="0.573529411764706">
            <text:p>57.35%</text:p>
          </table:table-cell>
          <table:table-cell table:style-name="ce12" table:formula="of:=IF([Sheet1.I157]&gt;[.$G$1];[Sheet1.W157];0)" office:value-type="percentage" office:value="0.113207547169811">
            <text:p>11.32%</text:p>
          </table:table-cell>
          <table:table-cell table:style-name="ce12" table:formula="of:=IF([Sheet1.I157]&gt;[.$G$1];[Sheet1.X157];0)" office:value-type="percentage" office:value="0.792452830188679">
            <text:p>79.25%</text:p>
          </table:table-cell>
          <table:table-cell table:style-name="ce12" table:formula="of:=IF([Sheet1.I157]&gt;[.$G$1];[Sheet1.Y157];0)" office:value-type="percentage" office:value="0.0566037735849057">
            <text:p>5.66%</text:p>
          </table:table-cell>
          <table:table-cell table:formula="of:=IF([Sheet1.I157]&gt;[.$G$1];[Sheet1.Z157];0)" office:value-type="percentage" office:value="0">
            <text:p>0.00%</text:p>
          </table:table-cell>
          <table:table-cell table:formula="of:=IF([Sheet1.I157]&gt;[.$G$1];[Sheet1.AA157];0)" office:value-type="percentage" office:value="0.256410256410256">
            <text:p>25.64%</text:p>
          </table:table-cell>
          <table:table-cell table:number-columns-repeated="2"/>
        </table:table-row>
        <table:table-row table:style-name="ro1">
          <table:table-cell table:style-name="ce11" table:formula="of:=IF([Sheet1.J158]&gt;[.$G$1];[Sheet1.V158];0)" office:value-type="percentage" office:value="0.527918781725888">
            <text:p>52.79%</text:p>
          </table:table-cell>
          <table:table-cell table:style-name="ce12" table:formula="of:=IF([Sheet1.I158]&gt;[.$G$1];[Sheet1.W158];0)" office:value-type="percentage" office:value="0.0388349514563107">
            <text:p>3.88%</text:p>
          </table:table-cell>
          <table:table-cell table:style-name="ce12" table:formula="of:=IF([Sheet1.I158]&gt;[.$G$1];[Sheet1.X158];0)" office:value-type="percentage" office:value="0.495145631067961">
            <text:p>49.51%</text:p>
          </table:table-cell>
          <table:table-cell table:style-name="ce12" table:formula="of:=IF([Sheet1.I158]&gt;[.$G$1];[Sheet1.Y158];0)" office:value-type="percentage" office:value="0.029126213592233">
            <text:p>2.91%</text:p>
          </table:table-cell>
          <table:table-cell table:formula="of:=IF([Sheet1.I158]&gt;[.$G$1];[Sheet1.Z158];0)" office:value-type="percentage" office:value="0.436893203883495">
            <text:p>43.69%</text:p>
          </table:table-cell>
          <table:table-cell table:formula="of:=IF([Sheet1.I158]&gt;[.$G$1];[Sheet1.AA158];0)" office:value-type="percentage" office:value="0.288461538461538">
            <text:p>28.85%</text:p>
          </table:table-cell>
          <table:table-cell table:number-columns-repeated="2"/>
        </table:table-row>
        <table:table-row table:style-name="ro1">
          <table:table-cell table:style-name="ce11" table:formula="of:=IF([Sheet1.J159]&gt;[.$G$1];[Sheet1.V159];0)" office:value-type="percentage" office:value="0.487179487179487">
            <text:p>48.72%</text:p>
          </table:table-cell>
          <table:table-cell table:style-name="ce12" table:formula="of:=IF([Sheet1.I159]&gt;[.$G$1];[Sheet1.W159];0)" office:value-type="percentage" office:value="0.087719298245614">
            <text:p>8.77%</text:p>
          </table:table-cell>
          <table:table-cell table:style-name="ce12" table:formula="of:=IF([Sheet1.I159]&gt;[.$G$1];[Sheet1.X159];0)" office:value-type="percentage" office:value="0.473684210526316">
            <text:p>47.37%</text:p>
          </table:table-cell>
          <table:table-cell table:style-name="ce12" table:formula="of:=IF([Sheet1.I159]&gt;[.$G$1];[Sheet1.Y159];0)" office:value-type="percentage" office:value="0.0701754385964912">
            <text:p>7.02%</text:p>
          </table:table-cell>
          <table:table-cell table:formula="of:=IF([Sheet1.I159]&gt;[.$G$1];[Sheet1.Z159];0)" office:value-type="percentage" office:value="0.333333333333333">
            <text:p>33.33%</text:p>
          </table:table-cell>
          <table:table-cell table:formula="of:=IF([Sheet1.I159]&gt;[.$G$1];[Sheet1.AA159];0)" office:value-type="percentage" office:value="0.368421052631579">
            <text:p>36.84%</text:p>
          </table:table-cell>
          <table:table-cell table:number-columns-repeated="2"/>
        </table:table-row>
        <table:table-row table:style-name="ro1">
          <table:table-cell table:style-name="ce11" table:formula="of:=IF([Sheet1.J160]&gt;[.$G$1];[Sheet1.V160];0)" office:value-type="percentage" office:value="0.447619047619048">
            <text:p>44.76%</text:p>
          </table:table-cell>
          <table:table-cell table:style-name="ce12" table:formula="of:=IF([Sheet1.I160]&gt;[.$G$1];[Sheet1.W160];0)" office:value-type="percentage" office:value="0.106382978723404">
            <text:p>10.64%</text:p>
          </table:table-cell>
          <table:table-cell table:style-name="ce12" table:formula="of:=IF([Sheet1.I160]&gt;[.$G$1];[Sheet1.X160];0)" office:value-type="percentage" office:value="0.276595744680851">
            <text:p>27.66%</text:p>
          </table:table-cell>
          <table:table-cell table:style-name="ce12" table:formula="of:=IF([Sheet1.I160]&gt;[.$G$1];[Sheet1.Y160];0)" office:value-type="percentage" office:value="0.127659574468085">
            <text:p>12.77%</text:p>
          </table:table-cell>
          <table:table-cell table:formula="of:=IF([Sheet1.I160]&gt;[.$G$1];[Sheet1.Z160];0)" office:value-type="percentage" office:value="0.468085106382979">
            <text:p>46.81%</text:p>
          </table:table-cell>
          <table:table-cell table:formula="of:=IF([Sheet1.I160]&gt;[.$G$1];[Sheet1.AA160];0)" office:value-type="percentage" office:value="0.446808510638298">
            <text:p>44.68%</text:p>
          </table:table-cell>
          <table:table-cell table:number-columns-repeated="2"/>
        </table:table-row>
        <table:table-row table:style-name="ro1">
          <table:table-cell table:style-name="ce11" table:formula="of:=IF([Sheet1.J161]&gt;[.$G$1];[Sheet1.V161];0)" office:value-type="percentage" office:value="0.676470588235294">
            <text:p>67.65%</text:p>
          </table:table-cell>
          <table:table-cell table:style-name="ce12" table:formula="of:=IF([Sheet1.I161]&gt;[.$G$1];[Sheet1.W161];0)" office:value-type="percentage" office:value="0.0217391304347826">
            <text:p>2.17%</text:p>
          </table:table-cell>
          <table:table-cell table:style-name="ce12" table:formula="of:=IF([Sheet1.I161]&gt;[.$G$1];[Sheet1.X161];0)" office:value-type="percentage" office:value="0.576086956521739">
            <text:p>57.61%</text:p>
          </table:table-cell>
          <table:table-cell table:style-name="ce12" table:formula="of:=IF([Sheet1.I161]&gt;[.$G$1];[Sheet1.Y161];0)" office:value-type="percentage" office:value="0.0217391304347826">
            <text:p>2.17%</text:p>
          </table:table-cell>
          <table:table-cell table:formula="of:=IF([Sheet1.I161]&gt;[.$G$1];[Sheet1.Z161];0)" office:value-type="percentage" office:value="0.369565217391304">
            <text:p>36.96%</text:p>
          </table:table-cell>
          <table:table-cell table:formula="of:=IF([Sheet1.I161]&gt;[.$G$1];[Sheet1.AA161];0)" office:value-type="percentage" office:value="0.195652173913043">
            <text:p>19.57%</text:p>
          </table:table-cell>
          <table:table-cell table:number-columns-repeated="2"/>
        </table:table-row>
        <table:table-row table:style-name="ro1">
          <table:table-cell table:style-name="ce11" table:formula="of:=IF([Sheet1.J162]&gt;[.$G$1];[Sheet1.V162];0)" office:value-type="percentage" office:value="0.498525073746313">
            <text:p>49.85%</text:p>
          </table:table-cell>
          <table:table-cell table:style-name="ce12" table:formula="of:=IF([Sheet1.I162]&gt;[.$G$1];[Sheet1.W162];0)" office:value-type="percentage" office:value="0.195266272189349">
            <text:p>19.53%</text:p>
          </table:table-cell>
          <table:table-cell table:style-name="ce12" table:formula="of:=IF([Sheet1.I162]&gt;[.$G$1];[Sheet1.X162];0)" office:value-type="percentage" office:value="0.218934911242604">
            <text:p>21.89%</text:p>
          </table:table-cell>
          <table:table-cell table:style-name="ce12" table:formula="of:=IF([Sheet1.I162]&gt;[.$G$1];[Sheet1.Y162];0)" office:value-type="percentage" office:value="0.106508875739645">
            <text:p>10.65%</text:p>
          </table:table-cell>
          <table:table-cell table:formula="of:=IF([Sheet1.I162]&gt;[.$G$1];[Sheet1.Z162];0)" office:value-type="percentage" office:value="0.455621301775148">
            <text:p>45.56%</text:p>
          </table:table-cell>
          <table:table-cell table:formula="of:=IF([Sheet1.I162]&gt;[.$G$1];[Sheet1.AA162];0)" office:value-type="percentage" office:value="0.449704142011834">
            <text:p>44.97%</text:p>
          </table:table-cell>
          <table:table-cell table:number-columns-repeated="2"/>
        </table:table-row>
        <table:table-row table:style-name="ro1">
          <table:table-cell table:style-name="ce11" table:formula="of:=IF([Sheet1.J163]&gt;[.$G$1];[Sheet1.V163];0)" office:value-type="percentage" office:value="0.361111111111111">
            <text:p>36.11%</text:p>
          </table:table-cell>
          <table:table-cell table:style-name="ce12" table:formula="of:=IF([Sheet1.I163]&gt;[.$G$1];[Sheet1.W163];0)" office:value-type="percentage" office:value="0">
            <text:p>0.00%</text:p>
          </table:table-cell>
          <table:table-cell table:style-name="ce12" table:formula="of:=IF([Sheet1.I163]&gt;[.$G$1];[Sheet1.X163];0)" office:value-type="percentage" office:value="0">
            <text:p>0.00%</text:p>
          </table:table-cell>
          <table:table-cell table:style-name="ce12" table:formula="of:=IF([Sheet1.I163]&gt;[.$G$1];[Sheet1.Y163];0)" office:value-type="percentage" office:value="0">
            <text:p>0.00%</text:p>
          </table:table-cell>
          <table:table-cell table:formula="of:=IF([Sheet1.I163]&gt;[.$G$1];[Sheet1.Z163];0)" office:value-type="percentage" office:value="0.442307692307692">
            <text:p>44.23%</text:p>
          </table:table-cell>
          <table:table-cell table:formula="of:=IF([Sheet1.I163]&gt;[.$G$1];[Sheet1.AA163];0)" office:value-type="percentage" office:value="0.557692307692308">
            <text:p>55.77%</text:p>
          </table:table-cell>
          <table:table-cell table:number-columns-repeated="2"/>
        </table:table-row>
        <table:table-row table:style-name="ro1">
          <table:table-cell table:style-name="ce11" table:formula="of:=IF([Sheet1.J164]&gt;[.$G$1];[Sheet1.V164];0)" office:value-type="percentage" office:value="0.419642857142857">
            <text:p>41.96%</text:p>
          </table:table-cell>
          <table:table-cell table:style-name="ce12" table:formula="of:=IF([Sheet1.I164]&gt;[.$G$1];[Sheet1.W164];0)" office:value-type="percentage" office:value="0.170212765957447">
            <text:p>17.02%</text:p>
          </table:table-cell>
          <table:table-cell table:style-name="ce12" table:formula="of:=IF([Sheet1.I164]&gt;[.$G$1];[Sheet1.X164];0)" office:value-type="percentage" office:value="0.234042553191489">
            <text:p>23.40%</text:p>
          </table:table-cell>
          <table:table-cell table:style-name="ce12" table:formula="of:=IF([Sheet1.I164]&gt;[.$G$1];[Sheet1.Y164];0)" office:value-type="percentage" office:value="0.106382978723404">
            <text:p>10.64%</text:p>
          </table:table-cell>
          <table:table-cell table:formula="of:=IF([Sheet1.I164]&gt;[.$G$1];[Sheet1.Z164];0)" office:value-type="percentage" office:value="0.468085106382979">
            <text:p>46.81%</text:p>
          </table:table-cell>
          <table:table-cell table:formula="of:=IF([Sheet1.I164]&gt;[.$G$1];[Sheet1.AA164];0)" office:value-type="percentage" office:value="0.51063829787234">
            <text:p>51.06%</text:p>
          </table:table-cell>
          <table:table-cell table:number-columns-repeated="2"/>
        </table:table-row>
        <table:table-row table:style-name="ro1">
          <table:table-cell table:style-name="ce11" table:formula="of:=IF([Sheet1.J165]&gt;[.$G$1];[Sheet1.V165];0)" office:value-type="percentage" office:value="0.235555555555556">
            <text:p>23.56%</text:p>
          </table:table-cell>
          <table:table-cell table:style-name="ce12" table:formula="of:=IF([Sheet1.I165]&gt;[.$G$1];[Sheet1.W165];0)" office:value-type="percentage" office:value="0.2">
            <text:p>20.00%</text:p>
          </table:table-cell>
          <table:table-cell table:style-name="ce12" table:formula="of:=IF([Sheet1.I165]&gt;[.$G$1];[Sheet1.X165];0)" office:value-type="percentage" office:value="0.20952380952381">
            <text:p>20.95%</text:p>
          </table:table-cell>
          <table:table-cell table:style-name="ce12" table:formula="of:=IF([Sheet1.I165]&gt;[.$G$1];[Sheet1.Y165];0)" office:value-type="percentage" office:value="0.0857142857142857">
            <text:p>8.57%</text:p>
          </table:table-cell>
          <table:table-cell table:formula="of:=IF([Sheet1.I165]&gt;[.$G$1];[Sheet1.Z165];0)" office:value-type="percentage" office:value="0.447619047619048">
            <text:p>44.76%</text:p>
          </table:table-cell>
          <table:table-cell table:formula="of:=IF([Sheet1.I165]&gt;[.$G$1];[Sheet1.AA165];0)" office:value-type="percentage" office:value="0.575471698113208">
            <text:p>57.55%</text:p>
          </table:table-cell>
          <table:table-cell table:number-columns-repeated="2"/>
        </table:table-row>
        <table:table-row table:style-name="ro1">
          <table:table-cell table:style-name="ce11" table:formula="of:=IF([Sheet1.J166]&gt;[.$G$1];[Sheet1.V166];0)" office:value-type="percentage" office:value="0.296774193548387">
            <text:p>29.68%</text:p>
          </table:table-cell>
          <table:table-cell table:style-name="ce12" table:formula="of:=IF([Sheet1.I166]&gt;[.$G$1];[Sheet1.W166];0)" office:value-type="percentage" office:value="0.420289855072464">
            <text:p>42.03%</text:p>
          </table:table-cell>
          <table:table-cell table:style-name="ce12" table:formula="of:=IF([Sheet1.I166]&gt;[.$G$1];[Sheet1.X166];0)" office:value-type="percentage" office:value="0.13768115942029">
            <text:p>13.77%</text:p>
          </table:table-cell>
          <table:table-cell table:style-name="ce12" table:formula="of:=IF([Sheet1.I166]&gt;[.$G$1];[Sheet1.Y166];0)" office:value-type="percentage" office:value="0.0652173913043478">
            <text:p>6.52%</text:p>
          </table:table-cell>
          <table:table-cell table:formula="of:=IF([Sheet1.I166]&gt;[.$G$1];[Sheet1.Z166];0)" office:value-type="percentage" office:value="0.347826086956522">
            <text:p>34.78%</text:p>
          </table:table-cell>
          <table:table-cell table:formula="of:=IF([Sheet1.I166]&gt;[.$G$1];[Sheet1.AA166];0)" office:value-type="percentage" office:value="0.717391304347826">
            <text:p>71.74%</text:p>
          </table:table-cell>
          <table:table-cell table:number-columns-repeated="2"/>
        </table:table-row>
        <table:table-row table:style-name="ro1">
          <table:table-cell table:style-name="ce11" table:formula="of:=IF([Sheet1.J167]&gt;[.$G$1];[Sheet1.V167];0)" office:value-type="percentage" office:value="0.486153846153846">
            <text:p>48.62%</text:p>
          </table:table-cell>
          <table:table-cell table:style-name="ce12" table:formula="of:=IF([Sheet1.I167]&gt;[.$G$1];[Sheet1.W167];0)" office:value-type="percentage" office:value="0.221518987341772">
            <text:p>22.15%</text:p>
          </table:table-cell>
          <table:table-cell table:style-name="ce12" table:formula="of:=IF([Sheet1.I167]&gt;[.$G$1];[Sheet1.X167];0)" office:value-type="percentage" office:value="0.126582278481013">
            <text:p>12.66%</text:p>
          </table:table-cell>
          <table:table-cell table:style-name="ce12" table:formula="of:=IF([Sheet1.I167]&gt;[.$G$1];[Sheet1.Y167];0)" office:value-type="percentage" office:value="0.139240506329114">
            <text:p>13.92%</text:p>
          </table:table-cell>
          <table:table-cell table:formula="of:=IF([Sheet1.I167]&gt;[.$G$1];[Sheet1.Z167];0)" office:value-type="percentage" office:value="0.462025316455696">
            <text:p>46.20%</text:p>
          </table:table-cell>
          <table:table-cell table:formula="of:=IF([Sheet1.I167]&gt;[.$G$1];[Sheet1.AA167];0)" office:value-type="percentage" office:value="0.537974683544304">
            <text:p>53.80%</text:p>
          </table:table-cell>
          <table:table-cell table:number-columns-repeated="2"/>
        </table:table-row>
        <table:table-row table:style-name="ro1">
          <table:table-cell table:style-name="ce11" table:formula="of:=IF([Sheet1.J168]&gt;[.$G$1];[Sheet1.V168];0)" office:value-type="percentage" office:value="0.587234042553191">
            <text:p>58.72%</text:p>
          </table:table-cell>
          <table:table-cell table:style-name="ce12" table:formula="of:=IF([Sheet1.I168]&gt;[.$G$1];[Sheet1.W168];0)" office:value-type="percentage" office:value="0.246376811594203">
            <text:p>24.64%</text:p>
          </table:table-cell>
          <table:table-cell table:style-name="ce12" table:formula="of:=IF([Sheet1.I168]&gt;[.$G$1];[Sheet1.X168];0)" office:value-type="percentage" office:value="0.108695652173913">
            <text:p>10.87%</text:p>
          </table:table-cell>
          <table:table-cell table:style-name="ce12" table:formula="of:=IF([Sheet1.I168]&gt;[.$G$1];[Sheet1.Y168];0)" office:value-type="percentage" office:value="0.108695652173913">
            <text:p>10.87%</text:p>
          </table:table-cell>
          <table:table-cell table:formula="of:=IF([Sheet1.I168]&gt;[.$G$1];[Sheet1.Z168];0)" office:value-type="percentage" office:value="0.492753623188406">
            <text:p>49.28%</text:p>
          </table:table-cell>
          <table:table-cell table:formula="of:=IF([Sheet1.I168]&gt;[.$G$1];[Sheet1.AA168];0)" office:value-type="percentage" office:value="0.376811594202899">
            <text:p>37.68%</text:p>
          </table:table-cell>
          <table:table-cell table:number-columns-repeated="2"/>
        </table:table-row>
        <table:table-row table:style-name="ro1">
          <table:table-cell table:style-name="ce11" table:formula="of:=IF([Sheet1.J169]&gt;[.$G$1];[Sheet1.V169];0)" office:value-type="percentage" office:value="0.482993197278912">
            <text:p>48.30%</text:p>
          </table:table-cell>
          <table:table-cell table:style-name="ce12" table:formula="of:=IF([Sheet1.I169]&gt;[.$G$1];[Sheet1.W169];0)" office:value-type="percentage" office:value="0.242857142857143">
            <text:p>24.29%</text:p>
          </table:table-cell>
          <table:table-cell table:style-name="ce12" table:formula="of:=IF([Sheet1.I169]&gt;[.$G$1];[Sheet1.X169];0)" office:value-type="percentage" office:value="0.171428571428571">
            <text:p>17.14%</text:p>
          </table:table-cell>
          <table:table-cell table:style-name="ce12" table:formula="of:=IF([Sheet1.I169]&gt;[.$G$1];[Sheet1.Y169];0)" office:value-type="percentage" office:value="0.0857142857142857">
            <text:p>8.57%</text:p>
          </table:table-cell>
          <table:table-cell table:formula="of:=IF([Sheet1.I169]&gt;[.$G$1];[Sheet1.Z169];0)" office:value-type="percentage" office:value="0.485714285714286">
            <text:p>48.57%</text:p>
          </table:table-cell>
          <table:table-cell table:formula="of:=IF([Sheet1.I169]&gt;[.$G$1];[Sheet1.AA169];0)" office:value-type="percentage" office:value="0.436619718309859">
            <text:p>43.66%</text:p>
          </table:table-cell>
          <table:table-cell table:number-columns-repeated="2"/>
        </table:table-row>
        <table:table-row table:style-name="ro1">
          <table:table-cell table:style-name="ce11" table:formula="of:=IF([Sheet1.J170]&gt;[.$G$1];[Sheet1.V170];0)" office:value-type="percentage" office:value="0.503448275862069">
            <text:p>50.34%</text:p>
          </table:table-cell>
          <table:table-cell table:style-name="ce12" table:formula="of:=IF([Sheet1.I170]&gt;[.$G$1];[Sheet1.W170];0)" office:value-type="percentage" office:value="0.152777777777778">
            <text:p>15.28%</text:p>
          </table:table-cell>
          <table:table-cell table:style-name="ce12" table:formula="of:=IF([Sheet1.I170]&gt;[.$G$1];[Sheet1.X170];0)" office:value-type="percentage" office:value="0.180555555555556">
            <text:p>18.06%</text:p>
          </table:table-cell>
          <table:table-cell table:style-name="ce12" table:formula="of:=IF([Sheet1.I170]&gt;[.$G$1];[Sheet1.Y170];0)" office:value-type="percentage" office:value="0.111111111111111">
            <text:p>11.11%</text:p>
          </table:table-cell>
          <table:table-cell table:formula="of:=IF([Sheet1.I170]&gt;[.$G$1];[Sheet1.Z170];0)" office:value-type="percentage" office:value="0.555555555555556">
            <text:p>55.56%</text:p>
          </table:table-cell>
          <table:table-cell table:formula="of:=IF([Sheet1.I170]&gt;[.$G$1];[Sheet1.AA170];0)" office:value-type="percentage" office:value="0.424657534246575">
            <text:p>42.47%</text:p>
          </table:table-cell>
          <table:table-cell table:number-columns-repeated="2"/>
        </table:table-row>
        <table:table-row table:style-name="ro1">
          <table:table-cell table:style-name="ce11" table:formula="of:=IF([Sheet1.J171]&gt;[.$G$1];[Sheet1.V171];0)" office:value-type="percentage" office:value="0.725352112676056">
            <text:p>72.54%</text:p>
          </table:table-cell>
          <table:table-cell table:style-name="ce12" table:formula="of:=IF([Sheet1.I171]&gt;[.$G$1];[Sheet1.W171];0)" office:value-type="percentage" office:value="0.0970873786407767">
            <text:p>9.71%</text:p>
          </table:table-cell>
          <table:table-cell table:style-name="ce12" table:formula="of:=IF([Sheet1.I171]&gt;[.$G$1];[Sheet1.X171];0)" office:value-type="percentage" office:value="0.184466019417476">
            <text:p>18.45%</text:p>
          </table:table-cell>
          <table:table-cell table:style-name="ce12" table:formula="of:=IF([Sheet1.I171]&gt;[.$G$1];[Sheet1.Y171];0)" office:value-type="percentage" office:value="0.0679611650485437">
            <text:p>6.80%</text:p>
          </table:table-cell>
          <table:table-cell table:formula="of:=IF([Sheet1.I171]&gt;[.$G$1];[Sheet1.Z171];0)" office:value-type="percentage" office:value="0.58252427184466">
            <text:p>58.25%</text:p>
          </table:table-cell>
          <table:table-cell table:formula="of:=IF([Sheet1.I171]&gt;[.$G$1];[Sheet1.AA171];0)" office:value-type="percentage" office:value="0.436893203883495">
            <text:p>43.69%</text:p>
          </table:table-cell>
          <table:table-cell table:number-columns-repeated="2"/>
        </table:table-row>
        <table:table-row table:style-name="ro1">
          <table:table-cell table:style-name="ce11" table:formula="of:=IF([Sheet1.J172]&gt;[.$G$1];[Sheet1.V172];0)" office:value-type="percentage" office:value="0.599290780141844">
            <text:p>59.93%</text:p>
          </table:table-cell>
          <table:table-cell table:style-name="ce12" table:formula="of:=IF([Sheet1.I172]&gt;[.$G$1];[Sheet1.W172];0)" office:value-type="percentage" office:value="0.269461077844311">
            <text:p>26.95%</text:p>
          </table:table-cell>
          <table:table-cell table:style-name="ce12" table:formula="of:=IF([Sheet1.I172]&gt;[.$G$1];[Sheet1.X172];0)" office:value-type="percentage" office:value="0.131736526946108">
            <text:p>13.17%</text:p>
          </table:table-cell>
          <table:table-cell table:style-name="ce12" table:formula="of:=IF([Sheet1.I172]&gt;[.$G$1];[Sheet1.Y172];0)" office:value-type="percentage" office:value="0.107784431137725">
            <text:p>10.78%</text:p>
          </table:table-cell>
          <table:table-cell table:formula="of:=IF([Sheet1.I172]&gt;[.$G$1];[Sheet1.Z172];0)" office:value-type="percentage" office:value="0.48502994011976">
            <text:p>48.50%</text:p>
          </table:table-cell>
          <table:table-cell table:formula="of:=IF([Sheet1.I172]&gt;[.$G$1];[Sheet1.AA172];0)" office:value-type="percentage" office:value="0.57396449704142">
            <text:p>57.40%</text:p>
          </table:table-cell>
          <table:table-cell table:number-columns-repeated="2"/>
        </table:table-row>
        <table:table-row table:style-name="ro1">
          <table:table-cell table:style-name="ce11" table:formula="of:=IF([Sheet1.J173]&gt;[.$G$1];[Sheet1.V173];0)" office:value-type="percentage" office:value="0.428571428571429">
            <text:p>42.86%</text:p>
          </table:table-cell>
          <table:table-cell table:style-name="ce12" table:formula="of:=IF([Sheet1.I173]&gt;[.$G$1];[Sheet1.W173];0)" office:value-type="percentage" office:value="0.192857142857143">
            <text:p>19.29%</text:p>
          </table:table-cell>
          <table:table-cell table:style-name="ce12" table:formula="of:=IF([Sheet1.I173]&gt;[.$G$1];[Sheet1.X173];0)" office:value-type="percentage" office:value="0.1">
            <text:p>10.00%</text:p>
          </table:table-cell>
          <table:table-cell table:style-name="ce12" table:formula="of:=IF([Sheet1.I173]&gt;[.$G$1];[Sheet1.Y173];0)" office:value-type="percentage" office:value="0.114285714285714">
            <text:p>11.43%</text:p>
          </table:table-cell>
          <table:table-cell table:formula="of:=IF([Sheet1.I173]&gt;[.$G$1];[Sheet1.Z173];0)" office:value-type="percentage" office:value="0.571428571428571">
            <text:p>57.14%</text:p>
          </table:table-cell>
          <table:table-cell table:formula="of:=IF([Sheet1.I173]&gt;[.$G$1];[Sheet1.AA173];0)" office:value-type="percentage" office:value="0.560283687943262">
            <text:p>56.03%</text:p>
          </table:table-cell>
          <table:table-cell table:number-columns-repeated="2"/>
        </table:table-row>
        <table:table-row table:style-name="ro1">
          <table:table-cell table:style-name="ce11" table:formula="of:=IF([Sheet1.J174]&gt;[.$G$1];[Sheet1.V174];0)" office:value-type="percentage" office:value="0.536231884057971">
            <text:p>53.62%</text:p>
          </table:table-cell>
          <table:table-cell table:style-name="ce12" table:formula="of:=IF([Sheet1.I174]&gt;[.$G$1];[Sheet1.W174];0)" office:value-type="percentage" office:value="0.190909090909091">
            <text:p>19.09%</text:p>
          </table:table-cell>
          <table:table-cell table:style-name="ce12" table:formula="of:=IF([Sheet1.I174]&gt;[.$G$1];[Sheet1.X174];0)" office:value-type="percentage" office:value="0.136363636363636">
            <text:p>13.64%</text:p>
          </table:table-cell>
          <table:table-cell table:style-name="ce12" table:formula="of:=IF([Sheet1.I174]&gt;[.$G$1];[Sheet1.Y174];0)" office:value-type="percentage" office:value="0.127272727272727">
            <text:p>12.73%</text:p>
          </table:table-cell>
          <table:table-cell table:formula="of:=IF([Sheet1.I174]&gt;[.$G$1];[Sheet1.Z174];0)" office:value-type="percentage" office:value="0.527272727272727">
            <text:p>52.73%</text:p>
          </table:table-cell>
          <table:table-cell table:formula="of:=IF([Sheet1.I174]&gt;[.$G$1];[Sheet1.AA174];0)" office:value-type="percentage" office:value="0.531531531531532">
            <text:p>53.15%</text:p>
          </table:table-cell>
          <table:table-cell table:number-columns-repeated="2"/>
        </table:table-row>
        <table:table-row table:style-name="ro1">
          <table:table-cell table:style-name="ce11" table:formula="of:=IF([Sheet1.J175]&gt;[.$G$1];[Sheet1.V175];0)" office:value-type="percentage" office:value="0.426086956521739">
            <text:p>42.61%</text:p>
          </table:table-cell>
          <table:table-cell table:style-name="ce12" table:formula="of:=IF([Sheet1.I175]&gt;[.$G$1];[Sheet1.W175];0)" office:value-type="percentage" office:value="0.204081632653061">
            <text:p>20.41%</text:p>
          </table:table-cell>
          <table:table-cell table:style-name="ce12" table:formula="of:=IF([Sheet1.I175]&gt;[.$G$1];[Sheet1.X175];0)" office:value-type="percentage" office:value="0.142857142857143">
            <text:p>14.29%</text:p>
          </table:table-cell>
          <table:table-cell table:style-name="ce12" table:formula="of:=IF([Sheet1.I175]&gt;[.$G$1];[Sheet1.Y175];0)" office:value-type="percentage" office:value="0.224489795918367">
            <text:p>22.45%</text:p>
          </table:table-cell>
          <table:table-cell table:formula="of:=IF([Sheet1.I175]&gt;[.$G$1];[Sheet1.Z175];0)" office:value-type="percentage" office:value="0.408163265306122">
            <text:p>40.82%</text:p>
          </table:table-cell>
          <table:table-cell table:formula="of:=IF([Sheet1.I175]&gt;[.$G$1];[Sheet1.AA175];0)" office:value-type="percentage" office:value="0.673469387755102">
            <text:p>67.35%</text:p>
          </table:table-cell>
          <table:table-cell table:number-columns-repeated="2"/>
        </table:table-row>
        <table:table-row table:style-name="ro1">
          <table:table-cell table:style-name="ce11" table:formula="of:=IF([Sheet1.J176]&gt;[.$G$1];[Sheet1.V176];0)" office:value-type="percentage" office:value="0.36438679245283">
            <text:p>36.44%</text:p>
          </table:table-cell>
          <table:table-cell table:style-name="ce12" table:formula="of:=IF([Sheet1.I176]&gt;[.$G$1];[Sheet1.W176];0)" office:value-type="percentage" office:value="0.322368421052632">
            <text:p>32.24%</text:p>
          </table:table-cell>
          <table:table-cell table:style-name="ce12" table:formula="of:=IF([Sheet1.I176]&gt;[.$G$1];[Sheet1.X176];0)" office:value-type="percentage" office:value="0.0723684210526316">
            <text:p>7.24%</text:p>
          </table:table-cell>
          <table:table-cell table:style-name="ce12" table:formula="of:=IF([Sheet1.I176]&gt;[.$G$1];[Sheet1.Y176];0)" office:value-type="percentage" office:value="0.0723684210526316">
            <text:p>7.24%</text:p>
          </table:table-cell>
          <table:table-cell table:formula="of:=IF([Sheet1.I176]&gt;[.$G$1];[Sheet1.Z176];0)" office:value-type="percentage" office:value="0.476973684210526">
            <text:p>47.70%</text:p>
          </table:table-cell>
          <table:table-cell table:formula="of:=IF([Sheet1.I176]&gt;[.$G$1];[Sheet1.AA176];0)" office:value-type="percentage" office:value="0.482200647249191">
            <text:p>48.22%</text:p>
          </table:table-cell>
          <table:table-cell table:number-columns-repeated="2"/>
        </table:table-row>
        <table:table-row table:style-name="ro1">
          <table:table-cell table:style-name="ce11" table:formula="of:=IF([Sheet1.J177]&gt;[.$G$1];[Sheet1.V177];0)" office:value-type="percentage" office:value="0.491379310344828">
            <text:p>49.14%</text:p>
          </table:table-cell>
          <table:table-cell table:style-name="ce12" table:formula="of:=IF([Sheet1.I177]&gt;[.$G$1];[Sheet1.W177];0)" office:value-type="percentage" office:value="0.168888888888889">
            <text:p>16.89%</text:p>
          </table:table-cell>
          <table:table-cell table:style-name="ce12" table:formula="of:=IF([Sheet1.I177]&gt;[.$G$1];[Sheet1.X177];0)" office:value-type="percentage" office:value="0.217777777777778">
            <text:p>21.78%</text:p>
          </table:table-cell>
          <table:table-cell table:style-name="ce12" table:formula="of:=IF([Sheet1.I177]&gt;[.$G$1];[Sheet1.Y177];0)" office:value-type="percentage" office:value="0.0933333333333333">
            <text:p>9.33%</text:p>
          </table:table-cell>
          <table:table-cell table:formula="of:=IF([Sheet1.I177]&gt;[.$G$1];[Sheet1.Z177];0)" office:value-type="percentage" office:value="0.511111111111111">
            <text:p>51.11%</text:p>
          </table:table-cell>
          <table:table-cell table:formula="of:=IF([Sheet1.I177]&gt;[.$G$1];[Sheet1.AA177];0)" office:value-type="percentage" office:value="0.605263157894737">
            <text:p>60.53%</text:p>
          </table:table-cell>
          <table:table-cell table:number-columns-repeated="2"/>
        </table:table-row>
        <table:table-row table:style-name="ro1">
          <table:table-cell table:style-name="ce11" table:formula="of:=IF([Sheet1.J178]&gt;[.$G$1];[Sheet1.V178];0)" office:value-type="percentage" office:value="0.895953757225434">
            <text:p>89.60%</text:p>
          </table:table-cell>
          <table:table-cell table:style-name="ce12" table:formula="of:=IF([Sheet1.I178]&gt;[.$G$1];[Sheet1.W178];0)" office:value-type="percentage" office:value="0.190789473684211">
            <text:p>19.08%</text:p>
          </table:table-cell>
          <table:table-cell table:style-name="ce12" table:formula="of:=IF([Sheet1.I178]&gt;[.$G$1];[Sheet1.X178];0)" office:value-type="percentage" office:value="0.269736842105263">
            <text:p>26.97%</text:p>
          </table:table-cell>
          <table:table-cell table:style-name="ce12" table:formula="of:=IF([Sheet1.I178]&gt;[.$G$1];[Sheet1.Y178];0)" office:value-type="percentage" office:value="0.0657894736842105">
            <text:p>6.58%</text:p>
          </table:table-cell>
          <table:table-cell table:formula="of:=IF([Sheet1.I178]&gt;[.$G$1];[Sheet1.Z178];0)" office:value-type="percentage" office:value="0.453947368421053">
            <text:p>45.39%</text:p>
          </table:table-cell>
          <table:table-cell table:formula="of:=IF([Sheet1.I178]&gt;[.$G$1];[Sheet1.AA178];0)" office:value-type="percentage" office:value="0.483870967741936">
            <text:p>48.39%</text:p>
          </table:table-cell>
          <table:table-cell table:number-columns-repeated="2"/>
        </table:table-row>
        <table:table-row table:style-name="ro1">
          <table:table-cell table:style-name="ce11" table:formula="of:=IF([Sheet1.J179]&gt;[.$G$1];[Sheet1.V179];0)" office:value-type="percentage" office:value="0.622837370242215">
            <text:p>62.28%</text:p>
          </table:table-cell>
          <table:table-cell table:style-name="ce12" table:formula="of:=IF([Sheet1.I179]&gt;[.$G$1];[Sheet1.W179];0)" office:value-type="percentage" office:value="0.151685393258427">
            <text:p>15.17%</text:p>
          </table:table-cell>
          <table:table-cell table:style-name="ce12" table:formula="of:=IF([Sheet1.I179]&gt;[.$G$1];[Sheet1.X179];0)" office:value-type="percentage" office:value="0.106741573033708">
            <text:p>10.67%</text:p>
          </table:table-cell>
          <table:table-cell table:style-name="ce12" table:formula="of:=IF([Sheet1.I179]&gt;[.$G$1];[Sheet1.Y179];0)" office:value-type="percentage" office:value="0.140449438202247">
            <text:p>14.04%</text:p>
          </table:table-cell>
          <table:table-cell table:formula="of:=IF([Sheet1.I179]&gt;[.$G$1];[Sheet1.Z179];0)" office:value-type="percentage" office:value="0.556179775280899">
            <text:p>55.62%</text:p>
          </table:table-cell>
          <table:table-cell table:formula="of:=IF([Sheet1.I179]&gt;[.$G$1];[Sheet1.AA179];0)" office:value-type="percentage" office:value="0.566666666666667">
            <text:p>56.67%</text:p>
          </table:table-cell>
          <table:table-cell table:number-columns-repeated="2"/>
        </table:table-row>
        <table:table-row table:style-name="ro1">
          <table:table-cell table:style-name="ce11" table:formula="of:=IF([Sheet1.J180]&gt;[.$G$1];[Sheet1.V180];0)" office:value-type="percentage" office:value="0.320441988950276">
            <text:p>32.04%</text:p>
          </table:table-cell>
          <table:table-cell table:style-name="ce12" table:formula="of:=IF([Sheet1.I180]&gt;[.$G$1];[Sheet1.W180];0)" office:value-type="percentage" office:value="0.241379310344828">
            <text:p>24.14%</text:p>
          </table:table-cell>
          <table:table-cell table:style-name="ce12" table:formula="of:=IF([Sheet1.I180]&gt;[.$G$1];[Sheet1.X180];0)" office:value-type="percentage" office:value="0.103448275862069">
            <text:p>10.34%</text:p>
          </table:table-cell>
          <table:table-cell table:style-name="ce12" table:formula="of:=IF([Sheet1.I180]&gt;[.$G$1];[Sheet1.Y180];0)" office:value-type="percentage" office:value="0.137931034482759">
            <text:p>13.79%</text:p>
          </table:table-cell>
          <table:table-cell table:formula="of:=IF([Sheet1.I180]&gt;[.$G$1];[Sheet1.Z180];0)" office:value-type="percentage" office:value="0.517241379310345">
            <text:p>51.72%</text:p>
          </table:table-cell>
          <table:table-cell table:formula="of:=IF([Sheet1.I180]&gt;[.$G$1];[Sheet1.AA180];0)" office:value-type="percentage" office:value="0.603448275862069">
            <text:p>60.34%</text:p>
          </table:table-cell>
          <table:table-cell table:number-columns-repeated="2"/>
        </table:table-row>
        <table:table-row table:style-name="ro1">
          <table:table-cell table:style-name="ce11" table:formula="of:=IF([Sheet1.J181]&gt;[.$G$1];[Sheet1.V181];0)" office:value-type="percentage" office:value="0.505154639175258">
            <text:p>50.52%</text:p>
          </table:table-cell>
          <table:table-cell table:style-name="ce12" table:formula="of:=IF([Sheet1.I181]&gt;[.$G$1];[Sheet1.W181];0)" office:value-type="percentage" office:value="0.479166666666667">
            <text:p>47.92%</text:p>
          </table:table-cell>
          <table:table-cell table:style-name="ce12" table:formula="of:=IF([Sheet1.I181]&gt;[.$G$1];[Sheet1.X181];0)" office:value-type="percentage" office:value="0.0833333333333333">
            <text:p>8.33%</text:p>
          </table:table-cell>
          <table:table-cell table:style-name="ce12" table:formula="of:=IF([Sheet1.I181]&gt;[.$G$1];[Sheet1.Y181];0)" office:value-type="percentage" office:value="0.0625">
            <text:p>6.25%</text:p>
          </table:table-cell>
          <table:table-cell table:formula="of:=IF([Sheet1.I181]&gt;[.$G$1];[Sheet1.Z181];0)" office:value-type="percentage" office:value="0.375">
            <text:p>37.50%</text:p>
          </table:table-cell>
          <table:table-cell table:formula="of:=IF([Sheet1.I181]&gt;[.$G$1];[Sheet1.AA181];0)" office:value-type="percentage" office:value="0.714285714285714">
            <text:p>71.43%</text:p>
          </table:table-cell>
          <table:table-cell table:number-columns-repeated="2"/>
        </table:table-row>
        <table:table-row table:style-name="ro1">
          <table:table-cell table:style-name="ce11" table:formula="of:=IF([Sheet1.J182]&gt;[.$G$1];[Sheet1.V182];0)" office:value-type="percentage" office:value="0.534971644612476">
            <text:p>53.50%</text:p>
          </table:table-cell>
          <table:table-cell table:style-name="ce12" table:formula="of:=IF([Sheet1.I182]&gt;[.$G$1];[Sheet1.W182];0)" office:value-type="percentage" office:value="0.23321554770318">
            <text:p>23.32%</text:p>
          </table:table-cell>
          <table:table-cell table:style-name="ce12" table:formula="of:=IF([Sheet1.I182]&gt;[.$G$1];[Sheet1.X182];0)" office:value-type="percentage" office:value="0.102473498233216">
            <text:p>10.25%</text:p>
          </table:table-cell>
          <table:table-cell table:style-name="ce12" table:formula="of:=IF([Sheet1.I182]&gt;[.$G$1];[Sheet1.Y182];0)" office:value-type="percentage" office:value="0.0954063604240283">
            <text:p>9.54%</text:p>
          </table:table-cell>
          <table:table-cell table:formula="of:=IF([Sheet1.I182]&gt;[.$G$1];[Sheet1.Z182];0)" office:value-type="percentage" office:value="0.530035335689046">
            <text:p>53.00%</text:p>
          </table:table-cell>
          <table:table-cell table:formula="of:=IF([Sheet1.I182]&gt;[.$G$1];[Sheet1.AA182];0)" office:value-type="percentage" office:value="0.57243816254417">
            <text:p>57.24%</text:p>
          </table:table-cell>
          <table:table-cell table:number-columns-repeated="2"/>
        </table:table-row>
        <table:table-row table:style-name="ro1">
          <table:table-cell table:style-name="ce11" table:formula="of:=IF([Sheet1.J183]&gt;[.$G$1];[Sheet1.V183];0)" office:value-type="percentage" office:value="0.504716981132076">
            <text:p>50.47%</text:p>
          </table:table-cell>
          <table:table-cell table:style-name="ce12" table:formula="of:=IF([Sheet1.I183]&gt;[.$G$1];[Sheet1.W183];0)" office:value-type="percentage" office:value="0.230769230769231">
            <text:p>23.08%</text:p>
          </table:table-cell>
          <table:table-cell table:style-name="ce12" table:formula="of:=IF([Sheet1.I183]&gt;[.$G$1];[Sheet1.X183];0)" office:value-type="percentage" office:value="0.125">
            <text:p>12.50%</text:p>
          </table:table-cell>
          <table:table-cell table:style-name="ce12" table:formula="of:=IF([Sheet1.I183]&gt;[.$G$1];[Sheet1.Y183];0)" office:value-type="percentage" office:value="0.0288461538461538">
            <text:p>2.88%</text:p>
          </table:table-cell>
          <table:table-cell table:formula="of:=IF([Sheet1.I183]&gt;[.$G$1];[Sheet1.Z183];0)" office:value-type="percentage" office:value="0.413461538461538">
            <text:p>41.35%</text:p>
          </table:table-cell>
          <table:table-cell table:formula="of:=IF([Sheet1.I183]&gt;[.$G$1];[Sheet1.AA183];0)" office:value-type="percentage" office:value="0.495327102803738">
            <text:p>49.53%</text:p>
          </table:table-cell>
          <table:table-cell table:number-columns-repeated="2"/>
        </table:table-row>
        <table:table-row table:style-name="ro1">
          <table:table-cell table:style-name="ce11" table:formula="of:=IF([Sheet1.J184]&gt;[.$G$1];[Sheet1.V184];0)" office:value-type="percentage" office:value="0.557213930348259">
            <text:p>55.72%</text:p>
          </table:table-cell>
          <table:table-cell table:style-name="ce12" table:formula="of:=IF([Sheet1.I184]&gt;[.$G$1];[Sheet1.W184];0)" office:value-type="percentage" office:value="0.154761904761905">
            <text:p>15.48%</text:p>
          </table:table-cell>
          <table:table-cell table:style-name="ce12" table:formula="of:=IF([Sheet1.I184]&gt;[.$G$1];[Sheet1.X184];0)" office:value-type="percentage" office:value="0.104166666666667">
            <text:p>10.42%</text:p>
          </table:table-cell>
          <table:table-cell table:style-name="ce12" table:formula="of:=IF([Sheet1.I184]&gt;[.$G$1];[Sheet1.Y184];0)" office:value-type="percentage" office:value="0.125">
            <text:p>12.50%</text:p>
          </table:table-cell>
          <table:table-cell table:formula="of:=IF([Sheet1.I184]&gt;[.$G$1];[Sheet1.Z184];0)" office:value-type="percentage" office:value="0.595238095238095">
            <text:p>59.52%</text:p>
          </table:table-cell>
          <table:table-cell table:formula="of:=IF([Sheet1.I184]&gt;[.$G$1];[Sheet1.AA184];0)" office:value-type="percentage" office:value="0.526785714285714">
            <text:p>52.68%</text:p>
          </table:table-cell>
          <table:table-cell table:number-columns-repeated="2"/>
        </table:table-row>
        <table:table-row table:style-name="ro1">
          <table:table-cell table:style-name="ce11" table:formula="of:=IF([Sheet1.J185]&gt;[.$G$1];[Sheet1.V185];0)" office:value-type="percentage" office:value="0.252100840336134">
            <text:p>25.21%</text:p>
          </table:table-cell>
          <table:table-cell table:style-name="ce12" table:formula="of:=IF([Sheet1.I185]&gt;[.$G$1];[Sheet1.W185];0)" office:value-type="percentage" office:value="0.3">
            <text:p>30.00%</text:p>
          </table:table-cell>
          <table:table-cell table:style-name="ce12" table:formula="of:=IF([Sheet1.I185]&gt;[.$G$1];[Sheet1.X185];0)" office:value-type="percentage" office:value="0.0666666666666667">
            <text:p>6.67%</text:p>
          </table:table-cell>
          <table:table-cell table:style-name="ce12" table:formula="of:=IF([Sheet1.I185]&gt;[.$G$1];[Sheet1.Y185];0)" office:value-type="percentage" office:value="0.0666666666666667">
            <text:p>6.67%</text:p>
          </table:table-cell>
          <table:table-cell table:formula="of:=IF([Sheet1.I185]&gt;[.$G$1];[Sheet1.Z185];0)" office:value-type="percentage" office:value="0.533333333333333">
            <text:p>53.33%</text:p>
          </table:table-cell>
          <table:table-cell table:formula="of:=IF([Sheet1.I185]&gt;[.$G$1];[Sheet1.AA185];0)" office:value-type="percentage" office:value="0.433333333333333">
            <text:p>43.33%</text:p>
          </table:table-cell>
          <table:table-cell table:number-columns-repeated="2"/>
        </table:table-row>
        <table:table-row table:style-name="ro1">
          <table:table-cell table:style-name="ce11" table:formula="of:=IF([Sheet1.J186]&gt;[.$G$1];[Sheet1.V186];0)" office:value-type="percentage" office:value="0.612781954887218">
            <text:p>61.28%</text:p>
          </table:table-cell>
          <table:table-cell table:style-name="ce12" table:formula="of:=IF([Sheet1.I186]&gt;[.$G$1];[Sheet1.W186];0)" office:value-type="percentage" office:value="0.248447204968944">
            <text:p>24.84%</text:p>
          </table:table-cell>
          <table:table-cell table:style-name="ce12" table:formula="of:=IF([Sheet1.I186]&gt;[.$G$1];[Sheet1.X186];0)" office:value-type="percentage" office:value="0.0683229813664596">
            <text:p>6.83%</text:p>
          </table:table-cell>
          <table:table-cell table:style-name="ce12" table:formula="of:=IF([Sheet1.I186]&gt;[.$G$1];[Sheet1.Y186];0)" office:value-type="percentage" office:value="0.124223602484472">
            <text:p>12.42%</text:p>
          </table:table-cell>
          <table:table-cell table:formula="of:=IF([Sheet1.I186]&gt;[.$G$1];[Sheet1.Z186];0)" office:value-type="percentage" office:value="0.53416149068323">
            <text:p>53.42%</text:p>
          </table:table-cell>
          <table:table-cell table:formula="of:=IF([Sheet1.I186]&gt;[.$G$1];[Sheet1.AA186];0)" office:value-type="percentage" office:value="0.625766871165644">
            <text:p>62.58%</text:p>
          </table:table-cell>
          <table:table-cell table:number-columns-repeated="2"/>
        </table:table-row>
        <table:table-row table:style-name="ro1">
          <table:table-cell table:style-name="ce11" table:formula="of:=IF([Sheet1.J187]&gt;[.$G$1];[Sheet1.V187];0)" office:value-type="percentage" office:value="0.564469914040115">
            <text:p>56.45%</text:p>
          </table:table-cell>
          <table:table-cell table:style-name="ce12" table:formula="of:=IF([Sheet1.I187]&gt;[.$G$1];[Sheet1.W187];0)" office:value-type="percentage" office:value="0.425641025641026">
            <text:p>42.56%</text:p>
          </table:table-cell>
          <table:table-cell table:style-name="ce12" table:formula="of:=IF([Sheet1.I187]&gt;[.$G$1];[Sheet1.X187];0)" office:value-type="percentage" office:value="0.0564102564102564">
            <text:p>5.64%</text:p>
          </table:table-cell>
          <table:table-cell table:style-name="ce12" table:formula="of:=IF([Sheet1.I187]&gt;[.$G$1];[Sheet1.Y187];0)" office:value-type="percentage" office:value="0.0512820512820513">
            <text:p>5.13%</text:p>
          </table:table-cell>
          <table:table-cell table:formula="of:=IF([Sheet1.I187]&gt;[.$G$1];[Sheet1.Z187];0)" office:value-type="percentage" office:value="0.441025641025641">
            <text:p>44.10%</text:p>
          </table:table-cell>
          <table:table-cell table:formula="of:=IF([Sheet1.I187]&gt;[.$G$1];[Sheet1.AA187];0)" office:value-type="percentage" office:value="0.578680203045685">
            <text:p>57.87%</text:p>
          </table:table-cell>
          <table:table-cell table:number-columns-repeated="2"/>
        </table:table-row>
        <table:table-row table:style-name="ro1">
          <table:table-cell table:style-name="ce11" table:formula="of:=IF([Sheet1.J188]&gt;[.$G$1];[Sheet1.V188];0)" office:value-type="percentage" office:value="0.433333333333333">
            <text:p>43.33%</text:p>
          </table:table-cell>
          <table:table-cell table:style-name="ce12" table:formula="of:=IF([Sheet1.I188]&gt;[.$G$1];[Sheet1.W188];0)" office:value-type="percentage" office:value="0.102564102564103">
            <text:p>10.26%</text:p>
          </table:table-cell>
          <table:table-cell table:style-name="ce12" table:formula="of:=IF([Sheet1.I188]&gt;[.$G$1];[Sheet1.X188];0)" office:value-type="percentage" office:value="0.282051282051282">
            <text:p>28.21%</text:p>
          </table:table-cell>
          <table:table-cell table:style-name="ce12" table:formula="of:=IF([Sheet1.I188]&gt;[.$G$1];[Sheet1.Y188];0)" office:value-type="percentage" office:value="0.0384615384615385">
            <text:p>3.85%</text:p>
          </table:table-cell>
          <table:table-cell table:formula="of:=IF([Sheet1.I188]&gt;[.$G$1];[Sheet1.Z188];0)" office:value-type="percentage" office:value="0.551282051282051">
            <text:p>55.13%</text:p>
          </table:table-cell>
          <table:table-cell table:formula="of:=IF([Sheet1.I188]&gt;[.$G$1];[Sheet1.AA188];0)" office:value-type="percentage" office:value="0.487179487179487">
            <text:p>48.72%</text:p>
          </table:table-cell>
          <table:table-cell table:number-columns-repeated="2"/>
        </table:table-row>
        <table:table-row table:style-name="ro1">
          <table:table-cell table:style-name="ce11" table:formula="of:=IF([Sheet1.J189]&gt;[.$G$1];[Sheet1.V189];0)" office:value-type="percentage" office:value="0.479357798165138">
            <text:p>47.94%</text:p>
          </table:table-cell>
          <table:table-cell table:style-name="ce12" table:formula="of:=IF([Sheet1.I189]&gt;[.$G$1];[Sheet1.W189];0)" office:value-type="percentage" office:value="0.148325358851675">
            <text:p>14.83%</text:p>
          </table:table-cell>
          <table:table-cell table:style-name="ce12" table:formula="of:=IF([Sheet1.I189]&gt;[.$G$1];[Sheet1.X189];0)" office:value-type="percentage" office:value="0.22488038277512">
            <text:p>22.49%</text:p>
          </table:table-cell>
          <table:table-cell table:style-name="ce12" table:formula="of:=IF([Sheet1.I189]&gt;[.$G$1];[Sheet1.Y189];0)" office:value-type="percentage" office:value="0.129186602870813">
            <text:p>12.92%</text:p>
          </table:table-cell>
          <table:table-cell table:formula="of:=IF([Sheet1.I189]&gt;[.$G$1];[Sheet1.Z189];0)" office:value-type="percentage" office:value="0.492822966507177">
            <text:p>49.28%</text:p>
          </table:table-cell>
          <table:table-cell table:formula="of:=IF([Sheet1.I189]&gt;[.$G$1];[Sheet1.AA189];0)" office:value-type="percentage" office:value="0.507177033492823">
            <text:p>50.72%</text:p>
          </table:table-cell>
          <table:table-cell table:number-columns-repeated="2"/>
        </table:table-row>
        <table:table-row table:style-name="ro1">
          <table:table-cell table:style-name="ce11" table:formula="of:=IF([Sheet1.J190]&gt;[.$G$1];[Sheet1.V190];0)" office:value-type="percentage" office:value="0.485915492957747">
            <text:p>48.59%</text:p>
          </table:table-cell>
          <table:table-cell table:style-name="ce12" table:formula="of:=IF([Sheet1.I190]&gt;[.$G$1];[Sheet1.W190];0)" office:value-type="percentage" office:value="0.102941176470588">
            <text:p>10.29%</text:p>
          </table:table-cell>
          <table:table-cell table:style-name="ce12" table:formula="of:=IF([Sheet1.I190]&gt;[.$G$1];[Sheet1.X190];0)" office:value-type="percentage" office:value="0.279411764705882">
            <text:p>27.94%</text:p>
          </table:table-cell>
          <table:table-cell table:style-name="ce12" table:formula="of:=IF([Sheet1.I190]&gt;[.$G$1];[Sheet1.Y190];0)" office:value-type="percentage" office:value="0.161764705882353">
            <text:p>16.18%</text:p>
          </table:table-cell>
          <table:table-cell table:formula="of:=IF([Sheet1.I190]&gt;[.$G$1];[Sheet1.Z190];0)" office:value-type="percentage" office:value="0.426470588235294">
            <text:p>42.65%</text:p>
          </table:table-cell>
          <table:table-cell table:formula="of:=IF([Sheet1.I190]&gt;[.$G$1];[Sheet1.AA190];0)" office:value-type="percentage" office:value="0.463768115942029">
            <text:p>46.38%</text:p>
          </table:table-cell>
          <table:table-cell table:number-columns-repeated="2"/>
        </table:table-row>
        <table:table-row table:style-name="ro1">
          <table:table-cell table:style-name="ce11" table:formula="of:=IF([Sheet1.J191]&gt;[.$G$1];[Sheet1.V191];0)" office:value-type="percentage" office:value="0.581896551724138">
            <text:p>58.19%</text:p>
          </table:table-cell>
          <table:table-cell table:style-name="ce12" table:formula="of:=IF([Sheet1.I191]&gt;[.$G$1];[Sheet1.W191];0)" office:value-type="percentage" office:value="0.082089552238806">
            <text:p>8.21%</text:p>
          </table:table-cell>
          <table:table-cell table:style-name="ce12" table:formula="of:=IF([Sheet1.I191]&gt;[.$G$1];[Sheet1.X191];0)" office:value-type="percentage" office:value="0.141791044776119">
            <text:p>14.18%</text:p>
          </table:table-cell>
          <table:table-cell table:style-name="ce12" table:formula="of:=IF([Sheet1.I191]&gt;[.$G$1];[Sheet1.Y191];0)" office:value-type="percentage" office:value="0.126865671641791">
            <text:p>12.69%</text:p>
          </table:table-cell>
          <table:table-cell table:formula="of:=IF([Sheet1.I191]&gt;[.$G$1];[Sheet1.Z191];0)" office:value-type="percentage" office:value="0.626865671641791">
            <text:p>62.69%</text:p>
          </table:table-cell>
          <table:table-cell table:formula="of:=IF([Sheet1.I191]&gt;[.$G$1];[Sheet1.AA191];0)" office:value-type="percentage" office:value="0.414814814814815">
            <text:p>41.48%</text:p>
          </table:table-cell>
          <table:table-cell table:number-columns-repeated="2"/>
        </table:table-row>
        <table:table-row table:style-name="ro1">
          <table:table-cell table:style-name="ce11" table:formula="of:=IF([Sheet1.J192]&gt;[.$G$1];[Sheet1.V192];0)" office:value-type="percentage" office:value="0.711743772241993">
            <text:p>71.17%</text:p>
          </table:table-cell>
          <table:table-cell table:style-name="ce12" table:formula="of:=IF([Sheet1.I192]&gt;[.$G$1];[Sheet1.W192];0)" office:value-type="percentage" office:value="0.222222222222222">
            <text:p>22.22%</text:p>
          </table:table-cell>
          <table:table-cell table:style-name="ce12" table:formula="of:=IF([Sheet1.I192]&gt;[.$G$1];[Sheet1.X192];0)" office:value-type="percentage" office:value="0.0808080808080808">
            <text:p>8.08%</text:p>
          </table:table-cell>
          <table:table-cell table:style-name="ce12" table:formula="of:=IF([Sheet1.I192]&gt;[.$G$1];[Sheet1.Y192];0)" office:value-type="percentage" office:value="0.0808080808080808">
            <text:p>8.08%</text:p>
          </table:table-cell>
          <table:table-cell table:formula="of:=IF([Sheet1.I192]&gt;[.$G$1];[Sheet1.Z192];0)" office:value-type="percentage" office:value="0.575757575757576">
            <text:p>57.58%</text:p>
          </table:table-cell>
          <table:table-cell table:formula="of:=IF([Sheet1.I192]&gt;[.$G$1];[Sheet1.AA192];0)" office:value-type="percentage" office:value="0.4">
            <text:p>40.00%</text:p>
          </table:table-cell>
          <table:table-cell table:number-columns-repeated="2"/>
        </table:table-row>
        <table:table-row table:style-name="ro1">
          <table:table-cell table:style-name="ce11" table:formula="of:=IF([Sheet1.J193]&gt;[.$G$1];[Sheet1.V193];0)" office:value-type="percentage" office:value="0.582608695652174">
            <text:p>58.26%</text:p>
          </table:table-cell>
          <table:table-cell table:style-name="ce12" table:formula="of:=IF([Sheet1.I193]&gt;[.$G$1];[Sheet1.W193];0)" office:value-type="percentage" office:value="0.238805970149254">
            <text:p>23.88%</text:p>
          </table:table-cell>
          <table:table-cell table:style-name="ce12" table:formula="of:=IF([Sheet1.I193]&gt;[.$G$1];[Sheet1.X193];0)" office:value-type="percentage" office:value="0.134328358208955">
            <text:p>13.43%</text:p>
          </table:table-cell>
          <table:table-cell table:style-name="ce12" table:formula="of:=IF([Sheet1.I193]&gt;[.$G$1];[Sheet1.Y193];0)" office:value-type="percentage" office:value="0.119402985074627">
            <text:p>11.94%</text:p>
          </table:table-cell>
          <table:table-cell table:formula="of:=IF([Sheet1.I193]&gt;[.$G$1];[Sheet1.Z193];0)" office:value-type="percentage" office:value="0.507462686567164">
            <text:p>50.75%</text:p>
          </table:table-cell>
          <table:table-cell table:formula="of:=IF([Sheet1.I193]&gt;[.$G$1];[Sheet1.AA193];0)" office:value-type="percentage" office:value="0.597014925373134">
            <text:p>59.70%</text:p>
          </table:table-cell>
          <table:table-cell table:number-columns-repeated="2"/>
        </table:table-row>
        <table:table-row table:style-name="ro1">
          <table:table-cell table:style-name="ce11" table:formula="of:=IF([Sheet1.J194]&gt;[.$G$1];[Sheet1.V194];0)" office:value-type="percentage" office:value="0.558484349258649">
            <text:p>55.85%</text:p>
          </table:table-cell>
          <table:table-cell table:style-name="ce12" table:formula="of:=IF([Sheet1.I194]&gt;[.$G$1];[Sheet1.W194];0)" office:value-type="percentage" office:value="0.293768545994065">
            <text:p>29.38%</text:p>
          </table:table-cell>
          <table:table-cell table:style-name="ce12" table:formula="of:=IF([Sheet1.I194]&gt;[.$G$1];[Sheet1.X194];0)" office:value-type="percentage" office:value="0.106824925816024">
            <text:p>10.68%</text:p>
          </table:table-cell>
          <table:table-cell table:style-name="ce12" table:formula="of:=IF([Sheet1.I194]&gt;[.$G$1];[Sheet1.Y194];0)" office:value-type="percentage" office:value="0.0712166172106825">
            <text:p>7.12%</text:p>
          </table:table-cell>
          <table:table-cell table:formula="of:=IF([Sheet1.I194]&gt;[.$G$1];[Sheet1.Z194];0)" office:value-type="percentage" office:value="0.507418397626113">
            <text:p>50.74%</text:p>
          </table:table-cell>
          <table:table-cell table:formula="of:=IF([Sheet1.I194]&gt;[.$G$1];[Sheet1.AA194];0)" office:value-type="percentage" office:value="0.542772861356932">
            <text:p>54.28%</text:p>
          </table:table-cell>
          <table:table-cell table:number-columns-repeated="2"/>
        </table:table-row>
        <table:table-row table:style-name="ro1">
          <table:table-cell table:style-name="ce11" table:formula="of:=IF([Sheet1.J195]&gt;[.$G$1];[Sheet1.V195];0)" office:value-type="percentage" office:value="0.414634146341463">
            <text:p>41.46%</text:p>
          </table:table-cell>
          <table:table-cell table:style-name="ce12" table:formula="of:=IF([Sheet1.I195]&gt;[.$G$1];[Sheet1.W195];0)" office:value-type="percentage" office:value="0.258064516129032">
            <text:p>25.81%</text:p>
          </table:table-cell>
          <table:table-cell table:style-name="ce12" table:formula="of:=IF([Sheet1.I195]&gt;[.$G$1];[Sheet1.X195];0)" office:value-type="percentage" office:value="0.198924731182796">
            <text:p>19.89%</text:p>
          </table:table-cell>
          <table:table-cell table:style-name="ce12" table:formula="of:=IF([Sheet1.I195]&gt;[.$G$1];[Sheet1.Y195];0)" office:value-type="percentage" office:value="0.0967741935483871">
            <text:p>9.68%</text:p>
          </table:table-cell>
          <table:table-cell table:formula="of:=IF([Sheet1.I195]&gt;[.$G$1];[Sheet1.Z195];0)" office:value-type="percentage" office:value="0.43010752688172">
            <text:p>43.01%</text:p>
          </table:table-cell>
          <table:table-cell table:formula="of:=IF([Sheet1.I195]&gt;[.$G$1];[Sheet1.AA195];0)" office:value-type="percentage" office:value="0.625668449197861">
            <text:p>62.57%</text:p>
          </table:table-cell>
          <table:table-cell table:number-columns-repeated="2"/>
        </table:table-row>
        <table:table-row table:style-name="ro1">
          <table:table-cell table:style-name="ce11" table:formula="of:=IF([Sheet1.J196]&gt;[.$G$1];[Sheet1.V196];0)" office:value-type="percentage" office:value="0.636513157894737">
            <text:p>63.65%</text:p>
          </table:table-cell>
          <table:table-cell table:style-name="ce12" table:formula="of:=IF([Sheet1.I196]&gt;[.$G$1];[Sheet1.W196];0)" office:value-type="percentage" office:value="0.221932114882506">
            <text:p>22.19%</text:p>
          </table:table-cell>
          <table:table-cell table:style-name="ce12" table:formula="of:=IF([Sheet1.I196]&gt;[.$G$1];[Sheet1.X196];0)" office:value-type="percentage" office:value="0.127937336814621">
            <text:p>12.79%</text:p>
          </table:table-cell>
          <table:table-cell table:style-name="ce12" table:formula="of:=IF([Sheet1.I196]&gt;[.$G$1];[Sheet1.Y196];0)" office:value-type="percentage" office:value="0.122715404699739">
            <text:p>12.27%</text:p>
          </table:table-cell>
          <table:table-cell table:formula="of:=IF([Sheet1.I196]&gt;[.$G$1];[Sheet1.Z196];0)" office:value-type="percentage" office:value="0.490861618798956">
            <text:p>49.09%</text:p>
          </table:table-cell>
          <table:table-cell table:formula="of:=IF([Sheet1.I196]&gt;[.$G$1];[Sheet1.AA196];0)" office:value-type="percentage" office:value="0.452196382428941">
            <text:p>45.22%</text:p>
          </table:table-cell>
          <table:table-cell table:number-columns-repeated="2"/>
        </table:table-row>
        <table:table-row table:style-name="ro1">
          <table:table-cell table:style-name="ce11" table:formula="of:=IF([Sheet1.J197]&gt;[.$G$1];[Sheet1.V197];0)" office:value-type="percentage" office:value="0.299794661190965">
            <text:p>29.98%</text:p>
          </table:table-cell>
          <table:table-cell table:style-name="ce12" table:formula="of:=IF([Sheet1.I197]&gt;[.$G$1];[Sheet1.W197];0)" office:value-type="percentage" office:value="0.212328767123288">
            <text:p>21.23%</text:p>
          </table:table-cell>
          <table:table-cell table:style-name="ce12" table:formula="of:=IF([Sheet1.I197]&gt;[.$G$1];[Sheet1.X197];0)" office:value-type="percentage" office:value="0.116438356164384">
            <text:p>11.64%</text:p>
          </table:table-cell>
          <table:table-cell table:style-name="ce12" table:formula="of:=IF([Sheet1.I197]&gt;[.$G$1];[Sheet1.Y197];0)" office:value-type="percentage" office:value="0.0958904109589041">
            <text:p>9.59%</text:p>
          </table:table-cell>
          <table:table-cell table:formula="of:=IF([Sheet1.I197]&gt;[.$G$1];[Sheet1.Z197];0)" office:value-type="percentage" office:value="0.547945205479452">
            <text:p>54.79%</text:p>
          </table:table-cell>
          <table:table-cell table:formula="of:=IF([Sheet1.I197]&gt;[.$G$1];[Sheet1.AA197];0)" office:value-type="percentage" office:value="0.541095890410959">
            <text:p>54.11%</text:p>
          </table:table-cell>
          <table:table-cell table:number-columns-repeated="2"/>
        </table:table-row>
        <table:table-row table:style-name="ro1">
          <table:table-cell table:style-name="ce11" table:formula="of:=IF([Sheet1.J198]&gt;[.$G$1];[Sheet1.V198];0)" office:value-type="percentage" office:value="0.257142857142857">
            <text:p>25.71%</text:p>
          </table:table-cell>
          <table:table-cell table:style-name="ce12" table:formula="of:=IF([Sheet1.I198]&gt;[.$G$1];[Sheet1.W198];0)" office:value-type="percentage" office:value="0.194444444444444">
            <text:p>19.44%</text:p>
          </table:table-cell>
          <table:table-cell table:style-name="ce12" table:formula="of:=IF([Sheet1.I198]&gt;[.$G$1];[Sheet1.X198];0)" office:value-type="percentage" office:value="0.111111111111111">
            <text:p>11.11%</text:p>
          </table:table-cell>
          <table:table-cell table:style-name="ce12" table:formula="of:=IF([Sheet1.I198]&gt;[.$G$1];[Sheet1.Y198];0)" office:value-type="percentage" office:value="0.138888888888889">
            <text:p>13.89%</text:p>
          </table:table-cell>
          <table:table-cell table:formula="of:=IF([Sheet1.I198]&gt;[.$G$1];[Sheet1.Z198];0)" office:value-type="percentage" office:value="0.555555555555556">
            <text:p>55.56%</text:p>
          </table:table-cell>
          <table:table-cell table:formula="of:=IF([Sheet1.I198]&gt;[.$G$1];[Sheet1.AA198];0)" office:value-type="percentage" office:value="0.5">
            <text:p>50.00%</text:p>
          </table:table-cell>
          <table:table-cell table:number-columns-repeated="2"/>
        </table:table-row>
        <table:table-row table:style-name="ro1">
          <table:table-cell table:style-name="ce11" table:formula="of:=IF([Sheet1.J199]&gt;[.$G$1];[Sheet1.V199];0)" office:value-type="percentage" office:value="0.464028776978417">
            <text:p>46.40%</text:p>
          </table:table-cell>
          <table:table-cell table:style-name="ce12" table:formula="of:=IF([Sheet1.I199]&gt;[.$G$1];[Sheet1.W199];0)" office:value-type="percentage" office:value="0.126984126984127">
            <text:p>12.70%</text:p>
          </table:table-cell>
          <table:table-cell table:style-name="ce12" table:formula="of:=IF([Sheet1.I199]&gt;[.$G$1];[Sheet1.X199];0)" office:value-type="percentage" office:value="0.19047619047619">
            <text:p>19.05%</text:p>
          </table:table-cell>
          <table:table-cell table:style-name="ce12" table:formula="of:=IF([Sheet1.I199]&gt;[.$G$1];[Sheet1.Y199];0)" office:value-type="percentage" office:value="0.0555555555555556">
            <text:p>5.56%</text:p>
          </table:table-cell>
          <table:table-cell table:formula="of:=IF([Sheet1.I199]&gt;[.$G$1];[Sheet1.Z199];0)" office:value-type="percentage" office:value="0.531746031746032">
            <text:p>53.17%</text:p>
          </table:table-cell>
          <table:table-cell table:formula="of:=IF([Sheet1.I199]&gt;[.$G$1];[Sheet1.AA199];0)" office:value-type="percentage" office:value="0.441860465116279">
            <text:p>44.19%</text:p>
          </table:table-cell>
          <table:table-cell table:number-columns-repeated="2"/>
        </table:table-row>
        <table:table-row table:style-name="ro1">
          <table:table-cell table:style-name="ce11" table:formula="of:=IF([Sheet1.J200]&gt;[.$G$1];[Sheet1.V200];0)" office:value-type="percentage" office:value="0.244147157190635">
            <text:p>24.41%</text:p>
          </table:table-cell>
          <table:table-cell table:style-name="ce12" table:formula="of:=IF([Sheet1.I200]&gt;[.$G$1];[Sheet1.W200];0)" office:value-type="percentage" office:value="0.263888888888889">
            <text:p>26.39%</text:p>
          </table:table-cell>
          <table:table-cell table:style-name="ce12" table:formula="of:=IF([Sheet1.I200]&gt;[.$G$1];[Sheet1.X200];0)" office:value-type="percentage" office:value="0.138888888888889">
            <text:p>13.89%</text:p>
          </table:table-cell>
          <table:table-cell table:style-name="ce12" table:formula="of:=IF([Sheet1.I200]&gt;[.$G$1];[Sheet1.Y200];0)" office:value-type="percentage" office:value="0.0138888888888889">
            <text:p>1.39%</text:p>
          </table:table-cell>
          <table:table-cell table:formula="of:=IF([Sheet1.I200]&gt;[.$G$1];[Sheet1.Z200];0)" office:value-type="percentage" office:value="0.472222222222222">
            <text:p>47.22%</text:p>
          </table:table-cell>
          <table:table-cell table:formula="of:=IF([Sheet1.I200]&gt;[.$G$1];[Sheet1.AA200];0)" office:value-type="percentage" office:value="0.356164383561644">
            <text:p>35.62%</text:p>
          </table:table-cell>
          <table:table-cell table:number-columns-repeated="2"/>
        </table:table-row>
        <table:table-row table:style-name="ro1">
          <table:table-cell table:style-name="ce11" table:formula="of:=IF([Sheet1.J201]&gt;[.$G$1];[Sheet1.V201];0)" office:value-type="percentage" office:value="0.412345679012346">
            <text:p>41.23%</text:p>
          </table:table-cell>
          <table:table-cell table:style-name="ce12" table:formula="of:=IF([Sheet1.I201]&gt;[.$G$1];[Sheet1.W201];0)" office:value-type="percentage" office:value="0.300613496932515">
            <text:p>30.06%</text:p>
          </table:table-cell>
          <table:table-cell table:style-name="ce12" table:formula="of:=IF([Sheet1.I201]&gt;[.$G$1];[Sheet1.X201];0)" office:value-type="percentage" office:value="0.049079754601227">
            <text:p>4.91%</text:p>
          </table:table-cell>
          <table:table-cell table:style-name="ce12" table:formula="of:=IF([Sheet1.I201]&gt;[.$G$1];[Sheet1.Y201];0)" office:value-type="percentage" office:value="0.0429447852760736">
            <text:p>4.29%</text:p>
          </table:table-cell>
          <table:table-cell table:formula="of:=IF([Sheet1.I201]&gt;[.$G$1];[Sheet1.Z201];0)" office:value-type="percentage" office:value="0.515337423312883">
            <text:p>51.53%</text:p>
          </table:table-cell>
          <table:table-cell table:formula="of:=IF([Sheet1.I201]&gt;[.$G$1];[Sheet1.AA201];0)" office:value-type="percentage" office:value="0.497005988023952">
            <text:p>49.70%</text:p>
          </table:table-cell>
          <table:table-cell table:number-columns-repeated="2"/>
        </table:table-row>
        <table:table-row table:style-name="ro1">
          <table:table-cell table:style-name="ce11" table:formula="of:=IF([Sheet1.J202]&gt;[.$G$1];[Sheet1.V202];0)" office:value-type="percentage" office:value="0.3125">
            <text:p>31.25%</text:p>
          </table:table-cell>
          <table:table-cell table:style-name="ce12" table:formula="of:=IF([Sheet1.I202]&gt;[.$G$1];[Sheet1.W202];0)" office:value-type="percentage" office:value="0.357798165137615">
            <text:p>35.78%</text:p>
          </table:table-cell>
          <table:table-cell table:style-name="ce12" table:formula="of:=IF([Sheet1.I202]&gt;[.$G$1];[Sheet1.X202];0)" office:value-type="percentage" office:value="0.100917431192661">
            <text:p>10.09%</text:p>
          </table:table-cell>
          <table:table-cell table:style-name="ce12" table:formula="of:=IF([Sheet1.I202]&gt;[.$G$1];[Sheet1.Y202];0)" office:value-type="percentage" office:value="0.036697247706422">
            <text:p>3.67%</text:p>
          </table:table-cell>
          <table:table-cell table:formula="of:=IF([Sheet1.I202]&gt;[.$G$1];[Sheet1.Z202];0)" office:value-type="percentage" office:value="0.431192660550459">
            <text:p>43.12%</text:p>
          </table:table-cell>
          <table:table-cell table:formula="of:=IF([Sheet1.I202]&gt;[.$G$1];[Sheet1.AA202];0)" office:value-type="percentage" office:value="0.509090909090909">
            <text:p>50.91%</text:p>
          </table:table-cell>
          <table:table-cell table:number-columns-repeated="2"/>
        </table:table-row>
        <table:table-row table:style-name="ro1">
          <table:table-cell table:style-name="ce11" table:formula="of:=IF([Sheet1.J203]&gt;[.$G$1];[Sheet1.V203];0)" office:value-type="percentage" office:value="0.47103274559194">
            <text:p>47.10%</text:p>
          </table:table-cell>
          <table:table-cell table:style-name="ce12" table:formula="of:=IF([Sheet1.I203]&gt;[.$G$1];[Sheet1.W203];0)" office:value-type="percentage" office:value="0.178378378378378">
            <text:p>17.84%</text:p>
          </table:table-cell>
          <table:table-cell table:style-name="ce12" table:formula="of:=IF([Sheet1.I203]&gt;[.$G$1];[Sheet1.X203];0)" office:value-type="percentage" office:value="0.194594594594595">
            <text:p>19.46%</text:p>
          </table:table-cell>
          <table:table-cell table:style-name="ce12" table:formula="of:=IF([Sheet1.I203]&gt;[.$G$1];[Sheet1.Y203];0)" office:value-type="percentage" office:value="0.108108108108108">
            <text:p>10.81%</text:p>
          </table:table-cell>
          <table:table-cell table:formula="of:=IF([Sheet1.I203]&gt;[.$G$1];[Sheet1.Z203];0)" office:value-type="percentage" office:value="0.464864864864865">
            <text:p>46.49%</text:p>
          </table:table-cell>
          <table:table-cell table:formula="of:=IF([Sheet1.I203]&gt;[.$G$1];[Sheet1.AA203];0)" office:value-type="percentage" office:value="0.508021390374332">
            <text:p>50.80%</text:p>
          </table:table-cell>
          <table:table-cell table:number-columns-repeated="2"/>
        </table:table-row>
        <table:table-row table:style-name="ro1">
          <table:table-cell table:style-name="ce11" table:formula="of:=IF([Sheet1.J204]&gt;[.$G$1];[Sheet1.V204];0)" office:value-type="percentage" office:value="0.421428571428571">
            <text:p>42.14%</text:p>
          </table:table-cell>
          <table:table-cell table:style-name="ce12" table:formula="of:=IF([Sheet1.I204]&gt;[.$G$1];[Sheet1.W204];0)" office:value-type="percentage" office:value="0.153846153846154">
            <text:p>15.38%</text:p>
          </table:table-cell>
          <table:table-cell table:style-name="ce12" table:formula="of:=IF([Sheet1.I204]&gt;[.$G$1];[Sheet1.X204];0)" office:value-type="percentage" office:value="0.239316239316239">
            <text:p>23.93%</text:p>
          </table:table-cell>
          <table:table-cell table:style-name="ce12" table:formula="of:=IF([Sheet1.I204]&gt;[.$G$1];[Sheet1.Y204];0)" office:value-type="percentage" office:value="0.102564102564103">
            <text:p>10.26%</text:p>
          </table:table-cell>
          <table:table-cell table:formula="of:=IF([Sheet1.I204]&gt;[.$G$1];[Sheet1.Z204];0)" office:value-type="percentage" office:value="0.504273504273504">
            <text:p>50.43%</text:p>
          </table:table-cell>
          <table:table-cell table:formula="of:=IF([Sheet1.I204]&gt;[.$G$1];[Sheet1.AA204];0)" office:value-type="percentage" office:value="0.508474576271186">
            <text:p>50.85%</text:p>
          </table:table-cell>
          <table:table-cell table:number-columns-repeated="2"/>
        </table:table-row>
        <table:table-row table:style-name="ro1">
          <table:table-cell table:style-name="ce11" table:formula="of:=IF([Sheet1.J205]&gt;[.$G$1];[Sheet1.V205];0)" office:value-type="percentage" office:value="0.63265306122449">
            <text:p>63.27%</text:p>
          </table:table-cell>
          <table:table-cell table:style-name="ce12" table:formula="of:=IF([Sheet1.I205]&gt;[.$G$1];[Sheet1.W205];0)" office:value-type="percentage" office:value="0.241935483870968">
            <text:p>24.19%</text:p>
          </table:table-cell>
          <table:table-cell table:style-name="ce12" table:formula="of:=IF([Sheet1.I205]&gt;[.$G$1];[Sheet1.X205];0)" office:value-type="percentage" office:value="0.0752688172043011">
            <text:p>7.53%</text:p>
          </table:table-cell>
          <table:table-cell table:style-name="ce12" table:formula="of:=IF([Sheet1.I205]&gt;[.$G$1];[Sheet1.Y205];0)" office:value-type="percentage" office:value="0.0591397849462366">
            <text:p>5.91%</text:p>
          </table:table-cell>
          <table:table-cell table:formula="of:=IF([Sheet1.I205]&gt;[.$G$1];[Sheet1.Z205];0)" office:value-type="percentage" office:value="0.521505376344086">
            <text:p>52.15%</text:p>
          </table:table-cell>
          <table:table-cell table:formula="of:=IF([Sheet1.I205]&gt;[.$G$1];[Sheet1.AA205];0)" office:value-type="percentage" office:value="0.473118279569893">
            <text:p>47.31%</text:p>
          </table:table-cell>
          <table:table-cell table:number-columns-repeated="2"/>
        </table:table-row>
        <table:table-row table:style-name="ro1">
          <table:table-cell table:style-name="ce11" table:formula="of:=IF([Sheet1.J206]&gt;[.$G$1];[Sheet1.V206];0)" office:value-type="percentage" office:value="0.365461847389558">
            <text:p>36.55%</text:p>
          </table:table-cell>
          <table:table-cell table:style-name="ce12" table:formula="of:=IF([Sheet1.I206]&gt;[.$G$1];[Sheet1.W206];0)" office:value-type="percentage" office:value="0.311111111111111">
            <text:p>31.11%</text:p>
          </table:table-cell>
          <table:table-cell table:style-name="ce12" table:formula="of:=IF([Sheet1.I206]&gt;[.$G$1];[Sheet1.X206];0)" office:value-type="percentage" office:value="0.127777777777778">
            <text:p>12.78%</text:p>
          </table:table-cell>
          <table:table-cell table:style-name="ce12" table:formula="of:=IF([Sheet1.I206]&gt;[.$G$1];[Sheet1.Y206];0)" office:value-type="percentage" office:value="0.116666666666667">
            <text:p>11.67%</text:p>
          </table:table-cell>
          <table:table-cell table:formula="of:=IF([Sheet1.I206]&gt;[.$G$1];[Sheet1.Z206];0)" office:value-type="percentage" office:value="0.438888888888889">
            <text:p>43.89%</text:p>
          </table:table-cell>
          <table:table-cell table:formula="of:=IF([Sheet1.I206]&gt;[.$G$1];[Sheet1.AA206];0)" office:value-type="percentage" office:value="0.604395604395604">
            <text:p>60.44%</text:p>
          </table:table-cell>
          <table:table-cell table:number-columns-repeated="2"/>
        </table:table-row>
        <table:table-row table:style-name="ro1">
          <table:table-cell table:style-name="ce11" table:formula="of:=IF([Sheet1.J207]&gt;[.$G$1];[Sheet1.V207];0)" office:value-type="percentage" office:value="0.589285714285714">
            <text:p>58.93%</text:p>
          </table:table-cell>
          <table:table-cell table:style-name="ce12" table:formula="of:=IF([Sheet1.I207]&gt;[.$G$1];[Sheet1.W207];0)" office:value-type="percentage" office:value="0.233128834355828">
            <text:p>23.31%</text:p>
          </table:table-cell>
          <table:table-cell table:style-name="ce12" table:formula="of:=IF([Sheet1.I207]&gt;[.$G$1];[Sheet1.X207];0)" office:value-type="percentage" office:value="0.0797546012269939">
            <text:p>7.98%</text:p>
          </table:table-cell>
          <table:table-cell table:style-name="ce12" table:formula="of:=IF([Sheet1.I207]&gt;[.$G$1];[Sheet1.Y207];0)" office:value-type="percentage" office:value="0.104294478527607">
            <text:p>10.43%</text:p>
          </table:table-cell>
          <table:table-cell table:formula="of:=IF([Sheet1.I207]&gt;[.$G$1];[Sheet1.Z207];0)" office:value-type="percentage" office:value="0.533742331288344">
            <text:p>53.37%</text:p>
          </table:table-cell>
          <table:table-cell table:formula="of:=IF([Sheet1.I207]&gt;[.$G$1];[Sheet1.AA207];0)" office:value-type="percentage" office:value="0.436363636363636">
            <text:p>43.64%</text:p>
          </table:table-cell>
          <table:table-cell table:number-columns-repeated="2"/>
        </table:table-row>
        <table:table-row table:style-name="ro1">
          <table:table-cell table:style-name="ce11" table:formula="of:=IF([Sheet1.J208]&gt;[.$G$1];[Sheet1.V208];0)" office:value-type="percentage" office:value="0.299107142857143">
            <text:p>29.91%</text:p>
          </table:table-cell>
          <table:table-cell table:style-name="ce12" table:formula="of:=IF([Sheet1.I208]&gt;[.$G$1];[Sheet1.W208];0)" office:value-type="percentage" office:value="0.208955223880597">
            <text:p>20.90%</text:p>
          </table:table-cell>
          <table:table-cell table:style-name="ce12" table:formula="of:=IF([Sheet1.I208]&gt;[.$G$1];[Sheet1.X208];0)" office:value-type="percentage" office:value="0.208955223880597">
            <text:p>20.90%</text:p>
          </table:table-cell>
          <table:table-cell table:style-name="ce12" table:formula="of:=IF([Sheet1.I208]&gt;[.$G$1];[Sheet1.Y208];0)" office:value-type="percentage" office:value="0.0746268656716418">
            <text:p>7.46%</text:p>
          </table:table-cell>
          <table:table-cell table:formula="of:=IF([Sheet1.I208]&gt;[.$G$1];[Sheet1.Z208];0)" office:value-type="percentage" office:value="0.492537313432836">
            <text:p>49.25%</text:p>
          </table:table-cell>
          <table:table-cell table:formula="of:=IF([Sheet1.I208]&gt;[.$G$1];[Sheet1.AA208];0)" office:value-type="percentage" office:value="0.597014925373134">
            <text:p>59.70%</text:p>
          </table:table-cell>
          <table:table-cell table:number-columns-repeated="2"/>
        </table:table-row>
        <table:table-row table:style-name="ro1">
          <table:table-cell table:style-name="ce11" table:formula="of:=IF([Sheet1.J209]&gt;[.$G$1];[Sheet1.V209];0)" office:value-type="percentage" office:value="0.509369676320272">
            <text:p>50.94%</text:p>
          </table:table-cell>
          <table:table-cell table:style-name="ce12" table:formula="of:=IF([Sheet1.I209]&gt;[.$G$1];[Sheet1.W209];0)" office:value-type="percentage" office:value="0.127090301003344">
            <text:p>12.71%</text:p>
          </table:table-cell>
          <table:table-cell table:style-name="ce12" table:formula="of:=IF([Sheet1.I209]&gt;[.$G$1];[Sheet1.X209];0)" office:value-type="percentage" office:value="0.17056856187291">
            <text:p>17.06%</text:p>
          </table:table-cell>
          <table:table-cell table:style-name="ce12" table:formula="of:=IF([Sheet1.I209]&gt;[.$G$1];[Sheet1.Y209];0)" office:value-type="percentage" office:value="0.0836120401337793">
            <text:p>8.36%</text:p>
          </table:table-cell>
          <table:table-cell table:formula="of:=IF([Sheet1.I209]&gt;[.$G$1];[Sheet1.Z209];0)" office:value-type="percentage" office:value="0.575250836120401">
            <text:p>57.53%</text:p>
          </table:table-cell>
          <table:table-cell table:formula="of:=IF([Sheet1.I209]&gt;[.$G$1];[Sheet1.AA209];0)" office:value-type="percentage" office:value="0.438127090301003">
            <text:p>43.81%</text:p>
          </table:table-cell>
          <table:table-cell table:number-columns-repeated="2"/>
        </table:table-row>
        <table:table-row table:style-name="ro1">
          <table:table-cell table:style-name="ce11" table:formula="of:=IF([Sheet1.J210]&gt;[.$G$1];[Sheet1.V210];0)" office:value-type="percentage" office:value="0.568527918781726">
            <text:p>56.85%</text:p>
          </table:table-cell>
          <table:table-cell table:style-name="ce12" table:formula="of:=IF([Sheet1.I210]&gt;[.$G$1];[Sheet1.W210];0)" office:value-type="percentage" office:value="0.198198198198198">
            <text:p>19.82%</text:p>
          </table:table-cell>
          <table:table-cell table:style-name="ce12" table:formula="of:=IF([Sheet1.I210]&gt;[.$G$1];[Sheet1.X210];0)" office:value-type="percentage" office:value="0.162162162162162">
            <text:p>16.22%</text:p>
          </table:table-cell>
          <table:table-cell table:style-name="ce12" table:formula="of:=IF([Sheet1.I210]&gt;[.$G$1];[Sheet1.Y210];0)" office:value-type="percentage" office:value="0.0720720720720721">
            <text:p>7.21%</text:p>
          </table:table-cell>
          <table:table-cell table:formula="of:=IF([Sheet1.I210]&gt;[.$G$1];[Sheet1.Z210];0)" office:value-type="percentage" office:value="0.450450450450451">
            <text:p>45.05%</text:p>
          </table:table-cell>
          <table:table-cell table:formula="of:=IF([Sheet1.I210]&gt;[.$G$1];[Sheet1.AA210];0)" office:value-type="percentage" office:value="0.535714285714286">
            <text:p>53.57%</text:p>
          </table:table-cell>
          <table:table-cell table:number-columns-repeated="2"/>
        </table:table-row>
        <table:table-row table:style-name="ro1">
          <table:table-cell table:style-name="ce11" table:formula="of:=IF([Sheet1.J211]&gt;[.$G$1];[Sheet1.V211];0)" office:value-type="percentage" office:value="0.588744588744589">
            <text:p>58.87%</text:p>
          </table:table-cell>
          <table:table-cell table:style-name="ce12" table:formula="of:=IF([Sheet1.I211]&gt;[.$G$1];[Sheet1.W211];0)" office:value-type="percentage" office:value="0.176470588235294">
            <text:p>17.65%</text:p>
          </table:table-cell>
          <table:table-cell table:style-name="ce12" table:formula="of:=IF([Sheet1.I211]&gt;[.$G$1];[Sheet1.X211];0)" office:value-type="percentage" office:value="0.147058823529412">
            <text:p>14.71%</text:p>
          </table:table-cell>
          <table:table-cell table:style-name="ce12" table:formula="of:=IF([Sheet1.I211]&gt;[.$G$1];[Sheet1.Y211];0)" office:value-type="percentage" office:value="0.0514705882352941">
            <text:p>5.15%</text:p>
          </table:table-cell>
          <table:table-cell table:formula="of:=IF([Sheet1.I211]&gt;[.$G$1];[Sheet1.Z211];0)" office:value-type="percentage" office:value="0.602941176470588">
            <text:p>60.29%</text:p>
          </table:table-cell>
          <table:table-cell table:formula="of:=IF([Sheet1.I211]&gt;[.$G$1];[Sheet1.AA211];0)" office:value-type="percentage" office:value="0.448529411764706">
            <text:p>44.85%</text:p>
          </table:table-cell>
          <table:table-cell table:number-columns-repeated="2"/>
        </table:table-row>
        <table:table-row table:style-name="ro1">
          <table:table-cell table:style-name="ce11" table:formula="of:=IF([Sheet1.J212]&gt;[.$G$1];[Sheet1.V212];0)" office:value-type="percentage" office:value="0.571428571428571">
            <text:p>57.14%</text:p>
          </table:table-cell>
          <table:table-cell table:style-name="ce12" table:formula="of:=IF([Sheet1.I212]&gt;[.$G$1];[Sheet1.W212];0)" office:value-type="percentage" office:value="0.257425742574257">
            <text:p>25.74%</text:p>
          </table:table-cell>
          <table:table-cell table:style-name="ce12" table:formula="of:=IF([Sheet1.I212]&gt;[.$G$1];[Sheet1.X212];0)" office:value-type="percentage" office:value="0.118811881188119">
            <text:p>11.88%</text:p>
          </table:table-cell>
          <table:table-cell table:style-name="ce12" table:formula="of:=IF([Sheet1.I212]&gt;[.$G$1];[Sheet1.Y212];0)" office:value-type="percentage" office:value="0.0495049504950495">
            <text:p>4.95%</text:p>
          </table:table-cell>
          <table:table-cell table:formula="of:=IF([Sheet1.I212]&gt;[.$G$1];[Sheet1.Z212];0)" office:value-type="percentage" office:value="0.554455445544555">
            <text:p>55.45%</text:p>
          </table:table-cell>
          <table:table-cell table:formula="of:=IF([Sheet1.I212]&gt;[.$G$1];[Sheet1.AA212];0)" office:value-type="percentage" office:value="0.519230769230769">
            <text:p>51.92%</text:p>
          </table:table-cell>
          <table:table-cell table:number-columns-repeated="2"/>
        </table:table-row>
        <table:table-row table:style-name="ro1">
          <table:table-cell table:style-name="ce11" table:formula="of:=IF([Sheet1.J213]&gt;[.$G$1];[Sheet1.V213];0)" office:value-type="percentage" office:value="0.491978609625668">
            <text:p>49.20%</text:p>
          </table:table-cell>
          <table:table-cell table:style-name="ce12" table:formula="of:=IF([Sheet1.I213]&gt;[.$G$1];[Sheet1.W213];0)" office:value-type="percentage" office:value="0.0652173913043478">
            <text:p>6.52%</text:p>
          </table:table-cell>
          <table:table-cell table:style-name="ce12" table:formula="of:=IF([Sheet1.I213]&gt;[.$G$1];[Sheet1.X213];0)" office:value-type="percentage" office:value="0.358695652173913">
            <text:p>35.87%</text:p>
          </table:table-cell>
          <table:table-cell table:style-name="ce12" table:formula="of:=IF([Sheet1.I213]&gt;[.$G$1];[Sheet1.Y213];0)" office:value-type="percentage" office:value="0.0326086956521739">
            <text:p>3.26%</text:p>
          </table:table-cell>
          <table:table-cell table:formula="of:=IF([Sheet1.I213]&gt;[.$G$1];[Sheet1.Z213];0)" office:value-type="percentage" office:value="0.532608695652174">
            <text:p>53.26%</text:p>
          </table:table-cell>
          <table:table-cell table:formula="of:=IF([Sheet1.I213]&gt;[.$G$1];[Sheet1.AA213];0)" office:value-type="percentage" office:value="0.358695652173913">
            <text:p>35.87%</text:p>
          </table:table-cell>
          <table:table-cell table:number-columns-repeated="2"/>
        </table:table-row>
        <table:table-row table:style-name="ro1">
          <table:table-cell table:style-name="ce11" table:formula="of:=IF([Sheet1.J214]&gt;[.$G$1];[Sheet1.V214];0)" office:value-type="percentage" office:value="0.333333333333333">
            <text:p>33.33%</text:p>
          </table:table-cell>
          <table:table-cell table:style-name="ce12" table:formula="of:=IF([Sheet1.I214]&gt;[.$G$1];[Sheet1.W214];0)" office:value-type="percentage" office:value="0.163636363636364">
            <text:p>16.36%</text:p>
          </table:table-cell>
          <table:table-cell table:style-name="ce12" table:formula="of:=IF([Sheet1.I214]&gt;[.$G$1];[Sheet1.X214];0)" office:value-type="percentage" office:value="0.290909090909091">
            <text:p>29.09%</text:p>
          </table:table-cell>
          <table:table-cell table:style-name="ce12" table:formula="of:=IF([Sheet1.I214]&gt;[.$G$1];[Sheet1.Y214];0)" office:value-type="percentage" office:value="0.0727272727272727">
            <text:p>7.27%</text:p>
          </table:table-cell>
          <table:table-cell table:formula="of:=IF([Sheet1.I214]&gt;[.$G$1];[Sheet1.Z214];0)" office:value-type="percentage" office:value="0.454545454545455">
            <text:p>45.45%</text:p>
          </table:table-cell>
          <table:table-cell table:formula="of:=IF([Sheet1.I214]&gt;[.$G$1];[Sheet1.AA214];0)" office:value-type="percentage" office:value="0.526315789473684">
            <text:p>52.63%</text:p>
          </table:table-cell>
          <table:table-cell table:number-columns-repeated="2"/>
        </table:table-row>
        <table:table-row table:style-name="ro1">
          <table:table-cell table:style-name="ce11" table:formula="of:=IF([Sheet1.J215]&gt;[.$G$1];[Sheet1.V215];0)" office:value-type="percentage" office:value="0.551204819277108">
            <text:p>55.12%</text:p>
          </table:table-cell>
          <table:table-cell table:style-name="ce12" table:formula="of:=IF([Sheet1.I215]&gt;[.$G$1];[Sheet1.W215];0)" office:value-type="percentage" office:value="0.112994350282486">
            <text:p>11.30%</text:p>
          </table:table-cell>
          <table:table-cell table:style-name="ce12" table:formula="of:=IF([Sheet1.I215]&gt;[.$G$1];[Sheet1.X215];0)" office:value-type="percentage" office:value="0.112994350282486">
            <text:p>11.30%</text:p>
          </table:table-cell>
          <table:table-cell table:style-name="ce12" table:formula="of:=IF([Sheet1.I215]&gt;[.$G$1];[Sheet1.Y215];0)" office:value-type="percentage" office:value="0.0282485875706215">
            <text:p>2.82%</text:p>
          </table:table-cell>
          <table:table-cell table:formula="of:=IF([Sheet1.I215]&gt;[.$G$1];[Sheet1.Z215];0)" office:value-type="percentage" office:value="0.559322033898305">
            <text:p>55.93%</text:p>
          </table:table-cell>
          <table:table-cell table:formula="of:=IF([Sheet1.I215]&gt;[.$G$1];[Sheet1.AA215];0)" office:value-type="percentage" office:value="0.377049180327869">
            <text:p>37.70%</text:p>
          </table:table-cell>
          <table:table-cell table:number-columns-repeated="2"/>
        </table:table-row>
        <table:table-row table:style-name="ro1">
          <table:table-cell table:style-name="ce11" table:formula="of:=IF([Sheet1.J216]&gt;[.$G$1];[Sheet1.V216];0)" office:value-type="percentage" office:value="0.36117381489842">
            <text:p>36.12%</text:p>
          </table:table-cell>
          <table:table-cell table:style-name="ce12" table:formula="of:=IF([Sheet1.I216]&gt;[.$G$1];[Sheet1.W216];0)" office:value-type="percentage" office:value="0.30625">
            <text:p>30.63%</text:p>
          </table:table-cell>
          <table:table-cell table:style-name="ce12" table:formula="of:=IF([Sheet1.I216]&gt;[.$G$1];[Sheet1.X216];0)" office:value-type="percentage" office:value="0.125">
            <text:p>12.50%</text:p>
          </table:table-cell>
          <table:table-cell table:style-name="ce12" table:formula="of:=IF([Sheet1.I216]&gt;[.$G$1];[Sheet1.Y216];0)" office:value-type="percentage" office:value="0.075">
            <text:p>7.50%</text:p>
          </table:table-cell>
          <table:table-cell table:formula="of:=IF([Sheet1.I216]&gt;[.$G$1];[Sheet1.Z216];0)" office:value-type="percentage" office:value="0.475">
            <text:p>47.50%</text:p>
          </table:table-cell>
          <table:table-cell table:formula="of:=IF([Sheet1.I216]&gt;[.$G$1];[Sheet1.AA216];0)" office:value-type="percentage" office:value="0.5875">
            <text:p>58.75%</text:p>
          </table:table-cell>
          <table:table-cell table:number-columns-repeated="2"/>
        </table:table-row>
        <table:table-row table:style-name="ro1">
          <table:table-cell table:style-name="ce11" table:formula="of:=IF([Sheet1.J217]&gt;[.$G$1];[Sheet1.V217];0)" office:value-type="percentage" office:value="0.433048433048433">
            <text:p>43.30%</text:p>
          </table:table-cell>
          <table:table-cell table:style-name="ce12" table:formula="of:=IF([Sheet1.I217]&gt;[.$G$1];[Sheet1.W217];0)" office:value-type="percentage" office:value="0.375">
            <text:p>37.50%</text:p>
          </table:table-cell>
          <table:table-cell table:style-name="ce12" table:formula="of:=IF([Sheet1.I217]&gt;[.$G$1];[Sheet1.X217];0)" office:value-type="percentage" office:value="0.131578947368421">
            <text:p>13.16%</text:p>
          </table:table-cell>
          <table:table-cell table:style-name="ce12" table:formula="of:=IF([Sheet1.I217]&gt;[.$G$1];[Sheet1.Y217];0)" office:value-type="percentage" office:value="0.164473684210526">
            <text:p>16.45%</text:p>
          </table:table-cell>
          <table:table-cell table:formula="of:=IF([Sheet1.I217]&gt;[.$G$1];[Sheet1.Z217];0)" office:value-type="percentage" office:value="0.309210526315789">
            <text:p>30.92%</text:p>
          </table:table-cell>
          <table:table-cell table:formula="of:=IF([Sheet1.I217]&gt;[.$G$1];[Sheet1.AA217];0)" office:value-type="percentage" office:value="0.664473684210526">
            <text:p>66.45%</text:p>
          </table:table-cell>
          <table:table-cell table:number-columns-repeated="2"/>
        </table:table-row>
        <table:table-row table:style-name="ro1">
          <table:table-cell table:style-name="ce11" table:formula="of:=IF([Sheet1.J218]&gt;[.$G$1];[Sheet1.V218];0)" office:value-type="percentage" office:value="0.26046511627907">
            <text:p>26.05%</text:p>
          </table:table-cell>
          <table:table-cell table:style-name="ce12" table:formula="of:=IF([Sheet1.I218]&gt;[.$G$1];[Sheet1.W218];0)" office:value-type="percentage" office:value="0.363636363636364">
            <text:p>36.36%</text:p>
          </table:table-cell>
          <table:table-cell table:style-name="ce12" table:formula="of:=IF([Sheet1.I218]&gt;[.$G$1];[Sheet1.X218];0)" office:value-type="percentage" office:value="0.109090909090909">
            <text:p>10.91%</text:p>
          </table:table-cell>
          <table:table-cell table:style-name="ce12" table:formula="of:=IF([Sheet1.I218]&gt;[.$G$1];[Sheet1.Y218];0)" office:value-type="percentage" office:value="0.0909090909090909">
            <text:p>9.09%</text:p>
          </table:table-cell>
          <table:table-cell table:formula="of:=IF([Sheet1.I218]&gt;[.$G$1];[Sheet1.Z218];0)" office:value-type="percentage" office:value="0.363636363636364">
            <text:p>36.36%</text:p>
          </table:table-cell>
          <table:table-cell table:formula="of:=IF([Sheet1.I218]&gt;[.$G$1];[Sheet1.AA218];0)" office:value-type="percentage" office:value="0.553571428571429">
            <text:p>55.36%</text:p>
          </table:table-cell>
          <table:table-cell table:number-columns-repeated="2"/>
        </table:table-row>
        <table:table-row table:style-name="ro1">
          <table:table-cell table:style-name="ce11" table:formula="of:=IF([Sheet1.J219]&gt;[.$G$1];[Sheet1.V219];0)" office:value-type="percentage" office:value="0.569306930693069">
            <text:p>56.93%</text:p>
          </table:table-cell>
          <table:table-cell table:style-name="ce12" table:formula="of:=IF([Sheet1.I219]&gt;[.$G$1];[Sheet1.W219];0)" office:value-type="percentage" office:value="0.228070175438596">
            <text:p>22.81%</text:p>
          </table:table-cell>
          <table:table-cell table:style-name="ce12" table:formula="of:=IF([Sheet1.I219]&gt;[.$G$1];[Sheet1.X219];0)" office:value-type="percentage" office:value="0.105263157894737">
            <text:p>10.53%</text:p>
          </table:table-cell>
          <table:table-cell table:style-name="ce12" table:formula="of:=IF([Sheet1.I219]&gt;[.$G$1];[Sheet1.Y219];0)" office:value-type="percentage" office:value="0.140350877192982">
            <text:p>14.04%</text:p>
          </table:table-cell>
          <table:table-cell table:formula="of:=IF([Sheet1.I219]&gt;[.$G$1];[Sheet1.Z219];0)" office:value-type="percentage" office:value="0.5">
            <text:p>50.00%</text:p>
          </table:table-cell>
          <table:table-cell table:formula="of:=IF([Sheet1.I219]&gt;[.$G$1];[Sheet1.AA219];0)" office:value-type="percentage" office:value="0.608695652173913">
            <text:p>60.87%</text:p>
          </table:table-cell>
          <table:table-cell table:number-columns-repeated="2"/>
        </table:table-row>
        <table:table-row table:style-name="ro1">
          <table:table-cell table:style-name="ce11" table:formula="of:=IF([Sheet1.J220]&gt;[.$G$1];[Sheet1.V220];0)" office:value-type="percentage" office:value="0.505494505494506">
            <text:p>50.55%</text:p>
          </table:table-cell>
          <table:table-cell table:style-name="ce12" table:formula="of:=IF([Sheet1.I220]&gt;[.$G$1];[Sheet1.W220];0)" office:value-type="percentage" office:value="0.195652173913043">
            <text:p>19.57%</text:p>
          </table:table-cell>
          <table:table-cell table:style-name="ce12" table:formula="of:=IF([Sheet1.I220]&gt;[.$G$1];[Sheet1.X220];0)" office:value-type="percentage" office:value="0.0978260869565217">
            <text:p>9.78%</text:p>
          </table:table-cell>
          <table:table-cell table:style-name="ce12" table:formula="of:=IF([Sheet1.I220]&gt;[.$G$1];[Sheet1.Y220];0)" office:value-type="percentage" office:value="0.184782608695652">
            <text:p>18.48%</text:p>
          </table:table-cell>
          <table:table-cell table:formula="of:=IF([Sheet1.I220]&gt;[.$G$1];[Sheet1.Z220];0)" office:value-type="percentage" office:value="0.467391304347826">
            <text:p>46.74%</text:p>
          </table:table-cell>
          <table:table-cell table:formula="of:=IF([Sheet1.I220]&gt;[.$G$1];[Sheet1.AA220];0)" office:value-type="percentage" office:value="0.608695652173913">
            <text:p>60.87%</text:p>
          </table:table-cell>
          <table:table-cell table:number-columns-repeated="2"/>
        </table:table-row>
        <table:table-row table:style-name="ro1">
          <table:table-cell table:style-name="ce11" table:formula="of:=IF([Sheet1.J222]&gt;[.$G$1];[Sheet1.V222];0)" office:value-type="percentage" office:value="0.393188854489164">
            <text:p>39.32%</text:p>
          </table:table-cell>
          <table:table-cell table:style-name="ce12" table:formula="of:=IF([Sheet1.I222]&gt;[.$G$1];[Sheet1.W222];0)" office:value-type="percentage" office:value="0.292682926829268">
            <text:p>29.27%</text:p>
          </table:table-cell>
          <table:table-cell table:style-name="ce12" table:formula="of:=IF([Sheet1.I222]&gt;[.$G$1];[Sheet1.X222];0)" office:value-type="percentage" office:value="0.0650406504065041">
            <text:p>6.50%</text:p>
          </table:table-cell>
          <table:table-cell table:style-name="ce12" table:formula="of:=IF([Sheet1.I222]&gt;[.$G$1];[Sheet1.Y222];0)" office:value-type="percentage" office:value="0.016260162601626">
            <text:p>1.63%</text:p>
          </table:table-cell>
          <table:table-cell table:formula="of:=IF([Sheet1.I222]&gt;[.$G$1];[Sheet1.Z222];0)" office:value-type="percentage" office:value="0.528455284552846">
            <text:p>52.85%</text:p>
          </table:table-cell>
          <table:table-cell table:formula="of:=IF([Sheet1.I222]&gt;[.$G$1];[Sheet1.AA222];0)" office:value-type="percentage" office:value="0.425196850393701">
            <text:p>42.52%</text:p>
          </table:table-cell>
          <table:table-cell table:number-columns-repeated="2"/>
        </table:table-row>
        <table:table-row table:style-name="ro1">
          <table:table-cell table:style-name="ce11" table:formula="of:=IF([Sheet1.J223]&gt;[.$G$1];[Sheet1.V223];0)" office:value-type="percentage" office:value="0.439759036144578">
            <text:p>43.98%</text:p>
          </table:table-cell>
          <table:table-cell table:style-name="ce12" table:formula="of:=IF([Sheet1.I223]&gt;[.$G$1];[Sheet1.W223];0)" office:value-type="percentage" office:value="0.301369863013699">
            <text:p>30.14%</text:p>
          </table:table-cell>
          <table:table-cell table:style-name="ce12" table:formula="of:=IF([Sheet1.I223]&gt;[.$G$1];[Sheet1.X223];0)" office:value-type="percentage" office:value="0.123287671232877">
            <text:p>12.33%</text:p>
          </table:table-cell>
          <table:table-cell table:style-name="ce12" table:formula="of:=IF([Sheet1.I223]&gt;[.$G$1];[Sheet1.Y223];0)" office:value-type="percentage" office:value="0">
            <text:p>0.00%</text:p>
          </table:table-cell>
          <table:table-cell table:formula="of:=IF([Sheet1.I223]&gt;[.$G$1];[Sheet1.Z223];0)" office:value-type="percentage" office:value="0.397260273972603">
            <text:p>39.73%</text:p>
          </table:table-cell>
          <table:table-cell table:formula="of:=IF([Sheet1.I223]&gt;[.$G$1];[Sheet1.AA223];0)" office:value-type="percentage" office:value="0.547945205479452">
            <text:p>54.79%</text:p>
          </table:table-cell>
          <table:table-cell table:number-columns-repeated="2"/>
        </table:table-row>
        <table:table-row table:style-name="ro1">
          <table:table-cell table:style-name="ce11" table:formula="of:=IF([Sheet1.J226]&gt;[.$G$1];[Sheet1.V226];0)" office:value-type="percentage" office:value="0.345238095238095">
            <text:p>34.52%</text:p>
          </table:table-cell>
          <table:table-cell table:style-name="ce12" table:formula="of:=IF([Sheet1.I226]&gt;[.$G$1];[Sheet1.W226];0)" office:value-type="percentage" office:value="0.232142857142857">
            <text:p>23.21%</text:p>
          </table:table-cell>
          <table:table-cell table:style-name="ce12" table:formula="of:=IF([Sheet1.I226]&gt;[.$G$1];[Sheet1.X226];0)" office:value-type="percentage" office:value="0.0714285714285714">
            <text:p>7.14%</text:p>
          </table:table-cell>
          <table:table-cell table:style-name="ce12" table:formula="of:=IF([Sheet1.I226]&gt;[.$G$1];[Sheet1.Y226];0)" office:value-type="percentage" office:value="0.0535714285714286">
            <text:p>5.36%</text:p>
          </table:table-cell>
          <table:table-cell table:formula="of:=IF([Sheet1.I226]&gt;[.$G$1];[Sheet1.Z226];0)" office:value-type="percentage" office:value="0.553571428571429">
            <text:p>55.36%</text:p>
          </table:table-cell>
          <table:table-cell table:formula="of:=IF([Sheet1.I226]&gt;[.$G$1];[Sheet1.AA226];0)" office:value-type="percentage" office:value="0.568965517241379">
            <text:p>56.90%</text:p>
          </table:table-cell>
          <table:table-cell table:number-columns-repeated="2"/>
        </table:table-row>
        <table:table-row table:style-name="ro1">
          <table:table-cell table:style-name="ce11" table:formula="of:=IF([Sheet1.J227]&gt;[.$G$1];[Sheet1.V227];0)" office:value-type="percentage" office:value="0.48125">
            <text:p>48.13%</text:p>
          </table:table-cell>
          <table:table-cell table:style-name="ce12" table:formula="of:=IF([Sheet1.I227]&gt;[.$G$1];[Sheet1.W227];0)" office:value-type="percentage" office:value="0.202898550724638">
            <text:p>20.29%</text:p>
          </table:table-cell>
          <table:table-cell table:style-name="ce12" table:formula="of:=IF([Sheet1.I227]&gt;[.$G$1];[Sheet1.X227];0)" office:value-type="percentage" office:value="0.0869565217391304">
            <text:p>8.70%</text:p>
          </table:table-cell>
          <table:table-cell table:style-name="ce12" table:formula="of:=IF([Sheet1.I227]&gt;[.$G$1];[Sheet1.Y227];0)" office:value-type="percentage" office:value="0.0579710144927536">
            <text:p>5.80%</text:p>
          </table:table-cell>
          <table:table-cell table:formula="of:=IF([Sheet1.I227]&gt;[.$G$1];[Sheet1.Z227];0)" office:value-type="percentage" office:value="0.347826086956522">
            <text:p>34.78%</text:p>
          </table:table-cell>
          <table:table-cell table:formula="of:=IF([Sheet1.I227]&gt;[.$G$1];[Sheet1.AA227];0)" office:value-type="percentage" office:value="0.298701298701299">
            <text:p>29.87%</text:p>
          </table:table-cell>
          <table:table-cell table:number-columns-repeated="2"/>
        </table:table-row>
        <table:table-row table:style-name="ro1">
          <table:table-cell table:style-name="ce11" table:formula="of:=IF([Sheet1.J228]&gt;[.$G$1];[Sheet1.V228];0)" office:value-type="percentage" office:value="0.60126582278481">
            <text:p>60.13%</text:p>
          </table:table-cell>
          <table:table-cell table:style-name="ce12" table:formula="of:=IF([Sheet1.I228]&gt;[.$G$1];[Sheet1.W228];0)" office:value-type="percentage" office:value="0.074468085106383">
            <text:p>7.45%</text:p>
          </table:table-cell>
          <table:table-cell table:style-name="ce12" table:formula="of:=IF([Sheet1.I228]&gt;[.$G$1];[Sheet1.X228];0)" office:value-type="percentage" office:value="0.297872340425532">
            <text:p>29.79%</text:p>
          </table:table-cell>
          <table:table-cell table:style-name="ce12" table:formula="of:=IF([Sheet1.I228]&gt;[.$G$1];[Sheet1.Y228];0)" office:value-type="percentage" office:value="0.180851063829787">
            <text:p>18.09%</text:p>
          </table:table-cell>
          <table:table-cell table:formula="of:=IF([Sheet1.I228]&gt;[.$G$1];[Sheet1.Z228];0)" office:value-type="percentage" office:value="0.446808510638298">
            <text:p>44.68%</text:p>
          </table:table-cell>
          <table:table-cell table:formula="of:=IF([Sheet1.I228]&gt;[.$G$1];[Sheet1.AA228];0)" office:value-type="percentage" office:value="0.547368421052632">
            <text:p>54.74%</text:p>
          </table:table-cell>
          <table:table-cell table:number-columns-repeated="2"/>
        </table:table-row>
        <table:table-row table:style-name="ro1">
          <table:table-cell table:style-name="ce11" table:formula="of:=IF([Sheet1.J229]&gt;[.$G$1];[Sheet1.V229];0)" office:value-type="percentage" office:value="0.468531468531469">
            <text:p>46.85%</text:p>
          </table:table-cell>
          <table:table-cell table:style-name="ce12" table:formula="of:=IF([Sheet1.I229]&gt;[.$G$1];[Sheet1.W229];0)" office:value-type="percentage" office:value="0.318181818181818">
            <text:p>31.82%</text:p>
          </table:table-cell>
          <table:table-cell table:style-name="ce12" table:formula="of:=IF([Sheet1.I229]&gt;[.$G$1];[Sheet1.X229];0)" office:value-type="percentage" office:value="0.0909090909090909">
            <text:p>9.09%</text:p>
          </table:table-cell>
          <table:table-cell table:style-name="ce12" table:formula="of:=IF([Sheet1.I229]&gt;[.$G$1];[Sheet1.Y229];0)" office:value-type="percentage" office:value="0">
            <text:p>0.00%</text:p>
          </table:table-cell>
          <table:table-cell table:formula="of:=IF([Sheet1.I229]&gt;[.$G$1];[Sheet1.Z229];0)" office:value-type="percentage" office:value="0.5">
            <text:p>50.00%</text:p>
          </table:table-cell>
          <table:table-cell table:formula="of:=IF([Sheet1.I229]&gt;[.$G$1];[Sheet1.AA229];0)" office:value-type="percentage" office:value="0.462686567164179">
            <text:p>46.27%</text:p>
          </table:table-cell>
          <table:table-cell table:number-columns-repeated="2"/>
        </table:table-row>
        <table:table-row table:style-name="ro1">
          <table:table-cell table:style-name="ce11" table:formula="of:=IF([Sheet1.J230]&gt;[.$G$1];[Sheet1.V230];0)" office:value-type="percentage" office:value="0.434065934065934">
            <text:p>43.41%</text:p>
          </table:table-cell>
          <table:table-cell table:style-name="ce12" table:formula="of:=IF([Sheet1.I230]&gt;[.$G$1];[Sheet1.W230];0)" office:value-type="percentage" office:value="0.291139240506329">
            <text:p>29.11%</text:p>
          </table:table-cell>
          <table:table-cell table:style-name="ce12" table:formula="of:=IF([Sheet1.I230]&gt;[.$G$1];[Sheet1.X230];0)" office:value-type="percentage" office:value="0.0506329113924051">
            <text:p>5.06%</text:p>
          </table:table-cell>
          <table:table-cell table:style-name="ce12" table:formula="of:=IF([Sheet1.I230]&gt;[.$G$1];[Sheet1.Y230];0)" office:value-type="percentage" office:value="0.0632911392405063">
            <text:p>6.33%</text:p>
          </table:table-cell>
          <table:table-cell table:formula="of:=IF([Sheet1.I230]&gt;[.$G$1];[Sheet1.Z230];0)" office:value-type="percentage" office:value="0.582278481012658">
            <text:p>58.23%</text:p>
          </table:table-cell>
          <table:table-cell table:formula="of:=IF([Sheet1.I230]&gt;[.$G$1];[Sheet1.AA230];0)" office:value-type="percentage" office:value="0.607594936708861">
            <text:p>60.76%</text:p>
          </table:table-cell>
          <table:table-cell table:number-columns-repeated="2"/>
        </table:table-row>
        <table:table-row table:style-name="ro1">
          <table:table-cell table:style-name="ce11" table:formula="of:=IF([Sheet1.J231]&gt;[.$G$1];[Sheet1.V231];0)" office:value-type="percentage" office:value="0.577889447236181">
            <text:p>57.79%</text:p>
          </table:table-cell>
          <table:table-cell table:style-name="ce12" table:formula="of:=IF([Sheet1.I231]&gt;[.$G$1];[Sheet1.W231];0)" office:value-type="percentage" office:value="0.292035398230088">
            <text:p>29.20%</text:p>
          </table:table-cell>
          <table:table-cell table:style-name="ce12" table:formula="of:=IF([Sheet1.I231]&gt;[.$G$1];[Sheet1.X231];0)" office:value-type="percentage" office:value="0.185840707964602">
            <text:p>18.58%</text:p>
          </table:table-cell>
          <table:table-cell table:style-name="ce12" table:formula="of:=IF([Sheet1.I231]&gt;[.$G$1];[Sheet1.Y231];0)" office:value-type="percentage" office:value="0.141592920353982">
            <text:p>14.16%</text:p>
          </table:table-cell>
          <table:table-cell table:formula="of:=IF([Sheet1.I231]&gt;[.$G$1];[Sheet1.Z231];0)" office:value-type="percentage" office:value="0.36283185840708">
            <text:p>36.28%</text:p>
          </table:table-cell>
          <table:table-cell table:formula="of:=IF([Sheet1.I231]&gt;[.$G$1];[Sheet1.AA231];0)" office:value-type="percentage" office:value="0.278260869565217">
            <text:p>27.83%</text:p>
          </table:table-cell>
          <table:table-cell table:number-columns-repeated="2"/>
        </table:table-row>
        <table:table-row table:style-name="ro1">
          <table:table-cell table:style-name="ce11" table:formula="of:=IF([Sheet1.J232]&gt;[.$G$1];[Sheet1.V232];0)" office:value-type="percentage" office:value="0.485714285714286">
            <text:p>48.57%</text:p>
          </table:table-cell>
          <table:table-cell table:style-name="ce12" table:formula="of:=IF([Sheet1.I232]&gt;[.$G$1];[Sheet1.W232];0)" office:value-type="percentage" office:value="0.308823529411765">
            <text:p>30.88%</text:p>
          </table:table-cell>
          <table:table-cell table:style-name="ce12" table:formula="of:=IF([Sheet1.I232]&gt;[.$G$1];[Sheet1.X232];0)" office:value-type="percentage" office:value="0.0588235294117647">
            <text:p>5.88%</text:p>
          </table:table-cell>
          <table:table-cell table:style-name="ce12" table:formula="of:=IF([Sheet1.I232]&gt;[.$G$1];[Sheet1.Y232];0)" office:value-type="percentage" office:value="0.0441176470588235">
            <text:p>4.41%</text:p>
          </table:table-cell>
          <table:table-cell table:formula="of:=IF([Sheet1.I232]&gt;[.$G$1];[Sheet1.Z232];0)" office:value-type="percentage" office:value="0.544117647058823">
            <text:p>54.41%</text:p>
          </table:table-cell>
          <table:table-cell table:formula="of:=IF([Sheet1.I232]&gt;[.$G$1];[Sheet1.AA232];0)" office:value-type="percentage" office:value="0.485294117647059">
            <text:p>48.53%</text:p>
          </table:table-cell>
          <table:table-cell table:number-columns-repeated="2"/>
        </table:table-row>
        <table:table-row table:style-name="ro1">
          <table:table-cell table:style-name="ce11" table:formula="of:=IF([Sheet1.J233]&gt;[.$G$1];[Sheet1.V233];0)" office:value-type="percentage" office:value="0.308771929824561">
            <text:p>30.88%</text:p>
          </table:table-cell>
          <table:table-cell table:style-name="ce12" table:formula="of:=IF([Sheet1.I233]&gt;[.$G$1];[Sheet1.W233];0)" office:value-type="percentage" office:value="0.340909090909091">
            <text:p>34.09%</text:p>
          </table:table-cell>
          <table:table-cell table:style-name="ce12" table:formula="of:=IF([Sheet1.I233]&gt;[.$G$1];[Sheet1.X233];0)" office:value-type="percentage" office:value="0.136363636363636">
            <text:p>13.64%</text:p>
          </table:table-cell>
          <table:table-cell table:style-name="ce12" table:formula="of:=IF([Sheet1.I233]&gt;[.$G$1];[Sheet1.Y233];0)" office:value-type="percentage" office:value="0.0227272727272727">
            <text:p>2.27%</text:p>
          </table:table-cell>
          <table:table-cell table:formula="of:=IF([Sheet1.I233]&gt;[.$G$1];[Sheet1.Z233];0)" office:value-type="percentage" office:value="0.397727272727273">
            <text:p>39.77%</text:p>
          </table:table-cell>
          <table:table-cell table:formula="of:=IF([Sheet1.I233]&gt;[.$G$1];[Sheet1.AA233];0)" office:value-type="percentage" office:value="0.636363636363636">
            <text:p>63.64%</text:p>
          </table:table-cell>
          <table:table-cell table:number-columns-repeated="2"/>
        </table:table-row>
        <table:table-row table:style-name="ro1">
          <table:table-cell table:style-name="ce11" table:formula="of:=IF([Sheet1.J234]&gt;[.$G$1];[Sheet1.V234];0)" office:value-type="percentage" office:value="0.459940652818991">
            <text:p>45.99%</text:p>
          </table:table-cell>
          <table:table-cell table:style-name="ce12" table:formula="of:=IF([Sheet1.I234]&gt;[.$G$1];[Sheet1.W234];0)" office:value-type="percentage" office:value="0.335483870967742">
            <text:p>33.55%</text:p>
          </table:table-cell>
          <table:table-cell table:style-name="ce12" table:formula="of:=IF([Sheet1.I234]&gt;[.$G$1];[Sheet1.X234];0)" office:value-type="percentage" office:value="0.0967741935483871">
            <text:p>9.68%</text:p>
          </table:table-cell>
          <table:table-cell table:style-name="ce12" table:formula="of:=IF([Sheet1.I234]&gt;[.$G$1];[Sheet1.Y234];0)" office:value-type="percentage" office:value="0.0193548387096774">
            <text:p>1.94%</text:p>
          </table:table-cell>
          <table:table-cell table:formula="of:=IF([Sheet1.I234]&gt;[.$G$1];[Sheet1.Z234];0)" office:value-type="percentage" office:value="0.483870967741936">
            <text:p>48.39%</text:p>
          </table:table-cell>
          <table:table-cell table:formula="of:=IF([Sheet1.I234]&gt;[.$G$1];[Sheet1.AA234];0)" office:value-type="percentage" office:value="0.393548387096774">
            <text:p>39.35%</text:p>
          </table:table-cell>
          <table:table-cell table:number-columns-repeated="2"/>
        </table:table-row>
        <table:table-row table:style-name="ro1">
          <table:table-cell table:style-name="ce11" table:formula="of:=IF([Sheet1.J235]&gt;[.$G$1];[Sheet1.V235];0)" office:value-type="percentage" office:value="0.345454545454545">
            <text:p>34.55%</text:p>
          </table:table-cell>
          <table:table-cell table:style-name="ce12" table:formula="of:=IF([Sheet1.I235]&gt;[.$G$1];[Sheet1.W235];0)" office:value-type="percentage" office:value="0.327433628318584">
            <text:p>32.74%</text:p>
          </table:table-cell>
          <table:table-cell table:style-name="ce12" table:formula="of:=IF([Sheet1.I235]&gt;[.$G$1];[Sheet1.X235];0)" office:value-type="percentage" office:value="0.079646017699115">
            <text:p>7.96%</text:p>
          </table:table-cell>
          <table:table-cell table:style-name="ce12" table:formula="of:=IF([Sheet1.I235]&gt;[.$G$1];[Sheet1.Y235];0)" office:value-type="percentage" office:value="0.0530973451327434">
            <text:p>5.31%</text:p>
          </table:table-cell>
          <table:table-cell table:formula="of:=IF([Sheet1.I235]&gt;[.$G$1];[Sheet1.Z235];0)" office:value-type="percentage" office:value="0.486725663716814">
            <text:p>48.67%</text:p>
          </table:table-cell>
          <table:table-cell table:formula="of:=IF([Sheet1.I235]&gt;[.$G$1];[Sheet1.AA235];0)" office:value-type="percentage" office:value="0.412280701754386">
            <text:p>41.23%</text:p>
          </table:table-cell>
          <table:table-cell table:number-columns-repeated="2"/>
        </table:table-row>
        <table:table-row table:style-name="ro1">
          <table:table-cell table:style-name="ce11" table:formula="of:=IF([Sheet1.J236]&gt;[.$G$1];[Sheet1.V236];0)" office:value-type="percentage" office:value="0.283707865168539">
            <text:p>28.37%</text:p>
          </table:table-cell>
          <table:table-cell table:style-name="ce12" table:formula="of:=IF([Sheet1.I236]&gt;[.$G$1];[Sheet1.W236];0)" office:value-type="percentage" office:value="0.292929292929293">
            <text:p>29.29%</text:p>
          </table:table-cell>
          <table:table-cell table:style-name="ce12" table:formula="of:=IF([Sheet1.I236]&gt;[.$G$1];[Sheet1.X236];0)" office:value-type="percentage" office:value="0.0808080808080808">
            <text:p>8.08%</text:p>
          </table:table-cell>
          <table:table-cell table:style-name="ce12" table:formula="of:=IF([Sheet1.I236]&gt;[.$G$1];[Sheet1.Y236];0)" office:value-type="percentage" office:value="0.0303030303030303">
            <text:p>3.03%</text:p>
          </table:table-cell>
          <table:table-cell table:formula="of:=IF([Sheet1.I236]&gt;[.$G$1];[Sheet1.Z236];0)" office:value-type="percentage" office:value="0.484848484848485">
            <text:p>48.48%</text:p>
          </table:table-cell>
          <table:table-cell table:formula="of:=IF([Sheet1.I236]&gt;[.$G$1];[Sheet1.AA236];0)" office:value-type="percentage" office:value="0.396039603960396">
            <text:p>39.60%</text:p>
          </table:table-cell>
          <table:table-cell table:number-columns-repeated="2"/>
        </table:table-row>
        <table:table-row table:style-name="ro1">
          <table:table-cell table:style-name="ce11" table:formula="of:=IF([Sheet1.J237]&gt;[.$G$1];[Sheet1.V237];0)" office:value-type="percentage" office:value="0.474">
            <text:p>47.40%</text:p>
          </table:table-cell>
          <table:table-cell table:style-name="ce12" table:formula="of:=IF([Sheet1.I237]&gt;[.$G$1];[Sheet1.W237];0)" office:value-type="percentage" office:value="0.210300429184549">
            <text:p>21.03%</text:p>
          </table:table-cell>
          <table:table-cell table:style-name="ce12" table:formula="of:=IF([Sheet1.I237]&gt;[.$G$1];[Sheet1.X237];0)" office:value-type="percentage" office:value="0.270386266094421">
            <text:p>27.04%</text:p>
          </table:table-cell>
          <table:table-cell table:style-name="ce12" table:formula="of:=IF([Sheet1.I237]&gt;[.$G$1];[Sheet1.Y237];0)" office:value-type="percentage" office:value="0.0729613733905579">
            <text:p>7.30%</text:p>
          </table:table-cell>
          <table:table-cell table:formula="of:=IF([Sheet1.I237]&gt;[.$G$1];[Sheet1.Z237];0)" office:value-type="percentage" office:value="0.429184549356223">
            <text:p>42.92%</text:p>
          </table:table-cell>
          <table:table-cell table:formula="of:=IF([Sheet1.I237]&gt;[.$G$1];[Sheet1.AA237];0)" office:value-type="percentage" office:value="0.590717299578059">
            <text:p>59.07%</text:p>
          </table:table-cell>
          <table:table-cell table:number-columns-repeated="2"/>
        </table:table-row>
        <table:table-row table:style-name="ro1">
          <table:table-cell table:style-name="ce11" table:formula="of:=IF([Sheet1.J239]&gt;[.$G$1];[Sheet1.V239];0)" office:value-type="percentage" office:value="0.517647058823529">
            <text:p>51.76%</text:p>
          </table:table-cell>
          <table:table-cell table:style-name="ce12" table:formula="of:=IF([Sheet1.I239]&gt;[.$G$1];[Sheet1.W239];0)" office:value-type="percentage" office:value="0.221374045801527">
            <text:p>22.14%</text:p>
          </table:table-cell>
          <table:table-cell table:style-name="ce12" table:formula="of:=IF([Sheet1.I239]&gt;[.$G$1];[Sheet1.X239];0)" office:value-type="percentage" office:value="0.137404580152672">
            <text:p>13.74%</text:p>
          </table:table-cell>
          <table:table-cell table:style-name="ce12" table:formula="of:=IF([Sheet1.I239]&gt;[.$G$1];[Sheet1.Y239];0)" office:value-type="percentage" office:value="0.114503816793893">
            <text:p>11.45%</text:p>
          </table:table-cell>
          <table:table-cell table:formula="of:=IF([Sheet1.I239]&gt;[.$G$1];[Sheet1.Z239];0)" office:value-type="percentage" office:value="0.488549618320611">
            <text:p>48.85%</text:p>
          </table:table-cell>
          <table:table-cell table:formula="of:=IF([Sheet1.I239]&gt;[.$G$1];[Sheet1.AA239];0)" office:value-type="percentage" office:value="0.583333333333333">
            <text:p>58.33%</text:p>
          </table:table-cell>
          <table:table-cell table:number-columns-repeated="2"/>
        </table:table-row>
        <table:table-row table:style-name="ro1">
          <table:table-cell table:style-name="ce11" table:formula="of:=IF([Sheet1.J240]&gt;[.$G$1];[Sheet1.V240];0)" office:value-type="percentage" office:value="0.551612903225806">
            <text:p>55.16%</text:p>
          </table:table-cell>
          <table:table-cell table:style-name="ce12" table:formula="of:=IF([Sheet1.I240]&gt;[.$G$1];[Sheet1.W240];0)" office:value-type="percentage" office:value="0.165680473372781">
            <text:p>16.57%</text:p>
          </table:table-cell>
          <table:table-cell table:style-name="ce12" table:formula="of:=IF([Sheet1.I240]&gt;[.$G$1];[Sheet1.X240];0)" office:value-type="percentage" office:value="0.218934911242604">
            <text:p>21.89%</text:p>
          </table:table-cell>
          <table:table-cell table:style-name="ce12" table:formula="of:=IF([Sheet1.I240]&gt;[.$G$1];[Sheet1.Y240];0)" office:value-type="percentage" office:value="0.153846153846154">
            <text:p>15.38%</text:p>
          </table:table-cell>
          <table:table-cell table:formula="of:=IF([Sheet1.I240]&gt;[.$G$1];[Sheet1.Z240];0)" office:value-type="percentage" office:value="0.455621301775148">
            <text:p>45.56%</text:p>
          </table:table-cell>
          <table:table-cell table:formula="of:=IF([Sheet1.I240]&gt;[.$G$1];[Sheet1.AA240];0)" office:value-type="percentage" office:value="0.543859649122807">
            <text:p>54.39%</text:p>
          </table:table-cell>
          <table:table-cell table:number-columns-repeated="2"/>
        </table:table-row>
        <table:table-row table:style-name="ro1">
          <table:table-cell table:style-name="ce11" table:formula="of:=IF([Sheet1.J241]&gt;[.$G$1];[Sheet1.V241];0)" office:value-type="percentage" office:value="0.550488599348534">
            <text:p>55.05%</text:p>
          </table:table-cell>
          <table:table-cell table:style-name="ce12" table:formula="of:=IF([Sheet1.I241]&gt;[.$G$1];[Sheet1.W241];0)" office:value-type="percentage" office:value="0.202380952380952">
            <text:p>20.24%</text:p>
          </table:table-cell>
          <table:table-cell table:style-name="ce12" table:formula="of:=IF([Sheet1.I241]&gt;[.$G$1];[Sheet1.X241];0)" office:value-type="percentage" office:value="0.18452380952381">
            <text:p>18.45%</text:p>
          </table:table-cell>
          <table:table-cell table:style-name="ce12" table:formula="of:=IF([Sheet1.I241]&gt;[.$G$1];[Sheet1.Y241];0)" office:value-type="percentage" office:value="0.125">
            <text:p>12.50%</text:p>
          </table:table-cell>
          <table:table-cell table:formula="of:=IF([Sheet1.I241]&gt;[.$G$1];[Sheet1.Z241];0)" office:value-type="percentage" office:value="0.470238095238095">
            <text:p>47.02%</text:p>
          </table:table-cell>
          <table:table-cell table:formula="of:=IF([Sheet1.I241]&gt;[.$G$1];[Sheet1.AA241];0)" office:value-type="percentage" office:value="0.538461538461538">
            <text:p>53.85%</text:p>
          </table:table-cell>
          <table:table-cell table:number-columns-repeated="2"/>
        </table:table-row>
        <table:table-row table:style-name="ro1">
          <table:table-cell table:style-name="ce11" table:formula="of:=IF([Sheet1.J242]&gt;[.$G$1];[Sheet1.V242];0)" office:value-type="percentage" office:value="0.393939393939394">
            <text:p>39.39%</text:p>
          </table:table-cell>
          <table:table-cell table:style-name="ce12" table:formula="of:=IF([Sheet1.I242]&gt;[.$G$1];[Sheet1.W242];0)" office:value-type="percentage" office:value="0.157894736842105">
            <text:p>15.79%</text:p>
          </table:table-cell>
          <table:table-cell table:style-name="ce12" table:formula="of:=IF([Sheet1.I242]&gt;[.$G$1];[Sheet1.X242];0)" office:value-type="percentage" office:value="0.236842105263158">
            <text:p>23.68%</text:p>
          </table:table-cell>
          <table:table-cell table:style-name="ce12" table:formula="of:=IF([Sheet1.I242]&gt;[.$G$1];[Sheet1.Y242];0)" office:value-type="percentage" office:value="0.157894736842105">
            <text:p>15.79%</text:p>
          </table:table-cell>
          <table:table-cell table:formula="of:=IF([Sheet1.I242]&gt;[.$G$1];[Sheet1.Z242];0)" office:value-type="percentage" office:value="0.394736842105263">
            <text:p>39.47%</text:p>
          </table:table-cell>
          <table:table-cell table:formula="of:=IF([Sheet1.I242]&gt;[.$G$1];[Sheet1.AA242];0)" office:value-type="percentage" office:value="0.41025641025641">
            <text:p>41.03%</text:p>
          </table:table-cell>
          <table:table-cell table:number-columns-repeated="2"/>
        </table:table-row>
        <table:table-row table:style-name="ro1">
          <table:table-cell table:style-name="ce11" table:formula="of:=IF([Sheet1.J243]&gt;[.$G$1];[Sheet1.V243];0)" office:value-type="percentage" office:value="0.590551181102362">
            <text:p>59.06%</text:p>
          </table:table-cell>
          <table:table-cell table:style-name="ce12" table:formula="of:=IF([Sheet1.I243]&gt;[.$G$1];[Sheet1.W243];0)" office:value-type="percentage" office:value="0.133333333333333">
            <text:p>13.33%</text:p>
          </table:table-cell>
          <table:table-cell table:style-name="ce12" table:formula="of:=IF([Sheet1.I243]&gt;[.$G$1];[Sheet1.X243];0)" office:value-type="percentage" office:value="0.226666666666667">
            <text:p>22.67%</text:p>
          </table:table-cell>
          <table:table-cell table:style-name="ce12" table:formula="of:=IF([Sheet1.I243]&gt;[.$G$1];[Sheet1.Y243];0)" office:value-type="percentage" office:value="0.0933333333333333">
            <text:p>9.33%</text:p>
          </table:table-cell>
          <table:table-cell table:formula="of:=IF([Sheet1.I243]&gt;[.$G$1];[Sheet1.Z243];0)" office:value-type="percentage" office:value="0.52">
            <text:p>52.00%</text:p>
          </table:table-cell>
          <table:table-cell table:formula="of:=IF([Sheet1.I243]&gt;[.$G$1];[Sheet1.AA243];0)" office:value-type="percentage" office:value="0.413333333333333">
            <text:p>41.33%</text:p>
          </table:table-cell>
          <table:table-cell table:number-columns-repeated="2"/>
        </table:table-row>
        <table:table-row table:style-name="ro1">
          <table:table-cell table:style-name="ce11" table:formula="of:=IF([Sheet1.J244]&gt;[.$G$1];[Sheet1.V244];0)" office:value-type="percentage" office:value="0.54375">
            <text:p>54.38%</text:p>
          </table:table-cell>
          <table:table-cell table:style-name="ce12" table:formula="of:=IF([Sheet1.I244]&gt;[.$G$1];[Sheet1.W244];0)" office:value-type="percentage" office:value="0.28735632183908">
            <text:p>28.74%</text:p>
          </table:table-cell>
          <table:table-cell table:style-name="ce12" table:formula="of:=IF([Sheet1.I244]&gt;[.$G$1];[Sheet1.X244];0)" office:value-type="percentage" office:value="0.252873563218391">
            <text:p>25.29%</text:p>
          </table:table-cell>
          <table:table-cell table:style-name="ce12" table:formula="of:=IF([Sheet1.I244]&gt;[.$G$1];[Sheet1.Y244];0)" office:value-type="percentage" office:value="0.0919540229885057">
            <text:p>9.20%</text:p>
          </table:table-cell>
          <table:table-cell table:formula="of:=IF([Sheet1.I244]&gt;[.$G$1];[Sheet1.Z244];0)" office:value-type="percentage" office:value="0.32183908045977">
            <text:p>32.18%</text:p>
          </table:table-cell>
          <table:table-cell table:formula="of:=IF([Sheet1.I244]&gt;[.$G$1];[Sheet1.AA244];0)" office:value-type="percentage" office:value="0.482758620689655">
            <text:p>48.28%</text:p>
          </table:table-cell>
          <table:table-cell table:number-columns-repeated="2"/>
        </table:table-row>
        <table:table-row table:style-name="ro1">
          <table:table-cell table:style-name="ce11" table:formula="of:=IF([Sheet1.J245]&gt;[.$G$1];[Sheet1.V245];0)" office:value-type="percentage" office:value="0.549763033175355">
            <text:p>54.98%</text:p>
          </table:table-cell>
          <table:table-cell table:style-name="ce12" table:formula="of:=IF([Sheet1.I245]&gt;[.$G$1];[Sheet1.W245];0)" office:value-type="percentage" office:value="0.0689655172413793">
            <text:p>6.90%</text:p>
          </table:table-cell>
          <table:table-cell table:style-name="ce12" table:formula="of:=IF([Sheet1.I245]&gt;[.$G$1];[Sheet1.X245];0)" office:value-type="percentage" office:value="0.301724137931034">
            <text:p>30.17%</text:p>
          </table:table-cell>
          <table:table-cell table:style-name="ce12" table:formula="of:=IF([Sheet1.I245]&gt;[.$G$1];[Sheet1.Y245];0)" office:value-type="percentage" office:value="0.112068965517241">
            <text:p>11.21%</text:p>
          </table:table-cell>
          <table:table-cell table:formula="of:=IF([Sheet1.I245]&gt;[.$G$1];[Sheet1.Z245];0)" office:value-type="percentage" office:value="0.517241379310345">
            <text:p>51.72%</text:p>
          </table:table-cell>
          <table:table-cell table:formula="of:=IF([Sheet1.I245]&gt;[.$G$1];[Sheet1.AA245];0)" office:value-type="percentage" office:value="0.456896551724138">
            <text:p>45.69%</text:p>
          </table:table-cell>
          <table:table-cell table:number-columns-repeated="2"/>
        </table:table-row>
        <table:table-row table:style-name="ro1">
          <table:table-cell table:style-name="ce11" table:formula="of:=IF([Sheet1.J246]&gt;[.$G$1];[Sheet1.V246];0)" office:value-type="percentage" office:value="0.504854368932039">
            <text:p>50.49%</text:p>
          </table:table-cell>
          <table:table-cell table:style-name="ce12" table:formula="of:=IF([Sheet1.I246]&gt;[.$G$1];[Sheet1.W246];0)" office:value-type="percentage" office:value="0.0738255033557047">
            <text:p>7.38%</text:p>
          </table:table-cell>
          <table:table-cell table:style-name="ce12" table:formula="of:=IF([Sheet1.I246]&gt;[.$G$1];[Sheet1.X246];0)" office:value-type="percentage" office:value="0.201342281879195">
            <text:p>20.13%</text:p>
          </table:table-cell>
          <table:table-cell table:style-name="ce12" table:formula="of:=IF([Sheet1.I246]&gt;[.$G$1];[Sheet1.Y246];0)" office:value-type="percentage" office:value="0.140939597315436">
            <text:p>14.09%</text:p>
          </table:table-cell>
          <table:table-cell table:formula="of:=IF([Sheet1.I246]&gt;[.$G$1];[Sheet1.Z246];0)" office:value-type="percentage" office:value="0.563758389261745">
            <text:p>56.38%</text:p>
          </table:table-cell>
          <table:table-cell table:formula="of:=IF([Sheet1.I246]&gt;[.$G$1];[Sheet1.AA246];0)" office:value-type="percentage" office:value="0.5">
            <text:p>50.00%</text:p>
          </table:table-cell>
          <table:table-cell table:number-columns-repeated="2"/>
        </table:table-row>
        <table:table-row table:style-name="ro1">
          <table:table-cell table:style-name="ce11" table:formula="of:=IF([Sheet1.J247]&gt;[.$G$1];[Sheet1.V247];0)" office:value-type="percentage" office:value="0.697297297297297">
            <text:p>69.73%</text:p>
          </table:table-cell>
          <table:table-cell table:style-name="ce12" table:formula="of:=IF([Sheet1.I247]&gt;[.$G$1];[Sheet1.W247];0)" office:value-type="percentage" office:value="0.263565891472868">
            <text:p>26.36%</text:p>
          </table:table-cell>
          <table:table-cell table:style-name="ce12" table:formula="of:=IF([Sheet1.I247]&gt;[.$G$1];[Sheet1.X247];0)" office:value-type="percentage" office:value="0.13953488372093">
            <text:p>13.95%</text:p>
          </table:table-cell>
          <table:table-cell table:style-name="ce12" table:formula="of:=IF([Sheet1.I247]&gt;[.$G$1];[Sheet1.Y247];0)" office:value-type="percentage" office:value="0.0930232558139535">
            <text:p>9.30%</text:p>
          </table:table-cell>
          <table:table-cell table:formula="of:=IF([Sheet1.I247]&gt;[.$G$1];[Sheet1.Z247];0)" office:value-type="percentage" office:value="0.48062015503876">
            <text:p>48.06%</text:p>
          </table:table-cell>
          <table:table-cell table:formula="of:=IF([Sheet1.I247]&gt;[.$G$1];[Sheet1.AA247];0)" office:value-type="percentage" office:value="0.658914728682171">
            <text:p>65.89%</text:p>
          </table:table-cell>
          <table:table-cell table:number-columns-repeated="2"/>
        </table:table-row>
        <table:table-row table:style-name="ro1">
          <table:table-cell table:style-name="ce11" table:formula="of:=IF([Sheet1.J248]&gt;[.$G$1];[Sheet1.V248];0)" office:value-type="percentage" office:value="0.557823129251701">
            <text:p>55.78%</text:p>
          </table:table-cell>
          <table:table-cell table:style-name="ce12" table:formula="of:=IF([Sheet1.I248]&gt;[.$G$1];[Sheet1.W248];0)" office:value-type="percentage" office:value="0.075">
            <text:p>7.50%</text:p>
          </table:table-cell>
          <table:table-cell table:style-name="ce12" table:formula="of:=IF([Sheet1.I248]&gt;[.$G$1];[Sheet1.X248];0)" office:value-type="percentage" office:value="0.3125">
            <text:p>31.25%</text:p>
          </table:table-cell>
          <table:table-cell table:style-name="ce12" table:formula="of:=IF([Sheet1.I248]&gt;[.$G$1];[Sheet1.Y248];0)" office:value-type="percentage" office:value="0.0375">
            <text:p>3.75%</text:p>
          </table:table-cell>
          <table:table-cell table:formula="of:=IF([Sheet1.I248]&gt;[.$G$1];[Sheet1.Z248];0)" office:value-type="percentage" office:value="0.575">
            <text:p>57.50%</text:p>
          </table:table-cell>
          <table:table-cell table:formula="of:=IF([Sheet1.I248]&gt;[.$G$1];[Sheet1.AA248];0)" office:value-type="percentage" office:value="0.365853658536585">
            <text:p>36.59%</text:p>
          </table:table-cell>
          <table:table-cell table:number-columns-repeated="2"/>
        </table:table-row>
        <table:table-row table:style-name="ro1">
          <table:table-cell table:style-name="ce11" table:formula="of:=IF([Sheet1.J249]&gt;[.$G$1];[Sheet1.V249];0)" office:value-type="percentage" office:value="0.408759124087591">
            <text:p>40.88%</text:p>
          </table:table-cell>
          <table:table-cell table:style-name="ce12" table:formula="of:=IF([Sheet1.I249]&gt;[.$G$1];[Sheet1.W249];0)" office:value-type="percentage" office:value="0.259259259259259">
            <text:p>25.93%</text:p>
          </table:table-cell>
          <table:table-cell table:style-name="ce12" table:formula="of:=IF([Sheet1.I249]&gt;[.$G$1];[Sheet1.X249];0)" office:value-type="percentage" office:value="0.0555555555555556">
            <text:p>5.56%</text:p>
          </table:table-cell>
          <table:table-cell table:style-name="ce12" table:formula="of:=IF([Sheet1.I249]&gt;[.$G$1];[Sheet1.Y249];0)" office:value-type="percentage" office:value="0.0740740740740741">
            <text:p>7.41%</text:p>
          </table:table-cell>
          <table:table-cell table:formula="of:=IF([Sheet1.I249]&gt;[.$G$1];[Sheet1.Z249];0)" office:value-type="percentage" office:value="0.555555555555556">
            <text:p>55.56%</text:p>
          </table:table-cell>
          <table:table-cell table:formula="of:=IF([Sheet1.I249]&gt;[.$G$1];[Sheet1.AA249];0)" office:value-type="percentage" office:value="0.589285714285714">
            <text:p>58.93%</text:p>
          </table:table-cell>
          <table:table-cell table:number-columns-repeated="2"/>
        </table:table-row>
        <table:table-row table:style-name="ro1">
          <table:table-cell table:style-name="ce11" table:formula="of:=IF([Sheet1.J250]&gt;[.$G$1];[Sheet1.V250];0)" office:value-type="percentage" office:value="0.517374517374517">
            <text:p>51.74%</text:p>
          </table:table-cell>
          <table:table-cell table:style-name="ce12" table:formula="of:=IF([Sheet1.I250]&gt;[.$G$1];[Sheet1.W250];0)" office:value-type="percentage" office:value="0.481203007518797">
            <text:p>48.12%</text:p>
          </table:table-cell>
          <table:table-cell table:style-name="ce12" table:formula="of:=IF([Sheet1.I250]&gt;[.$G$1];[Sheet1.X250];0)" office:value-type="percentage" office:value="0.075187969924812">
            <text:p>7.52%</text:p>
          </table:table-cell>
          <table:table-cell table:style-name="ce12" table:formula="of:=IF([Sheet1.I250]&gt;[.$G$1];[Sheet1.Y250];0)" office:value-type="percentage" office:value="0.0676691729323308">
            <text:p>6.77%</text:p>
          </table:table-cell>
          <table:table-cell table:formula="of:=IF([Sheet1.I250]&gt;[.$G$1];[Sheet1.Z250];0)" office:value-type="percentage" office:value="0.338345864661654">
            <text:p>33.83%</text:p>
          </table:table-cell>
          <table:table-cell table:formula="of:=IF([Sheet1.I250]&gt;[.$G$1];[Sheet1.AA250];0)" office:value-type="percentage" office:value="0.597014925373134">
            <text:p>59.70%</text:p>
          </table:table-cell>
          <table:table-cell table:number-columns-repeated="2"/>
        </table:table-row>
        <table:table-row table:style-name="ro1">
          <table:table-cell table:style-name="ce11" table:formula="of:=IF([Sheet1.J251]&gt;[.$G$1];[Sheet1.V251];0)" office:value-type="percentage" office:value="0.347150259067357">
            <text:p>34.72%</text:p>
          </table:table-cell>
          <table:table-cell table:style-name="ce12" table:formula="of:=IF([Sheet1.I251]&gt;[.$G$1];[Sheet1.W251];0)" office:value-type="percentage" office:value="0.345864661654135">
            <text:p>34.59%</text:p>
          </table:table-cell>
          <table:table-cell table:style-name="ce12" table:formula="of:=IF([Sheet1.I251]&gt;[.$G$1];[Sheet1.X251];0)" office:value-type="percentage" office:value="0.105263157894737">
            <text:p>10.53%</text:p>
          </table:table-cell>
          <table:table-cell table:style-name="ce12" table:formula="of:=IF([Sheet1.I251]&gt;[.$G$1];[Sheet1.Y251];0)" office:value-type="percentage" office:value="0.0676691729323308">
            <text:p>6.77%</text:p>
          </table:table-cell>
          <table:table-cell table:formula="of:=IF([Sheet1.I251]&gt;[.$G$1];[Sheet1.Z251];0)" office:value-type="percentage" office:value="0.458646616541353">
            <text:p>45.86%</text:p>
          </table:table-cell>
          <table:table-cell table:formula="of:=IF([Sheet1.I251]&gt;[.$G$1];[Sheet1.AA251];0)" office:value-type="percentage" office:value="0.529850746268657">
            <text:p>52.99%</text:p>
          </table:table-cell>
          <table:table-cell table:number-columns-repeated="2"/>
        </table:table-row>
        <table:table-row table:style-name="ro1">
          <table:table-cell table:style-name="ce11" table:formula="of:=IF([Sheet1.J252]&gt;[.$G$1];[Sheet1.V252];0)" office:value-type="percentage" office:value="0.60061919504644">
            <text:p>60.06%</text:p>
          </table:table-cell>
          <table:table-cell table:style-name="ce12" table:formula="of:=IF([Sheet1.I252]&gt;[.$G$1];[Sheet1.W252];0)" office:value-type="percentage" office:value="0.22279792746114">
            <text:p>22.28%</text:p>
          </table:table-cell>
          <table:table-cell table:style-name="ce12" table:formula="of:=IF([Sheet1.I252]&gt;[.$G$1];[Sheet1.X252];0)" office:value-type="percentage" office:value="0.170984455958549">
            <text:p>17.10%</text:p>
          </table:table-cell>
          <table:table-cell table:style-name="ce12" table:formula="of:=IF([Sheet1.I252]&gt;[.$G$1];[Sheet1.Y252];0)" office:value-type="percentage" office:value="0.0984455958549223">
            <text:p>9.84%</text:p>
          </table:table-cell>
          <table:table-cell table:formula="of:=IF([Sheet1.I252]&gt;[.$G$1];[Sheet1.Z252];0)" office:value-type="percentage" office:value="0.487046632124352">
            <text:p>48.70%</text:p>
          </table:table-cell>
          <table:table-cell table:formula="of:=IF([Sheet1.I252]&gt;[.$G$1];[Sheet1.AA252];0)" office:value-type="percentage" office:value="0.530927835051546">
            <text:p>53.09%</text:p>
          </table:table-cell>
          <table:table-cell table:number-columns-repeated="2"/>
        </table:table-row>
        <table:table-row table:style-name="ro1">
          <table:table-cell table:style-name="ce11" table:formula="of:=IF([Sheet1.J253]&gt;[.$G$1];[Sheet1.V253];0)" office:value-type="percentage" office:value="0.51006711409396">
            <text:p>51.01%</text:p>
          </table:table-cell>
          <table:table-cell table:style-name="ce12" table:formula="of:=IF([Sheet1.I253]&gt;[.$G$1];[Sheet1.W253];0)" office:value-type="percentage" office:value="0.388157894736842">
            <text:p>38.82%</text:p>
          </table:table-cell>
          <table:table-cell table:style-name="ce12" table:formula="of:=IF([Sheet1.I253]&gt;[.$G$1];[Sheet1.X253];0)" office:value-type="percentage" office:value="0.0460526315789474">
            <text:p>4.61%</text:p>
          </table:table-cell>
          <table:table-cell table:style-name="ce12" table:formula="of:=IF([Sheet1.I253]&gt;[.$G$1];[Sheet1.Y253];0)" office:value-type="percentage" office:value="0.118421052631579">
            <text:p>11.84%</text:p>
          </table:table-cell>
          <table:table-cell table:formula="of:=IF([Sheet1.I253]&gt;[.$G$1];[Sheet1.Z253];0)" office:value-type="percentage" office:value="0.407894736842105">
            <text:p>40.79%</text:p>
          </table:table-cell>
          <table:table-cell table:formula="of:=IF([Sheet1.I253]&gt;[.$G$1];[Sheet1.AA253];0)" office:value-type="percentage" office:value="0.605263157894737">
            <text:p>60.53%</text:p>
          </table:table-cell>
          <table:table-cell table:number-columns-repeated="2"/>
        </table:table-row>
        <table:table-row table:style-name="ro1">
          <table:table-cell table:style-name="ce11" table:formula="of:=IF([Sheet1.J254]&gt;[.$G$1];[Sheet1.V254];0)" office:value-type="percentage" office:value="0.56578947368421">
            <text:p>56.58%</text:p>
          </table:table-cell>
          <table:table-cell table:style-name="ce12" table:formula="of:=IF([Sheet1.I254]&gt;[.$G$1];[Sheet1.W254];0)" office:value-type="percentage" office:value="0.228915662650602">
            <text:p>22.89%</text:p>
          </table:table-cell>
          <table:table-cell table:style-name="ce12" table:formula="of:=IF([Sheet1.I254]&gt;[.$G$1];[Sheet1.X254];0)" office:value-type="percentage" office:value="0.072289156626506">
            <text:p>7.23%</text:p>
          </table:table-cell>
          <table:table-cell table:style-name="ce12" table:formula="of:=IF([Sheet1.I254]&gt;[.$G$1];[Sheet1.Y254];0)" office:value-type="percentage" office:value="0.0963855421686747">
            <text:p>9.64%</text:p>
          </table:table-cell>
          <table:table-cell table:formula="of:=IF([Sheet1.I254]&gt;[.$G$1];[Sheet1.Z254];0)" office:value-type="percentage" office:value="0.578313253012048">
            <text:p>57.83%</text:p>
          </table:table-cell>
          <table:table-cell table:formula="of:=IF([Sheet1.I254]&gt;[.$G$1];[Sheet1.AA254];0)" office:value-type="percentage" office:value="0.325581395348837">
            <text:p>32.56%</text:p>
          </table:table-cell>
          <table:table-cell table:number-columns-repeated="2"/>
        </table:table-row>
        <table:table-row table:style-name="ro1">
          <table:table-cell table:style-name="ce11" table:formula="of:=IF([Sheet1.J255]&gt;[.$G$1];[Sheet1.V255];0)" office:value-type="percentage" office:value="0.640816326530612">
            <text:p>64.08%</text:p>
          </table:table-cell>
          <table:table-cell table:style-name="ce12" table:formula="of:=IF([Sheet1.I255]&gt;[.$G$1];[Sheet1.W255];0)" office:value-type="percentage" office:value="0.352564102564103">
            <text:p>35.26%</text:p>
          </table:table-cell>
          <table:table-cell table:style-name="ce12" table:formula="of:=IF([Sheet1.I255]&gt;[.$G$1];[Sheet1.X255];0)" office:value-type="percentage" office:value="0.0384615384615385">
            <text:p>3.85%</text:p>
          </table:table-cell>
          <table:table-cell table:style-name="ce12" table:formula="of:=IF([Sheet1.I255]&gt;[.$G$1];[Sheet1.Y255];0)" office:value-type="percentage" office:value="0.128205128205128">
            <text:p>12.82%</text:p>
          </table:table-cell>
          <table:table-cell table:formula="of:=IF([Sheet1.I255]&gt;[.$G$1];[Sheet1.Z255];0)" office:value-type="percentage" office:value="0.435897435897436">
            <text:p>43.59%</text:p>
          </table:table-cell>
          <table:table-cell table:formula="of:=IF([Sheet1.I255]&gt;[.$G$1];[Sheet1.AA255];0)" office:value-type="percentage" office:value="0.585987261146497">
            <text:p>58.60%</text:p>
          </table:table-cell>
          <table:table-cell table:number-columns-repeated="2"/>
        </table:table-row>
        <table:table-row table:style-name="ro1">
          <table:table-cell table:style-name="ce11" table:formula="of:=IF([Sheet1.J256]&gt;[.$G$1];[Sheet1.V256];0)" office:value-type="percentage" office:value="0.505747126436782">
            <text:p>50.57%</text:p>
          </table:table-cell>
          <table:table-cell table:style-name="ce12" table:formula="of:=IF([Sheet1.I256]&gt;[.$G$1];[Sheet1.W256];0)" office:value-type="percentage" office:value="0.252873563218391">
            <text:p>25.29%</text:p>
          </table:table-cell>
          <table:table-cell table:style-name="ce12" table:formula="of:=IF([Sheet1.I256]&gt;[.$G$1];[Sheet1.X256];0)" office:value-type="percentage" office:value="0.149425287356322">
            <text:p>14.94%</text:p>
          </table:table-cell>
          <table:table-cell table:style-name="ce12" table:formula="of:=IF([Sheet1.I256]&gt;[.$G$1];[Sheet1.Y256];0)" office:value-type="percentage" office:value="0.0574712643678161">
            <text:p>5.75%</text:p>
          </table:table-cell>
          <table:table-cell table:formula="of:=IF([Sheet1.I256]&gt;[.$G$1];[Sheet1.Z256];0)" office:value-type="percentage" office:value="0.494252873563218">
            <text:p>49.43%</text:p>
          </table:table-cell>
          <table:table-cell table:formula="of:=IF([Sheet1.I256]&gt;[.$G$1];[Sheet1.AA256];0)" office:value-type="percentage" office:value="0.488636363636364">
            <text:p>48.86%</text:p>
          </table:table-cell>
          <table:table-cell table:number-columns-repeated="2"/>
        </table:table-row>
        <table:table-row table:style-name="ro1">
          <table:table-cell table:style-name="ce11" table:formula="of:=IF([Sheet1.J257]&gt;[.$G$1];[Sheet1.V257];0)" office:value-type="percentage" office:value="0.608888888888889">
            <text:p>60.89%</text:p>
          </table:table-cell>
          <table:table-cell table:style-name="ce12" table:formula="of:=IF([Sheet1.I257]&gt;[.$G$1];[Sheet1.W257];0)" office:value-type="percentage" office:value="0.306569343065693">
            <text:p>30.66%</text:p>
          </table:table-cell>
          <table:table-cell table:style-name="ce12" table:formula="of:=IF([Sheet1.I257]&gt;[.$G$1];[Sheet1.X257];0)" office:value-type="percentage" office:value="0.175182481751825">
            <text:p>17.52%</text:p>
          </table:table-cell>
          <table:table-cell table:style-name="ce12" table:formula="of:=IF([Sheet1.I257]&gt;[.$G$1];[Sheet1.Y257];0)" office:value-type="percentage" office:value="0.0510948905109489">
            <text:p>5.11%</text:p>
          </table:table-cell>
          <table:table-cell table:formula="of:=IF([Sheet1.I257]&gt;[.$G$1];[Sheet1.Z257];0)" office:value-type="percentage" office:value="0.45985401459854">
            <text:p>45.99%</text:p>
          </table:table-cell>
          <table:table-cell table:formula="of:=IF([Sheet1.I257]&gt;[.$G$1];[Sheet1.AA257];0)" office:value-type="percentage" office:value="0.474452554744526">
            <text:p>47.45%</text:p>
          </table:table-cell>
          <table:table-cell table:number-columns-repeated="2"/>
        </table:table-row>
        <table:table-row table:style-name="ro1">
          <table:table-cell table:style-name="ce11" table:formula="of:=IF([Sheet1.J258]&gt;[.$G$1];[Sheet1.V258];0)" office:value-type="percentage" office:value="0.479623824451411">
            <text:p>47.96%</text:p>
          </table:table-cell>
          <table:table-cell table:style-name="ce12" table:formula="of:=IF([Sheet1.I258]&gt;[.$G$1];[Sheet1.W258];0)" office:value-type="percentage" office:value="0.26">
            <text:p>26.00%</text:p>
          </table:table-cell>
          <table:table-cell table:style-name="ce12" table:formula="of:=IF([Sheet1.I258]&gt;[.$G$1];[Sheet1.X258];0)" office:value-type="percentage" office:value="0.133333333333333">
            <text:p>13.33%</text:p>
          </table:table-cell>
          <table:table-cell table:style-name="ce12" table:formula="of:=IF([Sheet1.I258]&gt;[.$G$1];[Sheet1.Y258];0)" office:value-type="percentage" office:value="0.0266666666666667">
            <text:p>2.67%</text:p>
          </table:table-cell>
          <table:table-cell table:formula="of:=IF([Sheet1.I258]&gt;[.$G$1];[Sheet1.Z258];0)" office:value-type="percentage" office:value="0.473333333333333">
            <text:p>47.33%</text:p>
          </table:table-cell>
          <table:table-cell table:formula="of:=IF([Sheet1.I258]&gt;[.$G$1];[Sheet1.AA258];0)" office:value-type="percentage" office:value="0.431372549019608">
            <text:p>43.14%</text:p>
          </table:table-cell>
          <table:table-cell table:number-columns-repeated="2"/>
        </table:table-row>
        <table:table-row table:style-name="ro1">
          <table:table-cell table:style-name="ce11" table:formula="of:=IF([Sheet1.J259]&gt;[.$G$1];[Sheet1.V259];0)" office:value-type="percentage" office:value="0.378640776699029">
            <text:p>37.86%</text:p>
          </table:table-cell>
          <table:table-cell table:style-name="ce12" table:formula="of:=IF([Sheet1.I259]&gt;[.$G$1];[Sheet1.W259];0)" office:value-type="percentage" office:value="0.243243243243243">
            <text:p>24.32%</text:p>
          </table:table-cell>
          <table:table-cell table:style-name="ce12" table:formula="of:=IF([Sheet1.I259]&gt;[.$G$1];[Sheet1.X259];0)" office:value-type="percentage" office:value="0.0675675675675676">
            <text:p>6.76%</text:p>
          </table:table-cell>
          <table:table-cell table:style-name="ce12" table:formula="of:=IF([Sheet1.I259]&gt;[.$G$1];[Sheet1.Y259];0)" office:value-type="percentage" office:value="0.0405405405405405">
            <text:p>4.05%</text:p>
          </table:table-cell>
          <table:table-cell table:formula="of:=IF([Sheet1.I259]&gt;[.$G$1];[Sheet1.Z259];0)" office:value-type="percentage" office:value="0.581081081081081">
            <text:p>58.11%</text:p>
          </table:table-cell>
          <table:table-cell table:formula="of:=IF([Sheet1.I259]&gt;[.$G$1];[Sheet1.AA259];0)" office:value-type="percentage" office:value="0.564102564102564">
            <text:p>56.41%</text:p>
          </table:table-cell>
          <table:table-cell table:number-columns-repeated="2"/>
        </table:table-row>
        <table:table-row table:style-name="ro1">
          <table:table-cell table:style-name="ce11" table:formula="of:=IF([Sheet1.J260]&gt;[.$G$1];[Sheet1.V260];0)" office:value-type="percentage" office:value="0.349315068493151">
            <text:p>34.93%</text:p>
          </table:table-cell>
          <table:table-cell table:style-name="ce12" table:formula="of:=IF([Sheet1.I260]&gt;[.$G$1];[Sheet1.W260];0)" office:value-type="percentage" office:value="0.24">
            <text:p>24.00%</text:p>
          </table:table-cell>
          <table:table-cell table:style-name="ce12" table:formula="of:=IF([Sheet1.I260]&gt;[.$G$1];[Sheet1.X260];0)" office:value-type="percentage" office:value="0.08">
            <text:p>8.00%</text:p>
          </table:table-cell>
          <table:table-cell table:style-name="ce12" table:formula="of:=IF([Sheet1.I260]&gt;[.$G$1];[Sheet1.Y260];0)" office:value-type="percentage" office:value="0.04">
            <text:p>4.00%</text:p>
          </table:table-cell>
          <table:table-cell table:formula="of:=IF([Sheet1.I260]&gt;[.$G$1];[Sheet1.Z260];0)" office:value-type="percentage" office:value="0.6">
            <text:p>60.00%</text:p>
          </table:table-cell>
          <table:table-cell table:formula="of:=IF([Sheet1.I260]&gt;[.$G$1];[Sheet1.AA260];0)" office:value-type="percentage" office:value="0.490196078431373">
            <text:p>49.02%</text:p>
          </table:table-cell>
          <table:table-cell table:number-columns-repeated="2"/>
        </table:table-row>
        <table:table-row table:style-name="ro1">
          <table:table-cell table:style-name="ce11" table:formula="of:=IF([Sheet1.J261]&gt;[.$G$1];[Sheet1.V261];0)" office:value-type="percentage" office:value="0.390804597701149">
            <text:p>39.08%</text:p>
          </table:table-cell>
          <table:table-cell table:style-name="ce12" table:formula="of:=IF([Sheet1.I261]&gt;[.$G$1];[Sheet1.W261];0)" office:value-type="percentage" office:value="0.238805970149254">
            <text:p>23.88%</text:p>
          </table:table-cell>
          <table:table-cell table:style-name="ce12" table:formula="of:=IF([Sheet1.I261]&gt;[.$G$1];[Sheet1.X261];0)" office:value-type="percentage" office:value="0.119402985074627">
            <text:p>11.94%</text:p>
          </table:table-cell>
          <table:table-cell table:style-name="ce12" table:formula="of:=IF([Sheet1.I261]&gt;[.$G$1];[Sheet1.Y261];0)" office:value-type="percentage" office:value="0.194029850746269">
            <text:p>19.40%</text:p>
          </table:table-cell>
          <table:table-cell table:formula="of:=IF([Sheet1.I261]&gt;[.$G$1];[Sheet1.Z261];0)" office:value-type="percentage" office:value="0.373134328358209">
            <text:p>37.31%</text:p>
          </table:table-cell>
          <table:table-cell table:formula="of:=IF([Sheet1.I261]&gt;[.$G$1];[Sheet1.AA261];0)" office:value-type="percentage" office:value="0.529411764705882">
            <text:p>52.94%</text:p>
          </table:table-cell>
          <table:table-cell table:number-columns-repeated="2"/>
        </table:table-row>
        <table:table-row table:style-name="ro1">
          <table:table-cell table:style-name="ce11" table:formula="of:=IF([Sheet1.J262]&gt;[.$G$1];[Sheet1.V262];0)" office:value-type="percentage" office:value="0.551724137931034">
            <text:p>55.17%</text:p>
          </table:table-cell>
          <table:table-cell table:style-name="ce12" table:formula="of:=IF([Sheet1.I262]&gt;[.$G$1];[Sheet1.W262];0)" office:value-type="percentage" office:value="0.357142857142857">
            <text:p>35.71%</text:p>
          </table:table-cell>
          <table:table-cell table:style-name="ce12" table:formula="of:=IF([Sheet1.I262]&gt;[.$G$1];[Sheet1.X262];0)" office:value-type="percentage" office:value="0.107142857142857">
            <text:p>10.71%</text:p>
          </table:table-cell>
          <table:table-cell table:style-name="ce12" table:formula="of:=IF([Sheet1.I262]&gt;[.$G$1];[Sheet1.Y262];0)" office:value-type="percentage" office:value="0.0982142857142857">
            <text:p>9.82%</text:p>
          </table:table-cell>
          <table:table-cell table:formula="of:=IF([Sheet1.I262]&gt;[.$G$1];[Sheet1.Z262];0)" office:value-type="percentage" office:value="0.410714285714286">
            <text:p>41.07%</text:p>
          </table:table-cell>
          <table:table-cell table:formula="of:=IF([Sheet1.I262]&gt;[.$G$1];[Sheet1.AA262];0)" office:value-type="percentage" office:value="0.625">
            <text:p>62.50%</text:p>
          </table:table-cell>
          <table:table-cell table:number-columns-repeated="2"/>
        </table:table-row>
        <table:table-row table:style-name="ro1">
          <table:table-cell table:style-name="ce11" table:formula="of:=IF([Sheet1.J263]&gt;[.$G$1];[Sheet1.V263];0)" office:value-type="percentage" office:value="0.414330218068536">
            <text:p>41.43%</text:p>
          </table:table-cell>
          <table:table-cell table:style-name="ce12" table:formula="of:=IF([Sheet1.I263]&gt;[.$G$1];[Sheet1.W263];0)" office:value-type="percentage" office:value="0.282442748091603">
            <text:p>28.24%</text:p>
          </table:table-cell>
          <table:table-cell table:style-name="ce12" table:formula="of:=IF([Sheet1.I263]&gt;[.$G$1];[Sheet1.X263];0)" office:value-type="percentage" office:value="0.0992366412213741">
            <text:p>9.92%</text:p>
          </table:table-cell>
          <table:table-cell table:style-name="ce12" table:formula="of:=IF([Sheet1.I263]&gt;[.$G$1];[Sheet1.Y263];0)" office:value-type="percentage" office:value="0.083969465648855">
            <text:p>8.40%</text:p>
          </table:table-cell>
          <table:table-cell table:formula="of:=IF([Sheet1.I263]&gt;[.$G$1];[Sheet1.Z263];0)" office:value-type="percentage" office:value="0.473282442748092">
            <text:p>47.33%</text:p>
          </table:table-cell>
          <table:table-cell table:formula="of:=IF([Sheet1.I263]&gt;[.$G$1];[Sheet1.AA263];0)" office:value-type="percentage" office:value="0.56390977443609">
            <text:p>56.39%</text:p>
          </table:table-cell>
          <table:table-cell table:number-columns-repeated="2"/>
        </table:table-row>
        <table:table-row table:style-name="ro1">
          <table:table-cell table:style-name="ce11" table:formula="of:=IF([Sheet1.J264]&gt;[.$G$1];[Sheet1.V264];0)" office:value-type="percentage" office:value="0.562015503875969">
            <text:p>56.20%</text:p>
          </table:table-cell>
          <table:table-cell table:style-name="ce12" table:formula="of:=IF([Sheet1.I264]&gt;[.$G$1];[Sheet1.W264];0)" office:value-type="percentage" office:value="0.2">
            <text:p>20.00%</text:p>
          </table:table-cell>
          <table:table-cell table:style-name="ce12" table:formula="of:=IF([Sheet1.I264]&gt;[.$G$1];[Sheet1.X264];0)" office:value-type="percentage" office:value="0.0758620689655172">
            <text:p>7.59%</text:p>
          </table:table-cell>
          <table:table-cell table:style-name="ce12" table:formula="of:=IF([Sheet1.I264]&gt;[.$G$1];[Sheet1.Y264];0)" office:value-type="percentage" office:value="0.137931034482759">
            <text:p>13.79%</text:p>
          </table:table-cell>
          <table:table-cell table:formula="of:=IF([Sheet1.I264]&gt;[.$G$1];[Sheet1.Z264];0)" office:value-type="percentage" office:value="0.586206896551724">
            <text:p>58.62%</text:p>
          </table:table-cell>
          <table:table-cell table:formula="of:=IF([Sheet1.I264]&gt;[.$G$1];[Sheet1.AA264];0)" office:value-type="percentage" office:value="0.6">
            <text:p>60.00%</text:p>
          </table:table-cell>
          <table:table-cell table:number-columns-repeated="2"/>
        </table:table-row>
        <table:table-row table:style-name="ro1">
          <table:table-cell table:style-name="ce11" table:formula="of:=IF([Sheet1.J265]&gt;[.$G$1];[Sheet1.V265];0)" office:value-type="percentage" office:value="0.671957671957672">
            <text:p>67.20%</text:p>
          </table:table-cell>
          <table:table-cell table:style-name="ce12" table:formula="of:=IF([Sheet1.I265]&gt;[.$G$1];[Sheet1.W265];0)" office:value-type="percentage" office:value="0.165354330708661">
            <text:p>16.54%</text:p>
          </table:table-cell>
          <table:table-cell table:style-name="ce12" table:formula="of:=IF([Sheet1.I265]&gt;[.$G$1];[Sheet1.X265];0)" office:value-type="percentage" office:value="0.149606299212598">
            <text:p>14.96%</text:p>
          </table:table-cell>
          <table:table-cell table:style-name="ce12" table:formula="of:=IF([Sheet1.I265]&gt;[.$G$1];[Sheet1.Y265];0)" office:value-type="percentage" office:value="0.110236220472441">
            <text:p>11.02%</text:p>
          </table:table-cell>
          <table:table-cell table:formula="of:=IF([Sheet1.I265]&gt;[.$G$1];[Sheet1.Z265];0)" office:value-type="percentage" office:value="0.559055118110236">
            <text:p>55.91%</text:p>
          </table:table-cell>
          <table:table-cell table:formula="of:=IF([Sheet1.I265]&gt;[.$G$1];[Sheet1.AA265];0)" office:value-type="percentage" office:value="0.543307086614173">
            <text:p>54.33%</text:p>
          </table:table-cell>
          <table:table-cell table:number-columns-repeated="2"/>
        </table:table-row>
        <table:table-row table:style-name="ro1">
          <table:table-cell table:style-name="ce11" table:formula="of:=IF([Sheet1.J266]&gt;[.$G$1];[Sheet1.V266];0)" office:value-type="percentage" office:value="0.65625">
            <text:p>65.63%</text:p>
          </table:table-cell>
          <table:table-cell table:style-name="ce12" table:formula="of:=IF([Sheet1.I266]&gt;[.$G$1];[Sheet1.W266];0)" office:value-type="percentage" office:value="0.125">
            <text:p>12.50%</text:p>
          </table:table-cell>
          <table:table-cell table:style-name="ce12" table:formula="of:=IF([Sheet1.I266]&gt;[.$G$1];[Sheet1.X266];0)" office:value-type="percentage" office:value="0.2875">
            <text:p>28.75%</text:p>
          </table:table-cell>
          <table:table-cell table:style-name="ce12" table:formula="of:=IF([Sheet1.I266]&gt;[.$G$1];[Sheet1.Y266];0)" office:value-type="percentage" office:value="0.075">
            <text:p>7.50%</text:p>
          </table:table-cell>
          <table:table-cell table:formula="of:=IF([Sheet1.I266]&gt;[.$G$1];[Sheet1.Z266];0)" office:value-type="percentage" office:value="0.4625">
            <text:p>46.25%</text:p>
          </table:table-cell>
          <table:table-cell table:formula="of:=IF([Sheet1.I266]&gt;[.$G$1];[Sheet1.AA266];0)" office:value-type="percentage" office:value="0.357142857142857">
            <text:p>35.71%</text:p>
          </table:table-cell>
          <table:table-cell table:number-columns-repeated="2"/>
        </table:table-row>
        <table:table-row table:style-name="ro1">
          <table:table-cell table:style-name="ce11" table:formula="of:=IF([Sheet1.J267]&gt;[.$G$1];[Sheet1.V267];0)" office:value-type="percentage" office:value="0.442748091603053">
            <text:p>44.27%</text:p>
          </table:table-cell>
          <table:table-cell table:style-name="ce12" table:formula="of:=IF([Sheet1.I267]&gt;[.$G$1];[Sheet1.W267];0)" office:value-type="percentage" office:value="0.103448275862069">
            <text:p>10.34%</text:p>
          </table:table-cell>
          <table:table-cell table:style-name="ce12" table:formula="of:=IF([Sheet1.I267]&gt;[.$G$1];[Sheet1.X267];0)" office:value-type="percentage" office:value="0.362068965517241">
            <text:p>36.21%</text:p>
          </table:table-cell>
          <table:table-cell table:style-name="ce12" table:formula="of:=IF([Sheet1.I267]&gt;[.$G$1];[Sheet1.Y267];0)" office:value-type="percentage" office:value="0.0948275862068966">
            <text:p>9.48%</text:p>
          </table:table-cell>
          <table:table-cell table:formula="of:=IF([Sheet1.I267]&gt;[.$G$1];[Sheet1.Z267];0)" office:value-type="percentage" office:value="0.431034482758621">
            <text:p>43.10%</text:p>
          </table:table-cell>
          <table:table-cell table:formula="of:=IF([Sheet1.I267]&gt;[.$G$1];[Sheet1.AA267];0)" office:value-type="percentage" office:value="0.439655172413793">
            <text:p>43.97%</text:p>
          </table:table-cell>
          <table:table-cell table:number-columns-repeated="2"/>
        </table:table-row>
        <table:table-row table:style-name="ro1">
          <table:table-cell table:style-name="ce11" table:formula="of:=IF([Sheet1.J268]&gt;[.$G$1];[Sheet1.V268];0)" office:value-type="percentage" office:value="0.392405063291139">
            <text:p>39.24%</text:p>
          </table:table-cell>
          <table:table-cell table:style-name="ce12" table:formula="of:=IF([Sheet1.I268]&gt;[.$G$1];[Sheet1.W268];0)" office:value-type="percentage" office:value="0.0161290322580645">
            <text:p>1.61%</text:p>
          </table:table-cell>
          <table:table-cell table:style-name="ce12" table:formula="of:=IF([Sheet1.I268]&gt;[.$G$1];[Sheet1.X268];0)" office:value-type="percentage" office:value="0.758064516129032">
            <text:p>75.81%</text:p>
          </table:table-cell>
          <table:table-cell table:style-name="ce12" table:formula="of:=IF([Sheet1.I268]&gt;[.$G$1];[Sheet1.Y268];0)" office:value-type="percentage" office:value="0.0161290322580645">
            <text:p>1.61%</text:p>
          </table:table-cell>
          <table:table-cell table:formula="of:=IF([Sheet1.I268]&gt;[.$G$1];[Sheet1.Z268];0)" office:value-type="percentage" office:value="0.209677419354839">
            <text:p>20.97%</text:p>
          </table:table-cell>
          <table:table-cell table:formula="of:=IF([Sheet1.I268]&gt;[.$G$1];[Sheet1.AA268];0)" office:value-type="percentage" office:value="0.258064516129032">
            <text:p>25.81%</text:p>
          </table:table-cell>
          <table:table-cell table:number-columns-repeated="2"/>
        </table:table-row>
        <table:table-row table:style-name="ro1">
          <table:table-cell table:style-name="ce11" table:formula="of:=IF([Sheet1.J269]&gt;[.$G$1];[Sheet1.V269];0)" office:value-type="percentage" office:value="0.440366972477064">
            <text:p>44.04%</text:p>
          </table:table-cell>
          <table:table-cell table:style-name="ce12" table:formula="of:=IF([Sheet1.I269]&gt;[.$G$1];[Sheet1.W269];0)" office:value-type="percentage" office:value="0.138888888888889">
            <text:p>13.89%</text:p>
          </table:table-cell>
          <table:table-cell table:style-name="ce12" table:formula="of:=IF([Sheet1.I269]&gt;[.$G$1];[Sheet1.X269];0)" office:value-type="percentage" office:value="0.159722222222222">
            <text:p>15.97%</text:p>
          </table:table-cell>
          <table:table-cell table:style-name="ce12" table:formula="of:=IF([Sheet1.I269]&gt;[.$G$1];[Sheet1.Y269];0)" office:value-type="percentage" office:value="0.131944444444444">
            <text:p>13.19%</text:p>
          </table:table-cell>
          <table:table-cell table:formula="of:=IF([Sheet1.I269]&gt;[.$G$1];[Sheet1.Z269];0)" office:value-type="percentage" office:value="0.534722222222222">
            <text:p>53.47%</text:p>
          </table:table-cell>
          <table:table-cell table:formula="of:=IF([Sheet1.I269]&gt;[.$G$1];[Sheet1.AA269];0)" office:value-type="percentage" office:value="0.583333333333333">
            <text:p>58.33%</text:p>
          </table:table-cell>
          <table:table-cell table:number-columns-repeated="2"/>
        </table:table-row>
        <table:table-row table:style-name="ro1">
          <table:table-cell table:style-name="ce11" table:formula="of:=IF([Sheet1.J270]&gt;[.$G$1];[Sheet1.V270];0)" office:value-type="percentage" office:value="0.972375690607735">
            <text:p>97.24%</text:p>
          </table:table-cell>
          <table:table-cell table:style-name="ce12" table:formula="of:=IF([Sheet1.I270]&gt;[.$G$1];[Sheet1.W270];0)" office:value-type="percentage" office:value="0.183908045977011">
            <text:p>18.39%</text:p>
          </table:table-cell>
          <table:table-cell table:style-name="ce12" table:formula="of:=IF([Sheet1.I270]&gt;[.$G$1];[Sheet1.X270];0)" office:value-type="percentage" office:value="0.201149425287356">
            <text:p>20.11%</text:p>
          </table:table-cell>
          <table:table-cell table:style-name="ce12" table:formula="of:=IF([Sheet1.I270]&gt;[.$G$1];[Sheet1.Y270];0)" office:value-type="percentage" office:value="0.0977011494252874">
            <text:p>9.77%</text:p>
          </table:table-cell>
          <table:table-cell table:formula="of:=IF([Sheet1.I270]&gt;[.$G$1];[Sheet1.Z270];0)" office:value-type="percentage" office:value="0.511494252873563">
            <text:p>51.15%</text:p>
          </table:table-cell>
          <table:table-cell table:formula="of:=IF([Sheet1.I270]&gt;[.$G$1];[Sheet1.AA270];0)" office:value-type="percentage" office:value="0.505681818181818">
            <text:p>50.57%</text:p>
          </table:table-cell>
          <table:table-cell table:number-columns-repeated="2"/>
        </table:table-row>
        <table:table-row table:style-name="ro1">
          <table:table-cell table:style-name="ce11" table:formula="of:=IF([Sheet1.J271]&gt;[.$G$1];[Sheet1.V271];0)" office:value-type="percentage" office:value="0.504273504273504">
            <text:p>50.43%</text:p>
          </table:table-cell>
          <table:table-cell table:style-name="ce12" table:formula="of:=IF([Sheet1.I271]&gt;[.$G$1];[Sheet1.W271];0)" office:value-type="percentage" office:value="0.135593220338983">
            <text:p>13.56%</text:p>
          </table:table-cell>
          <table:table-cell table:style-name="ce12" table:formula="of:=IF([Sheet1.I271]&gt;[.$G$1];[Sheet1.X271];0)" office:value-type="percentage" office:value="0.305084745762712">
            <text:p>30.51%</text:p>
          </table:table-cell>
          <table:table-cell table:style-name="ce12" table:formula="of:=IF([Sheet1.I271]&gt;[.$G$1];[Sheet1.Y271];0)" office:value-type="percentage" office:value="0.0677966101694915">
            <text:p>6.78%</text:p>
          </table:table-cell>
          <table:table-cell table:formula="of:=IF([Sheet1.I271]&gt;[.$G$1];[Sheet1.Z271];0)" office:value-type="percentage" office:value="0.491525423728814">
            <text:p>49.15%</text:p>
          </table:table-cell>
          <table:table-cell table:formula="of:=IF([Sheet1.I271]&gt;[.$G$1];[Sheet1.AA271];0)" office:value-type="percentage" office:value="0.559322033898305">
            <text:p>55.93%</text:p>
          </table:table-cell>
          <table:table-cell table:number-columns-repeated="2"/>
        </table:table-row>
        <table:table-row table:style-name="ro1">
          <table:table-cell table:style-name="ce11" table:formula="of:=IF([Sheet1.J272]&gt;[.$G$1];[Sheet1.V272];0)" office:value-type="percentage" office:value="0.55241935483871">
            <text:p>55.24%</text:p>
          </table:table-cell>
          <table:table-cell table:style-name="ce12" table:formula="of:=IF([Sheet1.I272]&gt;[.$G$1];[Sheet1.W272];0)" office:value-type="percentage" office:value="0.215328467153285">
            <text:p>21.53%</text:p>
          </table:table-cell>
          <table:table-cell table:style-name="ce12" table:formula="of:=IF([Sheet1.I272]&gt;[.$G$1];[Sheet1.X272];0)" office:value-type="percentage" office:value="0.182481751824818">
            <text:p>18.25%</text:p>
          </table:table-cell>
          <table:table-cell table:style-name="ce12" table:formula="of:=IF([Sheet1.I272]&gt;[.$G$1];[Sheet1.Y272];0)" office:value-type="percentage" office:value="0.12043795620438">
            <text:p>12.04%</text:p>
          </table:table-cell>
          <table:table-cell table:formula="of:=IF([Sheet1.I272]&gt;[.$G$1];[Sheet1.Z272];0)" office:value-type="percentage" office:value="0.445255474452555">
            <text:p>44.53%</text:p>
          </table:table-cell>
          <table:table-cell table:formula="of:=IF([Sheet1.I272]&gt;[.$G$1];[Sheet1.AA272];0)" office:value-type="percentage" office:value="0.551094890510949">
            <text:p>55.11%</text:p>
          </table:table-cell>
          <table:table-cell table:number-columns-repeated="2"/>
        </table:table-row>
        <table:table-row table:style-name="ro1">
          <table:table-cell table:style-name="ce11" table:formula="of:=IF([Sheet1.J273]&gt;[.$G$1];[Sheet1.V273];0)" office:value-type="percentage" office:value="0.605140186915888">
            <text:p>60.51%</text:p>
          </table:table-cell>
          <table:table-cell table:style-name="ce12" table:formula="of:=IF([Sheet1.I273]&gt;[.$G$1];[Sheet1.W273];0)" office:value-type="percentage" office:value="0.135658914728682">
            <text:p>13.57%</text:p>
          </table:table-cell>
          <table:table-cell table:style-name="ce12" table:formula="of:=IF([Sheet1.I273]&gt;[.$G$1];[Sheet1.X273];0)" office:value-type="percentage" office:value="0.189922480620155">
            <text:p>18.99%</text:p>
          </table:table-cell>
          <table:table-cell table:style-name="ce12" table:formula="of:=IF([Sheet1.I273]&gt;[.$G$1];[Sheet1.Y273];0)" office:value-type="percentage" office:value="0.0852713178294574">
            <text:p>8.53%</text:p>
          </table:table-cell>
          <table:table-cell table:formula="of:=IF([Sheet1.I273]&gt;[.$G$1];[Sheet1.Z273];0)" office:value-type="percentage" office:value="0.562015503875969">
            <text:p>56.20%</text:p>
          </table:table-cell>
          <table:table-cell table:formula="of:=IF([Sheet1.I273]&gt;[.$G$1];[Sheet1.AA273];0)" office:value-type="percentage" office:value="0.428571428571429">
            <text:p>42.86%</text:p>
          </table:table-cell>
          <table:table-cell table:number-columns-repeated="2"/>
        </table:table-row>
        <table:table-row table:style-name="ro1">
          <table:table-cell table:style-name="ce11" table:formula="of:=IF([Sheet1.J274]&gt;[.$G$1];[Sheet1.V274];0)" office:value-type="percentage" office:value="0.382978723404255">
            <text:p>38.30%</text:p>
          </table:table-cell>
          <table:table-cell table:style-name="ce12" table:formula="of:=IF([Sheet1.I274]&gt;[.$G$1];[Sheet1.W274];0)" office:value-type="percentage" office:value="0.137142857142857">
            <text:p>13.71%</text:p>
          </table:table-cell>
          <table:table-cell table:style-name="ce12" table:formula="of:=IF([Sheet1.I274]&gt;[.$G$1];[Sheet1.X274];0)" office:value-type="percentage" office:value="0.217142857142857">
            <text:p>21.71%</text:p>
          </table:table-cell>
          <table:table-cell table:style-name="ce12" table:formula="of:=IF([Sheet1.I274]&gt;[.$G$1];[Sheet1.Y274];0)" office:value-type="percentage" office:value="0.102857142857143">
            <text:p>10.29%</text:p>
          </table:table-cell>
          <table:table-cell table:formula="of:=IF([Sheet1.I274]&gt;[.$G$1];[Sheet1.Z274];0)" office:value-type="percentage" office:value="0.514285714285714">
            <text:p>51.43%</text:p>
          </table:table-cell>
          <table:table-cell table:formula="of:=IF([Sheet1.I274]&gt;[.$G$1];[Sheet1.AA274];0)" office:value-type="percentage" office:value="0.394444444444444">
            <text:p>39.44%</text:p>
          </table:table-cell>
          <table:table-cell table:number-columns-repeated="2"/>
        </table:table-row>
        <table:table-row table:style-name="ro1">
          <table:table-cell table:style-name="ce11" table:formula="of:=IF([Sheet1.J275]&gt;[.$G$1];[Sheet1.V275];0)" office:value-type="percentage" office:value="0.579908675799087">
            <text:p>57.99%</text:p>
          </table:table-cell>
          <table:table-cell table:style-name="ce12" table:formula="of:=IF([Sheet1.I275]&gt;[.$G$1];[Sheet1.W275];0)" office:value-type="percentage" office:value="0.118110236220472">
            <text:p>11.81%</text:p>
          </table:table-cell>
          <table:table-cell table:style-name="ce12" table:formula="of:=IF([Sheet1.I275]&gt;[.$G$1];[Sheet1.X275];0)" office:value-type="percentage" office:value="0.299212598425197">
            <text:p>29.92%</text:p>
          </table:table-cell>
          <table:table-cell table:style-name="ce12" table:formula="of:=IF([Sheet1.I275]&gt;[.$G$1];[Sheet1.Y275];0)" office:value-type="percentage" office:value="0.0708661417322835">
            <text:p>7.09%</text:p>
          </table:table-cell>
          <table:table-cell table:formula="of:=IF([Sheet1.I275]&gt;[.$G$1];[Sheet1.Z275];0)" office:value-type="percentage" office:value="0.496062992125984">
            <text:p>49.61%</text:p>
          </table:table-cell>
          <table:table-cell table:formula="of:=IF([Sheet1.I275]&gt;[.$G$1];[Sheet1.AA275];0)" office:value-type="percentage" office:value="0.456692913385827">
            <text:p>45.67%</text:p>
          </table:table-cell>
          <table:table-cell table:number-columns-repeated="2"/>
        </table:table-row>
        <table:table-row table:style-name="ro1">
          <table:table-cell table:style-name="ce11" table:formula="of:=IF([Sheet1.J276]&gt;[.$G$1];[Sheet1.V276];0)" office:value-type="percentage" office:value="0.470198675496689">
            <text:p>47.02%</text:p>
          </table:table-cell>
          <table:table-cell table:style-name="ce12" table:formula="of:=IF([Sheet1.I276]&gt;[.$G$1];[Sheet1.W276];0)" office:value-type="percentage" office:value="0.0955882352941176">
            <text:p>9.56%</text:p>
          </table:table-cell>
          <table:table-cell table:style-name="ce12" table:formula="of:=IF([Sheet1.I276]&gt;[.$G$1];[Sheet1.X276];0)" office:value-type="percentage" office:value="0.286764705882353">
            <text:p>28.68%</text:p>
          </table:table-cell>
          <table:table-cell table:style-name="ce12" table:formula="of:=IF([Sheet1.I276]&gt;[.$G$1];[Sheet1.Y276];0)" office:value-type="percentage" office:value="0.0661764705882353">
            <text:p>6.62%</text:p>
          </table:table-cell>
          <table:table-cell table:formula="of:=IF([Sheet1.I276]&gt;[.$G$1];[Sheet1.Z276];0)" office:value-type="percentage" office:value="0.529411764705882">
            <text:p>52.94%</text:p>
          </table:table-cell>
          <table:table-cell table:formula="of:=IF([Sheet1.I276]&gt;[.$G$1];[Sheet1.AA276];0)" office:value-type="percentage" office:value="0.422535211267606">
            <text:p>42.25%</text:p>
          </table:table-cell>
          <table:table-cell table:number-columns-repeated="2"/>
        </table:table-row>
        <table:table-row table:style-name="ro1">
          <table:table-cell table:style-name="ce11" table:formula="of:=IF([Sheet1.J277]&gt;[.$G$1];[Sheet1.V277];0)" office:value-type="percentage" office:value="0.327354260089686">
            <text:p>32.74%</text:p>
          </table:table-cell>
          <table:table-cell table:style-name="ce12" table:formula="of:=IF([Sheet1.I277]&gt;[.$G$1];[Sheet1.W277];0)" office:value-type="percentage" office:value="0.0925925925925926">
            <text:p>9.26%</text:p>
          </table:table-cell>
          <table:table-cell table:style-name="ce12" table:formula="of:=IF([Sheet1.I277]&gt;[.$G$1];[Sheet1.X277];0)" office:value-type="percentage" office:value="0.305555555555556">
            <text:p>30.56%</text:p>
          </table:table-cell>
          <table:table-cell table:style-name="ce12" table:formula="of:=IF([Sheet1.I277]&gt;[.$G$1];[Sheet1.Y277];0)" office:value-type="percentage" office:value="0.180555555555556">
            <text:p>18.06%</text:p>
          </table:table-cell>
          <table:table-cell table:formula="of:=IF([Sheet1.I277]&gt;[.$G$1];[Sheet1.Z277];0)" office:value-type="percentage" office:value="0.412037037037037">
            <text:p>41.20%</text:p>
          </table:table-cell>
          <table:table-cell table:formula="of:=IF([Sheet1.I277]&gt;[.$G$1];[Sheet1.AA277];0)" office:value-type="percentage" office:value="0.438356164383562">
            <text:p>43.84%</text:p>
          </table:table-cell>
          <table:table-cell table:number-columns-repeated="2"/>
        </table:table-row>
        <table:table-row table:style-name="ro1">
          <table:table-cell table:style-name="ce11" table:formula="of:=IF([Sheet1.J278]&gt;[.$G$1];[Sheet1.V278];0)" office:value-type="percentage" office:value="0.311046511627907">
            <text:p>31.10%</text:p>
          </table:table-cell>
          <table:table-cell table:style-name="ce12" table:formula="of:=IF([Sheet1.I278]&gt;[.$G$1];[Sheet1.W278];0)" office:value-type="percentage" office:value="0.122641509433962">
            <text:p>12.26%</text:p>
          </table:table-cell>
          <table:table-cell table:style-name="ce12" table:formula="of:=IF([Sheet1.I278]&gt;[.$G$1];[Sheet1.X278];0)" office:value-type="percentage" office:value="0.264150943396226">
            <text:p>26.42%</text:p>
          </table:table-cell>
          <table:table-cell table:style-name="ce12" table:formula="of:=IF([Sheet1.I278]&gt;[.$G$1];[Sheet1.Y278];0)" office:value-type="percentage" office:value="0.216981132075472">
            <text:p>21.70%</text:p>
          </table:table-cell>
          <table:table-cell table:formula="of:=IF([Sheet1.I278]&gt;[.$G$1];[Sheet1.Z278];0)" office:value-type="percentage" office:value="0.39622641509434">
            <text:p>39.62%</text:p>
          </table:table-cell>
          <table:table-cell table:formula="of:=IF([Sheet1.I278]&gt;[.$G$1];[Sheet1.AA278];0)" office:value-type="percentage" office:value="0.401869158878505">
            <text:p>40.19%</text:p>
          </table:table-cell>
          <table:table-cell table:number-columns-repeated="2"/>
        </table:table-row>
        <table:table-row table:style-name="ro1">
          <table:table-cell table:style-name="ce11" table:formula="of:=IF([Sheet1.J279]&gt;[.$G$1];[Sheet1.V279];0)" office:value-type="percentage" office:value="0.344615384615385">
            <text:p>34.46%</text:p>
          </table:table-cell>
          <table:table-cell table:style-name="ce12" table:formula="of:=IF([Sheet1.I279]&gt;[.$G$1];[Sheet1.W279];0)" office:value-type="percentage" office:value="0.0636363636363636">
            <text:p>6.36%</text:p>
          </table:table-cell>
          <table:table-cell table:style-name="ce12" table:formula="of:=IF([Sheet1.I279]&gt;[.$G$1];[Sheet1.X279];0)" office:value-type="percentage" office:value="0.345454545454545">
            <text:p>34.55%</text:p>
          </table:table-cell>
          <table:table-cell table:style-name="ce12" table:formula="of:=IF([Sheet1.I279]&gt;[.$G$1];[Sheet1.Y279];0)" office:value-type="percentage" office:value="0.145454545454545">
            <text:p>14.55%</text:p>
          </table:table-cell>
          <table:table-cell table:formula="of:=IF([Sheet1.I279]&gt;[.$G$1];[Sheet1.Z279];0)" office:value-type="percentage" office:value="0.427272727272727">
            <text:p>42.73%</text:p>
          </table:table-cell>
          <table:table-cell table:formula="of:=IF([Sheet1.I279]&gt;[.$G$1];[Sheet1.AA279];0)" office:value-type="percentage" office:value="0.473214285714286">
            <text:p>47.32%</text:p>
          </table:table-cell>
          <table:table-cell table:number-columns-repeated="2"/>
        </table:table-row>
        <table:table-row table:style-name="ro1">
          <table:table-cell table:style-name="ce11" table:formula="of:=IF([Sheet1.J280]&gt;[.$G$1];[Sheet1.V280];0)" office:value-type="percentage" office:value="0.473684210526316">
            <text:p>47.37%</text:p>
          </table:table-cell>
          <table:table-cell table:style-name="ce12" table:formula="of:=IF([Sheet1.I280]&gt;[.$G$1];[Sheet1.W280];0)" office:value-type="percentage" office:value="0.104761904761905">
            <text:p>10.48%</text:p>
          </table:table-cell>
          <table:table-cell table:style-name="ce12" table:formula="of:=IF([Sheet1.I280]&gt;[.$G$1];[Sheet1.X280];0)" office:value-type="percentage" office:value="0.257142857142857">
            <text:p>25.71%</text:p>
          </table:table-cell>
          <table:table-cell table:style-name="ce12" table:formula="of:=IF([Sheet1.I280]&gt;[.$G$1];[Sheet1.Y280];0)" office:value-type="percentage" office:value="0.0666666666666667">
            <text:p>6.67%</text:p>
          </table:table-cell>
          <table:table-cell table:formula="of:=IF([Sheet1.I280]&gt;[.$G$1];[Sheet1.Z280];0)" office:value-type="percentage" office:value="0.542857142857143">
            <text:p>54.29%</text:p>
          </table:table-cell>
          <table:table-cell table:formula="of:=IF([Sheet1.I280]&gt;[.$G$1];[Sheet1.AA280];0)" office:value-type="percentage" office:value="0.601851851851852">
            <text:p>60.19%</text:p>
          </table:table-cell>
          <table:table-cell table:number-columns-repeated="2"/>
        </table:table-row>
        <table:table-row table:style-name="ro1">
          <table:table-cell table:style-name="ce11" table:formula="of:=IF([Sheet1.J281]&gt;[.$G$1];[Sheet1.V281];0)" office:value-type="percentage" office:value="0.270833333333333">
            <text:p>27.08%</text:p>
          </table:table-cell>
          <table:table-cell table:style-name="ce12" table:formula="of:=IF([Sheet1.I281]&gt;[.$G$1];[Sheet1.W281];0)" office:value-type="percentage" office:value="0.0769230769230769">
            <text:p>7.69%</text:p>
          </table:table-cell>
          <table:table-cell table:style-name="ce12" table:formula="of:=IF([Sheet1.I281]&gt;[.$G$1];[Sheet1.X281];0)" office:value-type="percentage" office:value="0.615384615384615">
            <text:p>61.54%</text:p>
          </table:table-cell>
          <table:table-cell table:style-name="ce12" table:formula="of:=IF([Sheet1.I281]&gt;[.$G$1];[Sheet1.Y281];0)" office:value-type="percentage" office:value="0">
            <text:p>0.00%</text:p>
          </table:table-cell>
          <table:table-cell table:formula="of:=IF([Sheet1.I281]&gt;[.$G$1];[Sheet1.Z281];0)" office:value-type="percentage" office:value="0.307692307692308">
            <text:p>30.77%</text:p>
          </table:table-cell>
          <table:table-cell table:formula="of:=IF([Sheet1.I281]&gt;[.$G$1];[Sheet1.AA281];0)" office:value-type="percentage" office:value="0.461538461538462">
            <text:p>46.15%</text:p>
          </table:table-cell>
          <table:table-cell table:number-columns-repeated="2"/>
        </table:table-row>
        <table:table-row table:style-name="ro1">
          <table:table-cell table:style-name="ce11" table:formula="of:=IF([Sheet1.J282]&gt;[.$G$1];[Sheet1.V282];0)" office:value-type="percentage" office:value="0.287234042553191">
            <text:p>28.72%</text:p>
          </table:table-cell>
          <table:table-cell table:style-name="ce12" table:formula="of:=IF([Sheet1.I282]&gt;[.$G$1];[Sheet1.W282];0)" office:value-type="percentage" office:value="0.0769230769230769">
            <text:p>7.69%</text:p>
          </table:table-cell>
          <table:table-cell table:style-name="ce12" table:formula="of:=IF([Sheet1.I282]&gt;[.$G$1];[Sheet1.X282];0)" office:value-type="percentage" office:value="0.153846153846154">
            <text:p>15.38%</text:p>
          </table:table-cell>
          <table:table-cell table:style-name="ce12" table:formula="of:=IF([Sheet1.I282]&gt;[.$G$1];[Sheet1.Y282];0)" office:value-type="percentage" office:value="0.115384615384615">
            <text:p>11.54%</text:p>
          </table:table-cell>
          <table:table-cell table:formula="of:=IF([Sheet1.I282]&gt;[.$G$1];[Sheet1.Z282];0)" office:value-type="percentage" office:value="0.576923076923077">
            <text:p>57.69%</text:p>
          </table:table-cell>
          <table:table-cell table:formula="of:=IF([Sheet1.I282]&gt;[.$G$1];[Sheet1.AA282];0)" office:value-type="percentage" office:value="0.296296296296296">
            <text:p>29.63%</text:p>
          </table:table-cell>
          <table:table-cell table:number-columns-repeated="2"/>
        </table:table-row>
        <table:table-row table:style-name="ro1">
          <table:table-cell table:style-name="ce11" table:formula="of:=IF([Sheet1.J283]&gt;[.$G$1];[Sheet1.V283];0)" office:value-type="percentage" office:value="0.459259259259259">
            <text:p>45.93%</text:p>
          </table:table-cell>
          <table:table-cell table:style-name="ce12" table:formula="of:=IF([Sheet1.I283]&gt;[.$G$1];[Sheet1.W283];0)" office:value-type="percentage" office:value="0.12280701754386">
            <text:p>12.28%</text:p>
          </table:table-cell>
          <table:table-cell table:style-name="ce12" table:formula="of:=IF([Sheet1.I283]&gt;[.$G$1];[Sheet1.X283];0)" office:value-type="percentage" office:value="0.228070175438596">
            <text:p>22.81%</text:p>
          </table:table-cell>
          <table:table-cell table:style-name="ce12" table:formula="of:=IF([Sheet1.I283]&gt;[.$G$1];[Sheet1.Y283];0)" office:value-type="percentage" office:value="0.0526315789473684">
            <text:p>5.26%</text:p>
          </table:table-cell>
          <table:table-cell table:formula="of:=IF([Sheet1.I283]&gt;[.$G$1];[Sheet1.Z283];0)" office:value-type="percentage" office:value="0.43859649122807">
            <text:p>43.86%</text:p>
          </table:table-cell>
          <table:table-cell table:formula="of:=IF([Sheet1.I283]&gt;[.$G$1];[Sheet1.AA283];0)" office:value-type="percentage" office:value="0.274193548387097">
            <text:p>27.42%</text:p>
          </table:table-cell>
          <table:table-cell table:number-columns-repeated="2"/>
        </table:table-row>
        <table:table-row table:style-name="ro1">
          <table:table-cell table:style-name="ce11" table:formula="of:=IF([Sheet1.J284]&gt;[.$G$1];[Sheet1.V284];0)" office:value-type="percentage" office:value="0.496113989637306">
            <text:p>49.61%</text:p>
          </table:table-cell>
          <table:table-cell table:style-name="ce12" table:formula="of:=IF([Sheet1.I284]&gt;[.$G$1];[Sheet1.W284];0)" office:value-type="percentage" office:value="0.261213720316623">
            <text:p>26.12%</text:p>
          </table:table-cell>
          <table:table-cell table:style-name="ce12" table:formula="of:=IF([Sheet1.I284]&gt;[.$G$1];[Sheet1.X284];0)" office:value-type="percentage" office:value="0.179419525065963">
            <text:p>17.94%</text:p>
          </table:table-cell>
          <table:table-cell table:style-name="ce12" table:formula="of:=IF([Sheet1.I284]&gt;[.$G$1];[Sheet1.Y284];0)" office:value-type="percentage" office:value="0.0976253298153034">
            <text:p>9.76%</text:p>
          </table:table-cell>
          <table:table-cell table:formula="of:=IF([Sheet1.I284]&gt;[.$G$1];[Sheet1.Z284];0)" office:value-type="percentage" office:value="0.437994722955145">
            <text:p>43.80%</text:p>
          </table:table-cell>
          <table:table-cell table:formula="of:=IF([Sheet1.I284]&gt;[.$G$1];[Sheet1.AA284];0)" office:value-type="percentage" office:value="0.558746736292428">
            <text:p>55.87%</text:p>
          </table:table-cell>
          <table:table-cell table:number-columns-repeated="2"/>
        </table:table-row>
        <table:table-row table:style-name="ro1">
          <table:table-cell table:style-name="ce11" table:formula="of:=IF([Sheet1.J285]&gt;[.$G$1];[Sheet1.V285];0)" office:value-type="percentage" office:value="0.215686274509804">
            <text:p>21.57%</text:p>
          </table:table-cell>
          <table:table-cell table:style-name="ce12" table:formula="of:=IF([Sheet1.I285]&gt;[.$G$1];[Sheet1.W285];0)" office:value-type="percentage" office:value="0.0754716981132075">
            <text:p>7.55%</text:p>
          </table:table-cell>
          <table:table-cell table:style-name="ce12" table:formula="of:=IF([Sheet1.I285]&gt;[.$G$1];[Sheet1.X285];0)" office:value-type="percentage" office:value="0.0754716981132075">
            <text:p>7.55%</text:p>
          </table:table-cell>
          <table:table-cell table:style-name="ce12" table:formula="of:=IF([Sheet1.I285]&gt;[.$G$1];[Sheet1.Y285];0)" office:value-type="percentage" office:value="0.0188679245283019">
            <text:p>1.89%</text:p>
          </table:table-cell>
          <table:table-cell table:formula="of:=IF([Sheet1.I285]&gt;[.$G$1];[Sheet1.Z285];0)" office:value-type="percentage" office:value="0.679245283018868">
            <text:p>67.92%</text:p>
          </table:table-cell>
          <table:table-cell table:formula="of:=IF([Sheet1.I285]&gt;[.$G$1];[Sheet1.AA285];0)" office:value-type="percentage" office:value="0.163636363636364">
            <text:p>16.36%</text:p>
          </table:table-cell>
          <table:table-cell table:number-columns-repeated="2"/>
        </table:table-row>
        <table:table-row table:style-name="ro1">
          <table:table-cell table:style-name="ce11" table:formula="of:=IF([Sheet1.J286]&gt;[.$G$1];[Sheet1.V286];0)" office:value-type="percentage" office:value="0.24">
            <text:p>24.00%</text:p>
          </table:table-cell>
          <table:table-cell table:style-name="ce12" table:formula="of:=IF([Sheet1.I286]&gt;[.$G$1];[Sheet1.W286];0)" office:value-type="percentage" office:value="0.222222222222222">
            <text:p>22.22%</text:p>
          </table:table-cell>
          <table:table-cell table:style-name="ce12" table:formula="of:=IF([Sheet1.I286]&gt;[.$G$1];[Sheet1.X286];0)" office:value-type="percentage" office:value="0.222222222222222">
            <text:p>22.22%</text:p>
          </table:table-cell>
          <table:table-cell table:style-name="ce12" table:formula="of:=IF([Sheet1.I286]&gt;[.$G$1];[Sheet1.Y286];0)" office:value-type="percentage" office:value="0">
            <text:p>0.00%</text:p>
          </table:table-cell>
          <table:table-cell table:formula="of:=IF([Sheet1.I286]&gt;[.$G$1];[Sheet1.Z286];0)" office:value-type="percentage" office:value="0.481481481481481">
            <text:p>48.15%</text:p>
          </table:table-cell>
          <table:table-cell table:formula="of:=IF([Sheet1.I286]&gt;[.$G$1];[Sheet1.AA286];0)" office:value-type="percentage" office:value="0.266666666666667">
            <text:p>26.67%</text:p>
          </table:table-cell>
          <table:table-cell table:number-columns-repeated="2"/>
        </table:table-row>
        <table:table-row table:style-name="ro1">
          <table:table-cell table:style-name="ce11" table:formula="of:=IF([Sheet1.J289]&gt;[.$G$1];[Sheet1.V289];0)" office:value-type="percentage" office:value="0.412231030577576">
            <text:p>41.22%</text:p>
          </table:table-cell>
          <table:table-cell table:style-name="ce12" table:formula="of:=IF([Sheet1.I289]&gt;[.$G$1];[Sheet1.W289];0)" office:value-type="percentage" office:value="0.226519337016575">
            <text:p>22.65%</text:p>
          </table:table-cell>
          <table:table-cell table:style-name="ce12" table:formula="of:=IF([Sheet1.I289]&gt;[.$G$1];[Sheet1.X289];0)" office:value-type="percentage" office:value="0.138121546961326">
            <text:p>13.81%</text:p>
          </table:table-cell>
          <table:table-cell table:style-name="ce12" table:formula="of:=IF([Sheet1.I289]&gt;[.$G$1];[Sheet1.Y289];0)" office:value-type="percentage" office:value="0.135359116022099">
            <text:p>13.54%</text:p>
          </table:table-cell>
          <table:table-cell table:formula="of:=IF([Sheet1.I289]&gt;[.$G$1];[Sheet1.Z289];0)" office:value-type="percentage" office:value="0.483425414364641">
            <text:p>48.34%</text:p>
          </table:table-cell>
          <table:table-cell table:formula="of:=IF([Sheet1.I289]&gt;[.$G$1];[Sheet1.AA289];0)" office:value-type="percentage" office:value="0.593406593406593">
            <text:p>59.34%</text:p>
          </table:table-cell>
          <table:table-cell table:number-columns-repeated="2"/>
        </table:table-row>
        <table:table-row table:style-name="ro1">
          <table:table-cell table:style-name="ce11" table:formula="of:=IF([Sheet1.J290]&gt;[.$G$1];[Sheet1.V290];0)" office:value-type="percentage" office:value="0.594533029612756">
            <text:p>59.45%</text:p>
          </table:table-cell>
          <table:table-cell table:style-name="ce12" table:formula="of:=IF([Sheet1.I290]&gt;[.$G$1];[Sheet1.W290];0)" office:value-type="percentage" office:value="0.219230769230769">
            <text:p>21.92%</text:p>
          </table:table-cell>
          <table:table-cell table:style-name="ce12" table:formula="of:=IF([Sheet1.I290]&gt;[.$G$1];[Sheet1.X290];0)" office:value-type="percentage" office:value="0.123076923076923">
            <text:p>12.31%</text:p>
          </table:table-cell>
          <table:table-cell table:style-name="ce12" table:formula="of:=IF([Sheet1.I290]&gt;[.$G$1];[Sheet1.Y290];0)" office:value-type="percentage" office:value="0.142307692307692">
            <text:p>14.23%</text:p>
          </table:table-cell>
          <table:table-cell table:formula="of:=IF([Sheet1.I290]&gt;[.$G$1];[Sheet1.Z290];0)" office:value-type="percentage" office:value="0.503846153846154">
            <text:p>50.38%</text:p>
          </table:table-cell>
          <table:table-cell table:formula="of:=IF([Sheet1.I290]&gt;[.$G$1];[Sheet1.AA290];0)" office:value-type="percentage" office:value="0.593869731800766">
            <text:p>59.39%</text:p>
          </table:table-cell>
          <table:table-cell table:number-columns-repeated="2"/>
        </table:table-row>
        <table:table-row table:style-name="ro1">
          <table:table-cell table:style-name="ce11" table:formula="of:=IF([Sheet1.J291]&gt;[.$G$1];[Sheet1.V291];0)" office:value-type="percentage" office:value="0.231981981981982">
            <text:p>23.20%</text:p>
          </table:table-cell>
          <table:table-cell table:style-name="ce12" table:formula="of:=IF([Sheet1.I291]&gt;[.$G$1];[Sheet1.W291];0)" office:value-type="percentage" office:value="0.245098039215686">
            <text:p>24.51%</text:p>
          </table:table-cell>
          <table:table-cell table:style-name="ce12" table:formula="of:=IF([Sheet1.I291]&gt;[.$G$1];[Sheet1.X291];0)" office:value-type="percentage" office:value="0.176470588235294">
            <text:p>17.65%</text:p>
          </table:table-cell>
          <table:table-cell table:style-name="ce12" table:formula="of:=IF([Sheet1.I291]&gt;[.$G$1];[Sheet1.Y291];0)" office:value-type="percentage" office:value="0.117647058823529">
            <text:p>11.76%</text:p>
          </table:table-cell>
          <table:table-cell table:formula="of:=IF([Sheet1.I291]&gt;[.$G$1];[Sheet1.Z291];0)" office:value-type="percentage" office:value="0.431372549019608">
            <text:p>43.14%</text:p>
          </table:table-cell>
          <table:table-cell table:formula="of:=IF([Sheet1.I291]&gt;[.$G$1];[Sheet1.AA291];0)" office:value-type="percentage" office:value="0.592233009708738">
            <text:p>59.22%</text:p>
          </table:table-cell>
          <table:table-cell table:number-columns-repeated="2"/>
        </table:table-row>
        <table:table-row table:style-name="ro1">
          <table:table-cell table:style-name="ce11" table:formula="of:=IF([Sheet1.J292]&gt;[.$G$1];[Sheet1.V292];0)" office:value-type="percentage" office:value="0.493273542600897">
            <text:p>49.33%</text:p>
          </table:table-cell>
          <table:table-cell table:style-name="ce12" table:formula="of:=IF([Sheet1.I292]&gt;[.$G$1];[Sheet1.W292];0)" office:value-type="percentage" office:value="0.0787545787545788">
            <text:p>7.88%</text:p>
          </table:table-cell>
          <table:table-cell table:style-name="ce12" table:formula="of:=IF([Sheet1.I292]&gt;[.$G$1];[Sheet1.X292];0)" office:value-type="percentage" office:value="0.32967032967033">
            <text:p>32.97%</text:p>
          </table:table-cell>
          <table:table-cell table:style-name="ce12" table:formula="of:=IF([Sheet1.I292]&gt;[.$G$1];[Sheet1.Y292];0)" office:value-type="percentage" office:value="0.0805860805860806">
            <text:p>8.06%</text:p>
          </table:table-cell>
          <table:table-cell table:formula="of:=IF([Sheet1.I292]&gt;[.$G$1];[Sheet1.Z292];0)" office:value-type="percentage" office:value="0.483516483516484">
            <text:p>48.35%</text:p>
          </table:table-cell>
          <table:table-cell table:formula="of:=IF([Sheet1.I292]&gt;[.$G$1];[Sheet1.AA292];0)" office:value-type="percentage" office:value="0.381818181818182">
            <text:p>38.18%</text:p>
          </table:table-cell>
          <table:table-cell table:number-columns-repeated="2"/>
        </table:table-row>
        <table:table-row table:style-name="ro1">
          <table:table-cell table:style-name="ce11" table:formula="of:=IF([Sheet1.J293]&gt;[.$G$1];[Sheet1.V293];0)" office:value-type="percentage" office:value="0.664233576642336">
            <text:p>66.42%</text:p>
          </table:table-cell>
          <table:table-cell table:style-name="ce12" table:formula="of:=IF([Sheet1.I293]&gt;[.$G$1];[Sheet1.W293];0)" office:value-type="percentage" office:value="0.0777777777777778">
            <text:p>7.78%</text:p>
          </table:table-cell>
          <table:table-cell table:style-name="ce12" table:formula="of:=IF([Sheet1.I293]&gt;[.$G$1];[Sheet1.X293];0)" office:value-type="percentage" office:value="0.319444444444444">
            <text:p>31.94%</text:p>
          </table:table-cell>
          <table:table-cell table:style-name="ce12" table:formula="of:=IF([Sheet1.I293]&gt;[.$G$1];[Sheet1.Y293];0)" office:value-type="percentage" office:value="0.0944444444444444">
            <text:p>9.44%</text:p>
          </table:table-cell>
          <table:table-cell table:formula="of:=IF([Sheet1.I293]&gt;[.$G$1];[Sheet1.Z293];0)" office:value-type="percentage" office:value="0.480555555555556">
            <text:p>48.06%</text:p>
          </table:table-cell>
          <table:table-cell table:formula="of:=IF([Sheet1.I293]&gt;[.$G$1];[Sheet1.AA293];0)" office:value-type="percentage" office:value="0.401098901098901">
            <text:p>40.11%</text:p>
          </table:table-cell>
          <table:table-cell table:number-columns-repeated="2"/>
        </table:table-row>
        <table:table-row table:style-name="ro1">
          <table:table-cell table:style-name="ce11" table:formula="of:=IF([Sheet1.J294]&gt;[.$G$1];[Sheet1.V294];0)" office:value-type="percentage" office:value="0.328042328042328">
            <text:p>32.80%</text:p>
          </table:table-cell>
          <table:table-cell table:style-name="ce12" table:formula="of:=IF([Sheet1.I294]&gt;[.$G$1];[Sheet1.W294];0)" office:value-type="percentage" office:value="0.0806451612903226">
            <text:p>8.06%</text:p>
          </table:table-cell>
          <table:table-cell table:style-name="ce12" table:formula="of:=IF([Sheet1.I294]&gt;[.$G$1];[Sheet1.X294];0)" office:value-type="percentage" office:value="0.349462365591398">
            <text:p>34.95%</text:p>
          </table:table-cell>
          <table:table-cell table:style-name="ce12" table:formula="of:=IF([Sheet1.I294]&gt;[.$G$1];[Sheet1.Y294];0)" office:value-type="percentage" office:value="0.0537634408602151">
            <text:p>5.38%</text:p>
          </table:table-cell>
          <table:table-cell table:formula="of:=IF([Sheet1.I294]&gt;[.$G$1];[Sheet1.Z294];0)" office:value-type="percentage" office:value="0.489247311827957">
            <text:p>48.92%</text:p>
          </table:table-cell>
          <table:table-cell table:formula="of:=IF([Sheet1.I294]&gt;[.$G$1];[Sheet1.AA294];0)" office:value-type="percentage" office:value="0.344086021505376">
            <text:p>34.41%</text:p>
          </table:table-cell>
          <table:table-cell table:number-columns-repeated="2"/>
        </table:table-row>
        <table:table-row table:style-name="ro1">
          <table:table-cell table:style-name="ce11" table:formula="of:=IF([Sheet1.J295]&gt;[.$G$1];[Sheet1.V295];0)" office:value-type="percentage" office:value="0.331800766283525">
            <text:p>33.18%</text:p>
          </table:table-cell>
          <table:table-cell table:style-name="ce12" table:formula="of:=IF([Sheet1.I295]&gt;[.$G$1];[Sheet1.W295];0)" office:value-type="percentage" office:value="0.284722222222222">
            <text:p>28.47%</text:p>
          </table:table-cell>
          <table:table-cell table:style-name="ce12" table:formula="of:=IF([Sheet1.I295]&gt;[.$G$1];[Sheet1.X295];0)" office:value-type="percentage" office:value="0.118055555555556">
            <text:p>11.81%</text:p>
          </table:table-cell>
          <table:table-cell table:style-name="ce12" table:formula="of:=IF([Sheet1.I295]&gt;[.$G$1];[Sheet1.Y295];0)" office:value-type="percentage" office:value="0.087962962962963">
            <text:p>8.80%</text:p>
          </table:table-cell>
          <table:table-cell table:formula="of:=IF([Sheet1.I295]&gt;[.$G$1];[Sheet1.Z295];0)" office:value-type="percentage" office:value="0.465277777777778">
            <text:p>46.53%</text:p>
          </table:table-cell>
          <table:table-cell table:formula="of:=IF([Sheet1.I295]&gt;[.$G$1];[Sheet1.AA295];0)" office:value-type="percentage" office:value="0.542725173210162">
            <text:p>54.27%</text:p>
          </table:table-cell>
          <table:table-cell table:number-columns-repeated="2"/>
        </table:table-row>
        <table:table-row table:style-name="ro1">
          <table:table-cell table:style-name="ce11" table:formula="of:=IF([Sheet1.J296]&gt;[.$G$1];[Sheet1.V296];0)" office:value-type="percentage" office:value="0.323943661971831">
            <text:p>32.39%</text:p>
          </table:table-cell>
          <table:table-cell table:style-name="ce12" table:formula="of:=IF([Sheet1.I296]&gt;[.$G$1];[Sheet1.W296];0)" office:value-type="percentage" office:value="0.294685990338164">
            <text:p>29.47%</text:p>
          </table:table-cell>
          <table:table-cell table:style-name="ce12" table:formula="of:=IF([Sheet1.I296]&gt;[.$G$1];[Sheet1.X296];0)" office:value-type="percentage" office:value="0.120772946859903">
            <text:p>12.08%</text:p>
          </table:table-cell>
          <table:table-cell table:style-name="ce12" table:formula="of:=IF([Sheet1.I296]&gt;[.$G$1];[Sheet1.Y296];0)" office:value-type="percentage" office:value="0.0869565217391304">
            <text:p>8.70%</text:p>
          </table:table-cell>
          <table:table-cell table:formula="of:=IF([Sheet1.I296]&gt;[.$G$1];[Sheet1.Z296];0)" office:value-type="percentage" office:value="0.439613526570048">
            <text:p>43.96%</text:p>
          </table:table-cell>
          <table:table-cell table:formula="of:=IF([Sheet1.I296]&gt;[.$G$1];[Sheet1.AA296];0)" office:value-type="percentage" office:value="0.57487922705314">
            <text:p>57.49%</text:p>
          </table:table-cell>
          <table:table-cell table:number-columns-repeated="2"/>
        </table:table-row>
        <table:table-row table:style-name="ro1">
          <table:table-cell table:style-name="ce11" table:formula="of:=IF([Sheet1.J297]&gt;[.$G$1];[Sheet1.V297];0)" office:value-type="percentage" office:value="0.339339339339339">
            <text:p>33.93%</text:p>
          </table:table-cell>
          <table:table-cell table:style-name="ce12" table:formula="of:=IF([Sheet1.I297]&gt;[.$G$1];[Sheet1.W297];0)" office:value-type="percentage" office:value="0.275555555555556">
            <text:p>27.56%</text:p>
          </table:table-cell>
          <table:table-cell table:style-name="ce12" table:formula="of:=IF([Sheet1.I297]&gt;[.$G$1];[Sheet1.X297];0)" office:value-type="percentage" office:value="0.115555555555556">
            <text:p>11.56%</text:p>
          </table:table-cell>
          <table:table-cell table:style-name="ce12" table:formula="of:=IF([Sheet1.I297]&gt;[.$G$1];[Sheet1.Y297];0)" office:value-type="percentage" office:value="0.0888888888888889">
            <text:p>8.89%</text:p>
          </table:table-cell>
          <table:table-cell table:formula="of:=IF([Sheet1.I297]&gt;[.$G$1];[Sheet1.Z297];0)" office:value-type="percentage" office:value="0.488888888888889">
            <text:p>48.89%</text:p>
          </table:table-cell>
          <table:table-cell table:formula="of:=IF([Sheet1.I297]&gt;[.$G$1];[Sheet1.AA297];0)" office:value-type="percentage" office:value="0.513274336283186">
            <text:p>51.33%</text:p>
          </table:table-cell>
          <table:table-cell table:number-columns-repeated="2"/>
        </table:table-row>
        <table:table-row table:style-name="ro1">
          <table:table-cell table:style-name="ce11" table:formula="of:=IF([Sheet1.J298]&gt;[.$G$1];[Sheet1.V298];0)" office:value-type="percentage" office:value="0.320197044334975">
            <text:p>32.02%</text:p>
          </table:table-cell>
          <table:table-cell table:style-name="ce12" table:formula="of:=IF([Sheet1.I298]&gt;[.$G$1];[Sheet1.W298];0)" office:value-type="percentage" office:value="0.31331592689295">
            <text:p>31.33%</text:p>
          </table:table-cell>
          <table:table-cell table:style-name="ce12" table:formula="of:=IF([Sheet1.I298]&gt;[.$G$1];[Sheet1.X298];0)" office:value-type="percentage" office:value="0.0809399477806788">
            <text:p>8.09%</text:p>
          </table:table-cell>
          <table:table-cell table:style-name="ce12" table:formula="of:=IF([Sheet1.I298]&gt;[.$G$1];[Sheet1.Y298];0)" office:value-type="percentage" office:value="0.0182767624020888">
            <text:p>1.83%</text:p>
          </table:table-cell>
          <table:table-cell table:formula="of:=IF([Sheet1.I298]&gt;[.$G$1];[Sheet1.Z298];0)" office:value-type="percentage" office:value="0.483028720626632">
            <text:p>48.30%</text:p>
          </table:table-cell>
          <table:table-cell table:formula="of:=IF([Sheet1.I298]&gt;[.$G$1];[Sheet1.AA298];0)" office:value-type="percentage" office:value="0.476923076923077">
            <text:p>47.69%</text:p>
          </table:table-cell>
          <table:table-cell table:number-columns-repeated="2"/>
        </table:table-row>
        <table:table-row table:style-name="ro1">
          <table:table-cell table:style-name="ce11" table:formula="of:=IF([Sheet1.J299]&gt;[.$G$1];[Sheet1.V299];0)" office:value-type="percentage" office:value="0.32569558101473">
            <text:p>32.57%</text:p>
          </table:table-cell>
          <table:table-cell table:style-name="ce12" table:formula="of:=IF([Sheet1.I299]&gt;[.$G$1];[Sheet1.W299];0)" office:value-type="percentage" office:value="0.351758793969849">
            <text:p>35.18%</text:p>
          </table:table-cell>
          <table:table-cell table:style-name="ce12" table:formula="of:=IF([Sheet1.I299]&gt;[.$G$1];[Sheet1.X299];0)" office:value-type="percentage" office:value="0.0703517587939698">
            <text:p>7.04%</text:p>
          </table:table-cell>
          <table:table-cell table:style-name="ce12" table:formula="of:=IF([Sheet1.I299]&gt;[.$G$1];[Sheet1.Y299];0)" office:value-type="percentage" office:value="0.0251256281407035">
            <text:p>2.51%</text:p>
          </table:table-cell>
          <table:table-cell table:formula="of:=IF([Sheet1.I299]&gt;[.$G$1];[Sheet1.Z299];0)" office:value-type="percentage" office:value="0.457286432160804">
            <text:p>45.73%</text:p>
          </table:table-cell>
          <table:table-cell table:formula="of:=IF([Sheet1.I299]&gt;[.$G$1];[Sheet1.AA299];0)" office:value-type="percentage" office:value="0.472361809045226">
            <text:p>47.24%</text:p>
          </table:table-cell>
          <table:table-cell table:number-columns-repeated="2"/>
        </table:table-row>
        <table:table-row table:style-name="ro1">
          <table:table-cell table:style-name="ce11" table:formula="of:=IF([Sheet1.J300]&gt;[.$G$1];[Sheet1.V300];0)" office:value-type="percentage" office:value="0.314662273476112">
            <text:p>31.47%</text:p>
          </table:table-cell>
          <table:table-cell table:style-name="ce12" table:formula="of:=IF([Sheet1.I300]&gt;[.$G$1];[Sheet1.W300];0)" office:value-type="percentage" office:value="0.271739130434783">
            <text:p>27.17%</text:p>
          </table:table-cell>
          <table:table-cell table:style-name="ce12" table:formula="of:=IF([Sheet1.I300]&gt;[.$G$1];[Sheet1.X300];0)" office:value-type="percentage" office:value="0.0923913043478261">
            <text:p>9.24%</text:p>
          </table:table-cell>
          <table:table-cell table:style-name="ce12" table:formula="of:=IF([Sheet1.I300]&gt;[.$G$1];[Sheet1.Y300];0)" office:value-type="percentage" office:value="0.0108695652173913">
            <text:p>1.09%</text:p>
          </table:table-cell>
          <table:table-cell table:formula="of:=IF([Sheet1.I300]&gt;[.$G$1];[Sheet1.Z300];0)" office:value-type="percentage" office:value="0.510869565217391">
            <text:p>51.09%</text:p>
          </table:table-cell>
          <table:table-cell table:formula="of:=IF([Sheet1.I300]&gt;[.$G$1];[Sheet1.AA300];0)" office:value-type="percentage" office:value="0.481675392670157">
            <text:p>48.17%</text:p>
          </table:table-cell>
          <table:table-cell table:number-columns-repeated="2"/>
        </table:table-row>
        <table:table-row table:style-name="ro1">
          <table:table-cell table:style-name="ce11" table:formula="of:=IF([Sheet1.J301]&gt;[.$G$1];[Sheet1.V301];0)" office:value-type="percentage" office:value="0.308518802762855">
            <text:p>30.85%</text:p>
          </table:table-cell>
          <table:table-cell table:style-name="ce12" table:formula="of:=IF([Sheet1.I301]&gt;[.$G$1];[Sheet1.W301];0)" office:value-type="percentage" office:value="0.218045112781955">
            <text:p>21.80%</text:p>
          </table:table-cell>
          <table:table-cell table:style-name="ce12" table:formula="of:=IF([Sheet1.I301]&gt;[.$G$1];[Sheet1.X301];0)" office:value-type="percentage" office:value="0.110275689223058">
            <text:p>11.03%</text:p>
          </table:table-cell>
          <table:table-cell table:style-name="ce12" table:formula="of:=IF([Sheet1.I301]&gt;[.$G$1];[Sheet1.Y301];0)" office:value-type="percentage" office:value="0.037593984962406">
            <text:p>3.76%</text:p>
          </table:table-cell>
          <table:table-cell table:formula="of:=IF([Sheet1.I301]&gt;[.$G$1];[Sheet1.Z301];0)" office:value-type="percentage" office:value="0.583959899749373">
            <text:p>58.40%</text:p>
          </table:table-cell>
          <table:table-cell table:formula="of:=IF([Sheet1.I301]&gt;[.$G$1];[Sheet1.AA301];0)" office:value-type="percentage" office:value="0.477611940298507">
            <text:p>47.76%</text:p>
          </table:table-cell>
          <table:table-cell table:number-columns-repeated="2"/>
        </table:table-row>
        <table:table-row table:style-name="ro1">
          <table:table-cell table:style-name="ce11" table:formula="of:=IF([Sheet1.J302]&gt;[.$G$1];[Sheet1.V302];0)" office:value-type="percentage" office:value="0.315436241610738">
            <text:p>31.54%</text:p>
          </table:table-cell>
          <table:table-cell table:style-name="ce12" table:formula="of:=IF([Sheet1.I302]&gt;[.$G$1];[Sheet1.W302];0)" office:value-type="percentage" office:value="0.292857142857143">
            <text:p>29.29%</text:p>
          </table:table-cell>
          <table:table-cell table:style-name="ce12" table:formula="of:=IF([Sheet1.I302]&gt;[.$G$1];[Sheet1.X302];0)" office:value-type="percentage" office:value="0.135714285714286">
            <text:p>13.57%</text:p>
          </table:table-cell>
          <table:table-cell table:style-name="ce12" table:formula="of:=IF([Sheet1.I302]&gt;[.$G$1];[Sheet1.Y302];0)" office:value-type="percentage" office:value="0.0285714285714286">
            <text:p>2.86%</text:p>
          </table:table-cell>
          <table:table-cell table:formula="of:=IF([Sheet1.I302]&gt;[.$G$1];[Sheet1.Z302];0)" office:value-type="percentage" office:value="0.5">
            <text:p>50.00%</text:p>
          </table:table-cell>
          <table:table-cell table:formula="of:=IF([Sheet1.I302]&gt;[.$G$1];[Sheet1.AA302];0)" office:value-type="percentage" office:value="0.475177304964539">
            <text:p>47.52%</text:p>
          </table:table-cell>
          <table:table-cell table:number-columns-repeated="2"/>
        </table:table-row>
        <table:table-row table:style-name="ro1">
          <table:table-cell table:style-name="ce11" table:formula="of:=IF([Sheet1.J303]&gt;[.$G$1];[Sheet1.V303];0)" office:value-type="percentage" office:value="0.322295805739514">
            <text:p>32.23%</text:p>
          </table:table-cell>
          <table:table-cell table:style-name="ce12" table:formula="of:=IF([Sheet1.I303]&gt;[.$G$1];[Sheet1.W303];0)" office:value-type="percentage" office:value="0.178082191780822">
            <text:p>17.81%</text:p>
          </table:table-cell>
          <table:table-cell table:style-name="ce12" table:formula="of:=IF([Sheet1.I303]&gt;[.$G$1];[Sheet1.X303];0)" office:value-type="percentage" office:value="0.0684931506849315">
            <text:p>6.85%</text:p>
          </table:table-cell>
          <table:table-cell table:style-name="ce12" table:formula="of:=IF([Sheet1.I303]&gt;[.$G$1];[Sheet1.Y303];0)" office:value-type="percentage" office:value="0.0479452054794521">
            <text:p>4.79%</text:p>
          </table:table-cell>
          <table:table-cell table:formula="of:=IF([Sheet1.I303]&gt;[.$G$1];[Sheet1.Z303];0)" office:value-type="percentage" office:value="0.643835616438356">
            <text:p>64.38%</text:p>
          </table:table-cell>
          <table:table-cell table:formula="of:=IF([Sheet1.I303]&gt;[.$G$1];[Sheet1.AA303];0)" office:value-type="percentage" office:value="0.445205479452055">
            <text:p>44.52%</text:p>
          </table:table-cell>
          <table:table-cell table:number-columns-repeated="2"/>
        </table:table-row>
        <table:table-row table:style-name="ro1">
          <table:table-cell table:style-name="ce11" table:formula="of:=IF([Sheet1.J304]&gt;[.$G$1];[Sheet1.V304];0)" office:value-type="percentage" office:value="0.285359801488834">
            <text:p>28.54%</text:p>
          </table:table-cell>
          <table:table-cell table:style-name="ce12" table:formula="of:=IF([Sheet1.I304]&gt;[.$G$1];[Sheet1.W304];0)" office:value-type="percentage" office:value="0.176991150442478">
            <text:p>17.70%</text:p>
          </table:table-cell>
          <table:table-cell table:style-name="ce12" table:formula="of:=IF([Sheet1.I304]&gt;[.$G$1];[Sheet1.X304];0)" office:value-type="percentage" office:value="0.132743362831858">
            <text:p>13.27%</text:p>
          </table:table-cell>
          <table:table-cell table:style-name="ce12" table:formula="of:=IF([Sheet1.I304]&gt;[.$G$1];[Sheet1.Y304];0)" office:value-type="percentage" office:value="0.0353982300884956">
            <text:p>3.54%</text:p>
          </table:table-cell>
          <table:table-cell table:formula="of:=IF([Sheet1.I304]&gt;[.$G$1];[Sheet1.Z304];0)" office:value-type="percentage" office:value="0.610619469026549">
            <text:p>61.06%</text:p>
          </table:table-cell>
          <table:table-cell table:formula="of:=IF([Sheet1.I304]&gt;[.$G$1];[Sheet1.AA304];0)" office:value-type="percentage" office:value="0.521739130434783">
            <text:p>52.17%</text:p>
          </table:table-cell>
          <table:table-cell table:number-columns-repeated="2"/>
        </table:table-row>
        <table:table-row table:style-name="ro1">
          <table:table-cell table:style-name="ce11" table:formula="of:=IF([Sheet1.J305]&gt;[.$G$1];[Sheet1.V305];0)" office:value-type="percentage" office:value="0.316282420749279">
            <text:p>31.63%</text:p>
          </table:table-cell>
          <table:table-cell table:style-name="ce12" table:formula="of:=IF([Sheet1.I305]&gt;[.$G$1];[Sheet1.W305];0)" office:value-type="percentage" office:value="0.172811059907834">
            <text:p>17.28%</text:p>
          </table:table-cell>
          <table:table-cell table:style-name="ce12" table:formula="of:=IF([Sheet1.I305]&gt;[.$G$1];[Sheet1.X305];0)" office:value-type="percentage" office:value="0.0852534562211982">
            <text:p>8.53%</text:p>
          </table:table-cell>
          <table:table-cell table:style-name="ce12" table:formula="of:=IF([Sheet1.I305]&gt;[.$G$1];[Sheet1.Y305];0)" office:value-type="percentage" office:value="0.0967741935483871">
            <text:p>9.68%</text:p>
          </table:table-cell>
          <table:table-cell table:formula="of:=IF([Sheet1.I305]&gt;[.$G$1];[Sheet1.Z305];0)" office:value-type="percentage" office:value="0.573732718894009">
            <text:p>57.37%</text:p>
          </table:table-cell>
          <table:table-cell table:formula="of:=IF([Sheet1.I305]&gt;[.$G$1];[Sheet1.AA305];0)" office:value-type="percentage" office:value="0.496583143507973">
            <text:p>49.66%</text:p>
          </table:table-cell>
          <table:table-cell table:number-columns-repeated="2"/>
        </table:table-row>
        <table:table-row table:style-name="ro1">
          <table:table-cell table:style-name="ce11" table:formula="of:=IF([Sheet1.J306]&gt;[.$G$1];[Sheet1.V306];0)" office:value-type="percentage" office:value="0.316872427983539">
            <text:p>31.69%</text:p>
          </table:table-cell>
          <table:table-cell table:style-name="ce12" table:formula="of:=IF([Sheet1.I306]&gt;[.$G$1];[Sheet1.W306];0)" office:value-type="percentage" office:value="0.138157894736842">
            <text:p>13.82%</text:p>
          </table:table-cell>
          <table:table-cell table:style-name="ce12" table:formula="of:=IF([Sheet1.I306]&gt;[.$G$1];[Sheet1.X306];0)" office:value-type="percentage" office:value="0.118421052631579">
            <text:p>11.84%</text:p>
          </table:table-cell>
          <table:table-cell table:style-name="ce12" table:formula="of:=IF([Sheet1.I306]&gt;[.$G$1];[Sheet1.Y306];0)" office:value-type="percentage" office:value="0.105263157894737">
            <text:p>10.53%</text:p>
          </table:table-cell>
          <table:table-cell table:formula="of:=IF([Sheet1.I306]&gt;[.$G$1];[Sheet1.Z306];0)" office:value-type="percentage" office:value="0.611842105263158">
            <text:p>61.18%</text:p>
          </table:table-cell>
          <table:table-cell table:formula="of:=IF([Sheet1.I306]&gt;[.$G$1];[Sheet1.AA306];0)" office:value-type="percentage" office:value="0.487012987012987">
            <text:p>48.70%</text:p>
          </table:table-cell>
          <table:table-cell table:number-columns-repeated="2"/>
        </table:table-row>
        <table:table-row table:style-name="ro1">
          <table:table-cell table:style-name="ce11" table:formula="of:=IF([Sheet1.J307]&gt;[.$G$1];[Sheet1.V307];0)" office:value-type="percentage" office:value="0.337209302325581">
            <text:p>33.72%</text:p>
          </table:table-cell>
          <table:table-cell table:style-name="ce12" table:formula="of:=IF([Sheet1.I307]&gt;[.$G$1];[Sheet1.W307];0)" office:value-type="percentage" office:value="0.237762237762238">
            <text:p>23.78%</text:p>
          </table:table-cell>
          <table:table-cell table:style-name="ce12" table:formula="of:=IF([Sheet1.I307]&gt;[.$G$1];[Sheet1.X307];0)" office:value-type="percentage" office:value="0.125874125874126">
            <text:p>12.59%</text:p>
          </table:table-cell>
          <table:table-cell table:style-name="ce12" table:formula="of:=IF([Sheet1.I307]&gt;[.$G$1];[Sheet1.Y307];0)" office:value-type="percentage" office:value="0.0839160839160839">
            <text:p>8.39%</text:p>
          </table:table-cell>
          <table:table-cell table:formula="of:=IF([Sheet1.I307]&gt;[.$G$1];[Sheet1.Z307];0)" office:value-type="percentage" office:value="0.496503496503497">
            <text:p>49.65%</text:p>
          </table:table-cell>
          <table:table-cell table:formula="of:=IF([Sheet1.I307]&gt;[.$G$1];[Sheet1.AA307];0)" office:value-type="percentage" office:value="0.579310344827586">
            <text:p>57.93%</text:p>
          </table:table-cell>
          <table:table-cell table:number-columns-repeated="2"/>
        </table:table-row>
        <table:table-row table:style-name="ro1">
          <table:table-cell table:style-name="ce11" table:formula="of:=IF([Sheet1.J308]&gt;[.$G$1];[Sheet1.V308];0)" office:value-type="percentage" office:value="0.296610169491525">
            <text:p>29.66%</text:p>
          </table:table-cell>
          <table:table-cell table:style-name="ce12" table:formula="of:=IF([Sheet1.I308]&gt;[.$G$1];[Sheet1.W308];0)" office:value-type="percentage" office:value="0.143884892086331">
            <text:p>14.39%</text:p>
          </table:table-cell>
          <table:table-cell table:style-name="ce12" table:formula="of:=IF([Sheet1.I308]&gt;[.$G$1];[Sheet1.X308];0)" office:value-type="percentage" office:value="0.00719424460431655">
            <text:p>0.72%</text:p>
          </table:table-cell>
          <table:table-cell table:style-name="ce12" table:formula="of:=IF([Sheet1.I308]&gt;[.$G$1];[Sheet1.Y308];0)" office:value-type="percentage" office:value="0.100719424460432">
            <text:p>10.07%</text:p>
          </table:table-cell>
          <table:table-cell table:formula="of:=IF([Sheet1.I308]&gt;[.$G$1];[Sheet1.Z308];0)" office:value-type="percentage" office:value="0.611510791366906">
            <text:p>61.15%</text:p>
          </table:table-cell>
          <table:table-cell table:formula="of:=IF([Sheet1.I308]&gt;[.$G$1];[Sheet1.AA308];0)" office:value-type="percentage" office:value="0.421428571428571">
            <text:p>42.14%</text:p>
          </table:table-cell>
          <table:table-cell table:number-columns-repeated="2"/>
        </table:table-row>
        <table:table-row table:style-name="ro1">
          <table:table-cell table:style-name="ce11" table:formula="of:=IF([Sheet1.J309]&gt;[.$G$1];[Sheet1.V309];0)" office:value-type="percentage" office:value="0.506741573033708">
            <text:p>50.67%</text:p>
          </table:table-cell>
          <table:table-cell table:style-name="ce12" table:formula="of:=IF([Sheet1.I309]&gt;[.$G$1];[Sheet1.W309];0)" office:value-type="percentage" office:value="0.1019955654102">
            <text:p>10.20%</text:p>
          </table:table-cell>
          <table:table-cell table:style-name="ce12" table:formula="of:=IF([Sheet1.I309]&gt;[.$G$1];[Sheet1.X309];0)" office:value-type="percentage" office:value="0.28159645232816">
            <text:p>28.16%</text:p>
          </table:table-cell>
          <table:table-cell table:style-name="ce12" table:formula="of:=IF([Sheet1.I309]&gt;[.$G$1];[Sheet1.Y309];0)" office:value-type="percentage" office:value="0.0665188470066519">
            <text:p>6.65%</text:p>
          </table:table-cell>
          <table:table-cell table:formula="of:=IF([Sheet1.I309]&gt;[.$G$1];[Sheet1.Z309];0)" office:value-type="percentage" office:value="0.514412416851441">
            <text:p>51.44%</text:p>
          </table:table-cell>
          <table:table-cell table:formula="of:=IF([Sheet1.I309]&gt;[.$G$1];[Sheet1.AA309];0)" office:value-type="percentage" office:value="0.317073170731707">
            <text:p>31.71%</text:p>
          </table:table-cell>
          <table:table-cell table:number-columns-repeated="2"/>
        </table:table-row>
        <table:table-row table:style-name="ro1">
          <table:table-cell table:style-name="ce11" table:formula="of:=IF([Sheet1.J310]&gt;[.$G$1];[Sheet1.V310];0)" office:value-type="percentage" office:value="0.5">
            <text:p>50.00%</text:p>
          </table:table-cell>
          <table:table-cell table:style-name="ce12" table:formula="of:=IF([Sheet1.I310]&gt;[.$G$1];[Sheet1.W310];0)" office:value-type="percentage" office:value="0.0776255707762557">
            <text:p>7.76%</text:p>
          </table:table-cell>
          <table:table-cell table:style-name="ce12" table:formula="of:=IF([Sheet1.I310]&gt;[.$G$1];[Sheet1.X310];0)" office:value-type="percentage" office:value="0.301369863013699">
            <text:p>30.14%</text:p>
          </table:table-cell>
          <table:table-cell table:style-name="ce12" table:formula="of:=IF([Sheet1.I310]&gt;[.$G$1];[Sheet1.Y310];0)" office:value-type="percentage" office:value="0.114155251141553">
            <text:p>11.42%</text:p>
          </table:table-cell>
          <table:table-cell table:formula="of:=IF([Sheet1.I310]&gt;[.$G$1];[Sheet1.Z310];0)" office:value-type="percentage" office:value="0.470319634703196">
            <text:p>47.03%</text:p>
          </table:table-cell>
          <table:table-cell table:formula="of:=IF([Sheet1.I310]&gt;[.$G$1];[Sheet1.AA310];0)" office:value-type="percentage" office:value="0.315068493150685">
            <text:p>31.51%</text:p>
          </table:table-cell>
          <table:table-cell table:number-columns-repeated="2"/>
        </table:table-row>
        <table:table-row table:style-name="ro1">
          <table:table-cell table:style-name="ce11" table:formula="of:=IF([Sheet1.J311]&gt;[.$G$1];[Sheet1.V311];0)" office:value-type="percentage" office:value="0.513274336283186">
            <text:p>51.33%</text:p>
          </table:table-cell>
          <table:table-cell table:style-name="ce12" table:formula="of:=IF([Sheet1.I311]&gt;[.$G$1];[Sheet1.W311];0)" office:value-type="percentage" office:value="0.125">
            <text:p>12.50%</text:p>
          </table:table-cell>
          <table:table-cell table:style-name="ce12" table:formula="of:=IF([Sheet1.I311]&gt;[.$G$1];[Sheet1.X311];0)" office:value-type="percentage" office:value="0.262931034482759">
            <text:p>26.29%</text:p>
          </table:table-cell>
          <table:table-cell table:style-name="ce12" table:formula="of:=IF([Sheet1.I311]&gt;[.$G$1];[Sheet1.Y311];0)" office:value-type="percentage" office:value="0.021551724137931">
            <text:p>2.16%</text:p>
          </table:table-cell>
          <table:table-cell table:formula="of:=IF([Sheet1.I311]&gt;[.$G$1];[Sheet1.Z311];0)" office:value-type="percentage" office:value="0.556034482758621">
            <text:p>55.60%</text:p>
          </table:table-cell>
          <table:table-cell table:formula="of:=IF([Sheet1.I311]&gt;[.$G$1];[Sheet1.AA311];0)" office:value-type="percentage" office:value="0.318965517241379">
            <text:p>31.90%</text:p>
          </table:table-cell>
          <table:table-cell table:number-columns-repeated="2"/>
        </table:table-row>
        <table:table-row table:style-name="ro1">
          <table:table-cell table:style-name="ce11" table:formula="of:=IF([Sheet1.J312]&gt;[.$G$1];[Sheet1.V312];0)" office:value-type="percentage" office:value="0.418978102189781">
            <text:p>41.90%</text:p>
          </table:table-cell>
          <table:table-cell table:style-name="ce12" table:formula="of:=IF([Sheet1.I312]&gt;[.$G$1];[Sheet1.W312];0)" office:value-type="percentage" office:value="0.119298245614035">
            <text:p>11.93%</text:p>
          </table:table-cell>
          <table:table-cell table:style-name="ce12" table:formula="of:=IF([Sheet1.I312]&gt;[.$G$1];[Sheet1.X312];0)" office:value-type="percentage" office:value="0.27719298245614">
            <text:p>27.72%</text:p>
          </table:table-cell>
          <table:table-cell table:style-name="ce12" table:formula="of:=IF([Sheet1.I312]&gt;[.$G$1];[Sheet1.Y312];0)" office:value-type="percentage" office:value="0.0807017543859649">
            <text:p>8.07%</text:p>
          </table:table-cell>
          <table:table-cell table:formula="of:=IF([Sheet1.I312]&gt;[.$G$1];[Sheet1.Z312];0)" office:value-type="percentage" office:value="0.494736842105263">
            <text:p>49.47%</text:p>
          </table:table-cell>
          <table:table-cell table:formula="of:=IF([Sheet1.I312]&gt;[.$G$1];[Sheet1.AA312];0)" office:value-type="percentage" office:value="0.463414634146341">
            <text:p>46.34%</text:p>
          </table:table-cell>
          <table:table-cell table:number-columns-repeated="2"/>
        </table:table-row>
        <table:table-row table:style-name="ro1">
          <table:table-cell table:style-name="ce11" table:formula="of:=IF([Sheet1.J313]&gt;[.$G$1];[Sheet1.V313];0)" office:value-type="percentage" office:value="0.430517711171662">
            <text:p>43.05%</text:p>
          </table:table-cell>
          <table:table-cell table:style-name="ce12" table:formula="of:=IF([Sheet1.I313]&gt;[.$G$1];[Sheet1.W313];0)" office:value-type="percentage" office:value="0.107594936708861">
            <text:p>10.76%</text:p>
          </table:table-cell>
          <table:table-cell table:style-name="ce12" table:formula="of:=IF([Sheet1.I313]&gt;[.$G$1];[Sheet1.X313];0)" office:value-type="percentage" office:value="0.29746835443038">
            <text:p>29.75%</text:p>
          </table:table-cell>
          <table:table-cell table:style-name="ce12" table:formula="of:=IF([Sheet1.I313]&gt;[.$G$1];[Sheet1.Y313];0)" office:value-type="percentage" office:value="0.0759493670886076">
            <text:p>7.59%</text:p>
          </table:table-cell>
          <table:table-cell table:formula="of:=IF([Sheet1.I313]&gt;[.$G$1];[Sheet1.Z313];0)" office:value-type="percentage" office:value="0.512658227848101">
            <text:p>51.27%</text:p>
          </table:table-cell>
          <table:table-cell table:formula="of:=IF([Sheet1.I313]&gt;[.$G$1];[Sheet1.AA313];0)" office:value-type="percentage" office:value="0.468354430379747">
            <text:p>46.84%</text:p>
          </table:table-cell>
          <table:table-cell table:number-columns-repeated="2"/>
        </table:table-row>
        <table:table-row table:style-name="ro1">
          <table:table-cell table:style-name="ce11" table:formula="of:=IF([Sheet1.J314]&gt;[.$G$1];[Sheet1.V314];0)" office:value-type="percentage" office:value="0.405660377358491">
            <text:p>40.57%</text:p>
          </table:table-cell>
          <table:table-cell table:style-name="ce12" table:formula="of:=IF([Sheet1.I314]&gt;[.$G$1];[Sheet1.W314];0)" office:value-type="percentage" office:value="0.133858267716535">
            <text:p>13.39%</text:p>
          </table:table-cell>
          <table:table-cell table:style-name="ce12" table:formula="of:=IF([Sheet1.I314]&gt;[.$G$1];[Sheet1.X314];0)" office:value-type="percentage" office:value="0.251968503937008">
            <text:p>25.20%</text:p>
          </table:table-cell>
          <table:table-cell table:style-name="ce12" table:formula="of:=IF([Sheet1.I314]&gt;[.$G$1];[Sheet1.Y314];0)" office:value-type="percentage" office:value="0.0866141732283464">
            <text:p>8.66%</text:p>
          </table:table-cell>
          <table:table-cell table:formula="of:=IF([Sheet1.I314]&gt;[.$G$1];[Sheet1.Z314];0)" office:value-type="percentage" office:value="0.47244094488189">
            <text:p>47.24%</text:p>
          </table:table-cell>
          <table:table-cell table:formula="of:=IF([Sheet1.I314]&gt;[.$G$1];[Sheet1.AA314];0)" office:value-type="percentage" office:value="0.457364341085271">
            <text:p>45.74%</text:p>
          </table:table-cell>
          <table:table-cell table:number-columns-repeated="2"/>
        </table:table-row>
        <table:table-row table:style-name="ro1">
          <table:table-cell table:style-name="ce11" table:formula="of:=IF([Sheet1.J315]&gt;[.$G$1];[Sheet1.V315];0)" office:value-type="percentage" office:value="0.541457286432161">
            <text:p>54.15%</text:p>
          </table:table-cell>
          <table:table-cell table:style-name="ce12" table:formula="of:=IF([Sheet1.I315]&gt;[.$G$1];[Sheet1.W315];0)" office:value-type="percentage" office:value="0.214452214452214">
            <text:p>21.45%</text:p>
          </table:table-cell>
          <table:table-cell table:style-name="ce12" table:formula="of:=IF([Sheet1.I315]&gt;[.$G$1];[Sheet1.X315];0)" office:value-type="percentage" office:value="0.128205128205128">
            <text:p>12.82%</text:p>
          </table:table-cell>
          <table:table-cell table:style-name="ce12" table:formula="of:=IF([Sheet1.I315]&gt;[.$G$1];[Sheet1.Y315];0)" office:value-type="percentage" office:value="0.0909090909090909">
            <text:p>9.09%</text:p>
          </table:table-cell>
          <table:table-cell table:formula="of:=IF([Sheet1.I315]&gt;[.$G$1];[Sheet1.Z315];0)" office:value-type="percentage" office:value="0.55011655011655">
            <text:p>55.01%</text:p>
          </table:table-cell>
          <table:table-cell table:formula="of:=IF([Sheet1.I315]&gt;[.$G$1];[Sheet1.AA315];0)" office:value-type="percentage" office:value="0.482598607888631">
            <text:p>48.26%</text:p>
          </table:table-cell>
          <table:table-cell table:number-columns-repeated="2"/>
        </table:table-row>
        <table:table-row table:style-name="ro1">
          <table:table-cell table:style-name="ce11" table:formula="of:=IF([Sheet1.J316]&gt;[.$G$1];[Sheet1.V316];0)" office:value-type="percentage" office:value="0.533653846153846">
            <text:p>53.37%</text:p>
          </table:table-cell>
          <table:table-cell table:style-name="ce12" table:formula="of:=IF([Sheet1.I316]&gt;[.$G$1];[Sheet1.W316];0)" office:value-type="percentage" office:value="0.190045248868778">
            <text:p>19.00%</text:p>
          </table:table-cell>
          <table:table-cell table:style-name="ce12" table:formula="of:=IF([Sheet1.I316]&gt;[.$G$1];[Sheet1.X316];0)" office:value-type="percentage" office:value="0.122171945701357">
            <text:p>12.22%</text:p>
          </table:table-cell>
          <table:table-cell table:style-name="ce12" table:formula="of:=IF([Sheet1.I316]&gt;[.$G$1];[Sheet1.Y316];0)" office:value-type="percentage" office:value="0.0995475113122172">
            <text:p>9.95%</text:p>
          </table:table-cell>
          <table:table-cell table:formula="of:=IF([Sheet1.I316]&gt;[.$G$1];[Sheet1.Z316];0)" office:value-type="percentage" office:value="0.579185520361991">
            <text:p>57.92%</text:p>
          </table:table-cell>
          <table:table-cell table:formula="of:=IF([Sheet1.I316]&gt;[.$G$1];[Sheet1.AA316];0)" office:value-type="percentage" office:value="0.495495495495496">
            <text:p>49.55%</text:p>
          </table:table-cell>
          <table:table-cell table:number-columns-repeated="2"/>
        </table:table-row>
        <table:table-row table:style-name="ro1">
          <table:table-cell table:style-name="ce11" table:formula="of:=IF([Sheet1.J317]&gt;[.$G$1];[Sheet1.V317];0)" office:value-type="percentage" office:value="0.55">
            <text:p>55.00%</text:p>
          </table:table-cell>
          <table:table-cell table:style-name="ce12" table:formula="of:=IF([Sheet1.I317]&gt;[.$G$1];[Sheet1.W317];0)" office:value-type="percentage" office:value="0.240384615384615">
            <text:p>24.04%</text:p>
          </table:table-cell>
          <table:table-cell table:style-name="ce12" table:formula="of:=IF([Sheet1.I317]&gt;[.$G$1];[Sheet1.X317];0)" office:value-type="percentage" office:value="0.134615384615385">
            <text:p>13.46%</text:p>
          </table:table-cell>
          <table:table-cell table:style-name="ce12" table:formula="of:=IF([Sheet1.I317]&gt;[.$G$1];[Sheet1.Y317];0)" office:value-type="percentage" office:value="0.0817307692307692">
            <text:p>8.17%</text:p>
          </table:table-cell>
          <table:table-cell table:formula="of:=IF([Sheet1.I317]&gt;[.$G$1];[Sheet1.Z317];0)" office:value-type="percentage" office:value="0.519230769230769">
            <text:p>51.92%</text:p>
          </table:table-cell>
          <table:table-cell table:formula="of:=IF([Sheet1.I317]&gt;[.$G$1];[Sheet1.AA317];0)" office:value-type="percentage" office:value="0.468899521531101">
            <text:p>46.89%</text:p>
          </table:table-cell>
          <table:table-cell table:number-columns-repeated="2"/>
        </table:table-row>
        <table:table-row table:style-name="ro1">
          <table:table-cell table:style-name="ce11" table:formula="of:=IF([Sheet1.J318]&gt;[.$G$1];[Sheet1.V318];0)" office:value-type="percentage" office:value="0.554385964912281">
            <text:p>55.44%</text:p>
          </table:table-cell>
          <table:table-cell table:style-name="ce12" table:formula="of:=IF([Sheet1.I318]&gt;[.$G$1];[Sheet1.W318];0)" office:value-type="percentage" office:value="0.165605095541401">
            <text:p>16.56%</text:p>
          </table:table-cell>
          <table:table-cell table:style-name="ce12" table:formula="of:=IF([Sheet1.I318]&gt;[.$G$1];[Sheet1.X318];0)" office:value-type="percentage" office:value="0.207006369426752">
            <text:p>20.70%</text:p>
          </table:table-cell>
          <table:table-cell table:style-name="ce12" table:formula="of:=IF([Sheet1.I318]&gt;[.$G$1];[Sheet1.Y318];0)" office:value-type="percentage" office:value="0.124203821656051">
            <text:p>12.42%</text:p>
          </table:table-cell>
          <table:table-cell table:formula="of:=IF([Sheet1.I318]&gt;[.$G$1];[Sheet1.Z318];0)" office:value-type="percentage" office:value="0.487261146496815">
            <text:p>48.73%</text:p>
          </table:table-cell>
          <table:table-cell table:formula="of:=IF([Sheet1.I318]&gt;[.$G$1];[Sheet1.AA318];0)" office:value-type="percentage" office:value="0.537974683544304">
            <text:p>53.80%</text:p>
          </table:table-cell>
          <table:table-cell table:number-columns-repeated="2"/>
        </table:table-row>
        <table:table-row table:style-name="ro1">
          <table:table-cell table:style-name="ce11" table:formula="of:=IF([Sheet1.J319]&gt;[.$G$1];[Sheet1.V319];0)" office:value-type="percentage" office:value="0.546979865771812">
            <text:p>54.70%</text:p>
          </table:table-cell>
          <table:table-cell table:style-name="ce12" table:formula="of:=IF([Sheet1.I319]&gt;[.$G$1];[Sheet1.W319];0)" office:value-type="percentage" office:value="0.160493827160494">
            <text:p>16.05%</text:p>
          </table:table-cell>
          <table:table-cell table:style-name="ce12" table:formula="of:=IF([Sheet1.I319]&gt;[.$G$1];[Sheet1.X319];0)" office:value-type="percentage" office:value="0.179012345679012">
            <text:p>17.90%</text:p>
          </table:table-cell>
          <table:table-cell table:style-name="ce12" table:formula="of:=IF([Sheet1.I319]&gt;[.$G$1];[Sheet1.Y319];0)" office:value-type="percentage" office:value="0.12962962962963">
            <text:p>12.96%</text:p>
          </table:table-cell>
          <table:table-cell table:formula="of:=IF([Sheet1.I319]&gt;[.$G$1];[Sheet1.Z319];0)" office:value-type="percentage" office:value="0.5">
            <text:p>50.00%</text:p>
          </table:table-cell>
          <table:table-cell table:formula="of:=IF([Sheet1.I319]&gt;[.$G$1];[Sheet1.AA319];0)" office:value-type="percentage" office:value="0.539877300613497">
            <text:p>53.99%</text:p>
          </table:table-cell>
          <table:table-cell table:number-columns-repeated="2"/>
        </table:table-row>
        <table:table-row table:style-name="ro1">
          <table:table-cell table:style-name="ce11" table:formula="of:=IF([Sheet1.J320]&gt;[.$G$1];[Sheet1.V320];0)" office:value-type="percentage" office:value="0.5625">
            <text:p>56.25%</text:p>
          </table:table-cell>
          <table:table-cell table:style-name="ce12" table:formula="of:=IF([Sheet1.I320]&gt;[.$G$1];[Sheet1.W320];0)" office:value-type="percentage" office:value="0.171052631578947">
            <text:p>17.11%</text:p>
          </table:table-cell>
          <table:table-cell table:style-name="ce12" table:formula="of:=IF([Sheet1.I320]&gt;[.$G$1];[Sheet1.X320];0)" office:value-type="percentage" office:value="0.236842105263158">
            <text:p>23.68%</text:p>
          </table:table-cell>
          <table:table-cell table:style-name="ce12" table:formula="of:=IF([Sheet1.I320]&gt;[.$G$1];[Sheet1.Y320];0)" office:value-type="percentage" office:value="0.118421052631579">
            <text:p>11.84%</text:p>
          </table:table-cell>
          <table:table-cell table:formula="of:=IF([Sheet1.I320]&gt;[.$G$1];[Sheet1.Z320];0)" office:value-type="percentage" office:value="0.473684210526316">
            <text:p>47.37%</text:p>
          </table:table-cell>
          <table:table-cell table:formula="of:=IF([Sheet1.I320]&gt;[.$G$1];[Sheet1.AA320];0)" office:value-type="percentage" office:value="0.535947712418301">
            <text:p>53.59%</text:p>
          </table:table-cell>
          <table:table-cell table:number-columns-repeated="2"/>
        </table:table-row>
        <table:table-row table:style-name="ro1">
          <table:table-cell table:style-name="ce11" table:formula="of:=IF([Sheet1.J321]&gt;[.$G$1];[Sheet1.V321];0)" office:value-type="percentage" office:value="0.324773413897281">
            <text:p>32.48%</text:p>
          </table:table-cell>
          <table:table-cell table:style-name="ce12" table:formula="of:=IF([Sheet1.I321]&gt;[.$G$1];[Sheet1.W321];0)" office:value-type="percentage" office:value="0.261682242990654">
            <text:p>26.17%</text:p>
          </table:table-cell>
          <table:table-cell table:style-name="ce12" table:formula="of:=IF([Sheet1.I321]&gt;[.$G$1];[Sheet1.X321];0)" office:value-type="percentage" office:value="0.116822429906542">
            <text:p>11.68%</text:p>
          </table:table-cell>
          <table:table-cell table:style-name="ce12" table:formula="of:=IF([Sheet1.I321]&gt;[.$G$1];[Sheet1.Y321];0)" office:value-type="percentage" office:value="0.135514018691589">
            <text:p>13.55%</text:p>
          </table:table-cell>
          <table:table-cell table:formula="of:=IF([Sheet1.I321]&gt;[.$G$1];[Sheet1.Z321];0)" office:value-type="percentage" office:value="0.425233644859813">
            <text:p>42.52%</text:p>
          </table:table-cell>
          <table:table-cell table:formula="of:=IF([Sheet1.I321]&gt;[.$G$1];[Sheet1.AA321];0)" office:value-type="percentage" office:value="0.595348837209302">
            <text:p>59.53%</text:p>
          </table:table-cell>
          <table:table-cell table:number-columns-repeated="2"/>
        </table:table-row>
        <table:table-row table:style-name="ro1">
          <table:table-cell table:style-name="ce11" table:formula="of:=IF([Sheet1.J322]&gt;[.$G$1];[Sheet1.V322];0)" office:value-type="percentage" office:value="0.323699421965318">
            <text:p>32.37%</text:p>
          </table:table-cell>
          <table:table-cell table:style-name="ce12" table:formula="of:=IF([Sheet1.I322]&gt;[.$G$1];[Sheet1.W322];0)" office:value-type="percentage" office:value="0.225225225225225">
            <text:p>22.52%</text:p>
          </table:table-cell>
          <table:table-cell table:style-name="ce12" table:formula="of:=IF([Sheet1.I322]&gt;[.$G$1];[Sheet1.X322];0)" office:value-type="percentage" office:value="0.0900900900900901">
            <text:p>9.01%</text:p>
          </table:table-cell>
          <table:table-cell table:style-name="ce12" table:formula="of:=IF([Sheet1.I322]&gt;[.$G$1];[Sheet1.Y322];0)" office:value-type="percentage" office:value="0.153153153153153">
            <text:p>15.32%</text:p>
          </table:table-cell>
          <table:table-cell table:formula="of:=IF([Sheet1.I322]&gt;[.$G$1];[Sheet1.Z322];0)" office:value-type="percentage" office:value="0.495495495495496">
            <text:p>49.55%</text:p>
          </table:table-cell>
          <table:table-cell table:formula="of:=IF([Sheet1.I322]&gt;[.$G$1];[Sheet1.AA322];0)" office:value-type="percentage" office:value="0.5625">
            <text:p>56.25%</text:p>
          </table:table-cell>
          <table:table-cell table:number-columns-repeated="2"/>
        </table:table-row>
        <table:table-row table:style-name="ro1">
          <table:table-cell table:style-name="ce11" table:formula="of:=IF([Sheet1.J323]&gt;[.$G$1];[Sheet1.V323];0)" office:value-type="percentage" office:value="0.325949367088608">
            <text:p>32.59%</text:p>
          </table:table-cell>
          <table:table-cell table:style-name="ce12" table:formula="of:=IF([Sheet1.I323]&gt;[.$G$1];[Sheet1.W323];0)" office:value-type="percentage" office:value="0.300970873786408">
            <text:p>30.10%</text:p>
          </table:table-cell>
          <table:table-cell table:style-name="ce12" table:formula="of:=IF([Sheet1.I323]&gt;[.$G$1];[Sheet1.X323];0)" office:value-type="percentage" office:value="0.145631067961165">
            <text:p>14.56%</text:p>
          </table:table-cell>
          <table:table-cell table:style-name="ce12" table:formula="of:=IF([Sheet1.I323]&gt;[.$G$1];[Sheet1.Y323];0)" office:value-type="percentage" office:value="0.116504854368932">
            <text:p>11.65%</text:p>
          </table:table-cell>
          <table:table-cell table:formula="of:=IF([Sheet1.I323]&gt;[.$G$1];[Sheet1.Z323];0)" office:value-type="percentage" office:value="0.349514563106796">
            <text:p>34.95%</text:p>
          </table:table-cell>
          <table:table-cell table:formula="of:=IF([Sheet1.I323]&gt;[.$G$1];[Sheet1.AA323];0)" office:value-type="percentage" office:value="0.631067961165049">
            <text:p>63.11%</text:p>
          </table:table-cell>
          <table:table-cell table:number-columns-repeated="2"/>
        </table:table-row>
        <table:table-row table:style-name="ro1">
          <table:table-cell table:style-name="ce11" table:formula="of:=IF([Sheet1.J324]&gt;[.$G$1];[Sheet1.V324];0)" office:value-type="percentage" office:value="0.563480741797432">
            <text:p>56.35%</text:p>
          </table:table-cell>
          <table:table-cell table:style-name="ce12" table:formula="of:=IF([Sheet1.I324]&gt;[.$G$1];[Sheet1.W324];0)" office:value-type="percentage" office:value="0.153846153846154">
            <text:p>15.38%</text:p>
          </table:table-cell>
          <table:table-cell table:style-name="ce12" table:formula="of:=IF([Sheet1.I324]&gt;[.$G$1];[Sheet1.X324];0)" office:value-type="percentage" office:value="0.253846153846154">
            <text:p>25.38%</text:p>
          </table:table-cell>
          <table:table-cell table:style-name="ce12" table:formula="of:=IF([Sheet1.I324]&gt;[.$G$1];[Sheet1.Y324];0)" office:value-type="percentage" office:value="0.135897435897436">
            <text:p>13.59%</text:p>
          </table:table-cell>
          <table:table-cell table:formula="of:=IF([Sheet1.I324]&gt;[.$G$1];[Sheet1.Z324];0)" office:value-type="percentage" office:value="0.448717948717949">
            <text:p>44.87%</text:p>
          </table:table-cell>
          <table:table-cell table:formula="of:=IF([Sheet1.I324]&gt;[.$G$1];[Sheet1.AA324];0)" office:value-type="percentage" office:value="0.49873417721519">
            <text:p>49.87%</text:p>
          </table:table-cell>
          <table:table-cell table:number-columns-repeated="2"/>
        </table:table-row>
        <table:table-row table:style-name="ro1">
          <table:table-cell table:style-name="ce11" table:formula="of:=IF([Sheet1.J325]&gt;[.$G$1];[Sheet1.V325];0)" office:value-type="percentage" office:value="0.597014925373134">
            <text:p>59.70%</text:p>
          </table:table-cell>
          <table:table-cell table:style-name="ce12" table:formula="of:=IF([Sheet1.I325]&gt;[.$G$1];[Sheet1.W325];0)" office:value-type="percentage" office:value="0.16243654822335">
            <text:p>16.24%</text:p>
          </table:table-cell>
          <table:table-cell table:style-name="ce12" table:formula="of:=IF([Sheet1.I325]&gt;[.$G$1];[Sheet1.X325];0)" office:value-type="percentage" office:value="0.223350253807107">
            <text:p>22.34%</text:p>
          </table:table-cell>
          <table:table-cell table:style-name="ce12" table:formula="of:=IF([Sheet1.I325]&gt;[.$G$1];[Sheet1.Y325];0)" office:value-type="percentage" office:value="0.106598984771574">
            <text:p>10.66%</text:p>
          </table:table-cell>
          <table:table-cell table:formula="of:=IF([Sheet1.I325]&gt;[.$G$1];[Sheet1.Z325];0)" office:value-type="percentage" office:value="0.49746192893401">
            <text:p>49.75%</text:p>
          </table:table-cell>
          <table:table-cell table:formula="of:=IF([Sheet1.I325]&gt;[.$G$1];[Sheet1.AA325];0)" office:value-type="percentage" office:value="0.465">
            <text:p>46.50%</text:p>
          </table:table-cell>
          <table:table-cell table:number-columns-repeated="2"/>
        </table:table-row>
        <table:table-row table:style-name="ro1">
          <table:table-cell table:style-name="ce11" table:formula="of:=IF([Sheet1.J326]&gt;[.$G$1];[Sheet1.V326];0)" office:value-type="percentage" office:value="0.532786885245902">
            <text:p>53.28%</text:p>
          </table:table-cell>
          <table:table-cell table:style-name="ce12" table:formula="of:=IF([Sheet1.I326]&gt;[.$G$1];[Sheet1.W326];0)" office:value-type="percentage" office:value="0.145077720207254">
            <text:p>14.51%</text:p>
          </table:table-cell>
          <table:table-cell table:style-name="ce12" table:formula="of:=IF([Sheet1.I326]&gt;[.$G$1];[Sheet1.X326];0)" office:value-type="percentage" office:value="0.284974093264249">
            <text:p>28.50%</text:p>
          </table:table-cell>
          <table:table-cell table:style-name="ce12" table:formula="of:=IF([Sheet1.I326]&gt;[.$G$1];[Sheet1.Y326];0)" office:value-type="percentage" office:value="0.16580310880829">
            <text:p>16.58%</text:p>
          </table:table-cell>
          <table:table-cell table:formula="of:=IF([Sheet1.I326]&gt;[.$G$1];[Sheet1.Z326];0)" office:value-type="percentage" office:value="0.398963730569948">
            <text:p>39.90%</text:p>
          </table:table-cell>
          <table:table-cell table:formula="of:=IF([Sheet1.I326]&gt;[.$G$1];[Sheet1.AA326];0)" office:value-type="percentage" office:value="0.533333333333333">
            <text:p>53.33%</text:p>
          </table:table-cell>
          <table:table-cell table:number-columns-repeated="2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6"/>
          <table:table-cell table:style-name="ce2" table:formula="of:=IF([Sheet1.K343]&gt;[.$G$1];[Sheet1.AB343];0)" office:value-type="percentage" office:value="0">
            <text:p>0.00%</text:p>
          </table:table-cell>
          <table:table-cell table:style-name="ce2" table:formula="of:=IF([Sheet1.K343]&gt;[.$G$1];[Sheet1.AC343];0)" office:value-type="percentage" office:value="0">
            <text:p>0.00%</text:p>
          </table:table-cell>
        </table:table-row>
        <table:table-row table:style-name="ro1" table:number-rows-repeated="1048244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0" number:min-integer-digits="3"/>
    </number:number-style>
    <number:number-style style:name="N126">
      <number:number number:decimal-places="9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10/31/2013</text:date>, <text:time>19:3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editing-duration>PT4H13M27S</meta:editing-duration>
    <meta:editing-cycles>20</meta:editing-cycles>
    <meta:creation-date>2013-10-08T22:24:16.544000000</meta:creation-date>
    <dc:date>2013-10-31T19:35:41</dc:date>
    <dc:creator>Julien Lamarche</dc:creator>
    <meta:document-statistic meta:table-count="3" meta:cell-count="141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">
      <style:chart-properties chart:display-label="true" chart:logarithmic="false" chart:minimum="0.1" chart:max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193cm" svg:height="19.108cm" xlink:href=".." xlink:type="simple" chart:class="chart:scatter" chart:style-name="ch1">
        <chart:plot-area chart:style-name="ch2" table:cell-range-address="'Correlation - all &gt;25 samples'.E1:'Correlation - all &gt;25 samples'.F1 'Correlation - all &gt;25 samples'.E3:'Correlation - all &gt;25 samples'.F321" chart:data-source-has-labels="row" svg:x="1.654cm" svg:y="1.663cm" svg:width="29.253cm" svg:height="16.082cm">
          <chartooo:coordinate-region svg:x="3.069cm" svg:y="1.862cm" svg:width="27.254cm" svg:height="15.236cm"/>
          <chart:axis chart:dimension="x" chart:name="primary-x" chart:style-name="ch3">
            <chart:title svg:x="15.323cm" svg:y="18.127cm" chart:style-name="ch4">
              <text:p>LPO support</text:p>
            </chart:title>
            <chart:grid chart:style-name="ch5" chart:class="major"/>
          </chart:axis>
          <chart:axis chart:dimension="y" chart:name="primary-y" chart:style-name="ch6">
            <chart:title svg:x="0.451cm" svg:y="10.714cm" chart:style-name="ch7">
              <text:p>MMP support</text:p>
            </chart:title>
            <chart:grid chart:style-name="ch5" chart:class="major"/>
          </chart:axis>
          <chart:series chart:style-name="ch8" chart:values-cell-range-address="'Correlation - all &gt;25 samples'.F3:'Correlation - all &gt;25 samples'.F321" chart:label-cell-address="'Correlation - all &gt;25 samples'.F1:'Correlation - all &gt;25 samples'.F1" chart:class="chart:scatter">
            <chart:domain table:cell-range-address="'Correlation - all &gt;25 samples'.E3:'Correlation - all &gt;25 samples'.E321"/>
            <chart:data-point chart:repeated="3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MP support</text:p>
                <draw:g>
                  <svg:desc>'Correlation - all &gt;25 samples'.F1:'Correlation - all &gt;25 sampl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2558139534884">
                <text:p>0.432558139534884</text:p>
                <draw:g>
                  <svg:desc>'Correlation - all &gt;25 samples'.E3:'Correlation - all &gt;25 samples'.E321</svg:desc>
                </draw:g>
              </table:table-cell>
              <table:table-cell office:value-type="float" office:value="0.365740740740741">
                <text:p>0.365740740740741</text:p>
                <draw:g>
                  <svg:desc>'Correlation - all &gt;25 samples'.F3:'Correlation - all &gt;25 samples'.F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7209302325581">
                <text:p>0.437209302325581</text:p>
              </table:table-cell>
              <table:table-cell office:value-type="float" office:value="0.331797235023041">
                <text:p>0.331797235023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2796208530806">
                <text:p>0.312796208530806</text:p>
              </table:table-cell>
              <table:table-cell office:value-type="float" office:value="0.322274881516588">
                <text:p>0.322274881516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1648351648352">
                <text:p>0.351648351648352</text:p>
              </table:table-cell>
              <table:table-cell office:value-type="float" office:value="0.278688524590164">
                <text:p>0.278688524590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8627450980392">
                <text:p>0.368627450980392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2037037037037">
                <text:p>0.412037037037037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5945945945946">
                <text:p>0.345945945945946</text:p>
              </table:table-cell>
              <table:table-cell office:value-type="float" office:value="0.318918918918919">
                <text:p>0.318918918918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625">
                <text:p>0.40625</text:p>
              </table:table-cell>
              <table:table-cell office:value-type="float" office:value="0.305309734513274">
                <text:p>0.305309734513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8926553672316">
                <text:p>0.468926553672316</text:p>
              </table:table-cell>
              <table:table-cell office:value-type="float" office:value="0.418079096045198">
                <text:p>0.418079096045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255060728744939">
                <text:p>0.255060728744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8794326241135">
                <text:p>0.368794326241135</text:p>
              </table:table-cell>
              <table:table-cell office:value-type="float" office:value="0.433566433566434">
                <text:p>0.433566433566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2600896860987">
                <text:p>0.542600896860987</text:p>
              </table:table-cell>
              <table:table-cell office:value-type="float" office:value="0.473214285714286">
                <text:p>0.4732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587786259542">
                <text:p>0.33587786259542</text:p>
              </table:table-cell>
              <table:table-cell office:value-type="float" office:value="0.304182509505703">
                <text:p>0.304182509505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1219512195122">
                <text:p>0.351219512195122</text:p>
              </table:table-cell>
              <table:table-cell office:value-type="float" office:value="0.252427184466019">
                <text:p>0.252427184466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420512820512821">
                <text:p>0.4205128205128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4841628959276">
                <text:p>0.334841628959276</text:p>
              </table:table-cell>
              <table:table-cell office:value-type="float" office:value="0.298642533936652">
                <text:p>0.298642533936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7254901960784">
                <text:p>0.387254901960784</text:p>
              </table:table-cell>
              <table:table-cell office:value-type="float" office:value="0.257281553398058">
                <text:p>0.257281553398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9275362318841">
                <text:p>0.449275362318841</text:p>
              </table:table-cell>
              <table:table-cell office:value-type="float" office:value="0.278571428571429">
                <text:p>0.278571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7142857142857">
                <text:p>0.407142857142857</text:p>
              </table:table-cell>
              <table:table-cell office:value-type="float" office:value="0.381944444444444">
                <text:p>0.381944444444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6120218579235">
                <text:p>0.366120218579235</text:p>
              </table:table-cell>
              <table:table-cell office:value-type="float" office:value="0.295081967213115">
                <text:p>0.295081967213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4366197183099">
                <text:p>0.394366197183099</text:p>
              </table:table-cell>
              <table:table-cell office:value-type="float" office:value="0.28169014084507">
                <text:p>0.281690140845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8965517241379">
                <text:p>0.318965517241379</text:p>
              </table:table-cell>
              <table:table-cell office:value-type="float" office:value="0.341666666666667">
                <text:p>0.341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0597014925373">
                <text:p>0.380597014925373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40993788819876">
                <text:p>0.440993788819876</text:p>
              </table:table-cell>
              <table:table-cell office:value-type="float" office:value="0.360248447204969">
                <text:p>0.360248447204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76470588235294">
                <text:p>0.476470588235294</text:p>
              </table:table-cell>
              <table:table-cell office:value-type="float" office:value="0.331491712707182">
                <text:p>0.331491712707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50261780104712">
                <text:p>0.450261780104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2258064516129">
                <text:p>0.432258064516129</text:p>
              </table:table-cell>
              <table:table-cell office:value-type="float" office:value="0.438709677419355">
                <text:p>0.438709677419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9090909090909">
                <text:p>0.509090909090909</text:p>
              </table:table-cell>
              <table:table-cell office:value-type="float" office:value="0.36969696969697">
                <text:p>0.36969696969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2173913043478">
                <text:p>0.402173913043478</text:p>
              </table:table-cell>
              <table:table-cell office:value-type="float" office:value="0.380434782608696">
                <text:p>0.380434782608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4672897196262">
                <text:p>0.504672897196262</text:p>
              </table:table-cell>
              <table:table-cell office:value-type="float" office:value="0.289719626168224">
                <text:p>0.289719626168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21472392638037">
                <text:p>0.521472392638037</text:p>
              </table:table-cell>
              <table:table-cell office:value-type="float" office:value="0.396341463414634">
                <text:p>0.3963414634146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88188976377953">
                <text:p>0.4881889763779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6363636363636">
                <text:p>0.436363636363636</text:p>
              </table:table-cell>
              <table:table-cell office:value-type="float" office:value="0.309090909090909">
                <text:p>0.309090909090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39622641509434">
                <text:p>0.396226415094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1264367816092">
                <text:p>0.471264367816092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74468085106383">
                <text:p>0.574468085106383</text:p>
              </table:table-cell>
              <table:table-cell office:value-type="float" office:value="0.542553191489362">
                <text:p>0.5425531914893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591397849462366">
                <text:p>0.591397849462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651515151515152">
                <text:p>0.6515151515151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314606741573">
                <text:p>0.48314606741573</text:p>
              </table:table-cell>
              <table:table-cell office:value-type="float" office:value="0.455056179775281">
                <text:p>0.4550561797752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876404494382">
                <text:p>0.48876404494382</text:p>
              </table:table-cell>
              <table:table-cell office:value-type="float" office:value="0.519553072625698">
                <text:p>0.519553072625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7272727272727">
                <text:p>0.527272727272727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9230769230769">
                <text:p>0.369230769230769</text:p>
              </table:table-cell>
              <table:table-cell office:value-type="float" office:value="0.523076923076923">
                <text:p>0.523076923076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1443298969072">
                <text:p>0.381443298969072</text:p>
              </table:table-cell>
              <table:table-cell office:value-type="float" office:value="0.577319587628866">
                <text:p>0.5773195876288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1224489795918">
                <text:p>0.56122448979591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0263157894737">
                <text:p>0.480263157894737</text:p>
              </table:table-cell>
              <table:table-cell office:value-type="float" office:value="0.564935064935065">
                <text:p>0.5649350649350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3072625698324">
                <text:p>0.53072625698324</text:p>
              </table:table-cell>
              <table:table-cell office:value-type="float" office:value="0.494444444444444">
                <text:p>0.49444444444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52517985611511">
                <text:p>0.352517985611511</text:p>
              </table:table-cell>
              <table:table-cell office:value-type="float" office:value="0.576512455516014">
                <text:p>0.5765124555160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2953020134228">
                <text:p>0.442953020134228</text:p>
              </table:table-cell>
              <table:table-cell office:value-type="float" office:value="0.626666666666667">
                <text:p>0.626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0625">
                <text:p>0.40625</text:p>
              </table:table-cell>
              <table:table-cell office:value-type="float" office:value="0.646153846153846">
                <text:p>0.646153846153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25">
                <text:p>0.56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513513513513513">
                <text:p>0.513513513513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0.543859649122807">
                <text:p>0.543859649122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60674157303371">
                <text:p>0.460674157303371</text:p>
              </table:table-cell>
              <table:table-cell office:value-type="float" office:value="0.629213483146067">
                <text:p>0.6292134831460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663461538461538">
                <text:p>0.6634615384615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2753623188406">
                <text:p>0.492753623188406</text:p>
              </table:table-cell>
              <table:table-cell office:value-type="float" office:value="0.601449275362319">
                <text:p>0.6014492753623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615384615385">
                <text:p>0.484615384615385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7185929648241">
                <text:p>0.437185929648241</text:p>
              </table:table-cell>
              <table:table-cell office:value-type="float" office:value="0.592964824120603">
                <text:p>0.5929648241206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1896551724138">
                <text:p>0.581896551724138</text:p>
              </table:table-cell>
              <table:table-cell office:value-type="float" office:value="0.527659574468085">
                <text:p>0.5276595744680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6019417475728">
                <text:p>0.466019417475728</text:p>
              </table:table-cell>
              <table:table-cell office:value-type="float" office:value="0.553398058252427">
                <text:p>0.5533980582524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637931034482759">
                <text:p>0.6379310344827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69444444444444">
                <text:p>0.569444444444444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0176991150443">
                <text:p>0.460176991150443</text:p>
              </table:table-cell>
              <table:table-cell office:value-type="float" office:value="0.605263157894737">
                <text:p>0.6052631578947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44303797468354">
                <text:p>0.544303797468354</text:p>
              </table:table-cell>
              <table:table-cell office:value-type="float" office:value="0.4625">
                <text:p>0.4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3298969072165">
                <text:p>0.443298969072165</text:p>
              </table:table-cell>
              <table:table-cell office:value-type="float" office:value="0.597938144329897">
                <text:p>0.5979381443298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7931034482759">
                <text:p>0.537931034482759</text:p>
              </table:table-cell>
              <table:table-cell office:value-type="float" office:value="0.60958904109589">
                <text:p>0.609589041095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0176991150443">
                <text:p>0.460176991150443</text:p>
              </table:table-cell>
              <table:table-cell office:value-type="float" office:value="0.504424778761062">
                <text:p>0.5044247787610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5454545454545">
                <text:p>0.395454545454545</text:p>
              </table:table-cell>
              <table:table-cell office:value-type="float" office:value="0.565610859728507">
                <text:p>0.5656108597285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544827586206897">
                <text:p>0.5448275862068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078125">
                <text:p>0.5078125</text:p>
              </table:table-cell>
              <table:table-cell office:value-type="float" office:value="0.523076923076923">
                <text:p>0.523076923076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590277777777778">
                <text:p>0.590277777777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537234042553192">
                <text:p>0.537234042553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97986577181208">
                <text:p>0.697986577181208</text:p>
              </table:table-cell>
              <table:table-cell office:value-type="float" office:value="0.530201342281879">
                <text:p>0.5302013422818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4385964912281">
                <text:p>0.504385964912281</text:p>
              </table:table-cell>
              <table:table-cell office:value-type="float" office:value="0.253275109170306">
                <text:p>0.2532751091703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48979591836735">
                <text:p>0.448979591836735</text:p>
              </table:table-cell>
              <table:table-cell office:value-type="float" office:value="0.40952380952381">
                <text:p>0.409523809523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47945205479452">
                <text:p>0.547945205479452</text:p>
              </table:table-cell>
              <table:table-cell office:value-type="float" office:value="0.541095890410959">
                <text:p>0.5410958904109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0408163265306">
                <text:p>0.22040816326530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3669724770642">
                <text:p>0.403669724770642</text:p>
              </table:table-cell>
              <table:table-cell office:value-type="float" office:value="0.585585585585586">
                <text:p>0.5855855855855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">
                <text:p>0.3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1162790697674">
                <text:p>0.151162790697674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26966292134831">
                <text:p>0.426966292134831</text:p>
              </table:table-cell>
              <table:table-cell office:value-type="float" office:value="0.651685393258427">
                <text:p>0.6516853932584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09561752988048">
                <text:p>0.60956175298804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01156069364162">
                <text:p>0.601156069364162</text:p>
              </table:table-cell>
              <table:table-cell office:value-type="float" office:value="0.473988439306358">
                <text:p>0.473988439306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0.492307692307692">
                <text:p>0.4923076923076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4390243902439">
                <text:p>0.524390243902439</text:p>
              </table:table-cell>
              <table:table-cell office:value-type="float" office:value="0.634146341463415">
                <text:p>0.6341463414634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0281690140845">
                <text:p>0.380281690140845</text:p>
              </table:table-cell>
              <table:table-cell office:value-type="float" office:value="0.493150684931507">
                <text:p>0.4931506849315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2748091603053">
                <text:p>0.442748091603053</text:p>
              </table:table-cell>
              <table:table-cell office:value-type="float" office:value="0.549618320610687">
                <text:p>0.5496183206106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5621301775148">
                <text:p>0.45562130177514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9830508474576">
                <text:p>0.389830508474576</text:p>
              </table:table-cell>
              <table:table-cell office:value-type="float" office:value="0.638655462184874">
                <text:p>0.6386554621848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3649635036496">
                <text:p>0.503649635036496</text:p>
              </table:table-cell>
              <table:table-cell office:value-type="float" office:value="0.507246376811594">
                <text:p>0.5072463768115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1875">
                <text:p>0.421875</text:p>
              </table:table-cell>
              <table:table-cell office:value-type="float" office:value="0.488372093023256">
                <text:p>0.4883720930232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">
                <text:p>0.4</text:p>
              </table:table-cell>
              <table:table-cell office:value-type="float" office:value="0.603053435114504">
                <text:p>0.603053435114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5591397849462">
                <text:p>0.365591397849462</text:p>
              </table:table-cell>
              <table:table-cell office:value-type="float" office:value="0.634408602150538">
                <text:p>0.6344086021505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00881057268722">
                <text:p>0.400881057268722</text:p>
              </table:table-cell>
              <table:table-cell office:value-type="float" office:value="0.604347826086956">
                <text:p>0.6043478260869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74747474747475">
                <text:p>0.474747474747475</text:p>
              </table:table-cell>
              <table:table-cell office:value-type="float" office:value="0.514851485148515">
                <text:p>0.5148514851485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2522522522523">
                <text:p>0.522522522522523</text:p>
              </table:table-cell>
              <table:table-cell office:value-type="float" office:value="0.531531531531532">
                <text:p>0.5315315315315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9314079422383">
                <text:p>0.469314079422383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0.510869565217391">
                <text:p>0.5108695652173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95238095238095">
                <text:p>0.595238095238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6938775510204">
                <text:p>0.346938775510204</text:p>
              </table:table-cell>
              <table:table-cell office:value-type="float" office:value="0.394557823129252">
                <text:p>0.3945578231292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358024691358025">
                <text:p>0.3580246913580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9906542056075">
                <text:p>0.429906542056075</text:p>
              </table:table-cell>
              <table:table-cell office:value-type="float" office:value="0.551401869158878">
                <text:p>0.5514018691588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525423728814">
                <text:p>0.491525423728814</text:p>
              </table:table-cell>
              <table:table-cell office:value-type="float" office:value="0.533898305084746">
                <text:p>0.5338983050847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4651162790698">
                <text:p>0.354651162790698</text:p>
              </table:table-cell>
              <table:table-cell office:value-type="float" office:value="0.589595375722543">
                <text:p>0.5895953757225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98373983739837">
                <text:p>0.398373983739837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6304347826087">
                <text:p>0.516304347826087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367816091954023">
                <text:p>0.3678160919540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22764227642276">
                <text:p>0.422764227642276</text:p>
              </table:table-cell>
              <table:table-cell office:value-type="float" office:value="0.349593495934959">
                <text:p>0.3495934959349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93939393939394">
                <text:p>0.39393939393939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7647058823529">
                <text:p>0.367647058823529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45414847161572">
                <text:p>0.445414847161572</text:p>
              </table:table-cell>
              <table:table-cell office:value-type="float" office:value="0.541484716157205">
                <text:p>0.5414847161572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38356164383562">
                <text:p>0.438356164383562</text:p>
              </table:table-cell>
              <table:table-cell office:value-type="float" office:value="0.432432432432432">
                <text:p>0.4324324324324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5179856115108">
                <text:p>0.525179856115108</text:p>
              </table:table-cell>
              <table:table-cell office:value-type="float" office:value="0.478571428571429">
                <text:p>0.4785714285714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85714285714286">
                <text:p>0.185714285714286</text:p>
              </table:table-cell>
              <table:table-cell office:value-type="float" office:value="0.410526315789474">
                <text:p>0.410526315789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69230769230769">
                <text:p>0.569230769230769</text:p>
              </table:table-cell>
              <table:table-cell office:value-type="float" office:value="0.439393939393939">
                <text:p>0.4393939393939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93220338983051">
                <text:p>0.593220338983051</text:p>
              </table:table-cell>
              <table:table-cell office:value-type="float" office:value="0.426229508196721">
                <text:p>0.4262295081967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09756097560976">
                <text:p>0.609756097560976</text:p>
              </table:table-cell>
              <table:table-cell office:value-type="float" office:value="0.353658536585366">
                <text:p>0.3536585365853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88038277511962">
                <text:p>0.488038277511962</text:p>
              </table:table-cell>
              <table:table-cell office:value-type="float" office:value="0.38755980861244">
                <text:p>0.387559808612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3508771929825">
                <text:p>0.403508771929825</text:p>
              </table:table-cell>
              <table:table-cell office:value-type="float" office:value="0.491228070175439">
                <text:p>0.4912280701754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6019417475728">
                <text:p>0.466019417475728</text:p>
              </table:table-cell>
              <table:table-cell office:value-type="float" office:value="0.466019417475728">
                <text:p>0.4660194174757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875">
                <text:p>0.3875</text:p>
              </table:table-cell>
              <table:table-cell office:value-type="float" office:value="0.353658536585366">
                <text:p>0.3536585365853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8787878787879">
                <text:p>0.378787878787879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85915492957747">
                <text:p>0.485915492957747</text:p>
              </table:table-cell>
              <table:table-cell office:value-type="float" office:value="0.507042253521127">
                <text:p>0.5070422535211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85">
                <text:p>0.485</text:p>
              </table:table-cell>
              <table:table-cell office:value-type="float" office:value="0.308457711442786">
                <text:p>0.3084577114427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8288770053476">
                <text:p>0.358288770053476</text:p>
              </table:table-cell>
              <table:table-cell office:value-type="float" office:value="0.372340425531915">
                <text:p>0.372340425531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8100558659218">
                <text:p>0.458100558659218</text:p>
              </table:table-cell>
              <table:table-cell office:value-type="float" office:value="0.446927374301676">
                <text:p>0.4469273743016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298701298701299">
                <text:p>0.2987012987012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1428571428571">
                <text:p>0.621428571428571</text:p>
              </table:table-cell>
              <table:table-cell office:value-type="float" office:value="0.465753424657534">
                <text:p>0.4657534246575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29032258064516">
                <text:p>0.529032258064516</text:p>
              </table:table-cell>
              <table:table-cell office:value-type="float" office:value="0.445161290322581">
                <text:p>0.4451612903225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5">
                <text:p>0.55</text:p>
              </table:table-cell>
              <table:table-cell office:value-type="float" office:value="0.51219512195122">
                <text:p>0.512195121951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4137931034483">
                <text:p>0.474137931034483</text:p>
              </table:table-cell>
              <table:table-cell office:value-type="float" office:value="0.491379310344828">
                <text:p>0.4913793103448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23255813953488">
                <text:p>0.523255813953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0.567567567567568">
                <text:p>0.5675675675675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887323943662">
                <text:p>0.47887323943662</text:p>
              </table:table-cell>
              <table:table-cell office:value-type="float" office:value="0.506976744186047">
                <text:p>0.5069767441860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91525423728814">
                <text:p>0.491525423728814</text:p>
              </table:table-cell>
              <table:table-cell office:value-type="float" office:value="0.483516483516484">
                <text:p>0.4835164835164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90384615384615">
                <text:p>0.490384615384615</text:p>
              </table:table-cell>
              <table:table-cell office:value-type="float" office:value="0.60377358490566">
                <text:p>0.603773584905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18867924528302">
                <text:p>0.518867924528302</text:p>
              </table:table-cell>
              <table:table-cell office:value-type="float" office:value="0.495412844036697">
                <text:p>0.4954128440366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989247311828">
                <text:p>0.56989247311828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.256410256410256">
                <text:p>0.2564102564102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36893203883495">
                <text:p>0.436893203883495</text:p>
              </table:table-cell>
              <table:table-cell office:value-type="float" office:value="0.288461538461538">
                <text:p>0.2884615384615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6808510638298">
                <text:p>0.4468085106382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9565217391304">
                <text:p>0.369565217391304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55621301775148">
                <text:p>0.455621301775148</text:p>
              </table:table-cell>
              <table:table-cell office:value-type="float" office:value="0.449704142011834">
                <text:p>0.449704142011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42307692307692">
                <text:p>0.442307692307692</text:p>
              </table:table-cell>
              <table:table-cell office:value-type="float" office:value="0.557692307692308">
                <text:p>0.5576923076923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51063829787234">
                <text:p>0.510638297872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47619047619048">
                <text:p>0.447619047619048</text:p>
              </table:table-cell>
              <table:table-cell office:value-type="float" office:value="0.575471698113208">
                <text:p>0.5754716981132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717391304347826">
                <text:p>0.7173913043478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62025316455696">
                <text:p>0.462025316455696</text:p>
              </table:table-cell>
              <table:table-cell office:value-type="float" office:value="0.537974683544304">
                <text:p>0.53797468354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92753623188406">
                <text:p>0.492753623188406</text:p>
              </table:table-cell>
              <table:table-cell office:value-type="float" office:value="0.376811594202899">
                <text:p>0.3768115942028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424657534246575">
                <text:p>0.4246575342465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8252427184466">
                <text:p>0.58252427184466</text:p>
              </table:table-cell>
              <table:table-cell office:value-type="float" office:value="0.436893203883495">
                <text:p>0.4368932038834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8502994011976">
                <text:p>0.48502994011976</text:p>
              </table:table-cell>
              <table:table-cell office:value-type="float" office:value="0.57396449704142">
                <text:p>0.573964497041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60283687943262">
                <text:p>0.5602836879432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27272727272727">
                <text:p>0.527272727272727</text:p>
              </table:table-cell>
              <table:table-cell office:value-type="float" office:value="0.531531531531532">
                <text:p>0.5315315315315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08163265306122">
                <text:p>0.408163265306122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76973684210526">
                <text:p>0.476973684210526</text:p>
              </table:table-cell>
              <table:table-cell office:value-type="float" office:value="0.482200647249191">
                <text:p>0.4822006472491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605263157894737">
                <text:p>0.6052631578947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53947368421053">
                <text:p>0.453947368421053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56179775280899">
                <text:p>0.556179775280899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75">
                <text:p>0.37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30035335689046">
                <text:p>0.530035335689046</text:p>
              </table:table-cell>
              <table:table-cell office:value-type="float" office:value="0.57243816254417">
                <text:p>0.572438162544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13461538461538">
                <text:p>0.413461538461538</text:p>
              </table:table-cell>
              <table:table-cell office:value-type="float" office:value="0.495327102803738">
                <text:p>0.4953271028037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95238095238095">
                <text:p>0.595238095238095</text:p>
              </table:table-cell>
              <table:table-cell office:value-type="float" office:value="0.526785714285714">
                <text:p>0.5267857142857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3416149068323">
                <text:p>0.53416149068323</text:p>
              </table:table-cell>
              <table:table-cell office:value-type="float" office:value="0.625766871165644">
                <text:p>0.6257668711656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41025641025641">
                <text:p>0.441025641025641</text:p>
              </table:table-cell>
              <table:table-cell office:value-type="float" office:value="0.578680203045685">
                <text:p>0.5786802030456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51282051282051">
                <text:p>0.551282051282051</text:p>
              </table:table-cell>
              <table:table-cell office:value-type="float" office:value="0.487179487179487">
                <text:p>0.4871794871794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92822966507177">
                <text:p>0.492822966507177</text:p>
              </table:table-cell>
              <table:table-cell office:value-type="float" office:value="0.507177033492823">
                <text:p>0.5071770334928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26470588235294">
                <text:p>0.426470588235294</text:p>
              </table:table-cell>
              <table:table-cell office:value-type="float" office:value="0.463768115942029">
                <text:p>0.4637681159420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26865671641791">
                <text:p>0.626865671641791</text:p>
              </table:table-cell>
              <table:table-cell office:value-type="float" office:value="0.414814814814815">
                <text:p>0.414814814814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07462686567164">
                <text:p>0.507462686567164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07418397626113">
                <text:p>0.507418397626113</text:p>
              </table:table-cell>
              <table:table-cell office:value-type="float" office:value="0.542772861356932">
                <text:p>0.5427728613569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3010752688172">
                <text:p>0.43010752688172</text:p>
              </table:table-cell>
              <table:table-cell office:value-type="float" office:value="0.625668449197861">
                <text:p>0.6256684491978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90861618798956">
                <text:p>0.490861618798956</text:p>
              </table:table-cell>
              <table:table-cell office:value-type="float" office:value="0.452196382428941">
                <text:p>0.4521963824289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47945205479452">
                <text:p>0.547945205479452</text:p>
              </table:table-cell>
              <table:table-cell office:value-type="float" office:value="0.541095890410959">
                <text:p>0.5410958904109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31746031746032">
                <text:p>0.531746031746032</text:p>
              </table:table-cell>
              <table:table-cell office:value-type="float" office:value="0.441860465116279">
                <text:p>0.4418604651162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356164383561644">
                <text:p>0.3561643835616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15337423312883">
                <text:p>0.515337423312883</text:p>
              </table:table-cell>
              <table:table-cell office:value-type="float" office:value="0.497005988023952">
                <text:p>0.4970059880239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31192660550459">
                <text:p>0.431192660550459</text:p>
              </table:table-cell>
              <table:table-cell office:value-type="float" office:value="0.509090909090909">
                <text:p>0.5090909090909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64864864864865">
                <text:p>0.464864864864865</text:p>
              </table:table-cell>
              <table:table-cell office:value-type="float" office:value="0.508021390374332">
                <text:p>0.5080213903743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04273504273504">
                <text:p>0.504273504273504</text:p>
              </table:table-cell>
              <table:table-cell office:value-type="float" office:value="0.508474576271186">
                <text:p>0.5084745762711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21505376344086">
                <text:p>0.521505376344086</text:p>
              </table:table-cell>
              <table:table-cell office:value-type="float" office:value="0.473118279569893">
                <text:p>0.4731182795698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38888888888889">
                <text:p>0.438888888888889</text:p>
              </table:table-cell>
              <table:table-cell office:value-type="float" office:value="0.604395604395604">
                <text:p>0.6043956043956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33742331288344">
                <text:p>0.533742331288344</text:p>
              </table:table-cell>
              <table:table-cell office:value-type="float" office:value="0.436363636363636">
                <text:p>0.4363636363636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92537313432836">
                <text:p>0.492537313432836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75250836120401">
                <text:p>0.575250836120401</text:p>
              </table:table-cell>
              <table:table-cell office:value-type="float" office:value="0.438127090301003">
                <text:p>0.4381270903010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50450450450451">
                <text:p>0.450450450450451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02941176470588">
                <text:p>0.602941176470588</text:p>
              </table:table-cell>
              <table:table-cell office:value-type="float" office:value="0.448529411764706">
                <text:p>0.448529411764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54455445544555">
                <text:p>0.554455445544555</text:p>
              </table:table-cell>
              <table:table-cell office:value-type="float" office:value="0.519230769230769">
                <text:p>0.5192307692307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32608695652174">
                <text:p>0.532608695652174</text:p>
              </table:table-cell>
              <table:table-cell office:value-type="float" office:value="0.358695652173913">
                <text:p>0.3586956521739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59322033898305">
                <text:p>0.559322033898305</text:p>
              </table:table-cell>
              <table:table-cell office:value-type="float" office:value="0.377049180327869">
                <text:p>0.3770491803278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75">
                <text:p>0.475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09210526315789">
                <text:p>0.309210526315789</text:p>
              </table:table-cell>
              <table:table-cell office:value-type="float" office:value="0.664473684210526">
                <text:p>0.6644736842105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553571428571429">
                <text:p>0.5535714285714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">
                <text:p>0.5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67391304347826">
                <text:p>0.467391304347826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28455284552846">
                <text:p>0.528455284552846</text:p>
              </table:table-cell>
              <table:table-cell office:value-type="float" office:value="0.425196850393701">
                <text:p>0.4251968503937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97260273972603">
                <text:p>0.397260273972603</text:p>
              </table:table-cell>
              <table:table-cell office:value-type="float" office:value="0.547945205479452">
                <text:p>0.5479452054794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53571428571429">
                <text:p>0.553571428571429</text:p>
              </table:table-cell>
              <table:table-cell office:value-type="float" office:value="0.568965517241379">
                <text:p>0.5689655172413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298701298701299">
                <text:p>0.2987012987012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46808510638298">
                <text:p>0.446808510638298</text:p>
              </table:table-cell>
              <table:table-cell office:value-type="float" office:value="0.547368421052632">
                <text:p>0.5473684210526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">
                <text:p>0.5</text:p>
              </table:table-cell>
              <table:table-cell office:value-type="float" office:value="0.462686567164179">
                <text:p>0.4626865671641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82278481012658">
                <text:p>0.582278481012658</text:p>
              </table:table-cell>
              <table:table-cell office:value-type="float" office:value="0.607594936708861">
                <text:p>0.6075949367088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283185840708">
                <text:p>0.36283185840708</text:p>
              </table:table-cell>
              <table:table-cell office:value-type="float" office:value="0.278260869565217">
                <text:p>0.2782608695652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44117647058823">
                <text:p>0.544117647058823</text:p>
              </table:table-cell>
              <table:table-cell office:value-type="float" office:value="0.485294117647059">
                <text:p>0.4852941176470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97727272727273">
                <text:p>0.39772727272727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393548387096774">
                <text:p>0.3935483870967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86725663716814">
                <text:p>0.486725663716814</text:p>
              </table:table-cell>
              <table:table-cell office:value-type="float" office:value="0.412280701754386">
                <text:p>0.4122807017543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0.396039603960396">
                <text:p>0.3960396039603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29184549356223">
                <text:p>0.429184549356223</text:p>
              </table:table-cell>
              <table:table-cell office:value-type="float" office:value="0.590717299578059">
                <text:p>0.5907172995780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88549618320611">
                <text:p>0.488549618320611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55621301775148">
                <text:p>0.455621301775148</text:p>
              </table:table-cell>
              <table:table-cell office:value-type="float" office:value="0.543859649122807">
                <text:p>0.5438596491228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0238095238095">
                <text:p>0.47023809523809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94736842105263">
                <text:p>0.394736842105263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2">
                <text:p>0.52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2183908045977">
                <text:p>0.32183908045977</text:p>
              </table:table-cell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456896551724138">
                <text:p>0.4568965517241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63758389261745">
                <text:p>0.5637583892617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8062015503876">
                <text:p>0.48062015503876</text:p>
              </table:table-cell>
              <table:table-cell office:value-type="float" office:value="0.658914728682171">
                <text:p>0.6589147286821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75">
                <text:p>0.575</text:p>
              </table:table-cell>
              <table:table-cell office:value-type="float" office:value="0.365853658536585">
                <text:p>0.3658536585365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89285714285714">
                <text:p>0.5892857142857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38345864661654">
                <text:p>0.338345864661654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58646616541353">
                <text:p>0.458646616541353</text:p>
              </table:table-cell>
              <table:table-cell office:value-type="float" office:value="0.529850746268657">
                <text:p>0.5298507462686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87046632124352">
                <text:p>0.487046632124352</text:p>
              </table:table-cell>
              <table:table-cell office:value-type="float" office:value="0.530927835051546">
                <text:p>0.5309278350515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07894736842105">
                <text:p>0.407894736842105</text:p>
              </table:table-cell>
              <table:table-cell office:value-type="float" office:value="0.605263157894737">
                <text:p>0.6052631578947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78313253012048">
                <text:p>0.578313253012048</text:p>
              </table:table-cell>
              <table:table-cell office:value-type="float" office:value="0.325581395348837">
                <text:p>0.3255813953488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0.585987261146497">
                <text:p>0.5859872611464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94252873563218">
                <text:p>0.494252873563218</text:p>
              </table:table-cell>
              <table:table-cell office:value-type="float" office:value="0.488636363636364">
                <text:p>0.4886363636363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5985401459854">
                <text:p>0.45985401459854</text:p>
              </table:table-cell>
              <table:table-cell office:value-type="float" office:value="0.474452554744526">
                <text:p>0.4744525547445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73333333333333">
                <text:p>0.473333333333333</text:p>
              </table:table-cell>
              <table:table-cell office:value-type="float" office:value="0.431372549019608">
                <text:p>0.4313725490196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81081081081081">
                <text:p>0.581081081081081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">
                <text:p>0.6</text:p>
              </table:table-cell>
              <table:table-cell office:value-type="float" office:value="0.490196078431373">
                <text:p>0.4901960784313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3134328358209">
                <text:p>0.373134328358209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10714285714286">
                <text:p>0.41071428571428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73282442748092">
                <text:p>0.473282442748092</text:p>
              </table:table-cell>
              <table:table-cell office:value-type="float" office:value="0.56390977443609">
                <text:p>0.563909774436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59055118110236">
                <text:p>0.559055118110236</text:p>
              </table:table-cell>
              <table:table-cell office:value-type="float" office:value="0.543307086614173">
                <text:p>0.5433070866141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625">
                <text:p>0.4625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31034482758621">
                <text:p>0.431034482758621</text:p>
              </table:table-cell>
              <table:table-cell office:value-type="float" office:value="0.439655172413793">
                <text:p>0.4396551724137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09677419354839">
                <text:p>0.209677419354839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11494252873563">
                <text:p>0.511494252873563</text:p>
              </table:table-cell>
              <table:table-cell office:value-type="float" office:value="0.505681818181818">
                <text:p>0.5056818181818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91525423728814">
                <text:p>0.491525423728814</text:p>
              </table:table-cell>
              <table:table-cell office:value-type="float" office:value="0.559322033898305">
                <text:p>0.5593220338983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45255474452555">
                <text:p>0.445255474452555</text:p>
              </table:table-cell>
              <table:table-cell office:value-type="float" office:value="0.551094890510949">
                <text:p>0.5510948905109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62015503875969">
                <text:p>0.562015503875969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0.394444444444444">
                <text:p>0.3944444444444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96062992125984">
                <text:p>0.496062992125984</text:p>
              </table:table-cell>
              <table:table-cell office:value-type="float" office:value="0.456692913385827">
                <text:p>0.4566929133858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422535211267606">
                <text:p>0.4225352112676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12037037037037">
                <text:p>0.412037037037037</text:p>
              </table:table-cell>
              <table:table-cell office:value-type="float" office:value="0.438356164383562">
                <text:p>0.4383561643835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9622641509434">
                <text:p>0.39622641509434</text:p>
              </table:table-cell>
              <table:table-cell office:value-type="float" office:value="0.401869158878505">
                <text:p>0.4018691588785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27272727272727">
                <text:p>0.427272727272727</text:p>
              </table:table-cell>
              <table:table-cell office:value-type="float" office:value="0.473214285714286">
                <text:p>0.4732142857142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601851851851852">
                <text:p>0.6018518518518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3859649122807">
                <text:p>0.43859649122807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37994722955145">
                <text:p>0.437994722955145</text:p>
              </table:table-cell>
              <table:table-cell office:value-type="float" office:value="0.558746736292428">
                <text:p>0.5587467362924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79245283018868">
                <text:p>0.679245283018868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83425414364641">
                <text:p>0.483425414364641</text:p>
              </table:table-cell>
              <table:table-cell office:value-type="float" office:value="0.593406593406593">
                <text:p>0.5934065934065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03846153846154">
                <text:p>0.503846153846154</text:p>
              </table:table-cell>
              <table:table-cell office:value-type="float" office:value="0.593869731800766">
                <text:p>0.5938697318007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31372549019608">
                <text:p>0.431372549019608</text:p>
              </table:table-cell>
              <table:table-cell office:value-type="float" office:value="0.592233009708738">
                <text:p>0.5922330097087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83516483516484">
                <text:p>0.483516483516484</text:p>
              </table:table-cell>
              <table:table-cell office:value-type="float" office:value="0.381818181818182">
                <text:p>0.3818181818181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80555555555556">
                <text:p>0.480555555555556</text:p>
              </table:table-cell>
              <table:table-cell office:value-type="float" office:value="0.401098901098901">
                <text:p>0.4010989010989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89247311827957">
                <text:p>0.489247311827957</text:p>
              </table:table-cell>
              <table:table-cell office:value-type="float" office:value="0.344086021505376">
                <text:p>0.3440860215053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65277777777778">
                <text:p>0.465277777777778</text:p>
              </table:table-cell>
              <table:table-cell office:value-type="float" office:value="0.542725173210162">
                <text:p>0.5427251732101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39613526570048">
                <text:p>0.439613526570048</text:p>
              </table:table-cell>
              <table:table-cell office:value-type="float" office:value="0.57487922705314">
                <text:p>0.574879227053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513274336283186">
                <text:p>0.5132743362831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83028720626632">
                <text:p>0.483028720626632</text:p>
              </table:table-cell>
              <table:table-cell office:value-type="float" office:value="0.476923076923077">
                <text:p>0.4769230769230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57286432160804">
                <text:p>0.457286432160804</text:p>
              </table:table-cell>
              <table:table-cell office:value-type="float" office:value="0.472361809045226">
                <text:p>0.4723618090452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10869565217391">
                <text:p>0.510869565217391</text:p>
              </table:table-cell>
              <table:table-cell office:value-type="float" office:value="0.481675392670157">
                <text:p>0.4816753926701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3959899749373">
                <text:p>0.583959899749373</text:p>
              </table:table-cell>
              <table:table-cell office:value-type="float" office:value="0.477611940298507">
                <text:p>0.4776119402985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">
                <text:p>0.5</text:p>
              </table:table-cell>
              <table:table-cell office:value-type="float" office:value="0.475177304964539">
                <text:p>0.4751773049645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43835616438356">
                <text:p>0.643835616438356</text:p>
              </table:table-cell>
              <table:table-cell office:value-type="float" office:value="0.445205479452055">
                <text:p>0.4452054794520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10619469026549">
                <text:p>0.610619469026549</text:p>
              </table:table-cell>
              <table:table-cell office:value-type="float" office:value="0.521739130434783">
                <text:p>0.5217391304347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73732718894009">
                <text:p>0.573732718894009</text:p>
              </table:table-cell>
              <table:table-cell office:value-type="float" office:value="0.496583143507973">
                <text:p>0.4965831435079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11842105263158">
                <text:p>0.611842105263158</text:p>
              </table:table-cell>
              <table:table-cell office:value-type="float" office:value="0.487012987012987">
                <text:p>0.4870129870129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96503496503497">
                <text:p>0.496503496503497</text:p>
              </table:table-cell>
              <table:table-cell office:value-type="float" office:value="0.579310344827586">
                <text:p>0.5793103448275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11510791366906">
                <text:p>0.611510791366906</text:p>
              </table:table-cell>
              <table:table-cell office:value-type="float" office:value="0.421428571428571">
                <text:p>0.4214285714285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14412416851441">
                <text:p>0.514412416851441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70319634703196">
                <text:p>0.470319634703196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56034482758621">
                <text:p>0.556034482758621</text:p>
              </table:table-cell>
              <table:table-cell office:value-type="float" office:value="0.318965517241379">
                <text:p>0.3189655172413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94736842105263">
                <text:p>0.494736842105263</text:p>
              </table:table-cell>
              <table:table-cell office:value-type="float" office:value="0.463414634146341">
                <text:p>0.4634146341463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12658227848101">
                <text:p>0.512658227848101</text:p>
              </table:table-cell>
              <table:table-cell office:value-type="float" office:value="0.468354430379747">
                <text:p>0.4683544303797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7244094488189">
                <text:p>0.47244094488189</text:p>
              </table:table-cell>
              <table:table-cell office:value-type="float" office:value="0.457364341085271">
                <text:p>0.4573643410852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5011655011655">
                <text:p>0.55011655011655</text:p>
              </table:table-cell>
              <table:table-cell office:value-type="float" office:value="0.482598607888631">
                <text:p>0.4825986078886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79185520361991">
                <text:p>0.579185520361991</text:p>
              </table:table-cell>
              <table:table-cell office:value-type="float" office:value="0.495495495495496">
                <text:p>0.4954954954954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19230769230769">
                <text:p>0.519230769230769</text:p>
              </table:table-cell>
              <table:table-cell office:value-type="float" office:value="0.468899521531101">
                <text:p>0.4688995215311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87261146496815">
                <text:p>0.487261146496815</text:p>
              </table:table-cell>
              <table:table-cell office:value-type="float" office:value="0.537974683544304">
                <text:p>0.5379746835443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">
                <text:p>0.5</text:p>
              </table:table-cell>
              <table:table-cell office:value-type="float" office:value="0.539877300613497">
                <text:p>0.5398773006134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535947712418301">
                <text:p>0.5359477124183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25233644859813">
                <text:p>0.425233644859813</text:p>
              </table:table-cell>
              <table:table-cell office:value-type="float" office:value="0.595348837209302">
                <text:p>0.5953488372093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95495495495496">
                <text:p>0.495495495495496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49514563106796">
                <text:p>0.349514563106796</text:p>
              </table:table-cell>
              <table:table-cell office:value-type="float" office:value="0.631067961165049">
                <text:p>0.6310679611650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48717948717949">
                <text:p>0.448717948717949</text:p>
              </table:table-cell>
              <table:table-cell office:value-type="float" office:value="0.49873417721519">
                <text:p>0.498734177215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9746192893401">
                <text:p>0.4974619289340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98963730569948">
                <text:p>0.398963730569948</text:p>
              </table:table-cell>
              <table:table-cell office:value-type="float" office:value="0.533333333333333">
                <text:p>0.5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">
      <style:chart-properties chart:display-label="true" chart:logarithmic="false" chart:minimum="0.1" chart:max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15cm" svg:height="19.108cm" xlink:href=".." xlink:type="simple" chart:class="chart:scatter" chart:style-name="ch1">
        <chart:plot-area chart:style-name="ch2" table:cell-range-address="Correlation.F3:Correlation.G333 Correlation.G1:Correlation.G1" chart:data-source-has-labels="row" svg:x="1.605cm" svg:y="1.663cm" svg:width="26.922cm" svg:height="16.082cm">
          <chartooo:coordinate-region svg:x="3.02cm" svg:y="1.862cm" svg:width="24.923cm" svg:height="15.236cm"/>
          <chart:axis chart:dimension="x" chart:name="primary-x" chart:style-name="ch3">
            <chart:title svg:x="14.109cm" svg:y="18.127cm" chart:style-name="ch4">
              <text:p>LPO support</text:p>
            </chart:title>
            <chart:grid chart:style-name="ch5" chart:class="major"/>
          </chart:axis>
          <chart:axis chart:dimension="y" chart:name="primary-y" chart:style-name="ch6">
            <chart:title svg:x="0.451cm" svg:y="10.714cm" chart:style-name="ch7">
              <text:p>MMP support</text:p>
            </chart:title>
            <chart:grid chart:style-name="ch5" chart:class="major"/>
          </chart:axis>
          <chart:series chart:style-name="ch8" chart:values-cell-range-address="Correlation.G3:Correlation.G333" chart:label-cell-address="Correlation.G1:Correlation.G1" chart:class="chart:scatter">
            <chart:domain table:cell-range-address="Correlation.F3:Correlation.F333"/>
            <chart:data-point chart:repeated="3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MMP support</text:p>
                <draw:g>
                  <svg:desc>Correlation.G1:Correlati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2558139534884">
                <text:p>0.432558139534884</text:p>
                <draw:g>
                  <svg:desc>Correlation.F3:Correlation.F333</svg:desc>
                </draw:g>
              </table:table-cell>
              <table:table-cell office:value-type="float" office:value="0.365740740740741">
                <text:p>0.365740740740741</text:p>
                <draw:g>
                  <svg:desc>Correlation.G3:Correlation.G3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7209302325581">
                <text:p>0.437209302325581</text:p>
              </table:table-cell>
              <table:table-cell office:value-type="float" office:value="0.331797235023041">
                <text:p>0.331797235023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2796208530806">
                <text:p>0.312796208530806</text:p>
              </table:table-cell>
              <table:table-cell office:value-type="float" office:value="0.322274881516588">
                <text:p>0.322274881516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1648351648352">
                <text:p>0.351648351648352</text:p>
              </table:table-cell>
              <table:table-cell office:value-type="float" office:value="0.278688524590164">
                <text:p>0.278688524590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8627450980392">
                <text:p>0.368627450980392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2037037037037">
                <text:p>0.412037037037037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5945945945946">
                <text:p>0.345945945945946</text:p>
              </table:table-cell>
              <table:table-cell office:value-type="float" office:value="0.318918918918919">
                <text:p>0.318918918918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625">
                <text:p>0.40625</text:p>
              </table:table-cell>
              <table:table-cell office:value-type="float" office:value="0.305309734513274">
                <text:p>0.305309734513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8926553672316">
                <text:p>0.468926553672316</text:p>
              </table:table-cell>
              <table:table-cell office:value-type="float" office:value="0.418079096045198">
                <text:p>0.418079096045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255060728744939">
                <text:p>0.255060728744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8794326241135">
                <text:p>0.368794326241135</text:p>
              </table:table-cell>
              <table:table-cell office:value-type="float" office:value="0.433566433566434">
                <text:p>0.433566433566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2600896860987">
                <text:p>0.542600896860987</text:p>
              </table:table-cell>
              <table:table-cell office:value-type="float" office:value="0.473214285714286">
                <text:p>0.4732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587786259542">
                <text:p>0.33587786259542</text:p>
              </table:table-cell>
              <table:table-cell office:value-type="float" office:value="0.304182509505703">
                <text:p>0.304182509505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1219512195122">
                <text:p>0.351219512195122</text:p>
              </table:table-cell>
              <table:table-cell office:value-type="float" office:value="0.252427184466019">
                <text:p>0.252427184466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420512820512821">
                <text:p>0.4205128205128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4841628959276">
                <text:p>0.334841628959276</text:p>
              </table:table-cell>
              <table:table-cell office:value-type="float" office:value="0.298642533936652">
                <text:p>0.298642533936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7254901960784">
                <text:p>0.387254901960784</text:p>
              </table:table-cell>
              <table:table-cell office:value-type="float" office:value="0.257281553398058">
                <text:p>0.257281553398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9275362318841">
                <text:p>0.449275362318841</text:p>
              </table:table-cell>
              <table:table-cell office:value-type="float" office:value="0.278571428571429">
                <text:p>0.278571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7142857142857">
                <text:p>0.407142857142857</text:p>
              </table:table-cell>
              <table:table-cell office:value-type="float" office:value="0.381944444444444">
                <text:p>0.381944444444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6120218579235">
                <text:p>0.366120218579235</text:p>
              </table:table-cell>
              <table:table-cell office:value-type="float" office:value="0.295081967213115">
                <text:p>0.295081967213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4366197183099">
                <text:p>0.394366197183099</text:p>
              </table:table-cell>
              <table:table-cell office:value-type="float" office:value="0.28169014084507">
                <text:p>0.281690140845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8965517241379">
                <text:p>0.318965517241379</text:p>
              </table:table-cell>
              <table:table-cell office:value-type="float" office:value="0.341666666666667">
                <text:p>0.341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0597014925373">
                <text:p>0.380597014925373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40993788819876">
                <text:p>0.440993788819876</text:p>
              </table:table-cell>
              <table:table-cell office:value-type="float" office:value="0.360248447204969">
                <text:p>0.360248447204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76470588235294">
                <text:p>0.476470588235294</text:p>
              </table:table-cell>
              <table:table-cell office:value-type="float" office:value="0.331491712707182">
                <text:p>0.331491712707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50261780104712">
                <text:p>0.450261780104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2258064516129">
                <text:p>0.432258064516129</text:p>
              </table:table-cell>
              <table:table-cell office:value-type="float" office:value="0.438709677419355">
                <text:p>0.438709677419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9090909090909">
                <text:p>0.509090909090909</text:p>
              </table:table-cell>
              <table:table-cell office:value-type="float" office:value="0.36969696969697">
                <text:p>0.36969696969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2173913043478">
                <text:p>0.402173913043478</text:p>
              </table:table-cell>
              <table:table-cell office:value-type="float" office:value="0.380434782608696">
                <text:p>0.380434782608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4672897196262">
                <text:p>0.504672897196262</text:p>
              </table:table-cell>
              <table:table-cell office:value-type="float" office:value="0.289719626168224">
                <text:p>0.289719626168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21472392638037">
                <text:p>0.521472392638037</text:p>
              </table:table-cell>
              <table:table-cell office:value-type="float" office:value="0.396341463414634">
                <text:p>0.3963414634146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88188976377953">
                <text:p>0.4881889763779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6363636363636">
                <text:p>0.436363636363636</text:p>
              </table:table-cell>
              <table:table-cell office:value-type="float" office:value="0.309090909090909">
                <text:p>0.309090909090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39622641509434">
                <text:p>0.396226415094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1264367816092">
                <text:p>0.471264367816092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74468085106383">
                <text:p>0.574468085106383</text:p>
              </table:table-cell>
              <table:table-cell office:value-type="float" office:value="0.542553191489362">
                <text:p>0.5425531914893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591397849462366">
                <text:p>0.591397849462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651515151515152">
                <text:p>0.6515151515151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314606741573">
                <text:p>0.48314606741573</text:p>
              </table:table-cell>
              <table:table-cell office:value-type="float" office:value="0.455056179775281">
                <text:p>0.4550561797752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876404494382">
                <text:p>0.48876404494382</text:p>
              </table:table-cell>
              <table:table-cell office:value-type="float" office:value="0.519553072625698">
                <text:p>0.519553072625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7272727272727">
                <text:p>0.527272727272727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9230769230769">
                <text:p>0.369230769230769</text:p>
              </table:table-cell>
              <table:table-cell office:value-type="float" office:value="0.523076923076923">
                <text:p>0.523076923076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1443298969072">
                <text:p>0.381443298969072</text:p>
              </table:table-cell>
              <table:table-cell office:value-type="float" office:value="0.577319587628866">
                <text:p>0.5773195876288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1224489795918">
                <text:p>0.56122448979591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0263157894737">
                <text:p>0.480263157894737</text:p>
              </table:table-cell>
              <table:table-cell office:value-type="float" office:value="0.564935064935065">
                <text:p>0.5649350649350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3072625698324">
                <text:p>0.53072625698324</text:p>
              </table:table-cell>
              <table:table-cell office:value-type="float" office:value="0.494444444444444">
                <text:p>0.49444444444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52517985611511">
                <text:p>0.352517985611511</text:p>
              </table:table-cell>
              <table:table-cell office:value-type="float" office:value="0.576512455516014">
                <text:p>0.5765124555160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2953020134228">
                <text:p>0.442953020134228</text:p>
              </table:table-cell>
              <table:table-cell office:value-type="float" office:value="0.626666666666667">
                <text:p>0.626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0625">
                <text:p>0.40625</text:p>
              </table:table-cell>
              <table:table-cell office:value-type="float" office:value="0.646153846153846">
                <text:p>0.646153846153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25">
                <text:p>0.56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513513513513513">
                <text:p>0.513513513513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0.543859649122807">
                <text:p>0.543859649122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60674157303371">
                <text:p>0.460674157303371</text:p>
              </table:table-cell>
              <table:table-cell office:value-type="float" office:value="0.629213483146067">
                <text:p>0.6292134831460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663461538461538">
                <text:p>0.6634615384615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2753623188406">
                <text:p>0.492753623188406</text:p>
              </table:table-cell>
              <table:table-cell office:value-type="float" office:value="0.601449275362319">
                <text:p>0.6014492753623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615384615385">
                <text:p>0.484615384615385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7185929648241">
                <text:p>0.437185929648241</text:p>
              </table:table-cell>
              <table:table-cell office:value-type="float" office:value="0.592964824120603">
                <text:p>0.5929648241206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1896551724138">
                <text:p>0.581896551724138</text:p>
              </table:table-cell>
              <table:table-cell office:value-type="float" office:value="0.527659574468085">
                <text:p>0.5276595744680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6019417475728">
                <text:p>0.466019417475728</text:p>
              </table:table-cell>
              <table:table-cell office:value-type="float" office:value="0.553398058252427">
                <text:p>0.5533980582524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637931034482759">
                <text:p>0.6379310344827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69444444444444">
                <text:p>0.569444444444444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0176991150443">
                <text:p>0.460176991150443</text:p>
              </table:table-cell>
              <table:table-cell office:value-type="float" office:value="0.605263157894737">
                <text:p>0.6052631578947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44303797468354">
                <text:p>0.544303797468354</text:p>
              </table:table-cell>
              <table:table-cell office:value-type="float" office:value="0.4625">
                <text:p>0.4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3298969072165">
                <text:p>0.443298969072165</text:p>
              </table:table-cell>
              <table:table-cell office:value-type="float" office:value="0.597938144329897">
                <text:p>0.5979381443298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7931034482759">
                <text:p>0.537931034482759</text:p>
              </table:table-cell>
              <table:table-cell office:value-type="float" office:value="0.60958904109589">
                <text:p>0.609589041095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0176991150443">
                <text:p>0.460176991150443</text:p>
              </table:table-cell>
              <table:table-cell office:value-type="float" office:value="0.504424778761062">
                <text:p>0.5044247787610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5454545454545">
                <text:p>0.395454545454545</text:p>
              </table:table-cell>
              <table:table-cell office:value-type="float" office:value="0.565610859728507">
                <text:p>0.5656108597285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544827586206897">
                <text:p>0.5448275862068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078125">
                <text:p>0.5078125</text:p>
              </table:table-cell>
              <table:table-cell office:value-type="float" office:value="0.523076923076923">
                <text:p>0.523076923076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590277777777778">
                <text:p>0.590277777777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537234042553192">
                <text:p>0.537234042553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97986577181208">
                <text:p>0.697986577181208</text:p>
              </table:table-cell>
              <table:table-cell office:value-type="float" office:value="0.530201342281879">
                <text:p>0.5302013422818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4385964912281">
                <text:p>0.504385964912281</text:p>
              </table:table-cell>
              <table:table-cell office:value-type="float" office:value="0.253275109170306">
                <text:p>0.2532751091703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48979591836735">
                <text:p>0.448979591836735</text:p>
              </table:table-cell>
              <table:table-cell office:value-type="float" office:value="0.40952380952381">
                <text:p>0.409523809523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47945205479452">
                <text:p>0.547945205479452</text:p>
              </table:table-cell>
              <table:table-cell office:value-type="float" office:value="0.541095890410959">
                <text:p>0.5410958904109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0408163265306">
                <text:p>0.22040816326530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3669724770642">
                <text:p>0.403669724770642</text:p>
              </table:table-cell>
              <table:table-cell office:value-type="float" office:value="0.585585585585586">
                <text:p>0.5855855855855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">
                <text:p>0.3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1162790697674">
                <text:p>0.151162790697674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26966292134831">
                <text:p>0.426966292134831</text:p>
              </table:table-cell>
              <table:table-cell office:value-type="float" office:value="0.651685393258427">
                <text:p>0.6516853932584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09561752988048">
                <text:p>0.60956175298804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01156069364162">
                <text:p>0.601156069364162</text:p>
              </table:table-cell>
              <table:table-cell office:value-type="float" office:value="0.473988439306358">
                <text:p>0.473988439306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0.492307692307692">
                <text:p>0.4923076923076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4390243902439">
                <text:p>0.524390243902439</text:p>
              </table:table-cell>
              <table:table-cell office:value-type="float" office:value="0.634146341463415">
                <text:p>0.6341463414634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0281690140845">
                <text:p>0.380281690140845</text:p>
              </table:table-cell>
              <table:table-cell office:value-type="float" office:value="0.493150684931507">
                <text:p>0.4931506849315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2748091603053">
                <text:p>0.442748091603053</text:p>
              </table:table-cell>
              <table:table-cell office:value-type="float" office:value="0.549618320610687">
                <text:p>0.5496183206106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5621301775148">
                <text:p>0.45562130177514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9830508474576">
                <text:p>0.389830508474576</text:p>
              </table:table-cell>
              <table:table-cell office:value-type="float" office:value="0.638655462184874">
                <text:p>0.6386554621848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3649635036496">
                <text:p>0.503649635036496</text:p>
              </table:table-cell>
              <table:table-cell office:value-type="float" office:value="0.507246376811594">
                <text:p>0.5072463768115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1875">
                <text:p>0.421875</text:p>
              </table:table-cell>
              <table:table-cell office:value-type="float" office:value="0.488372093023256">
                <text:p>0.4883720930232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">
                <text:p>0.4</text:p>
              </table:table-cell>
              <table:table-cell office:value-type="float" office:value="0.603053435114504">
                <text:p>0.603053435114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5591397849462">
                <text:p>0.365591397849462</text:p>
              </table:table-cell>
              <table:table-cell office:value-type="float" office:value="0.634408602150538">
                <text:p>0.6344086021505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00881057268722">
                <text:p>0.400881057268722</text:p>
              </table:table-cell>
              <table:table-cell office:value-type="float" office:value="0.604347826086956">
                <text:p>0.6043478260869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74747474747475">
                <text:p>0.474747474747475</text:p>
              </table:table-cell>
              <table:table-cell office:value-type="float" office:value="0.514851485148515">
                <text:p>0.5148514851485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2522522522523">
                <text:p>0.522522522522523</text:p>
              </table:table-cell>
              <table:table-cell office:value-type="float" office:value="0.531531531531532">
                <text:p>0.5315315315315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9314079422383">
                <text:p>0.469314079422383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0.510869565217391">
                <text:p>0.5108695652173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95238095238095">
                <text:p>0.595238095238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6938775510204">
                <text:p>0.346938775510204</text:p>
              </table:table-cell>
              <table:table-cell office:value-type="float" office:value="0.394557823129252">
                <text:p>0.3945578231292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358024691358025">
                <text:p>0.3580246913580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9906542056075">
                <text:p>0.429906542056075</text:p>
              </table:table-cell>
              <table:table-cell office:value-type="float" office:value="0.551401869158878">
                <text:p>0.5514018691588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525423728814">
                <text:p>0.491525423728814</text:p>
              </table:table-cell>
              <table:table-cell office:value-type="float" office:value="0.533898305084746">
                <text:p>0.5338983050847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4651162790698">
                <text:p>0.354651162790698</text:p>
              </table:table-cell>
              <table:table-cell office:value-type="float" office:value="0.589595375722543">
                <text:p>0.5895953757225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98373983739837">
                <text:p>0.398373983739837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6304347826087">
                <text:p>0.516304347826087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367816091954023">
                <text:p>0.3678160919540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22764227642276">
                <text:p>0.422764227642276</text:p>
              </table:table-cell>
              <table:table-cell office:value-type="float" office:value="0.349593495934959">
                <text:p>0.3495934959349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93939393939394">
                <text:p>0.39393939393939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7647058823529">
                <text:p>0.367647058823529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45414847161572">
                <text:p>0.445414847161572</text:p>
              </table:table-cell>
              <table:table-cell office:value-type="float" office:value="0.541484716157205">
                <text:p>0.5414847161572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38356164383562">
                <text:p>0.438356164383562</text:p>
              </table:table-cell>
              <table:table-cell office:value-type="float" office:value="0.432432432432432">
                <text:p>0.4324324324324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5179856115108">
                <text:p>0.525179856115108</text:p>
              </table:table-cell>
              <table:table-cell office:value-type="float" office:value="0.478571428571429">
                <text:p>0.4785714285714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85714285714286">
                <text:p>0.185714285714286</text:p>
              </table:table-cell>
              <table:table-cell office:value-type="float" office:value="0.410526315789474">
                <text:p>0.410526315789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69230769230769">
                <text:p>0.569230769230769</text:p>
              </table:table-cell>
              <table:table-cell office:value-type="float" office:value="0.439393939393939">
                <text:p>0.4393939393939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93220338983051">
                <text:p>0.593220338983051</text:p>
              </table:table-cell>
              <table:table-cell office:value-type="float" office:value="0.426229508196721">
                <text:p>0.4262295081967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09756097560976">
                <text:p>0.609756097560976</text:p>
              </table:table-cell>
              <table:table-cell office:value-type="float" office:value="0.353658536585366">
                <text:p>0.3536585365853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88038277511962">
                <text:p>0.488038277511962</text:p>
              </table:table-cell>
              <table:table-cell office:value-type="float" office:value="0.38755980861244">
                <text:p>0.387559808612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3508771929825">
                <text:p>0.403508771929825</text:p>
              </table:table-cell>
              <table:table-cell office:value-type="float" office:value="0.491228070175439">
                <text:p>0.4912280701754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6019417475728">
                <text:p>0.466019417475728</text:p>
              </table:table-cell>
              <table:table-cell office:value-type="float" office:value="0.466019417475728">
                <text:p>0.4660194174757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875">
                <text:p>0.3875</text:p>
              </table:table-cell>
              <table:table-cell office:value-type="float" office:value="0.353658536585366">
                <text:p>0.3536585365853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8787878787879">
                <text:p>0.378787878787879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85915492957747">
                <text:p>0.485915492957747</text:p>
              </table:table-cell>
              <table:table-cell office:value-type="float" office:value="0.507042253521127">
                <text:p>0.5070422535211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85">
                <text:p>0.485</text:p>
              </table:table-cell>
              <table:table-cell office:value-type="float" office:value="0.308457711442786">
                <text:p>0.3084577114427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8288770053476">
                <text:p>0.358288770053476</text:p>
              </table:table-cell>
              <table:table-cell office:value-type="float" office:value="0.372340425531915">
                <text:p>0.372340425531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8100558659218">
                <text:p>0.458100558659218</text:p>
              </table:table-cell>
              <table:table-cell office:value-type="float" office:value="0.446927374301676">
                <text:p>0.4469273743016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298701298701299">
                <text:p>0.2987012987012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1428571428571">
                <text:p>0.621428571428571</text:p>
              </table:table-cell>
              <table:table-cell office:value-type="float" office:value="0.465753424657534">
                <text:p>0.4657534246575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29032258064516">
                <text:p>0.529032258064516</text:p>
              </table:table-cell>
              <table:table-cell office:value-type="float" office:value="0.445161290322581">
                <text:p>0.4451612903225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5">
                <text:p>0.55</text:p>
              </table:table-cell>
              <table:table-cell office:value-type="float" office:value="0.51219512195122">
                <text:p>0.512195121951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4137931034483">
                <text:p>0.474137931034483</text:p>
              </table:table-cell>
              <table:table-cell office:value-type="float" office:value="0.491379310344828">
                <text:p>0.4913793103448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23255813953488">
                <text:p>0.523255813953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0.567567567567568">
                <text:p>0.5675675675675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887323943662">
                <text:p>0.47887323943662</text:p>
              </table:table-cell>
              <table:table-cell office:value-type="float" office:value="0.506976744186047">
                <text:p>0.5069767441860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91525423728814">
                <text:p>0.491525423728814</text:p>
              </table:table-cell>
              <table:table-cell office:value-type="float" office:value="0.483516483516484">
                <text:p>0.4835164835164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90384615384615">
                <text:p>0.490384615384615</text:p>
              </table:table-cell>
              <table:table-cell office:value-type="float" office:value="0.60377358490566">
                <text:p>0.603773584905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18867924528302">
                <text:p>0.518867924528302</text:p>
              </table:table-cell>
              <table:table-cell office:value-type="float" office:value="0.495412844036697">
                <text:p>0.4954128440366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989247311828">
                <text:p>0.56989247311828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.256410256410256">
                <text:p>0.2564102564102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36893203883495">
                <text:p>0.436893203883495</text:p>
              </table:table-cell>
              <table:table-cell office:value-type="float" office:value="0.288461538461538">
                <text:p>0.2884615384615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6808510638298">
                <text:p>0.4468085106382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9565217391304">
                <text:p>0.369565217391304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55621301775148">
                <text:p>0.455621301775148</text:p>
              </table:table-cell>
              <table:table-cell office:value-type="float" office:value="0.449704142011834">
                <text:p>0.449704142011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42307692307692">
                <text:p>0.442307692307692</text:p>
              </table:table-cell>
              <table:table-cell office:value-type="float" office:value="0.557692307692308">
                <text:p>0.5576923076923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51063829787234">
                <text:p>0.510638297872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47619047619048">
                <text:p>0.447619047619048</text:p>
              </table:table-cell>
              <table:table-cell office:value-type="float" office:value="0.575471698113208">
                <text:p>0.5754716981132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717391304347826">
                <text:p>0.7173913043478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62025316455696">
                <text:p>0.462025316455696</text:p>
              </table:table-cell>
              <table:table-cell office:value-type="float" office:value="0.537974683544304">
                <text:p>0.537974683544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92753623188406">
                <text:p>0.492753623188406</text:p>
              </table:table-cell>
              <table:table-cell office:value-type="float" office:value="0.376811594202899">
                <text:p>0.3768115942028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424657534246575">
                <text:p>0.4246575342465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8252427184466">
                <text:p>0.58252427184466</text:p>
              </table:table-cell>
              <table:table-cell office:value-type="float" office:value="0.436893203883495">
                <text:p>0.4368932038834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8502994011976">
                <text:p>0.48502994011976</text:p>
              </table:table-cell>
              <table:table-cell office:value-type="float" office:value="0.57396449704142">
                <text:p>0.573964497041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60283687943262">
                <text:p>0.5602836879432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27272727272727">
                <text:p>0.527272727272727</text:p>
              </table:table-cell>
              <table:table-cell office:value-type="float" office:value="0.531531531531532">
                <text:p>0.5315315315315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08163265306122">
                <text:p>0.408163265306122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76973684210526">
                <text:p>0.476973684210526</text:p>
              </table:table-cell>
              <table:table-cell office:value-type="float" office:value="0.482200647249191">
                <text:p>0.4822006472491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605263157894737">
                <text:p>0.6052631578947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53947368421053">
                <text:p>0.453947368421053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56179775280899">
                <text:p>0.556179775280899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75">
                <text:p>0.37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30035335689046">
                <text:p>0.530035335689046</text:p>
              </table:table-cell>
              <table:table-cell office:value-type="float" office:value="0.57243816254417">
                <text:p>0.572438162544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13461538461538">
                <text:p>0.413461538461538</text:p>
              </table:table-cell>
              <table:table-cell office:value-type="float" office:value="0.495327102803738">
                <text:p>0.4953271028037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95238095238095">
                <text:p>0.595238095238095</text:p>
              </table:table-cell>
              <table:table-cell office:value-type="float" office:value="0.526785714285714">
                <text:p>0.5267857142857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3416149068323">
                <text:p>0.53416149068323</text:p>
              </table:table-cell>
              <table:table-cell office:value-type="float" office:value="0.625766871165644">
                <text:p>0.6257668711656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41025641025641">
                <text:p>0.441025641025641</text:p>
              </table:table-cell>
              <table:table-cell office:value-type="float" office:value="0.578680203045685">
                <text:p>0.5786802030456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51282051282051">
                <text:p>0.551282051282051</text:p>
              </table:table-cell>
              <table:table-cell office:value-type="float" office:value="0.487179487179487">
                <text:p>0.4871794871794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92822966507177">
                <text:p>0.492822966507177</text:p>
              </table:table-cell>
              <table:table-cell office:value-type="float" office:value="0.507177033492823">
                <text:p>0.5071770334928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26470588235294">
                <text:p>0.426470588235294</text:p>
              </table:table-cell>
              <table:table-cell office:value-type="float" office:value="0.463768115942029">
                <text:p>0.4637681159420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26865671641791">
                <text:p>0.626865671641791</text:p>
              </table:table-cell>
              <table:table-cell office:value-type="float" office:value="0.414814814814815">
                <text:p>0.414814814814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07462686567164">
                <text:p>0.507462686567164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07418397626113">
                <text:p>0.507418397626113</text:p>
              </table:table-cell>
              <table:table-cell office:value-type="float" office:value="0.542772861356932">
                <text:p>0.5427728613569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3010752688172">
                <text:p>0.43010752688172</text:p>
              </table:table-cell>
              <table:table-cell office:value-type="float" office:value="0.625668449197861">
                <text:p>0.6256684491978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90861618798956">
                <text:p>0.490861618798956</text:p>
              </table:table-cell>
              <table:table-cell office:value-type="float" office:value="0.452196382428941">
                <text:p>0.4521963824289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47945205479452">
                <text:p>0.547945205479452</text:p>
              </table:table-cell>
              <table:table-cell office:value-type="float" office:value="0.541095890410959">
                <text:p>0.5410958904109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31746031746032">
                <text:p>0.531746031746032</text:p>
              </table:table-cell>
              <table:table-cell office:value-type="float" office:value="0.441860465116279">
                <text:p>0.4418604651162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356164383561644">
                <text:p>0.3561643835616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15337423312883">
                <text:p>0.515337423312883</text:p>
              </table:table-cell>
              <table:table-cell office:value-type="float" office:value="0.497005988023952">
                <text:p>0.4970059880239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31192660550459">
                <text:p>0.431192660550459</text:p>
              </table:table-cell>
              <table:table-cell office:value-type="float" office:value="0.509090909090909">
                <text:p>0.5090909090909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64864864864865">
                <text:p>0.464864864864865</text:p>
              </table:table-cell>
              <table:table-cell office:value-type="float" office:value="0.508021390374332">
                <text:p>0.5080213903743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04273504273504">
                <text:p>0.504273504273504</text:p>
              </table:table-cell>
              <table:table-cell office:value-type="float" office:value="0.508474576271186">
                <text:p>0.5084745762711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21505376344086">
                <text:p>0.521505376344086</text:p>
              </table:table-cell>
              <table:table-cell office:value-type="float" office:value="0.473118279569893">
                <text:p>0.4731182795698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38888888888889">
                <text:p>0.438888888888889</text:p>
              </table:table-cell>
              <table:table-cell office:value-type="float" office:value="0.604395604395604">
                <text:p>0.6043956043956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33742331288344">
                <text:p>0.533742331288344</text:p>
              </table:table-cell>
              <table:table-cell office:value-type="float" office:value="0.436363636363636">
                <text:p>0.4363636363636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92537313432836">
                <text:p>0.492537313432836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75250836120401">
                <text:p>0.575250836120401</text:p>
              </table:table-cell>
              <table:table-cell office:value-type="float" office:value="0.438127090301003">
                <text:p>0.4381270903010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50450450450451">
                <text:p>0.450450450450451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02941176470588">
                <text:p>0.602941176470588</text:p>
              </table:table-cell>
              <table:table-cell office:value-type="float" office:value="0.448529411764706">
                <text:p>0.448529411764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54455445544555">
                <text:p>0.554455445544555</text:p>
              </table:table-cell>
              <table:table-cell office:value-type="float" office:value="0.519230769230769">
                <text:p>0.5192307692307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32608695652174">
                <text:p>0.532608695652174</text:p>
              </table:table-cell>
              <table:table-cell office:value-type="float" office:value="0.358695652173913">
                <text:p>0.3586956521739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59322033898305">
                <text:p>0.559322033898305</text:p>
              </table:table-cell>
              <table:table-cell office:value-type="float" office:value="0.377049180327869">
                <text:p>0.3770491803278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75">
                <text:p>0.475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09210526315789">
                <text:p>0.309210526315789</text:p>
              </table:table-cell>
              <table:table-cell office:value-type="float" office:value="0.664473684210526">
                <text:p>0.6644736842105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553571428571429">
                <text:p>0.5535714285714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">
                <text:p>0.5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67391304347826">
                <text:p>0.467391304347826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28455284552846">
                <text:p>0.528455284552846</text:p>
              </table:table-cell>
              <table:table-cell office:value-type="float" office:value="0.425196850393701">
                <text:p>0.4251968503937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97260273972603">
                <text:p>0.397260273972603</text:p>
              </table:table-cell>
              <table:table-cell office:value-type="float" office:value="0.547945205479452">
                <text:p>0.5479452054794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53571428571429">
                <text:p>0.553571428571429</text:p>
              </table:table-cell>
              <table:table-cell office:value-type="float" office:value="0.568965517241379">
                <text:p>0.5689655172413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298701298701299">
                <text:p>0.2987012987012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46808510638298">
                <text:p>0.446808510638298</text:p>
              </table:table-cell>
              <table:table-cell office:value-type="float" office:value="0.547368421052632">
                <text:p>0.5473684210526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">
                <text:p>0.5</text:p>
              </table:table-cell>
              <table:table-cell office:value-type="float" office:value="0.462686567164179">
                <text:p>0.4626865671641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82278481012658">
                <text:p>0.582278481012658</text:p>
              </table:table-cell>
              <table:table-cell office:value-type="float" office:value="0.607594936708861">
                <text:p>0.6075949367088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6283185840708">
                <text:p>0.36283185840708</text:p>
              </table:table-cell>
              <table:table-cell office:value-type="float" office:value="0.278260869565217">
                <text:p>0.2782608695652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44117647058823">
                <text:p>0.544117647058823</text:p>
              </table:table-cell>
              <table:table-cell office:value-type="float" office:value="0.485294117647059">
                <text:p>0.4852941176470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97727272727273">
                <text:p>0.39772727272727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393548387096774">
                <text:p>0.3935483870967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86725663716814">
                <text:p>0.486725663716814</text:p>
              </table:table-cell>
              <table:table-cell office:value-type="float" office:value="0.412280701754386">
                <text:p>0.4122807017543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0.396039603960396">
                <text:p>0.396039603960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29184549356223">
                <text:p>0.429184549356223</text:p>
              </table:table-cell>
              <table:table-cell office:value-type="float" office:value="0.590717299578059">
                <text:p>0.5907172995780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88549618320611">
                <text:p>0.488549618320611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55621301775148">
                <text:p>0.455621301775148</text:p>
              </table:table-cell>
              <table:table-cell office:value-type="float" office:value="0.543859649122807">
                <text:p>0.5438596491228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0238095238095">
                <text:p>0.47023809523809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94736842105263">
                <text:p>0.394736842105263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2">
                <text:p>0.52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2183908045977">
                <text:p>0.32183908045977</text:p>
              </table:table-cell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456896551724138">
                <text:p>0.4568965517241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63758389261745">
                <text:p>0.5637583892617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8062015503876">
                <text:p>0.48062015503876</text:p>
              </table:table-cell>
              <table:table-cell office:value-type="float" office:value="0.658914728682171">
                <text:p>0.6589147286821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75">
                <text:p>0.575</text:p>
              </table:table-cell>
              <table:table-cell office:value-type="float" office:value="0.365853658536585">
                <text:p>0.3658536585365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89285714285714">
                <text:p>0.5892857142857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38345864661654">
                <text:p>0.338345864661654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58646616541353">
                <text:p>0.458646616541353</text:p>
              </table:table-cell>
              <table:table-cell office:value-type="float" office:value="0.529850746268657">
                <text:p>0.5298507462686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87046632124352">
                <text:p>0.487046632124352</text:p>
              </table:table-cell>
              <table:table-cell office:value-type="float" office:value="0.530927835051546">
                <text:p>0.5309278350515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07894736842105">
                <text:p>0.407894736842105</text:p>
              </table:table-cell>
              <table:table-cell office:value-type="float" office:value="0.605263157894737">
                <text:p>0.6052631578947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78313253012048">
                <text:p>0.578313253012048</text:p>
              </table:table-cell>
              <table:table-cell office:value-type="float" office:value="0.325581395348837">
                <text:p>0.3255813953488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0.585987261146497">
                <text:p>0.5859872611464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94252873563218">
                <text:p>0.494252873563218</text:p>
              </table:table-cell>
              <table:table-cell office:value-type="float" office:value="0.488636363636364">
                <text:p>0.4886363636363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5985401459854">
                <text:p>0.45985401459854</text:p>
              </table:table-cell>
              <table:table-cell office:value-type="float" office:value="0.474452554744526">
                <text:p>0.4744525547445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73333333333333">
                <text:p>0.473333333333333</text:p>
              </table:table-cell>
              <table:table-cell office:value-type="float" office:value="0.431372549019608">
                <text:p>0.4313725490196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81081081081081">
                <text:p>0.581081081081081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">
                <text:p>0.6</text:p>
              </table:table-cell>
              <table:table-cell office:value-type="float" office:value="0.490196078431373">
                <text:p>0.4901960784313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73134328358209">
                <text:p>0.373134328358209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10714285714286">
                <text:p>0.41071428571428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73282442748092">
                <text:p>0.473282442748092</text:p>
              </table:table-cell>
              <table:table-cell office:value-type="float" office:value="0.56390977443609">
                <text:p>0.563909774436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59055118110236">
                <text:p>0.559055118110236</text:p>
              </table:table-cell>
              <table:table-cell office:value-type="float" office:value="0.543307086614173">
                <text:p>0.5433070866141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625">
                <text:p>0.4625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31034482758621">
                <text:p>0.431034482758621</text:p>
              </table:table-cell>
              <table:table-cell office:value-type="float" office:value="0.439655172413793">
                <text:p>0.4396551724137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09677419354839">
                <text:p>0.209677419354839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11494252873563">
                <text:p>0.511494252873563</text:p>
              </table:table-cell>
              <table:table-cell office:value-type="float" office:value="0.505681818181818">
                <text:p>0.5056818181818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91525423728814">
                <text:p>0.491525423728814</text:p>
              </table:table-cell>
              <table:table-cell office:value-type="float" office:value="0.559322033898305">
                <text:p>0.5593220338983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45255474452555">
                <text:p>0.445255474452555</text:p>
              </table:table-cell>
              <table:table-cell office:value-type="float" office:value="0.551094890510949">
                <text:p>0.5510948905109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62015503875969">
                <text:p>0.562015503875969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0.394444444444444">
                <text:p>0.3944444444444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96062992125984">
                <text:p>0.496062992125984</text:p>
              </table:table-cell>
              <table:table-cell office:value-type="float" office:value="0.456692913385827">
                <text:p>0.4566929133858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422535211267606">
                <text:p>0.4225352112676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12037037037037">
                <text:p>0.412037037037037</text:p>
              </table:table-cell>
              <table:table-cell office:value-type="float" office:value="0.438356164383562">
                <text:p>0.4383561643835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9622641509434">
                <text:p>0.39622641509434</text:p>
              </table:table-cell>
              <table:table-cell office:value-type="float" office:value="0.401869158878505">
                <text:p>0.4018691588785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27272727272727">
                <text:p>0.427272727272727</text:p>
              </table:table-cell>
              <table:table-cell office:value-type="float" office:value="0.473214285714286">
                <text:p>0.4732142857142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601851851851852">
                <text:p>0.6018518518518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3859649122807">
                <text:p>0.43859649122807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37994722955145">
                <text:p>0.437994722955145</text:p>
              </table:table-cell>
              <table:table-cell office:value-type="float" office:value="0.558746736292428">
                <text:p>0.5587467362924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79245283018868">
                <text:p>0.679245283018868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83425414364641">
                <text:p>0.483425414364641</text:p>
              </table:table-cell>
              <table:table-cell office:value-type="float" office:value="0.593406593406593">
                <text:p>0.5934065934065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03846153846154">
                <text:p>0.503846153846154</text:p>
              </table:table-cell>
              <table:table-cell office:value-type="float" office:value="0.593869731800766">
                <text:p>0.5938697318007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31372549019608">
                <text:p>0.431372549019608</text:p>
              </table:table-cell>
              <table:table-cell office:value-type="float" office:value="0.592233009708738">
                <text:p>0.5922330097087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83516483516484">
                <text:p>0.483516483516484</text:p>
              </table:table-cell>
              <table:table-cell office:value-type="float" office:value="0.381818181818182">
                <text:p>0.3818181818181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80555555555556">
                <text:p>0.480555555555556</text:p>
              </table:table-cell>
              <table:table-cell office:value-type="float" office:value="0.401098901098901">
                <text:p>0.4010989010989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89247311827957">
                <text:p>0.489247311827957</text:p>
              </table:table-cell>
              <table:table-cell office:value-type="float" office:value="0.344086021505376">
                <text:p>0.3440860215053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65277777777778">
                <text:p>0.465277777777778</text:p>
              </table:table-cell>
              <table:table-cell office:value-type="float" office:value="0.542725173210162">
                <text:p>0.5427251732101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39613526570048">
                <text:p>0.439613526570048</text:p>
              </table:table-cell>
              <table:table-cell office:value-type="float" office:value="0.57487922705314">
                <text:p>0.574879227053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513274336283186">
                <text:p>0.5132743362831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83028720626632">
                <text:p>0.483028720626632</text:p>
              </table:table-cell>
              <table:table-cell office:value-type="float" office:value="0.476923076923077">
                <text:p>0.4769230769230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57286432160804">
                <text:p>0.457286432160804</text:p>
              </table:table-cell>
              <table:table-cell office:value-type="float" office:value="0.472361809045226">
                <text:p>0.4723618090452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10869565217391">
                <text:p>0.510869565217391</text:p>
              </table:table-cell>
              <table:table-cell office:value-type="float" office:value="0.481675392670157">
                <text:p>0.4816753926701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83959899749373">
                <text:p>0.583959899749373</text:p>
              </table:table-cell>
              <table:table-cell office:value-type="float" office:value="0.477611940298507">
                <text:p>0.4776119402985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">
                <text:p>0.5</text:p>
              </table:table-cell>
              <table:table-cell office:value-type="float" office:value="0.475177304964539">
                <text:p>0.4751773049645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43835616438356">
                <text:p>0.643835616438356</text:p>
              </table:table-cell>
              <table:table-cell office:value-type="float" office:value="0.445205479452055">
                <text:p>0.4452054794520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10619469026549">
                <text:p>0.610619469026549</text:p>
              </table:table-cell>
              <table:table-cell office:value-type="float" office:value="0.521739130434783">
                <text:p>0.5217391304347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73732718894009">
                <text:p>0.573732718894009</text:p>
              </table:table-cell>
              <table:table-cell office:value-type="float" office:value="0.496583143507973">
                <text:p>0.4965831435079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11842105263158">
                <text:p>0.611842105263158</text:p>
              </table:table-cell>
              <table:table-cell office:value-type="float" office:value="0.487012987012987">
                <text:p>0.4870129870129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96503496503497">
                <text:p>0.496503496503497</text:p>
              </table:table-cell>
              <table:table-cell office:value-type="float" office:value="0.579310344827586">
                <text:p>0.5793103448275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11510791366906">
                <text:p>0.611510791366906</text:p>
              </table:table-cell>
              <table:table-cell office:value-type="float" office:value="0.421428571428571">
                <text:p>0.4214285714285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14412416851441">
                <text:p>0.514412416851441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70319634703196">
                <text:p>0.470319634703196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56034482758621">
                <text:p>0.556034482758621</text:p>
              </table:table-cell>
              <table:table-cell office:value-type="float" office:value="0.318965517241379">
                <text:p>0.3189655172413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94736842105263">
                <text:p>0.494736842105263</text:p>
              </table:table-cell>
              <table:table-cell office:value-type="float" office:value="0.463414634146341">
                <text:p>0.4634146341463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12658227848101">
                <text:p>0.512658227848101</text:p>
              </table:table-cell>
              <table:table-cell office:value-type="float" office:value="0.468354430379747">
                <text:p>0.4683544303797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7244094488189">
                <text:p>0.47244094488189</text:p>
              </table:table-cell>
              <table:table-cell office:value-type="float" office:value="0.457364341085271">
                <text:p>0.4573643410852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5011655011655">
                <text:p>0.55011655011655</text:p>
              </table:table-cell>
              <table:table-cell office:value-type="float" office:value="0.482598607888631">
                <text:p>0.4825986078886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79185520361991">
                <text:p>0.579185520361991</text:p>
              </table:table-cell>
              <table:table-cell office:value-type="float" office:value="0.495495495495496">
                <text:p>0.4954954954954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19230769230769">
                <text:p>0.519230769230769</text:p>
              </table:table-cell>
              <table:table-cell office:value-type="float" office:value="0.468899521531101">
                <text:p>0.4688995215311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87261146496815">
                <text:p>0.487261146496815</text:p>
              </table:table-cell>
              <table:table-cell office:value-type="float" office:value="0.537974683544304">
                <text:p>0.5379746835443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">
                <text:p>0.5</text:p>
              </table:table-cell>
              <table:table-cell office:value-type="float" office:value="0.539877300613497">
                <text:p>0.5398773006134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535947712418301">
                <text:p>0.5359477124183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25233644859813">
                <text:p>0.425233644859813</text:p>
              </table:table-cell>
              <table:table-cell office:value-type="float" office:value="0.595348837209302">
                <text:p>0.5953488372093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95495495495496">
                <text:p>0.495495495495496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49514563106796">
                <text:p>0.349514563106796</text:p>
              </table:table-cell>
              <table:table-cell office:value-type="float" office:value="0.631067961165049">
                <text:p>0.6310679611650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48717948717949">
                <text:p>0.448717948717949</text:p>
              </table:table-cell>
              <table:table-cell office:value-type="float" office:value="0.49873417721519">
                <text:p>0.498734177215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9746192893401">
                <text:p>0.4974619289340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98963730569948">
                <text:p>0.39896373056994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46181818181818">
                <text:p>0.546181818181818</text:p>
              </table:table-cell>
              <table:table-cell office:value-type="float" office:value="0.472361809045226">
                <text:p>0.4723618090452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16176470588235">
                <text:p>0.516176470588235</text:p>
              </table:table-cell>
              <table:table-cell office:value-type="float" office:value="0.525547445255474">
                <text:p>0.5255474452554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57077625570776">
                <text:p>0.557077625570776</text:p>
              </table:table-cell>
              <table:table-cell office:value-type="float" office:value="0.485998193315267">
                <text:p>0.4859981933152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79259259259259">
                <text:p>0.579259259259259</text:p>
              </table:table-cell>
              <table:table-cell office:value-type="float" office:value="0.545051698670606">
                <text:p>0.5450516986706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909cm" svg:height="16.414cm" xlink:href=".." xlink:type="simple" chart:class="chart:scatter" chart:style-name="ch1">
        <chart:plot-area chart:style-name="ch2" table:cell-range-address="'Correlation - all &gt;25 samples'.B1:'Correlation - all &gt;25 samples'.B321 'Correlation - all &gt;25 samples'.F1:'Correlation - all &gt;25 samples'.F321" chart:data-source-has-labels="row" svg:x="1.629cm" svg:y="1.447cm" svg:width="28.044cm" svg:height="13.658cm">
          <chartooo:coordinate-region svg:x="3.044cm" svg:y="1.646cm" svg:width="26.297cm" svg:height="12.812cm"/>
          <chart:axis chart:dimension="x" chart:name="primary-x" chart:style-name="ch3">
            <chart:title svg:x="14.668cm" svg:y="15.433cm" chart:style-name="ch4">
              <text:p>NDP support</text:p>
            </chart:title>
          </chart:axis>
          <chart:axis chart:dimension="y" chart:name="primary-y" chart:style-name="ch5">
            <chart:title svg:x="0.451cm" svg:y="9.286cm" chart:style-name="ch6">
              <text:p>MMP support</text:p>
            </chart:title>
            <chart:grid chart:style-name="ch7" chart:class="major"/>
          </chart:axis>
          <chart:series chart:style-name="ch8" chart:values-cell-range-address="'Correlation - all &gt;25 samples'.F2:'Correlation - all &gt;25 samples'.F321" chart:label-cell-address="'Correlation - all &gt;25 samples'.F1:'Correlation - all &gt;25 samples'.F1" chart:class="chart:scatter">
            <chart:domain table:cell-range-address="'Correlation - all &gt;25 samples'.B2:'Correlation - all &gt;25 samples'.B321"/>
            <chart:data-point chart:repeated="3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MP support</text:p>
                <draw:g>
                  <svg:desc>'Correlation - all &gt;25 samples'.F1:'Correlation - all &gt;25 sampl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36620501212">
                <text:p>0.6236620501212</text:p>
                <draw:g>
                  <svg:desc>'Correlation - all &gt;25 samples'.B2:'Correlation - all &gt;25 samples'.B321</svg:desc>
                </draw:g>
              </table:table-cell>
              <table:table-cell office:value-type="float" office:value="NaN">
                <text:p>NaN</text:p>
                <draw:g>
                  <svg:desc>'Correlation - all &gt;25 samples'.F2:'Correlation - all &gt;25 samples'.F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11627906976744">
                <text:p>0.0511627906976744</text:p>
              </table:table-cell>
              <table:table-cell office:value-type="float" office:value="0.365740740740741">
                <text:p>0.365740740740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4651162790698">
                <text:p>0.0604651162790698</text:p>
              </table:table-cell>
              <table:table-cell office:value-type="float" office:value="0.331797235023041">
                <text:p>0.331797235023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22274881516588">
                <text:p>0.322274881516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278688524590164">
                <text:p>0.27868852459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45098039215686">
                <text:p>0.0745098039215686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4074074074074">
                <text:p>0.0324074074074074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4594594594595">
                <text:p>0.0594594594594595</text:p>
              </table:table-cell>
              <table:table-cell office:value-type="float" office:value="0.318918918918919">
                <text:p>0.3189189189189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01785714285714">
                <text:p>0.0401785714285714</text:p>
              </table:table-cell>
              <table:table-cell office:value-type="float" office:value="0.305309734513274">
                <text:p>0.305309734513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64971751412429">
                <text:p>0.0564971751412429</text:p>
              </table:table-cell>
              <table:table-cell office:value-type="float" office:value="0.418079096045198">
                <text:p>0.418079096045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0650406504065">
                <text:p>0.0040650406504065</text:p>
              </table:table-cell>
              <table:table-cell office:value-type="float" office:value="0.255060728744939">
                <text:p>0.255060728744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4751773049645">
                <text:p>0.134751773049645</text:p>
              </table:table-cell>
              <table:table-cell office:value-type="float" office:value="0.433566433566434">
                <text:p>0.433566433566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07174887892377">
                <text:p>0.0807174887892377</text:p>
              </table:table-cell>
              <table:table-cell office:value-type="float" office:value="0.473214285714286">
                <text:p>0.47321428571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19847328244275">
                <text:p>0.0419847328244275</text:p>
              </table:table-cell>
              <table:table-cell office:value-type="float" office:value="0.304182509505703">
                <text:p>0.3041825095057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75609756097561">
                <text:p>0.00975609756097561</text:p>
              </table:table-cell>
              <table:table-cell office:value-type="float" office:value="0.252427184466019">
                <text:p>0.252427184466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17948717948718">
                <text:p>0.0717948717948718</text:p>
              </table:table-cell>
              <table:table-cell office:value-type="float" office:value="0.420512820512821">
                <text:p>0.420512820512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1990950226244">
                <text:p>0.0361990950226244</text:p>
              </table:table-cell>
              <table:table-cell office:value-type="float" office:value="0.298642533936652">
                <text:p>0.298642533936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90196078431373">
                <text:p>0.00490196078431373</text:p>
              </table:table-cell>
              <table:table-cell office:value-type="float" office:value="0.257281553398058">
                <text:p>0.2572815533980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278571428571429">
                <text:p>0.278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5714285714286">
                <text:p>0.135714285714286</text:p>
              </table:table-cell>
              <table:table-cell office:value-type="float" office:value="0.381944444444444">
                <text:p>0.38194444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4814814814815">
                <text:p>0.0814814814814815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73224043715847">
                <text:p>0.0273224043715847</text:p>
              </table:table-cell>
              <table:table-cell office:value-type="float" office:value="0.295081967213115">
                <text:p>0.295081967213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28169014084507">
                <text:p>0.28169014084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1034482758621">
                <text:p>0.0431034482758621</text:p>
              </table:table-cell>
              <table:table-cell office:value-type="float" office:value="0.341666666666667">
                <text:p>0.341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1940298507463">
                <text:p>0.111940298507463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96894409937888">
                <text:p>0.0496894409937888</text:p>
              </table:table-cell>
              <table:table-cell office:value-type="float" office:value="0.360248447204969">
                <text:p>0.3602484472049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9411764705882">
                <text:p>0.0529411764705882</text:p>
              </table:table-cell>
              <table:table-cell office:value-type="float" office:value="0.331491712707182">
                <text:p>0.331491712707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99470899470899">
                <text:p>0.0899470899470899</text:p>
              </table:table-cell>
              <table:table-cell office:value-type="float" office:value="0.450261780104712">
                <text:p>0.450261780104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6645962732919">
                <text:p>0.136645962732919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9677419354839">
                <text:p>0.109677419354839</text:p>
              </table:table-cell>
              <table:table-cell office:value-type="float" office:value="0.438709677419355">
                <text:p>0.438709677419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36969696969697">
                <text:p>0.369696969696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78260869565217">
                <text:p>0.0978260869565217</text:p>
              </table:table-cell>
              <table:table-cell office:value-type="float" office:value="0.380434782608696">
                <text:p>0.3804347826086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47663551401869">
                <text:p>0.0747663551401869</text:p>
              </table:table-cell>
              <table:table-cell office:value-type="float" office:value="0.289719626168224">
                <text:p>0.289719626168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0429447852761">
                <text:p>0.110429447852761</text:p>
              </table:table-cell>
              <table:table-cell office:value-type="float" office:value="0.396341463414634">
                <text:p>0.396341463414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3174603174603">
                <text:p>0.103174603174603</text:p>
              </table:table-cell>
              <table:table-cell office:value-type="float" office:value="0.488188976377953">
                <text:p>0.4881889763779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9090909090909">
                <text:p>0.109090909090909</text:p>
              </table:table-cell>
              <table:table-cell office:value-type="float" office:value="0.309090909090909">
                <text:p>0.309090909090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39622641509434">
                <text:p>0.39622641509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9885057471264">
                <text:p>0.229885057471264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542553191489362">
                <text:p>0.5425531914893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591397849462366">
                <text:p>0.5913978494623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9230769230769">
                <text:p>0.369230769230769</text:p>
              </table:table-cell>
              <table:table-cell office:value-type="float" office:value="0.651515151515152">
                <text:p>0.651515151515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455056179775281">
                <text:p>0.4550561797752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519553072625698">
                <text:p>0.519553072625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23076923076923">
                <text:p>0.5230769230769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9896907216495">
                <text:p>0.329896907216495</text:p>
              </table:table-cell>
              <table:table-cell office:value-type="float" office:value="0.577319587628866">
                <text:p>0.5773195876288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564935064935065">
                <text:p>0.5649350649350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49720670391061">
                <text:p>0.0949720670391061</text:p>
              </table:table-cell>
              <table:table-cell office:value-type="float" office:value="0.494444444444444">
                <text:p>0.4944444444444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4964028776978">
                <text:p>0.294964028776978</text:p>
              </table:table-cell>
              <table:table-cell office:value-type="float" office:value="0.576512455516014">
                <text:p>0.5765124555160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2013422818792">
                <text:p>0.302013422818792</text:p>
              </table:table-cell>
              <table:table-cell office:value-type="float" office:value="0.626666666666667">
                <text:p>0.626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7741935483871">
                <text:p>0.217741935483871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5625">
                <text:p>0.265625</text:p>
              </table:table-cell>
              <table:table-cell office:value-type="float" office:value="0.646153846153846">
                <text:p>0.6461538461538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75">
                <text:p>0.33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0.513513513513513">
                <text:p>0.5135135135135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2982456140351">
                <text:p>0.192982456140351</text:p>
              </table:table-cell>
              <table:table-cell office:value-type="float" office:value="0.543859649122807">
                <text:p>0.5438596491228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4494382022472">
                <text:p>0.404494382022472</text:p>
              </table:table-cell>
              <table:table-cell office:value-type="float" office:value="0.629213483146067">
                <text:p>0.6292134831460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663461538461538">
                <text:p>0.6634615384615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0144927536232">
                <text:p>0.210144927536232</text:p>
              </table:table-cell>
              <table:table-cell office:value-type="float" office:value="0.601449275362319">
                <text:p>0.6014492753623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6153846153846">
                <text:p>0.146153846153846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72222222222222">
                <text:p>0.2722222222222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5879396984925">
                <text:p>0.175879396984925</text:p>
              </table:table-cell>
              <table:table-cell office:value-type="float" office:value="0.592964824120603">
                <text:p>0.592964824120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3965517241379">
                <text:p>0.193965517241379</text:p>
              </table:table-cell>
              <table:table-cell office:value-type="float" office:value="0.527659574468085">
                <text:p>0.527659574468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1844660194175">
                <text:p>0.271844660194175</text:p>
              </table:table-cell>
              <table:table-cell office:value-type="float" office:value="0.553398058252427">
                <text:p>0.553398058252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637931034482759">
                <text:p>0.6379310344827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09734513274336">
                <text:p>0.309734513274336</text:p>
              </table:table-cell>
              <table:table-cell office:value-type="float" office:value="0.605263157894737">
                <text:p>0.6052631578947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3164556962025">
                <text:p>0.253164556962025</text:p>
              </table:table-cell>
              <table:table-cell office:value-type="float" office:value="0.4625">
                <text:p>0.4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8659793814433">
                <text:p>0.288659793814433</text:p>
              </table:table-cell>
              <table:table-cell office:value-type="float" office:value="0.597938144329897">
                <text:p>0.5979381443298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6206896551724">
                <text:p>0.186206896551724</text:p>
              </table:table-cell>
              <table:table-cell office:value-type="float" office:value="0.60958904109589">
                <text:p>0.60958904109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3185840707965">
                <text:p>0.283185840707965</text:p>
              </table:table-cell>
              <table:table-cell office:value-type="float" office:value="0.504424778761062">
                <text:p>0.5044247787610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22727272727273">
                <text:p>0.322727272727273</text:p>
              </table:table-cell>
              <table:table-cell office:value-type="float" office:value="0.565610859728507">
                <text:p>0.5656108597285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544827586206897">
                <text:p>0.5448275862068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4375">
                <text:p>0.234375</text:p>
              </table:table-cell>
              <table:table-cell office:value-type="float" office:value="0.523076923076923">
                <text:p>0.5230769230769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0.590277777777778">
                <text:p>0.5902777777777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37234042553192">
                <text:p>0.537234042553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0.530201342281879">
                <text:p>0.5302013422818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0350877192982">
                <text:p>0.390350877192982</text:p>
              </table:table-cell>
              <table:table-cell office:value-type="float" office:value="0.253275109170306">
                <text:p>0.2532751091703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5918367346939">
                <text:p>0.295918367346939</text:p>
              </table:table-cell>
              <table:table-cell office:value-type="float" office:value="0.40952380952381">
                <text:p>0.409523809523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7534246575342">
                <text:p>0.157534246575342</text:p>
              </table:table-cell>
              <table:table-cell office:value-type="float" office:value="0.541095890410959">
                <text:p>0.5410958904109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06122448979592">
                <text:p>0.506122448979592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39449541284404">
                <text:p>0.339449541284404</text:p>
              </table:table-cell>
              <table:table-cell office:value-type="float" office:value="0.585585585585586">
                <text:p>0.5855855855855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">
                <text:p>0.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16279069767442">
                <text:p>0.0116279069767442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47191011235955">
                <text:p>0.247191011235955</text:p>
              </table:table-cell>
              <table:table-cell office:value-type="float" office:value="0.651685393258427">
                <text:p>0.6516853932584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8964143426295">
                <text:p>0.258964143426295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83236994219653">
                <text:p>0.283236994219653</text:p>
              </table:table-cell>
              <table:table-cell office:value-type="float" office:value="0.473988439306358">
                <text:p>0.4739884393063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4615384615385">
                <text:p>0.284615384615385</text:p>
              </table:table-cell>
              <table:table-cell office:value-type="float" office:value="0.492307692307692">
                <text:p>0.4923076923076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34146341463415">
                <text:p>0.6341463414634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65957446808511">
                <text:p>0.265957446808511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0.493150684931507">
                <text:p>0.493150684931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793893129771">
                <text:p>0.16793893129771</text:p>
              </table:table-cell>
              <table:table-cell office:value-type="float" office:value="0.549618320610687">
                <text:p>0.5496183206106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2011834319527">
                <text:p>0.142011834319527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1414141414141">
                <text:p>0.14141414141414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13559322033898">
                <text:p>0.313559322033898</text:p>
              </table:table-cell>
              <table:table-cell office:value-type="float" office:value="0.638655462184874">
                <text:p>0.6386554621848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77372262773723">
                <text:p>0.277372262773723</text:p>
              </table:table-cell>
              <table:table-cell office:value-type="float" office:value="0.507246376811594">
                <text:p>0.5072463768115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09375">
                <text:p>0.2109375</text:p>
              </table:table-cell>
              <table:table-cell office:value-type="float" office:value="0.488372093023256">
                <text:p>0.4883720930232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82608695652174">
                <text:p>0.282608695652174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5384615384615">
                <text:p>0.215384615384615</text:p>
              </table:table-cell>
              <table:table-cell office:value-type="float" office:value="0.603053435114504">
                <text:p>0.6030534351145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90322580645161">
                <text:p>0.290322580645161</text:p>
              </table:table-cell>
              <table:table-cell office:value-type="float" office:value="0.634408602150538">
                <text:p>0.6344086021505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20264317180617">
                <text:p>0.220264317180617</text:p>
              </table:table-cell>
              <table:table-cell office:value-type="float" office:value="0.604347826086956">
                <text:p>0.6043478260869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61616161616162">
                <text:p>0.161616161616162</text:p>
              </table:table-cell>
              <table:table-cell office:value-type="float" office:value="0.514851485148515">
                <text:p>0.5148514851485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7207207207207">
                <text:p>0.207207207207207</text:p>
              </table:table-cell>
              <table:table-cell office:value-type="float" office:value="0.531531531531532">
                <text:p>0.5315315315315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9675090252708">
                <text:p>0.169675090252708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304347826087">
                <text:p>0.16304347826087</text:p>
              </table:table-cell>
              <table:table-cell office:value-type="float" office:value="0.510869565217391">
                <text:p>0.5108695652173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595238095238095">
                <text:p>0.5952380952380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0.394557823129252">
                <text:p>0.3945578231292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358024691358025">
                <text:p>0.358024691358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42990654205607">
                <text:p>0.242990654205607</text:p>
              </table:table-cell>
              <table:table-cell office:value-type="float" office:value="0.551401869158878">
                <text:p>0.5514018691588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11864406779661">
                <text:p>0.211864406779661</text:p>
              </table:table-cell>
              <table:table-cell office:value-type="float" office:value="0.533898305084746">
                <text:p>0.5338983050847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5">
                <text:p>0.25</text:p>
              </table:table-cell>
              <table:table-cell office:value-type="float" office:value="0.589595375722543">
                <text:p>0.5895953757225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0813008130081">
                <text:p>0.300813008130081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8478260869565">
                <text:p>0.168478260869565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0.367816091954023">
                <text:p>0.3678160919540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349593495934959">
                <text:p>0.3495934959349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04040404040404">
                <text:p>0.040404040404040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3973799126638">
                <text:p>0.213973799126638</text:p>
              </table:table-cell>
              <table:table-cell office:value-type="float" office:value="0.541484716157205">
                <text:p>0.5414847161572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84931506849315">
                <text:p>0.0684931506849315</text:p>
              </table:table-cell>
              <table:table-cell office:value-type="float" office:value="0.432432432432432">
                <text:p>0.4324324324324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0719424460432">
                <text:p>0.100719424460432</text:p>
              </table:table-cell>
              <table:table-cell office:value-type="float" office:value="0.478571428571429">
                <text:p>0.4785714285714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410526315789474">
                <text:p>0.410526315789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3076923076923">
                <text:p>0.123076923076923</text:p>
              </table:table-cell>
              <table:table-cell office:value-type="float" office:value="0.439393939393939">
                <text:p>0.4393939393939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25">
                <text:p>0.0625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3389830508475">
                <text:p>0.203389830508475</text:p>
              </table:table-cell>
              <table:table-cell office:value-type="float" office:value="0.426229508196721">
                <text:p>0.4262295081967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58536585365854">
                <text:p>0.158536585365854</text:p>
              </table:table-cell>
              <table:table-cell office:value-type="float" office:value="0.353658536585366">
                <text:p>0.3536585365853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17703349282297">
                <text:p>0.0717703349282297</text:p>
              </table:table-cell>
              <table:table-cell office:value-type="float" office:value="0.38755980861244">
                <text:p>0.387559808612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0350877192982">
                <text:p>0.140350877192982</text:p>
              </table:table-cell>
              <table:table-cell office:value-type="float" office:value="0.491228070175439">
                <text:p>0.4912280701754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76699029126214">
                <text:p>0.0776699029126214</text:p>
              </table:table-cell>
              <table:table-cell office:value-type="float" office:value="0.466019417475728">
                <text:p>0.4660194174757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375">
                <text:p>0.2375</text:p>
              </table:table-cell>
              <table:table-cell office:value-type="float" office:value="0.353658536585366">
                <text:p>0.353658536585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93939393939394">
                <text:p>0.393939393939394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507042253521127">
                <text:p>0.507042253521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65">
                <text:p>0.065</text:p>
              </table:table-cell>
              <table:table-cell office:value-type="float" office:value="0.308457711442786">
                <text:p>0.3084577114427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951871657754">
                <text:p>0.106951871657754</text:p>
              </table:table-cell>
              <table:table-cell office:value-type="float" office:value="0.372340425531915">
                <text:p>0.3723404255319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1396648044693">
                <text:p>0.251396648044693</text:p>
              </table:table-cell>
              <table:table-cell office:value-type="float" office:value="0.446927374301676">
                <text:p>0.4469273743016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718954248366013">
                <text:p>0.0718954248366013</text:p>
              </table:table-cell>
              <table:table-cell office:value-type="float" office:value="0.298701298701299">
                <text:p>0.2987012987012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64285714285714">
                <text:p>0.164285714285714</text:p>
              </table:table-cell>
              <table:table-cell office:value-type="float" office:value="0.465753424657534">
                <text:p>0.4657534246575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12903225806452">
                <text:p>0.212903225806452</text:p>
              </table:table-cell>
              <table:table-cell office:value-type="float" office:value="0.445161290322581">
                <text:p>0.4451612903225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25">
                <text:p>0.125</text:p>
              </table:table-cell>
              <table:table-cell office:value-type="float" office:value="0.51219512195122">
                <text:p>0.512195121951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0.491379310344828">
                <text:p>0.4913793103448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1176470588235">
                <text:p>0.141176470588235</text:p>
              </table:table-cell>
              <table:table-cell office:value-type="float" office:value="0.523255813953488">
                <text:p>0.5232558139534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0.567567567567568">
                <text:p>0.5675675675675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73708920187793">
                <text:p>0.173708920187793</text:p>
              </table:table-cell>
              <table:table-cell office:value-type="float" office:value="0.506976744186047">
                <text:p>0.5069767441860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0.483516483516484">
                <text:p>0.4835164835164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01923076923077">
                <text:p>0.201923076923077</text:p>
              </table:table-cell>
              <table:table-cell office:value-type="float" office:value="0.60377358490566">
                <text:p>0.603773584905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9811320754717">
                <text:p>0.19811320754717</text:p>
              </table:table-cell>
              <table:table-cell office:value-type="float" office:value="0.495412844036697">
                <text:p>0.4954128440366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04301075268817">
                <text:p>0.20430107526881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13207547169811">
                <text:p>0.113207547169811</text:p>
              </table:table-cell>
              <table:table-cell office:value-type="float" office:value="0.256410256410256">
                <text:p>0.2564102564102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88349514563107">
                <text:p>0.0388349514563107</text:p>
              </table:table-cell>
              <table:table-cell office:value-type="float" office:value="0.288461538461538">
                <text:p>0.2884615384615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87719298245614">
                <text:p>0.087719298245614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446808510638298">
                <text:p>0.4468085106382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17391304347826">
                <text:p>0.0217391304347826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5266272189349">
                <text:p>0.195266272189349</text:p>
              </table:table-cell>
              <table:table-cell office:value-type="float" office:value="0.449704142011834">
                <text:p>0.4497041420118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.557692307692308">
                <text:p>0.5576923076923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51063829787234">
                <text:p>0.510638297872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">
                <text:p>0.2</text:p>
              </table:table-cell>
              <table:table-cell office:value-type="float" office:value="0.575471698113208">
                <text:p>0.5754716981132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20289855072464">
                <text:p>0.420289855072464</text:p>
              </table:table-cell>
              <table:table-cell office:value-type="float" office:value="0.717391304347826">
                <text:p>0.7173913043478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21518987341772">
                <text:p>0.221518987341772</text:p>
              </table:table-cell>
              <table:table-cell office:value-type="float" office:value="0.537974683544304">
                <text:p>0.5379746835443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46376811594203">
                <text:p>0.246376811594203</text:p>
              </table:table-cell>
              <table:table-cell office:value-type="float" office:value="0.376811594202899">
                <text:p>0.3768115942028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424657534246575">
                <text:p>0.4246575342465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70873786407767">
                <text:p>0.0970873786407767</text:p>
              </table:table-cell>
              <table:table-cell office:value-type="float" office:value="0.436893203883495">
                <text:p>0.4368932038834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9461077844311">
                <text:p>0.269461077844311</text:p>
              </table:table-cell>
              <table:table-cell office:value-type="float" office:value="0.57396449704142">
                <text:p>0.573964497041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560283687943262">
                <text:p>0.5602836879432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90909090909091">
                <text:p>0.190909090909091</text:p>
              </table:table-cell>
              <table:table-cell office:value-type="float" office:value="0.531531531531532">
                <text:p>0.531531531531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22368421052632">
                <text:p>0.322368421052632</text:p>
              </table:table-cell>
              <table:table-cell office:value-type="float" office:value="0.482200647249191">
                <text:p>0.4822006472491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68888888888889">
                <text:p>0.168888888888889</text:p>
              </table:table-cell>
              <table:table-cell office:value-type="float" office:value="0.605263157894737">
                <text:p>0.6052631578947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90789473684211">
                <text:p>0.190789473684211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51685393258427">
                <text:p>0.15168539325842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3321554770318">
                <text:p>0.23321554770318</text:p>
              </table:table-cell>
              <table:table-cell office:value-type="float" office:value="0.57243816254417">
                <text:p>0.572438162544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495327102803738">
                <text:p>0.4953271028037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54761904761905">
                <text:p>0.154761904761905</text:p>
              </table:table-cell>
              <table:table-cell office:value-type="float" office:value="0.526785714285714">
                <text:p>0.5267857142857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">
                <text:p>0.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625766871165644">
                <text:p>0.6257668711656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25641025641026">
                <text:p>0.425641025641026</text:p>
              </table:table-cell>
              <table:table-cell office:value-type="float" office:value="0.578680203045685">
                <text:p>0.5786802030456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02564102564103">
                <text:p>0.102564102564103</text:p>
              </table:table-cell>
              <table:table-cell office:value-type="float" office:value="0.487179487179487">
                <text:p>0.4871794871794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48325358851675">
                <text:p>0.148325358851675</text:p>
              </table:table-cell>
              <table:table-cell office:value-type="float" office:value="0.507177033492823">
                <text:p>0.5071770334928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02941176470588">
                <text:p>0.102941176470588</text:p>
              </table:table-cell>
              <table:table-cell office:value-type="float" office:value="0.463768115942029">
                <text:p>0.4637681159420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82089552238806">
                <text:p>0.082089552238806</text:p>
              </table:table-cell>
              <table:table-cell office:value-type="float" office:value="0.414814814814815">
                <text:p>0.4148148148148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38805970149254">
                <text:p>0.238805970149254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93768545994065">
                <text:p>0.293768545994065</text:p>
              </table:table-cell>
              <table:table-cell office:value-type="float" office:value="0.542772861356932">
                <text:p>0.5427728613569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625668449197861">
                <text:p>0.6256684491978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21932114882506">
                <text:p>0.221932114882506</text:p>
              </table:table-cell>
              <table:table-cell office:value-type="float" office:value="0.452196382428941">
                <text:p>0.4521963824289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0.541095890410959">
                <text:p>0.5410958904109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26984126984127">
                <text:p>0.126984126984127</text:p>
              </table:table-cell>
              <table:table-cell office:value-type="float" office:value="0.441860465116279">
                <text:p>0.4418604651162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356164383561644">
                <text:p>0.3561643835616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00613496932515">
                <text:p>0.300613496932515</text:p>
              </table:table-cell>
              <table:table-cell office:value-type="float" office:value="0.497005988023952">
                <text:p>0.4970059880239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57798165137615">
                <text:p>0.357798165137615</text:p>
              </table:table-cell>
              <table:table-cell office:value-type="float" office:value="0.509090909090909">
                <text:p>0.5090909090909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78378378378378">
                <text:p>0.178378378378378</text:p>
              </table:table-cell>
              <table:table-cell office:value-type="float" office:value="0.508021390374332">
                <text:p>0.5080213903743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508474576271186">
                <text:p>0.5084745762711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473118279569893">
                <text:p>0.4731182795698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11111111111111">
                <text:p>0.311111111111111</text:p>
              </table:table-cell>
              <table:table-cell office:value-type="float" office:value="0.604395604395604">
                <text:p>0.6043956043956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33128834355828">
                <text:p>0.233128834355828</text:p>
              </table:table-cell>
              <table:table-cell office:value-type="float" office:value="0.436363636363636">
                <text:p>0.4363636363636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8955223880597">
                <text:p>0.208955223880597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7090301003344">
                <text:p>0.127090301003344</text:p>
              </table:table-cell>
              <table:table-cell office:value-type="float" office:value="0.438127090301003">
                <text:p>0.4381270903010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98198198198198">
                <text:p>0.198198198198198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448529411764706">
                <text:p>0.4485294117647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57425742574257">
                <text:p>0.257425742574257</text:p>
              </table:table-cell>
              <table:table-cell office:value-type="float" office:value="0.519230769230769">
                <text:p>0.5192307692307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52173913043478">
                <text:p>0.0652173913043478</text:p>
              </table:table-cell>
              <table:table-cell office:value-type="float" office:value="0.358695652173913">
                <text:p>0.3586956521739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2994350282486">
                <text:p>0.112994350282486</text:p>
              </table:table-cell>
              <table:table-cell office:value-type="float" office:value="0.377049180327869">
                <text:p>0.3770491803278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0625">
                <text:p>0.30625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75">
                <text:p>0.375</text:p>
              </table:table-cell>
              <table:table-cell office:value-type="float" office:value="0.664473684210526">
                <text:p>0.6644736842105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553571428571429">
                <text:p>0.5535714285714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28070175438596">
                <text:p>0.228070175438596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92682926829268">
                <text:p>0.292682926829268</text:p>
              </table:table-cell>
              <table:table-cell office:value-type="float" office:value="0.425196850393701">
                <text:p>0.4251968503937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01369863013699">
                <text:p>0.301369863013699</text:p>
              </table:table-cell>
              <table:table-cell office:value-type="float" office:value="0.547945205479452">
                <text:p>0.5479452054794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32142857142857">
                <text:p>0.232142857142857</text:p>
              </table:table-cell>
              <table:table-cell office:value-type="float" office:value="0.568965517241379">
                <text:p>0.5689655172413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02898550724638">
                <text:p>0.202898550724638</text:p>
              </table:table-cell>
              <table:table-cell office:value-type="float" office:value="0.298701298701299">
                <text:p>0.2987012987012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547368421052632">
                <text:p>0.5473684210526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462686567164179">
                <text:p>0.4626865671641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91139240506329">
                <text:p>0.291139240506329</text:p>
              </table:table-cell>
              <table:table-cell office:value-type="float" office:value="0.607594936708861">
                <text:p>0.6075949367088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92035398230088">
                <text:p>0.292035398230088</text:p>
              </table:table-cell>
              <table:table-cell office:value-type="float" office:value="0.278260869565217">
                <text:p>0.2782608695652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08823529411765">
                <text:p>0.308823529411765</text:p>
              </table:table-cell>
              <table:table-cell office:value-type="float" office:value="0.485294117647059">
                <text:p>0.4852941176470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40909090909091">
                <text:p>0.340909090909091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35483870967742">
                <text:p>0.335483870967742</text:p>
              </table:table-cell>
              <table:table-cell office:value-type="float" office:value="0.393548387096774">
                <text:p>0.3935483870967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27433628318584">
                <text:p>0.327433628318584</text:p>
              </table:table-cell>
              <table:table-cell office:value-type="float" office:value="0.412280701754386">
                <text:p>0.4122807017543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92929292929293">
                <text:p>0.292929292929293</text:p>
              </table:table-cell>
              <table:table-cell office:value-type="float" office:value="0.396039603960396">
                <text:p>0.3960396039603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10300429184549">
                <text:p>0.210300429184549</text:p>
              </table:table-cell>
              <table:table-cell office:value-type="float" office:value="0.590717299578059">
                <text:p>0.590717299578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21374045801527">
                <text:p>0.22137404580152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65680473372781">
                <text:p>0.165680473372781</text:p>
              </table:table-cell>
              <table:table-cell office:value-type="float" office:value="0.543859649122807">
                <text:p>0.5438596491228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02380952380952">
                <text:p>0.202380952380952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8735632183908">
                <text:p>0.28735632183908</text:p>
              </table:table-cell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89655172413793">
                <text:p>0.0689655172413793</text:p>
              </table:table-cell>
              <table:table-cell office:value-type="float" office:value="0.456896551724138">
                <text:p>0.4568965517241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38255033557047">
                <text:p>0.07382550335570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63565891472868">
                <text:p>0.263565891472868</text:p>
              </table:table-cell>
              <table:table-cell office:value-type="float" office:value="0.658914728682171">
                <text:p>0.6589147286821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75">
                <text:p>0.075</text:p>
              </table:table-cell>
              <table:table-cell office:value-type="float" office:value="0.365853658536585">
                <text:p>0.3658536585365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589285714285714">
                <text:p>0.5892857142857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81203007518797">
                <text:p>0.481203007518797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45864661654135">
                <text:p>0.345864661654135</text:p>
              </table:table-cell>
              <table:table-cell office:value-type="float" office:value="0.529850746268657">
                <text:p>0.5298507462686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2279792746114">
                <text:p>0.22279792746114</text:p>
              </table:table-cell>
              <table:table-cell office:value-type="float" office:value="0.530927835051546">
                <text:p>0.5309278350515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88157894736842">
                <text:p>0.388157894736842</text:p>
              </table:table-cell>
              <table:table-cell office:value-type="float" office:value="0.605263157894737">
                <text:p>0.6052631578947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28915662650602">
                <text:p>0.228915662650602</text:p>
              </table:table-cell>
              <table:table-cell office:value-type="float" office:value="0.325581395348837">
                <text:p>0.3255813953488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52564102564103">
                <text:p>0.352564102564103</text:p>
              </table:table-cell>
              <table:table-cell office:value-type="float" office:value="0.585987261146497">
                <text:p>0.5859872611464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2873563218391">
                <text:p>0.252873563218391</text:p>
              </table:table-cell>
              <table:table-cell office:value-type="float" office:value="0.488636363636364">
                <text:p>0.4886363636363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06569343065693">
                <text:p>0.306569343065693</text:p>
              </table:table-cell>
              <table:table-cell office:value-type="float" office:value="0.474452554744526">
                <text:p>0.4744525547445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6">
                <text:p>0.26</text:p>
              </table:table-cell>
              <table:table-cell office:value-type="float" office:value="0.431372549019608">
                <text:p>0.4313725490196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4">
                <text:p>0.24</text:p>
              </table:table-cell>
              <table:table-cell office:value-type="float" office:value="0.490196078431373">
                <text:p>0.4901960784313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38805970149254">
                <text:p>0.23880597014925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82442748091603">
                <text:p>0.282442748091603</text:p>
              </table:table-cell>
              <table:table-cell office:value-type="float" office:value="0.56390977443609">
                <text:p>0.563909774436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65354330708661">
                <text:p>0.165354330708661</text:p>
              </table:table-cell>
              <table:table-cell office:value-type="float" office:value="0.543307086614173">
                <text:p>0.5433070866141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25">
                <text:p>0.125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0.439655172413793">
                <text:p>0.4396551724137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83908045977011">
                <text:p>0.183908045977011</text:p>
              </table:table-cell>
              <table:table-cell office:value-type="float" office:value="0.505681818181818">
                <text:p>0.5056818181818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0.559322033898305">
                <text:p>0.5593220338983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15328467153285">
                <text:p>0.215328467153285</text:p>
              </table:table-cell>
              <table:table-cell office:value-type="float" office:value="0.551094890510949">
                <text:p>0.5510948905109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35658914728682">
                <text:p>0.135658914728682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37142857142857">
                <text:p>0.137142857142857</text:p>
              </table:table-cell>
              <table:table-cell office:value-type="float" office:value="0.394444444444444">
                <text:p>0.3944444444444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18110236220472">
                <text:p>0.118110236220472</text:p>
              </table:table-cell>
              <table:table-cell office:value-type="float" office:value="0.456692913385827">
                <text:p>0.4566929133858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955882352941176">
                <text:p>0.0955882352941176</text:p>
              </table:table-cell>
              <table:table-cell office:value-type="float" office:value="0.422535211267606">
                <text:p>0.4225352112676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438356164383562">
                <text:p>0.4383561643835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22641509433962">
                <text:p>0.122641509433962</text:p>
              </table:table-cell>
              <table:table-cell office:value-type="float" office:value="0.401869158878505">
                <text:p>0.4018691588785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636363636363636">
                <text:p>0.0636363636363636</text:p>
              </table:table-cell>
              <table:table-cell office:value-type="float" office:value="0.473214285714286">
                <text:p>0.4732142857142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04761904761905">
                <text:p>0.104761904761905</text:p>
              </table:table-cell>
              <table:table-cell office:value-type="float" office:value="0.601851851851852">
                <text:p>0.6018518518518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280701754386">
                <text:p>0.12280701754386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61213720316623">
                <text:p>0.261213720316623</text:p>
              </table:table-cell>
              <table:table-cell office:value-type="float" office:value="0.558746736292428">
                <text:p>0.5587467362924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54716981132075">
                <text:p>0.0754716981132075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26519337016575">
                <text:p>0.226519337016575</text:p>
              </table:table-cell>
              <table:table-cell office:value-type="float" office:value="0.593406593406593">
                <text:p>0.5934065934065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19230769230769">
                <text:p>0.219230769230769</text:p>
              </table:table-cell>
              <table:table-cell office:value-type="float" office:value="0.593869731800766">
                <text:p>0.5938697318007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45098039215686">
                <text:p>0.245098039215686</text:p>
              </table:table-cell>
              <table:table-cell office:value-type="float" office:value="0.592233009708738">
                <text:p>0.5922330097087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87545787545788">
                <text:p>0.0787545787545788</text:p>
              </table:table-cell>
              <table:table-cell office:value-type="float" office:value="0.381818181818182">
                <text:p>0.3818181818181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0.401098901098901">
                <text:p>0.4010989010989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806451612903226">
                <text:p>0.0806451612903226</text:p>
              </table:table-cell>
              <table:table-cell office:value-type="float" office:value="0.344086021505376">
                <text:p>0.3440860215053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0.542725173210162">
                <text:p>0.5427251732101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94685990338164">
                <text:p>0.294685990338164</text:p>
              </table:table-cell>
              <table:table-cell office:value-type="float" office:value="0.57487922705314">
                <text:p>0.574879227053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75555555555556">
                <text:p>0.275555555555556</text:p>
              </table:table-cell>
              <table:table-cell office:value-type="float" office:value="0.513274336283186">
                <text:p>0.5132743362831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1331592689295">
                <text:p>0.31331592689295</text:p>
              </table:table-cell>
              <table:table-cell office:value-type="float" office:value="0.476923076923077">
                <text:p>0.4769230769230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51758793969849">
                <text:p>0.351758793969849</text:p>
              </table:table-cell>
              <table:table-cell office:value-type="float" office:value="0.472361809045226">
                <text:p>0.4723618090452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71739130434783">
                <text:p>0.271739130434783</text:p>
              </table:table-cell>
              <table:table-cell office:value-type="float" office:value="0.481675392670157">
                <text:p>0.4816753926701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18045112781955">
                <text:p>0.218045112781955</text:p>
              </table:table-cell>
              <table:table-cell office:value-type="float" office:value="0.477611940298507">
                <text:p>0.4776119402985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2857142857143">
                <text:p>0.292857142857143</text:p>
              </table:table-cell>
              <table:table-cell office:value-type="float" office:value="0.475177304964539">
                <text:p>0.4751773049645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0.445205479452055">
                <text:p>0.4452054794520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76991150442478">
                <text:p>0.176991150442478</text:p>
              </table:table-cell>
              <table:table-cell office:value-type="float" office:value="0.521739130434783">
                <text:p>0.5217391304347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72811059907834">
                <text:p>0.172811059907834</text:p>
              </table:table-cell>
              <table:table-cell office:value-type="float" office:value="0.496583143507973">
                <text:p>0.4965831435079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38157894736842">
                <text:p>0.138157894736842</text:p>
              </table:table-cell>
              <table:table-cell office:value-type="float" office:value="0.487012987012987">
                <text:p>0.4870129870129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37762237762238">
                <text:p>0.237762237762238</text:p>
              </table:table-cell>
              <table:table-cell office:value-type="float" office:value="0.579310344827586">
                <text:p>0.5793103448275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43884892086331">
                <text:p>0.143884892086331</text:p>
              </table:table-cell>
              <table:table-cell office:value-type="float" office:value="0.421428571428571">
                <text:p>0.4214285714285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19955654102">
                <text:p>0.1019955654102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776255707762557">
                <text:p>0.0776255707762557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25">
                <text:p>0.125</text:p>
              </table:table-cell>
              <table:table-cell office:value-type="float" office:value="0.318965517241379">
                <text:p>0.3189655172413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19298245614035">
                <text:p>0.119298245614035</text:p>
              </table:table-cell>
              <table:table-cell office:value-type="float" office:value="0.463414634146341">
                <text:p>0.4634146341463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07594936708861">
                <text:p>0.107594936708861</text:p>
              </table:table-cell>
              <table:table-cell office:value-type="float" office:value="0.468354430379747">
                <text:p>0.4683544303797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33858267716535">
                <text:p>0.133858267716535</text:p>
              </table:table-cell>
              <table:table-cell office:value-type="float" office:value="0.457364341085271">
                <text:p>0.4573643410852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14452214452214">
                <text:p>0.214452214452214</text:p>
              </table:table-cell>
              <table:table-cell office:value-type="float" office:value="0.482598607888631">
                <text:p>0.4825986078886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90045248868778">
                <text:p>0.190045248868778</text:p>
              </table:table-cell>
              <table:table-cell office:value-type="float" office:value="0.495495495495496">
                <text:p>0.4954954954954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40384615384615">
                <text:p>0.240384615384615</text:p>
              </table:table-cell>
              <table:table-cell office:value-type="float" office:value="0.468899521531101">
                <text:p>0.4688995215311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65605095541401">
                <text:p>0.165605095541401</text:p>
              </table:table-cell>
              <table:table-cell office:value-type="float" office:value="0.537974683544304">
                <text:p>0.5379746835443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539877300613497">
                <text:p>0.5398773006134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71052631578947">
                <text:p>0.171052631578947</text:p>
              </table:table-cell>
              <table:table-cell office:value-type="float" office:value="0.535947712418301">
                <text:p>0.5359477124183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61682242990654">
                <text:p>0.261682242990654</text:p>
              </table:table-cell>
              <table:table-cell office:value-type="float" office:value="0.595348837209302">
                <text:p>0.5953488372093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25225225225225">
                <text:p>0.2252252252252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00970873786408">
                <text:p>0.300970873786408</text:p>
              </table:table-cell>
              <table:table-cell office:value-type="float" office:value="0.631067961165049">
                <text:p>0.6310679611650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49873417721519">
                <text:p>0.498734177215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6243654822335">
                <text:p>0.16243654822335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45077720207254">
                <text:p>0.145077720207254</text:p>
              </table:table-cell>
              <table:table-cell office:value-type="float" office:value="0.533333333333333">
                <text:p>0.5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